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margin-left="0cm" fo:margin-right="0cm" fo:text-indent="0.635cm" style:auto-text-indent="false"/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5.241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12.12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913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6.96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>
          <style:tab-stop style:position="4.932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082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5.865cm"/>
        </style:tab-stops>
      </style:paragraph-properties>
    </style:style>
    <style:style style:name="P13" style:family="paragraph" style:parent-style-name="Normal">
      <style:paragraph-properties fo:margin-left="0.635cm" fo:margin-right="0cm" fo:text-indent="-0.635cm" style:auto-text-indent="false">
        <style:tab-stops>
          <style:tab-stop style:position="5.805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2.602cm"/>
          <style:tab-stop style:position="4.717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4.648cm"/>
        </style:tab-stops>
      </style:paragraph-properties>
    </style:style>
    <style:style style:name="P16" style:family="paragraph" style:parent-style-name="Normal">
      <style:paragraph-properties fo:margin-left="0.635cm" fo:margin-right="0cm" fo:text-indent="-0.635cm" style:auto-text-indent="false">
        <style:tab-stops>
          <style:tab-stop style:position="4.232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5.382cm"/>
        </style:tab-stops>
      </style:paragraph-properties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3.708cm"/>
        </style:tab-stops>
      </style:paragraph-properties>
    </style:style>
    <style:style style:name="P19" style:family="paragraph" style:parent-style-name="Normal">
      <style:paragraph-properties fo:margin-left="0.635cm" fo:margin-right="0cm" fo:text-indent="-0.635cm" style:auto-text-indent="false">
        <style:tab-stops>
          <style:tab-stop style:position="2.173cm"/>
        </style:tab-stops>
      </style:paragraph-properties>
    </style:style>
    <style:style style:name="P20" style:family="paragraph" style:parent-style-name="Normal">
      <style:paragraph-properties fo:break-before="page">
        <style:tab-stops>
          <style:tab-stop style:position="6.502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6.528cm"/>
        </style:tab-stops>
      </style:paragraph-properties>
    </style:style>
    <style:style style:name="P22" style:family="paragraph" style:parent-style-name="Normal">
      <style:paragraph-properties fo:margin-left="0.635cm" fo:margin-right="0cm" fo:text-indent="-0.635cm" style:auto-text-indent="false">
        <style:tab-stops>
          <style:tab-stop style:position="6.511cm"/>
        </style:tab-stops>
      </style:paragraph-properties>
    </style:style>
    <style:style style:name="P23" style:family="paragraph" style:parent-style-name="Normal">
      <style:paragraph-properties fo:margin-left="0.635cm" fo:margin-right="0cm" fo:text-indent="-0.635cm" style:auto-text-indent="false">
        <style:tab-stops>
          <style:tab-stop style:position="5.385cm"/>
        </style:tab-stops>
      </style:paragraph-properties>
    </style:style>
    <style:style style:name="P24" style:family="paragraph" style:parent-style-name="Normal">
      <style:paragraph-properties fo:margin-left="0.635cm" fo:margin-right="0cm" fo:text-indent="-0.635cm" style:auto-text-indent="false">
        <style:tab-stops>
          <style:tab-stop style:position="6.031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5.348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7.003cm"/>
        </style:tab-stops>
      </style:paragraph-properties>
    </style:style>
    <style:style style:name="P27" style:family="paragraph" style:parent-style-name="Normal">
      <style:paragraph-properties fo:margin-left="0.635cm" fo:margin-right="0cm" fo:text-indent="-0.635cm" style:auto-text-indent="false">
        <style:tab-stops>
          <style:tab-stop style:position="4.919cm"/>
          <style:tab-stop style:position="6.368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4.133cm"/>
        </style:tab-stops>
      </style:paragraph-properties>
    </style:style>
    <style:style style:name="P29" style:family="paragraph" style:parent-style-name="Normal">
      <style:paragraph-properties fo:margin-left="0.635cm" fo:margin-right="0cm" fo:text-indent="-0.635cm" style:auto-text-indent="false">
        <style:tab-stops>
          <style:tab-stop style:position="4.738cm"/>
          <style:tab-stop style:position="6.77cm"/>
        </style:tab-stops>
      </style:paragraph-properties>
    </style:style>
    <style:style style:name="P30" style:family="paragraph" style:parent-style-name="Normal">
      <style:paragraph-properties fo:break-before="page">
        <style:tab-stops>
          <style:tab-stop style:position="3.025cm"/>
        </style:tab-stops>
      </style:paragraph-properties>
    </style:style>
    <style:style style:name="P31" style:family="paragraph" style:parent-style-name="Normal">
      <style:paragraph-properties fo:margin-left="0.635cm" fo:margin-right="0cm" fo:text-indent="-0.635cm" style:auto-text-indent="false">
        <style:tab-stops>
          <style:tab-stop style:position="3.351cm"/>
        </style:tab-stops>
      </style:paragraph-properties>
    </style:style>
    <style:style style:name="P32" style:family="paragraph" style:parent-style-name="Normal">
      <style:paragraph-properties fo:margin-left="0.635cm" fo:margin-right="0cm" fo:text-indent="-0.635cm" style:auto-text-indent="false">
        <style:tab-stops>
          <style:tab-stop style:position="5.2cm"/>
        </style:tab-stops>
      </style:paragraph-properties>
    </style:style>
    <style:style style:name="P33" style:family="paragraph" style:parent-style-name="Normal">
      <style:paragraph-properties fo:margin-left="0.635cm" fo:margin-right="0cm" fo:text-indent="-0.635cm" style:auto-text-indent="false">
        <style:tab-stops>
          <style:tab-stop style:position="2.79cm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433cm"/>
        </style:tab-stops>
      </style:paragraph-properties>
    </style:style>
    <style:style style:name="P35" style:family="paragraph" style:parent-style-name="Normal">
      <style:paragraph-properties fo:margin-left="0.635cm" fo:margin-right="0cm" fo:text-indent="-0.635cm" style:auto-text-indent="false">
        <style:tab-stops>
          <style:tab-stop style:position="4.046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5.073cm"/>
        </style:tab-stops>
      </style:paragraph-properties>
    </style:style>
    <style:style style:name="P3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979cm"/>
          <style:tab-stop style:position="7.728cm"/>
        </style:tab-stops>
      </style:paragraph-properties>
    </style:style>
    <style:style style:name="P38" style:family="paragraph" style:parent-style-name="Normal">
      <style:paragraph-properties fo:break-before="page">
        <style:tab-stops>
          <style:tab-stop style:position="4.888cm"/>
        </style:tab-stops>
      </style:paragraph-properties>
    </style:style>
    <style:style style:name="P39" style:family="paragraph" style:parent-style-name="Normal">
      <style:paragraph-properties fo:break-before="page">
        <style:tab-stops>
          <style:tab-stop style:position="8.082cm"/>
        </style:tab-stops>
      </style:paragraph-properties>
    </style:style>
    <style:style style:name="P40" style:family="paragraph" style:parent-style-name="Normal">
      <style:paragraph-properties fo:margin-left="0.635cm" fo:margin-right="0cm" fo:text-indent="-0.635cm" style:auto-text-indent="false">
        <style:tab-stops>
          <style:tab-stop style:position="2.514cm"/>
          <style:tab-stop style:position="4.083cm"/>
        </style:tab-stops>
      </style:paragraph-properties>
    </style:style>
    <style:style style:name="P4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796cm"/>
        </style:tab-stops>
      </style:paragraph-properties>
    </style:style>
    <style:style style:name="P42" style:family="paragraph" style:parent-style-name="Normal">
      <style:paragraph-properties fo:margin-left="0.635cm" fo:margin-right="0cm" fo:text-indent="-0.635cm" style:auto-text-indent="false">
        <style:tab-stops>
          <style:tab-stop style:position="1.99cm"/>
        </style:tab-stops>
      </style:paragraph-properties>
    </style:style>
    <style:style style:name="P43" style:family="paragraph" style:parent-style-name="Normal">
      <style:paragraph-properties fo:margin-left="0.635cm" fo:margin-right="0cm" fo:text-indent="-0.635cm" style:auto-text-indent="false">
        <style:tab-stops>
          <style:tab-stop style:position="6.001cm"/>
        </style:tab-stops>
      </style:paragraph-properties>
    </style:style>
    <style:style style:name="P44" style:family="paragraph" style:parent-style-name="Normal">
      <style:paragraph-properties fo:margin-left="0cm" fo:margin-right="0cm" fo:text-indent="0.635cm" style:auto-text-indent="false">
        <style:tab-stops>
          <style:tab-stop style:position="5.064cm"/>
        </style:tab-stops>
      </style:paragraph-properties>
    </style:style>
    <style:style style:name="P45" style:family="paragraph" style:parent-style-name="Normal">
      <style:paragraph-properties fo:margin-left="0cm" fo:margin-right="0cm" fo:text-indent="0cm" style:auto-text-indent="false"/>
      <style:text-properties officeooo:paragraph-rsid="00104a16"/>
    </style:style>
    <style:style style:name="P46" style:family="paragraph" style:parent-style-name="Normal">
      <style:text-properties officeooo:paragraph-rsid="0015582a"/>
    </style:style>
    <style:style style:name="P47" style:family="paragraph" style:parent-style-name="Normal">
      <style:text-properties officeooo:paragraph-rsid="00147139"/>
    </style:style>
    <style:style style:name="P48" style:family="paragraph" style:parent-style-name="Normal">
      <style:paragraph-properties fo:margin-left="0cm" fo:margin-right="0cm" fo:text-indent="0.635cm" style:auto-text-indent="false"/>
      <style:text-properties officeooo:paragraph-rsid="0018f66b"/>
    </style:style>
    <style:style style:name="P49" style:family="paragraph" style:parent-style-name="Normal">
      <style:text-properties officeooo:paragraph-rsid="001d4581"/>
    </style:style>
    <style:style style:name="P50" style:family="paragraph" style:parent-style-name="Normal">
      <style:text-properties officeooo:paragraph-rsid="00252c97"/>
    </style:style>
    <style:style style:name="P51" style:family="paragraph" style:parent-style-name="Normal">
      <style:paragraph-properties>
        <style:tab-stops>
          <style:tab-stop style:position="4.611cm"/>
        </style:tab-stops>
      </style:paragraph-properties>
      <style:text-properties officeooo:paragraph-rsid="0035faff"/>
    </style:style>
    <style:style style:name="P52" style:family="paragraph" style:parent-style-name="Normal">
      <style:text-properties officeooo:paragraph-rsid="003829dc"/>
    </style:style>
    <style:style style:name="P53" style:family="paragraph" style:parent-style-name="Heading_20_1" style:master-page-name="MP0">
      <style:paragraph-properties style:page-number="auto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Heading_20_2">
      <style:text-properties officeooo:paragraph-rsid="00104a16"/>
    </style:style>
    <style:style style:name="P57" style:family="paragraph" style:parent-style-name="Heading_20_2">
      <style:text-properties officeooo:paragraph-rsid="0015582a"/>
    </style:style>
    <style:style style:name="P58" style:family="paragraph" style:parent-style-name="Heading_20_2">
      <style:text-properties officeooo:paragraph-rsid="002af760"/>
    </style:style>
    <style:style style:name="P59" style:family="paragraph" style:parent-style-name="Heading_20_2">
      <style:text-properties officeooo:paragraph-rsid="0041e2e6"/>
    </style:style>
    <style:style style:name="P60" style:family="paragraph" style:parent-style-name="Heading_20_2"/>
    <style:style style:name="P61" style:family="paragraph" style:parent-style-name="Heading_20_2">
      <style:paragraph-properties fo:break-before="page"/>
    </style:style>
    <style:style style:name="P62" style:family="paragraph" style:parent-style-name="Normal">
      <style:paragraph-properties fo:break-before="page"/>
    </style:style>
    <style:style style:name="P63" style:family="paragraph" style:parent-style-name="Normal"/>
    <style:style style:name="P64" style:family="paragraph" style:parent-style-name="Normal">
      <style:paragraph-properties fo:break-before="page"/>
    </style:style>
    <style:style style:name="P65" style:family="paragraph" style:parent-style-name="Normal">
      <style:paragraph-properties>
        <style:tab-stops>
          <style:tab-stop style:position="4.787cm"/>
          <style:tab-stop style:position="8.446cm"/>
        </style:tab-stops>
      </style:paragraph-properties>
    </style:style>
    <style:style style:name="P66" style:family="paragraph" style:parent-style-name="Normal">
      <style:text-properties officeooo:paragraph-rsid="0041f97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4a16" style:font-style-asian="italic" style:font-style-complex="italic"/>
    </style:style>
    <style:style style:name="T3" style:family="text">
      <style:text-properties fo:font-style="italic" officeooo:rsid="0028f1c8" style:font-style-asian="italic" style:font-style-complex="italic"/>
    </style:style>
    <style:style style:name="T4" style:family="text">
      <style:text-properties fo:font-style="italic" officeooo:rsid="00419d4c" style:font-style-asian="italic" style:font-style-complex="italic"/>
    </style:style>
    <style:style style:name="T5" style:family="text">
      <style:text-properties fo:font-style="italic" officeooo:rsid="0041e2e6" style:font-style-asian="italic" style:font-style-complex="italic"/>
    </style:style>
    <style:style style:name="T6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style:language-asian="en" style:country-asian="US" style:language-complex="en" style:country-complex="US"/>
    </style:style>
    <style:style style:name="T11" style:family="text">
      <style:text-properties fo:language="fr" fo:country="FR" style:language-asian="el" style:country-asian="GR" style:language-complex="el" style:country-complex="GR"/>
    </style:style>
    <style:style style:name="T12" style:family="text">
      <style:text-properties fo:language="fr" fo:country="FR" style:language-asian="en" style:country-asian="US" style:language-complex="en" style:country-complex="US"/>
    </style:style>
    <style:style style:name="T13" style:family="text">
      <style:text-properties fo:language="el" fo:country="GR" style:language-asian="el" style:country-asian="GR" style:language-complex="el" style:country-complex="GR"/>
    </style:style>
    <style:style style:name="T14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5" style:family="text">
      <style:text-properties fo:language="el" fo:country="GR" fo:font-style="italic" style:text-underline-style="solid" style:text-underline-width="auto" style:text-underline-color="font-color" style:text-underline-mode="continuous" style:text-overline-mode="continuous" style:text-line-through-mode="continuous" style:language-asian="el" style:country-asian="GR" style:font-style-asian="italic" style:language-complex="el" style:country-complex="GR" style:font-style-complex="italic"/>
    </style:style>
    <style:style style:name="T16" style:family="text">
      <style:text-properties fo:language="el" fo:country="GR" style:text-underline-style="solid" style:text-underline-width="auto" style:text-underline-color="font-color" style:text-underline-mode="continuous" style:text-overline-mode="continuous" style:text-line-through-mode="continuous" style:language-asian="el" style:country-asian="GR" style:language-complex="el" style:country-complex="GR"/>
    </style:style>
    <style:style style:name="T17" style:family="text">
      <style:text-properties fo:language="it" fo:country="IT" style:language-asian="el" style:country-asian="GR" style:language-complex="el" style:country-complex="GR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el" style:country-asian="GR" style:language-complex="el" style:country-complex="GR"/>
    </style:style>
    <style:style style:name="T20" style:family="text">
      <style:text-properties officeooo:rsid="00104a16"/>
    </style:style>
    <style:style style:name="T21" style:family="text">
      <style:text-properties officeooo:rsid="0015582a"/>
    </style:style>
    <style:style style:name="T22" style:family="text">
      <style:text-properties officeooo:rsid="00173fd6"/>
    </style:style>
    <style:style style:name="T23" style:family="text">
      <style:text-properties officeooo:rsid="001d4581"/>
    </style:style>
    <style:style style:name="T24" style:family="text">
      <style:text-properties officeooo:rsid="001ee5d7"/>
    </style:style>
    <style:style style:name="T25" style:family="text">
      <style:text-properties officeooo:rsid="0041e2e6"/>
    </style:style>
    <style:style style:name="T26" style:family="text">
      <style:text-properties officeooo:rsid="00454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HIPPoCRATIS APHoRISMI ET<text:line-break/>CALENI IN EoS CoMMEN-<text:line-break/>T ARII.</text:h>
      <text:h text:style-name="Heading_20_2" text:outline-level="2">t.</text:h>
      <text:p text:style-name="P1">V<text:span text:style-name="Default_20_Paragraph_20_Font"><text:span text:style-name="T1">ita brevis, ars longa, occasio praeceps, experientia pe-<text:line-break/>riculosa, judicium dissicile. At medicum non solum se<text:line-break/>ipsum quae deceant obeuntem, sod et aegrotum et ad-<text:line-break/>stantes et externa praesto esse oportet.</text:span></text:span></text:p>
      <text:p text:style-name="P3">Hanc orationem, sive unus sit aphorismus sive duo,<text:line-break/>prooemium esse totius operis ab omnibus prope ipsius in-<text:line-break/>terpretibus concessum est. Quid vero sibi Hippocrates<text:line-break/>tali usus prooemio velit dictu dissicillimum est. Fortassis<text:line-break/>autem id ipsum inveniemus, si singulas orationis partes<text:line-break/>consideraverimus. Quod itaque <text:span text:style-name="Default_20_Paragraph_20_Font"><text:span text:style-name="T1">vitam brevem</text:span></text:span> dixerit ar-<text:line-break/>tisi comparatione, omnibus sere libri explicantibus mani-<text:line-break/>festum est; artem vero ipsam hac ratione <text:span text:style-name="Default_20_Paragraph_20_Font"><text:span text:style-name="T1">longam</text:span></text:span> ducere<text:line-break/>coniicio, tum quod omnium sere operationum particula-<text:line-break/>rium occasionem habeat momentaneam, ob idque captu<text:line-break/>dissimilem , ut diuturna indigeat exercitatione ipsius digno-<text:line-break/>tionem adepturus, tum quia, quum duo sint instrumenta<text:line-break/>ad res artiusn inVeniendasi necessaria, experientia ac ex<text:line-break/>ratione judicium , alterum quidem periculosum existit . al-<text:line-break/>telum vero perarduum, imo si quid aliud maximam for-<text:line-break/>titur dissicultatem. Est igitur <text:span text:style-name="Default_20_Paragraph_20_Font"><text:span text:style-name="T1">occasio praeceps, </text:span></text:span>ob mate-<text:line-break/>riae , circa quam ars versatur, fluxum. Corpus enim no-<text:line-break/>stllim mutationibus est obnoxium, neque a caulis externis</text:p>
      <text:p text:style-name="P5">dumtaxat, verum etiam ab. internis, aut per fe, facile<text:line-break/>asseratur. P<text:span text:style-name="Default_20_Paragraph_20_Font"><text:span text:style-name="T1">er</text:span></text:span>i<text:span text:style-name="Default_20_Paragraph_20_Font"><text:span text:style-name="T1">cu</text:span></text:span>losa vero <text:span text:style-name="Default_20_Paragraph_20_Font"><text:span text:style-name="T1">exper</text:span></text:span>i<text:span text:style-name="Default_20_Paragraph_20_Font"><text:span text:style-name="T1">entia</text:span></text:span> , propter materiae<text:line-break/>dignitatem, non enim certe ob facilem ejus mutationem.<text:line-break/>Haec namque in momentanea occasionis volubilitate con-<text:line-break/>tinetur. Iudicium vero si quis, ut ego- assero, pro ratione <text:span text:style-name="Default_20_Paragraph_20_Font"><text:span text:style-name="T1">r<text:line-break/></text:span></text:span>accipiat, constat ipsam esse difficillimam, quum ad hunc<text:line-break/>usque diem ea concertetur. Si vero quemadmodum em-<text:line-break/>piricorum nonnulli augurantur, <text:span text:style-name="Default_20_Paragraph_20_Font"><text:span text:style-name="T1">per</text:span></text:span> j<text:span text:style-name="Default_20_Paragraph_20_Font"><text:span text:style-name="T1">ud</text:span></text:span>i<text:span text:style-name="Default_20_Paragraph_20_Font"><text:span text:style-name="T1">c</text:span></text:span>i<text:span text:style-name="Default_20_Paragraph_20_Font"><text:span text:style-name="T1">um</text:span></text:span> i<text:span text:style-name="Default_20_Paragraph_20_Font"><text:span text:style-name="T1">n</text:span></text:span>t<text:span text:style-name="Default_20_Paragraph_20_Font"><text:span text:style-name="T1">ell</text:span></text:span>i<text:span text:style-name="Default_20_Paragraph_20_Font"><text:span text:style-name="T1">gat<text:line-break/></text:span></text:span>eorum quae experientia prodeunt dignotionem, sic quoque<text:line-break/>constat ejus integrae adeptionem difficilem. Verum qui<text:line-break/>hunc scripsit librum; eum dogmaticum esse toto in opere<text:line-break/>demonstrabitur. Atque ita prior prooemii pars huc usque<text:line-break/>terminatur. Secundam autem scribit non ut pronunciet,<text:line-break/>fed utconsulat. <text:span text:style-name="Default_20_Paragraph_20_Font"><text:span text:style-name="T1">At n</text:span></text:span>o<text:span text:style-name="Default_20_Paragraph_20_Font"><text:span text:style-name="T1">n salu</text:span></text:span>m <text:span text:style-name="Default_20_Paragraph_20_Font"><text:span text:style-name="T1">se ipsu</text:span></text:span>m <text:span text:style-name="Default_20_Paragraph_20_Font"><text:span text:style-name="T1">quae deceat obeun</text:span></text:span>t<text:span text:style-name="Default_20_Paragraph_20_Font"><text:span text:style-name="T1">e</text:span></text:span>m<text:line-break/><text:span text:style-name="Default_20_Paragraph_20_Font"><text:span text:style-name="T1">sed et aegr</text:span></text:span>o<text:span text:style-name="Default_20_Paragraph_20_Font"><text:span text:style-name="T1">tum et astante</text:span></text:span>s <text:span text:style-name="Default_20_Paragraph_20_Font"><text:span text:style-name="T1">et externa praesto este apor-<text:line-break/></text:span></text:span>t<text:span text:style-name="Default_20_Paragraph_20_Font"><text:span text:style-name="T1">et. </text:span></text:span>Hujus pronunciati haec vis esu Quod si quae hoc<text:line-break/>in libro scribuntur, eorum veritatem exploraturus sis ac<text:line-break/>diligenter examinaturus, non modo te ipsum medicum</text:p>
      <text:p text:style-name="P5">omnia decenter agere oportet, sed et aegrotum ejusque<text:line-break/>ministros, ac praeterea externa citra penuriam comparari<text:line-break/>universa. Prior itaque sententia hoc unum caput com-<text:line-break/>plectitur: <text:span text:style-name="Default_20_Paragraph_20_Font"><text:span text:style-name="T1">v</text:span></text:span>i<text:span text:style-name="Default_20_Paragraph_20_Font"><text:span text:style-name="T1">ta brev</text:span></text:span>i<text:span text:style-name="Default_20_Paragraph_20_Font"><text:span text:style-name="T1">s, ar</text:span></text:span>s <text:span text:style-name="Default_20_Paragraph_20_Font"><text:span text:style-name="T1">l</text:span></text:span>o<text:span text:style-name="Default_20_Paragraph_20_Font"><text:span text:style-name="T1">nga. </text:span></text:span>h(am quae cetera se-<text:line-break/>quuntur, artem longam esse demonstrant Atque huic<text:line-break/>succedens secunda sententia, tanquam consilium aut pa-<text:line-break/>ctum quoddam tum librum lecturis tum de eo judicium<text:line-break/>laturis adfert. Sed quid tundam sibi vult dum statim ini-<text:line-break/>tio libri hoc scribit, brevem este vitum, si cum artis ma-<text:line-break/>guitudine conferatur? Nam id nobis ab exordio erat<text:line-break/>propositum. Nonnulli quidem arbitrantur exhortationis<text:line-break/>gratia artem praeclare professoris, nonnulli vero dehorta-<text:line-break/>tionis, i<text:span text:style-name="Default_20_Paragraph_20_Font"><text:span text:style-name="T1">d pronun</text:span></text:span>t<text:span text:style-name="Default_20_Paragraph_20_Font"><text:span text:style-name="T1">iasie.</text:span></text:span> Quidam autem ad explorationem<text:line-break/>ac dijudicationem tum eorum qui gnaviter tum eorum qui<text:line-break/>secus in arte essent versaturi. Quidam etiamnum proferunt<text:line-break/>ipfum causam .tradidisse, ob quam oportuit commentarios<text:line-break/>scribere ; quidam addunt aphoristicos. Quidam autem hoc<text:line-break/>sermone augurantur ipsum conjectatricis artis causas pro-</text:p>
      <text:p text:style-name="P5">tulisse; alii denique a quot causis medici . fue fine ficu-<text:line-break/>strentur. Hi igiturmihi , .ut a postremis primum exordiar,<text:line-break/>nihil prorsus orationi consonum dicere videntur. i Quid<text:line-break/>enim esset doctrinae aut Hippocrati^ sententia. dignum,<text:line-break/>statim per operis initia docere, ver quod ars quaedam<text:line-break/>coniectatrix sit ars medica, vel quod ejus frustremur fine<text:line-break/>aut nobis ipsis aut artis magnitudine? Sed et haec verba:<text:line-break/><text:span text:style-name="Default_20_Paragraph_20_Font"><text:span text:style-name="T1">at n</text:span></text:span>o<text:span text:style-name="Default_20_Paragraph_20_Font"><text:span text:style-name="T1">nsa</text:span></text:span>l<text:span text:style-name="Default_20_Paragraph_20_Font"><text:span text:style-name="T1">um . medicu</text:span></text:span>m su i<text:span text:style-name="Default_20_Paragraph_20_Font"><text:span text:style-name="T1">psu</text:span></text:span>m <text:span text:style-name="Default_20_Paragraph_20_Font"><text:span text:style-name="T1">quae decean</text:span></text:span>t <text:span text:style-name="Default_20_Paragraph_20_Font"><text:span text:style-name="T1">obeuntem,<text:line-break/>sed et aegrotum et adstan</text:span></text:span>t<text:span text:style-name="Default_20_Paragraph_20_Font"><text:span text:style-name="T1">e</text:span></text:span>s <text:span text:style-name="Default_20_Paragraph_20_Font"><text:span text:style-name="T1">e</text:span></text:span>t <text:span text:style-name="Default_20_Paragraph_20_Font"><text:span text:style-name="T1">externa praesto este. op</text:span></text:span>o<text:span text:style-name="Default_20_Paragraph_20_Font"><text:span text:style-name="T1">r</text:span></text:span>-t<text:line-break/><text:span text:style-name="Default_20_Paragraph_20_Font"><text:span text:style-name="T1">tet</text:span></text:span>, contrarium omnino indicant; Haec enim omnia feri-<text:line-break/>here magis eum.decet, qui profiteatur omnia, .quae hoc<text:line-break/>libro continentur, esse vera quam .qui multas ob causas<text:line-break/>fateatur propositum finem non assequi. Non enim dixis-<text:line-break/>set: <text:span text:style-name="Default_20_Paragraph_20_Font"><text:span text:style-name="T1">a</text:span></text:span>t <text:span text:style-name="Default_20_Paragraph_20_Font"><text:span text:style-name="T1">n</text:span></text:span>o<text:span text:style-name="Default_20_Paragraph_20_Font"><text:span text:style-name="T1">n salu</text:span></text:span>m m<text:span text:style-name="Default_20_Paragraph_20_Font"><text:span text:style-name="T1">edicum oportet;</text:span></text:span> sed post illa verba:<text:line-break/><text:span text:style-name="Default_20_Paragraph_20_Font"><text:span text:style-name="T1">v</text:span></text:span>i<text:span text:style-name="Default_20_Paragraph_20_Font"><text:span text:style-name="T1">ta brevis, ars longa, occasi</text:span></text:span>o <text:span text:style-name="Default_20_Paragraph_20_Font"><text:span text:style-name="T1">praecep</text:span></text:span>s, <text:span text:style-name="Default_20_Paragraph_20_Font"><text:span text:style-name="T1">exper</text:span></text:span>i<text:span text:style-name="Default_20_Paragraph_20_Font"><text:span text:style-name="T1">ent</text:span></text:span>i<text:span text:style-name="Default_20_Paragraph_20_Font"><text:span text:style-name="T1">a pe-<text:line-break/>ricul</text:span></text:span>osu, j<text:span text:style-name="Default_20_Paragraph_20_Font"><text:span text:style-name="T1">ud</text:span></text:span>i<text:span text:style-name="Default_20_Paragraph_20_Font"><text:span text:style-name="T1">c</text:span></text:span>i<text:span text:style-name="Default_20_Paragraph_20_Font"><text:span text:style-name="T1">u</text:span></text:span>m <text:span text:style-name="Default_20_Paragraph_20_Font"><text:span text:style-name="T1">d</text:span></text:span>i<text:span text:style-name="Default_20_Paragraph_20_Font"><text:span text:style-name="T1">spelle</text:span></text:span>, haec subiunxisset. Sed et.me.<text:span text:style-name="Default_20_Paragraph_20_Font"><text:span text:style-name="T1">r<text:line-break/></text:span></text:span>dicas ipse . delinquit et aegri .et eorum ministri. At sane<text:line-break/>neque illi, qui dicunt ipsum <text:span text:style-name="Default_20_Paragraph_20_Font"><text:span text:style-name="T1">cand</text:span></text:span>i<text:span text:style-name="Default_20_Paragraph_20_Font"><text:span text:style-name="T1">dato</text:span></text:span>s dehortari, ex</text:p>
      <text:p text:style-name="P5">quibus dicit ritam quidem. esse brevem, artem vero lo n-<text:line-break/>gam decenter loqui mihi videntur. Nam extremae esset<text:line-break/>dementiaeet. simul opera posteris hominibus tanquam quid<text:line-break/>profuturum relinquere et simul initio statim non fotum.<text:line-break/>ab .operis lectione ret . eorum .quae in eo scripta sunt; do-.<text:line-break/>ctriua dehortari, verum etiam ab arte universa., quam<text:line-break/>discendam: esse .denunciat.- Quivero proferunt ipsum ad<text:line-break/>artem amico labore capessendam exhortari., non enim ali-.<text:line-break/>ter eam universam , posse brevi tempore , quum. fit longa,<text:line-break/>cognosci, ii etsi quid veri .dicunt , non tamen mihi viden-<text:line-break/>tur prooemium, neque viri sententia dignum .neque .iis.<text:line-break/>quae hoc in libro scribuntur, . fatis congruens ostendere,<text:line-break/>quemadmodum nec qui hunc sermonem, candidatorum ad<text:line-break/>artem .accedentium exploratorem esse arbitrati sunt. Nam<text:line-break/>etsi verum . est, quemadmodum a Platone est dictum, hac<text:line-break/>maxime via periculum eorum animi fieri, qui quamcunque<text:line-break/>artem percepturi sint , si magnam atque arduam illis esse<text:line-break/>doctrinam ostenderimus; nequo tamen id per librum, sied</text:p>
      <text:p text:style-name="P5">multis colloquiis agitur, neque mihi praesenti commenta-<text:line-break/>tioni congruere videtur;, prooemium . si.quidem oportet<text:line-break/>iis quae in libro scribenda sunt consentaneum esse. Nisi<text:line-break/>fortassis decernat Hippocrates omnium primos legi apho-<text:line-break/>rifmos, ob idque in operis prooemio communem fecerit<text:line-break/>universae artis sermonem, quo ostendat.non omnes posse<text:line-break/>pro arbitrio artem medicam., quod longa fit, adiscere, sed<text:line-break/>illos dumtaxat et quibus abunde tempus ad discendum<text:line-break/>suppetat et natura sit idonea. . Quod st probabile prorsus<text:line-break/>esse appareat, hanc tutius artis communem ipfum fecisse<text:line-break/>praefationem, nemo illos reprehendet, qui ajunt Hippo-<text:line-break/>cratem operis scribendi causam reddidisse. Fecit autem<text:line-break/>et in libro qui de medici officina inscribitur, omnium le-<text:line-break/>ctionum commune prooemium, quemadmodum in illius<text:line-break/>libri explicatione demonstratum esu Quicunque igitur aut<text:line-break/>generis doctrinae aut in universum usus operum causam<text:line-break/>in prooemio explicari proferunt, hi quid rectius ceteris<text:line-break/>sentire videntur. Nam et genus doctrinae aphoristicum,</text:p>
      <text:p text:style-name="P5">quod omnes rei proprietates paucissimis verbis circumseri-<text:line-break/>bit, est utilissimum desideranti brevi tempore longam ar-<text:line-break/>tum docere. et ob id omnino conscribere quod vita sit<text:line-break/>brevis, prout ad artis amplitudinem conferatur, rationi<text:line-break/>maxime consentaneum. Nemo enim nostrum potest artem<text:line-break/>simul et constituere .et absolvere. Verum fatis est fi quae<text:line-break/>multorum annorum spatio majores invenere, iis acceptis<text:line-break/>aliquid addant posteri nosque ipsi aliquando ipsam artum<text:line-break/>profecerimus. Nam vel propter horum alterum vel utrum-<text:line-break/>que mihi videtur quodam .tali usus esse prooemio, ac si<text:line-break/>ita scripsisset; Quandoquidem artis amplitudo vitam<text:line-break/>humanam exsuperat, adeo ut ab .thomine quantumvis pedale<text:line-break/>ac laboris amico nequeat et inchoari et ad finem usque<text:line-break/>perduci ; propterea optimum est: quaecunque quis noverit,<text:line-break/>ea literis mandata posteritati relinquere, quae rerum do-<text:line-break/>cen darum naturam omnem et accurate et breviter et di-<text:line-break/>lucide. interpretentur. Artem sane longam esse haec verba<text:line-break/>subsequentia demonstrant:: <text:span text:style-name="Default_20_Paragraph_20_Font"><text:span text:style-name="T1">occasio praecep</text:span></text:span>s, <text:span text:style-name="Default_20_Paragraph_20_Font"><text:span text:style-name="T1">experientia</text:span></text:span></text:p>
      <text:p text:style-name="P3"><text:span text:style-name="Default_20_Paragraph_20_Font"><text:span text:style-name="T1">periculosa, judicium dispelle. </text:span></text:span>Ac si ita dixerit: <text:span text:style-name="Default_20_Paragraph_20_Font"><text:span text:style-name="T1">vita bre-<text:line-break/>vis, ars longa</text:span></text:span>, quod occasio praeceps et experientia pe-<text:line-break/>riculosa et judicium dissicile. Propterea enim etiam ars<text:line-break/>longa, quoniam occasio agendorum in ipsa est maxime<text:line-break/>praeceps, hoc est angustissima et paucissimi temporis. Ad<text:line-break/>haec quoque quum duo sint remediorum inveniendorum<text:line-break/>instrumenta, ratio et experientia; experientia quidem pe-<text:line-break/>riculosa est, ratio vero dissicilis , hoc est quae cuicunque<text:line-break/>innotescere minime potest. V<text:span text:style-name="Default_20_Paragraph_20_Font"><text:span text:style-name="T1">i</text:span></text:span>era autem esse singula quae<text:line-break/>dicuntur paucis ostendere non arduum est. Occasio nam-<text:line-break/>que praeceps est propter artis materiam ; dico vero cor-<text:line-break/>pus quod continenter fluit et exili tempore mutatur. At<text:line-break/>experientia periculosa est ipsaque talis materiae ratione.<text:line-break/>i Non enim lateres, lutum, ligna, lapides, tegulae, coria,<text:line-break/>t medicinae ut ceterarum artium materia sunt, in quibus<text:line-break/>citra laesionem multis modis eum experiri et exerceri<text:line-break/>decet, qui circa materiam versetur et artis theoremata<text:line-break/>meditetur, quod in lignis quidem lignarii fabri , in coriis</text:p>
      <text:p text:style-name="P5">vero coriarii moliuntur. Ligna siquidem et colium male<text:line-break/>tractantem corrumpere nullum periculum est, at in cor-<text:line-break/>pore humano inexperta experiri periculo non vacat, quum<text:line-break/>prava experientia ad totius animantis iacturam procumbat.<text:line-break/>Quin etiam et judicium, exstiterit autem ratio ipsa judi-<text:line-break/>cium, quod per eam sacienda judicentur, arduum et captu<text:line-break/>dissicile est; vera autem illa ratio, quod sectarum multi-<text:line-break/>tudo in arte medica declarat. Non enim si veritas esset<text:line-break/>inventu facilis, tot ac tanti viri in ea quaerenda occu-<text:line-break/>pati in tam pugnantes sibi invicem fententias deUenissent.<text:line-break/>Verum empiricis non videtur ratio dici judicium, fed<text:line-break/>eorum quae per experientiam inventa sunt auxiliorum<text:line-break/>delectus. Nam revera haec resi et dissicilis et inventu ardua<text:line-break/>existit, quum multis remediis aegrotanti adhibitisi quoddam<text:line-break/>unum ex ipsis utilitatis aut Iaesionis causa sit. Si namque<text:line-break/>ita fors tulerit, ipsum recte dormiisse , deinde fotu per-<text:line-break/>fusum suissa , postea empIastrum admotum, deinde cly-<text:line-break/>flerem injectum vel spontaneam dejectionem habuisse;</text:p>
      <text:p text:style-name="P5">deinde tales cibos assumsisse et post haec omnia opem vel<text:line-break/>noXam percepisse, non facile dictu est, quaenam rerum<text:line-break/>gestarum aegrotum iuvisse aut laesisse contigerit. His i<text:span text:style-name="Default_20_Paragraph_20_Font"><text:span text:style-name="T1">c</text:span></text:span>i-<text:line-break/>tur de causis omnibus judicium dissicile. Jam itaque ora-<text:line-break/>tionem summatim proferamus. Arsi quidem longa est, si<text:line-break/>eam unius hominis vita metiamur. Quare operae pretium<text:line-break/>est posteris opera relinquere praesertim et concisa et apho-<text:line-break/>Pistica. Nam ejusmodi doctrinae genuS et ad ipsam pri-<text:line-break/>silam disciplinam et ad eorum quae quis didicerit memoriam<text:line-break/>iuvandam et eorum quae aliquis oblitus postea fuerit, re-<text:line-break/>cordationem idoneum est. Adstipulatur autem his quod<text:line-break/>subsequitur. Quum enim operi ipsi atque iis quae in eo<text:line-break/>dicentur praefationem praetexuisset consentaneam, orationi<text:line-break/>clausulam addidit his verbis : <text:span text:style-name="Default_20_Paragraph_20_Font"><text:span text:style-name="T1">at non solum medicum se<text:line-break/>ipsum quae deceat obeuntem, sod et aegrotum et atstan-<text:line-break/>tem et externa praesto esse oportet. </text:span></text:span>Si quis, inquit, ali-<text:line-break/>quando diiudicaturus est quae hoc in libro scribuntur<text:line-break/>quantum sortiantur veritatis, is non solum se ipsum prae-</text:p>
      <text:p text:style-name="P5">.stare oportet quae deceat obeuntem, nihilque quod aegro<text:line-break/>prosuturum Iit praetermittere ; immo et ipsum aegrum<text:line-break/>simul medico obsequi nec quidquam propriae voluptati in-<text:line-break/>dulgere ; ministros etiam idoneos assidere oportet; ad haec<text:line-break/>et externa omnia probe comparata. Etenim propter illa<text:line-break/>plerumque vel praenotionem vel curationem vel utram-<text:line-break/>que interrumpi contingit. Externa autem sunt habitatio-<text:line-break/>nes idoneae vel turbarum plenae vel turba vacantes; prae-<text:line-break/>terea quae nuntiantur et aguntur, iram aut moerorem aut<text:line-break/>aliquem ejusmodi alium affectum aegrotanti parturientia,<text:line-break/>ad haec et alia quae noctu ipsi somnum abrumpunt, quae<text:line-break/>prope infinita sunt. Si igitur, inquit, haec omnia probe<text:line-break/>et citra errorem se habuerint, nihil eorum quae hoc in<text:line-break/>libro scribuntur falsum esse comperietur.</text:p>
      <text:h text:style-name="Heading_20_2" text:outline-level="2">II.</text:h>
      <text:p text:style-name="P1"><text:span text:style-name="Default_20_Paragraph_20_Font"><text:span text:style-name="T1">En alvi perturbationibus et vomitionibus quae saonte obo-<text:line-break/>riuntur , st qualia purgari oporteat purgentur, confert</text:span></text:span></text:p>
      <text:p text:style-name="P3"><text:span text:style-name="Default_20_Paragraph_20_Font"><text:span text:style-name="T1">et fecile ferunt; sin minus, contra. Sic et vasorum<text:line-break/>vacuati^ , si qualem seri oportet sat, et conscrt et su-<text:line-break/>cde ferunt ; sin minus, contra. Baque in</text:span></text:span>s<text:span text:style-name="Default_20_Paragraph_20_Font"><text:span text:style-name="T1">picere opor-<text:line-break/>tet et regionem et anni tempestatem et aetatem et mor-<text:line-break/>bos, quibus vacuari aut non vacuari oporteat.</text:span></text:span></text:p>
      <text:p text:style-name="P4">Non de eorum quae vacuantur quantitate ipsi sermo<text:line-break/>est, ut nonnulli arbitrati sunt, fed de sola qualitate, quod<text:line-break/>dilucide prodit utcunque vocabulum , qualia et qualis.<text:line-break/>Nam in iiS quae sponte fiunt vacuationibuS dixit. Si<text:line-break/>qualia oportet purgari purgentur, confert et facile ferunt.<text:line-break/>ln iis vero quae a medico, si qualis fieri debeat fiat va-<text:line-break/>forum vacuatio, licet potuisset dicere, si quanta purgari<text:line-break/>oporteat purgentur et rursus , fi quanta fieri debeat va-<text:line-break/>forum fiat vacuatio. Idem vero ostenditur et per verbum<text:line-break/>purgari. Non enim simpliciter dixit, si qualia oporteat<text:line-break/>vacuari ; sed si qualia oporteat purgari. Est autem pur-</text:p>
      <text:p text:style-name="P5">gatio humorum qualitate molestorum vacuatio. In Ilis<text:line-break/>sane plurimi aberrant interpretes, qui neque verba, ne-<text:line-break/>que hominis mentem assequuntur. Tum vero magis pec-<text:line-break/>eant, quum nonnulli densationis vasorum nomen pro in-<text:line-break/>edia , alii pro venae sectione accipiant. Hippocrates si<text:line-break/>quidem omnem vacuationem vasorum depictionem ab<text:line-break/>eventu nominat, quoniam in omnibus vacationibus vasa<text:line-break/>depleri contingit. Itaque nunc ipsi sermo est de qualitate<text:line-break/>eorum quae vacuantur. Quemadmodum autem semper ad-<text:line-break/>hortatur, quae probe a natura fiunt, ea medicum imitari,<text:line-break/>sic et nunc agit a spontanei<text:span text:style-name="Default_20_Paragraph_20_Font"><text:span text:style-name="T1">s</text:span></text:span> vacuationibusi suam exorsus<text:line-break/>orationem , in quibus si qualia oportet , hoc est quae in-<text:line-break/>sistant, vacuentur, et confert et leniter ferunt. Quodsi<text:line-break/>aliorum quorundam fiat evacuatio et non eorum quae mo-<text:line-break/>sistant, contrarium obvenit, neque consert et graviter fe-<text:line-break/>runt aegrotantes. Ita sane fi quam medicusi moliatur hu-.<text:line-break/>morum vacuationem , eorum quae molestant ipsa esto,<text:line-break/>quemadmodum et aliis in locis humorem noxium imperat,</text:p>
      <text:p text:style-name="P5">neque alterum quendam pro eo vacuari. Itaque pituita<text:line-break/>exuberante, haec modis omnibus vacuanda est, flava vero<text:line-break/>bile aut atra insestante, a pituita abstinendum et in-<text:line-break/>festans bilis vacuanda. Sic humor quoque sanguineus si<text:line-break/>exuberet, sanguiniS vacuatio molienda et seri sanguinis,<text:line-break/>si illud redundet. At vero exuberantem humorem ex co-<text:line-break/>lore coniectari oportet, nisi quum quidam in corporiS al-<text:line-break/>tum recesserint. Color enim similia efflorescit humoribus,<text:line-break/>nisi ipsi intro reduxerint. Atque in iiS maxime qui intro<text:line-break/>recesserunt, neque sunt aequabiliter per totum corpus<text:line-break/>diffusi, spectanda est anni tempestas et regio et aetaS et<text:line-break/>morbi, quibuS vacuari aut non vacuari oporteat, hoc est<text:line-break/>in quibus conveniat, necne hujus vel illiuS humoriS va-<text:line-break/>cuationem moliri. Quamquam enim habet humorum in<text:line-break/>Corpore exuberantium unusquisque propria indicia, de<text:line-break/>quibus deincepS pleniuS dicturi sumuS, attamen ad per-<text:line-break/>sectam rei cognitionem tum praesens anni tempestas , tum</text:p>
      <text:p text:style-name="P5">regio in qua degunt aegrotantes, tum ipsorum aetas, tum<text:line-break/>denique morbi idea consideranda est. Sint enim, si ita<text:line-break/>contigerit, flavae bilis in corpore redundantis indicia,<text:line-break/>una cum ipsis inspiciendum erit an tempus aestivum an<text:line-break/>regio calida, an aeger aetate floreat. Ita vero et de pi-<text:line-break/>tuita considerandum est an hiems adsit, an regio frigi-<text:line-break/>da, an homo fenex. Atque praeter haec omnia ipsam mor-<text:line-break/>bi speciem considerare oportet, ut quod tertiana, si ita<text:line-break/>sors tulerit, fiat a flava bile modum excedente, quartana<text:line-break/>ab atra, quotidiana a pituita, cancer ab atra bile, ery-<text:line-break/>sipelas a llaVa, atque fingulae ceterorum morborum fpe-<text:line-break/>cies. Si enim haec omnia distinxerimus, securius ad<text:line-break/>noxii humoris vacuationem accedemus. Omnium igitur<text:line-break/>interpretum absurdissimi sunt qui ipsum de sola inedia,<text:line-break/>quae in febribus imperatur, verba facere arbitrantur,<text:line-break/>quum ipfe minime febres nominaverit, ac de omnibus in<text:line-break/>universam habeatur sermo quae sunt praeter naturam,</text:p>
      <text:p text:style-name="P5">quorum nos docet indicationes, quibus incumbentes non<text:line-break/>quantitatem, sed qualitatem vacuationis Invenire cbnve-<text:line-break/>nisi Nam de quantitate sequens digerit Aphorismus. Quo<text:line-break/>autem morbi tempore aggredienda fit evacuatio et quo-<text:line-break/>modo ipsa facienda, m aliis deinceps aphorifmis explica-<text:line-break/>bituris Unde neque nunc mihi de his dicere necessarium<text:line-break/>videtur. Sic enim nostra doctrina non foret sapientior et<text:line-break/>commentarii ad immensam minimeque necessariam pro-<text:line-break/>lixitatem devenirent.</text:p>
      <text:h text:style-name="Heading_20_2" text:outline-level="2"><text:span text:style-name="Default_20_Paragraph_20_Font"><text:span text:style-name="T1">t</text:span></text:span> HI.</text:h>
      <text:p text:style-name="P1"><text:span text:style-name="Default_20_Paragraph_20_Font"><text:span text:style-name="T1">Summae atheletarum euexiae st ad extremum processerint,<text:line-break/>periculosae.</text:span></text:span> N<text:span text:style-name="Default_20_Paragraph_20_Font"><text:span text:style-name="T1">ott enim eodem in statu morari queunt,<text:line-break/>neque consistere. Quum autem non consulant, neque<text:line-break/>in melius possint provehi, superest sane ut in deterius<text:line-break/>labantur. Quas ob res ejusmodi euexias haud cunctan-<text:line-break/>ter solvere confert, quo novae rursum nutricationis cor-<text:line-break/>pus initum sumat. </text:span></text:span>N<text:span text:style-name="Default_20_Paragraph_20_Font"><text:span text:style-name="T1">on tamen concidentium vasorum</text:span></text:span></text:p>
      <text:p text:style-name="P5"><text:span text:style-name="Default_20_Paragraph_20_Font"><text:span text:style-name="T1">vacuationes ad extremum ducendae. Eadem vero ra-</text:span></text:span><text:line-break/><text:span text:style-name="Default_20_Paragraph_20_Font"><text:span text:style-name="T1">tione et quae ad extremum ducunt vacuationes .pericu-<text:line-break/>losoe. Et vicissim refectiones ad extremum appulsae<text:line-break/>periculosae.</text:span></text:span></text:p>
      <text:p text:style-name="P4">Praecedentem hunc sermonem esse de eorum quae<text:line-break/>vacuantur qualitate ostendimus. In hoc autem ac sequen-<text:line-break/>tibus vult de quantitate docere, et ab immoderata reple-<text:line-break/>tione et evacuatione exorditur. At in hoc praesenti apho-<text:line-break/>rismo nobis proposito peraeque ac superiore quoddam<text:line-break/>exemplum supponit, ad quod, quemadmodum ipsi mos<text:line-break/>est, orationem dirigat. Exemplum autem ipsi est gymna-<text:line-break/>stica euexia. Gymnasticam autem euexiam nominat ha-<text:line-break/>bitum in exercitiis adversariorum prosternendorum gratia<text:line-break/>comparatum ab iis qui hanc ipsam functionem per totam<text:line-break/>vitam ut atldetae obierunt. ... Nam quae absolute euexia<text:line-break/>nominatur, quam multi agricolae terris fodiendis, segeti-</text:p>
      <text:p text:style-name="P5">bus metendis et ceteris ad vitam elaborandis sortiuntur,<text:line-break/>ad immoderatam repletionem non provehitur. .. At boni<text:line-break/>athletarum habitus improbatio haec non levis est, quid<text:line-break/>sit carneae m<text:span text:style-name="Default_20_Paragraph_20_Font"><text:span text:style-name="T1">i</text:span></text:span>stis magnitudine corpuS induere ac proinde<text:line-break/>ipsi humorum copiam accumulare studeant. Hi enim ap-<text:line-break/>paratus sunt ad totius corporis nutritionem, .qui si ipsi<text:line-break/>praesto non adsint, fieri non potest ut corpora in majo-<text:line-break/>rem quam deceat molem attollantur, quare ejusmodi affe-<text:line-break/>ctum periculosum esse necesse est. Quum enim vasa cibis<text:line-break/>ac potibus fuerint supra modum repleta , periculum est ne<text:line-break/>aut ipsa rumpantur aut calor ipse nativus suffocetur, aut<text:line-break/>etiam exstinguatur, quod athletis jam quibusdam accidit,<text:line-break/>qui ad summam repletionem deducti derepente interierunt.<text:line-break/>Verum quae ad naturales sunctionesi obeundas utilis est euexia,<text:line-break/>nullum eminens ejusmodi periculum attulit, quia nunquam ad<text:line-break/>extremam venitrepletionem , quare ipsam solvere non decet,<text:line-break/>quemadmodum athleticam ; quum ad extremum venerit. Hanc<text:line-break/>enim solvere oportet haud cunctantes, sed antevertentes</text:p>
      <text:p text:style-name="P5">solutione periculum. Quam ob causam vero ipsam solvere<text:line-break/>oporteat, eam ipse hiS scripsit verbis: N<text:span text:style-name="Default_20_Paragraph_20_Font"><text:span text:style-name="T1">eque enim eodem<text:line-break/>in statu morari queunt, neque consistere. </text:span></text:span>Quum enim<text:line-break/>semper natura coctionem, distributionem, sanguiniS crea-<text:line-break/>tionem, adiectionem, agglutinationem et assimilationem<text:line-break/>moliatur, quumque nihil solidis corporis partibus possit<text:line-break/>adiici, neque venae etiamnum locum habeant, in quem<text:line-break/>alimentum distributum recipiant, tum necessario aut ru-<text:line-break/>ptionisi vasis alicujus, aut repentinae mortis periculum ad-<text:line-break/>fertur. Ut igitur corpus habeat locum, quo rursum nu-<text:line-break/>nutriatur, euexia citra moram solvenda est. Ipsius<text:line-break/>autem solutio, ut liquet, evacuatio est. Et haec quoque<text:line-break/>vacuatio non ultra modum ducenda est; immodica namque<text:line-break/>vacuatae non minus quam immoderata repletis pericuIosa.<text:line-break/>Vacuationis autem quantitatem non solum humor exuberans,<text:line-break/>sed etiam natura, hoc est hominis vacuandi vires indicave-<text:line-break/>rint. Alii enim allisi magisi vacuationesi serre consueverunt.<text:line-break/>Haec itaque ipsi de athletica euexia dicta sunt et haec</text:p>
      <text:p text:style-name="P5">quidem per se utilia sunt iis, qui illud institutum sectari<text:line-break/>desiderant, medicis vero sunt tanquam exemplum oratio-<text:line-break/>nisi quam dicturus est. Dicit enim: <text:span text:style-name="Default_20_Paragraph_20_Font"><text:span text:style-name="T1">.Eadem vero ratione<text:line-break/>et quae ad extremum ducunt vacuationes, periculosae. Et<text:line-break/>vicissim refectiones ad extremum ductae periculosae, </text:span></text:span>tale<text:line-break/>quid toto eo sermone demonstrare volens, quod nimirum<text:line-break/>neque vacuare neque repsere praeter modum oporteat.<text:line-break/>At id potissimum ex athIetica euexia didicerimuS , quae<text:line-break/>etiamsi et alia haud noxia habuerit, nam gymnastae et<text:line-break/>bonis abundant humoribus et virium pollent robore, ipsis<text:line-break/>tamen hoc ipsum malum est maximum, quod ad extre-<text:line-break/>mam repletionem venerit, quapropter brevi eam soIvere<text:line-break/>oportet, Ac rursus quemadmodum tali habitu praediti,<text:line-break/>ad extremam vacuationem non sunt perducendi, sic neque<text:line-break/>qui aha quavis egent vacuatione non sunt praeter mo-<text:line-break/>dum evacuandi. Nam universe Ioquendo in omni evacu-<text:line-break/>atione vires conjectulisi spectandae sunt, ac donec per-<text:line-break/>ferunt, neque deficiunt, exsuperantem humorem educere<text:line-break/>studendum est. At quum vires dissolvuntur, etiamsi resi-</text:p>
      <text:p text:style-name="P5">duum fit aliquid, exuberantis humoris vacuatio cavenda<text:line-break/>est. illud autem <text:span text:style-name="Default_20_Paragraph_20_Font"><text:span text:style-name="T1">et vicissim refectiones ad extremum ap-<text:line-break/>pulsae periculosae;</text:span></text:span> si quis debeat hunc sermonem ad ex-<text:line-break/>tremum referre, ne fit mutilus, de ultima repletione di-<text:line-break/>ctusi Videbitur, quam jubet vitari, neque eo usque corpora<text:line-break/>reficere, ut ad extremam repletionem veniant. Si Vero<text:line-break/>dicendi formae mentem adhibueris, ut nonnulli libri hujus<text:line-break/>interpretes, de eadem re bis ipsum dicere, sed aliter at-<text:line-break/>que aliter cogitabis. Quum igitur dixerit, <text:span text:style-name="Default_20_Paragraph_20_Font"><text:span text:style-name="T1">eadem ratione<text:line-break/>et quae ad extremum ducunt vacuationes, periculosae;</text:span></text:span> his-<text:line-break/>ce verbis ipsis solum arbitraberis praecipere fugiendas esse<text:line-break/>immodicas Uacuationesi, quod sint admodum periculosae.<text:line-break/>Quum vero subnectens protulerit: <text:span text:style-name="Default_20_Paragraph_20_Font"><text:span text:style-name="T1">et vicissim refectiones<text:line-break/>quum extremae suerint, periculosae; </text:span></text:span>ob id interdicere im-<text:line-break/>moderatas vacuationes , quod et refectiones fequentes ne-<text:line-break/>quaquam sicurae existant, quod quum natura facta sit im-<text:line-break/>becillis, jam nequeat probe fatis coquere, distribuere, af-<text:line-break/>similare. Verum si quis ita sermonem acceperit, altera<text:line-break/>ipsi doctrinae parsi de extrema repletione manifeste prae-</text:p>
      <text:p text:style-name="P5">terminetur et frustra gymuasticae euexiae meminerit.<text:line-break/>Quin et hoc ipsum verbum<text:span text:style-name="Default_20_Paragraph_20_Font"><text:span text:style-name="T1">, rursus</text:span></text:span> aut <text:span text:style-name="Default_20_Paragraph_20_Font"><text:span text:style-name="T1">vicissim</text:span></text:span>, toti ora-<text:line-break/>tioni additum sententiam a nobis prolatam indicare vide-<text:line-break/>tur, quum diceret <text:span text:style-name="Default_20_Paragraph_20_Font"><text:span text:style-name="T1">et rursus</text:span></text:span> refectiones, quum in extremo<text:line-break/>fuerint, periculosae. Ut enim de re alia sermonem faciat,<text:line-break/>ita id adposuit <text:span text:style-name="Default_20_Paragraph_20_Font"><text:span text:style-name="T1">et rursus.</text:span></text:span></text:p>
      <text:h text:style-name="Heading_20_2" text:outline-level="2"><text:bookmark-start text:name="bookmark0"/>IV.<text:bookmark-end text:name="bookmark0"/></text:h>
      <text:p text:style-name="P1">T<text:span text:style-name="Default_20_Paragraph_20_Font"><text:span text:style-name="T1">enuis et exquisitus victus cum in morbis longis semper,<text:line-break/>tum in acutis, ubi non admittitur, periculosus. Ac<text:line-break/>rursum victus ad extremum tenuitatis progressus mole-<text:line-break/>stas. </text:span></text:span>N<text:span text:style-name="Default_20_Paragraph_20_Font"><text:span text:style-name="T1">am et repletiones ad extremum provectae mo-<text:line-break/>lestae.</text:span></text:span></text:p>
      <text:p text:style-name="P4">Quum superiore aphorismo generatim de omni immo-<text:line-break/>derata repletione et evacuatione loquutus sit, in hoc de<text:line-break/>aegrotantium victu disserit, nobis iubens in morbiS qui-</text:p>
      <text:p text:style-name="P5">dem longis semper victum tenuem vitandum esse, in acutis<text:line-break/>vero non semper. Eorum enim plurimi victu tenui, quidam<text:line-break/>etiam eorum fllnlme tenui indigere videntur. Fuerit autem fum-<text:line-break/>me tenuiS victuS qui sola inedia vel meliorato ad crisin usque<text:line-break/>procedit, tenuis vero qui paucis aut parum nutrientibus<text:line-break/>eduliis, qualis est ptisanae fuccus, <text:span text:style-name="Default_20_Paragraph_20_Font"><text:span text:style-name="T1">describitur. </text:span></text:span>Ejus autem<text:line-break/><text:span text:style-name="Default_20_Paragraph_20_Font"><text:span text:style-name="T1">tenuis victus</text:span></text:span> terminuS est virium imminutio, quarum gratia<text:line-break/>etiam nutrimuS. In saniS itaque femper virium robur ser-<text:line-break/>vare aut adaugere alimentiS, non deminuere oportet. At<text:line-break/>vireS quidem auget cibus plenus ; tuetur vero et confer-<text:line-break/>vat commoderans , imminuit denique tenuis. Hunc igitur<text:line-break/><text:span text:style-name="Default_20_Paragraph_20_Font"><text:span text:style-name="T1">fecunda valetudine</text:span></text:span> femper fugere oportet; at reliquorum<text:line-break/>alterutro uti conveniet, prout praesenS status postulaverit.<text:line-break/>In aegrotontibus autem raro quidem quaS vires deprehen-<text:line-break/>desumus, eas robustiores reddimus, fed saepenumero stu-<text:line-break/>demus diuturnis quidem in morbis ipsas tueri, in acutis<text:line-break/>vero modice imminutas conservare. Nam si quales in ae-</text:p>
      <text:p text:style-name="P5">gris vires deprehenderimus, tales aut servare aut adaugere<text:line-break/>semper studuerimus, morbum augebimus. Qui vero sint acuti<text:line-break/>morbi qui victum summe tenuissimum postulent et qui tenuis-<text:line-break/>simum quidem, fed non summe, et qui tenuem, in libro<text:line-break/>de victus ratione in morbis acutis, quem de ptisana qui-<text:line-break/>dam inscribunt, pluribus Hippocrates docuit; ac nos no-<text:line-break/>stris in eundem librum commentariis totum sermonem per-<text:line-break/>fecimus. Nunc vero hoc tantum dixisse sufficiat, quibus<text:line-break/>in morbis intra primam tetrada vigor et judicatio futura<text:line-break/>est, in iis modo vires robustae sint, aegros in perpetua<text:line-break/>inedia continendos esse, qui victus est in summo tenuissi-<text:line-break/>mus; in quibus autem crisis primam hebdomada non fu-<text:line-break/>peratura sit, iis validis existentibus viribus, fiala mulsa<text:line-break/>uti sufficiet. Solus autem hic victus tenuissimus fuerit,<text:line-break/>non tamen <text:span text:style-name="Default_20_Paragraph_20_Font"><text:span text:style-name="T1">t</text:span></text:span>umme; quod si viribus non fidamus, ptisanae<text:line-break/>cremore utemur. Atque hic rictus tenuis merito vocetur,<text:line-break/>quemadmodum et qui ptifana constat hordeacea. Non jam<text:line-break/>quidem est exquisite tenuis, nisi omnino pauca sumatur,</text:p>
      <text:p text:style-name="P5">non. tamen propterea jam plenus fuerit, qualis qui ovis<text:line-break/>et alica et piscibus et quibusvis hujusmodi perimitur.<text:line-break/>Quod igitur additum est sermoni de acutis, i<text:span text:style-name="Default_20_Paragraph_20_Font"><text:span text:style-name="T1">n qu</text:span></text:span>i<text:span text:style-name="Default_20_Paragraph_20_Font"><text:span text:style-name="T1">bu</text:span></text:span>s <text:span text:style-name="Default_20_Paragraph_20_Font"><text:span text:style-name="T1">non<text:line-break/>conven</text:span></text:span>i<text:span text:style-name="Default_20_Paragraph_20_Font"><text:span text:style-name="T1">at, </text:span></text:span>id propter peracutos morbos dicitur: de his<text:line-break/>enim ipse dicet. Ubi igitur morbus peracutus est, pro-<text:line-break/>tinus et extremi urgent dolores ac tunc summe tenuissimo<text:line-break/>victu utendum esu</text:p>
      <text:h text:style-name="Heading_20_2" text:outline-level="2"><text:bookmark-start text:name="bookmark2"/><text:span text:style-name="Default_20_Paragraph_20_Font">V.</text:span><text:bookmark-end text:name="bookmark2"/></text:h>
      <text:p text:style-name="P1">E<text:span text:style-name="Default_20_Paragraph_20_Font"><text:span text:style-name="T1">n tenu</text:span></text:span>i <text:span text:style-name="Default_20_Paragraph_20_Font"><text:span text:style-name="T1">victu delinquunt aegr</text:span></text:span>o<text:span text:style-name="Default_20_Paragraph_20_Font"><text:span text:style-name="T1">tan</text:span></text:span>t<text:span text:style-name="Default_20_Paragraph_20_Font"><text:span text:style-name="T1">e</text:span></text:span>s <text:span text:style-name="Default_20_Paragraph_20_Font"><text:span text:style-name="T1">pro</text:span></text:span>i<text:span text:style-name="Default_20_Paragraph_20_Font"><text:span text:style-name="T1">ndeque magis<text:line-break/>laedun</text:span></text:span>t<text:span text:style-name="Default_20_Paragraph_20_Font"><text:span text:style-name="T1">ur. Qu</text:span></text:span>o<text:span text:style-name="Default_20_Paragraph_20_Font"><text:span text:style-name="T1">dcunque en</text:span></text:span>im <text:span text:style-name="Default_20_Paragraph_20_Font"><text:span text:style-name="T1">peccatu</text:span></text:span>m <text:span text:style-name="Default_20_Paragraph_20_Font"><text:span text:style-name="T1">com</text:span></text:span>m<text:span text:style-name="Default_20_Paragraph_20_Font"><text:span text:style-name="T1">i</text:span></text:span>ttit<text:span text:style-name="Default_20_Paragraph_20_Font"><text:span text:style-name="T1">ur,<text:line-break/>ma</text:span></text:span>j<text:span text:style-name="Default_20_Paragraph_20_Font"><text:span text:style-name="T1">u</text:span></text:span>s <text:span text:style-name="Default_20_Paragraph_20_Font"><text:span text:style-name="T1">in tenu</text:span></text:span>ii <text:span text:style-name="Default_20_Paragraph_20_Font"><text:span text:style-name="T1">quam</text:span></text:span> i<text:span text:style-name="Default_20_Paragraph_20_Font"><text:span text:style-name="T1">n pauc</text:span></text:span>o <text:span text:style-name="Default_20_Paragraph_20_Font"><text:span text:style-name="T1">p</text:span></text:span>l<text:span text:style-name="Default_20_Paragraph_20_Font"><text:span text:style-name="T1">en</text:span></text:span>i<text:span text:style-name="Default_20_Paragraph_20_Font"><text:span text:style-name="T1">ore v</text:span></text:span>i<text:span text:style-name="Default_20_Paragraph_20_Font"><text:span text:style-name="T1">ctu c</text:span></text:span>o<text:span text:style-name="Default_20_Paragraph_20_Font"><text:span text:style-name="T1">mm</text:span></text:span>it<text:span text:style-name="Default_20_Paragraph_20_Font"><text:span text:style-name="T1">t</text:span></text:span>i-<text:line-break/><text:span text:style-name="Default_20_Paragraph_20_Font"><text:span text:style-name="T1">tur.</text:span></text:span> P<text:span text:style-name="Default_20_Paragraph_20_Font"><text:span text:style-name="T1">ropterea etiam fani</text:span></text:span>s <text:span text:style-name="Default_20_Paragraph_20_Font"><text:span text:style-name="T1">summe tenu</text:span></text:span>is <text:span text:style-name="Default_20_Paragraph_20_Font"><text:span text:style-name="T1">et sta</text:span></text:span>t<text:span text:style-name="Default_20_Paragraph_20_Font"><text:span text:style-name="T1">u</text:span></text:span>s <text:span text:style-name="Default_20_Paragraph_20_Font"><text:span text:style-name="T1">e</text:span></text:span>t<text:line-break/><text:span text:style-name="Default_20_Paragraph_20_Font"><text:span text:style-name="T1">exqu</text:span></text:span>isit<text:span text:style-name="Default_20_Paragraph_20_Font"><text:span text:style-name="T1">u</text:span></text:span>s <text:span text:style-name="Default_20_Paragraph_20_Font"><text:span text:style-name="T1">victu</text:span></text:span>s <text:span text:style-name="Default_20_Paragraph_20_Font"><text:span text:style-name="T1">per</text:span></text:span>i<text:span text:style-name="Default_20_Paragraph_20_Font"><text:span text:style-name="T1">culosu</text:span></text:span>s, <text:span text:style-name="Default_20_Paragraph_20_Font"><text:span text:style-name="T1">quod errata grav</text:span></text:span>i<text:span text:style-name="Default_20_Paragraph_20_Font"><text:span text:style-name="T1">u</text:span></text:span>s fa-<text:line-break/><text:span text:style-name="Default_20_Paragraph_20_Font"><text:span text:style-name="T1">ran</text:span></text:span>i. E<text:span text:style-name="Default_20_Paragraph_20_Font"><text:span text:style-name="T1">am</text:span></text:span> i<text:span text:style-name="Default_20_Paragraph_20_Font"><text:span text:style-name="T1">gitur ob causam victu</text:span></text:span>s <text:span text:style-name="Default_20_Paragraph_20_Font"><text:span text:style-name="T1">tenu</text:span></text:span>is <text:span text:style-name="Default_20_Paragraph_20_Font"><text:span text:style-name="T1">e</text:span></text:span>t <text:span text:style-name="Default_20_Paragraph_20_Font"><text:span text:style-name="T1">accura-<text:line-break/>tu</text:span></text:span>s <text:span text:style-name="Default_20_Paragraph_20_Font"><text:span text:style-name="T1">plerumque paulo plen</text:span></text:span>i<text:span text:style-name="Default_20_Paragraph_20_Font"><text:span text:style-name="T1">ore .per</text:span></text:span>i<text:span text:style-name="Default_20_Paragraph_20_Font"><text:span text:style-name="T1">cu</text:span></text:span>l<text:span text:style-name="Default_20_Paragraph_20_Font"><text:span text:style-name="T1">osi</text:span></text:span>o<text:span text:style-name="Default_20_Paragraph_20_Font"><text:span text:style-name="T1">r est.</text:span></text:span></text:p>
      <text:p text:style-name="P3">Hujus aphorismi exordium etiam aliter scribitur hoc<text:line-break/>modo: In tenui victu aegri plerumque duplici errore pec-<text:line-break/>cant ob idque magis laeduntur. Atque nonnullis hoc ex-<text:line-break/>ordium altero magis placet, per id arbitrantibus Hippoera-<text:line-break/>tem velle dicere quod in tenui victu bifariam aegri pec-<text:line-break/>cent ob idque magis laedantur. Primo namque propterea<text:line-break/>clam medicis cibari coguntur, quia tensus victus ab ipsis<text:line-break/>imperatur indeque majus detrimentum subeunt, quam si te-<text:line-break/>nui victu non uterentur. Deinde etiam delinquunt, quod<text:line-break/>nimirum fractis sint viribus, ut quae superiori alimenti<text:line-break/>penuria laboraverint. Melior tamen prior lectio censetur:<text:line-break/>hanc enim quoque complectitur et generali<text:span text:style-name="Default_20_Paragraph_20_Font"><text:span text:style-name="T1">o</text:span></text:span>rem orationem<text:line-break/>efficit de omni delicto intelligendam , sive id v<text:span text:style-name="Default_20_Paragraph_20_Font"><text:span text:style-name="T1">o</text:span></text:span>lentibus,<text:line-break/>sive invitis aegrotantibus accidat, ut talis sit orationis<text:line-break/>sententia. Quodcunque delictum tenui victu ita cibatis<text:line-break/>acciderit , id gravius adfert periculum , tum quia vires a<text:line-break/>tali diaeta debiles evaserunt, tum quia in eam insueta<text:line-break/>mutatio facta est. Praedictae lectioni suffragantur ea quae</text:p>
      <text:p text:style-name="P5">de sanis pronuntiata. funi, in quibus tenuem diaetam pe-<text:line-break/>ricul osum esse asserit, quod errata gravius ferant, non<text:line-break/>quod propter diaeta tenuitatem cogantur delinquere. Ce-<text:line-break/>terum quae in aphorismo sequuntur manisesta sunt.</text:p>
      <text:h text:style-name="Heading_20_2" text:outline-level="2"><text:bookmark-start text:name="bookmark4"/><text:span text:style-name="Default_20_Paragraph_20_Font">VI</text:span><text:bookmark-end text:name="bookmark4"/></text:h>
      <text:p text:style-name="Normal"><text:span text:style-name="Default_20_Paragraph_20_Font"><text:span text:style-name="T8">E</text:span></text:span><text:span text:style-name="Default_20_Paragraph_20_Font"><text:span text:style-name="T1">x</text:span></text:span><text:span text:style-name="Default_20_Paragraph_20_Font"><text:span text:style-name="T8">t</text:span></text:span><text:span text:style-name="Default_20_Paragraph_20_Font"><text:span text:style-name="T1">re</text:span></text:span><text:span text:style-name="Default_20_Paragraph_20_Font"><text:span text:style-name="T8">mis mo</text:span></text:span><text:span text:style-name="Default_20_Paragraph_20_Font"><text:span text:style-name="T1">rb</text:span></text:span><text:span text:style-name="Default_20_Paragraph_20_Font"><text:span text:style-name="T8">is </text:span></text:span><text:span text:style-name="Default_20_Paragraph_20_Font"><text:span text:style-name="T1">ex</text:span></text:span><text:span text:style-name="Default_20_Paragraph_20_Font"><text:span text:style-name="T8">t</text:span></text:span><text:span text:style-name="Default_20_Paragraph_20_Font"><text:span text:style-name="T1">re</text:span></text:span><text:span text:style-name="Default_20_Paragraph_20_Font"><text:span text:style-name="T8">m</text:span></text:span><text:span text:style-name="Default_20_Paragraph_20_Font"><text:span text:style-name="T1">a ad</text:span></text:span><text:span text:style-name="Default_20_Paragraph_20_Font"><text:span text:style-name="T8"> i</text:span></text:span><text:span text:style-name="Default_20_Paragraph_20_Font"><text:span text:style-name="T1">n</text:span></text:span><text:span text:style-name="Default_20_Paragraph_20_Font"><text:span text:style-name="T8">t</text:span></text:span><text:span text:style-name="Default_20_Paragraph_20_Font"><text:span text:style-name="T1">egri</text:span></text:span><text:span text:style-name="Default_20_Paragraph_20_Font"><text:span text:style-name="T8">t</text:span></text:span><text:span text:style-name="Default_20_Paragraph_20_Font"><text:span text:style-name="T1">atem remed</text:span></text:span><text:span text:style-name="Default_20_Paragraph_20_Font"><text:span text:style-name="T8">i</text:span></text:span><text:span text:style-name="Default_20_Paragraph_20_Font"><text:span text:style-name="T1">a opt</text:span></text:span><text:span text:style-name="Default_20_Paragraph_20_Font"><text:span text:style-name="T8">im</text:span></text:span><text:span text:style-name="Default_20_Paragraph_20_Font"><text:span text:style-name="T1">a.</text:span></text:span></text:p>
      <text:p text:style-name="P4">Extremos .morbos vocarit Hippocrates maximos, ultra<text:line-break/>quos non sunt alii. Quare universam curationem impe-<text:line-break/>rat accuratissimam esse ac victum nimirum tenuissimum.<text:line-break/>Ejusmodi autem fuerint omnino morbi peracuta propter-<text:line-break/>eaque huic subnectens aphorifmum ait:</text:p>
      <text:h text:style-name="Heading_20_2" text:outline-level="2"><text:bookmark-start text:name="bookmark6"/><text:span text:style-name="Default_20_Paragraph_20_Font">VIE</text:span><text:bookmark-end text:name="bookmark6"/></text:h>
      <text:p text:style-name="P1"><text:span text:style-name="Default_20_Paragraph_20_Font"><text:span text:style-name="T1">Quu</text:span></text:span><text:span text:style-name="Default_20_Paragraph_20_Font"><text:span text:style-name="T8">m </text:span></text:span><text:span text:style-name="Default_20_Paragraph_20_Font"><text:span text:style-name="T1">ergo</text:span></text:span><text:span text:style-name="Default_20_Paragraph_20_Font"><text:span text:style-name="T8"> mo</text:span></text:span><text:span text:style-name="Default_20_Paragraph_20_Font"><text:span text:style-name="T1">rbu</text:span></text:span><text:span text:style-name="Default_20_Paragraph_20_Font"><text:span text:style-name="T8">s </text:span></text:span><text:span text:style-name="Default_20_Paragraph_20_Font"><text:span text:style-name="T1">peracu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est, siat</text:span></text:span><text:span text:style-name="Default_20_Paragraph_20_Font"><text:span text:style-name="T8">i</text:span></text:span><text:span text:style-name="Default_20_Paragraph_20_Font"><text:span text:style-name="T1">m et extrem</text:span></text:span><text:span text:style-name="Default_20_Paragraph_20_Font"><text:span text:style-name="T8">os </text:span></text:span><text:span text:style-name="Default_20_Paragraph_20_Font"><text:span text:style-name="T1">fer-<text:line-break/>t</text:span></text:span><text:span text:style-name="Default_20_Paragraph_20_Font"><text:span text:style-name="T8">it</text:span></text:span><text:span text:style-name="Default_20_Paragraph_20_Font"><text:span text:style-name="T1">ur labore</text:span></text:span><text:span text:style-name="Default_20_Paragraph_20_Font"><text:span text:style-name="T8">s, </text:span></text:span><text:span text:style-name="Default_20_Paragraph_20_Font"><text:span text:style-name="T1">ac tu</text:span></text:span><text:span text:style-name="Default_20_Paragraph_20_Font"><text:span text:style-name="T8">m </text:span></text:span><text:span text:style-name="Default_20_Paragraph_20_Font"><text:span text:style-name="T1">sum</text:span></text:span><text:span text:style-name="Default_20_Paragraph_20_Font"><text:span text:style-name="T8">m</text:span></text:span><text:span text:style-name="Default_20_Paragraph_20_Font"><text:span text:style-name="T1">e</text:span></text:span><text:span text:style-name="Default_20_Paragraph_20_Font"><text:span text:style-name="T8"> t</text:span></text:span><text:span text:style-name="Default_20_Paragraph_20_Font"><text:span text:style-name="T1">enu</text:span></text:span><text:span text:style-name="Default_20_Paragraph_20_Font"><text:span text:style-name="T8">i/stm</text:span></text:span><text:span text:style-name="Default_20_Paragraph_20_Font"><text:span text:style-name="T1">o victu ut</text:span></text:span><text:span text:style-name="Default_20_Paragraph_20_Font"><text:span text:style-name="T8">i </text:span></text:span><text:span text:style-name="Default_20_Paragraph_20_Font"><text:span text:style-name="T1">necesse</text:span></text:span></text:p>
      <text:p text:style-name="P5"><text:span text:style-name="Default_20_Paragraph_20_Font"><text:span text:style-name="T1">est. </text:span></text:span>U<text:span text:style-name="Default_20_Paragraph_20_Font"><text:span text:style-name="T1">b</text:span></text:span>i <text:span text:style-name="Default_20_Paragraph_20_Font"><text:span text:style-name="T1">vero non, sed plen</text:span></text:span>i<text:span text:style-name="Default_20_Paragraph_20_Font"><text:span text:style-name="T1">ore v</text:span></text:span>i<text:span text:style-name="Default_20_Paragraph_20_Font"><text:span text:style-name="T1">c</text:span></text:span>t<text:span text:style-name="Default_20_Paragraph_20_Font"><text:span text:style-name="T1">u alere conced</text:span></text:span>it<text:span text:style-name="Default_20_Paragraph_20_Font"><text:span text:style-name="T1">ur,<text:line-break/>tantu</text:span></text:span>m <text:span text:style-name="Default_20_Paragraph_20_Font"><text:span text:style-name="T1">a sum</text:span></text:span>m<text:span text:style-name="Default_20_Paragraph_20_Font"><text:span text:style-name="T1">e</text:span></text:span> t<text:span text:style-name="Default_20_Paragraph_20_Font"><text:span text:style-name="T1">enu</text:span></text:span>i/stm<text:span text:style-name="Default_20_Paragraph_20_Font"><text:span text:style-name="T1">o v</text:span></text:span>i<text:span text:style-name="Default_20_Paragraph_20_Font"><text:span text:style-name="T1">ctu decedendu</text:span></text:span>m, <text:span text:style-name="Default_20_Paragraph_20_Font"><text:span text:style-name="T1">quantu</text:span></text:span>m<text:line-break/>mo<text:span text:style-name="Default_20_Paragraph_20_Font"><text:span text:style-name="T1">rbi</text:span></text:span>s <text:span text:style-name="Default_20_Paragraph_20_Font"><text:span text:style-name="T1">ab extrem</text:span></text:span>is <text:span text:style-name="Default_20_Paragraph_20_Font"><text:span text:style-name="T1">len</text:span></text:span>i<text:span text:style-name="Default_20_Paragraph_20_Font"><text:span text:style-name="T1">or recesserit.</text:span></text:span></text:p>
      <text:p text:style-name="P4">Quemadmodum morbos extremos maximos appellavit,<text:line-break/>ita et -nunc extremos labores maximos vocat; labores au-<text:line-break/>tem aut-paroxysmos aut. omnia absolute: symptomata. Et-<text:line-break/>enim paroxysmos atque omnia absolute symptomata fiorti-<text:line-break/>tur morbus peracutus primis statim diebus; nam in eos<text:line-break/>statim morbi vigor incidit , qui nihil aliud est quam fym-<text:line-break/>ptomatum morbi maximum. Atqui peracutus morbus is<text:line-break/>fuerit, qui statim vigorem adeptus esu Per statim autem<text:line-break/>circiter primos quatuor dies aut paulo ulterius intelligens<text:line-break/>dum. Idcirco autem fumme tenuem victum praescribere<text:line-break/>convenit, si modo tenuissimus victus in morbi vigore sit<text:line-break/>praescribendus , quemadmodum libro .de ratione victus in<text:line-break/>morbis acutis et hoc aphorismo docuit. .. At morbi per-</text:p>
      <text:p text:style-name="P5">acuti vigor primis statim diebus consistit. Quod autem<text:line-break/>sit rationi consonum in morbi vigore tenuissimo uti victu,<text:line-break/>alibi a nobis plenius demonstratum est. Nunc. hoc tan-<text:line-break/>tum dixisse sat erit, quod si quis propter inflammationes<text:line-break/>aut febres, .semper acutorum morborum comites, vereatur<text:line-break/>idoneum praebere alimentum , in vigore hoc agere magis<text:line-break/>verebitur. Tunc enim maximae sunt inflammationes,<text:line-break/>quas ipsa in libro de ratione victus in morbis acutis phleg-<text:line-break/>masias appellabat. Sive igitur aliquis per phlegmesias ve-<text:line-break/>lit proprie appellatas phlegmonas intelligere, sive etiam<text:line-break/>ipsis febres^ una complecti fecundum veterem dictionis<text:line-break/>acceptionem, ad haec etiam praestat naturam sinere morbi<text:line-break/>coctioni vacare per ejus vigorem, quam inde ipsam ad<text:line-break/>cibos recenter assumptos conficiendos distrahere. His ita-<text:line-break/>que de causis per morborum vigorem tenuissime alere<text:line-break/>oportet. Hoc autem supposito hinc jam aliis in morbis<text:line-break/><text:span text:style-name="Default_20_Paragraph_20_Font"><text:span text:style-name="T1">t</text:span></text:span>uum vigerem posterius assecuturis .statim ab initio summe<text:line-break/>tenuissimum victum imperare non licet: sic enim prius</text:p>
      <text:p text:style-name="P5">homo morietur, quam morbus ad vigorem perveniat. At<text:line-break/>in quibus statim, hoc est primis quatuor diebus morbi<text:line-break/>rigor futurus est, in iis summe tenuissimo victu uti post-<text:line-break/>fumus , modo erres et inediam integram et folles mulsae<text:line-break/>exhibitionem et ptisanae omnino paucum succum ferre<text:line-break/>possint. Ejusmodi quidem tenuissimus. est victus. Qui<text:line-break/>vero hoc minus est tenuis, quem etiam pleniorem nomi-<text:line-break/>navit, eorum est morborum qui posterius <text:span text:style-name="Default_20_Paragraph_20_Font"><text:span text:style-name="T1">t</text:span></text:span>uum vigorem.<text:line-break/>adepturi Iunxi in quibus tantum a victus tenuitate dece-<text:line-break/>dere imperat , quantum morbus ab extremis , hoc est a<text:line-break/>vigore discedit. Qui vigor si prope adsit paulo plenius,<text:line-break/>quam si jam adesset, nutriemus; si vero longius absit,<text:line-break/>multo plenius. Denique quanto tardiorem aut celeriorem<text:line-break/>fore morbi vigorem exspectabimus, tanto et victus fer-<text:line-break/>ruam plus minus immutabimus.</text:p>
      <text:h text:style-name="P55" text:outline-level="2">VIII.</text:h>
      <text:p text:style-name="P1"><text:span text:style-name="Default_20_Paragraph_20_Font"><text:span text:style-name="T1">Quu</text:span></text:span>m <text:span text:style-name="Default_20_Paragraph_20_Font"><text:span text:style-name="T1">morbus</text:span></text:span> i<text:span text:style-name="Default_20_Paragraph_20_Font"><text:span text:style-name="T1">n vigore fuer</text:span></text:span>it, <text:span text:style-name="Default_20_Paragraph_20_Font"><text:span text:style-name="T1">tum et tenui</text:span></text:span>j<text:span text:style-name="Default_20_Paragraph_20_Font"><text:span text:style-name="T1">simo uti.<text:line-break/>v</text:span></text:span>i<text:span text:style-name="Default_20_Paragraph_20_Font"><text:span text:style-name="T1">c</text:span></text:span>t<text:span text:style-name="Default_20_Paragraph_20_Font"><text:span text:style-name="T1">u necesse est.</text:span></text:span></text:p>
      <text:p text:style-name="P4">Hic quoque aphorismus ipsi pera est artis diaetelicae,<text:line-break/>qui quidem a nonnullis per fe scribitur in praesenti dicta<text:line-break/>. oratione; ab aliis vero praecedenti aphorismo subnectitur,<text:line-break/>quo loco ante scriptus est. Nos autem docet, utrubi<text:line-break/>scriptus sit, unum et idem praeceptum senis , rigoris tem-<text:line-break/>pore victu uti tenuissimo, imperantis nimirum tum pro-<text:line-break/>pter symptomatum magnitudinem tum morbi coctionem.<text:line-break/>Non enim natura ad alteram novam coctionem distrahenda<text:line-break/>est , quum eo tempore humorum morbum procreantium<text:line-break/>coctioni vehementer incumbat, ac propemodum ipsos sit<text:line-break/>superatura; sic enim a nobis in opere de crisibus de-<text:line-break/>monstratum est, ubi de iis nimirum morbis tote oratio<text:line-break/>consumitur, in quibus omnino et diaeta et curatione ni-</text:p>
      <text:p text:style-name="P5">timur. Hi vero situs in quibus vigorem excipit declinatio.<text:line-break/>Nam quorum vigorem mors sequitur, in his. stola progno-<text:line-break/>stica artis parte utimur, quod futurum sit praedicentes,<text:line-break/>ne rerum eventus nostro errori adscribatur. Haec igitur<text:line-break/>tibi sit una indicatio ad victus formam constituendam ex<text:line-break/>morbi temporibus sumta ; altera vero ab aegrotantis viri—<text:line-break/>bus , quam loquenti docet aphorismo.</text:p>
      <text:h text:style-name="Heading_20_2" text:outline-level="2">IX.</text:h>
      <text:p text:style-name="P1"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nfecturi</text:span></text:span><text:span text:style-name="Default_20_Paragraph_20_Font"><text:span text:style-name="T8">s </text:span></text:span><text:span text:style-name="Default_20_Paragraph_20_Font"><text:span text:style-name="T1">au</text:span></text:span><text:span text:style-name="Default_20_Paragraph_20_Font"><text:span text:style-name="T8">t</text:span></text:span><text:span text:style-name="Default_20_Paragraph_20_Font"><text:span text:style-name="T1">em aeger. etia</text:span></text:span><text:span text:style-name="Default_20_Paragraph_20_Font"><text:span text:style-name="T8">m </text:span></text:span><text:span text:style-name="Default_20_Paragraph_20_Font"><text:span text:style-name="T1">expl</text:span></text:span><text:span text:style-name="Default_20_Paragraph_20_Font"><text:span text:style-name="T8">o</text:span></text:span><text:span text:style-name="Default_20_Paragraph_20_Font"><text:span text:style-name="T1">randu</text:span></text:span><text:span text:style-name="Default_20_Paragraph_20_Font"><text:span text:style-name="T8">s </text:span></text:span><text:span text:style-name="Default_20_Paragraph_20_Font"><text:span text:style-name="T1">est, an v</text:span></text:span><text:span text:style-name="Default_20_Paragraph_20_Font"><text:span text:style-name="T8">ict</text:span></text:span><text:span text:style-name="Default_20_Paragraph_20_Font"><text:span text:style-name="T1">u<text:line-break/>ad morb</text:span></text:span><text:span text:style-name="Default_20_Paragraph_20_Font"><text:span text:style-name="T8">i </text:span></text:span><text:span text:style-name="Default_20_Paragraph_20_Font"><text:span text:style-name="T1">usique v</text:span></text:span><text:span text:style-name="Default_20_Paragraph_20_Font"><text:span text:style-name="T8">i</text:span></text:span><text:span text:style-name="Default_20_Paragraph_20_Font"><text:span text:style-name="T1">g</text:span></text:span><text:span text:style-name="Default_20_Paragraph_20_Font"><text:span text:style-name="T8">o</text:span></text:span><text:span text:style-name="Default_20_Paragraph_20_Font"><text:span text:style-name="T1">re</text:span></text:span><text:span text:style-name="Default_20_Paragraph_20_Font"><text:span text:style-name="T8">m </text:span></text:span><text:span text:style-name="Default_20_Paragraph_20_Font"><text:span text:style-name="T1">par sit futuru</text:span></text:span><text:span text:style-name="Default_20_Paragraph_20_Font"><text:span text:style-name="T8">s </text:span></text:span><text:span text:style-name="Default_20_Paragraph_20_Font"><text:span text:style-name="T1">et u</text:span></text:span><text:span text:style-name="Default_20_Paragraph_20_Font"><text:span text:style-name="T8">t</text:span></text:span><text:span text:style-name="Default_20_Paragraph_20_Font"><text:span text:style-name="T1">ru</text:span></text:span><text:span text:style-name="Default_20_Paragraph_20_Font"><text:span text:style-name="T8">m i</text:span></text:span><text:span text:style-name="Default_20_Paragraph_20_Font"><text:span text:style-name="T1">lle<text:line-break/>pr</text:span></text:span><text:span text:style-name="Default_20_Paragraph_20_Font"><text:span text:style-name="T8">i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sit defecturu</text:span></text:span><text:span text:style-name="Default_20_Paragraph_20_Font"><text:span text:style-name="T8">s, </text:span></text:span><text:span text:style-name="Default_20_Paragraph_20_Font"><text:span text:style-name="T1">neque tal</text:span></text:span><text:span text:style-name="Default_20_Paragraph_20_Font"><text:span text:style-name="T8">i </text:span></text:span><text:span text:style-name="Default_20_Paragraph_20_Font"><text:span text:style-name="T1">cu</text:span></text:span><text:span text:style-name="Default_20_Paragraph_20_Font"><text:span text:style-name="T8">m </text:span></text:span><text:span text:style-name="Default_20_Paragraph_20_Font"><text:span text:style-name="T1">v</text:span></text:span><text:span text:style-name="Default_20_Paragraph_20_Font"><text:span text:style-name="T8">i</text:span></text:span><text:span text:style-name="Default_20_Paragraph_20_Font"><text:span text:style-name="T1">ctu sut</text:span></text:span><text:span text:style-name="Default_20_Paragraph_20_Font"><text:span text:style-name="T8">is </text:span></text:span><text:span text:style-name="Default_20_Paragraph_20_Font"><text:span text:style-name="T1">este po-<text:line-break/>tuer</text:span></text:span><text:span text:style-name="Default_20_Paragraph_20_Font"><text:span text:style-name="T8">i</text:span></text:span><text:span text:style-name="Default_20_Paragraph_20_Font"><text:span text:style-name="T1">t, quam</text:span></text:span><text:span text:style-name="Default_20_Paragraph_20_Font"><text:span text:style-name="T8"> .m</text:span></text:span><text:span text:style-name="Default_20_Paragraph_20_Font"><text:span text:style-name="T1">orbu</text:span></text:span><text:span text:style-name="Default_20_Paragraph_20_Font"><text:span text:style-name="T8">s </text:span></text:span><text:span text:style-name="Default_20_Paragraph_20_Font"><text:span text:style-name="T1">cesser</text:span></text:span><text:span text:style-name="Default_20_Paragraph_20_Font"><text:span text:style-name="T8">i</text:span></text:span><text:span text:style-name="Default_20_Paragraph_20_Font"><text:span text:style-name="T1">t ac</text:span></text:span><text:span text:style-name="Default_20_Paragraph_20_Font"><text:span text:style-name="T8"> o</text:span></text:span><text:span text:style-name="Default_20_Paragraph_20_Font"><text:span text:style-name="T1">b</text:span></text:span><text:span text:style-name="Default_20_Paragraph_20_Font"><text:span text:style-name="T8">t</text:span></text:span><text:span text:style-name="Default_20_Paragraph_20_Font"><text:span text:style-name="T1">undatur.</text:span></text:span></text:p>
      <text:p text:style-name="P4">Quandoquidem superiore aphorismo tantum ab extre-<text:line-break/>mo victu tenui diaeta decedendum esse imperaverat, quanto<text:line-break/>tempore morbus ipsi, vigore remissior exstiterit, nunc lue</text:p>
      <text:p text:style-name="P5">alteram addit indicationem, ut accuratius quantum de<text:line-break/>extrema victus tenuitate decedendum sit percipiamus.<text:line-break/>Haec autem indicatio ab aegrotantis viribus sumitur, qua-<text:line-break/>rum gratia licet alere; neque enim morbi ipsius causa.<text:line-break/>Quum enim virium .robur sita se habuerit, ut speremus<text:line-break/>nos ipsum posse toto eo tempore quod ad usque morbi<text:line-break/>vigorem intercedit, tali victus forma suppeditari, tum<text:line-break/>quantum concedendum sit, accurate tenebimus. Quod si<text:line-break/>imbecillius appareat, aliquid victui adliciendum est, ac<text:line-break/>tanto plenius alendum, quantum virium imbecillitas ex-<text:line-break/>postulat. Quocirca interdum in ipfo etiam morbi vigore,<text:line-break/>eo oborto symptomata quo vires exsolvuntur alere cogi-<text:line-break/>mur. Atque haec quoque oratio pars totius est, diaeteti-<text:line-break/>ces, quae de victus ratione disserit. Quod si quis et hunc<text:line-break/>totum et praecedentem atque sequentem explicandum<text:line-break/>aphorifmum unum fecerit, non aberrabit. Ego vero par-<text:line-break/>tes qua potui facilitate divisas explicare malui.</text:p>
      <text:h text:style-name="P55" text:outline-level="2">X.</text:h>
      <text:p text:style-name="P1"><text:span text:style-name="Default_20_Paragraph_20_Font"><text:span text:style-name="T1">Quibus igitur statim vigor est , his statim tenuis victus ex-<text:line-break/>bibendus. Quibus vero posterius vigor saturus</text:span></text:span> t<text:span text:style-name="Default_20_Paragraph_20_Font"><text:span text:style-name="T1">st , iis<text:line-break/>in ipso et paulo ante ipsum cibus subtrahendus. Antea<text:line-break/>vero plenius alendum est, quo perstet aegrotus.</text:span></text:span></text:p>
      <text:p text:style-name="P6">Atque haec oratio eandem habet sententiam, verum<text:line-break/>generalior superiore elata est. Supra namque in peracutis<text:line-break/>morbis dicebat statim<text:tab/>in ipsis tenuissimo Victu utendum</text:p>
      <text:p text:style-name="Normal">esse; in hac vero absolute de omnibus morbis pronunciat,<text:line-break/>quorum statim futurus est Vigor, hoc est non multo post<text:line-break/>primum morbi insultum, iubens ob id tenui Victu utens,.<text:line-break/>dum esse Quae vero sequuntur, manisesta sunt, ac ean-<text:line-break/>dem sententiam complectuntur.</text:p>
      <text:h text:style-name="Heading_20_2" text:outline-level="2">XI.</text:h>
      <text:p text:style-name="Normal"><text:span text:style-name="Default_20_Paragraph_20_Font"><text:span text:style-name="T1">In exacerbationibus cibum subducere oportet, nam ex hi-</text:span></text:span></text:p>
      <text:p text:style-name="P3"><text:span text:style-name="Default_20_Paragraph_20_Font"><text:span text:style-name="T1">here nox</text:span></text:span><text:span text:style-name="Default_20_Paragraph_20_Font"><text:span text:style-name="T8">i</text:span></text:span><text:span text:style-name="Default_20_Paragraph_20_Font"><text:span text:style-name="T1">u</text:span></text:span><text:span text:style-name="Default_20_Paragraph_20_Font"><text:span text:style-name="T8">m; </text:span></text:span><text:span text:style-name="Default_20_Paragraph_20_Font"><text:span text:style-name="T1">Et 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per circuitu</text:span></text:span><text:span text:style-name="Default_20_Paragraph_20_Font"><text:span text:style-name="T8">s m</text:span></text:span><text:span text:style-name="Default_20_Paragraph_20_Font"><text:span text:style-name="T1">orbi exacerban-<text:line-break/>tu</text:span></text:span><text:span text:style-name="Default_20_Paragraph_20_Font"><text:span text:style-name="T8">r, </text:span></text:span><text:span text:style-name="Default_20_Paragraph_20_Font"><text:span text:style-name="T1">in</text:span></text:span><text:span text:style-name="Default_20_Paragraph_20_Font"><text:span text:style-name="T8"> i</text:span></text:span><text:span text:style-name="Default_20_Paragraph_20_Font"><text:span text:style-name="T1">psi</text:span></text:span><text:span text:style-name="Default_20_Paragraph_20_Font"><text:span text:style-name="T8">s </text:span></text:span><text:span text:style-name="Default_20_Paragraph_20_Font"><text:span text:style-name="T1">parox</text:span></text:span><text:span text:style-name="Default_20_Paragraph_20_Font"><text:span text:style-name="T8">ysmis </text:span></text:span><text:span text:style-name="Default_20_Paragraph_20_Font"><text:span text:style-name="T1">c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. pr</text:span></text:span><text:span text:style-name="Default_20_Paragraph_20_Font"><text:span text:style-name="T8">o</text:span></text:span><text:span text:style-name="Default_20_Paragraph_20_Font"><text:span text:style-name="T1">h</text:span></text:span><text:span text:style-name="Default_20_Paragraph_20_Font"><text:span text:style-name="T8">i</text:span></text:span><text:span text:style-name="Default_20_Paragraph_20_Font"><text:span text:style-name="T1">benda</text:span></text:span><text:span text:style-name="Default_20_Paragraph_20_Font"><text:span text:style-name="T8">s </text:span></text:span><text:span text:style-name="Default_20_Paragraph_20_Font"><text:span text:style-name="T1">est.</text:span></text:span></text:p>
      <text:p text:style-name="P4">Univerfae quidem diaetae formam in unoquoque morbo<text:line-break/>a duabus indicationibus jussit nos <text:span text:style-name="Default_20_Paragraph_20_Font"><text:span text:style-name="T1">t</text:span></text:span>umere, ex futuro to-<text:line-break/>tius morbi vigore et ex aegrotantis viribus. In hac autem<text:line-break/>oratione quomodo etiam aliquis sigillatim cibum decenter<text:line-break/>exhibuerit docet, a cibis albens caveri paroxyfmos; Ve-<text:line-break/>rum dilucidius libro. de ratione victus in morbis acutis<text:line-break/>dixit, quod neque, quum jam adsunt paroxysmi, neque<text:line-break/>quum mox affuturi sunt,. alimenta praebeamus, sed quum<text:line-break/>declinant cessantque.</text:p>
      <text:h text:style-name="Heading_20_2" text:outline-level="2">XII.</text:h>
      <text:p text:style-name="P1"><text:span text:style-name="Default_20_Paragraph_20_Font"><text:span text:style-name="T1">M</text:span></text:span><text:span text:style-name="Default_20_Paragraph_20_Font"><text:span text:style-name="T8">o</text:span></text:span><text:span text:style-name="Default_20_Paragraph_20_Font"><text:span text:style-name="T1">rb</text:span></text:span><text:span text:style-name="Default_20_Paragraph_20_Font"><text:span text:style-name="T8">i </text:span></text:span><text:span text:style-name="Default_20_Paragraph_20_Font"><text:span text:style-name="T1">vero et anni</text:span></text:span><text:span text:style-name="Default_20_Paragraph_20_Font"><text:span text:style-name="T8"> t</text:span></text:span><text:span text:style-name="Default_20_Paragraph_20_Font"><text:span text:style-name="T1">empestate</text:span></text:span><text:span text:style-name="Default_20_Paragraph_20_Font"><text:span text:style-name="T8">s </text:span></text:span><text:span text:style-name="Default_20_Paragraph_20_Font"><text:span text:style-name="T1">ac succeden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s i</text:span></text:span><text:span text:style-name="Default_20_Paragraph_20_Font"><text:span text:style-name="T1">nvicem<text:line-break/>per</text:span></text:span><text:span text:style-name="Default_20_Paragraph_20_Font"><text:span text:style-name="T8">i</text:span></text:span><text:span text:style-name="Default_20_Paragraph_20_Font"><text:span text:style-name="T1">odoru</text:span></text:span><text:span text:style-name="Default_20_Paragraph_20_Font"><text:span text:style-name="T8">m </text:span></text:span><text:span text:style-name="Default_20_Paragraph_20_Font"><text:span text:style-name="T1">recipr</text:span></text:span><text:span text:style-name="Default_20_Paragraph_20_Font"><text:span text:style-name="T8">o</text:span></text:span><text:span text:style-name="Default_20_Paragraph_20_Font"><text:span text:style-name="T1">ca</text:span></text:span><text:span text:style-name="Default_20_Paragraph_20_Font"><text:span text:style-name="T8">tio</text:span></text:span><text:span text:style-name="Default_20_Paragraph_20_Font"><text:span text:style-name="T1">ne</text:span></text:span><text:span text:style-name="Default_20_Paragraph_20_Font"><text:span text:style-name="T8">s, </text:span></text:span><text:span text:style-name="Default_20_Paragraph_20_Font"><text:span text:style-name="T1">sive qu</text:span></text:span><text:span text:style-name="Default_20_Paragraph_20_Font"><text:span text:style-name="T8">oti</text:span></text:span><text:span text:style-name="Default_20_Paragraph_20_Font"><text:span text:style-name="T1">d</text:span></text:span><text:span text:style-name="Default_20_Paragraph_20_Font"><text:span text:style-name="T8">i</text:span></text:span><text:span text:style-name="Default_20_Paragraph_20_Font"><text:span text:style-name="T1">e; sive a</text:span></text:span><text:span text:style-name="Default_20_Paragraph_20_Font"><text:span text:style-name="T8">l</text:span></text:span><text:span text:style-name="Default_20_Paragraph_20_Font"><text:span text:style-name="T1">tern</text:span></text:span><text:span text:style-name="Default_20_Paragraph_20_Font"><text:span text:style-name="T8">i</text:span></text:span><text:span text:style-name="Default_20_Paragraph_20_Font"><text:span text:style-name="T1">s</text:span></text:span></text:p>
      <text:p text:style-name="P5"><text:span text:style-name="Default_20_Paragraph_20_Font"><text:span text:style-name="T1">diebu</text:span></text:span>s, <text:span text:style-name="Default_20_Paragraph_20_Font"><text:span text:style-name="T1">sive et</text:span></text:span>i<text:span text:style-name="Default_20_Paragraph_20_Font"><text:span text:style-name="T1">am per</text:span></text:span> m<text:span text:style-name="Default_20_Paragraph_20_Font"><text:span text:style-name="T1">ajora</text:span></text:span> i<text:span text:style-name="Default_20_Paragraph_20_Font"><text:span text:style-name="T1">ntervalla stant, parox</text:span></text:span>y<text:span text:style-name="Default_20_Paragraph_20_Font"><text:span text:style-name="T1">smo</text:span></text:span>s<text:line-break/><text:span text:style-name="Default_20_Paragraph_20_Font"><text:span text:style-name="T1">et morboru</text:span></text:span>m <text:span text:style-name="Default_20_Paragraph_20_Font"><text:span text:style-name="T1">const</text:span></text:span>i<text:span text:style-name="Default_20_Paragraph_20_Font"><text:span text:style-name="T1">tu</text:span></text:span>tio<text:span text:style-name="Default_20_Paragraph_20_Font"><text:span text:style-name="T1">ne</text:span></text:span>s i<text:span text:style-name="Default_20_Paragraph_20_Font"><text:span text:style-name="T1">nd</text:span></text:span>i<text:span text:style-name="Default_20_Paragraph_20_Font"><text:span text:style-name="T1">cabunt. sed et subap-<text:line-break/>parentibu</text:span></text:span>s <text:span text:style-name="Default_20_Paragraph_20_Font"><text:span text:style-name="T1">eadem</text:span></text:span> i<text:span text:style-name="Default_20_Paragraph_20_Font"><text:span text:style-name="T1">ndicantur, quale</text:span></text:span> i<text:span text:style-name="Default_20_Paragraph_20_Font"><text:span text:style-name="T1">n pleurit</text:span></text:span>i<text:span text:style-name="Default_20_Paragraph_20_Font"><text:span text:style-name="T1">c</text:span></text:span>is <text:span text:style-name="Default_20_Paragraph_20_Font"><text:span text:style-name="T1">spu-<text:line-break/>tum , si statim</text:span></text:span> o<text:span text:style-name="Default_20_Paragraph_20_Font"><text:span text:style-name="T1">bor</text:span></text:span>m<text:span text:style-name="Default_20_Paragraph_20_Font"><text:span text:style-name="T1">nte</text:span></text:span> m<text:span text:style-name="Default_20_Paragraph_20_Font"><text:span text:style-name="T1">orbo .subappareat , brevem<text:line-break/>morbum; si vero poster</text:span></text:span>i<text:span text:style-name="Default_20_Paragraph_20_Font"><text:span text:style-name="T1">u</text:span></text:span>s <text:span text:style-name="Default_20_Paragraph_20_Font"><text:span text:style-name="T1">.subapparea</text:span></text:span>t , <text:span text:style-name="Default_20_Paragraph_20_Font"><text:span text:style-name="T1">longum far</text:span></text:span>e<text:line-break/><text:span text:style-name="Default_20_Paragraph_20_Font"><text:span text:style-name="T1">denunc</text:span></text:span>i<text:span text:style-name="Default_20_Paragraph_20_Font"><text:span text:style-name="T1">at. </text:span></text:span>U<text:span text:style-name="Default_20_Paragraph_20_Font"><text:span text:style-name="T1">r</text:span></text:span>i<text:span text:style-name="Default_20_Paragraph_20_Font"><text:span text:style-name="T1">nae quoque et alv</text:span></text:span>i <text:span text:style-name="Default_20_Paragraph_20_Font"><text:span text:style-name="T1">excrementa . et sud</text:span></text:span>o-<text:line-break/><text:span text:style-name="Default_20_Paragraph_20_Font"><text:span text:style-name="T1">re</text:span></text:span>s, <text:span text:style-name="Default_20_Paragraph_20_Font"><text:span text:style-name="T1">ub</text:span></text:span>i <text:span text:style-name="Default_20_Paragraph_20_Font"><text:span text:style-name="T1">subapparuer</text:span></text:span>i<text:span text:style-name="Default_20_Paragraph_20_Font"><text:span text:style-name="T1">nt e</text:span></text:span>t <text:span text:style-name="Default_20_Paragraph_20_Font"><text:span text:style-name="T1">fac</text:span></text:span>ilis <text:span text:style-name="Default_20_Paragraph_20_Font"><text:span text:style-name="T1">aut d</text:span></text:span>i<text:span text:style-name="Default_20_Paragraph_20_Font"><text:span text:style-name="T1">spe</text:span></text:span>l<text:span text:style-name="Default_20_Paragraph_20_Font"><text:span text:style-name="T1">li</text:span></text:span>t j<text:span text:style-name="Default_20_Paragraph_20_Font"><text:span text:style-name="T1">ud</text:span></text:span>i<text:span text:style-name="Default_20_Paragraph_20_Font"><text:span text:style-name="T1">c</text:span></text:span>ii <text:span text:style-name="Default_20_Paragraph_20_Font"><text:span text:style-name="T1">et<text:line-break/>breves aut longo</text:span></text:span>s <text:span text:style-name="Default_20_Paragraph_20_Font"><text:span text:style-name="T1">sare</text:span></text:span> m<text:span text:style-name="Default_20_Paragraph_20_Font"><text:span text:style-name="T1">orbo</text:span></text:span>s i<text:span text:style-name="Default_20_Paragraph_20_Font"><text:span text:style-name="T1">nd</text:span></text:span>i<text:span text:style-name="Default_20_Paragraph_20_Font"><text:span text:style-name="T1">cant.</text:span></text:span></text:p>
      <text:p text:style-name="P4">.Si quae prius ab eo de victus ratione dicta fueru<text:span text:style-name="Default_20_Paragraph_20_Font"><text:span text:style-name="T1">n</text:span></text:span>t<text:line-break/>recordemur, quae nunc dicuntur eorum usus nobis mani-<text:line-break/>festior prodetur. Era<text:span text:style-name="Default_20_Paragraph_20_Font"><text:span text:style-name="T1">n</text:span></text:span>t autem praedicta ejusmodi. Uni-<text:line-break/>verine diaetae instituendae formam ad duos tendens sco-<text:line-break/>pos faciebat, tum aegrotantis vires tum morbi constito-<text:line-break/>tionem. Nam an morbus sit peracutus aut acutus aut<text:line-break/>diuturnus futurus et quando maxime vigorem assequutu-<text:line-break/>rus sit, morbi constitutionem est considerare. Particula-<text:line-break/>res autem ciborum oblationes ex particularibus paroxyf-</text:p>
      <text:p text:style-name="Normal">-</text:p>
      <text:p text:style-name="P5">mis conjecturabatur. Quum igitur tres sint scopi ad per-<text:line-break/>fiecte ac abfolute victum praescribendum; primus quidem<text:line-break/>vires aegrotantis, secundus vero morbi. constitutio, tertius<text:line-break/>denique praeter hos particulares paroxyfmi, vires quidem<text:line-break/>primo statim ad aegrotum aditu dignoscere medicus pot-<text:line-break/>est ex p<text:span text:style-name="Default_20_Paragraph_20_Font"><text:span text:style-name="T1">a</text:span></text:span>ssibus nimirum et aliis, quae ipse. in .progno-<text:line-break/>stico narravit. Unde nemo dixit virium magnitudinem<text:line-break/>dignosici non posse. At si neque possimus ipsarum quan-<text:line-break/>litatum exquisite invenire , posse tamen nos artificiosa con-<text:line-break/>jectura ad eam proxime accedere omnes concedunt. Morbi<text:line-break/>vero constitutionem qualis sit futura et particulares paro-<text:line-break/>xyfmos multis medicis vi<text:span text:style-name="Default_20_Paragraph_20_Font"><text:span text:style-name="T1">t</text:span></text:span>um est dignosci non posse , non<text:line-break/>tamen Hippocrati. Sed in his, quemadmodum et in aliis<text:line-break/>saepe quidem accurate et ut quis dixerit certa scientia,<text:line-break/>saepe vero coniecturis quidem, non tamen citra artem<text:line-break/>factis, neque procul a veritate aberimus, fed .prope ac<text:line-break/>proxime perveniemus ad praenoscendum futurum morbi<text:line-break/>vigorem et paroxysurorum vicissitudlues. Verum haec la-</text:p>
      <text:p text:style-name="P5">tius tum in prognostico tum in epidemiis docuit, ac nos<text:line-break/>ex mente senis ipsis verba cum decenti explicatione in<text:line-break/>libro primo de crisibus apposuimus ,. ulti quomodo quis-<text:line-break/>quam futurum morbi vigorem praenoscere valeat demon-<text:line-break/>stravimus. Nunc vero quidquid ab ipso Hippocrate sum-<text:line-break/>malim pronunciatum est, id nos quoque sumus quam<text:line-break/>fieri poterit brevissime declaraturi. Quibus vero- curae<text:line-break/>est omnem de his. disciplinam diligenter perdiscere, hi ad<text:line-break/>librum de crisibus a nobis conscriptum . <text:span text:style-name="Default_20_Paragraph_20_Font"><text:span text:style-name="T1">t</text:span></text:span>e conferant.<text:line-break/>Morbi igitur ipsi tum ipsius paroxysinorum proportiones,<text:line-break/>tum <text:span text:style-name="Default_20_Paragraph_20_Font"><text:span text:style-name="T1">t</text:span></text:span>uas etiam constitutiones nihil minus indicabunt,<text:line-break/>exempli gratia inter febres intermittentes, tertianam, ce-<text:line-break/>Ierem quidem obtinere judicationem , diuturnam vero esse<text:line-break/>quotidianam eaque diuturnio<text:span text:style-name="Default_20_Paragraph_20_Font"><text:span text:style-name="T1">r</text:span></text:span>em quartanam. Inter con-<text:line-break/>tinuas ardentes quidem acutas. esse , typhodes vero su-<text:line-break/>mactes his diuturniores, inter utrasque medias esse femi-<text:line-break/>tertianas. Ut vero quivis has omnes febres quum statim<text:line-break/>invadunt dignoscat, secundo libro de crisibus amplissime</text:p>
      <text:p text:style-name="P5">narratum esu Quare hu<text:span text:style-name="Default_20_Paragraph_20_Font"><text:span text:style-name="T1">n</text:span></text:span>c in librum tra<text:span text:style-name="Default_20_Paragraph_20_Font"><text:span text:style-name="T1">n</text:span></text:span>sferenda n<text:span text:style-name="Default_20_Paragraph_20_Font"><text:span text:style-name="T1">o</text:span></text:span>n<text:line-break/>su<text:span text:style-name="Default_20_Paragraph_20_Font"><text:span text:style-name="T1">n</text:span></text:span>t quae recte aliis in locis prius jam sunt prodita, ne-<text:line-break/>que crebro multis in libris de iisdem verba facere studeo-<text:line-break/>dum, sed suium in memoriam revocandum, quomodo, si<text:line-break/>possibile fuerit tertianam in in<text:span text:style-name="Default_20_Paragraph_20_Font"><text:span text:style-name="T1">t</text:span></text:span>uitu statim ab initio cog-<text:line-break/>nofcere, ex ea comprehendere liceat tum citam ejus fore<text:line-break/>crisin, tum tertio quoque die fieri accessiones, atque hoc<text:line-break/>ipsum est, quod ab Hippocrate dicitur, <text:span text:style-name="Default_20_Paragraph_20_Font"><text:span text:style-name="T1">par</text:span></text:span>o<text:span text:style-name="Default_20_Paragraph_20_Font"><text:span text:style-name="T1">x</text:span></text:span>ysmos <text:span text:style-name="Default_20_Paragraph_20_Font"><text:span text:style-name="T1">et<text:line-break/>morborum const</text:span></text:span>it<text:span text:style-name="Default_20_Paragraph_20_Font"><text:span text:style-name="T1">ut</text:span></text:span>io<text:span text:style-name="Default_20_Paragraph_20_Font"><text:span text:style-name="T1">ne</text:span></text:span>s i<text:span text:style-name="Default_20_Paragraph_20_Font"><text:span text:style-name="T1">nd</text:span></text:span>i<text:span text:style-name="Default_20_Paragraph_20_Font"><text:span text:style-name="T1">cabunt morb</text:span></text:span>i. Nos enim quum<text:line-break/>saepe statim primo die quartanarum febrium principia<text:line-break/>cognovissemus , non exspectata jam accessionis alternatione,<text:line-break/>victus formam ab initio co<text:span text:style-name="Default_20_Paragraph_20_Font"><text:span text:style-name="T1">n</text:span></text:span>stituimus, prout morbo post<text:line-break/>multum tempus ad suum vigorem perventum conveniret.<text:line-break/>Sic et in quotidiana et tertiana pro utriusque proprio<text:line-break/>et statuto futuro rigoris tempore. Quemadmodum autem<text:line-break/>in febribus, sic veteris lu morbis .fe res habet. Plemitis<text:line-break/>et peripneumonia et pbrenitis acuti sunt morbi; fynan-<text:line-break/>che et cholera et tetanus peracuta; . hydrops vero et me-</text:p>
      <text:p text:style-name="P5">lancholia et empyema et phthoe feu tabes diuturni.<text:line-break/>Pleuritidi quidem et phrenitidi tertio quoque die plerum-<text:line-break/>que accessiones fiunt, ventris autem et hepatis empyemati<text:line-break/>et tabi quotidie magisque noctu. Splenicis vero et om-<text:line-break/>nino melancholicis quarto quoque die. Quod autem ad-<text:line-break/>ditum est <text:span text:style-name="Default_20_Paragraph_20_Font"><text:span text:style-name="T1">e</text:span></text:span>t <text:span text:style-name="Default_20_Paragraph_20_Font"><text:span text:style-name="T1">ann</text:span></text:span>i t<text:span text:style-name="Default_20_Paragraph_20_Font"><text:span text:style-name="T1">e</text:span></text:span>m<text:span text:style-name="Default_20_Paragraph_20_Font"><text:span text:style-name="T1">p</text:span></text:span>o<text:span text:style-name="Default_20_Paragraph_20_Font"><text:span text:style-name="T1">ra</text:span></text:span>, ad praedicta relationem habet.<text:line-break/>Etenim et morbi constitutiones et accessiones anni tempo-<text:line-break/>ribus una cum morbo possunt indicari. Non enim hoc<text:line-break/>tantum scire quartanam eo die invasisse satis fuerit, ut ab<text:line-break/>initio provideamus instituendam esse victus formam, tan-<text:line-break/>quam adversus morbum diuturnum, verum etiam an<text:line-break/>hieme aut vere, an aestate vel autumno hanc febrem ex-<text:line-break/>ordium fecisse contigerit , eos prospicere oportet qui no-<text:line-break/>verint aestivas quartanas quidem ut plerumque breves esse,<text:line-break/>autumnales vero longas et magis quae hiemem attingunt.<text:line-break/>Haec enim in loquentibus ipse nos edocturus esu Quin</text:p>
      <text:p text:style-name="P5">etiam tertiana febris, licet alioquin celeris sit judicationis,<text:line-break/>aestate tamen quam hieme celerioris est. Atque ceteris<text:line-break/>quibusque morbis aestas celeritatem, hiems tarditatem ad-<text:line-break/>diti Sed et accessionis tertio quoque die in universum<text:line-break/>per aestatem, quarto per autumnum, per hiemem singulis<text:line-break/>diebus aut noctibus fiunt. Quemadmodum autem in anni<text:line-break/>tempestatibus , sic et in temperamentis similiter fe res ha-<text:line-break/>bet, de quibus et ipfe Hippocrates faepe disseruit, non<text:line-break/>tamen hic quidquam pronuntiavit, qui ex uno cetera re-<text:line-break/>cordari nobis concesserit. Quae enim aestiva tempestas,<text:line-break/>eadem et aegrotantibus temperamentum, si natura calidius<text:line-break/>et siccius exstiterit; eadem et aetas si vigeat; eadem et<text:line-break/>locus si calidus sit et siccus, simul indicabunt. Vitae quo-<text:line-break/>que instituta et consuetudines eodem modo fe habentes et<text:line-break/>praestans aeris nos circumstantis fletus indicabunt, de qui-<text:line-break/>bus postea docebit. Sic et quaecunque de autumnali tem-<text:line-break/>pestate indicis^ tum ad morbi constitutionem providendam,<text:line-break/>tum ad accessionum reciprocationem sumebantur; eadem</text:p>
      <text:p text:style-name="P5">et de aegrotantis aetate atque natura, vitae institutis, con-<text:line-break/>suetudinibus et regione, ubi aegrotat et praesenti aeris<text:line-break/>ambientis temperatione sumere possumus. Ex his igitur<text:line-break/>constat quod et morbi constitutionem et accessiones cog-<text:line-break/>nofcemus; constitutionem quidem, si morbus fuerit per-<text:line-break/>acutus aut diuturnus, quod etiam ad vigoris providentiam<text:line-break/>necessarium est, accessiones ve<text:span text:style-name="Default_20_Paragraph_20_Font"><text:span text:style-name="T1">r</text:span></text:span>o, an tertio aut quarto die<text:line-break/>aut singulis diebus aut qua diei aut noctis hora sint in-<text:line-break/>vafurae. Quod autem ad apborlsmi finem scriptum est,<text:line-break/>deinceps examinemus, an eorum ipsorum quae diximus<text:line-break/>faciat declarationem. Ita namque pronuntiavit Hippocra-<text:line-break/>tes: <text:span text:style-name="Default_20_Paragraph_20_Font"><text:span text:style-name="T1">ac succeden</text:span></text:span>t<text:span text:style-name="Default_20_Paragraph_20_Font"><text:span text:style-name="T1">e</text:span></text:span>s <text:span text:style-name="Default_20_Paragraph_20_Font"><text:span text:style-name="T1">inv</text:span></text:span>i<text:span text:style-name="Default_20_Paragraph_20_Font"><text:span text:style-name="T1">ce</text:span></text:span>m <text:span text:style-name="Default_20_Paragraph_20_Font"><text:span text:style-name="T1">periodorum reciproca</text:span></text:span>tio<text:span text:style-name="Default_20_Paragraph_20_Font"><text:span text:style-name="T1">ne</text:span></text:span>s,<text:line-break/><text:span text:style-name="Default_20_Paragraph_20_Font"><text:span text:style-name="T1">sive quo</text:span></text:span>ti<text:span text:style-name="Default_20_Paragraph_20_Font"><text:span text:style-name="T1">die, sive a</text:span></text:span>l<text:span text:style-name="Default_20_Paragraph_20_Font"><text:span text:style-name="T1">tern</text:span></text:span>is <text:span text:style-name="Default_20_Paragraph_20_Font"><text:span text:style-name="T1">d</text:span></text:span>i<text:span text:style-name="Default_20_Paragraph_20_Font"><text:span text:style-name="T1">ebu</text:span></text:span>s, <text:span text:style-name="Default_20_Paragraph_20_Font"><text:span text:style-name="T1">sive et</text:span></text:span>i<text:span text:style-name="Default_20_Paragraph_20_Font"><text:span text:style-name="T1">am per</text:span></text:span> m<text:span text:style-name="Default_20_Paragraph_20_Font"><text:span text:style-name="T1">ajora<text:line-break/></text:span></text:span>i<text:span text:style-name="Default_20_Paragraph_20_Font"><text:span text:style-name="T1">n</text:span></text:span>t<text:span text:style-name="Default_20_Paragraph_20_Font"><text:span text:style-name="T1">ervalla sian</text:span></text:span>t. Constat autem ipsum per periodorum<text:line-break/>reciprocationes, accessionum quae in ipsis eveniunt incre-<text:line-break/>menta intelligere, quae tum incrementa morbi tempus<text:line-break/>tum futuri rigoris praefinitum diem ostendunt. Hinc au-<text:line-break/>tem praecipue didiceris, fecundae accessionis ad priorem</text:p>
      <text:p text:style-name="P5">incrementum hisfn tribus conspici, hora qua incepit ac-<text:line-break/>cessio , longitudine accessionis et magnitqdme. Nihil au-<text:line-break/>tem differt, si in vehementia dixeris: ambo namque no-<text:line-break/>mina usitata sunt medicis , qui et pro re eadem ipsa<text:line-break/>multoties afferunt; quum majorem interdum febrem prae-<text:line-break/>cedente, interdum vehementiorem exstitisse dicunt. Con-<text:line-break/>cessum est autem hanc febrem vehementiorem aut aequa-<text:line-break/>les horas cum praecedente obtinere aut pauciores aut<text:line-break/>plures , quae longitudo erit paroxyfmi , non magnitudo<text:line-break/>seu vehementia. Per accessionem autem te nunc deterio-<text:line-break/>rem universi circuitus partem intelligere oportet, quae a<text:line-break/>primo in<text:span text:style-name="Default_20_Paragraph_20_Font"><text:span text:style-name="T1">t</text:span></text:span>uitu usque. ad vigorem extenditur, quemadmo-<text:line-break/>dum inde declinationem, reliquam periodi partem melio-<text:line-break/>rem. Quum itaque paroxyfinus sive tertio, .sive quarto<text:line-break/>quoque die, sive quotidie fiat, proportionem anticipaverit,<text:line-break/>eaque anticipitata in longius tempus productus multoque<text:line-break/>vehementior factus fuerit, tum manifestum erit morbi in-<text:line-break/>crementum, qui quantum increverit , quae singula retuli-</text:p>
      <text:p text:style-name="P5">mus, indicabunt. Qui namque paroxy fatus majori tempore<text:line-break/>anticipaverit ac diutius exacerbando duraverit multaque<text:line-break/>vehementius vexaverit, effatu dignum incrementum et ce-<text:line-break/>lerem morbi motum esse et in proximo vigorem futurum<text:line-break/>demonstrabit. Non enim probabile est magna incrementa<text:line-break/>suscipientibus paroxysmis proximum minime fore incre-<text:line-break/>mentum. Contrarius autem paroxyfmus,. qui nimirum<text:line-break/>parva faciat incrementa, eorum. quae diximus, quantum<text:line-break/>ad hoc attinet, longius abfore vigorem - ostendet. Hoc<text:line-break/>igitur 1pfum ex- circuituum incremento discemus, coniectu-<text:line-break/>ram nimirum facere., quanto post tempore morbi sit futu-<text:line-break/>rus vigor, ac praeterea certem et praefinitam invasionis<text:line-break/>paroxyfmi horam tenebimus. Conducit autem prima qui-<text:line-break/>dem cognitio ad universam rictus. rationis ideam consti-<text:line-break/>tuendam; secunda vero ad singula ciborum exhibendorum<text:line-break/>tempora, quorum indicationes docere ah initio ipsi erat<text:line-break/>propositum. . Quod autem periodum vocet eodem similem<text:line-break/>reditum- cuivis sane innotescit.- Sed et ex postea fubappa-</text:p>
      <text:p text:style-name="P5">rentibus ait conjecturandum esse tum de paroxyfmo tum<text:line-break/>de totius morbi constitutione. Sive autem aliquis fym-<text:line-break/>plumata, sive signa velit haec mox fubapparentia vocare,<text:line-break/>nihil intererit. Sed illud de omnibus tum fymptomatis<text:line-break/>tum signis statuere praestiterit, eorum nonnulla qui—<text:line-break/>dem esse pathognomnoica I. e. affectus indicantia ; quaedam<text:line-break/>vero assidentia, alia decretoria, alia coctionis, nonnulla<text:line-break/>cruditatis, illa et salutis, haec denique perniciei indica-<text:line-break/>tiva. Enimvero pathognomonica quidem una cum morbo<text:line-break/>invadunt; assidentia vero interdum simul eunt morbo ind<text:line-break/>vadunt, interdum superveniunt, nonnunquam omnino<text:line-break/>etiam absunt: non enim a morbo sunt inseparabilia, ne-t<text:line-break/>que ejus essentiam cousiituunt, fed proprias efficiunt disi.<text:line-break/>ferentias. Quae vero ab Hippocrate cristina et a Latinis<text:line-break/>decretoria <text:span text:style-name="Default_20_Paragraph_20_Font"><text:span text:style-name="T1">s</text:span></text:span>ymptomata nominantur, plane quidem primo<text:line-break/>morborum initio .simul invadere minime solent, fed cum<text:line-break/>duobus al iis consueverunt , de quibus paululum postea di-<text:line-break/>eam. Saepe vero. non lu his, fed morborum incrementis</text:p>
      <text:p text:style-name="P5">aut vigoribus deinceps fubapparent. Signa vero coctionis<text:line-break/>simul quidem et haec nunquam primo morbi principio ad-<text:line-break/>oriuntur, sed illud principium, quod pars- est totius morbi,<text:line-break/>terminant. Signa vero cruditatis. cum primo morbi prin-<text:line-break/>cipisinvadunt ac interdum postea tandem apparent, quem-<text:line-break/>admodum et .mortis signa. .Etenim et horum ortus morbi<text:line-break/>principium subsequitur f morbi autem principium, ut in<text:line-break/>commentariis de crisibus docuimus , tum primum ejus in-<text:line-break/>saltum illatabilem appellamus, tum illud quod tanquam<text:line-break/>totius morbi pars est, quum in principium, incrementum,<text:line-break/>statum et declinationem dividitur; tum illud quod ad ter-<text:line-break/>tium usque diem extenditur. Sed et eodem in opere<text:line-break/>omnium symptomatum qualitates docuimus, cum inter-<text:line-break/>pretatione ad id necessariarum Hippocratis dictionum ad-.<text:line-break/>jecta, verum nunc quoque tanquam pro compendio de<text:line-break/>ipsis dicetur. Quicunque vero de his totam Hippocratis<text:line-break/>artem perdiscere velit, is ad illam se conferat tractatio-<text:line-break/>nem. Consulit igitur ex fubapparentibus de univer<text:span text:style-name="Default_20_Paragraph_20_Font"><text:span text:style-name="T1">s</text:span></text:span>o morbi</text:p>
      <text:p text:style-name="P5">statu coniecturam inire, deinde uno quodam morbo in<text:line-break/>medium adducto, exempli gratia in pleuriticis, inquit, si<text:line-break/>per initia sputum statim appareat, morbum breviat; si<text:line-break/>vero postellus superveniat, producit. Perspicue vero quod<text:line-break/>docet didiceris, si tibi ex tertio epidemiorum huc trans-<text:line-break/>tulerim, quae de Anaxione pleuritico prodidit Hippocra-<text:line-break/>Ies, quem aegrotum in primo etiam de crisibus mea in-<text:line-break/>terpretatione illustravi. Sic autem habet Hippocrate di-<text:line-break/>ctio. <text:span text:style-name="Default_20_Paragraph_20_Font"><text:span text:style-name="T1">Abderis Anaxionem, qui ad portas</text:span></text:span> T<text:span text:style-name="Default_20_Paragraph_20_Font"><text:span text:style-name="T1">hracias decum-<text:line-break/>bebat, febris acuta invasit, lateris dextri dolor assiduus,<text:line-break/>tussis sicca, neque primis diebus exsurdabat ; siticulosus,<text:line-break/>insomnis; urinae probe erant coloratae, copiosae, tenues.<text:line-break/>Sexto die deliravit; ad satus autem calentes nihil remi-<text:line-break/>sit. Sep</text:span></text:span>t<text:span text:style-name="Default_20_Paragraph_20_Font"><text:span text:style-name="T1">imo die gravius habuit: tum enim scbris inten-<text:line-break/>debatur, nec dolores remittebant et tusses infestabant dife<text:line-break/></text:span></text:span>j<text:span text:style-name="Default_20_Paragraph_20_Font"><text:span text:style-name="T1">icileque sudabat. Dctavo secta in cubito vena, copiosos<text:line-break/>sanguis, qualem decebat, essluxit; dolores quidem remisc-<text:line-break/>runt, tusses tamen aridae comitabantur. </text:span></text:span>U<text:span text:style-name="Default_20_Paragraph_20_Font"><text:span text:style-name="T1">ndecimo remi-</text:span></text:span></text:p>
      <text:p text:style-name="P7"><text:span text:style-name="Default_20_Paragraph_20_Font"><text:span text:style-name="T1">serunt sebres ; parum circa caput sudavit; tusses et quae<text:line-break/>a pulmone educebantur humida. Decimo septimo coepit<text:line-break/>pauca et concocta exspuere; levatus est. Vigesimo suda-<text:line-break/>vit, febris expers suetus. Post crtsin levatus est, ac siti-<text:line-break/>culosus erat, nec probae a pulmone expurga t io nes.<text:tab/>Se-</text:span></text:span></text:p>
      <text:p text:style-name="Normal"><text:span text:style-name="Default_20_Paragraph_20_Font"><text:span text:style-name="T1">ptimo et vigesimo rediit febris, tussivit, concocta multa<text:line-break/>eduxit, urinis adsuit multum sodimentum album ; sitis cessa-<text:line-break/>vit; sacile spiravit</text:span></text:span>, s<text:span text:style-name="Default_20_Paragraph_20_Font"><text:span text:style-name="T1">omnum cepit. </text:span></text:span>T<text:span text:style-name="Default_20_Paragraph_20_Font"><text:span text:style-name="T1">rigesimo quarto ob-<text:line-break/>orto per universum corpus sudore, prorsus solutus febre<text:line-break/></text:span></text:span>i<text:span text:style-name="Default_20_Paragraph_20_Font"><text:span text:style-name="T1">udicatus est. </text:span></text:span>Hic igitur Anaxion ab initio quidem pleu-<text:line-break/>riticus erat, non tamen ab initio exspuebat, sed etiamnum<text:line-break/>octavo die tusseS ficcae contingebant, ut ait IIippocrateS.<text:line-break/>Quare decenti ratione etiam totius morbi solutio in tri-<text:line-break/>gefimum quartum diem producta est, quum tamen ut plu-<text:line-break/>rimum pleuritis terminum Griseos habeat decimum quar-<text:line-break/>tum, quod si non hunc, saltem omnino Vicesimum. Quod<text:line-break/>si ante tertium diem exspuisset veI circa septimum aut<text:line-break/>nonum aut saltem undecimum diem crisis contigisset;<text:line-break/>etiamsi ipso die tertio spuere coepisset, non uItra decimum</text:p>
      <text:p text:style-name="P5">quartum diem processisset. Accidit enim omnibus iustam-<text:line-break/>arationibus, quae dens<text:span text:style-name="Default_20_Paragraph_20_Font"><text:span text:style-name="T1">o</text:span></text:span> operimento non teguntur, ut quae<text:line-break/>externam cutem obsident, quosdam exsultari labores, initio<text:line-break/>tenues, postea si coquantur et ad melius proficiant, cras-<text:line-break/>fieres et ex his ipsis crassioribus quosdam magis , quosdam<text:line-break/>minus concoqui. Atque haec in omnibus oris et oculorum<text:line-break/>inflammationibus licet intueri, neque minus in quacunque<text:line-break/>alia parte, quando pars aliqua inte<text:span text:style-name="Default_20_Paragraph_20_Font"><text:span text:style-name="T1">r</text:span></text:span>ior simul cum cutis<text:line-break/>divisione patitur inflammationem. Etenim ex hujusmodi<text:line-break/>ulceribus r<text:span text:style-name="Default_20_Paragraph_20_Font"><text:span text:style-name="T1">o</text:span></text:span>bores tales profluunt quales protuli. Si<text:line-break/>quando igitur aliqua fuerit inflammatio cum tanta mea-<text:line-break/>tuum coarctatione, ut nihil foras effundatur, illam tum<text:line-break/>coetu difficilem tum diuturnam fore necesse esu Hac<text:line-break/>igitur ratione et in pleuritide , quandoquidem et hic mor-<text:line-break/>bus pblegmonum quoddam genus est, signa coctionis aui-<text:line-break/>madvertenda sunt. . Crudissimo namque est, in qua nihil<text:line-break/>omnino exfpuitur ,. secundum cruditatis ordinem obtinet,<text:line-break/>in qua ichores tenues ; tertium in qua crassiores, et quar-</text:p>
      <text:p text:style-name="P5">tum in qua perfecte cocti apparuerint. At hi si circa<text:line-break/>tertium aut quartum . fubapparuerint , non contingit mor-<text:line-break/>bum .ultra feptimnm .diem progredi. In aliis vero morbis<text:line-break/>singulis, pro coctionis modo temporis mensuram consequi<text:line-break/>necesse . esu Quemadmodum igitur sputum perfectae co-<text:line-break/>ctionis signum est, quum album, laeve et aequale, neque<text:line-break/>consistentia nimis humidum , neque nimis crassem fuerit,<text:line-break/>eodem modo integram cruditatem prodit, quod omnino<text:line-break/>non exfpuitur. Quod si exspuatur quidem , sed adhuc<text:line-break/>tenue sit, imperfectae coctionis signum esu At si in-<text:line-break/>permixtum fuerit vel flavum vel rufum , haud bonum.<text:line-break/>Quod si lividum fuerit aut aeruginosam aut atrum , per-<text:line-break/>niciosissimum existit. . Quum itaque. nobis distincta sint<text:line-break/>tum coctionis tum cruditatis signa ac praeterea tertium<text:line-break/>exitialium genus, ferendum est coctionis signa semper esse<text:line-break/>bona, ut quae morbi solutionem fore celerem ostendant,<text:line-break/>quemadmodum et exitialium signorum genus aegrotantis<text:line-break/>jacturam citam praenunciare. At cruditatis signa diutur-</text:p>
      <text:p text:style-name="P5">num quidem .. ex . necessitate morbum portendunt, fed,<text:line-break/>quantum ipsis inest, neque moriturum , neque evasurum<text:line-break/>hominem declaranti Tibi vero prius robur virium ex-<text:line-break/>pendenti etiam ista licet p<text:span text:style-name="Default_20_Paragraph_20_Font"><text:span text:style-name="T1">r</text:span></text:span>aecognoscere.. Aliud est signo-<text:line-break/>rum genus, quae decretoria ah ipso nominantu<text:span text:style-name="Default_20_Paragraph_20_Font"><text:span text:style-name="T1">r. </text:span></text:span>Haec<text:line-break/>autem sunt sudores, haemorrhagiae, .rigores, copiosum<text:line-break/>alvi profluvium ac similis vomitus et repentinus capitis-<text:line-break/>do.lor aut fpiraudi difficultas inopinata ac vehemens aut<text:line-break/>cardiogmus aut . quaedam indolens in hypochondriis con-<text:line-break/>tensio, vigiliae vehementes et delirium, nox praeter ra-<text:line-break/>tionem molesta, paroxy<text:span text:style-name="Default_20_Paragraph_20_Font"><text:span text:style-name="T1">t</text:span></text:span>mus anticipans si lino et lacrymae<text:line-break/>involuntariae in .oculis minime affectis, citra molestiam<text:line-break/>defluentes, rubor. faciei et labrum insertus agitatum, lu-<text:line-break/>cida aut obscura et tenebricosa ante oculos obversantia<text:line-break/>aut lucis micationes quaedam aut genae aut nares repente<text:line-break/>rubescentes, parotides aut denique cujusdam abscessus in<text:line-break/>articulum decumbentis generatio. Haec igitur universa<text:line-break/>et praeter haec alia multa hujuscemodi quae fecundum</text:p>
      <text:p text:style-name="P5">propriam eorum substantiam symptomata nominantur ; qua-<text:line-break/>tenus vero subitam mutationem significant signa decretoria<text:line-break/>appellata, duplicem tibi praecognitionem praestabunt. Si<text:line-break/>morbo quidem concoctu supervenerint,. propinquam salo-<text:line-break/>tem denuntiant; si vero crudo, improbam crisin, quae<text:line-break/>aut ru perniciem aut temporis longitudinem actura siti<text:line-break/>Quod vero alia sit horum decretoriorum signorum natura,<text:line-break/>alia vero ipsorum coctionis signorum, ex. iis maxime di-<text:line-break/>diceris, quae primo epidemion pronuntiat Hippocrates:<text:line-break/><text:span text:style-name="Default_20_Paragraph_20_Font"><text:span text:style-name="T1">Coct</text:span></text:span>io<text:span text:style-name="Default_20_Paragraph_20_Font"><text:span text:style-name="T1">ne</text:span></text:span>s <text:span text:style-name="Default_20_Paragraph_20_Font"><text:span text:style-name="T1">crisi</text:span></text:span>s <text:span text:style-name="Default_20_Paragraph_20_Font"><text:span text:style-name="T1">celer</text:span></text:span>it<text:span text:style-name="Default_20_Paragraph_20_Font"><text:span text:style-name="T1">a</text:span></text:span>t<text:span text:style-name="Default_20_Paragraph_20_Font"><text:span text:style-name="T1">em securamque san</text:span></text:span>i<text:span text:style-name="Default_20_Paragraph_20_Font"><text:span text:style-name="T1">ta</text:span></text:span>t<text:span text:style-name="Default_20_Paragraph_20_Font"><text:span text:style-name="T1">e</text:span></text:span>m <text:span text:style-name="Default_20_Paragraph_20_Font"><text:span text:style-name="T1">sign</text:span></text:span>i/i-<text:line-break/><text:span text:style-name="Default_20_Paragraph_20_Font"><text:span text:style-name="T1">ean</text:span></text:span>t. <text:span text:style-name="Default_20_Paragraph_20_Font"><text:span text:style-name="T1">Cruda vero e</text:span></text:span>t i<text:span text:style-name="Default_20_Paragraph_20_Font"><text:span text:style-name="T1">ncoc</text:span></text:span>t<text:span text:style-name="Default_20_Paragraph_20_Font"><text:span text:style-name="T1">a e</text:span></text:span>t <text:span text:style-name="Default_20_Paragraph_20_Font"><text:span text:style-name="T1">quae</text:span></text:span> i<text:span text:style-name="Default_20_Paragraph_20_Font"><text:span text:style-name="T1">n .ma</text:span></text:span>l<text:span text:style-name="Default_20_Paragraph_20_Font"><text:span text:style-name="T1">o</text:span></text:span>s <text:span text:style-name="Default_20_Paragraph_20_Font"><text:span text:style-name="T1">absce</text:span></text:span>s<text:span text:style-name="Default_20_Paragraph_20_Font"><text:span text:style-name="T1">sus<text:line-break/>vertun</text:span></text:span>t<text:span text:style-name="Default_20_Paragraph_20_Font"><text:span text:style-name="T1">ur</text:span></text:span>, i<text:span text:style-name="Default_20_Paragraph_20_Font"><text:span text:style-name="T1">ud</text:span></text:span>i<text:span text:style-name="Default_20_Paragraph_20_Font"><text:span text:style-name="T1">ca</text:span></text:span>ti<text:span text:style-name="Default_20_Paragraph_20_Font"><text:span text:style-name="T1">onum vacui</text:span></text:span>t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au</text:span></text:span>t <text:span text:style-name="Default_20_Paragraph_20_Font"><text:span text:style-name="T1">dolores au</text:span></text:span>t <text:span text:style-name="Default_20_Paragraph_20_Font"><text:span text:style-name="T1">diu-<text:line-break/>turni</text:span></text:span>t<text:span text:style-name="Default_20_Paragraph_20_Font"><text:span text:style-name="T1">a</text:span></text:span>t<text:span text:style-name="Default_20_Paragraph_20_Font"><text:span text:style-name="T1">em au</text:span></text:span>t <text:span text:style-name="Default_20_Paragraph_20_Font"><text:span text:style-name="T1">m</text:span></text:span>o<text:span text:style-name="Default_20_Paragraph_20_Font"><text:span text:style-name="T1">rtem aut eorundem reversi</text:span></text:span>o<text:span text:style-name="Default_20_Paragraph_20_Font"><text:span text:style-name="T1">ne</text:span></text:span>s. Ita qui-<text:line-break/>dem hic in universum morbi coctionem laudarit. In<text:line-break/>prognostico vero particulatim signis ipsius simul traditis<text:line-break/>hoc modo : <text:span text:style-name="Default_20_Paragraph_20_Font"><text:span text:style-name="T1">urina aute</text:span></text:span>m o<text:span text:style-name="Default_20_Paragraph_20_Font"><text:span text:style-name="T1">pt</text:span></text:span>i<text:span text:style-name="Default_20_Paragraph_20_Font"><text:span text:style-name="T1">ma est, quum sed</text:span></text:span>i<text:span text:style-name="Default_20_Paragraph_20_Font"><text:span text:style-name="T1">men</text:span></text:span>t<text:span text:style-name="Default_20_Paragraph_20_Font"><text:span text:style-name="T1">u</text:span></text:span>m <text:span text:style-name="Default_20_Paragraph_20_Font"><text:span text:style-name="T1">al-<text:line-break/>bu</text:span></text:span>m , <text:span text:style-name="Default_20_Paragraph_20_Font"><text:span text:style-name="T1">laeve et aequale suer</text:span></text:span>it <text:span text:style-name="Default_20_Paragraph_20_Font"><text:span text:style-name="T1">per o</text:span></text:span>m<text:span text:style-name="Default_20_Paragraph_20_Font"><text:span text:style-name="T1">ne tempu</text:span></text:span>s, <text:span text:style-name="Default_20_Paragraph_20_Font"><text:span text:style-name="T1">donec<text:line-break/>morbu</text:span></text:span>s <text:span text:style-name="Default_20_Paragraph_20_Font"><text:span text:style-name="T1">cr</text:span></text:span>isi sit <text:span text:style-name="Default_20_Paragraph_20_Font"><text:span text:style-name="T1">solutu</text:span></text:span>s. T<text:span text:style-name="Default_20_Paragraph_20_Font"><text:span text:style-name="T1">u</text:span></text:span>m <text:span text:style-name="Default_20_Paragraph_20_Font"><text:span text:style-name="T1">en</text:span></text:span>im <text:span text:style-name="Default_20_Paragraph_20_Font"><text:span text:style-name="T1">salut</text:span></text:span>is <text:span text:style-name="Default_20_Paragraph_20_Font"><text:span text:style-name="T1">secur</text:span></text:span>it<text:span text:style-name="Default_20_Paragraph_20_Font"><text:span text:style-name="T1">a</text:span></text:span>t<text:span text:style-name="Default_20_Paragraph_20_Font"><text:span text:style-name="T1">e</text:span></text:span>m,</text:p>
      <text:p text:style-name="P5">t<text:span text:style-name="Default_20_Paragraph_20_Font"><text:span text:style-name="T1">um m</text:span></text:span>o<text:span text:style-name="Default_20_Paragraph_20_Font"><text:span text:style-name="T1">rbum pauc</text:span></text:span>i<text:span text:style-name="Default_20_Paragraph_20_Font"><text:span text:style-name="T1">oris fare temporis significat. </text:span></text:span>Sic etiatn-<text:line-break/>num laudavit urinam quae venosi generis coctionem iu-<text:line-break/>dicat. Rursum autem quum sic loquitur: <text:span text:style-name="Default_20_Paragraph_20_Font"><text:span text:style-name="T1">A</text:span></text:span>t <text:span text:style-name="Default_20_Paragraph_20_Font"><text:span text:style-name="T1">a</text:span></text:span>l<text:span text:style-name="Default_20_Paragraph_20_Font"><text:span text:style-name="T1">v</text:span></text:span>i <text:span text:style-name="Default_20_Paragraph_20_Font"><text:span text:style-name="T1">exere-<text:line-break/>men</text:span></text:span>t<text:span text:style-name="Default_20_Paragraph_20_Font"><text:span text:style-name="T1">um</text:span></text:span> o<text:span text:style-name="Default_20_Paragraph_20_Font"><text:span text:style-name="T1">pt</text:span></text:span>i<text:span text:style-name="Default_20_Paragraph_20_Font"><text:span text:style-name="T1">mum est, qu</text:span></text:span>o<text:span text:style-name="Default_20_Paragraph_20_Font"><text:span text:style-name="T1">d tum</text:span></text:span> m<text:span text:style-name="Default_20_Paragraph_20_Font"><text:span text:style-name="T1">ol</text:span></text:span>l<text:span text:style-name="Default_20_Paragraph_20_Font"><text:span text:style-name="T1">e</text:span></text:span> t<text:span text:style-name="Default_20_Paragraph_20_Font"><text:span text:style-name="T1">u</text:span></text:span>m <text:span text:style-name="Default_20_Paragraph_20_Font"><text:span text:style-name="T1">compac</text:span></text:span>t<text:span text:style-name="Default_20_Paragraph_20_Font"><text:span text:style-name="T1">u</text:span></text:span>m<text:line-break/><text:span text:style-name="Default_20_Paragraph_20_Font"><text:span text:style-name="T1">est et qua hora. bene va</text:span></text:span>l<text:span text:style-name="Default_20_Paragraph_20_Font"><text:span text:style-name="T1">ent</text:span></text:span>i <text:span text:style-name="Default_20_Paragraph_20_Font"><text:span text:style-name="T1">de</text:span></text:span>j<text:span text:style-name="Default_20_Paragraph_20_Font"><text:span text:style-name="T1">irieba</text:span></text:span>t<text:span text:style-name="Default_20_Paragraph_20_Font"><text:span text:style-name="T1">ur excretum. </text:span></text:span>Co—<text:line-break/>ctionum ventris simul indicia tum laudat tum docet. Et<text:line-break/>vero quum partium respirationi inservientium coctionem<text:line-break/>collaudaret ac doceret, sic loquutus est: <text:span text:style-name="Default_20_Paragraph_20_Font"><text:span text:style-name="T1">sputu</text:span></text:span>m i<text:span text:style-name="Default_20_Paragraph_20_Font"><text:span text:style-name="T1">n<text:line-break/>omnibu</text:span></text:span>s <text:span text:style-name="Default_20_Paragraph_20_Font"><text:span text:style-name="T1">pu</text:span></text:span>l<text:span text:style-name="Default_20_Paragraph_20_Font"><text:span text:style-name="T1">mon</text:span></text:span>is <text:span text:style-name="Default_20_Paragraph_20_Font"><text:span text:style-name="T1">et costaru</text:span></text:span>m .<text:span text:style-name="Default_20_Paragraph_20_Font"><text:span text:style-name="T1">dolor</text:span></text:span>i<text:span text:style-name="Default_20_Paragraph_20_Font"><text:span text:style-name="T1">bu</text:span></text:span>s <text:span text:style-name="Default_20_Paragraph_20_Font"><text:span text:style-name="T1">celer</text:span></text:span>i<text:span text:style-name="Default_20_Paragraph_20_Font"><text:span text:style-name="T1">ter ac facile<text:line-break/>exspu</text:span></text:span>i o<text:span text:style-name="Default_20_Paragraph_20_Font"><text:span text:style-name="T1">portet, ac sutum ad</text:span></text:span>m<text:span text:style-name="Default_20_Paragraph_20_Font"><text:span text:style-name="T1">odum sput</text:span></text:span>o <text:span text:style-name="Default_20_Paragraph_20_Font"><text:span text:style-name="T1">com</text:span></text:span>m<text:span text:style-name="Default_20_Paragraph_20_Font"><text:span text:style-name="T1">ixtum ap-<text:line-break/>parere. </text:span></text:span>Coctionis quidem signa semper bona sunt; criseos<text:line-break/>vero signa non itera. Sic ergo inquit: <text:span text:style-name="Default_20_Paragraph_20_Font"><text:span text:style-name="T1">s</text:span></text:span>i<text:span text:style-name="Default_20_Paragraph_20_Font"><text:span text:style-name="T1">gna decre</text:span></text:span>t<text:span text:style-name="Default_20_Paragraph_20_Font"><text:span text:style-name="T1">or</text:span></text:span>i<text:span text:style-name="Default_20_Paragraph_20_Font"><text:span text:style-name="T1">a<text:line-break/>quae non decernunt, partim letha</text:span></text:span>l<text:span text:style-name="Default_20_Paragraph_20_Font"><text:span text:style-name="T1">ia sunt, part</text:span></text:span>im <text:span text:style-name="Default_20_Paragraph_20_Font"><text:span text:style-name="T1">iudicatu<text:line-break/>di/sic</text:span></text:span>i<text:span text:style-name="Default_20_Paragraph_20_Font"><text:span text:style-name="T1">l</text:span></text:span>i<text:span text:style-name="Default_20_Paragraph_20_Font"><text:span text:style-name="T1">a. </text:span></text:span>Enimvero quum ait: <text:span text:style-name="Default_20_Paragraph_20_Font"><text:span text:style-name="T1">quae in mel</text:span></text:span>i<text:span text:style-name="Default_20_Paragraph_20_Font"><text:span text:style-name="T1">u</text:span></text:span>s <text:span text:style-name="Default_20_Paragraph_20_Font"><text:span text:style-name="T1">decernunt<text:line-break/>signa, ea non sta</text:span></text:span>t<text:span text:style-name="Default_20_Paragraph_20_Font"><text:span text:style-name="T1">im apparere; </text:span></text:span>eandem sententiam indi-<text:line-break/>eat: nam coctionis signa quocunque tempore apparuerint,<text:line-break/>bona sunt; semper enim totum ipsorum genus bonum exi-<text:line-break/>stiti Non ergo ista pugnant cum eo. quod nunc dictum</text:p>
      <text:p text:style-name="P5">est, i<text:span text:style-name="Default_20_Paragraph_20_Font"><text:span text:style-name="T1">n pleur</text:span></text:span>iticis r <text:span text:style-name="Default_20_Paragraph_20_Font"><text:span text:style-name="T1">si sputum statim appareat. </text:span></text:span>Nam signa<text:line-break/>decretoria nonnunquam mala sunt; signum vero coctionis<text:line-break/>nullum unquam pravum fuit, fed omnia femper optima<text:line-break/>tantaque celerius hominem convaliturum declarant, quanto<text:line-break/>celerius apparuerint. Haec ad praestentem aphorifmum<text:line-break/>tanquam compendio dixisse sufficiunt. Totam vero de<text:line-break/>istis semis mentem in opere de crisibus aperuimus. Quo<text:line-break/>vero de signorum divisione sermo quem modo proposni,<text:line-break/>absolutus exisset, quomodo a superioribus differant, tum<text:line-break/>patbognomonica, tum quae assidentia vocantur sclibet com-<text:line-break/>memorare , unico exempli gratia in medium adducto<text:line-break/>morbo, hoc sane ipsum qui ab Hippocrate nominatus esu<text:line-break/>Igitur in pleuritide acuta quidem febris una cum spirandi<text:line-break/>difficultate tussique et lateris dolore puuctorio signa sunt<text:line-break/>patbognomonica. Dolorem autem aut ad hypochondrium<text:line-break/>aut ad claviculam procedere quemadmodum et facilius in<text:line-break/>latus affectum, quam in latus alterum fanum ferre decu-<text:line-break/>bitum, signa funt assidentia. At de assistentibus quidem</text:p>
      <text:p text:style-name="P5">signis duos libros scripsit Praxagoras,. Nicandri filius; de<text:line-break/>supervenientibus vero signis unum alium , ac si de sub-<text:line-break/>apparentibus inscriberetur. Haec igitur snbapparentia, in-<text:line-break/>quit Hippocrates, tum morbos judicatu faciles aut dissici-<text:line-break/>les , tum breves aut longos quum apparuerint declarant.<text:line-break/>.Meminit autem non siclum sputorum, sed et urinarum et<text:line-break/>dejectionum et sudorum , qui nimirum in prognostico con-<text:line-break/>scripta nobis exemplo sublinit, quae huc transferre foret<text:line-break/>supervacaneum: nam de his cum in libro de crisibus di-<text:line-break/>ximus, tum in commentariis in prognosticum, in quibus<text:line-break/>etiamnum magis fenis sententiam explanavimus.</text:p>
      <text:h text:style-name="Heading_20_2" text:outline-level="2">XIII.</text:h>
      <text:p text:style-name="P1"><text:span text:style-name="Default_20_Paragraph_20_Font"><text:span text:style-name="T1">senes primum fac</text:span></text:span><text:span text:style-name="Default_20_Paragraph_20_Font"><text:span text:style-name="T8">i</text:span></text:span><text:span text:style-name="Default_20_Paragraph_20_Font"><text:span text:style-name="T1">ll</text:span></text:span><text:span text:style-name="Default_20_Paragraph_20_Font"><text:span text:style-name="T8">i</text:span></text:span><text:span text:style-name="Default_20_Paragraph_20_Font"><text:span text:style-name="T1">me susun</text:span></text:span><text:span text:style-name="Default_20_Paragraph_20_Font"><text:span text:style-name="T8">i</text:span></text:span><text:span text:style-name="Default_20_Paragraph_20_Font"><text:span text:style-name="T1">um serun</text:span></text:span><text:span text:style-name="Default_20_Paragraph_20_Font"><text:span text:style-name="T8">t , </text:span></text:span><text:span text:style-name="Default_20_Paragraph_20_Font"><text:span text:style-name="T1">de</text:span></text:span><text:span text:style-name="Default_20_Paragraph_20_Font"><text:span text:style-name="T8">i</text:span></text:span><text:span text:style-name="Default_20_Paragraph_20_Font"><text:span text:style-name="T1">nde constan-<text:line-break/></text:span></text:span><text:span text:style-name="Default_20_Paragraph_20_Font"><text:span text:style-name="T8">t</text:span></text:span><text:span text:style-name="Default_20_Paragraph_20_Font"><text:span text:style-name="T1">es, m</text:span></text:span><text:span text:style-name="Default_20_Paragraph_20_Font"><text:span text:style-name="T8">i</text:span></text:span><text:span text:style-name="Default_20_Paragraph_20_Font"><text:span text:style-name="T1">nu</text:span></text:span><text:span text:style-name="Default_20_Paragraph_20_Font"><text:span text:style-name="T8">s </text:span></text:span><text:span text:style-name="Default_20_Paragraph_20_Font"><text:span text:style-name="T1">adolescen</text:span></text:span><text:span text:style-name="Default_20_Paragraph_20_Font"><text:span text:style-name="T8">t</text:span></text:span><text:span text:style-name="Default_20_Paragraph_20_Font"><text:span text:style-name="T1">es, </text:span></text:span><text:span text:style-name="Default_20_Paragraph_20_Font"><text:span text:style-name="T8">mi</text:span></text:span><text:span text:style-name="Default_20_Paragraph_20_Font"><text:span text:style-name="T1">n</text:span></text:span><text:span text:style-name="Default_20_Paragraph_20_Font"><text:span text:style-name="T8">im</text:span></text:span><text:span text:style-name="Default_20_Paragraph_20_Font"><text:span text:style-name="T1">e o</text:span></text:span><text:span text:style-name="Default_20_Paragraph_20_Font"><text:span text:style-name="T8">m</text:span></text:span><text:span text:style-name="Default_20_Paragraph_20_Font"><text:span text:style-name="T1">n</text:span></text:span><text:span text:style-name="Default_20_Paragraph_20_Font"><text:span text:style-name="T8">i</text:span></text:span><text:span text:style-name="Default_20_Paragraph_20_Font"><text:span text:style-name="T1">um pueri, atque<text:line-break/></text:span></text:span><text:span text:style-name="Default_20_Paragraph_20_Font"><text:span text:style-name="T8">i</text:span></text:span><text:span text:style-name="Default_20_Paragraph_20_Font"><text:span text:style-name="T1">n</text:span></text:span><text:span text:style-name="Default_20_Paragraph_20_Font"><text:span text:style-name="T8">t</text:span></text:span><text:span text:style-name="Default_20_Paragraph_20_Font"><text:span text:style-name="T1">er h</text:span></text:span><text:span text:style-name="Default_20_Paragraph_20_Font"><text:span text:style-name="T8">os ipsas </text:span></text:span><text:span text:style-name="Default_20_Paragraph_20_Font"><text:span text:style-name="T1">qui ad ac</text:span></text:span><text:span text:style-name="Default_20_Paragraph_20_Font"><text:span text:style-name="T8">ti</text:span></text:span><text:span text:style-name="Default_20_Paragraph_20_Font"><text:span text:style-name="T1">one</text:span></text:span><text:span text:style-name="Default_20_Paragraph_20_Font"><text:span text:style-name="T8">s </text:span></text:span><text:span text:style-name="Default_20_Paragraph_20_Font"><text:span text:style-name="T1">o</text:span></text:span><text:span text:style-name="Default_20_Paragraph_20_Font"><text:span text:style-name="T8">m</text:span></text:span><text:span text:style-name="Default_20_Paragraph_20_Font"><text:span text:style-name="T1">nino c</text:span></text:span><text:span text:style-name="Default_20_Paragraph_20_Font"><text:span text:style-name="T8">a</text:span></text:span><text:span text:style-name="Default_20_Paragraph_20_Font"><text:span text:style-name="T1">stri</text:span></text:span><text:span text:style-name="Default_20_Paragraph_20_Font"><text:span text:style-name="T8">s </text:span></text:span><text:span text:style-name="Default_20_Paragraph_20_Font"><text:span text:style-name="T1">pr</text:span></text:span><text:span text:style-name="Default_20_Paragraph_20_Font"><text:span text:style-name="T8">omit</text:span></text:span><text:span text:style-name="Default_20_Paragraph_20_Font"><text:span text:style-name="T1">u</text:span></text:span><text:span text:style-name="Default_20_Paragraph_20_Font"><text:span text:style-name="T8">r<text:line-break/></text:span></text:span><text:span text:style-name="Default_20_Paragraph_20_Font"><text:span text:style-name="T1">ferun</text:span></text:span><text:span text:style-name="Default_20_Paragraph_20_Font"><text:span text:style-name="T8">t</text:span></text:span><text:span text:style-name="Default_20_Paragraph_20_Font"><text:span text:style-name="T1">ur.</text:span></text:span></text:p>
      <text:p text:style-name="P3">Aetatum quoque discrimen ad rictus rationem initi-<text:line-break/>tuendam aliquid confert. Senes siquidem inediam facile<text:line-break/>ferunt, pueri vero difficile. Haec autem inediae ferendae<text:line-break/>facilitas spectatur, quod senes neque appetant, neque<text:line-break/>inde oblaedantur. Difficultas autem in contrariis existit.<text:line-break/>Etenim pueri magis appetunt ac longis inediis magis ob-<text:line-break/>laeduntur. Qui vero mediam inter <text:span text:style-name="Default_20_Paragraph_20_Font"><text:span text:style-name="T1">t</text:span></text:span>enes et pueros aeta-<text:line-break/>tem agunt, quanto proprius ad alterutram ipsarum aetatum<text:line-break/>accedunt, tanto ex longis inediis aut minus aut magis<text:line-break/>molestantur laedunturque. Hujus autum aphorisini cau<text:span text:style-name="Default_20_Paragraph_20_Font"><text:span text:style-name="T1">t</text:span></text:span>am<text:line-break/>in sequenti docet, cujus est initium: <text:span text:style-name="Default_20_Paragraph_20_Font"><text:span text:style-name="T1">Quae crescunt cor-<text:line-break/>pora, calidum</text:span></text:span> i<text:span text:style-name="Default_20_Paragraph_20_Font"><text:span text:style-name="T1">nna</text:span></text:span>t<text:span text:style-name="Default_20_Paragraph_20_Font"><text:span text:style-name="T1">um haben</text:span></text:span>t <text:span text:style-name="Default_20_Paragraph_20_Font"><text:span text:style-name="T1">plurimu</text:span></text:span>m. Quare et si<text:line-break/>quis ipsum priori copulare veliti et cum <text:span text:style-name="Default_20_Paragraph_20_Font"><text:span text:style-name="T1">en</text:span></text:span>im coniunctione<text:line-break/>efferre , una eademque fiet. ac manifesta hoc modo fe ha-<text:line-break/>bens oratio: <text:span text:style-name="Default_20_Paragraph_20_Font"><text:span text:style-name="T1">sene</text:span></text:span>s <text:span text:style-name="Default_20_Paragraph_20_Font"><text:span text:style-name="T1">jac</text:span></text:span>iHim<text:span text:style-name="Default_20_Paragraph_20_Font"><text:span text:style-name="T1">e su</text:span></text:span>j<text:span text:style-name="Default_20_Paragraph_20_Font"><text:span text:style-name="T1">unium ferunt, de</text:span></text:span>i<text:span text:style-name="Default_20_Paragraph_20_Font"><text:span text:style-name="T1">nde con-<text:line-break/>stante</text:span></text:span>s, <text:span text:style-name="Default_20_Paragraph_20_Font"><text:span text:style-name="T1">minu</text:span></text:span>s <text:span text:style-name="Default_20_Paragraph_20_Font"><text:span text:style-name="T1">adolescen</text:span></text:span>t<text:span text:style-name="Default_20_Paragraph_20_Font"><text:span text:style-name="T1">es; m</text:span></text:span>i<text:span text:style-name="Default_20_Paragraph_20_Font"><text:span text:style-name="T1">n</text:span></text:span>i<text:span text:style-name="Default_20_Paragraph_20_Font"><text:span text:style-name="T1">me omn</text:span></text:span>i<text:span text:style-name="Default_20_Paragraph_20_Font"><text:span text:style-name="T1">um pueri. Qu</text:span></text:span>i<text:line-break/><text:span text:style-name="Default_20_Paragraph_20_Font"><text:span text:style-name="T1">na</text:span></text:span>m<text:span text:style-name="Default_20_Paragraph_20_Font"><text:span text:style-name="T1">que crescunt, </text:span></text:span>i<text:span text:style-name="Default_20_Paragraph_20_Font"><text:span text:style-name="T1">nna</text:span></text:span>ti <text:span text:style-name="Default_20_Paragraph_20_Font"><text:span text:style-name="T1">calidi plur</text:span></text:span>i<text:span text:style-name="Default_20_Paragraph_20_Font"><text:span text:style-name="T1">mum sor</text:span></text:span>t<text:span text:style-name="Default_20_Paragraph_20_Font"><text:span text:style-name="T1">iuntur. </text:span></text:span>Ae-<text:line-break/>tate vero constantes eos appellat, qui nimirum .inter ju-</text:p>
      <text:p text:style-name="P5">venes ac <text:span text:style-name="Default_20_Paragraph_20_Font"><text:span text:style-name="T1">t</text:span></text:span>enes mediam aetatem subeunt, ut aut jam ab<text:line-break/>aetate quidem vigente- decedant, necdum tame<text:span text:style-name="Default_20_Paragraph_20_Font"><text:span text:style-name="T1">n</text:span></text:span> ullum<text:line-break/>manifestum senectutis sensum consequantur. Sic autem et<text:line-break/>Thucydides constantes appellavit qui constantem aetatem<text:line-break/>agerent. Verum inter hanc et adolescentium .aetatem alia<text:line-break/>quaedam intercedit aetas, quae ut ordine, sic inediae<text:line-break/>quoque ferendae facilitate ac difficultate media est, ita ut<text:line-break/>per eam aetatem neque nos facile inediam ferre possimus,<text:line-break/>quemadmodum aetate constantes ac lenes, neque difficile,<text:line-break/>ut adolescentes et pueri. Verum . ejus .aetatis non memi-<text:line-break/>nit Hippocrates, quae ex pronunciatis possit intelligi.<text:line-break/>Quum enim diceret: <text:span text:style-name="Default_20_Paragraph_20_Font"><text:span text:style-name="T1">atque</text:span></text:span> i<text:span text:style-name="Default_20_Paragraph_20_Font"><text:span text:style-name="T1">nter ho</text:span></text:span>s i<text:span text:style-name="Default_20_Paragraph_20_Font"><text:span text:style-name="T1">psu</text:span></text:span>s <text:span text:style-name="Default_20_Paragraph_20_Font"><text:span text:style-name="T1">qu</text:span></text:span>r <text:span text:style-name="Default_20_Paragraph_20_Font"><text:span text:style-name="T1">ad act</text:span></text:span>i<text:span text:style-name="Default_20_Paragraph_20_Font"><text:span text:style-name="T1">one</text:span></text:span>s<text:line-break/><text:span text:style-name="Default_20_Paragraph_20_Font"><text:span text:style-name="T1">omn</text:span></text:span>i<text:span text:style-name="Default_20_Paragraph_20_Font"><text:span text:style-name="T1">no ce</text:span></text:span>t<text:span text:style-name="Default_20_Paragraph_20_Font"><text:span text:style-name="T1">er</text:span></text:span>is <text:span text:style-name="Default_20_Paragraph_20_Font"><text:span text:style-name="T1">prom</text:span></text:span>ti<text:span text:style-name="Default_20_Paragraph_20_Font"><text:span text:style-name="T1">u</text:span></text:span>s <text:span text:style-name="Default_20_Paragraph_20_Font"><text:span text:style-name="T1">seruntur, </text:span></text:span>naturarum differentias<text:line-break/>manifestavit. Talis quidem est Hippocratis oratio , quae<text:line-break/>quo sit perfectior, concisa tamen etiamnum additione qua-<text:line-break/>dam indiget... De iis etenim. quae in fenilia aetatis princi-</text:p>
      <text:p text:style-name="P5">pio sunt recte quidem dictum est, <text:span text:style-name="Default_20_Paragraph_20_Font"><text:span text:style-name="T1">sene</text:span></text:span>s <text:span text:style-name="Default_20_Paragraph_20_Font"><text:span text:style-name="T1">facill</text:span></text:span>im<text:span text:style-name="Default_20_Paragraph_20_Font"><text:span text:style-name="T1">e fesu-<text:line-break/>niu</text:span></text:span>m <text:span text:style-name="Default_20_Paragraph_20_Font"><text:span text:style-name="T1">serunt ; </text:span></text:span>de iis vero qui ad extremam senectutem<text:line-break/>pervenerunt non item recte, quod hi longas inedias<text:line-break/>ferre nequeant. Aut igitur aphorismo quiddam exiguum<text:line-break/>addendum est, spsumque hoc.modo pronunciandum : <text:span text:style-name="Default_20_Paragraph_20_Font"><text:span text:style-name="T1">sene</text:span></text:span>s<text:line-break/><text:span text:style-name="Default_20_Paragraph_20_Font"><text:span text:style-name="T1">facill</text:span></text:span>i<text:span text:style-name="Default_20_Paragraph_20_Font"><text:span text:style-name="T1">me</text:span></text:span> jaj<text:span text:style-name="Default_20_Paragraph_20_Font"><text:span text:style-name="T1">un</text:span></text:span>i<text:span text:style-name="Default_20_Paragraph_20_Font"><text:span text:style-name="T1">um serunt</text:span></text:span> , exceptis <text:span text:style-name="Default_20_Paragraph_20_Font"><text:span text:style-name="T1">p</text:span></text:span>rim<text:span text:style-name="Default_20_Paragraph_20_Font"><text:span text:style-name="T1">um</text:span></text:span> extremo senio<text:line-break/>confectis, deinde- aetate constantibus, aut vocabulum jeju-<text:line-break/>nium in ciborum paucitatem commutandum est, atque ita<text:line-break/>dicendum: <text:span text:style-name="Default_20_Paragraph_20_Font"><text:span text:style-name="T1">sene</text:span></text:span>s <text:span text:style-name="Default_20_Paragraph_20_Font"><text:span text:style-name="T1">c</text:span></text:span>i<text:span text:style-name="Default_20_Paragraph_20_Font"><text:span text:style-name="T1">borum pauc</text:span></text:span>it<text:span text:style-name="Default_20_Paragraph_20_Font"><text:span text:style-name="T1">atem fac</text:span></text:span>i<text:span text:style-name="Default_20_Paragraph_20_Font"><text:span text:style-name="T1">l</text:span></text:span>i<text:span text:style-name="Default_20_Paragraph_20_Font"><text:span text:style-name="T1">u</text:span></text:span>s <text:span text:style-name="Default_20_Paragraph_20_Font"><text:span text:style-name="T1">ferun</text:span></text:span>t; fe-<text:line-break/>cundo loco qui constantem aetatem agunt. . Etenim qur<text:line-break/>extremam agunt senectutem , etiamsi longam inediam non<text:line-break/>ferant, paucis tamen cibis comperientur indigere. Ipsi<text:line-break/>namque quiddam patiuntur simile, quod lucernis quae ex-<text:line-break/>stinguntur accidit, quae etsi crebram olei fuppeditationem<text:line-break/>desiderant, copiosam tamen ac confertam non postulant.<text:line-break/>Sic f<text:span text:style-name="Default_20_Paragraph_20_Font"><text:span text:style-name="T1">e</text:span></text:span>ne et senio confectis conducit tum universam ci-<text:line-break/>borum copiam paulatim exhibere, tum eam ipfam in plo-<text:line-break/>res portiones paucitate partiri , non unam ipsis longam<text:line-break/>inediam imperare.</text:p>
      <text:h text:style-name="P55" text:outline-level="2"><text:bookmark-start text:name="bookmark8"/><text:span text:style-name="Default_20_Paragraph_20_Font">XIV.</text:span><text:bookmark-end text:name="bookmark8"/></text:h>
      <text:p text:style-name="P1"><text:span text:style-name="Default_20_Paragraph_20_Font"><text:span text:style-name="T1">Qu</text:span></text:span>i <text:span text:style-name="Default_20_Paragraph_20_Font"><text:span text:style-name="T1">crescunt, cal</text:span></text:span>i<text:span text:style-name="Default_20_Paragraph_20_Font"><text:span text:style-name="T1">du</text:span></text:span>m i<text:span text:style-name="Default_20_Paragraph_20_Font"><text:span text:style-name="T1">nnatu</text:span></text:span>m <text:span text:style-name="Default_20_Paragraph_20_Font"><text:span text:style-name="T1">cop</text:span></text:span>i<text:span text:style-name="Default_20_Paragraph_20_Font"><text:span text:style-name="T1">osi/stmum habent, i</text:span></text:span>t<text:span text:style-name="Default_20_Paragraph_20_Font"><text:span text:style-name="T1">a-<text:line-break/>que c</text:span></text:span>o<text:span text:style-name="Default_20_Paragraph_20_Font"><text:span text:style-name="T1">p</text:span></text:span>i<text:span text:style-name="Default_20_Paragraph_20_Font"><text:span text:style-name="T1">osi</text:span></text:span>s<text:span text:style-name="Default_20_Paragraph_20_Font"><text:span text:style-name="T1">simo indigent al</text:span></text:span>i<text:span text:style-name="Default_20_Paragraph_20_Font"><text:span text:style-name="T1">mento; a</text:span></text:span>lio<text:span text:style-name="Default_20_Paragraph_20_Font"><text:span text:style-name="T1">qu</text:span></text:span>i <text:span text:style-name="Default_20_Paragraph_20_Font"><text:span text:style-name="T1">corpu</text:span></text:span>s <text:span text:style-name="Default_20_Paragraph_20_Font"><text:span text:style-name="T1">absu-<text:line-break/></text:span></text:span>mit<text:span text:style-name="Default_20_Paragraph_20_Font"><text:span text:style-name="T1">ur. sen</text:span></text:span>i<text:span text:style-name="Default_20_Paragraph_20_Font"><text:span text:style-name="T1">bu</text:span></text:span>s <text:span text:style-name="Default_20_Paragraph_20_Font"><text:span text:style-name="T1">au</text:span></text:span>t<text:span text:style-name="Default_20_Paragraph_20_Font"><text:span text:style-name="T1">em paucu</text:span></text:span>s <text:span text:style-name="Default_20_Paragraph_20_Font"><text:span text:style-name="T1">calor est , pr</text:span></text:span>o<text:span text:style-name="Default_20_Paragraph_20_Font"><text:span text:style-name="T1">p</text:span></text:span>t<text:span text:style-name="Default_20_Paragraph_20_Font"><text:span text:style-name="T1">erea sane<text:line-break/>pauc</text:span></text:span>i<text:span text:style-name="Default_20_Paragraph_20_Font"><text:span text:style-name="T1">ssim</text:span></text:span>is <text:span text:style-name="Default_20_Paragraph_20_Font"><text:span text:style-name="T1">egen</text:span></text:span>t <text:span text:style-name="Default_20_Paragraph_20_Font"><text:span text:style-name="T1">fami</text:span></text:span>ti<text:span text:style-name="Default_20_Paragraph_20_Font"><text:span text:style-name="T1">bu</text:span></text:span>s: <text:span text:style-name="Default_20_Paragraph_20_Font"><text:span text:style-name="T1">a cop</text:span></text:span>iosis <text:span text:style-name="Default_20_Paragraph_20_Font"><text:span text:style-name="T1">namque exstin-<text:line-break/>gut</text:span></text:span>t<text:span text:style-name="Default_20_Paragraph_20_Font"><text:span text:style-name="T1">ur. Eandem ob causam neque sen</text:span></text:span>i<text:span text:style-name="Default_20_Paragraph_20_Font"><text:span text:style-name="T1">bu</text:span></text:span>s <text:span text:style-name="Default_20_Paragraph_20_Font"><text:span text:style-name="T1">fabre</text:span></text:span>s <text:span text:style-name="Default_20_Paragraph_20_Font"><text:span text:style-name="T1">per-<text:line-break/>aeque acu</text:span></text:span>t<text:span text:style-name="Default_20_Paragraph_20_Font"><text:span text:style-name="T1">ae oboriun</text:span></text:span>t<text:span text:style-name="Default_20_Paragraph_20_Font"><text:span text:style-name="T1">ur, se</text:span></text:span>i<text:span text:style-name="Default_20_Paragraph_20_Font"><text:span text:style-name="T1">gidu</text:span></text:span>m <text:span text:style-name="Default_20_Paragraph_20_Font"><text:span text:style-name="T1">enim e</text:span></text:span>o<text:span text:style-name="Default_20_Paragraph_20_Font"><text:span text:style-name="T1">rum corpus.</text:span></text:span></text:p>
      <text:p text:style-name="P4">Qua ratione juventutis rig<text:span text:style-name="Default_20_Paragraph_20_Font"><text:span text:style-name="T1">o</text:span></text:span>rem adepti ceteris cali-<text:line-break/>diores nonnullis medicis visi sint et qua quibusdam pueri<text:line-break/>plenius in commentariis de temperamentis dictum esu Illi<text:line-break/>enim acriorem, hi copiosiorem cal<text:span text:style-name="Default_20_Paragraph_20_Font"><text:span text:style-name="T1">o</text:span></text:span>rem obtinent. Nunc<text:line-break/>vero etiam necessarium est dicere,. quod ad praesentem<text:line-break/>aphorismum conducit, longos sermones, quoad fleri queat,<text:line-break/>paucis complectentes. Hoc igitur vocabulum , - <text:span text:style-name="Default_20_Paragraph_20_Font"><text:span text:style-name="T1">cal</text:span></text:span>i<text:span text:style-name="Default_20_Paragraph_20_Font"><text:span text:style-name="T1">dum,<text:line-break/></text:span></text:span>interdum pro qualitate cujus proprium n<text:span text:style-name="Default_20_Paragraph_20_Font"><text:span text:style-name="T1">o</text:span></text:span>men calor est,<text:line-break/>accipimus; interdum vero ab ea qualitate den<text:span text:style-name="Default_20_Paragraph_20_Font"><text:span text:style-name="T1">o</text:span></text:span>minantes,<text:line-break/>totum corpus calidum appellamus. Atque haec loquendi</text:p>
      <text:p text:style-name="P5">consuetudo cum in omni vita tum apud prifcos vulgaria<text:line-break/>fuit,. ut Theophrastus in libro qui de calido et frigido<text:line-break/>inscribitur declaravit. Quum enim -corporum:; substantia<text:line-break/>hasce contrarias qualitates; calorem, frigus:, humorem, sic-<text:line-break/>citatum vicissim recipiat, quum secundum substantlam; quae<text:line-break/>calorem recepit, calidum nominamus, corpus dicimus;<text:line-break/>multumque aut paucum dicimus esse calidum quantitati<text:line-break/>substantiae animum advertentes, adque duobus facimus<text:line-break/>modis r .uno quidem in substantiis non mixtis, altero vero<text:line-break/>in mixtis. : ln non mixtis quidem , ut quum duo habeant<text:line-break/>aquam aequaliter calidam duobus in labris inaequalibus<text:line-break/>contentam,. alterum cui manis est labrum plus calidi;<text:line-break/>alterum minus habere diceremus. Inmixtis vero., ut si<text:line-break/>paribus inter. se .labris , sid inaequali mensura ; ex rino<text:line-break/>et aqua fiat permixtio, alterum aptorum. plus vini, alte-<text:line-break/>rum plus aquae continere diceremus. Qui modus etiam<text:line-break/>existit, si inaequalia labra supponamus eadem este pro-</text:p>
      <text:p text:style-name="P5">portione temperata. Nonnunquam vero heu ad fubstan-<text:line-break/>riae copiam, fed ad solam qualitatem orationemreferen-<text:line-break/>tes, illi quidem plus calidi, huicverominus esse dicimus,<text:line-break/>ussi exduobus labris. .magnitudine .omnino paribus, ca-<text:line-break/>lidlus .quidem plus calidi, frigidius vero minus obtinere<text:line-break/>dixerimus, . nequaquam. hic vocabulum <text:span text:style-name="Default_20_Paragraph_20_Font"><text:span text:style-name="T1">plu</text:span></text:span>s usurpemus.<text:line-break/>Praestat enim et magis.. et. vulnus et vehemeutius et re-<text:line-break/>missius: et quaecunque sunt ejusmodi vocabula qualitatibus<text:line-break/>accepta referre , paucum, vero et multum lu sula fubstan-<text:line-break/>tiae quantitate servare. Enimvero. non hic dumtaxat, sed<text:line-break/>cum lu aliis permultis, quae dicuntur in vita, tum maxime<text:line-break/>in artu medendi, hujusmodi nomluum funi abusus. omnes<text:line-break/>siquidem morbos magnos aut parvos nominant, quamvis<text:line-break/>substantiae non sint;. febrem magnam,. febrem parvam;<text:line-break/>apoplexiam magnam;; apoplexiam parvam ; sic et plenriti-<text:line-break/>dem. et phrenitidem .et peripueumoniam et ceteros omnes<text:line-break/>morbos <text:span text:style-name="Default_20_Paragraph_20_Font"><text:span text:style-name="T1">magno</text:span></text:span>s <text:span text:style-name="Default_20_Paragraph_20_Font"><text:span text:style-name="T1">aut parv</text:span></text:span>os appellitant. Advertendae igitur<text:line-break/>funi aequivocationes et considerandum quid passim sibi</text:p>
      <text:p text:style-name="P5">veIit universa loquentis oratio. Is namque si alio signi-<text:line-break/>ficato nomen quoddam protulerit, n osi vero alio accipi^-<text:line-break/>mus, orationem redarguimus, non jam illum qui protulit<text:line-break/>reipsa, sed nostram potius existimationem prodimus, quod<text:line-break/>hoc Ioco nonnulli moliuntur, qui student Hippocrati con-<text:line-break/>tradicere. Hi enim ad qualitatem calidi nomen transise-<text:line-break/>runt ipsamque aetate florentibus vehementiorem inesse<text:line-break/>demonstrare nituntur. Verum Hippocrates non ad quali-<text:line-break/>talem, sed ad substantiam praetenti orationem id nomen<text:line-break/>refert. Nam innati caloris substantia aërea est et aquea,<text:line-break/>ut ex semine licet coniectari, quod paucam omnino ter-<text:line-break/>renam substantiam participat, plurimum autem aësis calidi<text:line-break/>humidique in se ipso continet, quemadmodum in nostris<text:line-break/>de semine commentariis declaratum est. Iam vero et aI-<text:line-break/>ferum nostrae generationis principium sanguis menstruus,<text:line-break/>humidum natura est. Quum igitur in terreum magis im-<text:line-break/>mutatur animalis corpuS , immutatur autem quotidiano</text:p>
      <text:p text:style-name="P5">incremento <text:span text:style-name="Default_20_Paragraph_20_Font"><text:span text:style-name="T9">, </text:span></text:span>. tum licet admodum vehementer calidum et<text:line-break/>igneum . existat;;; innatis - tamen -.calidi substantiam.habet<text:line-break/>paucissimum ; alioqui febricitantes diceremus plurimum ha-<text:line-break/>here nativum- calorem,: qui .nedum plus, sed nec priori<text:line-break/>aequalem habent. Probe namque- temperata est caloris:<text:line-break/>nativi substantis, ignea autem-.adventitii. .Quin -et effluvia<text:line-break/>quae- ex universo fiunt nostro corpore fumida quidem<text:line-break/>fuliginosa, arida et. acria adventitium; vaporosa vero<text:line-break/>suavia ac temperata nativum ac secundum naturam calo-<text:line-break/>rem consequu<text:span text:style-name="Default_20_Paragraph_20_Font"><text:span text:style-name="T1">n</text:span></text:span>tur. Haecque tibi tactu licet dignoscere:<text:line-break/>sanorum enim calor vapor<text:span text:style-name="Default_20_Paragraph_20_Font"><text:span text:style-name="T1">at</text:span></text:span>us est, blandus et tactui fa-<text:line-break/>miliaris.; nihil molestum, nihil: asperum, nihil mordax<text:line-break/>prae fe ferens; contra febricitantium calor, praesertimque-<text:line-break/>hecticis febribus aut ex. humorum ortis putredine., acris<text:line-break/>est, insuavis ac. mordax nostrumque exedens tactum. Salo-<text:line-break/>bris vero caloris nativi qualitas in pueris exquisita habetur,<text:line-break/>ut aetate florentes quam plurimos inveuire contingit; qui<text:line-break/>nativum calorem mordacem habent, non autem amplius</text:p>
      <text:p text:style-name="P5">humidum, neque vaporosum, neque aereum. Nihilque<text:line-break/>mirum; effluvium namque subiectae. substantiae simile sit<text:line-break/>oportet, uti quum humida atque aerea substantia exsistit,<text:line-break/>tum ex ea quod effluit, vaporosum est atque suave; sinum<text:line-break/>vero terrea. atque arida, tum es quod effluit.; fumeum,<text:line-break/>fuliginosum. . est et acre , quemadmodum externis in. rebus<text:line-break/>conspicitur. Nam aquae dulcis et. calentis halitus optimi<text:line-break/>sunt et vaporosi; solidi vero cujusdam corporis incensi<text:line-break/>fumosi funl et acres. Quum itaque duae sint substantiae<text:line-break/>ac illi quidem suaris sit calor, huic vero molestus; alteram<text:line-break/>plurimam habent pueri, .alteram aetate florentes, pro lo-<text:line-break/>tius nimirum corporis proportione. Sed quo physice ma-<text:line-break/>gis etiamnum. altius orationem repetam, rem totum ad<text:line-break/>elementa traducam. Quum .quatuor sint elementa ex qui-<text:line-break/>bus omnis corpora temperata sunt, puerorum quidem<text:line-break/>corpus in se terrenae substantiae minimum continet, aereae<text:line-break/>vero et aquosae plurimum. Contra vero aetate florentium<text:line-break/>corpus terrea siccitate praevalescit, sed laquea ipsi et aerea</text:p>
      <text:p text:style-name="P5">deest substantia. . Quare si -ignemquartum in utrisque ele-<text:line-break/>mentum ..pari portione posuerimus, ita ut ipfa corpora<text:line-break/>similiter calida esse dicantur, <text:span text:style-name="Default_20_Paragraph_20_Font"><text:span text:style-name="T1">p</text:span></text:span>on tamen similem fubstan-<text:line-break/>tiam calidam utrisque inesse dixerimus, quum puerorum<text:line-break/>quidem substantia . humida, Iuvenum vero sicca sit.- Hui.<text:line-break/>mista namque pro caloris nativi ratione potissimum est,<text:line-break/>nam. ex humido noster ortus constat, sicca vero per ad-<text:line-break/>ven tilium calorem. Quare recens nati pueri substantiam<text:line-break/>calidam, aqueam et aeream plurimum participantes; innati<text:line-break/>calidi .plurimum habere dicuntur. Qui vero aetate tum<text:line-break/>vigent .tum declinant, quanto. Aptae deficiant, terrestris<text:line-break/>vero exuberat, tanto pauciorem habent nativi caloris fub-<text:line-break/>stantiam. Quod vero plus aquae et .aereae substantiae;<text:line-break/>quam terrenae defluere , etiamsi ambae sint peraeque ca—<text:line-break/>sidae, secundum qualitatem cuique innotescit. Hoc quo-<text:line-break/>que externis in rebus manifeste licet intueri; Nam ex<text:line-break/>corporibus simili calore praeditis par aequalisque materia</text:p>
      <text:p text:style-name="P5">effluere videtur, sed ex siccis minima, ex. humidis plu-<text:line-break/>rima<text:span text:style-name="Default_20_Paragraph_20_Font"><text:span text:style-name="T1">i</text:span></text:span>ic Exempli gratia ex aqua et oleo modice- calefactis<text:line-break/>materiae- plurimum. desinit atque .discutitur; .ex ferro au-<text:line-break/>tum.; aere et lapidibus. minimum , proindeque si ad felem<text:line-break/>calidissimum aquam, .si ita fors tulerit, .et ferrum aequo.<text:line-break/>pondere volueris exponere, ac deinde transacto die .toto<text:line-break/>utrumque perpendas, aquam profecto fer p fa multo pau-.<text:line-break/>morem factam, ferrum. vero sibi par comperies. Ita quo-<text:line-break/>que si.oleum aeri, ferro et .lapidi comparere velis, illud<text:line-break/>quidem absumi, haec vero eadem substantiae mole per-.<text:line-break/>manere deprehendes. Hinc autem si ad ceram, picem,<text:line-break/>bitumen et resinam emigres et quaecunque cetera buxi-<text:line-break/>dam substantiam plurimam sortiuntur, .tum haec sole sub.<text:line-break/>ardenti multo uberius absumi. ac effluere, lapidem quam<text:line-break/>aes et ferrum et cetera hoc modo sicca corpora conspicies.<text:line-break/>Quare. si usus alimenti sit eorum quae e corpore effiuxe-<text:line-break/>rint instauratio, ex humidioribus vero et aereae sirbstan-</text:p>
      <text:p text:style-name="P5">riae plus habentibus liberalius id effluat, ejusmodi quo-<text:line-break/>que corpora copiosiore egeant alimento necesse.esu At<text:line-break/>ejusmodi puerorum corpus uberioris humidae et aereae<text:line-break/>substantiae est particeps , nou.utsuvenum,declinantium<text:line-break/>atque Ienum -.siccae terrenaeque. Quum igitur Hippocrati<text:line-break/>propositum esset aphoristicam. hoc. libro et compendiosam<text:line-break/>doctrinam adstruere; non quomodo feci sententiam - expli-<text:line-break/>cavit, <text:span text:style-name="Default_20_Paragraph_20_Font"><text:span text:style-name="T1">t</text:span></text:span>ed pro eo quod dicere poterat, <text:span text:style-name="Default_20_Paragraph_20_Font"><text:span text:style-name="T1">qu</text:span></text:span>i- <text:span text:style-name="Default_20_Paragraph_20_Font"><text:span text:style-name="T1">crescun</text:span></text:span>t, pa-<text:line-break/>rem licet cum , juvenibus substantiam habeant calidam et<text:line-break/>igneam, ut aquosae certe et aereae substantiae plus .habere<text:line-break/>fatendum , ita is dixit , <text:span text:style-name="Default_20_Paragraph_20_Font"><text:span text:style-name="T1">qu</text:span></text:span>i <text:span text:style-name="Default_20_Paragraph_20_Font"><text:span text:style-name="T1">crescunt ;: cal</text:span></text:span>i<text:span text:style-name="Default_20_Paragraph_20_Font"><text:span text:style-name="T1">d</text:span></text:span>i i<text:span text:style-name="Default_20_Paragraph_20_Font"><text:span text:style-name="T1">nna</text:span></text:span>ti habent<text:line-break/>plurimum,. eadem .opera nobis in memoriam eorum <text:span text:style-name="Default_20_Paragraph_20_Font"><text:span text:style-name="T1">t</text:span></text:span>ub-<text:line-break/>stantiam redigens et propositum demonstrans: Nam . quia<text:line-break/>humidam et calidam habent substantiam qui adolescunt,<text:line-break/>propterea ex ipsis plurimum effiuere plurimoque indigere<text:line-break/>alimento necesse- est , alioqui corpus, inquit, absumitur<text:line-break/>probaque ratione. Ubi enim quod .effluat plurimum est,<text:line-break/>quod vero rusiuat, paucum; hrc subjectum corrumpi fissi-</text:p>
      <text:p text:style-name="P5">stantiam necesse esu Senibus vero paucum inest calidum,<text:line-break/>his rane ex utraque appellationis significatione paucum<text:line-break/>inest calidum, sive quis ad qualitatem orationem reserat,<text:line-break/>sive ad substantiam. Nam et qualitas imbecilla et <text:span text:style-name="Default_20_Paragraph_20_Font"><text:span text:style-name="T1">t</text:span></text:span>ub-<text:line-break/>sta<text:span text:style-name="Default_20_Paragraph_20_Font"><text:span text:style-name="T1">n</text:span></text:span>tia minima est, si cujusdam praedictorum meminerimus,<text:line-break/>propterea, inquit, <text:span text:style-name="Default_20_Paragraph_20_Font"><text:span text:style-name="T1">pauc</text:span></text:span>is i<text:span text:style-name="Default_20_Paragraph_20_Font"><text:span text:style-name="T1">ndigen</text:span></text:span>t sum<text:span text:style-name="Default_20_Paragraph_20_Font"><text:span text:style-name="T1">i</text:span></text:span>ti<text:span text:style-name="Default_20_Paragraph_20_Font"><text:span text:style-name="T1">bu</text:span></text:span>s. Nam fumi-<text:line-break/>tes cibos .nominavit <text:span text:style-name="Default_20_Paragraph_20_Font"><text:span text:style-name="T1">t</text:span></text:span>uam loquo tus ac prope omnium cele-<text:line-break/>herrimorum philosophorum sententiam, qui inter elementa<text:line-break/>animantes constituentia calorem primarium auctorem esse<text:line-break/>arbitrantur. Quemadmodum enim lucernarum flammae,<text:line-break/>quamvis oleum pro pabulo habeant, si quis tamen id con-<text:line-break/>fertitn affundat, exstinguuntur potius quam aluntur, eo-<text:line-break/>dem sane modo et in senibus calidum pro fomite quidem<text:line-break/>habet cibos, fied si copiosis confertisque eorum .cumulial<text:line-break/>opprimatur, ne.ipsum exstinguatur periculum est; perae-<text:line-break/>que ac si exili ignis scintillae ingentem .lignorum struem<text:line-break/>aggeras. Quod autem subsequitur: <text:span text:style-name="Default_20_Paragraph_20_Font"><text:span text:style-name="T1">eande</text:span></text:span>m<text:span text:style-name="Default_20_Paragraph_20_Font"><text:span text:style-name="T1">que</text:span></text:span> o<text:span text:style-name="Default_20_Paragraph_20_Font"><text:span text:style-name="T1">b causam<text:line-break/>neque sen</text:span></text:span>i<text:span text:style-name="Default_20_Paragraph_20_Font"><text:span text:style-name="T1">bu</text:span></text:span>s <text:span text:style-name="Default_20_Paragraph_20_Font"><text:span text:style-name="T1">peraeque fabres acutae obor</text:span></text:span>i<text:span text:style-name="Default_20_Paragraph_20_Font"><text:span text:style-name="T1">untur, </text:span></text:span>.certum</text:p>
      <text:p text:style-name="P5">profecto est indicium, tum quod frigidum sit fenum corpus<text:line-break/>tum quod nativi caloris maxime iu igneum facta mutatione<text:line-break/>febris accendatur. Verum tantam evenire senibus caloris<text:line-break/>conversionem, ut ad aequales quinorum gradus accedat,.<text:line-break/>vix protius fieri potest. Copiosus namque calor prompte<text:line-break/>in immensum attollitur, paucum vero non. facile, sed<text:line-break/>maximam ad hoc quae cogat cau<text:span text:style-name="Default_20_Paragraph_20_Font"><text:span text:style-name="T1">t</text:span></text:span>am desiderat. Quam-<text:line-break/>obrem neque senes . ut plurimum peraeque ac juvenes acuta<text:line-break/>febre febricitant, etsi quando feni, quod rarum est, qua-<text:line-break/>lis juveni, oboriatur febris, haec pro<text:span text:style-name="Default_20_Paragraph_20_Font"><text:span text:style-name="T1">t</text:span></text:span>ius in aegrotantis<text:line-break/>perniciem finitur. Immensam enim quandam causae fe-<text:line-break/>brem efficientis magnitudinem prodit. Haec secundum<text:line-break/>naturam <text:span text:style-name="Default_20_Paragraph_20_Font"><text:span text:style-name="T1">t</text:span></text:span>e habentibus ad eorum quae scripsit Hippocra-<text:line-break/>tes tum intelligentiam tum fidem. sufficiunt. Qui vero<text:line-break/>ipsum improbe reprehenderunt, qualis fuit Lycus, ad ver-<text:line-break/>sus eos unus a nobis liber scriptus est integer, qui ea<text:line-break/>diluit, quibus ipsi aphorisinum oppugnant. Liber autem<text:line-break/>infcriptus est adversiis Lycum ,quod nihil erratum sit in</text:p>
      <text:p text:style-name="P5">aphorifmo cujus exordium est: <text:span text:style-name="Default_20_Paragraph_20_Font"><text:span text:style-name="T1">Qu</text:span></text:span>i <text:span text:style-name="Default_20_Paragraph_20_Font"><text:span text:style-name="T1">crescunt, cal</text:span></text:span>i<text:span text:style-name="Default_20_Paragraph_20_Font"><text:span text:style-name="T1">dum in-<text:line-break/>natum habent plur</text:span></text:span>i<text:span text:style-name="Default_20_Paragraph_20_Font"><text:span text:style-name="T1">mu</text:span></text:span>m. Datus autem mihi est liber<text:line-break/>Lyci., . scriptis. jam a me hisce commentariis, unde his<text:line-break/>ipfe haec verba fubju<text:span text:style-name="Default_20_Paragraph_20_Font"><text:span text:style-name="T1">n</text:span></text:span>xi , quae in commentariis prius<text:line-break/>editis non existu<text:span text:style-name="Default_20_Paragraph_20_Font"><text:span text:style-name="T1">n</text:span></text:span>t.. Separatim autem alio in libro quae<text:line-break/>Hippocrati Lycus objecerat ea refutavi.</text:p>
      <text:h text:style-name="Heading_20_2" text:outline-level="2">XV.</text:h>
      <text:p text:style-name="P1">V<text:span text:style-name="Default_20_Paragraph_20_Font"><text:span text:style-name="T1">entre</text:span></text:span>s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ac vere na</text:span></text:span>t<text:span text:style-name="Default_20_Paragraph_20_Font"><text:span text:style-name="T1">ura ca</text:span></text:span>li<text:span text:style-name="Default_20_Paragraph_20_Font"><text:span text:style-name="T1">d</text:span></text:span>i/<text:span text:style-name="Default_20_Paragraph_20_Font"><text:span text:style-name="T1">sim</text:span></text:span>i <text:span text:style-name="Default_20_Paragraph_20_Font"><text:span text:style-name="T1">sunt sumnique<text:line-break/>long</text:span></text:span>i<text:span text:style-name="Default_20_Paragraph_20_Font"><text:span text:style-name="T1">spm</text:span></text:span>h <text:span text:style-name="Default_20_Paragraph_20_Font"><text:span text:style-name="T1">Per ea</text:span></text:span>s i<text:span text:style-name="Default_20_Paragraph_20_Font"><text:span text:style-name="T1">g</text:span></text:span>i<text:span text:style-name="Default_20_Paragraph_20_Font"><text:span text:style-name="T1">tur anni tempestate</text:span></text:span>s <text:span text:style-name="Default_20_Paragraph_20_Font"><text:span text:style-name="T1">cop</text:span></text:span>io<text:span text:style-name="Default_20_Paragraph_20_Font"><text:span text:style-name="T1">siora<text:line-break/>cibaria exhibenda. Eten</text:span></text:span>im <text:span text:style-name="Default_20_Paragraph_20_Font"><text:span text:style-name="T1">nat</text:span></text:span>i<text:span text:style-name="Default_20_Paragraph_20_Font"><text:span text:style-name="T1">vum cal</text:span></text:span>o<text:span text:style-name="Default_20_Paragraph_20_Font"><text:span text:style-name="T1">re</text:span></text:span>m <text:span text:style-name="Default_20_Paragraph_20_Font"><text:span text:style-name="T1">cop</text:span></text:span>i<text:span text:style-name="Default_20_Paragraph_20_Font"><text:span text:style-name="T1">osi</text:span></text:span>o<text:span text:style-name="Default_20_Paragraph_20_Font"><text:span text:style-name="T1">rem<text:line-break/>sort</text:span></text:span>i<text:span text:style-name="Default_20_Paragraph_20_Font"><text:span text:style-name="T1">untur, pr</text:span></text:span>o<text:span text:style-name="Default_20_Paragraph_20_Font"><text:span text:style-name="T1">indeque c</text:span></text:span>o<text:span text:style-name="Default_20_Paragraph_20_Font"><text:span text:style-name="T1">piosi</text:span></text:span>o<text:span text:style-name="Default_20_Paragraph_20_Font"><text:span text:style-name="T1">re al</text:span></text:span>i<text:span text:style-name="Default_20_Paragraph_20_Font"><text:span text:style-name="T1">ment</text:span></text:span>o i<text:span text:style-name="Default_20_Paragraph_20_Font"><text:span text:style-name="T1">nd</text:span></text:span>i<text:span text:style-name="Default_20_Paragraph_20_Font"><text:span text:style-name="T1">gen</text:span></text:span>t, <text:span text:style-name="Default_20_Paragraph_20_Font"><text:span text:style-name="T1">qu</text:span></text:span>o-<text:line-break/><text:span text:style-name="Default_20_Paragraph_20_Font"><text:span text:style-name="T1">rum aetate</text:span></text:span>s <text:span text:style-name="Default_20_Paragraph_20_Font"><text:span text:style-name="T1">et athletae signa sunt.</text:span></text:span></text:p>
      <text:p text:style-name="P4">Tempestates anni ad victus rationem instituendam. non<text:line-break/>parum conferunt; Hieme siquidem uberiores cibos homi-</text:p>
      <text:p text:style-name="P5">nes tum appetunt tum concoquunt ; contra per aestatem.<text:line-break/>At causam ipse Hippocrates profert, quum ventres hieme<text:line-break/>et vere natura calidissimos este pronunciat. - Quid autem<text:line-break/>id sit vocabulum <text:span text:style-name="Default_20_Paragraph_20_Font"><text:span text:style-name="T1">na</text:span></text:span>t<text:span text:style-name="Default_20_Paragraph_20_Font"><text:span text:style-name="T1">ura</text:span></text:span> , quodque non temere id ipse hoc<text:line-break/>in aphorismo adjecerit, paulo post explicavit hisce ver-<text:line-break/>bis: etenim innatus calor copiosus est, plurimo itaque in-<text:line-break/>diget alimento. ventres itaque hieme et vere sunt cali-<text:line-break/>dissimr , non simpliciter , sed calore naturali , cujus sub-<text:line-break/>stantiam antea declaravimus. Sed cur is calor <text:span text:style-name="Default_20_Paragraph_20_Font"><text:span text:style-name="T10">hieme.au-<text:line-break/></text:span></text:span>geatur etiam Aristoteles explicuit, qua in prosuudum ex-<text:line-break/>trinsccus circumstante frigore resugiat, quemadmodum<text:line-break/>contra aestate ad congenerata calorem externum protendi-<text:line-break/>tur. Atque ita contingit discuti quidem ac dissipari ejus<text:line-break/>substantiam per aestatem ; contineri vero et coerceri. . ac<text:line-break/>in profundum secedere per hiemem. Propterea igitur et<text:line-break/>coctiones et fanguificatioues et nutritionibus hisce tempe-<text:line-break/>fletibus sunt meliores. Addidit autem et aliud quoddam<text:line-break/>accidens, longissimos nimirum somnos fieri, ob noctium</text:p>
      <text:p text:style-name="P5">videlicet longitudinem , quae res etiam non parum ad<text:line-break/>naturales funetiones confert. Quod vero in fine a dj ici-<text:line-break/>tur, i<text:span text:style-name="Default_20_Paragraph_20_Font"><text:span text:style-name="T1">nd</text:span></text:span>i<text:span text:style-name="Default_20_Paragraph_20_Font"><text:span text:style-name="T1">c</text:span></text:span>i<text:span text:style-name="Default_20_Paragraph_20_Font"><text:span text:style-name="T1">a sunt ae</text:span></text:span>t<text:span text:style-name="Default_20_Paragraph_20_Font"><text:span text:style-name="T1">ate</text:span></text:span>s <text:span text:style-name="Default_20_Paragraph_20_Font"><text:span text:style-name="T1">et athletae</text:span></text:span>, cibi indigentiae, ubi<text:line-break/>calor exuberat,- praeclarum indicium esu Etenim pueri,<text:line-break/>quia calorem plurimum habent, propterea et pluribus in-<text:line-break/>digent alimentis et plura concoquunt. Athletae quoque,<text:line-break/>quia exercitiis calorem nativum augent, ideo multis frui<text:line-break/>possunt alimentis. .Quae igitur in aphorismo dicuntur,<text:line-break/>fatis explicuimus. Si quis vero ipsorum veritatem exple-<text:line-break/>ret , non ad omnia animalis extendat , sed ea excludat, .<text:line-break/>quae subterraneis in latibulis degunt. Haec enim quam-<text:line-break/>diu sub terra se recondunt, copiosiore non egent alimento;<text:line-break/>quandoquidem non omni<text:span text:style-name="Default_20_Paragraph_20_Font"><text:span text:style-name="T1">n</text:span></text:span>o comedentia perdurant. Atque<text:line-break/>ex suppositione, si ea tanto utantur cibo, quanto, ante-<text:line-break/>quam reconderentur,. male ipsum concoquerent. Quod<text:line-break/>enim hominibus contingit aqua frigida lotis , idem etiam<text:line-break/>animalibus accidit hieme. Contingit autem illis frigida<text:line-break/>lotis, quibus imbecillum quidem corpus est, tum resurge-</text:p>
      <text:p text:style-name="P5">rari, tum laedi; quibus vero robustum, quamprimum sane<text:line-break/>calorem in altum refugere ac colligi; postea vero ad ex-<text:line-break/>ternam superficiem remeare eumque multo quam antea<text:line-break/>ampliorem evadere. Sic et animalium omnium natura<text:line-break/>frigidiorum calor innatus ab hiberno frigore vincitur,<text:line-break/>adeo ut propemodo exstinguatur, unde ipforum plurima<text:line-break/>mortuis similia conspicere licet sine <text:span text:style-name="Default_20_Paragraph_20_Font"><text:span text:style-name="T1">l</text:span></text:span>en<text:span text:style-name="Default_20_Paragraph_20_Font"><text:span text:style-name="T1">t</text:span></text:span>o ac sine motu<text:line-break/>in latebris jacere ; quaedam etiam prensus hoc in ipfo<text:line-break/>affectu moriuntur. Quibus vero animalibus copiosior est<text:line-break/>tum fanguis tum calor, huic simile quiddam hieme pa-<text:line-break/>tiuntur, quod corporibus robustis frigidiore balneo lotis<text:line-break/>accidit. Nam eorum calor in profundum cogitur, non,<text:line-break/>per Jovem, carnibus illuc fugientibus et unaquaque lo-<text:line-break/>cum, quem ab initio sortiebatur, deferente, fed eum fan-<text:line-break/>guine, spiritu. Tria autem erant haec corpora quae pri-<text:line-break/>migeniam nostri substantiam compleverunt, spiritus, fan-<text:line-break/>guis et spermatic<text:span text:style-name="Default_20_Paragraph_20_Font"><text:span text:style-name="T1">a</text:span></text:span>s humor, ex quo in primis quidem, ut</text:p>
      <text:p text:style-name="P5">in libris de femine docuimus, stolidis animantis partibus<text:line-break/>ortus est, postea vero auctio et nutritio his accedunt.<text:line-break/>Quod igitur melius hieme cibos concoquamus, intro sim-<text:line-break/>guine ac spiritu in profundum corporis fecedentibus., om-<text:line-break/>nibus innotescit. Dicit itaque non id fotum Hippocrates,<text:line-break/>fed etiam quod cibos copiosiores capere conferat. Hisce<text:line-break/>namque tempestatibus , inquit, hoc est hieme et vere, co-<text:line-break/>piofiora. cibaria exhibenda. At certe si paucum effluat ac<text:line-break/>foras per hiemem exhalet, corpora copiosis non egent<text:line-break/>alimentis, nutritio siquidem est evacuati instauratio.<text:line-break/>Quanti tus igitur alimenti perintra t mnis quantitati respon-<text:line-break/>deat oportet. Quod itaque verum sit nos hieme non fo-<text:line-break/>lum melius cibos concoquere, fed etiam paucis assumtis<text:line-break/>tum perfrigerari tum propterea oblaedi, pluribus autem<text:line-break/>assumtis in nullos plethoricos incedere morbos, ipfe rei<text:line-break/>eventus manifeste testatur. Causae vero inquisitio in vul-<text:line-break/>gus proponatur; non enim haec quaestio foli Hippocrati,</text:p>
      <text:p text:style-name="P5">sed et ceteris omnibus reluctatur. Nullus enim est, qui<text:line-break/>animalium corpora , ea quae per abditos sensibus meatus<text:line-break/>fit,perfpiratione difflari ac dissipari non fateatur. Hinc<text:line-break/>enim constat ad alimenti penuriam ea venire; quod eva-<text:line-break/>cuentur, ita ut si nihir nostrum efflueret, fed pristina<text:line-break/>substantiae moles perpetuo servaretur , . nulla proc<text:span text:style-name="Default_20_Paragraph_20_Font"><text:span text:style-name="T1">t</text:span></text:span>us ali-<text:line-break/>menti foret necessitas. Verum animadverte, num hic ce-<text:line-break/>teris quidem omnibus haec quaestio sit inexplicabilis; Hip-<text:line-break/>poetati vero folisque ejus sectatoribus explicabilis. Ne-<text:line-break/>que enim aliud quidquam animal efformavit, ut neque<text:line-break/>ruti<text:span text:style-name="Default_20_Paragraph_20_Font"><text:span text:style-name="T1">l</text:span></text:span>um adauxit aut adusque mortem aluit, praeterquam<text:line-break/>calor nativus, de quo nunc ipsi oratio esu Hic igitur<text:line-break/>quum sit omnium functionum naturalium cacia, quia hieme<text:line-break/>copiosior, propterea cibi appetentiam vehementius excitet,<text:line-break/>coctiones auget, plus sanguinis accumulat, crassius cor-<text:line-break/>pus efficit. et ut excrementa vacuentur providet. At nos<text:line-break/>undique circumstans calor non modo superfluitates, verum<text:line-break/>etiam aequaliter omnia tum quae simul cum superunita-</text:p>
      <text:p text:style-name="P5">tibus in animali funi, tum quae in eo secundum naturam<text:line-break/>continentur, discutiendo evacuat ea evacuatione, quae a<text:line-break/>medicis abdita perspiratio nominatur, quam calor nativus<text:line-break/>molitur. Non enim aliud quidquam est praeter hunc ca-<text:line-break/>lorem animalium natura ex Hippocratis sententia. De-<text:line-break/>monstratum autem est a nobis in libris de facultatibus<text:line-break/>naturalibus, naturam non fotum appetere et conficere et<text:line-break/>agglutinare <text:span text:style-name="Default_20_Paragraph_20_Font"><text:span text:style-name="T1">t</text:span></text:span>uum cuique parti familiare ac proprium ali-<text:line-break/>mentum, fed hujus quoque recrementa discutere, quanto-<text:line-break/>que fortior exstiterit calor insitus, tanto magis <text:span text:style-name="Default_20_Paragraph_20_Font"><text:span text:style-name="T1">t</text:span></text:span>ensum<text:line-break/>effugit perspiratio, ideoque sudores praeter naturam esse<text:line-break/>dicebat Lliocles , quod probe omnibus in corpore dlspeu-<text:line-break/>fatisac cibis a natura subactis et coctis, nequaquam qui<text:line-break/><text:span text:style-name="Default_20_Paragraph_20_Font"><text:span text:style-name="T1">t</text:span></text:span>ub sensum cadat humor excerneret^. Sudores enim<text:line-break/>quibus homines per balnea aut vehementes exercitationes<text:line-break/>.aut aestivos ardores manant, violentarum can farum sunt<text:line-break/>effectus. Recto igitur omnia hieme in animali admini-<text:line-break/>Urantur, quum. ea nimirum moderata existit. Nam im-</text:p>
      <text:p text:style-name="P5">moderatas intemperaturas et ipse Hippocrates in fequen-<text:line-break/>tibus damnat. Quod autem in animali hieme belle omnia<text:line-break/>administrentur, naturalium functionum robur, non levia<text:line-break/>fiunt indicia. Nam belle cibi in ventriculo concoquuntur, .<text:line-break/>quoniam naturalis calor copiosissimus est et una corporis<text:line-break/>excrementa longioribus somnis expurgantur , tum quae<text:line-break/>exquisite extenuata funt per cutim tum quae halituofa,<text:line-break/>per exspirationem; quae vero. crassiora funt, per urinas.<text:line-break/>His enim plus inest <text:span text:style-name="Default_20_Paragraph_20_Font"><text:span text:style-name="T1">t</text:span></text:span>edimenti quam per aestatem, prae-<text:line-break/>terea etiam universarum urinarum copia per hiemem ad-<text:line-break/>modttm augetur. Jam vero liberalius aluntur et carnosis<text:line-break/>magis evadunt hieme corpora bonique sanguinis copiam<text:line-break/>accumulant, iis tamen exceptis quae pravo utuntur victu.<text:line-break/>Nam si consideraveris , ut per autumnum nostra corpora<text:line-break/>tum pauco praedita sanguine , tum extenuata excipiens<text:line-break/>hiberna tempestas et bonis impleti humoribus et crassiora<text:line-break/>efficit, noveris, arbitror, nos gubernantis robur facultatis,<text:line-break/>qui calor nativus est, Verum nisi lue copioso fruatur</text:p>
      <text:p text:style-name="P5">alimento, primum ipsis ab ambiente frigore superabitur,<text:line-break/>cum ab eo qui extrinsecus ingruit , tum ab illo qui. per<text:line-break/>inspirationem attrahitur; cum ipfo vero et ciborum coctio<text:line-break/>debilitatur et boni sanguinis generatio et partium anima-<text:line-break/>Iis nutritio et excrementorum evacuatio. Si vero quan-<text:line-break/>tum eduliorum conficere et coquere potest, his copi oste<text:line-break/>fruatur, tum is augebitur et quae prius omnia enarrata<text:line-break/>fiunt perficiet. Quod autem ex liberalioribus cibis assum-<text:line-break/>lis, ac probe non in ventriculo siclum, verum etiam in<text:line-break/>venis ac omni animalis parte confectis, unumquodque<text:line-break/>multopere fe ipfo carnosius reddatur et copiosiore eoque<text:line-break/>probo scateat sanguine, fatis demonst<text:span text:style-name="Default_20_Paragraph_20_Font"><text:span text:style-name="T1">r</text:span></text:span>at et quod homini-<text:line-break/>bus non in fe solis, sed et veterinis animalibus experien-<text:line-break/>tia compertum esu Ipsi namque sub veris finem, prius-<text:line-break/>quam aestas incipiat, tum sibi, tum illis sanguinem de-<text:line-break/>trahunt, in memoriam revocantes morbos quibus corripis-<text:line-break/>tur, quum aestas calida repente successerit. Haec enim<text:line-break/>satius sanguinem extendit funditque ac tanquam ejus</text:p>
      <text:p text:style-name="P5">fervorem molitur , adeo ut non amplius in venis hacte-<text:line-break/>nus commoderatus tegatur, sed aut spias rumpat aut ero-<text:line-break/>dat et quum immoderatius in aliquam partem, quae ce-<text:line-break/>teris sit imbecillior, fluxerit, in ea aut inflammationem<text:line-break/>aut erysipelas aut aliquod aliud morbi genus efficiat. Nam<text:line-break/>multo et plures et graviores morbi pleuritici ex humorum<text:line-break/>fusione procreantur. Haec igitur omnia tum ceteris ad-<text:line-break/>stipulantur, quae in praesenti aphorismo Hippocrates do-<text:line-break/>coit, tum probant calorem non solum posse per id tem-<text:line-break/>pus plures cibos concoquere, verum etiam pluribus indi-<text:line-break/>gere. Semper enim cibaria caloris nativi copiae propor-<text:line-break/>tione respondeant oportet, nisi aliquando, ut dixi, natura<text:line-break/>ambientis aeris calore imbecilla facta cogat subducere.<text:line-break/>Quamobrem quum et de vere Hippocrates sermonem in-<text:line-break/>distinctius habuerit, ipfe distinguam. Ac primum veris<text:line-break/>initium hiemis simile magis esse temperamento quam<text:line-break/>aestatis finem contra. Deinde saepenumero vernam tem-<text:line-break/>pestatem qualis hiberna, frigidam existere , interdum vero,</text:p>
      <text:p text:style-name="P5">qualis aestiva est, calidam. Primis igitur veris partibus,<text:line-break/>si quando id calidum fuerit, hibernae similem victu ra-<text:line-break/>tionem instituemus; postremis vero, si quando calidius<text:line-break/>fuerit, aestivae similem; si autem media sit temperie,<text:line-break/>diaetam illi temperiei analogam praescribemus. Atque<text:line-break/>haec omnia de sanorum diaeta dieta sunt, deinceps autem<text:line-break/>de aegrotantium victu disserit.</text:p>
      <text:h text:style-name="Heading_20_2" text:outline-level="2">XVI.</text:h>
      <text:p text:style-name="P1"><text:span text:style-name="Default_20_Paragraph_20_Font"><text:span text:style-name="T1">ric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hum</text:span></text:span><text:span text:style-name="Default_20_Paragraph_20_Font"><text:span text:style-name="T8">i</text:span></text:span><text:span text:style-name="Default_20_Paragraph_20_Font"><text:span text:style-name="T1">du</text:span></text:span><text:span text:style-name="Default_20_Paragraph_20_Font"><text:span text:style-name="T8">s t</text:span></text:span><text:span text:style-name="Default_20_Paragraph_20_Font"><text:span text:style-name="T1">um fabri</text:span></text:span><text:span text:style-name="Default_20_Paragraph_20_Font"><text:span text:style-name="T8">rit</text:span></text:span><text:span text:style-name="Default_20_Paragraph_20_Font"><text:span text:style-name="T1">an</text:span></text:span><text:span text:style-name="Default_20_Paragraph_20_Font"><text:span text:style-name="T8">t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omn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, t</text:span></text:span><text:span text:style-name="Default_20_Paragraph_20_Font"><text:span text:style-name="T1">u</text:span></text:span><text:span text:style-name="Default_20_Paragraph_20_Font"><text:span text:style-name="T8">m m</text:span></text:span><text:span text:style-name="Default_20_Paragraph_20_Font"><text:span text:style-name="T1">ax</text:span></text:span><text:span text:style-name="Default_20_Paragraph_20_Font"><text:span text:style-name="T8">im</text:span></text:span><text:span text:style-name="Default_20_Paragraph_20_Font"><text:span text:style-name="T1">e<text:line-break/>puer</text:span></text:span><text:span text:style-name="Default_20_Paragraph_20_Font"><text:span text:style-name="T8">is </text:span></text:span><text:span text:style-name="Default_20_Paragraph_20_Font"><text:span text:style-name="T1">ce</text:span></text:span><text:span text:style-name="Default_20_Paragraph_20_Font"><text:span text:style-name="T8">t</text:span></text:span><text:span text:style-name="Default_20_Paragraph_20_Font"><text:span text:style-name="T1">er</text:span></text:span><text:span text:style-name="Default_20_Paragraph_20_Font"><text:span text:style-name="T8">is</text:span></text:span><text:span text:style-name="Default_20_Paragraph_20_Font"><text:span text:style-name="T1">que e</text:span></text:span><text:span text:style-name="Default_20_Paragraph_20_Font"><text:span text:style-name="T8">j</text:span></text:span><text:span text:style-name="Default_20_Paragraph_20_Font"><text:span text:style-name="T1">u</text:span></text:span><text:span text:style-name="Default_20_Paragraph_20_Font"><text:span text:style-name="T8">sm</text:span></text:span><text:span text:style-name="Default_20_Paragraph_20_Font"><text:span text:style-name="T1">od</text:span></text:span><text:span text:style-name="Default_20_Paragraph_20_Font"><text:span text:style-name="T8">i </text:span></text:span><text:span text:style-name="Default_20_Paragraph_20_Font"><text:span text:style-name="T1">u</text:span></text:span><text:span text:style-name="Default_20_Paragraph_20_Font"><text:span text:style-name="T8">ti </text:span></text:span><text:span text:style-name="Default_20_Paragraph_20_Font"><text:span text:style-name="T1">v</text:span></text:span><text:span text:style-name="Default_20_Paragraph_20_Font"><text:span text:style-name="T8">i</text:span></text:span><text:span text:style-name="Default_20_Paragraph_20_Font"><text:span text:style-name="T1">ctu consue</text:span></text:span><text:span text:style-name="Default_20_Paragraph_20_Font"><text:span text:style-name="T8">tis 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nfert.</text:span></text:span></text:p>
      <text:p text:style-name="P4">Superioribus aphorismis de victus quantitate doctri-<text:line-break/>nam instituit; nunc vero de qualitate disserit, multa ad.<text:line-break/>artem conferentia brevissima oratione docens. Primum</text:p>
      <text:p text:style-name="P5">quomodo victus febricitantibus sit praescribendus; deinde<text:line-break/>falubris rictus indicationes in iis quidem quae praeter<text:line-break/>naturam simt contrarias, in iis vero quae fecundum na-<text:line-break/>turam similes ducendas esse. Febri namque, quia calidus<text:line-break/>ac siccus est morbus, est enim nativi caloris in eum con-<text:line-break/>versio, humidum vietum consulit; humidioribus vero na—<text:line-break/>turis, sive aetatis, sive consuetudinis ratione non contra-<text:line-break/>rium , fied familiarem. Eorum enim naturam tueri. opor-<text:line-break/>tet per humida, non quemadmodum morbos per contraria<text:line-break/>demoliri. Qui vero cum febribus hydropes pro ratione<text:line-break/>proferentes Hippocratis aphorifmum improbare student,<text:line-break/>quod impliciti hi morbi non humidum victum, fied sic-<text:line-break/>cum postulent , ii pernecessarium methodi medendi caput<text:line-break/>ignorant, quod nos eo in opere fusius explicuimus, unum-<text:line-break/>quemque fodicet morbum simplicem propria curatione in-<text:line-break/>digere; implicitos vero, quatenus inter <text:span text:style-name="Default_20_Paragraph_20_Font"><text:span text:style-name="T1">t</text:span></text:span>e complicantur,<text:line-break/>eatenus communem etiam curationis indicationem habitu-<text:line-break/>ros; nobis aut eum qui magis urgeat coercentibus, non</text:p>
      <text:p text:style-name="P5">tamen omnino alterius curatione neglecta; itaque eodem<text:line-break/>modo si quis simul febricitet et hydropico affectu laboret,<text:line-break/>ad utrumque affectum contrarias curationes postulantem<text:line-break/>respicientes, utrique eorum affectuum solerter obsistimus,<text:line-break/>ut et ceteris omnibus pari modo implicitis. Non igitur<text:line-break/>tale quidquam dixerimus, neque alterum talia dicentem<text:line-break/>admiserimus, et si quid nominatim in aphorismo pronuu-<text:line-break/>tiatum non est , quod ex eodem cum praedictis judicio<text:line-break/>prodeat , id quoque potestate dictum fuisse augurandum esu<text:line-break/>Aetatis eum meminit et consuetudinis, tu vero et natu-<text:line-break/>ratis temperamenti et tempestatis anni et regionis proba<text:line-break/>ratione memineris, quae interdum et ipsis Hippocrates ad-<text:line-break/>jicit, interdum autem unius aut duorum mentione facta,<text:line-break/>quae cetera funt ejusdem naturae atque ordinis praeter-</text:p>
      <text:p text:style-name="P5">mittit. Sumuntur et ab his indicationes, quemadmodum<text:line-break/>supra et ab aetate et a morbo peti diximus, quae incul-<text:line-break/>pata sunt nobis ea rictu temperamento simili servantibus ;<text:line-break/>quae vero culpata sunt, contrario emendantibus. At de<text:line-break/>omnibus indicationibus in methodi medendi libris plenius<text:line-break/>loquuti sumus.</text:p>
      <text:h text:style-name="Heading_20_2" text:outline-level="2">XVH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tia</text:span></text:span>m sem<text:span text:style-name="Default_20_Paragraph_20_Font"><text:span text:style-name="T1">el au</text:span></text:span>t <text:span text:style-name="Default_20_Paragraph_20_Font"><text:span text:style-name="T1">b</text:span></text:span>is <text:span text:style-name="Default_20_Paragraph_20_Font"><text:span text:style-name="T1">et copiosi</text:span></text:span>o<text:span text:style-name="Default_20_Paragraph_20_Font"><text:span text:style-name="T1">r au</text:span></text:span>t <text:span text:style-name="Default_20_Paragraph_20_Font"><text:span text:style-name="T1">paucior; aut<text:line-break/>per par</text:span></text:span>t<text:span text:style-name="Default_20_Paragraph_20_Font"><text:span text:style-name="T1">e</text:span></text:span>s <text:span text:style-name="Default_20_Paragraph_20_Font"><text:span text:style-name="T1">c</text:span></text:span>i<text:span text:style-name="Default_20_Paragraph_20_Font"><text:span text:style-name="T1">bu</text:span></text:span>s <text:span text:style-name="Default_20_Paragraph_20_Font"><text:span text:style-name="T1">exh</text:span></text:span>i<text:span text:style-name="Default_20_Paragraph_20_Font"><text:span text:style-name="T1">bendu</text:span></text:span>s sit , <text:span text:style-name="Default_20_Paragraph_20_Font"><text:span text:style-name="T1">spectandu</text:span></text:span>m <text:span text:style-name="Default_20_Paragraph_20_Font"><text:span text:style-name="T1">est. Al</text:span></text:span>i-<text:line-break/><text:span text:style-name="Default_20_Paragraph_20_Font"><text:span text:style-name="T1">qu</text:span></text:span>i<text:span text:style-name="Default_20_Paragraph_20_Font"><text:span text:style-name="T1">d autem ann</text:span></text:span>i t<text:span text:style-name="Default_20_Paragraph_20_Font"><text:span text:style-name="T1">empesta</text:span></text:span>t<text:span text:style-name="Default_20_Paragraph_20_Font"><text:span text:style-name="T1">i, reg</text:span></text:span>i<text:span text:style-name="Default_20_Paragraph_20_Font"><text:span text:style-name="T1">on</text:span></text:span>i, <text:span text:style-name="Default_20_Paragraph_20_Font"><text:span text:style-name="T1">aeta</text:span></text:span>ti <text:span text:style-name="Default_20_Paragraph_20_Font"><text:span text:style-name="T1">et consue-<text:line-break/></text:span></text:span>t<text:span text:style-name="Default_20_Paragraph_20_Font"><text:span text:style-name="T1">ud</text:span></text:span>i<text:span text:style-name="Default_20_Paragraph_20_Font"><text:span text:style-name="T1">n</text:span></text:span>i <text:span text:style-name="Default_20_Paragraph_20_Font"><text:span text:style-name="T1">concedendu</text:span></text:span>m.</text:p>
      <text:p text:style-name="P4">Quandoquidem de quantitate et qualitate victus sen-<text:line-break/>sentiam protulit, nos deinceps ejusdem exhibendi modum<text:line-break/>edocet. Non enim satis est id ipsum dumtaxat nosse,<text:line-break/>quod huic liberalius aut parcius sit exhibendum ; aut quod</text:p>
      <text:p text:style-name="P3">victu exsiccante vel humectante utendum sit, sed scmel-<text:line-break/>ne aut saepius quoque die vel nocte cibos exhibere de-<text:line-break/>ceat considerare maxime ^necessarium est, ac praeterea ab<text:line-break/>anni tempestate, tum ab aetate; tum a consuetudine in-<text:line-break/>dicationem <text:span text:style-name="Default_20_Paragraph_20_Font"><text:span text:style-name="T1">t</text:span></text:span>umere, quemadmodum in qualitate et quanti-<text:line-break/>. late <text:span text:style-name="Default_20_Paragraph_20_Font"><text:span text:style-name="T1">t</text:span></text:span>umebatur. Primi namque fcopi unde petuntur in-<text:line-break/>dicationes sunt- tum morbi ipsi tum aegrotantis vires;<text:line-break/>deinde etiam aetas et anni tempestas et consuetudo et re-<text:line-break/>gio et quae bis cetera proportione respondent, propterea-<text:line-break/>que spfe Hippocrates illud addidit: <text:span text:style-name="Default_20_Paragraph_20_Font"><text:span text:style-name="T1">dandum vero al</text:span></text:span>i<text:span text:style-name="Default_20_Paragraph_20_Font"><text:span text:style-name="T1">qu</text:span></text:span>i<text:span text:style-name="Default_20_Paragraph_20_Font"><text:span text:style-name="T1">d<text:line-break/>tempestati, reg</text:span></text:span>i<text:span text:style-name="Default_20_Paragraph_20_Font"><text:span text:style-name="T1">oni, aetat</text:span></text:span>i <text:span text:style-name="Default_20_Paragraph_20_Font"><text:span text:style-name="T1">e</text:span></text:span>t co<text:span text:style-name="Default_20_Paragraph_20_Font"><text:span text:style-name="T1">nsue</text:span></text:span>t<text:span text:style-name="Default_20_Paragraph_20_Font"><text:span text:style-name="T1">ud</text:span></text:span>i<text:span text:style-name="Default_20_Paragraph_20_Font"><text:span text:style-name="T1">n</text:span></text:span>i ; perspicue de-<text:line-break/>clarans hac oratione, dandum vero aliquid, fe neque tu-<text:line-break/>tum, neque maximum ab ejusmodi rebus sumere. Nam<text:line-break/>sive saepius, sive raro, sive omnino alere oporteat, tum<text:line-break/>a morbo, tum a viribus primum ac praecipue sumitur;<text:line-break/>postea vero ah anni tempestate et aetate et talibus. Nam<text:line-break/>si aegri vires infirmae fuerint et affectus corporis aut ex<text:line-break/>humorum corruptione aut defectu sit ortus, paucum ali-</text:p>
      <text:p text:style-name="P3">menti ita laborantibus saepius .dabimus: paucum quidem<text:line-break/>quod virium imbecillitas confertam alimenti copiam om-<text:line-break/>nino ferre nequeat; saepius autem quod copiosis assectus<text:line-break/>indigeat. Admotionem enim penuria; contemperationem<text:line-break/>corruptio postulat. Si vero. prostratis imbecillitate viri-<text:line-break/>bus, neque humorum quaedam simul adsit penuria, neque<text:line-break/>depravatio; humorum autem symmetria et commoderatio<text:line-break/>aut etiam plenitudo fecundum naturam exstiterit, his tum<text:line-break/>.-pauuies tum pauca dabimus; multo etiamnum magis, si</text:p>
      <text:p text:style-name="P4">cum humorum copia virium robur adsit. . Si vero cum<text:line-break/>humorum penuria aut depravatione virium robur fuerit,<text:line-break/>tum multos tum multoties -cibos ita laborantibus dabi-<text:line-break/>mus, multos nimirum affectu postulante et ipsus facultate<text:line-break/>evincere et concoquere potente. At paroxyfmis multas<text:line-break/>alimenti exhibendi occasiones non concedentibus, neque<text:line-break/>praebentibus, paucies multa cibaria dabimus. Verum si<text:line-break/>cum plethorica affectione vires validae fuerint, paucies<text:line-break/>pauca dabimus. Nam etiamsi facultatem cibi coctricem</text:p>
      <text:p text:style-name="P5">robustam habeamus, affectu tamen cibariis multis non in-<text:line-break/>digehte, pauca exhibere rationi consentaneum fuerit. Ita<text:line-break/>sane tum a morbo tum a viribus ad propositas indicatio-<text:line-break/>nes sumendae <text:span text:style-name="Default_20_Paragraph_20_Font"><text:span text:style-name="T1">t</text:span></text:span>uus. Ac tempestate vere, aetate, consite-<text:line-break/>tudine et ceteris his similibus sic indicationes erunt pe-<text:line-break/>tendae. .Aestiva quidem tempestate pro ratione ipsius<text:line-break/>tempestatis multoties pauca exhibenda sunt, quod et ma-<text:line-break/>jore alimenti accessione indigeant et quod tunc exhaurian-<text:line-break/>tur et quod. ipsorum vires sint imbecilles. - Per hiemem<text:line-break/>vero multa quidem ob virium robur, sed raro exhibenda:<text:line-break/>non enim admodum multa egent adiectione laborantes, ut<text:line-break/>qui non multum evacuentur. Nam sanitate fruentes fatis<text:line-break/>quidem abunde per hiemem evacuari fupra demonstravi—<text:line-break/>mus, quod nativum calorem copiosiorem habeant; vere<text:line-break/>autem etiamnum medio atque adhuc aestati viciniore pau-<text:line-break/>cis eduliis et ex longo intervallo nutriamus. Haec enim<text:line-break/>tempestas periculum prope affert plethoricae affectionis<text:line-break/>propter humorum per hiemem den<text:span text:style-name="Default_20_Paragraph_20_Font"><text:span text:style-name="T1">t</text:span></text:span>atorum fusionem. Quem-</text:p>
      <text:p text:style-name="P5">admodum ergo in plethoricis affectibus, quum validae vi--<text:line-break/>res fuerint, paucum cibum et ex longo temporis inter-<text:line-break/>vallo damus. Sic et verna tempestate faciendum est, prae-.<text:line-break/>fartim in .febricitantibus , de quibus hic ferme est Hippo-<text:line-break/>crati ; sanorum enim victum : antea docuit. Autumnus<text:line-break/>denique morbis ex corruptione ortis est similis. Quadro-<text:line-break/>pter qui tunc .febricitant, assidua probi alimenti admotione.<text:line-break/>indigent et si validae vires exstiterint; multoties et multa;<text:line-break/>sin imbecilles, pauca et multoties ipsis dabimus; simili<text:line-break/>modo. si quis et ab . aetatibus et a consuetudinibus et a<text:line-break/>regionibus sumat indicationes, ad duos illos primos sico-<text:line-break/>pos ea adducet. Nam quae singula diximus aut validas<text:line-break/>aut imbecillas vires efficiunt vel etiam plethoricum aut<text:line-break/>exinanitum aut cacochymum corpus reddunt.</text:p>
      <text:h text:style-name="Heading_20_2" text:outline-level="2">XVIII.<text:tab/>:</text:h>
      <text:p text:style-name="P1"><text:span text:style-name="Default_20_Paragraph_20_Font"><text:span text:style-name="T1">Aestate e</text:span></text:span><text:span text:style-name="Default_20_Paragraph_20_Font"><text:span text:style-name="T8">t </text:span></text:span><text:span text:style-name="Default_20_Paragraph_20_Font"><text:span text:style-name="T1">autumno cibo</text:span></text:span><text:span text:style-name="Default_20_Paragraph_20_Font"><text:span text:style-name="T8">s </text:span></text:span><text:span text:style-name="Default_20_Paragraph_20_Font"><text:span text:style-name="T1">d</text:span></text:span><text:span text:style-name="Default_20_Paragraph_20_Font"><text:span text:style-name="T8">i/</text:span></text:span><text:span text:style-name="Default_20_Paragraph_20_Font"><text:span text:style-name="T1">sicill</text:span></text:span><text:span text:style-name="Default_20_Paragraph_20_Font"><text:span text:style-name="T8">i</text:span></text:span><text:span text:style-name="Default_20_Paragraph_20_Font"><text:span text:style-name="T1">m</text:span></text:span><text:span text:style-name="Default_20_Paragraph_20_Font"><text:span text:style-name="T8">e. </text:span></text:span><text:span text:style-name="Default_20_Paragraph_20_Font"><text:span text:style-name="T1">serun</text:span></text:span><text:span text:style-name="Default_20_Paragraph_20_Font"><text:span text:style-name="T8">t, </text:span></text:span><text:span text:style-name="Default_20_Paragraph_20_Font"><text:span text:style-name="T1">h</text:span></text:span><text:span text:style-name="Default_20_Paragraph_20_Font"><text:span text:style-name="T8">i</text:span></text:span><text:span text:style-name="Default_20_Paragraph_20_Font"><text:span text:style-name="T1">e</text:span></text:span><text:span text:style-name="Default_20_Paragraph_20_Font"><text:span text:style-name="T8">m</text:span></text:span><text:span text:style-name="Default_20_Paragraph_20_Font"><text:span text:style-name="T1">e fac</text:span></text:span><text:span text:style-name="Default_20_Paragraph_20_Font"><text:span text:style-name="T8">ti-<text:line-break/></text:span></text:span><text:span text:style-name="Default_20_Paragraph_20_Font"><text:span text:style-name="T1">l</text:span></text:span>i<text:span text:style-name="Default_20_Paragraph_20_Font"><text:span text:style-name="T1">me; vere</text:span></text:span><text:span text:style-name="Default_20_Paragraph_20_Font"><text:span text:style-name="T8"> mi</text:span></text:span><text:span text:style-name="Default_20_Paragraph_20_Font"><text:span text:style-name="T1">nu</text:span></text:span><text:span text:style-name="Default_20_Paragraph_20_Font"><text:span text:style-name="T8">s.</text:span></text:span></text:p>
      <text:p text:style-name="P3">Non bis, ut fortassis quidam auguratus sit, de iisdem<text:line-break/>disseruit Hippocrates , scripto superius illo aphorismo, cujus<text:line-break/>principium esta <text:span text:style-name="Default_20_Paragraph_20_Font"><text:span text:style-name="T1">ventre</text:span></text:span>s <text:span text:style-name="Default_20_Paragraph_20_Font"><text:span text:style-name="T1">h</text:span></text:span>i<text:span text:style-name="Default_20_Paragraph_20_Font"><text:span text:style-name="T1">eme et vere na</text:span></text:span>t<text:span text:style-name="Default_20_Paragraph_20_Font"><text:span text:style-name="T1">ura cal</text:span></text:span>i<text:span text:style-name="Default_20_Paragraph_20_Font"><text:span text:style-name="T1">di/stm</text:span></text:span>i;<text:line-break/>nunc autem rursus ; quod , <text:span text:style-name="Default_20_Paragraph_20_Font"><text:span text:style-name="T1">aesta</text:span></text:span>t<text:span text:style-name="Default_20_Paragraph_20_Font"><text:span text:style-name="T1">e et au</text:span></text:span>t<text:span text:style-name="Default_20_Paragraph_20_Font"><text:span text:style-name="T1">u</text:span></text:span>m<text:span text:style-name="Default_20_Paragraph_20_Font"><text:span text:style-name="T1">no c</text:span></text:span>i<text:span text:style-name="Default_20_Paragraph_20_Font"><text:span text:style-name="T1">bo</text:span></text:span>s <text:span text:style-name="Default_20_Paragraph_20_Font"><text:span text:style-name="T1">d</text:span></text:span>isci-<text:line-break/><text:span text:style-name="Default_20_Paragraph_20_Font"><text:span text:style-name="T1">cillime serun</text:span></text:span>t,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fac</text:span></text:span>i<text:span text:style-name="Default_20_Paragraph_20_Font"><text:span text:style-name="T1">ll</text:span></text:span>i<text:span text:style-name="Default_20_Paragraph_20_Font"><text:span text:style-name="T1">me, vere</text:span></text:span> mi<text:span text:style-name="Default_20_Paragraph_20_Font"><text:span text:style-name="T1">nu</text:span></text:span>s. Verum quo-<text:line-break/>niam et ad victus quantitatem et ad modum u<text:span text:style-name="Default_20_Paragraph_20_Font"><text:span text:style-name="T1">t</text:span></text:span>us ciborum<text:line-break/>tam in sanis quam in aegris quandam sumit ab anni<text:line-break/>tempestatibus indicationem ; decenter eorum in utrisque<text:line-break/>meminit: illic quidem plures cibos lanis hieme exhibeo-<text:line-break/>dos esse demousirans , quod calidum innatum tum copio-<text:line-break/>sius copiosiore alimento foveri debeat; hic autem quod<text:line-break/>etiamsi semel ipsis cibi multum dederis, non eos tamen<text:line-break/>laeseris; omnes enim hieme ciborum copiam facile fe-<text:line-break/>runt, aestate vero difficile. Quapropter hieme quidem et<text:line-break/>raro et multos cibos exhiberi concedendum est ; aestate<text:line-break/>vero, quia cibos difficile ferunt, quod qui calor nativus<text:line-break/>eos concoquit ac conficit, paucus cristat, confertim ac<text:line-break/>simul cibos dare modis omnibus cavendum , fed frequen-</text:p>
      <text:p text:style-name="P5">tius paucos exhibere studendum esu Nam corporis asse-<text:line-break/>ctus morbis ex humorum penuria ortis consimilis, ad-<text:line-break/>jectionem postulati Hieme itaque atque aestate ita se ha-<text:line-break/>bent; ex ceteris vero duabus anni tempestatibus, aestatem<text:line-break/>autumnus, hiemem ver. subsequitur, cujus rei causa etiam<text:line-break/>manifesta esu Refrigerari namque corpora cogi ac den-<text:line-break/>fari autumno; laxari vero et rara fieri vere incipiunt.<text:line-break/>Quas ob res non idem his de anni tempestatibus prae-<text:line-break/>ceptum tradidit, aut quod etiam in altero aphorismo de<text:line-break/>sanis ipsi fuerit sermo.</text:p>
      <text:h text:style-name="Heading_20_2" text:outline-level="2">XIX.</text:h>
      <text:p text:style-name="P1"><text:span text:style-name="Default_20_Paragraph_20_Font"><text:span text:style-name="T1">Quibu</text:span></text:span><text:span text:style-name="Default_20_Paragraph_20_Font"><text:span text:style-name="T8">s </text:span></text:span><text:span text:style-name="Default_20_Paragraph_20_Font"><text:span text:style-name="T1">per stat</text:span></text:span><text:span text:style-name="Default_20_Paragraph_20_Font"><text:span text:style-name="T8">os </text:span></text:span><text:span text:style-name="Default_20_Paragraph_20_Font"><text:span text:style-name="T1">circuitu</text:span></text:span><text:span text:style-name="Default_20_Paragraph_20_Font"><text:span text:style-name="T8">s </text:span></text:span><text:span text:style-name="Default_20_Paragraph_20_Font"><text:span text:style-name="T1">par</text:span></text:span><text:span text:style-name="Default_20_Paragraph_20_Font"><text:span text:style-name="T8">o</text:span></text:span><text:span text:style-name="Default_20_Paragraph_20_Font"><text:span text:style-name="T1">x</text:span></text:span><text:span text:style-name="Default_20_Paragraph_20_Font"><text:span text:style-name="T8">y</text:span></text:span><text:span text:style-name="Default_20_Paragraph_20_Font"><text:span text:style-name="T1">smi ob</text:span></text:span><text:span text:style-name="Default_20_Paragraph_20_Font"><text:span text:style-name="T8">o</text:span></text:span><text:span text:style-name="Default_20_Paragraph_20_Font"><text:span text:style-name="T1">riuntur, nihil<text:line-break/>dare, neque cogere</text:span></text:span><text:span text:style-name="Default_20_Paragraph_20_Font"><text:span text:style-name="T8"> o</text:span></text:span><text:span text:style-name="Default_20_Paragraph_20_Font"><text:span text:style-name="T1">p</text:span></text:span><text:span text:style-name="Default_20_Paragraph_20_Font"><text:span text:style-name="T8">o</text:span></text:span><text:span text:style-name="Default_20_Paragraph_20_Font"><text:span text:style-name="T1">rtet, sed ante crise</text:span></text:span><text:span text:style-name="Default_20_Paragraph_20_Font"><text:span text:style-name="T8">s </text:span></text:span><text:span text:style-name="Default_20_Paragraph_20_Font"><text:span text:style-name="T1">c</text:span></text:span><text:span text:style-name="Default_20_Paragraph_20_Font"><text:span text:style-name="T8">i</text:span></text:span><text:span text:style-name="Default_20_Paragraph_20_Font"><text:span text:style-name="T1">bi exhi-<text:line-break/>b</text:span></text:span><text:span text:style-name="Default_20_Paragraph_20_Font"><text:span text:style-name="T8">i</text:span></text:span><text:span text:style-name="Default_20_Paragraph_20_Font"><text:span text:style-name="T1">tionem ad</text:span></text:span><text:span text:style-name="Default_20_Paragraph_20_Font"><text:span text:style-name="T8">im</text:span></text:span><text:span text:style-name="Default_20_Paragraph_20_Font"><text:span text:style-name="T1">ere.</text:span></text:span></text:p>
      <text:p text:style-name="P3">Cum itaque tria sint victus instituendi summa capita,<text:line-break/>ciborum qua<text:span text:style-name="Default_20_Paragraph_20_Font"><text:span text:style-name="T1">n</text:span></text:span>titas, qualitas ac ipsis utendi modus, ad duo<text:line-break/>quidem priora capita ex accessionibus nihil nobis utile<text:line-break/>oboritur, ad tertium autem ab accessionibus utilitatis ali-<text:line-break/>quid <text:span text:style-name="Default_20_Paragraph_20_Font"><text:span text:style-name="T1">t</text:span></text:span>umere licet. Quare opportune Hippocrates earum<text:line-break/>in tertio capite meminit. Particularium enim ciborum<text:line-break/>exhibendorum occesionem maxime docent accessiones, qui-<text:line-break/>bus tamen in morbis, stato tempore, hoc est per circui-<text:line-break/>tus hae redeunt. Propterea ipfe quoque Hippocrates fieri-<text:line-break/>bit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 stato</text:span></text:span>s <text:span text:style-name="Default_20_Paragraph_20_Font"><text:span text:style-name="T1">c</text:span></text:span>i<text:span text:style-name="Default_20_Paragraph_20_Font"><text:span text:style-name="T1">rcuitu</text:span></text:span>s <text:span text:style-name="Default_20_Paragraph_20_Font"><text:span text:style-name="T1">parox</text:span></text:span>ysmi <text:span text:style-name="Default_20_Paragraph_20_Font"><text:span text:style-name="T1">obor</text:span></text:span>i<text:span text:style-name="Default_20_Paragraph_20_Font"><text:span text:style-name="T1">un</text:span></text:span>t<text:span text:style-name="Default_20_Paragraph_20_Font"><text:span text:style-name="T1">ur, n</text:span></text:span>i-<text:line-break/><text:span text:style-name="Default_20_Paragraph_20_Font"><text:span text:style-name="T1">h</text:span></text:span>i? <text:span text:style-name="Default_20_Paragraph_20_Font"><text:span text:style-name="T1">dare opor</text:span></text:span>t<text:span text:style-name="Default_20_Paragraph_20_Font"><text:span text:style-name="T1">et</text:span></text:span> , doctus alios quosdam esse morbos , qui-<text:line-break/>bus par oxyfmi repetunt, non tamen per circuitus, hoc<text:line-break/>est non fleto tempore. In his profecto accurata cibi ex-<text:line-break/>bibendi occasio inveniri non potasti In quibus vero pa-<text:line-break/>roxyfmorum ordo servatur, eorum cibo praebe<text:span text:style-name="Default_20_Paragraph_20_Font"><text:span text:style-name="T1">n</text:span></text:span>do prin-<text:line-break/>cipia vitanda fiunt, hoc est ne jam laeto aut non mullo<text:line-break/>post futuro paroxyfmo aegrotum alamus. Hic vero textus<text:line-break/>ante crisas aut ante quosvis paroxyfmos simpliciter aut</text:p>
      <text:p text:style-name="P5">ante morbi vigores aut ante nominatas judicationes intel-<text:line-break/>ligendus esu Vera siquidem haec tria sunt, magis famen<text:line-break/>ad propositum convenire videntur, si ante paroxyfmos<text:line-break/>plane intelligamus, nam de morbi vigore supra dictum<text:line-break/>esu Quod si de hoc nimirum intelligatur; etiam de crisi<text:line-break/>intelligetur. In vigoribus enim maximam partem crises<text:line-break/>oriuntur.</text:p>
      <text:h text:style-name="Heading_20_2" text:outline-level="2">XX.</text:h>
      <text:p text:style-name="P1"><text:span text:style-name="Default_20_Paragraph_20_Font"><text:span text:style-name="T1">Quae sudican</text:span></text:span><text:span text:style-name="Default_20_Paragraph_20_Font"><text:span text:style-name="T8">t</text:span></text:span><text:span text:style-name="Default_20_Paragraph_20_Font"><text:span text:style-name="T1">ur au</text:span></text:span><text:span text:style-name="Default_20_Paragraph_20_Font"><text:span text:style-name="T8">t </text:span></text:span><text:span text:style-name="Default_20_Paragraph_20_Font"><text:span text:style-name="T1">perfecte</text:span></text:span><text:span text:style-name="Default_20_Paragraph_20_Font"><text:span text:style-name="T8"> i</text:span></text:span><text:span text:style-name="Default_20_Paragraph_20_Font"><text:span text:style-name="T1">udica</text:span></text:span><text:span text:style-name="Default_20_Paragraph_20_Font"><text:span text:style-name="T8">t</text:span></text:span><text:span text:style-name="Default_20_Paragraph_20_Font"><text:span text:style-name="T1">a sunt, ea neque me-<text:line-break/>dicamentis</text:span></text:span><text:span text:style-name="Default_20_Paragraph_20_Font"><text:span text:style-name="T8"> mo</text:span></text:span><text:span text:style-name="Default_20_Paragraph_20_Font"><text:span text:style-name="T1">venda, neque al</text:span></text:span><text:span text:style-name="Default_20_Paragraph_20_Font"><text:span text:style-name="T8">ii</text:span></text:span><text:span text:style-name="Default_20_Paragraph_20_Font"><text:span text:style-name="T1">s</text:span></text:span><text:span text:style-name="Default_20_Paragraph_20_Font"><text:span text:style-name="T8"> i</text:span></text:span><text:span text:style-name="Default_20_Paragraph_20_Font"><text:span text:style-name="T1">rr</text:span></text:span><text:span text:style-name="Default_20_Paragraph_20_Font"><text:span text:style-name="T8">it</text:span></text:span><text:span text:style-name="Default_20_Paragraph_20_Font"><text:span text:style-name="T1">a</text:span></text:span><text:span text:style-name="Default_20_Paragraph_20_Font"><text:span text:style-name="T8">m</text:span></text:span><text:span text:style-name="Default_20_Paragraph_20_Font"><text:span text:style-name="T1">en</text:span></text:span><text:span text:style-name="Default_20_Paragraph_20_Font"><text:span text:style-name="T8">tis i</text:span></text:span><text:span text:style-name="Default_20_Paragraph_20_Font"><text:span text:style-name="T1">nn</text:span></text:span><text:span text:style-name="Default_20_Paragraph_20_Font"><text:span text:style-name="T8">o</text:span></text:span><text:span text:style-name="Default_20_Paragraph_20_Font"><text:span text:style-name="T1">vanda,<text:line-break/>sed sinenda sunt.</text:span></text:span></text:p>
      <text:p text:style-name="P4">Completa de diaeta oratione jam ad alterum caput<text:line-break/>transit, in quo docet interdum quidem quae in aegrotante<text:line-break/>perficienda sunt, omnia ipsi naturae committenda esse, ni-<text:line-break/>hil aliud nobis quam quod diaetae sit negotiantibus; in-<text:line-break/>terdum vero non solum naturae omnia committenda, ve-</text:p>
      <text:p text:style-name="P5"><text:span text:style-name="Default_20_Paragraph_20_Font"><text:span text:style-name="T1">sunt; sed quae</text:span></text:span> i<text:span text:style-name="Default_20_Paragraph_20_Font"><text:span text:style-name="T1">udicantur et judicata sunt;</text:span></text:span> quorum alteri<text:line-break/>quidem judicata , adverbium <text:span text:style-name="Default_20_Paragraph_20_Font"><text:span text:style-name="T13">άρτἰσις</text:span></text:span><text:span text:style-name="Default_20_Paragraph_20_Font"><text:span text:style-name="T9">, </text:span></text:span>hoc est <text:span text:style-name="Default_20_Paragraph_20_Font"><text:span text:style-name="T1">nuper</text:span></text:span>, posset<text:line-break/>convenire; alteri vero i<text:span text:style-name="Default_20_Paragraph_20_Font"><text:span text:style-name="T1">udicantur</text:span></text:span> nullo modo. Imo et<text:line-break/>ex ipsa rerum veritate liquet: non enim si quid paulo<text:line-break/>antea sit Iudicatum , id non innovandum est, sed si per-<text:line-break/>fecte absolute ac integre, tunc verum fuerit quod dici-<text:line-break/>tur. Si quid vero ad crisin desit, id quod deest oportet<text:line-break/>adiungere; nam quae post crisin relinquuntur, recidivas<text:line-break/>essiciunt. Quaenam igitur perfecta est integra crisis^ an<text:line-break/>in qua nimirum probe omnia processerint nullusque judi-<text:line-break/>catellus numerus defuerit^ Primum enim melior crisis<text:line-break/>existit quae vacuatione quam quae abscessu fit. Deinde<text:line-break/>quae humorem noxium ac redundantem quam quae alium<text:line-break/>quempiam vacuat. Tertio quae e directo quam quae<text:line-break/>aliter fit. Vocat autem ipse e directo vacuationem quae<text:line-break/>vasorum rectitudine procedit. Quarto deinceps quae en-<text:line-break/>phoriam habet, quaeve facile toleratur. Quinto quae cum<text:line-break/>coctione ac die critico oboritur. Haec enim omnia per-</text:p>
      <text:p text:style-name="P5">rum etiam aliquid nobis ipsis agendum esse. Ubi igitur,<text:line-break/>inquit, vel perfecta crisis jam facta est vel adhuc fit, to-<text:line-break/>tum opus naturae committere nillilque nos innovare opor-<text:line-break/>tet; ubi vero imperfecta crisis est, quod deest, id nos<text:line-break/>decet addere. Hoc autem et ipse in libro de humoribus<text:line-break/>his verbis dicebat: <text:span text:style-name="Default_20_Paragraph_20_Font"><text:span text:style-name="T1">quae perfecte /adsuantur, ea non</text:span></text:span> sti<text:span text:style-name="Default_20_Paragraph_20_Font"><text:span text:style-name="T1">o-<text:line-break/>venda , neque medicamenta, neque aliis irritamentis inno-<text:line-break/>vanda esse. </text:span></text:span>Nam quod <text:span text:style-name="Default_20_Paragraph_20_Font"><text:span text:style-name="T13">άρτἰσις</text:span></text:span><text:span text:style-name="Default_20_Paragraph_20_Font"><text:span text:style-name="T9"> </text:span></text:span>in aphorismis dixit, hoc<text:line-break/>est <text:span text:style-name="Default_20_Paragraph_20_Font"><text:span text:style-name="T1">integre, </text:span></text:span>id illo in libro <text:span text:style-name="Default_20_Paragraph_20_Font"><text:span text:style-name="T13">άπαρτὶ</text:span></text:span><text:span text:style-name="Default_20_Paragraph_20_Font"><text:span text:style-name="T9">, </text:span></text:span>hoc est <text:span text:style-name="Default_20_Paragraph_20_Font"><text:span text:style-name="T1">perfecte</text:span></text:span> no-<text:line-break/>minavit. Est autem id vocabulum <text:span text:style-name="Default_20_Paragraph_20_Font"><text:span text:style-name="T13">άπαρτὶ</text:span></text:span><text:span text:style-name="Default_20_Paragraph_20_Font"><text:span text:style-name="T9">, </text:span></text:span>apud alios<text:line-break/>quoque veteres hac significatione, perfecte integre nec<text:line-break/>imperfecte, quod et idem <text:span text:style-name="Default_20_Paragraph_20_Font"><text:span text:style-name="T13">άπαριάυς</text:span></text:span><text:span text:style-name="Default_20_Paragraph_20_Font"><text:span text:style-name="T9"> </text:span></text:span>etiamnum significat.<text:line-break/>Non enim sane pro diebus paribus inte<text:span text:style-name="Default_20_Paragraph_20_Font"><text:span text:style-name="T1">l</text:span></text:span>ligendum , hoc<text:line-break/>enim profecto manifeste falsum est, si quis diebuS paribus<text:line-break/>aut iudicatus sit aut judicetur, nihil his innovandum esse.<text:line-break/>Iam vero neque <text:span text:style-name="Default_20_Paragraph_20_Font"><text:span text:style-name="T13">άρτἰαις</text:span></text:span><text:span text:style-name="Default_20_Paragraph_20_Font"><text:span text:style-name="T9"> </text:span></text:span>hoc in textu <text:span text:style-name="Default_20_Paragraph_20_Font"><text:span text:style-name="T1">nuper</text:span></text:span> significat,<text:line-break/>quod maxime subsequenti Verbo declaratur. Non enim N<text:line-break/>simpliciter <text:span text:style-name="Default_20_Paragraph_20_Font"><text:span text:style-name="T13">άριἰσις</text:span></text:span><text:span text:style-name="Default_20_Paragraph_20_Font"><text:span text:style-name="T17">, </text:span></text:span>quod est nuper, enuntiavit, <text:span text:style-name="Default_20_Paragraph_20_Font"><text:span text:style-name="T1">iudicata</text:span></text:span></text:p>
      <text:p text:style-name="P5">sectae crisi adesse oportet. Quod si unum aut etiam plura<text:line-break/>abfuerint, neque exquisita crisis, neque integra fuerit.</text:p>
      <text:h text:style-name="Heading_20_2" text:outline-level="2">XXI.</text:h>
      <text:p text:style-name="P1"><text:span text:style-name="Default_20_Paragraph_20_Font"><text:span text:style-name="T1">Quae ducere</text:span></text:span> o<text:span text:style-name="Default_20_Paragraph_20_Font"><text:span text:style-name="T1">p</text:span></text:span>o<text:span text:style-name="Default_20_Paragraph_20_Font"><text:span text:style-name="T1">r</text:span></text:span>t<text:span text:style-name="Default_20_Paragraph_20_Font"><text:span text:style-name="T1">et, qu</text:span></text:span>o <text:span text:style-name="Default_20_Paragraph_20_Font"><text:span text:style-name="T1">max</text:span></text:span>i<text:span text:style-name="Default_20_Paragraph_20_Font"><text:span text:style-name="T1">me pr</text:span></text:span>o<text:span text:style-name="Default_20_Paragraph_20_Font"><text:span text:style-name="T1">pendet natura, ea<text:line-break/>per loca conferentia ducenda sunt.</text:span></text:span></text:p>
      <text:p text:style-name="P4">Quaenam ea funt quae ducere oporteat? nimirum<text:line-break/>quae neque judicantur, neque perfecte judicata sunt. Haec<text:line-break/>igitur per quam partem sunt evacuanda docet scopum<text:line-break/>geminum tradens, tum ipsam partis naturam, tum humo-<text:line-break/>ris propensionem. Quo namque locorum conferentium<text:line-break/>vergit, eo ducere convenit. At vacua lienibus commoda<text:line-break/>loca sunt, intestina, venter, vesica, uterus, cutis universa;<text:line-break/>ad haec palatum et nares, cum aut cerebrum expurgamus<text:line-break/>aut per sanguinis profluvium sit crisis, ac maxime si <text:span text:style-name="Default_20_Paragraph_20_Font"><text:span text:style-name="T13">καἀ</text:span></text:span><text:span text:style-name="Default_20_Paragraph_20_Font"><text:span text:style-name="T9"><text:line-break/></text:span></text:span><text:span text:style-name="Default_20_Paragraph_20_Font"><text:span text:style-name="T13">ἴξιν</text:span></text:span><text:span text:style-name="Default_20_Paragraph_20_Font"><text:span text:style-name="T9">, </text:span></text:span>quod est e directo partis asseclae, procedat. Nam</text:p>
      <text:p text:style-name="P5">quae contra fiu<text:span text:style-name="Default_20_Paragraph_20_Font"><text:span text:style-name="T1">n</text:span></text:span>t sanguinis profluvia, mala sunt. Infestan-<text:line-break/>tium vero humorum in loca minime consona propendent<text:line-break/>impetus, quum ea vel principalia fiunt natura et major<text:line-break/>ex ipsis noxa subfequutura est, quam morbi qui judica-<text:line-break/>tur dignitas postulet; vel quum nullam excretionem sim-<text:line-break/>silentur. Exempli gratia noxiorum in hepate humorum<text:line-break/>vacuationem postulantium idoneae propensiones furit gemi-<text:line-break/>nae; altera quidem per ventrem, cujus illa opportunior<text:line-break/>est, quae per inferiora, quam quae per vomitus agit;<text:line-break/>altera vero quae per renes et vesicam ducit. At faue<text:line-break/>quae in pulmonem, thoracem et cor vergit, nequaquam<text:line-break/>proba esu Medicum itaque oportet naturae motum ac<text:line-break/>propensionem observare , quae si idonea fuerit , tum ipsi<text:line-break/>subministrare , tum auxiliari; si vero contrario modo simul<text:line-break/>et noxie fiat, ip<text:span text:style-name="Default_20_Paragraph_20_Font"><text:span text:style-name="T1">t</text:span></text:span>am prohibere simulqne revocare atque<text:line-break/>revellere oportet,</text:p>
      <text:h text:style-name="P55" text:outline-level="2">XXII.</text:h>
      <text:p text:style-name="P1"><text:span text:style-name="Default_20_Paragraph_20_Font"><text:span text:style-name="T1">Concoc</text:span></text:span>t<text:span text:style-name="Default_20_Paragraph_20_Font"><text:span text:style-name="T1">a medica</text:span></text:span>m<text:span text:style-name="Default_20_Paragraph_20_Font"><text:span text:style-name="T1">en</text:span></text:span>tis <text:span text:style-name="Default_20_Paragraph_20_Font"><text:span text:style-name="T1">educenda .ac</text:span></text:span> m<text:span text:style-name="Default_20_Paragraph_20_Font"><text:span text:style-name="T1">ovenda sunt, non<text:line-break/>cruda, neque per- in</text:span></text:span>it<text:span text:style-name="Default_20_Paragraph_20_Font"><text:span text:style-name="T1">ia, nisi</text:span></text:span> t<text:span text:style-name="Default_20_Paragraph_20_Font"><text:span text:style-name="T1">urgeant; sed pleru</text:span></text:span>m<text:span text:style-name="Default_20_Paragraph_20_Font"><text:span text:style-name="T1">que<text:line-break/>non turgent.</text:span></text:span></text:p>
      <text:p text:style-name="P4"><text:span text:style-name="Default_20_Paragraph_20_Font"><text:span text:style-name="T13">ιναρμακεύει</text:span></text:span><text:span text:style-name="Default_20_Paragraph_20_Font"><text:span text:style-name="T14">ν</text:span></text:span><text:span text:style-name="Default_20_Paragraph_20_Font"><text:span text:style-name="T17"> </text:span></text:span>m<text:span text:style-name="Default_20_Paragraph_20_Font"><text:span text:style-name="T1">edicar</text:span></text:span>i quidem ipsi consuetudo est pro<text:line-break/>medicamento uti purgante pronunciandi. <text:span text:style-name="Default_20_Paragraph_20_Font"><text:span text:style-name="T9">^</text:span></text:span><text:span text:style-name="Default_20_Paragraph_20_Font"><text:span text:style-name="T13">υργφν</text:span></text:span><text:span text:style-name="Default_20_Paragraph_20_Font"><text:span text:style-name="T9"> </text:span></text:span>vero,<text:line-break/>t<text:span text:style-name="Default_20_Paragraph_20_Font"><text:span text:style-name="T1">urgere</text:span></text:span> , ab animantibus venere percitis ad humores trans-<text:line-break/>latum est. Quemadmodum enim illa animalia, quum eo<text:line-break/>affectu titillantur, impelluntur et concitantur, quiescere<text:line-break/>nequeunt : sic et humores plerumque in motu vehemen-<text:line-break/>tiore atque a partibus in partes transfluxu, per initium<text:line-break/>morbi hominem infestant concitantes, titillantes et quis-<text:line-break/>Icere non concedentes, imo et ipsi concitantur, trans-<text:line-break/>fluuut, titillantur <text:span text:style-name="Default_20_Paragraph_20_Font"><text:span text:style-name="T1">t</text:span></text:span>u<text:span text:style-name="Default_20_Paragraph_20_Font"><text:span text:style-name="T1">a</text:span></text:span>que impetu aegrum molestant. Hosce<text:line-break/>igitur humores evacuare decet, hoc est qui funt in motu,<text:line-break/>latione ac fluxu. . Qui vero jam aliqua in corporis parte<text:line-break/>firmati decumbunt, eos neque ullo alio auxilio movere</text:p>
      <text:p text:style-name="P5">oportet, neque ante coctionem medicari. Tunc enim jam<text:line-break/>naturam quoque habemus evacuationis auxiliatricem; ipsa<text:line-break/>namque post coctiones tum humores secernere tum quod<text:line-break/>supervacaneum est , quo tempore etiam fiunt orites , ex-<text:line-break/>pellere conspicitur, Verum quum ipsa perlecte movet,<text:line-break/>nullo opus est medicamento; quum vero .moderatius ac .<text:line-break/>imbecillius agit quod deest, id medicamentis nobis ad-<text:line-break/>petendum est, quo ab utroque vexantis humoris fiat eva-<text:line-break/>cuatio, matura quidem expellente, medicamento vero at-<text:line-break/>trahente. Demonstratum enim a nobis est in commenta-<text:line-break/>riis de naturalibus facultatibus singularum partium natu-<text:line-break/>ram quatuor uti facultatibus , .familiaris alimenti attractrice<text:line-break/>ejusdemque retentrice, praeterea coctrice et quarta alie-<text:line-break/>nurum expultrice. Singula vero medicamenta proprium<text:line-break/>ac familiarem sibi humorem attrahunt. Recte autem tex-<text:line-break/>tus addidit: <text:span text:style-name="Default_20_Paragraph_20_Font"><text:span text:style-name="T1">sed pleru</text:span></text:span>m<text:span text:style-name="Default_20_Paragraph_20_Font"><text:span text:style-name="T1">que non turgent</text:span></text:span>, idque ab expe-<text:line-break/>rientia discendum, humorum transfluxus ab alia in aliam<text:line-break/>partem raro contingere, sed quadam in parte frequentius</text:p>
      <text:p text:style-name="P5">immorari ac consistere, in qua etiam toto morbi tempore<text:line-break/>adustae ejus solutionem ipsi concoquuntur, fcire vero<text:line-break/>oportet quibusdam in exemplaribus hunc aphorifmum fini-<text:line-break/>ptuurnon esse; in libro autem de humoribus passim seri-<text:line-break/>p tum in veniri.</text:p>
      <text:h text:style-name="Heading_20_2" text:outline-level="2">XXIII.</text:h>
      <text:p text:style-name="P1"><text:span text:style-name="Default_20_Paragraph_20_Font"><text:span text:style-name="T1">Quae vacuan</text:span></text:span>t<text:span text:style-name="Default_20_Paragraph_20_Font"><text:span text:style-name="T1">ur, </text:span></text:span>c<text:span text:style-name="Default_20_Paragraph_20_Font"><text:span text:style-name="T1">op</text:span></text:span>i<text:span text:style-name="Default_20_Paragraph_20_Font"><text:span text:style-name="T1">a con</text:span></text:span>i<text:span text:style-name="Default_20_Paragraph_20_Font"><text:span text:style-name="T1">ectanda non sunt; sed si qua-<text:line-break/>l</text:span></text:span>i<text:span text:style-name="Default_20_Paragraph_20_Font"><text:span text:style-name="T1">a op</text:span></text:span>o<text:span text:style-name="Default_20_Paragraph_20_Font"><text:span text:style-name="T1">r</text:span></text:span>t<text:span text:style-name="Default_20_Paragraph_20_Font"><text:span text:style-name="T1">e</text:span></text:span>t <text:span text:style-name="Default_20_Paragraph_20_Font"><text:span text:style-name="T1">pr</text:span></text:span>o<text:span text:style-name="Default_20_Paragraph_20_Font"><text:span text:style-name="T1">dean</text:span></text:span>t <text:span text:style-name="Default_20_Paragraph_20_Font"><text:span text:style-name="T1">ac aeger fac</text:span></text:span>il<text:span text:style-name="Default_20_Paragraph_20_Font"><text:span text:style-name="T1">e serat. A</text:span></text:span>t<text:span text:style-name="Default_20_Paragraph_20_Font"><text:span text:style-name="T1">que ubi<text:line-break/>ad an</text:span></text:span>imi <text:span text:style-name="Default_20_Paragraph_20_Font"><text:span text:style-name="T1">desec</text:span></text:span>ti<text:span text:style-name="Default_20_Paragraph_20_Font"><text:span text:style-name="T1">onem usuue educendu</text:span></text:span>m .<text:span text:style-name="Default_20_Paragraph_20_Font"><text:span text:style-name="T1">est</text:span></text:span>, i<text:span text:style-name="Default_20_Paragraph_20_Font"><text:span text:style-name="T1">d</text:span></text:span> m<text:span text:style-name="Default_20_Paragraph_20_Font"><text:span text:style-name="T1">o</text:span></text:span>li<text:span text:style-name="Default_20_Paragraph_20_Font"><text:span text:style-name="T1">endum.</text:span></text:span></text:p>
      <text:p text:style-name="P4">Sive a natura sive a nobis vacuatis fiat, quandam<text:line-break/>ipsius mensuram omnino praescripsisse oportet. Quemad-<text:line-break/>modum enim molestus humor pro qualitatis ratione va-<text:line-break/>cuandus est, sic profecto vacuationis quantitas vexantis<text:line-break/>humoris copiae congruat oportet. Verum qualitatis qui-<text:line-break/>dem dignotiones supra diximus , quum aphorifmum inter-<text:line-break/>pretaremur, cujus est initium: <text:span text:style-name="Default_20_Paragraph_20_Font"><text:span text:style-name="T1">Jn alvi per</text:span></text:span>t<text:span text:style-name="Default_20_Paragraph_20_Font"><text:span text:style-name="T1">urbat</text:span></text:span>i<text:span text:style-name="Default_20_Paragraph_20_Font"><text:span text:style-name="T1">onibu</text:span></text:span>s</text:p>
      <text:p text:style-name="P5"><text:span text:style-name="Default_20_Paragraph_20_Font"><text:span text:style-name="T1">et vomitionibus. </text:span></text:span>Quantitatis vero nullum tale, quod dici<text:line-break/>debeat, indicium habemus. Quare de ipsa quantitate eu-<text:line-break/>pholilam ferendive facilitatem certum indicium, statuit<text:line-break/>deditque Hippocrates : nam si humor redundans vacuetur,<text:line-break/>tum levius tum faciliuS aegrotantem habere necesse est.<text:line-break/>Quod fi quiS etiam ex iis qui fecundum naturam sunt ex-<text:line-break/>cernatur, tunc aegrotantis vireS dissolVi ac debilitari,<text:line-break/>ipsamque ferendi dissicultatem sentire oportet. Quare non<text:line-break/>temerariae vacuandorum quantitatis phantasiae mensi ad-<text:line-break/>bibenda est, sed duobuS commemoratis indiciis, <text:span text:style-name="Default_20_Paragraph_20_Font"><text:span text:style-name="T1">si qualia<text:line-break/>oportet et cum euphoria vacuentur. </text:span></text:span>Quod autem deinceps<text:line-break/>ab ipso dicitur, <text:span text:style-name="Default_20_Paragraph_20_Font"><text:span text:style-name="T1">atque ubi adusque lipothymiam ducendum<text:line-break/>est</text:span></text:span>, recte quidem pronunciatum est, sed ejus usus adseri-<text:line-break/>benda sunt indicia. Quae quum ille non protulerit, nos<text:line-break/>ex quibus tum ipsa experientia tum ratione videmur<text:line-break/>affectus invenisse, in quibus adusque lipothymiam vacuare<text:line-break/>conveniat, docebimus. Ac primum ad qualem usque li-.<text:line-break/>pothymiam ab ipso dictum suerit distinguere oportet. Ne-</text:p>
      <text:p text:style-name="P5">que enim Iane eas dicit lipothymias, quae metuentibus<text:line-break/>interdum aegris aut venae sectionem aut aliud ejusmodi<text:line-break/>auxilium oboriuntur; neque etiam quum in ore ventriculi<text:line-break/>quidam humores mordaces suerint vel prius in ipso col-<text:line-break/>lecti vel qui in eo remedii usu i<text:span text:style-name="Default_20_Paragraph_20_Font"><text:span text:style-name="T1">n</text:span></text:span> ipsum confluxerint;<text:line-break/>lipothymiam excitant, tum enim et in lipothymiam ruunt,<text:line-break/>non tamen hujusmodi lipothymia satis idoneus est vacua-<text:line-break/>tionis modus , quae nonnunquam priusquam deceat obori-<text:line-break/>tur, veluti quibusdam febricitantibus, qui et inter assur-<text:line-break/>gendum et desidendum in lipothymiam multoties procide-<text:line-break/>runt, propterea ipsis resupinis jacentibus venam secamus.<text:line-break/>Ea igitur quae ver<text:span text:style-name="Default_20_Paragraph_20_Font"><text:span text:style-name="T1">n</text:span></text:span>ationis ratione succedit lipothymia, nunc<text:line-break/>ab Hippocrate sancita est mensura vernationis, in maxi-<text:line-break/>mis inflammationibus , in febribus ardentissimis et veho-<text:line-break/>mentissimis doloribus. Verum, ut et ipfe docet, constan-<text:line-break/>tibus ac firmis viribus ad tantam vacuatiouem studio pro-<text:line-break/>cedendum est nosque saepius hujusmodi vacuationes prodesse<text:line-break/>plurimum experientia didicimus. In ardentissimis siquidem</text:p>
      <text:p text:style-name="P5">febribus ad lipothymiam usque phlebotomia illico tum<text:line-break/>univerfum corporis habitum refrigerat tum febrem ex-<text:line-break/>stinguit; quamplurimis etiam alvus dejicit et fusiores pro-<text:line-break/>fuse manant, quas ob res eorum nonnulli febre omnino<text:line-break/>fotu liberati, alii magnopere adjuti, morbi vehementiam<text:line-break/>resciderunt. In maximis etiam inflammationibus et vehe-<text:line-break/>mentissimis doloribus nullum majus novi remedium ad-<text:line-break/>usque lipothymiam vacuatione; prodita tamen distinctione<text:line-break/>an adufque lipothymiam sanguinem detrahere , an vero<text:line-break/>purgare deceat, quemadmodum in commentariis de venae<text:line-break/>sectione declaratum esu</text:p>
      <text:h text:style-name="Heading_20_2" text:outline-level="2">XXIV.</text:h>
      <text:p text:style-name="P1"><text:span text:style-name="Default_20_Paragraph_20_Font"><text:span text:style-name="T1">Ln morb</text:span></text:span>is <text:span text:style-name="Default_20_Paragraph_20_Font"><text:span text:style-name="T1">acuti</text:span></text:span>s <text:span text:style-name="Default_20_Paragraph_20_Font"><text:span text:style-name="T1">rar</text:span></text:span>o <text:span text:style-name="Default_20_Paragraph_20_Font"><text:span text:style-name="T1">et per init</text:span></text:span>i<text:span text:style-name="Default_20_Paragraph_20_Font"><text:span text:style-name="T1">a purgantibus medica-<text:line-break/>ment</text:span></text:span>is <text:span text:style-name="Default_20_Paragraph_20_Font"><text:span text:style-name="T1">u</text:span></text:span>t<text:span text:style-name="Default_20_Paragraph_20_Font"><text:span text:style-name="T1">endum idque c</text:span></text:span>i<text:span text:style-name="Default_20_Paragraph_20_Font"><text:span text:style-name="T1">rcu</text:span></text:span>m<text:span text:style-name="Default_20_Paragraph_20_Font"><text:span text:style-name="T1">spectantibu</text:span></text:span>s <text:span text:style-name="Default_20_Paragraph_20_Font"><text:span text:style-name="T1">faciendu</text:span></text:span>m <text:span text:style-name="Default_20_Paragraph_20_Font"><text:span text:style-name="T1">est.</text:span></text:span></text:p>
      <text:p text:style-name="P4">Paulo ante dixit : <text:span text:style-name="Default_20_Paragraph_20_Font"><text:span text:style-name="T1">concocta medica</text:span></text:span>m<text:span text:style-name="Default_20_Paragraph_20_Font"><text:span text:style-name="T1">enti</text:span></text:span>s <text:span text:style-name="Default_20_Paragraph_20_Font"><text:span text:style-name="T1">educenda ac<text:line-break/>movenda sunt, non cruda, neque per</text:span></text:span> i<text:span text:style-name="Default_20_Paragraph_20_Font"><text:span text:style-name="T1">nit</text:span></text:span>i<text:span text:style-name="Default_20_Paragraph_20_Font"><text:span text:style-name="T1">a, n</text:span></text:span>isi t<text:span text:style-name="Default_20_Paragraph_20_Font"><text:span text:style-name="T1">urgeant,</text:span></text:span></text:p>
      <text:p text:style-name="P3"><text:span text:style-name="Default_20_Paragraph_20_Font"><text:span text:style-name="T1">sed pleru</text:span></text:span>m<text:span text:style-name="Default_20_Paragraph_20_Font"><text:span text:style-name="T1">que non</text:span></text:span> t<text:span text:style-name="Default_20_Paragraph_20_Font"><text:span text:style-name="T1">urgent. </text:span></text:span>Nunc autem et per initis<text:line-break/>morborum acutorum dumtaxat posse nonnunquam nos pur-<text:line-break/>gationem quae conferat moliri docet. Nam in diuturnis<text:line-break/>morbis femper morbi coctionem expectare^ oportet; in<text:line-break/>acutis vero quum turgent, etiam in principio purgare fas<text:line-break/>est et hoc ipsum cum cautione et circumspectione facere.<text:line-break/>Unde mihi videtur Hippocrates recte adjecisse : i<text:span text:style-name="Default_20_Paragraph_20_Font"><text:span text:style-name="T1">dque cir-<text:line-break/>. cumspec</text:span></text:span>t<text:span text:style-name="Default_20_Paragraph_20_Font"><text:span text:style-name="T1">an</text:span></text:span>ti<text:span text:style-name="Default_20_Paragraph_20_Font"><text:span text:style-name="T1">bu</text:span></text:span>s <text:span text:style-name="Default_20_Paragraph_20_Font"><text:span text:style-name="T1">faciendu</text:span></text:span>m. Sive enim accuratam prae-<text:line-break/>meditationem prius factam, sive aegroti praeparationem,<text:line-break/>sive recti, prout conceditur, judicii expectationem, sive<text:line-break/>ex his aliqua, sive etiam omnia id vocabulum significet,<text:line-break/>fummam ipsius cautionem lu ejusmodi purgationibus ma- .<text:line-break/>ni<text:span text:style-name="Default_20_Paragraph_20_Font"><text:span text:style-name="T1">t</text:span></text:span>este prodit. Periculum enim non leve est in acuto<text:line-break/>morbo male purgatione medicari, quod omnia purgantia<text:line-break/>medicamenta facultatibus sint calida; febris vero, quate-<text:line-break/>nos febris est et fui ratione, non calefacientibus atque<text:line-break/>exsiccantibus, fed his maxime contrariis, hoc est hume-<text:line-break/>c t antibus et refrigerantibus indigeat. Non igitur ob</text:p>
      <text:p text:style-name="P5">igneum febris calorem purgatio nobis instituitur, hanc<text:line-break/>enim fcimus pro fui facultate nocere, sed propter humo-<text:line-break/>res febrem efficientes. Quare majorem ex infestantium<text:line-break/>humorum vacuatione utilitatem confequi oportet quam<text:line-break/>sit laesio aut noxa , quam ex purgantibus medicamentis<text:line-break/>necessario corpus accipit. Major autem est utilitas, si et<text:line-break/>citra molestiam et totus humor noxius et infestans vacua-<text:line-break/>tus fuerit. Quo vero hoc fiat , primo considerandum est,<text:line-break/>an aegrotus ad hujusmodi purgationem idoneus^ existat.<text:line-break/>Qui namque cruditatibus ex multis aut lentis aut crassis<text:line-break/>eduliis laborant, quibus itidem flatibus hypochondria di-<text:line-break/>stenta funt aut urinae fupra modum calidae. et igneae<text:line-break/>aut hic aliqua viscerum inflammatio, hi omnes ad pur-<text:line-break/>gationes inepti sunt. Haec itaque abesse oportet;. aegro-<text:line-break/>tantis quoque humores quam potest fieri maxime fluxi-<text:line-break/>les , hoc est tenues minimeque lentoris participes, apertos.<text:line-break/>denique reseratosque esse docet meatus, per quos pur-</text:p>
      <text:p text:style-name="P5">gatis fieri debeat, omnique obstructione liberos. Nam<text:line-break/>ita nos quoque antea praeparamus, quum aliquem fumus<text:line-break/>purgaturi. Atque id ipfum est quod illo in aphorismo ab<text:line-break/>Hippocrate pronunciatur: <text:span text:style-name="Default_20_Paragraph_20_Font"><text:span text:style-name="T1">corpora quu</text:span></text:span>m <text:span text:style-name="Default_20_Paragraph_20_Font"><text:span text:style-name="T1">qu</text:span></text:span>is <text:span text:style-name="Default_20_Paragraph_20_Font"><text:span text:style-name="T1">purgare ve-<text:line-break/>l</text:span></text:span>it , <text:span text:style-name="Default_20_Paragraph_20_Font"><text:span text:style-name="T1">ea</text:span></text:span> m<text:span text:style-name="Default_20_Paragraph_20_Font"><text:span text:style-name="T1">eab</text:span></text:span>ili<text:span text:style-name="Default_20_Paragraph_20_Font"><text:span text:style-name="T1">a fac</text:span></text:span>i<text:span text:style-name="Default_20_Paragraph_20_Font"><text:span text:style-name="T1">at oporte</text:span></text:span>t. Verum in acutis morbis<text:line-break/>per initia statim vel circa primum diem aut non ultra<text:line-break/>fecundum, si purgantibus medicamentis usuri simus, tur-<text:line-break/>gente ad excretionem materia , ipsimi praeparationem<text:line-break/>fieri non conceditur, nisi quis fortassis meliorati propi-<text:line-break/>nandi occasionem nanciscatur, in quo hyssopi nonnihil<text:line-break/>aut origani aut tragorigani aut thymi aut pulegii aut<text:line-break/>hujusmodi humores attenuantium aliquid incoxerit. Quare<text:line-break/>non citra rationem effatus est raro in morbis acutis per<text:line-break/>initia purgantis medicamenti nobis usum fore; tum quod<text:line-break/>neque vexantes humores per initia crebro turgeant, tum<text:line-break/>quod etiam si quid horum exstet, aeger tamen ad purga-<text:line-break/>lienem ineptus habeatur , imo neque morbus occasionem<text:line-break/>nobis ad idoneam aegrotantis praeparationem praebeat.</text:p>
      <text:h text:style-name="P55" text:outline-level="2">XXV.</text:h>
      <text:p text:style-name="P1"><text:span text:style-name="Default_20_Paragraph_20_Font"><text:span text:style-name="T1">si quae purgar</text:span></text:span>i <text:span text:style-name="Default_20_Paragraph_20_Font"><text:span text:style-name="T1">decent purgen</text:span></text:span>t<text:span text:style-name="Default_20_Paragraph_20_Font"><text:span text:style-name="T1">ur; </text:span></text:span>t<text:span text:style-name="Default_20_Paragraph_20_Font"><text:span text:style-name="T1">um confert, tum<text:line-break/>aegri fac</text:span></text:span>il<text:span text:style-name="Default_20_Paragraph_20_Font"><text:span text:style-name="T1">e ierunt; si vero contrar</text:span></text:span>i<text:span text:style-name="Default_20_Paragraph_20_Font"><text:span text:style-name="T1">a,si</text:span></text:span><text:span text:style-name="Default_20_Paragraph_20_Font"><text:span text:style-name="T8">i/p</text:span></text:span><text:span text:style-name="Default_20_Paragraph_20_Font"><text:span text:style-name="T1">c</text:span></text:span>i<text:span text:style-name="Default_20_Paragraph_20_Font"><text:span text:style-name="T1">le.</text:span></text:span></text:p>
      <text:p text:style-name="P4">Hic aphorismus in illo plane continetur, in quo di-<text:line-break/>cebat: L<text:span text:style-name="Default_20_Paragraph_20_Font"><text:span text:style-name="T1">n alv</text:span></text:span>i <text:span text:style-name="Default_20_Paragraph_20_Font"><text:span text:style-name="T1">per</text:span></text:span>t<text:span text:style-name="Default_20_Paragraph_20_Font"><text:span text:style-name="T1">urbat</text:span></text:span>i<text:span text:style-name="Default_20_Paragraph_20_Font"><text:span text:style-name="T1">on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vomi</text:span></text:span>t<text:span text:style-name="Default_20_Paragraph_20_Font"><text:span text:style-name="T1">ion</text:span></text:span>i<text:span text:style-name="Default_20_Paragraph_20_Font"><text:span text:style-name="T1">bu</text:span></text:span>s <text:span text:style-name="Default_20_Paragraph_20_Font"><text:span text:style-name="T1">quae sponte<text:line-break/>obor</text:span></text:span><text:span text:style-name="Default_20_Paragraph_20_Font"><text:span text:style-name="T8">i</text:span></text:span><text:span text:style-name="Default_20_Paragraph_20_Font"><text:span text:style-name="T1">untur, si qual</text:span></text:span><text:span text:style-name="Default_20_Paragraph_20_Font"><text:span text:style-name="T8">i</text:span></text:span><text:span text:style-name="Default_20_Paragraph_20_Font"><text:span text:style-name="T1">a purgar</text:span></text:span>i <text:span text:style-name="Default_20_Paragraph_20_Font"><text:span text:style-name="T1">opor</text:span></text:span>t<text:span text:style-name="Default_20_Paragraph_20_Font"><text:span text:style-name="T1">et purgentur, confert<text:line-break/>et suc</text:span></text:span>i<text:span text:style-name="Default_20_Paragraph_20_Font"><text:span text:style-name="T1">le ferunt ; sin</text:span></text:span> mi<text:span text:style-name="Default_20_Paragraph_20_Font"><text:span text:style-name="T1">nu</text:span></text:span>s, <text:span text:style-name="Default_20_Paragraph_20_Font"><text:span text:style-name="T1">contra. </text:span></text:span>Verum quum hac.<text:line-break/>in libri parte . de purgationibus a medico instituendis disi-<text:line-break/>sereret ac propemodum omnes ad id necessarias distin-<text:line-break/>ctiones recensuisset , non piguit ipsum hunc quoque apho-<text:line-break/>rssmum addere, qui sane nihil magis novum edocet, sed<text:line-break/>ad memoriam revocat ea quae prius in alia libri parte<text:line-break/>de spontaneis vacuatiouibus enunciaverat , ut hoc etiam<text:line-break/>in loco totus sermo de purgationibus esset absolutus.</text:p>
      <text:h text:style-name="P54" text:outline-level="1">H<text:span text:style-name="T20">I</text:span>PPoCRATIS APHoRISMI EA<text:line-break/>CALENI IN EoS CoMMENTAR<text:span text:style-name="T20">II</text:span>.</text:h>
      <text:h text:style-name="Heading_20_2" text:outline-level="2"><text:bookmark-start text:name="bookmark10"/>e.-. I.<text:bookmark-end text:name="bookmark10"/></text:h>
      <text:p text:style-name="P1"><text:span text:style-name="Default_20_Paragraph_20_Font"><text:span text:style-name="T2">Q</text:span></text:span><text:span text:style-name="Default_20_Paragraph_20_Font"><text:span text:style-name="T1">uo in morbo somnus laborem fecit, letale; st vero su-<text:line-break/>vat</text:span></text:span> s<text:span text:style-name="Default_20_Paragraph_20_Font"><text:span text:style-name="T1">omnus, non letale, et de utriusque causis et afe<text:line-break/></text:span></text:span>sor<text:span text:style-name="Default_20_Paragraph_20_Font"><text:span text:style-name="T1">tibus.</text:span></text:span></text:p>
      <text:p text:style-name="P4">Quod sane labor ipsi nunc laesionem significet ex<text:line-break/>antithesi constat. Ait enim: <text:span text:style-name="Default_20_Paragraph_20_Font"><text:span text:style-name="T1">si vero somnus /iuvet, non<text:line-break/>letale. </text:span></text:span>Quum autem duplex sit ex somno laesio , altera</text:p>
      <text:p text:style-name="P5">communis , quum in principiis accessionum , quas epifema-<text:line-break/>sias nominant, aegroti dormierint; altera propria, ut in<text:line-break/>quibusdam morbis, quum in alio tempore <text:span text:style-name="Default_20_Paragraph_20_Font"><text:span text:style-name="T1">de poster</text:span></text:span>i<text:span text:style-name="Default_20_Paragraph_20_Font"><text:span text:style-name="T1">ore<text:line-break/>laesione</text:span></text:span> ipsum loqui augurandum est. Prior namque illa<text:line-break/>neque mortem , neque quidquam aliud metuendum signi-<text:line-break/>fleat, quum temporis naturam sequatur. In principiis<text:line-break/>siquidem accessionum tum calor universus, tum humores<text:line-break/>in profundum corporis coguntur, quemadmodum ipsa do-<text:line-break/>cuit , et magis in quibus aut horror quidam aut rigor aut<text:line-break/>vehemens partium exteriorum refrigeratio contingit; ipsis-<text:line-break/>que propterea,^ si in accessionum .principiis dormierint,<text:line-break/>symptomata diuturniora fiunt et vix sebres ad vigorem<text:line-break/>perveniunt. Et <text:span text:style-name="Default_20_Paragraph_20_Font"><text:span text:style-name="T1">t</text:span></text:span>ane si qua subsit viscerum inflammatio,<text:line-break/>ipfam augeri par est et in ventrem si qui humores con-<text:line-break/>fluant , non peraeque ac per alios somnos concoquuntur,<text:line-break/><text:span text:style-name="Default_20_Paragraph_20_Font"><text:span text:style-name="T1">t</text:span></text:span>ed plures cumulantur crudi ac incocti permanentes. Quas<text:line-break/>ob res etiam tum aegrotantibus imperamus ut vigilent,<text:line-break/>motum qui per vigiliam foras fit, spiritus sanguinis et</text:p>
      <text:p text:style-name="P5">rnsitr ipsis caloris tanquam maximum praesidium ei mo-<text:line-break/>tioni opponentes, quae eorundem intro aut in altum. per<text:line-break/>accessionum accedit. initia. Quare non citra rationem di-<text:line-break/>xerit quispiam ipsas laesiones per id tempus ex accessio-<text:line-break/>nis quidem .natura accidere., sied vigilia prohiberi. Quum<text:line-break/>autem hac quoque privati fuerint aegroti , laesionem fen-<text:line-break/>tiunt manifestiorem, nun quod .altera per somnum acce-<text:line-break/>dat laesio, fed quod absit quae e.x vigilia oboritur, utili-<text:line-break/>tas, Haec itaque ratio nullam ostendit fieri in accessionum<text:line-break/>principiis ; ex ; fo.mno laesionem ,. <text:span text:style-name="Default_20_Paragraph_20_Font"><text:span text:style-name="T1">t</text:span></text:span>est hoc ipsum dumtaxat<text:line-break/>utilitatis absentiam. . Altera vero ratio quae concedit ex<text:line-break/>fiomno fieri hoc tempore laesionem, asserit nunc Hippo-<text:line-break/>creticam doctrinam de iis esse qui aliis temporibus dor-<text:line-break/>miunt , quos omnino comitatur manifesta quaedam utilitas<text:line-break/>ac maxime quum in declinationibus contigerit: nam in-<text:line-break/>terdum in ipsi, etiam vigore obrepens somnus manifeste<text:line-break/>juvat; nonnunquam etiam in incrementi postremo quod<text:line-break/>vigori copulatur. Verum omnium utilitatum manifestissima</text:p>
      <text:p text:style-name="P5">est quae in declinationibus oboritur. Proin deque quum<text:line-break/>somni laedant, in vigore et. ac<text:span text:style-name="Default_20_Paragraph_20_Font"><text:span text:style-name="T1">c</text:span></text:span>essionis incremento minus<text:line-break/>quidem exitiales sunt, maxime vero in: declinationibus<text:line-break/>perniciosi. Nam quo tempore quidquam utilissimum est,<text:line-break/>si praeterquam quod nihil prodest, etiam laedat mortem<text:line-break/>ratione portendit. ortae vero ex somno laesiones, ejus-<text:line-break/>dem utilitatibus sunt contrariae. Exempli gratia, somno<text:line-break/>febres si non solvantur aut etiam exacerbentur et dolores<text:line-break/>intendantur et fluxiones multiplicentur et inflammationes<text:line-break/>augeantur. Nonnulli vero inter dormiendum etiam delira<text:line-break/>loquuntur , qui expergefacti diu in delirio perseverant.<text:line-break/>Quibusdam etiam initium comatis in somno fit, qui puncti<text:line-break/>vix excitantur. Haec autem omnia propter humorum<text:line-break/>malignitatem contingunt, quos quum noster calor nativus<text:line-break/>validior exstiterit, per. somnos concoquit; quum vero im-<text:line-break/>becrllior, ab illis evincitur ab iisque viscera gravescunt et<text:line-break/>enarratis affectibus homo corripitur. Ipsie namque Hip-</text:p>
      <text:p text:style-name="P5">pocrates vult vigilantem hominem extrinsecus esse calidio-<text:line-break/>rem, dormientem vero contrario modo fe habere, intrio-<text:line-break/><text:span text:style-name="Default_20_Paragraph_20_Font"><text:span text:style-name="T1">t</text:span></text:span>ecus nimirum incalescere: id nos edocens, quod et aliis<text:line-break/>quibusdam physicis ri<text:span text:style-name="Default_20_Paragraph_20_Font"><text:span text:style-name="T1">t</text:span></text:span>um est, pro nativi caloris intro fo-<text:line-break/>rasve motionibus somnum atque vigiliam fieri. Merito<text:line-break/>igitur ubi calor in visceribus collectus caulas morbificas<text:line-break/>nequit evincere, perniciem significat. Si tamen evicerit,<text:line-break/>nondum certae salutis signum est, nisi quispiam dicat,<text:line-break/>quantum ad hunc affectum attinet, aegrotum fofpitem<text:line-break/>evasurum, ex alio tamen affectu interire posse. Etenim<text:line-break/>si qua inflammatio solutu difficilis aliquam partium prin-<text:line-break/>cipum occupaverit, contingit aegrum qui ita <text:span text:style-name="Default_20_Paragraph_20_Font"><text:span text:style-name="T1">t</text:span></text:span>e habeat<text:line-break/>interire, Quare securius pronunciandum est, quum ex<text:line-break/>fomno laesio quaedam oboritur, letale signum esse; quum<text:line-break/>utilitas, non letale. Quod vero ex somnis quaedam ob-<text:line-break/>oriuntur laesiones, ipsi in libris epidemiorum hisce verbis<text:line-break/>declaravimus, in his multi erant soporati et mente tur-<text:line-break/>bati , hi vero ex fomno tales evadebant.</text:p>
      <text:h text:style-name="P55" text:outline-level="2">II.</text:h>
      <text:p text:style-name="Normal"><text:span text:style-name="Default_20_Paragraph_20_Font"><text:span text:style-name="T1">Ubi so</text:span></text:span>m<text:span text:style-name="Default_20_Paragraph_20_Font"><text:span text:style-name="T1">nus de</text:span></text:span>li<text:span text:style-name="Default_20_Paragraph_20_Font"><text:span text:style-name="T1">riu</text:span></text:span>m <text:span text:style-name="Default_20_Paragraph_20_Font"><text:span text:style-name="T1">sedat, bonu</text:span></text:span>m.</text:p>
      <text:p text:style-name="P4">Si utcunque aphorifmum tum hunc tum superiorem<text:line-break/>inter se jungi ordine pronunciaverimus , tota ejusmodi<text:line-break/>pr ocedet oratio : <text:span text:style-name="Default_20_Paragraph_20_Font"><text:span text:style-name="T1">Qu</text:span></text:span>o <text:span text:style-name="Default_20_Paragraph_20_Font"><text:span text:style-name="T1">in morbo somnu</text:span></text:span>s <text:span text:style-name="Default_20_Paragraph_20_Font"><text:span text:style-name="T1">laborem fac</text:span></text:span>i<text:span text:style-name="Default_20_Paragraph_20_Font"><text:span text:style-name="T1">t,<text:line-break/>le</text:span></text:span>t<text:span text:style-name="Default_20_Paragraph_20_Font"><text:span text:style-name="T1">ale; si vero somnu</text:span></text:span>s <text:span text:style-name="Default_20_Paragraph_20_Font"><text:span text:style-name="T1">sube</text:span></text:span>r, <text:span text:style-name="Default_20_Paragraph_20_Font"><text:span text:style-name="T1">non le</text:span></text:span>t<text:span text:style-name="Default_20_Paragraph_20_Font"><text:span text:style-name="T1">ale.</text:span></text:span> u<text:span text:style-name="Default_20_Paragraph_20_Font"><text:span text:style-name="T1">b</text:span></text:span>i i<text:span text:style-name="Default_20_Paragraph_20_Font"><text:span text:style-name="T1">g</text:span></text:span>it<text:span text:style-name="Default_20_Paragraph_20_Font"><text:span text:style-name="T1">ur<text:line-break/></text:span></text:span>som<text:span text:style-name="Default_20_Paragraph_20_Font"><text:span text:style-name="T1">nu</text:span></text:span>s delirium sedat, bonum. Ut unum quoddam tan-<text:line-break/>quam exemplum particulare antecedenti orationi univer-<text:line-break/>salitur enunciatae subiungeret, ac si ita diceret: Ubi do-<text:line-break/>Iorem somnus fedat, bonum. Ubi febrem somnus fedat,<text:line-break/>bonum. Ubi igitur inflammationem fedat somnus, bonum.<text:line-break/>Verum <text:span text:style-name="Default_20_Paragraph_20_Font"><text:span text:style-name="T1">tu</text:span></text:span>tis fuit periculosiorem morbum dumtaxat nosti-<text:line-break/>nare. Universalium namque verborum veritas talibus<text:line-break/>exemplis magis elucet.</text:p>
      <text:h text:style-name="Heading_20_2" text:outline-level="2"><text:bookmark-start text:name="bookmark12"/><text:span text:style-name="Default_20_Paragraph_20_Font">HI.</text:span><text:bookmark-end text:name="bookmark12"/></text:h>
      <text:p text:style-name="Normal"><text:span text:style-name="Default_20_Paragraph_20_Font"><text:span text:style-name="T1">somnu</text:span></text:span><text:span text:style-name="Default_20_Paragraph_20_Font"><text:span text:style-name="T8">s </text:span></text:span><text:span text:style-name="Default_20_Paragraph_20_Font"><text:span text:style-name="T1">et v</text:span></text:span><text:span text:style-name="Default_20_Paragraph_20_Font"><text:span text:style-name="T8">i</text:span></text:span><text:span text:style-name="Default_20_Paragraph_20_Font"><text:span text:style-name="T1">g</text:span></text:span><text:span text:style-name="Default_20_Paragraph_20_Font"><text:span text:style-name="T8">ili</text:span></text:span><text:span text:style-name="Default_20_Paragraph_20_Font"><text:span text:style-name="T1">a m</text:span></text:span><text:span text:style-name="Default_20_Paragraph_20_Font"><text:span text:style-name="T8">o</text:span></text:span><text:span text:style-name="Default_20_Paragraph_20_Font"><text:span text:style-name="T1">dum si excesserint , </text:span></text:span><text:span text:style-name="Default_20_Paragraph_20_Font"><text:span text:style-name="T8">m</text:span></text:span><text:span text:style-name="Default_20_Paragraph_20_Font"><text:span text:style-name="T1">alum.</text:span></text:span></text:p>
      <text:p text:style-name="P5">Nonnullis medicis vigilia modum excedens malum<text:line-break/>esse et signum et causa visit est, non tamen iomnus. Hunc<text:line-break/>enim semper bonum esse et nunquam fieri fomnum mo-<text:line-break/>dum excedentem; plerosque decipi qui comatofos affectus<text:line-break/>incipientes longum esse siomnum arbitrantur. Verum hi<text:line-break/>a nobis edocti nondum prius coma nominandum quam<text:line-break/>difficilem habuerit expergefactionem , concedant siomnum<text:line-break/>longum recte appellari, quum selo tempore naturalem fym-<text:line-break/>metriam commoderationemve exciperet ac nondum dissici-<text:line-break/>lem habeat expergefactionem. Talis autem fit somnus primi<text:line-break/>- sensisici, hoc est cerebri refrigeratione; quae refrigeratio<text:line-break/>quum vehemens fuerit , mixtae quidem humiditati lethar-<text:line-break/>gicae affectiones, siccitati vero catalepses seu detentiones<text:line-break/>vocantur. Sic et vigiliae fiunt propter principis partis<text:line-break/>scnsificae calorem aut sola intemperie aut humore biliosi,<text:line-break/>exuberante obortum. At horum omnium demonstratio-<text:line-break/>nes nostris in operibus conscriptae Eunt; nunc sufficiat</text:p>
      <text:p text:style-name="P5">sola eorum capita tetigisse. Quemadmodum autem non-<text:line-break/>nulli somhum semper fieri commoderat<text:span text:style-name="Default_20_Paragraph_20_Font"><text:span text:style-name="T1">a</text:span></text:span>m arbitrantur, nec<text:line-break/>unquam incommoderatum : sic rursus quidam vigiliam<text:line-break/>nunquam esse commoderatam proferunt, verum eo nomine<text:line-break/>solam immoderationem significari ; immemores vulgaris<text:line-break/>ritae consuetudinis, qua et mala magnis interdum malis<text:line-break/>opposita moderata dicimus. Sic igitur et moderatam vi-<text:line-break/>giliam peraeque acparvam mdire nos oportet.</text:p>
      <text:h text:style-name="Heading_20_2" text:outline-level="2">IU</text:h>
      <text:p text:style-name="P1"><text:span text:style-name="Default_20_Paragraph_20_Font"><text:span text:style-name="T1">N</text:span></text:span>o<text:span text:style-name="Default_20_Paragraph_20_Font"><text:span text:style-name="T1">n sat</text:span></text:span>i<text:span text:style-name="Default_20_Paragraph_20_Font"><text:span text:style-name="T1">eta</text:span></text:span>s, <text:span text:style-name="Default_20_Paragraph_20_Font"><text:span text:style-name="T1">non fame</text:span></text:span>s, <text:span text:style-name="Default_20_Paragraph_20_Font"><text:span text:style-name="T1">neque qu</text:span></text:span>i<text:span text:style-name="Default_20_Paragraph_20_Font"><text:span text:style-name="T1">dquam al</text:span></text:span>i<text:span text:style-name="Default_20_Paragraph_20_Font"><text:span text:style-name="T1">ud quod<text:line-break/>na</text:span></text:span>t<text:span text:style-name="Default_20_Paragraph_20_Font"><text:span text:style-name="T1">urae</text:span></text:span> mo<text:span text:style-name="Default_20_Paragraph_20_Font"><text:span text:style-name="T1">du</text:span></text:span>m <text:span text:style-name="Default_20_Paragraph_20_Font"><text:span text:style-name="T1">excedat bonu</text:span></text:span>m.</text:p>
      <text:p text:style-name="P4">Hic rursus sermo, quemadmodum qui praecessit apho-<text:line-break/>risurus, in una materia idem et in omnibus enunciatur.<text:line-break/>Quum enim sanitas symmetria sit , omnes immoderationes,<text:line-break/>quae plurimum a com moderatione recesserunt, jamrior-</text:p>
      <text:p text:style-name="P5">bos esse, quae vero quod plurimum est nondum obti-<text:line-break/>nuerunt, morborum generationem indicare necesse est.</text:p>
      <text:h text:style-name="P56" text:outline-level="2"><text:span text:style-name="Default_20_Paragraph_20_Font">V.</text:span></text:h>
      <text:p text:style-name="P45"><text:span text:style-name="Default_20_Paragraph_20_Font"><text:span text:style-name="T1"><text:line-break/>Spontaneae lassitudines morbos denunciant.</text:span></text:span></text:p>
      <text:p text:style-name="P4">Non ex motionibus immoderatis nomen est lassitudo,<text:line-break/>sed obortae animalium corporibus affectionis. Non enim<text:line-break/>adventitias, sed spontaneas lassitudines commemorat. Quum<text:line-break/>igitur absque motu hujusmodi oboriatur affectio, non sim-<text:line-break/>pliciter lassitudo, sed lassitudo spontanea nominatur. Quum<text:line-break/>autem tres sint lassitudines , ut libris de sanitate tuenda<text:line-break/>declaraVimusi , ulcerosa , tenfiVa et inflammatore ex his<text:line-break/>.composita, ipsarum quidem prima ex caco chymia, altera<text:line-break/>ex plenitudine, tertia ex utraque una coeunte ortum ha-<text:line-break/>bet. Sic enim et de his in opere de sanitate tuenda de-<text:line-break/>monstratum est. Quare merito spotaneae lassitudines mor-<text:line-break/>bos denunciant.</text:p>
      <text:h text:style-name="P55" text:outline-level="2">VI.</text:h>
      <text:p text:style-name="P1"><text:span text:style-name="Default_20_Paragraph_20_Font"><text:span text:style-name="T1">Qui aliqua corporis parte dolentes saequentius dolorem<text:line-break/>non sentiunt , iis mens aegrotat.</text:span></text:span></text:p>
      <text:p text:style-name="P4">DoIoreS interdum ipsaS affectioneS nominare consue-<text:line-break/>vit , in quibus dolemus. Quo sensu in epidemiis loque-<text:line-break/>batur : <text:span text:style-name="Default_20_Paragraph_20_Font"><text:span text:style-name="T1">Canoni vetusti dolores, singuli , recentes, calidi;<text:line-break/></text:span></text:span>non re ipsa dolorest calidos srigidoSve, sed morbos, qui-<text:line-break/>buS dolores concitantur, ita nominanS. Atque nunc eo-<text:line-break/>dem modo dolores i<text:span text:style-name="Default_20_Paragraph_20_Font"><text:span text:style-name="T1">p</text:span></text:span>s<text:span text:style-name="Default_20_Paragraph_20_Font"><text:span text:style-name="T1">a</text:span></text:span>s affectiones nominavit, quaecun-<text:line-break/>que cum doloribus fieri consuevere, quemadmodum erysi-<text:line-break/>petas, plllegmonenl, vulnus, fracturam, rupturam, vulfio-<text:line-break/>nem et quidquid est ejusmodi; quorum si quod quum<text:line-break/>adest aegrotus non sentiat, ejus mens aegrotat. Mentem<text:line-break/>autem dicere aut intelligentiam nihil in praesentia refert.</text:p>
      <text:h text:style-name="P55" text:outline-level="2">VH.</text:h>
      <text:p text:style-name="P1"><text:span text:style-name="Default_20_Paragraph_20_Font"><text:span text:style-name="T1">Quae diu</text:span></text:span>t<text:span text:style-name="Default_20_Paragraph_20_Font"><text:span text:style-name="T1">urno temp</text:span></text:span>o<text:span text:style-name="Default_20_Paragraph_20_Font"><text:span text:style-name="T1">re a</text:span></text:span>t<text:span text:style-name="Default_20_Paragraph_20_Font"><text:span text:style-name="T1">tenuatur c</text:span></text:span>o<text:span text:style-name="Default_20_Paragraph_20_Font"><text:span text:style-name="T1">rp</text:span></text:span>o<text:span text:style-name="Default_20_Paragraph_20_Font"><text:span text:style-name="T1">ra , sensim resi-<text:line-break/>cere oportet; quae pauc</text:span></text:span>o, <text:span text:style-name="Default_20_Paragraph_20_Font"><text:span text:style-name="T1">pauc</text:span></text:span>i<text:span text:style-name="Default_20_Paragraph_20_Font"><text:span text:style-name="T1">es,</text:span></text:span></text:p>
      <text:p text:style-name="P4">Equidem quae pauco tempore extenuantur corporum,<text:line-break/>id humorum et spirituum evacuatione, non solidarum par-<text:line-break/>tium colliquatione perpessa <text:span text:style-name="Default_20_Paragraph_20_Font"><text:span text:style-name="T1">t</text:span></text:span>uus. Extenuatis autem longo<text:line-break/>tempore corporibus carnes tabescunt, em<text:span text:style-name="Default_20_Paragraph_20_Font"><text:span text:style-name="T1">o</text:span></text:span>riantur etiam<text:line-break/>aliae partes, per quas et concoctio in animalibus et di-<text:line-break/>stributio et sanguificatio atque nutritio perficitur, quare<text:line-break/>tantum non poterit alimentum concoqui, quanto corpus<text:line-break/>indiget. Quamobrem ejusmodi corpora longiore tempore<text:line-break/>reficere oportet, atque tenuiter, quod scnfim nominavit.<text:line-break/>At quibus foli humores et spiritus evacuati sunt, ea nos<text:line-break/>celeriter ac plenius decet reficere certam solidarum par-<text:line-break/>tium robori fiduciam adhibentes. Quod autem aphorismi</text:p>
      <text:p text:style-name="P5">fini bis additum est et idem significat, sive pauco, casis<text:line-break/>ablativo , sive pandes adverbialiter scriptum sit.</text:p>
      <text:h text:style-name="Heading_20_2" text:outline-level="2">VIH.</text:h>
      <text:p text:style-name="P1"><text:span text:style-name="Default_20_Paragraph_20_Font"><text:span text:style-name="T1">si quis a</text:span></text:span> mo<text:span text:style-name="Default_20_Paragraph_20_Font"><text:span text:style-name="T1">rb</text:span></text:span>o <text:span text:style-name="Default_20_Paragraph_20_Font"><text:span text:style-name="T1">cibu</text:span></text:span>m <text:span text:style-name="Default_20_Paragraph_20_Font"><text:span text:style-name="T1">cap</text:span></text:span>i<text:span text:style-name="Default_20_Paragraph_20_Font"><text:span text:style-name="T1">en</text:span></text:span>s <text:span text:style-name="Default_20_Paragraph_20_Font"><text:span text:style-name="T1">n</text:span></text:span>o<text:span text:style-name="Default_20_Paragraph_20_Font"><text:span text:style-name="T1">n r</text:span></text:span>o<text:span text:style-name="Default_20_Paragraph_20_Font"><text:span text:style-name="T1">boretur, cop</text:span></text:span>i<text:span text:style-name="Default_20_Paragraph_20_Font"><text:span text:style-name="T1">osi</text:span></text:span>o<text:span text:style-name="Default_20_Paragraph_20_Font"><text:span text:style-name="T1">re<text:line-break/>corpu</text:span></text:span>s <text:span text:style-name="Default_20_Paragraph_20_Font"><text:span text:style-name="T1">uti al</text:span></text:span>im<text:span text:style-name="Default_20_Paragraph_20_Font"><text:span text:style-name="T1">ento significat. s</text:span></text:span>i <text:span text:style-name="Default_20_Paragraph_20_Font"><text:span text:style-name="T1">ver</text:span></text:span>o <text:span text:style-name="Default_20_Paragraph_20_Font"><text:span text:style-name="T1">al</text:span></text:span>im<text:span text:style-name="Default_20_Paragraph_20_Font"><text:span text:style-name="T1">entu</text:span></text:span>m <text:span text:style-name="Default_20_Paragraph_20_Font"><text:span text:style-name="T1">eo-<text:line-break/>p</text:span></text:span>i<text:span text:style-name="Default_20_Paragraph_20_Font"><text:span text:style-name="T1">osius non ast</text:span></text:span>ii<text:span text:style-name="Default_20_Paragraph_20_Font"><text:span text:style-name="T1">menti id cont</text:span></text:span>i<text:span text:style-name="Default_20_Paragraph_20_Font"><text:span text:style-name="T1">ngat, evacuatione</text:span></text:span> i<text:span text:style-name="Default_20_Paragraph_20_Font"><text:span text:style-name="T1">ndigere<text:line-break/></text:span></text:span>sci<text:span text:style-name="Default_20_Paragraph_20_Font"><text:span text:style-name="T1">endum est.</text:span></text:span></text:p>
      <text:p text:style-name="P4">Propter brevitatem et quandam loquendi confuetudi-<text:line-break/>nem, quae apud nos etiamnum multis in civitatibus Asiae<text:line-break/>perteritur, hic aphorismus obscurus factus esu Consue-<text:line-break/>tudo namque nobis est licendi , cibum eos non assumere,<text:line-break/>qui cibum fastidiunt , eos vero cibum capere qui appe-<text:line-break/>tunt et adusque satietatem epulantur. Quicunque igitur<text:line-break/>appetunt copiosumque alimentum assumunt et pristinum<text:line-break/>sanitatis robur recuperare nequeunt, gravantur potius,</text:p>
      <text:p text:style-name="P5">non ab eo nutriuntur. Qui vero neque quod fatis sit<text:line-break/>possunt assumere, vitiosis scatent humoribus, quos nisi<text:line-break/>evacuarunt, ut pristinas sanitatis vires recipiant fieri non<text:line-break/>potest. At Hippocrates non hic tantum , sini et in ceteris<text:line-break/><text:span text:style-name="Default_20_Paragraph_20_Font"><text:span text:style-name="T1">t</text:span></text:span>uis libris; quum proportione inter <text:span text:style-name="Default_20_Paragraph_20_Font"><text:span text:style-name="T1">t</text:span></text:span>e servata humores<text:line-break/>omnes adaucti sunt, sanguinis auxilium ad<text:span text:style-name="Default_20_Paragraph_20_Font"><text:span text:style-name="T1">t</text:span></text:span>ert; quum vero<text:line-break/>unus quidam ex ipsis redundat, ipsi purgans medicamen-<text:line-break/>tum exhibet. Quum itaque haec et noverit et multoties<text:line-break/><text:span text:style-name="Default_20_Paragraph_20_Font"><text:span text:style-name="T1">t</text:span></text:span>uis in operibus eadem tradiderit, recte sequentes duos<text:line-break/>aphorismos s<text:span text:style-name="Default_20_Paragraph_20_Font"><text:span text:style-name="T1">n</text:span></text:span>bjungit, in quibus eandem etiamnum docet<text:line-break/>affectionem, de qua etiam hoc in praesenti aphorismo<text:line-break/>hssce verbis docuit: <text:span text:style-name="Default_20_Paragraph_20_Font"><text:span text:style-name="T1">si ver</text:span></text:span>o <text:span text:style-name="Default_20_Paragraph_20_Font"><text:span text:style-name="T1">c</text:span></text:span>o<text:span text:style-name="Default_20_Paragraph_20_Font"><text:span text:style-name="T1">piosiu</text:span></text:span>s <text:span text:style-name="Default_20_Paragraph_20_Font"><text:span text:style-name="T1">n</text:span></text:span>o<text:span text:style-name="Default_20_Paragraph_20_Font"><text:span text:style-name="T1">n assumen</text:span></text:span>ti <text:span text:style-name="Default_20_Paragraph_20_Font"><text:span text:style-name="T1">h</text:span></text:span>o<text:span text:style-name="Default_20_Paragraph_20_Font"><text:span text:style-name="T1">c<text:line-break/>accidat, </text:span></text:span>i<text:span text:style-name="Default_20_Paragraph_20_Font"><text:span text:style-name="T1">psu</text:span></text:span>m <text:span text:style-name="Default_20_Paragraph_20_Font"><text:span text:style-name="T1">evacuat</text:span></text:span>i<text:span text:style-name="Default_20_Paragraph_20_Font"><text:span text:style-name="T1">one</text:span></text:span> i<text:span text:style-name="Default_20_Paragraph_20_Font"><text:span text:style-name="T1">nd</text:span></text:span>i<text:span text:style-name="Default_20_Paragraph_20_Font"><text:span text:style-name="T1">gere sc</text:span></text:span>i<text:span text:style-name="Default_20_Paragraph_20_Font"><text:span text:style-name="T1">endum est; </text:span></text:span>ac sa<text:span text:style-name="Default_20_Paragraph_20_Font"><text:span text:style-name="T1">n</text:span></text:span>e<text:line-break/>duorum sequentium aphorismorum ordinem in plurimis<text:line-break/>aliorum exemplaribus depravatum esse auguror; ac rectius<text:line-break/>in illis scriptum est, in quibus prior aphorismus ita seri-<text:line-break/>ptis est proditus : im<text:span text:style-name="Default_20_Paragraph_20_Font"><text:span text:style-name="T1">pura c</text:span></text:span>o<text:span text:style-name="Default_20_Paragraph_20_Font"><text:span text:style-name="T1">rp</text:span></text:span>o<text:span text:style-name="Default_20_Paragraph_20_Font"><text:span text:style-name="T1">ra quo plu</text:span></text:span>s <text:span text:style-name="Default_20_Paragraph_20_Font"><text:span text:style-name="T1">aluer</text:span></text:span>is, <text:span text:style-name="Default_20_Paragraph_20_Font"><text:span text:style-name="T1">e</text:span></text:span>o<text:line-break/><text:span text:style-name="Default_20_Paragraph_20_Font"><text:span text:style-name="T1">magis laeser</text:span></text:span>is; ut tum su ejusmodi oratio: <text:span text:style-name="Default_20_Paragraph_20_Font"><text:span text:style-name="T1">qu</text:span></text:span>o<text:span text:style-name="Default_20_Paragraph_20_Font"><text:span text:style-name="T1">d si c</text:span></text:span>i<text:span text:style-name="Default_20_Paragraph_20_Font"><text:span text:style-name="T1">bum</text:span></text:span></text:p>
      <text:p text:style-name="P5"><text:span text:style-name="Default_20_Paragraph_20_Font"><text:span text:style-name="T1">n</text:span></text:span>o<text:span text:style-name="Default_20_Paragraph_20_Font"><text:span text:style-name="T1">n a/sumenti h</text:span></text:span>o<text:span text:style-name="Default_20_Paragraph_20_Font"><text:span text:style-name="T1">c acc</text:span></text:span>i<text:span text:style-name="Default_20_Paragraph_20_Font"><text:span text:style-name="T1">da</text:span></text:span>t , <text:span text:style-name="Default_20_Paragraph_20_Font"><text:span text:style-name="T1">quod evacuat</text:span></text:span>i<text:span text:style-name="Default_20_Paragraph_20_Font"><text:span text:style-name="T1">one</text:span></text:span> i<text:span text:style-name="Default_20_Paragraph_20_Font"><text:span text:style-name="T1">nd</text:span></text:span>i<text:span text:style-name="Default_20_Paragraph_20_Font"><text:span text:style-name="T1">gea</text:span></text:span>t,<text:line-break/>sci<text:span text:style-name="Default_20_Paragraph_20_Font"><text:span text:style-name="T1">endu</text:span></text:span>m <text:span text:style-name="Default_20_Paragraph_20_Font"><text:span text:style-name="T1">est</text:span></text:span>; i<text:span text:style-name="Default_20_Paragraph_20_Font"><text:span text:style-name="T1">mpura na</text:span></text:span>m<text:span text:style-name="Default_20_Paragraph_20_Font"><text:span text:style-name="T1">que c</text:span></text:span>o<text:span text:style-name="Default_20_Paragraph_20_Font"><text:span text:style-name="T1">rpora quan</text:span></text:span>to <text:span text:style-name="Default_20_Paragraph_20_Font"><text:span text:style-name="T1">plus nu</text:span></text:span>t<text:span text:style-name="Default_20_Paragraph_20_Font"><text:span text:style-name="T1">r</text:span></text:span>i<text:span text:style-name="Default_20_Paragraph_20_Font"><text:span text:style-name="T1">e</text:span></text:span>s,<text:line-break/><text:span text:style-name="Default_20_Paragraph_20_Font"><text:span text:style-name="T1">tanto</text:span></text:span> m<text:span text:style-name="Default_20_Paragraph_20_Font"><text:span text:style-name="T1">agi</text:span></text:span>s <text:span text:style-name="Default_20_Paragraph_20_Font"><text:span text:style-name="T1">laede</text:span></text:span>s. Verum nos maximae exemplarium<text:line-break/>partis ordinem fequuti, ipsorum interpretationem ita fa-<text:line-break/>cturi firmus.</text:p>
      <text:h text:style-name="Heading_20_2" text:outline-level="2">IX.</text:h>
      <text:p text:style-name="P1"><text:span text:style-name="Default_20_Paragraph_20_Font"><text:span text:style-name="T1">Quum qui</text:span></text:span>s <text:span text:style-name="Default_20_Paragraph_20_Font"><text:span text:style-name="T1">corp</text:span></text:span>o<text:span text:style-name="Default_20_Paragraph_20_Font"><text:span text:style-name="T1">ra purgare vel</text:span></text:span>i<text:span text:style-name="Default_20_Paragraph_20_Font"><text:span text:style-name="T1">t, ea meab</text:span></text:span>i<text:span text:style-name="Default_20_Paragraph_20_Font"><text:span text:style-name="T1">lia fac</text:span></text:span>i<text:span text:style-name="Default_20_Paragraph_20_Font"><text:span text:style-name="T1">at<text:line-break/></text:span></text:span>o<text:span text:style-name="Default_20_Paragraph_20_Font"><text:span text:style-name="T1">portet.</text:span></text:span></text:p>
      <text:p text:style-name="P4">Multi profecto volunt corpora fluida ac meabilia fieri,<text:line-break/>quae vomiturus quidem medicamentis vacuanda Iunxi vo—<text:line-break/>mitoriorum irritamento ; quae vero dejectoriis , medica-<text:line-break/>meutis assidue alvum subducentibus. Ac propterea totum<text:line-break/>corporis habitum utrisque, his quidem ad. alvi fubductio-<text:line-break/>nem , his vero ad vomitum praeparant. . Ego vero Hip-<text:line-break/>pocratem arbitror non id pusillam, sest quid praestantius</text:p>
      <text:p text:style-name="P5">aliud in praesentia nos docere; quod nos longa experien-<text:line-break/>tia didicimus ita fe habere. Si quis enim crassius lentos-<text:line-break/>que corporis humores tenuerit ac inciderit, atque meatus<text:line-break/>per quos hi purgantibus medicamentis traducuntur tra-<text:line-break/>hunturque, reserarit, tum in omnibus optima purgatio<text:line-break/>procedit. Qui vero his neglectis et vomitus et alvi fub-<text:line-break/>ductionem procuraverint, iis aegre molesteque purgationes<text:line-break/>succedunt cum torminibus interdum et quibusdam verti-<text:line-break/>ginibus et multa quadam lactatione, pulsus pravitate, vi-<text:line-break/>rium exsolutione et difficultate. Nobis autem tenuante<text:line-break/>victu, de quo unum integrum librum scripsimus, utenti-<text:line-break/>bus nihil horum contingere consuevit, sed omnium quae<text:line-break/>in corpore praeter naturam continentur evacuationes citra<text:line-break/>ullam molestiam ac celerrime fiunt ; idcirco Hippocratem<text:line-break/>dicimus <text:span text:style-name="Default_20_Paragraph_20_Font"><text:span text:style-name="T1">t</text:span></text:span>uae orationi hoc adjecisse : <text:span text:style-name="Default_20_Paragraph_20_Font"><text:span text:style-name="T1">quum qu</text:span></text:span>is <text:span text:style-name="Default_20_Paragraph_20_Font"><text:span text:style-name="T1">purgare<text:line-break/>vel</text:span></text:span>i<text:span text:style-name="Default_20_Paragraph_20_Font"><text:span text:style-name="T1">t, corpora siu</text:span></text:span>i<text:span text:style-name="Default_20_Paragraph_20_Font"><text:span text:style-name="T1">da ac meab</text:span></text:span>i<text:span text:style-name="Default_20_Paragraph_20_Font"><text:span text:style-name="T1">l</text:span></text:span>i<text:span text:style-name="Default_20_Paragraph_20_Font"><text:span text:style-name="T1">a facia</text:span></text:span>t <text:span text:style-name="Default_20_Paragraph_20_Font"><text:span text:style-name="T1">oporte</text:span></text:span>t,. ac si ita<text:line-break/>dixisset: sive per vomitus, sive per alvi subductionem<text:line-break/>purgare velis , ubi fluidum ac meabile corpus totum esse-</text:p>
      <text:p text:style-name="P5">ceris, sic demum bellissime purgaveris. Erit autem flui-<text:line-break/>dum ac meabile, ut diximus, omnibus meatibus reseratis<text:line-break/>et humoribus incisis atque tenuatis, si quis humor in<text:line-break/>corpore crassius ac lentus extiterit.</text:p>
      <text:h text:style-name="Heading_20_2" text:outline-level="2"><text:bookmark-start text:name="bookmark14"/><text:span text:style-name="Default_20_Paragraph_20_Font">x.</text:span><text:bookmark-end text:name="bookmark14"/></text:h>
      <text:p text:style-name="Normal"><text:span text:style-name="Default_20_Paragraph_20_Font"><text:span text:style-name="T8">I</text:span></text:span><text:span text:style-name="Default_20_Paragraph_20_Font"><text:span text:style-name="T1">mpura corpora quo l</text:span></text:span>i<text:span text:style-name="Default_20_Paragraph_20_Font"><text:span text:style-name="T1">beral</text:span></text:span><text:span text:style-name="Default_20_Paragraph_20_Font"><text:span text:style-name="T8">i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a</text:span></text:span><text:span text:style-name="Default_20_Paragraph_20_Font"><text:span text:style-name="T8">l</text:span></text:span><text:span text:style-name="Default_20_Paragraph_20_Font"><text:span text:style-name="T1">uer</text:span></text:span><text:span text:style-name="Default_20_Paragraph_20_Font"><text:span text:style-name="T8">is, </text:span></text:span><text:span text:style-name="Default_20_Paragraph_20_Font"><text:span text:style-name="T1">eo mag</text:span></text:span><text:span text:style-name="Default_20_Paragraph_20_Font"><text:span text:style-name="T8">is </text:span></text:span><text:span text:style-name="Default_20_Paragraph_20_Font"><text:span text:style-name="T1">laesuri</text:span></text:span><text:span text:style-name="Default_20_Paragraph_20_Font"><text:span text:style-name="T8">s.</text:span></text:span></text:p>
      <text:p text:style-name="P4">Corrumpitur enim accedens alimentum - praecedenti<text:line-break/>corporis cocochymia , ita ut ipsius quantitas augeatur,<text:line-break/>qualitas vero fervetur. Atque hoc fit maxime quum ven-<text:line-break/>ter pravis quibusdam humoribus refertus extiterit , a qui-<text:line-break/>bus et fymptoma paulo ante commemoratum ex morbo<text:line-break/>convalescentibus accidit; id autem est cibum assumere<text:line-break/>non posse.</text:p>
      <text:h text:style-name="P55" text:outline-level="2">XI.</text:h>
      <text:p text:style-name="Normal"><text:span text:style-name="Default_20_Paragraph_20_Font"><text:span text:style-name="T1">Po</text:span></text:span>t<text:span text:style-name="Default_20_Paragraph_20_Font"><text:span text:style-name="T1">u qua</text:span></text:span>m <text:span text:style-name="Default_20_Paragraph_20_Font"><text:span text:style-name="T1">c</text:span></text:span>i<text:span text:style-name="Default_20_Paragraph_20_Font"><text:span text:style-name="T1">bo re</text:span></text:span>/i<text:span text:style-name="Default_20_Paragraph_20_Font"><text:span text:style-name="T1">c</text:span></text:span>i <text:span text:style-name="Default_20_Paragraph_20_Font"><text:span text:style-name="T1">fac</text:span></text:span>i<text:span text:style-name="Default_20_Paragraph_20_Font"><text:span text:style-name="T1">liu</text:span></text:span>s <text:span text:style-name="Default_20_Paragraph_20_Font"><text:span text:style-name="T1">est,</text:span></text:span></text:p>
      <text:p text:style-name="P4">Quia sermo ipsi de refectionis indigentibus praeces-<text:line-break/>sit, propterea nunc materiarum, quibus convalescentes<text:line-break/>reficiuntur recreanturque, differentias scripsit. Sic autem<text:line-break/>eo in libro de alimento scriptum est: <text:span text:style-name="Default_20_Paragraph_20_Font"><text:span text:style-name="T1">Qui celerr</text:span></text:span>im<text:span text:style-name="Default_20_Paragraph_20_Font"><text:span text:style-name="T1">a a</text:span></text:span>li-<text:line-break/><text:span text:style-name="Default_20_Paragraph_20_Font"><text:span text:style-name="T1">ment</text:span></text:span>i <text:span text:style-name="Default_20_Paragraph_20_Font"><text:span text:style-name="T1">apposit</text:span></text:span>io<text:span text:style-name="Default_20_Paragraph_20_Font"><text:span text:style-name="T1">ne</text:span></text:span> i<text:span text:style-name="Default_20_Paragraph_20_Font"><text:span text:style-name="T1">ndigent</text:span></text:span>, ii<text:span text:style-name="Default_20_Paragraph_20_Font"><text:span text:style-name="T1">s hum</text:span></text:span>i<text:span text:style-name="Default_20_Paragraph_20_Font"><text:span text:style-name="T1">dum ad</text:span></text:span> v<text:span text:style-name="Default_20_Paragraph_20_Font"><text:span text:style-name="T1">inu</text:span></text:span>m i<text:span text:style-name="Default_20_Paragraph_20_Font"><text:span text:style-name="T1">nsuu-<text:line-break/>rati</text:span></text:span>o<text:span text:style-name="Default_20_Paragraph_20_Font"><text:span text:style-name="T1">nem re</text:span></text:span>m<text:span text:style-name="Default_20_Paragraph_20_Font"><text:span text:style-name="T1">ed</text:span></text:span>i<text:span text:style-name="Default_20_Paragraph_20_Font"><text:span text:style-name="T1">um opt</text:span></text:span>i<text:span text:style-name="Default_20_Paragraph_20_Font"><text:span text:style-name="T1">mu</text:span></text:span>m <text:span text:style-name="Default_20_Paragraph_20_Font"><text:span text:style-name="T1">est; ub</text:span></text:span>i <text:span text:style-name="Default_20_Paragraph_20_Font"><text:span text:style-name="T1">vero e</text:span></text:span>ti<text:span text:style-name="Default_20_Paragraph_20_Font"><text:span text:style-name="T1">amnu</text:span></text:span>m <text:span text:style-name="Default_20_Paragraph_20_Font"><text:span text:style-name="T1">ce</text:span></text:span>l<text:span text:style-name="Default_20_Paragraph_20_Font"><text:span text:style-name="T1">e-<text:line-break/>r</text:span></text:span>i<text:span text:style-name="Default_20_Paragraph_20_Font"><text:span text:style-name="T1">ore opus suer</text:span></text:span>i<text:span text:style-name="Default_20_Paragraph_20_Font"><text:span text:style-name="T1">t odor</text:span></text:span>i<text:span text:style-name="Default_20_Paragraph_20_Font"><text:span text:style-name="T1">bu</text:span></text:span>s. At neutro in libro neque in<text:line-break/>illo humorem, neque in hoc potum absolute, fed pro li-<text:line-break/>quidis ac poculeutis quae alere queant, accipere oportet.<text:line-break/>Nam si haec liquida peraeque ad solidiora nutriunt, dis-<text:line-break/>tributionis tamen celeritate superant, quemadmodum vina<text:line-break/>crassiora. Nam aquosa, sic autem alba et tenuia nomi-<text:line-break/>nant, ut prope aquae ideam,. sic et facultatem consequun-<text:line-break/>tur, unde urinas quidem promovent, fed minimum nu-<text:line-break/>trium. Quae vero crassa sunt ac simul colore rubra,</text:p>
      <text:p text:style-name="P5">omnium vinorum maxime nutriunt. His autem inest cor-<text:line-break/>pora evacuata, proindeque accessionis alimenti indigentia, .<text:line-break/>celerrime replere. Quod autem humidum^ alimentum ac<text:line-break/>maxime quum natura calidum fuerit facilius reficiat, iis<text:line-break/>apertum est, qui norunt quomodo tum coctio tum dii-<text:line-break/>tributio fiat.</text:p>
      <text:h text:style-name="Heading_20_2" text:outline-level="2">XII.</text:h>
      <text:p text:style-name="P1"><text:span text:style-name="Default_20_Paragraph_20_Font"><text:span text:style-name="T1">Quae per</text:span></text:span> mo<text:span text:style-name="Default_20_Paragraph_20_Font"><text:span text:style-name="T1">rbo</text:span></text:span>s <text:span text:style-name="Default_20_Paragraph_20_Font"><text:span text:style-name="T1">p</text:span></text:span>o<text:span text:style-name="Default_20_Paragraph_20_Font"><text:span text:style-name="T1">st crisin residua i</text:span></text:span>m<text:span text:style-name="Default_20_Paragraph_20_Font"><text:span text:style-name="T1">m</text:span></text:span>o<text:span text:style-name="Default_20_Paragraph_20_Font"><text:span text:style-name="T1">ran</text:span></text:span>t<text:span text:style-name="Default_20_Paragraph_20_Font"><text:span text:style-name="T1">ur</text:span></text:span> mo<text:span text:style-name="Default_20_Paragraph_20_Font"><text:span text:style-name="T1">rb</text:span></text:span>o-<text:line-break/><text:span text:style-name="Default_20_Paragraph_20_Font"><text:span text:style-name="T1">ru</text:span></text:span>m <text:span text:style-name="Default_20_Paragraph_20_Font"><text:span text:style-name="T1">reversi</text:span></text:span>o<text:span text:style-name="Default_20_Paragraph_20_Font"><text:span text:style-name="T1">ne</text:span></text:span>s <text:span text:style-name="Default_20_Paragraph_20_Font"><text:span text:style-name="T1">facere c</text:span></text:span>o<text:span text:style-name="Default_20_Paragraph_20_Font"><text:span text:style-name="T1">nsueverun</text:span></text:span>t.</text:p>
      <text:p text:style-name="P4">Hic etiam aphorismus superioribus connectitur. Quum<text:line-break/>enim Hippocrates dixerit;. Ai <text:span text:style-name="Default_20_Paragraph_20_Font"><text:span text:style-name="T1">qui</text:span></text:span>s <text:span text:style-name="Default_20_Paragraph_20_Font"><text:span text:style-name="T1">n morbo c</text:span></text:span>i<text:span text:style-name="Default_20_Paragraph_20_Font"><text:span text:style-name="T1">bu</text:span></text:span>m nisu-<text:line-break/>m<text:span text:style-name="Default_20_Paragraph_20_Font"><text:span text:style-name="T1">en</text:span></text:span>s <text:span text:style-name="Default_20_Paragraph_20_Font"><text:span text:style-name="T1">non robore</text:span></text:span>t<text:span text:style-name="Default_20_Paragraph_20_Font"><text:span text:style-name="T1">ur, c</text:span></text:span>o<text:span text:style-name="Default_20_Paragraph_20_Font"><text:span text:style-name="T1">p</text:span></text:span>iosio<text:span text:style-name="Default_20_Paragraph_20_Font"><text:span text:style-name="T1">re c</text:span></text:span>o<text:span text:style-name="Default_20_Paragraph_20_Font"><text:span text:style-name="T1">rpu</text:span></text:span>s <text:span text:style-name="Default_20_Paragraph_20_Font"><text:span text:style-name="T1">uti al</text:span></text:span>i<text:span text:style-name="Default_20_Paragraph_20_Font"><text:span text:style-name="T1">mento signi-<text:line-break/>sicut ; si vero al</text:span></text:span>i<text:span text:style-name="Default_20_Paragraph_20_Font"><text:span text:style-name="T1">mentum non astument</text:span></text:span>i i<text:span text:style-name="Default_20_Paragraph_20_Font"><text:span text:style-name="T1">d c</text:span></text:span>o<text:span text:style-name="Default_20_Paragraph_20_Font"><text:span text:style-name="T1">nt</text:span></text:span>i<text:span text:style-name="Default_20_Paragraph_20_Font"><text:span text:style-name="T1">nga</text:span></text:span>t, <text:span text:style-name="Default_20_Paragraph_20_Font"><text:span text:style-name="T1">eva-<text:line-break/>c</text:span></text:span>a<text:span text:style-name="Default_20_Paragraph_20_Font"><text:span text:style-name="T1">u</text:span></text:span>t<text:span text:style-name="Default_20_Paragraph_20_Font"><text:span text:style-name="T1">ione ipsum</text:span></text:span> i<text:span text:style-name="Default_20_Paragraph_20_Font"><text:span text:style-name="T1">nd</text:span></text:span>i<text:span text:style-name="Default_20_Paragraph_20_Font"><text:span text:style-name="T1">gere sc</text:span></text:span>i<text:span text:style-name="Default_20_Paragraph_20_Font"><text:span text:style-name="T1">endum est,.</text:span></text:span> atque eam ob can-<text:line-break/>sum quum deinceps de vacuationibus disseruisset, nunc<text:line-break/>causam prodit, qua qui post morborum cibos fastidiunt,</text:p>
      <text:p text:style-name="P5">vacuatione indigeant; ac si tota ipsi hunc in modum pro-<text:line-break/>cessisset oratio: <text:span text:style-name="Default_20_Paragraph_20_Font"><text:span text:style-name="T1">qu</text:span></text:span>o<text:span text:style-name="Default_20_Paragraph_20_Font"><text:span text:style-name="T1">d si cop</text:span></text:span>i<text:span text:style-name="Default_20_Paragraph_20_Font"><text:span text:style-name="T1">osi</text:span></text:span>o<text:span text:style-name="Default_20_Paragraph_20_Font"><text:span text:style-name="T1">re</text:span></text:span>m <text:span text:style-name="Default_20_Paragraph_20_Font"><text:span text:style-name="T1">c</text:span></text:span>i<text:span text:style-name="Default_20_Paragraph_20_Font"><text:span text:style-name="T1">bum non a</text:span></text:span>d<text:span text:style-name="Default_20_Paragraph_20_Font"><text:span text:style-name="T1">sumen</text:span></text:span>ti<text:line-break/><text:span text:style-name="Default_20_Paragraph_20_Font"><text:span text:style-name="T1">hoc acc</text:span></text:span>i<text:span text:style-name="Default_20_Paragraph_20_Font"><text:span text:style-name="T1">da</text:span></text:span>t, i<text:span text:style-name="Default_20_Paragraph_20_Font"><text:span text:style-name="T1">psum vacuat</text:span></text:span>io<text:span text:style-name="Default_20_Paragraph_20_Font"><text:span text:style-name="T1">ne</text:span></text:span> i<text:span text:style-name="Default_20_Paragraph_20_Font"><text:span text:style-name="T1">nd</text:span></text:span>i<text:span text:style-name="Default_20_Paragraph_20_Font"><text:span text:style-name="T1">gere significat. Nam<text:line-break/>quae post cr</text:span></text:span>i<text:span text:style-name="Default_20_Paragraph_20_Font"><text:span text:style-name="T1">sin relinquuntur, rec</text:span></text:span>i<text:span text:style-name="Default_20_Paragraph_20_Font"><text:span text:style-name="T1">d</text:span></text:span>i<text:span text:style-name="Default_20_Paragraph_20_Font"><text:span text:style-name="T1">va</text:span></text:span>s <text:span text:style-name="Default_20_Paragraph_20_Font"><text:span text:style-name="T1">facere c</text:span></text:span>o<text:span text:style-name="Default_20_Paragraph_20_Font"><text:span text:style-name="T1">nsueve-<text:line-break/>runt.</text:span></text:span> Patet per ea quae relinquuntur in morbis pravo-<text:line-break/>rum humorum reliquias ipsum vocasse, quas tempore pu-<text:line-break/>trescentes febres redaccendere necesse esu Quandoquidem<text:line-break/>omnis humor alienus a corporis ipsam continentis natura<text:line-break/>illud alere non potest, ac in posterum necessariam habet<text:line-break/>ad putredinem mutationem. Quum autem et locus cati-<text:line-break/>dus existat in quo collectus est humor, tum demum et<text:line-break/>maxime et celerrime putrescit.</text:p>
      <text:h text:style-name="Heading_20_2" text:outline-level="2">XIII.<text:tab/>.</text:h>
      <text:p text:style-name="P1">o<text:span text:style-name="Default_20_Paragraph_20_Font"><text:span text:style-name="T1">u</text:span></text:span>i<text:span text:style-name="Default_20_Paragraph_20_Font"><text:span text:style-name="T1">bu</text:span></text:span>s <text:span text:style-name="Default_20_Paragraph_20_Font"><text:span text:style-name="T1">cr</text:span></text:span>isis o<text:span text:style-name="Default_20_Paragraph_20_Font"><text:span text:style-name="T1">bor</text:span></text:span>i<text:span text:style-name="Default_20_Paragraph_20_Font"><text:span text:style-name="T1">tur, ii</text:span></text:span>s <text:span text:style-name="Default_20_Paragraph_20_Font"><text:span text:style-name="T1">nox praeceden</text:span></text:span>s <text:span text:style-name="Default_20_Paragraph_20_Font"><text:span text:style-name="T1">acce/stonem m</text:span></text:span>o- .<text:line-break/><text:span text:style-name="Default_20_Paragraph_20_Font"><text:span text:style-name="T1">leste fer</text:span></text:span>t<text:span text:style-name="Default_20_Paragraph_20_Font"><text:span text:style-name="T1">ur; quae vero subsequ</text:span></text:span>i<text:span text:style-name="Default_20_Paragraph_20_Font"><text:span text:style-name="T1">tur, pleru</text:span></text:span>m<text:span text:style-name="Default_20_Paragraph_20_Font"><text:span text:style-name="T1">que lev</text:span></text:span>i<text:span text:style-name="Default_20_Paragraph_20_Font"><text:span text:style-name="T1">or<text:line-break/>to</text:span></text:span>l<text:span text:style-name="Default_20_Paragraph_20_Font"><text:span text:style-name="T1">eratur.</text:span></text:span></text:p>
      <text:p text:style-name="P3">crisis sirbita est in morbo ad salutem aut mortem<text:line-break/>mutatio. Fit autem crisis natura a bonis et utilibus prava<text:line-break/>et inutilia fecernente et ad excretionem praeparante. Me-<text:line-break/>rito itaque in tali turbatione jactantur aegri , jactatioque<text:line-break/>noctu magis dep<text:span text:style-name="Default_20_Paragraph_20_Font"><text:span text:style-name="T1">r</text:span></text:span>ehenditur: noctu namque dormiendi no-<text:line-break/>bis est consuetudo. Somno igitur a turbatione interrupto,<text:line-break/>manifeste jactatio dignoscitur, etiamsi dies similem turba-<text:line-break/>tionem sortiatur, quum proxima nox crisin exceptura sit.<text:line-break/>Quod autem in aphorismi fine scriptum est : <text:span text:style-name="Default_20_Paragraph_20_Font"><text:span text:style-name="T1">quae vero<text:line-break/>subsequ</text:span></text:span>it<text:span text:style-name="Default_20_Paragraph_20_Font"><text:span text:style-name="T1">ur, plerumque lev</text:span></text:span>i<text:span text:style-name="Default_20_Paragraph_20_Font"><text:span text:style-name="T1">or ac toleratu sucil</text:span></text:span>i<text:span text:style-name="Default_20_Paragraph_20_Font"><text:span text:style-name="T1">or ex</text:span></text:span>istit,<text:line-break/>multis in exemplaribus non continetur. Uult autem nos<text:line-break/>docere noctem quae crisin subsequitur, praecedente ple-<text:line-break/>rumque leviorem existere.</text:p>
      <text:h text:style-name="P55" text:outline-level="2">XIV.</text:h>
      <text:p text:style-name="P1"><text:span text:style-name="Default_20_Paragraph_20_Font"><text:span text:style-name="T2">I</text:span></text:span><text:span text:style-name="Default_20_Paragraph_20_Font"><text:span text:style-name="T1">n alv</text:span></text:span><text:span text:style-name="Default_20_Paragraph_20_Font"><text:span text:style-name="T8">i </text:span></text:span><text:span text:style-name="Default_20_Paragraph_20_Font"><text:span text:style-name="T1">stux</text:span></text:span><text:span text:style-name="Default_20_Paragraph_20_Font"><text:span text:style-name="T8">i</text:span></text:span><text:span text:style-name="Default_20_Paragraph_20_Font"><text:span text:style-name="T1">on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de</text:span></text:span><text:span text:style-name="Default_20_Paragraph_20_Font"><text:span text:style-name="T8">i</text:span></text:span><text:span text:style-name="Default_20_Paragraph_20_Font"><text:span text:style-name="T1">ectionu</text:span></text:span><text:span text:style-name="Default_20_Paragraph_20_Font"><text:span text:style-name="T8">m </text:span></text:span><text:span text:style-name="Default_20_Paragraph_20_Font"><text:span text:style-name="T1">mu</text:span></text:span><text:span text:style-name="Default_20_Paragraph_20_Font"><text:span text:style-name="T8">t</text:span></text:span><text:span text:style-name="Default_20_Paragraph_20_Font"><text:span text:style-name="T1">a</text:span></text:span><text:span text:style-name="Default_20_Paragraph_20_Font"><text:span text:style-name="T8">ti</text:span></text:span><text:span text:style-name="Default_20_Paragraph_20_Font"><text:span text:style-name="T1">one</text:span></text:span><text:span text:style-name="Default_20_Paragraph_20_Font"><text:span text:style-name="T8">s, </text:span></text:span><text:span text:style-name="Default_20_Paragraph_20_Font"><text:span text:style-name="T1">n</text:span></text:span><text:span text:style-name="Default_20_Paragraph_20_Font"><text:span text:style-name="T8">isi i</text:span></text:span><text:span text:style-name="Default_20_Paragraph_20_Font"><text:span text:style-name="T1">n prava</text:span></text:span><text:span text:style-name="Default_20_Paragraph_20_Font"><text:span text:style-name="T8">s<text:line-break/>m</text:span></text:span><text:span text:style-name="Default_20_Paragraph_20_Font"><text:span text:style-name="T1">u</text:span></text:span><text:span text:style-name="Default_20_Paragraph_20_Font"><text:span text:style-name="T8">t</text:span></text:span><text:span text:style-name="Default_20_Paragraph_20_Font"><text:span text:style-name="T1">entur , /u</text:span></text:span><text:span text:style-name="Default_20_Paragraph_20_Font"><text:span text:style-name="T8">r</text:span></text:span><text:span text:style-name="Default_20_Paragraph_20_Font"><text:span text:style-name="T1">ant.</text:span></text:span></text:p>
      <text:p text:style-name="P4">Quae mutationes excrementorum multas humorum<text:line-break/>species prae fe ferunt, corpus exploratius repurgant, nisi<text:line-break/>colliquationis aut putredinis habeant signa , de quibus ipfe<text:line-break/>in prognostico disseruit, ubi et pinguium et vitiosarum<text:line-break/>et graviter olentium excrementorum meminit.</text:p>
      <text:h text:style-name="Heading_20_2" text:outline-level="2">XV.</text:h>
      <text:p text:style-name="P1"><text:span text:style-name="Default_20_Paragraph_20_Font"><text:span text:style-name="T8">U</text:span></text:span><text:span text:style-name="Default_20_Paragraph_20_Font"><text:span text:style-name="T1">b</text:span></text:span><text:span text:style-name="Default_20_Paragraph_20_Font"><text:span text:style-name="T8">i </text:span></text:span><text:span text:style-name="Default_20_Paragraph_20_Font"><text:span text:style-name="T1">fauce</text:span></text:span><text:span text:style-name="Default_20_Paragraph_20_Font"><text:span text:style-name="T8">s </text:span></text:span><text:span text:style-name="Default_20_Paragraph_20_Font"><text:span text:style-name="T1">aegr</text:span></text:span><text:span text:style-name="Default_20_Paragraph_20_Font"><text:span text:style-name="T8">o</text:span></text:span><text:span text:style-name="Default_20_Paragraph_20_Font"><text:span text:style-name="T1">tan</text:span></text:span><text:span text:style-name="Default_20_Paragraph_20_Font"><text:span text:style-name="T8">t </text:span></text:span><text:span text:style-name="Default_20_Paragraph_20_Font"><text:span text:style-name="T1">au</text:span></text:span><text:span text:style-name="Default_20_Paragraph_20_Font"><text:span text:style-name="T8">t i</text:span></text:span><text:span text:style-name="Default_20_Paragraph_20_Font"><text:span text:style-name="T1">n corp</text:span></text:span><text:span text:style-name="Default_20_Paragraph_20_Font"><text:span text:style-name="T8">o</text:span></text:span><text:span text:style-name="Default_20_Paragraph_20_Font"><text:span text:style-name="T1">re tubercula exor</text:span></text:span><text:span text:style-name="Default_20_Paragraph_20_Font"><text:span text:style-name="T8">i</text:span></text:span><text:span text:style-name="Default_20_Paragraph_20_Font"><text:span text:style-name="T1">untur,<text:line-break/>excre</text:span></text:span><text:span text:style-name="Default_20_Paragraph_20_Font"><text:span text:style-name="T8">tio</text:span></text:span><text:span text:style-name="Default_20_Paragraph_20_Font"><text:span text:style-name="T1">ne</text:span></text:span><text:span text:style-name="Default_20_Paragraph_20_Font"><text:span text:style-name="T8">s </text:span></text:span><text:span text:style-name="Default_20_Paragraph_20_Font"><text:span text:style-name="T1">spec</text:span></text:span><text:span text:style-name="Default_20_Paragraph_20_Font"><text:span text:style-name="T8">t</text:span></text:span><text:span text:style-name="Default_20_Paragraph_20_Font"><text:span text:style-name="T1">andae sun</text:span></text:span><text:span text:style-name="Default_20_Paragraph_20_Font"><text:span text:style-name="T8">t. </text:span></text:span><text:span text:style-name="Default_20_Paragraph_20_Font"><text:span text:style-name="T1">s</text:span></text:span><text:span text:style-name="Default_20_Paragraph_20_Font"><text:span text:style-name="T8">i </text:span></text:span><text:span text:style-name="Default_20_Paragraph_20_Font"><text:span text:style-name="T1">namque b</text:span></text:span><text:span text:style-name="Default_20_Paragraph_20_Font"><text:span text:style-name="T8">i</text:span></text:span><text:span text:style-name="Default_20_Paragraph_20_Font"><text:span text:style-name="T1">l</text:span></text:span><text:span text:style-name="Default_20_Paragraph_20_Font"><text:span text:style-name="T8">i</text:span></text:span><text:span text:style-name="Default_20_Paragraph_20_Font"><text:span text:style-name="T1">osus sin</text:span></text:span><text:span text:style-name="Default_20_Paragraph_20_Font"><text:span text:style-name="T8">t,<text:line-break/>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rpu</text:span></text:span><text:span text:style-name="Default_20_Paragraph_20_Font"><text:span text:style-name="T8">s </text:span></text:span><text:span text:style-name="Default_20_Paragraph_20_Font"><text:span text:style-name="T1">simul aegrotat. A</text:span></text:span><text:span text:style-name="Default_20_Paragraph_20_Font"><text:span text:style-name="T8">t </text:span></text:span><text:span text:style-name="Default_20_Paragraph_20_Font"><text:span text:style-name="T1">si fenorum excreti</text:span></text:span><text:span text:style-name="Default_20_Paragraph_20_Font"><text:span text:style-name="T8">o</text:span></text:span><text:span text:style-name="Default_20_Paragraph_20_Font"><text:span text:style-name="T1">nibus<text:line-break/>sim</text:span></text:span><text:span text:style-name="Default_20_Paragraph_20_Font"><text:span text:style-name="T8">i</text:span></text:span><text:span text:style-name="Default_20_Paragraph_20_Font"><text:span text:style-name="T1">le</text:span></text:span><text:span text:style-name="Default_20_Paragraph_20_Font"><text:span text:style-name="T8">s </text:span></text:span><text:span text:style-name="Default_20_Paragraph_20_Font"><text:span text:style-name="T1">exsi</text:span></text:span><text:span text:style-name="Default_20_Paragraph_20_Font"><text:span text:style-name="T8">li</text:span></text:span><text:span text:style-name="Default_20_Paragraph_20_Font"><text:span text:style-name="T1">er</text:span></text:span><text:span text:style-name="Default_20_Paragraph_20_Font"><text:span text:style-name="T8">i</text:span></text:span><text:span text:style-name="Default_20_Paragraph_20_Font"><text:span text:style-name="T1">n</text:span></text:span><text:span text:style-name="Default_20_Paragraph_20_Font"><text:span text:style-name="T8">t, </text:span></text:span><text:span text:style-name="Default_20_Paragraph_20_Font"><text:span text:style-name="T1">secure corpu</text:span></text:span><text:span text:style-name="Default_20_Paragraph_20_Font"><text:span text:style-name="T8">s </text:span></text:span><text:span text:style-name="Default_20_Paragraph_20_Font"><text:span text:style-name="T1">nutr</text:span></text:span><text:span text:style-name="Default_20_Paragraph_20_Font"><text:span text:style-name="T8">i</text:span></text:span><text:span text:style-name="Default_20_Paragraph_20_Font"><text:span text:style-name="T1">endu</text:span></text:span><text:span text:style-name="Default_20_Paragraph_20_Font"><text:span text:style-name="T8">m </text:span></text:span><text:span text:style-name="Default_20_Paragraph_20_Font"><text:span text:style-name="T1">est.</text:span></text:span></text:p>
      <text:p text:style-name="P4">Quum duos aphorismos inter <text:span text:style-name="Default_20_Paragraph_20_Font"><text:span text:style-name="T1">t</text:span></text:span>e opposuisset, utrobi-<text:line-break/>que quod manifeste consequebatur, praetermisit. Quare si</text:p>
      <text:p text:style-name="P5">utrique quod deest adjungatur, ejusmodi univerfa erit<text:line-break/>orbtio: U<text:span text:style-name="Default_20_Paragraph_20_Font"><text:span text:style-name="T1">b</text:span></text:span>i <text:span text:style-name="Default_20_Paragraph_20_Font"><text:span text:style-name="T1">fauce</text:span></text:span>s <text:span text:style-name="Default_20_Paragraph_20_Font"><text:span text:style-name="T1">aegro</text:span></text:span>t<text:span text:style-name="Default_20_Paragraph_20_Font"><text:span text:style-name="T1">ant aut</text:span></text:span> i<text:span text:style-name="Default_20_Paragraph_20_Font"><text:span text:style-name="T1">n corp</text:span></text:span>o<text:span text:style-name="Default_20_Paragraph_20_Font"><text:span text:style-name="T1">re tubercula<text:line-break/>enascun</text:span></text:span>t<text:span text:style-name="Default_20_Paragraph_20_Font"><text:span text:style-name="T1">ur, excre</text:span></text:span>ti<text:span text:style-name="Default_20_Paragraph_20_Font"><text:span text:style-name="T1">one</text:span></text:span>s<text:span text:style-name="Default_20_Paragraph_20_Font"><text:span text:style-name="T1">suectandae sunt.</text:span></text:span> Si namque bi-<text:line-break/>Bo<text:span text:style-name="Default_20_Paragraph_20_Font"><text:span text:style-name="T1">t</text:span></text:span>ae fuerint, una corpus aegrotat, neque tutum est ipfum<text:line-break/>alere. Si vero fanorum similes fuerint, corpus una non<text:line-break/>aegrotet ac ipfum alere tutum esu Quibus autem rationi-<text:line-break/>bus mihi videtur Hippocrates sibi ipsi perfuadens ita<text:line-break/>pronuntiasse jamjam dicturus sum. Animantium naturae<text:line-break/>est interdum pravos principum partium humores evacuando<text:line-break/>alios per urinas aut vomitus aut alvum excernere, alios<text:line-break/>ad cutim protrudere, quos si propter crassitiem vacuare<text:line-break/>nequeat , eo loci ipsius deponit atque sic in corpore tu-<text:line-break/>hercule nascuntur; saepe etiam exceptis e capite defluen-<text:line-break/>tibus humoribus fauces infestantur. Tunc igitur confide-<text:line-break/>randum est ac distinguendum , utrum quidquid redundans<text:line-break/>erat humoris natura jam in affectas partes deposuerit au<text:line-break/>adhuc restet in toto animantis corp<text:span text:style-name="Default_20_Paragraph_20_Font"><text:span text:style-name="T1">o</text:span></text:span>re pravorum humo-<text:line-break/>rum copia; id autem excrementis patebit. Nam si <text:span text:style-name="Default_20_Paragraph_20_Font"><text:span text:style-name="T1">o</text:span></text:span>mnino</text:p>
      <text:p text:style-name="P5">natura ad corpus expurgandum concitata sit, ipfa biliosa<text:line-break/>conspicientur, quod et tubercula calefacto sanguine a bi-<text:line-break/>lloso humore fieri consueverint patetque prius purganda<text:line-break/>quam nutrienda esse hujusmodi corpora. Jm<text:span text:style-name="Default_20_Paragraph_20_Font"><text:span text:style-name="T1">pura namque<text:line-break/>corpora quan</text:span></text:span>t<text:span text:style-name="Default_20_Paragraph_20_Font"><text:span text:style-name="T1">o p</text:span></text:span>l<text:span text:style-name="Default_20_Paragraph_20_Font"><text:span text:style-name="T1">u</text:span></text:span>s <text:span text:style-name="Default_20_Paragraph_20_Font"><text:span text:style-name="T1">nutrie</text:span></text:span>s , <text:span text:style-name="Default_20_Paragraph_20_Font"><text:span text:style-name="T1">tanto</text:span></text:span> m<text:span text:style-name="Default_20_Paragraph_20_Font"><text:span text:style-name="T1">ag</text:span></text:span>is- <text:span text:style-name="Default_20_Paragraph_20_Font"><text:span text:style-name="T1">laede</text:span></text:span>s. Si vero<text:line-break/>excrementa sanorum sint similia, totum corpus bene va-<text:line-break/>lore ipstrmque citra ullum periculum nutriri posse indicant.</text:p>
      <text:h text:style-name="Heading_20_2" text:outline-level="2">XVI.</text:h>
      <text:p text:style-name="Normal">U<text:span text:style-name="Default_20_Paragraph_20_Font"><text:span text:style-name="T1">b</text:span></text:span>i fam<text:span text:style-name="Default_20_Paragraph_20_Font"><text:span text:style-name="T1">e</text:span></text:span>s, <text:span text:style-name="Default_20_Paragraph_20_Font"><text:span text:style-name="T1">minime lab</text:span></text:span>o<text:span text:style-name="Default_20_Paragraph_20_Font"><text:span text:style-name="T1">randu</text:span></text:span>m <text:span text:style-name="Default_20_Paragraph_20_Font"><text:span text:style-name="T1">est.</text:span></text:span></text:p>
      <text:p text:style-name="P4">Famelicos eos esse dicimus, qui ob ciborum inopiam<text:line-break/>ad famis extremum deveniunt. Sic Hippocrates ipse se-<text:line-break/>cundo epidemiorunr libro loquutus esu Aeni Thraciae<text:line-break/>qui ob famem leguminibus vescebantur, ii cruribus imbe-<text:line-break/>cilles evaserunt. Quin etiam omnem vehementem ciborum<text:line-break/>penuriam etiamsi non inopia, <text:span text:style-name="Default_20_Paragraph_20_Font"><text:span text:style-name="T1">t</text:span></text:span>ed voluntario aut imperato</text:p>
      <text:p text:style-name="P5">fiat, famem appellare consuevit. Quum enim diceret car-<text:line-break/>nes humidas habentibus famem inducendum esse, fames<text:line-break/>enim corpus exsiccat. Et quum in prognostico praecipit<text:line-break/>percunctandum num homo vigilaverit aut alvi admodum<text:line-break/>perhumida excrementa fuerint aut fames ipsum obsederit,<text:line-break/>pro ciborum penuria famis vocabulum accepit ; sic etiam<text:line-break/>nunc dixit: <text:span text:style-name="Default_20_Paragraph_20_Font"><text:span text:style-name="T1">ub</text:span></text:span>i <text:span text:style-name="Default_20_Paragraph_20_Font"><text:span text:style-name="T1">famei, lab</text:span></text:span>ori <text:span text:style-name="Default_20_Paragraph_20_Font"><text:span text:style-name="T1">haud incumbendum est; </text:span></text:span>ac<text:line-break/>si ita dixisset: non comefuris eo die nullus labor inferen-<text:line-break/>dus est. Hic aurem per laborem motus vehemens est in-<text:line-break/>telligendus, quem exercitium nominanti Eo siquidem<text:line-break/>sensu ipse dicebat: <text:span text:style-name="Default_20_Paragraph_20_Font"><text:span text:style-name="T1">lab</text:span></text:span>o<text:span text:style-name="Default_20_Paragraph_20_Font"><text:span text:style-name="T1">res c</text:span></text:span>i<text:span text:style-name="Default_20_Paragraph_20_Font"><text:span text:style-name="T1">bum praecedant. </text:span></text:span>Est igitur<text:line-break/>ipsi ferme tum sanis tum aegrotantibus communis. Ne-<text:line-break/>que enim sanis cum inedia simul exercitia imperanda funt;<text:line-break/>neque aegrotantibus motus ullus corpori vehemens una<text:line-break/>cum inedia inducendus, non sanguinis missione, non pur-<text:line-break/>gatione , non per vomitum vacuatione, non multae fri-<text:line-break/>ctionis usu , non denique vehementi ulla corporis com-<text:line-break/>motione aut corporis alteratione. Hisce namque motibus</text:p>
      <text:p text:style-name="P5">omnibus, quum citra cibum fiant, vires dissolvi accidit;<text:line-break/>sive fani vivent, sive. aegrotent homines. At vero Hip-<text:line-break/>pocrates moderatricem animalium vim aut potentiam per-<text:line-break/>petuo tueri magnopere studuit. Sive igitur Ungulati nu-<text:line-break/>mero aut potentiam sive plurali vires dixerimus nihil<text:line-break/>retulerit. Atque id libro de alimento ipsis dicebat, vis aut<text:line-break/>potentia una et non una; unam quidem genere potentiam<text:line-break/>esse eamque plures habere species.</text:p>
      <text:h text:style-name="Heading_20_2" text:outline-level="2">XVII.</text:h>
      <text:p text:style-name="P1">U<text:span text:style-name="Default_20_Paragraph_20_Font"><text:span text:style-name="T1">b</text:span></text:span>i <text:span text:style-name="Default_20_Paragraph_20_Font"><text:span text:style-name="T1">cibu</text:span></text:span>s <text:span text:style-name="Default_20_Paragraph_20_Font"><text:span text:style-name="T1">praeter naturam c</text:span></text:span>o<text:span text:style-name="Default_20_Paragraph_20_Font"><text:span text:style-name="T1">p</text:span></text:span>i<text:span text:style-name="Default_20_Paragraph_20_Font"><text:span text:style-name="T1">osi</text:span></text:span>o<text:span text:style-name="Default_20_Paragraph_20_Font"><text:span text:style-name="T1">r ingestu</text:span></text:span>s <text:span text:style-name="Default_20_Paragraph_20_Font"><text:span text:style-name="T1">sueris, id<text:line-break/></text:span></text:span>m<text:span text:style-name="Default_20_Paragraph_20_Font"><text:span text:style-name="T1">orbum creat, qu</text:span></text:span>o<text:span text:style-name="Default_20_Paragraph_20_Font"><text:span text:style-name="T1">d et prod</text:span></text:span>i<text:span text:style-name="Default_20_Paragraph_20_Font"><text:span text:style-name="T1">t sanatio.</text:span></text:span></text:p>
      <text:p text:style-name="P4">Quod altero in aphorismo universaliter protulit, id<text:line-break/>nunc in una specie docet. Universalis enim est hic fer-<text:line-break/>mo: <text:span text:style-name="Default_20_Paragraph_20_Font"><text:span text:style-name="T1">non sat</text:span></text:span>i<text:span text:style-name="Default_20_Paragraph_20_Font"><text:span text:style-name="T1">eta</text:span></text:span>s, <text:span text:style-name="Default_20_Paragraph_20_Font"><text:span text:style-name="T1">non fame</text:span></text:span>s, <text:span text:style-name="Default_20_Paragraph_20_Font"><text:span text:style-name="T1">neque aliud quidqua</text:span></text:span>m <text:span text:style-name="Default_20_Paragraph_20_Font"><text:span text:style-name="T1">quod<text:line-break/>naturae</text:span></text:span> m<text:span text:style-name="Default_20_Paragraph_20_Font"><text:span text:style-name="T1">odum excesserit, bonum. </text:span></text:span>At prae<text:span text:style-name="Default_20_Paragraph_20_Font"><text:span text:style-name="T1">t</text:span></text:span>ens nunc</text:p>
      <text:p text:style-name="P5">aphorismus de una re, scilicet satietate, pronunciat. Copio-<text:line-break/>fior fiquidem quam pro corporis natura cibus assumtus fa-<text:line-break/>fictas appellatur. Quod igitur copiosius est, id semper ad<text:line-break/>aliquid dicitur. Verum id copiosius nostris in corporibus<text:line-break/>duplex est; unum prout ad vastorum capacitatem, alterum<text:line-break/>prout ad naturam nos gubernantem re<text:span text:style-name="Default_20_Paragraph_20_Font"><text:span text:style-name="T1">to</text:span></text:span>rtu<text:span text:style-name="Default_20_Paragraph_20_Font"><text:span text:style-name="T1">s. </text:span></text:span>De poste-<text:line-break/>riore nunc nos docens Hippocrates .copiosius alimentum<text:line-break/>praeter naturam esse pronunciavit, ne eos qui tantam ci-<text:line-break/>horum copiam ingurgitarunt , ut ipsis venter distendatur,<text:line-break/>ac inde omnino laesionem percepturos aut eos quibus ad<text:line-break/>ventris explendam capacitatem cibi aliquid deest, pauca<text:line-break/>assumsisse eaque belle omnino concocturos arbitremur.<text:line-break/>Etenim priores cibaris ventriculum implentia concoquere<text:line-break/>contingit, si ipsi, naturae robore polleant; posteriore ob<text:line-break/>imbecillitatem concoquere non posse, tum maxime quum<text:line-break/>illi quidem cibos concoctu faciles, hi vero concoctu dif-<text:line-break/>siciles assumferiut. Sic vero et in alimenti distributione<text:line-break/>facultas fanguifica coctrici ventriculi facultati proportione</text:p>
      <text:p text:style-name="P5">respondens, interdum ob imbecillitatem, humorem ad ve-<text:line-break/>nas distributum alterabit, etiamsi commoderatus esse vi-<text:line-break/>deatur; interdum commoderato multo copiosiorem promte<text:line-break/>in sanguinem transmutabit, tum propter proprium .ipsius<text:line-break/>robur tum propte<text:span text:style-name="Default_20_Paragraph_20_Font"><text:span text:style-name="T1">r</text:span></text:span> idoneam humoris naturam. Eodem<text:line-break/>plane modo tertium etiam alimentum , quod profecto rna-<text:line-break/>xime proprium alimentum dicimus, quod animantis par-<text:line-break/>tibus apponitur, pro naturae viribus aut copiosius aut<text:line-break/>parcius dicetur ipsumque aut belle concoquetur et alet aut<text:line-break/>non; atque ita aut a natura vincetur aut minime evictus<text:line-break/>corrumpetur morbumque creabit. Una igitur aphorisini<text:line-break/>ipsa est expositio qua nos copiosiorem cibum ad faculta-<text:line-break/>tem animantium moderatricem relatione intelligimus. Al-<text:line-break/>tera sit qua cibus qualitate praeter naturam est, vera. et<text:line-break/>ipsa. Aliter enim quaeque pars ex familiari sibi alimento,<text:line-break/>quod illi recte fecundum naturam esse dixerimus. Itaque<text:line-break/>si quis humor interdum ad eam accedat , qui alteri qui-<text:line-break/>dem parti sit secundum naturam, sed huic alienus et prae-<text:line-break/>ter naturam, malum quidem hoc existit , non tamen ne-</text:p>
      <text:p text:style-name="P5">cessatio sequetur morbus , quum exigua portio fuerit.<text:line-break/>Quum enim medicamen fa haec mandragoras, papaver at-<text:line-break/>que cicuta, quae corpus nostrum corrumpere possunt., ci-<text:line-break/>tra quantitatem oblaedere nequeant, multo minus hujus-<text:line-break/>cemodi humor qui praeter id quod non corrumpat, alias<text:line-break/>etiam partes alere potest; alioquin neque alimentum i p<text:span text:style-name="Default_20_Paragraph_20_Font"><text:span text:style-name="T1">i</text:span></text:span>um<text:line-break/>per initia vocasset, nisi tali esset facultate praeditus.<text:line-break/>Quemadmodum enim si quid exiguum spiritus per gulam<text:line-break/>in ventriculum delatum fuerit aut epoti liquoris panxit-<text:line-break/>lum in pulmonem per asperam arteriam deerraverit, neque<text:line-break/>ventriculus propterea, neque pulmo aegrotabit; sic quoque<text:line-break/>fe res habet in aliarum partium alimento. Jam vero et<text:line-break/>tertia quaedam a nonnullis invecta est interpretatio nos<text:line-break/>praeter naturam pro magnopere ac supra modum acci-<text:line-break/>pere imperantibus, ac si ita dixisset: U<text:span text:style-name="Default_20_Paragraph_20_Font"><text:span text:style-name="T1">b</text:span></text:span>i <text:span text:style-name="Default_20_Paragraph_20_Font"><text:span text:style-name="T1">copi</text:span></text:span>o<text:span text:style-name="Default_20_Paragraph_20_Font"><text:span text:style-name="T1">sior c</text:span></text:span>i<text:span text:style-name="Default_20_Paragraph_20_Font"><text:span text:style-name="T1">bu</text:span></text:span>s<text:line-break/><text:span text:style-name="Default_20_Paragraph_20_Font"><text:span text:style-name="T1">exsuperan</text:span></text:span>t<text:span text:style-name="Default_20_Paragraph_20_Font"><text:span text:style-name="T1">er ingestu</text:span></text:span>s <text:span text:style-name="Default_20_Paragraph_20_Font"><text:span text:style-name="T1">sue</text:span></text:span>rit, i<text:span text:style-name="Default_20_Paragraph_20_Font"><text:span text:style-name="T1">d</text:span></text:span> m<text:span text:style-name="Default_20_Paragraph_20_Font"><text:span text:style-name="T1">orbu</text:span></text:span>m <text:span text:style-name="Default_20_Paragraph_20_Font"><text:span text:style-name="T1">creat. </text:span></text:span>Nam qui<text:line-break/>paululum commoderationem exsuperat , hunc morbum non-<text:line-break/>dum creare, fed intra sanitatis Iatitudluem corpus tueri,</text:p>
      <text:p text:style-name="P5">vera quidem haec est sententia. Cibus namque morbum<text:line-break/>facturus exquisitam commoderationem non exigua quadam<text:line-break/>portione excedat oportet. Verum hujus rei gratia medi-<text:line-break/>cis consuetudo^ non est orationem distinguendi. Consue-<text:line-break/>vernus enim ipfum fotum genus morbi cau<text:span text:style-name="Default_20_Paragraph_20_Font"><text:span text:style-name="T1">t</text:span></text:span>am pronun-<text:line-break/>ciare, ut aestum, frigus, fatigationem, cruditatem, humo-<text:line-break/>rum corruptelam et quaecunque hujusmodi cetera affir-<text:line-break/>mactes morbos facere, nobis scilicet in quoque horum<text:line-break/>insignem quantitatem fubaudientibus. Eodem igitur modo<text:line-break/>qui copiosiorem cibum morbum facere dicunt, multo non<text:line-break/>adliciunt. Nobis innotescit , si quinta decima drachmae<text:line-break/>pars commoderatam portionem excesserit, eam nondum<text:line-break/>posse morbum exstruere; verum si eadem mult<text:span text:style-name="Default_20_Paragraph_20_Font"><text:span text:style-name="T1">i</text:span></text:span>plicetur,<text:line-break/>interdum etiam morbum efficiat. De genere siquidem cau-<text:line-break/>farum morbos procreantium una est. His igitur tertia<text:line-break/>interpretatio, etsi quam maxime vera existit, mihi tamen<text:line-break/>veterum interpretandi consuetudine accuratior esse vide-<text:line-break/>tur, cum eo quod violentius vocis praeter naturam signi-</text:p>
      <text:p text:style-name="P5">ficatum explicet. Quae autem verba in aphorismi fine<text:line-break/>adscribuntur, ubi ait: i<text:span text:style-name="Default_20_Paragraph_20_Font"><text:span text:style-name="T1">ndicat autem sana</text:span></text:span>ti<text:span text:style-name="Default_20_Paragraph_20_Font"><text:span text:style-name="T1">o ; </text:span></text:span>melius ba-<text:line-break/>beret cum coniunctione <text:span text:style-name="Default_20_Paragraph_20_Font"><text:span text:style-name="T1">et</text:span></text:span> conscriptus hoc modo; <text:span text:style-name="Default_20_Paragraph_20_Font"><text:span text:style-name="T1">ind</text:span></text:span>i<text:span text:style-name="Default_20_Paragraph_20_Font"><text:span text:style-name="T1">cat<text:line-break/>au</text:span></text:span>t<text:span text:style-name="Default_20_Paragraph_20_Font"><text:span text:style-name="T1">e</text:span></text:span>m <text:span text:style-name="Default_20_Paragraph_20_Font"><text:span text:style-name="T1">e</text:span></text:span>t <text:span text:style-name="Default_20_Paragraph_20_Font"><text:span text:style-name="T1">sana</text:span></text:span>ti<text:span text:style-name="Default_20_Paragraph_20_Font"><text:span text:style-name="T1">o. </text:span></text:span>Non enim quoties cibus praeter natu-<text:line-break/>ram copiosior ingestus fuerit, ipsum morbum creare fota<text:line-break/>prodit fanatio , fed et simul rei natura indicat, . una ipsi<text:line-break/>adstipulante ratione. Nam quae omnibus in artibus recte<text:line-break/>constituta sunt, iis etiam ab eventu testimonium accedit.<text:line-break/>Quodnam igitur est in praesenti oratione? ea quae noxio-<text:line-break/>rum humorum vacuationes sequitur sanatio, quod etiam<text:line-break/>testimonium Herophllus in tritemporea significatione vo-<text:line-break/>cata assumsit. Si quis enim copiosiora quam pro consue-<text:line-break/>tudine comederit, aequabili autem prioribus aut etiam<text:line-break/>pauciori utatur exercitio et corpus gravari ac opprimi sen-<text:line-break/>tiat et cum faciei rubore et venarum tumore febricitare<text:line-break/>incipiat, non citra rationem omnes illum ob plenitudinem<text:line-break/>febricitare existimaverint. Si igitur evacuatus juvetur,<text:line-break/>quam primum etiam accedet opinioni de plenitudine con-</text:p>
      <text:p text:style-name="P5">firmatio, atque i<text:span text:style-name="Default_20_Paragraph_20_Font"><text:span text:style-name="T1">n</text:span></text:span> posterum in iisdem similiter aderit va-<text:line-break/>cuandi fiducia, neu expectata empiricorum observatio<text:span text:style-name="Default_20_Paragraph_20_Font"><text:span text:style-name="T1">n</text:span></text:span>e,<text:line-break/>quam ipsi jaetita<text:span text:style-name="Default_20_Paragraph_20_Font"><text:span text:style-name="T1">n</text:span></text:span>t eorum esse quae saepissime su iisdem<text:line-break/>eodem modo contigerunt. Verum addita fortassis. lu .apho-<text:line-break/>rifino fuerat et copula., quam postea tamquam fupervaea-<text:line-break/>neam aliquis sustulit. Fortassis autem et ipsis Hippocrates<text:line-break/>ab initio. absolute citra <text:span text:style-name="Default_20_Paragraph_20_Font"><text:span text:style-name="T1">e</text:span></text:span>t coniunctionem scripsit, i<text:span text:style-name="Default_20_Paragraph_20_Font"><text:span text:style-name="T1">ndicat<text:line-break/>au</text:span></text:span>t<text:span text:style-name="Default_20_Paragraph_20_Font"><text:span text:style-name="T1">em sanat</text:span></text:span>i<text:span text:style-name="Default_20_Paragraph_20_Font"><text:span text:style-name="T1">o.;</text:span></text:span>. ac si ita dixisset; .praedictis enim ita fe<text:line-break/>habentibus, ut dictum. est, copiosiore .cibo praeter natu-<text:line-break/>ram in .corpora conte<text:span text:style-name="Default_20_Paragraph_20_Font"><text:span text:style-name="T1">n</text:span></text:span>to, ubi vacuatione adhibita aegro-<text:line-break/>tus iuvabitur, eum in morbum ob cibi copiam incidisse<text:line-break/>constabit; Quod autem Hippocrates vacuationem absolute<text:line-break/>pronunciare consueverit, quum aequabiliter omnes humo-<text:line-break/>res vacuantur, purgationem autem. quum qualitate pec-<text:line-break/>cantes et pravi educuntur, meminisse oportet, quodque<text:line-break/>fanatio, de qua nunc agitur; vacuatione, non purgatione<text:line-break/>celebrata opinionem de plenitudine confirmat. Jam vero<text:line-break/>aequabilis omnium-.humorum vacuatio, quae exquisitissima<text:line-break/>est, venae sectione sit. Huic autem proxima, quemadmo-</text:p>
      <text:p text:style-name="P5">dum nobis. confuetum est, fcarificatis fit malleolis ; et quae<text:line-break/>exercitiis et quae frictionibus et quae balneis ac denique<text:line-break/>quae .inedia per accidens fit evacuatio. Per accidens au-<text:line-break/>tem. dixi, quonlam non per fe vacuat inedia, quemadmo-<text:line-break/>dum superiorum unumquodque. Verum naturali quidem<text:line-break/>perspfrationis modo cae<text:span text:style-name="Default_20_Paragraph_20_Font"><text:span text:style-name="T1">n</text:span></text:span>atio quidem fit, quae nullo ac-<text:line-break/>cedente alimento in locum ejus quod fuit evacuatum, tunc<text:line-break/>fen<text:span text:style-name="Default_20_Paragraph_20_Font"><text:span text:style-name="T1">t</text:span></text:span>a. manifeste deprehenditur quae prius latuerat, Haec<text:line-break/>igitur ad aphorismi explicationem sufficiant. Qui vero<text:line-break/>vult de. plenitudine disputationem accurate perlegere, in-<text:line-break/>tegrmn librum unum habet a nobis conscriptum , cui titu-<text:line-break/>lus est de plenitudines <text:span text:style-name="Default_20_Paragraph_20_Font"><text:span text:style-name="T1">r</text:span></text:span> -Nunc vero hoc tantum satis erit<text:line-break/>superioribus addidisse, posse quidem absque corruptela<text:line-break/>cepisse. plenitudinem eam quae ad vires relatione intelli-<text:line-break/>gitur;- sed quae utilis ac benigna permanere nequeat.<text:line-break/>Nam omnino necesse est ipsam secundum qualitatem trans-<text:line-break/>mutari et progressu temporis corrumpi. Verum etiamsi<text:line-break/>hoc accidat, tamdiu tamen plenitudinem ipsam nominans-</text:p>
      <text:p text:style-name="P5">mus, donec ex supervacanei vacuatione residuum benignum<text:line-break/>ac utile fieri possit. Quod enim vinis accidit acescenti-<text:line-break/>bus, tale quiddam et in sanguinis alteratione contingit.<text:line-break/>Quod autem in vinis accidit tale esu Ubi vina plane<text:line-break/>facta funt acida, non rursum ad vini naturam redeunt;<text:line-break/>verum si levem quandam mutationem fecerint , sed non-<text:line-break/>dum acetum sint, ex iis multa multoties pristinam natu-<text:line-break/>ram recuperant. Sic in sanguine te res habet. Etenim<text:line-break/>magna ipsius facta corruptione, is non amplius ad natu-<text:line-break/>ratem statum redit; si vero pauca contigerit , vacuato <text:span text:style-name="Default_20_Paragraph_20_Font"><text:span text:style-name="T1">t</text:span></text:span>u-<text:line-break/>pervacaneo, residuum ad <text:span text:style-name="Default_20_Paragraph_20_Font"><text:span text:style-name="T1">t</text:span></text:span>uam naturam restituitur. Et<text:line-break/><text:span text:style-name="Default_20_Paragraph_20_Font"><text:span text:style-name="T1">t</text:span></text:span>ane hujusmodi sanguinis affectionem non corruptelam,<text:line-break/>fed plenitudinem vocare consuetum est, quum illa , ut dixi,<text:line-break/>sola corruptela nominetur, quae tam insignem habet lu sta-<text:line-break/>tum, qui praeter naturam est, eversionem, ut iterum a<text:line-break/>naturae coctione humor utilis ac laudabilis fieri nequeat.</text:p>
      <text:h text:style-name="P55" text:outline-level="2">XVIll.<text:tab/>;</text:h>
      <text:p text:style-name="P1"><text:span text:style-name="Default_20_Paragraph_20_Font"><text:span text:style-name="T1">Quae confertim ac celeri</text:span></text:span><text:span text:style-name="Default_20_Paragraph_20_Font"><text:span text:style-name="T8">t</text:span></text:span><text:span text:style-name="Default_20_Paragraph_20_Font"><text:span text:style-name="T1">er alun</text:span></text:span><text:span text:style-name="Default_20_Paragraph_20_Font"><text:span text:style-name="T8">t, </text:span></text:span><text:span text:style-name="Default_20_Paragraph_20_Font"><text:span text:style-name="T1">eoru</text:span></text:span><text:span text:style-name="Default_20_Paragraph_20_Font"><text:span text:style-name="T8">m </text:span></text:span><text:span text:style-name="Default_20_Paragraph_20_Font"><text:span text:style-name="T1">quoque celeres<text:line-break/>excre</text:span></text:span><text:span text:style-name="Default_20_Paragraph_20_Font"><text:span text:style-name="T8">ti</text:span></text:span><text:span text:style-name="Default_20_Paragraph_20_Font"><text:span text:style-name="T1">ones stant.</text:span></text:span></text:p>
      <text:p text:style-name="P4">Celeriter quidem alere ab ipfo dici intelligenda sunt<text:line-break/>quae pauco post assumtionem tempore statim nutriunt sitae<text:line-break/>naturae ratione. Ipsa vero in corporibus illaesis similate<text:line-break/>fruentibus explorantur. Confertim vero, quae postquam<text:line-break/>alere. coeperunt exiguo tempore totum ex fe corpori ali-<text:line-break/>meututn impertiunt. Quae itaque funt ejusmodi, quate-<text:line-break/>n us confertim et cumulate nutriunt, eatenus celeriter ex-<text:line-break/>cer<text:span text:style-name="Default_20_Paragraph_20_Font"><text:span text:style-name="T1">n</text:span></text:span>entur. Si qua vero ipsis adsit acrimonia quae ad ex-<text:line-break/>cretionem excitet aut lentor existat, quo diutius retinean-<text:line-break/>tur; illa quidem celerius ad excretionem prorumpent;<text:line-break/>haec vero tardius. Celerrime igitur et confertissime vi-<text:line-break/>num alit; tardissime autem et paulatim caro bubula et<text:line-break/>cochleae, spondyli marini, locustae, carabi, gammari, et ut</text:p>
      <text:p text:style-name="P5">summatim comprehendam, quaecunque dura carne con-<text:line-break/>stant , ejusdem cum his naturae sunt. Ad haec duri ca-<text:line-break/>sci, salitae cernes, lentes, bulbi et ova quousque indu-<text:line-break/>ruerint elixa. Haec enim omnia multo post assumtionem<text:line-break/>tempore paulatim nutriunt; Indicium autem tibi sit ci-<text:line-break/>bum assumtum jam nutrire tum pulsuum quidem vehe-<text:line-break/>mentia et magnitudo, tum motuum voluntariorum robur<text:line-break/>nutritis partibus .conciliatum. Ipsum autem potissimum<text:line-break/>decet explorare in illis qui aut propter vacuationem quan-<text:line-break/>dam sensibilem aut propter laborem aut propter inediam<text:line-break/>viribus exsoluti sunt. In praedictis igitur omnibus tardae<text:line-break/>fiunt per alvum excretiones , hoc est longo post assumtio-<text:line-break/>nem tempore; in contrariis vero celeres. Maxime autem<text:line-break/>omnium ipsis vinum contrarium est, celerrime, ut dixi-<text:line-break/>mus, nutriens, Post ipsum vero suo ordine cetera fuisse-<text:line-break/>quentur, de quibus dicturus sum, quum primum de vinis<text:line-break/>ipsis disseruero. Etenim aquofa vina paucissimum corpori .<text:line-break/>dant alimentum. Sunt autem haec colore quidem alba,</text:p>
      <text:p text:style-name="P5">substantia vero tenuia. crassa vero et fulva his multo<text:line-break/>quidem copiosius corpori alimentum impertiunt, fed tanto<text:line-break/>nigris in copiose alendo cedunt, quanto in celeriter ac<text:line-break/>consertior alendo praecellunt. Quae vero alba quidem<text:line-break/>sunt, sed crassa, parcius quidem quam nigra, liberalius<text:line-break/>autem quam tenuia et alba nutriunt, sed neque celeriter,<text:line-break/>neque confertim alunt. Quanto vero in lusce disserunt,<text:line-break/>tanto et in excretione. Aquosa namque celerrime per<text:line-break/>urinas excernuntur, quia propemodum tota celerrime ja-<text:line-break/>cturam rependi praevertunt. Ex aliis vero omnibus quan-<text:line-break/>tum qui manifeste per ventrem subierit proportionalem<text:line-break/>nutritionis tempori habet excretiouem. Sic et in aliis<text:line-break/>omnibus accidit. Nam ptisanae cremor non multo post<text:line-break/>assumtionem tempore videtur alere, non tamen copiosum<text:line-break/>corpori praebet alimentum idque pauco tempore confer-<text:line-break/>tum. Alica vero neque paucum , neque confertum , sed<text:line-break/>et multo tempore et multum praebet alimentum. At pro-<text:line-break/>secto quae inter se comparantur similem habere eonsisten-</text:p>
      <text:p text:style-name="P5">tiam oportet, neque vinum hoc quidem exquisite humi-<text:line-break/>dum esse, alterum vero summe siccum. lu ptisana igitur<text:line-break/>et alica et hujuscemodi omnibus quaecunque homines ex<text:line-break/>miliis aut fabis aut aliis quibusdam fructibus parant, eo-<text:line-break/>dem modo <text:span text:style-name="Default_20_Paragraph_20_Font"><text:span text:style-name="T1">t</text:span></text:span>e habeant quae comparantur fecundum censi-<text:line-break/>stantiae qualitatem. Carnibus autem propria quidem est<text:line-break/>uniuscujusque consistentia. Sed comparare ipfas oportet<text:line-break/>in apparatus modo, utrisque aut astis aut eodem modo<text:line-break/>elixis. Auferantur autem per apparatum etiam mordaces<text:line-break/>succi, quemadmodum in brassica ac in leguminibus, si<text:line-break/>certam alentis substantiae probationem sis adepturus. Mor-<text:line-break/>dacium autem succorum fiet sublatio, si quae incoquuntur<text:line-break/>per elixationem ex una aqua in alteram transsundantur.<text:line-break/>Si igitur haec omnia cum distinctione diligentur explora-<text:line-break/>veris , invenies quae quidem pauco tempore nutriunt ; hoc<text:line-break/>enim est con<text:span text:style-name="Default_20_Paragraph_20_Font"><text:span text:style-name="T1">t</text:span></text:span>e<text:span text:style-name="Default_20_Paragraph_20_Font"><text:span text:style-name="T1">x</text:span></text:span>tim, et pauco post assumtionem tempore:<text:line-break/>hoc enim est celeriter etiam celerem. habere excretionem,<text:line-break/>quum hominibus eodem medo affectis exhibentur; haec</text:p>
      <text:p text:style-name="P5">etenim in ejusmodi omnibus adhibenda est distinctio; quae<text:line-break/>vero contrariam naturam fortiuntur , tarde excerni. Ho-<text:line-break/>rum autem causam didiceris- ex iis quae nostris in com-<text:line-break/>mentariis de facultatibus naturalibus demonstrata sunt,<text:line-break/>ventriculum prius cibis frui, familiari cibi succo ex illis<text:line-break/>attracto et suis apposito tunicis et mox eo satiatum tunc<text:line-break/>ipsos ad excretionem emittere demonstravimus. Hoc au-<text:line-break/>tem tempore et hepar demonstrabatur ex cibis. attrahere,<text:line-break/>ubi alimento indigeret; nam si non egeat, illo quod prius<text:line-break/>aderat frui. Eodem quoque modo trahere rursus ex be-<text:line-break/>pate totunf corpus , quo tempore et ipsum indiget alimento,<text:line-break/>Unde in quibus totum corpus vacuum est, quispiam ma-<text:line-break/>xirue possit experiri, qui albi et confertim et celeriter<text:line-break/>nutriant; quibus, ut diximus, inest celerius ad excretionem<text:line-break/>accedere, quantum ad id spectati Verum quidam dixe-<text:line-break/>runt eam quae ex universo fit corpore vacuationem, ab<text:line-break/>ipso excretionem nominari, ut idem sit quod nunc doce-<text:line-break/>tur ei quod in libro de alimento protulit, ubi inquit</text:p>
      <text:p text:style-name="P5">quod alimentum difficile alteratu<text:span text:style-name="Default_20_Paragraph_20_Font"><text:span text:style-name="T1">s</text:span></text:span> aut immutatur, difficile<text:line-break/>absumitur; quod facile apponitur, facile absumitur. Quod<text:line-break/>dictum verissimum quidem est, non tamen proprie vide-<text:line-break/>tur accipi sub excretionis appellatione; nam ipsis magis<text:line-break/>proprie dicitur de ea quae per ventrem fotum, forsan et<text:line-break/>de ea, quae ex toto fit corpore, intelligere possibile esu<text:line-break/>Differt enim et excretionem et subductionem dicere. Sub-<text:line-break/>ductio namque de iis folia dicitur quae per alvum deji-<text:line-break/>ciuntur; contingit autem excretionis vocabulum utrisque<text:line-break/>esse commune. Carnes itaque suillae et quaecunque len-<text:line-break/>tos ac crassius humores habent , diuturno tempore ex toto<text:line-break/>corpore per transfpirationem discutiuntur; olera vero et<text:line-break/>pifces sexatiles et simpliciter quaecunque tenuem habent<text:line-break/>succum distribuendum, distributionis quidem atque appo-<text:line-break/>fi tinnis celeritate exsuperant, stabilem vero naturam non<text:line-break/>habent, sied facile digeruntur ac perspiratione evanescunt.</text:p>
      <text:h text:style-name="P55" text:outline-level="2">XIX.</text:h>
      <text:p text:style-name="P1"><text:span text:style-name="Default_20_Paragraph_20_Font"><text:span text:style-name="T1">Acut</text:span></text:span>o<text:span text:style-name="Default_20_Paragraph_20_Font"><text:span text:style-name="T1">rum</text:span></text:span> m<text:span text:style-name="Default_20_Paragraph_20_Font"><text:span text:style-name="T1">orboru</text:span></text:span>m <text:span text:style-name="Default_20_Paragraph_20_Font"><text:span text:style-name="T1">n</text:span></text:span>o<text:span text:style-name="Default_20_Paragraph_20_Font"><text:span text:style-name="T1">n o</text:span></text:span>m<text:span text:style-name="Default_20_Paragraph_20_Font"><text:span text:style-name="T1">n</text:span></text:span>i<text:span text:style-name="Default_20_Paragraph_20_Font"><text:span text:style-name="T1">no certae sunt praed</text:span></text:span>i<text:span text:style-name="Default_20_Paragraph_20_Font"><text:span text:style-name="T1">c</text:span></text:span>t<text:span text:style-name="Default_20_Paragraph_20_Font"><text:span text:style-name="T1">ione</text:span></text:span>s,<text:line-break/><text:span text:style-name="Default_20_Paragraph_20_Font"><text:span text:style-name="T1">neque m</text:span></text:span>o<text:span text:style-name="Default_20_Paragraph_20_Font"><text:span text:style-name="T1">r</text:span></text:span>tis, <text:span text:style-name="Default_20_Paragraph_20_Font"><text:span text:style-name="T1">neque san</text:span></text:span>it<text:span text:style-name="Default_20_Paragraph_20_Font"><text:span text:style-name="T1">at</text:span></text:span>is,</text:p>
      <text:p text:style-name="P4">Acuti morbi praeterquam quod celeriter judicentur,<text:line-break/>statim etiam vehementiam habent. Licet enim diariae fe-<text:line-break/>bres celeriter finiantur, eas tamen acutos morbos minime<text:line-break/>vocitant, Duplex autem est acutorum morborum natura;<text:line-break/>aut enim solis in humoribus calidis nullum certum locum<text:line-break/>intercipientibus, fed aequabiliter in omnibus animalis par-<text:line-break/>tibus ; aut assecla quadam parte, ut pleuritide, peripneu-<text:line-break/>monia et cynanche procreari consueverunt. Sed et febres<text:line-break/>ut plurimum iu acutis morbis fiunt continuae. Pauci nam,<text:line-break/>que fiunt citra febres, qualis apoplexia. Diuturni vero<text:line-break/>morbi ob orasses, lentos ac frigidos humores oboriuntur,<text:line-break/>qui facile concoqui nequeunt, fed affectis partibus ita<text:line-break/>impacti atque incuneati sunt, ut eorum affectus sicirrhos</text:p>
      <text:p text:style-name="P5">magis quam phlegmonas aemulentur. Pauci vero ex ipsis<text:line-break/>fiunt per consensum et citra partem affectum; in quibus<text:line-break/>aequaliter omnes venae , putrescentes humores vel melan-<text:line-break/>cholicos vel pituitosus habeant, quorum omnium praeno-<text:line-break/>tionibus niti et confidere videtur Hippocrates ; acutorum<text:line-break/>vero non omnium, sed in ipsis salii etiam interdum prae-<text:line-break/>notionem fatetur. ld namque tale significat, <text:span text:style-name="Default_20_Paragraph_20_Font"><text:span text:style-name="T1">n</text:span></text:span>o<text:span text:style-name="Default_20_Paragraph_20_Font"><text:span text:style-name="T1">n o</text:span></text:span>m<text:span text:style-name="Default_20_Paragraph_20_Font"><text:span text:style-name="T1">n</text:span></text:span>i<text:span text:style-name="Default_20_Paragraph_20_Font"><text:span text:style-name="T1">n</text:span></text:span>o,<text:line-break/>negatio quum sit. <text:span text:style-name="Default_20_Paragraph_20_Font"><text:span text:style-name="T1">N</text:span></text:span>o<text:span text:style-name="Default_20_Paragraph_20_Font"><text:span text:style-name="T1">n omn</text:span></text:span>i<text:span text:style-name="Default_20_Paragraph_20_Font"><text:span text:style-name="T1">no</text:span></text:span> enim idem quod non<text:line-break/>prorsus significat, estque 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n</text:span></text:span>o peraeque ac non in om-<text:line-break/>nibus , quod sermonis genus usurpare consueverunt, quum<text:line-break/>pauca de omnibus eximunt, ut quum dicunt, non omnes<text:line-break/>homines mali, Qui enim hoc proscrt, paucissimos esse<text:line-break/>bonos declarat. Sic igitur et nunc Hippocrates his ver-<text:line-break/>his ostendit non omnino certas in morbis acutis esse<text:line-break/>praedictiones, quum raro interdum optimus medicus aber-<text:line-break/>ret. Hoc autem ipsum accidit tum propter repentinam<text:line-break/>in crisi permutationem , quae humorum morbos efficien-<text:line-break/>tium naturam sequitur, tum propter eum qui fit inter-</text:p>
      <text:p text:style-name="P5">dum pecca<text:span text:style-name="Default_20_Paragraph_20_Font"><text:span text:style-name="T1">n</text:span></text:span>tis humoris ex altero in alterum locum trans-<text:line-break/>fluxum.</text:p>
      <text:h text:style-name="Heading_20_2" text:outline-level="2">XX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</text:span></text:span> i<text:span text:style-name="Default_20_Paragraph_20_Font"><text:span text:style-name="T1">uven</text:span></text:span>t<text:span text:style-name="Default_20_Paragraph_20_Font"><text:span text:style-name="T1">u</text:span></text:span>t<text:span text:style-name="Default_20_Paragraph_20_Font"><text:span text:style-name="T1">e</text:span></text:span>m <text:span text:style-name="Default_20_Paragraph_20_Font"><text:span text:style-name="T1">alv</text:span></text:span>i <text:span text:style-name="Default_20_Paragraph_20_Font"><text:span text:style-name="T1">sunt humidae, i</text:span></text:span>is <text:span text:style-name="Default_20_Paragraph_20_Font"><text:span text:style-name="T1">senescen</text:span></text:span>ti-<text:line-break/><text:span text:style-name="Default_20_Paragraph_20_Font"><text:span text:style-name="T1">bu</text:span></text:span>s <text:span text:style-name="Default_20_Paragraph_20_Font"><text:span text:style-name="T1">exsiccan</text:span></text:span>t<text:span text:style-name="Default_20_Paragraph_20_Font"><text:span text:style-name="T1">ur. Qu</text:span></text:span>i<text:span text:style-name="Default_20_Paragraph_20_Font"><text:span text:style-name="T1">bu</text:span></text:span>s <text:span text:style-name="Default_20_Paragraph_20_Font"><text:span text:style-name="T1">ver</text:span></text:span>o <text:span text:style-name="Default_20_Paragraph_20_Font"><text:span text:style-name="T1">in</text:span></text:span> i<text:span text:style-name="Default_20_Paragraph_20_Font"><text:span text:style-name="T1">uven</text:span></text:span>t<text:span text:style-name="Default_20_Paragraph_20_Font"><text:span text:style-name="T1">u</text:span></text:span>t<text:span text:style-name="Default_20_Paragraph_20_Font"><text:span text:style-name="T1">e alv</text:span></text:span>i <text:span text:style-name="Default_20_Paragraph_20_Font"><text:span text:style-name="T1">siccae<text:line-break/>sun</text:span></text:span>t, iis <text:span text:style-name="Default_20_Paragraph_20_Font"><text:span text:style-name="T1">sen</text:span></text:span>iori<text:span text:style-name="Default_20_Paragraph_20_Font"><text:span text:style-name="T1">bu</text:span></text:span>s <text:span text:style-name="Default_20_Paragraph_20_Font"><text:span text:style-name="T1">fact</text:span></text:span>is <text:span text:style-name="Default_20_Paragraph_20_Font"><text:span text:style-name="T1">hu</text:span></text:span>m<text:span text:style-name="Default_20_Paragraph_20_Font"><text:span text:style-name="T1">ectan</text:span></text:span>t<text:span text:style-name="Default_20_Paragraph_20_Font"><text:span text:style-name="T1">ur.</text:span></text:span></text:p>
      <text:p text:style-name="P4">Quod id quidem saepenumero et non semper oboria-<text:line-break/>tur, in sequentibus hunc quem scripsit aphorssmum ipfe<text:line-break/>declaravit: <text:span text:style-name="Default_20_Paragraph_20_Font"><text:span text:style-name="T1">Qu</text:span></text:span>i<text:span text:style-name="Default_20_Paragraph_20_Font"><text:span text:style-name="T1">cunque alvo</text:span></text:span>s <text:span text:style-name="Default_20_Paragraph_20_Font"><text:span text:style-name="T1">habent hu</text:span></text:span>mi<text:span text:style-name="Default_20_Paragraph_20_Font"><text:span text:style-name="T1">das, si</text:span></text:span> j<text:span text:style-name="Default_20_Paragraph_20_Font"><text:span text:style-name="T1">uvenes<text:line-break/>qu</text:span></text:span>i<text:span text:style-name="Default_20_Paragraph_20_Font"><text:span text:style-name="T1">dem suer</text:span></text:span>i<text:span text:style-name="Default_20_Paragraph_20_Font"><text:span text:style-name="T1">nt, salubr</text:span></text:span>i<text:span text:style-name="Default_20_Paragraph_20_Font"><text:span text:style-name="T1">us degun</text:span></text:span>t <text:span text:style-name="Default_20_Paragraph_20_Font"><text:span text:style-name="T1">qua</text:span></text:span>m <text:span text:style-name="Default_20_Paragraph_20_Font"><text:span text:style-name="T1">qu</text:span></text:span>i <text:span text:style-name="Default_20_Paragraph_20_Font"><text:span text:style-name="T1">siccas habent;<text:line-break/>at</text:span></text:span> i<text:span text:style-name="Default_20_Paragraph_20_Font"><text:span text:style-name="T1">n senectu</text:span></text:span>t<text:span text:style-name="Default_20_Paragraph_20_Font"><text:span text:style-name="T1">e deter</text:span></text:span>i<text:span text:style-name="Default_20_Paragraph_20_Font"><text:span text:style-name="T1">u</text:span></text:span>s <text:span text:style-name="Default_20_Paragraph_20_Font"><text:span text:style-name="T1">ea defunguntur</text:span></text:span>: i<text:span text:style-name="Default_20_Paragraph_20_Font"><text:span text:style-name="T1">psis namque se-<text:line-break/>noscent</text:span></text:span>i<text:span text:style-name="Default_20_Paragraph_20_Font"><text:span text:style-name="T1">bus plerumque resiccantur. </text:span></text:span>oportet autem humidas<text:line-break/>et siccas alvos intelligere non simpliciter, sed eadem victus<text:line-break/>ratione servata. Si quis enim in juventute Alexandrino-</text:p>
      <text:p text:style-name="P5">rum victu uteretur et salsamenta et porra comederet,<text:line-break/>xythumque superbiberet , in senectute vero nihil horum<text:line-break/>quidquam assumeret, fed lentem efitaret et vinum auste-<text:line-break/>rum insuper biberet, quomodo diceremus huic deiectiones<text:line-break/>aetatis ratione fuisse permutatas ? Sic etiam si quis per<text:line-break/>juventutem lentibus et mespilis vesceretur vinumque au-^<text:line-break/>flerunt potaret, perssenectutem vero Alexandrinorum rictu<text:line-break/>uteretur , atque ita cum victu dejectiones mutaret , non<text:line-break/>recte judicium fecerimus. Verum quum ceteris omnibus<text:line-break/>non fotis ad alimoniam simili modo paratis dejectiones<text:line-break/>immutatae fuerint , tum rectum de iis quae ab Hippocrate<text:line-break/>in aphorismo dicta fiant, dabitur judicium. Immutabun-<text:line-break/>tur autem dejectiones, quod ad aetatum naturam attinet,<text:line-break/>prout corporis affectiones immutantur, a quibus alvus et<text:line-break/>humidior et siccior redditur. At quaenam hae sint asse-<text:line-break/>ctiones eorum , quae quaeruntur, unum est, atque adeo<text:line-break/>longam mihi fore orationem auguror, si cum propriis de-<text:line-break/>monstrationibus ipsum scriptis prodere studuero , ut uno</text:p>
      <text:p text:style-name="P5">integro libro sit opus. ld igitur alias fortassis praestasti-<text:line-break/>tuti; nunc vero paucis capita proferam, atque iis utar,<text:line-break/>quae in commentariis tum de naturalibus facultatibus tum<text:line-break/>de symptomatum causis demonstravi. Alvus jufto Et hu-<text:line-break/>midior quum cibus in chylum commutatus ex ea parcius<text:line-break/>distribuitur; contra vero siccior, quum omnis humor in<text:line-break/>ipfa contentus ad hepar fertur. Quamobrem autem par-<text:line-break/>cius distribuatur est interdum quidem copiosior cibus quam<text:line-break/>quo hepar indigeat assumtus , interdum etiam quia celerius<text:line-break/>ipse ad .dejectionem fertur quam hepar attrahat. Copio-<text:line-break/>sioris enim cibi, quum hepar quantum opus erat attraxe-<text:line-break/>rit, plures supersunt reliquiae; celerius vero ad exitum<text:line-break/>permeantis cibi, tantum hepar- quanto egeat attrahere non<text:line-break/>potest. Celerius autem subeunt alvi excrementa , inter-<text:line-break/>dum quidem ob bilis in alvum defluentis et ipfam ad<text:line-break/>excretionem pr or i lentis copiam ; interdum vero propter<text:line-break/>facultatis retentricis ventriculi partam imbecillitatem et<text:line-break/>excretricis ipsius et intestinorum robur. Copiosiores igi-</text:p>
      <text:p text:style-name="P5">tur cibos appetimus , quum os ventriculi ; in eo enim<text:line-break/>maxime sila est cibi appetentia, frigidiore est tempera-<text:line-break/>mento. Quemadmodum autem hepar propter frigiditatem<text:line-break/>minus attrahit, sic quoque ventriculus propter humidita-<text:line-break/>tem retentricem facultatem imbecilliorem obtinet , ut et<text:line-break/>sane expultricem robustio<text:span text:style-name="Default_20_Paragraph_20_Font"><text:span text:style-name="T1">r</text:span></text:span>em propter siccitatem. Senum<text:line-break/>itaque corpus quum frigidius evaserit, humiditatem tam-<text:line-break/>topere frigidam in ore ventriculi fieri contingit, ut in<text:line-break/>anorexiam, hoc est inappetentiam, excidat atque ita de-.<text:line-break/>jectiones alui siccari accidat cibariorum penuria, quod ad<text:line-break/>distributionem attinet. Sic vero et quicunque ob copiam<text:line-break/>aut naturam humoris biliosi alvum humectatam habent,<text:line-break/>in contrarium mutantur, quum hic humor non amplius<text:line-break/>in senectute copiosius generetur. Quibus vero ob iacul-<text:line-break/>tatis retentricis imbecillitatem alvus humectatur, non<text:line-break/>omnibus, fed pro caloris ipsi coniuncti quantitate muta-<text:line-break/>tio oboritur. Si namque statim ab ortu alvus frigidiore<text:line-break/>donata temperamento, in senectute ad immoderatam frigi-</text:p>
      <text:p text:style-name="P5">ditatis intemperiem accedens, facultatem retentricem simi-.<text:line-break/>liter imbecillam sortietur, quia omnis immoderata intem-<text:line-break/>peries functiones debilitat laeditque. Quod si ad usque<text:line-break/>longissimum aetatis processum exquisite calida fuerit, ro-<text:line-break/>bostam functionem retentricem habitura est, ut quae neu-<text:line-break/>tram habeat exquisite intemperiem; neque eam quae in<text:line-break/>siccitate consistit ; alvus enim erat prorsus humidior natura,<text:line-break/>alioqui retentricem facultatem imbecillam non habuisset,<text:line-break/>neque eam quae in calore versatur ; hoc enim supponeba-<text:line-break/>tur. Quare prope omnibus innotescit, quibus alvus na-<text:line-break/>tura humidior est, iis senescentibus fieri mutationem ;qui-j<text:line-break/>bus vero siccior, iis per senectutem humidior propter<text:line-break/>contraria temperamenta futura esu Aut enim quia par-<text:line-break/>eius assumitur alimenti quam hepatis facultati congruat,<text:line-break/>aut propter exsiccationem aut quia .bilis paucum in alvum<text:line-break/>confluit aut propter facultatis retentricis robur aridior<text:line-break/>erit dejectio. Ex his autem quod mimis appetant ac<text:line-break/>celerius impleantur, sit propter partium appetentium ca-</text:p>
      <text:p text:style-name="P5">Iorem. Quod vero exsuctus cibus siccior evadat, id ob-<text:line-break/>oritur aut quum jecur commoderat<text:span text:style-name="Default_20_Paragraph_20_Font"><text:span text:style-name="T1">a</text:span></text:span>m temperamentum<text:line-break/>sortitur aut etiam quum paulo calidius sit temperamento.<text:line-break/>Quod pauco bilis in alvum confluat, ut quae nimirum<text:line-break/>pauca procreetur, ob visceris frigiditatem accidit. Fortis<text:line-break/>autem juveuibus mest retentrix facultas, quum ad flemus<text:line-break/>temperamentum vergunt. Jure igitur omnibus praedictis<text:line-break/>senescentibus in contraria fiet mutatio.. Nam qui anorexia<text:line-break/>laborant aut non appetunt, ob caliditatem aetatis pro--<text:line-break/>gressii plus etiam appetent quam possit hepar evincere.<text:line-break/>Et quibus ob congenitam siccitatem retentrix facultas for-<text:line-break/>tior extiterat, iis senescentibus fiet imbecillior ob sicci-<text:line-break/>talis ametriam , eaque ratione propter citatiorem cibario-<text:line-break/>rutu transitum humida evadet dejectio. Quibus vero pro-<text:line-break/>pter bilis penuriam moratur dejectio et ob diuturnum<text:line-break/>transitum multum humoris absumitur, idem etiamnum<text:line-break/>affectus permanere potest. Fieri tamen potest, ut propter</text:p>
      <text:p text:style-name="P8">immoderatam jecoris frigiditatem, distributione ad ingen-<text:line-break/>tem imbecillitatem accedente , humidae dejectiones ob-<text:line-break/>oriantur. Haec in prae<text:span text:style-name="Default_20_Paragraph_20_Font"><text:span text:style-name="T1">t</text:span></text:span>enti de mutationum per aetates<text:line-break/>contingentium et alvi siccitatem et frigiditatem sequentium<text:line-break/>causis dicta sunt, quae propter breviloquentiam iis erunt<text:line-break/>obscura qui praedictis commentariis prius exercitati non<text:line-break/>sunt. Verum aliquando postea libro uno integro de his<text:line-break/>dilucidius disseretur. Quod ad artis usum spectat, sum<text:line-break/>solum finire sufficit, quod citra causarum admotionem ab<text:line-break/>Hippocrate fuit pronu<text:span text:style-name="Default_20_Paragraph_20_Font"><text:span text:style-name="T1">n</text:span></text:span>ciatum.<text:tab/>.</text:p>
      <text:h text:style-name="Heading_20_2" text:outline-level="2">XXI.</text:h>
      <text:p text:style-name="Normal">F<text:span text:style-name="Default_20_Paragraph_20_Font"><text:span text:style-name="T1">ame</text:span></text:span>m <text:span text:style-name="Default_20_Paragraph_20_Font"><text:span text:style-name="T1">v</text:span></text:span>i<text:span text:style-name="Default_20_Paragraph_20_Font"><text:span text:style-name="T1">n</text:span></text:span>i <text:span text:style-name="Default_20_Paragraph_20_Font"><text:span text:style-name="T1">po</text:span></text:span>tio <text:span text:style-name="Default_20_Paragraph_20_Font"><text:span text:style-name="T1">fulvis.</text:span></text:span></text:p>
      <text:p text:style-name="P4">Thorexin vini potionem ipse consuevit nominare.<text:line-break/>In libro siquidem de natura hominis et de victus ratione<text:line-break/>hoc modo scripsit: <text:span text:style-name="Default_20_Paragraph_20_Font"><text:span text:style-name="T1">constat en</text:span></text:span>im <text:span text:style-name="Default_20_Paragraph_20_Font"><text:span text:style-name="T1">profec</text:span></text:span>t<text:span text:style-name="Default_20_Paragraph_20_Font"><text:span text:style-name="T1">o cu</text:span></text:span>j<text:span text:style-name="Default_20_Paragraph_20_Font"><text:span text:style-name="T1">usque nostrum<text:line-break/>v</text:span></text:span>ict<text:span text:style-name="Default_20_Paragraph_20_Font"><text:span text:style-name="T1">u</text:span></text:span>s <text:span text:style-name="Default_20_Paragraph_20_Font"><text:span text:style-name="T1">ratione</text:span></text:span>m <text:span text:style-name="Default_20_Paragraph_20_Font"><text:span text:style-name="T1">causam non este, qua un</text:span></text:span>i<text:span text:style-name="Default_20_Paragraph_20_Font"><text:span text:style-name="T1">versi</text:span></text:span> j<text:span text:style-name="Default_20_Paragraph_20_Font"><text:span text:style-name="T1">uvene</text:span></text:span>s <text:span text:style-name="Default_20_Paragraph_20_Font"><text:span text:style-name="T1">et</text:span></text:span></text:p>
      <text:p text:style-name="P5"><text:span text:style-name="Default_20_Paragraph_20_Font"><text:span text:style-name="T1">sene</text:span></text:span>s, <text:span text:style-name="Default_20_Paragraph_20_Font"><text:span text:style-name="T1">v</text:span></text:span>i<text:span text:style-name="Default_20_Paragraph_20_Font"><text:span text:style-name="T1">r</text:span></text:span>i <text:span text:style-name="Default_20_Paragraph_20_Font"><text:span text:style-name="T1">et muliere</text:span></text:span>s, simih<text:span text:style-name="Default_20_Paragraph_20_Font"><text:span text:style-name="T1">terque</text:span></text:span> t<text:span text:style-name="Default_20_Paragraph_20_Font"><text:span text:style-name="T1">horeffomen</text:span></text:span>i <text:span text:style-name="Default_20_Paragraph_20_Font"><text:span text:style-name="T1">et h</text:span></text:span>y<text:span text:style-name="Default_20_Paragraph_20_Font"><text:span text:style-name="T1">dro-<text:line-break/>potae pr</text:span></text:span>o<text:span text:style-name="Default_20_Paragraph_20_Font"><text:span text:style-name="T1">m</text:span></text:span>i<text:span text:style-name="Default_20_Paragraph_20_Font"><text:span text:style-name="T1">scue morbo corrip</text:span></text:span>i<text:span text:style-name="Default_20_Paragraph_20_Font"><text:span text:style-name="T1">an</text:span></text:span>t<text:span text:style-name="Default_20_Paragraph_20_Font"><text:span text:style-name="T1">ur. </text:span></text:span>Quum ergo thoref-<text:line-break/>scmeuis hydropotas opponat , per thoressomenos vini po-<text:line-break/>tores se prodit intelligere. Quare et thorexis vini potus<text:line-break/>ab ipso dicitur, quem dicit famem solvere. Non, per<text:line-break/>Iovem, quamcunque cibi penuriam famem nominans, ut<text:line-break/>nonnulli arbitrantur, sed neque illam, quae non cibi ap-<text:line-break/>petentia sit, sed eam quam habent qui hoc morbo labo-<text:line-break/>rant vehementem, nec cessantem ciborum appetentiam,<text:line-break/>quam nonnulli medici <text:span text:style-name="Default_20_Paragraph_20_Font"><text:span text:style-name="T1">can</text:span></text:span>i<text:span text:style-name="Default_20_Paragraph_20_Font"><text:span text:style-name="T1">nam</text:span></text:span> appellitant. Hujus enim<text:line-break/>famis vini potus remedium est, non ejus quae aut longae<text:line-break/>inediae aut alvi profluvio aut sanguinis eruptioni aut<text:line-break/>cuidam alteri vacuationi successit. Enimvero ob ejusmodi<text:line-break/>causarum aliquam famelici tantum abest ut aliquod ex<text:line-break/>vini potu emolumentum percipiant., quin imo plurimum<text:line-break/>oblaeduntur , qui nimirum derepente convulsionibus ac de-<text:line-break/>liciis corripiuntur , si cibis assumtis praebiberint. At qui-<text:line-break/>bus fames morbus est, iis vini potus, non cibi copia</text:p>
      <text:p text:style-name="P5">remedium esu Equidem nonnullos assidua fame vexatos<text:line-break/>ita curavi, vino ex iis quae vehementer calefaciunt, ipsis<text:line-break/>copiose propinato. Non enim sane acerba vina ejusmodi<text:line-break/>famem sanant, quod minime calefaciant, sed quae citra<text:line-break/>adstrictionem colore fulva aut rubra sunt, haec canina<text:line-break/>vocatis appetentia laborantibus maximum auxilium adve-<text:line-break/>hunt. His enim ad prandium accedentibus edulia pinguia<text:line-break/>primum atque, ut itu dixerit quis,- oleofa et quaecunque<text:line-break/>cetera ex copioso oleo parantur, exhibenda sunt, maxime<text:line-break/>vero nihil quidquam austerum aut acerbum offeratur. Post-<text:line-break/>ea ex enarratis vinis quoddam etiamsi nondum sitierint,<text:line-break/>offerre imperandum esu .Protinus enim ipsis tali victu<text:line-break/>fames mitigatur et rta diuturniori tempore agendo sedatur,<text:line-break/>atque hoc mihi magis in prae<text:span text:style-name="Default_20_Paragraph_20_Font"><text:span text:style-name="T1">t</text:span></text:span>enti aphorismo Hippocrates<text:line-break/>docere videtur. Quum enim appetentiae aut propter fo-<text:line-break/>latu intemperiem frigidiorem aut propter quosdam humo-<text:line-break/>res acidos. os ve<text:span text:style-name="Default_20_Paragraph_20_Font"><text:span text:style-name="T1">n</text:span></text:span>triculi imbuentes fieri consueverint et<text:line-break/>haec ambo vitia sanare possit vinum, merito caninas ap-</text:p>
      <text:p text:style-name="P5">potentias sedaverit. Qui vero augurantur bulimum voca-<text:line-break/>tum famem ah Hippocrate dictum esse, hi mihi absim-<text:line-break/>dius ejus verba exaudire videntur; primum quod pro ge-<text:line-break/>nerali atque universali oratione particularem efficiant;<text:line-break/>deinde quod falsum etiam proferant. Nam bulimus fa-<text:line-break/>cultatis est prostratio ab externo frigore profecta, qui ab<text:line-break/>esurie quidem ortum duxit, famem vero amplius conjun-.<text:line-break/>etam non habet.</text:p>
      <text:h text:style-name="Heading_20_2" text:outline-level="2">XXII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que</text:span></text:span> m<text:span text:style-name="Default_20_Paragraph_20_Font"><text:span text:style-name="T1">orb</text:span></text:span>i<text:span text:style-name="Default_20_Paragraph_20_Font"><text:span text:style-name="T1">s ex replet</text:span></text:span>i<text:span text:style-name="Default_20_Paragraph_20_Font"><text:span text:style-name="T1">one sub</text:span></text:span>o<text:span text:style-name="Default_20_Paragraph_20_Font"><text:span text:style-name="T1">lesuen</text:span></text:span>ti<text:span text:style-name="Default_20_Paragraph_20_Font"><text:span text:style-name="T1">bu</text:span></text:span>s <text:span text:style-name="Default_20_Paragraph_20_Font"><text:span text:style-name="T1">medetur<text:line-break/>v</text:span></text:span>ern<text:span text:style-name="Default_20_Paragraph_20_Font"><text:span text:style-name="T1">a</text:span></text:span>tio, <text:span text:style-name="Default_20_Paragraph_20_Font"><text:span text:style-name="T1">m</text:span></text:span>o<text:span text:style-name="Default_20_Paragraph_20_Font"><text:span text:style-name="T1">rbt</text:span></text:span>s<text:span text:style-name="Default_20_Paragraph_20_Font"><text:span text:style-name="T1">que a vacua</text:span></text:span>tio<text:span text:style-name="Default_20_Paragraph_20_Font"><text:span text:style-name="T1">ne</text:span></text:span> o<text:span text:style-name="Default_20_Paragraph_20_Font"><text:span text:style-name="T1">bor</text:span></text:span>t<text:span text:style-name="Default_20_Paragraph_20_Font"><text:span text:style-name="T1">is reple</text:span></text:span>ti<text:span text:style-name="Default_20_Paragraph_20_Font"><text:span text:style-name="T1">o, ce</text:span></text:span>t<text:span text:style-name="Default_20_Paragraph_20_Font"><text:span text:style-name="T1">e-<text:line-break/>r</text:span></text:span>i<text:span text:style-name="Default_20_Paragraph_20_Font"><text:span text:style-name="T1">sque c</text:span></text:span>o<text:span text:style-name="Default_20_Paragraph_20_Font"><text:span text:style-name="T1">ntrar</text:span></text:span>i<text:span text:style-name="Default_20_Paragraph_20_Font"><text:span text:style-name="T1">etas.</text:span></text:span></text:p>
      <text:p text:style-name="P4">Neque, si quid a repletione fiat, neque ipsis non<text:line-break/>amplius existente, si quid remaneat, id curabit vacuatis;<text:line-break/>fed quaecunque eo ipfo quo fiunt tempore aggredimur,</text:p>
      <text:p text:style-name="P5">vacuatione indigent. Quod igitur plenitudo morbum effi-<text:line-break/>ciat antea dictum esu Quod autem vacuatio sit ejus cu-<text:line-break/>ratio, dicere <text:span text:style-name="Default_20_Paragraph_20_Font"><text:span text:style-name="T1">n</text:span></text:span>on opus est, ut nec quod omnium can<text:span text:style-name="Default_20_Paragraph_20_Font"><text:span text:style-name="T1">t</text:span></text:span>arum<text:line-break/>morbos efficientium curatio sit contrarium remedium. Ne-<text:line-break/>que enim quidquam aliud praeter remedium causis morbos<text:line-break/>efficientibus contrarium excogitari potest, quemadmodum<text:line-break/>tum in morbis ipsis jam factis rursus, tum in symptoma-<text:line-break/>lis eos morbos necessario comitantibus exploraturi fu-<text:line-break/>mus. Sed nunc de morbis etiamnumoborlentibus habe-<text:line-break/>turi oratio. Perspicuum igitur test causarum morbos effi-<text:line-break/>cientium sublatione simul etiam morbos ipsius necessario<text:line-break/>tolli. At causarum morbos efficientium fit ablatio per<text:line-break/>contraria. Si quid enim refrigerando morbum efficiat,<text:line-break/>calefacientibus fiet curatio; si vero calefaciendo, refrige-<text:line-break/><text:span text:style-name="Default_20_Paragraph_20_Font"><text:span text:style-name="T1">c</text:span></text:span>antibus; ita quoque si propter repletionem morbus con-<text:line-break/>stituatur, tunc temporis repletio vacuanda est; quemadmo-<text:line-break/>dum et si ob vacuationem corpus aegrotet, id cibo quam-<text:line-break/>primum reficere convenit, etiamsi quibusdam placeat nun-</text:p>
      <text:p text:style-name="P5">quam morbum vacuatione fieri. At ii, ut apparet, solam<text:line-break/>febrem esse mo<text:span text:style-name="Default_20_Paragraph_20_Font"><text:span text:style-name="T1">r</text:span></text:span>bum arbitrantur, Quod si .omnem affectum<text:line-break/>actionem laedentem morbum este et. omnem insignem in-<text:line-break/>temperiem actiones laedere didicissent, nequaquam ea de<text:line-break/>re vehementes vacuationes morborum causas existere non<text:line-break/>dubitassent, Enimvero sanguis quum copiosis aut ex utero<text:line-break/>aut ex haemorrboide aut vulnere profluit, ita affectis aut<text:line-break/>omnes aut plurimae functiones oblaeduntur. Quidam vero<text:line-break/>ipsorum non modo haec patiuntur, verum etiam hyderis<text:line-break/>corripiuntur. Longae autem inediae calorem natura fer-<text:line-break/>ventiorem habentibus, non modo ceteras laesiones, verum<text:line-break/>etiam feb<text:span text:style-name="Default_20_Paragraph_20_Font"><text:span text:style-name="T1">r</text:span></text:span>em adferunt. Quidquid igitur verum simul est<text:line-break/>ac utile diximus; his tamen addamus aliquid etiam p<text:span text:style-name="Default_20_Paragraph_20_Font"><text:span text:style-name="T1">r</text:span></text:span>o-<text:line-break/>pter garrulos, quales sunt recentiores quidam medici, qui<text:line-break/>de nominibus altercantes autumant fe de rebus ipsis ora-<text:line-break/>tionem habere. Hi sunt igitur qui causarum morbos effi-<text:line-break/>cientium eversionem curationem non esse p<text:span text:style-name="Default_20_Paragraph_20_Font"><text:span text:style-name="T1">r</text:span></text:span>o<text:span text:style-name="Default_20_Paragraph_20_Font"><text:span text:style-name="T1">t</text:span></text:span>erunt, sed<text:line-break/>p<text:span text:style-name="Default_20_Paragraph_20_Font"><text:span text:style-name="T1">r</text:span></text:span>aefervationem ; quibus primum de nomine litigare, deinde</text:p>
      <text:p text:style-name="P5">id quidem recte facere demonstrandum esu Ubi namque<text:line-break/>causa non adest, quae morbum effecerit, ibi sola effectuum<text:line-break/>curatio relinquitur , ubi . vero quae inest corpori causa<text:line-break/>nondum aliquid efficit, ut plethora, ad prophylacticen<text:line-break/>seu praeservatricem artis partem attinet hujusmodi causa-<text:line-break/>rum eversio, Quum vero jam morbum efficit, id opus<text:line-break/>quodammodo ex praescrvatione et .curatione mixtum esu<text:line-break/>Quantum enim effecturae erant causae fieri prohibitum<text:line-break/>est, idque ariis prophylactices munus est, quantum vero<text:line-break/>jam morbi factum est, propriam curationem postulat.<text:line-break/>Unde quoniam ista ex praeferyatione ac curatione mixta<text:line-break/>funt, proprio caremus nomine; propterea alias aliter me-<text:line-break/>dici appellitant, qui interdum quidem praecaveri dicunt,<text:line-break/>ne morbus qui jam procreari coepit, adolescat; interdum<text:line-break/>vero curari, quemadmodum in rabiofo cane demersis.<text:line-break/>Quae siquidem ab ipsis adhibentur medicamenta, duobus<text:line-break/>ipsi modis appellant, nonnunquam adversus rabiem re-<text:line-break/>media, ac si ad affectionem rabiem procreantem dicerent;</text:p>
      <text:p text:style-name="P5">nonnunquam vero non remedia, sied rabie futura praeser-<text:line-break/>vantia vocitant.</text:p>
      <text:h text:style-name="Heading_20_2" text:outline-level="2">XXIII.</text:h>
      <text:p text:style-name="Normal"><text:span text:style-name="Default_20_Paragraph_20_Font"><text:span text:style-name="T1">Acuti morb</text:span></text:span><text:span text:style-name="Default_20_Paragraph_20_Font"><text:span text:style-name="T8">i </text:span></text:span><text:span text:style-name="Default_20_Paragraph_20_Font"><text:span text:style-name="T1">quatu</text:span></text:span><text:span text:style-name="Default_20_Paragraph_20_Font"><text:span text:style-name="T8">o</text:span></text:span><text:span text:style-name="Default_20_Paragraph_20_Font"><text:span text:style-name="T1">rderim d</text:span></text:span><text:span text:style-name="Default_20_Paragraph_20_Font"><text:span text:style-name="T8">i</text:span></text:span><text:span text:style-name="Default_20_Paragraph_20_Font"><text:span text:style-name="T1">ebu</text:span></text:span><text:span text:style-name="Default_20_Paragraph_20_Font"><text:span text:style-name="T8">s in</text:span></text:span><text:span text:style-name="Default_20_Paragraph_20_Font"><text:span text:style-name="T1">dicantur.</text:span></text:span></text:p>
      <text:p text:style-name="P4">Acuti morbi tum magni sunt tum celeriter ad vigo-<text:line-break/>rem properant. Jure igitur pauco tempore et magnas<text:line-break/>mutationes faciunt, quod idem est quod judicari. Ipsis<text:line-break/>siquidem Hippocrates hujuscemodi mutationes , quum de-<text:line-break/>repente .in morbo fiunt, crises; iudicationes appellat, in-<text:line-break/>terdum quidem aegrotantibus sanitatem illico recipientibus<text:line-break/>aut intereuntibus; interdum vero quandam magnam ad<text:line-break/>salutem aut ad mortem mutationem subeuntibus, qui ta-<text:line-break/>men non ex tempore suspires evadant aut intereant , ita<text:line-break/>ut quatuor sint in ipsis repentinae mutationes, quas ipsis</text:p>
      <text:p text:style-name="P5">primo epidemion his verbis docuit : <text:span text:style-name="Default_20_Paragraph_20_Font"><text:span text:style-name="T1">Ad salutem aut</text:span></text:span> m<text:span text:style-name="Default_20_Paragraph_20_Font"><text:span text:style-name="T1">or-<text:line-break/></text:span></text:span>t<text:span text:style-name="Default_20_Paragraph_20_Font"><text:span text:style-name="T1">em au</text:span></text:span>t <text:span text:style-name="Default_20_Paragraph_20_Font"><text:span text:style-name="T1">desinentem</text:span></text:span> i<text:span text:style-name="Default_20_Paragraph_20_Font"><text:span text:style-name="T1">n</text:span></text:span> m<text:span text:style-name="Default_20_Paragraph_20_Font"><text:span text:style-name="T1">el</text:span></text:span>i<text:span text:style-name="Default_20_Paragraph_20_Font"><text:span text:style-name="T1">u</text:span></text:span>s <text:span text:style-name="Default_20_Paragraph_20_Font"><text:span text:style-name="T1">aut deteriu</text:span></text:span>s <text:span text:style-name="Default_20_Paragraph_20_Font"><text:span text:style-name="T1">impe</text:span></text:span>t<text:span text:style-name="Default_20_Paragraph_20_Font"><text:span text:style-name="T1">um.</text:span></text:span> Quod .<text:line-break/>vero necessarium sit morborum magnitudine ac <text:span text:style-name="Default_20_Paragraph_20_Font"><text:span text:style-name="T1">s</text:span></text:span>ymptoma-<text:line-break/>tum vehementia vel cito vires adeo prosterni , ut homo<text:line-break/>moriatur; vel ad noxiorum humorum excretionem excitari;<text:line-break/>ac tum si modo quos invaserint exsuperent, bonam; sin<text:line-break/>aut exstruerentur , malam crisin fore .omnibus notum esu<text:line-break/>Quas ob res in morbis acutis crisin in longum tempus<text:line-break/>excidere nefas. Hisce igitur in omnibus Hippocrates ter-<text:line-break/>minum statuit duarum <text:span text:style-name="Default_20_Paragraph_20_Font"><text:span text:style-name="T1">s</text:span></text:span>eptimanarum tempus, quod nullus<text:line-break/>ulterius progrediatur, dicet ante decimum quartum.diem<text:line-break/>multi possint judicari. Etenim undecimus, nonus, fepti-<text:line-break/>mus et quintus multos in libris epidemiorum manifeste<text:line-break/>indicarunt. Indicat autem et sextus nonnullos, fed non<text:line-break/>profpere , quemadmodum in commentariis libris de diebus<text:line-break/>judicatoriis satius demonstravimus, in quibus exercitatum<text:line-break/>esse volumus eum qui ea sit assequuturus, quae Hippocra-<text:line-break/>tes paucis conscripsit. Quibuscunque vero judicationibus</text:p>
      <text:p text:style-name="P5">veluti hemirrhopis imperfectis aliorum deinceps dierum<text:line-break/>sequentium aliquis perfectionem ac finem imponet, .quos<text:line-break/>ipse et quales sint in prognostico docuit; hic etiam ali-<text:line-break/>quid de ipsis sequenti aphorismo traditurus esu Est au-<text:line-break/>tem et harum hemirrhoparum imperscctorumve^ indicatio-<text:line-break/>num terminus quidam alius exterior, ultra quem non<text:line-break/>amplius progredi liceat diem quadragesimum. Quicunque<text:line-break/>igitur morbi intra quartum decimum diem integre judi-.<text:line-break/>cantur , hos Hippocrates acutos absolute nominare consue-<text:line-break/>vit. Quicunque vero aliquo subsequentium dierum judi-<text:line-break/>catoriorum hemirrhopos imperfecte judicati adusque qua-<text:line-break/>dragesimum diem durarunt, hos non absolute acutos<text:line-break/>nominare consuevit., fed oratione ex his omnibus dictio-<text:line-break/>nibus composita acutus morbos quadraginta diebus judi-<text:line-break/>catos. Verum dilucidiore oratione declarant qui acutos<text:line-break/>morbos ex decidentia vocitant. Quapropter hanc in pro-<text:line-break/>gnostico scribit sententiam : spi<text:span text:style-name="Default_20_Paragraph_20_Font"><text:span text:style-name="T1">rand</text:span></text:span>i <text:span text:style-name="Default_20_Paragraph_20_Font"><text:span text:style-name="T1">vero fac</text:span></text:span>i<text:span text:style-name="Default_20_Paragraph_20_Font"><text:span text:style-name="T1">l</text:span></text:span>i<text:span text:style-name="Default_20_Paragraph_20_Font"><text:span text:style-name="T1">ta</text:span></text:span>t<text:span text:style-name="Default_20_Paragraph_20_Font"><text:span text:style-name="T1">e</text:span></text:span>m <text:span text:style-name="Default_20_Paragraph_20_Font"><text:span text:style-name="T1">ex</text:span></text:span>i-<text:line-break/>sii<text:span text:style-name="Default_20_Paragraph_20_Font"><text:span text:style-name="T1">mare oportet permagna</text:span></text:span>m <text:span text:style-name="Default_20_Paragraph_20_Font"><text:span text:style-name="T1">v</text:span></text:span>i<text:span text:style-name="Default_20_Paragraph_20_Font"><text:span text:style-name="T1">m ad salutem habere</text:span></text:span> i<text:span text:style-name="Default_20_Paragraph_20_Font"><text:span text:style-name="T1">n<text:line-break/>omn</text:span></text:span>i<text:span text:style-name="Default_20_Paragraph_20_Font"><text:span text:style-name="T1">bus acut</text:span></text:span>i<text:span text:style-name="Default_20_Paragraph_20_Font"><text:span text:style-name="T1">s morb</text:span></text:span>i<text:span text:style-name="Default_20_Paragraph_20_Font"><text:span text:style-name="T1">s, qui fabres sur</text:span></text:span>ti<text:span text:style-name="Default_20_Paragraph_20_Font"><text:span text:style-name="T1">untur c</text:span></text:span>omi<text:span text:style-name="Default_20_Paragraph_20_Font"><text:span text:style-name="T1">te</text:span></text:span>r <text:span text:style-name="Default_20_Paragraph_20_Font"><text:span text:style-name="T1">et</text:span></text:span></text:p>
      <text:p text:style-name="P5"><text:span text:style-name="Default_20_Paragraph_20_Font"><text:span text:style-name="T1">quadragin</text:span></text:span>t<text:span text:style-name="Default_20_Paragraph_20_Font"><text:span text:style-name="T1">a diebus</text:span></text:span> i<text:span text:style-name="Default_20_Paragraph_20_Font"><text:span text:style-name="T1">udicantur.</text:span></text:span> Nunc vero ubi inter<text:line-break/>aphorismos de simpliciter acutis loquitur, eos quatuorde-<text:line-break/>cim diebus judicari pronunciat, non. per Jovem, hoc<text:line-break/>proferens, quod quidam autumarunt, esse quatuordecim<text:line-break/>numero dies qui his morbis judicationem faciant. Hac<text:line-break/>enim explicatione etiam dies illos qui morbos acutos ex.<text:line-break/>decidentia aut degeneratione nominatos judicant , numero<text:line-break/>quadraginta esse dicemus , quod eadem in utrisque sit ora-<text:line-break/>tio ; hic quidem quum ait ipse : mo<text:span text:style-name="Default_20_Paragraph_20_Font"><text:span text:style-name="T1">rb</text:span></text:span>os <text:span text:style-name="Default_20_Paragraph_20_Font"><text:span text:style-name="T1">acuto</text:span></text:span>s <text:span text:style-name="Default_20_Paragraph_20_Font"><text:span text:style-name="T1">quadragin</text:span></text:span>t<text:span text:style-name="Default_20_Paragraph_20_Font"><text:span text:style-name="T1">a<text:line-break/>d</text:span></text:span>i<text:span text:style-name="Default_20_Paragraph_20_Font"><text:span text:style-name="T1">ebu</text:span></text:span>s j<text:span text:style-name="Default_20_Paragraph_20_Font"><text:span text:style-name="T1">ud</text:span></text:span>i<text:span text:style-name="Default_20_Paragraph_20_Font"><text:span text:style-name="T1">car</text:span></text:span>i; in prognostico vero quum dicit: <text:span text:style-name="Default_20_Paragraph_20_Font"><text:span text:style-name="T1">qu</text:span></text:span>i<text:span text:style-name="Default_20_Paragraph_20_Font"><text:span text:style-name="T1">cun-<text:line-break/>que acu</text:span></text:span>ti <text:span text:style-name="Default_20_Paragraph_20_Font"><text:span text:style-name="T1">m</text:span></text:span>o<text:span text:style-name="Default_20_Paragraph_20_Font"><text:span text:style-name="T1">rbi febre</text:span></text:span>s <text:span text:style-name="Default_20_Paragraph_20_Font"><text:span text:style-name="T1">haben</text:span></text:span>t <text:span text:style-name="Default_20_Paragraph_20_Font"><text:span text:style-name="T1">c</text:span></text:span>o<text:span text:style-name="Default_20_Paragraph_20_Font"><text:span text:style-name="T1">m</text:span></text:span>i<text:span text:style-name="Default_20_Paragraph_20_Font"><text:span text:style-name="T1">te</text:span></text:span>s, <text:span text:style-name="Default_20_Paragraph_20_Font"><text:span text:style-name="T1">quadrag</text:span></text:span>i<text:span text:style-name="Default_20_Paragraph_20_Font"><text:span text:style-name="T1">nta sud</text:span></text:span>i-<text:line-break/><text:span text:style-name="Default_20_Paragraph_20_Font"><text:span text:style-name="T1">can</text:span></text:span>t<text:span text:style-name="Default_20_Paragraph_20_Font"><text:span text:style-name="T1">ur.</text:span></text:span> Verum quum hi non invenirent, quomodo de-<text:line-break/>monstraturi essent utrosque sermones, tum hunc in apho-<text:line-break/>riscus , tum illum qui in prognostico conscriptus est, inter<text:line-break/>se consentire, hanc absurdam interpretationem excogita-<text:line-break/>verunt. .Neque enim quatuordecim sunt ad quadragesimum<text:line-break/>usque dies judicatorii, sed cum. intercidentibus quidem<text:line-break/>plures, absque illis vero pauciores,. quemadmodum in no-</text:p>
      <text:p text:style-name="P5">stro de diebus judicatoriis tractatu aperte demonstratur.<text:line-break/>Ipsa etiam rerum natura eam rationem testatur, quae sii-<text:line-break/>cit acutos morbos judicationis terminum habere quartum<text:line-break/>decimum diem. Nullus enim u<text:span text:style-name="Default_20_Paragraph_20_Font"><text:span text:style-name="T1">n</text:span></text:span>quam morbus, qui ab<text:line-break/>initio celeriter moveretur, hunc superasse terminum in-<text:line-break/>ventus est,. qui aliquam ex quatuor jam dictis judicatio-<text:line-break/>nibus unam non subierit, adeo ut nonnulli primis diebus<text:line-break/>imbecilles ac parvi existentes, quarto aut quinto die acu<text:span text:style-name="Default_20_Paragraph_20_Font"><text:span text:style-name="T1">i<text:line-break/></text:span></text:span>rnen exorsi derimo septimo die terminati sint. Alii vero<text:line-break/>ad sextum aut septimum diem acumen exorsi vigesimo<text:line-break/>cessarint. Quere morbi continui acies plures quam qua-<text:line-break/>tuordecim dies consequi nequaquam potest. Eorum vero-<text:line-break/>qui motus habent inaequales multi ad aliquod usque tem-<text:line-break/>pus ulterius praefinitum extenduntur. Dico autem inae-<text:line-break/>quales habere motus eos qui quibusdam diebus vehemen-<text:line-break/>tiores fuere, postea sine aliqua significatione remiserunt,<text:line-break/>deinde r<text:span text:style-name="Default_20_Paragraph_20_Font"><text:span text:style-name="T1">a</text:span></text:span>rius adaucti conti<text:span text:style-name="Default_20_Paragraph_20_Font"><text:span text:style-name="T1">n</text:span></text:span>uitatem acceperunt. Si quis<text:line-break/>igitur, ut dixi, in aegrotantibus observationem faciat, omnes</text:p>
      <text:p text:style-name="P5">inveniet qui per duas integras septimanas celeriter tuo-<text:line-break/>ve<text:span text:style-name="Default_20_Paragraph_20_Font"><text:span text:style-name="T1">n</text:span></text:span>tur, nunquam ad ulteriorem progredi terminum.</text:p>
      <text:h text:style-name="Heading_20_2" text:outline-level="2">XXIU</text:h>
      <text:p text:style-name="P47"><text:line-break/><text:span text:style-name="Default_20_Paragraph_20_Font"><text:span text:style-name="T1">septenariorum</text:span></text:span> i<text:span text:style-name="Default_20_Paragraph_20_Font"><text:span text:style-name="T1">ndex quar</text:span></text:span>t<text:span text:style-name="Default_20_Paragraph_20_Font"><text:span text:style-name="T1">us. secundae sept</text:span></text:span>i<text:span text:style-name="Default_20_Paragraph_20_Font"><text:span text:style-name="T1">manae o</text:span></text:span>r<text:span text:style-name="Default_20_Paragraph_20_Font"><text:span text:style-name="T1">ta-<text:line-break/>vus pr</text:span></text:span>i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u</text:span></text:span>m. <text:span text:style-name="Default_20_Paragraph_20_Font"><text:span text:style-name="T1">Undec</text:span></text:span>i<text:span text:style-name="Default_20_Paragraph_20_Font"><text:span text:style-name="T1">mus quoque spectandu</text:span></text:span>s <text:span text:style-name="Default_20_Paragraph_20_Font"><text:span text:style-name="T1">d</text:span></text:span>i<text:span text:style-name="Default_20_Paragraph_20_Font"><text:span text:style-name="T1">es.<text:line-break/></text:span></text:span>f<text:span text:style-name="Default_20_Paragraph_20_Font"><text:span text:style-name="T1">s en</text:span></text:span>i<text:span text:style-name="Default_20_Paragraph_20_Font"><text:span text:style-name="T1">m secundae sept</text:span></text:span>im<text:span text:style-name="Default_20_Paragraph_20_Font"><text:span text:style-name="T1">anae quartus est. Rursus vero<text:line-break/>spectandus dec</text:span></text:span>i<text:span text:style-name="Default_20_Paragraph_20_Font"><text:span text:style-name="T1">mu</text:span></text:span>s <text:span text:style-name="Default_20_Paragraph_20_Font"><text:span text:style-name="T1">sep</text:span></text:span>t<text:span text:style-name="Default_20_Paragraph_20_Font"><text:span text:style-name="T1">imas :</text:span></text:span> i<text:span text:style-name="Default_20_Paragraph_20_Font"><text:span text:style-name="T1">s namque. a dec</text:span></text:span>i<text:span text:style-name="Default_20_Paragraph_20_Font"><text:span text:style-name="T1">mo quar</text:span></text:span>to<text:line-break/><text:span text:style-name="Default_20_Paragraph_20_Font"><text:span text:style-name="T1">quar</text:span></text:span>t<text:span text:style-name="Default_20_Paragraph_20_Font"><text:span text:style-name="T1">u</text:span></text:span>s <text:span text:style-name="Default_20_Paragraph_20_Font"><text:span text:style-name="T1">est et ab undec</text:span></text:span>i<text:span text:style-name="Default_20_Paragraph_20_Font"><text:span text:style-name="T1">mo sept</text:span></text:span>i<text:span text:style-name="Default_20_Paragraph_20_Font"><text:span text:style-name="T1">mus.</text:span></text:span></text:p>
      <text:p text:style-name="P4">Indices et spectabiles dies nominare consuevit Hippo-<text:line-break/>crates, in quibus signum aliquod apparet futurae indica-<text:line-break/>tionis indicativum, in; alio quodam judicantium dierum,<text:line-break/>quos ipse in prognostico singulis septimanis bipartito sectis<text:line-break/>quaternarios digessit. , Primum itaque quaternarium septimi<text:line-break/>diei a principio inita supputatione indicem esse ait. Utus<text:line-break/>decimum autem decimi quarti statuit iudicem , quod et hic</text:p>
      <text:p text:style-name="P5">bipartito divi<text:span text:style-name="Default_20_Paragraph_20_Font"><text:span text:style-name="T1">t</text:span></text:span>us secundae septimanae sit index. Eadem<text:line-break/>ratione et decimus- septimus vigesimi est index ex divi-<text:line-break/>sione tertiae septimanae in duas partes facta. illud ta-<text:line-break/>men interest, quod hanc tertiam septimanam fecundae<text:line-break/>coniungat, quamvis. primam a fecunda separaverit. Se-.<text:line-break/>cundae namque principium diem octavum esse dixit, non<text:line-break/>tamen tertiae decimum quintum , quemadmodum nonuulli<text:line-break/>post ipsum. existimarunt ri quod neque vicesimum primum<text:line-break/>terminum statuerit, sed principium quidem tertiae septi-<text:line-break/>manae quartum decimum , .finem autem et.terminum vi-<text:line-break/>cesimum. Cur autem duas primas septimanas per diljun-<text:line-break/>orionem a fe invicem statuerit,- tertiam vero secundae per<text:line-break/>copulationem , in opere de diebus judicatoriis docuimus.<text:line-break/>In praesentia vero sufficit etiam citra. causam novisse<text:line-break/>quod experientia comprobat. Nam ipie Hippocrates per-<text:line-break/>multos aegros fecundum talem judicatoriorum dierum or-<text:line-break/>dicem in libris epidemiorum scripsit suille judicatos. Dico<text:line-break/>autem talem esse ordinem, ut primae tres septimanae ad</text:p>
      <text:p text:style-name="P5">vigesimum diem, tres sequentes ad quadragesimum perdu-<text:line-break/>cantur. Sic enim et sexagesimum et octogesimum diem<text:line-break/>indicatorios habebimus et ipsius experientia confirmatos,<text:line-break/>quemadmodum in libris de diebus judicatoriis demonstra-<text:line-break/>vimus, illos qui in libris epidemlorum notantur, judicati<text:line-break/>fiunt secundum talem dierum ordinem describentes. At<text:line-break/>illos aegrotos quoniam longum esset hic describere, satis<text:line-break/>suerit solam ex prognostico sententiam hoc modo <text:span text:style-name="Default_20_Paragraph_20_Font"><text:span text:style-name="T1">t</text:span></text:span>e ha-<text:line-break/>bentem subscribere : <text:span text:style-name="Default_20_Paragraph_20_Font"><text:span text:style-name="T1">febres i</text:span></text:span>i<text:span text:style-name="Default_20_Paragraph_20_Font"><text:span text:style-name="T1">sde</text:span></text:span>m <text:span text:style-name="Default_20_Paragraph_20_Font"><text:span text:style-name="T1">nu</text:span></text:span>m<text:span text:style-name="Default_20_Paragraph_20_Font"><text:span text:style-name="T1">ero diebu</text:span></text:span>s j<text:span text:style-name="Default_20_Paragraph_20_Font"><text:span text:style-name="T1">udican-<text:line-break/></text:span></text:span>t<text:span text:style-name="Default_20_Paragraph_20_Font"><text:span text:style-name="T1">ur, </text:span></text:span>t<text:span text:style-name="Default_20_Paragraph_20_Font"><text:span text:style-name="T1">um qu</text:span></text:span>i<text:span text:style-name="Default_20_Paragraph_20_Font"><text:span text:style-name="T1">bus ho</text:span></text:span>m<text:span text:style-name="Default_20_Paragraph_20_Font"><text:span text:style-name="T1">ine</text:span></text:span>s <text:span text:style-name="Default_20_Paragraph_20_Font"><text:span text:style-name="T1">l</text:span></text:span>i<text:span text:style-name="Default_20_Paragraph_20_Font"><text:span text:style-name="T1">beran</text:span></text:span>t<text:span text:style-name="Default_20_Paragraph_20_Font"><text:span text:style-name="T1">ur, tum qu</text:span></text:span>i<text:span text:style-name="Default_20_Paragraph_20_Font"><text:span text:style-name="T1">bu</text:span></text:span>s i<text:span text:style-name="Default_20_Paragraph_20_Font"><text:span text:style-name="T1">ntereunt.<text:line-break/>Na</text:span></text:span>m <text:span text:style-name="Default_20_Paragraph_20_Font"><text:span text:style-name="T1">e</text:span></text:span>t <text:span text:style-name="Default_20_Paragraph_20_Font"><text:span text:style-name="T1">m</text:span></text:span>iti<text:span text:style-name="Default_20_Paragraph_20_Font"><text:span text:style-name="T1">ssimae febre</text:span></text:span>s <text:span text:style-name="Default_20_Paragraph_20_Font"><text:span text:style-name="T1">e</text:span></text:span>t <text:span text:style-name="Default_20_Paragraph_20_Font"><text:span text:style-name="T1">quae tu</text:span></text:span>ii/stm<text:span text:style-name="Default_20_Paragraph_20_Font"><text:span text:style-name="T1">i</text:span></text:span>s <text:span text:style-name="Default_20_Paragraph_20_Font"><text:span text:style-name="T1">cu</text:span></text:span>m <text:span text:style-name="Default_20_Paragraph_20_Font"><text:span text:style-name="T1">signis .in-<text:line-break/>cedunt, quarto d</text:span></text:span>i<text:span text:style-name="Default_20_Paragraph_20_Font"><text:span text:style-name="T1">e aut et</text:span></text:span>i<text:span text:style-name="Default_20_Paragraph_20_Font"><text:span text:style-name="T1">am ante desinunt. At</text:span></text:span> m<text:span text:style-name="Default_20_Paragraph_20_Font"><text:span text:style-name="T1">ax</text:span></text:span>i<text:span text:style-name="Default_20_Paragraph_20_Font"><text:span text:style-name="T1">me<text:line-break/>malignae febres et quae cum grav</text:span></text:span>i<text:span text:style-name="Default_20_Paragraph_20_Font"><text:span text:style-name="T1">ssim</text:span></text:span>i<text:span text:style-name="Default_20_Paragraph_20_Font"><text:span text:style-name="T1">s signis obor</text:span></text:span>i<text:span text:style-name="Default_20_Paragraph_20_Font"><text:span text:style-name="T1">un</text:span></text:span>t<text:span text:style-name="Default_20_Paragraph_20_Font"><text:span text:style-name="T1">ur,<text:line-break/>d</text:span></text:span>i<text:span text:style-name="Default_20_Paragraph_20_Font"><text:span text:style-name="T1">e quar</text:span></text:span>t<text:span text:style-name="Default_20_Paragraph_20_Font"><text:span text:style-name="T1">o au</text:span></text:span>t <text:span text:style-name="Default_20_Paragraph_20_Font"><text:span text:style-name="T1">priu</text:span></text:span>s <text:span text:style-name="Default_20_Paragraph_20_Font"><text:span text:style-name="T1">inter</text:span></text:span>im<text:span text:style-name="Default_20_Paragraph_20_Font"><text:span text:style-name="T1">unt. pr</text:span></text:span>im<text:span text:style-name="Default_20_Paragraph_20_Font"><text:span text:style-name="T1">u</text:span></text:span>s <text:span text:style-name="Default_20_Paragraph_20_Font"><text:span text:style-name="T1">i</text:span></text:span>t<text:span text:style-name="Default_20_Paragraph_20_Font"><text:span text:style-name="T1">aq</text:span></text:span>u<text:span text:style-name="Default_20_Paragraph_20_Font"><text:span text:style-name="T1">e ipsarum<text:line-break/></text:span></text:span>i<text:span text:style-name="Default_20_Paragraph_20_Font"><text:span text:style-name="T1">nsul</text:span></text:span>t<text:span text:style-name="Default_20_Paragraph_20_Font"><text:span text:style-name="T1">u</text:span></text:span>s it<text:span text:style-name="Default_20_Paragraph_20_Font"><text:span text:style-name="T1">a</text:span></text:span> t<text:span text:style-name="Default_20_Paragraph_20_Font"><text:span text:style-name="T1">er</text:span></text:span>m<text:span text:style-name="Default_20_Paragraph_20_Font"><text:span text:style-name="T1">inatur; secundu</text:span></text:span>s <text:span text:style-name="Default_20_Paragraph_20_Font"><text:span text:style-name="T1">ver</text:span></text:span>o <text:span text:style-name="Default_20_Paragraph_20_Font"><text:span text:style-name="T1">ad sep</text:span></text:span>ti<text:span text:style-name="Default_20_Paragraph_20_Font"><text:span text:style-name="T1">mum duci-<text:line-break/>tur ; ter</text:span></text:span>t<text:span text:style-name="Default_20_Paragraph_20_Font"><text:span text:style-name="T1">iu</text:span></text:span>s <text:span text:style-name="Default_20_Paragraph_20_Font"><text:span text:style-name="T1">ad undec</text:span></text:span>i<text:span text:style-name="Default_20_Paragraph_20_Font"><text:span text:style-name="T1">mum ; quartu</text:span></text:span>s <text:span text:style-name="Default_20_Paragraph_20_Font"><text:span text:style-name="T1">ad quar</text:span></text:span>t<text:span text:style-name="Default_20_Paragraph_20_Font"><text:span text:style-name="T1">u</text:span></text:span>m <text:span text:style-name="Default_20_Paragraph_20_Font"><text:span text:style-name="T1">dec</text:span></text:span>i<text:span text:style-name="Default_20_Paragraph_20_Font"><text:span text:style-name="T1">mu</text:span></text:span>m ;<text:line-break/><text:span text:style-name="Default_20_Paragraph_20_Font"><text:span text:style-name="T1">textu</text:span></text:span>s <text:span text:style-name="Default_20_Paragraph_20_Font"><text:span text:style-name="T1">ad vigesi</text:span></text:span>m<text:span text:style-name="Default_20_Paragraph_20_Font"><text:span text:style-name="T1">u</text:span></text:span>m<text:span text:style-name="Default_20_Paragraph_20_Font"><text:span text:style-name="T1">. Atque</text:span></text:span> ii i<text:span text:style-name="Default_20_Paragraph_20_Font"><text:span text:style-name="T1">nsul</text:span></text:span>t<text:span text:style-name="Default_20_Paragraph_20_Font"><text:span text:style-name="T1">u</text:span></text:span>s <text:span text:style-name="Default_20_Paragraph_20_Font"><text:span text:style-name="T1">ex acu</text:span></text:span>t<text:span text:style-name="Default_20_Paragraph_20_Font"><text:span text:style-name="T1">i</text:span></text:span>s <text:span text:style-name="Default_20_Paragraph_20_Font"><text:span text:style-name="T1">per qua-</text:span></text:span></text:p>
      <text:p text:style-name="P9"><text:span text:style-name="Default_20_Paragraph_20_Font"><text:span text:style-name="T1">tuor ad viginti ex adlectione terminantur.</text:span></text:span> Haec sententia<text:line-break/>manifeste doCet quod tertiam septimanam per seCundae<text:line-break/>copulationem numeret et quod diem decimum septimum<text:line-break/>vicefimi saciat indicem.</text:p>
      <text:h text:style-name="Heading_20_2" text:outline-level="2">XXV.</text:h>
      <text:p text:style-name="P1"><text:span text:style-name="Default_20_Paragraph_20_Font"><text:span text:style-name="T1">Aestivae quartanae plerumque breves exiliunt; autumnales<text:line-break/>vero longe ac praesert</text:span></text:span>i<text:span text:style-name="Default_20_Paragraph_20_Font"><text:span text:style-name="T1">m quae ad hiemem contingunt.</text:span></text:span></text:p>
      <text:p text:style-name="P4">Non solum quartanae breVes aestate fiunt, sed et ce-<text:line-break/>teri morbi , quod redundantes humores fundantur ac per<text:line-break/>universum Corpus serantur, atque per cutim discutiantur.<text:line-break/>In quibus itaque Vires validae sunt, noxiis humoribus<text:line-break/>eUacuatis morbi cessant; in quibus Vero sunt imbecilles,<text:line-break/>dum noxii humores Vacuantur una et ipsae dissolvuntur.<text:line-break/>Quare merito nulli aestiVi morbi diuturni sunt. Hippo-<text:line-break/>crates vero de solo morbo longissimo fecit mentionem,</text:p>
      <text:p text:style-name="P5">tanquam per exemplum de aliis loqui omnibus isto indi-<text:line-break/>cans. Quemadmodum autem aestate et humores discuti et<text:line-break/>viresi dissolvi contingit, sic et hieme contraria eveniunt,<text:line-break/>tum humores intus manere tanquam in latibuli<text:span text:style-name="Default_20_Paragraph_20_Font"><text:span text:style-name="T1">s</text:span></text:span> delite-<text:line-break/>scentesi et vires servari ac permanere robustas. Quare<text:line-break/>neque morbi solvuntur permanentibus eorum essicientibus<text:line-break/>causis humoribus, neque aegroti moriuntur, viribusi ipso-<text:line-break/>rum abunde suffragantibu<text:span text:style-name="T21">s</text:span>.</text:p>
      <text:h text:style-name="Heading_20_2" text:outline-level="2">XXVI.</text:h>
      <text:p text:style-name="P1"><text:span text:style-name="Default_20_Paragraph_20_Font"><text:span text:style-name="T1">Febrem convulsioni succedere praestat, quam febri con-<text:line-break/>vulsionem.</text:span></text:span></text:p>
      <text:p text:style-name="P4">Ipse Hippocrates in sequentibus aphorismis convulsio-<text:line-break/>nem a repletione et vacuatione fieri dicturus est. Quum<text:line-break/>igitur aliquem sanitate fruentem derepente convehi con-<text:line-break/>tigerit, talem a repletione fieri convulsionem necesse est.</text:p>
      <text:p text:style-name="P5">Replentur autem nervi frigidis et glutinosis humoribus,<text:line-break/>quibus etiam aluntur, unde convulsionem patiuntur. His<text:line-break/>igitur febris superveniens plerumque et calefacere et te-<text:line-break/>nuare et discutere consueVit. Verum li febribus ardenti-<text:line-break/>bus universam corpus et nervi exsiccentur, deinde ob<text:line-break/>siccitatem convellantur, tum id maximum ac propemodum<text:line-break/>immedicabile malum eVadit, quoniam longum quidem tem-<text:line-break/>poris ad siccitatis curationem nerVi postulant, morbi au-<text:line-break/>tem vehementia tempus non exspectat, fed vires statim<text:line-break/>deiicit et citum affert interitum.</text:p>
      <text:h text:style-name="Heading_20_2" text:outline-level="2">XXVII.</text:h>
      <text:p text:style-name="P1"><text:span text:style-name="Default_20_Paragraph_20_Font"><text:span text:style-name="T1">Non fecundum rationem levantibus fidendum minime est,<text:line-break/>neque admodum metuendum mala quae praeter rationem<text:line-break/>oboriuntur. Eorum namque mllltse incerta sunt, neque<text:line-break/>multum perdurare , neque diutius morari consueverunt.</text:span></text:span></text:p>
      <text:p text:style-name="P3">Omnis quidem oratio de his omnibus in libris de<text:line-break/>crisibus pronunciata est. Nunc vero quantum ad propo-<text:line-break/>sitorum explicationem fatis est a nobis dicetur. Quum<text:line-break/>morbus invadit vehemens, qui postea derepente remittat,<text:line-break/>non evacuato per sudorem aut vomitum aut deiectiones<text:line-break/>aut sanguinis profluvium corpore, imo nec apparentibus<text:line-break/>coctionis signis talem remissionem infidum esse signum au-<text:line-break/>tumat Hippocrates, quemadmodum etiam si quis praeter<text:line-break/>rationem dilficile spiraverit aut deliraverit aut vehemen-<text:line-break/>tiusi febricitaverit aut magno rigore correptus fuerit ; Ilaec<text:line-break/>etenim incerta quoque funt tantumque abest, ut quid<text:line-break/>molestum ac periculosum significent, ut interdum bonam<text:line-break/>indicationem quam primum futuram enuntient. Quomodo<text:line-break/>vero haec et dignoscere et praenoscere oporteat in libris<text:line-break/>de crisibus enarratum est.</text:p>
      <text:h text:style-name="Heading_20_2" text:outline-level="2">XXVIII.</text:h>
      <text:p text:style-name="P1"><text:span text:style-name="Default_20_Paragraph_20_Font"><text:span text:style-name="T1">Febricitantium non omnino leviter, idem permanere nihil-<text:line-break/>que concedere corpus, aut etiam magis quam ratio po-</text:span></text:span></text:p>
      <text:p text:style-name="P2"><text:span text:style-name="Default_20_Paragraph_20_Font"><text:span text:style-name="T1">stulta colliquescere pravum. Illud enim morbi diuturni-<text:line-break/>tatem , hoc vero imbecillitatem sign</text:span></text:span>i<text:span text:style-name="Default_20_Paragraph_20_Font"><text:span text:style-name="T1">s ca t.</text:span></text:span></text:p>
      <text:p text:style-name="P4">Ista verba <text:span text:style-name="Default_20_Paragraph_20_Font"><text:span text:style-name="T1">non omnino leviter</text:span></text:span> distinctionis gratia ap-<text:line-break/>posuit Hippocrates. Si namque simpliciter dixisset: <text:span text:style-name="Default_20_Paragraph_20_Font"><text:span text:style-name="T1">sebri-<text:line-break/>citantium corpus permanere nihilque decedere pravum,<text:line-break/></text:span></text:span>vera non fuisset ejus fententia. Contingit enim frigido<text:line-break/>caeli statu cuiquam ob plenitudinem aegrotanti corpus<text:line-break/>non concedere, neque extenuari, quum febris parva fue-<text:line-break/>risu, sed quum vehementior extiterit, multam inesse ple-<text:line-break/>nitudinem significat. At magis quam ratio postulat col-<text:line-break/>liquescere pravum est, etiamsi non adiiciatur , <text:span text:style-name="Default_20_Paragraph_20_Font"><text:span text:style-name="T1">non omnino<text:line-break/>leviter. </text:span></text:span>Sive enim leviter febricitent five non, fignum<text:line-break/>est imbecillitatis facta praeter rationem macies vel exte-<text:line-break/>nuatio. Non enim certe quod proprie dicitur <text:span text:style-name="Default_20_Paragraph_20_Font"><text:span text:style-name="T13">συνιῆκεσθαι</text:span></text:span><text:span text:style-name="Default_20_Paragraph_20_Font"><text:span text:style-name="T9">,<text:line-break/></text:span></text:span><text:span text:style-name="Default_20_Paragraph_20_Font"><text:span text:style-name="T1">colliquescere, scu contabescere et absumi, </text:span></text:span>nunc ab ipfo ac-<text:line-break/>ceptum esse existimandum , sid potius ipsum hoc verbo<text:line-break/>abusum fuisse pro <text:span text:style-name="Default_20_Paragraph_20_Font"><text:span text:style-name="T13">ἰσγνσύσθαι</text:span></text:span><text:span text:style-name="Default_20_Paragraph_20_Font"><text:span text:style-name="T9">, </text:span></text:span>id est attenuari ac imminui.</text:p>
      <text:p text:style-name="P5">Perbelle autem in secunda aphorismi parte dixit, <text:span text:style-name="Default_20_Paragraph_20_Font"><text:span text:style-name="T1">magis<text:line-break/>quam ratio postulat;</text:span></text:span> meliusque dicendum est ipsum haec<text:line-break/>verba priori aphorismi parti connectere, ita ut ejus tota<text:line-break/>sit ejusmodi oratio: Febricitantium non omnino leviter<text:line-break/>permanere corpus magis <text:span text:style-name="Default_20_Paragraph_20_Font"><text:span text:style-name="T1">quam ratio postulat. </text:span></text:span>Aut colli-<text:line-break/>questore magis quam ratio postulat malum; ut commu-<text:line-break/>niter de utroque praedicetur magis quam ratio postulat.<text:line-break/>SiVe enim febricitantium corpora permaneant magis quam<text:line-break/>ratio postulat sive extenuentur malum est. Praestiterit<text:line-break/>autem haec verba <text:span text:style-name="Default_20_Paragraph_20_Font"><text:span text:style-name="T1">magis quam ratio postulat</text:span></text:span> ab eo qui-<text:line-break/>bus scopis expIicentur judicenturque aperiri. Verum quo-<text:line-break/>niam Ilie apholisticum doctrinae genus est summaque dii-<text:line-break/>cendi brevitate circumscriptum, nos haec verba, <text:span text:style-name="Default_20_Paragraph_20_Font"><text:span text:style-name="T1">quam<text:line-break/>rat</text:span></text:span>i<text:span text:style-name="Default_20_Paragraph_20_Font"><text:span text:style-name="T1">o postulat,</text:span></text:span> explicantes ad febris magnitudinem, morbi<text:line-break/>tempus, aetatem, regionem, anni tempestatem, praesim-<text:line-break/>tem caeli statum, manifestas etiam vacuationes, vigilias,<text:line-break/>curas, inedias et plures tum animi tum corporis motus<text:line-break/>referemus. MajoreS siquidem febres tum celerius tum ma-</text:p>
      <text:p text:style-name="P5">gis aegrotantes macilentos essiciuntfu quenladmodum et<text:line-break/>morbi diuturnitas et aetas, tum puerorum, tum ultimam<text:line-break/>senectutem degentium, altera ac diversa ambae ratione.<text:line-break/>In pueris enim propter et humiditatem et caliditatem pIu-<text:line-break/>rimum effluunt et exhauriuntur corpora; in summa Vero<text:line-break/>senectute propter virium imbecillitatem. Ex anni autem<text:line-break/>tempestatibus et regionibus et constitutionibus calida qui-<text:line-break/>dem ac sicca magis evacuant et extenuant, humidae vero<text:line-break/>ac frigidae magis constringunt ac distlari extenuarique<text:line-break/>corpora prohibent. De manifestis ac sub sensum caden-<text:line-break/>ilibus vacuationibus quid dicendum est <text:span text:style-name="Default_20_Paragraph_20_Font"><text:span text:style-name="T1">l</text:span></text:span> Neminem enim<text:line-break/>ignorare arbitror sanguinis profluvio aut sudorum copia<text:line-break/>aut urinarum multitudine aut Vomitionibus aut delectio-<text:line-break/>nibus, vix ratione corpora quam primum extenuari. Di-<text:line-break/>ctis autem causis accedit et inedia atque etiam vigiIiae<text:line-break/>et curae, quae corpus exsiccant, quemadmodum et plures<text:line-break/>quoque motus, sed hi in febribus raro fiunt; aegri namque<text:line-break/>quiescentes plerumque Iacentis Verum tamen accidit inter-</text:p>
      <text:p text:style-name="P3">dum etiam nonnullos homines in itinere conficiendo quum<text:line-break/>febricitare coeperint vel urgente necessitate vel domum<text:line-break/>studio revertendi, in ea commorentur; sed .et -ob delirium<text:line-break/>aegrotantium nonnullos assidue exsurgentes aut decumben-<text:line-break/>tes quidem, sed perpetuo partem aliquam moventes aut<text:line-break/>etiam quidquam a. ratione alienum proferentes , paucis<text:line-break/>diebus extenuari.. Haec- igitur omnia aegrotos macilentos<text:line-break/>reddunt, ut. et his contraria corpus majore in mole tuen-<text:line-break/>tur. .. Ipsorum . autem nullum virium imbecillium signum<text:line-break/>est . sed quodque causa tantum existit. Nam quemadmo-<text:line-break/>dum in iis corpus ratione extenuatur, . sic et vires ever-<text:line-break/>tuntm. Absque estis autem- commemoratis corpus praetexi<text:line-break/>rationem extenuari imbecillitatis virium signum esse pro-<text:line-break/>nunciat Hippocrates ,i: quam et .in valde fe<text:span text:style-name="Default_20_Paragraph_20_Font"><text:span text:style-name="T1">t</text:span></text:span>ubus cau<text:span text:style-name="Default_20_Paragraph_20_Font"><text:span text:style-name="T1">t</text:span></text:span>am<text:line-break/>statuentes, ap<text:span text:style-name="Default_20_Paragraph_20_Font"><text:span text:style-name="T1">t</text:span></text:span>orum corpus i cito emaciari dicebamus. Ni-<text:line-break/>hilque mirum est ita- fe habentium imbecillitatem quidem<text:line-break/>extenuationis causam esse, extenuationem vero signum<text:line-break/>imbecillitatis.,, , Sic enim in omnibus fe res habet tum</text:p>
      <text:p text:style-name="P3">causis efficientibus tum effectibus. Haec ipsa quidem est<text:line-break/>Hippocratis sententia, semper autumantia factam. absque<text:line-break/>ratione extenuationem imbecillitatis signum esse. Nos<text:line-break/>vero adjiciamus ejus orationi et aliam affectionem tan-<text:line-break/>quam cau<text:span text:style-name="Default_20_Paragraph_20_Font"><text:span text:style-name="T1">l</text:span></text:span>am extenuationis in febribus obortam. Est au-<text:line-break/>tem haec humorum quidem tenuitas, corporis vero rari-<text:line-break/>tas. His enim duobus concurrentibus, celerrime corpora<text:line-break/>per occultam vocatam perfpleationem vacuantur extenuan-<text:line-break/>turque,. quemadmodum in contrario affectu, humorum<text:line-break/>crassitie et corporis densitate, neque fit humorum vacua-<text:line-break/>tio et idem permanere corpus; nihilque de ipsius mole<text:line-break/>decidere contingit. Hunc itaque laffeetum in ultima apho-<text:line-break/>rifmi parte. his verbis Hippocrates declaravit: <text:span text:style-name="Default_20_Paragraph_20_Font"><text:span text:style-name="T1">morb</text:span></text:span>i <text:span text:style-name="Default_20_Paragraph_20_Font"><text:span text:style-name="T1">d</text:span></text:span>i<text:span text:style-name="Default_20_Paragraph_20_Font"><text:span text:style-name="T1">u-<text:line-break/>turn</text:span></text:span>ii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significare. </text:span></text:span>Oppositum autem huic affectum<text:line-break/>praetermisit, quem nos si addiderimus, jam integram ora-<text:line-break/>lichena quam. fieri potest, paucissimis verbis proferemus:<text:line-break/><text:span text:style-name="Default_20_Paragraph_20_Font"><text:span text:style-name="T1">subr</text:span></text:span>irit<text:span text:style-name="Default_20_Paragraph_20_Font"><text:span text:style-name="T1">an</text:span></text:span>t<text:span text:style-name="Default_20_Paragraph_20_Font"><text:span text:style-name="T1">ium n</text:span></text:span>o<text:span text:style-name="Default_20_Paragraph_20_Font"><text:span text:style-name="T1">n omnin</text:span></text:span>o.. <text:span text:style-name="Default_20_Paragraph_20_Font"><text:span text:style-name="T1">leviter</text:span></text:span> i<text:span text:style-name="Default_20_Paragraph_20_Font"><text:span text:style-name="T1">de</text:span></text:span>m <text:span text:style-name="Default_20_Paragraph_20_Font"><text:span text:style-name="T1">permanere c</text:span></text:span>o<text:span text:style-name="Default_20_Paragraph_20_Font"><text:span text:style-name="T1">rpu</text:span></text:span>s<text:line-break/><text:span text:style-name="Default_20_Paragraph_20_Font"><text:span text:style-name="T1">n</text:span></text:span>i<text:span text:style-name="Default_20_Paragraph_20_Font"><text:span text:style-name="T1">h</text:span></text:span>i<text:span text:style-name="Default_20_Paragraph_20_Font"><text:span text:style-name="T1">lque dec</text:span></text:span>i<text:span text:style-name="Default_20_Paragraph_20_Font"><text:span text:style-name="T1">dere aut e</text:span></text:span>ti<text:span text:style-name="Default_20_Paragraph_20_Font"><text:span text:style-name="T1">a</text:span></text:span>m <text:span text:style-name="Default_20_Paragraph_20_Font"><text:span text:style-name="T1">magi</text:span></text:span>s <text:span text:style-name="Default_20_Paragraph_20_Font"><text:span text:style-name="T1">quam ratis postulat col-</text:span></text:span></text:p>
      <text:p text:style-name="P5"><text:span text:style-name="Default_20_Paragraph_20_Font"><text:span text:style-name="T1">liquescere malum. </text:span></text:span>Nam idem permanere tum ob cutis<text:line-break/>densitatem , tum ob humorum crassitudinem accidit, pro-<text:line-break/>pterea et morbi longitudo significatur. Colliquescere vero<text:line-break/>nonnunquam ob humorum tenuitatem et cutis raritatem<text:line-break/>contingit. Contingit autem interdum ob solam virium<text:line-break/>imbecillitatem.</text:p>
      <text:h text:style-name="P57" text:outline-level="2">XXIX.</text:h>
      <text:p text:style-name="P46"><text:line-break/><text:span text:style-name="Default_20_Paragraph_20_Font"><text:span text:style-name="T1">.incipientibus morbis, si quid movendum videatur, move;<text:line-break/>vigentibus autem quietem agere praestat.</text:span></text:span></text:p>
      <text:p text:style-name="P4">Cur hoc consulat Hippocrates, sequenti indicat apho-<text:line-break/>rismo, quem si quis praedicto copulaverit, totam ejusmodi<text:line-break/>orationem essiciet: <text:span text:style-name="Default_20_Paragraph_20_Font"><text:span text:style-name="T1">incipientibus morbis, si quid movendum<text:line-break/>videatur, move; vigentibus autem quietem agere praestat.<text:line-break/></text:span></text:span>N<text:span text:style-name="Default_20_Paragraph_20_Font"><text:span text:style-name="T1">am circa principia ac</text:span></text:span> j<text:span text:style-name="Default_20_Paragraph_20_Font"><text:span text:style-name="T1">hnes omnia imbecilliora sunt.<text:line-break/>circa vigores autem vehementiora. </text:span></text:span>At huic dictioni,<text:line-break/><text:span text:style-name="Default_20_Paragraph_20_Font"><text:span text:style-name="T1">omnia</text:span></text:span>, symptomata addere oportet; de his enim vocem</text:p>
      <text:p text:style-name="P5">omnia pronunciavit. Affectus siquidem qui haec sym-<text:line-break/>ptomata procreat, quem et morbum nominamus, non<text:line-break/>omnino in vigoribus est vehementior, verum in sospitibus<text:line-break/>evasuris multo melior, quam in morbi principio, in qui-<text:line-break/>bus etiam Hippocrates quietem agere nunc consulit nobis<text:line-break/>in morborum principiis, fi quid videntur, moventibus:<text:line-break/>non enim solum prope exitialium morborum vigorem, sed<text:line-break/>nec aliis etiam temporibus ipsum vigorem praecedentibus<text:line-break/>quidquam nos movere oportet, memores devoratorum<text:line-break/>curationem suscipiendum non esse, sed ab iis pronunciato<text:line-break/>tantum morbi exitu discedendum. Per initia vero illorum<text:line-break/>morborum, in quibus sit spes aegrotum convaliturum,<text:line-break/>tentandum est majcra adhibere remedia, de quibus Hip-<text:line-break/>pocrates pronunciavit , <text:span text:style-name="Default_20_Paragraph_20_Font"><text:span text:style-name="T1">si quid v</text:span></text:span>i<text:span text:style-name="Default_20_Paragraph_20_Font"><text:span text:style-name="T1">deatur m</text:span></text:span>o<text:span text:style-name="Default_20_Paragraph_20_Font"><text:span text:style-name="T1">vendum, move.<text:line-break/></text:span></text:span>Sunt autem haec quidem maxime venae sectio, nonnun-<text:line-break/>quam vero et purgatio, quorum neutrum in vigore venit<text:line-break/>usurpandum. Nam ut in opere de crisibus ostendimus,<text:line-break/>tunc temporis maxime fiunt morborum coctiones. Quo</text:p>
      <text:p text:style-name="P5">igitur hae celerius fiant , in principiis vacuare praestat,<text:line-break/>quo parciorem factam materiam facilius natura possit con-<text:line-break/>coquere. At in vigore, quo tempore jam natura conco-<text:line-break/>quit, vacuare supervacaneum fuerit, cum propter alia,<text:line-break/>tum quia facultas animalis omnino per vigorem fatigata<text:line-break/>laborat, licet quam maxime eo tempore facultas tum<text:line-break/>vitalis tum naturalis fortes permaneant.</text:p>
      <text:h text:style-name="Heading_20_2" text:outline-level="2">XXX.</text:h>
      <text:p text:style-name="P1"><text:span text:style-name="Default_20_Paragraph_20_Font"><text:span text:style-name="T1">Circa morborum principia ac lines omnia imbecilliora;<text:line-break/>at circa vigores vehementiora sunt.</text:span></text:span></text:p>
      <text:p text:style-name="P4">Symptomata omnia circa principia ac fines ait esse<text:line-break/>imbecilliora, febrium nimirum accessiones aut exacerba—<text:line-break/>tiones, vigilias, dolores, jactationes et sitim, ut et ipsos<text:line-break/>affectus in quibus haec per vigores fiunt, necesse est esse<text:line-break/>meliores in iis qui salvi ac fani evasuri sim L</text:p>
      <text:h text:style-name="P55" text:outline-level="2">XXXI.</text:h>
      <text:p text:style-name="Normal"><text:span text:style-name="Default_20_Paragraph_20_Font"><text:span text:style-name="T1">A morbo belle epulanti nihil proficere corpus malum.</text:span></text:span></text:p>
      <text:p text:style-name="P4">Oportebat et hunc aphorismum et fubscriptum ipsius<text:line-break/>comitem superioribus editis copulati, ubi dicebat: <text:span text:style-name="Default_20_Paragraph_20_Font"><text:span text:style-name="T1">si quis<text:line-break/>a morbo cibum assumens vires non recipiat. </text:span></text:span>In illo enim<text:line-break/>aphorismo pro nunc enunciata dictione: <text:span text:style-name="Default_20_Paragraph_20_Font"><text:span text:style-name="T13">εὐσιλἐσι</text:span></text:span><text:span text:style-name="Default_20_Paragraph_20_Font"><text:span text:style-name="T9">,</text:span></text:span><text:span text:style-name="Default_20_Paragraph_20_Font"><text:span text:style-name="T13">τι</text:span></text:span><text:span text:style-name="Default_20_Paragraph_20_Font"><text:span text:style-name="T9"> </text:span></text:span><text:span text:style-name="Default_20_Paragraph_20_Font"><text:span text:style-name="T1">belle<text:line-break/>epulanti</text:span></text:span>, <text:span text:style-name="Default_20_Paragraph_20_Font"><text:span text:style-name="T13">τρσΐτην</text:span></text:span><text:span text:style-name="Default_20_Paragraph_20_Font"><text:span text:style-name="T9"> </text:span></text:span><text:span text:style-name="Default_20_Paragraph_20_Font"><text:span text:style-name="T13">λαμ</text:span></text:span><text:span text:style-name="Default_20_Paragraph_20_Font"><text:span text:style-name="T9">/^</text:span></text:span><text:span text:style-name="Default_20_Paragraph_20_Font"><text:span text:style-name="T13">άνειν</text:span></text:span><text:span text:style-name="Default_20_Paragraph_20_Font"><text:span text:style-name="T9">, </text:span></text:span><text:span text:style-name="Default_20_Paragraph_20_Font"><text:span text:style-name="T1">c</text:span></text:span>i<text:span text:style-name="Default_20_Paragraph_20_Font"><text:span text:style-name="T1">bum assumere</text:span></text:span>, dicens, aliquid<text:line-break/>de fymptomate docuit, quod est vires non recipere feu<text:line-break/>non roborari. Hic vero illud cibos assumere, utrisque<text:line-break/>commune fervaVit, fed symptomata nonnihil immutavit,<text:line-break/>scripto quodam illi consimili. Nam illa oratio, vires non<text:line-break/>recipere, huic nillil proficere corpus, quodammodo est<text:line-break/>Consimilis. Illa siquidem facultatis corpus moderantis,<text:line-break/>haec autem ipsius corporis affectio est. Atque profecto ni-<text:line-break/>hiI in euphoriam probamve fui nutricationem corpus, pro-<text:line-break/>ficere interdum quidem ob facultatis ipfum nutrientis im-</text:p>
      <text:p text:style-name="P5">humilitatem , interdum etiam ob pravorum humorum re-<text:line-break/>dundantiam accidit.</text:p>
      <text:h text:style-name="Heading_20_2" text:outline-level="2">XXXlh</text:h>
      <text:p text:style-name="P1"><text:span text:style-name="Default_20_Paragraph_20_Font"><text:span text:style-name="T1">Qui male se habentes per initia quidem laute epulantur,<text:line-break/>neque quidquam prol</text:span></text:span>i<text:span text:style-name="Default_20_Paragraph_20_Font"><text:span text:style-name="T1">ciunt, ii rursus plerumque omnes<text:line-break/>in asi</text:span></text:span>n<text:span text:style-name="Default_20_Paragraph_20_Font"><text:span text:style-name="T1">am incidunt; qui vero per initia quidem vehe-<text:line-break/>mentor cibum festidiunt, postea vero laute epulantur,<text:line-break/>melius convalescunt.</text:span></text:span></text:p>
      <text:p text:style-name="P4">Hic etiamnum aphorismus de convalescentibus ex<text:line-break/>morbo dici videtur. NihiI namque proficere de his Ioqui<text:line-break/>consueverunt cum alii, tum ipse Hippocrates. Si quis<text:line-break/>igitur in principio laute epulatus non reficiatur, qua causa<text:line-break/>id accidat, eadem postea cibum male appetet. Causa vero<text:line-break/>qua per initia laute cibatus nihil proficiat, totius corporis<text:line-break/>est pravitas seu vitium et partium appetentium robur. Ve-</text:p>
      <text:p text:style-name="P5">rum processu temporis ob alimentorum copiam aucto in<text:line-break/>toto corpore vitio ipsum etiam appetentiae instrumentum<text:line-break/>nonnihil oblaedetur, quare inappetentesi fient qui prius<text:line-break/>cibos appetebant, quos prius appetentes nominavit. Hoc<text:line-break/>autem ipsum in praecedentibus aphorismis hoc modo pro-<text:line-break/>nunciaVerat. Quod si cibum non assumenti istud conti<text:span text:style-name="Default_20_Paragraph_20_Font"><text:span text:style-name="T1">a-<text:line-break/></text:span></text:span>gat, eum vacuatione indigere sciendum est. Qui vero per<text:line-break/>initia tam vehementer cibos aversantur, ut paucum om-<text:line-break/>Dino assumant, postea vero in contrarium acti appetant,<text:line-break/>eos in mestus permutari ac convalescere prosert. Ejus-<text:line-break/>modi autem in contrarium facta est mutatio, quum na-<text:line-break/>tura quo tempore palee ac tenuiter vivebant, affectionem<text:line-break/>inappetentiae caulam concoxit.</text:p>
      <text:h text:style-name="Heading_20_2" text:outline-level="2">XXXIII.</text:h>
      <text:p text:style-name="P1">I<text:span text:style-name="Default_20_Paragraph_20_Font"><text:span text:style-name="T1">n omni morbo mente constare ac bene ad ea quae</text:span></text:span> o<text:span text:style-name="Default_20_Paragraph_20_Font"><text:span text:style-name="T1">sse-<text:line-break/>runtur fe habere, bonum ; contrarium vero malum.</text:span></text:span></text:p>
      <text:p text:style-name="P3">Neque quum bonum quoddam dixerit eorum quae ad<text:line-break/>corpus spectant, hominem propterea salvum prorsus eva-<text:line-break/>surum augurandum est, neque quum maIum , protinus<text:line-break/>interiturum. Etenim bonum signum a majore maIo vinci<text:line-break/>potest et malum a maiore bono. Quare ejusmodi nuncia-<text:line-break/>Dones de eo solo quod dicitur intelligendae sunt. Hoc<text:line-break/>autem dicitur, quantum in se est, bonum signum esse,<text:line-break/>illud vero, quantum in se est, malum signum esse. De<text:line-break/>hominis autem salute aut morte, perpensis omnibus signo-<text:line-break/>ru m Viribus, pronunciatio ita ferenda est, quemadmodum<text:line-break/>et ipsa in prognostico consulebat. Sic sane et nunc men-<text:line-break/>tem Constare et appetentiam permanere, bona figna in<text:line-break/>omnibus morbis statuit. Quaedam enim non in omnibus<text:line-break/>morbis bona sunt, ut ipse nobis his Verbis significare con-<text:line-break/>sueVit: <text:span text:style-name="Default_20_Paragraph_20_Font"><text:span text:style-name="T1">in morbis acut</text:span></text:span>i<text:span text:style-name="Default_20_Paragraph_20_Font"><text:span text:style-name="T1">s spirandi sacilitatem permagnam<text:line-break/>ad salutem mm habere credendum.</text:span></text:span> Quod autem mente<text:line-break/>constare bonum sit signum llinc cognosces. Cerebrum</text:p>
      <text:p text:style-name="P5">ipsumque investientesi meningas dorsique medullam et<text:line-break/>septum transversum, partes denique nervosas ac maxime<text:line-break/>Cerebro viciniores prorsus sanas esse testatur mentis con-<text:line-break/>stantia, quemadmodum et partes ad ventrem et jecur et<text:line-break/>cor salum attinentes aegri, quum ad cibos oblatos promti<text:line-break/>feruntur. His autem omnibus sanis ac robustis non<text:line-break/>parva salutis spes laborantibus conceditur.</text:p>
      <text:h text:style-name="Heading_20_2" text:outline-level="2"><text:bookmark-start text:name="bookmark16"/>XXXIV.<text:bookmark-end text:name="bookmark16"/></text:h>
      <text:p text:style-name="P1"><text:span text:style-name="Default_20_Paragraph_20_Font"><text:span text:style-name="T1">.ln morbis parcius periclitantur, quorum naturae, aetati,<text:line-break/>habitui et anni tempestati morbus consentaneus ac pro-<text:line-break/>prius suerit, quam quibus in horum aliquo minime<text:line-break/>cognatus sit.</text:span></text:span></text:p>
      <text:p text:style-name="P4">Quum natura multis modis dicatur , in eo nunc fig-<text:line-break/>llisicatu accipienda est, quo saepe cum multis aliis in lo-<text:line-break/>cis tum in toto de natura hominis libro usus est, in quo<text:line-break/>ortum ex primis elementis temperamentum naturam no-</text:p>
      <text:p text:style-name="P5">minat; ac si ita diceret, in morbis ii minus perichtan-<text:line-break/>tur, quibus primario corporis temperamento aut prae-<text:line-break/>senti ab aetate aut habitu aut anni tempestate oborto<text:line-break/>magis familiaris est morbus quam quibus horum nuIIi assi-<text:line-break/>nisi congruit. Calidae namque naturae et aetati et habitui<text:line-break/>et anni tempestati et coeli constitutioni et region<text:span text:style-name="Default_20_Paragraph_20_Font"><text:span text:style-name="T7">i</text:span></text:span> morbi<text:line-break/>Calidiores fiant familiares; frigidioribus vero frigidiores;<text:line-break/>eadem ratione et siccioribus sicciores et humidioribus hu-<text:line-break/>midiores. Contrarium autem a Diocle dictum est. Item<text:line-break/>libro de septimanis, coniicientibus , ut narratur, viris<text:line-break/>rerum ipsarum auctoribus et similibus quidem morbos<text:line-break/>exacerbati; foIVi vero a contrariis, quoniam et ab i<text:span text:style-name="Default_20_Paragraph_20_Font"><text:span text:style-name="T1">p</text:span></text:span>so<text:line-break/>Hippocrate pronunciatum est, <text:span text:style-name="Default_20_Paragraph_20_Font"><text:span text:style-name="T1">contraria contrariorum esse<text:line-break/>remedia. </text:span></text:span>Can sum igitur hieme contractum curatu lucillo-<text:line-break/>rem esse autumant; non utique mente concipientes ab<text:line-break/>affectione maxima causam hieme fieri ; neque enim ipse<text:line-break/>aliter initio contractus fuisset, nisi hiemalis tempestatis</text:p>
      <text:p text:style-name="P5">contrarietatem causae vehementia superasset. Quum igitur<text:line-break/>anni tempestas causae magnitudinem prohibere ac repri-<text:line-break/>mere non potuerit, adiutricem licet sanitatem haberet,<text:line-break/>multo minuS ipsam in morbo superaverit, quod non am-<text:line-break/>piius fit integrum sanitatis robur Sed id quoque ipsa<text:line-break/>experientia perspicue proditur. Nam duorum cautorum<text:line-break/>magnitudine parium qui hieme ortum habet perniciosior<text:line-break/>existit. Calidior enim e coeli statu si fit genitus et re-<text:line-break/>pentina fiat in frigidiorem statum mutatio, ejusmodi cassi-<text:line-break/>sus a circumstantis aëris frigore magnopere iuvatur, utro-<text:line-break/>que ipsi auxiliante statu; priore quidem statu, in quo<text:line-break/>ortum habuit, ut signo; posteriore vero, in quo folutio-<text:line-break/>nem , ut causa. Haec igitur omnia apholismum magis<text:line-break/>probare quam cum ejus sententia pugnare videntur. Quem-<text:line-break/>admodum neque illud: <text:span text:style-name="Default_20_Paragraph_20_Font"><text:span text:style-name="T1">raucedines et gravedines in valde<text:line-break/>senibus concoctionem non adm</text:span></text:span>i<text:span text:style-name="Default_20_Paragraph_20_Font"><text:span text:style-name="T1">ttere; </text:span></text:span>etiamsi senili aetati<text:line-break/>proprii ac familiares sint affectus. Primum etenim non<text:line-break/>idem est coctionem non admittere et periculosmu esse.</text:p>
      <text:p text:style-name="P5">Deinde quod non absolute senes, <text:span text:style-name="Default_20_Paragraph_20_Font"><text:span text:style-name="T1">t</text:span></text:span>ed addita particula,<text:line-break/><text:span text:style-name="Default_20_Paragraph_20_Font"><text:span text:style-name="T1">valde</text:span></text:span>, dixerit: illis enim omnia ob virium imbecillitatem<text:line-break/>periculosa sunt. Sed neque illud fupra dictis adver<text:span text:style-name="Default_20_Paragraph_20_Font"><text:span text:style-name="T1">t</text:span></text:span>atur, .<text:line-break/>quod primo epidemiorum scriptum est: <text:span text:style-name="Default_20_Paragraph_20_Font"><text:span text:style-name="T1">et max</text:span></text:span>i<text:span text:style-name="Default_20_Paragraph_20_Font"><text:span text:style-name="T1">me mor</text:span></text:span>i<text:span text:style-name="Default_20_Paragraph_20_Font"><text:span text:style-name="T1">e-<text:line-break/>ban</text:span></text:span>t<text:span text:style-name="Default_20_Paragraph_20_Font"><text:span text:style-name="T1">ur quibu</text:span></text:span>s <text:span text:style-name="Default_20_Paragraph_20_Font"><text:span text:style-name="T1">ad tabem na</text:span></text:span>t<text:span text:style-name="Default_20_Paragraph_20_Font"><text:span text:style-name="T1">ura pr</text:span></text:span>o<text:span text:style-name="Default_20_Paragraph_20_Font"><text:span text:style-name="T1">pendebat. </text:span></text:span>Non enim<text:line-break/>tum quod ex elementis conflatur temperamentum, sed<text:line-break/>corporis ideam formamve intellexit; siquidem hanc etiam<text:line-break/>interdum naturam nominavit. Et quemadmodum verum<text:line-break/>est qui calido <text:span text:style-name="Default_20_Paragraph_20_Font"><text:span text:style-name="T1">t</text:span></text:span>unt temperamento, eos calidis morbis mi-<text:line-break/>uus periclitari , sic etiam qui angusto sunt pectore , eos<text:line-break/>stenothoracas non suium promtius corripi, sed correptos<text:line-break/>magis etiam periclitari. Nonnulli tamen eorum qui apho-<text:line-break/>risuros explanarunt, ejusmodi probabilibus decepti familia-<text:line-break/>rum aegrotantis naturae morbum dixerunt, qui sit tem-<text:line-break/>peramento contrarius, ac si idoneus diceretur, multopere,<text:line-break/>quemadmodum demonstratum est; etiam a rerum veritate<text:line-break/>et Hippocratis sententia aberrantes..</text:p>
      <text:h text:style-name="P55" text:outline-level="2">XXXV</text:h>
      <text:p text:style-name="P46"><text:line-break/>f<text:span text:style-name="Default_20_Paragraph_20_Font"><text:span text:style-name="T1">n omn</text:span></text:span>i<text:span text:style-name="Default_20_Paragraph_20_Font"><text:span text:style-name="T1">bus</text:span></text:span> m<text:span text:style-name="Default_20_Paragraph_20_Font"><text:span text:style-name="T1">orbis partes ad u</text:span></text:span>m<text:span text:style-name="Default_20_Paragraph_20_Font"><text:span text:style-name="T1">bi</text:span></text:span>li<text:span text:style-name="Default_20_Paragraph_20_Font"><text:span text:style-name="T1">cum et</text:span></text:span> i<text:span text:style-name="Default_20_Paragraph_20_Font"><text:span text:style-name="T1">mum ventre</text:span></text:span>m<text:line-break/><text:span text:style-name="Default_20_Paragraph_20_Font"><text:span text:style-name="T1">posita</text:span></text:span>s <text:span text:style-name="Default_20_Paragraph_20_Font"><text:span text:style-name="T1">cra/sttud</text:span></text:span>i<text:span text:style-name="Default_20_Paragraph_20_Font"><text:span text:style-name="T1">ne</text:span></text:span>m <text:span text:style-name="Default_20_Paragraph_20_Font"><text:span text:style-name="T1">habere praestat. ralde autem<text:line-break/>tenue</text:span></text:span>s <text:span text:style-name="Default_20_Paragraph_20_Font"><text:span text:style-name="T1">este e</text:span></text:span>t l<text:span text:style-name="Default_20_Paragraph_20_Font"><text:span text:style-name="T1">abefacta</text:span></text:span>s <text:span text:style-name="Default_20_Paragraph_20_Font"><text:span text:style-name="T1">pravu</text:span></text:span>m. <text:span text:style-name="Default_20_Paragraph_20_Font"><text:span text:style-name="T1">Ad</text:span></text:span> i<text:span text:style-name="Default_20_Paragraph_20_Font"><text:span text:style-name="T1">nferi</text:span></text:span>o<text:span text:style-name="Default_20_Paragraph_20_Font"><text:span text:style-name="T1">re</text:span></text:span>s <text:span text:style-name="Default_20_Paragraph_20_Font"><text:span text:style-name="T1">autem<text:line-break/>purgat</text:span></text:span>i<text:span text:style-name="Default_20_Paragraph_20_Font"><text:span text:style-name="T1">one</text:span></text:span>s i<text:span text:style-name="Default_20_Paragraph_20_Font"><text:span text:style-name="T1">d quoque periculosu</text:span></text:span>m.</text:p>
      <text:p text:style-name="P4">Quod extra omnem affectum praeter naturam esse<text:line-break/>oporteat universam abdominis regionem apertum esu At-<text:line-break/>que .id in prognostico hisce verbis pronunciatum esit<text:line-break/><text:span text:style-name="Default_20_Paragraph_20_Font"><text:span text:style-name="T1">h</text:span></text:span>y<text:span text:style-name="Default_20_Paragraph_20_Font"><text:span text:style-name="T1">pochondr</text:span></text:span>i<text:span text:style-name="Default_20_Paragraph_20_Font"><text:span text:style-name="T1">um op</text:span></text:span>tim<text:span text:style-name="Default_20_Paragraph_20_Font"><text:span text:style-name="T1">um quide</text:span></text:span>m <text:span text:style-name="Default_20_Paragraph_20_Font"><text:span text:style-name="T1">este decet ind</text:span></text:span>o<text:span text:style-name="Default_20_Paragraph_20_Font"><text:span text:style-name="T1">len</text:span></text:span>s, m<text:span text:style-name="Default_20_Paragraph_20_Font"><text:span text:style-name="T1">olle<text:line-break/>et aequale.</text:span></text:span> Verum harum ap<text:span text:style-name="Default_20_Paragraph_20_Font"><text:span text:style-name="T1">t</text:span></text:span>arum partium quaedam sunt<text:line-break/>macilentiores , quaedam crassiores, de quibus nunc verba<text:line-break/>facit: quae .crassiores Iunxi eas meliores; quae macileu-<text:line-break/>tiores funt, spias pravas esse et ut signa et ut causas<text:line-break/>affirmat. Signa siquidem sunt imbecillitatis partium eli-<text:line-break/>qualorum. Cau<text:span text:style-name="Default_20_Paragraph_20_Font"><text:span text:style-name="T1">t</text:span></text:span>ae vero quod et in ventriculo cibaria<text:line-break/>non probe concoquantur , neque in jecore lu sanguinem<text:line-break/>commutentur. Has enim ambas partes omnino dictorum</text:p>
      <text:p text:style-name="P5">corporum crassitudo fovenda. Ipsis itaque macie confectis<text:line-break/>par est tantum earum actiones laedi, quantum integris<text:line-break/>illis per sanitatem juvabantur. Quod autem dictarum<text:line-break/>partium extenuatio aut macies ad inferas purgationes sit<text:line-break/>periculosa manifestum esu .Partes enim infra thoracem<text:line-break/>omnes robustas esse oportet, quo belle purgationibus au-<text:line-break/>xilientur; alioqui magnas in laesiones incidunt. Cur au-<text:line-break/>tem de felis inferis purgationibus mentionem fecerit, dig-<text:line-break/>num est quaerere. Etenim superae purgationes, hoc est<text:line-break/>quae vomitionibus fiunt, tali macie affectis periculosae<text:line-break/><text:span text:style-name="Default_20_Paragraph_20_Font"><text:span text:style-name="T1">t</text:span></text:span>unt. An has tanquam manifestas praetermisit, illarum<text:line-break/>autem tanquam obscuriorum mentionem fecit? Imum au-<text:line-break/>tem ventrem etrum proprie nominat, inferiorem ventris<text:line-break/>regionem quae pudenda ac umbilicum interiacet, ut in<text:line-break/>haec tria totum abdomen: dividatur, in hypochondrium;<text:line-break/>umbilicalem regionem et imum ventrem feu hypogastrium.</text:p>
      <text:h text:style-name="P55" text:outline-level="2">XXXVI.</text:h>
      <text:p text:style-name="P10"><text:span text:style-name="Default_20_Paragraph_20_Font"><text:span text:style-name="T1">Qu</text:span></text:span>i <text:span text:style-name="Default_20_Paragraph_20_Font"><text:span text:style-name="T1">fanis corporibus dona</text:span></text:span>ti <text:span text:style-name="Default_20_Paragraph_20_Font"><text:span text:style-name="T1">med</text:span></text:span>i<text:span text:style-name="Default_20_Paragraph_20_Font"><text:span text:style-name="T1">ca</text:span></text:span>m<text:span text:style-name="Default_20_Paragraph_20_Font"><text:span text:style-name="T1">en</text:span></text:span>tis <text:span text:style-name="Default_20_Paragraph_20_Font"><text:span text:style-name="T1">purgan</text:span></text:span>t<text:span text:style-name="Default_20_Paragraph_20_Font"><text:span text:style-name="T1">ibu</text:span></text:span>s<text:line-break/><text:span text:style-name="Default_20_Paragraph_20_Font"><text:span text:style-name="T1">purgantur celeriter exsolvuntur, qu</text:span></text:span>i<text:span text:style-name="Default_20_Paragraph_20_Font"><text:span text:style-name="T1">ppe prav</text:span></text:span>o <text:span text:style-name="Default_20_Paragraph_20_Font"><text:span text:style-name="T1">al</text:span></text:span>im<text:span text:style-name="Default_20_Paragraph_20_Font"><text:span text:style-name="T1">ento<text:line-break/>u</text:span></text:span>t<text:span text:style-name="Default_20_Paragraph_20_Font"><text:span text:style-name="T1">untur.</text:span></text:span></text:p>
      <text:p text:style-name="P4">Qui sanis sunt corporibus, ii jure optimo cito in<text:line-break/>purgationibus medicamento factis exsolvuntur : collique-<text:line-break/>fiunt enim, non purgantur. Qui vero pravo utuntur ali-<text:line-break/>mento ob pravorum humorum redundantiam purgationi-<text:line-break/>bus facile exsolvuntur. Sive autem quod corpori exterius<text:line-break/>oblatum assumitur, sive quod in ipfio continetur, id pra-<text:line-break/>vum alimentum nominet, utraque vera est oratio, quando-<text:line-break/>quidem prout alimenta prava pravum sanguinem procreare<text:line-break/>consueverunt, sic ergo prava aut vitiosa edulia etiam di-<text:line-break/>cuntur, ducta ad sanguinem cui ex ipsis pr<text:span text:style-name="Default_20_Paragraph_20_Font"><text:span text:style-name="T1">o</text:span></text:span>creandum<text:line-break/>relatione.</text:p>
      <text:h text:style-name="P55" text:outline-level="2"><text:bookmark-start text:name="bookmark18"/><text:span text:style-name="Default_20_Paragraph_20_Font">XXXU1I.</text:span><text:bookmark-end text:name="bookmark18"/></text:h>
      <text:p text:style-name="P1"><text:span text:style-name="Default_20_Paragraph_20_Font"><text:span text:style-name="T1">Qui corp</text:span></text:span>o<text:span text:style-name="Default_20_Paragraph_20_Font"><text:span text:style-name="T1">r</text:span></text:span>i<text:span text:style-name="Default_20_Paragraph_20_Font"><text:span text:style-name="T1">bu</text:span></text:span>s <text:span text:style-name="Default_20_Paragraph_20_Font"><text:span text:style-name="T1">bene su habent, e</text:span></text:span>os <text:span text:style-name="Default_20_Paragraph_20_Font"><text:span text:style-name="T1">purgare</text:span></text:span> m<text:span text:style-name="Default_20_Paragraph_20_Font"><text:span text:style-name="T1">edica</text:span></text:span>m<text:span text:style-name="Default_20_Paragraph_20_Font"><text:span text:style-name="T1">ent</text:span></text:span>is,<text:line-break/><text:span text:style-name="Default_20_Paragraph_20_Font"><text:span text:style-name="T1">opu</text:span></text:span>s <text:span text:style-name="Default_20_Paragraph_20_Font"><text:span text:style-name="T1">m</text:span></text:span>o<text:span text:style-name="Default_20_Paragraph_20_Font"><text:span text:style-name="T1">lestum est.</text:span></text:span></text:p>
      <text:p text:style-name="P4">Non qui quodcunque medicamentum assumunt, eos<text:line-break/>medicari pro consuetudine dicit Hippocrates, verum iu<text:line-break/>foliis purgantibus medicamentis hoc vocabulum usurpavit.<text:line-break/>Superior itaque scriptus aphorismus succedentium ipsis<text:line-break/>symptomatum unicum declaravit. Eos namque celeriter<text:line-break/>exsulet ac deficere dicebat in purgationibus, qui secunda<text:line-break/>valetudine fruuntur. Iu hoc autem orationem de iisdem<text:line-break/>generalius extulit, ipsus affirmans aegre molesteque ferre<text:line-break/>purgatio<text:span text:style-name="Default_20_Paragraph_20_Font"><text:span text:style-name="T1">n</text:span></text:span>es. Etenim vertigenes incurrunt, torminibus<text:line-break/>vexantur, moleste his purgatio procedit, praetereaque ce-<text:line-break/>leviter exfolvuntnr. Haec autem omnia purgante medica-<text:line-break/>mento quum proprium quidem humorem aut flavam bilem<text:line-break/>aut atram aut pituitam aut aquosum excrementum pro-<text:line-break/>lectione nitatur, quo destitutum sanguinem colliquit et</text:p>
      <text:p text:style-name="P5">carnes, quo ex ipsis quod sibi proprium ac familiare est<text:line-break/>attrahat.</text:p>
      <text:h text:style-name="Heading_20_2" text:outline-level="2">XXXVHI.</text:h>
      <text:p text:style-name="P1">P<text:span text:style-name="Default_20_Paragraph_20_Font"><text:span text:style-name="T1">au</text:span></text:span>l<text:span text:style-name="Default_20_Paragraph_20_Font"><text:span text:style-name="T1">o de</text:span></text:span>t<text:span text:style-name="Default_20_Paragraph_20_Font"><text:span text:style-name="T1">er</text:span></text:span>i<text:span text:style-name="Default_20_Paragraph_20_Font"><text:span text:style-name="T1">or, sed suavior</text:span></text:span> t<text:span text:style-name="Default_20_Paragraph_20_Font"><text:span text:style-name="T1">u</text:span></text:span>m <text:span text:style-name="Default_20_Paragraph_20_Font"><text:span text:style-name="T1">po</text:span></text:span>t<text:span text:style-name="Default_20_Paragraph_20_Font"><text:span text:style-name="T1">us tu</text:span></text:span>m <text:span text:style-name="Default_20_Paragraph_20_Font"><text:span text:style-name="T1">cibus, </text:span></text:span>m<text:span text:style-name="Default_20_Paragraph_20_Font"><text:span text:style-name="T1">ello-<text:line-break/></text:span></text:span>v<text:span text:style-name="Default_20_Paragraph_20_Font"><text:span text:style-name="T1">ibus qu</text:span></text:span>i<text:span text:style-name="Default_20_Paragraph_20_Font"><text:span text:style-name="T1">de</text:span></text:span>m, <text:span text:style-name="Default_20_Paragraph_20_Font"><text:span text:style-name="T1">sed</text:span></text:span> m<text:span text:style-name="Default_20_Paragraph_20_Font"><text:span text:style-name="T1">inus gra</text:span></text:span>ti<text:span text:style-name="Default_20_Paragraph_20_Font"><text:span text:style-name="T1">s praeferendu</text:span></text:span>s.</text:p>
      <text:p text:style-name="P4">Non id gratiam solum aegrotantis, fed ad majorem<text:line-break/>quoque ipsius utilitatem faciendum esu Nam quaecunque<text:line-break/>cum oblectatione assumimus, ea ventriculus avidius com-<text:line-break/>plecti ac facilius concoquere consuevit; insuavia vero ac<text:line-break/>ingrata nauseas aut inflationes aut fluctuationes concitan-<text:line-break/>tia respuere. Quae quidem quum in plurimis usque<text:line-break/>euchymis cibariis oboriantur, paulo pejor cibus non su-<text:line-break/>tum deterior amplius non est ipsum cum voluptate assu-<text:line-break/>meutibus, verum etiam interdum melior redditur.</text:p>
      <text:h text:style-name="P55" text:outline-level="2">XXXIX.</text:h>
      <text:p text:style-name="P1"><text:span text:style-name="Default_20_Paragraph_20_Font"><text:span text:style-name="T1">sene</text:span></text:span>s j<text:span text:style-name="Default_20_Paragraph_20_Font"><text:span text:style-name="T1">uven</text:span></text:span>i<text:span text:style-name="Default_20_Paragraph_20_Font"><text:span text:style-name="T1">bu</text:span></text:span>s <text:span text:style-name="Default_20_Paragraph_20_Font"><text:span text:style-name="T1">qu</text:span></text:span>i<text:span text:style-name="Default_20_Paragraph_20_Font"><text:span text:style-name="T1">dem plerumque m</text:span></text:span>i<text:span text:style-name="Default_20_Paragraph_20_Font"><text:span text:style-name="T1">nu</text:span></text:span>s <text:span text:style-name="Default_20_Paragraph_20_Font"><text:span text:style-name="T1">aegrotant. Qu</text:span></text:span>i-<text:line-break/><text:span text:style-name="Default_20_Paragraph_20_Font"><text:span text:style-name="T1">cunque ver</text:span></text:span>o i<text:span text:style-name="Default_20_Paragraph_20_Font"><text:span text:style-name="T1">lli</text:span></text:span>s mo<text:span text:style-name="Default_20_Paragraph_20_Font"><text:span text:style-name="T1">rbi diuturn</text:span></text:span>i <text:span text:style-name="Default_20_Paragraph_20_Font"><text:span text:style-name="T1">ob</text:span></text:span>o<text:span text:style-name="Default_20_Paragraph_20_Font"><text:span text:style-name="T1">riuntur, cum iis<text:line-break/>sucquentiu</text:span></text:span>s sim<text:span text:style-name="Default_20_Paragraph_20_Font"><text:span text:style-name="T1">ul</text:span></text:span> i<text:span text:style-name="Default_20_Paragraph_20_Font"><text:span text:style-name="T1">ntereunt.</text:span></text:span></text:p>
      <text:p text:style-name="P4">Senes non omnibus juvenibus minus aegrotant ; ne-<text:line-break/>que enim omnes temperatiore vietus ratione continentur.<text:line-break/>Quibus vero id non est, ii magis aegrotant, quod juve-<text:line-break/>nibus sint imbecilliores. Diuturnos autem morbos com-<text:line-break/>plures ipsis senibus commori maniscstum est : ipsis siqui-<text:line-break/>dem vires adeo sunt imbecillae, ut facile morbos coquere<text:line-break/>nequeant frigidique sint diuturni morbi omnes, proindeque<text:line-break/>magis senibus quam juvenibus accidant. . Familiaribus<text:line-break/>siquidem morbis omnes promtius corripiuntur.</text:p>
      <text:h text:style-name="Heading_20_2" text:outline-level="2">XL.</text:h>
      <text:p text:style-name="P1">R<text:span text:style-name="Default_20_Paragraph_20_Font"><text:span text:style-name="T1">auced</text:span></text:span>i<text:span text:style-name="Default_20_Paragraph_20_Font"><text:span text:style-name="T1">nes et gravedines in valde senibu</text:span></text:span>s <text:span text:style-name="Default_20_Paragraph_20_Font"><text:span text:style-name="T1">coct</text:span></text:span>i<text:span text:style-name="Default_20_Paragraph_20_Font"><text:span text:style-name="T1">onem non<text:line-break/>ad</text:span></text:span>mi<text:span text:style-name="Default_20_Paragraph_20_Font"><text:span text:style-name="T1">ttunt.</text:span></text:span></text:p>
      <text:p text:style-name="P3">Si hos inter fe aphorismos copulaverimus, talis erit<text:line-break/>utriusque sententia : <text:span text:style-name="Default_20_Paragraph_20_Font"><text:span text:style-name="T1">sene</text:span></text:span>s i<text:span text:style-name="Default_20_Paragraph_20_Font"><text:span text:style-name="T1">uvenibu</text:span></text:span>s <text:span text:style-name="Default_20_Paragraph_20_Font"><text:span text:style-name="T1">minu</text:span></text:span>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aegro-<text:line-break/>tant. Qu</text:span></text:span>i <text:span text:style-name="Default_20_Paragraph_20_Font"><text:span text:style-name="T1">ver</text:span></text:span>o <text:span text:style-name="Default_20_Paragraph_20_Font"><text:span text:style-name="T1">illis </text:span></text:span>m<text:span text:style-name="Default_20_Paragraph_20_Font"><text:span text:style-name="T1">orb</text:span></text:span>i <text:span text:style-name="Default_20_Paragraph_20_Font"><text:span text:style-name="T1">d</text:span></text:span>i<text:span text:style-name="Default_20_Paragraph_20_Font"><text:span text:style-name="T1">uturni</text:span></text:span> o<text:span text:style-name="Default_20_Paragraph_20_Font"><text:span text:style-name="T1">bor</text:span></text:span>i<text:span text:style-name="Default_20_Paragraph_20_Font"><text:span text:style-name="T1">untur, eu</text:span></text:span>m i<text:span text:style-name="Default_20_Paragraph_20_Font"><text:span text:style-name="T1">i</text:span></text:span>s<text:line-break/><text:span text:style-name="Default_20_Paragraph_20_Font"><text:span text:style-name="T1">suequent</text:span></text:span>i<text:span text:style-name="Default_20_Paragraph_20_Font"><text:span text:style-name="T1">u</text:span></text:span>s <text:span text:style-name="Default_20_Paragraph_20_Font"><text:span text:style-name="T1">simul</text:span></text:span> i<text:span text:style-name="Default_20_Paragraph_20_Font"><text:span text:style-name="T1">ntereunt. Rauced</text:span></text:span>i<text:span text:style-name="Default_20_Paragraph_20_Font"><text:span text:style-name="T1">ne</text:span></text:span>s <text:span text:style-name="Default_20_Paragraph_20_Font"><text:span text:style-name="T1">siqu</text:span></text:span>i<text:span text:style-name="Default_20_Paragraph_20_Font"><text:span text:style-name="T1">dem atque<text:line-break/>gra</text:span></text:span>v<text:span text:style-name="Default_20_Paragraph_20_Font"><text:span text:style-name="T1">ed</text:span></text:span>i<text:span text:style-name="Default_20_Paragraph_20_Font"><text:span text:style-name="T1">ne</text:span></text:span>s <text:span text:style-name="Default_20_Paragraph_20_Font"><text:span text:style-name="T1">in valde sen</text:span></text:span>i<text:span text:style-name="Default_20_Paragraph_20_Font"><text:span text:style-name="T1">bu</text:span></text:span>s <text:span text:style-name="Default_20_Paragraph_20_Font"><text:span text:style-name="T1">coc</text:span></text:span>ti<text:span text:style-name="Default_20_Paragraph_20_Font"><text:span text:style-name="T1">onem non adm</text:span></text:span>it<text:span text:style-name="Default_20_Paragraph_20_Font"><text:span text:style-name="T1">tunt. </text:span></text:span>Ha<text:line-break/>ut hic aphorismus sit velut quoddam praecedentis exem-<text:line-break/>plum. Neque enim hi foli morbi fenea .adusque mortem<text:line-break/>comitantur, silet nephritis quoque, podagra, arthritis,<text:line-break/>Heluas atque coli ac lienis affectus frigidi ; ad haec asth-<text:line-break/>mata, tusses, cyrtofes , lordofes , . fcoliofes, denique qui-<text:line-break/>cunque ceteri morbi ex frigidis humoribus procreantur,<text:line-break/>qui in quibusdam juvenibus, nedum lu fetubus difficile<text:line-break/>coquuntur.</text:p>
      <text:h text:style-name="Heading_20_2" text:outline-level="2"><text:bookmark-start text:name="bookmark20"/><text:span text:style-name="Default_20_Paragraph_20_Font">XLI.</text:span><text:bookmark-end text:name="bookmark20"/></text:h>
      <text:p text:style-name="P1"><text:span text:style-name="Default_20_Paragraph_20_Font"><text:span text:style-name="T1">Qui</text:span></text:span> m<text:span text:style-name="Default_20_Paragraph_20_Font"><text:span text:style-name="T1">ult</text:span></text:span>ot<text:span text:style-name="Default_20_Paragraph_20_Font"><text:span text:style-name="T1">ie</text:span></text:span>s <text:span text:style-name="Default_20_Paragraph_20_Font"><text:span text:style-name="T1">ac vehemen</text:span></text:span>t<text:span text:style-name="Default_20_Paragraph_20_Font"><text:span text:style-name="T1">er citra man</text:span></text:span>i<text:span text:style-name="Default_20_Paragraph_20_Font"><text:span text:style-name="T1">sustam causent<text:line-break/>ani</text:span></text:span>mo <text:span text:style-name="Default_20_Paragraph_20_Font"><text:span text:style-name="T1">l</text:span></text:span>i<text:span text:style-name="Default_20_Paragraph_20_Font"><text:span text:style-name="T1">nquuntur, derepente</text:span></text:span> i<text:span text:style-name="Default_20_Paragraph_20_Font"><text:span text:style-name="T1">ntereunt.</text:span></text:span></text:p>
      <text:p text:style-name="P3">Non omnes qui animo deficiunt derepente moriuntur,<text:line-break/>fed, si tres ipsis distinctiones adjeceris, unam quidem ac<text:line-break/>primam,.ut saepe; secundam, ut vehementer; tertiam,. ut<text:line-break/>sine causa mauisesta, id patiantur. Nam mulier quaedam<text:line-break/>plurimum in balneo tempus commorata frequenter exim-<text:line-break/>vehatur, tum ob temporis diuturnitatem, tum quia malis<text:line-break/>plerumque lignis balneum fuccendebatur. Verum non<text:line-break/>erat hoc morbi signum quum causam haberet manifestam.<text:line-break/>Altera vero uterinis affectibus vexata id patiebatur. -seui-<text:line-break/>dam quoque. alius si diutius inediam tolerasset, dum lava-<text:line-break/>retur, exsolvebatur. Alteri etiamsi per horam lavaretur,<text:line-break/>idem accidebat, nisi panis pauxillum praesumsisset; His<text:line-break/>itaque adde quod aut imbecillum aut admodum sensibile<text:line-break/>os erat ventriculi. Qui vero ob nullam ipsarum causarum<text:line-break/>saepe ac vehementer exsolvuntur, ii ob facultatis anima-<text:line-break/>lis imbecillitatem id patiuntur p quemadmodum et is, cui<text:line-break/>cum exsolutione vehemens cornis- palpitatio acciderat,<text:line-break/>derepente fatis concessit; quemadmodum ii qui acutissimis</text:p>
      <text:h text:style-name="P62" text:outline-level="2"><text:bookmark-start text:name="bookmark22"/>animi deliquiis, quas cardiacasi syncopasi vocitant, cor-<text:line-break/>rapiuntur.<text:bookmark-end text:name="bookmark22"/></text:h>
      <text:h text:style-name="Heading_20_2" text:outline-level="2"><text:bookmark-start text:name="bookmark24"/>XLII.<text:bookmark-end text:name="bookmark24"/></text:h>
      <text:p text:style-name="P1">v<text:span text:style-name="Default_20_Paragraph_20_Font"><text:span text:style-name="T1">ehementem quidem apoplexiam solvere impossibile, debi- -<text:line-break/>lem vero non sacde.</text:span></text:span></text:p>
      <text:p text:style-name="P4">Qui apoplexia perceIIuntur , ii totius corporis sensu<text:line-break/>motuque derepente privantur, sola respiratione excepta;<text:line-break/>quod si etiam ipsa prohibeatur, apoplexiarum haec maxi-<text:line-break/>ma est et acutissima. Qui vero respirant quidem, sed<text:line-break/>magna cum vehementia, his Vehemens est apoplexia. Ve-<text:line-break/>hemens autem et illisi adest, sed minus qui citra conten-<text:line-break/>tionem et violentiam, inaequalem atque inordinatam, ac<text:line-break/>praeterea intermitterem habent respirationem; quemad-<text:line-break/>modum in quibus aliquem serVat ordinem, ejusmodi debi-<text:line-break/>Iis existit, cui ipsi sortassis medeberis, fi quae deceant<text:line-break/>omnia conseceris. Omnes autem apoplexiae fiunt animali</text:p>
      <text:p text:style-name="P5">facultate nequeunte ad partes capite inferiores influere<text:line-break/>aut propter aliquam affectionem inflammatoriam ipso in<text:line-break/>cerebro conslstentem aut propter oppletos pituitoso hu-.<text:line-break/>lllore ejus ventriculos. Verum causae magnitudinem etiam<text:line-break/>affectus ipsius vellementia consequitur, qui plerumque ob<text:line-break/>respirationis laesionem est incurabilis. Atque mirari licet<text:line-break/>quomodo aliis musculis omnibus immotis stupentibus in<text:line-break/>apoplexiis, qui thoracem attollunt, etsi vix, saepe tamen<text:line-break/>moVeanturle Id autem propter respirationis necessitatem<text:line-break/>facultatem nervis insitam ad functionem excitantis fieri<text:line-break/>videtur. Ob eamque causam omnino musculi omnes tllo-<text:line-break/>raCem moventes in apoplecticis agunt, etiamsi raro ante<text:line-break/>omnes agerent, quemadmodum in vehementissimis exerci-<text:line-break/>tationibus, in quibus plurima respiratione opuS est. Ve-<text:line-break/>Tum in apoplecticis non propterea, quia respirationis ad-<text:line-break/>aucta est necessitas, sed ob sacultatisi imbecillitatem om-<text:line-break/>nes thoracis musculi simul agere coguntur, quemadmodum</text:p>
      <text:p text:style-name="P5">alioqui in ii<text:span text:style-name="T22">s</text:span> etiam , qui per febrem vires habent imbo-<text:line-break/>cistas , sese eadem de causa omnes movere coguntur, om-<text:line-break/>nium actiones in summam unam insignem colligentes.</text:p>
      <text:h text:style-name="Heading_20_2" text:outline-level="2">X HII.</text:h>
      <text:p text:style-name="P1"><text:span text:style-name="Default_20_Paragraph_20_Font"><text:span text:style-name="T1">Qui strangulantur ac d</text:span></text:span>i<text:span text:style-name="Default_20_Paragraph_20_Font"><text:span text:style-name="T1">ssolvuntur, nondum tamen mortui<text:line-break/>sunt, ex iis non convalescunt quibus circum os souma<text:line-break/>oborta suerit.</text:span></text:span></text:p>
      <text:p text:style-name="P4">OmniS spumae generatio ex duplicis substantiae mix-<text:line-break/>tione conficitur, alterius quidem fpirituofae, alterius vero<text:line-break/>humidae. Fit autem earum mixtio fractis in multas par-<text:line-break/>tes utrisque multasque mutua collisione parvaS bullasi essi-<text:line-break/>cientium. Quum vero effractus humor , quo spiritum com-<text:line-break/>plicante bullasi generari contigit, visuidus fuerit, tum fo-<text:line-break/>luta difficilis, tum stabilis spuma redditur , qualis maxime<text:line-break/>currentibus equis aut apris ira percitis circa oS colligitur.</text:p>
      <text:p text:style-name="P5">At utriusque substantiae consractum ac mixtionem inter-<text:line-break/>dum quidem essicit motus violentus vel utriusque vel alte-<text:line-break/>Lusi tantum; nonnunquam vero et vehemens calor, nisi<text:line-break/>quis sortassis et hunc suo motu spumam excitare dixerit.<text:line-break/>Verum apertam rei evidentiam sequenti tutius est dicere<text:line-break/>duplicem esse spumae generationem; unam quidem in mari<text:line-break/>ventis vehementius ingruentibus jactato ob fragoris velle-<text:line-break/>mentiam ; alteram vero in lebetibus effervescentibus ob<text:line-break/>calorem; Sic quoque et animalium corporibus per epile-<text:line-break/>plicas convulsiones vehemens motuum contentio spumam<text:line-break/>generare consueVit ; in apris vero calor; in equorusn au-<text:line-break/>tem cursibus utriusque causae vehementia editur. Quum<text:line-break/>enim per respirationes aër intro ac foras continenter fe-<text:line-break/>ratur , tum saliva ipsis tenuatur, tum etiam ex pulmone<text:line-break/>quiddam vaporis instar effertur quod faliVae permiscetur<text:line-break/>et complicatur, gignendae fpumae substantiam simul au-<text:line-break/>gens. Qui vero hanc spumam e ventriculo prodire arbi-<text:line-break/>trantur, aberrant. Neque enim confertim ipsam illino</text:p>
      <text:p text:style-name="P5">fpumam procedere conceditur, quum animans tunc tem-<text:line-break/>poris neque vomat, neque prorsus naufeet, citra quae<text:line-break/>symptomata nihil quidquam e ventricuIo efferri queat,<text:line-break/>nlultoque magis sane fieri non potest ut vapor ullus eo-<text:line-break/>dem modo, quo in exspirationibus efferatur; quum nulla<text:line-break/>ejusmodi e ventriculo substantia educatur, qualem pulmo<text:line-break/>inter respirandum exhalat. Etenim qui sanguis quidem e<text:line-break/>pulmone educitur, spumosus existit visceri similis; qui<text:line-break/>vero e Ventriculo effertur, nullam cum eo habet assio ita-<text:line-break/>tem, sest quae una cum sanguine e pulmone spuma edu-<text:line-break/>citur , ea consertim et cum tussi educitur. Qui vero pau-<text:line-break/>latim ex tali humore vapor effatur , tusses non excitat.<text:line-break/>Iniecto itaque cervici strangulante laqueo , tum cor tum<text:line-break/>pulmonem suliginosuln excrementum ^filare necesse est:<text:line-break/>id enim a nobis libro de respirationis usu demonstratum<text:line-break/>est. Sed pulmo laqueo prohibitus totum ad exitum Vio-<text:line-break/>lentor impellit simulque cum eo proprii humoris partem<text:line-break/>expellit, quemadmodum in sanguinis fit eductionibus.</text:p>
      <text:p text:style-name="P5">Exitiale itaque hoc signum est, quoniam pulmonis violen-<text:line-break/>tiam significat, quam patitur dum animat silffocatur. Prae-<text:line-break/>cipue vero ipfi accidere consentaneum est, propter caIo-<text:line-break/>rem e corde ad ipsum propulsum. Quare quu<text:span text:style-name="Default_20_Paragraph_20_Font"><text:span text:style-name="T1">t</text:span></text:span>n caloris<text:line-break/>fervore et violento spiritus motu et vehementi puImonis<text:line-break/>contentione spumae fit eductio , letate signum est. Non-<text:line-break/>nuIIi tamen, quamvis id raro accidat, convaluerunt, qui-<text:line-break/>bus strangulatis spuma circa os apparuerat, ac fortassis<text:line-break/>Hippocrates non quod semper intereant , sed quod con-<text:line-break/>trarium rarissime eveniat, ita pronunciavit, quemadmo-<text:line-break/>dum et paulo antea in altero aphorifmo hisce verbis de-<text:line-break/>claraverat : Q<text:span text:style-name="Default_20_Paragraph_20_Font"><text:span text:style-name="T1">uibus juvenibus alvi sunt humidae, iis se-<text:line-break/>nescentibus exsiccantur. </text:span></text:span>Nam illic particulam<text:span text:style-name="Default_20_Paragraph_20_Font"><text:span text:style-name="T1">, plerumque,<text:line-break/></text:span></text:span>dicere praetermisit, quam tamen in sequentibus his ver-<text:line-break/>bis addidit: <text:span text:style-name="Default_20_Paragraph_20_Font"><text:span text:style-name="T1">Quicunque alvos humidas habent, si iuvenes<text:line-break/>quidem suerint , melius degunt quam qui siccas habent,<text:line-break/>in senectute vero deterius; nam senescentibus plerumque<text:line-break/>exsiccantur.</text:span></text:span></text:p>
      <text:h text:style-name="P55" text:outline-level="2"><text:bookmark-start text:name="bookmark26"/>XCIV.<text:bookmark-end text:name="bookmark26"/></text:h>
      <text:p text:style-name="Normal">N<text:span text:style-name="Default_20_Paragraph_20_Font"><text:span text:style-name="T1">atura admodum Crassi celerius quam graciles intereunt.</text:span></text:span></text:p>
      <text:p text:style-name="P4">Crassos a pluma aetate et graciles inter se comparans<text:line-break/>crassas celerius quam graciles emori pronunciat. Opti-<text:line-break/>ussisti siquidem est bene carnosum nasci, hoc est ita com-<text:line-break/>moderatum ut neque adsit crassitudo neque gracilitas.<text:line-break/>Pales enim possunt ad longam senectutem perVenire. Si<text:line-break/>vero a commoderatione recedatur, praestantior quidem<text:line-break/>gracilitas, deterior vero crassitudini^ excessus est. Angu-<text:line-break/>stae enim sunt horum arteriae ae venae, proindeque pau-<text:line-break/>cum omnino sanguinem et spiritum continent, adeo ut<text:line-break/>ipsis aetate proUectis IeVi occasione calor nativus celeriter<text:line-break/>destruatur. Graciles autem hao quidem ratione non pe-<text:line-break/>riclitantur. Quia vero partes iu hli principes ita affectae<text:line-break/>sunt, ut nullum habeant propugnaculum, ab externis<text:line-break/>caufis promte laeduntur. Qui autem natura quidem sym-</text:p>
      <text:p text:style-name="P5">metri aut commoderati erant, hoc est corpulenti, sed pIe-<text:line-break/>niore victu et otiosa vita usi postmodum <text:span text:style-name="Default_20_Paragraph_20_Font"><text:span text:style-name="T1">C</text:span></text:span>rassi evaserunt,<text:line-break/>iis etiamsi carnis et adipiS copia accesserit, venae tamen<text:line-break/>atque arteriae sutae sunt, atque idcirco in ipsis calor na-<text:line-break/>tivus minus exstinctioni obnoxius major est.</text:p>
      <text:h text:style-name="Heading_20_2" text:outline-level="2">XLV.</text:h>
      <text:p text:style-name="P1"><text:span text:style-name="Default_20_Paragraph_20_Font"><text:span text:style-name="T1">Epilepticis</text:span></text:span> i<text:span text:style-name="Default_20_Paragraph_20_Font"><text:span text:style-name="T1">uvenibus mutationes potissimum aetatis et re-<text:line-break/>gionum et victuum liberationem essiciunt.</text:span></text:span></text:p>
      <text:p text:style-name="P4">Epilepsia affectus est apoplexiae quodammodo vicinus,<text:line-break/>quod utraque eundem Iocum affectum et eundem humorem<text:line-break/>caulam essicientem sortiatur. Verum apoplexia quidem<text:line-break/>universam motricis facuItatisi ad nervosi influente priva-<text:line-break/>tronem , epilepsia vero ob inconcinnum ac depravatum<text:line-break/>motum generatur. Frigidus autem et crassius humor utrius-<text:line-break/>que caula est. Atque idcirco juvenum aetas temperamento<text:line-break/>calida et sicca maximum epiIepticisi remedium est. Sic</text:p>
      <text:p text:style-name="P5">et proportionales regionum mutationes. Dico autem pro-<text:line-break/>portionales, quum hae in caliditatem ac siccitatem mi-<text:line-break/>grant. Eodem modo et victus; neque enim omnis victus<text:line-break/>mutatio epilepsiam soIVit , sed quae caIidiorem et siccio-<text:line-break/>rem corporis habitum essicit. Contingit autem simpliciter<text:line-break/>etiam exaudire vitae mutationem epilepfiae prodesse, quan-<text:line-break/>doquidem victus depravatus hunc affectum plerumque ge-<text:line-break/>nerat. Quare et victus mutatio prorsus ad melius agit.</text:p>
      <text:h text:style-name="Heading_20_2" text:outline-level="2"><text:bookmark-start text:name="bookmark28"/>XLVI.<text:bookmark-end text:name="bookmark28"/></text:h>
      <text:p text:style-name="P1"><text:span text:style-name="Default_20_Paragraph_20_Font"><text:span text:style-name="T1">Duorum dolorum simul non eodem in loco oborientium al-<text:line-break/></text:span></text:span>l<text:span text:style-name="Default_20_Paragraph_20_Font"><text:span text:style-name="T1">erum vehementior obscurat.</text:span></text:span></text:p>
      <text:p text:style-name="P4">Si quis anguste quidem locum eundem intelligat, nun-<text:line-break/>quam duo possunt eodem in IOCO fieri dolores ; siquis vero<text:line-break/>late interpretetur, possent. Dico autem late in parte<text:line-break/>maiore , ut brachio aut cubito aut femore aut tibia. Ve-<text:line-break/>llilsi hi duo dolores Ioci molestiam simul augent, quum neu-</text:p>
      <text:p text:style-name="P5">ter lateat aegrotantem. Si vero diversis IociS infideant,<text:line-break/>alter quidem, si ita contigerit, in cubito, alter vero in<text:line-break/>tibia, tunc a vehementiore alterum obtundi contingit,<text:line-break/>fensi truce facuhate tota ad vehementiorem ducta ac di-<text:line-break/>stracta. Idem enim et nobis per moerores accidere con-<text:line-break/>suevit, qui et ipsi citra corpus veIut quidam animi dolo-<text:line-break/>res ac morbi funt. Quare et ex iis qui sunt vellemen-<text:line-break/>tigres, minores occultant, quum praesertim ab una ea-<text:line-break/>demque re ortum non habeant;. alias et illi mutuum sibi<text:line-break/>dant incrementum.</text:p>
      <text:h text:style-name="Heading_20_2" text:outline-level="2"><text:bookmark-start text:name="bookmark30"/>XLVII.<text:bookmark-end text:name="bookmark30"/></text:h>
      <text:p text:style-name="P1"><text:span text:style-name="Default_20_Paragraph_20_Font"><text:span text:style-name="T1">Dum pus procreatur, simul dolores ac febres magis quam<text:line-break/>eo procreato oboriuntur.</text:span></text:span></text:p>
      <text:p text:style-name="P4">Pus ex sanguine fit, in semipravam, si cui ita loqui<text:line-break/>liceat, mutationem degenerante. Nam prava absolute</text:p>
      <text:p text:style-name="P5">sanguinis mutatio, grave olente putredine perficitur, quem-<text:line-break/>admodum absolute bona partium animatis nutritio est ;<text:line-break/>at quae pus procreat, inter has existat media, quae ne-<text:line-break/>que a sido praeter naturam casure, neque a sido secun-<text:line-break/>dum naturam peragitur. Mixtus enim quodammodo ex<text:line-break/>utrisque calor est inflammationis. Dolor autem excitatur<text:line-break/>quum pars inflammata praeter naturam tum tenditur, tum<text:line-break/>incalescit. Febres vero accensum simuI vitae principium<text:line-break/>sequuntur et haec ambo ex quodam veluti fervore atque<text:line-break/>incendio sanguinis oboriuntur. Quum autem fanguis pIane<text:line-break/>exustus fuerit, ejus residuum pus efformatur, quemadmo-<text:line-break/>dum in lignis combustis cinis. Quare per id tempus tum<text:line-break/>febres cessant, praesertim quum pus excretum suerit, ut-<text:line-break/>pote jam materia consumta et inflammatore calore<text:line-break/>exstincto.</text:p>
      <text:h text:style-name="P55" text:outline-level="2"><text:bookmark-start text:name="bookmark32"/>XCVllI.<text:bookmark-end text:name="bookmark32"/></text:h>
      <text:p text:style-name="P1"><text:span text:style-name="Default_20_Paragraph_20_Font"><text:span text:style-name="T1">In omni corporis motu, quum id laborare coeperit, quies<text:line-break/>statim lassitudinem levat.</text:span></text:span></text:p>
      <text:p text:style-name="P4">Laborare verbum <text:span text:style-name="Default_20_Paragraph_20_Font"><text:span text:style-name="T1">dolere</text:span></text:span> significat, fignificat et defati-<text:line-break/>gari, atque utroque significatu sententia Vera est; fiUe<text:line-break/>enim partes jam doleant propter plures motus, sive etiam<text:line-break/>ita sint defessae, ut vix jam fuas functiones obire queant,<text:line-break/>requiescere statim lassitudinem solVill</text:p>
      <text:h text:style-name="Heading_20_2" text:outline-level="2"><text:bookmark-start text:name="bookmark34"/>XbIX.<text:bookmark-end text:name="bookmark34"/></text:h>
      <text:p text:style-name="Normal"><text:span text:style-name="Default_20_Paragraph_20_Font"><text:span text:style-name="T1">Qui solitos labores ferre consueverunt, etiamsi invalidi<text:line-break/>sint aut fel</text:span></text:span>l<text:span text:style-name="Default_20_Paragraph_20_Font"><text:span text:style-name="T1">es, eos fetidius serunt quam non assueti,<text:line-break/>tum robusti, tum iuvenes.</text:span></text:span></text:p>
      <text:p text:style-name="P4">- Alter alteri labor consuetus est; huic quidem cursus<text:line-break/>aut quidam alius motus cruribus obeundus; illi vero chi-<text:line-break/>ronomia aut alia quaedam manuum functio. Alii terram</text:p>
      <text:p text:style-name="P5">fodere aut remigare aut arare aut simpliciter quodvisi<text:line-break/>aliud agere consueverunt; differunt autem omnes isti la-<text:line-break/>bores, quia veI plures veI pauciores partes operantur et<text:line-break/>quia veI vehementius vel leVius laborant. Hoc tamen<text:line-break/>omnibus commune existit, quod exercitatae partes fiant<text:line-break/>robustiores, proindeque labores consuetos facilius ferant.</text:p>
      <text:p text:style-name="P1"><text:span text:style-name="Default_20_Paragraph_20_Font"><text:span text:style-name="T1">Consueta longo tempore, etiamsi deteriora sint, insuetis<text:line-break/>molesta minus esse solent. Quare ad insueta etiam mu-<text:line-break/></text:span></text:span>l<text:span text:style-name="Default_20_Paragraph_20_Font"><text:span text:style-name="T1">atio sa</text:span></text:span>r<text:span text:style-name="Default_20_Paragraph_20_Font"><text:span text:style-name="T1">ienda.</text:span></text:span></text:p>
      <text:p text:style-name="P4">Non de felis exercitationibus, ut fuperior, verum<text:line-break/>absolute de omnibus consuetis hic aphorismus enunciat,<text:line-break/>esculentis, poculentis, balneis, illotionibus, vigiliis, somno,<text:line-break/>calefactione, refrigeratione, curis ac studiis. Haec enim<text:line-break/>singuIa quae consueta funt minus iis nocent, quae sua</text:p>
      <text:p text:style-name="P5">quidem natura innocentiora, nunquam in consuetudinen<text:line-break/>pervenerunt. Quod igitur ita se resi habeat in exerci-<text:line-break/>talionibus ad partium agentium robur resertur, prout anu<text:line-break/>dictum est; in reIiquis vero quomodo fiat jam dicemus,<text:line-break/>Cibi ac potus cum aliis in partibus tum maxime in Ven-<text:line-break/>triculo adlbititiam naturam essiciunt. Etenim etiamsi a<text:line-break/>corpore quam maxime vincantur et transmutentur, ipsam<text:line-break/>tamen quodammodo pro sui natura ita assiciunt, ut pro-<text:line-break/>cestu temporis multa fiat immutatio atque nutriendis cum<text:line-break/>nutrientibus similitudo concilietur. Id enim a nobis in<text:line-break/>libro de consuetudinibus demonstratum est. Demonstratum<text:line-break/>vero est etiam unumquodque a similibus promtius alterari<text:line-break/>ac immutari. Ea re igitur quum similius immutando cor-<text:line-break/>pori immutans fuerit, celerius ipsum atterat ac immutat.<text:line-break/>Et sane ab abis omnibus, in quibus versatur et adhaeret<text:line-break/>corpus, quadamtenus assantur, vetati in aëre frigido vel<text:line-break/>Calido ; a frigido quidem densatur , a calido vero laxatur ;</text:p>
      <text:p text:style-name="P5">atque ideo consueta facilius perfert, ab insuetis vero lae-<text:line-break/>ditor. Si enim caloris vicinia rarefacto corpori derepente<text:line-break/>frigus occurrerit, ejus altum quam primum permeat lae-<text:line-break/>ditque magnopere. cau<text:span text:style-name="Default_20_Paragraph_20_Font"><text:span text:style-name="T1">l</text:span></text:span>a itaque cujusque rerum coc<text:span text:style-name="Default_20_Paragraph_20_Font"><text:span text:style-name="T1">t</text:span></text:span>ae-<text:line-break/>tarum in libro de consuetudinibus declarata est. Quod<text:line-break/>vero experientia notum est jam noscimus; quod solum<text:line-break/>scripsit Hippocrates, qui ejus causam adscribere non cen-<text:line-break/>suit. Nos vero ad hujus inventionem quasdam ansas et<text:line-break/>occasiones dedimus. Haec igitur ad prioris partis- apho-<text:line-break/>rismi explicationem sufficiunt. Quod vero ad finem seri-<text:line-break/>p tum est, ubi consulit ad insueta quodammodo sariendam<text:line-break/>esse mutationem , id sanitatis securius tuendae gratia ad-<text:line-break/>ditum esu omnis enim uniformis consuetudo periculosa<text:line-break/>est; quum omnes homines inopinatis rerum casibus snb-<text:line-break/>jiciantur. Ne igitur quandoque ex improviso in res in-<text:line-break/>suetas illapsi graviter oblaedamur, satius esse inquit omnia<text:line-break/>tentare. Id autem fiet, si iisdem in rebus assuetis non</text:p>
      <text:p text:style-name="P5">femper immoremur, fed insolitas quoque interdum et<text:line-break/>co<text:span text:style-name="Default_20_Paragraph_20_Font"><text:span text:style-name="T1">n</text:span></text:span>trarias experiamur.</text:p>
      <text:h text:style-name="Heading_20_2" text:outline-level="2"><text:bookmark-start text:name="bookmark36"/><text:span text:style-name="Default_20_Paragraph_20_Font">LI.</text:span><text:bookmark-end text:name="bookmark36"/></text:h>
      <text:p text:style-name="P1"><text:span text:style-name="Default_20_Paragraph_20_Font"><text:span text:style-name="T1">Confertim ac repen</text:span></text:span>t<text:span text:style-name="Default_20_Paragraph_20_Font"><text:span text:style-name="T1">e vacu</text:span></text:span>a<text:span text:style-name="Default_20_Paragraph_20_Font"><text:span text:style-name="T1">re vel replere, cale</text:span></text:span>f<text:span text:style-name="Default_20_Paragraph_20_Font"><text:span text:style-name="T1">acere vel<text:line-break/>re</text:span></text:span>f<text:span text:style-name="Default_20_Paragraph_20_Font"><text:span text:style-name="T1">r</text:span></text:span>i<text:span text:style-name="Default_20_Paragraph_20_Font"><text:span text:style-name="T1">gerare aut al</text:span></text:span>io <text:span text:style-name="Default_20_Paragraph_20_Font"><text:span text:style-name="T1">quocunque modo corpu</text:span></text:span>s <text:span text:style-name="Default_20_Paragraph_20_Font"><text:span text:style-name="T1">movere,<text:line-break/>per</text:span></text:span>i<text:span text:style-name="Default_20_Paragraph_20_Font"><text:span text:style-name="T1">culosu</text:span></text:span>m. <text:span text:style-name="Default_20_Paragraph_20_Font"><text:span text:style-name="T1">omne siquidem ni</text:span></text:span>mi<text:span text:style-name="Default_20_Paragraph_20_Font"><text:span text:style-name="T1">um na</text:span></text:span>t<text:span text:style-name="Default_20_Paragraph_20_Font"><text:span text:style-name="T1">urae in</text:span></text:span>imic<text:span text:style-name="Default_20_Paragraph_20_Font"><text:span text:style-name="T1">u</text:span></text:span>m.<text:line-break/><text:span text:style-name="Default_20_Paragraph_20_Font"><text:span text:style-name="T1">Quod au</text:span></text:span>t<text:span text:style-name="Default_20_Paragraph_20_Font"><text:span text:style-name="T1">em paulat</text:span></text:span>i<text:span text:style-name="Default_20_Paragraph_20_Font"><text:span text:style-name="T1">m sit, securum est cum al</text:span></text:span>i<text:span text:style-name="Default_20_Paragraph_20_Font"><text:span text:style-name="T1">a</text:span></text:span>s <text:span text:style-name="Default_20_Paragraph_20_Font"><text:span text:style-name="T1">tu</text:span></text:span>m<text:line-break/><text:span text:style-name="Default_20_Paragraph_20_Font"><text:span text:style-name="T1">maxi</text:span></text:span>m<text:span text:style-name="Default_20_Paragraph_20_Font"><text:span text:style-name="T1">e su qu</text:span></text:span>is <text:span text:style-name="Default_20_Paragraph_20_Font"><text:span text:style-name="T1">ab al</text:span></text:span>t<text:span text:style-name="Default_20_Paragraph_20_Font"><text:span text:style-name="T1">ero ad. al</text:span></text:span>t<text:span text:style-name="Default_20_Paragraph_20_Font"><text:span text:style-name="T1">erum. transier</text:span></text:span>it. ;</text:p>
      <text:p text:style-name="P4">Cur confertim ac repente implere aut vacuare, cale-<text:line-break/>facere vel refrigerare aut alio quocunque modo corpus<text:line-break/>movere periculosum sit, ipse declaravit, quum nimium<text:line-break/>omne naturae inimicum esse pronunciaret. Nam in ele-<text:line-break/>men torum commoderatione natura suam habet substantiam;<text:line-break/>quere ratione nimium omne, ut quod destruat commode-<text:line-break/>rationem, animalis constitutionem dissolvit. Paulatim vero,</text:p>
      <text:p text:style-name="P5">inquit, implere nimirum aut vacuare et quae cetera dein-<text:line-break/>ceps commemorat facere, cum alias tum maxime quum<text:line-break/>a re quadam consueta ad alteram mutationem facimus..<text:line-break/>Nam in praecedente aphorismo consulebat etiam ad in-<text:line-break/>foeta transeundum esse. In hisce igitur mutationibus<text:line-break/>quod universim ac repente fit admodum periculosum est,<text:line-break/>quod vero paulatim tutum.</text:p>
      <text:h text:style-name="Heading_20_2" text:outline-level="2">L1I.</text:h>
      <text:p text:style-name="P1"><text:span text:style-name="Default_20_Paragraph_20_Font"><text:span text:style-name="T1">o</text:span></text:span>m<text:span text:style-name="Default_20_Paragraph_20_Font"><text:span text:style-name="T1">n</text:span></text:span>i<text:span text:style-name="Default_20_Paragraph_20_Font"><text:span text:style-name="T1">a pro ra</text:span></text:span>t<text:span text:style-name="Default_20_Paragraph_20_Font"><text:span text:style-name="T1">ione m</text:span></text:span>o<text:span text:style-name="Default_20_Paragraph_20_Font"><text:span text:style-name="T1">l</text:span></text:span>i<text:span text:style-name="Default_20_Paragraph_20_Font"><text:span text:style-name="T1">enti, si ex rati</text:span></text:span>o<text:span text:style-name="Default_20_Paragraph_20_Font"><text:span text:style-name="T1">ne non succedant,<text:line-break/>non ad aliud progred</text:span></text:span>i<text:span text:style-name="Default_20_Paragraph_20_Font"><text:span text:style-name="T1">endu</text:span></text:span>m <text:span text:style-name="Default_20_Paragraph_20_Font"><text:span text:style-name="T1">est, decreto ab in</text:span></text:span>i<text:span text:style-name="Default_20_Paragraph_20_Font"><text:span text:style-name="T1">t</text:span></text:span>i<text:span text:style-name="Default_20_Paragraph_20_Font"><text:span text:style-name="T1">o<text:line-break/>constante.</text:span></text:span></text:p>
      <text:p text:style-name="P4">Non parvae scientiae munus est a rectis decretis non<text:line-break/>discedere, etsi nondum manifesta proditur utilitas, res ita<text:line-break/>saetas <text:span text:style-name="Default_20_Paragraph_20_Font"><text:span text:style-name="T1">t</text:span></text:span>equuta. Quemadmodum enim gutla fubjectam pe-<text:line-break/>tram cadendo feriente vix longissimo tempore sensibilem</text:p>
      <text:p text:style-name="P5">lapidi laesionem adserre deprehenditur, sic etiam in dyf-<text:line-break/>pepsiis crudisque affectibus se res habet, in quibus qui<text:line-break/>recta ratione quod conducat .invenerit, ab eo non disce-<text:line-break/>dit, quod ab exordio faciendum existimavit, etiamsi nihil<text:line-break/>certum ex illius usu subsequ<text:span text:style-name="Default_20_Paragraph_20_Font"><text:span text:style-name="T1">a</text:span></text:span>mur appareat.</text:p>
      <text:h text:style-name="Heading_20_2" text:outline-level="2">LIII. ..<text:span text:style-name="Default_20_Paragraph_20_Font"><text:span text:style-name="T1">r</text:span></text:span><text:tab/>-<text:tab/>. u -</text:h>
      <text:p text:style-name="P1"><text:span text:style-name="Default_20_Paragraph_20_Font"><text:span text:style-name="T1">Qu</text:span></text:span>i<text:span text:style-name="Default_20_Paragraph_20_Font"><text:span text:style-name="T1">cunque alv</text:span></text:span>os <text:span text:style-name="Default_20_Paragraph_20_Font"><text:span text:style-name="T1">hum</text:span></text:span>i<text:span text:style-name="Default_20_Paragraph_20_Font"><text:span text:style-name="T1">da</text:span></text:span>s <text:span text:style-name="Default_20_Paragraph_20_Font"><text:span text:style-name="T1">sor</text:span></text:span>ti<text:span text:style-name="Default_20_Paragraph_20_Font"><text:span text:style-name="T1">untur, </text:span></text:span>i<text:span text:style-name="Default_20_Paragraph_20_Font"><text:span text:style-name="T1">i. qu</text:span></text:span>i<text:span text:style-name="Default_20_Paragraph_20_Font"><text:span text:style-name="T1">dem si se</text:span></text:span>r<text:span text:style-name="Default_20_Paragraph_20_Font"><text:span text:style-name="T1">ene</text:span></text:span>s<text:line-break/><text:span text:style-name="Default_20_Paragraph_20_Font"><text:span text:style-name="T1">sin</text:span></text:span>t, <text:span text:style-name="Default_20_Paragraph_20_Font"><text:span text:style-name="T1">mel</text:span></text:span>i<text:span text:style-name="Default_20_Paragraph_20_Font"><text:span text:style-name="T1">u</text:span></text:span>s <text:span text:style-name="Default_20_Paragraph_20_Font"><text:span text:style-name="T1">degunt quam qu</text:span></text:span>i <text:span text:style-name="Default_20_Paragraph_20_Font"><text:span text:style-name="T1">sicca</text:span></text:span>s <text:span text:style-name="Default_20_Paragraph_20_Font"><text:span text:style-name="T1">haben</text:span></text:span>t,. <text:span text:style-name="Default_20_Paragraph_20_Font"><text:span text:style-name="T1">a</text:span></text:span>t <text:span text:style-name="Default_20_Paragraph_20_Font"><text:span text:style-name="T1">in se-<text:line-break/>nectere deter</text:span></text:span>i<text:span text:style-name="Default_20_Paragraph_20_Font"><text:span text:style-name="T1">u</text:span></text:span>s <text:span text:style-name="Default_20_Paragraph_20_Font"><text:span text:style-name="T1">ea defunguntur. fusa na</text:span></text:span>m<text:span text:style-name="Default_20_Paragraph_20_Font"><text:span text:style-name="T1">que sene-<text:line-break/>suen</text:span></text:span>t<text:span text:style-name="Default_20_Paragraph_20_Font"><text:span text:style-name="T1">ibu</text:span></text:span>s <text:span text:style-name="Default_20_Paragraph_20_Font"><text:span text:style-name="T1">plerumque exsiccan</text:span></text:span>t<text:span text:style-name="Default_20_Paragraph_20_Font"><text:span text:style-name="T1">ur.</text:span></text:span></text:p>
      <text:p text:style-name="P4">Manifestus est tum hic aphorismus, tum patent quae<text:line-break/>de eo dicenda <text:span text:style-name="Default_20_Paragraph_20_Font"><text:span text:style-name="T1">t</text:span></text:span>unt superius prodita eo aphorismo, cujus<text:line-break/>principium est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uven</text:span></text:span>i<text:span text:style-name="Default_20_Paragraph_20_Font"><text:span text:style-name="T1">bu</text:span></text:span>s <text:span text:style-name="Default_20_Paragraph_20_Font"><text:span text:style-name="T1">alv</text:span></text:span>i <text:span text:style-name="Default_20_Paragraph_20_Font"><text:span text:style-name="T1">sun</text:span></text:span>t <text:span text:style-name="Default_20_Paragraph_20_Font"><text:span text:style-name="T1">hum</text:span></text:span>i<text:span text:style-name="Default_20_Paragraph_20_Font"><text:span text:style-name="T1">dae</text:span></text:span>, iis<text:line-break/><text:span text:style-name="Default_20_Paragraph_20_Font"><text:span text:style-name="T1">senescen</text:span></text:span>ti<text:span text:style-name="Default_20_Paragraph_20_Font"><text:span text:style-name="T1">bu</text:span></text:span>s <text:span text:style-name="Default_20_Paragraph_20_Font"><text:span text:style-name="T1">exsiccantur.</text:span></text:span></text:p>
      <text:h text:style-name="P55" text:outline-level="2"><text:bookmark-start text:name="bookmark38"/><text:span text:style-name="Default_20_Paragraph_20_Font">L1V.</text:span><text:bookmark-end text:name="bookmark38"/></text:h>
      <text:p text:style-name="P1"><text:span text:style-name="Default_20_Paragraph_20_Font"><text:span text:style-name="T1">Magn</text:span></text:span><text:span text:style-name="Default_20_Paragraph_20_Font"><text:span text:style-name="T8">i</text:span></text:span><text:span text:style-name="Default_20_Paragraph_20_Font"><text:span text:style-name="T1">tudo corpor</text:span></text:span><text:span text:style-name="Default_20_Paragraph_20_Font"><text:span text:style-name="T8">i</text:span></text:span><text:span text:style-name="Default_20_Paragraph_20_Font"><text:span text:style-name="T1">s suven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t</text:span></text:span><text:span text:style-name="Default_20_Paragraph_20_Font"><text:span text:style-name="T1">em obeun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 i</text:span></text:span><text:span text:style-name="Default_20_Paragraph_20_Font"><text:span text:style-name="T1">ngenua nec in-<text:line-break/>dec</text:span></text:span><text:span text:style-name="Default_20_Paragraph_20_Font"><text:span text:style-name="T8">o</text:span></text:span><text:span text:style-name="Default_20_Paragraph_20_Font"><text:span text:style-name="T1">ra ; senectute</text:span></text:span><text:span text:style-name="Default_20_Paragraph_20_Font"><text:span text:style-name="T8">m </text:span></text:span><text:span text:style-name="Default_20_Paragraph_20_Font"><text:span text:style-name="T1">ver</text:span></text:span><text:span text:style-name="Default_20_Paragraph_20_Font"><text:span text:style-name="T8">o </text:span></text:span><text:span text:style-name="Default_20_Paragraph_20_Font"><text:span text:style-name="T1">degen</text:span></text:span><text:span text:style-name="Default_20_Paragraph_20_Font"><text:span text:style-name="T8">t</text:span></text:span><text:span text:style-name="Default_20_Paragraph_20_Font"><text:span text:style-name="T1">i inco</text:span></text:span><text:span text:style-name="Default_20_Paragraph_20_Font"><text:span text:style-name="T8">mm</text:span></text:span><text:span text:style-name="Default_20_Paragraph_20_Font"><text:span text:style-name="T1">oda parv</text:span></text:span><text:span text:style-name="Default_20_Paragraph_20_Font"><text:span text:style-name="T8">it</text:span></text:span><text:span text:style-name="Default_20_Paragraph_20_Font"><text:span text:style-name="T1">ate-<text:line-break/>que de</text:span></text:span><text:span text:style-name="Default_20_Paragraph_20_Font"><text:span text:style-name="T8">t</text:span></text:span><text:span text:style-name="Default_20_Paragraph_20_Font"><text:span text:style-name="T1">er</text:span></text:span><text:span text:style-name="Default_20_Paragraph_20_Font"><text:span text:style-name="T8">io</text:span></text:span><text:span text:style-name="Default_20_Paragraph_20_Font"><text:span text:style-name="T1">r est.</text:span></text:span></text:p>
      <text:p text:style-name="P4">Magnitudo corporis proprie quidem appellatur, quae<text:line-break/>longitudine, latitudine et profunditate commoderationem<text:line-break/>exsuperat. Jam vero- et quod longitudine sola amplius<text:line-break/>auctum est corpus, id magnum appellamus, quamvis huic<text:line-break/>proprium nomen sit longum. Nam et interdum quod<text:line-break/>latitudine ac profunditate ultra modum corpus auctum est,<text:line-break/>magnum esse proferunt, quamvis et id crassam proprie<text:line-break/>nominetur. Si igitur magnitudinem corporis quae pro-<text:line-break/>prie dicitur Hippocrates intellexerit, nihilo ipsa deterior<text:line-break/>est senectuti quam parvitas. Si vero corporis longitudi-<text:line-break/>nem veh crassitudinem intellexerit, hae deteriores atque<text:line-break/>senescentibus molestiores sunt. Verum juventuti crassitudo<text:line-break/>neque decora neque liberalis est. De fusa ergo longitu-</text:p>
      <text:p text:style-name="P5">dine , quod sit juventuti liberalis , senectuti vero gravis et<text:line-break/>incommoda vere diceretur. Haec enim senescentibus in-<text:line-break/>curvescit, qui vix grave id onus perferre queunt, quod<text:line-break/>Hippocrates dyfphorum molestumque dixit..</text:p>
      <text:p text:style-name="Normal">ros</text:p>
      <text:h text:style-name="P55" text:outline-level="2"><text:bookmark-start text:name="bookmark40"/>HIPPOCRATES APHORISMI ET<text:line-break/><text:span text:style-name="Default_20_Paragraph_20_Font"><text:span text:style-name="T1">C</text:span></text:span>ALENI AN EOS COMMEN-<text:line-break/>ni, TARIL<text:bookmark-end text:name="bookmark40"/></text:h>
      <text:h text:style-name="Heading_20_2" text:outline-level="2">Praefatio. </text:h>
      <text:p text:style-name="P48">Hocce tertio in aphorismos<text:line-break/>commentario, quae tum de anni temporibus, tum aetati-<text:line-break/>bus ab Hippocrate scriptis prodita funt, explicabimus, ea<text:line-break/>maxime declarantes quaecunque in ipsis obscura delite-<text:line-break/>ficunt, hoc. enim proprium esu explicationis opus,- apposita<text:line-break/>tamen singulorum quae recte dicta fuerint demonstra-<text:line-break/>tioue, quoniam hoc quoque in commentariis fieri consue-</text:p>
      <text:p text:style-name="P5">vise Miror autem hic Lyci inconstantiam, qui quidem, ut<text:line-break/>ipse ait, Quinti praeceptoris interpretationes scribat, nec<text:line-break/>eorum quae de anni tempestatibus et aetatibus dicta sunt<text:line-break/>demonstrativam usiam probationem adjiciat, sed ad expe-<text:line-break/>rien t iam et observationem omnia referat, etiamsi ipse alios<text:line-break/>multos aphorismos interpretando, rationalem de contenta<text:line-break/>in ipsiS veritate speculationem adhibeat, non sola expe-<text:line-break/>rientia contentus. Quod vero sola experientia talem con-<text:line-break/>templationem colligere nequeat, id et ipse ostendit Hip-<text:line-break/>pocratesi et in orationis processu demonstrabitur.</text:p>
      <text:h text:style-name="Heading_20_2" text:outline-level="2"><text:bookmark-start text:name="bookmark42"/>I.<text:bookmark-end text:name="bookmark42"/></text:h>
      <text:p text:style-name="P1">T<text:span text:style-name="Default_20_Paragraph_20_Font"><text:span text:style-name="T1">emp</text:span></text:span>t<text:span text:style-name="Default_20_Paragraph_20_Font"><text:span text:style-name="T1">atum anni mutationes morbos potissimum pariunt<text:line-break/>et in ipsis anni temp</text:span></text:span>e<text:span text:style-name="Default_20_Paragraph_20_Font"><text:span text:style-name="T1">statibus magnae mutationes aut<text:line-break/></text:span></text:span>sei<text:span text:style-name="Default_20_Paragraph_20_Font"><text:span text:style-name="T1">gorli aut caloris et ita pro ratione cetera.</text:span></text:span></text:p>
      <text:p text:style-name="P3">Mutationes temporum nonnulli autuma<text:span text:style-name="Default_20_Paragraph_20_Font"><text:span text:style-name="T1">n</text:span></text:span>t dici, quibus<text:line-break/>invicem commutantur, quasi successiones mutationes dice-<text:line-break/>ret. Nam hieme ad ver transeunte sit dictorum morbo-<text:line-break/>rum generatio, de quibus rpfe deinceps loquetur. Vere<text:line-break/>namque maniae, melancholico et epilepsiae; Veris autem<text:line-break/>rursum in aestatem mutatione , quod aestatis est initio,<text:line-break/>febres continuae, inquit; et tertianae et ardentes, ceteri-<text:line-break/>que deinceps morbi quos con numeraverit. Atque de au-<text:line-break/>tumno ac hieme similiter scripsit, ut inquiunt illi qui<text:line-break/>pro eodem mutationes et successiones accipi augurantur.<text:line-break/>Sed vox potissimum aphorismi textui addita hanc expli-<text:line-break/>cationem non admittit. .Nam quemadmodum interdum in<text:line-break/>mutuis tempestatum anni commutationibus quidam morbi<text:line-break/>generantur, eodem etiam modo solvuntur et hoc ipfe<text:line-break/>Hippocrates pronunciavit. Quare nihilo magis successiones<text:line-break/>tempestatum morbos pariunt quam solvunt. Quomodo^<text:line-break/>igitur non fiat suit ipsi dicere:. mutationes temporum mor-<text:line-break/>hos pariunt; sed et potissimum addidit? Melius itaque</text:p>
      <text:p text:style-name="P5">suerit propter hanc additionem, eas tempestatum mutatio-<text:line-break/>nes intelligere, quae pro ipsarum temperamento fiunt<text:line-break/>alterationes. <text:span text:style-name="Default_20_Paragraph_20_Font"><text:span text:style-name="T1">r</text:span></text:span> Hae siquidem sunt quae potissimum morbos<text:line-break/>pariunt, quum plures alia post aliam alterationes oboriun-<text:line-break/>tur, quemadmodum in epidemiis scripsit et nunc etiam<text:line-break/>paulo post dicturus esu At vero unius temporis solius<text:line-break/>alteratio morbos quidem nonnullos efficit, non tamen po-<text:line-break/>tissimum. Quando igitur fiunt morbi potissimum ex unius<text:line-break/>tempestatis alteratione? Quum magnam alterationem esse<text:line-break/>contigerit, propterea namque dicebat et in ipsis tempesta-<text:line-break/>tihus magnae mutationes aut caloris aut frigoris aut alte-<text:line-break/>rius cujusdam humiditatis aut siccitatis, ventorum horumve<text:line-break/>silentii. Ip<text:span text:style-name="Default_20_Paragraph_20_Font"><text:span text:style-name="T1">t</text:span></text:span>a igitur est praesentis textus explicatio recte<text:line-break/>prodita. Est et alter quidam ejusmodi textus ; mutationes<text:line-break/>temporum pariunt morbos maximos, potissimum autem et<text:line-break/>in quibusdam temporibus magnae mutationes , in quo ni-<text:line-break/>hil obscurum existit, iis praesertim qui ea audierunt, quae<text:line-break/>a me statim antea dicta fuerunt. Sunt denique quaedam</text:p>
      <text:p text:style-name="P5">et aliae hujus textus lectiones, quas iis quae diximus<text:line-break/>concitatus intellexeris atque probaveris.</text:p>
      <text:h text:style-name="Heading_20_2" text:outline-level="2">II.</text:h>
      <text:p text:style-name="P1"><text:span text:style-name="Default_20_Paragraph_20_Font"><text:span text:style-name="T1">Na</text:span></text:span><text:span text:style-name="Default_20_Paragraph_20_Font"><text:span text:style-name="T8">t</text:span></text:span><text:span text:style-name="Default_20_Paragraph_20_Font"><text:span text:style-name="T1">urarum quaeda</text:span></text:span><text:span text:style-name="Default_20_Paragraph_20_Font"><text:span text:style-name="T8">m </text:span></text:span><text:span text:style-name="Default_20_Paragraph_20_Font"><text:span text:style-name="T1">ad aesta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m, </text:span></text:span><text:span text:style-name="Default_20_Paragraph_20_Font"><text:span text:style-name="T1">aliae ad hiemem bene<text:line-break/>aut</text:span></text:span><text:span text:style-name="Default_20_Paragraph_20_Font"><text:span text:style-name="T8"> m</text:span></text:span><text:span text:style-name="Default_20_Paragraph_20_Font"><text:span text:style-name="T1">ale se haben</text:span></text:span><text:span text:style-name="Default_20_Paragraph_20_Font"><text:span text:style-name="T8">t.</text:span></text:span></text:p>
      <text:p text:style-name="P4">Naturas hic appellavit Hippocrates in maxime pro-<text:line-break/>prla ac primaria significatione, quae fecundum ipsam ma-<text:line-break/>xime substantiam naturae esu Dicebamus autem in prae-<text:line-break/>cedentibus ipsam esse temperamentum ex quatuor elemen-<text:line-break/>tis, humido, sicco, calido et frigido. lu libris quoque<text:line-break/>de temperamentis demonstratum est unum quidem esse<text:line-break/>temperamentum eucratum , temperatum, idque optimum;<text:line-break/>dyscrata vero, intemperata eaque prava, octo numero;<text:line-break/>quatuor quidem unica praedominante qualitate; quatuor<text:line-break/>vero alia duabus qualitatibus. Atque una quidem prae-<text:line-break/>dominante calida, frigida, sicca, humida; duabus vero</text:p>
      <text:p text:style-name="P5">superantibus calida et sicca, calida et humida, frigida et<text:line-break/>humida, frigida et sicca. Ad aestatem itaque frigidae et<text:line-break/>humidae naturae optime afficiuntur; ad hiemem vero ca-<text:line-break/>lidae et siccae , quemadmodum calidae et siccae per assia-<text:line-break/>tem, frigidae et humidae per hiemem male afficiuntur.<text:line-break/>Perfectissime igitur hae naturae ad dicta tempora optime<text:line-break/>ac pessime afficiuntur; mediocriter afficiuntur quae aliquo<text:line-break/>modo a temporibus aut juvantur aut laeduntur, sicuti<text:line-break/>humida et calida, aestate et hieme, quoniam aestate qui-<text:line-break/>dem ut humida, hieme vero ut calida melius afficitur.</text:p>
      <text:h text:style-name="Heading_20_2" text:outline-level="2">HI.</text:h>
      <text:p text:style-name="P1"><text:span text:style-name="Default_20_Paragraph_20_Font"><text:span text:style-name="T1">Morborum al</text:span></text:span><text:span text:style-name="Default_20_Paragraph_20_Font"><text:span text:style-name="T8">ii </text:span></text:span><text:span text:style-name="Default_20_Paragraph_20_Font"><text:span text:style-name="T1">et a</text:span></text:span><text:span text:style-name="Default_20_Paragraph_20_Font"><text:span text:style-name="T8">li</text:span></text:span><text:span text:style-name="Default_20_Paragraph_20_Font"><text:span text:style-name="T1">a bene vel</text:span></text:span><text:span text:style-name="Default_20_Paragraph_20_Font"><text:span text:style-name="T8"> m</text:span></text:span><text:span text:style-name="Default_20_Paragraph_20_Font"><text:span text:style-name="T1">ale su habere consueve-<text:line-break/>ruat e</text:span></text:span><text:span text:style-name="Default_20_Paragraph_20_Font"><text:span text:style-name="T8">t </text:span></text:span><text:span text:style-name="Default_20_Paragraph_20_Font"><text:span text:style-name="T1">quaeda</text:span></text:span><text:span text:style-name="Default_20_Paragraph_20_Font"><text:span text:style-name="T8">m </text:span></text:span><text:span text:style-name="Default_20_Paragraph_20_Font"><text:span text:style-name="T1">ae</text:span></text:span><text:span text:style-name="Default_20_Paragraph_20_Font"><text:span text:style-name="T8">t</text:span></text:span><text:span text:style-name="Default_20_Paragraph_20_Font"><text:span text:style-name="T1">ate</text:span></text:span><text:span text:style-name="Default_20_Paragraph_20_Font"><text:span text:style-name="T8">s </text:span></text:span><text:span text:style-name="Default_20_Paragraph_20_Font"><text:span text:style-name="T1">ad te</text:span></text:span><text:span text:style-name="Default_20_Paragraph_20_Font"><text:span text:style-name="T8">m</text:span></text:span><text:span text:style-name="Default_20_Paragraph_20_Font"><text:span text:style-name="T1">pestate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regi</text:span></text:span><text:span text:style-name="Default_20_Paragraph_20_Font"><text:span text:style-name="T8">o</text:span></text:span><text:span text:style-name="Default_20_Paragraph_20_Font"><text:span text:style-name="T1">ne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<text:line-break/></text:span></text:span><text:span text:style-name="Default_20_Paragraph_20_Font"><text:span text:style-name="T1">v</text:span></text:span><text:span text:style-name="Default_20_Paragraph_20_Font"><text:span text:style-name="T8">ict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ra</text:span></text:span><text:span text:style-name="Default_20_Paragraph_20_Font"><text:span text:style-name="T8">ti</text:span></text:span><text:span text:style-name="Default_20_Paragraph_20_Font"><text:span text:style-name="T1">ones.</text:span></text:span></text:p>
      <text:p text:style-name="P4">Inordinatius hunc aphorifmum extulisse mihi videtur<text:line-break/>Hippocrates; melius enim utique ita dixisset; morbi et</text:p>
      <text:p text:style-name="P5">aetates ,- alii ad alia tempora et loca et victus genera bene<text:line-break/>malove se habent. Morbi igitur bene se habent ad tem-<text:line-break/>pora quod ad sui quidem generationem attinet ; sim<text:span text:style-name="Default_20_Paragraph_20_Font"><text:span text:style-name="T1">i</text:span></text:span>les ;<text:line-break/>quod ad solutionem vero, contrarii. Id enim a nobis<text:line-break/>fuperius definitum est, quum aphorrsmum illum explica-<text:line-break/>remus, cujus initium est: I<text:span text:style-name="Default_20_Paragraph_20_Font"><text:span text:style-name="T1">n morbisparc</text:span></text:span>i<text:span text:style-name="Default_20_Paragraph_20_Font"><text:span text:style-name="T1">us pericl</text:span></text:span>it<text:span text:style-name="Default_20_Paragraph_20_Font"><text:span text:style-name="T1">antur,<text:line-break/>qu</text:span></text:span>o<text:span text:style-name="Default_20_Paragraph_20_Font"><text:span text:style-name="T1">rum na</text:span></text:span>t<text:span text:style-name="Default_20_Paragraph_20_Font"><text:span text:style-name="T1">urae propr</text:span></text:span>i<text:span text:style-name="Default_20_Paragraph_20_Font"><text:span text:style-name="T1">us. </text:span></text:span>Aetates autem quemadmodum<text:line-break/>et naturae .frigidae quidem ad calida, calidae vero ad<text:line-break/>frigida tempora bene fe habenti Senum quidem aetas ad<text:line-break/>aestatem, juvenum vero ad hiemem habent melius; Ea-<text:line-break/>dem ratione a locis quoque noh morbi tantum, sed etiam<text:line-break/>aetates afficiuntur. Nam morbi calidi in locis calidiori-<text:line-break/>bus magis procreantur minusque periculosi sunt, falubrius-<text:line-break/>que degunt in frigidis regionibus aetates calidiores et in<text:line-break/>aliis ad proportionem. Sic vero et ad victus genus, alii<text:line-break/>ad aliud bene malove fe habent tum morbi tum aetates.<text:line-break/>Nam calidiores ad frigidiorem victum, frigidiores ad cati-,<text:line-break/>diorem , et sicciores ad humidiorem , humidiores ad siccio-</text:p>
      <text:p text:style-name="P5">rem bene fe habent. Et ut simpliciter dixerim, contrarii<text:line-break/>quidem ad contrarium victum , similes autem ad similes<text:line-break/>male habent ; praeterquam si aetas commoderata et victui<text:line-break/>et regioni et loco temperatiori comparetur: hoc enim solo<text:line-break/>modo similes a similibus bene afficientur. Quae vero im-<text:line-break/>moderatius a temperie recesserint aetates, iis temperamento<text:line-break/>contraria loca, tempora et victus genera magis conferunt.<text:line-break/>Quum vero omnes morbi. ametriae quaedam sint, eorum<text:line-break/>quidem a similibus locis ac temporibus ortus est, a con-<text:line-break/>trariis vero iniurio,</text:p>
      <text:h text:style-name="Heading_20_2" text:outline-level="2">i<text:tab/>IV.</text:h>
      <text:p text:style-name="P1"><text:span text:style-name="Default_20_Paragraph_20_Font"><text:span text:style-name="T1">Quu</text:span></text:span>m <text:span text:style-name="Default_20_Paragraph_20_Font"><text:span text:style-name="T1">per ann</text:span></text:span>i <text:span text:style-name="Default_20_Paragraph_20_Font"><text:span text:style-name="T1">tempestate</text:span></text:span>s <text:span text:style-name="Default_20_Paragraph_20_Font"><text:span text:style-name="T1">eode</text:span></text:span>m <text:span text:style-name="Default_20_Paragraph_20_Font"><text:span text:style-name="T1">su d</text:span></text:span>i<text:span text:style-name="Default_20_Paragraph_20_Font"><text:span text:style-name="T1">e m</text:span></text:span>o<text:span text:style-name="Default_20_Paragraph_20_Font"><text:span text:style-name="T1">d</text:span></text:span>o <text:span text:style-name="Default_20_Paragraph_20_Font"><text:span text:style-name="T1">cal</text:span></text:span>o<text:span text:style-name="Default_20_Paragraph_20_Font"><text:span text:style-name="T1">r,<text:line-break/></text:span></text:span>mo<text:span text:style-name="Default_20_Paragraph_20_Font"><text:span text:style-name="T1">do fa</text:span></text:span>i<text:span text:style-name="Default_20_Paragraph_20_Font"><text:span text:style-name="T1">gus oboria</text:span></text:span>t<text:span text:style-name="Default_20_Paragraph_20_Font"><text:span text:style-name="T1">ur, au</text:span></text:span>t<text:span text:style-name="Default_20_Paragraph_20_Font"><text:span text:style-name="T1">umnale</text:span></text:span>s <text:span text:style-name="Default_20_Paragraph_20_Font"><text:span text:style-name="T1">morb</text:span></text:span>i <text:span text:style-name="Default_20_Paragraph_20_Font"><text:span text:style-name="T1">exspectand</text:span></text:span>i<text:line-break/><text:span text:style-name="Default_20_Paragraph_20_Font"><text:span text:style-name="T1">sunt.</text:span></text:span></text:p>
      <text:p text:style-name="P4">Merito rane; non enim tempestatum appellationes,<text:line-break/>resi temperaturae morborum causae funi. Quum itaque</text:p>
      <text:p text:style-name="P5">ipsae diverse immutantur, morbos quoque diver<text:span text:style-name="Default_20_Paragraph_20_Font"><text:span text:style-name="T1">ta</text:span></text:span>s partu-<text:line-break/>rire necesse esu</text:p>
      <text:h text:style-name="Heading_20_2" text:outline-level="2">V.</text:h>
      <text:p text:style-name="P1"><text:span text:style-name="Default_20_Paragraph_20_Font"><text:span text:style-name="T1">Austr</text:span></text:span><text:span text:style-name="Default_20_Paragraph_20_Font"><text:span text:style-name="T8">i </text:span></text:span><text:span text:style-name="Default_20_Paragraph_20_Font"><text:span text:style-name="T1">aud</text:span></text:span><text:span text:style-name="Default_20_Paragraph_20_Font"><text:span text:style-name="T8">it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hebe</text:span></text:span><text:span text:style-name="Default_20_Paragraph_20_Font"><text:span text:style-name="T8">t</text:span></text:span><text:span text:style-name="Default_20_Paragraph_20_Font"><text:span text:style-name="T1">ud</text:span></text:span><text:span text:style-name="Default_20_Paragraph_20_Font"><text:span text:style-name="T8">i</text:span></text:span><text:span text:style-name="Default_20_Paragraph_20_Font"><text:span text:style-name="T1">ne</text:span></text:span><text:span text:style-name="Default_20_Paragraph_20_Font"><text:span text:style-name="T8">m, </text:span></text:span><text:span text:style-name="Default_20_Paragraph_20_Font"><text:span text:style-name="T1">vise</text:span></text:span><text:span text:style-name="Default_20_Paragraph_20_Font"><text:span text:style-name="T8">s </text:span></text:span><text:span text:style-name="Default_20_Paragraph_20_Font"><text:span text:style-name="T1">caliginem, capit</text:span></text:span><text:span text:style-name="Default_20_Paragraph_20_Font"><text:span text:style-name="T8">is </text:span></text:span><text:span text:style-name="Default_20_Paragraph_20_Font"><text:span text:style-name="T1">gra-<text:line-break/>v</text:span></text:span><text:span text:style-name="Default_20_Paragraph_20_Font"><text:span text:style-name="T8">it</text:span></text:span><text:span text:style-name="Default_20_Paragraph_20_Font"><text:span text:style-name="T1">a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m, </text:span></text:span><text:span text:style-name="Default_20_Paragraph_20_Font"><text:span text:style-name="T1">t</text:span></text:span><text:span text:style-name="Default_20_Paragraph_20_Font"><text:span text:style-name="T8">o</text:span></text:span><text:span text:style-name="Default_20_Paragraph_20_Font"><text:span text:style-name="T1">rp</text:span></text:span><text:span text:style-name="Default_20_Paragraph_20_Font"><text:span text:style-name="T8">o</text:span></text:span><text:span text:style-name="Default_20_Paragraph_20_Font"><text:span text:style-name="T1">rem ac resolutionem exc</text:span></text:span><text:span text:style-name="Default_20_Paragraph_20_Font"><text:span text:style-name="T8">it</text:span></text:span><text:span text:style-name="Default_20_Paragraph_20_Font"><text:span text:style-name="T1">ant; quum hi<text:line-break/></text:span></text:span><text:span text:style-name="Default_20_Paragraph_20_Font"><text:span text:style-name="T8">i</text:span></text:span><text:span text:style-name="Default_20_Paragraph_20_Font"><text:span text:style-name="T1">mper</text:span></text:span><text:span text:style-name="Default_20_Paragraph_20_Font"><text:span text:style-name="T8">i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habuerint , </text:span></text:span><text:span text:style-name="Default_20_Paragraph_20_Font"><text:span text:style-name="T8">i</text:span></text:span><text:span text:style-name="Default_20_Paragraph_20_Font"><text:span text:style-name="T1">sta</text:span></text:span><text:span text:style-name="Default_20_Paragraph_20_Font"><text:span text:style-name="T8"> i</text:span></text:span><text:span text:style-name="Default_20_Paragraph_20_Font"><text:span text:style-name="T1">n morb</text:span></text:span><text:span text:style-name="Default_20_Paragraph_20_Font"><text:span text:style-name="T8">is </text:span></text:span><text:span text:style-name="Default_20_Paragraph_20_Font"><text:span text:style-name="T1">pa</text:span></text:span><text:span text:style-name="Default_20_Paragraph_20_Font"><text:span text:style-name="T8">ti</text:span></text:span><text:span text:style-name="Default_20_Paragraph_20_Font"><text:span text:style-name="T1">untur. At si<text:line-break/>aquilonia te</text:span></text:span><text:span text:style-name="Default_20_Paragraph_20_Font"><text:span text:style-name="T8">m</text:span></text:span><text:span text:style-name="Default_20_Paragraph_20_Font"><text:span text:style-name="T1">pesta</text:span></text:span><text:span text:style-name="Default_20_Paragraph_20_Font"><text:span text:style-name="T8">s </text:span></text:span><text:span text:style-name="Default_20_Paragraph_20_Font"><text:span text:style-name="T1">suer</text:span></text:span><text:span text:style-name="Default_20_Paragraph_20_Font"><text:span text:style-name="T8">i</text:span></text:span><text:span text:style-name="Default_20_Paragraph_20_Font"><text:span text:style-name="T1">t, tusas, faucium asperita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s,<text:line-break/></text:span></text:span><text:span text:style-name="Default_20_Paragraph_20_Font"><text:span text:style-name="T1">alv</text:span></text:span><text:span text:style-name="Default_20_Paragraph_20_Font"><text:span text:style-name="T8">i </text:span></text:span><text:span text:style-name="Default_20_Paragraph_20_Font"><text:span text:style-name="T1">durae, ur</text:span></text:span><text:span text:style-name="Default_20_Paragraph_20_Font"><text:span text:style-name="T8">i</text:span></text:span><text:span text:style-name="Default_20_Paragraph_20_Font"><text:span text:style-name="T1">nae st</text:span></text:span><text:span text:style-name="Default_20_Paragraph_20_Font"><text:span text:style-name="T8">i</text:span></text:span><text:span text:style-name="Default_20_Paragraph_20_Font"><text:span text:style-name="T1">ll</text:span></text:span><text:span text:style-name="Default_20_Paragraph_20_Font"><text:span text:style-name="T8">i</text:span></text:span><text:span text:style-name="Default_20_Paragraph_20_Font"><text:span text:style-name="T1">cid</text:span></text:span><text:span text:style-name="Default_20_Paragraph_20_Font"><text:span text:style-name="T8">i</text:span></text:span><text:span text:style-name="Default_20_Paragraph_20_Font"><text:span text:style-name="T1">a, h</text:span></text:span><text:span text:style-name="Default_20_Paragraph_20_Font"><text:span text:style-name="T8">o</text:span></text:span><text:span text:style-name="Default_20_Paragraph_20_Font"><text:span text:style-name="T1">rr</text:span></text:span><text:span text:style-name="Default_20_Paragraph_20_Font"><text:span text:style-name="T8">o</text:span></text:span><text:span text:style-name="Default_20_Paragraph_20_Font"><text:span text:style-name="T1">re</text:span></text:span><text:span text:style-name="Default_20_Paragraph_20_Font"><text:span text:style-name="T8">s, </text:span></text:span><text:span text:style-name="Default_20_Paragraph_20_Font"><text:span text:style-name="T1">lateru</text:span></text:span><text:span text:style-name="Default_20_Paragraph_20_Font"><text:span text:style-name="T8">m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pe-<text:line-break/>c</text:span></text:span><text:span text:style-name="Default_20_Paragraph_20_Font"><text:span text:style-name="T8">t</text:span></text:span><text:span text:style-name="Default_20_Paragraph_20_Font"><text:span text:style-name="T1">oris dolore</text:span></text:span><text:span text:style-name="Default_20_Paragraph_20_Font"><text:span text:style-name="T8">s </text:span></text:span><text:span text:style-name="Default_20_Paragraph_20_Font"><text:span text:style-name="T1">oboriun</text:span></text:span><text:span text:style-name="Default_20_Paragraph_20_Font"><text:span text:style-name="T8">t</text:span></text:span><text:span text:style-name="Default_20_Paragraph_20_Font"><text:span text:style-name="T1">ur. Hoc itaque do</text:span></text:span><text:span text:style-name="Default_20_Paragraph_20_Font"><text:span text:style-name="T8">m</text:span></text:span><text:span text:style-name="Default_20_Paragraph_20_Font"><text:span text:style-name="T1">inan</text:span></text:span><text:span text:style-name="Default_20_Paragraph_20_Font"><text:span text:style-name="T8">t</text:span></text:span><text:span text:style-name="Default_20_Paragraph_20_Font"><text:span text:style-name="T1">e talia<text:line-break/></text:span></text:span><text:span text:style-name="Default_20_Paragraph_20_Font"><text:span text:style-name="T8">i</text:span></text:span><text:span text:style-name="Default_20_Paragraph_20_Font"><text:span text:style-name="T1">n morb</text:span></text:span><text:span text:style-name="Default_20_Paragraph_20_Font"><text:span text:style-name="T8">is </text:span></text:span><text:span text:style-name="Default_20_Paragraph_20_Font"><text:span text:style-name="T1">exspectanda su</text:span></text:span><text:span text:style-name="Default_20_Paragraph_20_Font"><text:span text:style-name="T8">m.</text:span></text:span></text:p>
      <text:p text:style-name="P4">Rei quidem effectum declararit his verbis, quod a<text:span text:style-name="Default_20_Paragraph_20_Font"><text:span text:style-name="T1">n-<text:line-break/></text:span></text:span>stri auditus hebetudinem, vi<text:span text:style-name="Default_20_Paragraph_20_Font"><text:span text:style-name="T1">t</text:span></text:span>us caliginem, capitis gravi-<text:line-break/>talem , torporem ac resolutionem excitant ; causam vero<text:line-break/>his adscriptis indicavit: quum hi imperium habuerint,<text:line-break/>in morbis salia patiuntur. Semper enim medicum id di-<text:line-break/>stinguere ac separare oportet , quod propter externam ali-</text:p>
      <text:p text:style-name="P5">quam causam, non ratione morborum accidit, ut accura-<text:line-break/>tius praenotiones moliatur. Quam vero ob causam austri<text:line-break/>gratiorem auditum et visum caliginosum efficiant, difficile<text:line-break/><text:span text:style-name="Default_20_Paragraph_20_Font"><text:span text:style-name="T1">n</text:span></text:span>on est ex ipsius temperamento intelligere, quum calida<text:line-break/>et humida sit natura. Etenim . ejusmodi omnia caput re-<text:line-break/>plent, proindeque sensuum instrumenta plurima implent<text:line-break/>humiditate et capitis gravitatem efficiunt. Humefacto au-<text:line-break/>tem nervorum principio decesse est et circa voluntarios<text:line-break/>motus stuporem evenire, ac veluti in se ipso languidum<text:line-break/>solutumque hominem conspici. contra vero in aquiloniis,<text:line-break/>ut ipse dicturus est inferius, corpora coguntur, robusta,<text:line-break/>vegeta, ad motus promtiora et auditu valentiora redduu-<text:line-break/>tur. Nunc vero haec non opposuit ab austro corpori ob-<text:line-break/>orientibus , quoniam hoc aphorismo de laesione tantum-<text:line-break/>modo quae ex utroque accidit vento, disserere proposuit,<text:line-break/>ut his- cognitis ; quae ex morbis accidunt, separemus. In<text:line-break/>aquiloniis igitur, inquit, tusses oboriuntur propter vide-</text:p>
      <text:p text:style-name="P5">licet instrumentorum respirationi servientium intemperiem<text:line-break/>et propter. faucium asperitatem, de qua nobis fe loqui<text:line-break/>ostendit, quum fal<text:span text:style-name="Default_20_Paragraph_20_Font"><text:span text:style-name="T1">ce</text:span></text:span>s addidit, utrinde fubintelligeremus,<text:line-break/>patiuntur^ Nam interdum - hoc modo loqui consuevit.<text:line-break/>Paulo post enim dicet: autumno aestivi multi morbi et<text:line-break/>febres quartanae et erraticae et lienum tumores. Possu-<text:line-break/>mus et coniunctim ista legere, fauces, alvi durae, ut<text:line-break/>nonnulli augurantur interpretes. Faucis enim aquiloniis<text:line-break/>constitutionibus durae fiunt, quoniam tum exsiccantur,<text:line-break/>tum refrigerantur, venterque inferior dura dejicit, tum<text:line-break/>propter temporis constitutionem ad siccius temperamentum<text:line-break/>vergentem, toto siccefcente corpore et avidius ad fe ob-<text:line-break/>ortas ex cibis humiditates trahente ; tum etiam quia lon-<text:line-break/>giori tempore retenta excrementa nec permeantis tota ex-<text:line-break/>fucta arescunt. Dysuriae etiam accidunt, lae<text:span text:style-name="Default_20_Paragraph_20_Font"><text:span text:style-name="T1">t</text:span></text:span>a aquilonis<text:line-break/>frigore vesica; est enim tum exsanguis tnm frigida, pro-<text:line-break/>ptereaque causis frigidis patens plus quam ceterae partes<text:line-break/>ah ipsis afficitur. Idem boreale frigus etiam thoracis tum</text:p>
      <text:p text:style-name="P5">dolores efficit communi aliis partibus laesione, tum pro-<text:line-break/>prium ipsius partis dolorem confequutae, qui non perae-<text:line-break/>que pulmonem et cor attingit ob caloris ipsarum partium<text:line-break/>copiam. H<text:span text:style-name="Default_20_Paragraph_20_Font"><text:span text:style-name="T1">o</text:span></text:span>mines vero ab aquilonio flatu horridos fieri<text:line-break/>produnt consentaneae ambientis aeris temperaturae.</text:p>
      <text:h text:style-name="Heading_20_2" text:outline-level="2">VI.</text:h>
      <text:p text:style-name="P1"><text:span text:style-name="Default_20_Paragraph_20_Font"><text:span text:style-name="T1">Quum aestas ver</text:span></text:span>i <text:span text:style-name="Default_20_Paragraph_20_Font"><text:span text:style-name="T1">sim</text:span></text:span>ili<text:span text:style-name="Default_20_Paragraph_20_Font"><text:span text:style-name="T1">s sue</text:span></text:span>rit , i<text:span text:style-name="Default_20_Paragraph_20_Font"><text:span text:style-name="T1">n febribus cop</text:span></text:span>i<text:span text:style-name="Default_20_Paragraph_20_Font"><text:span text:style-name="T1">osi sudo-<text:line-break/>res exspec</text:span></text:span>t<text:span text:style-name="Default_20_Paragraph_20_Font"><text:span text:style-name="T1">and</text:span></text:span>i <text:span text:style-name="Default_20_Paragraph_20_Font"><text:span text:style-name="T1">sun</text:span></text:span>t.</text:p>
      <text:p text:style-name="P4">Quemadmodum paulo ante dicebat, quum eodem die<text:line-break/>modo calor, modo <text:span text:style-name="Default_20_Paragraph_20_Font"><text:span text:style-name="T1">t</text:span></text:span>rig<text:span text:style-name="Default_20_Paragraph_20_Font"><text:span text:style-name="T1">a</text:span></text:span>s accidit, morbos autumnales ex-<text:line-break/>spectare oportet; sic nunc rurfus: quum aestas fit veri<text:line-break/>similis, hoc est temperamento commoderata, exspectare,<text:line-break/>inquit, oportet multos sudores in febribus, ratione<text:line-break/>optima. Nam sine aeris nos ambientis calore et nisi. ali-</text:p>
      <text:p text:style-name="P5">qua redundans humiditas in corpore contineatur, multi<text:line-break/>sudores fieri nequeunt. Horum primum aestate, alterum<text:line-break/>hieme,. neutrum autumno, utrumque vere oboritur. De-<text:line-break/>center igitur aestas quae sit arida fatis humiditatem ausu-<text:line-break/>mit disco titque. Similis autem veri per calorem quidem<text:line-break/>ad cutim attrahit, fed prae humiditate in vaporis speciem<text:line-break/>discutere non potest. Morborum itaque crisibus dum tota<text:line-break/>humiditas affatim excernitur, multos sudores efficit.</text:p>
      <text:h text:style-name="Heading_20_2" text:outline-level="2">Vll.</text:h>
      <text:p text:style-name="P1">P<text:span text:style-name="Default_20_Paragraph_20_Font"><text:span text:style-name="T1">er sanatore</text:span></text:span>s <text:span text:style-name="Default_20_Paragraph_20_Font"><text:span text:style-name="T1">fabre</text:span></text:span>s <text:span text:style-name="Default_20_Paragraph_20_Font"><text:span text:style-name="T1">acutae stant. Quod si annu</text:span></text:span>s <text:span text:style-name="Default_20_Paragraph_20_Font"><text:span text:style-name="T1">magna<text:line-break/>ex parte tal</text:span></text:span>is <text:span text:style-name="Default_20_Paragraph_20_Font"><text:span text:style-name="T1">ex</text:span></text:span>ti<text:span text:style-name="Default_20_Paragraph_20_Font"><text:span text:style-name="T1">terit, qualem te</text:span></text:span>m<text:span text:style-name="Default_20_Paragraph_20_Font"><text:span text:style-name="T1">por</text:span></text:span>is <text:span text:style-name="Default_20_Paragraph_20_Font"><text:span text:style-name="T1">sta</text:span></text:span>tum <text:span text:style-name="Default_20_Paragraph_20_Font"><text:span text:style-name="T1">effe</text:span></text:span>r<text:span text:style-name="Default_20_Paragraph_20_Font"><text:span text:style-name="T1">e-<text:line-break/>r</text:span></text:span>i<text:span text:style-name="Default_20_Paragraph_20_Font"><text:span text:style-name="T1">t</text:span></text:span>, t<text:span text:style-name="Default_20_Paragraph_20_Font"><text:span text:style-name="T1">ale</text:span></text:span>s <text:span text:style-name="Default_20_Paragraph_20_Font"><text:span text:style-name="T1">pleru</text:span></text:span>m<text:span text:style-name="Default_20_Paragraph_20_Font"><text:span text:style-name="T1">que morbo</text:span></text:span>s <text:span text:style-name="Default_20_Paragraph_20_Font"><text:span text:style-name="T1">exspectare</text:span></text:span> o<text:span text:style-name="Default_20_Paragraph_20_Font"><text:span text:style-name="T1">por</text:span></text:span>t<text:span text:style-name="Default_20_Paragraph_20_Font"><text:span text:style-name="T1">et.</text:span></text:span></text:p>
      <text:p text:style-name="P4">Non multas ait oboriri febres siccitatibus, fed acutas,<text:line-break/>quoniam paulo post dicturus est ; <text:span text:style-name="Default_20_Paragraph_20_Font"><text:span text:style-name="T1">ex ann</text:span></text:span>i <text:span text:style-name="Default_20_Paragraph_20_Font"><text:span text:style-name="T1">const</text:span></text:span>i<text:span text:style-name="Default_20_Paragraph_20_Font"><text:span text:style-name="T1">tuti</text:span></text:span>o<text:span text:style-name="Default_20_Paragraph_20_Font"><text:span text:style-name="T1">n</text:span></text:span>i<text:span text:style-name="Default_20_Paragraph_20_Font"><text:span text:style-name="T1">bu</text:span></text:span>s</text:p>
      <text:p text:style-name="P5"><text:span text:style-name="Default_20_Paragraph_20_Font"><text:span text:style-name="T1">in universum d</text:span></text:span>i<text:span text:style-name="Default_20_Paragraph_20_Font"><text:span text:style-name="T1">xerim siccitate</text:span></text:span>s <text:span text:style-name="Default_20_Paragraph_20_Font"><text:span text:style-name="T1">i</text:span></text:span>m<text:span text:style-name="Default_20_Paragraph_20_Font"><text:span text:style-name="T1">br</text:span></text:span>i<text:span text:style-name="Default_20_Paragraph_20_Font"><text:span text:style-name="T1">bu</text:span></text:span>s <text:span text:style-name="Default_20_Paragraph_20_Font"><text:span text:style-name="T1">longe salubr</text:span></text:span>io<text:span text:style-name="Default_20_Paragraph_20_Font"><text:span text:style-name="T1">re</text:span></text:span>s<text:line-break/><text:span text:style-name="Default_20_Paragraph_20_Font"><text:span text:style-name="T1">m</text:span></text:span>i<text:span text:style-name="Default_20_Paragraph_20_Font"><text:span text:style-name="T1">nu</text:span></text:span>s<text:span text:style-name="Default_20_Paragraph_20_Font"><text:span text:style-name="T1">que letale</text:span></text:span>s. Rursum illud deinceps coniungens pro-<text:line-break/>nunciabit : <text:span text:style-name="Default_20_Paragraph_20_Font"><text:span text:style-name="T1">per assiduo</text:span></text:span>s i<text:span text:style-name="Default_20_Paragraph_20_Font"><text:span text:style-name="T1">mbre</text:span></text:span>s m<text:span text:style-name="Default_20_Paragraph_20_Font"><text:span text:style-name="T1">orb</text:span></text:span>i <text:span text:style-name="Default_20_Paragraph_20_Font"><text:span text:style-name="T1">plerumque generan-<text:line-break/>tur e</text:span></text:span>t <text:span text:style-name="Default_20_Paragraph_20_Font"><text:span text:style-name="T1">fabre</text:span></text:span>s <text:span text:style-name="Default_20_Paragraph_20_Font"><text:span text:style-name="T1">longae</text:span></text:span>;- decenter profecto; nam ambientis<text:line-break/>humiditatis pituitofos humores congerit., neque aqu<text:span text:style-name="Default_20_Paragraph_20_Font"><text:span text:style-name="T1">at</text:span></text:span>a<text:line-break/>exc<text:span text:style-name="Default_20_Paragraph_20_Font"><text:span text:style-name="T1">r</text:span></text:span>ementa pauca accumulat ; siccitas vero copia quidem<text:line-break/>pauciores humores, sed qualitate biliosiores essicit, ac<text:line-break/>proinde febres numero quidem iis. funi pauciores , quae<text:line-break/>per assiduos imbres oboriuntur; fed acutiores. Quae vero<text:line-break/>deinceps in aphorismo dicuntur, manifesta funt<text:span text:style-name="Default_20_Paragraph_20_Font"><text:span text:style-name="T1">e</text:span></text:span></text:p>
      <text:h text:style-name="Heading_20_2" text:outline-level="2">VIll<text:span text:style-name="Default_20_Paragraph_20_Font"><text:span text:style-name="T1">i</text:span></text:span></text:h>
      <text:p text:style-name="P1"><text:span text:style-name="Default_20_Paragraph_20_Font"><text:span text:style-name="T1">s</text:span></text:span>i <text:span text:style-name="Default_20_Paragraph_20_Font"><text:span text:style-name="T1">stat</text:span></text:span>is <text:span text:style-name="Default_20_Paragraph_20_Font"><text:span text:style-name="T1">temporibu</text:span></text:span>s t<text:span text:style-name="Default_20_Paragraph_20_Font"><text:span text:style-name="T1">e</text:span></text:span>m<text:span text:style-name="Default_20_Paragraph_20_Font"><text:span text:style-name="T1">pest</text:span></text:span>i<text:span text:style-name="Default_20_Paragraph_20_Font"><text:span text:style-name="T1">ve ann</text:span></text:span>i <text:span text:style-name="Default_20_Paragraph_20_Font"><text:span text:style-name="T1">te</text:span></text:span>m<text:span text:style-name="Default_20_Paragraph_20_Font"><text:span text:style-name="T1">pestate</text:span></text:span>s <text:span text:style-name="Default_20_Paragraph_20_Font"><text:span text:style-name="T1">succedant,<text:line-break/></text:span></text:span>m<text:span text:style-name="Default_20_Paragraph_20_Font"><text:span text:style-name="T1">orb</text:span></text:span>i <text:span text:style-name="Default_20_Paragraph_20_Font"><text:span text:style-name="T1">bene</text:span></text:span> mo<text:span text:style-name="Default_20_Paragraph_20_Font"><text:span text:style-name="T1">rati et iud</text:span></text:span>i<text:span text:style-name="Default_20_Paragraph_20_Font"><text:span text:style-name="T1">catu fac</text:span></text:span>i<text:span text:style-name="Default_20_Paragraph_20_Font"><text:span text:style-name="T1">le</text:span></text:span>s o<text:span text:style-name="Default_20_Paragraph_20_Font"><text:span text:style-name="T1">riuntur. Male<text:line-break/>vero const</text:span></text:span>i<text:span text:style-name="Default_20_Paragraph_20_Font"><text:span text:style-name="T1">tut</text:span></text:span>is, <text:span text:style-name="Default_20_Paragraph_20_Font"><text:span text:style-name="T1">ma</text:span></text:span>l<text:span text:style-name="Default_20_Paragraph_20_Font"><text:span text:style-name="T1">e morat</text:span></text:span>i <text:span text:style-name="Default_20_Paragraph_20_Font"><text:span text:style-name="T1">ac intempest</text:span></text:span>i<text:span text:style-name="Default_20_Paragraph_20_Font"><text:span text:style-name="T1">v</text:span></text:span>i - <text:span text:style-name="Default_20_Paragraph_20_Font"><text:span text:style-name="T1">d</text:span></text:span>i/<text:span text:style-name="Default_20_Paragraph_20_Font"><text:span text:style-name="T1">stc</text:span></text:span>i<text:span text:style-name="Default_20_Paragraph_20_Font"><text:span text:style-name="T1">l</text:span></text:span>ts-<text:line-break/><text:span text:style-name="Default_20_Paragraph_20_Font"><text:span text:style-name="T1">que sud</text:span></text:span>t<text:span text:style-name="Default_20_Paragraph_20_Font"><text:span text:style-name="T1">c</text:span></text:span>tn</text:p>
      <text:p text:style-name="P3">Stata tempora vocitant anni tempestates ordinatim<text:line-break/>proprium temperamentum sortitas. Quem vero statum<text:line-break/>annum appellet, ab ipso tibi licet discere m libro de<text:line-break/>aere, locis et aquis ita pronunciante: si sane in siderum<text:line-break/>ortu et occasu rationi consona signa appareant, si autumni.<text:line-break/>postremo imbres fiant, fi hiems moderata sit, neque ni-<text:line-break/>mis tepens, neque frigore tempus legitimum excedens, si<text:line-break/>vere et aestate imbres tempestivi decidant, sic annum fore<text:line-break/>faluberrimum par esu Quum itaque jam didiceris , quem<text:line-break/>statum annum aut constantem este velit, facile est etiam<text:line-break/>instabilem et inconstantem intelligere.. Nam quaecunque<text:line-break/>tempora aliqua ex pa<text:span text:style-name="Default_20_Paragraph_20_Font"><text:span text:style-name="T1">r</text:span></text:span>te stati anni mode<text:span text:style-name="Default_20_Paragraph_20_Font"><text:span text:style-name="T1">r</text:span></text:span>ationem non fer-<text:line-break/>vari<text:span text:style-name="Default_20_Paragraph_20_Font"><text:span text:style-name="T1">a</text:span></text:span>t, ea nunc Hippocrates instabilia et intempestiva vo-<text:line-break/>citat et qui in ipsis oboriuntur morbi, eos similiter insta-<text:line-break/>biles et intempestivos appellat. Ait autem ipsus difficilis,<text:line-break/>hoc est pravi esse judinii. Aut enim cum periculosis fym-<text:line-break/>ptomatihus crises in morbis eveniunt aut quam primum<text:line-break/>perniciosi funt, aut omnino revertuntur.</text:p>
      <text:h text:style-name="P55" text:outline-level="2"><text:bookmark-start text:name="bookmark44"/>Ix<text:bookmark-end text:name="bookmark44"/></text:h>
      <text:p text:style-name="P1"><text:span text:style-name="Default_20_Paragraph_20_Font"><text:span text:style-name="T1">Au</text:span></text:span>t<text:span text:style-name="Default_20_Paragraph_20_Font"><text:span text:style-name="T1">u</text:span></text:span>m<text:span text:style-name="Default_20_Paragraph_20_Font"><text:span text:style-name="T1">no</text:span></text:span> i<text:span text:style-name="Default_20_Paragraph_20_Font"><text:span text:style-name="T1">n universu</text:span></text:span>m mo<text:span text:style-name="Default_20_Paragraph_20_Font"><text:span text:style-name="T1">rb</text:span></text:span>i <text:span text:style-name="Default_20_Paragraph_20_Font"><text:span text:style-name="T1">acut</text:span></text:span>issim<text:span text:style-name="Default_20_Paragraph_20_Font"><text:span text:style-name="T1">i et maxi</text:span></text:span>m<text:span text:style-name="Default_20_Paragraph_20_Font"><text:span text:style-name="T1">e le</text:span></text:span>t<text:span text:style-name="Default_20_Paragraph_20_Font"><text:span text:style-name="T1">ales ;<text:line-break/>ver au</text:span></text:span>t<text:span text:style-name="Default_20_Paragraph_20_Font"><text:span text:style-name="T1">em saluberr</text:span></text:span>i<text:span text:style-name="Default_20_Paragraph_20_Font"><text:span text:style-name="T1">mum e</text:span></text:span>t mi<text:span text:style-name="Default_20_Paragraph_20_Font"><text:span text:style-name="T1">n</text:span></text:span>i<text:span text:style-name="Default_20_Paragraph_20_Font"><text:span text:style-name="T1">me ex</text:span></text:span>iti<text:span text:style-name="Default_20_Paragraph_20_Font"><text:span text:style-name="T1">ale.</text:span></text:span></text:p>
      <text:p text:style-name="P4">Quum an<text:span text:style-name="Default_20_Paragraph_20_Font"><text:span text:style-name="T1">n</text:span></text:span>i tempestates consentaneum ferva<text:span text:style-name="Default_20_Paragraph_20_Font"><text:span text:style-name="T1">n</text:span></text:span>t totum<text:line-break/>temperamentum , ver quidem c<text:span text:style-name="Default_20_Paragraph_20_Font"><text:span text:style-name="T1">e</text:span></text:span>r<text:span text:style-name="Default_20_Paragraph_20_Font"><text:span text:style-name="T1">n</text:span></text:span>ui erit saluberrimum<text:line-break/>prout temperatum existit, morbos autem acutissimos atque<text:line-break/>letales pro tempestatum ratione autumnus adventurus est,<text:line-break/>quoniam ver quidem probe temperatum est, autumno vero<text:line-break/>hoc in primis inest mali, quod eodem die modo calorem,<text:line-break/>modo frigus proferat; deinde quod aestivam tempestatem<text:line-break/>excipiat, in qua plerisque humores quidem assati fuerunt,<text:line-break/>quibusdam vero etiam vires prostratae. At non fotum<text:line-break/>hac ratione autumnus pravus est, verum etiam quod qui<text:line-break/>prius ad cutim humores movebantur atque perfpiratu dis-<text:line-break/>cutiebantur, per autumnum ab ambientis aeris frigore in<text:line-break/>altum propellantur coganturque. Atque haec omnibus<text:line-break/>hominibus sunt communia. Sed pravo rictu utentibus</text:p>
      <text:p text:style-name="P5">amplius accedunt autumnales fructus, quibus copiosius<text:line-break/>impleti pravorum humorum copiam accumulant.</text:p>
      <text:h text:style-name="Heading_20_2" text:outline-level="2">X.</text:h>
      <text:p text:style-name="Normal"><text:span text:style-name="Default_20_Paragraph_20_Font"><text:span text:style-name="T1">Autumnus</text:span></text:span> t<text:span text:style-name="Default_20_Paragraph_20_Font"><text:span text:style-name="T1">ab</text:span></text:span>i<text:span text:style-name="Default_20_Paragraph_20_Font"><text:span text:style-name="T1">d</text:span></text:span>i<text:span text:style-name="Default_20_Paragraph_20_Font"><text:span text:style-name="T1">s malu</text:span></text:span>m.</text:p>
      <text:p text:style-name="P4">Superiore. quidem aphorismo alias autumnum, nunc<text:line-break/>autem ut ipsis tabidis noxium rursum. vituperat. Utrum<text:line-break/>vero phthoe laborantes solos . tabidos nominet, quibus ni-<text:line-break/>mirum pulmo exulceratus est, an omnes quomodocunque<text:line-break/>colliquesactos, coniicere non possumus. Autumnum autem<text:line-break/>utrisque malum esse, quum simul siccus ac frigidus et in-<text:line-break/>aequalis existat, apertum est.</text:p>
      <text:h text:style-name="Heading_20_2" text:outline-level="2">XI.</text:h>
      <text:p text:style-name="P1"><text:span text:style-name="Default_20_Paragraph_20_Font"><text:span text:style-name="T1">Luter ann</text:span></text:span>i t<text:span text:style-name="Default_20_Paragraph_20_Font"><text:span text:style-name="T1">empesta</text:span></text:span>t<text:span text:style-name="Default_20_Paragraph_20_Font"><text:span text:style-name="T1">e</text:span></text:span>s, <text:span text:style-name="Default_20_Paragraph_20_Font"><text:span text:style-name="T1">si h</text:span></text:span>i<text:span text:style-name="Default_20_Paragraph_20_Font"><text:span text:style-name="T1">ems sicca qu</text:span></text:span>i<text:span text:style-name="Default_20_Paragraph_20_Font"><text:span text:style-name="T1">dem et aqu</text:span></text:span>i<text:span text:style-name="Default_20_Paragraph_20_Font"><text:span text:style-name="T1">lon</text:span></text:span>i<text:span text:style-name="Default_20_Paragraph_20_Font"><text:span text:style-name="T1">a<text:line-break/>suer</text:span></text:span>i<text:span text:style-name="Default_20_Paragraph_20_Font"><text:span text:style-name="T1">t; ver autem pluv</text:span></text:span>i<text:span text:style-name="Default_20_Paragraph_20_Font"><text:span text:style-name="T1">osum e</text:span></text:span>t <text:span text:style-name="Default_20_Paragraph_20_Font"><text:span text:style-name="T1">austr</text:span></text:span>i<text:span text:style-name="Default_20_Paragraph_20_Font"><text:span text:style-name="T1">num, fabres acu-</text:span></text:span></text:p>
      <text:p text:style-name="P3">t<text:span text:style-name="Default_20_Paragraph_20_Font"><text:span text:style-name="T1">as, l</text:span></text:span>i<text:span text:style-name="Default_20_Paragraph_20_Font"><text:span text:style-name="T1">ppi</text:span></text:span>t<text:span text:style-name="Default_20_Paragraph_20_Font"><text:span text:style-name="T1">ud</text:span></text:span>i<text:span text:style-name="Default_20_Paragraph_20_Font"><text:span text:style-name="T1">nes e</text:span></text:span>t <text:span text:style-name="Default_20_Paragraph_20_Font"><text:span text:style-name="T1">d</text:span></text:span>y<text:span text:style-name="Default_20_Paragraph_20_Font"><text:span text:style-name="T1">sen</text:span></text:span>t<text:span text:style-name="Default_20_Paragraph_20_Font"><text:span text:style-name="T1">eria</text:span></text:span>s <text:span text:style-name="Default_20_Paragraph_20_Font"><text:span text:style-name="T1">ad aestatem oborir</text:span></text:span>i <text:span text:style-name="Default_20_Paragraph_20_Font"><text:span text:style-name="T1">ne-<text:line-break/>ceste est, praesertim vero mul</text:span></text:span>i<text:span text:style-name="Default_20_Paragraph_20_Font"><text:span text:style-name="T1">eribu</text:span></text:span>s <text:span text:style-name="Default_20_Paragraph_20_Font"><text:span text:style-name="T1">ac viris humidi</text:span></text:span>o<text:span text:style-name="Default_20_Paragraph_20_Font"><text:span text:style-name="T1">r</text:span></text:span>a<text:line-break/><text:span text:style-name="Default_20_Paragraph_20_Font"><text:span text:style-name="T1">na</text:span></text:span>t<text:span text:style-name="Default_20_Paragraph_20_Font"><text:span text:style-name="T1">ura praediti</text:span></text:span>s.</text:p>
      <text:p text:style-name="P4">De tempestatum anni variatione ac mutatione agit<text:line-break/>hic aphorismus, ab hieme quidem sicca et aquilonia et<text:line-break/>vere pluvioso ac australi d<text:span text:style-name="Default_20_Paragraph_20_Font"><text:span text:style-name="T1">a</text:span></text:span>nto exordio, Ejusmodi autem<text:line-break/>mutationes quamquam privae existunt, funt tamen prae-<text:line-break/>ter naturam, quare et adventante aestate morbos fore<text:line-break/>praedicit, febres acutas, opththalmlas , dysenterias. Can-<text:line-break/>fani vero qua post talem praedictum statum hujuscemodi<text:line-break/>exuberent morbi; ipse explicuit in libro de aere, Iocis<text:line-break/>et aquis. Sic autem fe habet textus: <text:span text:style-name="Default_20_Paragraph_20_Font"><text:span text:style-name="T1">st hie</text:span></text:span>m<text:span text:style-name="Default_20_Paragraph_20_Font"><text:span text:style-name="T1">s qu</text:span></text:span>i<text:span text:style-name="Default_20_Paragraph_20_Font"><text:span text:style-name="T1">dem<text:line-break/>sicca et aquilon</text:span></text:span>i<text:span text:style-name="Default_20_Paragraph_20_Font"><text:span text:style-name="T1">a, ver au</text:span></text:span>t<text:span text:style-name="Default_20_Paragraph_20_Font"><text:span text:style-name="T1">em pluvium et austr</text:span></text:span>i<text:span text:style-name="Default_20_Paragraph_20_Font"><text:span text:style-name="T1">num suerit;<text:line-break/>aesta</text:span></text:span>t<text:span text:style-name="Default_20_Paragraph_20_Font"><text:span text:style-name="T1">em fantibus abundare et oph</text:span></text:span>t<text:span text:style-name="Default_20_Paragraph_20_Font"><text:span text:style-name="T1">hal</text:span></text:span>m<text:span text:style-name="Default_20_Paragraph_20_Font"><text:span text:style-name="T1">ia</text:span></text:span>s <text:span text:style-name="Default_20_Paragraph_20_Font"><text:span text:style-name="T1">e</text:span></text:span>t <text:span text:style-name="Default_20_Paragraph_20_Font"><text:span text:style-name="T1">d</text:span></text:span>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s<text:line-break/>oborir</text:span></text:span>i <text:span text:style-name="Default_20_Paragraph_20_Font"><text:span text:style-name="T1">necesse est. Quum en</text:span></text:span>im <text:span text:style-name="Default_20_Paragraph_20_Font"><text:span text:style-name="T1">vern</text:span></text:span>i<text:span text:style-name="Default_20_Paragraph_20_Font"><text:span text:style-name="T1">s</text:span></text:span> i<text:span text:style-name="Default_20_Paragraph_20_Font"><text:span text:style-name="T1">mbribu</text:span></text:span>s <text:span text:style-name="Default_20_Paragraph_20_Font"><text:span text:style-name="T1">e</text:span></text:span>t <text:span text:style-name="Default_20_Paragraph_20_Font"><text:span text:style-name="T1">austr</text:span></text:span>o<text:line-break/><text:span text:style-name="Default_20_Paragraph_20_Font"><text:span text:style-name="T1">madefac</text:span></text:span>t<text:span text:style-name="Default_20_Paragraph_20_Font"><text:span text:style-name="T1">a e</text:span></text:span>t <text:span text:style-name="Default_20_Paragraph_20_Font"><text:span text:style-name="T1">hu</text:span></text:span>m<text:span text:style-name="Default_20_Paragraph_20_Font"><text:span text:style-name="T1">ec</text:span></text:span>t<text:span text:style-name="Default_20_Paragraph_20_Font"><text:span text:style-name="T1">a</text:span></text:span>t<text:span text:style-name="Default_20_Paragraph_20_Font"><text:span text:style-name="T1">a</text:span></text:span> t<text:span text:style-name="Default_20_Paragraph_20_Font"><text:span text:style-name="T1">erra, aesta</text:span></text:span>t<text:span text:style-name="Default_20_Paragraph_20_Font"><text:span text:style-name="T1">is derepente aestus<text:line-break/></text:span></text:span>i<text:span text:style-name="Default_20_Paragraph_20_Font"><text:span text:style-name="T1">n</text:span></text:span>t<text:span text:style-name="Default_20_Paragraph_20_Font"><text:span text:style-name="T1">erveneri</text:span></text:span>t, t<text:span text:style-name="Default_20_Paragraph_20_Font"><text:span text:style-name="T1">um a</text:span></text:span> t<text:span text:style-name="Default_20_Paragraph_20_Font"><text:span text:style-name="T1">erra per</text:span></text:span>m<text:span text:style-name="Default_20_Paragraph_20_Font"><text:span text:style-name="T1">adescente et cal</text:span></text:span>i<text:span text:style-name="Default_20_Paragraph_20_Font"><text:span text:style-name="T1">da, </text:span></text:span>t<text:span text:style-name="Default_20_Paragraph_20_Font"><text:span text:style-name="T1">u</text:span></text:span>m <text:span text:style-name="Default_20_Paragraph_20_Font"><text:span text:style-name="T1">a</text:span></text:span></text:p>
      <text:p text:style-name="P5"><text:span text:style-name="Default_20_Paragraph_20_Font"><text:span text:style-name="T1">sole adurente geminari ardorem necesse est, hominum pro-<text:line-break/>pterea neque constan</text:span></text:span>t<text:span text:style-name="Default_20_Paragraph_20_Font"><text:span text:style-name="T1">ibus, scd potius laxatis ventribus,<text:line-break/>neque resecato cerebro. Neque enim peri pot</text:span></text:span>tst, <text:span text:style-name="Default_20_Paragraph_20_Font"><text:span text:style-name="T1">quin<text:line-break/>ubi ver ejusmodi praecessit , corpus et caro colliquescant,<text:line-break/>simu/que tum omnibus acutissimae febres, tum maxime sii-<text:line-break/>tuitosis eveniant. Mulieribus vero par</text:span></text:span> tst, <text:span text:style-name="Default_20_Paragraph_20_Font"><text:span text:style-name="T1">dysen</text:span></text:span>t<text:span text:style-name="Default_20_Paragraph_20_Font"><text:span text:style-name="T1">erias<text:line-break/>seri et viris natura humidioribus. </text:span></text:span>Haec in libro de aëre,<text:line-break/>locis et aquis protulit Hippocrates. Nos vero satius ejus<text:line-break/>orationem explanabimus, ac primo quidem quamobrem<text:line-break/>neque ipsa hieme, neque vere per ejusmodi statum mor-<text:line-break/>bos vulgus adoriri dixerit, quamVis secundo epidemiorum<text:line-break/>ipsa laesa tempestate Cranone carbunculos ortos fuisse<text:line-break/>prodiderit. Sic autem se habet ejus dictio i Cranone an-<text:line-break/>thraces aestivi; ubique per aestus imbre largo pluebat<text:line-break/>iique austro magis fiebant. Patet igitur ex ejus dictis<text:line-break/>etiam causa , cur Cranone per aestatem facti sint carbun-<text:line-break/>culi. Non enim parum naturale temperamentum mutave-</text:p>
      <text:p text:style-name="P5">rat <text:span text:style-name="Default_20_Paragraph_20_Font"><text:span text:style-name="T9">, </text:span></text:span>fed ad talem statum pervenerat, per quem facile<text:line-break/>putrent quaecunque naturam putredini obnoxiam sortiuu-<text:line-break/>tur. Possunt enim humiditates praeter modum auctae<text:line-break/>putrefacere, quemadmodum ipse dicturus est. At morbi<text:line-break/>pluviosis temporibus plerumque fiunt, febres. longae, alvi<text:line-break/>fluxus et putredines; fed iis ipsis etiamnum magis calo-<text:line-break/>res, Ambabus vero in idem concurrentibus et ut Cranone<text:line-break/>vehementibus ac immoderatis alteram tempestatem corpus<text:line-break/>non exspectat, quum in ipsa priore maxime laedi queat.<text:line-break/>Per hiemem vero siccam et aquiloniam corpora iis mole-<text:line-break/>stiis afficiuntur, quas ipse prius his verbis protulit: <text:span text:style-name="Default_20_Paragraph_20_Font"><text:span text:style-name="T1">A</text:span></text:span>t<text:line-break/><text:span text:style-name="Default_20_Paragraph_20_Font"><text:span text:style-name="T1">si aq</text:span></text:span>ai<text:span text:style-name="Default_20_Paragraph_20_Font"><text:span text:style-name="T1">lon</text:span></text:span>i<text:span text:style-name="Default_20_Paragraph_20_Font"><text:span text:style-name="T1">atempesta</text:span></text:span>s <text:span text:style-name="Default_20_Paragraph_20_Font"><text:span text:style-name="T1">suerit, tusses, faucium asper</text:span></text:span>i<text:span text:style-name="Default_20_Paragraph_20_Font"><text:span text:style-name="T1">ta</text:span></text:span>t<text:span text:style-name="Default_20_Paragraph_20_Font"><text:span text:style-name="T1">e</text:span></text:span>s,<text:line-break/><text:span text:style-name="Default_20_Paragraph_20_Font"><text:span text:style-name="T1">al</text:span></text:span>ui <text:span text:style-name="Default_20_Paragraph_20_Font"><text:span text:style-name="T1">durae, d</text:span></text:span>y<text:span text:style-name="Default_20_Paragraph_20_Font"><text:span text:style-name="T1">suriae, horrore</text:span></text:span>s<text:span text:style-name="Default_20_Paragraph_20_Font"><text:span text:style-name="T1">; laterum et pect</text:span></text:span>ori<text:span text:style-name="Default_20_Paragraph_20_Font"><text:span text:style-name="T1">s dolo-<text:line-break/>res obor</text:span></text:span>i<text:span text:style-name="Default_20_Paragraph_20_Font"><text:span text:style-name="T1">un</text:span></text:span>t<text:span text:style-name="Default_20_Paragraph_20_Font"><text:span text:style-name="T1">ur, </text:span></text:span>Non tamen morbus effatu dignus contra-<text:line-break/>hetur ; nam et alioqui sicciores tempestates sunt salubriores<text:line-break/>minusque letales: i<text:span text:style-name="Default_20_Paragraph_20_Font"><text:span text:style-name="T1">n un</text:span></text:span>i<text:span text:style-name="Default_20_Paragraph_20_Font"><text:span text:style-name="T1">versum enim</text:span></text:span>, dixit , <text:span text:style-name="Default_20_Paragraph_20_Font"><text:span text:style-name="T1">sicc</text:span></text:span>io<text:span text:style-name="Default_20_Paragraph_20_Font"><text:span text:style-name="T1">re</text:span></text:span>s t<text:span text:style-name="Default_20_Paragraph_20_Font"><text:span text:style-name="T1">e</text:span></text:span>m-<text:line-break/><text:span text:style-name="Default_20_Paragraph_20_Font"><text:span text:style-name="T1">pestates p</text:span></text:span>l<text:span text:style-name="Default_20_Paragraph_20_Font"><text:span text:style-name="T1">uv</text:span></text:span>i<text:span text:style-name="Default_20_Paragraph_20_Font"><text:span text:style-name="T1">osi</text:span></text:span>s <text:span text:style-name="Default_20_Paragraph_20_Font"><text:span text:style-name="T1">este sa</text:span></text:span>l<text:span text:style-name="Default_20_Paragraph_20_Font"><text:span text:style-name="T1">ubr</text:span></text:span>i<text:span text:style-name="Default_20_Paragraph_20_Font"><text:span text:style-name="T1">ores</text:span></text:span> mi<text:span text:style-name="Default_20_Paragraph_20_Font"><text:span text:style-name="T1">nusque letales. </text:span></text:span>Hiems<text:line-break/>itaque aquilonia et sicca homines quidem recta structura</text:p>
      <text:p text:style-name="P5">donatos , tussibus , alvi retentione , dy<text:span text:style-name="Default_20_Paragraph_20_Font"><text:span text:style-name="T1">t</text:span></text:span>uria partiumque<text:line-break/>thoracicarum doloribus vexabit, non tamen febres aut<text:line-break/>dyfenterias aut quid ejusmodi effectura esu Sed cui ne<text:line-break/>vere quidem pluvioso atque australi in vulgus morbi graf-<text:line-break/>fantur? Quia praecessit hiems vehementer frigida et sicca.<text:line-break/>Ipsis vero dixerat non simpliciter prae<text:span text:style-name="Default_20_Paragraph_20_Font"><text:span text:style-name="T1">t</text:span></text:span>entus constitutiones<text:line-break/>spectandas esse, fed etiam ex quibus in quas fiant muta-<text:line-break/>tiones. Corpus itaque prius per hiemem siccam et aqui-<text:line-break/>leniam resiccatur , non modo nihil ex vernis imbribus<text:line-break/>patietur, fed nonnihil ad naturalem quadamtenus rediens<text:line-break/>commoderationem juvabitur. sii vero totum ver humidum<text:line-break/>suerit ad contrariam priori, quae ipsi sicca erat, confi<text:span text:style-name="Default_20_Paragraph_20_Font"><text:span text:style-name="T1">t-<text:line-break/></text:span></text:span>tutionem ducetur corpus, in medio positam symmetriam<text:line-break/>excedens. Quare paratum ipsum ad laesionem aestas exci-<text:line-break/>piet, terra adhuc humectata existente atque ob id fullo-<text:line-break/>cantem aestum efficiente , etesiis nimirum jam flare mi-<text:line-break/>nime solitis. Nam ii postea et post canem pro cousuetu-<text:line-break/>dine flare incipiunt. Quare totum illud tempus medium</text:p>
      <text:p text:style-name="P5">febres habebit acutas propter caliditatem et humiditatem<text:line-break/>humoribus in corpore putrescentibus; ophthalmias quoque<text:line-break/>et dysenterias pro partium facile laesionem admittentium<text:line-break/>aptitudine. Aliae namque aliis pro corporum tempera-<text:line-break/>mentis ad patiendum faciliores aut difficiliores sunt. Nam<text:line-break/>opbthalmiae prope omnes infestant repleto capite, nisi<text:line-break/>quibus oculi sunt praevalidi. Dy<text:span text:style-name="Default_20_Paragraph_20_Font"><text:span text:style-name="T1">s</text:span></text:span>enteriae vero, ut ipse<text:line-break/>dixit, natura humida praeditos ac mulieres, hae siquidem<text:line-break/>viris sunt humidiores. Si igitur totam. constitutionem<text:line-break/>tanquam nostra putrefacientem corpora damnamus, constat<text:line-break/>putredinem humidis corporibus magis obort<text:span text:style-name="Default_20_Paragraph_20_Font"><text:span text:style-name="T1">a</text:span></text:span>rum. Enim.<text:line-break/>vero quod nostris in corporibus putrescit humidum , id<text:line-break/>ipsum tanquam materia quaedam est vi caloris parta.<text:line-break/>Ambientis vero humiditas quod humores in corpore<text:line-break/>redundantes desiccari prohibeat , propterea vim pu-<text:line-break/>lrefacientem adjuvat. Itaque nihil mirum talibus con-</text:p>
      <text:p text:style-name="P5">stitutionibus naturas humidiores magis laedi et propterea<text:line-break/>febres pituitosis magis oboriri ; hi siquidem necessario sunt<text:line-break/>humidiores. Manente igitur putredine in corpore fiunt<text:line-break/>febres; si vero ea per alvum vacuetur, dysenteriae. At-<text:line-break/>que haec per totam aestatem aderunt, nisi circa canis<text:line-break/>ortum alia fiat mutatio , de qua ipse in libro de aere,<text:line-break/>locis et aquis egit; post sententiam paulo ante deinceps<text:line-break/>scriptam, cujus haec fuit clausula. Dysenterias autem<text:line-break/>mulieribus par est accidere et viris humidioribus. His<text:line-break/>enim subsequentem textum connectens scribit: <text:span text:style-name="Default_20_Paragraph_20_Font"><text:span text:style-name="T1">et qu</text:span></text:span>i<text:span text:style-name="Default_20_Paragraph_20_Font"><text:span text:style-name="T1">de</text:span></text:span>m<text:line-break/><text:span text:style-name="Default_20_Paragraph_20_Font"><text:span text:style-name="T1">si c</text:span></text:span>i<text:span text:style-name="Default_20_Paragraph_20_Font"><text:span text:style-name="T1">rca can</text:span></text:span>i<text:span text:style-name="Default_20_Paragraph_20_Font"><text:span text:style-name="T1">s or</text:span></text:span>t<text:span text:style-name="Default_20_Paragraph_20_Font"><text:span text:style-name="T1">um supervener</text:span></text:span>i<text:span text:style-name="Default_20_Paragraph_20_Font"><text:span text:style-name="T1">t aqua e</text:span></text:span>t <text:span text:style-name="Default_20_Paragraph_20_Font"><text:span text:style-name="T1">h</text:span></text:span>i<text:span text:style-name="Default_20_Paragraph_20_Font"><text:span text:style-name="T1">berna</text:span></text:span> t<text:span text:style-name="Default_20_Paragraph_20_Font"><text:span text:style-name="T1">empe-<text:line-break/>stas et e</text:span></text:span>t<text:span text:style-name="Default_20_Paragraph_20_Font"><text:span text:style-name="T1">esiae faver</text:span></text:span>i<text:span text:style-name="Default_20_Paragraph_20_Font"><text:span text:style-name="T1">nt , spes est cesse</text:span></text:span>i<text:span text:style-name="Default_20_Paragraph_20_Font"><text:span text:style-name="T1">ros morbos et autu</text:span></text:span>m-<text:line-break/><text:span text:style-name="Default_20_Paragraph_20_Font"><text:span text:style-name="T1">num fere sulubrem ; al</text:span></text:span>i<text:span text:style-name="Default_20_Paragraph_20_Font"><text:span text:style-name="T1">oqu</text:span></text:span>i m<text:span text:style-name="Default_20_Paragraph_20_Font"><text:span text:style-name="T1">or</text:span></text:span>ti<text:span text:style-name="Default_20_Paragraph_20_Font"><text:span text:style-name="T1">s per</text:span></text:span>i<text:span text:style-name="Default_20_Paragraph_20_Font"><text:span text:style-name="T1">culum puer</text:span></text:span>i<text:span text:style-name="Default_20_Paragraph_20_Font"><text:span text:style-name="T1">s</text:span></text:span> im-<text:line-break/><text:span text:style-name="Default_20_Paragraph_20_Font"><text:span text:style-name="T1">m</text:span></text:span>i<text:span text:style-name="Default_20_Paragraph_20_Font"><text:span text:style-name="T1">net et mul</text:span></text:span>i<text:span text:style-name="Default_20_Paragraph_20_Font"><text:span text:style-name="T1">er</text:span></text:span>i<text:span text:style-name="Default_20_Paragraph_20_Font"><text:span text:style-name="T1">bus</text:span></text:span>, mi<text:span text:style-name="Default_20_Paragraph_20_Font"><text:span text:style-name="T1">nime vero se</text:span></text:span>n<text:span text:style-name="Default_20_Paragraph_20_Font"><text:span text:style-name="T1">ibus e</text:span></text:span>t <text:span text:style-name="Default_20_Paragraph_20_Font"><text:span text:style-name="T1">ne qui ev</text:span></text:span>asi.<text:line-break/><text:span text:style-name="Default_20_Paragraph_20_Font"><text:span text:style-name="T1">r</text:span></text:span>i<text:span text:style-name="Default_20_Paragraph_20_Font"><text:span text:style-name="T1">n</text:span></text:span>t, <text:span text:style-name="Default_20_Paragraph_20_Font"><text:span text:style-name="T1">in quar</text:span></text:span>t<text:span text:style-name="Default_20_Paragraph_20_Font"><text:span text:style-name="T1">ana</text:span></text:span>m <text:span text:style-name="Default_20_Paragraph_20_Font"><text:span text:style-name="T1">dec</text:span></text:span>i<text:span text:style-name="Default_20_Paragraph_20_Font"><text:span text:style-name="T1">dan</text:span></text:span>t <text:span text:style-name="Default_20_Paragraph_20_Font"><text:span text:style-name="T1">e</text:span></text:span>t <text:span text:style-name="Default_20_Paragraph_20_Font"><text:span text:style-name="T1">ipsa quar</text:span></text:span>t<text:span text:style-name="Default_20_Paragraph_20_Font"><text:span text:style-name="T1">ana</text:span></text:span> i<text:span text:style-name="Default_20_Paragraph_20_Font"><text:span text:style-name="T1">n h</text:span></text:span>y<text:span text:style-name="Default_20_Paragraph_20_Font"><text:span text:style-name="T1">dro-<text:line-break/>pem terminetur. </text:span></text:span>Verum de iis quae adjecit in libro de<text:line-break/>aere, locis et aquis, quum eum librum interpretabimur,</text:p>
      <text:p text:style-name="P5">accuratius disceptabimus. De iis vero quae in praesenti<text:line-break/>aphorismo opponuntur, satis dictum est excepta dictione,<text:line-break/><text:span text:style-name="Default_20_Paragraph_20_Font"><text:span text:style-name="T1">necesse</text:span></text:span>, quam non solum in aphorismis apposuit, sed etiam<text:line-break/>in libro de aere, locis et aquis, per eam indicans quod<text:line-break/>rei natura persuasus , .non aliqua observatione haec literis<text:line-break/>prodidit. Quoties igitur par esset ipsum vidisse talem<text:line-break/>constitutionem vel quot in locis, num bis terve quaterve?<text:line-break/>At neque si vicisse multoties dixerit, jam possumus ita<text:line-break/>semper fore pronunciare; quemadmodum neque si medi-<text:line-break/>camento aliquo videris fex aut septem homines purgatos<text:line-break/>dicere certo poteris omnes posthac homines ex necessitate<text:line-break/>purgandos esse. Quare pro manifesto relinquitur, quod<text:line-break/>rei naturam Hippocrates, non aliquam observationem se-<text:line-break/>quutus his verbis scripserit, necesse est aestate febres acu-<text:line-break/>tas et opthalmias et dysenterias oboriri.</text:p>
      <text:h text:style-name="P55" text:outline-level="2">XII.</text:h>
      <text:p text:style-name="P1"><text:span text:style-name="Default_20_Paragraph_20_Font"><text:span text:style-name="T1">At si austral</text:span></text:span>i<text:span text:style-name="Default_20_Paragraph_20_Font"><text:span text:style-name="T1">s h</text:span></text:span>i<text:span text:style-name="Default_20_Paragraph_20_Font"><text:span text:style-name="T1">e</text:span></text:span>ms <text:span text:style-name="Default_20_Paragraph_20_Font"><text:span text:style-name="T1">et pluv</text:span></text:span>i<text:span text:style-name="Default_20_Paragraph_20_Font"><text:span text:style-name="T1">osa ac</text:span></text:span> t<text:span text:style-name="Default_20_Paragraph_20_Font"><text:span text:style-name="T1">epens suerit; ver au-<text:line-break/></text:span></text:span>t<text:span text:style-name="Default_20_Paragraph_20_Font"><text:span text:style-name="T1">e</text:span></text:span>m <text:span text:style-name="Default_20_Paragraph_20_Font"><text:span text:style-name="T1">siccu</text:span></text:span>m <text:span text:style-name="Default_20_Paragraph_20_Font"><text:span text:style-name="T1">et aqu</text:span></text:span>i<text:span text:style-name="Default_20_Paragraph_20_Font"><text:span text:style-name="T1">l</text:span></text:span>o<text:span text:style-name="Default_20_Paragraph_20_Font"><text:span text:style-name="T1">nium ; </text:span></text:span>m<text:span text:style-name="Default_20_Paragraph_20_Font"><text:span text:style-name="T1">ul</text:span></text:span>i<text:span text:style-name="Default_20_Paragraph_20_Font"><text:span text:style-name="T1">eres qu</text:span></text:span>i<text:span text:style-name="Default_20_Paragraph_20_Font"><text:span text:style-name="T1">de</text:span></text:span>m <text:span text:style-name="Default_20_Paragraph_20_Font"><text:span text:style-name="T1">qu</text:span></text:span>i<text:span text:style-name="Default_20_Paragraph_20_Font"><text:span text:style-name="T1">bus ad<text:line-break/>ver partu</text:span></text:span>s im<text:span text:style-name="Default_20_Paragraph_20_Font"><text:span text:style-name="T1">m</text:span></text:span>i<text:span text:style-name="Default_20_Paragraph_20_Font"><text:span text:style-name="T1">ne</text:span></text:span>t., <text:span text:style-name="Default_20_Paragraph_20_Font"><text:span text:style-name="T1">ex quacunque causa . abor</text:span></text:span>t<text:span text:style-name="Default_20_Paragraph_20_Font"><text:span text:style-name="T1">iant.<text:line-break/>(suae ver</text:span></text:span>o <text:span text:style-name="Default_20_Paragraph_20_Font"><text:span text:style-name="T1">par</text:span></text:span>i<text:span text:style-name="Default_20_Paragraph_20_Font"><text:span text:style-name="T1">un</text:span></text:span>t, i<text:span text:style-name="Default_20_Paragraph_20_Font"><text:span text:style-name="T1">ta i</text:span></text:span>m<text:span text:style-name="Default_20_Paragraph_20_Font"><text:span text:style-name="T1">becillos ac</text:span></text:span> mo<text:span text:style-name="Default_20_Paragraph_20_Font"><text:span text:style-name="T1">rbosus</text:span></text:span> i<text:span text:style-name="Default_20_Paragraph_20_Font"><text:span text:style-name="T1">nfan</text:span></text:span>t<text:span text:style-name="Default_20_Paragraph_20_Font"><text:span text:style-name="T1">es<text:line-break/>edunt, ut aut quampr</text:span></text:span>im<text:span text:style-name="Default_20_Paragraph_20_Font"><text:span text:style-name="T1">u</text:span></text:span>m i<text:span text:style-name="Default_20_Paragraph_20_Font"><text:span text:style-name="T1">ntereant aut tenue</text:span></text:span>s <text:span text:style-name="Default_20_Paragraph_20_Font"><text:span text:style-name="T1">et<text:line-break/>valetud</text:span></text:span>i<text:span text:style-name="Default_20_Paragraph_20_Font"><text:span text:style-name="T1">nar</text:span></text:span>i<text:span text:style-name="Default_20_Paragraph_20_Font"><text:span text:style-name="T1">i v</text:span></text:span>i<text:span text:style-name="Default_20_Paragraph_20_Font"><text:span text:style-name="T1">vant. Ce</text:span></text:span>t<text:span text:style-name="Default_20_Paragraph_20_Font"><text:span text:style-name="T1">er</text:span></text:span>is <text:span text:style-name="Default_20_Paragraph_20_Font"><text:span text:style-name="T1">au</text:span></text:span>t<text:span text:style-name="Default_20_Paragraph_20_Font"><text:span text:style-name="T1">em mortal</text:span></text:span>i<text:span text:style-name="Default_20_Paragraph_20_Font"><text:span text:style-name="T1">bu</text:span></text:span>s <text:span text:style-name="Default_20_Paragraph_20_Font"><text:span text:style-name="T1">d</text:span></text:span>y<text:span text:style-name="Default_20_Paragraph_20_Font"><text:span text:style-name="T1">sun</text:span></text:span>t<text:span text:style-name="Default_20_Paragraph_20_Font"><text:span text:style-name="T1">e-<text:line-break/>r</text:span></text:span>i<text:span text:style-name="Default_20_Paragraph_20_Font"><text:span text:style-name="T1">ae et</text:span></text:span> o<text:span text:style-name="Default_20_Paragraph_20_Font"><text:span text:style-name="T1">ph</text:span></text:span>t<text:span text:style-name="Default_20_Paragraph_20_Font"><text:span text:style-name="T1">hal</text:span></text:span>m<text:span text:style-name="Default_20_Paragraph_20_Font"><text:span text:style-name="T1">ia. ar</text:span></text:span>i<text:span text:style-name="Default_20_Paragraph_20_Font"><text:span text:style-name="T1">dae or</text:span></text:span>i<text:span text:style-name="Default_20_Paragraph_20_Font"><text:span text:style-name="T1">un</text:span></text:span>t<text:span text:style-name="Default_20_Paragraph_20_Font"><text:span text:style-name="T1">ur; .sen</text:span></text:span>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ver</text:span></text:span>o<text:line-break/><text:span text:style-name="Default_20_Paragraph_20_Font"><text:span text:style-name="T1">ca</text:span></text:span>t<text:span text:style-name="Default_20_Paragraph_20_Font"><text:span text:style-name="T1">arrh</text:span></text:span>i <text:span text:style-name="Default_20_Paragraph_20_Font"><text:span text:style-name="T1">qu</text:span></text:span>i <text:span text:style-name="Default_20_Paragraph_20_Font"><text:span text:style-name="T1">bre</text:span></text:span>vi <text:span text:style-name="Default_20_Paragraph_20_Font"><text:span text:style-name="T1">enecan</text:span></text:span>t.</text:p>
      <text:p text:style-name="P4">Duarum anni tempestatum superiore aphorismo pro-<text:line-break/>dita<text:span text:style-name="Default_20_Paragraph_20_Font"><text:span text:style-name="T1">t</text:span></text:span>um temperatura ad eas quae nunc explicandae <text:span text:style-name="Default_20_Paragraph_20_Font"><text:span text:style-name="T1">t</text:span></text:span>uus<text:line-break/>tempestates vice vella fe habet. Qualis enim erat hiems<text:line-break/>prius in illo, tale nunc ver est; quale vero erat in illo<text:line-break/>ver , talis nunc existit hiems. Itaque in illis non spisse<text:line-break/>necessarium vere morbos vehementes grassari abunde di-<text:line-break/>ctum est. Nunc autem quod hieme humida quidem et<text:line-break/>calida existente, vere autem frigido et sicco necessarium</text:p>
      <text:p text:style-name="P5">sit ipso vere homines aegrotare demonstratum esu Mu-<text:line-break/>Heres itaque quibus partus ad ver sit, quacunque occa-<text:line-break/>sione abortiant. Corpora siquidem per hiemem tepentem<text:line-break/>humida et mollia et rara facta intro ita facile ad inti-<text:line-break/>mas usque fui partes ambientis aeris frigus admittunt,<text:line-break/>ut qui jam infantes diuturno tempore aeris tempori assue-<text:line-break/>verunt, vehementer a frigore percussi, cum ratione hi<text:line-break/>quidem prius, jam in utero mortui deprehendantur, illi<text:line-break/>vero mox in partu intereant. Qui vero ex ipsis vivi in<text:line-break/>lucem prodierint repentinam in contrarium mutationem<text:line-break/>non ferentes vel brevi post tempore moriuntur vel tenues<text:line-break/>ac morbosi facti vix in vita perdurant. Ceteris vero pi-<text:line-break/>tui tofis ut mulieribus dysenterias ex pituita a capite in<text:line-break/>alvum defluente oboriri pronunciati Hunc enim humorem<text:line-break/>par est dicto coeli statu copiofum procreari; per hiemem<text:line-break/>quidem capite repleto ; per veris autem initia repente<text:line-break/>refrigerato; quandoquidem cerebrum pituitofa excrementa<text:line-break/>procreare consuevit, quum refrigeratum alimentum viu-</text:p>
      <text:p text:style-name="P3">cere ac coquere non potest. Id autem et pituitae genera-<text:line-break/>. tioni accedit, ut quae a vehementi frigiditate fit, arida<text:line-break/>evadat; quae vero a calore caput replente falsa, quem-<text:line-break/>admodum et quae ob exiguam fit frigiditatem vel paucam<text:line-break/>dulcedinem vel nullam manifestam qualitatem habeat.<text:line-break/>Quae igitur ob praesentem aeris statum pituita fuit pro-<text:line-break/>pter hiemis calorem salsa erit, et. hac ratione maxime<text:line-break/>dysenterias generabit, quum longiori tempore mordens .et<text:line-break/>radens intestinum oblaeferit. Nam et quum propter len-<text:line-break/>torem in transitu intestinis haereat et immoretur, fem-<text:line-break/>perque <text:span text:style-name="Default_20_Paragraph_20_Font"><text:span text:style-name="T1">t</text:span></text:span>ua qualitate ipfa jactet ac deterat, dysenteriam<text:line-break/>efficit. Natura vero calidis ac biliosis dicit ipse Hippo-<text:line-break/>crates ophthalmias siccas accidere. Sic autem eas appel-<text:line-break/>lat quae citra fluxionem oboriuntur. Calidis siquidem ac<text:line-break/>siccis naturis sicco ac frigido statu calidum et humidum<text:line-break/>excipiente ophthalmias fieri rationi consentaneum esu Ca-<text:line-break/>put enim prius calido ac humido fletu repletum est; fri-<text:line-break/>gus autem superveniens; velut manu quadam exterius</text:p>
      <text:p text:style-name="P5">apprehenso ac compresso , ut spongia quadam cerebro<text:line-break/>contentam humiditatem exprimit. Haec vero delata alias<text:line-break/>ad alium locum iniuriae excipiendae opportunum com-<text:line-break/>plures morbos procreat; et quibus oculi natura sunt im-<text:line-break/>becilles, iis ophthalmiae oboriuntur. Nihil autem foras<text:line-break/>ex ipsis effluet propter ambientis aeris frigus superficiem<text:line-break/>densantis. Quod vero. ipsa Hippocrates ad causas singula<text:line-break/>quae diximus referat, liquet ex iis quae libro de aere,<text:line-break/>locis et aquis his verbis pr<text:span text:style-name="Default_20_Paragraph_20_Font"><text:span text:style-name="T1">o</text:span></text:span>didit Pituitosis itaque et<text:line-break/>mulieribus par est dy<text:span text:style-name="Default_20_Paragraph_20_Font"><text:span text:style-name="T1">s</text:span></text:span>enterias oboriri propter naturae<text:line-break/>humiditatem, pituita a cerebro, biliosis autem siccas<text:line-break/>ophthalmias, carnis caliditatem ac siccitatem. Quod vero<text:line-break/>in aphorismi fine scriptum est: <text:span text:style-name="Default_20_Paragraph_20_Font"><text:span text:style-name="T1">sen</text:span></text:span>i<text:span text:style-name="Default_20_Paragraph_20_Font"><text:span text:style-name="T1">bus vero catarrh</text:span></text:span>i <text:span text:style-name="Default_20_Paragraph_20_Font"><text:span text:style-name="T1">qu</text:span></text:span>i<text:line-break/><text:span text:style-name="Default_20_Paragraph_20_Font"><text:span text:style-name="T1">brev</text:span></text:span>i <text:span text:style-name="Default_20_Paragraph_20_Font"><text:span text:style-name="T1">enecant</text:span></text:span>, ipsa in libro de aere, locis et aquis his<text:line-break/>verbis scripsit: Valde autem senibus tales propter vena-<text:line-break/><text:span text:style-name="Default_20_Paragraph_20_Font"><text:span text:style-name="T1">r</text:span></text:span>um raritatem et extenuationem .catarrhi fiunt, itu ut</text:p>
      <text:p text:style-name="P5">derepente nonnulli intereant; quibusdam vero pars dextra<text:line-break/>sinistrave resoluta stupeat. His verbis Hippocrates non<text:line-break/>illos valde consuetos catarrhos appellatos, .qui ex capite<text:line-break/>per asperam arteriam ad pulmonem fiunt, sed eas fluxio-<text:line-break/>nes omnes , quae a capite per venas in partes inferiores<text:line-break/>feruntur. Quare illud, <text:span text:style-name="Default_20_Paragraph_20_Font"><text:span text:style-name="T1">brev</text:span></text:span>i <text:span text:style-name="Default_20_Paragraph_20_Font"><text:span text:style-name="T1">enecant</text:span></text:span>, belle adjectum vi-<text:line-break/>detur, quia hae fluxiones cita crisi terminantur, quum<text:line-break/>alii catarrhi diutius perdurent. Nonnulli tamen interpre-<text:line-break/>tes per eos catarrhos defluxiones quae a capite per fau-<text:line-break/>ces et arterias in pulmones fiunt, cum negatione <text:span text:style-name="Default_20_Paragraph_20_Font"><text:span text:style-name="T1">n</text:span></text:span>o<text:span text:style-name="Default_20_Paragraph_20_Font"><text:span text:style-name="T1">n<text:line-break/></text:span></text:span>hanc orationem scribentes : <text:span text:style-name="Default_20_Paragraph_20_Font"><text:span text:style-name="T1">sen</text:span></text:span>i<text:span text:style-name="Default_20_Paragraph_20_Font"><text:span text:style-name="T1">bu</text:span></text:span>s <text:span text:style-name="Default_20_Paragraph_20_Font"><text:span text:style-name="T1">ver</text:span></text:span>o <text:span text:style-name="Default_20_Paragraph_20_Font"><text:span text:style-name="T1">catarrhi qu</text:span></text:span>i<text:line-break/><text:span text:style-name="Default_20_Paragraph_20_Font"><text:span text:style-name="T1">brev</text:span></text:span>i <text:span text:style-name="Default_20_Paragraph_20_Font"><text:span text:style-name="T1">non enecant, </text:span></text:span>decenter loquuntur. Non enim ipsis<text:line-break/>ob aetatem frigidae fluxiones coquuntur, verum in qui-<text:line-break/>busdam exemplaribus scriptum est: <text:span text:style-name="Default_20_Paragraph_20_Font"><text:span text:style-name="T1">bre</text:span></text:span>v<text:span text:style-name="Default_20_Paragraph_20_Font"><text:span text:style-name="T1">i enecant</text:span></text:span>, quando-<text:line-break/>quidem et in libro de aere, locis et aquis ipse inquit:<text:line-break/><text:span text:style-name="Default_20_Paragraph_20_Font"><text:span text:style-name="T1">ut repen</text:span></text:span>t<text:span text:style-name="Default_20_Paragraph_20_Font"><text:span text:style-name="T1">e ex</text:span></text:span> iis <text:span text:style-name="Default_20_Paragraph_20_Font"><text:span text:style-name="T1">n</text:span></text:span>o<text:span text:style-name="Default_20_Paragraph_20_Font"><text:span text:style-name="T1">nnulli interean</text:span></text:span>t.</text:p>
      <text:h text:style-name="P55" text:outline-level="2">xHI.</text:h>
      <text:p text:style-name="P1"><text:span text:style-name="Default_20_Paragraph_20_Font"><text:span text:style-name="T1">s</text:span></text:span>i <text:span text:style-name="Default_20_Paragraph_20_Font"><text:span text:style-name="T1">vero aestas sicca e</text:span></text:span>t <text:span text:style-name="Default_20_Paragraph_20_Font"><text:span text:style-name="T1">aqu</text:span></text:span>i<text:span text:style-name="Default_20_Paragraph_20_Font"><text:span text:style-name="T1">l</text:span></text:span>o<text:span text:style-name="Default_20_Paragraph_20_Font"><text:span text:style-name="T1">nia; au</text:span></text:span>t<text:span text:style-name="Default_20_Paragraph_20_Font"><text:span text:style-name="T1">u</text:span></text:span>m<text:span text:style-name="Default_20_Paragraph_20_Font"><text:span text:style-name="T1">nus vero pluvio-<text:line-break/>sus ac austr</text:span></text:span>i<text:span text:style-name="Default_20_Paragraph_20_Font"><text:span text:style-name="T1">nus suer</text:span></text:span>i<text:span text:style-name="Default_20_Paragraph_20_Font"><text:span text:style-name="T1">t, </text:span></text:span>r<text:span text:style-name="Default_20_Paragraph_20_Font"><text:span text:style-name="T1">ap</text:span></text:span>i<text:span text:style-name="Default_20_Paragraph_20_Font"><text:span text:style-name="T1">t</text:span></text:span>i<text:span text:style-name="Default_20_Paragraph_20_Font"><text:span text:style-name="T1">s dolores ad h</text:span></text:span>i<text:span text:style-name="Default_20_Paragraph_20_Font"><text:span text:style-name="T1">emem et<text:line-break/>tussi</text:span></text:span>s <text:span text:style-name="Default_20_Paragraph_20_Font"><text:span text:style-name="T1">et rauced</text:span></text:span>i<text:span text:style-name="Default_20_Paragraph_20_Font"><text:span text:style-name="T1">nes , nonnullis e</text:span></text:span>ti<text:span text:style-name="Default_20_Paragraph_20_Font"><text:span text:style-name="T1">am et</text:span></text:span> t<text:span text:style-name="Default_20_Paragraph_20_Font"><text:span text:style-name="T1">abe</text:span></text:span>s o<text:span text:style-name="Default_20_Paragraph_20_Font"><text:span text:style-name="T1">r</text:span></text:span>i<text:span text:style-name="Default_20_Paragraph_20_Font"><text:span text:style-name="T1">untur.</text:span></text:span></text:p>
      <text:p text:style-name="P4">Eandem temperaturam aestati et autumno attribuit,<text:line-break/>quam paulo ante tum de vere, tum de hieme pronuncia-<text:line-break/>verat, ita Ioquutus: <text:span text:style-name="Default_20_Paragraph_20_Font"><text:span text:style-name="T1">s</text:span></text:span>i <text:span text:style-name="Default_20_Paragraph_20_Font"><text:span text:style-name="T1">h</text:span></text:span>i<text:span text:style-name="Default_20_Paragraph_20_Font"><text:span text:style-name="T1">em</text:span></text:span>s <text:span text:style-name="Default_20_Paragraph_20_Font"><text:span text:style-name="T1">sicca et aqu</text:span></text:span>i<text:span text:style-name="Default_20_Paragraph_20_Font"><text:span text:style-name="T1">l</text:span></text:span>o<text:span text:style-name="Default_20_Paragraph_20_Font"><text:span text:style-name="T1">nia suer</text:span></text:span>i<text:span text:style-name="Default_20_Paragraph_20_Font"><text:span text:style-name="T1">t, ver<text:line-break/>pluv</text:span></text:span>i<text:span text:style-name="Default_20_Paragraph_20_Font"><text:span text:style-name="T1">u</text:span></text:span>m <text:span text:style-name="Default_20_Paragraph_20_Font"><text:span text:style-name="T1">et australe.</text:span></text:span> Verum : ibi quidem ob hunc statum<text:line-break/>aestate dixit febres acutas, ophthalmias et dysenterias<text:line-break/>oboriri. Nunc vero per hiemem capitis dolores , tusses,<text:line-break/>raucedines atque gravedines. Sed neque. illic aestivam<text:line-break/>constitutionem, neque .hic hibernam adscripsit, ut qui in<text:line-break/>naturali temperatione utrasque anni tempestates servare<text:line-break/>veliti Nam si etiamnum his diser<text:span text:style-name="Default_20_Paragraph_20_Font"><text:span text:style-name="T1">t</text:span></text:span>a quaedam accesserit<text:line-break/>aeris ambientis intemperies, praedictis quoque morbis</text:p>
      <text:p text:style-name="P5">propter illam quiddam aliud intemperiei proprium acui-<text:line-break/>det. Verum in eo coeli statu quo dixit hiemem fieri sic-.<text:line-break/>eam et aquiloniam, ver pluvium et austrinum, ipfe mor-<text:line-break/>horum, qui per- aestatem .oboriuntur causas scriptis pro-<text:line-break/>didit libro de aere, locis et aquis; -in quo de prae<text:span text:style-name="Default_20_Paragraph_20_Font"><text:span text:style-name="T1">t</text:span></text:span>enti<text:line-break/>statu nihil protulit. Nam post duos ante scriptos status,<text:line-break/>unum quidem quo hiemem borealem simul et siccam, ver<text:line-break/>pluvium et australe esse statuit; alterum vero in quo<text:line-break/>contrarium, pluviosam et australem hiemem, ver autem<text:line-break/>siccum et aquilonium. Hunc istis consequenter tertium<text:line-break/>statum mutatum, de quo praestans agit aphorismus, non<text:line-break/>etiam adscripsit,: fed hujus loco alterum qui talis est; si<text:line-break/>vero aestas pluviosa fuerit australis et autumnus similiter,<text:line-break/>morbis hiemem scatere necesse esu Deinde per ordinem<text:line-break/>quosdam alios fcripfit status neque eos prae<text:span text:style-name="Default_20_Paragraph_20_Font"><text:span text:style-name="T1">t</text:span></text:span>enti similiter.<text:line-break/>De illis quidem, quum in eum librum commentabimur,<text:line-break/>verba facturi fumus. Nunc vero de eo statu ab ipfo in</text:p>
      <text:p text:style-name="P5">aphorismis edito agamus eodem orationis facto exordio,<text:line-break/>quod paulo ante pronunciavimus. Etenim par est Hip-<text:line-break/>pocratem ipfam hiemem ei quae fecundum naturam est<text:line-break/>similem servare, hoc est frigidam atque humidam, quate-<text:line-break/>nus haec utraque qualitas temperatis orbis terrarum re-<text:line-break/>gionibus convenit, de quibus et ipfe loquitur et quorum<text:line-break/>paulo post nominatim mentionem faciemus. Servante ita-<text:line-break/>que suum temperamentum hieme, nullus vehemens in ea<text:line-break/>morbus constituetur, fed tantum cephalalgiae, tusses, rau-<text:line-break/>cedines et gravedines, repleti capitis symptomata. Si igi-<text:line-break/>tur, ut et prius diximus; in utraque anni tempestate tum<text:line-break/>aestiva, tum autumnali pluvias australes fieri contigerit,<text:line-break/>fortassis etiam in ipsa aestate, sin minus, autumno certe<text:line-break/>morbi statim humidi et australis proprii et familiares in<text:line-break/>vulgus grassabuntur. Nunc vero quum aestatem siccam et<text:line-break/>aquiloniam praecessisse supposuit, autumnum autem humi-<text:line-break/>dum et austrinum fequntum fuisse, rationi consentaneum<text:line-break/>est non folum protinus neminem aegrotare coepisse , ve-</text:p>
      <text:p text:style-name="P5">rutu etiam i<text:span text:style-name="Default_20_Paragraph_20_Font"><text:span text:style-name="T1">t</text:span></text:span>nmoderatioris per aestatem siccitatis habere<text:line-break/>remedium non parvum factam autumno humidam^ con-<text:line-break/>stitutionem. Quia vero totus autumnus talis est fubfequu-<text:line-break/>tus, proindeque humidiorem naturam sortitis immoderatius<text:line-break/>repletum luit caput, praedictos morbos hieme obvenire<text:line-break/>necesse est; ut et quibusdam eorum tabem, huic nimirum<text:line-break/>affectui natura obnoxiis, quales sunt tum qui angusto sunt<text:line-break/>pectore tum quibus a canite in pulmonem fluxus defer-<text:line-break/>tur. His igitur phthifes accident, ceteris vero nullus<text:line-break/>quidem vehemens morbus, sed tusses, raucedines et alia<text:line-break/>hujusmodi symptomata oboriantur, quae hiemali tempestate<text:line-break/>capita austrinis pluviis prius repleta excipiente atque situ<text:line-break/>in nonnullis quidem hoc solum efficiente, quod in capite<text:line-break/>immoratur excrementum, id ipsi doloris esse causam. Nest-<text:line-break/>lam siquidem plenitudinem ulla in corporis parte hiems<text:line-break/>discutit. In quibusdam vero coacto amplius et veluti<text:line-break/>compresso capite expressum excrementum in partes capite</text:p>
      <text:p text:style-name="P5">inferiores descendit. Hoc itaque velut purgatio quaedam<text:line-break/>capitis est et.vacuatio. Quibus vero plenitudine gravatum<text:line-break/>caput prius laborarit, nec hiemis frigus ferre potuit; in<text:line-break/>his jam per intemperiem refrigeratum, majorum inferio-<text:line-break/>ribus sibi partibus flexionum causa existit.</text:p>
      <text:h text:style-name="Heading_20_2" text:outline-level="2">XIU</text:h>
      <text:p text:style-name="P1"><text:span text:style-name="Default_20_Paragraph_20_Font"><text:span text:style-name="T1">। si vero au</text:span></text:span>t<text:span text:style-name="Default_20_Paragraph_20_Font"><text:span text:style-name="T1">umnu</text:span></text:span>s <text:span text:style-name="Default_20_Paragraph_20_Font"><text:span text:style-name="T1">aqu</text:span></text:span>i<text:span text:style-name="Default_20_Paragraph_20_Font"><text:span text:style-name="T1">lon</text:span></text:span>i<text:span text:style-name="Default_20_Paragraph_20_Font"><text:span text:style-name="T1">u</text:span></text:span>s <text:span text:style-name="Default_20_Paragraph_20_Font"><text:span text:style-name="T1">et pluv</text:span></text:span>i<text:span text:style-name="Default_20_Paragraph_20_Font"><text:span text:style-name="T1">arum exper</text:span></text:span>s <text:span text:style-name="Default_20_Paragraph_20_Font"><text:span text:style-name="T1">suerit,<text:line-break/>homin</text:span></text:span>i<text:span text:style-name="Default_20_Paragraph_20_Font"><text:span text:style-name="T1">bu</text:span></text:span>s <text:span text:style-name="Default_20_Paragraph_20_Font"><text:span text:style-name="T1">na</text:span></text:span>t<text:span text:style-name="Default_20_Paragraph_20_Font"><text:span text:style-name="T1">ura hum</text:span></text:span>i<text:span text:style-name="Default_20_Paragraph_20_Font"><text:span text:style-name="T1">d</text:span></text:span>is <text:span text:style-name="Default_20_Paragraph_20_Font"><text:span text:style-name="T1">et mul</text:span></text:span>i<text:span text:style-name="Default_20_Paragraph_20_Font"><text:span text:style-name="T1">er</text:span></text:span>i<text:span text:style-name="Default_20_Paragraph_20_Font"><text:span text:style-name="T1">bu</text:span></text:span>s <text:span text:style-name="Default_20_Paragraph_20_Font"><text:span text:style-name="T1">c</text:span></text:span>o<text:span text:style-name="Default_20_Paragraph_20_Font"><text:span text:style-name="T1">nfert,. rel</text:span></text:span>i-<text:line-break/><text:span text:style-name="Default_20_Paragraph_20_Font"><text:span text:style-name="T1">qui</text:span></text:span>s <text:span text:style-name="Default_20_Paragraph_20_Font"><text:span text:style-name="T1">au</text:span></text:span>t<text:span text:style-name="Default_20_Paragraph_20_Font"><text:span text:style-name="T1">em ophthal</text:span></text:span>mi<text:span text:style-name="Default_20_Paragraph_20_Font"><text:span text:style-name="T1">ae erunt aridae et febre</text:span></text:span>s t<text:span text:style-name="Default_20_Paragraph_20_Font"><text:span text:style-name="T1">um acu-<text:line-break/>tae tu</text:span></text:span>m <text:span text:style-name="Default_20_Paragraph_20_Font"><text:span text:style-name="T1">diu</text:span></text:span>t<text:span text:style-name="Default_20_Paragraph_20_Font"><text:span text:style-name="T1">urnae, atque n</text:span></text:span>o<text:span text:style-name="Default_20_Paragraph_20_Font"><text:span text:style-name="T1">nnull</text:span></text:span>is m<text:span text:style-name="Default_20_Paragraph_20_Font"><text:span text:style-name="T1">elancholico.</text:span></text:span></text:p>
      <text:p text:style-name="P4">Patet hanc orationem nunc pronuntiatam integrum<text:line-break/>aphorllmum non esse, fed unius aphorismi partem alte-<text:line-break/>ram, cujus priorem partem nuper explicare destitimus.<text:line-break/>Nam manente communi ea, quae aestatis est, utrique ora-</text:p>
      <text:p text:style-name="P5">tioni suppositione prior quidem autumnum illiti pluvium<text:line-break/>et australem praesupponit, posterior vero, quae nunc in-<text:line-break/>stat siccum et aquilonium. Quod vero nihil disserat sic-<text:line-break/>cum aut squallentem, pluviarum expertem aut inaquosum<text:line-break/>proferre., cuique manifestum esu - Ambabus ergo anni<text:line-break/>tempestatibus et squalidis et siccis effectis, humidae qui-<text:line-break/>dem naturae non modo nihil offendentur ab. ejusmodi<text:line-break/>constitutione, sed potius aliquam utilitatem capient. Can-<text:line-break/>satu vero ipsis dixit libro de aere, locis et aquis, sic<text:line-break/>fcribens r <text:span text:style-name="Default_20_Paragraph_20_Font"><text:span text:style-name="T1">p</text:span></text:span>i<text:span text:style-name="Default_20_Paragraph_20_Font"><text:span text:style-name="T1">tu</text:span></text:span>ir<text:span text:style-name="Default_20_Paragraph_20_Font"><text:span text:style-name="T1">osi</text:span></text:span>s <text:span text:style-name="Default_20_Paragraph_20_Font"><text:span text:style-name="T1">vero haec omn</text:span></text:span>i<text:span text:style-name="Default_20_Paragraph_20_Font"><text:span text:style-name="T1">a sun</text:span></text:span>t <text:span text:style-name="Default_20_Paragraph_20_Font"><text:span text:style-name="T1">aux</text:span></text:span>ili<text:span text:style-name="Default_20_Paragraph_20_Font"><text:span text:style-name="T1">a. De-<text:line-break/>siccan</text:span></text:span>t<text:span text:style-name="Default_20_Paragraph_20_Font"><text:span text:style-name="T1">ur. en</text:span></text:span>i<text:span text:style-name="Default_20_Paragraph_20_Font"><text:span text:style-name="T1">m atque ad h</text:span></text:span>i<text:span text:style-name="Default_20_Paragraph_20_Font"><text:span text:style-name="T1">emem</text:span></text:span> m<text:span text:style-name="Default_20_Paragraph_20_Font"><text:span text:style-name="T1">in</text:span></text:span>i<text:span text:style-name="Default_20_Paragraph_20_Font"><text:span text:style-name="T1">me humecti , sed ex-<text:line-break/>siccat</text:span></text:span>i <text:span text:style-name="Default_20_Paragraph_20_Font"><text:span text:style-name="T1">perven</text:span></text:span>i<text:span text:style-name="Default_20_Paragraph_20_Font"><text:span text:style-name="T1">unt. </text:span></text:span>R<text:span text:style-name="Default_20_Paragraph_20_Font"><text:span text:style-name="T1">el</text:span></text:span>i<text:span text:style-name="Default_20_Paragraph_20_Font"><text:span text:style-name="T1">qu</text:span></text:span>o<text:span text:style-name="Default_20_Paragraph_20_Font"><text:span text:style-name="T1">s vero m</text:span></text:span>i<text:span text:style-name="Default_20_Paragraph_20_Font"><text:span text:style-name="T1">n</text:span></text:span>i<text:span text:style-name="Default_20_Paragraph_20_Font"><text:span text:style-name="T1">me tales, oph</text:span></text:span>i<text:span text:style-name="Default_20_Paragraph_20_Font"><text:span text:style-name="T1">hal-<text:line-break/>m</text:span></text:span>i<text:span text:style-name="Default_20_Paragraph_20_Font"><text:span text:style-name="T1">ae siccae , fabres acutae atque graved</text:span></text:span>i<text:span text:style-name="Default_20_Paragraph_20_Font"><text:span text:style-name="T1">nes et eorum non-<text:line-break/>nullos melanchollae com</text:span></text:span>i<text:span text:style-name="Default_20_Paragraph_20_Font"><text:span text:style-name="T1">tantur. Horum genera</text:span></text:span>ti<text:span text:style-name="Default_20_Paragraph_20_Font"><text:span text:style-name="T1">on</text:span></text:span>is <text:span text:style-name="Default_20_Paragraph_20_Font"><text:span text:style-name="T1">cau-<text:line-break/></text:span></text:span>sum i<text:span text:style-name="Default_20_Paragraph_20_Font"><text:span text:style-name="T1">pse praedict</text:span></text:span>o <text:span text:style-name="Default_20_Paragraph_20_Font"><text:span text:style-name="T1">l</text:span></text:span>i<text:span text:style-name="Default_20_Paragraph_20_Font"><text:span text:style-name="T1">bro b</text:span></text:span>is <text:span text:style-name="Default_20_Paragraph_20_Font"><text:span text:style-name="T1">verbi</text:span></text:span>s <text:span text:style-name="Default_20_Paragraph_20_Font"><text:span text:style-name="T1">exp</text:span></text:span>li<text:span text:style-name="Default_20_Paragraph_20_Font"><text:span text:style-name="T1">cat. </text:span></text:span>Bi<text:span text:style-name="Default_20_Paragraph_20_Font"><text:span text:style-name="T1">l</text:span></text:span>i<text:span text:style-name="Default_20_Paragraph_20_Font"><text:span text:style-name="T1">osi</text:span></text:span>s <text:span text:style-name="Default_20_Paragraph_20_Font"><text:span text:style-name="T1">vero<text:line-break/>haec tempesta</text:span></text:span>s <text:span text:style-name="Default_20_Paragraph_20_Font"><text:span text:style-name="T1">est</text:span></text:span> i<text:span text:style-name="Default_20_Paragraph_20_Font"><text:span text:style-name="T1">nim</text:span></text:span>ici/<text:span text:style-name="Default_20_Paragraph_20_Font"><text:span text:style-name="T1">stma t admodum en</text:span></text:span>i<text:span text:style-name="Default_20_Paragraph_20_Font"><text:span text:style-name="T1">m exsiccantur,<text:line-break/>h</text:span></text:span>i<text:span text:style-name="Default_20_Paragraph_20_Font"><text:span text:style-name="T1">s siccae</text:span></text:span> - o<text:span text:style-name="Default_20_Paragraph_20_Font"><text:span text:style-name="T1">phthal</text:span></text:span>mi<text:span text:style-name="Default_20_Paragraph_20_Font"><text:span text:style-name="T1">ae succedun</text:span></text:span>t <text:span text:style-name="Default_20_Paragraph_20_Font"><text:span text:style-name="T1">et sebres tu</text:span></text:span>m <text:span text:style-name="Default_20_Paragraph_20_Font"><text:span text:style-name="T1">acutae tum<text:line-break/>d</text:span></text:span>i<text:span text:style-name="Default_20_Paragraph_20_Font"><text:span text:style-name="T1">u</text:span></text:span>t<text:span text:style-name="Default_20_Paragraph_20_Font"><text:span text:style-name="T1">urnae; quibu</text:span></text:span>s<text:span text:style-name="Default_20_Paragraph_20_Font"><text:span text:style-name="T1">dam eciam melanchol</text:span></text:span>i<text:span text:style-name="Default_20_Paragraph_20_Font"><text:span text:style-name="T1">ae. </text:span></text:span>Deinde can-</text:p>
      <text:p text:style-name="P5">Iam his. verbis affert: . <text:span text:style-name="Default_20_Paragraph_20_Font"><text:span text:style-name="T1">R</text:span></text:span>isis <text:span text:style-name="Default_20_Paragraph_20_Font"><text:span text:style-name="T1">en</text:span></text:span>i<text:span text:style-name="Default_20_Paragraph_20_Font"><text:span text:style-name="T1">m par</text:span></text:span>s <text:span text:style-name="Default_20_Paragraph_20_Font"><text:span text:style-name="T1">hu</text:span></text:span>mi<text:span text:style-name="Default_20_Paragraph_20_Font"><text:span text:style-name="T1">d</text:span></text:span>is<text:span text:style-name="Default_20_Paragraph_20_Font"><text:span text:style-name="T1">sima a</text:span></text:span>t<text:span text:style-name="Default_20_Paragraph_20_Font"><text:span text:style-name="T1">que<text:line-break/>aqu</text:span></text:span>o<text:span text:style-name="Default_20_Paragraph_20_Font"><text:span text:style-name="T1">sispma exsiccatur a</text:span></text:span>t<text:span text:style-name="Default_20_Paragraph_20_Font"><text:span text:style-name="T1">que absumi</text:span></text:span>t<text:span text:style-name="Default_20_Paragraph_20_Font"><text:span text:style-name="T1">ur ; cra/stsuma ver</text:span></text:span>o<text:line-break/><text:span text:style-name="Default_20_Paragraph_20_Font"><text:span text:style-name="T1">et acerr</text:span></text:span>i<text:span text:style-name="Default_20_Paragraph_20_Font"><text:span text:style-name="T1">ma rel</text:span></text:span>i<text:span text:style-name="Default_20_Paragraph_20_Font"><text:span text:style-name="T1">nqu</text:span></text:span>it<text:span text:style-name="Default_20_Paragraph_20_Font"><text:span text:style-name="T1">ur; par</text:span></text:span>s <text:span text:style-name="Default_20_Paragraph_20_Font"><text:span text:style-name="T1">qu</text:span></text:span>o<text:span text:style-name="Default_20_Paragraph_20_Font"><text:span text:style-name="T1">que sangu</text:span></text:span>i<text:span text:style-name="Default_20_Paragraph_20_Font"><text:span text:style-name="T1">n</text:span></text:span>is <text:span text:style-name="Default_20_Paragraph_20_Font"><text:span text:style-name="T1">eade</text:span></text:span>m <text:span text:style-name="Default_20_Paragraph_20_Font"><text:span text:style-name="T1">ra-<text:line-break/></text:span></text:span>ti<text:span text:style-name="Default_20_Paragraph_20_Font"><text:span text:style-name="T1">one, ex qu</text:span></text:span>i<text:span text:style-name="Default_20_Paragraph_20_Font"><text:span text:style-name="T1">bu</text:span></text:span>s <text:span text:style-name="Default_20_Paragraph_20_Font"><text:span text:style-name="T1">h</text:span></text:span>i <text:span text:style-name="Default_20_Paragraph_20_Font"><text:span text:style-name="T1">morb</text:span></text:span>i i<text:span text:style-name="Default_20_Paragraph_20_Font"><text:span text:style-name="T1">psi</text:span></text:span>s <text:span text:style-name="Default_20_Paragraph_20_Font"><text:span text:style-name="T1">con</text:span></text:span>ti<text:span text:style-name="Default_20_Paragraph_20_Font"><text:span text:style-name="T1">ngunt. </text:span></text:span>Haec itaque<text:line-break/>a nobis in propositas constitutiones satis explicata sunt.<text:line-break/>Cur vero de his stolis constitutionibus mentionem fecerit<text:line-break/>Hippocrates,; quum et aliae sint multae, non habeo di-<text:line-break/>cere. Malo autem declarare metbodum , . qua quis utens<text:line-break/>omnes constitutiones complecteretur, quae talis esu Pri-<text:line-break/>tuum igitur a simplicibus ambientis nos aeris intempesta-<text:line-break/>tlbus tanquam ab elementis .exordiri. necessarium est;<text:line-break/>deinde. ipsas in minimas, maximas ac medias dividere;<text:line-break/>postea sic praedictarum intempestatum unaqtiaque singulis<text:line-break/>in temporibus oborta dicere, quos morbos proi cujusque<text:line-break/>naturae ratione sit procreatum , atque deinceps duorum<text:line-break/>temporum intemperies .sibi invicem complicare , quemad-.<text:line-break/>mosium nm.m .aggreisus est Hippocrates. His iero com-<text:line-break/>memoratis omnibus,. trium.. deinceps temporum, deinde</text:p>
      <text:p text:style-name="P5">quatuor intemperies copulandae funt: sic enim perfecta<text:line-break/>evadet exercitatio. Haec igitur et nos fortassis aliquando,<text:line-break/>si plus otii nacti fuerimus, seorsum scribemus. Sufficiat<text:line-break/>autem in praesentia hoc fotum dixisse, paucas admodum<text:line-break/>intempestatum complexiones Hippocratem ita scripsisse, ut<text:line-break/>hae potius quoddam exemplum esse videantur quam pars<text:line-break/>aliqua effatu digna totius circa talia disciplinae. Dicemus<text:line-break/>autem plenius de ipsis , quum librum de aere , locis et<text:line-break/>aquis et epidemiorum primum interpretabimur. Jam vero<text:line-break/>quod paulo ante <text:span text:style-name="Default_20_Paragraph_20_Font"><text:span text:style-name="T1">t</text:span></text:span>um me dicturum pollicitus, eo ad-<text:line-break/>scripto, in ipso finem orationis <text:span text:style-name="Default_20_Paragraph_20_Font"><text:span text:style-name="T1">t</text:span></text:span>um positurus. lntelligere<text:line-break/>namque nos oportet omnes, de quibus scripsit Hippocra-<text:line-break/>tes , constitutiones in temperatis mundi regionibus fuisse,<text:line-break/>exceptis Thraciae locis a mari.- remotioribus. Haec enim<text:line-break/>fupra modum funt humida et frigida; quemadmodum tum<text:line-break/>Aegyptus tum I.ibya regiones calidiores ac sicciores, ex-<text:line-break/>ceptis earum tractibus illic mari adjacentibus. Frigidis</text:p>
      <text:p text:style-name="P5">enim regionibus, qualis Thracia ac Pontus, quia humi-<text:line-break/>liores, mari furit finitimae, propterea temperamento cali-<text:line-break/>diores existunt. Calidis vero, qualis Aegyptus ac Libya,<text:line-break/>quoniam per aestatem a ventis ab Arcto spirantibus resti-<text:line-break/>gerantur, idcirco minus calent quam quae ad mediterra-<text:line-break/>neum recesserunt. zona vero exquisite temperata ac<text:line-break/>media orbis habitabilis est, quae per cnidum et coum<text:line-break/>insulas et quae .loca non longe ab his ad ursam. aut ad<text:line-break/>austrum recesserunt. lntelligere autem te oportet et eo-<text:line-break/>gitatione comprehendere rectam quandam lineam per<text:line-break/>quae dixi loca tum ad ortum tum ad occasum porrectam,<text:line-break/>temperatam esse sonam nominatam, quod ab iis, .qui bis<text:line-break/>in rebus versantur, accurate .didiceris. Nonnulli autem<text:line-break/>astrologi non Tonas, sed parallelas tales vocitant liabita-<text:line-break/>tionum similitudines, ab ortu ad occa<text:span text:style-name="Default_20_Paragraph_20_Font"><text:span text:style-name="T1">t</text:span></text:span>um porrectas. Ita-<text:line-break/>que de iis potissimum locis Hippocrati ferme esu Tem-<text:line-break/>porum autem ordo , ut et ipse passim libris epidemiorum<text:line-break/>indicavit et ut .praestantissimi eurum rerum periti scrip<text:span text:style-name="Default_20_Paragraph_20_Font"><text:span text:style-name="T1">t</text:span></text:span>e-</text:p>
      <text:p text:style-name="P5"><text:span text:style-name="Default_20_Paragraph_20_Font"><text:span text:style-name="T1">s</text:span></text:span>unt, talis est, .t Vergiliarum- ortus aestatis initium est,<text:line-break/>cui fuccedit canis ortus, oporae vocatae, quam etiam sie-<text:line-break/>cundam aestatis partem appellant. Post hanc eruturus<text:line-break/>oriens autumno dat initium. Deinde vergilianum occa-<text:line-break/>fus hiemis principium existit. Atque quod inde hiemem<text:line-break/>sequitur aequinoctium, veris exordium continet.</text:p>
      <text:h text:style-name="Heading_20_2" text:outline-level="2">XV.</text:h>
      <text:p text:style-name="P1"><text:span text:style-name="Default_20_Paragraph_20_Font"><text:span text:style-name="T1">Ex ann</text:span></text:span><text:span text:style-name="Default_20_Paragraph_20_Font"><text:span text:style-name="T8">i 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nsti</text:span></text:span><text:span text:style-name="Default_20_Paragraph_20_Font"><text:span text:style-name="T8">t</text:span></text:span><text:span text:style-name="Default_20_Paragraph_20_Font"><text:span text:style-name="T1">ution</text:span></text:span><text:span text:style-name="Default_20_Paragraph_20_Font"><text:span text:style-name="T8">i</text:span></text:span><text:span text:style-name="Default_20_Paragraph_20_Font"><text:span text:style-name="T1">bus in un</text:span></text:span><text:span text:style-name="Default_20_Paragraph_20_Font"><text:span text:style-name="T8">i</text:span></text:span><text:span text:style-name="Default_20_Paragraph_20_Font"><text:span text:style-name="T1">versum siccitate</text:span></text:span><text:span text:style-name="Default_20_Paragraph_20_Font"><text:span text:style-name="T8">s </text:span></text:span><text:span text:style-name="Default_20_Paragraph_20_Font"><text:span text:style-name="T1">assidu</text:span></text:span><text:span text:style-name="Default_20_Paragraph_20_Font"><text:span text:style-name="T8">is<text:line-break/></text:span></text:span><text:span text:style-name="Default_20_Paragraph_20_Font"><text:span text:style-name="T1">imbribu</text:span></text:span><text:span text:style-name="Default_20_Paragraph_20_Font"><text:span text:style-name="T8">s </text:span></text:span><text:span text:style-name="Default_20_Paragraph_20_Font"><text:span text:style-name="T1">sunt salubr</text:span></text:span><text:span text:style-name="Default_20_Paragraph_20_Font"><text:span text:style-name="T8">i</text:span></text:span><text:span text:style-name="Default_20_Paragraph_20_Font"><text:span text:style-name="T1">ore</text:span></text:span><text:span text:style-name="Default_20_Paragraph_20_Font"><text:span text:style-name="T8">s mi</text:span></text:span><text:span text:style-name="Default_20_Paragraph_20_Font"><text:span text:style-name="T1">nu</text:span></text:span><text:span text:style-name="Default_20_Paragraph_20_Font"><text:span text:style-name="T8">s</text:span></text:span><text:span text:style-name="Default_20_Paragraph_20_Font"><text:span text:style-name="T1">que</text:span></text:span><text:span text:style-name="Default_20_Paragraph_20_Font"><text:span text:style-name="T8"> l</text:span></text:span><text:span text:style-name="Default_20_Paragraph_20_Font"><text:span text:style-name="T1">etale</text:span></text:span><text:span text:style-name="Default_20_Paragraph_20_Font"><text:span text:style-name="T8">s,</text:span></text:span></text:p>
      <text:p text:style-name="Normal">ec Quod praestiterit praedictorum aphorismorum, inqui-<text:line-break/>bus de tempestatum anni statu docet, hunc aphori<text:span text:style-name="Default_20_Paragraph_20_Font"><text:span text:style-name="T1">t</text:span></text:span>mum<text:line-break/>primum scribere, quem nunc explicandum suscepimus, ex<text:line-break/>ipsis rebus didicimus, cum ipsi; ad prius scriptos apho-<text:line-break/>rifimos probandos, hoc etiam eguimus, tum hoc necessitate</text:p>
      <text:p text:style-name="P5">edocti fumus; quandoquidem et natura et doctrina sim-<text:line-break/>plex compositio prius esu Post illum igitur . aphorifinum<text:line-break/>cujus initium est tr<text:span text:style-name="Default_20_Paragraph_20_Font"><text:span text:style-name="T1">a</text:span></text:span>n<text:span text:style-name="Default_20_Paragraph_20_Font"><text:span text:style-name="T1">stri aud</text:span></text:span>i<text:span text:style-name="Default_20_Paragraph_20_Font"><text:span text:style-name="T1">tu</text:span></text:span>r <text:span text:style-name="Default_20_Paragraph_20_Font"><text:span text:style-name="T1">hebetud</text:span></text:span>i<text:span text:style-name="Default_20_Paragraph_20_Font"><text:span text:style-name="T1">nem, .visus cat</text:span></text:span>i-<text:line-break/><text:span text:style-name="Default_20_Paragraph_20_Font"><text:span text:style-name="T1">gtnem, cap</text:span></text:span>i<text:span text:style-name="Default_20_Paragraph_20_Font"><text:span text:style-name="T1">ti</text:span></text:span>s <text:span text:style-name="Default_20_Paragraph_20_Font"><text:span text:style-name="T1">grav</text:span></text:span>i<text:span text:style-name="Default_20_Paragraph_20_Font"><text:span text:style-name="T1">tate</text:span></text:span>m, <text:span text:style-name="Default_20_Paragraph_20_Font"><text:span text:style-name="T1">t</text:span></text:span>o<text:span text:style-name="Default_20_Paragraph_20_Font"><text:span text:style-name="T1">rpore</text:span></text:span>m. <text:span text:style-name="Default_20_Paragraph_20_Font"><text:span text:style-name="T1">ac reso</text:span></text:span>l<text:span text:style-name="Default_20_Paragraph_20_Font"><text:span text:style-name="T1">u</text:span></text:span>ti<text:span text:style-name="Default_20_Paragraph_20_Font"><text:span text:style-name="T1">onem ex-.<text:line-break/>c</text:span></text:span>i<text:span text:style-name="Default_20_Paragraph_20_Font"><text:span text:style-name="T1">tan</text:span></text:span>t. Priorem illum ordine locabimus, cujus initium-<text:line-break/><text:span text:style-name="Default_20_Paragraph_20_Font"><text:span text:style-name="T1">qu</text:span></text:span>o<text:span text:style-name="Default_20_Paragraph_20_Font"><text:span text:style-name="T1">t</text:span></text:span>i<text:span text:style-name="Default_20_Paragraph_20_Font"><text:span text:style-name="T1">dian</text:span></text:span>i <text:span text:style-name="Default_20_Paragraph_20_Font"><text:span text:style-name="T1">temporum statu</text:span></text:span>s <text:span text:style-name="Default_20_Paragraph_20_Font"><text:span text:style-name="T1">aqu</text:span></text:span>i<text:span text:style-name="Default_20_Paragraph_20_Font"><text:span text:style-name="T1">l</text:span></text:span>o<text:span text:style-name="Default_20_Paragraph_20_Font"><text:span text:style-name="T1">ni</text:span></text:span>i <text:span text:style-name="Default_20_Paragraph_20_Font"><text:span text:style-name="T1">quidem densan</text:span></text:span>t <text:span text:style-name="Default_20_Paragraph_20_Font"><text:span text:style-name="T1">cor-<text:line-break/>pora. </text:span></text:span>Secundum vero nunc nobis propositum statuemus,<text:line-break/>in quo ex omnibus anni constitutionibus siccitates imbri-<text:line-break/>bus praefert, idque merito. Nam per siccitates humida<text:line-break/>excrementa discutiuntur, quae per imbres in corpore col-<text:line-break/>lecta putrefcunt, nisi quis ipfa quotidie exercitationibus<text:line-break/>expurget. Non enim. quae balneis Evacuatio perficitur,<text:line-break/>magna est, sini nonnihil cuti cominus impactum dumtaxat<text:line-break/>vacuat; quae vere<text:span text:style-name="Default_20_Paragraph_20_Font"><text:span text:style-name="T1">i</text:span></text:span> in profundo per <text:span text:style-name="Default_20_Paragraph_20_Font"><text:span text:style-name="T1">r</text:span></text:span> carnem et stolidiores<text:line-break/>partes organicas spar<text:span text:style-name="Default_20_Paragraph_20_Font"><text:span text:style-name="T1">t</text:span></text:span>a sunt, non <text:span text:style-name="Default_20_Paragraph_20_Font"><text:span text:style-name="T1">t</text:span></text:span>alis abunde per bal-<text:line-break/>neas vacuantur. Neque certe quae purgantibus medica-<text:line-break/>mentis excrementorum vacnatio promovetur, idonea fuerit,<text:line-break/>quippe quae magnopere egentibus et longis temporum in-</text:p>
      <text:p text:style-name="P3">tervallis utenda veniat. Ad haec quae quotidie in corpora<text:line-break/>exc<text:span text:style-name="Default_20_Paragraph_20_Font"><text:span text:style-name="T1">r</text:span></text:span>ementa procreantur, pauciores eorum vacuationes<text:line-break/>purgantis medicamenti facultatibus cedunt:. Quod si quis<text:line-break/>veritus.- ne copiosa in corpore excrementa cumulentur<text:line-break/>purgationibus bis aut certe femel in mense voluerit, is<text:line-break/>praeterquam quod. pravae corpus implicabit consuetudini,<text:line-break/>etiam ipsum labefactabit.^ Enimvero alimenti excremen-<text:line-break/>tum quoddam est velut scro<text:span text:style-name="Default_20_Paragraph_20_Font"><text:span text:style-name="T1">t</text:span></text:span>um ac humidum, quod ipsi<text:line-break/>distributionis gratia permixtum est; alterum est tanquam<text:line-break/>fuliginosum residuum in permultis cibariis praesertim de-<text:line-break/>terioribus; quod naturae opificium cdctionemve subterit:-<text:line-break/>git, ut, quod neque alendo corpori assimilari neque agglu-<text:line-break/>. tinari queat. Haec. igitu<text:span text:style-name="Default_20_Paragraph_20_Font"><text:span text:style-name="T1">r</text:span></text:span> omnia quotidie vacuanda sunt,<text:line-break/>fed siccis potius quam humidis tempestatibus vacuantur,<text:line-break/>proptereaque illas salubriores este pronunciavit.</text:p>
      <text:h text:style-name="Heading_20_2" text:outline-level="2">XVI.</text:h>
      <text:p text:style-name="P1">P<text:span text:style-name="Default_20_Paragraph_20_Font"><text:span text:style-name="T1">er a/stdu</text:span></text:span>os i<text:span text:style-name="Default_20_Paragraph_20_Font"><text:span text:style-name="T1">mbre</text:span></text:span>s 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plerumque</text:span></text:span> o<text:span text:style-name="Default_20_Paragraph_20_Font"><text:span text:style-name="T1">b</text:span></text:span>o<text:span text:style-name="Default_20_Paragraph_20_Font"><text:span text:style-name="T1">r</text:span></text:span>i<text:span text:style-name="Default_20_Paragraph_20_Font"><text:span text:style-name="T1">un</text:span></text:span>t<text:span text:style-name="Default_20_Paragraph_20_Font"><text:span text:style-name="T1">ur, fabre</text:span></text:span>s<text:line-break/><text:span text:style-name="Default_20_Paragraph_20_Font"><text:span text:style-name="T1">d</text:span></text:span>i<text:span text:style-name="Default_20_Paragraph_20_Font"><text:span text:style-name="T1">uturnae, alv</text:span></text:span>i <text:span text:style-name="Default_20_Paragraph_20_Font"><text:span text:style-name="T1">stuxi</text:span></text:span>o<text:span text:style-name="Default_20_Paragraph_20_Font"><text:span text:style-name="T1">ne</text:span></text:span>s , <text:span text:style-name="Default_20_Paragraph_20_Font"><text:span text:style-name="T1">pu</text:span></text:span>t<text:span text:style-name="Default_20_Paragraph_20_Font"><text:span text:style-name="T1">red</text:span></text:span>i<text:span text:style-name="Default_20_Paragraph_20_Font"><text:span text:style-name="T1">ne</text:span></text:span>s, <text:span text:style-name="Default_20_Paragraph_20_Font"><text:span text:style-name="T1">ep</text:span></text:span>i<text:span text:style-name="Default_20_Paragraph_20_Font"><text:span text:style-name="T1">lepsiae, apo-</text:span></text:span></text:p>
      <text:p text:style-name="P5"><text:span text:style-name="Default_20_Paragraph_20_Font"><text:span text:style-name="T1">plexiae, anginae. Per</text:span></text:span> m<text:span text:style-name="Default_20_Paragraph_20_Font"><text:span text:style-name="T1">agnas aute</text:span></text:span>m <text:span text:style-name="Default_20_Paragraph_20_Font"><text:span text:style-name="T1">sicc</text:span></text:span>i<text:span text:style-name="Default_20_Paragraph_20_Font"><text:span text:style-name="T1">tate</text:span></text:span>s t<text:span text:style-name="Default_20_Paragraph_20_Font"><text:span text:style-name="T1">abes;<text:line-break/>oph</text:span></text:span>t<text:span text:style-name="Default_20_Paragraph_20_Font"><text:span text:style-name="T1">hal</text:span></text:span>mi<text:span text:style-name="Default_20_Paragraph_20_Font"><text:span text:style-name="T1">ae, arthritides, strangur</text:span></text:span>i<text:span text:style-name="Default_20_Paragraph_20_Font"><text:span text:style-name="T1">ae ac d</text:span></text:span>y<text:span text:style-name="Default_20_Paragraph_20_Font"><text:span text:style-name="T1">sin</text:span></text:span>t<text:span text:style-name="Default_20_Paragraph_20_Font"><text:span text:style-name="T1">er</text:span></text:span>i<text:span text:style-name="Default_20_Paragraph_20_Font"><text:span text:style-name="T1">ae.</text:span></text:span></text:p>
      <text:p text:style-name="P4">Febres quidem longas humiditatis multitudinem sequi<text:line-break/>mirum non est, siquidem aegroti. ad.morborum solutionem<text:line-break/>coctione egent, plures autem .humiditates nonnisi .longo<text:line-break/>tempore concoqui possunt. Huc accedit quod pluviarum<text:line-break/>assiduitate frigidiores et <text:span text:style-name="Default_20_Paragraph_20_Font"><text:span text:style-name="T10">pituitosior.es </text:span></text:span>humores procreentur,<text:line-break/>quemadmodum. contra siccitatibus biliosiores. Quare hac<text:line-break/>quoque ratione febres pluviosis temporibus diuturniores<text:line-break/>contra.que. siccitatibus.acutiores evadunt. Alvi autem fla-<text:line-break/>xiones merito pluviosis temporibus oboriri ex humorum<text:line-break/>redundantia per alvum expurgata obscurum non est, quem-<text:line-break/>admodum et putredines. Sicca namque humidis putredini<text:line-break/>minus esse obnoxia manifeste conspiciuntur. Sunt utique<text:line-break/>et epilepsiae et apoplexiae morbi pituitusu Angina autum<text:line-break/>fit interdum ipsa excrementorum ad fauces delata multi-</text:p>
      <text:p text:style-name="P5">tudine; fit etiam plerumque fluxionibus a capite in fauci-<text:line-break/>bus impactis. Quod autem pluviosis temporibus tum alias<text:line-break/>fluxiones, tum potissimum e capite ruentes exuberent et<text:line-break/>manifestum et multoties a me dictum esu Per siccitates e<text:line-break/>aute<text:span text:style-name="Default_20_Paragraph_20_Font"><text:span text:style-name="T1">t</text:span></text:span>n tabificus morbos , ophthalmias , arthritides, suani.<text:line-break/>gurias et dysenterias scatere proferens, indistinctius mea<text:line-break/>quidem sententia de his orationem fecit; Morbi namque<text:line-break/>tabidi hasce duas constitutiones sequuntur; unam summe<text:line-break/>frigidam, qua vas aliquod instrumentorum respirationi<text:line-break/>servientium rumpitur; alteram calidam fimulque humidam,<text:line-break/>qua caput repletum ad pulmonem fluxiones ablegat; sic-<text:line-break/>cam vero constitutionem, quantum in calore ac frigore<text:line-break/>secundum naturam fe habentem, omnes potius morbi<text:line-break/>quam tabes comitabuntur. Propterea mihi videntur non-<text:line-break/>nulli coacti <text:span text:style-name="Default_20_Paragraph_20_Font"><text:span text:style-name="T1">t</text:span></text:span>u isse ad oculos affectos tabificum adjectivum<text:line-break/>relatum intelligere, ut sit hujusmodi oratio: i<text:span text:style-name="Default_20_Paragraph_20_Font"><text:span text:style-name="T1">mmodera</text:span></text:span>tis<text:line-break/><text:span text:style-name="Default_20_Paragraph_20_Font"><text:span text:style-name="T1">aute</text:span></text:span>m <text:span text:style-name="Default_20_Paragraph_20_Font"><text:span text:style-name="T1">sicc</text:span></text:span>i<text:span text:style-name="Default_20_Paragraph_20_Font"><text:span text:style-name="T1">tat</text:span></text:span>i<text:span text:style-name="Default_20_Paragraph_20_Font"><text:span text:style-name="T1">bu</text:span></text:span>s <text:span text:style-name="Default_20_Paragraph_20_Font"><text:span text:style-name="T1">ophthal</text:span></text:span>mi<text:span text:style-name="Default_20_Paragraph_20_Font"><text:span text:style-name="T1">ae</text:span></text:span> t<text:span text:style-name="Default_20_Paragraph_20_Font"><text:span text:style-name="T1">ab</text:span></text:span>i<text:span text:style-name="Default_20_Paragraph_20_Font"><text:span text:style-name="T1">sicae stunt</text:span></text:span> , hoc est quae</text:p>
      <text:p text:style-name="P5">in oculorum tabem desinant, qua ipsi praeter naturam<text:line-break/>tum .macilentiores tum sicciores prorsus evadunt eorum-<text:line-break/>que pupilla redditur angustior, exsiccatis videlicet humo-<text:line-break/>ribus a quibus moderate quidem distenta in naturali<text:line-break/>symmetria servabatur magis vero quam oporteat ad pra-<text:line-break/>vani latitudinem extendebatur.. Si vero ipsas per se dici<text:line-break/>ophtbalmias intelligamus,. ipsis siccas adjungemus. Dicta<text:line-break/>vero paulo ante causaest,- qua siccae ophthatiniae per<text:line-break/>immoderatos squalores procreentur. Jam vero arthritici<text:line-break/>morbi: a fluxionibus oriundi nullo modo per immoderatas<text:line-break/>siccitates fient. Qui namque ab acrimonia quadam pro-<text:line-break/>ceduut, si calor quoque immoderatus accesserit, tunc so-<text:line-break/>lum oboriantur. Quas igitur arthritides per squalores fieri<text:line-break/>dixerit quaerendum esu Si enim immoderati squalores<text:line-break/>facti articulorum humiditatem consumferint , aliquam face<text:line-break/>prae siccitate motus difficultatem, fortassis etiam interdum<text:line-break/>dolorem efficient; nunquam tamen affectionem arthritiu<text:line-break/>vocatam concitaverint, nisi quis omnem articulorum dolo-</text:p>
      <text:p text:style-name="P5">rem ita vocare velit. Quamquam ipsis epidemiorum fe-<text:line-break/>cundo ita pronunciat: <text:span text:style-name="Default_20_Paragraph_20_Font"><text:span text:style-name="T1">Aen</text:span></text:span>i <text:span text:style-name="Default_20_Paragraph_20_Font"><text:span text:style-name="T1">sumis temp</text:span></text:span>o<text:span text:style-name="Default_20_Paragraph_20_Font"><text:span text:style-name="T1">re qu</text:span></text:span>i <text:span text:style-name="Default_20_Paragraph_20_Font"><text:span text:style-name="T1">legumin</text:span></text:span>i^<text:line-break/><text:span text:style-name="Default_20_Paragraph_20_Font"><text:span text:style-name="T1">bu</text:span></text:span>s <text:span text:style-name="Default_20_Paragraph_20_Font"><text:span text:style-name="T1">vesceban</text:span></text:span>t<text:span text:style-name="Default_20_Paragraph_20_Font"><text:span text:style-name="T1">ur in crurum debilita</text:span></text:span>t<text:span text:style-name="Default_20_Paragraph_20_Font"><text:span text:style-name="T1">em</text:span></text:span> i<text:span text:style-name="Default_20_Paragraph_20_Font"><text:span text:style-name="T1">nc</text:span></text:span>i<text:span text:style-name="Default_20_Paragraph_20_Font"><text:span text:style-name="T1">derant et pr</text:span></text:span>o-<text:line-break/><text:span text:style-name="Default_20_Paragraph_20_Font"><text:span text:style-name="T1">p</text:span></text:span>l<text:span text:style-name="Default_20_Paragraph_20_Font"><text:span text:style-name="T1">er e</text:span></text:span>o<text:span text:style-name="Default_20_Paragraph_20_Font"><text:span text:style-name="T1">rum esum genuum dolore</text:span></text:span>s <text:span text:style-name="Default_20_Paragraph_20_Font"><text:span text:style-name="T1">pat</text:span></text:span>i<text:span text:style-name="Default_20_Paragraph_20_Font"><text:span text:style-name="T1">ebantur, </text:span></text:span>non arthri-<text:line-break/>ticos; sed genua dolentes ipsus appellavit. At quidam<text:line-break/>fortassis can<text:span text:style-name="Default_20_Paragraph_20_Font"><text:span text:style-name="T1">t</text:span></text:span>et non unius articuli dolorem, fed mullorum<text:line-break/>simul artbritin nominari et . idcirco genua dolentes non-<text:line-break/>dum arthriticos appellari. Atque de artbritide hactenus<text:line-break/>haec quaesisse fossiciae De stranguria autem deinceps<text:line-break/>disseramus. Neque enim ipfae etiam siccitates absolute<text:line-break/>comitantur, nisi tribus adhibitis distinctionibus, Prima<text:line-break/>est.immoderata siccitas; fecunda cum calore siccitas; tertia<text:line-break/>siccitas cum frigore, quarum non meminit Hippocrates.<text:line-break/>Si cui tamen ,. .ut dixi,.libeat omnium in anni tempesta-<text:line-break/>tibus .constitutionum .naturam investigare, sic ipsi fatus-<text:line-break/>dumo. Erit autem manifesta exempto propositae hujus<text:line-break/>quaestionis oratio.: nam .immoderata siccitas aliam .in tem-<text:line-break/>paratis naturis ,. aliam in siccis , quemadmodum et aliam</text:p>
      <text:p text:style-name="P5">in humidis corporis affectionem efficit, sic et in calidis<text:line-break/>ac frigidis diversam in utraque affectionem creat. Secun-<text:line-break/>dum etiam coniugationes simplicium intempestatum aliam<text:line-break/>quidem in calida et sicca-, diversam autem ab ipsa in sci-<text:line-break/>gida et sicca et in reliquis duabus eodem modo sit con-<text:line-break/>Iugationibus. Et quemadmodum . simplicem paulo ante<text:line-break/>servantes ambientis aeris intemperiem in unaquaque na-<text:line-break/>tura futuras affectiones considerabimus.. Erat autem com-<text:line-break/>positae sicca ambientis aeris. constitutio, quum frigiditati<text:line-break/>aut caliditati admixta suerit, quamquam et simplex quo-<text:line-break/>dammodo videbatur et composita. Nam miscebatur. .tem-<text:line-break/>peratae constitutioni inter utramque incommoderationem,<text:line-break/>tum eam quae in calore tum leam quae in frigore exi-.<text:line-break/>siit mediae, Hoc autem concesso in doctrinis. simplices<text:line-break/>quidem intemperies eas esse quae qualitate una . a naturali<text:line-break/>statu recedant, non simplices autem eas .quae pluribus,<text:line-break/>merito; quum aer ambiens sicci et. humidi ^oppositione</text:p>
      <text:p text:style-name="P3">fuerit intemperatus et calidi et frigidi contentione tem-<text:line-break/>peratus, simplicem esse intemperiem dicemus. At in om-<text:line-break/>nibus nobis ita speculantibus perspicuum est orationem<text:line-break/>tum eam aliam quae de constitutionibus est, tum eam<text:line-break/>quae nunc de vesica habetur, in magnam prolixitatem<text:line-break/>evaluram. Stranguriae namque fiunt .tum propter urina-<text:line-break/>nun acrimoniam, tum propter facultatis retentricis vesi-<text:line-break/>cae imbecillitatem, quae rursum imbecillitas ob immode-<text:line-break/>ratam aliquam intemperiem oboritur. Quum vero octo<text:line-break/>sint immoderationes, ipsarum unaquaque imbecilla erit<text:line-break/>vesica, atque idcirco eam stranguriae consequentur. Quin<text:line-break/>etiam urinae acrimonia a quadam sit intemperie, fied pri-<text:line-break/>i mum ac frequentius a caloris, deinde a caloris et humi-</text:p>
      <text:p text:style-name="P4">ditatis, ac tertio a siccitatis excessu. Fiet itaque tum ab<text:line-break/>his causis stranguria, tum ab exceptis propriis ipsius ve-<text:line-break/>sicae affectibus , quos symptomatis ratione stranguria con-<text:line-break/>fequitur; veluti quum quis propter ulcus aut erysipelas</text:p>
      <text:p text:style-name="P5">aut abscessum in ea factum aut inflammationem aut ejus-<text:line-break/>modi alitus in stranguria inciderit. Nunc enim non de<text:line-break/>his existit oratio, fed de iis fotum, quae ab aeris am-<text:line-break/>mentis temperatione proveniunt, quemadmodum neque de<text:line-break/>illis, quae ex mendofio victu procedit. Quae de stran-<text:line-break/>guria dicta <text:span text:style-name="Default_20_Paragraph_20_Font"><text:span text:style-name="T1">t</text:span></text:span>uor, haec etiam a nobis de dysenteria dicta<text:line-break/>esse mente percipe, de qua neque ipse Hippocrati assen-<text:line-break/>tior. Non enim dysenteria absolute siccitates sequitur nisi<text:line-break/>distinctu explicet primum summam siccitatis ametriam;<text:line-break/>deinde ambientis in calore et frigore mutationem; postre-<text:line-break/>mo etiam effectas corporum naturas, De Hippocrate vero<text:line-break/>addubita<text:span text:style-name="Default_20_Paragraph_20_Font"><text:span text:style-name="T1">r</text:span></text:span>e; quod tantam a<text:span text:style-name="Default_20_Paragraph_20_Font"><text:span text:style-name="T1">r</text:span></text:span>tis speculationem, quam primus<text:line-break/>constituit, universam non absolverit non ita aequum est,<text:line-break/>quemadmodum de Diocle primum, deinde post ipsum de<text:line-break/>Mnesitheo; postremo de ceteris plerisque medicis, qui ve-<text:line-break/>ras Hippocrati. vias fequuti multa sibi particulatim ela-<text:line-break/>boranda proposuerunt. Quum enim eos deceret, si quid-<text:line-break/>quam aliud, eam quoque de temporum constitutionibus</text:p>
      <text:p text:style-name="P5">contemplationem, ut nuper supposui, articulate explicare<text:line-break/>totamque elaboratam reddere prorsus neglexerunt. Verum<text:line-break/>nos id facere aggrediemur proprio his dicato opere, si<text:line-break/>quae prae manibus habemus, prius absoluta fuerint.</text:p>
      <text:h text:style-name="Heading_20_2" text:outline-level="2">XVll.</text:h>
      <text:p text:style-name="P1"><text:span text:style-name="Default_20_Paragraph_20_Font"><text:span text:style-name="T1">Qu</text:span></text:span><text:span text:style-name="Default_20_Paragraph_20_Font"><text:span text:style-name="T8">o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d</text:span></text:span><text:span text:style-name="Default_20_Paragraph_20_Font"><text:span text:style-name="T8">i</text:span></text:span><text:span text:style-name="Default_20_Paragraph_20_Font"><text:span text:style-name="T1">ani temp</text:span></text:span><text:span text:style-name="Default_20_Paragraph_20_Font"><text:span text:style-name="T8">o</text:span></text:span><text:span text:style-name="Default_20_Paragraph_20_Font"><text:span text:style-name="T1">ru</text:span></text:span><text:span text:style-name="Default_20_Paragraph_20_Font"><text:span text:style-name="T8">m </text:span></text:span><text:span text:style-name="Default_20_Paragraph_20_Font"><text:span text:style-name="T1">statu</text:span></text:span><text:span text:style-name="Default_20_Paragraph_20_Font"><text:span text:style-name="T8">s , </text:span></text:span><text:span text:style-name="Default_20_Paragraph_20_Font"><text:span text:style-name="T1">aqu</text:span></text:span><text:span text:style-name="Default_20_Paragraph_20_Font"><text:span text:style-name="T8">il</text:span></text:span><text:span text:style-name="Default_20_Paragraph_20_Font"><text:span text:style-name="T1">oni</text:span></text:span><text:span text:style-name="Default_20_Paragraph_20_Font"><text:span text:style-name="T8">i </text:span></text:span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dem corpora<text:line-break/>densant, r</text:span></text:span><text:span text:style-name="Default_20_Paragraph_20_Font"><text:span text:style-name="T8">o</text:span></text:span><text:span text:style-name="Default_20_Paragraph_20_Font"><text:span text:style-name="T1">busta, </text:span></text:span><text:span text:style-name="Default_20_Paragraph_20_Font"><text:span text:style-name="T8">mot</text:span></text:span><text:span text:style-name="Default_20_Paragraph_20_Font"><text:span text:style-name="T1">u sucula, probe c</text:span></text:span><text:span text:style-name="Default_20_Paragraph_20_Font"><text:span text:style-name="T8">o</text:span></text:span><text:span text:style-name="Default_20_Paragraph_20_Font"><text:span text:style-name="T1">l</text:span></text:span><text:span text:style-name="Default_20_Paragraph_20_Font"><text:span text:style-name="T8">o</text:span></text:span><text:span text:style-name="Default_20_Paragraph_20_Font"><text:span text:style-name="T1">ra</text:span></text:span><text:span text:style-name="Default_20_Paragraph_20_Font"><text:span text:style-name="T8">t</text:span></text:span><text:span text:style-name="Default_20_Paragraph_20_Font"><text:span text:style-name="T1">a probe-<text:line-break/>que aud</text:span></text:span><text:span text:style-name="Default_20_Paragraph_20_Font"><text:span text:style-name="T8">i</text:span></text:span><text:span text:style-name="Default_20_Paragraph_20_Font"><text:span text:style-name="T1">en</text:span></text:span><text:span text:style-name="Default_20_Paragraph_20_Font"><text:span text:style-name="T8">ti</text:span></text:span><text:span text:style-name="Default_20_Paragraph_20_Font"><text:span text:style-name="T1">a reddun</text:span></text:span><text:span text:style-name="Default_20_Paragraph_20_Font"><text:span text:style-name="T8">t , </text:span></text:span><text:span text:style-name="Default_20_Paragraph_20_Font"><text:span text:style-name="T1">a</text:span></text:span><text:span text:style-name="Default_20_Paragraph_20_Font"><text:span text:style-name="T8">l</text:span></text:span><text:span text:style-name="Default_20_Paragraph_20_Font"><text:span text:style-name="T1">v</text:span></text:span><text:span text:style-name="Default_20_Paragraph_20_Font"><text:span text:style-name="T8">os </text:span></text:span><text:span text:style-name="Default_20_Paragraph_20_Font"><text:span text:style-name="T1">exsiccant , oculo</text:span></text:span><text:span text:style-name="Default_20_Paragraph_20_Font"><text:span text:style-name="T8">s </text:span></text:span><text:span text:style-name="Default_20_Paragraph_20_Font"><text:span text:style-name="T1">mordent<text:line-break/></text:span></text:span><text:span text:style-name="Default_20_Paragraph_20_Font"><text:span text:style-name="T8">a</text:span></text:span><text:span text:style-name="Default_20_Paragraph_20_Font"><text:span text:style-name="T1">t si qu</text:span></text:span><text:span text:style-name="Default_20_Paragraph_20_Font"><text:span text:style-name="T8">is </text:span></text:span><text:span text:style-name="Default_20_Paragraph_20_Font"><text:span text:style-name="T1">do</text:span></text:span><text:span text:style-name="Default_20_Paragraph_20_Font"><text:span text:style-name="T8">l</text:span></text:span><text:span text:style-name="Default_20_Paragraph_20_Font"><text:span text:style-name="T1">or th</text:span></text:span><text:span text:style-name="Default_20_Paragraph_20_Font"><text:span text:style-name="T8">o</text:span></text:span><text:span text:style-name="Default_20_Paragraph_20_Font"><text:span text:style-name="T1">racem pr</text:span></text:span><text:span text:style-name="Default_20_Paragraph_20_Font"><text:span text:style-name="T8">i</text:span></text:span><text:span text:style-name="Default_20_Paragraph_20_Font"><text:span text:style-name="T1">u</text:span></text:span><text:span text:style-name="Default_20_Paragraph_20_Font"><text:span text:style-name="T8">s o</text:span></text:span><text:span text:style-name="Default_20_Paragraph_20_Font"><text:span text:style-name="T1">bsederit, dolore</text:span></text:span><text:span text:style-name="Default_20_Paragraph_20_Font"><text:span text:style-name="T8">m i</text:span></text:span><text:span text:style-name="Default_20_Paragraph_20_Font"><text:span text:style-name="T1">rr</text:span></text:span><text:span text:style-name="Default_20_Paragraph_20_Font"><text:span text:style-name="T8">i-<text:line-break/></text:span></text:span><text:span text:style-name="Default_20_Paragraph_20_Font"><text:span text:style-name="T1">tant. Austrini ver</text:span></text:span><text:span text:style-name="Default_20_Paragraph_20_Font"><text:span text:style-name="T8">o 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rp</text:span></text:span><text:span text:style-name="Default_20_Paragraph_20_Font"><text:span text:style-name="T8">o</text:span></text:span><text:span text:style-name="Default_20_Paragraph_20_Font"><text:span text:style-name="T1">ra tum exsolvunt, t</text:span></text:span><text:span text:style-name="Default_20_Paragraph_20_Font"><text:span text:style-name="T8">am </text:span></text:span><text:span text:style-name="Default_20_Paragraph_20_Font"><text:span text:style-name="T1">hu-<text:line-break/></text:span></text:span><text:span text:style-name="Default_20_Paragraph_20_Font"><text:span text:style-name="T8">m</text:span></text:span><text:span text:style-name="Default_20_Paragraph_20_Font"><text:span text:style-name="T1">ectan</text:span></text:span><text:span text:style-name="Default_20_Paragraph_20_Font"><text:span text:style-name="T8">t, </text:span></text:span><text:span text:style-name="Default_20_Paragraph_20_Font"><text:span text:style-name="T1">aud</text:span></text:span><text:span text:style-name="Default_20_Paragraph_20_Font"><text:span text:style-name="T8">i</text:span></text:span><text:span text:style-name="Default_20_Paragraph_20_Font"><text:span text:style-name="T1">tu</text:span></text:span><text:span text:style-name="Default_20_Paragraph_20_Font"><text:span text:style-name="T8">m </text:span></text:span><text:span text:style-name="Default_20_Paragraph_20_Font"><text:span text:style-name="T1">obtundunt, capi</text:span></text:span><text:span text:style-name="Default_20_Paragraph_20_Font"><text:span text:style-name="T8">tis </text:span></text:span><text:span text:style-name="Default_20_Paragraph_20_Font"><text:span text:style-name="T1">grav</text:span></text:span><text:span text:style-name="Default_20_Paragraph_20_Font"><text:span text:style-name="T8">i</text:span></text:span><text:span text:style-name="Default_20_Paragraph_20_Font"><text:span text:style-name="T1">tatem et ver-<text:line-break/>tigine</text:span></text:span><text:span text:style-name="Default_20_Paragraph_20_Font"><text:span text:style-name="T8">s </text:span></text:span><text:span text:style-name="Default_20_Paragraph_20_Font"><text:span text:style-name="T1">oculis et corpor</text:span></text:span><text:span text:style-name="Default_20_Paragraph_20_Font"><text:span text:style-name="T8">i</text:span></text:span><text:span text:style-name="Default_20_Paragraph_20_Font"><text:span text:style-name="T1">bus difucile</text:span></text:span><text:span text:style-name="Default_20_Paragraph_20_Font"><text:span text:style-name="T8">m m</text:span></text:span><text:span text:style-name="Default_20_Paragraph_20_Font"><text:span text:style-name="T1">ot</text:span></text:span><text:span text:style-name="Default_20_Paragraph_20_Font"><text:span text:style-name="T8">i</text:span></text:span><text:span text:style-name="Default_20_Paragraph_20_Font"><text:span text:style-name="T1">onem</text:span></text:span><text:span text:style-name="Default_20_Paragraph_20_Font"><text:span text:style-name="T8"> i</text:span></text:span><text:span text:style-name="Default_20_Paragraph_20_Font"><text:span text:style-name="T1">nducunt<text:line-break/>et alvo</text:span></text:span><text:span text:style-name="Default_20_Paragraph_20_Font"><text:span text:style-name="T8">s </text:span></text:span><text:span text:style-name="Default_20_Paragraph_20_Font"><text:span text:style-name="T1">humectant.</text:span></text:span></text:p>
      <text:p text:style-name="P4">Quum siccus ac frigidus ventus sit boreas, omnia ex<text:line-break/>corpore absumit excrementa. Ipsis autem instrumentis</text:p>
      <text:p text:style-name="P5">substantiae densatione a <text:span text:style-name="Default_20_Paragraph_20_Font"><text:span text:style-name="T1">t</text:span></text:span>e constrictis et coactis robur in-<text:line-break/>fert. Quamobrem perfectius, inquit , omnes <text:span text:style-name="Default_20_Paragraph_20_Font"><text:span text:style-name="T1">t</text:span></text:span>uas functio-<text:line-break/>nes obeunt tam naturales quam animales facultates. Nam<text:line-break/>animales quidem functiones his verbis ostendit: <text:span text:style-name="Default_20_Paragraph_20_Font"><text:span text:style-name="T1">Et</text:span></text:span> m<text:span text:style-name="Default_20_Paragraph_20_Font"><text:span text:style-name="T1">o</text:span></text:span>t<text:span text:style-name="Default_20_Paragraph_20_Font"><text:span text:style-name="T1">u<text:line-break/>facilia probe aud</text:span></text:span>i<text:span text:style-name="Default_20_Paragraph_20_Font"><text:span text:style-name="T1">en</text:span></text:span>t<text:span text:style-name="Default_20_Paragraph_20_Font"><text:span text:style-name="T1">ia, </text:span></text:span>Naturales vero functiones quum<text:line-break/>probe colorata pronuntiat. Utrisque autem commune vi-<text:line-break/>rium robur. Manifestum etiam est unico auditus <text:span text:style-name="Default_20_Paragraph_20_Font"><text:span text:style-name="T1">t</text:span></text:span>ensa<text:line-break/>veluti exemplo idem quoque de relictis sensibus intelle-<text:line-break/>xisse. Haec igitur bona aquiloniis constitutionibus insunt,<text:line-break/>quibus maxime perfruuntur fanis corporibus p<text:span text:style-name="Default_20_Paragraph_20_Font"><text:span text:style-name="T1">r</text:span></text:span>aediti et<text:line-break/>ex bis ipsis humidiores. Adsunt tamen sua his etiam<text:line-break/>constitutionibus mala, verum parva minimeque malis quae<text:line-break/>auster invehit similia. Qua ratione non parva sint, al-<text:line-break/>vum sisti, oculos pungi et praecedentes thoracis dolores<text:line-break/>exacerbari? At <text:span text:style-name="Default_20_Paragraph_20_Font"><text:span text:style-name="T1">i</text:span></text:span>psarum parvitatem apertius nosces, si<text:line-break/>aquilonlas cum austrinis constitutionibus contuleris, quas<text:line-break/>dixit corpora dissolvere; id enim ad omnem functionem</text:p>
      <text:p text:style-name="P5">vitalem ac animalem maximum malum est, nec parvum<text:line-break/>etiam capitis gravitas et obtusus auditus malum. Quid<text:line-break/>autem de vertiginibus quoque dicendum? Hae namque<text:line-break/>tum epilepsiae tum apoplexiae proximae sunt. llingus<text:line-break/>enim est tenebricosa vertigo, quae fit quum humor cum<text:line-break/>crasso spiritu in capite movetur ideoque epilepsiam et apo-<text:line-break/>plexiam praecedit; imo et dyfeinesiam, inquit, dissicilemve<text:line-break/>tum oculorum tum totius corporis motum , quae et ipsa<text:line-break/>prava funt symptomata, id fotum ipsis moderatum est,<text:line-break/>quod alvos humidiores efficiant. Atque id et alia omnia<text:line-break/>efficiunt tum maxime propter humiditatem tum etiam<text:line-break/>propter caliditatem. Quod autem orationis initio fori-<text:line-break/>ptum est, id praestitisset commutato ordine legi, ut primo<text:line-break/>loco legeretur, humectant, fecundo dissolvunt; deinde<text:line-break/>quae deinceps eodem ordine. Si enim humectant, etiam<text:line-break/>aliorum quodque efficiunt, colore ad haec conferente.<text:line-break/>Actiones enim per solidas fiunt animalis partes, quae</text:p>
      <text:p text:style-name="P5">sane re ipfa ac vere <text:span text:style-name="Default_20_Paragraph_20_Font"><text:span text:style-name="T1">t</text:span></text:span>uus ejus partes. Hae vero humo-<text:line-break/>rum plenitudine gravatae deterius agunt.</text:p>
      <text:h text:style-name="Heading_20_2" text:outline-level="2">XVIII.</text:h>
      <text:p text:style-name="P1"><text:span text:style-name="Default_20_Paragraph_20_Font"><text:span text:style-name="T1">At pr</text:span></text:span><text:span text:style-name="Default_20_Paragraph_20_Font"><text:span text:style-name="T8">o </text:span></text:span><text:span text:style-name="Default_20_Paragraph_20_Font"><text:span text:style-name="T1">anni te</text:span></text:span><text:span text:style-name="Default_20_Paragraph_20_Font"><text:span text:style-name="T8">m</text:span></text:span><text:span text:style-name="Default_20_Paragraph_20_Font"><text:span text:style-name="T1">pestatibu</text:span></text:span><text:span text:style-name="Default_20_Paragraph_20_Font"><text:span text:style-name="T8">s, </text:span></text:span><text:span text:style-name="Default_20_Paragraph_20_Font"><text:span text:style-name="T1">vere qu</text:span></text:span><text:span text:style-name="Default_20_Paragraph_20_Font"><text:span text:style-name="T8">i</text:span></text:span><text:span text:style-name="Default_20_Paragraph_20_Font"><text:span text:style-name="T1">dem et pr</text:span></text:span><text:span text:style-name="Default_20_Paragraph_20_Font"><text:span text:style-name="T8">im</text:span></text:span><text:span text:style-name="Default_20_Paragraph_20_Font"><text:span text:style-name="T1">a aesta</text:span></text:span><text:span text:style-name="Default_20_Paragraph_20_Font"><text:span text:style-name="T8">t</text:span></text:span><text:span text:style-name="Default_20_Paragraph_20_Font"><text:span text:style-name="T1">e<text:line-break/>prox</text:span></text:span><text:span text:style-name="Default_20_Paragraph_20_Font"><text:span text:style-name="T8">imi, 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opt</text:span></text:span><text:span text:style-name="Default_20_Paragraph_20_Font"><text:span text:style-name="T8">im</text:span></text:span><text:span text:style-name="Default_20_Paragraph_20_Font"><text:span text:style-name="T1">e degunt, tu</text:span></text:span><text:span text:style-name="Default_20_Paragraph_20_Font"><text:span text:style-name="T8">m m</text:span></text:span><text:span text:style-name="Default_20_Paragraph_20_Font"><text:span text:style-name="T1">ax</text:span></text:span><text:span text:style-name="Default_20_Paragraph_20_Font"><text:span text:style-name="T8">im</text:span></text:span><text:span text:style-name="Default_20_Paragraph_20_Font"><text:span text:style-name="T1">e valen</text:span></text:span><text:span text:style-name="Default_20_Paragraph_20_Font"><text:span text:style-name="T8">t; </text:span></text:span><text:span text:style-name="Default_20_Paragraph_20_Font"><text:span text:style-name="T1">ne-<text:line-break/>state vero et quadam</text:span></text:span><text:span text:style-name="Default_20_Paragraph_20_Font"><text:span text:style-name="T8">t</text:span></text:span><text:span text:style-name="Default_20_Paragraph_20_Font"><text:span text:style-name="T1">enu</text:span></text:span><text:span text:style-name="Default_20_Paragraph_20_Font"><text:span text:style-name="T8">s </text:span></text:span><text:span text:style-name="Default_20_Paragraph_20_Font"><text:span text:style-name="T1">au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</text:span></text:span><text:span text:style-name="Default_20_Paragraph_20_Font"><text:span text:style-name="T1">no sene</text:span></text:span><text:span text:style-name="Default_20_Paragraph_20_Font"><text:span text:style-name="T8">s. </text:span></text:span><text:span text:style-name="Default_20_Paragraph_20_Font"><text:span text:style-name="T1">Reliqua<text:line-break/>au</text:span></text:span><text:span text:style-name="Default_20_Paragraph_20_Font"><text:span text:style-name="T8">t</text:span></text:span><text:span text:style-name="Default_20_Paragraph_20_Font"><text:span text:style-name="T1">umn</text:span></text:span><text:span text:style-name="Default_20_Paragraph_20_Font"><text:span text:style-name="T8">i </text:span></text:span><text:span text:style-name="Default_20_Paragraph_20_Font"><text:span text:style-name="T1">et h</text:span></text:span><text:span text:style-name="Default_20_Paragraph_20_Font"><text:span text:style-name="T8">i</text:span></text:span><text:span text:style-name="Default_20_Paragraph_20_Font"><text:span text:style-name="T1">e</text:span></text:span><text:span text:style-name="Default_20_Paragraph_20_Font"><text:span text:style-name="T8">mis </text:span></text:span><text:span text:style-name="Default_20_Paragraph_20_Font"><text:span text:style-name="T1">par</text:span></text:span><text:span text:style-name="Default_20_Paragraph_20_Font"><text:span text:style-name="T8">t</text:span></text:span><text:span text:style-name="Default_20_Paragraph_20_Font"><text:span text:style-name="T1">e qu</text:span></text:span><text:span text:style-name="Default_20_Paragraph_20_Font"><text:span text:style-name="T8">i i</text:span></text:span><text:span text:style-name="Default_20_Paragraph_20_Font"><text:span text:style-name="T1">nter ha</text:span></text:span><text:span text:style-name="Default_20_Paragraph_20_Font"><text:span text:style-name="T8">s </text:span></text:span><text:span text:style-name="Default_20_Paragraph_20_Font"><text:span text:style-name="T1">ae</text:span></text:span><text:span text:style-name="Default_20_Paragraph_20_Font"><text:span text:style-name="T8">t</text:span></text:span><text:span text:style-name="Default_20_Paragraph_20_Font"><text:span text:style-name="T1">ate</text:span></text:span><text:span text:style-name="Default_20_Paragraph_20_Font"><text:span text:style-name="T8">s </text:span></text:span><text:span text:style-name="Default_20_Paragraph_20_Font"><text:span text:style-name="T1">sun</text:span></text:span><text:span text:style-name="Default_20_Paragraph_20_Font"><text:span text:style-name="T8">t </text:span></text:span><text:span text:style-name="Default_20_Paragraph_20_Font"><text:span text:style-name="T1">med</text:span></text:span><text:span text:style-name="Default_20_Paragraph_20_Font"><text:span text:style-name="T8">ii.</text:span></text:span></text:p>
      <text:p text:style-name="P4">Non solum in aetatibus , verum . etiam in ceteris<text:line-break/>omnibus , quae fecundum temperationem vel moderate<text:line-break/>vel immoderate se habent, si quis orationem hoc in loco<text:line-break/>Hippocratis examinaverit, veram comperiet. Naturis si-<text:line-break/>quidem aetatibus et regionibus temperatis tempus est opti-<text:line-break/>tuum , quod temperatissimum, quippe quae non habitudi-<text:line-break/>ms quam habent mutatione, sed conservatione egeant,</text:p>
      <text:p text:style-name="P5">quandoquidem a similibus res quaeque servatur, molatur<text:line-break/>a contrariis. Quare pueri et adhuc magis adolescentes,<text:line-break/>ipsorum enim aetas est omnium optima, aetatem vere de-<text:line-break/>gunt optime. Eadem quoque ratione quaecunque regio-<text:line-break/>nes aut naturae temperatae .sunt vere fe habent bellissime.<text:line-break/>Adjunxit autem veri aestatis principium Hippocrates, la-<text:line-break/>tius extendens. uniuscujusque theorematis usum. Accu-<text:line-break/>ratius autem fuisset pronunciare: <text:span text:style-name="Default_20_Paragraph_20_Font"><text:span text:style-name="T1">ad</text:span></text:span>o<text:span text:style-name="Default_20_Paragraph_20_Font"><text:span text:style-name="T1">lescentes vere, pueri<text:line-break/>aesta</text:span></text:span>t<text:span text:style-name="Default_20_Paragraph_20_Font"><text:span text:style-name="T1">is pr</text:span></text:span>i<text:span text:style-name="Default_20_Paragraph_20_Font"><text:span text:style-name="T1">ncipio opt</text:span></text:span>i<text:span text:style-name="Default_20_Paragraph_20_Font"><text:span text:style-name="T1">me degun</text:span></text:span>t. At vero fenibus pro-<text:line-break/>pter temperamenti frigiditatem aestas est utilis, aetatis<text:line-break/>vigore florentibus hiems utilissima. Haec enim biliofae<text:line-break/>ipsorum temperiei contraria esu Sic et naturae biliosio-<text:line-break/>res hieme, pituitosiores aestate, temperatae vere degunt<text:line-break/>optime. Similiter temperatis regionibus ver optimum est,<text:line-break/>ut frigidis aestas et hiems calidis. Quin pessima etiam<text:line-break/>cuique aetati et naturae et regioni tempora ex iis quae</text:p>
      <text:p text:style-name="P5">dicta sirnt, invenire possumus. Nam pessima strui optimis<text:line-break/>maxime contraria. Eadem ratione media etiam in<text:span text:style-name="Default_20_Paragraph_20_Font"><text:span text:style-name="T1">t</text:span></text:span>er opti-<text:line-break/>ma et pessima comperies. Illud praeterea diligenter ani-<text:line-break/>madvertendum , ver quidem adolescentibus dictum opti-<text:line-break/>mum , aliis omnibus esse medium ; neque enim his opti-<text:line-break/>mum est, neque pessimum. Sic Iane et ad naturas et<text:line-break/>regiones fe res habet. Et autumnus omnibus utique et<text:line-break/>aetatibus et naturis et regionibus malus est ; minus tamen<text:line-break/>per autumnum calidae et humidae naturae quam aliae<text:line-break/>laeduntur.</text:p>
      <text:h text:style-name="Heading_20_2" text:outline-level="2">XIX.</text:h>
      <text:p text:style-name="P1"><text:span text:style-name="Default_20_Paragraph_20_Font"><text:span text:style-name="T1">M</text:span></text:span><text:span text:style-name="Default_20_Paragraph_20_Font"><text:span text:style-name="T8">o</text:span></text:span><text:span text:style-name="Default_20_Paragraph_20_Font"><text:span text:style-name="T1">rb</text:span></text:span><text:span text:style-name="Default_20_Paragraph_20_Font"><text:span text:style-name="T8">i </text:span></text:span><text:span text:style-name="Default_20_Paragraph_20_Font"><text:span text:style-name="T1">omne</text:span></text:span><text:span text:style-name="Default_20_Paragraph_20_Font"><text:span text:style-name="T8">s </text:span></text:span><text:span text:style-name="Default_20_Paragraph_20_Font"><text:span text:style-name="T1">in omn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ann</text:span></text:span><text:span text:style-name="Default_20_Paragraph_20_Font"><text:span text:style-name="T8">i t</text:span></text:span><text:span text:style-name="Default_20_Paragraph_20_Font"><text:span text:style-name="T1">e</text:span></text:span><text:span text:style-name="Default_20_Paragraph_20_Font"><text:span text:style-name="T8">m</text:span></text:span><text:span text:style-name="Default_20_Paragraph_20_Font"><text:span text:style-name="T1">pesta</text:span></text:span><text:span text:style-name="Default_20_Paragraph_20_Font"><text:span text:style-name="T8">t</text:span></text:span><text:span text:style-name="Default_20_Paragraph_20_Font"><text:span text:style-name="T1">ibu</text:span></text:span><text:span text:style-name="Default_20_Paragraph_20_Font"><text:span text:style-name="T8">s </text:span></text:span><text:span text:style-name="Default_20_Paragraph_20_Font"><text:span text:style-name="T1">or</text:span></text:span><text:span text:style-name="Default_20_Paragraph_20_Font"><text:span text:style-name="T8">i</text:span></text:span><text:span text:style-name="Default_20_Paragraph_20_Font"><text:span text:style-name="T1">un</text:span></text:span><text:span text:style-name="Default_20_Paragraph_20_Font"><text:span text:style-name="T8">t</text:span></text:span><text:span text:style-name="Default_20_Paragraph_20_Font"><text:span text:style-name="T1">ur ; n</text:span></text:span><text:span text:style-name="Default_20_Paragraph_20_Font"><text:span text:style-name="T8">o</text:span></text:span><text:span text:style-name="Default_20_Paragraph_20_Font"><text:span text:style-name="T1">n-<text:line-break/>nu</text:span></text:span><text:span text:style-name="Default_20_Paragraph_20_Font"><text:span text:style-name="T8">lli t</text:span></text:span><text:span text:style-name="Default_20_Paragraph_20_Font"><text:span text:style-name="T1">amen in quibu</text:span></text:span><text:span text:style-name="Default_20_Paragraph_20_Font"><text:span text:style-name="T8">s</text:span></text:span><text:span text:style-name="Default_20_Paragraph_20_Font"><text:span text:style-name="T1">dam</text:span></text:span><text:span text:style-name="Default_20_Paragraph_20_Font"><text:span text:style-name="T8"> m</text:span></text:span><text:span text:style-name="Default_20_Paragraph_20_Font"><text:span text:style-name="T1">ag</text:span></text:span><text:span text:style-name="Default_20_Paragraph_20_Font"><text:span text:style-name="T8">is 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siun</text:span></text:span><text:span text:style-name="Default_20_Paragraph_20_Font"><text:span text:style-name="T8">t 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ir-<text:line-break/></text:span></text:span><text:span text:style-name="Default_20_Paragraph_20_Font"><text:span text:style-name="T8">rit</text:span></text:span><text:span text:style-name="Default_20_Paragraph_20_Font"><text:span text:style-name="T1">an</text:span></text:span><text:span text:style-name="Default_20_Paragraph_20_Font"><text:span text:style-name="T8">t</text:span></text:span><text:span text:style-name="Default_20_Paragraph_20_Font"><text:span text:style-name="T1">ur.</text:span></text:span></text:p>
      <text:p text:style-name="P11">Si ambientis aeris temperatio sula esset morborum<text:line-break/>cauta, singulis temporibus omnes illis morbis aegrotare-.<text:line-break/>mus , qui temporum proprii funt. ac peculiares. Nunc<text:line-break/>vero quum etiam ob vitae ac victus delicta morbi ob-<text:line-break/>oriantur, omnes in omnibus temporibus creabuntur, plo-<text:line-break/>res tamen cuique ipforum familiares. Non parvum ad id<text:line-break/>etiam confert naturarum discrimen. Non enim similiter<text:line-break/>ab eadem causa calidus ac frigidus, nec humidus ac siccus,<text:line-break/>quemadmodum neque temperatus ac istorum quivis, ne-<text:line-break/>que ii qui per aliquam coniugationem intemperati .sunt,<text:line-break/>ut antea diximus.</text:p>
      <text:h text:style-name="Heading_20_2" text:outline-level="2">- XX.<text:tab/>.nu</text:h>
      <text:p text:style-name="P1"><text:span text:style-name="Default_20_Paragraph_20_Font"><text:span text:style-name="T1">rere namque</text:span></text:span> m<text:span text:style-name="Default_20_Paragraph_20_Font"><text:span text:style-name="T1">aniae, </text:span></text:span>m<text:span text:style-name="Default_20_Paragraph_20_Font"><text:span text:style-name="T1">elanchol</text:span></text:span>i<text:span text:style-name="Default_20_Paragraph_20_Font"><text:span text:style-name="T1">ac, epilepsiae, sangu</text:span></text:span>i<text:span text:style-name="Default_20_Paragraph_20_Font"><text:span text:style-name="T1">nis<text:line-break/>profusi</text:span></text:span>o<text:span text:style-name="Default_20_Paragraph_20_Font"><text:span text:style-name="T1">ne</text:span></text:span>s, <text:span text:style-name="Default_20_Paragraph_20_Font"><text:span text:style-name="T1">anginae, gravedine</text:span></text:span>s, <text:span text:style-name="Default_20_Paragraph_20_Font"><text:span text:style-name="T1">rauced</text:span></text:span>i<text:span text:style-name="Default_20_Paragraph_20_Font"><text:span text:style-name="T1">ne</text:span></text:span>s, t<text:span text:style-name="Default_20_Paragraph_20_Font"><text:span text:style-name="T1">ussi</text:span></text:span>s,<text:line-break/><text:span text:style-name="Default_20_Paragraph_20_Font"><text:span text:style-name="T1">leprae</text:span></text:span>, i<text:span text:style-name="Default_20_Paragraph_20_Font"><text:span text:style-name="T1">mpet</text:span></text:span>i<text:span text:style-name="Default_20_Paragraph_20_Font"><text:span text:style-name="T1">gine</text:span></text:span>s, <text:span text:style-name="Default_20_Paragraph_20_Font"><text:span text:style-name="T1">vit</text:span></text:span>ili<text:span text:style-name="Default_20_Paragraph_20_Font"><text:span text:style-name="T1">gme</text:span></text:span>s, <text:span text:style-name="Default_20_Paragraph_20_Font"><text:span text:style-name="T1">pustulae ulcerosae alu-<text:line-break/>rimae, tubercula et arthri</text:span></text:span>t<text:span text:style-name="Default_20_Paragraph_20_Font"><text:span text:style-name="T1">ide</text:span></text:span>s.</text:p>
      <text:p text:style-name="P3">Atque quomodo jam antea recte ab eo dictum videa-<text:line-break/>tur, <text:span text:style-name="Default_20_Paragraph_20_Font"><text:span text:style-name="T1">ver saluberr</text:span></text:span>i<text:span text:style-name="Default_20_Paragraph_20_Font"><text:span text:style-name="T1">mum et m</text:span></text:span>i<text:span text:style-name="Default_20_Paragraph_20_Font"><text:span text:style-name="T1">n</text:span></text:span>i<text:span text:style-name="Default_20_Paragraph_20_Font"><text:span text:style-name="T1">me letale, </text:span></text:span>quum permulti<text:line-break/>in eo fiant morbi? ipfum siquidem magis univerfas anni<text:line-break/>tempestates morborum quos generant varietate adaequare<text:line-break/>videtur;... Etenim maniae, melancholiae ; epilepsiae, angi-<text:line-break/>nae.morbi sunt autumnales; gravedines autem et rauce-<text:line-break/>dines et tusses et leprae funt hiemales. - De aestate autem<text:line-break/>ipsis. deinceps dicturus, ejus cum vere- communionem pro.-<text:line-break/>dit: aestate vero horum nonnulli, hoc. est praedictorum<text:line-break/>inwerei morborum. -Auctarit autem vice, praeter alios<text:line-break/>temporum morbos, ver sanguinis profusiones, lepras, im-<text:line-break/>petigines , vitiligines , pustulas ulcerosas plurimas efficit,<text:line-break/>tubercula et arthritides. Hi certe morbi vernae tempe-<text:line-break/>statis proprii omnes. periculo vacant, tantumque abessent<text:line-break/>aphorifmum illum falsum esse convincant, in quo ipsis<text:line-break/>dixit: <text:span text:style-name="Default_20_Paragraph_20_Font"><text:span text:style-name="T1">ver aute</text:span></text:span>m <text:span text:style-name="Default_20_Paragraph_20_Font"><text:span text:style-name="T1">saluberr</text:span></text:span>i<text:span text:style-name="Default_20_Paragraph_20_Font"><text:span text:style-name="T1">mu</text:span></text:span>m <text:span text:style-name="Default_20_Paragraph_20_Font"><text:span text:style-name="T1">ac</text:span></text:span> mi<text:span text:style-name="Default_20_Paragraph_20_Font"><text:span text:style-name="T1">n</text:span></text:span>i<text:span text:style-name="Default_20_Paragraph_20_Font"><text:span text:style-name="T1">me -letale, </text:span></text:span>ut foli-<text:line-break/>dius ipsum adstruere videantur. Nam hac ipsa tempestate<text:line-break/>corporis pulsandum expurgatur vitiosis humoribus a parti-</text:p>
      <text:p text:style-name="P5">bus principibus ad cutem pervenientibus; sic enim leprae,<text:line-break/>vitiligines, impetigenes et pustulae quaedam ulcerosae<text:line-break/>multae generantur. Alio vero modo tuberculis et arthri-<text:line-break/>tidibus altum corporis expurgatur pravorum humorum in<text:line-break/>extremas partes facta translatione. Quod autem fanguis<text:line-break/>nis profusiones, tum plenitudinem, tum cacochymiam, id<text:line-break/>est humorum pravitatem, oriundos in ipsis morbis arceant<text:line-break/>omnino perfpicuum existit. Quod fi corpus aliquod pro-<text:line-break/>bis praeditum humoribus verna tempestas excipiat, id fer-<text:line-break/>vat saluberrimum nihil ex propria innovans natura; non<text:line-break/>tamen sic aestas aut autumnus aut . hiems. Hae namque<text:line-break/>anni tempestates, etsi purum corpus ac omnino illaesum<text:line-break/>excipiant, aestas tamen flavam bilem ultra modum pro-<text:line-break/>creare consuevit, atram autumnus, hiems denique pitui-<text:line-break/>tam. At tale quoddam vere oboritur, quale in exercita-<text:line-break/>tionibus evenire conspicimus; etenim hae quoque sunt<text:line-break/>saluberrimae. Verum si hominem pituita aut flava bile<text:line-break/>vel atra aut ipfo etiam sanguine plenum exercere volue-</text:p>
      <text:p text:style-name="P5">ris, eum exercitationibus aut epileptic<text:span text:style-name="Default_20_Paragraph_20_Font"><text:span text:style-name="T1">a</text:span></text:span>m aut apoplecticum<text:line-break/>effeceris; aut nisi haec mala accidant, periculum immine-<text:line-break/>bit, ne rupto aliquo in pulmone vafe in morbum proci-<text:line-break/>dat insanabilem. At multi quum febricitare coepissent<text:line-break/>propter exercitationes acutissimis morbis correpti fuere.<text:line-break/>Quibus vero vicem purgationis humorum in alto latentium<text:line-break/>exercitatio suppleverit, ea ad cutem pravos humores evo-<text:line-break/>cans, ulcera et scabiem excitat. Ac proinde id ipse di-<text:line-break/>cebat Hippocrates: si i<text:span text:style-name="Default_20_Paragraph_20_Font"><text:span text:style-name="T1">mpurgatu</text:span></text:span>s <text:span text:style-name="Default_20_Paragraph_20_Font"><text:span text:style-name="T1">sese exercuer</text:span></text:span>i<text:span text:style-name="Default_20_Paragraph_20_Font"><text:span text:style-name="T1">t, u</text:span></text:span>l<text:span text:style-name="Default_20_Paragraph_20_Font"><text:span text:style-name="T1">cera<text:line-break/>erumpen</text:span></text:span>t. Et sane verno tempore calor aeris ambientis<text:line-break/>humores fundens ad cutem educit isque effectus ipsius<text:line-break/>exercitationibus persimilis existit. Nec vero iulum exer-<text:line-break/>citationum effectibus veris effectus sunt similes, sed ipsius<text:line-break/>etiam naturae operibus. Illius siquidem partes sunt tum<text:line-break/>occultam toto corpore perspicationem efficere, qua fuper-<text:line-break/>vacanea excernuntur , tum etiam per morbos verris mollis<text:line-break/>corpus expurgare.</text:p>
      <text:h text:style-name="P55" text:outline-level="2">XXI.</text:h>
      <text:p text:style-name="P1"><text:span text:style-name="Default_20_Paragraph_20_Font"><text:span text:style-name="T1">Aestate vero horum , nonnull</text:span></text:span>i <text:span text:style-name="Default_20_Paragraph_20_Font"><text:span text:style-name="T1">e</text:span></text:span>t <text:span text:style-name="Default_20_Paragraph_20_Font"><text:span text:style-name="T1">subre</text:span></text:span>s <text:span text:style-name="Default_20_Paragraph_20_Font"><text:span text:style-name="T1">a</text:span></text:span>d<text:span text:style-name="Default_20_Paragraph_20_Font"><text:span text:style-name="T1">siduae et arden-<text:line-break/></text:span></text:span>I<text:span text:style-name="Default_20_Paragraph_20_Font"><text:span text:style-name="T1">e</text:span></text:span>s <text:span text:style-name="Default_20_Paragraph_20_Font"><text:span text:style-name="T1">et ter</text:span></text:span>ti<text:span text:style-name="Default_20_Paragraph_20_Font"><text:span text:style-name="T1">anae p</text:span></text:span>l<text:span text:style-name="Default_20_Paragraph_20_Font"><text:span text:style-name="T1">uri</text:span></text:span>m<text:span text:style-name="Default_20_Paragraph_20_Font"><text:span text:style-name="T1">ae et quartanae, v</text:span></text:span>o<text:span text:style-name="Default_20_Paragraph_20_Font"><text:span text:style-name="T1">m</text:span></text:span>i<text:span text:style-name="Default_20_Paragraph_20_Font"><text:span text:style-name="T1">tione</text:span></text:span>s,<text:line-break/><text:span text:style-name="Default_20_Paragraph_20_Font"><text:span text:style-name="T1">diarrh</text:span></text:span>o<text:span text:style-name="Default_20_Paragraph_20_Font"><text:span text:style-name="T1">eae , oph</text:span></text:span>t<text:span text:style-name="Default_20_Paragraph_20_Font"><text:span text:style-name="T1">halm</text:span></text:span>i<text:span text:style-name="Default_20_Paragraph_20_Font"><text:span text:style-name="T1">ae , aurium dol</text:span></text:span>o<text:span text:style-name="Default_20_Paragraph_20_Font"><text:span text:style-name="T1">re</text:span></text:span>s , <text:span text:style-name="Default_20_Paragraph_20_Font"><text:span text:style-name="T1">ori</text:span></text:span>s <text:span text:style-name="Default_20_Paragraph_20_Font"><text:span text:style-name="T1">exulce-<text:line-break/>ra</text:span></text:span>ti<text:span text:style-name="Default_20_Paragraph_20_Font"><text:span text:style-name="T1">one</text:span></text:span>s, <text:span text:style-name="Default_20_Paragraph_20_Font"><text:span text:style-name="T1">gen</text:span></text:span>it<text:span text:style-name="Default_20_Paragraph_20_Font"><text:span text:style-name="T1">al</text:span></text:span>i<text:span text:style-name="Default_20_Paragraph_20_Font"><text:span text:style-name="T1">um putred</text:span></text:span>i<text:span text:style-name="Default_20_Paragraph_20_Font"><text:span text:style-name="T1">nes et sudamina.</text:span></text:span></text:p>
      <text:p text:style-name="P4">Aestate nonnullos etiam ex vernis morbis nimirum -<text:line-break/>per ejus exordia fieri pronunciat. Nam aestatis partes ve-<text:line-break/>ris postremo copulatae, quemadmodum temperationis cum<text:line-break/>vere, ita generationis morborum similitudinem sortiuntur.<text:line-break/>Alios enim quosdam aestatis proprios morbos fieri dicit,<text:line-break/>febres assiduas et ardentes et tertianas et, ut summatim<text:line-break/>dixerim, quicumque ex flava bile morbi corporibus acci-<text:line-break/>dunt. Etenim hile per summa natante vomitiones fiunt,<text:line-break/>deor<text:span text:style-name="Default_20_Paragraph_20_Font"><text:span text:style-name="T1">l</text:span></text:span>um secedente diarrhoeae, ophthalmiae quoque aestate<text:line-break/>plurimae , utpote repleto capite. Sic et aurium dolores<text:line-break/>et alia similia corpus aestate patitur propter capitis reple-</text:p>
      <text:p text:style-name="P5">tionem, alias ad alias corporis partes excrementum depo-<text:line-break/>nentis. oris etiam ulcerationes propter biliosum humo-<text:line-break/>rem oboriri perspicuum esu Genitalium vero putredines<text:line-break/>non simpliciter, fed quum aestas diutius humidior aut<text:line-break/>ventis minus perflata aut plusculum austrina fuerit. Nam<text:line-break/>quum plurimum a naturali statu ad humiditatem aut fla-<text:line-break/>tuum vacationem .recessit, non modo pudendorum, fed<text:line-break/>etiam cuiuscumque partis alterius putredines sarit , qualis<text:line-break/>erat fletus tum qui tertio epidemiorum , tum qui fecundi<text:line-break/>initio describitur. At parvae i aestatis depravationes geni-<text:line-break/>talia laedunt quae ob humiditatem et caliditatem putre-<text:line-break/>icere ex quacumque occasione parata sinti Quate quum<text:line-break/><text:span text:style-name="Default_20_Paragraph_20_Font"><text:span text:style-name="T1">t</text:span></text:span>uum aestas temperamentum servat, qui multis excremen-<text:line-break/>tis insestantur, quum haec aliquam ob causam ad genita-<text:line-break/>lis defluxerint, ipfiorum putredines patiunturr Sudainina<text:line-break/>autem e genere funt exauthematum quae in cutis <text:span text:style-name="Default_20_Paragraph_20_Font"><text:span text:style-name="T1">t</text:span></text:span>uper-<text:line-break/>ficie effiorefcentia ulcerum ore cutem exasperant. Fiunt<text:line-break/>autem, quemadmodum et ipsum ostendit nomen, propter</text:p>
      <text:p text:style-name="P5">multos sudores , qui vel biliosiores vel omnino mordaciores<text:line-break/>evasurum. Hi. namque cutem mordent et pruritum in ea<text:line-break/>ardoremque excitant et ulcerum instar exasperant.</text:p>
      <text:h text:style-name="Heading_20_2" text:outline-level="2">XXII.</text:h>
      <text:p text:style-name="P1"><text:span text:style-name="Default_20_Paragraph_20_Font"><text:span text:style-name="T1">Au</text:span></text:span>t<text:span text:style-name="Default_20_Paragraph_20_Font"><text:span text:style-name="T1">u</text:span></text:span>m<text:span text:style-name="Default_20_Paragraph_20_Font"><text:span text:style-name="T1">no vero et</text:span></text:span>i<text:span text:style-name="Default_20_Paragraph_20_Font"><text:span text:style-name="T1">am aestiv</text:span></text:span>i <text:span text:style-name="Default_20_Paragraph_20_Font"><text:span text:style-name="T1">morb</text:span></text:span>i, <text:span text:style-name="Default_20_Paragraph_20_Font"><text:span text:style-name="T1">fabre</text:span></text:span>s <text:span text:style-name="Default_20_Paragraph_20_Font"><text:span text:style-name="T1">quartanae, er-<text:line-break/>rat</text:span></text:span>i<text:span text:style-name="Default_20_Paragraph_20_Font"><text:span text:style-name="T1">one, splen</text:span></text:span>ia <text:span text:style-name="Default_20_Paragraph_20_Font"><text:span text:style-name="T1">tu</text:span></text:span>m<text:span text:style-name="Default_20_Paragraph_20_Font"><text:span text:style-name="T1">ores, b</text:span></text:span>y<text:span text:style-name="Default_20_Paragraph_20_Font"><text:span text:style-name="T1">dr</text:span></text:span>o<text:span text:style-name="Default_20_Paragraph_20_Font"><text:span text:style-name="T1">pes, tabes, strangur</text:span></text:span>i<text:span text:style-name="Default_20_Paragraph_20_Font"><text:span text:style-name="T1">ae,<text:line-break/>l</text:span></text:span>i<text:span text:style-name="Default_20_Paragraph_20_Font"><text:span text:style-name="T1">en:eriae, d</text:span></text:span>y<text:span text:style-name="Default_20_Paragraph_20_Font"><text:span text:style-name="T1">senteriae, iseh</text:span></text:span>i<text:span text:style-name="Default_20_Paragraph_20_Font"><text:span text:style-name="T1">ades, </text:span></text:span>a<text:span text:style-name="Default_20_Paragraph_20_Font"><text:span text:style-name="T1">ng</text:span></text:span>i<text:span text:style-name="Default_20_Paragraph_20_Font"><text:span text:style-name="T1">nae, asthma</text:span></text:span>t<text:span text:style-name="Default_20_Paragraph_20_Font"><text:span text:style-name="T1">a,<text:line-break/>v</text:span></text:span>o<text:span text:style-name="Default_20_Paragraph_20_Font"><text:span text:style-name="T1">lvul</text:span></text:span>i, <text:span text:style-name="Default_20_Paragraph_20_Font"><text:span text:style-name="T1">ep</text:span></text:span>i<text:span text:style-name="Default_20_Paragraph_20_Font"><text:span text:style-name="T1">lepsiae, maniae et melanchol</text:span></text:span>i<text:span text:style-name="Default_20_Paragraph_20_Font"><text:span text:style-name="T1">ae.</text:span></text:span></text:p>
      <text:p text:style-name="P4">Autumno, inquit et aestivorum morborum multi fiunt,<text:line-break/>manente etiamnum per id temporis aestivo humore , flava<text:line-break/>scilicet bile- non enim quemadmodum aestas veri fucee-<text:line-break/>dens vernos humores vacuat, ita et autumnus vacuat ae-<text:line-break/>stivos; sed modo prorsus contrario a partibus fumans et<text:line-break/>externis ad internas ac profundas revocat. Itaque merito</text:p>
      <text:p text:style-name="P5">aestatem quidem nonnullos morbos generare, autumno<text:line-break/>vero aestivos non paucos, fed- multos creare dicit. Quin<text:line-break/>etiam- hac tempestate quartanas. febres fieri pronunciat,<text:line-break/>nimirum ex atra procreatas hile geminam generationem<text:line-break/>fortita; alteram quidem ex flava bile retorrida et perusta;<text:line-break/>alteram vero ex crasso sanguine. Fiunt autem et errati-<text:line-break/>cae febres per autumnum .propter temperaturae inaequa-<text:line-break/>litatem. Fiunt et lienis magni ob melancholicum exere-<text:line-break/>mentum; et hydropes ex lienes vitio. Ec si qua tabes<text:line-break/>suspecta sit, maxime autumno .deprehenditur ob siccitatum<text:line-break/>et frigiditatem et inaequalitatem tempestatis nihiloque<text:line-break/>minus propter humorum pravitatem. Fiunt quoque ob<text:line-break/>easdem caulas ea tempestate potissimum stranguriae. Nam<text:line-break/>vesica incertis, inordinatis ac repentinis caloris et frigo-<text:line-break/>ris mutationibus refrigeratur et ex pravis humoribus ob-<text:line-break/>ortae acrimoniae ini<text:span text:style-name="Default_20_Paragraph_20_Font"><text:span text:style-name="T1">e</text:span></text:span>nt molestant, praefertim quum dere-<text:line-break/>pente facta in frigidius mutatione, qui antea perfpiratione<text:line-break/>discutiebantur et per fusiores vacuabantur humores ad ve-</text:p>
      <text:p text:style-name="P5">sicam recesserint. Lienteriae vero sunt celeres et sine ulla<text:line-break/>omnino mutatione ciborum dejectiones, quae fiunt aut<text:line-break/>propter ventriculi aut intestinorum exulcerationem in su-<text:line-break/>perficis eodem modo-factam, quo in pueris aphthae vo-<text:line-break/>catae, aut propter retentricis facultatis imbecillitatem.<text:line-break/>Quorum prius propter mordaces et substantia tenues hu-<text:line-break/>mores , fecundum ob magnam ventriculi atque intestinorum<text:line-break/>intemperiem fit. Haec autem ambo maxime autumno<text:line-break/>fieri contingit. Ischiadas autem ex humorum cum ma-<text:line-break/>lignitate tum refrigeratione maxime fieri rationi confert-<text:line-break/>laneum esu At vero anginae ex biliosis humoribus ortum<text:line-break/>ducunt, autumno ad fauces decumbentibus, ab iis quae<text:line-break/>vere fiunt eo differentes, quod illae sint quodammodo<text:line-break/>pituitosiores. Jam vero asthmata tum propter humorum<text:line-break/>ad interna motum, tum propter refrigerationem fieri con-<text:line-break/>fueverunt. Propter has ipsas causas etiam volvuli conti-<text:line-break/>tantu<text:span text:style-name="Default_20_Paragraph_20_Font"><text:span text:style-name="T1">s</text:span></text:span>, qui excrementorum alimenti deorsum prolabentium<text:line-break/>transitus sunt suppressiones, quae plerumque ab alienius</text:p>
      <text:p text:style-name="P5">intestinorum partis inflammatione oboritur. Maxime vero<text:line-break/>par est frigida, sicca et inaequali tempestate pravos hu-<text:line-break/>mores procreante tum ventriculum tum intestina laedi,<text:line-break/>Nam aestate tenues ac mobiles humores factos autumnus<text:line-break/>excipiens suo frigore et inaequalitate in altum agit cor-<text:line-break/>poris. Est vero profundus intestinorum situs. Epilepsiae<text:line-break/>vero hominibus huic affectui sibi familiari ferendo obno-<text:line-break/>xiis ob repentinam in contrarium mutationem accidunt.<text:line-break/>Calor namque meridianis, frigus vero primis et ultimis<text:line-break/>diei horis dominatur. Nihil autem adeo- epilepticae .ac-<text:line-break/>cessiones ac talis mutatio generare potest Maniae vero<text:line-break/>affectiones ob tenuium ac bilioforum humorum malignita-<text:line-break/>tem oboriuntur, quemadmodum et ob atram bilem me-<text:line-break/>lancholiae, qua de te paulo ante dictum esu</text:p>
      <text:h text:style-name="P55" text:outline-level="2">XXIII.</text:h>
      <text:p text:style-name="P1">Hi<text:span text:style-name="Default_20_Paragraph_20_Font"><text:span text:style-name="T1">eme ver</text:span></text:span>o <text:span text:style-name="Default_20_Paragraph_20_Font"><text:span text:style-name="T1">pleur</text:span></text:span>it<text:span text:style-name="Default_20_Paragraph_20_Font"><text:span text:style-name="T1">ides , peripneumoniae , le</text:span></text:span>t<text:span text:style-name="Default_20_Paragraph_20_Font"><text:span text:style-name="T1">harg</text:span></text:span>i , <text:span text:style-name="Default_20_Paragraph_20_Font"><text:span text:style-name="T1">grave-:<text:line-break/>d</text:span></text:span>ic<text:span text:style-name="Default_20_Paragraph_20_Font"><text:span text:style-name="T1">es, raucedines, </text:span></text:span>t<text:span text:style-name="Default_20_Paragraph_20_Font"><text:span text:style-name="T1">uste</text:span></text:span>s, <text:span text:style-name="Default_20_Paragraph_20_Font"><text:span text:style-name="T1">pec</text:span></text:span>t<text:span text:style-name="Default_20_Paragraph_20_Font"><text:span text:style-name="T1">orum, la</text:span></text:span>t<text:span text:style-name="Default_20_Paragraph_20_Font"><text:span text:style-name="T1">eru</text:span></text:span>m <text:span text:style-name="Default_20_Paragraph_20_Font"><text:span text:style-name="T1">e</text:span></text:span>t l<text:span text:style-name="Default_20_Paragraph_20_Font"><text:span text:style-name="T1">u</text:span></text:span>m<text:span text:style-name="Default_20_Paragraph_20_Font"><text:span text:style-name="T1">bo-<text:line-break/>ru</text:span></text:span>m <text:span text:style-name="Default_20_Paragraph_20_Font"><text:span text:style-name="T1">do</text:span></text:span>l<text:span text:style-name="Default_20_Paragraph_20_Font"><text:span text:style-name="T1">ore</text:span></text:span>s, <text:span text:style-name="Default_20_Paragraph_20_Font"><text:span text:style-name="T1">cephalalg</text:span></text:span>m<text:span text:style-name="Default_20_Paragraph_20_Font"><text:span text:style-name="T1">e,vert</text:span></text:span>i<text:span text:style-name="Default_20_Paragraph_20_Font"><text:span text:style-name="T1">g</text:span></text:span>i<text:span text:style-name="Default_20_Paragraph_20_Font"><text:span text:style-name="T1">nes,apoplex</text:span></text:span>i<text:span text:style-name="Default_20_Paragraph_20_Font"><text:span text:style-name="T1">ae.</text:span></text:span></text:p>
      <text:p text:style-name="P4">Hiemales morbos statim post autumnales explicans<text:line-break/>non eadem qua in superioribus u<text:span text:style-name="Default_20_Paragraph_20_Font"><text:span text:style-name="T1">t</text:span></text:span>us est loquendi forma,<text:line-break/>hieme scilicet multos etiam autumnales morbos fieri;<text:line-break/>quamquam prius, quum de aestivis ageret, vernis eos com-<text:line-break/>parans dixit: <text:span text:style-name="Default_20_Paragraph_20_Font"><text:span text:style-name="T1">Aesta</text:span></text:span>t<text:span text:style-name="Default_20_Paragraph_20_Font"><text:span text:style-name="T1">e au</text:span></text:span>t<text:span text:style-name="Default_20_Paragraph_20_Font"><text:span text:style-name="T1">e</text:span></text:span>m <text:span text:style-name="Default_20_Paragraph_20_Font"><text:span text:style-name="T1">h</text:span></text:span>o<text:span text:style-name="Default_20_Paragraph_20_Font"><text:span text:style-name="T1">rum et</text:span></text:span>i<text:span text:style-name="Default_20_Paragraph_20_Font"><text:span text:style-name="T1">am nonnu</text:span></text:span>l<text:span text:style-name="Default_20_Paragraph_20_Font"><text:span text:style-name="T1">l</text:span></text:span>i; et<text:line-break/>quum de autumnalibus: <text:span text:style-name="Default_20_Paragraph_20_Font"><text:span text:style-name="T1">autumn</text:span></text:span>o <text:span text:style-name="Default_20_Paragraph_20_Font"><text:span text:style-name="T1">aest</text:span></text:span>i<text:span text:style-name="Default_20_Paragraph_20_Font"><text:span text:style-name="T1">vorum et</text:span></text:span>i<text:span text:style-name="Default_20_Paragraph_20_Font"><text:span text:style-name="T1">am mu</text:span></text:span>lti.<text:line-break/>Nunc autem morborum hiemalium catalogum plane con-<text:line-break/>fecit , sive quod de communi voluerit hoc etiam. loco nos<text:line-break/>dicturum morborum aliquem subaudire, sive absolute pro-<text:line-break/>nunciare tanquam nihil autumnale tempus cum hiemali<text:line-break/>communicet. Atqui primas hiemis partes rationi confen-<text:line-break/>taneum est et experientia comprobatur cum autumno com-</text:p>
      <text:p text:style-name="P5">munitatem habere. Ipfe enim. dicebat: <text:span text:style-name="Default_20_Paragraph_20_Font"><text:span text:style-name="T1">aest</text:span></text:span>i<text:span text:style-name="Default_20_Paragraph_20_Font"><text:span text:style-name="T1">vae quartanae<text:line-break/>plerumque breve</text:span></text:span>s <text:span text:style-name="Default_20_Paragraph_20_Font"><text:span text:style-name="T1">ex</text:span></text:span>i<text:span text:style-name="Default_20_Paragraph_20_Font"><text:span text:style-name="T1">stunt, autumnales vero longae ac<text:line-break/>praesert</text:span></text:span>i<text:span text:style-name="Default_20_Paragraph_20_Font"><text:span text:style-name="T1">m quae hiemem a</text:span></text:span>tti<text:span text:style-name="Default_20_Paragraph_20_Font"><text:span text:style-name="T1">gerint. </text:span></text:span>Nisi quis dicat ipfum<text:line-break/>de iis quae extrema autumni parte generantur, <text:span text:style-name="Default_20_Paragraph_20_Font"><text:span text:style-name="T1">quartan</text:span></text:span>is,<text:line-break/>mentionem facere. Verum hosce vult hiemis proprios<text:line-break/>morbos esse pleuritides et peripneumonlas , quod insitu-<text:line-break/>menta respirationi servientia a frigore laedantur. Cetera<text:line-break/>namque ita exacte obtegi queunt, ut aut nihil aut certe<text:line-break/>minimum iniuriarum ab ambientis frigore percipiant. Re-<text:line-break/>spirationis vero usus nemini prohiberi potest, neque<text:line-break/>aliunde datur respirandi facultas. ob hanc igitur ipfam<text:line-break/>refrigerationem caput oblaefum gravedines, tusses atque<text:line-break/>raucedines efficit. Et quemadmodum laterum dolores ob<text:line-break/>refrigerationem fiunt, sic et capitis, lumborum, omnium<text:line-break/>denique partium nervofarum. Vertigines quoque capitis<text:line-break/>laesiones consequuntur, ut et apoplexiae; etenim et hic<text:line-break/>assectus sit quum cerebrum pituita repletum esu</text:p>
      <text:h text:style-name="P55" text:outline-level="2"><text:bookmark-start text:name="bookmark46"/><text:span text:style-name="Default_20_Paragraph_20_Font">XXIV.</text:span><text:bookmark-end text:name="bookmark46"/></text:h>
      <text:p text:style-name="P1"><text:span text:style-name="Default_20_Paragraph_20_Font"><text:span text:style-name="T1">per aetate</text:span></text:span><text:span text:style-name="Default_20_Paragraph_20_Font"><text:span text:style-name="T8">s </text:span></text:span><text:span text:style-name="Default_20_Paragraph_20_Font"><text:span text:style-name="T1">aute</text:span></text:span><text:span text:style-name="Default_20_Paragraph_20_Font"><text:span text:style-name="T8">m </text:span></text:span><text:span text:style-name="Default_20_Paragraph_20_Font"><text:span text:style-name="T1">haec oboriun</text:span></text:span><text:span text:style-name="Default_20_Paragraph_20_Font"><text:span text:style-name="T8">t</text:span></text:span><text:span text:style-name="Default_20_Paragraph_20_Font"><text:span text:style-name="T1">ur, parv</text:span></text:span><text:span text:style-name="Default_20_Paragraph_20_Font"><text:span text:style-name="T8">is </text:span></text:span><text:span text:style-name="Default_20_Paragraph_20_Font"><text:span text:style-name="T1">quidem et re-<text:line-break/>cen</text:span></text:span><text:span text:style-name="Default_20_Paragraph_20_Font"><text:span text:style-name="T8">s </text:span></text:span><text:span text:style-name="Default_20_Paragraph_20_Font"><text:span text:style-name="T1">na</text:span></text:span><text:span text:style-name="Default_20_Paragraph_20_Font"><text:span text:style-name="T8">tis </text:span></text:span><text:span text:style-name="Default_20_Paragraph_20_Font"><text:span text:style-name="T1">pueru</text:span></text:span><text:span text:style-name="Default_20_Paragraph_20_Font"><text:span text:style-name="T8">lis </text:span></text:span><text:span text:style-name="Default_20_Paragraph_20_Font"><text:span text:style-name="T1">aph</text:span></text:span><text:span text:style-name="Default_20_Paragraph_20_Font"><text:span text:style-name="T8">t</text:span></text:span><text:span text:style-name="Default_20_Paragraph_20_Font"><text:span text:style-name="T1">has, vomit</text:span></text:span><text:span text:style-name="Default_20_Paragraph_20_Font"><text:span text:style-name="T8">i</text:span></text:span><text:span text:style-name="Default_20_Paragraph_20_Font"><text:span text:style-name="T1">one</text:span></text:span><text:span text:style-name="Default_20_Paragraph_20_Font"><text:span text:style-name="T8">s, t</text:span></text:span><text:span text:style-name="Default_20_Paragraph_20_Font"><text:span text:style-name="T1">ussi</text:span></text:span><text:span text:style-name="Default_20_Paragraph_20_Font"><text:span text:style-name="T8">s, </text:span></text:span><text:span text:style-name="Default_20_Paragraph_20_Font"><text:span text:style-name="T1">vig</text:span></text:span><text:span text:style-name="Default_20_Paragraph_20_Font"><text:span text:style-name="T8">i</text:span></text:span><text:span text:style-name="Default_20_Paragraph_20_Font"><text:span text:style-name="T1">l</text:span></text:span><text:span text:style-name="Default_20_Paragraph_20_Font"><text:span text:style-name="T8">i</text:span></text:span><text:span text:style-name="Default_20_Paragraph_20_Font"><text:span text:style-name="T1">ae,<text:line-break/>pavore</text:span></text:span><text:span text:style-name="Default_20_Paragraph_20_Font"><text:span text:style-name="T8">s, </text:span></text:span><text:span text:style-name="Default_20_Paragraph_20_Font"><text:span text:style-name="T1">umbi</text:span></text:span><text:span text:style-name="Default_20_Paragraph_20_Font"><text:span text:style-name="T8">li</text:span></text:span><text:span text:style-name="Default_20_Paragraph_20_Font"><text:span text:style-name="T1">ci</text:span></text:span><text:span text:style-name="Default_20_Paragraph_20_Font"><text:span text:style-name="T8"> i</text:span></text:span><text:span text:style-name="Default_20_Paragraph_20_Font"><text:span text:style-name="T1">n</text:span></text:span><text:span text:style-name="Default_20_Paragraph_20_Font"><text:span text:style-name="T8">f</text:span></text:span><text:span text:style-name="Default_20_Paragraph_20_Font"><text:span text:style-name="T1">lamma</text:span></text:span><text:span text:style-name="Default_20_Paragraph_20_Font"><text:span text:style-name="T8">tio</text:span></text:span><text:span text:style-name="Default_20_Paragraph_20_Font"><text:span text:style-name="T1">ne</text:span></text:span><text:span text:style-name="Default_20_Paragraph_20_Font"><text:span text:style-name="T8">s, </text:span></text:span><text:span text:style-name="Default_20_Paragraph_20_Font"><text:span text:style-name="T1">aur</text:span></text:span><text:span text:style-name="Default_20_Paragraph_20_Font"><text:span text:style-name="T8">i</text:span></text:span><text:span text:style-name="Default_20_Paragraph_20_Font"><text:span text:style-name="T1">um hum</text:span></text:span><text:span text:style-name="Default_20_Paragraph_20_Font"><text:span text:style-name="T8">i</text:span></text:span><text:span text:style-name="Default_20_Paragraph_20_Font"><text:span text:style-name="T1">d</text:span></text:span><text:span text:style-name="Default_20_Paragraph_20_Font"><text:span text:style-name="T8">i</text:span></text:span><text:span text:style-name="Default_20_Paragraph_20_Font"><text:span text:style-name="T1">ta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s.</text:span></text:span></text:p>
      <text:p text:style-name="P4">. Quae ad aetates spectant accuratius exsolvit quam<text:line-break/>quae ad anni tempora, facta in minimas partes divisione.<text:line-break/>In puerulis namque recens in lucem editis aphthas fieri<text:line-break/>pronunciat. Sic autem Graeci vocitant ulcuscula oris<text:line-break/>superficiem obsidentia ob instrumentorum mollitiem ma-<text:line-break/>i xime ..facta, neque contactum, neque qualitatem ferentium<text:line-break/>lactis quod in fe non paucum feri continet. Hoc autem<text:line-break/>ferum detergendi facultatem habet; quare non est mirum<text:line-break/>in mollium corporum superficie quasdam creari exulcera-<text:line-break/>tiones. Vomitus autem tunc his fieri par est, propter<text:line-break/>lactis quod assumunt copiam. Vigiliae vero nequaquam<text:line-break/>ipsis consuetae sunt: majorem enim temporis partem .dor-<text:line-break/>miunt, nisi quis ab ipfo aut alio affectu infantibus exui-</text:p>
      <text:p text:style-name="P5">tari vigilias judicet. Quandoquidem fomni diuturnitas<text:line-break/>ipsis maxime fecundum naturam esu Pavores autem per<text:line-break/>somnos infantibus oboriuntur pueris ac praescrtim vora-<text:line-break/>cibus , quum ventriculi . regio sensit quidem praepolleat;<text:line-break/>sed naturali imbecillitate laboret , cibus vero corrumpitur.<text:line-break/>Nos enim non in tantillis solum, verum etiam aetate jam<text:line-break/>adultis terrificas per somnos fieri imaginationesobferva-<text:line-break/>mus, Hoc enim orificium sentiendi facultate praepollet.<text:line-break/>Umbilicorum autem inflammationes non multo ante prae-<text:line-break/>cistarum merito recens natis puerulis accidunt, quemad—<text:line-break/>modum si qua alia pars foret ulcerata. Sed et aurium<text:line-break/>humiditates inter morbos reponit, etiamsi tum palati tum<text:line-break/>narium excrementa. non reponat, quod fecundum naturam<text:line-break/>sit per nares atque palatum cerebri excrementum per de-<text:line-break/>rivationem expurgare, idque iis accidat qui jam aetate<text:line-break/>perfecta funt, praeter naturam autem per aures derivatio,</text:p>
      <text:p text:style-name="P5">pue<text:span text:style-name="Default_20_Paragraph_20_Font"><text:span text:style-name="T1">r</text:span></text:span>is tamen infantibus etiam per aures cerebrum expur-<text:line-break/>gatur; et recte Hippocrates inter proprios hujus aetatis<text:line-break/>morbos etiam aurium scripsit humiditates. Est siquidem<text:line-break/>et totum corpus recens natis puerulis fum<text:span text:style-name="Default_20_Paragraph_20_Font"><text:span text:style-name="T1">a</text:span></text:span>re humidum,<text:line-break/>adeo ut et ossium natura in ipsis velut cerea potitis quam<text:line-break/>lapidea videatur. Ceterarum vero partium cerebrum quam<text:line-break/>humidissimum existit, ut quod etiam in adultis tale exi-<text:line-break/>stat. Quare optima ratione quum ipsis excrementorum<text:line-break/>copia redundet , per omnes meatus excernitur.</text:p>
      <text:h text:style-name="Heading_20_2" text:outline-level="2">- XXV.</text:h>
      <text:p text:style-name="P1"><text:span text:style-name="Default_20_Paragraph_20_Font"><text:span text:style-name="T1">Ad den</text:span></text:span>tit<text:span text:style-name="Default_20_Paragraph_20_Font"><text:span text:style-name="T1">ionem vero pr</text:span></text:span>o<text:span text:style-name="Default_20_Paragraph_20_Font"><text:span text:style-name="T1">duc</text:span></text:span>tis <text:span text:style-name="Default_20_Paragraph_20_Font"><text:span text:style-name="T1">g</text:span></text:span>i<text:span text:style-name="Default_20_Paragraph_20_Font"><text:span text:style-name="T1">ng</text:span></text:span>i<text:span text:style-name="Default_20_Paragraph_20_Font"><text:span text:style-name="T1">varu</text:span></text:span>m <text:span text:style-name="Default_20_Paragraph_20_Font"><text:span text:style-name="T1">pruritu</text:span></text:span>s, su-<text:line-break/><text:span text:style-name="Default_20_Paragraph_20_Font"><text:span text:style-name="T1">bre</text:span></text:span>s, <text:span text:style-name="Default_20_Paragraph_20_Font"><text:span text:style-name="T1">c</text:span></text:span>o<text:span text:style-name="Default_20_Paragraph_20_Font"><text:span text:style-name="T1">nvu</text:span></text:span>lsio<text:span text:style-name="Default_20_Paragraph_20_Font"><text:span text:style-name="T1">nes, diarrhceae ac</text:span></text:span> m<text:span text:style-name="Default_20_Paragraph_20_Font"><text:span text:style-name="T1">ax</text:span></text:span>i<text:span text:style-name="Default_20_Paragraph_20_Font"><text:span text:style-name="T1">me quu</text:span></text:span>m <text:span text:style-name="Default_20_Paragraph_20_Font"><text:span text:style-name="T1">can</text:span></text:span>i<text:span text:style-name="Default_20_Paragraph_20_Font"><text:span text:style-name="T1">no</text:span></text:span>s<text:line-break/><text:span text:style-name="Default_20_Paragraph_20_Font"><text:span text:style-name="T1">dente</text:span></text:span>s <text:span text:style-name="Default_20_Paragraph_20_Font"><text:span text:style-name="T1">edun</text:span></text:span>t, <text:span text:style-name="Default_20_Paragraph_20_Font"><text:span text:style-name="T1">cra/stspm</text:span></text:span>is<text:span text:style-name="Default_20_Paragraph_20_Font"><text:span text:style-name="T1">que pueri</text:span></text:span>s <text:span text:style-name="Default_20_Paragraph_20_Font"><text:span text:style-name="T1">ac dura</text:span></text:span>s <text:span text:style-name="Default_20_Paragraph_20_Font"><text:span text:style-name="T1">alvos ha-<text:line-break/>bent</text:span></text:span>i<text:span text:style-name="Default_20_Paragraph_20_Font"><text:span text:style-name="T1">bu</text:span></text:span>s o<text:span text:style-name="Default_20_Paragraph_20_Font"><text:span text:style-name="T1">bor</text:span></text:span>i<text:span text:style-name="Default_20_Paragraph_20_Font"><text:span text:style-name="T1">untur.</text:span></text:span></text:p>
      <text:p text:style-name="P4">Quum puerulis dentes obortum funt, gingivarum pru-<text:line-break/>ritus fieri nihil mirum. Pruritus enim prurigo quaest<text:span text:style-name="Default_20_Paragraph_20_Font"><text:span text:style-name="T1">u</text:span></text:span>m</text:p>
      <text:p text:style-name="P5">est cum leni quodam dolore. Febres vero, co<text:span text:style-name="Default_20_Paragraph_20_Font"><text:span text:style-name="T1">n</text:span></text:span>vulsiones<text:line-break/>atque diarrhoeae pueris jam dentientibus ac nondum den-<text:line-break/>tes edituris accidunt , quemadmodum ipsi his verbis osteh-<text:line-break/>dit: <text:span text:style-name="Default_20_Paragraph_20_Font"><text:span text:style-name="T1">E</text:span></text:span>t <text:span text:style-name="Default_20_Paragraph_20_Font"><text:span text:style-name="T1">max</text:span></text:span>i<text:span text:style-name="Default_20_Paragraph_20_Font"><text:span text:style-name="T1">me quum can</text:span></text:span>i<text:span text:style-name="Default_20_Paragraph_20_Font"><text:span text:style-name="T1">no</text:span></text:span>s <text:span text:style-name="Default_20_Paragraph_20_Font"><text:span text:style-name="T1">edunt dente</text:span></text:span>s. Liquet au-<text:line-break/>tern foratis a dentibus prodeuntibus gingivis haec evenire<text:line-break/>symptomata, quemadmodum quum paxillus carni fuerit<text:line-break/>impactus; atque sane plus molestiae quam infixi paxilli<text:line-break/>dentes excitant. Hi siquidem paxilli semel firmati in<text:line-break/>membro quiescunt cui ab exordio infixi funt; dentes vero<text:line-break/>femper tantum procedunt, quantum augentur. Febricitant<text:line-break/>ergo hac aetate pueruli et propter dolores et vigilias et<text:line-break/>inflammationes. convulsiones autem sequuntur tum pro-<text:line-break/>pter haec, tum propter crudum alimentum et quod ner-<text:line-break/>vo<text:span text:style-name="Default_20_Paragraph_20_Font"><text:span text:style-name="T1">t</text:span></text:span>ae partes nondum satis sint validae. His omnibus etiam<text:line-break/>diarrhoeae succedunt, quod alimentum non belle coquatur,<text:line-break/>neque distribuatur. Illud autem : <text:span text:style-name="Default_20_Paragraph_20_Font"><text:span text:style-name="T1">pueri</text:span></text:span>s <text:span text:style-name="Default_20_Paragraph_20_Font"><text:span text:style-name="T1">cra/siqstm</text:span></text:span>is <text:span text:style-name="Default_20_Paragraph_20_Font"><text:span text:style-name="T1">et al-</text:span></text:span></text:p>
      <text:p text:style-name="P5"><text:span text:style-name="Default_20_Paragraph_20_Font"><text:span text:style-name="T1">vo</text:span></text:span>s <text:span text:style-name="Default_20_Paragraph_20_Font"><text:span text:style-name="T1">dura</text:span></text:span>s <text:span text:style-name="Default_20_Paragraph_20_Font"><text:span text:style-name="T1">haben</text:span></text:span>t<text:span text:style-name="Default_20_Paragraph_20_Font"><text:span text:style-name="T1">ibu</text:span></text:span>s, ad convulsicnes refertur, quum his<text:line-break/>maxime pueris dicat convulsiones fieri, qui crassissimi sunt<text:line-break/>et alvos duras habenti Tales enim plethorici sunt et sua-<text:line-break/>tent excrementis , ideoque convulsionibus facile capiun-<text:line-break/>tur; maxime vero ejusmodi naturas convulsiones obsident<text:line-break/>Iaeduntque.</text:p>
      <text:h text:style-name="Heading_20_2" text:outline-level="2">XXVI.</text:h>
      <text:p text:style-name="P1"><text:span text:style-name="Default_20_Paragraph_20_Font"><text:span text:style-name="T1">At adult</text:span></text:span>i<text:span text:style-name="Default_20_Paragraph_20_Font"><text:span text:style-name="T1">oribu</text:span></text:span>s <text:span text:style-name="Default_20_Paragraph_20_Font"><text:span text:style-name="T1">fact</text:span></text:span>i<text:span text:style-name="Default_20_Paragraph_20_Font"><text:span text:style-name="T1">s</text:span></text:span> to<text:span text:style-name="Default_20_Paragraph_20_Font"><text:span text:style-name="T1">nsil</text:span></text:span>l<text:span text:style-name="Default_20_Paragraph_20_Font"><text:span text:style-name="T1">aru</text:span></text:span>m <text:span text:style-name="Default_20_Paragraph_20_Font"><text:span text:style-name="T1">in/lammat</text:span></text:span>io<text:span text:style-name="Default_20_Paragraph_20_Font"><text:span text:style-name="T1">ne</text:span></text:span>s, <text:span text:style-name="Default_20_Paragraph_20_Font"><text:span text:style-name="T1">verte-<text:line-break/>brae ad occ</text:span></text:span>i<text:span text:style-name="Default_20_Paragraph_20_Font"><text:span text:style-name="T1">p</text:span></text:span>i<text:span text:style-name="Default_20_Paragraph_20_Font"><text:span text:style-name="T1">t</text:span></text:span>i<text:span text:style-name="Default_20_Paragraph_20_Font"><text:span text:style-name="T1">u</text:span></text:span>m i<text:span text:style-name="Default_20_Paragraph_20_Font"><text:span text:style-name="T1">ntro luxationes, asthmata, calcul</text:span></text:span>i;<text:line-break/><text:span text:style-name="Default_20_Paragraph_20_Font"><text:span text:style-name="T1">lumbr</text:span></text:span>ici <text:span text:style-name="Default_20_Paragraph_20_Font"><text:span text:style-name="T1">rotund</text:span></text:span>i, <text:span text:style-name="Default_20_Paragraph_20_Font"><text:span text:style-name="T1">asuar</text:span></text:span>i<text:span text:style-name="Default_20_Paragraph_20_Font"><text:span text:style-name="T1">des, verrucae. pensiles , sut</text:span></text:span>y<text:span text:style-name="Default_20_Paragraph_20_Font"><text:span text:style-name="T1">riasi-<text:line-break/></text:span></text:span>mi, <text:span text:style-name="Default_20_Paragraph_20_Font"><text:span text:style-name="T1">strumae et al</text:span></text:span>i<text:span text:style-name="Default_20_Paragraph_20_Font"><text:span text:style-name="T1">a</text:span></text:span> t<text:span text:style-name="Default_20_Paragraph_20_Font"><text:span text:style-name="T1">ubercula, praec</text:span></text:span>i<text:span text:style-name="Default_20_Paragraph_20_Font"><text:span text:style-name="T1">pue vero praed</text:span></text:span>ict<text:span text:style-name="Default_20_Paragraph_20_Font"><text:span text:style-name="T1">a.</text:span></text:span></text:p>
      <text:p text:style-name="P4">Primum quidem scripsit de recens natis puerulis,<text:line-break/>deinde de dentientibus, nunc vero de iis qui mediam<text:line-break/>aetatem agunt inter eos qui jam dentire desierunt et eos</text:p>
      <text:p text:style-name="P5">qui pubertati fiunt proximi. Nam de pubertati proximis<text:line-break/>deinceps .sequenti aphorismo mentionem facit; quartum ab<text:line-break/>iis ordine locum obtinentibus. Verum tertiam aetatem<text:line-break/>quae nunc proponitur, ad duodecimum et tertium deci-<text:line-break/>mum usque annum progredientem iis corripi ait affecti-<text:line-break/>bus, quorum prima paristhmia scribit, quae funt locorum<text:line-break/>ad isthmum pertinentium inflammationes. Hic autem per<text:line-break/>isthmum pars illa intelligenda est quae os et gulam inter-<text:line-break/>jacet, per metaphoram ah isthmia proprie dictis ita no-<text:line-break/>minata. Sunt autem angusti quidam terrae tramites ac<text:line-break/>transitus inter duo maria sitae. Haec autem paristhmia<text:line-break/>nonnunquam solius funt tunicae ventriculo. et gulae et<text:line-break/>faucibus totique ori communis inflammationes; nonnun-<text:line-break/>quam vero et suspectorum ipsi musculorum ; quum verte-<text:line-break/>brae etiam quae est in occipite antrorsum fiunt inclinatio-<text:line-break/>nes, de quibus post paristhmia inquit; <text:span text:style-name="Default_20_Paragraph_20_Font"><text:span text:style-name="T1">E</text:span></text:span>t <text:span text:style-name="Default_20_Paragraph_20_Font"><text:span text:style-name="T1">ver</text:span></text:span>t<text:span text:style-name="Default_20_Paragraph_20_Font"><text:span text:style-name="T1">ebrae ad<text:line-break/>occip</text:span></text:span>i<text:span text:style-name="Default_20_Paragraph_20_Font"><text:span text:style-name="T1">t</text:span></text:span>i<text:span text:style-name="Default_20_Paragraph_20_Font"><text:span text:style-name="T1">u</text:span></text:span>m i<text:span text:style-name="Default_20_Paragraph_20_Font"><text:span text:style-name="T1">ntro luxa</text:span></text:span>ti<text:span text:style-name="Default_20_Paragraph_20_Font"><text:span text:style-name="T1">one</text:span></text:span>s. Nam a musculis inflamma-<text:line-break/>tionem patientibus vertebra haec tractu ad partem indi-</text:p>
      <text:p text:style-name="P3">nat cervicis anteriorem, Nominavit autem hanc partem<text:line-break/>Hippocrates non anteriorem, fed interiorem, ut qui ad<text:line-break/><text:span text:style-name="Default_20_Paragraph_20_Font"><text:span text:style-name="T1">r</text:span></text:span>vertebram pone locatam orationem referret : corporis enim<text:line-break/>e fua fede in profundum emotio, sive ex anterioribus,<text:line-break/>sive ex posterioribus fiat partibus, unica voce i<text:span text:style-name="Default_20_Paragraph_20_Font"><text:span text:style-name="T1">n</text:span></text:span>t<text:span text:style-name="Default_20_Paragraph_20_Font"><text:span text:style-name="T1">rorsum<text:line-break/></text:span></text:span>significatur. Cur igitur Hippocrates in puerulis recens<text:line-break/>natis, neque de paristhmiis, neque de vertebrae in occi-<text:line-break/>pitio luxatione quidquam dixit, quum et illi nihilominus<text:line-break/>cerebrum humidum et scatens excrementis habeant, adeo<text:line-break/>ut in fubjectas partes fluxiones demittat? An quod hi<text:line-break/>tam pusilli prius intereant quam subm<text:span text:style-name="Default_20_Paragraph_20_Font"><text:span text:style-name="T1">oti </text:span></text:span>faucibus mu-<text:line-break/>fculi una cum nervis vehementem inflammationem patlan-<text:line-break/>tur? quodque praeterea ipsis hae partes sint molles, ac<text:line-break/>proinde vehementem sustinere tensionem nequeant, ut ver-<text:line-break/>tebram intro ad <text:span text:style-name="Default_20_Paragraph_20_Font"><text:span text:style-name="T1">t</text:span></text:span>e possint attrahere. Jam vero asthma,<text:line-break/>sic autem Graeci vocant crebram respirationem qualis cur-<text:line-break/>rentibus aut quovis alio modo ad vehementem motionem<text:line-break/>adductis accidit, in his quidem fit quod multa ob ip<text:span text:style-name="Default_20_Paragraph_20_Font"><text:span text:style-name="T1">t</text:span></text:span>um</text:p>
      <text:p text:style-name="P5">exercitium indigeat. animal respiratione ; in aliis autem<text:line-break/>citra, exercitium ob cavitatum pulmonis angustiam; haec..<text:line-break/>vero angustia fit fluxionibus superne irruentibus repleto<text:line-break/>vifcere. At hae fluxiones plures quidem in recens natis<text:line-break/>puerulis fiunt ac cito ipsus interimunt, quoniam et alias<text:line-break/>male se habent. Nam et ab utero in ambientem aerem.<text:line-break/>transitus et alimenti diversitas per initia quidem locorum<text:line-break/>ad umbilicum inflammatio, deinde ob dentium ortum eos<text:line-break/>omnes imbecillos reddit et vix ea quae dixi mala tole-<text:line-break/>rant ; nedum praeter haec fluxiones etiam in pulmonem<text:line-break/>decumbentes ferre possint. Lithiasis vero , <text:span text:style-name="Default_20_Paragraph_20_Font"><text:span text:style-name="T1">calcul</text:span></text:span>i <text:span text:style-name="Default_20_Paragraph_20_Font"><text:span text:style-name="T1">genera-<text:line-break/></text:span></text:span>r<text:span text:style-name="Default_20_Paragraph_20_Font"><text:span text:style-name="T1">io</text:span></text:span>, proprius est puerorum morbus, ob edacitatem crudos<text:line-break/>humores non paucos coacervantium , ex quibus pars craf-<text:line-break/>sior una cum urinis ad vesicam delata fit lapidum genera-<text:line-break/>tionis materia ; accedente altera causa,. caloris vebemen-<text:line-break/>tia. Acervant quidem et senes humorem crudum non<text:line-break/>paucum, non propter voracitatem ut pueri, sed propter</text:p>
      <text:p text:style-name="P5">facultatis coctricis imbecillitatem; non tamen calorem ve-<text:line-break/>hemenlem. habent, -qui ex crassa materia vaporem refol-<text:line-break/>vens lapidem generet. Lumbrici vero et afcarides viden-<text:line-break/>tur aliis animalibus similiter gigni, .quae. non ex femine,<text:line-break/>fed ex; putredine fola ortum habent. Sola enim putredo<text:line-break/>hi<text:span text:style-name="Default_20_Paragraph_20_Font"><text:span text:style-name="T1">t</text:span></text:span>ce procreandis non fatis est,. fed multo etiam .calore<text:line-break/>indiget. Cibus itaque plerumque corrumpitur in ventre,<text:line-break/>ac potissimum inferiore: puerulis, verum calor in valde<text:line-break/>parvis ac. tenellis nondum. materia superior existit ; in ad-<text:line-break/>ultioribus autem et maturis idonea est ad talium .anima-<text:line-break/>lium .generationem, ac .praeter eam calorem adsciscit.<text:line-break/>Afcarides igitur funi tenues quidam lumbrici in parte<text:line-break/>praecipue inferiore orassi intestini procreati, cuiusmodi<text:line-break/>plurimi manifesto procreari conspiciuntur in veterinis ani.:.<text:line-break/>malibus male cibum . coquentibus , quorum depravatam<text:line-break/>coctionem foetor indicat excrementorum. Aliud vero, ge-<text:line-break/>nus lumbricorum rutundorum rn fupericribua magis inte-<text:line-break/>stiuis generantur, adeo ut ad ap<text:span text:style-name="Default_20_Paragraph_20_Font"><text:span text:style-name="T1">t</text:span></text:span>um quandoque ventricu-</text:p>
      <text:p text:style-name="P5">lum adscendant, atque multo plures hi quam ascarides<text:line-break/>gignuntur in pueris. Rarior autem est lumbrici lati ge-<text:line-break/>necatio , qui et longissimus est et Iaepe per omnia exten-<text:line-break/>dilue intestina. Verum de hoc nullam penitus fecit Hip-<text:line-break/>pocrates mentionem , quoniam neque ipsi erat propositum<text:line-break/>de omnibus morbis agere, qui hominibus accidunt, sed<text:line-break/>de iis tantum qui singulis aetatibus ut plurimum accidunt.<text:line-break/>Propterea igitur ipse enumeratis jam dictis deinceps <text:span text:style-name="Default_20_Paragraph_20_Font"><text:span text:style-name="T1">ver-<text:line-break/>ruens pensiles</text:span></text:span> acrochordonas et strumas adjecit, morbos<text:line-break/>pravorum humorum plenitudinis sobolem. -Totum autem<text:line-break/>ipsorum genus phymata <text:span text:style-name="Default_20_Paragraph_20_Font"><text:span text:style-name="T1">tubercula</text:span></text:span> nominat , ita deinceps<text:line-break/>scribens: <text:span text:style-name="Default_20_Paragraph_20_Font"><text:span text:style-name="T1">Voerrucae pensiles, siru</text:span></text:span>m<text:span text:style-name="Default_20_Paragraph_20_Font"><text:span text:style-name="T1">ae et al</text:span></text:span>i<text:span text:style-name="Default_20_Paragraph_20_Font"><text:span text:style-name="T1">a</text:span></text:span> t<text:span text:style-name="Default_20_Paragraph_20_Font"><text:span text:style-name="T1">ubercula.<text:line-break/></text:span></text:span>Verum eximie phymata quaedam appellantur inflamma-<text:line-break/>lienes nonnullae sponte nascentes, quae et celerrime in<text:line-break/>acumen generantur, quae celerrime in altum attolluntur<text:line-break/>et celerrime etiam suppu<text:span text:style-name="Default_20_Paragraph_20_Font"><text:span text:style-name="T1">t</text:span></text:span>antur, quorum plurima est in<text:line-break/>inguinibus et axillis generatio,- quod his in locis plures<text:line-break/>sint adenes, .naturam excrementis in se promte excipien-</text:p>
      <text:p text:style-name="P5">dis. idoneam sortiti. Horum adenum morbus struma quo-<text:line-break/>que est, non ex calida materia, neque ad suppurationem<text:line-break/>properante , fed ex pituilosiore et frigidiore maxime<text:line-break/>constans.</text:p>
      <text:h text:style-name="Heading_20_2" text:outline-level="2">XXVII.</text:h>
      <text:p text:style-name="P1"><text:span text:style-name="Default_20_Paragraph_20_Font"><text:span text:style-name="T1">At et</text:span></text:span><text:span text:style-name="Default_20_Paragraph_20_Font"><text:span text:style-name="T8">i</text:span></text:span><text:span text:style-name="Default_20_Paragraph_20_Font"><text:span text:style-name="T1">amnu</text:span></text:span><text:span text:style-name="Default_20_Paragraph_20_Font"><text:span text:style-name="T8">m </text:span></text:span><text:span text:style-name="Default_20_Paragraph_20_Font"><text:span text:style-name="T1">adul</text:span></text:span><text:span text:style-name="Default_20_Paragraph_20_Font"><text:span text:style-name="T8">ti</text:span></text:span><text:span text:style-name="Default_20_Paragraph_20_Font"><text:span text:style-name="T1">oribu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ad pubertatem accedent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<text:line-break/></text:span></text:span><text:span text:style-name="Default_20_Paragraph_20_Font"><text:span text:style-name="T1">ex</text:span></text:span><text:span text:style-name="Default_20_Paragraph_20_Font"><text:span text:style-name="T8"> i</text:span></text:span><text:span text:style-name="Default_20_Paragraph_20_Font"><text:span text:style-name="T1">i</text:span></text:span><text:span text:style-name="Default_20_Paragraph_20_Font"><text:span text:style-name="T8">s </text:span></text:span><text:span text:style-name="Default_20_Paragraph_20_Font"><text:span text:style-name="T1">multa .et febre</text:span></text:span><text:span text:style-name="Default_20_Paragraph_20_Font"><text:span text:style-name="T8">s </text:span></text:span><text:span text:style-name="Default_20_Paragraph_20_Font"><text:span text:style-name="T1">diuturn</text:span></text:span><text:span text:style-name="Default_20_Paragraph_20_Font"><text:span text:style-name="T8">i</text:span></text:span><text:span text:style-name="Default_20_Paragraph_20_Font"><text:span text:style-name="T1">ore</text:span></text:span><text:span text:style-name="Default_20_Paragraph_20_Font"><text:span text:style-name="T8">s </text:span></text:span><text:span text:style-name="Default_20_Paragraph_20_Font"><text:span text:style-name="T1">et ex na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sungui-<text:line-break/>n</text:span></text:span><text:span text:style-name="Default_20_Paragraph_20_Font"><text:span text:style-name="T8">is </text:span></text:span><text:span text:style-name="Default_20_Paragraph_20_Font"><text:span text:style-name="T1">pr</text:span></text:span><text:span text:style-name="Default_20_Paragraph_20_Font"><text:span text:style-name="T8">o</text:span></text:span><text:span text:style-name="Default_20_Paragraph_20_Font"><text:span text:style-name="T1">stuv</text:span></text:span><text:span text:style-name="Default_20_Paragraph_20_Font"><text:span text:style-name="T8">i</text:span></text:span><text:span text:style-name="Default_20_Paragraph_20_Font"><text:span text:style-name="T1">a.</text:span></text:span></text:p>
      <text:p text:style-name="P4">Pueri post annum quartum decimum pubescere in ci-:<text:line-break/>piunt. Qui vero prope hanc aetatem accedunt , funt qui<text:line-break/>duodecimum aut tertium decimum aut quartum decimum<text:line-break/>etiam annum agunt. Non enim unus omnium certissimus<text:line-break/>pubertatis est. terminus propter temperamenti caliditatem<text:line-break/>et frigiditatem. Calidi namque citius , frigidi vero tar-<text:line-break/>dius pubescunt. Aegrotant autem pueri multis morbis</text:p>
      <text:p text:style-name="P5">jam praedictis propter temperamenti similitudinem et prae-<text:line-break/>terea febribus diuturnioribus quam superiores; non- tame<text:span text:style-name="Default_20_Paragraph_20_Font"><text:span text:style-name="T1">n<text:line-break/></text:span></text:span>quidquam de iis protulit quae prima illa aetate efebres<text:line-break/>abundant quales essent; verum ex eo quod nunc dicitur<text:line-break/>aperte ostendit, ipsas acutas esse. Immutantur enim al-<text:line-break/>teranturque puerorum status citissime propter corporis hu-<text:line-break/>miditatem et naturalis facultatis imbecillitatem. Sangui-<text:line-break/>nis vero profluvia ex naribus fiunt grandioribus, quoniam<text:line-break/>hic humor ea aetate redundare incipit , non quod copio-<text:line-break/>sior quam antea generetur, fed quod nunc ipsius minus<text:line-break/>absumatur, propterea quod et augmentum pro corporis<text:line-break/>ratione hac aetate quam superiore procedat.</text:p>
      <text:h text:style-name="Heading_20_2" text:outline-level="2">XXVIII.</text:h>
      <text:p text:style-name="P1"><text:span text:style-name="Default_20_Paragraph_20_Font"><text:span text:style-name="T1">At ver</text:span></text:span>o <text:span text:style-name="Default_20_Paragraph_20_Font"><text:span text:style-name="T1">puer</text:span></text:span>is <text:span text:style-name="Default_20_Paragraph_20_Font"><text:span text:style-name="T1">plur</text:span></text:span>imi m<text:span text:style-name="Default_20_Paragraph_20_Font"><text:span text:style-name="T1">orb</text:span></text:span>i i<text:span text:style-name="Default_20_Paragraph_20_Font"><text:span text:style-name="T1">udican</text:span></text:span>t<text:span text:style-name="Default_20_Paragraph_20_Font"><text:span text:style-name="T1">ur, al</text:span></text:span>i<text:span text:style-name="Default_20_Paragraph_20_Font"><text:span text:style-name="T1">i qu</text:span></text:span>i<text:span text:style-name="Default_20_Paragraph_20_Font"><text:span text:style-name="T1">dem</text:span></text:span> i<text:span text:style-name="Default_20_Paragraph_20_Font"><text:span text:style-name="T1">n-<text:line-break/>tra d</text:span></text:span>i<text:span text:style-name="Default_20_Paragraph_20_Font"><text:span text:style-name="T1">e</text:span></text:span>s <text:span text:style-name="Default_20_Paragraph_20_Font"><text:span text:style-name="T1">quadragin</text:span></text:span>t<text:span text:style-name="Default_20_Paragraph_20_Font"><text:span text:style-name="T1">a ; nonnull</text:span></text:span>i <text:span text:style-name="Default_20_Paragraph_20_Font"><text:span text:style-name="T1">vero</text:span></text:span> i<text:span text:style-name="Default_20_Paragraph_20_Font"><text:span text:style-name="T1">ntra septe</text:span></text:span>m m<text:span text:style-name="Default_20_Paragraph_20_Font"><text:span text:style-name="T1">en-<text:line-break/></text:span></text:span>scs<text:span text:style-name="Default_20_Paragraph_20_Font"><text:span text:style-name="T1">; qu</text:span></text:span>i<text:span text:style-name="Default_20_Paragraph_20_Font"><text:span text:style-name="T1">dam</text:span></text:span> i<text:span text:style-name="Default_20_Paragraph_20_Font"><text:span text:style-name="T1">ntra ann</text:span></text:span>os <text:span text:style-name="Default_20_Paragraph_20_Font"><text:span text:style-name="T1">septem,. qu</text:span></text:span>i<text:span text:style-name="Default_20_Paragraph_20_Font"><text:span text:style-name="T1">dam den</text:span></text:span>i<text:span text:style-name="Default_20_Paragraph_20_Font"><text:span text:style-name="T1">que ad<text:line-break/>pubertate</text:span></text:span>m <text:span text:style-name="Default_20_Paragraph_20_Font"><text:span text:style-name="T1">accedentibus. </text:span></text:span>Q<text:span text:style-name="Default_20_Paragraph_20_Font"><text:span text:style-name="T1">u</text:span></text:span>i<text:span text:style-name="Default_20_Paragraph_20_Font"><text:span text:style-name="T1">cunque vero morb</text:span></text:span>i <text:span text:style-name="Default_20_Paragraph_20_Font"><text:span text:style-name="T1">puer</text:span></text:span>is</text:p>
      <text:p text:style-name="P5"><text:span text:style-name="Default_20_Paragraph_20_Font"><text:span text:style-name="T1">per</text:span></text:span>m<text:span text:style-name="Default_20_Paragraph_20_Font"><text:span text:style-name="T1">anser</text:span></text:span>i<text:span text:style-name="Default_20_Paragraph_20_Font"><text:span text:style-name="T1">nt, neque puer</text:span></text:span>is <text:span text:style-name="Default_20_Paragraph_20_Font"><text:span text:style-name="T1">circa pub</text:span></text:span>e<text:span text:style-name="Default_20_Paragraph_20_Font"><text:span text:style-name="T1">r</text:span></text:span>t<text:span text:style-name="Default_20_Paragraph_20_Font"><text:span text:style-name="T1">a</text:span></text:span>t<text:span text:style-name="Default_20_Paragraph_20_Font"><text:span text:style-name="T1">e</text:span></text:span>m, <text:span text:style-name="Default_20_Paragraph_20_Font"><text:span text:style-name="T1">neque su-<text:line-break/>min</text:span></text:span>is <text:span text:style-name="Default_20_Paragraph_20_Font"><text:span text:style-name="T1">c</text:span></text:span>i<text:span text:style-name="Default_20_Paragraph_20_Font"><text:span text:style-name="T1">rca</text:span></text:span> m<text:span text:style-name="Default_20_Paragraph_20_Font"><text:span text:style-name="T1">enstruoru</text:span></text:span>m <text:span text:style-name="Default_20_Paragraph_20_Font"><text:span text:style-name="T1">erup</text:span></text:span>tio<text:span text:style-name="Default_20_Paragraph_20_Font"><text:span text:style-name="T1">nes solut</text:span></text:span>i <text:span text:style-name="Default_20_Paragraph_20_Font"><text:span text:style-name="T1">suer</text:span></text:span>i<text:span text:style-name="Default_20_Paragraph_20_Font"><text:span text:style-name="T1">nt, d</text:span></text:span>i<text:span text:style-name="Default_20_Paragraph_20_Font"><text:span text:style-name="T1">u-<text:line-break/></text:span></text:span>t<text:span text:style-name="Default_20_Paragraph_20_Font"><text:span text:style-name="T1">urn</text:span></text:span>i <text:span text:style-name="Default_20_Paragraph_20_Font"><text:span text:style-name="T1">este consueverun</text:span></text:span>t.</text:p>
      <text:p text:style-name="P4">Si vox, diuturni, orationi adjecta fuisset, melius .<text:line-break/>foret. Unde nonnulli nomen <text:span text:style-name="Default_20_Paragraph_20_Font"><text:span text:style-name="T13">πάθους</text:span></text:span><text:span text:style-name="Default_20_Paragraph_20_Font"><text:span text:style-name="T9">, </text:span></text:span>. <text:span text:style-name="Default_20_Paragraph_20_Font"><text:span text:style-name="T1">affec</text:span></text:span>tio<text:span text:style-name="Default_20_Paragraph_20_Font"><text:span text:style-name="T1">ni</text:span></text:span>s, de diu-<text:line-break/>turnis tantum morbis ipsum intelligere atbitrautur. Verum<text:line-break/>his adversantur quae in aphorismis pronunciata sunt: L<text:span text:style-name="Default_20_Paragraph_20_Font"><text:span text:style-name="T1">u<text:line-break/>acu</text:span></text:span>tis. <text:span text:style-name="Default_20_Paragraph_20_Font"><text:span text:style-name="T13">πάθεσι</text:span></text:span><text:span text:style-name="Default_20_Paragraph_20_Font"><text:span text:style-name="T9">, </text:span></text:span>m<text:span text:style-name="Default_20_Paragraph_20_Font"><text:span text:style-name="T1">orb</text:span></text:span>is, <text:span text:style-name="Default_20_Paragraph_20_Font"><text:span text:style-name="T1">rar</text:span></text:span>o <text:span text:style-name="Default_20_Paragraph_20_Font"><text:span text:style-name="T1">et per</text:span></text:span> i<text:span text:style-name="Default_20_Paragraph_20_Font"><text:span text:style-name="T1">n</text:span></text:span>iti<text:span text:style-name="Default_20_Paragraph_20_Font"><text:span text:style-name="T1">a med</text:span></text:span>i<text:span text:style-name="Default_20_Paragraph_20_Font"><text:span text:style-name="T1">camen</text:span></text:span>ti<text:span text:style-name="Default_20_Paragraph_20_Font"><text:span text:style-name="T1">s<text:line-break/>purgan</text:span></text:span>t<text:span text:style-name="Default_20_Paragraph_20_Font"><text:span text:style-name="T1">ibus utendum;</text:span></text:span> et, t<text:span text:style-name="Default_20_Paragraph_20_Font"><text:span text:style-name="T1">enui</text:span></text:span>s <text:span text:style-name="Default_20_Paragraph_20_Font"><text:span text:style-name="T1">v</text:span></text:span>ict<text:span text:style-name="Default_20_Paragraph_20_Font"><text:span text:style-name="T1">u</text:span></text:span>s t<text:span text:style-name="Default_20_Paragraph_20_Font"><text:span text:style-name="T1">um</text:span></text:span> i<text:span text:style-name="Default_20_Paragraph_20_Font"><text:span text:style-name="T1">n longi</text:span></text:span>s <text:span text:style-name="Default_20_Paragraph_20_Font"><text:span text:style-name="T13">πά</text:span></text:span><text:span text:style-name="Default_20_Paragraph_20_Font"><text:span text:style-name="T9">-<text:line-break/></text:span></text:span><text:span text:style-name="Default_20_Paragraph_20_Font"><text:span text:style-name="T13">θεσι</text:span></text:span><text:span text:style-name="Default_20_Paragraph_20_Font"><text:span text:style-name="T9">, </text:span></text:span>m<text:span text:style-name="Default_20_Paragraph_20_Font"><text:span text:style-name="T1">orbis, semper</text:span></text:span> t<text:span text:style-name="Default_20_Paragraph_20_Font"><text:span text:style-name="T1">u</text:span></text:span>m i<text:span text:style-name="Default_20_Paragraph_20_Font"><text:span text:style-name="T1">n acu</text:span></text:span>t<text:span text:style-name="Default_20_Paragraph_20_Font"><text:span text:style-name="T1">i</text:span></text:span>s. itaque ex his mani-<text:line-break/>festum est non in diuturnis tantum morbis,. fed etiam in<text:line-break/>acutis Hippocratem <text:span text:style-name="Default_20_Paragraph_20_Font"><text:span text:style-name="T13">πάθους</text:span></text:span><text:span text:style-name="Default_20_Paragraph_20_Font"><text:span text:style-name="T9">, </text:span></text:span><text:span text:style-name="Default_20_Paragraph_20_Font"><text:span text:style-name="T1">ape</text:span></text:span>rt<text:span text:style-name="Default_20_Paragraph_20_Font"><text:span text:style-name="T1">i</text:span></text:span>o<text:span text:style-name="Default_20_Paragraph_20_Font"><text:span text:style-name="T1">n</text:span></text:span>is, nomen pro consi<text:span text:style-name="Default_20_Paragraph_20_Font"><text:span text:style-name="T1">t</text:span></text:span>e-<text:line-break/>tudtne pronuntiasse. Videtur tamen nunc aut de diutur-<text:line-break/>uls morbis id intelligere aut imperscctam orationem pro-<text:line-break/>tulisse. At nos ipsi quod deest aet perfectionem supplen-<text:line-break/>tes ita dicemus, Plurimi autem puerulis morbi diuturni<text:line-break/>judicantur: alii quidem intra dies quadraginta, nonnulli.<text:line-break/>vero intra septem menses, quidam intra annos septem.</text:p>
      <text:p text:style-name="P5">Quadragesimus namque dies diuturnorum morborum pri-<text:line-break/>mus est decretorius et degenerum ex decidentia acutorum<text:line-break/>ultimus, quemadmodum supra docuimus. Qui vero hunc<text:line-break/>fuperant numerum, septenaria ratione judicationem for-<text:line-break/>tiuntur, non jam diebus connumeratis septem, fed pri-<text:line-break/>murn quidem mensibus, deinde annis. Et vero rane mor-.<text:line-break/>bos qui hoc tempus superaverint ad quartum decimum<text:line-break/>annum pervenire manisestum est. Nam fecundus feptena-<text:line-break/>rius eo tempore completur, deinde etiam in pubertate<text:line-break/>magnae fiunt corporis mutationes,, in seminis praesertim<text:line-break/>propter menstruorum eruptionem. Quare qui morbi nec<text:line-break/>hac aetate soluti fuerint, in longum usque tempus perma-<text:line-break/>nere consueverunt.</text:p>
      <text:h text:style-name="Heading_20_2" text:outline-level="2">XXIX.</text:h>
      <text:p text:style-name="P1"><text:span text:style-name="Default_20_Paragraph_20_Font"><text:span text:style-name="T1">Juven</text:span></text:span>i<text:span text:style-name="Default_20_Paragraph_20_Font"><text:span text:style-name="T1">bus sanguinis exspu</text:span></text:span>it<text:span text:style-name="Default_20_Paragraph_20_Font"><text:span text:style-name="T1">ione</text:span></text:span>s, <text:span text:style-name="Default_20_Paragraph_20_Font"><text:span text:style-name="T1">tabes, subres acutae, ep</text:span></text:span>i-<text:line-break/><text:span text:style-name="Default_20_Paragraph_20_Font"><text:span text:style-name="T1">lepsiae al</text:span></text:span>u<text:span text:style-name="Default_20_Paragraph_20_Font"><text:span text:style-name="T1">que</text:span></text:span> m<text:span text:style-name="Default_20_Paragraph_20_Font"><text:span text:style-name="T1">orb</text:span></text:span>i, <text:span text:style-name="Default_20_Paragraph_20_Font"><text:span text:style-name="T1">sed</text:span></text:span> m<text:span text:style-name="Default_20_Paragraph_20_Font"><text:span text:style-name="T1">ax</text:span></text:span>im<text:span text:style-name="Default_20_Paragraph_20_Font"><text:span text:style-name="T1">e praed</text:span></text:span>i<text:span text:style-name="Default_20_Paragraph_20_Font"><text:span text:style-name="T1">c</text:span></text:span>ti.</text:p>
      <text:p text:style-name="P3">Quum primas aetates ad pubertatem usque minutissime<text:line-break/>explicuerit, nescio quomodo adolescentiam praetermiserit,<text:line-break/>inter puberes ac aetate febrentes mediam. Verum ex<text:line-break/>pronunciatis tibi licet etiam quatis ea .sit conjicere, quae<text:line-break/>in multis quidem communicat cum illis aetatibus utrim-<text:line-break/>que ip<text:span text:style-name="Default_20_Paragraph_20_Font"><text:span text:style-name="T1">i</text:span></text:span>am circumstantibus, sied inmaribns peculiarem exi-<text:line-break/>miamque habet sanguinis per nares profusionem, cujus in<text:line-break/>aetatibus pubertati proximis meminit. Nam hoc fymptoma<text:line-break/>ea aetate appare incipit, fed maxime viget in adolefcen-<text:line-break/>tibus, deinde remittitur in viris. Verum hanc aetatem<text:line-break/>praetergressus Hippocrates ad juvenum aetatem pervenit,<text:line-break/>ac primum sanguinis exspuitiones et tabem, deinde febres<text:line-break/>acutas ac deinceps epilepsiam scripsit; postremo ad haec<text:line-break/>et alii, inquit, morbi, fed maxime prius commemorati,<text:line-break/>recte hoc adliciens, nam ita rem fe habere cernimus,<text:line-break/>fed non integre de febribus acutis disseruit. Non enim<text:line-break/>dicere absolute oportuit acutas , quae et in pueris nihilo-<text:line-break/>minus fieri conspiciuntur, sied ex acutis tertianas maxime</text:p>
      <text:p text:style-name="P5">et ardentes. Hae namque omnium febrium funt biliosissi-<text:line-break/>mae ac saepissime juvenes invadunt, quoniam flava quo-<text:line-break/>que bilis hac aetate abundat , ex qua morbi tales aetate<text:line-break/>florentibus accidunt. Tabes autem et sanguinis exspui-<text:line-break/>tiones non fecundum aetatis. naturam afficiunt, fed ex<text:line-break/>quodam ipsius accidenti ; quare et antea dicebat <text:span text:style-name="Default_20_Paragraph_20_Font"><text:span text:style-name="T1">t</text:span></text:span>enes ut<text:line-break/>plurimum minus quam juvenes aegrotare, ubi nos quoque<text:line-break/>diximus propter intemperantiam, non ob facultatis imbe-<text:line-break/>cillitatem Iuvenibus multos morbos oboriri. Re igitur ea-<text:line-break/>dem juvenibus sanguinis exspuitiones accidunt, aut ictu<text:line-break/>accepto aut contusione facta , saltu, vehementi clamore aut<text:line-break/>frig<text:span text:style-name="Default_20_Paragraph_20_Font"><text:span text:style-name="T1">o</text:span></text:span>re et humi cubitu aut plenitudine aut aliqua ejus-<text:line-break/>modi causa. Ad Anguinis vero (putum tabes consequitur.<text:line-break/>Quare et his causis juvenes per accidens aegrotabunt, non<text:line-break/>primario, neque aetatis ratione. Epilepsiae vero ipsis ni-<text:line-break/>venibus, quamvis malo victu utantur, non tamen frequen- ,<text:line-break/>ter accidunt, mirorque quomodo et has Hipp<text:span text:style-name="Default_20_Paragraph_20_Font"><text:span text:style-name="T1">o</text:span></text:span>crates seri-</text:p>
      <text:p text:style-name="P5">p serit , quum alibi non modo pueris frequentius accidere,<text:line-break/>sed inde etiam puerilem morbumnominari et aetatis mu-<text:line-break/>tatione sedari protulerit. Fiunt igitur et lu quibusdam<text:line-break/>juvenibus epilepsiae prius non obortae, propter victus<text:line-break/>errorem, quem in assumendis committunt, ac in aliis<text:line-break/>quas obeunt actionibus, quum humi cubant, quum foli<text:line-break/>ac imbribus fe exponunt, aliaque patiuntur similia. Ve-<text:line-break/>rum hae frequentes non funt , atque alii morbi quidam<text:line-break/>eadem ratione oboriuntur. Quare melius fuerit ita apho-<text:line-break/>rifmum scribere: juvenibus autem tum alii prope omnes<text:line-break/>morbi dicti aliis aetatibus accidunt, tum vero praecipue<text:line-break/>ardentes ac tertianae febres. Porro sciendum est quod<text:line-break/>vigens aetas triginta quinque annis circumscribitur, dedi-<text:line-break/>nans autem quadraginta octo.</text:p>
      <text:h text:style-name="Heading_20_2" text:outline-level="2"><text:bookmark-start text:name="bookmark48"/><text:span text:style-name="Default_20_Paragraph_20_Font">XXX.</text:span><text:bookmark-end text:name="bookmark48"/></text:h>
      <text:p text:style-name="Normal"><text:span text:style-name="Default_20_Paragraph_20_Font"><text:span text:style-name="T8">U</text:span></text:span><text:span text:style-name="Default_20_Paragraph_20_Font"><text:span text:style-name="T1">ltra- hanc</text:span></text:span><text:span text:style-name="Default_20_Paragraph_20_Font"><text:span text:style-name="T8"> i</text:span></text:span><text:span text:style-name="Default_20_Paragraph_20_Font"><text:span text:style-name="T1">uven</text:span></text:span><text:span text:style-name="Default_20_Paragraph_20_Font"><text:span text:style-name="T8">ile</text:span></text:span><text:span text:style-name="Default_20_Paragraph_20_Font"><text:span text:style-name="T1">m ae</text:span></text:span><text:span text:style-name="Default_20_Paragraph_20_Font"><text:span text:style-name="T8">t</text:span></text:span><text:span text:style-name="Default_20_Paragraph_20_Font"><text:span text:style-name="T1">a</text:span></text:span><text:span text:style-name="Default_20_Paragraph_20_Font"><text:span text:style-name="T8">t</text:span></text:span><text:span text:style-name="Default_20_Paragraph_20_Font"><text:span text:style-name="T1">em provec</text:span></text:span><text:span text:style-name="Default_20_Paragraph_20_Font"><text:span text:style-name="T8">tis </text:span></text:span><text:span text:style-name="Default_20_Paragraph_20_Font"><text:span text:style-name="T1">asth</text:span></text:span><text:span text:style-name="Default_20_Paragraph_20_Font"><text:span text:style-name="T8">m</text:span></text:span><text:span text:style-name="Default_20_Paragraph_20_Font"><text:span text:style-name="T1">ata,p</text:span></text:span><text:span text:style-name="Default_20_Paragraph_20_Font"><text:span text:style-name="T8">l</text:span></text:span><text:span text:style-name="Default_20_Paragraph_20_Font"><text:span text:style-name="T1">eu-</text:span></text:span></text:p>
      <text:p text:style-name="P5"><text:span text:style-name="Default_20_Paragraph_20_Font"><text:span text:style-name="T1">r</text:span></text:span>i<text:span text:style-name="Default_20_Paragraph_20_Font"><text:span text:style-name="T1">t</text:span></text:span>i<text:span text:style-name="Default_20_Paragraph_20_Font"><text:span text:style-name="T1">des, per</text:span></text:span>i<text:span text:style-name="Default_20_Paragraph_20_Font"><text:span text:style-name="T1">pneumoniae, letharg</text:span></text:span>i, <text:span text:style-name="Default_20_Paragraph_20_Font"><text:span text:style-name="T1">phren</text:span></text:span>i<text:span text:style-name="Default_20_Paragraph_20_Font"><text:span text:style-name="T1">t</text:span></text:span>i<text:span text:style-name="Default_20_Paragraph_20_Font"><text:span text:style-name="T1">de</text:span></text:span>s, <text:span text:style-name="Default_20_Paragraph_20_Font"><text:span text:style-name="T1">fabre</text:span></text:span>s<text:line-break/><text:span text:style-name="Default_20_Paragraph_20_Font"><text:span text:style-name="T1">ardente</text:span></text:span>s, <text:span text:style-name="Default_20_Paragraph_20_Font"><text:span text:style-name="T1">d</text:span></text:span>i<text:span text:style-name="Default_20_Paragraph_20_Font"><text:span text:style-name="T1">arrhoeae diuturnae, ch</text:span></text:span>o<text:span text:style-name="Default_20_Paragraph_20_Font"><text:span text:style-name="T1">lerae, d</text:span></text:span>y<text:span text:style-name="Default_20_Paragraph_20_Font"><text:span text:style-name="T1">senter</text:span></text:span>i<text:span text:style-name="Default_20_Paragraph_20_Font"><text:span text:style-name="T1">ae,<text:line-break/>l</text:span></text:span>i<text:span text:style-name="Default_20_Paragraph_20_Font"><text:span text:style-name="T1">enter</text:span></text:span>i<text:span text:style-name="Default_20_Paragraph_20_Font"><text:span text:style-name="T1">ae , haem</text:span></text:span>o<text:span text:style-name="Default_20_Paragraph_20_Font"><text:span text:style-name="T1">rrho</text:span></text:span>i<text:span text:style-name="Default_20_Paragraph_20_Font"><text:span text:style-name="T1">de</text:span></text:span>s.</text:p>
      <text:p text:style-name="P4">Juvenum aetas quinto septenario circumscribitur.<text:line-break/>Quamobrem et ipse in pr<text:span text:style-name="Default_20_Paragraph_20_Font"><text:span text:style-name="T1">o</text:span></text:span>gnostico dicebat : in junioribus<text:line-break/>autem annis triginta quinque sanguinis quidem prosusio<text:line-break/>magis exspectanda esu Nam quae ju ventu tem aetas ex-<text:line-break/>cipit, ad duos sequentes septenarios extenditur, qua ae-<text:line-break/>tale provecti omnia vitae munia peraeque aetate florenti-<text:line-break/>bus etiamnum facere aggrediuntur, non tamen similiter<text:line-break/>laboribus sufficiunt. Nam ab aestu, frigore, humicubitu,<text:line-break/>vigiliis atque repletione magis quam juvenes laeduntur.<text:line-break/>Et Iane horum quoque temperamentum ipfum quodam-<text:line-break/>modo est magis melancholicum, ideoque per eam aetatem,<text:line-break/>ut inter anni tempora per autumnum multi melancholia<text:line-break/>vexantur. Quemadmodum enim hoc tempus frigidum<text:line-break/>existens flavam bilem aestivis ardoribus perusiam excipit,</text:p>
      <text:p text:style-name="P5">sic vigore decedentium aetas juvenunr aetatem aestati si-<text:line-break/>millimam subsequitur, proindeque mirandum est, cur in<text:line-break/>ea scriptis non meminerit melancholiae. Hanc tamen lu<text:line-break/>quibusdam exemplaribus adscriptam quoque comperi, sive<text:line-break/>sit quispiam an<text:span text:style-name="Default_20_Paragraph_20_Font"><text:span text:style-name="T1">ta</text:span></text:span>s adlicere quod deesse videbatur, tanquam<text:line-break/>ab Hippocrate praetermissum , sive alii qui depravatis<text:line-break/>exemplaribus fidentes ita legendum putaverint. Moriuu-<text:line-break/>tur autem et tabe laborantium multi et juvenum quicun-<text:line-break/>que ex sanguinis sputo in phthoen inciderint, hac aetate<text:line-break/>intereunt. Non tamen hac aetate multi sanguinem ex-<text:line-break/>fpuunt, quod his grandaevis non sit sanguinis plenitudo.<text:line-break/>Asthmatis autem anhelationibus et peripneumoniis et pleuri-<text:line-break/>tidibus ac aetate provecti magis quam juvenes corripiuntur;<text:line-break/>ut qui et victusimili et laboribus utantur, fed multo imbecil-<text:line-break/>luis quam juvenes corpus habeant. Denique quos omnino<text:line-break/>morbos praetermisit, quum de aetate florentibus ageret,<text:line-break/>nunc omnes recenset. Etenim phrenitides et ardentes fe-<text:line-break/>bres et cholerae et dysenteriae nihilo minus juvenibus</text:p>
      <text:p text:style-name="P5">quam aetate provectis accidunt, fui ortus occasionem ex<text:line-break/>flava bile sortitae. Diuturniores autem constante aetate<text:line-break/>provectis diarrhoeae contingunt, propter distributionis<text:line-break/>alimenti defectum.. Nam om<text:span text:style-name="Default_20_Paragraph_20_Font"><text:span text:style-name="T1">n</text:span></text:span>ium prope aetatum decedens<text:line-break/>constantis ad corporis instaurationem paucissimis indiget,<text:line-break/>quia quod ex ipsis discutitur ac dissipatur paucissimum<text:line-break/>est. Neque enim corpus similiter calidum est ac prius,<text:line-break/>neque amplius in ejus incrementum quidquam absumitur;<text:line-break/>sed neque his retentrice facultate admodum imbecilla, ut<text:line-break/>iu senibus ex corpore plus efficit. Quia igitur diarrhoeae<text:line-break/>vel concoctione vel alimenti distributione frustratis acci-<text:line-break/>dunt aut bilis acrimonia intestinum abradentis, haec<text:line-break/>autem omnia i<text:span text:style-name="Default_20_Paragraph_20_Font"><text:span text:style-name="T1">n</text:span></text:span> aetate decedentibus funt, qua ratione<text:line-break/>ipsis diarrhoeae diuturnae evadunt. Ceterum febres le-<text:line-break/>thargicae fiunt ex humore pituitofo in cerebro acervati,.<text:line-break/>Prioribus autem aetatibus hic humor deficit magis quam<text:line-break/>redundat, In fenili vero aetate plurimus quidem est, ve-</text:p>
      <text:p text:style-name="P5">ru<text:span text:style-name="Default_20_Paragraph_20_Font"><text:span text:style-name="T1">t</text:span></text:span>u p<text:span text:style-name="Default_20_Paragraph_20_Font"><text:span text:style-name="T1">r</text:span></text:span>opter aetatis frigiditatem febres non accendit. At<text:line-break/>in aetate decedentibus et hic humor exuberat, nec dum<text:line-break/>corpus frigidum esu Lieuterias vero ostendimus alias<text:line-break/>quidem facultatem imbecillam efficiente, alias denique ab<text:line-break/>ulcerosa quadam affectione. Atque haec omnia aetate de-<text:line-break/>cendentibus affluunt. Haemorrhoides autem propriae vere<text:line-break/>sunt hujus aetatis affectiones, quemadmodum melancholiae.<text:line-break/>Fiunt enim ab atra bile ad sedis venas <text:span text:style-name="Default_20_Paragraph_20_Font"><text:span text:style-name="T10">cumulatius.de-<text:line-break/></text:span></text:span>cumbente. -A me ^quidem omnium enumeratarum affectio-<text:line-break/>num causae explicatae sunt; at harum scientia cum pro-<text:line-break/>batione illis aderunt qui legerint demonstrationes, quas<text:line-break/>de his nostris in operibus scripsimus: quae quot quales-<text:line-break/>que sint et quam quaeque rei contemplationem doceat<text:line-break/>legenti librum de librorum nostrorum ordine licebit di-<text:line-break/>fcere. His enim promotus quomodo ipsorum singula sint<text:line-break/>perlegenda cognoscet.</text:p>
      <text:h text:style-name="P55" text:outline-level="2">XXXI.</text:h>
      <text:p text:style-name="P49"><text:line-break/><text:span text:style-name="Default_20_Paragraph_20_Font"><text:span text:style-name="T1">senibus autem spirand</text:span></text:span>i <text:span text:style-name="Default_20_Paragraph_20_Font"><text:span text:style-name="T1">difuculta</text:span></text:span>t<text:span text:style-name="Default_20_Paragraph_20_Font"><text:span text:style-name="T1">es, catarrhi tusucu</text:span></text:span>l<text:span text:style-name="Default_20_Paragraph_20_Font"><text:span text:style-name="T1">osi,<text:line-break/>stranguriae, d</text:span></text:span>y<text:span text:style-name="Default_20_Paragraph_20_Font"><text:span text:style-name="T1">sur</text:span></text:span>i<text:span text:style-name="Default_20_Paragraph_20_Font"><text:span text:style-name="T1">ae, articul</text:span></text:span>o<text:span text:style-name="Default_20_Paragraph_20_Font"><text:span text:style-name="T1">rum d</text:span></text:span>o<text:span text:style-name="Default_20_Paragraph_20_Font"><text:span text:style-name="T1">lore</text:span></text:span>s, <text:span text:style-name="Default_20_Paragraph_20_Font"><text:span text:style-name="T1">nephrit</text:span></text:span>i<text:span text:style-name="Default_20_Paragraph_20_Font"><text:span text:style-name="T1">de</text:span></text:span>s,<text:line-break/><text:span text:style-name="Default_20_Paragraph_20_Font"><text:span text:style-name="T1">vert</text:span></text:span>i<text:span text:style-name="Default_20_Paragraph_20_Font"><text:span text:style-name="T1">g</text:span></text:span>i<text:span text:style-name="Default_20_Paragraph_20_Font"><text:span text:style-name="T1">ne</text:span></text:span>s, <text:span text:style-name="Default_20_Paragraph_20_Font"><text:span text:style-name="T1">ap</text:span></text:span>o<text:span text:style-name="Default_20_Paragraph_20_Font"><text:span text:style-name="T1">plexiae, malu</text:span></text:span>s <text:span text:style-name="Default_20_Paragraph_20_Font"><text:span text:style-name="T1">corpor</text:span></text:span>is <text:span text:style-name="Default_20_Paragraph_20_Font"><text:span text:style-name="T1">hab</text:span></text:span>h<text:span text:style-name="Default_20_Paragraph_20_Font"><text:span text:style-name="T1">u</text:span></text:span>s, <text:span text:style-name="Default_20_Paragraph_20_Font"><text:span text:style-name="T1">tot</text:span></text:span>i<text:span text:style-name="Default_20_Paragraph_20_Font"><text:span text:style-name="T1">us<text:line-break/>corporis pruritus, v</text:span></text:span>i<text:span text:style-name="Default_20_Paragraph_20_Font"><text:span text:style-name="T1">giliae, alv</text:span></text:span>i, <text:span text:style-name="Default_20_Paragraph_20_Font"><text:span text:style-name="T1">oculoru</text:span></text:span>m <text:span text:style-name="Default_20_Paragraph_20_Font"><text:span text:style-name="T1">e</text:span></text:span>t <text:span text:style-name="Default_20_Paragraph_20_Font"><text:span text:style-name="T1">narium<text:line-break/>humid</text:span></text:span>i<text:span text:style-name="Default_20_Paragraph_20_Font"><text:span text:style-name="T1">tate</text:span></text:span>s, <text:span text:style-name="Default_20_Paragraph_20_Font"><text:span text:style-name="T1">visu</text:span></text:span>s <text:span text:style-name="Default_20_Paragraph_20_Font"><text:span text:style-name="T1">hebetud</text:span></text:span>i<text:span text:style-name="Default_20_Paragraph_20_Font"><text:span text:style-name="T1">ne</text:span></text:span>s , <text:span text:style-name="Default_20_Paragraph_20_Font"><text:span text:style-name="T1">glauced</text:span></text:span>i<text:span text:style-name="Default_20_Paragraph_20_Font"><text:span text:style-name="T1">ne</text:span></text:span>s , <text:span text:style-name="Default_20_Paragraph_20_Font"><text:span text:style-name="T1">aud</text:span></text:span>i<text:span text:style-name="Default_20_Paragraph_20_Font"><text:span text:style-name="T1">tus<text:line-break/>grave</text:span></text:span>s.</text:p>
      <text:p text:style-name="P4">Virentes lenes a decrepitis senibus nonnulli Hippo-.<text:line-break/>eratis sectatores distinguunt, nomen <text:span text:style-name="Default_20_Paragraph_20_Font"><text:span text:style-name="T13">γερόντων</text:span></text:span><text:span text:style-name="Default_20_Paragraph_20_Font"><text:span text:style-name="T9">, </text:span></text:span>decrepito-<text:line-break/>rum, aetati postremae tribuentes, idque perpetuum recen-<text:line-break/>feri existimantes <text:span text:style-name="Default_20_Paragraph_20_Font"><text:span text:style-name="T13">πρεσβ</text:span></text:span><text:span text:style-name="Default_20_Paragraph_20_Font"><text:span text:style-name="T14">ν</text:span></text:span><text:span text:style-name="Default_20_Paragraph_20_Font"><text:span text:style-name="T13">τῶν</text:span></text:span><text:span text:style-name="Default_20_Paragraph_20_Font"><text:span text:style-name="T9">, </text:span></text:span>viridium autem senum nomen<text:line-break/>in priori aetate statuentes, inter juvenes ac decrepitos<text:line-break/><text:span text:style-name="Default_20_Paragraph_20_Font"><text:span text:style-name="T1">t</text:span></text:span>enes media. Sed nunc manifeste monstravit fie <text:span text:style-name="Default_20_Paragraph_20_Font"><text:span text:style-name="T13">πρεσβύ</text:span></text:span><text:span text:style-name="Default_20_Paragraph_20_Font"><text:span text:style-name="T9">-<text:line-break/></text:span></text:span><text:span text:style-name="Default_20_Paragraph_20_Font"><text:span text:style-name="T13">τας</text:span></text:span><text:span text:style-name="Default_20_Paragraph_20_Font"><text:span text:style-name="T9">, </text:span></text:span><text:span text:style-name="Default_20_Paragraph_20_Font"><text:span text:style-name="T1">t</text:span></text:span>enes eos appellare qui postremam aetatem agunt.<text:line-break/>In ipsis siquidem de aetatibus sententiam finivit ac si jam<text:line-break/>omnes aetates percurrisset. At hi <text:span text:style-name="Default_20_Paragraph_20_Font"><text:span text:style-name="T1">t</text:span></text:span>enes tussiculosis catar-<text:line-break/>rhis saepissime corripiuntur, tum quod ipsis caput facillime</text:p>
      <text:p text:style-name="P5">refrigeretur, tum quod copiosa ipsis pituitosa excrementa<text:line-break/>procreentur, quum jam valde frigidum cerebri tempera-<text:line-break/>mentum habeant. Asthmata vero tum ex catarrhis ortum<text:line-break/>habent; tum etiam quod alias ipse spirandi instrumenta<text:line-break/>non raro proprium sui frigoris principium subeant. Quum;<text:line-break/>vero ipsis multa ac crassa excrementa. generentur insuper-<text:line-break/>que virium adsit imbecillitas, renes saepius obstruuntur<text:line-break/>et lapides procreant , postquam crassam excrementum ini-<text:line-break/>dem immoratum callosam concretionem adsumpserit. Ar-<text:line-break/>sicularum quoque dolores interdum fiunt affluentibus ad<text:line-break/>haec loca excrementis ; interdum vero instrumentorum<text:line-break/>articulos moventium frigore. Vertigines vero saepe qui-<text:line-break/>dem vapidi spiritus in cerebri regionibus contenti inordi-<text:line-break/>nata et turbata motio saepe excitat; saepe etiam in ven-<text:line-break/>triculo vitiosis excrementis coacervatis in cerebrum vapida<text:line-break/>fertur exhalatio. De apoplexia autem quid quoque di-<text:line-break/>cendum? Nullus enim adeo fenili aetati familiaris . mor-<text:line-break/>bus est, quoniam cerebrum i<text:span text:style-name="Default_20_Paragraph_20_Font"><text:span text:style-name="T1">n</text:span></text:span> ea pituitosis repletur ex-</text:p>
      <text:p text:style-name="P5">crementis. Sicubi vero ulcus factum fuerit, aegre fana-<text:line-break/>tur, propter sanguinis defectum. Assidue quoque <text:span text:style-name="Default_20_Paragraph_20_Font"><text:span text:style-name="T1">t</text:span></text:span>e fca-<text:line-break/>bunt toto pruriente corpore quod pruritum appellavit,<text:line-break/>quia quae pruritum excitant supervacanea , difficilem<text:line-break/>habent per cutem vacuationem. Rationi siquidem cou-<text:line-break/>fentaneum est tum cutem ipsis frigore densari cogique<text:line-break/>tum plura excrementa simul et crassiora evadere. Com-<text:line-break/>plures etenim, neque fane omnes, continenter vigilant,<text:line-break/>quod fenectus sollicita et anxia sit, tum etiam praesertim<text:line-break/>propter corporis siccitatem. Quare tunc etiam magis vi-<text:line-break/>gilant, quum integra sanitate fruuntur. Dictum namque<text:line-break/>a nobis. est in commentario de temperamentis instas qui-<text:line-break/>dem corporis partes per senectutem sicciores evadere, sed<text:line-break/>pituitusorum excrementorum copiam acerva<text:span text:style-name="Default_20_Paragraph_20_Font"><text:span text:style-name="T1">t</text:span></text:span>i : qua ratione<text:line-break/>a multis frigida et humida senectus adstruitur. At quam-<text:line-break/>diu haec plura in cerebro excrementa accumulata fuerint<text:line-break/>et pauciora gigni excrementa et celerius excerni accidit</text:p>
      <text:p text:style-name="P5">bene et salubriter habentibus, unde et maxime proprie<text:line-break/>senilis aetatis affectio videtur esse vigilia. Humiditates<text:line-break/>autem in ipsis et oculorum et narium liquet fieri, propter<text:line-break/>cerebri superflua excrementa. His ipsis in alvum defluens.<text:line-break/>tibus ipsa etiam humectatur. obtusior autem vitus et<text:line-break/>gravior auditus propter facultatis fensitricis imbecillitatem<text:line-break/>ipsis accidunt. Glaucedines vero ob immoderatam instru-<text:line-break/>mentorum visui servientium siccitatem et quia suffusionis<text:line-break/>speciem sortiuntur.</text:p>
      <text:h text:style-name="P54" text:outline-level="1"><text:bookmark-start text:name="bookmark50"/>HIPPOCRATIS APHORISMI ET<text:line-break/>GALENI IN EOS COMMEN-<text:line-break/>TARIL<text:bookmark-end text:name="bookmark50"/></text:h>
      <text:h text:style-name="Heading_20_2" text:outline-level="2"><text:bookmark-start text:name="bookmark52"/><text:span text:style-name="Default_20_Paragraph_20_Font">I.</text:span><text:bookmark-end text:name="bookmark52"/></text:h>
      <text:p text:style-name="P1"><text:span text:style-name="Default_20_Paragraph_20_Font"><text:span text:style-name="T1">s. raegnantes med</text:span></text:span><text:span text:style-name="Default_20_Paragraph_20_Font"><text:span text:style-name="T8">i</text:span></text:span><text:span text:style-name="Default_20_Paragraph_20_Font"><text:span text:style-name="T1">ca</text:span></text:span><text:span text:style-name="Default_20_Paragraph_20_Font"><text:span text:style-name="T8">m</text:span></text:span><text:span text:style-name="Default_20_Paragraph_20_Font"><text:span text:style-name="T1">enti</text:span></text:span><text:span text:style-name="Default_20_Paragraph_20_Font"><text:span text:style-name="T8">s </text:span></text:span><text:span text:style-name="Default_20_Paragraph_20_Font"><text:span text:style-name="T1">purgandae sunt, si humor tur-<text:line-break/>geat , quadr</text:span></text:span><text:span text:style-name="Default_20_Paragraph_20_Font"><text:span text:style-name="T8">i</text:span></text:span><text:span text:style-name="Default_20_Paragraph_20_Font"><text:span text:style-name="T1">mesire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ad sep</text:span></text:span><text:span text:style-name="Default_20_Paragraph_20_Font"><text:span text:style-name="T8">ti</text:span></text:span><text:span text:style-name="Default_20_Paragraph_20_Font"><text:span text:style-name="T1">mum usuue mensum , sud<text:line-break/>hae m</text:span></text:span><text:span text:style-name="Default_20_Paragraph_20_Font"><text:span text:style-name="T8">i</text:span></text:span><text:span text:style-name="Default_20_Paragraph_20_Font"><text:span text:style-name="T1">nu</text:span></text:span><text:span text:style-name="Default_20_Paragraph_20_Font"><text:span text:style-name="T8">s. </text:span></text:span><text:span text:style-name="Default_20_Paragraph_20_Font"><text:span text:style-name="T1">M</text:span></text:span><text:span text:style-name="Default_20_Paragraph_20_Font"><text:span text:style-name="T8">i</text:span></text:span><text:span text:style-name="Default_20_Paragraph_20_Font"><text:span text:style-name="T1">n</text:span></text:span><text:span text:style-name="Default_20_Paragraph_20_Font"><text:span text:style-name="T8">o</text:span></text:span><text:span text:style-name="Default_20_Paragraph_20_Font"><text:span text:style-name="T1">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-</text:span></text:span><text:span text:style-name="Default_20_Paragraph_20_Font"><text:span text:style-name="T1">au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m </text:span></text:span><text:span text:style-name="Default_20_Paragraph_20_Font"><text:span text:style-name="T1">aut grand</text:span></text:span><text:span text:style-name="Default_20_Paragraph_20_Font"><text:span text:style-name="T8">i</text:span></text:span><text:span text:style-name="Default_20_Paragraph_20_Font"><text:span text:style-name="T1">o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sue</text:span></text:span><text:span text:style-name="Default_20_Paragraph_20_Font"><text:span text:style-name="T8">ti</text:span></text:span><text:span text:style-name="Default_20_Paragraph_20_Font"><text:span text:style-name="T1">bus<text:line-break/>cavendae sun</text:span></text:span><text:span text:style-name="Default_20_Paragraph_20_Font"><text:span text:style-name="T8">t </text:span></text:span><text:span text:style-name="Default_20_Paragraph_20_Font"><text:span text:style-name="T1">purga</text:span></text:span><text:span text:style-name="Default_20_Paragraph_20_Font"><text:span text:style-name="T8">tio</text:span></text:span><text:span text:style-name="Default_20_Paragraph_20_Font"><text:span text:style-name="T1">nes.</text:span></text:span></text:p>
      <text:p text:style-name="P4">Eandem cum uteris foetuum coalitus rationem ha-<text:line-break/>bent quam cum plantis fructuum connexus. Hi namque</text:p>
      <text:p text:style-name="P5">primi a generatione infirmis pediculis continentur, ideo-<text:line-break/>que facile decidunt, quum ventus vehementior ipsos con-<text:line-break/>cusserit. Postea vero aucti solutu difficilem cum stirpibus<text:line-break/>communionem sortiuntur. Quemadmodum rursus ubi per-<text:line-break/>secti maturuerint, etiam citra vim externam . decidunt.<text:line-break/>Eodem sane modo conceptus primo post seminis injectio-<text:line-break/>nem tempore, si quando saltare contigerit aut per lubrica<text:line-break/>cadere aut quoque modo aliter aut animo aut corpore<text:line-break/>vehementius moveri, facile . abrumpuntur. Sic etiam et<text:line-break/>quum perfecti jam adoleverint. lntermedio vero tempore<text:line-break/>firmiorem habent coalitum. Quare tum gravida mulier<text:line-break/>vehementiores motus citra foetus laesionem sustinere pot-<text:line-break/>est. .Quae sciens Hippocrates recte pronunciat, praegnan-<text:line-break/>tes medicamentis purgandae funt, si humor turgeat, qua-<text:line-break/>drimestres, etiam ad septimum usque men<text:span text:style-name="Default_20_Paragraph_20_Font"><text:span text:style-name="T1">t</text:span></text:span>em, quod me-<text:line-break/>dtum est praegnationis tempus, quo tum utero foetus<text:line-break/>plane annectitur. Non tamen quae hocce tempore pur- t<text:line-break/>gatione indigeant, omnes purgari concedit. Sed si humor</text:p>
      <text:p text:style-name="P5">turgeat, inquit, hoc est urgeatur, quod vocabulum ab ani-<text:line-break/>malibus ad coitum concitatis translatum esu Quum igitur<text:line-break/>redundantes humores moventur et quoquoversum corporis<text:line-break/>feruntur, nondum aliqua in parte firmati, tum- ad eorum<text:line-break/>expulsionem natura incitatur atque aliquo qui manum<text:line-break/>porrigat et ipsum humorum impetum ad alvum deducat<text:line-break/>indiget. Qui vero aliqua in parte firmati fuerint humo-<text:line-break/>res, eos movere non oportet. Sic . igitur et illud dictum<text:line-break/>est: <text:span text:style-name="Default_20_Paragraph_20_Font"><text:span text:style-name="T1">Qu</text:span></text:span>i<text:span text:style-name="Default_20_Paragraph_20_Font"><text:span text:style-name="T1">cunque stat</text:span></text:span>i<text:span text:style-name="Default_20_Paragraph_20_Font"><text:span text:style-name="T1">m per in</text:span></text:span>iti<text:span text:style-name="Default_20_Paragraph_20_Font"><text:span text:style-name="T1">a morb</text:span></text:span>o<text:span text:style-name="Default_20_Paragraph_20_Font"><text:span text:style-name="T1">rum</text:span></text:span> i<text:span text:style-name="Default_20_Paragraph_20_Font"><text:span text:style-name="T1">nsiamma</text:span></text:span>t<text:span text:style-name="Default_20_Paragraph_20_Font"><text:span text:style-name="T1">as<text:line-break/>pa</text:span></text:span>n<text:span text:style-name="Default_20_Paragraph_20_Font"><text:span text:style-name="T1">es med</text:span></text:span>ica<text:span text:style-name="Default_20_Paragraph_20_Font"><text:span text:style-name="T1">men</text:span></text:span>to <text:span text:style-name="Default_20_Paragraph_20_Font"><text:span text:style-name="T1">purgante aggred</text:span></text:span>i<text:span text:style-name="Default_20_Paragraph_20_Font"><text:span text:style-name="T1">untur, </text:span></text:span>i<text:span text:style-name="Default_20_Paragraph_20_Font"><text:span text:style-name="T1">i de parte<text:line-break/>c</text:span></text:span>o<text:span text:style-name="Default_20_Paragraph_20_Font"><text:span text:style-name="T1">n</text:span></text:span>t<text:span text:style-name="Default_20_Paragraph_20_Font"><text:span text:style-name="T1">en</text:span></text:span>t<text:span text:style-name="Default_20_Paragraph_20_Font"><text:span text:style-name="T1">a atque</text:span></text:span> i<text:span text:style-name="Default_20_Paragraph_20_Font"><text:span text:style-name="T1">nsiammata n</text:span></text:span>i<text:span text:style-name="Default_20_Paragraph_20_Font"><text:span text:style-name="T1">h</text:span></text:span>i<text:span text:style-name="Default_20_Paragraph_20_Font"><text:span text:style-name="T1">l educunt, neque en</text:span></text:span>i<text:span text:style-name="Default_20_Paragraph_20_Font"><text:span text:style-name="T1">m ce-<text:line-break/>d</text:span></text:span>ii <text:span text:style-name="Default_20_Paragraph_20_Font"><text:span text:style-name="T1">qu</text:span></text:span>i<text:span text:style-name="Default_20_Paragraph_20_Font"><text:span text:style-name="T1">dqua</text:span></text:span>m <text:span text:style-name="Default_20_Paragraph_20_Font"><text:span text:style-name="T1">quae cruda est affectat</text:span></text:span>io, <text:span text:style-name="Default_20_Paragraph_20_Font"><text:span text:style-name="T1">fana</text:span></text:span>s <text:span text:style-name="Default_20_Paragraph_20_Font"><text:span text:style-name="T1">e</text:span></text:span>ti<text:span text:style-name="Default_20_Paragraph_20_Font"><text:span text:style-name="T1">a</text:span></text:span>m <text:span text:style-name="Default_20_Paragraph_20_Font"><text:span text:style-name="T1">par-<text:line-break/>tes e</text:span></text:span>t <text:span text:style-name="Default_20_Paragraph_20_Font"><text:span text:style-name="T1">m</text:span></text:span>o<text:span text:style-name="Default_20_Paragraph_20_Font"><text:span text:style-name="T1">rb</text:span></text:span>o <text:span text:style-name="Default_20_Paragraph_20_Font"><text:span text:style-name="T1">reluc</text:span></text:span>t<text:span text:style-name="Default_20_Paragraph_20_Font"><text:span text:style-name="T1">an</text:span></text:span>t<text:span text:style-name="Default_20_Paragraph_20_Font"><text:span text:style-name="T1">es c</text:span></text:span>o<text:span text:style-name="Default_20_Paragraph_20_Font"><text:span text:style-name="T1">ll</text:span></text:span>i<text:span text:style-name="Default_20_Paragraph_20_Font"><text:span text:style-name="T1">quant. </text:span></text:span>Quod autem Hippo-<text:line-break/>crates verbum <text:span text:style-name="Default_20_Paragraph_20_Font"><text:span text:style-name="T13">φαρμακεύειν</text:span></text:span><text:span text:style-name="Default_20_Paragraph_20_Font"><text:span text:style-name="T9"> </text:span></text:span>pro purgare medicamento usirr-<text:line-break/>pare consuevit omnes concedunt quicunque vel minimam<text:line-break/>habent ejus dictionis notitiam. Nam ut alia quispiam<text:line-break/>omittat ipsius scripta et conscriptorum aphorismorum me-</text:p>
      <text:p text:style-name="P5">minerit nihil quidquam aliud per hanc vocem <text:span text:style-name="Default_20_Paragraph_20_Font"><text:span text:style-name="T13">φαρμακεύει</text:span></text:span><text:span text:style-name="Default_20_Paragraph_20_Font"><text:span text:style-name="T14">ν</text:span></text:span><text:span text:style-name="Default_20_Paragraph_20_Font"><text:span text:style-name="T6"><text:line-break/></text:span></text:span>in ipsis significari posse intelliget, ut paulo post declarabitur.</text:p>
      <text:h text:style-name="Heading_20_2" text:outline-level="2">II.</text:h>
      <text:p text:style-name="Normal">liliis <text:span text:style-name="Default_20_Paragraph_20_Font"><text:span text:style-name="T1">quae med</text:span></text:span>i<text:span text:style-name="Default_20_Paragraph_20_Font"><text:span text:style-name="T1">camen</text:span></text:span>to <text:span text:style-name="Default_20_Paragraph_20_Font"><text:span text:style-name="T1">stan</text:span></text:span>t .<text:span text:style-name="Default_20_Paragraph_20_Font"><text:span text:style-name="T1">purga</text:span></text:span>ti<text:span text:style-name="Default_20_Paragraph_20_Font"><text:span text:style-name="T1">on</text:span></text:span>i<text:span text:style-name="Default_20_Paragraph_20_Font"><text:span text:style-name="T1">bus tal</text:span></text:span>i<text:span text:style-name="Default_20_Paragraph_20_Font"><text:span text:style-name="T1">a e cor-<text:line-break/>pare educenda sunt, qual</text:span></text:span>i<text:span text:style-name="Default_20_Paragraph_20_Font"><text:span text:style-name="T1">a quae e</text:span></text:span>ti<text:span text:style-name="Default_20_Paragraph_20_Font"><text:span text:style-name="T1">am spon</text:span></text:span>t<text:span text:style-name="Default_20_Paragraph_20_Font"><text:span text:style-name="T1">e prodeun-<text:line-break/>t</text:span></text:span>i<text:span text:style-name="Default_20_Paragraph_20_Font"><text:span text:style-name="T1">a</text:span></text:span> j<text:span text:style-name="Default_20_Paragraph_20_Font"><text:span text:style-name="T1">uvant. Quae vero con</text:span></text:span>t<text:span text:style-name="Default_20_Paragraph_20_Font"><text:span text:style-name="T1">rar</text:span></text:span>i<text:span text:style-name="Default_20_Paragraph_20_Font"><text:span text:style-name="T1">o mod</text:span></text:span>o <text:span text:style-name="Default_20_Paragraph_20_Font"><text:span text:style-name="T1">prodeun</text:span></text:span>t <text:span text:style-name="Default_20_Paragraph_20_Font"><text:span text:style-name="T1">sistenda.</text:span></text:span></text:p>
      <text:p text:style-name="P4">Sponte ex corpore vacuari dicimus quaecunque citra<text:line-break/>aliquam medici operam excernuntur, interdum quidem<text:line-break/>moderante nostrum corpus natura ea per fe expurgante,<text:line-break/>interdum vero aliunde irritamentis aut quia a valis non<text:line-break/>conteguntur. .Quum itaque natura supervacaneum evacuat,<text:line-break/>juvatur animal. Quum vero aliter excernitur ratio<text:span text:style-name="Default_20_Paragraph_20_Font"><text:span text:style-name="T1">n</text:span></text:span>e<text:line-break/>symptomatis, neque inde utilitas ulla sequitur, talis va-<text:line-break/>cuatio pravae etiam affectionis signum esu Recte igitur<text:line-break/>Hippocrates considit naturam imitandam esse. Est autem<text:line-break/>mutatio in singulis morbis experiri tales humores evacuare,</text:p>
      <text:p text:style-name="P5">quales novimus in spontaneis prodesse vacuationlbus. Su-<text:line-break/>pra itaque de omni humorum evacuatione generalius dictum<text:line-break/>est: Aic <text:span text:style-name="Default_20_Paragraph_20_Font"><text:span text:style-name="T1">et vasoru</text:span></text:span>m <text:span text:style-name="Default_20_Paragraph_20_Font"><text:span text:style-name="T1">vacua</text:span></text:span>tis <text:span text:style-name="Default_20_Paragraph_20_Font"><text:span text:style-name="T1">si qu</text:span></text:span>i<text:span text:style-name="Default_20_Paragraph_20_Font"><text:span text:style-name="T1">de</text:span></text:span>m <text:span text:style-name="Default_20_Paragraph_20_Font"><text:span text:style-name="T1">quale</text:span></text:span>m <text:span text:style-name="Default_20_Paragraph_20_Font"><text:span text:style-name="T1">sieri op</text:span></text:span>o<text:span text:style-name="Default_20_Paragraph_20_Font"><text:span text:style-name="T1">rtet,<text:line-break/></text:span></text:span>t<text:span text:style-name="Default_20_Paragraph_20_Font"><text:span text:style-name="T1">al</text:span></text:span>i<text:span text:style-name="Default_20_Paragraph_20_Font"><text:span text:style-name="T1">s stat e</text:span></text:span>t <text:span text:style-name="Default_20_Paragraph_20_Font"><text:span text:style-name="T1">lev</text:span></text:span>it<text:span text:style-name="Default_20_Paragraph_20_Font"><text:span text:style-name="T1">er ferunt. </text:span></text:span>Nunc vero de stola purgatione<text:line-break/>eandem orationem condidit, quoniam de ea hoc in prae-<text:line-break/>sentis libri loco docere proposuerat. Melius igitur for-<text:line-break/>tassis est de omnibus quas medici circa aegrotantium cor-<text:line-break/>pora occupati moliuntur vaeuationibus , nos quoque fer-<text:line-break/>monem repetere. Hae vero vacuationes fiunt interdum<text:line-break/>quidem ^medicamentis tum vomitoriis tum dejectoriis<text:line-break/>corpus universum purgantibus, interdum vero medicamen-<text:line-break/>tis partile alienius vacuandae facultatem habentibus, qualia<text:line-break/>quae per palatum et nares capitis educunt excrementa.<text:line-break/>De genere quoque fpperstua purgantium funt quae per<text:line-break/>tussem , thoracem et pulmonem expurgant et quae per<text:line-break/>urinas feorfum tdtius sanguinis excrementum eliciunt.<text:line-break/>Clyster quoque de hoc genere fuerit et quodcunque aliud</text:p>
      <text:p text:style-name="P5">totum corpus aequabiliter non evacuat. Quomodo tum<text:line-break/>venae sectio vacuare creditur ,^. tum universe omnis- san-<text:line-break/>guiuis detractio quocunque modo facta. Ejusmodi quo-<text:line-break/>que vacuationum est quae per uterum fit, quae per hae-<text:line-break/>morrhoidas, quae per exercitia, frictiones, omnem mo-<text:line-break/>tum et quae tepore fit et balneis calidis, si praesertim<text:line-break/>nitrofae vel sulphureae vel bituminosae fuerint et ex ac-<text:line-break/>cidenti inedia. Haec siquidem omnia videntur quidem<text:line-break/>totum aequabiliter corpus vacuare. Quamquam si quis<text:line-break/>accurate veritatem exquirat, non aequaliter vacuare com-<text:line-break/>periet. Verum in his quum parvus sit alterius ad alterum<text:line-break/>excessus, fecundum eorum quae vacuantur qualitatem et<text:line-break/>quantitatem; ideo vacuatio mihi aequalis esse ridetur.<text:line-break/>At vero quae cathartica pharmac<text:span text:style-name="Default_20_Paragraph_20_Font"><text:span text:style-name="T1">e</text:span></text:span> vocantur, speciem va-<text:line-break/>c<text:span text:style-name="Default_20_Paragraph_20_Font"><text:span text:style-name="T1">a</text:span></text:span>utionis manifeste differentem constituunt, de quibus, ut<text:line-break/>dixi, nunc ipsi. disserendi est propositum, non tamen ma-<text:line-break/>jus quidquam docet quam quod de omnibus vacuationi-<text:line-break/>bus ipse redundans, cujus dignoscendi peritia petenda est,</text:p>
      <text:p text:style-name="P5">tum ex colore praeter naturam toto corpore apparente,<text:line-break/>t<text:span text:style-name="Default_20_Paragraph_20_Font"><text:span text:style-name="T1">o</text:span></text:span>ni etiam ex symptomatis et morbis , anni etiam tempe-<text:line-break/>state, regione; aetate, caeli statu, aegrotantis natura, vi-<text:line-break/>tae institutis et victu. Ut si exempli gratia flavus toto -<text:line-break/>corpore color factus appareat, ut in auriginibus, et per<text:line-break/>fedem bilis non excernatur aut biliosis quaedam exanthe-<text:line-break/>male per totum corpus eruperint; particulatim autem si<text:line-break/>ventriculi morsus et cibi fastidium in appetentia adsint, si<text:line-break/>sitis, si oris amaror aut si aliqua in parte corporis fit<text:line-break/>erysipelas aut tertiana febris hominem obsideat aut ardens<text:line-break/>ex saeviente bile febris, quam cautum amarulentum voci-<text:line-break/>tant. Nam his iu omnibus flava bilis abundat, atque id-<text:line-break/>circo ipfam educere conabimur illis medicamentis quae ab<text:line-break/>effectis cholagoga, bo<text:span text:style-name="Default_20_Paragraph_20_Font"><text:span text:style-name="T1">e</text:span></text:span> est bilem ducentia nominantur.<text:line-break/>Atque illud est quod ab Hippocrate dicebatur: <text:span text:style-name="Default_20_Paragraph_20_Font"><text:span text:style-name="T1">si qual</text:span></text:span>i<text:span text:style-name="Default_20_Paragraph_20_Font"><text:span text:style-name="T1">a<text:line-break/>oportet purgari purgen</text:span></text:span>t<text:span text:style-name="Default_20_Paragraph_20_Font"><text:span text:style-name="T1">ur,. confert fac</text:span></text:span>i<text:span text:style-name="Default_20_Paragraph_20_Font"><text:span text:style-name="T1">leque sura</text:span></text:span>m. Nam<text:line-break/>illud <text:span text:style-name="Default_20_Paragraph_20_Font"><text:span text:style-name="T1">qual</text:span></text:span>i<text:span text:style-name="Default_20_Paragraph_20_Font"><text:span text:style-name="T1">a op</text:span></text:span>o<text:span text:style-name="Default_20_Paragraph_20_Font"><text:span text:style-name="T1">r</text:span></text:span>t<text:span text:style-name="Default_20_Paragraph_20_Font"><text:span text:style-name="T1">et, </text:span></text:span>humorum videlicet <text:span text:style-name="Default_20_Paragraph_20_Font"><text:span text:style-name="T1">t</text:span></text:span>ua qualitate<text:line-break/>aegrotantem infestantium abundantiam significat. Ea re</text:p>
      <text:p text:style-name="P5">profecto hujusmodi vacuationes conferre pronunciat. Sed .<text:line-break/>quoniam omnes sollertes et artificiosae coniecturae in actio-<text:line-break/>nibus existunt et fallunt interdum, similitudines enim, ut<text:line-break/>ipfe profert, non fotum vulgaribus, fed etiam praestanti-<text:line-break/>bus medicis errorem invehunt, alterum nos docuit indi-<text:line-break/>cium bonis vacationibus coniunctam euphoriamfeu ferendi<text:line-break/>facilitatem, ut hujus fiducia in vacuationem recte mo-<text:line-break/>fienda securi simus. Quod igitur de flava bile exempli<text:line-break/>gratia dixi , hoc et de atra mecum intellige. Etenim et<text:line-break/>in hac totius corporis color in nigriorem mutatur et atrae<text:line-break/>pustulae atra bilis colore efflorescunt. Quicunque etiam<text:line-break/>morbi ob ejus redundantiam oborti manifesto humoris co-<text:line-break/>piam indicant, quemadmodum elephas et cancer. Cum<text:line-break/>etiam quartana periodus ex humore melancholico gene-<text:line-break/>ratur. Lien quoque magnus et varices nigrescentes af-<text:line-break/>fectus <text:span text:style-name="Default_20_Paragraph_20_Font"><text:span text:style-name="T1">t</text:span></text:span>unt ejusdem humoris propagines, quemadmodum<text:line-break/>et quae melancbolia vocatur et omnis desipientia mentis,<text:line-break/>iracundia temeraria et fera. Hippocrates vero et ex</text:p>
      <text:p text:style-name="P5">menstruis redundantem in mulieribus .humorem conjectu-<text:line-break/>bat p cujus rei signa ab eo scripta sunt primo libro de<text:line-break/>morbis mulierum. Ex his igitur atram bilem redundare<text:line-break/>tibi dignoscendum est, atque his adducto indicationibus<text:line-break/>ad ejus vacuationem accedendum. Posterius autem ipfa<text:line-break/>durante vacuatione, fecunda sumetur indicatio ab aegro-<text:line-break/>tantis euphoria. Quaecunque de atra bile et flava dicta<text:line-break/>fiunt, ea mihi de pituita quoque intellige, tumores oedo-<text:line-break/>mansos, eruptiones, totius corporis colorem pro humoris<text:line-break/>idea; ad haec febres quotidianas, mentis pigritiam , tur-<text:line-break/>pores etiamnum cataphoras, capitis gravitates et quosdam<text:line-break/>ructus acidos quum in ventre hujusmodi redundat pituita.<text:line-break/>Haec enim fo<text:span text:style-name="Default_20_Paragraph_20_Font"><text:span text:style-name="T1">e</text:span></text:span>dent medicamentum dari pblegmagogum. Jam<text:line-break/>vero peracta purgatione euphoria tum digno tionem tum<text:line-break/>eam quam illius gratia ausus est moliri vacuationem atte-<text:line-break/>stabitur. Ad diguotionem vero et vacuationis fiduciam<text:line-break/>habes etiam conferentem aliquid noli fotum aetatem vel<text:line-break/>naturam aegrotantis, verum etiam anni tempestatem et</text:p>
      <text:p text:style-name="P2"><text:span text:style-name="Default_20_Paragraph_20_Font"><text:span text:style-name="T1">r</text:span></text:span> praefantem caeli statum, praeterea et regionem et victum<text:line-break/>antecedentem, una cum aliis vitae institutis. Etenim di-<text:line-break/>dicisti ex istis omnibus alia pituitam, alia flavam bilem,<text:line-break/>alia atram adaugere. Haec quidem omnia, ut dictum est,<text:line-break/>fcop1 sunt medicamenti exhibendi, quod infestantis, hu-<text:line-break/>mores purgatricem facultatem <text:span text:style-name="Default_20_Paragraph_20_Font"><text:span text:style-name="T1">s</text:span></text:span>ortiatur, qui vel nos hu-<text:line-break/>morem probe . dignovisse nobis significet, vel qui errorem<text:line-break/>coarguat. Significat quidem eupboria, coarguit vero<text:line-break/>dyfphoria. Nam si infestantes humores vacuentur, facile<text:line-break/>ferent aegrotantes; si quid vero aliud et non quod mole-<text:line-break/>sinui est vacuetur; eos omnino graviter molesteque ferre<text:line-break/>necesse est. Quod igitur, ut dicebam libri initio, com-<text:line-break/>plexus uno aphorismo his verbis ostendit: <text:span text:style-name="Default_20_Paragraph_20_Font"><text:span text:style-name="T1">sic e</text:span></text:span>t <text:span text:style-name="Default_20_Paragraph_20_Font"><text:span text:style-name="T1">vasorum<text:line-break/>deple</text:span></text:span>ti<text:span text:style-name="Default_20_Paragraph_20_Font"><text:span text:style-name="T1">o</text:span></text:span> t<text:span text:style-name="Default_20_Paragraph_20_Font"><text:span text:style-name="T1">al</text:span></text:span>is <text:span text:style-name="Default_20_Paragraph_20_Font"><text:span text:style-name="T1">sta</text:span></text:span>t , <text:span text:style-name="Default_20_Paragraph_20_Font"><text:span text:style-name="T1">qualem far</text:span></text:span>i <text:span text:style-name="Default_20_Paragraph_20_Font"><text:span text:style-name="T1">opor</text:span></text:span>t<text:span text:style-name="Default_20_Paragraph_20_Font"><text:span text:style-name="T1">e</text:span></text:span>t <text:span text:style-name="Default_20_Paragraph_20_Font"><text:span text:style-name="T1">e</text:span></text:span>t <text:span text:style-name="Default_20_Paragraph_20_Font"><text:span text:style-name="T1">c</text:span></text:span>o<text:span text:style-name="Default_20_Paragraph_20_Font"><text:span text:style-name="T1">nfer</text:span></text:span>t <text:span text:style-name="Default_20_Paragraph_20_Font"><text:span text:style-name="T1">e</text:span></text:span>t su-<text:line-break/><text:span text:style-name="Default_20_Paragraph_20_Font"><text:span text:style-name="T1">c</text:span></text:span>i<text:span text:style-name="Default_20_Paragraph_20_Font"><text:span text:style-name="T1">lo ferunt.</text:span></text:span> ld nunc hoc loco de purgationibus agens in<text:line-break/>duas secuit orationis partes, quarum priore quaenam sint<text:line-break/>quae conferant yacuationes, posteriore quod ejusmodi eva-<text:line-break/>cuationes certum iudicium concitetur euphoria docuit.</text:p>
      <text:p text:style-name="P5">Porro vacuationum bene ac feliciter sponte naturae facta-<text:line-break/>rutu exempla protulit ipfe, permulta quidem in epide-<text:line-break/>miorum libris, pauca vero hoc ipfo aphorismorum libro,<text:line-break/>qualia et haec sunt.<text:span text:style-name="Default_20_Paragraph_20_Font"><text:span text:style-name="T1"> .Hydrope laboran</text:span></text:span>ti <text:span text:style-name="Default_20_Paragraph_20_Font"><text:span text:style-name="T1">aqua. per vena</text:span></text:span>s<text:line-break/>i<text:span text:style-name="Default_20_Paragraph_20_Font"><text:span text:style-name="T1">n ventre</text:span></text:span>m <text:span text:style-name="Default_20_Paragraph_20_Font"><text:span text:style-name="T1">sinente, morb</text:span></text:span>i <text:span text:style-name="Default_20_Paragraph_20_Font"><text:span text:style-name="T1">saluti</text:span></text:span>o. <text:span text:style-name="Default_20_Paragraph_20_Font"><text:span text:style-name="T1">oph</text:span></text:span>t<text:span text:style-name="Default_20_Paragraph_20_Font"><text:span text:style-name="T1">halm</text:span></text:span>i<text:span text:style-name="Default_20_Paragraph_20_Font"><text:span text:style-name="T1">a</text:span></text:span> l<text:span text:style-name="Default_20_Paragraph_20_Font"><text:span text:style-name="T1">aboran-<text:line-break/></text:span></text:span>t<text:span text:style-name="Default_20_Paragraph_20_Font"><text:span text:style-name="T1">e</text:span></text:span>m <text:span text:style-name="Default_20_Paragraph_20_Font"><text:span text:style-name="T1">d</text:span></text:span>i<text:span text:style-name="Default_20_Paragraph_20_Font"><text:span text:style-name="T1">arrh</text:span></text:span>o<text:span text:style-name="Default_20_Paragraph_20_Font"><text:span text:style-name="T1">ea corrip</text:span></text:span>i <text:span text:style-name="Default_20_Paragraph_20_Font"><text:span text:style-name="T1">b</text:span></text:span>o<text:span text:style-name="Default_20_Paragraph_20_Font"><text:span text:style-name="T1">num. Qu</text:span></text:span>i<text:span text:style-name="Default_20_Paragraph_20_Font"><text:span text:style-name="T1">bu</text:span></text:span>s <text:span text:style-name="Default_20_Paragraph_20_Font"><text:span text:style-name="T1">b</text:span></text:span>i<text:span text:style-name="Default_20_Paragraph_20_Font"><text:span text:style-name="T1">liosus sunt de-<text:line-break/>/e</text:span></text:span>rti<text:span text:style-name="Default_20_Paragraph_20_Font"><text:span text:style-name="T1">one</text:span></text:span>s <text:span text:style-name="Default_20_Paragraph_20_Font"><text:span text:style-name="T1">surd</text:span></text:span>i<text:span text:style-name="Default_20_Paragraph_20_Font"><text:span text:style-name="T1">ta</text:span></text:span>t<text:span text:style-name="Default_20_Paragraph_20_Font"><text:span text:style-name="T1">e superven</text:span></text:span>i<text:span text:style-name="Default_20_Paragraph_20_Font"><text:span text:style-name="T1">ente, </text:span></text:span>r<text:span text:style-name="Default_20_Paragraph_20_Font"><text:span text:style-name="T1">estan</text:span></text:span>t<text:span text:style-name="Default_20_Paragraph_20_Font"><text:span text:style-name="T1">; et qu</text:span></text:span>i<text:span text:style-name="Default_20_Paragraph_20_Font"><text:span text:style-name="T1">bu</text:span></text:span>s <text:span text:style-name="Default_20_Paragraph_20_Font"><text:span text:style-name="T1">surdi-<text:line-break/></text:span></text:span>t<text:span text:style-name="Default_20_Paragraph_20_Font"><text:span text:style-name="T1">a</text:span></text:span>s , <text:span text:style-name="Default_20_Paragraph_20_Font"><text:span text:style-name="T1">b</text:span></text:span>i<text:span text:style-name="Default_20_Paragraph_20_Font"><text:span text:style-name="T1">l</text:span></text:span>iosis <text:span text:style-name="Default_20_Paragraph_20_Font"><text:span text:style-name="T1">defection</text:span></text:span>i<text:span text:style-name="Default_20_Paragraph_20_Font"><text:span text:style-name="T1">bu</text:span></text:span>s <text:span text:style-name="Default_20_Paragraph_20_Font"><text:span text:style-name="T1">succedent</text:span></text:span>i<text:span text:style-name="Default_20_Paragraph_20_Font"><text:span text:style-name="T1">bu</text:span></text:span>s , <text:span text:style-name="Default_20_Paragraph_20_Font"><text:span text:style-name="T1">ce</text:span></text:span>sset.</text:p>
      <text:h text:style-name="Heading_20_2" text:outline-level="2">HI.</text:h>
      <text:p text:style-name="P1"><text:span text:style-name="Default_20_Paragraph_20_Font"><text:span text:style-name="T1">s</text:span></text:span>i <text:span text:style-name="Default_20_Paragraph_20_Font"><text:span text:style-name="T1">qual</text:span></text:span>i<text:span text:style-name="Default_20_Paragraph_20_Font"><text:span text:style-name="T1">a purgari op</text:span></text:span>o<text:span text:style-name="Default_20_Paragraph_20_Font"><text:span text:style-name="T1">rtet purgentur, et c</text:span></text:span>o<text:span text:style-name="Default_20_Paragraph_20_Font"><text:span text:style-name="T1">tisert et placide<text:line-break/>furunt ; c</text:span></text:span>o<text:span text:style-name="Default_20_Paragraph_20_Font"><text:span text:style-name="T1">n</text:span></text:span>t<text:span text:style-name="Default_20_Paragraph_20_Font"><text:span text:style-name="T1">ra ver</text:span></text:span>o <text:span text:style-name="Default_20_Paragraph_20_Font"><text:span text:style-name="T1">moleste.</text:span></text:span></text:p>
      <text:p text:style-name="P12">Hunc aphoris<text:span text:style-name="Default_20_Paragraph_20_Font"><text:span text:style-name="T1">t</text:span></text:span>num in praecedentis aphorismi explana-<text:line-break/>tione prius explicavimus, in superiori libri parte iisdem<text:line-break/>verbis scriptum, quare no<text:span text:style-name="Default_20_Paragraph_20_Font"><text:span text:style-name="T1">n</text:span></text:span>nulli eum ex hoc loco sus-<text:line-break/>tulerunt.</text:p>
      <text:h text:style-name="P55" text:outline-level="2"><text:bookmark-start text:name="bookmark54"/><text:span text:style-name="Default_20_Paragraph_20_Font">IV.</text:span><text:bookmark-end text:name="bookmark54"/></text:h>
      <text:p text:style-name="P1"><text:span text:style-name="Default_20_Paragraph_20_Font"><text:span text:style-name="T1">Aestate qu</text:span></text:span>i<text:span text:style-name="Default_20_Paragraph_20_Font"><text:span text:style-name="T1">dem superiore</text:span></text:span>s <text:span text:style-name="Default_20_Paragraph_20_Font"><text:span text:style-name="T1">ven</text:span></text:span>t<text:span text:style-name="Default_20_Paragraph_20_Font"><text:span text:style-name="T1">re</text:span></text:span>s <text:span text:style-name="Default_20_Paragraph_20_Font"><text:span text:style-name="T1">liberal</text:span></text:span>i<text:span text:style-name="Default_20_Paragraph_20_Font"><text:span text:style-name="T1">u</text:span></text:span>s,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ver</text:span></text:span>o<text:line-break/>i<text:span text:style-name="Default_20_Paragraph_20_Font"><text:span text:style-name="T1">nferi</text:span></text:span>o<text:span text:style-name="Default_20_Paragraph_20_Font"><text:span text:style-name="T1">re</text:span></text:span>s m<text:span text:style-name="Default_20_Paragraph_20_Font"><text:span text:style-name="T1">ed</text:span></text:span>i<text:span text:style-name="Default_20_Paragraph_20_Font"><text:span text:style-name="T1">cament</text:span></text:span>is <text:span text:style-name="Default_20_Paragraph_20_Font"><text:span text:style-name="T1">purgand</text:span></text:span>i <text:span text:style-name="Default_20_Paragraph_20_Font"><text:span text:style-name="T1">sunt.</text:span></text:span></text:p>
      <text:p text:style-name="P4">Ventres nimirum subaudiendi <text:span text:style-name="Default_20_Paragraph_20_Font"><text:span text:style-name="T1">t</text:span></text:span>uus. At recte aestate<text:line-break/>^purgat superne: etenim qui tunc temporis humor redu<text:span text:style-name="Default_20_Paragraph_20_Font"><text:span text:style-name="T1">n-<text:line-break/></text:span></text:span>dat, bilis est flava et universa omnino animalis natura<text:line-break/>propter aeris ambientis calorem magis sursum movetur.<text:line-break/>Supervacaneum quodque ac redundans quo vergit, id per<text:line-break/>loca idonea ducendum est, quemadmodum ipfe in libro<text:line-break/>de humoribus scripsit. Adjecit huic aphorismi sententiae<text:line-break/>adverbium <text:span text:style-name="Default_20_Paragraph_20_Font"><text:span text:style-name="T1">mag</text:span></text:span>is feu liberalius, neque absolute loquutus<text:line-break/>esu <text:span text:style-name="Default_20_Paragraph_20_Font"><text:span text:style-name="T1">Aestate super</text:span></text:span>io<text:span text:style-name="Default_20_Paragraph_20_Font"><text:span text:style-name="T1">re</text:span></text:span>s <text:span text:style-name="Default_20_Paragraph_20_Font"><text:span text:style-name="T1">ventre</text:span></text:span>s , <text:span text:style-name="Default_20_Paragraph_20_Font"><text:span text:style-name="T1">h</text:span></text:span>i<text:span text:style-name="Default_20_Paragraph_20_Font"><text:span text:style-name="T1">eme vero</text:span></text:span> i<text:span text:style-name="Default_20_Paragraph_20_Font"><text:span text:style-name="T1">nferior</text:span></text:span>es <text:span text:style-name="Default_20_Paragraph_20_Font"><text:span text:style-name="T1">pur-<text:line-break/>r gand</text:span></text:span>os <text:span text:style-name="Default_20_Paragraph_20_Font"><text:span text:style-name="T1">este. </text:span></text:span>Etenim etsi non faepe , raro tamen aestatis<text:line-break/><text:span text:style-name="Default_20_Paragraph_20_Font"><text:span text:style-name="T1">r</text:span></text:span> tempore nonnunquam pituitosus humor in quodam visus<text:line-break/>est abundare., quemadmodum hieme aliquando flava bilis.</text:p>
      <text:h text:style-name="P55" text:outline-level="2"><text:span text:style-name="Default_20_Paragraph_20_Font"><text:span text:style-name="T1">i</text:span></text:span><text:span text:style-name="Default_20_Paragraph_20_Font"><text:span text:style-name="T8"> -.v. </text:span></text:span><text:span text:style-name="Default_20_Paragraph_20_Font"><text:span text:style-name="T1">r-</text:span></text:span></text:h>
      <text:p text:style-name="P1"><text:span text:style-name="Default_20_Paragraph_20_Font"><text:span text:style-name="T1">sub cane et ante. cane</text:span></text:span>m m<text:span text:style-name="Default_20_Paragraph_20_Font"><text:span text:style-name="T1">olestae sunt . per medicamenta<text:line-break/>purgatione</text:span></text:span>s.</text:p>
      <text:p text:style-name="P4">Etenim nostra natura tunc temporis aestivis desiagrans<text:line-break/>ardoribus purgantium medicamentorum acrimoniam ini-<text:line-break/>nime tulerit: quapropter plerique. hoc tempore purgati<text:line-break/>febricitant: et vires ob aestum imbecillae purgationibus<text:line-break/>magis dissolventur. Quin et purgatio ipfa prava fiet, re-<text:line-break/>vellente foras humores ambientis calore. Quemadmodum<text:line-break/>enim thermae contrarios purgationibus effectus producere<text:line-break/>consueverunt, sic et aestatis calor, ac praesertim quum<text:line-break/>se ipsi, vehementior extiterit.</text:p>
      <text:h text:style-name="Heading_20_2" text:outline-level="2"><text:bookmark-start text:name="bookmark56"/><text:span text:style-name="Default_20_Paragraph_20_Font">VI.</text:span><text:bookmark-end text:name="bookmark56"/></text:h>
      <text:p text:style-name="P1"><text:span text:style-name="Default_20_Paragraph_20_Font"><text:span text:style-name="T1">Crac</text:span></text:span>i<text:span text:style-name="Default_20_Paragraph_20_Font"><text:span text:style-name="T1">le</text:span></text:span>s <text:span text:style-name="Default_20_Paragraph_20_Font"><text:span text:style-name="T1">et ad vomendum facile</text:span></text:span>s <text:span text:style-name="Default_20_Paragraph_20_Font"><text:span text:style-name="T1">per superiora</text:span></text:span> m<text:span text:style-name="Default_20_Paragraph_20_Font"><text:span text:style-name="T1">edica-<text:line-break/></text:span></text:span>m<text:span text:style-name="Default_20_Paragraph_20_Font"><text:span text:style-name="T1">ent</text:span></text:span>o <text:span text:style-name="Default_20_Paragraph_20_Font"><text:span text:style-name="T1">purgandi sunt, de</text:span></text:span>m<text:span text:style-name="Default_20_Paragraph_20_Font"><text:span text:style-name="T1">p</text:span></text:span>t<text:span text:style-name="Default_20_Paragraph_20_Font"><text:span text:style-name="T1">a h</text:span></text:span>i<text:span text:style-name="Default_20_Paragraph_20_Font"><text:span text:style-name="T1">e</text:span></text:span>m<text:span text:style-name="Default_20_Paragraph_20_Font"><text:span text:style-name="T1">e.</text:span></text:span></text:p>
      <text:p text:style-name="P3">Hic etiam addendum quod paulo ante dictum est ad-<text:line-break/>verbium m<text:span text:style-name="Default_20_Paragraph_20_Font"><text:span text:style-name="T1">agi</text:span></text:span>s. Nam plerumque graciles biliosi funt.<text:line-break/>Si igitur ipsis accesserit ut sint ad vomendum faciles, per<text:line-break/>superiora purgandi funt, nisi reclamet hiems. Supra nam-<text:line-break/>que pronunciavit:: <text:span text:style-name="Default_20_Paragraph_20_Font"><text:span text:style-name="T1">aesta</text:span></text:span>t<text:span text:style-name="Default_20_Paragraph_20_Font"><text:span text:style-name="T1">e super</text:span></text:span>i<text:span text:style-name="Default_20_Paragraph_20_Font"><text:span text:style-name="T1">ores</text:span></text:span> m<text:span text:style-name="Default_20_Paragraph_20_Font"><text:span text:style-name="T1">agi</text:span></text:span>s,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autem<text:line-break/>infer</text:span></text:span>i<text:span text:style-name="Default_20_Paragraph_20_Font"><text:span text:style-name="T1">ore</text:span></text:span>s <text:span text:style-name="Default_20_Paragraph_20_Font"><text:span text:style-name="T1">ventre</text:span></text:span>s <text:span text:style-name="Default_20_Paragraph_20_Font"><text:span text:style-name="T1">purgando</text:span></text:span>s <text:span text:style-name="Default_20_Paragraph_20_Font"><text:span text:style-name="T1">este.</text:span></text:span></text:p>
      <text:h text:style-name="Heading_20_2" text:outline-level="2">VH. .lu. -</text:h>
      <text:p text:style-name="P1"><text:span text:style-name="Default_20_Paragraph_20_Font"><text:span text:style-name="T1">Ad v</text:span></text:span>o<text:span text:style-name="Default_20_Paragraph_20_Font"><text:span text:style-name="T1">mi</text:span></text:span>t<text:span text:style-name="Default_20_Paragraph_20_Font"><text:span text:style-name="T1">u</text:span></text:span>m <text:span text:style-name="Default_20_Paragraph_20_Font"><text:span text:style-name="T1">difac</text:span></text:span>il<text:span text:style-name="Default_20_Paragraph_20_Font"><text:span text:style-name="T1">e</text:span></text:span>s <text:span text:style-name="Default_20_Paragraph_20_Font"><text:span text:style-name="T1">et</text:span></text:span> m<text:span text:style-name="Default_20_Paragraph_20_Font"><text:span text:style-name="T1">edi</text:span></text:span>o<text:span text:style-name="Default_20_Paragraph_20_Font"><text:span text:style-name="T1">cr</text:span></text:span>i<text:span text:style-name="Default_20_Paragraph_20_Font"><text:span text:style-name="T1">ter carn</text:span></text:span>osus <text:span text:style-name="Default_20_Paragraph_20_Font"><text:span text:style-name="T1">per infer</text:span></text:span>io<text:span text:style-name="Default_20_Paragraph_20_Font"><text:span text:style-name="T1">ra<text:line-break/>purgare oporte</text:span></text:span>t, <text:span text:style-name="Default_20_Paragraph_20_Font"><text:span text:style-name="T1">vitata aestate.</text:span></text:span></text:p>
      <text:p text:style-name="P4">Si quidem ad vomendum facilis et gracilis sit, ipse<text:line-break/>per superiora purgandus est, nisi hiems extiterit, hoc est<text:line-break/>aestate , autumno et vere. Si vero ad vomendum difficilis<text:line-break/>et modice carn<text:span text:style-name="Default_20_Paragraph_20_Font"><text:span text:style-name="T1">at</text:span></text:span>us sit, per interiora purgandus est, si<text:line-break/>res urgeat solum . cavendo aestatem, aliud vero nullum<text:line-break/>anni tempus cavendum esu</text:p>
      <text:h text:style-name="P55" text:outline-level="2">I Vlll.</text:h>
      <text:p text:style-name="Normal">T<text:span text:style-name="Default_20_Paragraph_20_Font"><text:span text:style-name="T1">abescentibus superiore</text:span></text:span>s <text:span text:style-name="Default_20_Paragraph_20_Font"><text:span text:style-name="T1">pr</text:span></text:span>o<text:span text:style-name="Default_20_Paragraph_20_Font"><text:span text:style-name="T1">h</text:span></text:span>i<text:span text:style-name="Default_20_Paragraph_20_Font"><text:span text:style-name="T1">bendae sunt purgatione</text:span></text:span>s,</text:p>
      <text:p text:style-name="P4">Ad superiores, inquit, purgationes nunquam tahefcen-<text:line-break/>tes duxeris, veritus nimirum fpirabilium instrumentorum<text:line-break/>imbecillitatem. Per tabescentes autem intelligere par est<text:line-break/>vel eos qui phthisi morbo feu tabe correpti sunt , vel eos<text:line-break/>qui ad tabem propendent idonei, de quibus ipfe primo<text:line-break/>epidemiorum scribit^ <text:span text:style-name="Default_20_Paragraph_20_Font"><text:span text:style-name="T1">max</text:span></text:span>i<text:span text:style-name="Default_20_Paragraph_20_Font"><text:span text:style-name="T1">meque morieban</text:span></text:span>t<text:span text:style-name="Default_20_Paragraph_20_Font"><text:span text:style-name="T1">ur quibu</text:span></text:span>s <text:span text:style-name="Default_20_Paragraph_20_Font"><text:span text:style-name="T1">na-<text:line-break/></text:span></text:span>t<text:span text:style-name="Default_20_Paragraph_20_Font"><text:span text:style-name="T1">ura ad</text:span></text:span> t<text:span text:style-name="Default_20_Paragraph_20_Font"><text:span text:style-name="T1">abe</text:span></text:span>m <text:span text:style-name="Default_20_Paragraph_20_Font"><text:span text:style-name="T1">propendebat, </text:span></text:span>His autem thorax est augu-<text:line-break/>stus et qui in eo pulmo continetur.</text:p>
      <text:h text:style-name="Heading_20_2" text:outline-level="2">IX.<text:tab/><text:span text:style-name="Default_20_Paragraph_20_Font"><text:span text:style-name="T7">.i-</text:span></text:span></text:h>
      <text:p text:style-name="P1">std<text:span text:style-name="Default_20_Paragraph_20_Font"><text:span text:style-name="T1">elanch</text:span></text:span>oli<text:span text:style-name="Default_20_Paragraph_20_Font"><text:span text:style-name="T1">c</text:span></text:span>i <text:span text:style-name="Default_20_Paragraph_20_Font"><text:span text:style-name="T1">l</text:span></text:span>i<text:span text:style-name="Default_20_Paragraph_20_Font"><text:span text:style-name="T1">beral</text:span></text:span>i<text:span text:style-name="Default_20_Paragraph_20_Font"><text:span text:style-name="T1">u</text:span></text:span>s <text:span text:style-name="Default_20_Paragraph_20_Font"><text:span text:style-name="T1">per</text:span></text:span> i<text:span text:style-name="Default_20_Paragraph_20_Font"><text:span text:style-name="T1">nfer</text:span></text:span>i<text:span text:style-name="Default_20_Paragraph_20_Font"><text:span text:style-name="T1">ora purgandi sunt, con.<text:line-break/>tram</text:span></text:span>is <text:span text:style-name="Default_20_Paragraph_20_Font"><text:span text:style-name="T1">eadem ra</text:span></text:span>tio<text:span text:style-name="Default_20_Paragraph_20_Font"><text:span text:style-name="T1">c</text:span></text:span>i<text:span text:style-name="Default_20_Paragraph_20_Font"><text:span text:style-name="T1">na</text:span></text:span>tio<text:span text:style-name="Default_20_Paragraph_20_Font"><text:span text:style-name="T1">ne apposi</text:span></text:span>tis.</text:p>
      <text:p text:style-name="P3">Purgare ventres nimirum inferiores melancholicorum<text:line-break/>liberalius oportet. Liberalius autem dixit pro vehementer.<text:line-break/>Quia vero deorsum tendit hic humor, merito ipfum per<text:line-break/>ventrem inferiorem vacuari jubet, sicuti flavam bilem per<text:line-break/>superiorem, quum lenis humor sit et assiduo fponte in<text:line-break/>summa fluitet. Utriusque igitur commune est duci quo<text:line-break/>vergunt per loca convenientia. Proprium autem alterius<text:line-break/>quidem humoris per superiora fui vacuationem movere,<text:line-break/>quod eo vergat, alterius vero per inferiora, quod et eo<text:line-break/>ipse declinet. Itaque quae per superiora fit evacuatio<text:line-break/>vacuationi per inferiora ductae contraria est. Utraque<text:line-break/>vero fecundum unam communem ratiocinationem contin-<text:line-break/>git. Quare decenter Hippocrates pronunciavit: <text:span text:style-name="Default_20_Paragraph_20_Font"><text:span text:style-name="T1">con</text:span></text:span>t<text:span text:style-name="Default_20_Paragraph_20_Font"><text:span text:style-name="T1">rar</text:span></text:span>iis<text:line-break/><text:span text:style-name="Default_20_Paragraph_20_Font"><text:span text:style-name="T1">eade</text:span></text:span>m <text:span text:style-name="Default_20_Paragraph_20_Font"><text:span text:style-name="T1">ra</text:span></text:span>ti<text:span text:style-name="Default_20_Paragraph_20_Font"><text:span text:style-name="T1">oc</text:span></text:span>i<text:span text:style-name="Default_20_Paragraph_20_Font"><text:span text:style-name="T1">na</text:span></text:span>ti<text:span text:style-name="Default_20_Paragraph_20_Font"><text:span text:style-name="T1">one app</text:span></text:span>ositis.</text:p>
      <text:h text:style-name="Heading_20_2" text:outline-level="2"><text:bookmark-start text:name="bookmark58"/><text:span text:style-name="Default_20_Paragraph_20_Font">x.</text:span><text:bookmark-end text:name="bookmark58"/></text:h>
      <text:p text:style-name="P1"><text:span text:style-name="Default_20_Paragraph_20_Font"><text:span text:style-name="T1">.su valde acu</text:span></text:span>t<text:span text:style-name="Default_20_Paragraph_20_Font"><text:span text:style-name="T1">i</text:span></text:span>s, <text:span text:style-name="Default_20_Paragraph_20_Font"><text:span text:style-name="T1">si turgea</text:span></text:span>t, <text:span text:style-name="Default_20_Paragraph_20_Font"><text:span text:style-name="T1">eo</text:span></text:span> i<text:span text:style-name="Default_20_Paragraph_20_Font"><text:span text:style-name="T1">pse die purgandum est:<text:line-break/></text:span></text:span>i<text:span text:style-name="Default_20_Paragraph_20_Font"><text:span text:style-name="T1">n ta</text:span></text:span>li<text:span text:style-name="Default_20_Paragraph_20_Font"><text:span text:style-name="T1">bu</text:span></text:span>s .<text:span text:style-name="Default_20_Paragraph_20_Font"><text:span text:style-name="T1">en</text:span></text:span>i<text:span text:style-name="Default_20_Paragraph_20_Font"><text:span text:style-name="T1">m i</text:span></text:span>m<text:span text:style-name="Default_20_Paragraph_20_Font"><text:span text:style-name="T1">morar</text:span></text:span>i m<text:span text:style-name="Default_20_Paragraph_20_Font"><text:span text:style-name="T1">alum.</text:span></text:span></text:p>
      <text:p text:style-name="P3">Superius etiam mihi dictum est Hippocratem vocem<text:line-break/><text:span text:style-name="Default_20_Paragraph_20_Font"><text:span text:style-name="T8">t</text:span></text:span><text:span text:style-name="Default_20_Paragraph_20_Font"><text:span text:style-name="T1">urgere</text:span></text:span> ab animalibus ad humores transtulisse, quum ad<text:line-break/>veneris usum impelluntur ipfa naturali quadam cupiditate<text:line-break/>ad seminis excretionem ducta. ostensum est enim in li-<text:line-break/>luis de semine feminam quoque in coitu femen emit-<text:line-break/>tere. Quando igitur vel toto corpore similis huic fuerit<text:line-break/>naturae impetus ad humorum redundantium excretionem,<text:line-break/>vel si non toto corpore, at certe partibus principibus,<text:line-break/>tale quid verbo <text:span text:style-name="Default_20_Paragraph_20_Font"><text:span text:style-name="T1">turgere</text:span></text:span> significare consuevit Hippocrates.<text:line-break/>.Itaque -statim medicamento vacuandum esse judicat, prius-<text:line-break/>quam vires collabantur imminuan torque, vel febris augea-<text:line-break/>tur vel ad aliquam partem principem vagi ac errantes per<text:line-break/>corpus humores decumbant Quod autem valde acutos<text:line-break/>morbos nunc vocaverit quos prius peracutos appellavit<text:line-break/>patet omnibus. Quin letiam horum indicationis terminum<text:line-break/>primam esse septimanam id a me prius commemoratum esu -</text:p>
      <text:h text:style-name="P55" text:outline-level="2">XI.</text:h>
      <text:p text:style-name="P1"><text:span text:style-name="Default_20_Paragraph_20_Font"><text:span text:style-name="T1">Qu</text:span></text:span>i<text:span text:style-name="Default_20_Paragraph_20_Font"><text:span text:style-name="T1">bus</text:span></text:span> t<text:span text:style-name="Default_20_Paragraph_20_Font"><text:span text:style-name="T1">or</text:span></text:span>mi<text:span text:style-name="Default_20_Paragraph_20_Font"><text:span text:style-name="T1">na e</text:span></text:span>t <text:span text:style-name="Default_20_Paragraph_20_Font"><text:span text:style-name="T1">circa umb</text:span></text:span>i<text:span text:style-name="Default_20_Paragraph_20_Font"><text:span text:style-name="T1">licu</text:span></text:span>m <text:span text:style-name="Default_20_Paragraph_20_Font"><text:span text:style-name="T1">lab</text:span></text:span>o<text:span text:style-name="Default_20_Paragraph_20_Font"><text:span text:style-name="T1">res et lumborum<text:line-break/>dolor, qu</text:span></text:span>i <text:span text:style-name="Default_20_Paragraph_20_Font"><text:span text:style-name="T1">neque med</text:span></text:span>i<text:span text:style-name="Default_20_Paragraph_20_Font"><text:span text:style-name="T1">camento purgante, neque al</text:span></text:span>i<text:span text:style-name="Default_20_Paragraph_20_Font"><text:span text:style-name="T1">a</text:span></text:span>s<text:line-break/><text:span text:style-name="Default_20_Paragraph_20_Font"><text:span text:style-name="T1">solv</text:span></text:span>i<text:span text:style-name="Default_20_Paragraph_20_Font"><text:span text:style-name="T1">tur</text:span></text:span>, i<text:span text:style-name="Default_20_Paragraph_20_Font"><text:span text:style-name="T1">n siccu</text:span></text:span>m <text:span text:style-name="Default_20_Paragraph_20_Font"><text:span text:style-name="T1">h</text:span></text:span>y<text:span text:style-name="Default_20_Paragraph_20_Font"><text:span text:style-name="T1">dropem firma</text:span></text:span>t<text:span text:style-name="Default_20_Paragraph_20_Font"><text:span text:style-name="T1">ur.</text:span></text:span></text:p>
      <text:p text:style-name="P4">Tormina fiunt tum propter morsum vehementem<text:line-break/>tum propter spiritum .flatulentum exitum non habentem,<text:line-break/>sed flexuosis intestinorum anfractibus interceptum. Quod<text:line-break/>vero dolores tales affectiones consequantur manifestum esu<text:line-break/>Verum quum circa umbilicum ac lumbos se firmaverint,<text:line-break/>neque postea medicamentis neque aliis solvantur auxiliis,<text:line-break/>quaedam est earum partium habitualis intemperies, quae<text:line-break/>plerumque perseverans eum hydropem efficit, qui ab Hip-<text:line-break/>pocrate siccus nominatur. Vocatur autem hujusmodi hy-<text:line-break/>derus a posterioribus medicis tympania-., quod abdomen<text:line-break/>percussum talem sonitum reddat, qualem edunt tympana.<text:line-break/>Etenim et in his circumt<text:span text:style-name="Default_20_Paragraph_20_Font"><text:span text:style-name="T1">o</text:span></text:span>nsam pellem contentus aer ver-<text:line-break/>beratur , quemadmodum qui in illo morbi genere per me-</text:p>
      <text:p text:style-name="P5">diam cutem in profundo est flatus percutitur. Quod au-<text:line-break/>tem a tumoris similitudine hydropem Hippocrates nomi-<text:line-break/>naverit manifestum esu Non tamen humidum dixit,<text:line-break/>quemadmodum afcitem ab asici, hoc est utris, similitudine<text:line-break/>appellatum, in quo materia collecta flatulentus aer non<text:line-break/>est, sed humor aqu<text:span text:style-name="Default_20_Paragraph_20_Font"><text:span text:style-name="T1">at</text:span></text:span>us. Videtur autem a majori frigidi-<text:line-break/>tate generari aquofus hydrops , quem ascitum appellant,<text:line-break/>quod in peritonaeo humor velut in utre quodam conti-<text:line-break/>neatur, a minore vero tympanias, neque enim humiditas<text:line-break/>in flatulentum aerem sine calore quodam transmutari<text:line-break/>potest.</text:p>
      <text:h text:style-name="Heading_20_2" text:outline-level="2">XII.</text:h>
      <text:p text:style-name="P1"><text:span text:style-name="Default_20_Paragraph_20_Font"><text:span text:style-name="T1">Qu</text:span></text:span>i<text:span text:style-name="Default_20_Paragraph_20_Font"><text:span text:style-name="T1">bus sunt alvi</text:span></text:span> li<text:span text:style-name="Default_20_Paragraph_20_Font"><text:span text:style-name="T1">en</text:span></text:span>t<text:span text:style-name="Default_20_Paragraph_20_Font"><text:span text:style-name="T1">ericae, e</text:span></text:span>os <text:span text:style-name="Default_20_Paragraph_20_Font"><text:span text:style-name="T1">h</text:span></text:span>i<text:span text:style-name="Default_20_Paragraph_20_Font"><text:span text:style-name="T1">e</text:span></text:span>m<text:span text:style-name="Default_20_Paragraph_20_Font"><text:span text:style-name="T1">e per superiora pur-<text:line-break/>gare</text:span></text:span> m<text:span text:style-name="Default_20_Paragraph_20_Font"><text:span text:style-name="T1">alu</text:span></text:span>m.</text:p>
      <text:p text:style-name="P4">Quum celeriter quae comeduntur talia delici<text:span text:style-name="Default_20_Paragraph_20_Font"><text:span text:style-name="T1">a</text:span></text:span>ntur<text:line-break/>qualia devorata fuerint lienteriam , <text:span text:style-name="Default_20_Paragraph_20_Font"><text:span text:style-name="T1">laev</text:span></text:span>it<text:span text:style-name="Default_20_Paragraph_20_Font"><text:span text:style-name="T1">a</text:span></text:span>t<text:span text:style-name="Default_20_Paragraph_20_Font"><text:span text:style-name="T1">e</text:span></text:span>m intestinorum,</text:p>
      <text:p text:style-name="P5">hunc morbum nominant. Fit autem propter retentricis<text:line-break/>facultatis infirmitatem, imo omnem sequitur omnium alvi<text:line-break/>instrumentorum intemperiem , hoc est ipsius ventriculi in<text:line-break/>quem cibos deglutimus et intestinorum quae ab hoc ipsos<text:line-break/>excipiunt ac transmittunt. Fit etiam nonnunquam lie<text:span text:style-name="Default_20_Paragraph_20_Font"><text:span text:style-name="T1">n-<text:line-break/></text:span></text:span>terla ex ulceratione quadam partium superficiem obsidente<text:line-break/>aphthis consimili. Intemperies igitur aliquando oboriun-<text:line-break/>tur, ut quis protulerit, habituales, sic vero eas vocitant<text:line-break/>intemperies, quae ipfo corporum habitu lae<text:span text:style-name="Default_20_Paragraph_20_Font"><text:span text:style-name="T1">t</text:span></text:span>o perficiun-<text:line-break/>tu<text:span text:style-name="Default_20_Paragraph_20_Font"><text:span text:style-name="T1">r</text:span></text:span> , interdum vero propter pituitam frigidam, qualis po-<text:line-break/>tissimum est acida. Super ficiartarum autem exulceratio-<text:line-break/>num caula humor existit acris et tenuis. Hic ergo etiamsi<text:line-break/>ducentem per superiora purgationem postulet, quod hujus-<text:line-break/>modi humores magis fur<text:span text:style-name="Default_20_Paragraph_20_Font"><text:span text:style-name="T1">t</text:span></text:span>um ferantur quam deorsum fe-<text:line-break/>cedant, non tamen hieme datur purgatio, quemadmodum<text:line-break/>est superius enunciatum esu Alter vero pituitosus humor<text:line-break/>quum intestinis lufarcitus fuerit, nunquam educentis per<text:line-break/>superiora purgationis indiget, hoc est vomitorio medica-<text:line-break/>mento. Sola namque evomi consueverunt quae ventri-</text:p>
      <text:p text:style-name="P5">culus complectitur, eorum vero quae intestinis contineo-<text:line-break/>tur nihil quidquam per vomitus vacuari potest.</text:p>
      <text:h text:style-name="Heading_20_2" text:outline-level="2">XIII.</text:h>
      <text:p text:style-name="P13"><text:span text:style-name="Default_20_Paragraph_20_Font"><text:span text:style-name="T1">Qu</text:span></text:span>i <text:span text:style-name="Default_20_Paragraph_20_Font"><text:span text:style-name="T1">a veratr</text:span></text:span>is <text:span text:style-name="Default_20_Paragraph_20_Font"><text:span text:style-name="T1">n</text:span></text:span>o<text:span text:style-name="Default_20_Paragraph_20_Font"><text:span text:style-name="T1">n facile per super</text:span></text:span>i<text:span text:style-name="Default_20_Paragraph_20_Font"><text:span text:style-name="T1">ora purgentur, </text:span></text:span>iis<text:line-break/><text:span text:style-name="Default_20_Paragraph_20_Font"><text:span text:style-name="T1">an</text:span></text:span>t<text:span text:style-name="Default_20_Paragraph_20_Font"><text:span text:style-name="T1">e po</text:span></text:span>ti<text:span text:style-name="Default_20_Paragraph_20_Font"><text:span text:style-name="T1">onem corpora c</text:span></text:span>o<text:span text:style-name="Default_20_Paragraph_20_Font"><text:span text:style-name="T1">p</text:span></text:span>i<text:span text:style-name="Default_20_Paragraph_20_Font"><text:span text:style-name="T1">osiore al</text:span></text:span>im<text:span text:style-name="Default_20_Paragraph_20_Font"><text:span text:style-name="T1">en</text:span></text:span>t<text:span text:style-name="Default_20_Paragraph_20_Font"><text:span text:style-name="T1">o et qu</text:span></text:span>i<text:span text:style-name="Default_20_Paragraph_20_Font"><text:span text:style-name="T1">ete<text:line-break/>praehu</text:span></text:span>m<text:span text:style-name="Default_20_Paragraph_20_Font"><text:span text:style-name="T1">ectanda.<text:tab/>- .</text:span></text:span></text:p>
      <text:p text:style-name="P4">Praetentare oportet naturam ejus qui. elleborum sum-<text:line-break/>pturus est , quomodo se habeat ad superiores purgationes,<text:line-break/>hoc est ad eas quae fiunt per vomitiones. Fiat autem<text:line-break/>tibi periculum per medicamenta vomitoria quae moderata<text:line-break/>sint. Si igitur non facite purgari videatur, non oportet<text:line-break/>hujusmodi hominem, priusquam praeparetur, ad elleborum<text:line-break/>ducere. Id autem fiet,.- si qui sumpturus est elleborum,<text:line-break/>is per continuos vomitus ad promte vomendum assueverit.<text:line-break/>Verum hoc tamquam parvi momenti atque notum omni-<text:line-break/>bus praetermisit Hippocrates. Melius autem fieret prae-</text:p>
      <text:p text:style-name="P5">humectando corpora; . Praehumectautur autem corpora<text:line-break/>copiosiore. alimento et quiete. Quiete quidem humectari<text:line-break/>corpora clarum est., Quemadmodum enim .exercitia ex-<text:line-break/>siccare lolent, sic et quies , quae et otium est et ab exer-<text:line-break/>citatione vacatio, humiditates tuetur. Cibus vero non qui<text:line-break/>plenior absolute humectandi facultatem habet, sed qui-<text:line-break/>cunque fit citra vehementem qualitatem, hoc. est neque<text:line-break/>acerbam; neque acrem, neque salsam, neque amaram.For-<text:line-break/>tassis autem non simpliciter alimentum quod ejusmodi sit<text:line-break/>appellandum est, sed quasi medicamentosum alimentum.<text:line-break/>Quippe quod absolute est alimentum, solum ex omnibus<text:line-break/>secundum suam ipsius naturam , non ex accidenti potest<text:line-break/>solidas animalis partes humectare.; quod ipsum non per fe,<text:line-break/>sed per accidens praestat quies. Ceterum^ solidiorem de<text:line-break/>his doctrinam didicisse potes qui tum opus nostrum de<text:line-break/>naturalibus facultatibus tum librum de marcore praelegeris.</text:p>
      <text:h text:style-name="P55" text:outline-level="2"><text:bookmark-start text:name="bookmark60"/>XIV.<text:bookmark-end text:name="bookmark60"/></text:h>
      <text:p text:style-name="P1"><text:span text:style-name="Default_20_Paragraph_20_Font"><text:span text:style-name="T1">Quum quis veratrum potaverit , ad corporis quidem mo-<text:line-break/>tus magis ducendus est, ad somnos vero et quietem<text:line-break/>minus. Et vero motu turbari corpora prodit navi-<text:line-break/>gatio.</text:span></text:span></text:p>
      <text:p text:style-name="P4">Ipse causam protulit , ob quam eorum corpora mo..<text:line-break/>veri praecipiat qui veratrum assumpserunt. Quies siqui-<text:line-break/>dem eodem in statu corpus tuetur, motus vero mutat et<text:line-break/>atterat, ut indicat navigatio, quae motus quidem est, tur-<text:line-break/>bat autem corpora, quousque ad vomitum impellat. Quum<text:line-break/>igitur talis motio idonea et sola possit ad vomitum corpus<text:line-break/>praeparare, consentaneum est certe ipsam cuidam parvo<text:line-break/>vomitorio medicamento junctam longe majorem habituram<text:line-break/>essicaciam. Nonnulli pro navigatione nauseam scribunt,<text:line-break/>ut sit talis oratio : Ostendit autem et nausea, quae velle-<text:line-break/>mentibus corporis motionibus succedit, ex motione cor-</text:p>
      <text:h text:style-name="P62" text:outline-level="2"><text:bookmark-start text:name="bookmark62"/>pus turbari. Liquido constat hunc aphorifmum eandem<text:line-break/>cum superiore vim habere.<text:bookmark-end text:name="bookmark62"/></text:h>
      <text:h text:style-name="Heading_20_2" text:outline-level="2"><text:bookmark-start text:name="bookmark64"/><text:span text:style-name="Default_20_Paragraph_20_Font"><text:span text:style-name="T1">s</text:span></text:span> . XV.<text:bookmark-end text:name="bookmark64"/></text:h>
      <text:p text:style-name="P1"><text:span text:style-name="Default_20_Paragraph_20_Font"><text:span text:style-name="T1">Quum velis elleborum magis agere, move corpus; quum<text:line-break/>vero sistere, sumnum concilia neque move.</text:span></text:span></text:p>
      <text:p text:style-name="P4">Superior quidem aphorismus , quomodo oporteat bo-<text:line-break/>minem qui elleborum sumpfit, ad purgationem praeparare<text:line-break/>nos docuit; praesens vero quomodo fistenda sit purgatio<text:line-break/>tradit. Est autem rationi consentaneum, ea purgationem<text:line-break/>sistere, quae vomitum cientibus sint contraria. Quod ita-<text:line-break/>que ciet motio, id quies sistit, multoque magis somnus,<text:line-break/>quo actionurn animalium quieS conciliatur, tum quae per<text:line-break/>sensuum fiunt organa , tum quae per nrusculoS in motibus<text:line-break/>voluntariis.</text:p>
      <text:h text:style-name="P55" text:outline-level="2"><text:bookmark-start text:name="bookmark66"/>XVI.<text:bookmark-end text:name="bookmark66"/></text:h>
      <text:p text:style-name="P1">v<text:span text:style-name="Default_20_Paragraph_20_Font"><text:span text:style-name="T1">eratrum sanas carnes habentibus periculosum est, con-<text:line-break/>vulsionem enim inducit.</text:span></text:span></text:p>
      <text:p text:style-name="P4">Quod superioribus aphorismis de omnibus purgatio-<text:line-break/>nibus dixerat, hoc nunc de ea sola quaedit eIleboro pro-<text:line-break/>nunciat. Quare duo aphorismi possunt invicem jungi hoc<text:line-break/>pacto. Qui corporibus bene se habent, purgationes aegre<text:line-break/>molesteque ferunt. Sic namque veratrum fanas carnes<text:line-break/>habentibus periculosum est. Convulsiones enim excitat.<text:line-break/>Eximium namque inest eIleboro, ut propter actionis ve-<text:line-break/>henlentiam causa sit convulsionis.</text:p>
      <text:h text:style-name="Heading_20_2" text:outline-level="2"><text:bookmark-start text:name="bookmark68"/>XVII.<text:bookmark-end text:name="bookmark68"/></text:h>
      <text:p text:style-name="P1"><text:span text:style-name="Default_20_Paragraph_20_Font"><text:span text:style-name="T1">Citra febrem existenti cibi festidium, stomachi morsus, ver-<text:line-break/>tigo tenebricosa et os amarulentum medicamento per<text:line-break/>superiora opus esse signi</text:span></text:span>f<text:span text:style-name="Default_20_Paragraph_20_Font"><text:span text:style-name="T1">icant.</text:span></text:span></text:p>
      <text:p text:style-name="P5">Apositia, <text:span text:style-name="Default_20_Paragraph_20_Font"><text:span text:style-name="T1">cib</text:span></text:span>i fasti<text:span text:style-name="Default_20_Paragraph_20_Font"><text:span text:style-name="T1">dium</text:span></text:span>, idem quod anorexra, i<text:span text:style-name="Default_20_Paragraph_20_Font"><text:span text:style-name="T1">nappe-<text:line-break/>sen</text:span></text:span>ti<text:span text:style-name="Default_20_Paragraph_20_Font"><text:span text:style-name="T1">a</text:span></text:span> siguisicat. Cardiogmos autem <text:span text:style-name="Default_20_Paragraph_20_Font"><text:span text:style-name="T1">c</text:span></text:span>o<text:span text:style-name="Default_20_Paragraph_20_Font"><text:span text:style-name="T1">rd</text:span></text:span>is m<text:span text:style-name="Default_20_Paragraph_20_Font"><text:span text:style-name="T1">orsus</text:span></text:span> est, hoc<text:line-break/>est oris ventriculi. . Hoc siquidem et veteres cor nomi-<text:line-break/>nabant. Scotodinos autem, hoc est <text:span text:style-name="Default_20_Paragraph_20_Font"><text:span text:style-name="T1">tenebr</text:span></text:span>i<text:span text:style-name="Default_20_Paragraph_20_Font"><text:span text:style-name="T1">cosa vertigo</text:span></text:span> fit<text:line-break/>quando res simul conspectae circumvolvi ridentur et feu-<text:line-break/>fus visus repente deperditur aegrotis sibi tenebras circum—<text:line-break/>fundi existimantibus. Hoc mutem accidit ore ventriculi<text:line-break/>a pravis humoribus demorfo.. ob magnitudinem enim<text:line-break/>nervorum a cerebro in ipsimi procedentium animae fun-<text:line-break/>ctioues laeduntur. Atque hujusmodi symptomata cunctis<text:line-break/>humoribus mordendi vim habentibus communia funi. os<text:line-break/>autem amarescere <text:span text:style-name="Default_20_Paragraph_20_Font"><text:span text:style-name="T1">t</text:span></text:span>otius bilis et pallidae et flavae norni-<text:line-break/>natae lymptoma existit. Quare.etiam praeclare pronun-<text:line-break/>ciat Hippocrates commemoratis symptomatis. purgationem<text:line-break/>. per superiora significari.. Quod explanatum .ita interpre-<text:line-break/>tabimur. Enumerata symptomata . significare medico ho-<text:line-break/>mi n em superna medicatione, hoc est per vomitus, indigere.</text:p>
      <text:h text:style-name="P55" text:outline-level="2">XVIII.<text:span text:style-name="Default_20_Paragraph_20_Font"><text:span text:style-name="T17"><text:tab/>.</text:span></text:span></text:h>
      <text:p text:style-name="P1">Q<text:span text:style-name="Default_20_Paragraph_20_Font"><text:span text:style-name="T1">uicunque supra sep</text:span></text:span>t<text:span text:style-name="Default_20_Paragraph_20_Font"><text:span text:style-name="T1">um tran</text:span></text:span>s<text:span text:style-name="Default_20_Paragraph_20_Font"><text:span text:style-name="T1">versum dolore</text:span></text:span>s <text:span text:style-name="Default_20_Paragraph_20_Font"><text:span text:style-name="T1">egent pur-<text:line-break/>gerione per super</text:span></text:span>io<text:span text:style-name="Default_20_Paragraph_20_Font"><text:span text:style-name="T1">ra purgandum esse stgn</text:span></text:span>i<text:span text:style-name="Default_20_Paragraph_20_Font"><text:span text:style-name="T1">suant, qui<text:line-break/>ver</text:span></text:span>o i<text:span text:style-name="Default_20_Paragraph_20_Font"><text:span text:style-name="T1">nsim sun</text:span></text:span>t, <text:span text:style-name="Default_20_Paragraph_20_Font"><text:span text:style-name="T1">per</text:span></text:span> i<text:span text:style-name="Default_20_Paragraph_20_Font"><text:span text:style-name="T1">nfer</text:span></text:span>i<text:span text:style-name="Default_20_Paragraph_20_Font"><text:span text:style-name="T1">ora.</text:span></text:span></text:p>
      <text:p text:style-name="P4">Hic aphorismus quod superior de una oris ventriculi<text:line-break/>dolore docuit, hoc ad omnes dolores extendit. Nam qui-<text:line-break/>cunque supra septum transversum consistunt dolores pur-<text:line-break/>gatione nimirum egentes, per superiora purgari consulit;<text:line-break/>quicunque vero infra feptum transversum, eos quoque<text:line-break/>per inferiora purgandos esse manifestum est. Addidit au-<text:line-break/>tem orationi , <text:span text:style-name="Default_20_Paragraph_20_Font"><text:span text:style-name="T1">purgatione egente</text:span></text:span>s, ne quis arbitretur Hip-<text:line-break/>pocratem absolute omnes dolores per purgationem sanare:<text:line-break/>neque enim nunc hoc protulit, sini pro humorum infe-<text:line-break/>stantium inclinationibus vacuationes esse faciendas. Ne-<text:line-break/>que supra feptum transversum dolores per fubducentia<text:line-break/>medicamenta, neque infra sitos per vomitoria vacuare<text:line-break/>oportere.</text:p>
      <text:h text:style-name="P55" text:outline-level="2">XIX.</text:h>
      <text:p text:style-name="Normal"><text:span text:style-name="Default_20_Paragraph_20_Font"><text:span text:style-name="T1">Qu</text:span></text:span>i <text:span text:style-name="Default_20_Paragraph_20_Font"><text:span text:style-name="T1">per</text:span></text:span> m<text:span text:style-name="Default_20_Paragraph_20_Font"><text:span text:style-name="T1">ed</text:span></text:span>ic<text:span text:style-name="Default_20_Paragraph_20_Font"><text:span text:style-name="T1">a</text:span></text:span>s <text:span text:style-name="Default_20_Paragraph_20_Font"><text:span text:style-name="T1">poti</text:span></text:span>o<text:span text:style-name="Default_20_Paragraph_20_Font"><text:span text:style-name="T1">ne</text:span></text:span>s <text:span text:style-name="Default_20_Paragraph_20_Font"><text:span text:style-name="T1">du</text:span></text:span>m <text:span text:style-name="Default_20_Paragraph_20_Font"><text:span text:style-name="T1">purgantur non si</text:span></text:span>t<text:span text:style-name="Default_20_Paragraph_20_Font"><text:span text:style-name="T1">iun</text:span></text:span>t, <text:span text:style-name="Default_20_Paragraph_20_Font"><text:span text:style-name="T1">i</text:span></text:span>i<text:line-break/><text:span text:style-name="Default_20_Paragraph_20_Font"><text:span text:style-name="T1">purgandi sine</text:span></text:span>m <text:span text:style-name="Default_20_Paragraph_20_Font"><text:span text:style-name="T1">non feriunt priu</text:span></text:span>s<text:span text:style-name="Default_20_Paragraph_20_Font"><text:span text:style-name="T1">qua</text:span></text:span>m <text:span text:style-name="Default_20_Paragraph_20_Font"><text:span text:style-name="T1">sitiver</text:span></text:span>i<text:span text:style-name="Default_20_Paragraph_20_Font"><text:span text:style-name="T1">nt. r</text:span></text:span></text:p>
      <text:p text:style-name="P4">Qui purgantur, eorum quidam statim sitiunt,. non-<text:line-break/>nulli postea. Hoeque fit tum propter ipsius ventriculi<text:line-break/>affectionem, tum propter datum medicamentum, tum etiam<text:line-break/>humoris vacuandi ideam. Ac propter ventriculum qui-<text:line-break/>dem fit, qui prae calore vel siccitate vel utraque prompte<text:line-break/>ad sitim ducitur, sive hoc natura insit ei qui hausit me-<text:line-break/>dicamentum, sive eo dumtaxat tempore. Ratione vero<text:line-break/>ejus medicamenti quod acre et calidum et mordax fuerit,<text:line-break/>propter humorem autem qui vacuatur, quum bilis amara<text:line-break/>fuerit. Hisce quidem de causis sitiunt. Contrariis vero<text:line-break/>plurimo tempore sine siti permanent, quum qui purgatur<text:line-break/>vel frigidiorem et humidiorem ventriculum sortitur aut ab<text:line-break/>initio aut purgationis tempore, aut quum ipsum medica-<text:line-break/>mentum omni mordacitate vacat; tertio quoque quum</text:p>
      <text:p text:style-name="P5">humor pituitosus aut aqu<text:span text:style-name="Default_20_Paragraph_20_Font"><text:span text:style-name="T1">at</text:span></text:span>us extitit. Verum et in his<text:line-break/>qu<text:span text:style-name="Default_20_Paragraph_20_Font"><text:span text:style-name="T1">a</text:span></text:span>m abunde evacuati fuerint, sitis consequitur: potest<text:line-break/>enim ea quae ex vacuatione provenit siccitas sitim efficere.<text:line-break/>Praeterea medicamenti purgantis facultas aliquam , etsi<text:line-break/>neque manifestam , neque sensibilem ,- attamen latentem<text:line-break/>habentis acrimoniam et caliditatem , sitim accendit.</text:p>
      <text:h text:style-name="Heading_20_2" text:outline-level="2"><text:bookmark-start text:name="bookmark70"/><text:span text:style-name="Default_20_Paragraph_20_Font">XX.</text:span><text:bookmark-end text:name="bookmark70"/></text:h>
      <text:p text:style-name="P1"><text:span text:style-name="Default_20_Paragraph_20_Font"><text:span text:style-name="T1">s</text:span></text:span>i <text:span text:style-name="Default_20_Paragraph_20_Font"><text:span text:style-name="T1">febre vacuos tor</text:span></text:span>mi<text:span text:style-name="Default_20_Paragraph_20_Font"><text:span text:style-name="T1">na et genuum gravitas et lu</text:span></text:span>m<text:span text:style-name="Default_20_Paragraph_20_Font"><text:span text:style-name="T1">b</text:span></text:span>o<text:span text:style-name="Default_20_Paragraph_20_Font"><text:span text:style-name="T1">rum<text:line-break/>do</text:span></text:span>lo<text:span text:style-name="Default_20_Paragraph_20_Font"><text:span text:style-name="T1">r obsideant, purgante per insuriora med</text:span></text:span>i<text:span text:style-name="Default_20_Paragraph_20_Font"><text:span text:style-name="T1">ca</text:span></text:span>m<text:span text:style-name="Default_20_Paragraph_20_Font"><text:span text:style-name="T1">ent</text:span></text:span>o<text:line-break/><text:span text:style-name="Default_20_Paragraph_20_Font"><text:span text:style-name="T1">opu</text:span></text:span>s <text:span text:style-name="Default_20_Paragraph_20_Font"><text:span text:style-name="T1">este significant.</text:span></text:span></text:p>
      <text:p text:style-name="P4">Quemadmodum paulo ante signa docuit eorum qui<text:line-break/>medicamento per superiora purgante indigent, ita nunc<text:line-break/>signa docet, quibus eos moverit aliquis, qui et in<text:span text:style-name="Default_20_Paragraph_20_Font"><text:span text:style-name="T1">t</text:span></text:span>eriora<text:line-break/>purgari postulant. Est autem utrisque communis ratio in<text:line-break/>discrepantibus symptomatibus. Nam pro. noxiorum humo-<text:line-break/>rum propensionibus, vacuaticnes quoque moliendae sunt.</text:p>
      <text:h text:style-name="P55" text:outline-level="2">XXI.<text:span text:style-name="Default_20_Paragraph_20_Font"><text:span text:style-name="T11"><text:tab/>.</text:span></text:span></text:h>
      <text:p text:style-name="P1"><text:span text:style-name="Default_20_Paragraph_20_Font"><text:span text:style-name="T1">Atrae defect</text:span></text:span><text:span text:style-name="Default_20_Paragraph_20_Font"><text:span text:style-name="T8">i</text:span></text:span><text:span text:style-name="Default_20_Paragraph_20_Font"><text:span text:style-name="T1">ones, qualis sanguis n</text:span></text:span><text:span text:style-name="Default_20_Paragraph_20_Font"><text:span text:style-name="T8">i</text:span></text:span><text:span text:style-name="Default_20_Paragraph_20_Font"><text:span text:style-name="T1">ger, spon</text:span></text:span><text:span text:style-name="Default_20_Paragraph_20_Font"><text:span text:style-name="T8">t</text:span></text:span><text:span text:style-name="Default_20_Paragraph_20_Font"><text:span text:style-name="T1">e proceden-<text:line-break/>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eum fabre e</text:span></text:span><text:span text:style-name="Default_20_Paragraph_20_Font"><text:span text:style-name="T8">t </text:span></text:span><text:span text:style-name="Default_20_Paragraph_20_Font"><text:span text:style-name="T1">citra subrem pessimae, coque pe-.<text:line-break/>jore</text:span></text:span><text:span text:style-name="Default_20_Paragraph_20_Font"><text:span text:style-name="T8">s , </text:span></text:span><text:span text:style-name="Default_20_Paragraph_20_Font"><text:span text:style-name="T1">quo pl</text:span></text:span><text:span text:style-name="Default_20_Paragraph_20_Font"><text:span text:style-name="T8">u</text:span></text:span><text:span text:style-name="Default_20_Paragraph_20_Font"><text:span text:style-name="T1">re</text:span></text:span><text:span text:style-name="Default_20_Paragraph_20_Font"><text:span text:style-name="T8">s </text:span></text:span><text:span text:style-name="Default_20_Paragraph_20_Font"><text:span text:style-name="T1">earu</text:span></text:span><text:span text:style-name="Default_20_Paragraph_20_Font"><text:span text:style-name="T8">m 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l</text:span></text:span><text:span text:style-name="Default_20_Paragraph_20_Font"><text:span text:style-name="T8">o</text:span></text:span><text:span text:style-name="Default_20_Paragraph_20_Font"><text:span text:style-name="T1">re</text:span></text:span><text:span text:style-name="Default_20_Paragraph_20_Font"><text:span text:style-name="T8">s </text:span></text:span><text:span text:style-name="Default_20_Paragraph_20_Font"><text:span text:style-name="T1">deter</text:span></text:span><text:span text:style-name="Default_20_Paragraph_20_Font"><text:span text:style-name="T8">io</text:span></text:span><text:span text:style-name="Default_20_Paragraph_20_Font"><text:span text:style-name="T1">re</text:span></text:span><text:span text:style-name="Default_20_Paragraph_20_Font"><text:span text:style-name="T8">s </text:span></text:span><text:span text:style-name="Default_20_Paragraph_20_Font"><text:span text:style-name="T1">suer</text:span></text:span><text:span text:style-name="Default_20_Paragraph_20_Font"><text:span text:style-name="T8">i</text:span></text:span><text:span text:style-name="Default_20_Paragraph_20_Font"><text:span text:style-name="T1">n</text:span></text:span><text:span text:style-name="Default_20_Paragraph_20_Font"><text:span text:style-name="T8">t. </text:span></text:span><text:span text:style-name="Default_20_Paragraph_20_Font"><text:span text:style-name="T1">A<text:line-break/></text:span></text:span><text:span text:style-name="Default_20_Paragraph_20_Font"><text:span text:style-name="T8">m</text:span></text:span><text:span text:style-name="Default_20_Paragraph_20_Font"><text:span text:style-name="T1">ed</text:span></text:span><text:span text:style-name="Default_20_Paragraph_20_Font"><text:span text:style-name="T8">i</text:span></text:span><text:span text:style-name="Default_20_Paragraph_20_Font"><text:span text:style-name="T1">camen</text:span></text:span><text:span text:style-name="Default_20_Paragraph_20_Font"><text:span text:style-name="T8">to </text:span></text:span><text:span text:style-name="Default_20_Paragraph_20_Font"><text:span text:style-name="T1">au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m </text:span></text:span><text:span text:style-name="Default_20_Paragraph_20_Font"><text:span text:style-name="T1">mel</text:span></text:span><text:span text:style-name="Default_20_Paragraph_20_Font"><text:span text:style-name="T8">i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quo plure</text:span></text:span><text:span text:style-name="Default_20_Paragraph_20_Font"><text:span text:style-name="T8">s 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lore</text:span></text:span><text:span text:style-name="Default_20_Paragraph_20_Font"><text:span text:style-name="T8">s </text:span></text:span><text:span text:style-name="Default_20_Paragraph_20_Font"><text:span text:style-name="T1">ex</text:span></text:span><text:span text:style-name="Default_20_Paragraph_20_Font"><text:span text:style-name="T8">ti</text:span></text:span><text:span text:style-name="Default_20_Paragraph_20_Font"><text:span text:style-name="T1">te-<text:line-break/>rin</text:span></text:span><text:span text:style-name="Default_20_Paragraph_20_Font"><text:span text:style-name="T8">t, </text:span></text:span><text:span text:style-name="Default_20_Paragraph_20_Font"><text:span text:style-name="T1">non prav</text:span></text:span><text:span text:style-name="Default_20_Paragraph_20_Font"><text:span text:style-name="T8">i.</text:span></text:span></text:p>
      <text:p text:style-name="P4">De deiectionibus nunc ipsi oratio, quae a priscis me-<text:line-break/>dicis nigrae appellantur, bilis vero atra plane non funt.<text:line-break/>Nam acre et corrodens et acidum non habenti Ac rane<text:line-break/>quod multo plus est, in terram effusae ipfiam non fermen-<text:line-break/>tant; fed funt, ut si quis ejus formam dilucide referens<text:line-break/>diceret, velut quidam limus sanguinis, qualis etiam craf-<text:line-break/>sioribus venis consistentibus subsidere folet, quam faecem.<text:line-break/>nominant. Haec autem si corpori diutius immoretur, ne-<text:line-break/>que etiam per aliquem <text:span text:style-name="Default_20_Paragraph_20_Font"><text:span text:style-name="T1">s</text:span></text:span>ensibilem effluxum, neque per<text:line-break/>abditum excernatur, verum transmutetur atque putrescat,<text:line-break/>atra bilis plane generatur. Priusquam vero procreata sit,</text:p>
      <text:p text:style-name="P5">eam lien trahit; tanquam sanguinis faecem , atque jecur<text:line-break/>expurgat: quemadmodum in commentariis de facultatibus<text:line-break/>naturalibus demonstratum est. Enimvero fplen quoque<text:line-break/>melancholico humore ad fui nutritionem abutitur, quod<text:line-break/>rursum ipfe fecerit excrementum, id deinceps in alvum<text:line-break/>cum ceteris excrementis excernendis propellit. Si quando<text:line-break/>igitur lien non probe jeecr expurgaverit atque ipfe Ian-<text:line-break/>guis hepatis copiofum hujusmodi limum habuerit et viscus<text:line-break/>imbecillum ita evadat, ut supervacanea in fe excrementa<text:line-break/>continere nequeat, ac tune atras vocatasdejectiones sub-<text:line-break/>ducit, de quibus. nunc ipsi ferino habetur. Hoc autem<text:line-break/>in textu addidit, <text:span text:style-name="Default_20_Paragraph_20_Font"><text:span text:style-name="T1">qual</text:span></text:span>is <text:span text:style-name="Default_20_Paragraph_20_Font"><text:span text:style-name="T1">fanguis niger</text:span></text:span>, quibus verbis tale<text:line-break/>quiddam significati Qualis sanguis nonnullus sit nigratus,<text:line-break/>tum per intestina defertur, tales funt atrae dejectiones.<text:line-break/>Nam plane stupidi .est coniicere sanguini fecundum natu-<text:line-break/>ram se habenti istas atras dejectiones esse similes. Hae<text:line-break/>namque et rubrae et nigrae fient. Atqui impossibile est<text:line-break/>eundem sanguinem et rubrum et nigrum esse. Permultas</text:p>
      <text:p text:style-name="P5">ejusmodi dejectiones in hoc pestilenti morbo longo con-<text:line-break/>speximus quae non magis perniciose fe habentibus quam ,<text:line-break/>sospitibus evafuris apparebant, neque tamen per morbo-<text:line-break/>rum principia, neque per incrementa conspiciebantur.<text:line-break/>Tunc enim quae vastabantur tum flavae, tum rufae co-<text:line-break/>lore, fyntexes erant. Quae vero posterius apparebant,<text:line-break/>nigra velut sanguinis fex vel ipsi, retorride ac perusto<text:line-break/>sanguine vel aliquam extraneam putredinem adepto ortum<text:line-break/>habuerant, . ortis in ventriculo cruditatibus consimilem,<text:line-break/>quum ad vitiosos humores eduliorum corruptela desierit.<text:line-break/>Quare per initia quidem morborum nunquam ad bonum<text:line-break/>hujusmodi dejectiones prodeunt , quae magnam visceris<text:line-break/>laesionem indicant et vigorem morborum faeno sequuntur,<text:line-break/>natura supervacanea expurgante. Istud tamen hoc in<text:line-break/>aphorismo adjecit Hippocrates,. quamquam alibi universe<text:line-break/>pronunciavit, .<text:span text:style-name="Default_20_Paragraph_20_Font"><text:span text:style-name="T1">signa</text:span></text:span> i<text:span text:style-name="Default_20_Paragraph_20_Font"><text:span text:style-name="T1">ud</text:span></text:span>i<text:span text:style-name="Default_20_Paragraph_20_Font"><text:span text:style-name="T1">cator</text:span></text:span>i<text:span text:style-name="Default_20_Paragraph_20_Font"><text:span text:style-name="T1">a n</text:span></text:span>o<text:span text:style-name="Default_20_Paragraph_20_Font"><text:span text:style-name="T1">n pro</text:span></text:span>ti<text:span text:style-name="Default_20_Paragraph_20_Font"><text:span text:style-name="T1">nu</text:span></text:span>s <text:span text:style-name="Default_20_Paragraph_20_Font"><text:span text:style-name="T1">.apparere;<text:line-break/></text:span></text:span>et particulatim sequenti aphorismo his verbis : <text:span text:style-name="Default_20_Paragraph_20_Font"><text:span text:style-name="T1">qu</text:span></text:span>i<text:span text:style-name="Default_20_Paragraph_20_Font"><text:span text:style-name="T1">bu</text:span></text:span>s<text:span text:style-name="Default_20_Paragraph_20_Font"><text:span text:style-name="T1">cun-<text:line-break/>que</text:span></text:span> m<text:span text:style-name="Default_20_Paragraph_20_Font"><text:span text:style-name="T1">orb</text:span></text:span>is i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entibu</text:span></text:span>s, <text:span text:style-name="Default_20_Paragraph_20_Font"><text:span text:style-name="T1">si b</text:span></text:span>i<text:span text:style-name="Default_20_Paragraph_20_Font"><text:span text:style-name="T1">li</text:span></text:span>s <text:span text:style-name="Default_20_Paragraph_20_Font"><text:span text:style-name="T1">atra sursu</text:span></text:span>m <text:span text:style-name="Default_20_Paragraph_20_Font"><text:span text:style-name="T1">aut deorsu</text:span></text:span>m</text:p>
      <text:p text:style-name="P5"><text:span text:style-name="Default_20_Paragraph_20_Font"><text:span text:style-name="T1">prod</text:span></text:span>i<text:span text:style-name="Default_20_Paragraph_20_Font"><text:span text:style-name="T1">erit, letale. </text:span></text:span>Numquid igitur satis mentem suam<text:line-break/>aperire visus est, quum <text:span text:style-name="Default_20_Paragraph_20_Font"><text:span text:style-name="T1">procedente</text:span></text:span>s protulit.. ld enim.<text:line-break/>nomen temporis longinquitatem prodit, ac si vel per to-<text:line-break/>tum morbum vel per longum ipsius tempus tales proce-<text:line-break/>dant deiectiones ; li namque unum quoddam tempus osten-<text:line-break/>de<text:span text:style-name="Default_20_Paragraph_20_Font"><text:span text:style-name="T1">t</text:span></text:span>e voluisset, omnino vel quae post apparuissent vel quae<text:line-break/>processissent, protulisset,. non <text:span text:style-name="Default_20_Paragraph_20_Font"><text:span text:style-name="T1">spon</text:span></text:span>t<text:span text:style-name="Default_20_Paragraph_20_Font"><text:span text:style-name="T1">e pro</text:span></text:span>c<text:span text:style-name="Default_20_Paragraph_20_Font"><text:span text:style-name="T1">eden</text:span></text:span>t<text:span text:style-name="Default_20_Paragraph_20_Font"><text:span text:style-name="T1">e</text:span></text:span>s, Hoc<text:line-break/>enim verbum <text:span text:style-name="Default_20_Paragraph_20_Font"><text:span text:style-name="T1">proceden</text:span></text:span>t<text:span text:style-name="Default_20_Paragraph_20_Font"><text:span text:style-name="T1">e</text:span></text:span>s non processisse, sed procedere<text:line-break/>significati Sumpto tamen medicamento, quo nigra vacuan-<text:line-break/>tur, talia dejici nihil unicum. Sic sane plures dejectio-<text:line-break/>num colores praeter naturam vacuari multarum in corpore<text:line-break/>affectionum signa sunt indicantia. A medicamento vero<text:line-break/>ducti, plures humores evacuandi fa<text:span text:style-name="Default_20_Paragraph_20_Font"><text:span text:style-name="T1">c</text:span></text:span>ultate donato nihil<text:line-break/>abfurdum significant.</text:p>
      <text:h text:style-name="Heading_20_2" text:outline-level="2">XXII.</text:h>
      <text:p text:style-name="P1">Q<text:span text:style-name="Default_20_Paragraph_20_Font"><text:span text:style-name="T1">uibu</text:span></text:span>s<text:span text:style-name="Default_20_Paragraph_20_Font"><text:span text:style-name="T1">cunque</text:span></text:span> mo<text:span text:style-name="Default_20_Paragraph_20_Font"><text:span text:style-name="T1">rb</text:span></text:span>is i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ent</text:span></text:span>i<text:span text:style-name="Default_20_Paragraph_20_Font"><text:span text:style-name="T1">bu</text:span></text:span>s, <text:span text:style-name="Default_20_Paragraph_20_Font"><text:span text:style-name="T1">si bilis atra sursum</text:span></text:span> n<text:span text:style-name="Default_20_Paragraph_20_Font"><text:span text:style-name="T1">at<text:line-break/>deorsu</text:span></text:span>m <text:span text:style-name="Default_20_Paragraph_20_Font"><text:span text:style-name="T1">pr</text:span></text:span>o<text:span text:style-name="Default_20_Paragraph_20_Font"><text:span text:style-name="T1">deat, letale.</text:span></text:span></text:p>
      <text:p text:style-name="P3">Prae<text:span text:style-name="T23">c</text:span>edente aphorismo melancholicus humor scriptus<text:line-break/>ab atra bile a nobis quoque distinctum est, de qua nunc<text:line-break/>ipsi est oratio et quam ob causam per initia letales funt<text:line-break/>hujusmodi humores, posteriu<text:span text:style-name="Default_20_Paragraph_20_Font"><text:span text:style-name="T1">s</text:span></text:span> vero iudicatorii appareant,<text:line-break/>in illius quoque commentario abunde disseruimus. Quia<text:line-break/>vero satius est et de iis arti maxime necessariis saepius<text:line-break/>disserere, propterea etiamnum ea repetemus. Quum ali-<text:line-break/>quis morbus incipit, si quid eXcernatur, id tunc naturae<text:line-break/>ratione non excernitur, fed omnia earum quae praeter<text:line-break/>naturam sunt in corpore affectionum symptomata. Quam-<text:line-break/>diu enim a causis morbum facientibus natura graVatur et<text:line-break/>humorum adest cruditas, tunc ut aliquid recte vacuetur<text:line-break/>fieri omnino non potest. Siquidem ut bona crisis oboria-<text:line-break/>tur coctionem praecedere oportet et secretionem subsequi<text:line-break/>tandemque vacuationem. Haec autem nos ipse docuit<text:line-break/>epidemiorum primo his verbis : Coctiones crisis celerita-<text:line-break/>tem salutisque securitatem significant; cruda vero et in-<text:line-break/>cocta in abscessus vertuntur, vel crisis vacuitatem vel do-</text:p>
      <text:p text:style-name="P3">tores vel diuturnitatem vel mortem vel eorumdem asse-.<text:line-break/>ctuum reditus denunciant. Quando igitur post morbi<text:line-break/>coctionem pravi alicuius humoris sit excretio, tum corpus<text:line-break/>a natura expurgatur. Ac proinde et atra bilis et quicun-<text:line-break/>que alius ejusmodi humor quum coctioniS signa procedente<text:line-break/>morbo apparuerint, bonam vacuationem fignisicant. Alias<text:line-break/>vero si absque coctionis signis excernuntur, exitiosum est<text:line-break/>symptoma. Quare quum in morbi principio semper sint<text:line-break/>cruditatis signa. maIa semper futura est talium humorum<text:line-break/>vacuatio.</text:p>
      <text:h text:style-name="Heading_20_2" text:outline-level="2">XXIII.</text:h>
      <text:p text:style-name="P1"><text:span text:style-name="Default_20_Paragraph_20_Font"><text:span text:style-name="T1">Quibus per morbos acutos aut diuturnos aut vulnera aut<text:line-break/>alium quemcunque modum extenuatis bilis atra aut ve-<text:line-break/>lut sangu</text:span></text:span>i<text:span text:style-name="Default_20_Paragraph_20_Font"><text:span text:style-name="T1">s niger subierit, ii postridie moriuntur.</text:span></text:span></text:p>
      <text:p text:style-name="P3">Oratio hujus aphorismi talis est potestate. Sive atra<text:line-break/>bilis, de qua praecedens docuit aphorismus, sive nigra<text:line-break/>quaedam atro sanguini similia, de quibus superior apho-<text:line-break/>rismus, summe extenuatis supervenerint, postridie moriuu-<text:line-break/>tur. In talibus enim imbecillis est adeo natura, ut neque<text:line-break/>coquere, neque secernere, neque excernere possit quae<text:line-break/>ita prava funt. Quare propter morbi magnitudinem, quum<text:line-break/>contineri- et regi nequeant, effunduntur et- eodem die<text:line-break/>acerbam mortem afferunt, non in posterum, quemadmo-<text:line-break/>dum aliis in morbis propter virium imbecillitatem. Osten-<text:line-break/>dit porro hoc aphorismo maniseste quod et - in priore,<text:line-break/>quum diceret: <text:span text:style-name="Default_20_Paragraph_20_Font"><text:span text:style-name="T1">de</text:span></text:span>j<text:span text:style-name="Default_20_Paragraph_20_Font"><text:span text:style-name="T1">ect</text:span></text:span>io<text:span text:style-name="Default_20_Paragraph_20_Font"><text:span text:style-name="T1">nes nigrae vel qualis sanguis</text:span></text:span>, Iub-<text:line-break/>audire oportet <text:span text:style-name="Default_20_Paragraph_20_Font"><text:span text:style-name="T1">n</text:span></text:span>i<text:span text:style-name="Default_20_Paragraph_20_Font"><text:span text:style-name="T1">ger, </text:span></text:span>ut haec expleta sit oratio. osten-<text:line-break/>dit autem et nos recte a nigris deiectionibus bilem atram<text:line-break/>distinxisse. Hae namque sanguini denigrato similes deji-<text:line-break/>ciuntur,. sed differunt, quod fusae sint et non ut illae<text:line-break/>concretae. Atra vero bilis differt, quod absque conere-</text:p>
      <text:p text:style-name="P5">tione fusa sit quodque fulgentem nigrorem habeat et prae-<text:line-break/>terea ut acetum mordax sit et terram abradat atque fer-<text:line-break/>mentet, quorum nihil nigris adest.</text:p>
      <text:h text:style-name="Heading_20_2" text:outline-level="2">XXIV.<text:tab/>-</text:h>
      <text:p text:style-name="Normal">D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 si atra b</text:span></text:span>i<text:span text:style-name="Default_20_Paragraph_20_Font"><text:span text:style-name="T1">le</text:span></text:span> o<text:span text:style-name="Default_20_Paragraph_20_Font"><text:span text:style-name="T1">rtum duxer</text:span></text:span>it, l<text:span text:style-name="Default_20_Paragraph_20_Font"><text:span text:style-name="T1">etale. ri</text:span></text:span></text:p>
      <text:p text:style-name="P4">A bile pallida nonnullis ,. ab aliis flava nominata ple-<text:line-break/>rumque dysenteria incipit, derasis primum propter hu-<text:line-break/>morum acrimoniam intestinis, deinde etiam exesis adeo<text:line-break/>ut exulcerentur fiatque dysenteria. Hanc igitur dysente-<text:line-break/>riam saepe sanavimus. Ceterum quae ab atra bile ortum<text:line-break/>duxerit, prorsus est insanabilis, quum nihil ab ulcerato<text:line-break/>cancro differat. Si igitur in corporis superficie consistens<text:line-break/>ejusmodi cancer vix curetur aut etiam omnino curationem<text:line-break/>non recipiat, licet impositum sibi remedium semper ha-<text:line-break/>here queat, eum profecto qui occupavit intestina, non<text:line-break/>folum quia medicamentum continenter adhaerescens habere</text:p>
      <text:p text:style-name="P5">non potest, sed quod alimenti praeterea et excremento-<text:line-break/>rum contactu perpetuo irritetur, insanabilem prorsus re-<text:line-break/>mansurum rationi consentaneum est.</text:p>
      <text:h text:style-name="Heading_20_2" text:outline-level="2"><text:bookmark-start text:name="bookmark72"/>XXV.<text:bookmark-end text:name="bookmark72"/></text:h>
      <text:p text:style-name="P1"><text:span text:style-name="Default_20_Paragraph_20_Font"><text:span text:style-name="T1">Sanguinem sursum quidem esserri qualiscunque sit, malum,<text:line-break/>deorsum vero deiici bonum.</text:span></text:span></text:p>
      <text:p text:style-name="P4">Superioribus aphorismis de iis quae per os et sedem<text:line-break/>excernuntur ipse Verba fecit. Quare proposito etiam<text:line-break/>aphorismo , quum ipfe , <text:span text:style-name="Default_20_Paragraph_20_Font"><text:span text:style-name="T1">sursum</text:span></text:span>, pronunciat ea sola quae<text:line-break/>per os fit excretio nobis intelligenda est, minime vero<text:line-break/>quae per nares comprehensa. Illam itaque ait semper<text:line-break/>esse malam , qualiscunque fit is qui excernitur fanguis,<text:line-break/>hoc est five spumosus, sive ruber, siVe staUus , fiVe niger,<text:line-break/>sive aquosus crassusVe extiterit. Deorsum enim iplum<text:line-break/>subire melius esse prosert, non tamen illac erumpentis</text:p>
      <text:p text:style-name="P5">sanguinis more, ut in haemorrhagsu, fed paulatim ita<text:line-break/>fluentisi ut fui transitus mora denigretur. Et vero ipsum<text:line-break/>omnino sanguinem in aliquod intestinum confluere malum<text:line-break/>esse augurandum est. Sed melius quum paulatim, quam<text:line-break/>quum haemorrhagiae instar cumulate excernitur. Quare<text:line-break/>quod legitur, <text:span text:style-name="Default_20_Paragraph_20_Font"><text:span text:style-name="T1">bonum, </text:span></text:span>non tanquam proprie dictum, sed<text:line-break/>tanquam quod melius fignificet accipiendum est, quali ita<text:line-break/>diceret: <text:span text:style-name="Default_20_Paragraph_20_Font"><text:span text:style-name="T1">deorsum autem nigra deiici melius. </text:span></text:span>Nam revera<text:line-break/>quivis hoc magis eliget quam per os quocunque modo<text:line-break/>sanguinem efferri. Hoc si quidem quispiam dixerit, quo<text:line-break/>sententiarum senis pugnam diluat, pronunciant^ nunc<text:line-break/>bonum esse nigra deorsum excerni , quod paulo ante pes-<text:line-break/>simum esse dixerat. Possumus quoque nigra sic accipere,<text:line-break/>quemadmodum ipsa in epidemiis, quum de haemorrhoidi-<text:line-break/>bus ageret usurpavit, prout melancholicis affectibus me-<text:line-break/>dentur. Nam revera melancholiae jam Iactae maximum<text:line-break/>remedium est et futurae ne accedat impedimentum aperta<text:line-break/>haemorrhois. Itaque nobis ita accipientibus, talis erat<text:line-break/>oratio: <text:span text:style-name="Default_20_Paragraph_20_Font"><text:span text:style-name="T1">Sanguinem sursum qualiscunque suerit esserri, ma-</text:span></text:span></text:p>
      <text:p text:style-name="P5"><text:span text:style-name="Default_20_Paragraph_20_Font"><text:span text:style-name="T1">lum; deorsum per haemorrho</text:span></text:span>it<text:span text:style-name="Default_20_Paragraph_20_Font"><text:span text:style-name="T1">la</text:span></text:span>s, <text:span text:style-name="Default_20_Paragraph_20_Font"><text:span text:style-name="T1">bonum, quu</text:span></text:span>m <text:span text:style-name="Default_20_Paragraph_20_Font"><text:span text:style-name="T1">n</text:span></text:span>i<text:span text:style-name="Default_20_Paragraph_20_Font"><text:span text:style-name="T1">gra<text:line-break/>vacuantur</text:span></text:span>; hoc est quum hominis natura copiosum hujus-<text:line-break/>modi humorem accumulat<text:span text:style-name="Default_20_Paragraph_20_Font"><text:span text:style-name="T1">e</text:span></text:span> Alias autem ea quae fit per<text:line-break/>haemorrhoides vacuationi assuefaciendum non est, quae<text:line-break/>periculosam sortiatur utramque incommoderationem et<text:line-break/>quum ultra modum sanguis excernitur et quum ex toto<text:line-break/>supprimitur.</text:p>
      <text:h text:style-name="Heading_20_2" text:outline-level="2">XXVI.</text:h>
      <text:p text:style-name="P1"><text:span text:style-name="Default_20_Paragraph_20_Font"><text:span text:style-name="T1">s</text:span></text:span><text:span text:style-name="Default_20_Paragraph_20_Font"><text:span text:style-name="T8">i </text:span></text:span><text:span text:style-name="Default_20_Paragraph_20_Font"><text:span text:style-name="T1">d</text:span></text:span><text:span text:style-name="Default_20_Paragraph_20_Font"><text:span text:style-name="T8">ys</text:span></text:span><text:span text:style-name="Default_20_Paragraph_20_Font"><text:span text:style-name="T1">enter</text:span></text:span><text:span text:style-name="Default_20_Paragraph_20_Font"><text:span text:style-name="T8">i</text:span></text:span><text:span text:style-name="Default_20_Paragraph_20_Font"><text:span text:style-name="T1">a lab</text:span></text:span><text:span text:style-name="Default_20_Paragraph_20_Font"><text:span text:style-name="T8">o</text:span></text:span><text:span text:style-name="Default_20_Paragraph_20_Font"><text:span text:style-name="T1">rant</text:span></text:span><text:span text:style-name="Default_20_Paragraph_20_Font"><text:span text:style-name="T8">i </text:span></text:span><text:span text:style-name="Default_20_Paragraph_20_Font"><text:span text:style-name="T1">veluti</text:span></text:span><text:span text:style-name="Default_20_Paragraph_20_Font"><text:span text:style-name="T8"> c</text:span></text:span><text:span text:style-name="Default_20_Paragraph_20_Font"><text:span text:style-name="T1">arunculae: de</text:span></text:span><text:span text:style-name="Default_20_Paragraph_20_Font"><text:span text:style-name="T8">iic</text:span></text:span><text:span text:style-name="Default_20_Paragraph_20_Font"><text:span text:style-name="T1">ian</text:span></text:span><text:span text:style-name="Default_20_Paragraph_20_Font"><text:span text:style-name="T8">t</text:span></text:span><text:span text:style-name="Default_20_Paragraph_20_Font"><text:span text:style-name="T1">ur, mor-<text:line-break/></text:span></text:span><text:span text:style-name="Default_20_Paragraph_20_Font"><text:span text:style-name="T8">ti</text:span></text:span><text:span text:style-name="Default_20_Paragraph_20_Font"><text:span text:style-name="T1">surum.</text:span></text:span></text:p>
      <text:p text:style-name="P4">In dysenteriis quum adhuc hae constituuntur, primum<text:line-break/>pinguia quaedam corpora excernuntur. Deinde vero nisi<text:line-break/>prius desierint, quaedam ipsorum intestinorum ramenta,<text:line-break/>derasa interiore ipforum superficie membranosia existentes<text:line-break/>cuticulae cutim exterius contegenti consimili. Postremo<text:line-break/>ex ipsia intestinorum substantia aliquid abraditur, quo de-</text:p>
      <text:p text:style-name="P5">mum tempore non adhuc fieri dysenteriam , . sed jam factam<text:line-break/>atque constitutam esse dicimus. Quando igitur per dyfen-<text:line-break/>terram adeo magnae intestinorum partes excernuntur, ut<text:line-break/>ipsae carnes nominari possint , tum morbum letalem esse<text:line-break/>pronunciat, quum tanta exulceratio neque carne expleri,<text:line-break/>neque cicatrice obduci queat.</text:p>
      <text:h text:style-name="Heading_20_2" text:outline-level="2">XXVH.</text:h>
      <text:p text:style-name="P1"><text:span text:style-name="Default_20_Paragraph_20_Font"><text:span text:style-name="T1">Quibu</text:span></text:span>s <text:span text:style-name="Default_20_Paragraph_20_Font"><text:span text:style-name="T1">per febre</text:span></text:span>s <text:span text:style-name="Default_20_Paragraph_20_Font"><text:span text:style-name="T1">undecunque sanguin</text:span></text:span>is <text:span text:style-name="Default_20_Paragraph_20_Font"><text:span text:style-name="T1">eru</text:span></text:span>m<text:span text:style-name="Default_20_Paragraph_20_Font"><text:span text:style-name="T1">pis cop</text:span></text:span>i<text:span text:style-name="Default_20_Paragraph_20_Font"><text:span text:style-name="T1">a,<text:line-break/>h</text:span></text:span>is <text:span text:style-name="Default_20_Paragraph_20_Font"><text:span text:style-name="T1">convalescent</text:span></text:span>i<text:span text:style-name="Default_20_Paragraph_20_Font"><text:span text:style-name="T1">bu</text:span></text:span>s <text:span text:style-name="Default_20_Paragraph_20_Font"><text:span text:style-name="T1">a</text:span></text:span>l<text:span text:style-name="Default_20_Paragraph_20_Font"><text:span text:style-name="T1">v</text:span></text:span>i <text:span text:style-name="Default_20_Paragraph_20_Font"><text:span text:style-name="T1">humectantur.</text:span></text:span></text:p>
      <text:p text:style-name="P4">Calore nativo propter haemorrhagiam cibi neque probe<text:line-break/>concoqui , neque in sanguinem mutari , imo vero neque<text:line-break/>distribui possunt. His omnibus alvos se ipsis humidiores<text:line-break/>fieri consentaneum est, quod longiori tempore suas vires<text:line-break/>natura recuperaverit.</text:p>
      <text:h text:style-name="P55" text:outline-level="2"><text:bookmark-start text:name="bookmark74"/>XXVIII.<text:bookmark-end text:name="bookmark74"/></text:h>
      <text:p text:style-name="P1"><text:span text:style-name="Default_20_Paragraph_20_Font"><text:span text:style-name="T1">Quibus biliosoe sunt deiectiones, hae succedente surditate<text:line-break/>cessant et quibus adest surditas, haec obortis biliosis de-<text:line-break/>sectionibus cessat.</text:span></text:span></text:p>
      <text:p text:style-name="P4">Non de ea quae in habitu est solutu dissicili surditate<text:line-break/>nunc ipsi fermo est, fed de ea quae repente in febribus<text:line-break/>aut aliter oboritur, bile ad cerebrum recurrente. Quum<text:line-break/>enim ipsa meatus auditoriosi obsederit, surditatem essicit.<text:line-break/>Quum vero inde ipsa a natura deturbata ad dejectionem<text:line-break/>pervenerit, surditatem solvit.</text:p>
      <text:h text:style-name="Heading_20_2" text:outline-level="2"><text:bookmark-start text:name="bookmark76"/>XXIX.<text:bookmark-end text:name="bookmark76"/></text:h>
      <text:p text:style-name="P1"><text:span text:style-name="Default_20_Paragraph_20_Font"><text:span text:style-name="T1">Quibus in febribus sexto die rigores oboriuntur, ii arduam<text:line-break/>cr</text:span></text:span>i<text:span text:style-name="Default_20_Paragraph_20_Font"><text:span text:style-name="T1">sin portendunt.</text:span></text:span></text:p>
      <text:p text:style-name="P4">Quicunque febribus praecipueque ardentibus rigores<text:line-break/>superveniunt, bonam quidem ac perfectam crisin decernere</text:p>
      <text:p text:style-name="P5">Consueverunt, quum die iudicatorio et cum signis coctio-<text:line-break/>nisi acciderint; non bonam autem neque perfectam , quum<text:line-break/>vel diei vel coctionis signa impersecta fuerint. Quod igi-<text:line-break/>tur concocta esse oporteat quae judicari debeant, docuit<text:line-break/>primo epidemiorum ea sententia quam paulo antea protu-<text:line-break/>limus, cujus est initium: <text:span text:style-name="Default_20_Paragraph_20_Font"><text:span text:style-name="T1">coctiones crisi</text:span></text:span>s <text:span text:style-name="Default_20_Paragraph_20_Font"><text:span text:style-name="T1">celeritatem salu-<text:line-break/>ti</text:span></text:span>i<text:span text:style-name="Default_20_Paragraph_20_Font"><text:span text:style-name="T1">que securitatem signisicant. </text:span></text:span>Quod autem neque in omneS<text:line-break/>diesi crisis incidat, tum in prognostico , tum hoc in ipso<text:line-break/>aphorismorum libro declaravit et praeterea in primo epi-<text:line-break/>densiorum. Haec autem omnia cum decenti explicatione<text:line-break/>a nobis collecta sunt quaecunque de diebuS judicatoriis<text:line-break/>scripta sunt; quaecunque vero de figniS coctioniS , in al-<text:line-break/>tero de crisibus. De iis autem et de crisi quae sexto die<text:line-break/>oboritur narratum est, cujus etiam nunc memor ait: <text:span text:style-name="Default_20_Paragraph_20_Font"><text:span text:style-name="T1">Qui<text:line-break/>hoc die sunt rigores, eos dyscr</text:span></text:span>h<text:span text:style-name="Default_20_Paragraph_20_Font"><text:span text:style-name="T1">os i. e. judicatu esse d</text:span></text:span>i<text:span text:style-name="Default_20_Paragraph_20_Font"><text:span text:style-name="T1">s-<text:line-break/>siciles</text:span></text:span>, hoc est vel malam crisin afferunt, ac si cacocritos<text:line-break/>dixisset, vel incertam, ita ut facile febres revertantur vel<text:line-break/>in longum tempus protrahantur, ac si solutu dissicileS di-</text:p>
      <text:p text:style-name="P5">xisset, atque interdum cum gravibus symptomatibus sexto<text:line-break/>die fit crisis , de quibus omnibus in commemoratis tracta-<text:line-break/>lienibus a me conscriptum est. Haec vero ita fieri ipsa<text:line-break/>etiam experientia testatur. Eorum autem causas in prae-<text:line-break/>sentia longum foret exponere. De diebus enim judican-<text:line-break/>tibus tertio de crisibus libro diximus, de rigore vero<text:line-break/>seorsim proprio hoc libro.</text:p>
      <text:h text:style-name="Heading_20_2" text:outline-level="2">XXX.</text:h>
      <text:p text:style-name="P1"><text:span text:style-name="Default_20_Paragraph_20_Font"><text:span text:style-name="T1">Quibus accessiones sunt quantacunque hora scbris dimisc-<text:line-break/>rit , si postero d</text:span></text:span>i<text:span text:style-name="Default_20_Paragraph_20_Font"><text:span text:style-name="T1">e eadem qua antea hora prehender</text:span></text:span>e,<text:line-break/><text:span text:style-name="Default_20_Paragraph_20_Font"><text:span text:style-name="T1">dispicitis sunt</text:span></text:span> i<text:span text:style-name="Default_20_Paragraph_20_Font"><text:span text:style-name="T1">udicationis.</text:span></text:span></text:p>
      <text:p text:style-name="P4">Supponamus primo die nonnullum febricitare coepisse<text:line-break/>hora tertia; et alia quavis hora desiisse, deinde fecundo<text:line-break/>die eadem hora tertia coepisse ruldumque cessasse quacun-<text:line-break/>que hora febrem. Item tertio rursum die tertia hora<text:line-break/>coepisse, mox rursus quavis hora dehisse coepisse iterum</text:p>
      <text:p text:style-name="P5">quarto die, eadem hora tertia; atque. ita deinceps servari<text:line-break/>semper horam tertiam, in qua accessio suum sumit exor-<text:line-break/>dium; alias autem horas non servari , in quibus definit.<text:line-break/>Qui tali morbo laboret , eum diuturniori illisi tempore<text:line-break/>aegrotare necesse est, qui inordinatam principii accessionis<text:line-break/>horam sortiuntur. Hoc sane nos experientia comprobatum<text:line-break/>ab Hippocrate pronunciatum esse arbitramur. Sunt autem<text:line-break/>qui quod ab ipso pronunciatur id esse velint ejusmodi.<text:line-break/>Si quae primo die aegrotum accessio invaserit hora, exem-<text:line-break/>pli gratia, tertia et, fi ita sorsi tulit, hora duodecima<text:line-break/>desierit, eadem secundo rursum die hora duodecima in-<text:line-break/>cipiat, morbum ajunt ipsi <text:span text:style-name="Default_20_Paragraph_20_Font"><text:span text:style-name="T1">i</text:span></text:span>udicatu sore dissicilem, quum<text:line-break/>interim nullam sui dicti rationem afferre, nullam atte-<text:line-break/>stante experientia probationem monstrare possim. Jam<text:line-break/>vero illud, <text:span text:style-name="Default_20_Paragraph_20_Font"><text:span text:style-name="T1">judicatu d</text:span></text:span>i<text:span text:style-name="Default_20_Paragraph_20_Font"><text:span text:style-name="T1">scedis, </text:span></text:span>alio significatu intelligere<text:line-break/>non p osse m usi , quam pro <text:span text:style-name="Default_20_Paragraph_20_Font"><text:span text:style-name="T1">solutu dispicitis</text:span></text:span>, quasi Hippocra-<text:line-break/>Ies diceret, sive quotidie, siVe tertio quartove quoque<text:line-break/>die accessio eadem hora repetat morbum hunc fore folutu</text:p>
      <text:p text:style-name="P5">dissimilem , sive multas sive paucas horas duret accessio.<text:line-break/>Hoc igitur, ut dixi, experientia comprobatur. Ejus Vero<text:line-break/>causam taIem esse arbitrandum est. Quum accessionum<text:line-break/>causa minime stabilita fuerit , eandem periodum et statam<text:line-break/>horam non fervat; quum vero stabilis extiterit, eandem<text:line-break/>servat: atque idcirco quae causa firmata constat, eadem..<text:line-break/>folutu dissicilisi ; quae vero talis non est, solutu sucisis<text:line-break/>existit. Nam quae firmata et impacta sunt robusto quo--<text:line-break/>dam, ut vulgo loquitur, recte opus habent ut dimoVean-<text:line-break/>tur , qui et longo tempore et per fortiora ac plura auxi-<text:line-break/>lia comparatur.</text:p>
      <text:h text:style-name="Heading_20_2" text:outline-level="2">XXXI.</text:h>
      <text:p text:style-name="P1">L<text:span text:style-name="Default_20_Paragraph_20_Font"><text:span text:style-name="T1">assitudine per sebres laborantibus ad articulos ac maxime<text:line-break/>circa maxillas abscessus oriuntur.</text:span></text:span></text:p>
      <text:p text:style-name="P4">Nonnullas lassitudines ob multos motus fieri jstm su-<text:line-break/>pra saepius dictum est, quae fimpliciter ac proprie lasti-</text:p>
      <text:p text:style-name="P5">tudines nominantur. Quidam vero neque multis jactati<text:line-break/>motionibus lassitudines pati consueverunt. Tales itaque<text:line-break/>lassitudines non simpliciter lallitudinesi , sed cum adje-<text:line-break/>ctione spontaneas lassitudines appellarunt. Utrique autem<text:line-break/>ipsarum communis est locus affectus ; hic vero totum est<text:line-break/>musculorum in corpore genus. At quae ex pluribus mo-<text:line-break/>lienibus lallitudinesi oboriuntur, ipsis inest proprius ac pe-<text:line-break/>cubaris articulorum calor. Quare per has in articulos<text:line-break/>abscessus mirum non est, ut qui una cum musculis labo-<text:line-break/>Faverint atque praeter modum incaluerint. Spontanea<text:line-break/>autem lassitudinibus quemadmodum et aliis omnibus fere<text:line-break/>morbis qui abscessu iudicantur, ut fluxiones decumbant in<text:line-break/>articulos, una fit ratione sola quod spatia supervacaneis<text:line-break/>recipiendis idonea faciliaque sortiantur. Rariores igitur<text:line-break/>ceteris in morbis funt abscessus; lassitudine vero affectis<text:line-break/>plures ac potissimum quum fpontanea fuerit lassitudo et<text:line-break/>his ipsis praesertim a plenitudine prosectis. Erit igitur<text:line-break/>orationis aphorismi summa ejusmodi. <text:span text:style-name="Default_20_Paragraph_20_Font"><text:span text:style-name="T1">Da/sc</text:span></text:span>tli <text:span text:style-name="Default_20_Paragraph_20_Font"><text:span text:style-name="T1">quomodo-</text:span></text:span></text:p>
      <text:p text:style-name="P5"><text:span text:style-name="Default_20_Paragraph_20_Font"><text:span text:style-name="T1">cunque per febres suct</text:span></text:span>u <text:span text:style-name="Default_20_Paragraph_20_Font"><text:span text:style-name="T1">ad articulos, praecipue vero circa<text:line-break/>maxillas abscessus oboriuntur. </text:span></text:span>Hoc autem propter sobrium<text:line-break/>calorem accidit quo sursum ad caput sertur humorum co-<text:line-break/>pia, quam inde postea defluentem circa maxillas excipiunt<text:line-break/>glandulae; quomodo fit, quum in inguina aut genas a<text:line-break/>superioribus partibus aliquid appulerit.</text:p>
      <text:h text:style-name="Heading_20_2" text:outline-level="2">XXXII.</text:h>
      <text:p text:style-name="P1"><text:span text:style-name="Default_20_Paragraph_20_Font"><text:span text:style-name="T1">Quibus ex morbis convalescentibus, ji qua pars laborare-<text:line-break/>rit , illic abscessus oriuntur.</text:span></text:span></text:p>
      <text:p text:style-name="P4">Si Iabor et vehementem motum et dolorem et Iaefio-<text:line-break/>nem significet, quemadmodum supra demonstratum est,<text:line-break/>constat sane laborare quoque Verbum tum in vehementiori<text:line-break/>motu esse tum dolorem aliquem aut laefionem habere</text:p>
      <text:p text:style-name="P5">significare. Quam ob rem in quibusdam etiam ex morbo<text:line-break/>convalescentibus apparet, quum humores morbum essicien-<text:line-break/>tesi non fatis purgati fuerint, fed quaedam supervacanea<text:line-break/>reliquerint , quum vel laborantem vel dolentem partem<text:line-break/>aliquam habeant, istuc abscessus decumbere, Iabore qui-<text:line-break/>dem causae, doIore vero signi rationem obtinente. Nam<text:line-break/>per vehementiores motus tum vires imbecilliores fiunt,<text:line-break/>tum calor major accenditur; dolor autem fluxione jam<text:line-break/>decumbente perficitur. Hic igitur, ut diximus, oborientis<text:line-break/>abscessus fignum est. Imbecillitas vero et calor ad partem<text:line-break/>assecla excrementa provehit. Utroque igitur , ut demon-<text:line-break/>stravimus, modo accipere possemus verbum laborare. Uni-<text:line-break/>vei sue tamen eorum sententiae, quae nunc ab Hippocrate<text:line-break/>pronunciatur , alterum magis congruit significatum. Si<text:line-break/>quidem prius de lassariis aut cum lassitudine febribus lo-<text:line-break/>quotus est rursllmque deinceps inquit: <text:span text:style-name="Default_20_Paragraph_20_Font"><text:span text:style-name="T1">sed si pars prius<text:line-break/>laboraverit. </text:span></text:span>Videtur enim praecedens aphorismus, cujus<text:line-break/>initium, <text:span text:style-name="Default_20_Paragraph_20_Font"><text:span text:style-name="T1">lassitudine per febres laborantibus</text:span></text:span> , de iis quae in</text:p>
      <text:p text:style-name="P5">morbis fiunt lassitudinibus explicari , nunc vero proposse<text:line-break/>tus de iis quae convescentibus accidunt, sequens de-<text:line-break/>nique de istis quae morbum antecedunt.</text:p>
      <text:h text:style-name="Heading_20_2" text:outline-level="2">XXXIII.</text:h>
      <text:p text:style-name="P1"><text:span text:style-name="Default_20_Paragraph_20_Font"><text:span text:style-name="T1">Sed et si qua pars ante morbum laboraverit, illic morbus<text:line-break/>insidet.</text:span></text:span></text:p>
      <text:p text:style-name="P4">Sive quis velit duobus superioribus aphorismis prae-<text:line-break/>sentem ad unius aphorismi complementum connectere,<text:line-break/>siUe deorsum unumque scribere, nihil retulerit. Nam et<text:line-break/>eorum communitas et fingulorum proprietas in praedicto<text:line-break/>textu demonstrata est. Nunc quoque paucis a nobis etiam-<text:line-break/>num explicabitur. Quum in morbo lassitudinis sensus<text:line-break/>fuerit , aegrotanti abscessus aliquis in articulos ac prae-<text:line-break/>sertim circa maxillas exspectandus. Simili modo fi quis<text:line-break/>ex morbo convalescens aut priusquam aegrotaret, parte<text:line-break/>aliqua corporis laboraverit, ipsi abscelluS metuendus. Nam</text:p>
      <text:p text:style-name="P5">plerumque in taIesi parte<text:span text:style-name="T24">s</text:span> humorum decubitus fieri con-<text:line-break/>suevit, iis videIicet morbis, in quibus spes est futuri abs-<text:line-break/>cessus, neque morbus per excretionem prius iudicandus<text:line-break/>est. De ejusmodi vero morborum dignotione in superio-<text:line-break/>ribhs nonnuIla diximus, fed universa de iis explanatio in<text:line-break/>commentariis de clifibusi declarata est.</text:p>
      <text:h text:style-name="Heading_20_2" text:outline-level="2"><text:bookmark-start text:name="bookmark78"/>XXXIV.<text:bookmark-end text:name="bookmark78"/></text:h>
      <text:p text:style-name="P1"><text:span text:style-name="Default_20_Paragraph_20_Font"><text:span text:style-name="T1">Si febre detento, tumore mullo in saucibus existente, susu<text:line-break/>siccatio derepente supervenerit, mortiferum.</text:span></text:span></text:p>
      <text:p text:style-name="P4">Nobis inest et hujus aphorismi initium simpliciter in,.<text:line-break/>telligere, in quo ait: <text:span text:style-name="Default_20_Paragraph_20_Font"><text:span text:style-name="T1">Si sebre detento, </text:span></text:span>ac si dixisset: si<text:line-break/><text:span text:style-name="Default_20_Paragraph_20_Font"><text:span text:style-name="T1">homini febricitanti nullo ex</text:span></text:span>i<text:span text:style-name="Default_20_Paragraph_20_Font"><text:span text:style-name="T1">stente in saucibus tumore</text:span></text:span>. Li-<text:line-break/>cet et cum majore quadam emphasi febris inest, ita elo-<text:line-break/>quens. Contingit itaque et absque magna febre strangu-<text:line-break/>latione derepente superveniente hominem interire. Sed<text:line-break/>inevitabilior et celerior mors est, ut ne opinate quidem</text:p>
      <text:p text:style-name="P5">ullus unquam salvus evaserit, quum vehemens subrisi ae-<text:line-break/>grotantem detinet. Indiget enim ejusmodi febris, ut in<text:line-break/>libris de dyspnoea demonstravimus, copiosa inspiratione.<text:line-break/>Fit vero non modo copiosa, sed etiam prorsus exigua,<text:line-break/>quibus suffocationis periculum imminet. Enimvero nihil<text:line-break/>aliud quidquam est suffocatio, nisi repentinus ob inspira-<text:line-break/>tinnis penuriam obortus interitus, quae propter alicujusi<text:line-break/>mirabilium instrumentorum angustiam essicstur. Talis enim<text:line-break/>angustia seorsum est eo in genere quod apnoea <text:span text:style-name="Default_20_Paragraph_20_Font"><text:span text:style-name="T1">spiritus<text:line-break/>vacuitas</text:span></text:span> nominatur. Strangulatio vero omnino ob angu-<text:line-break/>sitiam oritur. Angustia autem fit Vel repleta regione quae<text:line-break/>inter thoracem atque pulmonem media est aut pulmonis<text:line-break/>fistulis vel aliqua inflammatione tum viscus obfidente vel<text:line-break/>asperam arteriam vel eam partem quae veluti Caput est<text:line-break/>ejus quam laryngem et guttur nominant. Atque in ea ca-<text:line-break/>Pacitate gutturi Draejacente, quam pllaryngem et lances</text:p>
      <text:p text:style-name="P5">appellant, suffocatio quandoque fieri consuevit. Sic enim<text:line-break/>et Homerus quod spatium laxius gulae et laryugi praeja-<text:line-break/>cet fauces nominavit:</text:p>
      <text:p text:style-name="Normal"><text:span text:style-name="Default_20_Paragraph_20_Font"><text:span text:style-name="T1">— Jsinumque eructa</text:span></text:span>t <text:span text:style-name="Default_20_Paragraph_20_Font"><text:span text:style-name="T1">fauc</text:span></text:span>i<text:span text:style-name="Default_20_Paragraph_20_Font"><text:span text:style-name="T1">bu</text:span></text:span>s imis -r<text:line-break/><text:span text:style-name="Default_20_Paragraph_20_Font"><text:span text:style-name="T1">humanosque artu</text:span></text:span>s.</text:p>
      <text:p text:style-name="Normal">Videtur autem et nunc Hippocrates eandem particulam<text:line-break/>eodem modo quo Homerus vocasse. Dicit igitur tumore<text:line-break/>nullo in faucibus existente, tanquam sit facultas ore am-<text:line-break/>plius adaperto partem ipfam accuratius inspiciendi, quod<text:line-break/>gutturi non datur. Universa igitur oratio erit hujusmodi :<text:line-break/>sii <text:span text:style-name="Default_20_Paragraph_20_Font"><text:span text:style-name="T1">fabre de</text:span></text:span>t<text:span text:style-name="Default_20_Paragraph_20_Font"><text:span text:style-name="T1">ent</text:span></text:span>o sustb<text:span text:style-name="Default_20_Paragraph_20_Font"><text:span text:style-name="T1">catio r</text:span></text:span>e<text:span text:style-name="Default_20_Paragraph_20_Font"><text:span text:style-name="T1">pen</text:span></text:span>t<text:span text:style-name="Default_20_Paragraph_20_Font"><text:span text:style-name="T1">e supervener</text:span></text:span>it <text:span text:style-name="Default_20_Paragraph_20_Font"><text:span text:style-name="T1">c</text:span></text:span>i<text:span text:style-name="Default_20_Paragraph_20_Font"><text:span text:style-name="T1">tra fau-<text:line-break/>c</text:span></text:span>i<text:span text:style-name="Default_20_Paragraph_20_Font"><text:span text:style-name="T1">um tumore</text:span></text:span>m, <text:span text:style-name="Default_20_Paragraph_20_Font"><text:span text:style-name="T1">.letale esu</text:span></text:span> Etenim p<text:span text:style-name="Default_20_Paragraph_20_Font"><text:span text:style-name="T1">e</text:span></text:span>lici et oedema et<text:line-break/>tumorem idem appellabant. Scimus autem triplicem esse<text:line-break/>quandam tumorum differentiam. Aut enim Iri cum dolore<text:line-break/>sunt; quos inflammationes juuiores nominant aut absque</text:p>
      <text:p text:style-name="P5">dolore ac duri, quos scirrhos vocitant aut citra dolorem<text:line-break/>et molles, quos iidem veteres oedemata proprie appellant,<text:line-break/>proptereaque ab antiquo usu tantopere recesserunt, ut<text:line-break/>nondum omnia praeter naturam incrementa sub oedematis<text:line-break/>vocabulo complectantur. Quum igitur sine tumore raucos<text:line-break/>apparuerint , suffocatio vero derepente supervenerit , <text:span text:style-name="Default_20_Paragraph_20_Font"><text:span text:style-name="T1">t</text:span></text:span>otius<text:line-break/>gutturis est hujusmodi affectus. Suffocantur sane, ut dixi,<text:line-break/>etiam propter morbos alios paulo ante commemoratos.<text:line-break/>Sed repentina suffocatio foli inest gutturi.. Nam peri-<text:line-break/>pneumonia derepente non sirssocat aegrotos homines, ve-<text:line-break/>rum paulatim ab initio incrementum capessens ad proprium<text:line-break/>u<text:span text:style-name="Default_20_Paragraph_20_Font"><text:span text:style-name="T1">t</text:span></text:span>que vigorem, lu quo id symptoma adducit. Si quod<text:line-break/>etiam tuberculum et abscessus in pulmone procreetur, hic<text:line-break/>quoque morbus diuturnus est, quemadmodum etiam fpa-<text:line-break/>tium inter pulmonem et thoracem pure repletum homi-<text:line-break/>nem saepe suffocat, rupto vi<text:span text:style-name="Default_20_Paragraph_20_Font"><text:span text:style-name="T1">t</text:span></text:span>o quod et ipsimi multo tem-<text:line-break/>pore compactum fuit. Asperae vero arteriae inflammatio<text:line-break/>difficultatem spirandi quidem aliquam efficere potest:; sulti</text:p>
      <text:p text:style-name="P5">fucationem vero non potest, tum propter ejus capacitatis<text:line-break/>magnitudinem; tum ob tunicae tenuitatem. Impossibile<text:line-break/>siquidem est corporis adeo tenuis inflammationem, spatium<text:line-break/>effatu dignum replere. Reliquum igitur guttur est, quod<text:line-break/>subitam possit suffocationem efficere, quandoquidem ab<text:line-break/>ipso coarctatur pulmonis meatus et interiores ipsius mu-<text:line-break/>fo<text:span text:style-name="Default_20_Paragraph_20_Font"><text:span text:style-name="T1">n</text:span></text:span>ti una com ambiente tunica inflammationem patientes,<text:line-break/>spiritus viam intercipere possunt. Nonnulli vero medici<text:line-break/>talem affectum non per S synanchen , sed per C cynan-<text:line-break/>chen nominant: quibus placet faucium inflammationem<text:line-break/>per S synanchen anginam nominare. Nonnulli vero et<text:line-break/>parasynandhen et paracynanchen nominant: parasynan-<text:line-break/>chen, quando adjacentium faucibus musculorum inflamma-<text:line-break/>tio fuerit; paracynanchen autem, quum extravagantur.<text:line-break/>Ex prius igitur commemoratis rationi consentaneum est<text:line-break/>talem affectum gutturi aliquem dolorem inferre, cujus<text:line-break/>etiam Hippocrates manifesto meminisse videtur in prorrhe-<text:line-break/>tico hisce verbis : <text:span text:style-name="Default_20_Paragraph_20_Font"><text:span text:style-name="T1">fauce</text:span></text:span>s <text:span text:style-name="Default_20_Paragraph_20_Font"><text:span text:style-name="T1">dolore</text:span></text:span>m i<text:span text:style-name="Default_20_Paragraph_20_Font"><text:span text:style-name="T1">nfer ente</text:span></text:span>s t<text:span text:style-name="Default_20_Paragraph_20_Font"><text:span text:style-name="T1">enue</text:span></text:span>s <text:span text:style-name="Default_20_Paragraph_20_Font"><text:span text:style-name="T1">cu</text:span></text:span>m</text:p>
      <text:p text:style-name="P14">i<text:span text:style-name="Default_20_Paragraph_20_Font"><text:span text:style-name="T1">ac</text:span></text:span>t<text:span text:style-name="Default_20_Paragraph_20_Font"><text:span text:style-name="T1">atione suffocan</text:span></text:span>t<text:span text:style-name="Default_20_Paragraph_20_Font"><text:span text:style-name="T1">e</text:span></text:span>s <text:span text:style-name="Default_20_Paragraph_20_Font"><text:span text:style-name="T1">celer</text:span></text:span>i<text:span text:style-name="Default_20_Paragraph_20_Font"><text:span text:style-name="T1">ter pern</text:span></text:span>ici<text:span text:style-name="Default_20_Paragraph_20_Font"><text:span text:style-name="T1">e</text:span></text:span>m <text:span text:style-name="Default_20_Paragraph_20_Font"><text:span text:style-name="T1">invehun</text:span></text:span>t. Nunc<text:line-break/>vero dolorem invehentes appellant aut quod ex praedictis<text:line-break/>posset subintelligi aut quod etiam citra dolorem putaverit<text:line-break/>memoratam praecedente oratione..suffocationem aliquando<text:line-break/>oboriri posse. Quod si omnino esse possit sine dolore<text:line-break/>suffocatio ejusmodi cau<text:span text:style-name="Default_20_Paragraph_20_Font"><text:span text:style-name="T1">t</text:span></text:span>as consequetur. Fieri potest , .hu-<text:line-break/>moris praesertim pituitosi copia. interiorem gutturis tuus-<text:line-break/>eam m ad esuriente, in eo tumorem doloris expertem exui-<text:line-break/>tari. Potest etiam aperientibus ipsum musculis crassiori-<text:line-break/>bus factis meatus angustior reddi. Datur et utrumque<text:line-break/>coniungi. Nec ut impossibile prae exsuperante siccitate<text:line-break/>musculis interius. gutturis admodum tensis meatum -coar-<text:line-break/>.orari.- At qui et. quales sint musculi et quomodo dum<text:line-break/>tenduntur guttur claudant ; in tractatu. de voce demon-<text:line-break/>stravimus.<text:tab/>. . ,<text:tab/>.</text:p>
      <text:h text:style-name="P54" text:outline-level="1">XXXV.</text:h>
      <text:p text:style-name="P1"><text:span text:style-name="Default_20_Paragraph_20_Font"><text:span text:style-name="T1">s</text:span></text:span>i <text:span text:style-name="Default_20_Paragraph_20_Font"><text:span text:style-name="T1">febre capto derepente cerv</text:span></text:span>i<text:span text:style-name="Default_20_Paragraph_20_Font"><text:span text:style-name="T1">x</text:span></text:span> i<text:span text:style-name="Default_20_Paragraph_20_Font"><text:span text:style-name="T1">nt</text:span></text:span>o<text:span text:style-name="Default_20_Paragraph_20_Font"><text:span text:style-name="T1">rqueatur ac v</text:span></text:span>i<text:span text:style-name="Default_20_Paragraph_20_Font"><text:span text:style-name="T1">x de-<text:line-break/>glut</text:span></text:span>i<text:span text:style-name="Default_20_Paragraph_20_Font"><text:span text:style-name="T1">re queat, tu</text:span></text:span>mo<text:span text:style-name="Default_20_Paragraph_20_Font"><text:span text:style-name="T1">re n</text:span></text:span>o<text:span text:style-name="Default_20_Paragraph_20_Font"><text:span text:style-name="T1">n ex</text:span></text:span>i<text:span text:style-name="Default_20_Paragraph_20_Font"><text:span text:style-name="T1">stente, m</text:span></text:span>o<text:span text:style-name="Default_20_Paragraph_20_Font"><text:span text:style-name="T1">rt</text:span></text:span>i<text:span text:style-name="Default_20_Paragraph_20_Font"><text:span text:style-name="T1">ferum.</text:span></text:span></text:p>
      <text:p text:style-name="P4">Non jam hic focum adjecit in quo pronunciat, tumore<text:line-break/>non existente , quemadmodum in praecedente aphorismo,<text:line-break/>qunm faucium in his verbis meminit : <text:span text:style-name="Default_20_Paragraph_20_Font"><text:span text:style-name="T1">td</text:span></text:span>m<text:span text:style-name="Default_20_Paragraph_20_Font"><text:span text:style-name="T1">ore nullo</text:span></text:span> i<text:span text:style-name="Default_20_Paragraph_20_Font"><text:span text:style-name="T1">n<text:line-break/>faucibus ex</text:span></text:span>i<text:span text:style-name="Default_20_Paragraph_20_Font"><text:span text:style-name="T1">stente. </text:span></text:span>Nos vero ex duobus alterum dicturi<text:line-break/>fumus, vel de communi subaudiendum esse in faucibus<text:line-break/>vel certo in omnibus colli locis. Qunm enim in horum<text:line-break/>nullo apparuerit, neque aperto ore in faucibus, neque<text:line-break/>extrinsecus tumor, hominem vero contigerit deglutire non<text:line-break/>posse symptomata, perniciosum est, quod ex inflammatione<text:line-break/>interdum musculorum qui gulae praejacent, interdum gu-<text:line-break/>lae ipsius oboritur. Est enim istis partibus per nervos et<text:line-break/>ligamenta communio quaedam et societas cum doriali me-<text:line-break/>dulla et meningihus ipsam ambientibus ac- praeterea ex-</text:p>
      <text:p text:style-name="P5">trinfecus adjacentibus vefebrarum ossibus. Quum itaque<text:line-break/>ad partes inflammatas ligamenta et nervi tenduntur, ver—<text:line-break/>tebras quoque vel intro vel ad latus trahi necesse esu<text:line-break/>Nam si in altero nervorum ex ortu tensionem fieri con-<text:line-break/>tigerit, ad latus; si in utroque, intro fiet vertebrarum<text:line-break/>distortio. Verum pluribus de istis agemus, quum de ar-<text:line-break/>ticulis librum interpretabimur, ubi spinae distortiones<text:line-break/>fieri tradit, crudis tuberculis intra ipsam constitutis. Illo<text:line-break/>itaque libro cyphofes etiam, hoc est <text:span text:style-name="Default_20_Paragraph_20_Font"><text:span text:style-name="T1">g</text:span></text:span>i<text:span text:style-name="Default_20_Paragraph_20_Font"><text:span text:style-name="T1">bbos</text:span></text:span> fieri pro<text:span text:style-name="Default_20_Paragraph_20_Font"><text:span text:style-name="T1">n</text:span></text:span>un-<text:line-break/>ciavtt, tensis intro vertebrarum partibus, non fotum lor-<text:line-break/>do<text:span text:style-name="Default_20_Paragraph_20_Font"><text:span text:style-name="T1">t</text:span></text:span>es , hoc est <text:span text:style-name="Default_20_Paragraph_20_Font"><text:span text:style-name="T1">excavat</text:span></text:span>i<text:span text:style-name="Default_20_Paragraph_20_Font"><text:span text:style-name="T1">ones</text:span></text:span>, et scoliofes fert <text:span text:style-name="Default_20_Paragraph_20_Font"><text:span text:style-name="T1">obl</text:span></text:span>i<text:span text:style-name="Default_20_Paragraph_20_Font"><text:span text:style-name="T1">quat</text:span></text:span>i<text:span text:style-name="Default_20_Paragraph_20_Font"><text:span text:style-name="T1">one</text:span></text:span>s.<text:line-break/>Secundo vero epidemior<text:span text:style-name="Default_20_Paragraph_20_Font"><text:span text:style-name="T1">p</text:span></text:span>m libro de proposita hunc in<text:line-break/>aphorismo angina mentionem faciens inquit : <text:span text:style-name="Default_20_Paragraph_20_Font"><text:span text:style-name="T1">eran</text:span></text:span>t <text:span text:style-name="Default_20_Paragraph_20_Font"><text:span text:style-name="T1">aute</text:span></text:span>m<text:line-break/><text:span text:style-name="Default_20_Paragraph_20_Font"><text:span text:style-name="T1">e</text:span></text:span>j<text:span text:style-name="Default_20_Paragraph_20_Font"><text:span text:style-name="T1">u</text:span></text:span>s<text:span text:style-name="Default_20_Paragraph_20_Font"><text:span text:style-name="T1">mod</text:span></text:span>i <text:span text:style-name="Default_20_Paragraph_20_Font"><text:span text:style-name="T1">ang</text:span></text:span>i<text:span text:style-name="Default_20_Paragraph_20_Font"><text:span text:style-name="T1">na lab</text:span></text:span>o<text:span text:style-name="Default_20_Paragraph_20_Font"><text:span text:style-name="T1">rant</text:span></text:span>i<text:span text:style-name="Default_20_Paragraph_20_Font"><text:span text:style-name="T1">um assec</text:span></text:span>t<text:span text:style-name="Default_20_Paragraph_20_Font"><text:span text:style-name="T1">u</text:span></text:span>s, <text:span text:style-name="Default_20_Paragraph_20_Font"><text:span text:style-name="T1">cerulei</text:span></text:span>s <text:span text:style-name="Default_20_Paragraph_20_Font"><text:span text:style-name="T1">ver</text:span></text:span>t<text:span text:style-name="Default_20_Paragraph_20_Font"><text:span text:style-name="T1">ebrae<text:line-break/></text:span></text:span>i<text:span text:style-name="Default_20_Paragraph_20_Font"><text:span text:style-name="T1">ntro vergebant et furis</text:span></text:span> m<text:span text:style-name="Default_20_Paragraph_20_Font"><text:span text:style-name="T1">an</text:span></text:span>i<text:span text:style-name="Default_20_Paragraph_20_Font"><text:span text:style-name="T1">festa erat in cervice cav</text:span></text:span>it<text:span text:style-name="Default_20_Paragraph_20_Font"><text:span text:style-name="T1">as,<text:line-break/></text:span></text:span>i<text:span text:style-name="Default_20_Paragraph_20_Font"><text:span text:style-name="T1">n qua du</text:span></text:span>m <text:span text:style-name="Default_20_Paragraph_20_Font"><text:span text:style-name="T1">tangeretur dolebat. </text:span></text:span>Quibus verbis unicam<text:line-break/>vertebrarum perversionem quae intro fertur significavit.</text:p>
      <text:p text:style-name="P5">Praesenti autem aphorismo generaliori .usus est oratione<text:line-break/>dicens: <text:span text:style-name="Default_20_Paragraph_20_Font"><text:span text:style-name="T1">si c</text:span></text:span>o<text:span text:style-name="Default_20_Paragraph_20_Font"><text:span text:style-name="T1">l</text:span></text:span>l<text:span text:style-name="Default_20_Paragraph_20_Font"><text:span text:style-name="T1">um intorqueatur. </text:span></text:span>Verbum enim intorqueri<text:line-break/>omnem praeter naturam rectitudinis vertebrarum eyersio-<text:line-break/>nem declarat. Porro epidemiorum fechndo adjecit ora-<text:line-break/>tioni , <text:span text:style-name="Default_20_Paragraph_20_Font"><text:span text:style-name="T1">qua parte dum tangeretur doleba</text:span></text:span>t. At hic nihil<text:line-break/>de dolore protulit ; quamquam dolorem una cum cervicis<text:line-break/>inflammatione adeste necessarium est, nihil hic etiam prae<text:line-break/>siccitate exsuperante tractionem partium factam et ten-<text:line-break/>sionem et perversionem solum demonstret, proptereaque<text:line-break/>dicat symptoma esse mortiferum, quum alterum ex in-<text:line-break/>flammatione ortum omnino letale non sit , quale illud<text:line-break/>prius erat, siccitatem cervicis perversio accidat et deglu-.<text:line-break/>tiendi difficultas erat conjuncta. Verum si propter exin-<text:line-break/>parantem siccitatem cervicis perversio accidat et deglu-<text:line-break/>tiendi labor, letale erit tale symptoma et maxime quum<text:line-break/>febris vehemens extiterit, ut verba illa: <text:span text:style-name="Default_20_Paragraph_20_Font"><text:span text:style-name="T1">si febre capto,<text:line-break/></text:span></text:span>in hunc etiam sensum exaudienda veniant. Sed ob hanc<text:line-break/>eandem febrem par est immoderatam membris siccitatem</text:p>
      <text:p text:style-name="P5">conciliari. Atque ita vehemens illa febris duplicem ad<text:line-break/>mortem..rationem habitura est, tum quia ut signum cer-<text:line-break/>vicis perversionem illam et in deglutiendo difficultatem -<text:line-break/>propter siccitatem accidisse indicabit, tum etiam quia et<text:line-break/>ipsa aliquid conseret, tanquam una quaedam ex causis ad<text:line-break/>mortem perducentibus.</text:p>
      <text:h text:style-name="Heading_20_2" text:outline-level="2">XXXVI.</text:h>
      <text:p text:style-name="P1"><text:span text:style-name="Default_20_Paragraph_20_Font"><text:span text:style-name="T1">sudore</text:span></text:span>s <text:span text:style-name="Default_20_Paragraph_20_Font"><text:span text:style-name="T1">febric</text:span></text:span>i<text:span text:style-name="Default_20_Paragraph_20_Font"><text:span text:style-name="T1">tan</text:span></text:span>ti<text:span text:style-name="Default_20_Paragraph_20_Font"><text:span text:style-name="T1">bu</text:span></text:span>s <text:span text:style-name="Default_20_Paragraph_20_Font"><text:span text:style-name="T1">boni, st c</text:span></text:span>o<text:span text:style-name="Default_20_Paragraph_20_Font"><text:span text:style-name="T1">eperint tertio , d</text:span></text:span>i<text:span text:style-name="Default_20_Paragraph_20_Font"><text:span text:style-name="T1">e,<text:line-break/>qu</text:span></text:span>i<text:span text:style-name="Default_20_Paragraph_20_Font"><text:span text:style-name="T1">nto, sept</text:span></text:span>i<text:span text:style-name="Default_20_Paragraph_20_Font"><text:span text:style-name="T1">mo, nono, undec</text:span></text:span>i<text:span text:style-name="Default_20_Paragraph_20_Font"><text:span text:style-name="T1">mo, derimo quarto, de-<text:line-break/></text:span></text:span>r<text:span text:style-name="Default_20_Paragraph_20_Font"><text:span text:style-name="T1">i</text:span></text:span>mo <text:span text:style-name="Default_20_Paragraph_20_Font"><text:span text:style-name="T1">sep</text:span></text:span>tim<text:span text:style-name="Default_20_Paragraph_20_Font"><text:span text:style-name="T1">o , v</text:span></text:span>i<text:span text:style-name="Default_20_Paragraph_20_Font"><text:span text:style-name="T1">cesimo pr</text:span></text:span>i<text:span text:style-name="Default_20_Paragraph_20_Font"><text:span text:style-name="T1">mo , tricesi</text:span></text:span>m<text:span text:style-name="Default_20_Paragraph_20_Font"><text:span text:style-name="T1">o pr</text:span></text:span>i<text:span text:style-name="Default_20_Paragraph_20_Font"><text:span text:style-name="T1">mo et</text:span></text:span> t<text:span text:style-name="Default_20_Paragraph_20_Font"><text:span text:style-name="T1">ri-<text:line-break/></text:span></text:span>r<text:span text:style-name="Default_20_Paragraph_20_Font"><text:span text:style-name="T1">esi</text:span></text:span>m<text:span text:style-name="Default_20_Paragraph_20_Font"><text:span text:style-name="T1">o quarto</text:span></text:span>: ii <text:span text:style-name="Default_20_Paragraph_20_Font"><text:span text:style-name="T1">namque sudore</text:span></text:span>s <text:span text:style-name="Default_20_Paragraph_20_Font"><text:span text:style-name="T1">morbo</text:span></text:span>s j<text:span text:style-name="Default_20_Paragraph_20_Font"><text:span text:style-name="T1">ud</text:span></text:span>i<text:span text:style-name="Default_20_Paragraph_20_Font"><text:span text:style-name="T1">cant. Qui<text:line-break/>vero non</text:span></text:span> i<text:span text:style-name="Default_20_Paragraph_20_Font"><text:span text:style-name="T1">ta pr</text:span></text:span>o<text:span text:style-name="Default_20_Paragraph_20_Font"><text:span text:style-name="T1">deunt, labore</text:span></text:span>m, <text:span text:style-name="Default_20_Paragraph_20_Font"><text:span text:style-name="T1">morb</text:span></text:span>i l<text:span text:style-name="Default_20_Paragraph_20_Font"><text:span text:style-name="T1">ong</text:span></text:span>it<text:span text:style-name="Default_20_Paragraph_20_Font"><text:span text:style-name="T1">ud</text:span></text:span>i<text:span text:style-name="Default_20_Paragraph_20_Font"><text:span text:style-name="T1">nem et<text:line-break/>reversione</text:span></text:span>s <text:span text:style-name="Default_20_Paragraph_20_Font"><text:span text:style-name="T1">significan</text:span></text:span>t. ..</text:p>
      <text:p text:style-name="P4">Non fudores dumtaxat, sed et alvi non contemnen-<text:line-break/>dae dejectiones et urinae copiosae et juxta aurem aut in<text:line-break/>aliquem alium articulum abscessus dictis diebus commode</text:p>
      <text:p text:style-name="P3">apparent. Universalis enim oratio talis est: et decretu-<text:line-break/>ria signa ac symptomata diebus judicatoriis incipiant.<text:line-break/>Atque haec oratio pronunciata suppeditabat. Verum Hip-<text:line-break/>pocrates non de omnibus judicatoriis ipsam fecit, fed de<text:line-break/>solis sudoribus nohisque dies judicatorios qui sunt intra<text:line-break/>quadragesimum in memoriam redegit. Morbi namque istis<text:line-break/>diuturniores non admodum per sudores judicari confueve-<text:line-break/>runt, ut per excretiones, <text:span text:style-name="Default_20_Paragraph_20_Font"><text:span text:style-name="T1">t</text:span></text:span>ed vel per concoctionem vel<text:line-break/>per abscessus. Quod autem non omnis dierum numerus<text:line-break/>sit ad crisin idoneus experientia manifesto testatur et cui-<text:line-break/>que erunt admirationi qui nullas in his esse differentias<text:line-break/>statuunt. Satius enim est ex manifeste apparentibus eo-<text:line-break/>rum dierum differentiam ediscere, cau<text:span text:style-name="Default_20_Paragraph_20_Font"><text:span text:style-name="T1">t</text:span></text:span>as vero effecti per<text:line-break/>multum otium indagare , quod nos in tractatu de diebus<text:line-break/>judicatoriis egimus. . Nam differentias in duobus prioribus<text:line-break/>. commentariis ad artem necessarias explicavimus, eorum<text:line-break/>vero cau<text:span text:style-name="Default_20_Paragraph_20_Font"><text:span text:style-name="T1">t</text:span></text:span>as in tertio pro viribus exquisivimus. At nunc</text:p>
      <text:p text:style-name="P5">hoein aphorrsmo commemorati dies in magnam contro-<text:line-break/>versiam adducti funt, ipsos aliis aliter pro arbitrio seri-<text:line-break/>fientibus. Non vero ex sententiis ab ipso Hippocrate<text:line-break/>pronunciatis tum in prognostico tum in epidemiis et hoc<text:line-break/>ipso aphorismorum libro , eorum enumerationem facimus,<text:line-break/>sententias vero quibus de rebus scripsit Hippocrates in<text:line-break/>opere de diebus judicatoriis , tum de crisibus omnes a<text:line-break/>nobis collectas habes. Nunc autem a tertio incepit quar-<text:line-break/>tum anticipante per brevioris temporis morbos ; post hunc<text:line-break/>quintum scripsit uno die quarto posteriorem. . Sic enim<text:line-break/>in omnibus fere exemplaribus scriptum invenitur, nondum<text:line-break/>in aphorifmo quarto die adscripto, etiamsi spfe criticus<text:line-break/>esse videatur. Verumtamen ni<text:span text:style-name="Default_20_Paragraph_20_Font"><text:span text:style-name="T1">l</text:span></text:span>um nube praetermisit vel<text:line-break/>ipse Hippocrates vel qui primus librum scripsit. Si vero<text:line-break/>omnino Hippocrates eum praeterierit , hanc ob cau<text:span text:style-name="Default_20_Paragraph_20_Font"><text:span text:style-name="T1">t</text:span></text:span>am id<text:line-break/>mihi fecisse videtur, quod plurimi peracuti morbi, qui</text:p>
      <text:p text:style-name="P5">cum sudore iudicantur tertio et quinto die magis quam<text:line-break/>quarto judicium subeant. Rariores enim fiunt qui die<text:line-break/>quarto judicentur. Atque hoc a me fuit inventum per<text:line-break/>experientiam , quum hoc ipsum valde admodum quaesi-<text:line-break/>vissem , quamobrem dies quartus fuisset ab Hippocrate in<text:line-break/>praefanti aphori<text:span text:style-name="Default_20_Paragraph_20_Font"><text:span text:style-name="T1">s</text:span></text:span>mo praetermissus. Hoc autem ideo tusci-<text:line-break/>dere videtur, quia morbi peracuti tum primam statim<text:line-break/>accessionem vehementissimam <text:span text:style-name="Default_20_Paragraph_20_Font"><text:span text:style-name="T1">s</text:span></text:span>ortiuntur, tum eam quae<text:line-break/>die tertio fit, illi proportione respondentem. Per vehe-<text:line-break/>mentiores autem accessiones crises fieri et morbos qui die-<text:line-break/>bus imparibus exacerbantur, celerius judicari; qui vero<text:line-break/>paribus diuturniores reddi, id quoque nos experientia di-<text:line-break/>dicimus. Atque ideo si quis in principio morbus exacer-<text:line-break/>betur, indices impares magis, si diuturnior evasurus sit in<text:line-break/>dies pares vehementiores accessiones incidunt. Haec line<text:line-break/>furit quae de die quarto dicerem. Ad finem autem apho-<text:line-break/>rismi nonnulli trigesimum primum diem , quidam trigesi-<text:line-break/>mum quartum scribunt , quos criticorum dierum numero</text:p>
      <text:p text:style-name="P5">contineri certo scimus. Ac fortassis trigesimus quartus<text:line-break/>majorem vim sortitur , non tamen quadragesimi meminit ;<text:line-break/>quod forte hunc diuturniorem morborum principium<text:line-break/>quoddam existimabat, qui non admodum per fusiores ju-<text:line-break/>dicantur. Etenim et unium trigesimum primum et trige-<text:line-break/>simum quartum et ante ipsos vigesimum septimum raro<text:line-break/>per sudores judicare comperimus.</text:p>
      <text:h text:style-name="Heading_20_2" text:outline-level="2">XXXVII.</text:h>
      <text:p text:style-name="P1">F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d</text:span></text:span>i <text:span text:style-name="Default_20_Paragraph_20_Font"><text:span text:style-name="T1">sudore</text:span></text:span>s <text:span text:style-name="Default_20_Paragraph_20_Font"><text:span text:style-name="T1">cum acuta qu</text:span></text:span>i<text:span text:style-name="Default_20_Paragraph_20_Font"><text:span text:style-name="T1">dem subre obort</text:span></text:span>i <text:span text:style-name="Default_20_Paragraph_20_Font"><text:span text:style-name="T1">mortem,<text:line-break/>cu</text:span></text:span>m <text:span text:style-name="Default_20_Paragraph_20_Font"><text:span text:style-name="T1">m</text:span></text:span>iti<text:span text:style-name="Default_20_Paragraph_20_Font"><text:span text:style-name="T1">ore vero morbi long</text:span></text:span>i<text:span text:style-name="Default_20_Paragraph_20_Font"><text:span text:style-name="T1">tud</text:span></text:span>i<text:span text:style-name="Default_20_Paragraph_20_Font"><text:span text:style-name="T1">ne</text:span></text:span>m <text:span text:style-name="Default_20_Paragraph_20_Font"><text:span text:style-name="T1">significant.</text:span></text:span></text:p>
      <text:p text:style-name="P4">Quod quidem ita oboriatur saepe docet experientia.<text:line-break/>Quae vero fit hujus rei oborientia cau<text:span text:style-name="Default_20_Paragraph_20_Font"><text:span text:style-name="T1">t</text:span></text:span>a explorandum.<text:line-break/>Explicatu namque difficillimum esse videtur febre cali-<text:line-break/>dissima hominem detinente sudorem frigidum oboriri-<text:line-break/>Quod itaque in aliis corporis partibus vehementem in-</text:p>
      <text:p text:style-name="P5">esse calorem, ex aliis vero sudores frigidos vacuari opor-<text:line-break/>teat, manifestum est. Calefacti siquidem fuissent, si ex<text:line-break/>partibus calidissimis. manassent. Vacuantur autem ex ea-<text:line-break/>dem cute sudores, quae frigida esse potest, flagrantibus<text:line-break/>ipsi suppositis partibus. Nam quibusdam humoribus pu-<text:line-break/>trefcentibus febres acutas fieri ostendimus.. Hi vero saepe<text:line-break/>in toto corpore, saepe etiam in vasis fotis putrescunt.<text:line-break/>Quum ergo haec duo interdum contigerint, humores qui<text:line-break/>vasis insunt putrescere et regentem solida corpora natu-<text:line-break/>ram, quae fecundum Hippocratem nativus calor est, vel<text:line-break/>pror<text:span text:style-name="Default_20_Paragraph_20_Font"><text:span text:style-name="T1">t</text:span></text:span>us exstingui vel propius ad exstinctionem accedere,<text:line-break/>quae tum ex his vacuantur, frigida percipiuntur. Ortum<text:line-break/>vero ex putredine calorem vehementissimum esse nihil<text:line-break/>prohibet; proindeque frigidus ille sudor exitiale signum<text:line-break/>est, quod in animalis corpore humorum plenitudinem<text:line-break/>exuberare prodit eo usque frigidorum, ut neque ab iu-<text:line-break/>fito , neque a febrili calore incalescant. Verum si tepi-<text:line-break/>dae ac remissiores existant febres, conceditur hominem</text:p>
      <text:p text:style-name="P5">salvum evadere, concocta longiore tempore humorum co-<text:line-break/>pia atque evicta a natura. Nam acuta febris^ et causa et<text:line-break/>signum est perniciosissimum; cau<text:span text:style-name="Default_20_Paragraph_20_Font"><text:span text:style-name="T1">t</text:span></text:span>a quidem, quandoquidem<text:line-break/>suapte natura corpora potest resolvere, signum vero, quia<text:line-break/>humorum multitudinem ostendit, quae frigidissima est,<text:line-break/>quum ne a febrili quidem calore mutetur. Quae vero<text:line-break/>acuta non est, fed moderata febris, longiore tempore a<text:line-break/>natura plenitudinem concoqui permittit; quippe quae<text:line-break/>animal dissolvere non praeoccupati Signum autem adeo<text:line-break/>perniciosum non est ac vehemens febris. Contingit enim<text:line-break/>in lenta febre, etiamsi moderate frigida plenitudo sit, eam<text:line-break/>calefactam permanere.</text:p>
      <text:h text:style-name="Heading_20_2" text:outline-level="2">XXXVHI.</text:h>
      <text:p text:style-name="P1"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qua c</text:span></text:span><text:span text:style-name="Default_20_Paragraph_20_Font"><text:span text:style-name="T8">o</text:span></text:span><text:span text:style-name="Default_20_Paragraph_20_Font"><text:span text:style-name="T1">rporis par</text:span></text:span><text:span text:style-name="Default_20_Paragraph_20_Font"><text:span text:style-name="T8">t</text:span></text:span><text:span text:style-name="Default_20_Paragraph_20_Font"><text:span text:style-name="T1">e sudor</text:span></text:span><text:span text:style-name="Default_20_Paragraph_20_Font"><text:span text:style-name="T8"> i</text:span></text:span><text:span text:style-name="Default_20_Paragraph_20_Font"><text:span text:style-name="T1">nest, ib</text:span></text:span><text:span text:style-name="Default_20_Paragraph_20_Font"><text:span text:style-name="T8">i mo</text:span></text:span><text:span text:style-name="Default_20_Paragraph_20_Font"><text:span text:style-name="T1">rbum este de-<text:line-break/>nuncia</text:span></text:span><text:span text:style-name="Default_20_Paragraph_20_Font"><text:span text:style-name="T8">t.</text:span></text:span></text:p>
      <text:p text:style-name="P4">Si morbus ad totum animalis corpus extenderetur,<text:line-break/>ex toto etiam aequabiliter fieret vacuatur. Sudores enim</text:p>
      <text:p text:style-name="P15">oboriuntur vel natura supervacanea vacuaute, quo tempore<text:line-break/>ipsi commode et utiliter. decernunt, vel etiam quod in<text:line-break/>corpore contineri. non possint, morbi ratione fiunt. Utro-<text:line-break/>Iibet autem fiant modo; partibus affectis contentam<text:line-break/>humiditatem vacuant.</text:p>
      <text:h text:style-name="Heading_20_2" text:outline-level="2">XXXIX.</text:h>
      <text:p text:style-name="P1"><text:span text:style-name="Default_20_Paragraph_20_Font"><text:span text:style-name="T1">Et qua parte corpor</text:span></text:span><text:span text:style-name="Default_20_Paragraph_20_Font"><text:span text:style-name="T8">is </text:span></text:span><text:span text:style-name="Default_20_Paragraph_20_Font"><text:span text:style-name="T1">inest calor aut faigu</text:span></text:span><text:span text:style-name="Default_20_Paragraph_20_Font"><text:span text:style-name="T8">s , i</text:span></text:span><text:span text:style-name="Default_20_Paragraph_20_Font"><text:span text:style-name="T1">bi m</text:span></text:span><text:span text:style-name="Default_20_Paragraph_20_Font"><text:span text:style-name="T8">o</text:span></text:span><text:span text:style-name="Default_20_Paragraph_20_Font"><text:span text:style-name="T1">rbus<text:line-break/>insidet.</text:span></text:span></text:p>
      <text:p text:style-name="P4">Quacunque corporis parte insignis aut calor aut frui.<text:line-break/>gus fuerit, in ea morbum esse necesse est, haec pars<text:line-break/>siquidem a naturali temperie, quae sanitas est, recessit.</text:p>
      <text:h text:style-name="Heading_20_2" text:outline-level="2">XI.</text:h>
      <text:p text:style-name="Normal"><text:span text:style-name="Default_20_Paragraph_20_Font"><text:span text:style-name="T1">A</text:span></text:span><text:span text:style-name="Default_20_Paragraph_20_Font"><text:span text:style-name="T8">t</text:span></text:span><text:span text:style-name="Default_20_Paragraph_20_Font"><text:span text:style-name="T1">que ub</text:span></text:span><text:span text:style-name="Default_20_Paragraph_20_Font"><text:span text:style-name="T8">i tot</text:span></text:span><text:span text:style-name="Default_20_Paragraph_20_Font"><text:span text:style-name="T1">o in corpore mu</text:span></text:span><text:span text:style-name="Default_20_Paragraph_20_Font"><text:span text:style-name="T8">t</text:span></text:span><text:span text:style-name="Default_20_Paragraph_20_Font"><text:span text:style-name="T1">a</text:span></text:span><text:span text:style-name="Default_20_Paragraph_20_Font"><text:span text:style-name="T8">t</text:span></text:span><text:span text:style-name="Default_20_Paragraph_20_Font"><text:span text:style-name="T1">iones c</text:span></text:span><text:span text:style-name="Default_20_Paragraph_20_Font"><text:span text:style-name="T8">o</text:span></text:span><text:span text:style-name="Default_20_Paragraph_20_Font"><text:span text:style-name="T1">n</text:span></text:span><text:span text:style-name="Default_20_Paragraph_20_Font"><text:span text:style-name="T8">ti</text:span></text:span><text:span text:style-name="Default_20_Paragraph_20_Font"><text:span text:style-name="T1">ngun</text:span></text:span><text:span text:style-name="Default_20_Paragraph_20_Font"><text:span text:style-name="T8">t, </text:span></text:span><text:span text:style-name="Default_20_Paragraph_20_Font"><text:span text:style-name="T1">a</text:span></text:span><text:span text:style-name="Default_20_Paragraph_20_Font"><text:span text:style-name="T8">q.si</text:span></text:span></text:p>
      <text:p text:style-name="P3"><text:span text:style-name="Default_20_Paragraph_20_Font"><text:span text:style-name="T1">corpus refugeretur rursumque ca</text:span></text:span>l<text:span text:style-name="Default_20_Paragraph_20_Font"><text:span text:style-name="T1">esc</text:span></text:span>it <text:span text:style-name="Default_20_Paragraph_20_Font"><text:span text:style-name="T1">vel color al</text:span></text:span>i<text:span text:style-name="Default_20_Paragraph_20_Font"><text:span text:style-name="T1">u</text:span></text:span>s <text:span text:style-name="Default_20_Paragraph_20_Font"><text:span text:style-name="T1">ex<text:line-break/>al</text:span></text:span>i<text:span text:style-name="Default_20_Paragraph_20_Font"><text:span text:style-name="T1">o or</text:span></text:span>i<text:span text:style-name="Default_20_Paragraph_20_Font"><text:span text:style-name="T1">a</text:span></text:span>t<text:span text:style-name="Default_20_Paragraph_20_Font"><text:span text:style-name="T1">ur , morb</text:span></text:span>i <text:span text:style-name="Default_20_Paragraph_20_Font"><text:span text:style-name="T1">longi</text:span></text:span>t<text:span text:style-name="Default_20_Paragraph_20_Font"><text:span text:style-name="T1">ud</text:span></text:span>i<text:span text:style-name="Default_20_Paragraph_20_Font"><text:span text:style-name="T1">nem sign</text:span></text:span>i/i<text:span text:style-name="Default_20_Paragraph_20_Font"><text:span text:style-name="T1">eat.</text:span></text:span></text:p>
      <text:p text:style-name="P4">Affectus varii semper diuturniores fiunt quam qui<text:line-break/>sunt unius modi et formae v quum natura parvo tempore<text:line-break/>multos affectus subigere et concoquere nequeat.</text:p>
      <text:h text:style-name="Heading_20_2" text:outline-level="2">XLI.</text:h>
      <text:p text:style-name="P1"><text:span text:style-name="Default_20_Paragraph_20_Font"><text:span text:style-name="T1">Qu</text:span></text:span>i <text:span text:style-name="Default_20_Paragraph_20_Font"><text:span text:style-name="T1">sud</text:span></text:span>o<text:span text:style-name="Default_20_Paragraph_20_Font"><text:span text:style-name="T1">r copi</text:span></text:span>osus <text:span text:style-name="Default_20_Paragraph_20_Font"><text:span text:style-name="T1">ex somn</text:span></text:span>o <text:span text:style-name="Default_20_Paragraph_20_Font"><text:span text:style-name="T1">c</text:span></text:span>i<text:span text:style-name="Default_20_Paragraph_20_Font"><text:span text:style-name="T1">tra man</text:span></text:span>i<text:span text:style-name="Default_20_Paragraph_20_Font"><text:span text:style-name="T1">festam causa</text:span></text:span>m<text:line-break/><text:span text:style-name="Default_20_Paragraph_20_Font"><text:span text:style-name="T1">obo</text:span></text:span>rit<text:span text:style-name="Default_20_Paragraph_20_Font"><text:span text:style-name="T1">ur, cop</text:span></text:span>io<text:span text:style-name="Default_20_Paragraph_20_Font"><text:span text:style-name="T1">siore c</text:span></text:span>i<text:span text:style-name="Default_20_Paragraph_20_Font"><text:span text:style-name="T1">bo corpu</text:span></text:span>s <text:span text:style-name="Default_20_Paragraph_20_Font"><text:span text:style-name="T1">u</text:span></text:span>ti <text:span text:style-name="Default_20_Paragraph_20_Font"><text:span text:style-name="T1">significa</text:span></text:span>t. <text:span text:style-name="Default_20_Paragraph_20_Font"><text:span text:style-name="T1">Quod si<text:line-break/>c</text:span></text:span>i<text:span text:style-name="Default_20_Paragraph_20_Font"><text:span text:style-name="T1">bum non a</text:span></text:span>dsum<text:span text:style-name="Default_20_Paragraph_20_Font"><text:span text:style-name="T1">en</text:span></text:span>ti <text:span text:style-name="Default_20_Paragraph_20_Font"><text:span text:style-name="T1">hoc acc</text:span></text:span>i<text:span text:style-name="Default_20_Paragraph_20_Font"><text:span text:style-name="T1">dat, vacuat</text:span></text:span>i o<text:span text:style-name="Default_20_Paragraph_20_Font"><text:span text:style-name="T1">ne opu</text:span></text:span>s <text:span text:style-name="Default_20_Paragraph_20_Font"><text:span text:style-name="T1">este<text:line-break/>significat,</text:span></text:span></text:p>
      <text:p text:style-name="P4">Nonnulli aphorisimum ita scribunt: qui sudor copio-<text:line-break/>fus per fomnum citra causam manifestam oboritur. Qui-<text:line-break/>dam vero absque alia quadam causa. Verum haec etiamsi<text:line-break/>non adscribantur, millies in mille textibus ab ipso prae-<text:line-break/>termissa lutelliguntur , quia licet non dicantur, a nobis</text:p>
      <text:p text:style-name="P5">tamen subaudiuntur, ut qui <text:span text:style-name="Default_20_Paragraph_20_Font"><text:span text:style-name="T1">t</text:span></text:span>emet ab ipfo didicerimus<text:line-break/>propter externam causam, non corporis affectum scquuta<text:line-break/>symptomata, nullam certam afferre praesagi tionem , quod<text:line-break/>documentum semper meminisse oportet. Quod autem in<text:line-break/>prae<text:span text:style-name="Default_20_Paragraph_20_Font"><text:span text:style-name="T1">t</text:span></text:span>enti aphorismo docetur, id in adjectione vocis, <text:span text:style-name="Default_20_Paragraph_20_Font"><text:span text:style-name="T1">eo-<text:line-break/>piosu</text:span></text:span>s., maxime consistit. Si namque sudor copiosus non<text:line-break/>esset , posset et propter virium imbecillitatem et corporis<text:line-break/>raritatem accidere. Sudoris vero copia altera duarum<text:line-break/>causarum existit propter ciborum vel recenter vel antea<text:line-break/>sumptorum in commoderationem, Quod si propter recen-<text:line-break/>ter assumptorum eduliorum abundantiam fiat, plura su-<text:line-break/>mere prohibendum , quod si propter praesumptorum mule<text:line-break/>titudinem, vacuandum esu</text:p>
      <text:h text:style-name="Heading_20_2" text:outline-level="2">XLII.</text:h>
      <text:p text:style-name="P1"><text:span text:style-name="Default_20_Paragraph_20_Font"><text:span text:style-name="T1">sudor c</text:span></text:span>o<text:span text:style-name="Default_20_Paragraph_20_Font"><text:span text:style-name="T1">p</text:span></text:span>i<text:span text:style-name="Default_20_Paragraph_20_Font"><text:span text:style-name="T1">osus, /r</text:span></text:span>i<text:span text:style-name="Default_20_Paragraph_20_Font"><text:span text:style-name="T1">g</text:span></text:span>i<text:span text:style-name="Default_20_Paragraph_20_Font"><text:span text:style-name="T1">dus au</text:span></text:span>t <text:span text:style-name="Default_20_Paragraph_20_Font"><text:span text:style-name="T1">cal</text:span></text:span>i<text:span text:style-name="Default_20_Paragraph_20_Font"><text:span text:style-name="T1">dus, semper stuens: sui-<text:line-break/>g</text:span></text:span>i<text:span text:style-name="Default_20_Paragraph_20_Font"><text:span text:style-name="T1">dus qu</text:span></text:span>i<text:span text:style-name="Default_20_Paragraph_20_Font"><text:span text:style-name="T1">dem , ma</text:span></text:span>j<text:span text:style-name="Default_20_Paragraph_20_Font"><text:span text:style-name="T1">ore</text:span></text:span>m , <text:span text:style-name="Default_20_Paragraph_20_Font"><text:span text:style-name="T1">cal</text:span></text:span>i<text:span text:style-name="Default_20_Paragraph_20_Font"><text:span text:style-name="T1">dus vero m</text:span></text:span>i<text:span text:style-name="Default_20_Paragraph_20_Font"><text:span text:style-name="T1">norem mor-<text:line-break/>bum significa</text:span></text:span>t.</text:p>
      <text:p text:style-name="P3">De sudoribus qui diebus criticis oriu<text:span text:style-name="Default_20_Paragraph_20_Font"><text:span text:style-name="T1">n</text:span></text:span>tur prius- di-<text:line-break/>ctum est, de iis vero qui toto morbi tempore citra crisin<text:line-break/>ullam apparent hoc. in aphorismo declarat: qui deteriores<text:line-break/>.quidem sudores esse frigidos , his vero minus pravos ca-<text:line-break/>lidos. Utrique siquidem plenitudinem adesse demonstrant, .<text:line-break/>fed alteri frigidam, qui et deteriores funt, alteri calidam,<text:line-break/>qui illis minus periculosi funt.</text:p>
      <text:h text:style-name="Heading_20_2" text:outline-level="2">XI.Ill.</text:h>
      <text:p text:style-name="P1"><text:span text:style-name="Default_20_Paragraph_20_Font"><text:span text:style-name="T1">Quae febre</text:span></text:span>s <text:span text:style-name="Default_20_Paragraph_20_Font"><text:span text:style-name="T1">non</text:span></text:span> i<text:span text:style-name="Default_20_Paragraph_20_Font"><text:span text:style-name="T1">nter</text:span></text:span>mitt<text:span text:style-name="Default_20_Paragraph_20_Font"><text:span text:style-name="T1">ente</text:span></text:span>s <text:span text:style-name="Default_20_Paragraph_20_Font"><text:span text:style-name="T1">ter</text:span></text:span>ti<text:span text:style-name="Default_20_Paragraph_20_Font"><text:span text:style-name="T1">o qu</text:span></text:span>o<text:span text:style-name="Default_20_Paragraph_20_Font"><text:span text:style-name="T1">que die vehe</text:span></text:span>m<text:span text:style-name="Default_20_Paragraph_20_Font"><text:span text:style-name="T1">en-<text:line-break/></text:span></text:span>no<text:span text:style-name="Default_20_Paragraph_20_Font"><text:span text:style-name="T1">re</text:span></text:span>s <text:span text:style-name="Default_20_Paragraph_20_Font"><text:span text:style-name="T1">stant , pericul</text:span></text:span>o<text:span text:style-name="Default_20_Paragraph_20_Font"><text:span text:style-name="T1">siores. Quocunque aut</text:span></text:span>e<text:span text:style-name="Default_20_Paragraph_20_Font"><text:span text:style-name="T1">m mod</text:span></text:span>o i<text:span text:style-name="Default_20_Paragraph_20_Font"><text:span text:style-name="T1">n-<text:line-break/></text:span></text:span>t<text:span text:style-name="Default_20_Paragraph_20_Font"><text:span text:style-name="T1">er</text:span></text:span>mi<text:span text:style-name="Default_20_Paragraph_20_Font"><text:span text:style-name="T1">ser</text:span></text:span>i<text:span text:style-name="Default_20_Paragraph_20_Font"><text:span text:style-name="T1">nt, ci</text:span></text:span>t<text:span text:style-name="Default_20_Paragraph_20_Font"><text:span text:style-name="T1">ra per</text:span></text:span>i<text:span text:style-name="Default_20_Paragraph_20_Font"><text:span text:style-name="T1">culu</text:span></text:span>m <text:span text:style-name="Default_20_Paragraph_20_Font"><text:span text:style-name="T1">esce significant.</text:span></text:span></text:p>
      <text:p text:style-name="P4">Quod Hippocrates verbum i<text:span text:style-name="Default_20_Paragraph_20_Font"><text:span text:style-name="T1">n</text:span></text:span>t<text:span text:style-name="Default_20_Paragraph_20_Font"><text:span text:style-name="T1">er</text:span></text:span>m<text:span text:style-name="Default_20_Paragraph_20_Font"><text:span text:style-name="T1">ittere</text:span></text:span> de accessioni-<text:line-break/>bus in apyrexiam, I. e. febris vacuitatem, desinentibus<text:line-break/>efferat, hoc in aphorismo manifestum fecit , qui accessiones<text:line-break/>quoquo modo intermittentes tertio quoque die repetentes<text:line-break/>periculo^ vacare pronunciat. Ex ipsis enim eae falae p e-</text:p>
      <text:p text:style-name="P5">riculo vacant, etiamsi vehementissimam et valde longam<text:line-break/>accessionem sortiantur. Si namque accessio brevis fuerit,<text:line-break/>ut in tertianis fit exquisitis, minore utique quam duode-<text:line-break/>cim horarum tempore circumscripta, non solum periculo<text:line-break/>vacat ejusmodi febris, sed cito etiam judicatur. Si vero<text:line-break/>longior fuerit, ut horarum, exempli gratia, octodecim,<text:line-break/>haec quoque citra periculum existit , sed tanto est diu-<text:line-break/>turnior, quanto rnajor extiterit ejus accessio, quam pro<text:line-break/>sincera tertiana. Porro ratione si quae in apyrexiam de-<text:line-break/>sinunt, eas citra periculum esse pronunciat, ut quae ne- ;<text:line-break/>que propter inflammationem aliquam fiant, neque ob ma-<text:line-break/>lignant humorum putredinem. Neutra namque harum ad<text:line-break/>apyrexiam pervenit. Quocunque igitur modo intermise-<text:line-break/>rint , periculum abesse significatur , hoc est sive vehemens<text:line-break/>sive longa fuerit accessio.</text:p>
      <text:h text:style-name="P55" text:outline-level="2">XI.Iv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s febres longae sunt, hi</text:span></text:span><text:span text:style-name="Default_20_Paragraph_20_Font"><text:span text:style-name="T8">s </text:span></text:span><text:span text:style-name="Default_20_Paragraph_20_Font"><text:span text:style-name="T1">ad ar</text:span></text:span><text:span text:style-name="Default_20_Paragraph_20_Font"><text:span text:style-name="T8">ti</text:span></text:span><text:span text:style-name="Default_20_Paragraph_20_Font"><text:span text:style-name="T1">cul</text:span></text:span><text:span text:style-name="Default_20_Paragraph_20_Font"><text:span text:style-name="T8">o</text:span></text:span><text:span text:style-name="Default_20_Paragraph_20_Font"><text:span text:style-name="T1">s tubercula vel<text:line-break/>dolore</text:span></text:span><text:span text:style-name="Default_20_Paragraph_20_Font"><text:span text:style-name="T8">s </text:span></text:span><text:span text:style-name="Default_20_Paragraph_20_Font"><text:span text:style-name="T1">oboriuntur.</text:span></text:span></text:p>
      <text:p text:style-name="P4">Haec sententia neque perpetua est, ut neque alium<text:line-break/>aliud quidquam, sed. ut plerumque contingere videtur.<text:line-break/>Ejus autem causa manifesta est: nam. propter humorum<text:line-break/>febres efficientium vel copiam vel crassitiem vel frigidi-<text:line-break/>tatem quam plurimum morbi producuntur, ipsis nimirum<text:line-break/>ad coctionem tempus postulantibus. Par igitur est et ab<text:line-break/>iis tubercula fieri et in articulos supervacanea decumbere.<text:line-break/>Sive autem per labores dolorem sive laesionem dici in-<text:line-break/>tellexerimus , uterque rationem aliquam habet intellectus.<text:line-break/>Nam utrumque apostemata, hoc est humorum decubitus et<text:line-break/>abscessus, comitatur.</text:p>
      <text:h text:style-name="Heading_20_2" text:outline-level="2">X LU</text:h>
      <text:p text:style-name="P1"><text:span text:style-name="Default_20_Paragraph_20_Font"><text:span text:style-name="T8">Q</text:span></text:span><text:span text:style-name="Default_20_Paragraph_20_Font"><text:span text:style-name="T1">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ad art</text:span></text:span><text:span text:style-name="Default_20_Paragraph_20_Font"><text:span text:style-name="T8">i</text:span></text:span><text:span text:style-name="Default_20_Paragraph_20_Font"><text:span text:style-name="T1">culo</text:span></text:span><text:span text:style-name="Default_20_Paragraph_20_Font"><text:span text:style-name="T8">s </text:span></text:span><text:span text:style-name="Default_20_Paragraph_20_Font"><text:span text:style-name="T1">tubercu</text:span></text:span><text:span text:style-name="Default_20_Paragraph_20_Font"><text:span text:style-name="T8">l</text:span></text:span><text:span text:style-name="Default_20_Paragraph_20_Font"><text:span text:style-name="T1">a au</text:span></text:span><text:span text:style-name="Default_20_Paragraph_20_Font"><text:span text:style-name="T8">t </text:span></text:span><text:span text:style-name="Default_20_Paragraph_20_Font"><text:span text:style-name="T1">dolore</text:span></text:span><text:span text:style-name="Default_20_Paragraph_20_Font"><text:span text:style-name="T8">s </text:span></text:span><text:span text:style-name="Default_20_Paragraph_20_Font"><text:span text:style-name="T1">a long</text:span></text:span><text:span text:style-name="Default_20_Paragraph_20_Font"><text:span text:style-name="T8">is </text:span></text:span><text:span text:style-name="Default_20_Paragraph_20_Font"><text:span text:style-name="T1">fabri-<text:line-break/>bus oriuntur , hi cib</text:span></text:span><text:span text:style-name="Default_20_Paragraph_20_Font"><text:span text:style-name="T8">is </text:span></text:span><text:span text:style-name="Default_20_Paragraph_20_Font"><text:span text:style-name="T1">cop</text:span></text:span><text:span text:style-name="Default_20_Paragraph_20_Font"><text:span text:style-name="T8">i</text:span></text:span><text:span text:style-name="Default_20_Paragraph_20_Font"><text:span text:style-name="T1">osio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utuntur.</text:span></text:span></text:p>
      <text:p text:style-name="P3">De iis qui ex. morbo convalescunt docet. His enim<text:line-break/>repletis plethorica excrementa maximeque ob virium im-<text:line-break/>becillitatem procreari pat est.</text:p>
      <text:h text:style-name="Heading_20_2" text:outline-level="2">XLVI.</text:h>
      <text:p text:style-name="P1"><text:span text:style-name="Default_20_Paragraph_20_Font"><text:span text:style-name="T1">s</text:span></text:span>i <text:span text:style-name="Default_20_Paragraph_20_Font"><text:span text:style-name="T1">r</text:span></text:span>i<text:span text:style-name="Default_20_Paragraph_20_Font"><text:span text:style-name="T1">g</text:span></text:span>o<text:span text:style-name="Default_20_Paragraph_20_Font"><text:span text:style-name="T1">r febre n</text:span></text:span>o<text:span text:style-name="Default_20_Paragraph_20_Font"><text:span text:style-name="T1">n</text:span></text:span> i<text:span text:style-name="Default_20_Paragraph_20_Font"><text:span text:style-name="T1">nterm</text:span></text:span>i<text:span text:style-name="Default_20_Paragraph_20_Font"><text:span text:style-name="T1">ttente aegro</text:span></text:span> j<text:span text:style-name="Default_20_Paragraph_20_Font"><text:span text:style-name="T1">am debil</text:span></text:span>i lu<text:span text:style-name="Default_20_Paragraph_20_Font"><text:span text:style-name="T1">ci-<text:line-break/>dat, letale.</text:span></text:span></text:p>
      <text:p text:style-name="P4">Non idem est dicere, si supervenerit et si invadat.<text:line-break/>lllud enim <text:span text:style-name="Default_20_Paragraph_20_Font"><text:span text:style-name="T1">supervener</text:span></text:span>i<text:span text:style-name="Default_20_Paragraph_20_Font"><text:span text:style-name="T1">t</text:span></text:span> unicum rigoris impetum, hoc<text:line-break/>vero <text:span text:style-name="Default_20_Paragraph_20_Font"><text:span text:style-name="T1">invadat</text:span></text:span> plures insultus significat. ltaque si semel<text:line-break/>rigor invaserit, nondum liquet an perniciosa an salutaris<text:line-break/>crisis scquutura sit. Potest^ enim et propter virium imbe-<text:line-break/>cillitatem exitiosum esse symptoma. Potest etiam dubia<text:line-break/>et fallax. esse judicatio, quae tamen in bonum finem de-<text:line-break/>sinat. Saepius vero si irruerit rigor, febre non internus-<text:line-break/>tente, tum id alias minime bonum est, tum in virium<text:line-break/>imbecillitate perniciosum. Nam si qua etiam vacuatus</text:p>
      <text:p text:style-name="P5">rigorem sequatur quae nullam moliatur febris intermissio--<text:line-break/>nem, utriusque ratione hominem dissolvi verisimile est,<text:line-break/>tum quia vires imbecillae rigoris concussum ferre ne-<text:line-break/>queant , tum quia vacuatione resolvuntur. Si veri, rigor<text:line-break/>folus accidat, nulla vacuatione subsequente , utroque modo<text:line-break/>fymptoma minime bonum. Etenim ut mala causa vires<text:line-break/>tentabit corporis et ut malum signum exstabit, quod ex-<text:line-break/>tremam ipsarum virium imbecillitatem indicabit, quippe<text:line-break/>quae molestos humores rigoribus vacuare consueverint,<text:line-break/>nunc autem id praestare nequeant.</text:p>
      <text:h text:style-name="Heading_20_2" text:outline-level="2">XLVll.</text:h>
      <text:p text:style-name="P1">E<text:span text:style-name="Default_20_Paragraph_20_Font"><text:span text:style-name="T1">n febr</text:span></text:span>i<text:span text:style-name="Default_20_Paragraph_20_Font"><text:span text:style-name="T1">bus n</text:span></text:span>o<text:span text:style-name="Default_20_Paragraph_20_Font"><text:span text:style-name="T1">n</text:span></text:span> i<text:span text:style-name="Default_20_Paragraph_20_Font"><text:span text:style-name="T1">nter</text:span></text:span>mi<text:span text:style-name="Default_20_Paragraph_20_Font"><text:span text:style-name="T1">ttent</text:span></text:span>i<text:span text:style-name="Default_20_Paragraph_20_Font"><text:span text:style-name="T1">bus excreatione</text:span></text:span>s <text:span text:style-name="Default_20_Paragraph_20_Font"><text:span text:style-name="T1">l</text:span></text:span>i<text:span text:style-name="Default_20_Paragraph_20_Font"><text:span text:style-name="T1">v</text:span></text:span>i<text:span text:style-name="Default_20_Paragraph_20_Font"><text:span text:style-name="T1">dae,<text:line-break/></text:span></text:span>c<text:span text:style-name="Default_20_Paragraph_20_Font"><text:span text:style-name="T1">ruentae , grave olente</text:span></text:span>s <text:span text:style-name="Default_20_Paragraph_20_Font"><text:span text:style-name="T1">e</text:span></text:span>t <text:span text:style-name="Default_20_Paragraph_20_Font"><text:span text:style-name="T1">b</text:span></text:span>i<text:span text:style-name="Default_20_Paragraph_20_Font"><text:span text:style-name="T1">l</text:span></text:span>i<text:span text:style-name="Default_20_Paragraph_20_Font"><text:span text:style-name="T1">osu</text:span></text:span>s, o<text:span text:style-name="Default_20_Paragraph_20_Font"><text:span text:style-name="T1">mne</text:span></text:span>s m<text:span text:style-name="Default_20_Paragraph_20_Font"><text:span text:style-name="T1">alae ; bene<text:line-break/></text:span></text:span>t<text:span text:style-name="Default_20_Paragraph_20_Font"><text:span text:style-name="T1">amen si pr</text:span></text:span>o<text:span text:style-name="Default_20_Paragraph_20_Font"><text:span text:style-name="T1">dean</text:span></text:span>t , <text:span text:style-name="Default_20_Paragraph_20_Font"><text:span text:style-name="T1">bonae , </text:span></text:span>t<text:span text:style-name="Default_20_Paragraph_20_Font"><text:span text:style-name="T1">um per alvi excret</text:span></text:span>io<text:span text:style-name="Default_20_Paragraph_20_Font"><text:span text:style-name="T1">ne</text:span></text:span>s<text:line-break/><text:span text:style-name="Default_20_Paragraph_20_Font"><text:span text:style-name="T1">tu</text:span></text:span>m <text:span text:style-name="Default_20_Paragraph_20_Font"><text:span text:style-name="T1">per ur</text:span></text:span>i<text:span text:style-name="Default_20_Paragraph_20_Font"><text:span text:style-name="T1">na</text:span></text:span>s. <text:span text:style-name="Default_20_Paragraph_20_Font"><text:span text:style-name="T1">At si qu</text:span></text:span>i<text:span text:style-name="Default_20_Paragraph_20_Font"><text:span text:style-name="T1">d e</text:span></text:span>o<text:span text:style-name="Default_20_Paragraph_20_Font"><text:span text:style-name="T1">rum quae n</text:span></text:span>o<text:span text:style-name="Default_20_Paragraph_20_Font"><text:span text:style-name="T1">n iuvan</text:span></text:span>t <text:span text:style-name="Default_20_Paragraph_20_Font"><text:span text:style-name="T1">per<text:line-break/>haec loca excerna</text:span></text:span>t<text:span text:style-name="Default_20_Paragraph_20_Font"><text:span text:style-name="T1">ur, </text:span></text:span>m<text:span text:style-name="Default_20_Paragraph_20_Font"><text:span text:style-name="T1">alu</text:span></text:span>m.</text:p>
      <text:p text:style-name="P3">Forte decebat doctrinam aphoristicam dici compen-<text:line-break/>diosius , omnes pravas excretiones commode prodeuntes ad<text:line-break/>bonum exitum pervenire. Ita tamen non loquutus est<text:line-break/>Hippocrates, sed primum quidem trium excretionis gene-<text:line-break/>rum meminit, tum ejus quae per os fit tum ejus quae<text:line-break/>per deiectiones et ejus quae per urinas, deinde illius quae<text:line-break/>per os fit magis particulatim. Non enim simpliciter dixit<text:line-break/>pravas excretiones commode exeuntes bonas esse, sed spe-<text:line-break/>ciatiru earum meminit his verbis, <text:span text:style-name="Default_20_Paragraph_20_Font"><text:span text:style-name="T1">liv</text:span></text:span>i<text:span text:style-name="Default_20_Paragraph_20_Font"><text:span text:style-name="T1">dae, cruentae, sue-<text:line-break/>tidac et b</text:span></text:span>i<text:span text:style-name="Default_20_Paragraph_20_Font"><text:span text:style-name="T1">l</text:span></text:span>iosus. Porro una quaedam est communis hisce<text:line-break/>omnibus ratio , malas vacuationes pravarum affectionum<text:line-break/>signa existere ; ac saepe quidem ejusmodi excretiones eo-<text:line-break/>dem modo fiunt quo putridis in ulceribus, a quibus sa-<text:line-break/>nies defluit, quae affectum nihil juvat, nonnunquam vero<text:line-break/>in pus ex ruptu abscessu, quod belle .partem affectam<text:line-break/>expurgat. Quod vero bene et commode excernatur, ma-<text:line-break/>xima sunt et certa indicia coctio et ferendi facilitas seu<text:line-break/>levatio , quibuscum numeratur morbi species et anni</text:p>
      <text:p text:style-name="P5">tempestas et regio et aegrotantis tum aetas tum natura.<text:line-break/>Quod autem ad finem est aphorismi, duobus modis sicri-<text:line-break/>ptum invenitur. In quibusdam exemplaribus ut supra<text:line-break/>fcriptum est : <text:span text:style-name="Default_20_Paragraph_20_Font"><text:span text:style-name="T1">a</text:span></text:span><text:span text:style-name="Default_20_Paragraph_20_Font"><text:span text:style-name="T8">t </text:span></text:span><text:span text:style-name="Default_20_Paragraph_20_Font"><text:span text:style-name="T1">si qu</text:span></text:span>i<text:span text:style-name="Default_20_Paragraph_20_Font"><text:span text:style-name="T1">d e</text:span></text:span>o<text:span text:style-name="Default_20_Paragraph_20_Font"><text:span text:style-name="T1">ru</text:span></text:span>m <text:span text:style-name="Default_20_Paragraph_20_Font"><text:span text:style-name="T1">quae non conferunt ex</text:span></text:span>-t<text:line-break/><text:span text:style-name="Default_20_Paragraph_20_Font"><text:span text:style-name="T1">cernatur. </text:span></text:span>In quibusdam vero sine negante particula, <text:span text:style-name="Default_20_Paragraph_20_Font"><text:span text:style-name="T1">n</text:span></text:span>o<text:span text:style-name="Default_20_Paragraph_20_Font"><text:span text:style-name="T1">n,<text:line-break/></text:span></text:span>hoc modo: <text:span text:style-name="Default_20_Paragraph_20_Font"><text:span text:style-name="T1">si vero coru</text:span></text:span>m <text:span text:style-name="Default_20_Paragraph_20_Font"><text:span text:style-name="T1">quae conferun</text:span></text:span>t <text:span text:style-name="Default_20_Paragraph_20_Font"><text:span text:style-name="T1">al</text:span></text:span>i<text:span text:style-name="Default_20_Paragraph_20_Font"><text:span text:style-name="T1">quid excerna-<text:line-break/>tur. </text:span></text:span>Secundum priorem lectionem talis erit orationis<text:line-break/>sententia: si quid eorum quae non conferunt vacuari vi-<text:line-break/>deatur,. minime bonum. Ex posteriore vero scriptura ta-<text:line-break/>lis erit <text:span text:style-name="Default_20_Paragraph_20_Font"><text:span text:style-name="T1">t</text:span></text:span>en<text:span text:style-name="Default_20_Paragraph_20_Font"><text:span text:style-name="T1">t</text:span></text:span>us: si quid autem eorum quae animali confe-<text:line-break/>runt et familiaria funt excernatur, non est bonum. Ita-<text:line-break/>que prior lectio praestantior esu</text:p>
      <text:h text:style-name="Heading_20_2" text:outline-level="2">XLVlsu</text:h>
      <text:p text:style-name="P1"><text:span text:style-name="Default_20_Paragraph_20_Font"><text:span text:style-name="T8">E</text:span></text:span><text:span text:style-name="Default_20_Paragraph_20_Font"><text:span text:style-name="T1">n subr</text:span></text:span><text:span text:style-name="Default_20_Paragraph_20_Font"><text:span text:style-name="T8">is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non</text:span></text:span><text:span text:style-name="Default_20_Paragraph_20_Font"><text:span text:style-name="T8"> i</text:span></text:span><text:span text:style-name="Default_20_Paragraph_20_Font"><text:span text:style-name="T1">ntermitten</text:span></text:span><text:span text:style-name="Default_20_Paragraph_20_Font"><text:span text:style-name="T8">t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si par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s </text:span></text:span><text:span text:style-name="Default_20_Paragraph_20_Font"><text:span text:style-name="T1">quidem externae<text:line-break/></text:span></text:span><text:span text:style-name="Default_20_Paragraph_20_Font"><text:span text:style-name="T8">ful</text:span></text:span><text:span text:style-name="Default_20_Paragraph_20_Font"><text:span text:style-name="T1">g</text:span></text:span>i<text:span text:style-name="Default_20_Paragraph_20_Font"><text:span text:style-name="T1">dae sin</text:span></text:span><text:span text:style-name="Default_20_Paragraph_20_Font"><text:span text:style-name="T8">t, i</text:span></text:span><text:span text:style-name="Default_20_Paragraph_20_Font"><text:span text:style-name="T1">n</text:span></text:span><text:span text:style-name="Default_20_Paragraph_20_Font"><text:span text:style-name="T8">t</text:span></text:span><text:span text:style-name="Default_20_Paragraph_20_Font"><text:span text:style-name="T1">ernae vero urantur et siti vexentur,<text:line-break/>letale est.</text:span></text:span></text:p>
      <text:p text:style-name="P3">Explorandum est utrum etiam in intermittente febre<text:line-break/>commemorata symptomata fieri possint. Perniciosis siqui-<text:line-break/>dem dumtaxat ardentibus febribus accidere .videntur aut<text:line-break/>si aliter libeat vocitare, malignissimis, veluti lipyriis.<text:line-break/>Nulla vero febris alia profundum corpus perurit cute<text:line-break/>inalgefcente. Neque enim mitior febris ardens, neque<text:line-break/>tertiana, quae duae febrium omnium funt calidissimae.<text:line-break/>Videtur itaque non distinctionis gratia illud aphori<text:span text:style-name="Default_20_Paragraph_20_Font"><text:span text:style-name="T1">s</text:span></text:span>mo ad-<text:line-break/>jectum fuisse, in febribus non intermittentibus, sed lo-<text:line-break/>quutionem protulisse huic coinciden<text:span text:style-name="Default_20_Paragraph_20_Font"><text:span text:style-name="T1">t</text:span></text:span> spinae vertebrae non<text:line-break/>quod in alia corporis parte sint vertebrae, fed quasi ita<text:line-break/>diceretur. Vertebrae quibus hoc inest, ut in .spina sint,<text:line-break/>ita et nunc Hippocrati^ textui accipiemus. Si altum<text:line-break/>corpus exuratur, cute perfrigerata , letale efi. Hoc autem<text:line-break/>oboritur nonnullis in febribus non intermittentibus. At<text:line-break/>hujus rei talis est caula. Quum vehemens aliqua inflant-<text:line-break/>matlu aut erysipelas in aliqua profunda corporis parte<text:line-break/>constiterit , universus ex toto corpore fanguis in partem</text:p>
      <text:p text:style-name="P3">affectam trahitur, atque ideo uruntur profunda; cutis au-<text:line-break/>tem perfrigeratur, quemadmodum uin primis febrium lu-<text:line-break/>fustibus.</text:p>
      <text:h text:style-name="Heading_20_2" text:outline-level="2">XI.1X.</text:h>
      <text:p text:style-name="P1"><text:span text:style-name="Default_20_Paragraph_20_Font"><text:span text:style-name="T8">I</text:span></text:span><text:span text:style-name="Default_20_Paragraph_20_Font"><text:span text:style-name="T1">n fabre non</text:span></text:span><text:span text:style-name="Default_20_Paragraph_20_Font"><text:span text:style-name="T8"> i</text:span></text:span><text:span text:style-name="Default_20_Paragraph_20_Font"><text:span text:style-name="T1">n</text:span></text:span><text:span text:style-name="Default_20_Paragraph_20_Font"><text:span text:style-name="T8">t</text:span></text:span><text:span text:style-name="Default_20_Paragraph_20_Font"><text:span text:style-name="T1">er</text:span></text:span><text:span text:style-name="Default_20_Paragraph_20_Font"><text:span text:style-name="T8">mitt</text:span></text:span><text:span text:style-name="Default_20_Paragraph_20_Font"><text:span text:style-name="T1">ente si</text:span></text:span><text:span text:style-name="Default_20_Paragraph_20_Font"><text:span text:style-name="T8"> l</text:span></text:span><text:span text:style-name="Default_20_Paragraph_20_Font"><text:span text:style-name="T1">abru</text:span></text:span><text:span text:style-name="Default_20_Paragraph_20_Font"><text:span text:style-name="T8">m 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palpebra au</text:span></text:span><text:span text:style-name="Default_20_Paragraph_20_Font"><text:span text:style-name="T8">t su-<text:line-break/></text:span></text:span><text:span text:style-name="Default_20_Paragraph_20_Font"><text:span text:style-name="T1">perc</text:span></text:span><text:span text:style-name="Default_20_Paragraph_20_Font"><text:span text:style-name="T8">ili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aut oculu</text:span></text:span><text:span text:style-name="Default_20_Paragraph_20_Font"><text:span text:style-name="T8">s </text:span></text:span><text:span text:style-name="Default_20_Paragraph_20_Font"><text:span text:style-name="T1">aut. nasu</text:span></text:span><text:span text:style-name="Default_20_Paragraph_20_Font"><text:span text:style-name="T8">s </text:span></text:span><text:span text:style-name="Default_20_Paragraph_20_Font"><text:span text:style-name="T1">perver</text:span></text:span><text:span text:style-name="Default_20_Paragraph_20_Font"><text:span text:style-name="T8">t</text:span></text:span><text:span text:style-name="Default_20_Paragraph_20_Font"><text:span text:style-name="T1">atur, si non vi-<text:line-break/>dea</text:span></text:span><text:span text:style-name="Default_20_Paragraph_20_Font"><text:span text:style-name="T8">t , </text:span></text:span><text:span text:style-name="Default_20_Paragraph_20_Font"><text:span text:style-name="T1">si non aud</text:span></text:span><text:span text:style-name="Default_20_Paragraph_20_Font"><text:span text:style-name="T8">i</text:span></text:span><text:span text:style-name="Default_20_Paragraph_20_Font"><text:span text:style-name="T1">at, </text:span></text:span><text:span text:style-name="Default_20_Paragraph_20_Font"><text:span text:style-name="T8">im</text:span></text:span><text:span text:style-name="Default_20_Paragraph_20_Font"><text:span text:style-name="T1">bec</text:span></text:span><text:span text:style-name="Default_20_Paragraph_20_Font"><text:span text:style-name="T8">i</text:span></text:span><text:span text:style-name="Default_20_Paragraph_20_Font"><text:span text:style-name="T1">llo jam c</text:span></text:span><text:span text:style-name="Default_20_Paragraph_20_Font"><text:span text:style-name="T8">o</text:span></text:span><text:span text:style-name="Default_20_Paragraph_20_Font"><text:span text:style-name="T1">rp</text:span></text:span><text:span text:style-name="Default_20_Paragraph_20_Font"><text:span text:style-name="T8">o</text:span></text:span><text:span text:style-name="Default_20_Paragraph_20_Font"><text:span text:style-name="T1">re, quidquid^<text:line-break/>horum acc</text:span></text:span><text:span text:style-name="Default_20_Paragraph_20_Font"><text:span text:style-name="T8">i</text:span></text:span><text:span text:style-name="Default_20_Paragraph_20_Font"><text:span text:style-name="T1">der</text:span></text:span><text:span text:style-name="Default_20_Paragraph_20_Font"><text:span text:style-name="T8">it, mo</text:span></text:span><text:span text:style-name="Default_20_Paragraph_20_Font"><text:span text:style-name="T1">r</text:span></text:span><text:span text:style-name="Default_20_Paragraph_20_Font"><text:span text:style-name="T8">s </text:span></text:span><text:span text:style-name="Default_20_Paragraph_20_Font"><text:span text:style-name="T1">prox</text:span></text:span><text:span text:style-name="Default_20_Paragraph_20_Font"><text:span text:style-name="T8">im</text:span></text:span><text:span text:style-name="Default_20_Paragraph_20_Font"><text:span text:style-name="T1">a.</text:span></text:span></text:p>
      <text:p text:style-name="P1">.. Perversiones partium fiunt, quum nervi ad eas per-<text:line-break/>recti tenduntur et ad sua principia contrahuntur. Atque<text:line-break/>ipsa tensio et inflammationes et scicrhos et siccitates et<text:line-break/>persrigerationes immoderatas sequitur. Haec autem gratia<text:line-break/>rutu, quum prope nervorum originem constituta fuerint.<text:line-break/>Quare quum febris continua fuerit aegerque debilis, pro-<text:line-break/>ximam esse mortem merito augurandum est, multoque</text:p>
      <text:p text:style-name="P5">magis , quum aut aeger non audit aut non videt, propter<text:line-break/>fenfitricis facultatis imbecillitatem.</text:p>
      <text:h text:style-name="Heading_20_2" text:outline-level="2"><text:bookmark-start text:name="bookmark80"/><text:span text:style-name="Default_20_Paragraph_20_Font">L.</text:span><text:bookmark-end text:name="bookmark80"/></text:h>
      <text:p text:style-name="P1"><text:span text:style-name="Default_20_Paragraph_20_Font"><text:span text:style-name="T1">Qu</text:span></text:span>i<text:span text:style-name="Default_20_Paragraph_20_Font"><text:span text:style-name="T1">buscunque</text:span></text:span> i<text:span text:style-name="Default_20_Paragraph_20_Font"><text:span text:style-name="T1">n febre non interm</text:span></text:span>it<text:span text:style-name="Default_20_Paragraph_20_Font"><text:span text:style-name="T1">ten</text:span></text:span>t<text:span text:style-name="Default_20_Paragraph_20_Font"><text:span text:style-name="T1">e sp</text:span></text:span>i<text:span text:style-name="Default_20_Paragraph_20_Font"><text:span text:style-name="T1">randi d</text:span></text:span>i<text:span text:style-name="Default_20_Paragraph_20_Font"><text:span text:style-name="T1">j</text:span></text:span>/i<text:span text:style-name="Default_20_Paragraph_20_Font"><text:span text:style-name="T1">cul-<text:line-break/></text:span></text:span>t<text:span text:style-name="Default_20_Paragraph_20_Font"><text:span text:style-name="T1">a</text:span></text:span>s <text:span text:style-name="Default_20_Paragraph_20_Font"><text:span text:style-name="T1">et del</text:span></text:span>i<text:span text:style-name="Default_20_Paragraph_20_Font"><text:span text:style-name="T1">r</text:span></text:span>i<text:span text:style-name="Default_20_Paragraph_20_Font"><text:span text:style-name="T1">um acc</text:span></text:span>i<text:span text:style-name="Default_20_Paragraph_20_Font"><text:span text:style-name="T1">der</text:span></text:span>i<text:span text:style-name="Default_20_Paragraph_20_Font"><text:span text:style-name="T1">t</text:span></text:span>, l<text:span text:style-name="Default_20_Paragraph_20_Font"><text:span text:style-name="T1">etale.</text:span></text:span></text:p>
      <text:p text:style-name="P4">Fit interdum ob unicam causam utraque et spirandi<text:line-break/>difficultas et deliratio affecto cerebro , tuncque apparet<text:line-break/>spiritus, ut ipfe in prognostico pronunciat, et magnus ex<text:line-break/>multo intervallo haustus , hoc est magnus et rarus. Potest<text:line-break/>etiam propter aliquem partium respirationi inservientium<text:line-break/>affectum fieri spirandi difficultas. Etenim pleuritides et<text:line-break/>peripneumoniae et ceterae thoracis et pulmonis affectiones<text:line-break/>fpirandi difficultatem efficiunt. Haec autem omnia peri-<text:line-break/>culofa fiunt, adiuncta praesertim febre continua. Nam<text:line-break/>semper cum ejusmodi febre fieri consueverunt. Quare et</text:p>
      <text:p text:style-name="P5">hic verba illa in febre non intermittente eadem ratione<text:line-break/>dicta esse videntur, qua in aphorismo praecedente.</text:p>
      <text:h text:style-name="Heading_20_2" text:outline-level="2"><text:bookmark-start text:name="bookmark82"/><text:span text:style-name="Default_20_Paragraph_20_Font">LI.</text:span><text:bookmark-end text:name="bookmark82"/></text:h>
      <text:p text:style-name="P1"><text:span text:style-name="Default_20_Paragraph_20_Font"><text:span text:style-name="T1">Qu</text:span></text:span>i <text:span text:style-name="Default_20_Paragraph_20_Font"><text:span text:style-name="T1">per febre</text:span></text:span>s <text:span text:style-name="Default_20_Paragraph_20_Font"><text:span text:style-name="T1">absce</text:span></text:span>ssus <text:span text:style-name="Default_20_Paragraph_20_Font"><text:span text:style-name="T1">non solvun</text:span></text:span>t<text:span text:style-name="Default_20_Paragraph_20_Font"><text:span text:style-name="T1">ur, </text:span></text:span>m<text:span text:style-name="Default_20_Paragraph_20_Font"><text:span text:style-name="T1">orbi l</text:span></text:span>o<text:span text:style-name="Default_20_Paragraph_20_Font"><text:span text:style-name="T1">ng</text:span></text:span>i<text:span text:style-name="Default_20_Paragraph_20_Font"><text:span text:style-name="T1">tud</text:span></text:span>i-<text:line-break/><text:span text:style-name="Default_20_Paragraph_20_Font"><text:span text:style-name="T1">mem significant.</text:span></text:span></text:p>
      <text:p text:style-name="Normal">. .</text:p>
      <text:p text:style-name="P4">lta dilucida est oratio ut fortassis Hippocrate non<text:line-break/>indigeat; fatis enim ex eo ipso quod primis diebus criti-<text:line-break/>cis non solvantur constat hujusmodi affectus fore diuturnos.</text:p>
      <text:h text:style-name="Heading_20_2" text:outline-level="2"><text:bookmark-start text:name="bookmark84"/><text:span text:style-name="Default_20_Paragraph_20_Font">LU.</text:span><text:bookmark-end text:name="bookmark84"/></text:h>
      <text:p text:style-name="P1">Q<text:span text:style-name="Default_20_Paragraph_20_Font"><text:span text:style-name="T1">u</text:span></text:span>i<text:span text:style-name="Default_20_Paragraph_20_Font"><text:span text:style-name="T1">bu</text:span></text:span>s i<text:span text:style-name="Default_20_Paragraph_20_Font"><text:span text:style-name="T1">n febr</text:span></text:span>i<text:span text:style-name="Default_20_Paragraph_20_Font"><text:span text:style-name="T1">bu</text:span></text:span>s <text:span text:style-name="Default_20_Paragraph_20_Font"><text:span text:style-name="T1">au</text:span></text:span>t <text:span text:style-name="Default_20_Paragraph_20_Font"><text:span text:style-name="T1">al</text:span></text:span>i<text:span text:style-name="Default_20_Paragraph_20_Font"><text:span text:style-name="T1">i</text:span></text:span>s <text:span text:style-name="Default_20_Paragraph_20_Font"><text:span text:style-name="T1">m</text:span></text:span>o<text:span text:style-name="Default_20_Paragraph_20_Font"><text:span text:style-name="T1">rbu</text:span></text:span>s o<text:span text:style-name="Default_20_Paragraph_20_Font"><text:span text:style-name="T1">cu</text:span></text:span>li <text:span text:style-name="Default_20_Paragraph_20_Font"><text:span text:style-name="T1">ex volun</text:span></text:span>t<text:span text:style-name="Default_20_Paragraph_20_Font"><text:span text:style-name="T1">a</text:span></text:span>t<text:span text:style-name="Default_20_Paragraph_20_Font"><text:span text:style-name="T1">e<text:line-break/></text:span></text:span>i<text:span text:style-name="Default_20_Paragraph_20_Font"><text:span text:style-name="T1">llacr</text:span></text:span>y<text:span text:style-name="Default_20_Paragraph_20_Font"><text:span text:style-name="T1">mant, n</text:span></text:span>i<text:span text:style-name="Default_20_Paragraph_20_Font"><text:span text:style-name="T1">bst absurdum; qu</text:span></text:span>i<text:span text:style-name="Default_20_Paragraph_20_Font"><text:span text:style-name="T1">bu</text:span></text:span>s <text:span text:style-name="Default_20_Paragraph_20_Font"><text:span text:style-name="T1">ver</text:span></text:span>o <text:span text:style-name="Default_20_Paragraph_20_Font"><text:span text:style-name="T1">prae</text:span></text:span>t<text:span text:style-name="Default_20_Paragraph_20_Font"><text:span text:style-name="T1">er vo-<text:line-break/>lunta</text:span></text:span>t<text:span text:style-name="Default_20_Paragraph_20_Font"><text:span text:style-name="T1">e</text:span></text:span>m, <text:span text:style-name="Default_20_Paragraph_20_Font"><text:span text:style-name="T1">absurd</text:span></text:span>i<text:span text:style-name="Default_20_Paragraph_20_Font"><text:span text:style-name="T1">u</text:span></text:span>s.</text:p>
      <text:p text:style-name="P4">In prognostico quoque dixerat lacrymari bonum si-<text:line-break/>gn<text:span text:style-name="Default_20_Paragraph_20_Font"><text:span text:style-name="T1">n</text:span></text:span>m non esse, quando scilicet oculus nullo peculiari ac</text:p>
      <text:p text:style-name="P5">proprio morbo laborat, ut ophthalmia, ut palpebrarum<text:line-break/>scabritie aut simili. Certa namque facultatis retentricis<text:line-break/>debilitas indicatur, quum nullo ejusmodi oculorum affectu<text:line-break/>aegri lacrimantur. Porro non recte scriptum est abfur-<text:line-break/>dius comparative. Rectius enim fuisset absurdum absolute<text:line-break/>dicere , quae primi potius. hibliographi quam Hippocratis<text:line-break/>menda esse videtur.</text:p>
      <text:h text:style-name="Heading_20_2" text:outline-level="2"><text:bookmark-start text:name="bookmark86"/><text:span text:style-name="Default_20_Paragraph_20_Font">LllI.</text:span><text:bookmark-end text:name="bookmark86"/></text:h>
      <text:p text:style-name="P16"><text:span text:style-name="Default_20_Paragraph_20_Font"><text:span text:style-name="T1">Quibu</text:span></text:span>s -<text:span text:style-name="Default_20_Paragraph_20_Font"><text:span text:style-name="T1">per fabre</text:span></text:span>s <text:span text:style-name="Default_20_Paragraph_20_Font"><text:span text:style-name="T1">dent</text:span></text:span>i<text:span text:style-name="Default_20_Paragraph_20_Font"><text:span text:style-name="T1">bu</text:span></text:span>s <text:span text:style-name="Default_20_Paragraph_20_Font"><text:span text:style-name="T1">len</text:span></text:span>io<text:span text:style-name="Default_20_Paragraph_20_Font"><text:span text:style-name="T1">res adnascun</text:span></text:span>t<text:span text:style-name="Default_20_Paragraph_20_Font"><text:span text:style-name="T1">ur, vchemen-<text:line-break/>t</text:span></text:span>i<text:span text:style-name="Default_20_Paragraph_20_Font"><text:span text:style-name="T1">ores febre</text:span></text:span>s <text:span text:style-name="Default_20_Paragraph_20_Font"><text:span text:style-name="T1">redduntur.</text:span></text:span></text:p>
      <text:p text:style-name="P17">Neque enim hujusmodi lentores et findes sine eo-<text:line-break/>pro<text:span text:style-name="Default_20_Paragraph_20_Font"><text:span text:style-name="T1">t</text:span></text:span>o calore pituitosiorem humiditatem exsiccante oboriri<text:line-break/>queu<text:span text:style-name="Default_20_Paragraph_20_Font"><text:span text:style-name="T1">n</text:span></text:span>t..</text:p>
      <text:h text:style-name="P55" text:outline-level="2"><text:bookmark-start text:name="bookmark88"/><text:span text:style-name="Default_20_Paragraph_20_Font">LIV.</text:span><text:bookmark-end text:name="bookmark88"/></text:h>
      <text:p text:style-name="P1"><text:span text:style-name="Default_20_Paragraph_20_Font"><text:span text:style-name="T1">Qu</text:span></text:span>os <text:span text:style-name="Default_20_Paragraph_20_Font"><text:span text:style-name="T1">in febr</text:span></text:span>i<text:span text:style-name="Default_20_Paragraph_20_Font"><text:span text:style-name="T1">bu</text:span></text:span>s <text:span text:style-name="Default_20_Paragraph_20_Font"><text:span text:style-name="T1">ardent</text:span></text:span>i<text:span text:style-name="Default_20_Paragraph_20_Font"><text:span text:style-name="T1">bu</text:span></text:span>s <text:span text:style-name="Default_20_Paragraph_20_Font"><text:span text:style-name="T1">pleru</text:span></text:span>m<text:span text:style-name="Default_20_Paragraph_20_Font"><text:span text:style-name="T1">que tusse</text:span></text:span>s <text:span text:style-name="Default_20_Paragraph_20_Font"><text:span text:style-name="T1">aridae leni-<text:line-break/>ter proruant, ii n</text:span></text:span>o<text:span text:style-name="Default_20_Paragraph_20_Font"><text:span text:style-name="T1">n ad</text:span></text:span>m<text:span text:style-name="Default_20_Paragraph_20_Font"><text:span text:style-name="T1">odu</text:span></text:span>m siti<text:span text:style-name="Default_20_Paragraph_20_Font"><text:span text:style-name="T1">culosi sunt. ,</text:span></text:span></text:p>
      <text:p text:style-name="P18">Siccas se<text:span text:style-name="Default_20_Paragraph_20_Font"><text:span text:style-name="T1">n</text:span></text:span> aridas tusses nominant quibus nihil ex-<text:line-break/>spuitur. Hae vero interdum quidem ob fpirabilium in-<text:line-break/>strumentorum intemperiem oboriuntur, interdum vero<text:line-break/>faucium asperitate vel etiam aliquo tenui et pauco hu-<text:line-break/>more destillante. Quidquid horum acciderit, quodammodo<text:line-break/>irrigantur loci qui ad asperam arteriam porriguntur, pro-<text:line-break/>ptereaque minus siticulosi fiunt. Si namque sula sit afpe- t<text:line-break/>tritas, propter eum -qui tussi concitatur motum, ex vicinis<text:line-break/>locis humor quidam attrahitur; sic etiam si sula fuerit<text:line-break/>intemperies.</text:p>
      <text:h text:style-name="Heading_20_2" text:outline-level="2"><text:bookmark-start text:name="bookmark90"/><text:span text:style-name="Default_20_Paragraph_20_Font">LV.</text:span><text:bookmark-end text:name="bookmark90"/></text:h>
      <text:p text:style-name="Normal"><text:span text:style-name="Default_20_Paragraph_20_Font"><text:span text:style-name="T1">Ex bubon</text:span></text:span>i<text:span text:style-name="Default_20_Paragraph_20_Font"><text:span text:style-name="T1">bu</text:span></text:span>s <text:span text:style-name="Default_20_Paragraph_20_Font"><text:span text:style-name="T1">fabre</text:span></text:span>s <text:span text:style-name="Default_20_Paragraph_20_Font"><text:span text:style-name="T1">omne</text:span></text:span>s <text:span text:style-name="Default_20_Paragraph_20_Font"><text:span text:style-name="T1">malae , praeter alaria</text:span></text:span>s.</text:p>
      <text:p text:style-name="P3">Diariae febres omnes ab ipso vocantur quaecunque<text:line-break/>fecundum <text:span text:style-name="Default_20_Paragraph_20_Font"><text:span text:style-name="T1">t</text:span></text:span>uam naturam unicum diem perdurant. Tales<text:line-break/>autem sunt quae ex bubonibus oriuntur, quum ex causis<text:line-break/>evidentibus consistunt. Alios vero bubones, qui sine cau<text:span text:style-name="Default_20_Paragraph_20_Font"><text:span text:style-name="T1">t</text:span></text:span>a<text:line-break/>manifesta . proveniunt , verisimile est una cum viscerum<text:line-break/>inflammationibus invadere , ideoque febres .una eum ipsis<text:line-break/>bubonibus obortas malas esse.</text:p>
      <text:h text:style-name="Heading_20_2" text:outline-level="2">LVI.</text:h>
      <text:p text:style-name="P1">.F<text:span text:style-name="Default_20_Paragraph_20_Font"><text:span text:style-name="T1">ebr</text:span></text:span>ici<text:span text:style-name="Default_20_Paragraph_20_Font"><text:span text:style-name="T1">tant</text:span></text:span>i <text:span text:style-name="Default_20_Paragraph_20_Font"><text:span text:style-name="T1">succeden</text:span></text:span>s .<text:span text:style-name="Default_20_Paragraph_20_Font"><text:span text:style-name="T1">sud</text:span></text:span>o<text:span text:style-name="Default_20_Paragraph_20_Font"><text:span text:style-name="T1">r non de</text:span></text:span>ii<text:span text:style-name="Default_20_Paragraph_20_Font"><text:span text:style-name="T1">ciente sebrc ma-<text:line-break/>lum; pr</text:span></text:span>o<text:span text:style-name="Default_20_Paragraph_20_Font"><text:span text:style-name="T1">r</text:span></text:span>o<text:span text:style-name="Default_20_Paragraph_20_Font"><text:span text:style-name="T1">ga</text:span></text:span>t<text:span text:style-name="Default_20_Paragraph_20_Font"><text:span text:style-name="T1">ur en</text:span></text:span>i<text:span text:style-name="Default_20_Paragraph_20_Font"><text:span text:style-name="T1">t</text:span></text:span>us m<text:span text:style-name="Default_20_Paragraph_20_Font"><text:span text:style-name="T1">orbu</text:span></text:span>s <text:span text:style-name="Default_20_Paragraph_20_Font"><text:span text:style-name="T1">hum</text:span></text:span>o<text:span text:style-name="Default_20_Paragraph_20_Font"><text:span text:style-name="T1">remque cop</text:span></text:span>io<text:span text:style-name="Default_20_Paragraph_20_Font"><text:span text:style-name="T1">siore</text:span></text:span>m<text:line-break/><text:span text:style-name="Default_20_Paragraph_20_Font"><text:span text:style-name="T1">significat.</text:span></text:span></text:p>
      <text:p text:style-name="P4">Hunc aphorifmum cum quadragesimo secundo paulo<text:line-break/>ante pronunciato coniungi oportuit, in quo dicebat: su-<text:line-break/><text:span text:style-name="Default_20_Paragraph_20_Font"><text:span text:style-name="T1">dor cop</text:span></text:span>i<text:span text:style-name="Default_20_Paragraph_20_Font"><text:span text:style-name="T1">osu</text:span></text:span>s, <text:span text:style-name="Default_20_Paragraph_20_Font"><text:span text:style-name="T1">fulg</text:span></text:span>i<text:span text:style-name="Default_20_Paragraph_20_Font"><text:span text:style-name="T1">du</text:span></text:span>s <text:span text:style-name="Default_20_Paragraph_20_Font"><text:span text:style-name="T1">aut calidu</text:span></text:span>s <text:span text:style-name="Default_20_Paragraph_20_Font"><text:span text:style-name="T1">semper sa</text:span></text:span>l<text:span text:style-name="Default_20_Paragraph_20_Font"><text:span text:style-name="T1">en</text:span></text:span>s. sisse<text:line-break/>vero et quo pacto ejusmodi sudorem dixerit malum esse<text:line-break/>et quam ob causam indicavit. Malus itaque existit, quis</text:p>
      <text:p text:style-name="P5">cum eo quod morbum non salvat ipsimi etiam prorogari<text:line-break/>significat. causam vero longitudinis temporis seu proro-<text:line-break/>gationis copiosam humiditatem esse profert, quam quum<text:line-break/>longiori tempore discutiat et concoquat natura, morbum<text:line-break/>prorogari necesse est.</text:p>
      <text:h text:style-name="Heading_20_2" text:outline-level="2">LVII.</text:h>
      <text:p text:style-name="P1"><text:span text:style-name="Default_20_Paragraph_20_Font"><text:span text:style-name="T1">Convulsione aut</text:span></text:span><text:span text:style-name="Default_20_Paragraph_20_Font"><text:span text:style-name="T8"> t</text:span></text:span><text:span text:style-name="Default_20_Paragraph_20_Font"><text:span text:style-name="T1">e</text:span></text:span>t<text:span text:style-name="Default_20_Paragraph_20_Font"><text:span text:style-name="T1">ano laboran</text:span></text:span>ti <text:span text:style-name="Default_20_Paragraph_20_Font"><text:span text:style-name="T1">fabr</text:span></text:span>is <text:span text:style-name="Default_20_Paragraph_20_Font"><text:span text:style-name="T1">succeden</text:span></text:span>s <text:span text:style-name="Default_20_Paragraph_20_Font"><text:span text:style-name="T1">morbum<text:line-break/>sal</text:span></text:span>ui<text:span text:style-name="Default_20_Paragraph_20_Font"><text:span text:style-name="T1">t.</text:span></text:span></text:p>
      <text:p text:style-name="P4">Est sane tetanus etiam convulsio ,. sed in tetano par-<text:line-break/>tes convelli non videntur, quod peraeque rursum pror-<text:line-break/>suntque tendantur, ideoque proprium illi nomen est leta-<text:line-break/>nus, ita ut tres sint ejus omnes convulsiones, opisthoto-<text:line-break/>nos, emprosthotonos et tetanos, hoc est <text:span text:style-name="Default_20_Paragraph_20_Font"><text:span text:style-name="T1">poscen</text:span></text:span>ti<text:span text:style-name="Default_20_Paragraph_20_Font"><text:span text:style-name="T1">a,- prae-<text:line-break/>ten</text:span></text:span>t<text:span text:style-name="Default_20_Paragraph_20_Font"><text:span text:style-name="T1">i</text:span></text:span>o <text:span text:style-name="Default_20_Paragraph_20_Font"><text:span text:style-name="T1">et p</text:span></text:span>e<text:span text:style-name="Default_20_Paragraph_20_Font"><text:span text:style-name="T1">rsen</text:span></text:span>ti<text:span text:style-name="Default_20_Paragraph_20_Font"><text:span text:style-name="T1">o. </text:span></text:span>omnes vero: convulsiones fecundum<text:line-break/>ipsum fiunt aut ex repletione aut vacuatione partium vi-<text:line-break/>delicet nervosarum. Quaecunque igitur febribus ardenti-</text:p>
      <text:p text:style-name="P5">bus convulsiones superveniunt, has ob siccitatem fieri ra-<text:line-break/>tioni consentaneum est ; quaecunque vero ab initio pro-<text:line-break/>prio invadunt, ex repletione ortum habent. Hisce igitur<text:line-break/>convulsionibus febres succedentes partim quidem fuper-<text:line-break/>fluam humiditatem .discutiunt, partim vero frigiditatem<text:line-break/>concoquunt, qui duo <text:span text:style-name="Default_20_Paragraph_20_Font"><text:span text:style-name="T1">t</text:span></text:span>unt medicis remediorum scopi. Ita-<text:line-break/>que merito a febribus convulsiones funt letales, non leta-<text:line-break/>les vero quae febres antecedunt.</text:p>
      <text:h text:style-name="Heading_20_2" text:outline-level="2">LV1II.</text:h>
      <text:p text:style-name="P1"><text:span text:style-name="Default_20_Paragraph_20_Font"><text:span text:style-name="T1">Arden</text:span></text:span>t<text:span text:style-name="Default_20_Paragraph_20_Font"><text:span text:style-name="T1">e sebre laborant</text:span></text:span>i <text:span text:style-name="Default_20_Paragraph_20_Font"><text:span text:style-name="T1">superven</text:span></text:span>i<text:span text:style-name="Default_20_Paragraph_20_Font"><text:span text:style-name="T1">ente r</text:span></text:span>i<text:span text:style-name="Default_20_Paragraph_20_Font"><text:span text:style-name="T1">g</text:span></text:span>o<text:span text:style-name="Default_20_Paragraph_20_Font"><text:span text:style-name="T1">re sa</text:span></text:span>l<text:span text:style-name="Default_20_Paragraph_20_Font"><text:span text:style-name="T1">u</text:span></text:span>tio <text:span text:style-name="Default_20_Paragraph_20_Font"><text:span text:style-name="T1">c</text:span></text:span>o<text:span text:style-name="Default_20_Paragraph_20_Font"><text:span text:style-name="T1">n-<text:line-break/></text:span></text:span>ti<text:span text:style-name="Default_20_Paragraph_20_Font"><text:span text:style-name="T1">ng</text:span></text:span> it.</text:p>
      <text:p text:style-name="P4">In libro namque de rigore demonstratum est etiam<text:line-break/>ob flavam bilem , quae per sentientia corpora ocius fera-<text:line-break/>tur , fieri rigorem; quam ob rem et alvi <text:span text:style-name="Default_20_Paragraph_20_Font"><text:span text:style-name="T1">s</text:span></text:span>olvuntur et fu-<text:line-break/>dores et vomitus biliosi superveniunt. Expurgata igitur<text:line-break/>bile febris ardentis caula efficiente fit febris solutio. Nam<text:line-break/>febrem ardentem fieri novimus, quum aestiva anni tem-</text:p>
      <text:p text:style-name="P5">pestate venulae exsiccatae acres ac biliosus ad fe laboras<text:line-break/>attraxerint.</text:p>
      <text:h text:style-name="Heading_20_2" text:outline-level="2"><text:bookmark-start text:name="bookmark92"/><text:span text:style-name="Default_20_Paragraph_20_Font">Llx.</text:span><text:bookmark-end text:name="bookmark92"/></text:h>
      <text:p text:style-name="P1"><text:span text:style-name="Default_20_Paragraph_20_Font"><text:span text:style-name="T8">T</text:span></text:span><text:span text:style-name="Default_20_Paragraph_20_Font"><text:span text:style-name="T1">er</text:span></text:span><text:span text:style-name="Default_20_Paragraph_20_Font"><text:span text:style-name="T8">ti</text:span></text:span><text:span text:style-name="Default_20_Paragraph_20_Font"><text:span text:style-name="T1">ana exqu</text:span></text:span><text:span text:style-name="Default_20_Paragraph_20_Font"><text:span text:style-name="T8">isit</text:span></text:span><text:span text:style-name="Default_20_Paragraph_20_Font"><text:span text:style-name="T1">a sep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m </text:span></text:span><text:span text:style-name="Default_20_Paragraph_20_Font"><text:span text:style-name="T1">c</text:span></text:span><text:span text:style-name="Default_20_Paragraph_20_Font"><text:span text:style-name="T8">i</text:span></text:span><text:span text:style-name="Default_20_Paragraph_20_Font"><text:span text:style-name="T1">rcuit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ut long</text:span></text:span><text:span text:style-name="Default_20_Paragraph_20_Font"><text:span text:style-name="T8">i</text:span></text:span><text:span text:style-name="Default_20_Paragraph_20_Font"><text:span text:style-name="T1">ssima su-<text:line-break/>d</text:span></text:span><text:span text:style-name="Default_20_Paragraph_20_Font"><text:span text:style-name="T8">i</text:span></text:span><text:span text:style-name="Default_20_Paragraph_20_Font"><text:span text:style-name="T1">ca</text:span></text:span><text:span text:style-name="Default_20_Paragraph_20_Font"><text:span text:style-name="T8">t</text:span></text:span><text:span text:style-name="Default_20_Paragraph_20_Font"><text:span text:style-name="T1">ur.</text:span></text:span></text:p>
      <text:p text:style-name="P4">Tertiana febris ab ardente humoris efficientis ratione<text:line-break/>non differt. Ambae namque a flava bile procreantur.<text:line-break/>Multum autem differunt, quod ardens in venis una cum<text:line-break/>sanguine flavam bilem redundantem et ferventem habeat;<text:line-break/>tertiana vero quod eadem bilis toto feratur ac moveatur<text:line-break/>corpore. Exquisita igitur tertiana erit, quae fui ipsius<text:line-break/>naturam puram sinceramque fervat. Servat autem quae<text:line-break/>flavam bilem, ut diximus , redundantem et concitatam<text:line-break/>habet; et praeterea ubi adest aestiva tempestas et regio<text:line-break/>tempestati similiter calida ac sicca et hominis tum aetas<text:line-break/>tum temperatio similis. Statim autem in tali tertiana</text:p>
      <text:p text:style-name="P5">cum rigore fiet accessio et ejus solutio cum sudore aut<text:line-break/>bile flava per vomitum aut alvum evacuata aut hisce<text:line-break/>omnibus simul factis. Erit etiam .ejusmodi tertianae tem-<text:line-break/>pus accessionis multo minus quam remissionis. Nam quum<text:line-break/>duobus diebus et totidem noctibus totus ejus circuitus<text:line-break/>perficiatur, exquisitam tertianam ultra horas duodecim<text:line-break/>accessionem .proferre nunquam reperies. Talem igitur ai<text:span text:style-name="Default_20_Paragraph_20_Font"><text:span text:style-name="T1">e<text:line-break/></text:span></text:span>Hippocrates feptem circuitibus, quod longissimum sit, ju-<text:line-break/>dicari. Quod enim in continuis unus dies potest, hoc in<text:line-break/>intermittentibus accessio. . Nam fecundum accessionum fup-<text:line-break/>putationem intermittentium fiunt judicationes. Hoc ipse<text:line-break/>in. prognostico innuebat, quum de quartana agens ita lo-<text:line-break/>quitur; fervat etiam quartanarum constitutio talem ordi-<text:line-break/>nem. Sed et ipfi quoque observavimus tum in quartanis<text:line-break/>ipsis tum in tertianis fieri judicationem , fecundum pe-<text:line-break/>rlodorum, non dierum numerum. Jam primum ergo in<text:line-break/>tertiana febre a principio <text:span text:style-name="Default_20_Paragraph_20_Font"><text:span text:style-name="T1">s</text:span></text:span>eptima accessio in tertium et</text:p>
      <text:p text:style-name="P5">decimum diem incidit, ac saepius in ipsi, morbus judica-<text:line-break/>tur, non exspectato quarto decimo die. Quemadmodum<text:line-break/>igitur in morbis continuis acutorum quidem morborum<text:line-break/>terminus est quartus decimus, peracutorum vero septimus:<text:line-break/>sic in intermittentibus, quae longissimum tempus durat<text:line-break/>tertiana febris terminum habet circuitum septimum. At-<text:line-break/>que rursum ut in peracutis quinto, quarto et tertio die<text:line-break/>morbus judicari poterat , sic in tertiana quoque iisdem<text:line-break/>circuitibus fieri solutio potest, natura minime. septimam<text:line-break/>periodum exspectante. Porro Hippocrates tertianam ali-<text:line-break/>quando cum adjectio<text:span text:style-name="Default_20_Paragraph_20_Font"><text:span text:style-name="T1">n</text:span></text:span>e exquisitam nominat; aliquando<text:line-break/>varo simplici appellatione contentus tertianam absolute<text:line-break/>dicit, quae nunc etiam aliorum omnium Graecorum est<text:line-break/>consuetudo, hujusmodi res omnes indefinite nominare.</text:p>
      <text:h text:style-name="P55" text:outline-level="2">LX.</text:h>
      <text:p text:style-name="P1">Q<text:span text:style-name="Default_20_Paragraph_20_Font"><text:span text:style-name="T1">u</text:span></text:span>i<text:span text:style-name="Default_20_Paragraph_20_Font"><text:span text:style-name="T1">bus per febres aures obsurduerunt, fanguis e nar</text:span></text:span>i<text:span text:style-name="Default_20_Paragraph_20_Font"><text:span text:style-name="T1">bus<text:line-break/>prosa</text:span></text:span>i<text:span text:style-name="Default_20_Paragraph_20_Font"><text:span text:style-name="T1">cus aut a</text:span></text:span>l<text:span text:style-name="Default_20_Paragraph_20_Font"><text:span text:style-name="T1">vus ex</text:span></text:span>t<text:span text:style-name="Default_20_Paragraph_20_Font"><text:span text:style-name="T1">urbata morbum sa</text:span></text:span>l<text:span text:style-name="Default_20_Paragraph_20_Font"><text:span text:style-name="T1">vis.</text:span></text:span></text:p>
      <text:p text:style-name="P4">Surditatem fieri biliosis excrementis et ad caput re-<text:line-break/>cmrentibus etiam antea ab ipsi, pronunciatum est, talem-<text:line-break/>que surditatem alvo exturbata folvI. Idem quoque nunc<text:line-break/>is ipfe pronunciat et praeterea de profluvio sanguinis e<text:line-break/>naribus mentione facta. Etenim hoc etiam surditatem<text:line-break/>solvit, etiam videlicet quae per febres absque ulla pro-<text:line-break/>pria atque insigni instrumenti. auditus affectione suboritur.<text:line-break/>Neque mirum est, si noxiis humoribus exoretis et trans-<text:line-break/>latis morbi cessent.</text:p>
      <text:h text:style-name="Heading_20_2" text:outline-level="2">LXI.<text:tab/>.- -</text:h>
      <text:p text:style-name="P1">.F<text:span text:style-name="Default_20_Paragraph_20_Font"><text:span text:style-name="T1">ebr</text:span></text:span>i<text:span text:style-name="Default_20_Paragraph_20_Font"><text:span text:style-name="T1">c</text:span></text:span>i<text:span text:style-name="Default_20_Paragraph_20_Font"><text:span text:style-name="T1">tan</text:span></text:span>t<text:span text:style-name="Default_20_Paragraph_20_Font"><text:span text:style-name="T1">e</text:span></text:span>m <text:span text:style-name="Default_20_Paragraph_20_Font"><text:span text:style-name="T1">n</text:span></text:span>i<text:span text:style-name="Default_20_Paragraph_20_Font"><text:span text:style-name="T1">si d</text:span></text:span>i<text:span text:style-name="Default_20_Paragraph_20_Font"><text:span text:style-name="T1">ebu</text:span></text:span>s im<text:span text:style-name="Default_20_Paragraph_20_Font"><text:span text:style-name="T1">par</text:span></text:span>i<text:span text:style-name="Default_20_Paragraph_20_Font"><text:span text:style-name="T1">bu</text:span></text:span>s <text:span text:style-name="Default_20_Paragraph_20_Font"><text:span text:style-name="T1">fabri</text:span></text:span>s <text:span text:style-name="Default_20_Paragraph_20_Font"><text:span text:style-name="T1">d</text:span></text:span>i<text:span text:style-name="Default_20_Paragraph_20_Font"><text:span text:style-name="T1">miser</text:span></text:span>i<text:span text:style-name="Default_20_Paragraph_20_Font"><text:span text:style-name="T1">t, re-<text:line-break/>vert</text:span></text:span>i <text:span text:style-name="Default_20_Paragraph_20_Font"><text:span text:style-name="T1">c</text:span></text:span>o<text:span text:style-name="Default_20_Paragraph_20_Font"><text:span text:style-name="T1">nsuev</text:span></text:span>it.</text:p>
      <text:p text:style-name="P3">Utrum hunc aphorifmum Hippocrates ipfe scripserit,<text:line-break/>neque inter falso adscriptos fuerit nescio. Etenim in<text:line-break/>prognostico ea dierum indicantium incrementa ac compo-<text:line-break/>sitiones quae per quaternarium fiunt docuit et in hoc<text:line-break/>ip sto . aphorismorum libro atque in epidemiis non siclum<text:line-break/>decimo quarto die judicari vidit, verum etiam vigesimo,<text:line-break/>quadragesimo, sexagesimo et octogesimo. Sed et vicesimus<text:line-break/>quartus et tricesimus et ab initio statim quartus fecundum<text:line-break/>ipsum judicant. Quomodo igitur nunc nisi imparibus die-<text:line-break/>hus febris desierit , minime fidem fore judicationem pro-<text:line-break/>nunciat. Praestat igitur pro impari die scribere crisimo,<text:line-break/>id est judicatorio , ut nonnullis visum esu Quamquam<text:line-break/>multa exemplaria multitudinis numero imparibus diebus<text:line-break/>scriptum habent.</text:p>
      <text:h text:style-name="Heading_20_2" text:outline-level="2">LXII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 subre</text:span></text:span>s<text:span text:style-name="Default_20_Paragraph_20_Font"><text:span text:style-name="T1">r ante sep</text:span></text:span>tim<text:span text:style-name="Default_20_Paragraph_20_Font"><text:span text:style-name="T1">u</text:span></text:span>m <text:span text:style-name="Default_20_Paragraph_20_Font"><text:span text:style-name="T1">diem aurigine, obor</text:span></text:span>i<text:span text:style-name="Default_20_Paragraph_20_Font"><text:span text:style-name="T1">un-<text:line-break/></text:span></text:span>t<text:span text:style-name="Default_20_Paragraph_20_Font"><text:span text:style-name="T1">ur, </text:span></text:span>m<text:span text:style-name="Default_20_Paragraph_20_Font"><text:span text:style-name="T1">alu</text:span></text:span>m, mi<text:span text:style-name="Default_20_Paragraph_20_Font"><text:span text:style-name="T1">si humore</text:span></text:span>s <text:span text:style-name="Default_20_Paragraph_20_Font"><text:span text:style-name="T1">per alvu</text:span></text:span>m <text:span text:style-name="Default_20_Paragraph_20_Font"><text:span text:style-name="T1">cedan</text:span></text:span>t.</text:p>
      <text:p text:style-name="P3">Icturus interdum criticus est, hoc est jndicatorie fit,<text:line-break/>natura in totum corpus, maximeque in cutem flavam bi-<text:line-break/>lem deponente, interdum fymp tum aricus : symptoma nam-<text:line-break/>que est lucoris male affecti. Mali autem jecoris affectus<text:line-break/>ex quibus anrigo oboriri consuevit-, tres sunt, scirrhus,<text:line-break/>inflammatio et obstructio. Verum scirrhus diuturnus mor-<text:line-break/>bus est , inflammatio vero et obstructio etiam repente<text:line-break/>fieri possunt. At profecto qui icteri ante septimum diem<text:line-break/>acciderint, ex horum alterutro ortum habent. Nam ci-<text:line-break/>tius jndicatorie bilis in corpus effundi non potest. Ante<text:line-break/>septimum quidem diem ictorum malum esse , verum exi—<text:line-break/>stit; non tamen post septimum omni vacare periculo<text:line-break/>similiter verum est, neque istud nunc pronunciatur. Pot-<text:line-break/>est enim et inflammatio et obstructio diutius permanere.<text:line-break/>Verum ante septimum eratice bilem effundi est impossibile.<text:line-break/>Porro in quibusdam exemplaribus aphorismo -circa finem<text:line-break/>adjectum est, nisi humores per alvum cedant, iis qui</text:p>
      <text:p text:style-name="P5">haec adliciunt, per alvum quoque bilem expurgari vo-<text:line-break/>1 entibus.</text:p>
      <text:h text:style-name="Heading_20_2" text:outline-level="2">EXUI.</text:h>
      <text:p text:style-name="P19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 sebr</text:span></text:span>i<text:span text:style-name="Default_20_Paragraph_20_Font"><text:span text:style-name="T1">bu</text:span></text:span>r <text:span text:style-name="Default_20_Paragraph_20_Font"><text:span text:style-name="T1">quotidie rig</text:span></text:span>o<text:span text:style-name="Default_20_Paragraph_20_Font"><text:span text:style-name="T1">re</text:span></text:span>s <text:span text:style-name="Default_20_Paragraph_20_Font"><text:span text:style-name="T1">stan</text:span></text:span>t , <text:span text:style-name="Default_20_Paragraph_20_Font"><text:span text:style-name="T1">qu</text:span></text:span>o<text:span text:style-name="Default_20_Paragraph_20_Font"><text:span text:style-name="T1">t</text:span></text:span>i<text:span text:style-name="Default_20_Paragraph_20_Font"><text:span text:style-name="T1">d</text:span></text:span>i<text:span text:style-name="Default_20_Paragraph_20_Font"><text:span text:style-name="T1">e febre</text:span></text:span>s<text:line-break/><text:span text:style-name="Default_20_Paragraph_20_Font"><text:span text:style-name="T1">solvuntur.<text:tab/>;</text:span></text:span></text:p>
      <text:p text:style-name="P4">Quum bilis per totum corporis habitum motione ri-<text:line-break/>gores accidant, atque ideo singulis ipsa accessionibus ex-<text:line-break/>purgetur et vacuetur, non absque ratione ad apyrexiam<text:line-break/>pervenit ejusmodi febrium intermissio. Hoc igitur ipsum<text:line-break/>est quod nunc dicitur; <text:span text:style-name="Default_20_Paragraph_20_Font"><text:span text:style-name="T1">qu</text:span></text:span>oti<text:span text:style-name="Default_20_Paragraph_20_Font"><text:span text:style-name="T1">die fabres solvun</text:span></text:span>t<text:span text:style-name="Default_20_Paragraph_20_Font"><text:span text:style-name="T1">ur,. </text:span></text:span>ac si<text:line-break/>dixisset , aegrotos quotidie sine febre fieri. , Quemadmodum<text:line-break/>autem est quotidie rigores fiant, quotidie etiam febres<text:line-break/>cessant: sic etiam si tertio quartove quoque die, quod uti-<text:line-break/>que et in tertianis et quartanis circuitibus fieri apparet,<text:line-break/>in quibus febres <text:span text:style-name="Default_20_Paragraph_20_Font"><text:span text:style-name="T1">s</text:span></text:span>olvuntur et rursum redeunt, remanet</text:p>
      <text:p text:style-name="P5">tamen quaedam in corpore praeter naturam affectio, a<text:line-break/>qua per uircuitum aliae febres et morbi generantur.</text:p>
      <text:h text:style-name="Heading_20_2" text:outline-level="2">LXIv</text:h>
      <text:p text:style-name="P1"><text:span text:style-name="Default_20_Paragraph_20_Font"><text:span text:style-name="T1">Quibu</text:span></text:span>s <text:span text:style-name="Default_20_Paragraph_20_Font"><text:span text:style-name="T1">per febres die sept</text:span></text:span>imo <text:span text:style-name="Default_20_Paragraph_20_Font"><text:span text:style-name="T1">aut nono aut dec</text:span></text:span>imo <text:span text:style-name="Default_20_Paragraph_20_Font"><text:span text:style-name="T1">quar</text:span></text:span>t<text:span text:style-name="Default_20_Paragraph_20_Font"><text:span text:style-name="T1">o<text:line-break/></text:span></text:span>i<text:span text:style-name="Default_20_Paragraph_20_Font"><text:span text:style-name="T1">cteru</text:span></text:span>s <text:span text:style-name="Default_20_Paragraph_20_Font"><text:span text:style-name="T1">obor</text:span></text:span>t<text:span text:style-name="Default_20_Paragraph_20_Font"><text:span text:style-name="T1">u</text:span></text:span>s <text:span text:style-name="Default_20_Paragraph_20_Font"><text:span text:style-name="T1">suer</text:span></text:span>i<text:span text:style-name="Default_20_Paragraph_20_Font"><text:span text:style-name="T1">t , bonum , n</text:span></text:span>i<text:span text:style-name="Default_20_Paragraph_20_Font"><text:span text:style-name="T1">si dex</text:span></text:span>t<text:span text:style-name="Default_20_Paragraph_20_Font"><text:span text:style-name="T1">ru</text:span></text:span>m <text:span text:style-name="Default_20_Paragraph_20_Font"><text:span text:style-name="T1">h</text:span></text:span>y<text:span text:style-name="Default_20_Paragraph_20_Font"><text:span text:style-name="T1">p</text:span></text:span>o<text:span text:style-name="Default_20_Paragraph_20_Font"><text:span text:style-name="T1">ch</text:span></text:span>o<text:span text:style-name="Default_20_Paragraph_20_Font"><text:span text:style-name="T1">n-<text:line-break/>dr</text:span></text:span>i<text:span text:style-name="Default_20_Paragraph_20_Font"><text:span text:style-name="T1">um duru</text:span></text:span>m <text:span text:style-name="Default_20_Paragraph_20_Font"><text:span text:style-name="T1">sit, alioqui min</text:span></text:span>i<text:span text:style-name="Default_20_Paragraph_20_Font"><text:span text:style-name="T1">me bonum.</text:span></text:span></text:p>
      <text:p text:style-name="P4">Qui ante hunc scriptus est aphorismus citra ordinem<text:line-break/>interiectus fuisse mihi videtur. Satius enim fuisset nunc<text:line-break/>pronunciatum aphorifmum illi coniunctum fuisse, i<text:span text:style-name="Default_20_Paragraph_20_Font"><text:span text:style-name="T1">n</text:span></text:span> quo<text:line-break/>ait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er febre</text:span></text:span>s <text:span text:style-name="Default_20_Paragraph_20_Font"><text:span text:style-name="T1">aur</text:span></text:span>i<text:span text:style-name="Default_20_Paragraph_20_Font"><text:span text:style-name="T1">g</text:span></text:span>i<text:span text:style-name="Default_20_Paragraph_20_Font"><text:span text:style-name="T1">ne</text:span></text:span>s <text:span text:style-name="Default_20_Paragraph_20_Font"><text:span text:style-name="T1">ante sep</text:span></text:span>t<text:span text:style-name="Default_20_Paragraph_20_Font"><text:span text:style-name="T1">i</text:span></text:span>m<text:span text:style-name="Default_20_Paragraph_20_Font"><text:span text:style-name="T1">u</text:span></text:span>m <text:span text:style-name="Default_20_Paragraph_20_Font"><text:span text:style-name="T1">d</text:span></text:span>i<text:span text:style-name="Default_20_Paragraph_20_Font"><text:span text:style-name="T1">e</text:span></text:span>m <text:span text:style-name="Default_20_Paragraph_20_Font"><text:span text:style-name="T1">ob-<text:line-break/></text:span></text:span>o<text:span text:style-name="Default_20_Paragraph_20_Font"><text:span text:style-name="T1">riuntur, </text:span></text:span>m<text:span text:style-name="Default_20_Paragraph_20_Font"><text:span text:style-name="T1">alum; </text:span></text:span>ut tota ejusmodi procederet oratio.<text:line-break/>Ante septimum diem <text:span text:style-name="Default_20_Paragraph_20_Font"><text:span text:style-name="T1">s</text:span></text:span>oterum fieri prorsus malum est;.<text:line-break/>post septimum vero bonum; nisi dextrum hypochondrium<text:line-break/>obduruerit, id est nisi quis malus affectus ex iis quos</text:p>
      <text:p text:style-name="P5">paulo fupra retulimus visceri feu hepati acciderit. Quum<text:line-break/>enim simguis in eo expurgetur et bilis ex venis in mea-<text:line-break/>tus cholidochos, <text:span text:style-name="Default_20_Paragraph_20_Font"><text:span text:style-name="T1">bi</text:span></text:span>lis <text:span text:style-name="Default_20_Paragraph_20_Font"><text:span text:style-name="T1">receptacula</text:span></text:span>, traducatur, sive in his<text:line-break/>locis obstructio aut inflammatio aliqua vel scirrhus fuerit,<text:line-break/>sanguinem prorsus non expurgari, sed una cum. ipfo bi-<text:line-break/>lem quoquoversum per totum corpus deferri atque inde<text:line-break/>auriginem fieri necesse esu</text:p>
      <text:h text:style-name="Heading_20_2" text:outline-level="2">LXV.</text:h>
      <text:p text:style-name="P1"><text:span text:style-name="Default_20_Paragraph_20_Font"><text:span text:style-name="T1">.Jn subribus c</text:span></text:span>i<text:span text:style-name="Default_20_Paragraph_20_Font"><text:span text:style-name="T1">rca ventriculum aesias vehe</text:span></text:span>m<text:span text:style-name="Default_20_Paragraph_20_Font"><text:span text:style-name="T1">ens et cord</text:span></text:span>i-<text:line-break/>mo<text:span text:style-name="Default_20_Paragraph_20_Font"><text:span text:style-name="T1">rsus malu</text:span></text:span>m.</text:p>
      <text:p text:style-name="P4">Quod veteres non solum vi<text:span text:style-name="Default_20_Paragraph_20_Font"><text:span text:style-name="T1">t</text:span></text:span>eus illud quod ex fe <text:span text:style-name="Default_20_Paragraph_20_Font"><text:span text:style-name="T1">t</text:span></text:span>e-<text:line-break/>eundum naturam pulsato sed etiam os ventriculi cor ap-<text:line-break/>pellaverint, res est concessa , quemadmodum etiam quod<text:line-break/>cardialgiam <text:span text:style-name="Default_20_Paragraph_20_Font"><text:span text:style-name="T1">cordo</text:span></text:span>li<text:span text:style-name="Default_20_Paragraph_20_Font"><text:span text:style-name="T1">um</text:span></text:span> , hujus partis dolores appellitant.<text:line-break/>Enimvero plurimi aphorismorum interpretes <text:span text:style-name="Default_20_Paragraph_20_Font"><text:span text:style-name="T13">καρδιώσσειν</text:span></text:span><text:span text:style-name="Default_20_Paragraph_20_Font"><text:span text:style-name="T9">,<text:line-break/></text:span></text:span>idem quod <text:span text:style-name="Default_20_Paragraph_20_Font"><text:span text:style-name="T13">καρδιαλγεῖν</text:span></text:span><text:span text:style-name="Default_20_Paragraph_20_Font"><text:span text:style-name="T9">, </text:span></text:span><text:span text:style-name="Default_20_Paragraph_20_Font"><text:span text:style-name="T1">c</text:span></text:span>o<text:span text:style-name="Default_20_Paragraph_20_Font"><text:span text:style-name="T1">rde</text:span></text:span> m<text:span text:style-name="Default_20_Paragraph_20_Font"><text:span text:style-name="T1">order</text:span></text:span>i, i<text:span text:style-name="Default_20_Paragraph_20_Font"><text:span text:style-name="T1">de</text:span></text:span>m <text:span text:style-name="Default_20_Paragraph_20_Font"><text:span text:style-name="T1">ac corde</text:span></text:span></text:p>
      <text:p text:style-name="P5"><text:span text:style-name="Default_20_Paragraph_20_Font"><text:span text:style-name="T1">do</text:span></text:span>l<text:span text:style-name="Default_20_Paragraph_20_Font"><text:span text:style-name="T1">er</text:span></text:span>e, significare autumant. Nonnulli vero cordis ipsius<text:line-break/>visceris scilicet cardiogmum hic significari dicunt, motio-<text:line-break/>nem quandam palpitationi similem cardiogmum esse. Ita-<text:line-break/>que vehemens ventriculi aestus a flava bile in ipsius tu-<text:line-break/>nicis fervente generatur. Rationi autem consentaneum est<text:line-break/>ita affectis et os ventriculi morderi et ob id malum esse<text:line-break/>symptoma. Si quis vero cardiogmum dici crebrum illum<text:line-break/>et celerem cordis motum quum palpitationi sit similis in-<text:line-break/>tellexerit, extremum jam hoc malum est, quod iusiamma-<text:line-break/>tum ac incensum vitae principium significat.</text:p>
      <text:h text:style-name="Heading_20_2" text:outline-level="2">LXVI.</text:h>
      <text:p text:style-name="P1">I<text:span text:style-name="Default_20_Paragraph_20_Font"><text:span text:style-name="T1">n febr</text:span></text:span>i<text:span text:style-name="Default_20_Paragraph_20_Font"><text:span text:style-name="T1">bu</text:span></text:span>s <text:span text:style-name="Default_20_Paragraph_20_Font"><text:span text:style-name="T1">acut</text:span></text:span>is <text:span text:style-name="Default_20_Paragraph_20_Font"><text:span text:style-name="T1">convulsi</text:span></text:span>o<text:span text:style-name="Default_20_Paragraph_20_Font"><text:span text:style-name="T1">ne</text:span></text:span>s <text:span text:style-name="Default_20_Paragraph_20_Font"><text:span text:style-name="T1">e</text:span></text:span>t <text:span text:style-name="Default_20_Paragraph_20_Font"><text:span text:style-name="T1">vehe</text:span></text:span>m<text:span text:style-name="Default_20_Paragraph_20_Font"><text:span text:style-name="T1">ente</text:span></text:span>s <text:span text:style-name="Default_20_Paragraph_20_Font"><text:span text:style-name="T1">c</text:span></text:span>i<text:span text:style-name="Default_20_Paragraph_20_Font"><text:span text:style-name="T1">rca viscera<text:line-break/>do</text:span></text:span>l<text:span text:style-name="Default_20_Paragraph_20_Font"><text:span text:style-name="T1">ore</text:span></text:span>s, <text:span text:style-name="Default_20_Paragraph_20_Font"><text:span text:style-name="T1">malum.</text:span></text:span></text:p>
      <text:p text:style-name="P4">Vehementes febres ignis instar nervos exsiccantes<text:line-break/>tendunt et. convellunt, proindeque perniciosas convulsiones<text:line-break/>efferunt. Nonnunquam vero viscera quoque ipsa per ta-</text:p>
      <text:p text:style-name="P5">lem affectum dolent, propter inflammationis ac siccitatis<text:line-break/>vehementiam, atque idcirco ipsis malum esse pronunciat,<text:line-break/>sed multo pejor erit, si vehementes dolores accesserint.<text:line-break/>Scimus autem etiam propter inflammationem aut eryfipe-<text:line-break/>las aut fortem obstructionem aut abscessus in visceribus<text:line-break/>dolores fieri. Sed de bis nunc ipsi sermonem haberi ve-<text:line-break/>risimile non. esu Manifestissimum siquidem ipsis inest pe-<text:line-break/>viculum , non tamen necessario convulsioni adjungitur. Et<text:line-break/>quum Hippocrates in febribus dicit, morbos febriles in-<text:line-break/>telligere consuevit , quum febres ipsae sint morbi , non<text:line-break/>etiam partis alienius aliquo dictorum affectuum laborantis<text:line-break/>symptomata.</text:p>
      <text:h text:style-name="Heading_20_2" text:outline-level="2"><text:bookmark-start text:name="bookmark94"/><text:span text:style-name="Default_20_Paragraph_20_Font">LXV1I.</text:span><text:bookmark-end text:name="bookmark94"/></text:h>
      <text:p text:style-name="P1">I<text:span text:style-name="Default_20_Paragraph_20_Font"><text:span text:style-name="T1">n febr</text:span></text:span>i<text:span text:style-name="Default_20_Paragraph_20_Font"><text:span text:style-name="T1">bus per somn</text:span></text:span>os, <text:span text:style-name="Default_20_Paragraph_20_Font"><text:span text:style-name="T1">pavores aut. c</text:span></text:span>o<text:span text:style-name="Default_20_Paragraph_20_Font"><text:span text:style-name="T1">nvulsi</text:span></text:span>o<text:span text:style-name="Default_20_Paragraph_20_Font"><text:span text:style-name="T1">nes</text:span></text:span> m<text:span text:style-name="Default_20_Paragraph_20_Font"><text:span text:style-name="T1">alum<text:line-break/>p</text:span></text:span>o<text:span text:style-name="Default_20_Paragraph_20_Font"><text:span text:style-name="T1">rtendunt.</text:span></text:span></text:p>
      <text:p text:style-name="P3">Ab ipfo quoque antea pronunciatum est: <text:span text:style-name="Default_20_Paragraph_20_Font"><text:span text:style-name="T1">qui so</text:span></text:span>m<text:span text:style-name="Default_20_Paragraph_20_Font"><text:span text:style-name="T1">nu</text:span></text:span>s<text:line-break/><text:span text:style-name="Default_20_Paragraph_20_Font"><text:span text:style-name="T1">aegrotan</text:span></text:span>t<text:span text:style-name="Default_20_Paragraph_20_Font"><text:span text:style-name="T1">e</text:span></text:span>m <text:span text:style-name="Default_20_Paragraph_20_Font"><text:span text:style-name="T1">laedit, eum esse m</text:span></text:span>o<text:span text:style-name="Default_20_Paragraph_20_Font"><text:span text:style-name="T1">rt</text:span></text:span>i<text:span text:style-name="Default_20_Paragraph_20_Font"><text:span text:style-name="T1">feru</text:span></text:span>m; <text:span text:style-name="Default_20_Paragraph_20_Font"><text:span text:style-name="T1">qu</text:span></text:span>i <text:span text:style-name="Default_20_Paragraph_20_Font"><text:span text:style-name="T1">vero non<text:line-break/>laed</text:span></text:span>i<text:span text:style-name="Default_20_Paragraph_20_Font"><text:span text:style-name="T1">t, letale</text:span></text:span>m <text:span text:style-name="Default_20_Paragraph_20_Font"><text:span text:style-name="T1">non este</text:span></text:span>,. ubi et pronunciati -exemplum<text:line-break/>adliciens ita loquitur: <text:span text:style-name="Default_20_Paragraph_20_Font"><text:span text:style-name="T1">ub</text:span></text:span>i <text:span text:style-name="Default_20_Paragraph_20_Font"><text:span text:style-name="T1">delir</text:span></text:span>i<text:span text:style-name="Default_20_Paragraph_20_Font"><text:span text:style-name="T1">um somnu</text:span></text:span>s <text:span text:style-name="Default_20_Paragraph_20_Font"><text:span text:style-name="T1">sudat, bonu</text:span></text:span>m;<text:line-break/>tanquam fomnus aliquis sit qui delirium non sedet, led<text:line-break/>citet interdum et generet. Verum et nunc tamen non<text:line-break/>pavores, sini labores scribunt. Verum et ipsi saepe vidi-<text:line-break/>mus in perniciosis morbis et pavores et labores et con-<text:line-break/>vulsiones ex somno concitatos fuisse. Quod accidere vi-<text:line-break/>detur, quum in cerebrum noxius humor pervenerit per<text:line-break/>id temporis intro magis quam foras mota natura. Quin<text:line-break/>etiam quemadmodum a cibo in fomnum collapsis caput<text:line-break/>repletur,. sic plethoricis affectibus femus caput replentes<text:line-break/>cerebrum obruunt. Si itaque ea plenitudo magis ad atrae<text:line-break/>bilis naturam accedat, pavores invadunt; alioqui si talis<text:line-break/>non sit, labores fiunt et convulsiones. Et vero fomni</text:p>
      <text:p text:style-name="P5">etiam ipsi, quantum in ea est materia quae in profundum<text:line-break/>et viscera ipsa per quietem confluit, semper laederent,<text:line-break/>nisi collectionis ratione majorem utilitatem afferrent, quam<text:line-break/>sit damnum illud quod motum ad. interiora consequitur.<text:line-break/>Nec solum in cerebro ipso acervati pravi humores talia<text:line-break/>invehunt symptomata, fed etiam in ipfo ore ventriculi.<text:line-break/>Unde magis etiam per somnum exhalationes fiunt ipsis<text:line-break/>incoctis manentibus: nam coctiones som<text:span text:style-name="Default_20_Paragraph_20_Font"><text:span text:style-name="T1">n</text:span></text:span>os utiles afferunt.</text:p>
      <text:h text:style-name="Heading_20_2" text:outline-level="2">LXV1II.</text:h>
      <text:p text:style-name="P1"><text:span text:style-name="Default_20_Paragraph_20_Font"><text:span text:style-name="T8">sit </text:span></text:span><text:span text:style-name="Default_20_Paragraph_20_Font"><text:span text:style-name="T1">feb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spi</text:span></text:span><text:span text:style-name="Default_20_Paragraph_20_Font"><text:span text:style-name="T1">ritu</text:span></text:span><text:span text:style-name="Default_20_Paragraph_20_Font"><text:span text:style-name="T8">s </text:span></text:span><text:span text:style-name="Default_20_Paragraph_20_Font"><text:span text:style-name="T1">ill</text:span></text:span><text:span text:style-name="Default_20_Paragraph_20_Font"><text:span text:style-name="T8">i</text:span></text:span><text:span text:style-name="Default_20_Paragraph_20_Font"><text:span text:style-name="T1">den</text:span></text:span><text:span text:style-name="Default_20_Paragraph_20_Font"><text:span text:style-name="T8">s </text:span></text:span><text:span text:style-name="Default_20_Paragraph_20_Font"><text:span text:style-name="T1">malum , convu</text:span></text:span><text:span text:style-name="Default_20_Paragraph_20_Font"><text:span text:style-name="T8">lsion</text:span></text:span><text:span text:style-name="Default_20_Paragraph_20_Font"><text:span text:style-name="T1">e</text:span></text:span><text:span text:style-name="Default_20_Paragraph_20_Font"><text:span text:style-name="T8">m </text:span></text:span><text:span text:style-name="Default_20_Paragraph_20_Font"><text:span text:style-name="T1">enim<text:line-break/>portendit.</text:span></text:span></text:p>
      <text:p text:style-name="P4">Spiritum hic ab ipfo dici quemadmodum et in pro-<text:line-break/>gnostico respirationem; exaudiendum est; qui quum illi-<text:line-break/>dat, hoc est in sui medio sistatur et interrumpatur, con-<text:line-break/>vulsionem significat. Ete<text:span text:style-name="Default_20_Paragraph_20_Font"><text:span text:style-name="T1">n</text:span></text:span>im hoc fit musculis thoracem</text:p>
      <text:p text:style-name="P5">moventibus , ac nervis jam convulsione affectis , qua rane<text:line-break/>aucta affectione et plures partes occupante., tum aperta<text:line-break/>convulsio hominem prehendet. Quum vero geminus sit<text:line-break/>respirationis motus, alter quo spiritus intro fertur, infpi-<text:line-break/>ratio dicitur; alter quo foras fertur, contrariam appella-<text:line-break/>tionem <text:span text:style-name="Default_20_Paragraph_20_Font"><text:span text:style-name="T1">s</text:span></text:span>ortitus, exspiratio nuncupatur. - Illidit autem<text:line-break/>spiritus ac interciditur nobis interdum suspirantibus, ut<text:line-break/>quum ipsis dixit: <text:span text:style-name="Default_20_Paragraph_20_Font"><text:span text:style-name="T1">duplex intr</text:span></text:span>o <text:span text:style-name="Default_20_Paragraph_20_Font"><text:span text:style-name="T1">re</text:span></text:span>vo<text:span text:style-name="Default_20_Paragraph_20_Font"><text:span text:style-name="T1">cat</text:span></text:span>io, veluti fuperin-<text:line-break/>spiratio; interdum exspirantibus, ut quum dixit: <text:span text:style-name="Default_20_Paragraph_20_Font"><text:span text:style-name="T1">e</text:span></text:span>t spi<text:span text:style-name="Default_20_Paragraph_20_Font"><text:span text:style-name="T1">r</text:span></text:span>i-<text:line-break/><text:span text:style-name="Default_20_Paragraph_20_Font"><text:span text:style-name="T1">tu</text:span></text:span>s i<text:span text:style-name="Default_20_Paragraph_20_Font"><text:span text:style-name="T1">ll</text:span></text:span>isus , quum foras effertur. ln his igitur utriusque<text:line-break/>partis respirationis tantum meminit. At in proposito<text:line-break/>aphorismo de tota ipfa pronuncians, inquit: spi<text:span text:style-name="Default_20_Paragraph_20_Font"><text:span text:style-name="T1">r</text:span></text:span>i<text:span text:style-name="Default_20_Paragraph_20_Font"><text:span text:style-name="T1">tus sen-<text:line-break/>dens</text:span></text:span>, sive intro scrasve, sive utroque feratur, id accidit.</text:p>
      <text:h text:style-name="Heading_20_2" text:outline-level="2">LX1X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fabre n</text:span></text:span>o<text:span text:style-name="Default_20_Paragraph_20_Font"><text:span text:style-name="T1">n vacui</text:span></text:span>s <text:span text:style-name="Default_20_Paragraph_20_Font"><text:span text:style-name="T1">ur</text:span></text:span>i<text:span text:style-name="Default_20_Paragraph_20_Font"><text:span text:style-name="T1">nae cra/sue, grumosue ac<text:line-break/>paucae sunt, ub</text:span></text:span>i <text:span text:style-name="Default_20_Paragraph_20_Font"><text:span text:style-name="T1">cop</text:span></text:span>i<text:span text:style-name="Default_20_Paragraph_20_Font"><text:span text:style-name="T1">a ex h</text:span></text:span>is <text:span text:style-name="Default_20_Paragraph_20_Font"><text:span text:style-name="T1">succe/sit, tenuis prodest;</text:span></text:span></text:p>
      <text:p text:style-name="P5"><text:span text:style-name="Default_20_Paragraph_20_Font"><text:span text:style-name="T1">tale</text:span></text:span><text:span text:style-name="Default_20_Paragraph_20_Font"><text:span text:style-name="T8">s </text:span></text:span><text:span text:style-name="Default_20_Paragraph_20_Font"><text:span text:style-name="T1">aute</text:span></text:span><text:span text:style-name="Default_20_Paragraph_20_Font"><text:span text:style-name="T8">m </text:span></text:span><text:span text:style-name="Default_20_Paragraph_20_Font"><text:span text:style-name="T1">h</text:span></text:span><text:span text:style-name="Default_20_Paragraph_20_Font"><text:span text:style-name="T8">is </text:span></text:span><text:span text:style-name="Default_20_Paragraph_20_Font"><text:span text:style-name="T1">maxime prodeunt, 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ab</text:span></text:span><text:span text:style-name="Default_20_Paragraph_20_Font"><text:span text:style-name="T8"> i</text:span></text:span><text:span text:style-name="Default_20_Paragraph_20_Font"><text:span text:style-name="T1">n</text:span></text:span><text:span text:style-name="Default_20_Paragraph_20_Font"><text:span text:style-name="T8">iti</text:span></text:span><text:span text:style-name="Default_20_Paragraph_20_Font"><text:span text:style-name="T1">o au</text:span></text:span><text:span text:style-name="Default_20_Paragraph_20_Font"><text:span text:style-name="T8">t<text:line-break/></text:span></text:span><text:span text:style-name="Default_20_Paragraph_20_Font"><text:span text:style-name="T1">qua</text:span></text:span><text:span text:style-name="Default_20_Paragraph_20_Font"><text:span text:style-name="T8">m </text:span></text:span><text:span text:style-name="Default_20_Paragraph_20_Font"><text:span text:style-name="T1">pr</text:span></text:span><text:span text:style-name="Default_20_Paragraph_20_Font"><text:span text:style-name="T8">im</text:span></text:span><text:span text:style-name="Default_20_Paragraph_20_Font"><text:span text:style-name="T1">um sed</text:span></text:span><text:span text:style-name="Default_20_Paragraph_20_Font"><text:span text:style-name="T8">i</text:span></text:span><text:span text:style-name="Default_20_Paragraph_20_Font"><text:span text:style-name="T1">men</text:span></text:span><text:span text:style-name="Default_20_Paragraph_20_Font"><text:span text:style-name="T8">t</text:span></text:span><text:span text:style-name="Default_20_Paragraph_20_Font"><text:span text:style-name="T1">um sort</text:span></text:span><text:span text:style-name="Default_20_Paragraph_20_Font"><text:span text:style-name="T8">i</text:span></text:span><text:span text:style-name="Default_20_Paragraph_20_Font"><text:span text:style-name="T1">untur.</text:span></text:span></text:p>
      <text:p text:style-name="P4">Non simpliciter urinas crassas pronunciavit, sed etiam<text:line-break/>grumosas addidit, duorum alterum indicans, aut crassitu-<text:line-break/>dinis quantitatem aut seducenti inaequalitatem ac divul-<text:line-break/>sionem , ita ut secundum quandam etiam circumscriptio-<text:line-break/>nem multae ipsarum concretiones tanquam grumi appa-<text:line-break/>reant. Itaque nonnulli, ut Numisianus et Dionysius, non<text:line-break/>grumosas, sed coenosas scribunt: qui fi per id verbum<text:line-break/>simul foetorem quendam indicent, quiddam amplius quam<text:line-break/>alii interpretes explicant: si vero crassitudinis copiam,<text:line-break/>nihil quidquam quod non alii hoc ipfo docent. Enim-<text:line-break/>vero tota Hippocratis oratio non de grave olentibus urinis<text:line-break/>esse videtur, fed de solis paucis ac crassis, ut ex anti-<text:line-break/>thesi seu oppositione fiet manifestum. Ubi ex his copia<text:line-break/>successit tenuis, juvat. Quare si hoc fotum scriberetur:<text:line-break/>quibus urinae crassae, paucae, nihil orationi deesset.</text:p>
      <text:p text:style-name="P5">Fiunt autem quibusdam febre vacuis tales urinae, natura<text:line-break/>per renes totius corporis supervacanea experg<text:span text:style-name="Default_20_Paragraph_20_Font"><text:span text:style-name="T1">e</text:span></text:span>nte; fiunt<text:line-break/>etiam cum febribus, in quibus quispiam fortassis fufpice-<text:line-break/>tur ejusmodi urinarum in contrarium factam transmuta-<text:line-break/>tionem non esse bonam. Quandoquidem maximam par—<text:line-break/>tem in febribusex urinis ab initio tenuibus fit in craf-<text:line-break/>siores conversio, morbo jam ad solutionem tendente. At-<text:line-break/>qui propterea mihi hic aphorismus ab eo scriptus esse<text:line-break/>maxime videtur, quod raro accidit edocente. Contingit<text:line-break/>enim interdum aut per morbi initia aut non multo post<text:line-break/>principium urinas crassas redditas propter materiae gravi-<text:line-break/>tatem fermentum habere. His igitur in urinis lenimen-<text:line-break/>tum bo<text:span text:style-name="Default_20_Paragraph_20_Font"><text:span text:style-name="T1">n</text:span></text:span>um signum non est, quemadmodum in ceteris<text:line-break/>quae quum ab initio tenues existant, totius morbi coctio-<text:line-break/>nis ratione fedimentum consequuntur. Porro merito<text:line-break/>crassae urinae multitudine paucae fiunt, ut quae vix renes<text:line-break/>permeent. Postquam igitur simul tum major ejusmodi<text:line-break/>cacocbymiae pars vacuata fuerit, tum simul residuum con-</text:p>
      <text:p text:style-name="P5">coctum evaserit, tunc multo prioribus tenuiores excer-<text:line-break/>nuntur. Praestiterit namque sic appellare non tenues ab-<text:line-break/>solute , quemadmodum dixit Hippocrates. Nam quae fe-<text:line-break/>eundum naturam sunt, non absolute tenues existunt, ut<text:line-break/>neque crassae, steti inter utrumque excessum mediae et<text:line-break/>commoderatae sunt; et aquosis quidem crassiores sunt at-<text:line-break/>que dicuntur, tenuiores vero grumulis. Multae autem<text:line-break/>ratione excernuntur, quia prius retentae fuere, quo tem-<text:line-break/>pore prae crassitie vix percolabantur.</text:p>
      <text:h text:style-name="Heading_20_2" text:outline-level="2">LXX.</text:h>
      <text:p text:style-name="P1"><text:span text:style-name="Default_20_Paragraph_20_Font"><text:span text:style-name="T1">Quibu</text:span></text:span>s <text:span text:style-name="Default_20_Paragraph_20_Font"><text:span text:style-name="T1">per fabre</text:span></text:span>s <text:span text:style-name="Default_20_Paragraph_20_Font"><text:span text:style-name="T1">urinae per</text:span></text:span>t<text:span text:style-name="Default_20_Paragraph_20_Font"><text:span text:style-name="T1">urba</text:span></text:span>t<text:span text:style-name="Default_20_Paragraph_20_Font"><text:span text:style-name="T1">ae sunt, quale</text:span></text:span>s <text:span text:style-name="Default_20_Paragraph_20_Font"><text:span text:style-name="T1">sumen-<text:line-break/>toru</text:span></text:span>m, iis <text:span text:style-name="Default_20_Paragraph_20_Font"><text:span text:style-name="T1">cap</text:span></text:span>i<text:span text:style-name="Default_20_Paragraph_20_Font"><text:span text:style-name="T1">t</text:span></text:span>is <text:span text:style-name="Default_20_Paragraph_20_Font"><text:span text:style-name="T1">dolores adsunt au</text:span></text:span>t <text:span text:style-name="Default_20_Paragraph_20_Font"><text:span text:style-name="T1">aderun</text:span></text:span>t.</text:p>
      <text:p text:style-name="P4">Hunc aphorrstnum nonnulli superiori tanquam ejus<text:line-break/>partem connectunt ita scribentes : <text:span text:style-name="Default_20_Paragraph_20_Font"><text:span text:style-name="T1">Qu</text:span></text:span>i<text:span text:style-name="Default_20_Paragraph_20_Font"><text:span text:style-name="T1">bus vero ur</text:span></text:span>i<text:span text:style-name="Default_20_Paragraph_20_Font"><text:span text:style-name="T1">nae</text:span></text:span> ta<text:span text:style-name="Default_20_Paragraph_20_Font"><text:span text:style-name="T1">r-<text:line-break/>ba</text:span></text:span>i<text:span text:style-name="Default_20_Paragraph_20_Font"><text:span text:style-name="T1">ae sun</text:span></text:span>t, ni<text:span text:style-name="Default_20_Paragraph_20_Font"><text:span text:style-name="T1">sae rec</text:span></text:span>e<text:span text:style-name="Default_20_Paragraph_20_Font"><text:span text:style-name="T1">nte</text:span></text:span>s <text:span text:style-name="Default_20_Paragraph_20_Font"><text:span text:style-name="T1">cap</text:span></text:span>iti<text:span text:style-name="Default_20_Paragraph_20_Font"><text:span text:style-name="T1">s dolores.</text:span></text:span> Ac volunt qui-<text:line-break/>dam vocem <text:span text:style-name="Default_20_Paragraph_20_Font"><text:span text:style-name="T1">turbatae</text:span></text:span> praedictis tenuibus contrarias pro-</text:p>
      <text:p text:style-name="P5">dere; quidam vero crassis et grumosis; quidam etiam ipsas<text:line-break/>perturbatas, tenues explicant. Atqui tenues urinas dolo-<text:line-break/>ris capitis indices esse falsum esu Interdum enim capitis<text:line-break/>dolores. praecedere videntur, interdum simul cum per-<text:line-break/>turbatis urinis adesse. Quales autem hae sint his verbis<text:line-break/>manifesto declaravit<text:span text:style-name="Default_20_Paragraph_20_Font"><text:span text:style-name="T1">; quales</text:span></text:span> i<text:span text:style-name="Default_20_Paragraph_20_Font"><text:span text:style-name="T1">umentorum.</text:span></text:span> Tales vero fiunt<text:line-break/>calore materiam crassam ac densam agitante ac versante.<text:line-break/>Hae siquidem materiae maxime^ ab externo etiam calore,<text:line-break/>sicuti bitumen , pix et resina flatulentum spiritum coner-<text:line-break/>pene ac edere videntur. Nonnullae igitur urinae pertur-<text:line-break/>batae diutissime manent, nonnullae cito lenimentum craf-<text:line-break/>fum consequuntur an tardam morbi solutionem <text:span text:style-name="Default_20_Paragraph_20_Font"><text:span text:style-name="T1">t</text:span></text:span>ore signi-<text:line-break/>fleant. Quae ceterae non resident viribus constantibus,<text:line-break/>longum fore morbum, prostratis vero aegrum interiturum<text:line-break/>praenunciant. Haec obiter quod utilia sint a nobis expli-<text:line-break/>cala sunt. Quae vero ad ipfum aphorifmum explicandum<text:line-break/>etiamnum dicenda restant, funt hujusmodi: <text:span text:style-name="Default_20_Paragraph_20_Font"><text:span text:style-name="T1">urini</text:span></text:span>s <text:span text:style-name="Default_20_Paragraph_20_Font"><text:span text:style-name="T1">per</text:span></text:span>i<text:span text:style-name="Default_20_Paragraph_20_Font"><text:span text:style-name="T1">ur-<text:line-break/>bat</text:span></text:span>is <text:span text:style-name="Default_20_Paragraph_20_Font"><text:span text:style-name="T1">cap</text:span></text:span>it<text:span text:style-name="Default_20_Paragraph_20_Font"><text:span text:style-name="T1">i</text:span></text:span>s <text:span text:style-name="Default_20_Paragraph_20_Font"><text:span text:style-name="T1">dolore</text:span></text:span>s <text:span text:style-name="Default_20_Paragraph_20_Font"><text:span text:style-name="T1">nece/sur</text:span></text:span>i<text:span text:style-name="Default_20_Paragraph_20_Font"><text:span text:style-name="T1">o adsun</text:span></text:span>t <text:span text:style-name="Default_20_Paragraph_20_Font"><text:span text:style-name="T1">aut aderunt;</text:span></text:span> ut</text:p>
      <text:p text:style-name="P5">pronunciat Hippocrates, quo<text:span text:style-name="Default_20_Paragraph_20_Font"><text:span text:style-name="T1">n</text:span></text:span>iam flatulentus spiritus una<text:line-break/>cum calore prompte in caput attollitur. Non tamen si<text:line-break/>cui caput doluit aut . dolet, huic omnino tales urinae<text:line-break/>funt. Cephalalgiae siquidem fiunt etiam propter calorem<text:line-break/>solum ; interdum vcro propter flavam bilem .quae in ca-<text:line-break/>pite aut ventriculo continetur vel ob humorum caput ag-<text:line-break/>gravantium copiam vel localem aliquam obstructionem vel<text:line-break/>spiritu flatulento ea ipfa in parte generationem sortito,<text:line-break/>ex quibus- nulla talem urinam necessario affert.</text:p>
      <text:h text:style-name="Heading_20_2" text:outline-level="2"><text:bookmark-start text:name="bookmark96"/><text:span text:style-name="Default_20_Paragraph_20_Font">- - LXXI.</text:span><text:bookmark-end text:name="bookmark96"/></text:h>
      <text:p text:style-name="P1"><text:span text:style-name="Default_20_Paragraph_20_Font"><text:span text:style-name="T1">Quibu</text:span></text:span><text:span text:style-name="Default_20_Paragraph_20_Font"><text:span text:style-name="T8">s </text:span></text:span><text:span text:style-name="Default_20_Paragraph_20_Font"><text:span text:style-name="T1">die sep</text:span></text:span><text:span text:style-name="Default_20_Paragraph_20_Font"><text:span text:style-name="T8">ti</text:span></text:span><text:span text:style-name="Default_20_Paragraph_20_Font"><text:span text:style-name="T1">m</text:span></text:span><text:span text:style-name="Default_20_Paragraph_20_Font"><text:span text:style-name="T8">o </text:span></text:span><text:span text:style-name="Default_20_Paragraph_20_Font"><text:span text:style-name="T1">cont</text:span></text:span><text:span text:style-name="Default_20_Paragraph_20_Font"><text:span text:style-name="T8">i</text:span></text:span><text:span text:style-name="Default_20_Paragraph_20_Font"><text:span text:style-name="T1">ng</text:span></text:span><text:span text:style-name="Default_20_Paragraph_20_Font"><text:span text:style-name="T8">it </text:span></text:span><text:span text:style-name="Default_20_Paragraph_20_Font"><text:span text:style-name="T1">cr</text:span></text:span><text:span text:style-name="Default_20_Paragraph_20_Font"><text:span text:style-name="T8">isis, i</text:span></text:span><text:span text:style-name="Default_20_Paragraph_20_Font"><text:span text:style-name="T1">i</text:span></text:span><text:span text:style-name="Default_20_Paragraph_20_Font"><text:span text:style-name="T8">s </text:span></text:span><text:span text:style-name="Default_20_Paragraph_20_Font"><text:span text:style-name="T1">urina rubram habet<text:line-break/>d</text:span></text:span><text:span text:style-name="Default_20_Paragraph_20_Font"><text:span text:style-name="T8">i</text:span></text:span><text:span text:style-name="Default_20_Paragraph_20_Font"><text:span text:style-name="T1">e quar</text:span></text:span><text:span text:style-name="Default_20_Paragraph_20_Font"><text:span text:style-name="T8">to </text:span></text:span><text:span text:style-name="Default_20_Paragraph_20_Font"><text:span text:style-name="T1">nubeculam, ac pro rat</text:span></text:span><text:span text:style-name="Default_20_Paragraph_20_Font"><text:span text:style-name="T8">i</text:span></text:span><text:span text:style-name="Default_20_Paragraph_20_Font"><text:span text:style-name="T1">one ce</text:span></text:span><text:span text:style-name="Default_20_Paragraph_20_Font"><text:span text:style-name="T8">te</text:span></text:span><text:span text:style-name="Default_20_Paragraph_20_Font"><text:span text:style-name="T1">ra.</text:span></text:span></text:p>
      <text:p text:style-name="P4">Quemadmodum in multis aliis sis ipfos artis Hippo-<text:line-break/>cratis imperitos ostenderunt eorum plurimi qui hunc<text:line-break/>aphorismorum librum explicarunt, sic et in hoc aphorismo.</text:p>
      <text:p text:style-name="P5">Existimant. enim haec aphorismo addita , <text:span text:style-name="Default_20_Paragraph_20_Font"><text:span text:style-name="T1">ac pro rat</text:span></text:span>i<text:span text:style-name="Default_20_Paragraph_20_Font"><text:span text:style-name="T1">one<text:line-break/>ce</text:span></text:span>t<text:span text:style-name="Default_20_Paragraph_20_Font"><text:span text:style-name="T1">era</text:span></text:span>, significari quaecunque ad somnos spectant et vigi-<text:line-break/>fias aut respirationem aut deeubitum aut surrectionem<text:line-break/>aut si quid aliud ejusmodi in prognostico scripsit, ut si<text:line-break/>haec omnia recte fieri videantur, die septimo suturam<text:line-break/>judicationem speremus. Qua in re maxima praenotionem<text:line-break/>capita ignorare videntur. Vigilant enim plerumque, ja-<text:line-break/>utantur ac vehementius febricitant aegri, quanto propius<text:line-break/>ad crisin accesserint. Ex ipsis autem multi judicationi<text:line-break/>proximi difficulter spirant Minime vero praesens ex uri-.<text:line-break/>uls signum, etiam citra isthaec commemorata symptomata,<text:line-break/>ad certiorem suturae i<text:span text:style-name="Default_20_Paragraph_20_Font"><text:span text:style-name="T1">n</text:span></text:span>dicationis spem et coniecturam<text:line-break/>signis apparentibus in urinis indiget; sed sunf multa alia,<text:line-break/>quae frequentius in urina quam istuc speclantur. Quae<text:line-break/>ignorare mihi prorsus videntur ii qui Hippocratis scripta,<text:line-break/>priusquam ipsius artem universam perdidi cerin t, audent<text:line-break/>exponere. Nam quum quartus dies sit index, quemad-<text:line-break/>modum ipse docuit, et qualis futurus sit septimus prae-</text:p>
      <text:p text:style-name="P5">nunciet, quodcunque in ipfo primum effatu dignum eo-<text:line-break/>ctionis signum apparet, futuram septimo die judicationem<text:line-break/>significat. Verum et alba multo magis enaeorema <text:span text:style-name="Default_20_Paragraph_20_Font"><text:span text:style-name="T1">subl</text:span></text:span>i-<text:line-break/>m<text:span text:style-name="Default_20_Paragraph_20_Font"><text:span text:style-name="T1">amentum</text:span></text:span> album, aequale atque constans. Quodsi celeri-<text:line-break/>ter admodum morbus moveatur et coloris. et corporis uri-<text:line-break/>nae steu consistentiae mutatio fit, idonea sunt futurae jti-<text:line-break/>dicationis signa. Tenuis itaque urina si mediocriter crassa<text:line-break/>efficiatur, sique alba vel pallida fiat,.in tali morbo judi-<text:line-break/>cationem praenunciat. Unius itaque signi nominatim Hip-<text:line-break/>pocrates meminit; rubrae nimirum nubeculae. Dignum<text:line-break/>autem existimat, ut tum hoc, tum alia ex ratione intel-<text:line-break/>ligamus, quaecunque. suturas <text:span text:style-name="Default_20_Paragraph_20_Font"><text:span text:style-name="T1">orit</text:span></text:span>es ostendunt. . <text:span text:style-name="Default_20_Paragraph_20_Font"><text:span text:style-name="T10">Haec.au-<text:line-break/></text:span></text:span>tem sunt , quae diebus. indicibus ab ipso. vocatis et fpe-<text:line-break/>ctabilibus vel in urinis vel dejectionibus vel sputis super-<text:line-break/>veniunt: femper enim hujusmodi omnia crises praenunciant,<text:line-break/>non tamen semper bonas. Solis enim coctionis signis<text:line-break/>diebus spectabilibus apparentibus bonae- cristas futurae</text:p>
      <text:p text:style-name="P5">denunclantur. Ergo talis est textus aphorismi <text:span text:style-name="Default_20_Paragraph_20_Font"><text:span text:style-name="T1">t</text:span></text:span>en<text:span text:style-name="Default_20_Paragraph_20_Font"><text:span text:style-name="T1">t</text:span></text:span>us. At<text:line-break/>rubrae nubeculae tanquam signi perrari meminit. Albae<text:line-break/>enim frequentissime apparent suntque evidentiora coctionis<text:line-break/>signa. Rubrae vero raro fiunt et nisi nunc ipfias pronun-<text:line-break/>ciasset Hippocrates diebus indicibus spectatas futuram. cri-<text:line-break/>sin denunciare; nemo fortassis talem ipsis vim. inesse ere-<text:line-break/>daret. Siquidem rubrum colorem salutarem quidem esse<text:line-break/>profert , fed diuturniorem morbum portendere. Nam in<text:line-break/>prognostico ad verbum ita scribit. : <text:span text:style-name="Default_20_Paragraph_20_Font"><text:span text:style-name="T1">si vero ur</text:span></text:span>i<text:span text:style-name="Default_20_Paragraph_20_Font"><text:span text:style-name="T1">na subrubra<text:line-break/>et sed</text:span></text:span>i<text:span text:style-name="Default_20_Paragraph_20_Font"><text:span text:style-name="T1">ntentumsubrubrum ac lae</text:span></text:span>v<text:span text:style-name="Default_20_Paragraph_20_Font"><text:span text:style-name="T1">e fuer</text:span></text:span>i<text:span text:style-name="Default_20_Paragraph_20_Font"><text:span text:style-name="T1">t; haec pr</text:span></text:span>io<text:span text:style-name="Default_20_Paragraph_20_Font"><text:span text:style-name="T1">re qal-.<text:line-break/>de</text:span></text:span>m <text:span text:style-name="Default_20_Paragraph_20_Font"><text:span text:style-name="T1">mul</text:span></text:span>t<text:span text:style-name="Default_20_Paragraph_20_Font"><text:span text:style-name="T1">o d</text:span></text:span>i<text:span text:style-name="Default_20_Paragraph_20_Font"><text:span text:style-name="T1">uturn</text:span></text:span>io<text:span text:style-name="Default_20_Paragraph_20_Font"><text:span text:style-name="T1">rem, sed admodum salutarem sign</text:span></text:span>isi-<text:line-break/><text:span text:style-name="Default_20_Paragraph_20_Font"><text:span text:style-name="T1">eat. </text:span></text:span>Utrum igitur quarto die talis conspecta nubecula<text:line-break/>futuram crisin septimo significatura sit, in alio vero quo-<text:line-break/>dam indice non significatura, id accurate perpendendum<text:line-break/>est, quod in ipsis artis operibus observari debet. Nam<text:line-break/>quod ad rationes attinet, sunt in utramque partem ac<text:line-break/>magis in alteram, quod non praenunciabit , nisi morbus</text:p>
      <text:p text:style-name="P5">celeriter admodum moveatur. Nam si quod quarto die<text:line-break/>designatum, tantumdem temporis, hoc est <text:span text:style-name="Default_20_Paragraph_20_Font"><text:span text:style-name="T1">tre</text:span></text:span>s <text:span text:style-name="Default_20_Paragraph_20_Font"><text:span text:style-name="T1">insuper ac-<text:line-break/>eip</text:span></text:span>i<text:span text:style-name="Default_20_Paragraph_20_Font"><text:span text:style-name="T1">at</text:span></text:span>, potest futuram crisin prodere ; undecimo vero, si<text:line-break/>appareat, non tribus solum diebus, fed etiam pluribus i<text:span text:style-name="Default_20_Paragraph_20_Font"><text:span text:style-name="T1">n-<text:line-break/></text:span></text:span>digere saepe videtur. Verissimum siquidem est, talem die-<text:line-break/>rum indigentiam aliquid suffragari solutionibus. Ego certe<text:line-break/>raro ejusmodi signum aliis diebus spectavi quam quarto.<text:line-break/>Cui igitur septimo apparuerint, is quarto decimo fuit ju-<text:line-break/>dicatus , cui vero quarto decimo , is vicesimo. Apparuit<text:line-break/>et cuidam alteri undecimo, qui decimo septimo judicatus<text:line-break/>esu Cuidam rursum alteri eodem undecimo apparuit, qui<text:line-break/>vicesimo die fuit judicatus.</text:p>
      <text:h text:style-name="Heading_20_2" text:outline-level="2">LXXH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ur</text:span></text:span>i<text:span text:style-name="Default_20_Paragraph_20_Font"><text:span text:style-name="T1">nae pelluc</text:span></text:span>i<text:span text:style-name="Default_20_Paragraph_20_Font"><text:span text:style-name="T1">dae, albae, ma</text:span></text:span>l<text:span text:style-name="Default_20_Paragraph_20_Font"><text:span text:style-name="T1">ae;</text:span></text:span> m<text:span text:style-name="Default_20_Paragraph_20_Font"><text:span text:style-name="T1">ax</text:span></text:span>i<text:span text:style-name="Default_20_Paragraph_20_Font"><text:span text:style-name="T1">me ver</text:span></text:span>o <text:span text:style-name="Default_20_Paragraph_20_Font"><text:span text:style-name="T1">in<text:line-break/>phren</text:span></text:span>iti<text:span text:style-name="Default_20_Paragraph_20_Font"><text:span text:style-name="T1">c</text:span></text:span>is <text:span text:style-name="Default_20_Paragraph_20_Font"><text:span text:style-name="T1">apparent.</text:span></text:span></text:p>
      <text:p text:style-name="P4">Tales urinae extremae cruditatis signa sunt, quare et<text:line-break/>morbos diuturnos significanti Quaedam vero ex ipsisale-</text:p>
      <text:p text:style-name="P5">jectis prius per morbum et prostratis viribus funi perni-<text:line-break/>ciofae, ut in phrenitide. Nullum siquidem vidi, in quo<text:line-break/>talis apparuisset urina, phreniticum salvum evasisse. Me-<text:line-break/>lius enim est, quemadmodum totus morbus biliofus est,<text:line-break/>sic et urinas biliosus apparere. Aquosae vero urinae,<text:line-break/>ejusmodi namque funi pellucidae albae, maximam crudi-<text:line-break/>tatem significant et praeterea totum flavae bilis impetum<text:line-break/>furtum in caput <text:span text:style-name="Default_20_Paragraph_20_Font"><text:span text:style-name="T1">t</text:span></text:span>actum esse denunciant. Quibusdam enim<text:line-break/>urinae fiunt perspicuae, non etiam albae, compage qui-<text:line-break/>dem tenues , colore vero biliosae. Quae .vero-limpidae<text:line-break/>simul et albae existunt, prorsus aquosae fiunt. Si igitur<text:line-break/>simpliciter scriptum sit maxime vero in phreniticis malae,<text:line-break/>manifesta est aphorismi sententia. Si vero ut in aliis ba-<text:line-break/>betur exemplaribus , ad finem orationis adiiciatur verbum<text:line-break/><text:span text:style-name="Default_20_Paragraph_20_Font"><text:span text:style-name="T1">apparen</text:span></text:span>t, fau<text:span text:style-name="Default_20_Paragraph_20_Font"><text:span text:style-name="T1">t</text:span></text:span>us erit talis: <text:span text:style-name="Default_20_Paragraph_20_Font"><text:span text:style-name="T1">aqu</text:span></text:span>o<text:span text:style-name="Default_20_Paragraph_20_Font"><text:span text:style-name="T1">sus ur</text:span></text:span>i<text:span text:style-name="Default_20_Paragraph_20_Font"><text:span text:style-name="T1">nae</text:span></text:span> m<text:span text:style-name="Default_20_Paragraph_20_Font"><text:span text:style-name="T1">alae sunt,<text:line-break/>max</text:span></text:span>i<text:span text:style-name="Default_20_Paragraph_20_Font"><text:span text:style-name="T1">me ver</text:span></text:span>o <text:span text:style-name="Default_20_Paragraph_20_Font"><text:span text:style-name="T1">tales apparent in phren</text:span></text:span>i<text:span text:style-name="Default_20_Paragraph_20_Font"><text:span text:style-name="T1">t</text:span></text:span>ici<text:span text:style-name="Default_20_Paragraph_20_Font"><text:span text:style-name="T1">s qu</text:span></text:span>i <text:span text:style-name="Default_20_Paragraph_20_Font"><text:span text:style-name="T1">pern</text:span></text:span>i<text:span text:style-name="Default_20_Paragraph_20_Font"><text:span text:style-name="T1">c</text:span></text:span>i<text:span text:style-name="Default_20_Paragraph_20_Font"><text:span text:style-name="T1">ose<text:line-break/>su habent. </text:span></text:span>Neque enim in omnibus, quemadmodum non-<text:line-break/>nulli hujus libri interpretes intellexerunt, ignari prorsus</text:p>
      <text:p text:style-name="P5">eorum quae in aegrotis apparent. ln quibusdam autem<text:line-break/>exemplaribus ita finis aphorismi scriptus ast, praecipue<text:line-break/>vero in phreniticis apparent, et idem est intellectus qui<text:line-break/>fecundae lectionis superius a nobis explicatae.</text:p>
      <text:h text:style-name="Heading_20_2" text:outline-level="2">LXXHL</text:h>
      <text:p text:style-name="P1"><text:span text:style-name="Default_20_Paragraph_20_Font"><text:span text:style-name="T1">Quibu</text:span></text:span>s <text:span text:style-name="Default_20_Paragraph_20_Font"><text:span text:style-name="T1">sublata h</text:span></text:span>y<text:span text:style-name="Default_20_Paragraph_20_Font"><text:span text:style-name="T1">p</text:span></text:span>o<text:span text:style-name="Default_20_Paragraph_20_Font"><text:span text:style-name="T1">chondr</text:span></text:span>i<text:span text:style-name="Default_20_Paragraph_20_Font"><text:span text:style-name="T1">a</text:span></text:span> m<text:span text:style-name="Default_20_Paragraph_20_Font"><text:span text:style-name="T1">urmurant, succeden</text:span></text:span>t<text:span text:style-name="Default_20_Paragraph_20_Font"><text:span text:style-name="T1">e lu</text:span></text:span>at-<text:line-break/><text:span text:style-name="Default_20_Paragraph_20_Font"><text:span text:style-name="T1">horu</text:span></text:span>m <text:span text:style-name="Default_20_Paragraph_20_Font"><text:span text:style-name="T1">dolore, i</text:span></text:span>is <text:span text:style-name="Default_20_Paragraph_20_Font"><text:span text:style-name="T1">alv</text:span></text:span>i <text:span text:style-name="Default_20_Paragraph_20_Font"><text:span text:style-name="T1">humec</text:span></text:span>t<text:span text:style-name="Default_20_Paragraph_20_Font"><text:span text:style-name="T1">an</text:span></text:span>t<text:span text:style-name="Default_20_Paragraph_20_Font"><text:span text:style-name="T1">ur , n</text:span></text:span>i<text:span text:style-name="Default_20_Paragraph_20_Font"><text:span text:style-name="T1">si siatu</text:span></text:span>s <text:span text:style-name="Default_20_Paragraph_20_Font"><text:span text:style-name="T1">de</text:span></text:span>o<text:span text:style-name="Default_20_Paragraph_20_Font"><text:span text:style-name="T1">rsum<text:line-break/>erumpant aut ur</text:span></text:span>i<text:span text:style-name="Default_20_Paragraph_20_Font"><text:span text:style-name="T1">naru</text:span></text:span>m <text:span text:style-name="Default_20_Paragraph_20_Font"><text:span text:style-name="T1">cop</text:span></text:span>i<text:span text:style-name="Default_20_Paragraph_20_Font"><text:span text:style-name="T1">a prodeat. Haec autem<text:line-break/>in far</text:span></text:span>i<text:span text:style-name="Default_20_Paragraph_20_Font"><text:span text:style-name="T1">bu</text:span></text:span>s.</text:p>
      <text:p text:style-name="P4">Quum multis de causis hypochondria tollantur, hoc<text:line-break/>est majorem in tumorem adducantur , ex his una spiritus<text:line-break/>est flatuleutus , de qua nunc disserit, bifariam fieri- fusile;<text:line-break/>interdum propter affectum aliquem inveteratum et solutu<text:line-break/>difficilem partium ad ventrem attinentium ; interdum, vero.<text:line-break/>ob recentum aliquam occasionem. Has autem affectiones<text:line-break/>nunc distinguit Hippocrates , nam prima affectio sine</text:p>
      <text:p text:style-name="P5">murmure fit. Ten<text:span text:style-name="Default_20_Paragraph_20_Font"><text:span text:style-name="T1">t</text:span></text:span>a namque. atque inflata utris instar<text:line-break/>reddit hypochondria ^.altera fit cum murmure. Sic autem<text:line-break/>vocatur strepitus spiritu editus,. quum neque magnus, ne-<text:line-break/>que multus existit et cum quadam mediocri humiditate<text:line-break/>deorsum movetur. Accidit igitur tali murmure ad lum-<text:line-break/>bos descendente , .una . cum ipsu tumorem ex hypochou—<text:line-break/>driis devehi ; unde partibus hic poli t is lab eodem distentis<text:line-break/>dolorem excitari contingit; deinde hoc pacto humore ad<text:line-break/>distributionem concitato , siclus spiritus, nonnunquam etiam.<text:line-break/>una cum humore per alvum emittitur. Quin etiam di-<text:line-break/>stributus humor fere. per urinas excernitur. Proditis ergo<text:line-break/>decenter signis, ait alvum erumpi; nisi seorsum humorem<text:line-break/>quidem distribui, scor<text:span text:style-name="Default_20_Paragraph_20_Font"><text:span text:style-name="T1">t</text:span></text:span>um veto spiritum in intestinis de-<text:line-break/>tentum per sedem excerni contingat. Contingit vero in-<text:line-break/>turdum utrumque et spiritum et humorem ad distributio-<text:line-break/>nem concitatum in vesicam facile permeare. Quod autem<text:line-break/>ad finem aphorismi scriptum est : <text:span text:style-name="Default_20_Paragraph_20_Font"><text:span text:style-name="T1">haec aute</text:span></text:span>m i<text:span text:style-name="Default_20_Paragraph_20_Font"><text:span text:style-name="T1">n febr</text:span></text:span>i<text:span text:style-name="Default_20_Paragraph_20_Font"><text:span text:style-name="T1">bus,</text:span></text:span></text:p>
      <text:p text:style-name="P5">tale quiddam mihi significare videtur. A febribus vexari<text:line-break/>veteres eos dicebant, qui absque aliqua inflammatione^ aut<text:line-break/>abscessu aut dolore aut eryfipelate aut, ut simpliciter di-<text:line-break/>xerim , absque aliqua parte praecipue affecta aegrotabant.<text:line-break/>Quod si vel propter lateris vel pulmonis aut ejusmodi<text:line-break/>alterius cujusdam partis inflammationem febricitarent, non<text:line-break/>febricitantes ipsius nominabant , neque febribus vexari di-<text:line-break/>cebant, fed pleuriticos aut peripneumonicos aut hepaticos<text:line-break/>aut splenicos, aliisve similibus nominibus appellabant..<text:line-break/>Nunc itaque milli videtur Hippocrates ex duobus alterum<text:line-break/>ftelle significare vel quod quae dixit ea febribus accidant.<text:line-break/>in quibus nulla pars est affecta vel quod illis etiam mor-<text:line-break/>his, qui ob male affectam aliquam partem fiunt accidant;<text:line-break/>non tamen ipsis alvus profluat vel flatus aut urinae pro-<text:line-break/>fleant, - Neque enim aliquo naturali motu partium flatu-<text:line-break/>lentum spiritum deponentium murmur in illis fieri con-<text:line-break/>tingit, fed tanquam symptomata dumtaxat est affectus<text:line-break/>partem aliquam male habentis.</text:p>
      <text:h text:style-name="P55" text:outline-level="2">LXXlv</text:h>
      <text:p text:style-name="P50"><text:line-break/><text:span text:style-name="Default_20_Paragraph_20_Font"><text:span text:style-name="T1">qu</text:span></text:span>i<text:span text:style-name="Default_20_Paragraph_20_Font"><text:span text:style-name="T1">bus spe</text:span></text:span>s <text:span text:style-name="Default_20_Paragraph_20_Font"><text:span text:style-name="T1">est ad ar</text:span></text:span>ti<text:span text:style-name="Default_20_Paragraph_20_Font"><text:span text:style-name="T1">culos abscesse</text:span></text:span>m <text:span text:style-name="Default_20_Paragraph_20_Font"><text:span text:style-name="T1">fure, eo</text:span></text:span>s <text:span text:style-name="Default_20_Paragraph_20_Font"><text:span text:style-name="T1">abscessit<text:line-break/>l</text:span></text:span>i<text:span text:style-name="Default_20_Paragraph_20_Font"><text:span text:style-name="T1">berat ur</text:span></text:span>i<text:span text:style-name="Default_20_Paragraph_20_Font"><text:span text:style-name="T1">na c</text:span></text:span>o<text:span text:style-name="Default_20_Paragraph_20_Font"><text:span text:style-name="T1">p</text:span></text:span>i<text:span text:style-name="Default_20_Paragraph_20_Font"><text:span text:style-name="T1">osa et erasa et alba reddita, qualis<text:line-break/>in febr</text:span></text:span>i<text:span text:style-name="Default_20_Paragraph_20_Font"><text:span text:style-name="T1">bus labor</text:span></text:span>iosis <text:span text:style-name="Default_20_Paragraph_20_Font"><text:span text:style-name="T1">quar</text:span></text:span>to <text:span text:style-name="Default_20_Paragraph_20_Font"><text:span text:style-name="T1">d</text:span></text:span>i<text:span text:style-name="Default_20_Paragraph_20_Font"><text:span text:style-name="T1">e qu</text:span></text:span>i<text:span text:style-name="Default_20_Paragraph_20_Font"><text:span text:style-name="T1">busda</text:span></text:span>m <text:span text:style-name="Default_20_Paragraph_20_Font"><text:span text:style-name="T1">sier</text:span></text:span>i i<text:span text:style-name="Default_20_Paragraph_20_Font"><text:span text:style-name="T1">nci-<text:line-break/></text:span></text:span>Pi<text:span text:style-name="Default_20_Paragraph_20_Font"><text:span text:style-name="T1">t. </text:span></text:span>o<text:span text:style-name="Default_20_Paragraph_20_Font"><text:span text:style-name="T1">uod si ex nar</text:span></text:span>i<text:span text:style-name="Default_20_Paragraph_20_Font"><text:span text:style-name="T1">bus fanguis pr</text:span></text:span>osia<text:span text:style-name="Default_20_Paragraph_20_Font"><text:span text:style-name="T1">xer</text:span></text:span>i<text:span text:style-name="Default_20_Paragraph_20_Font"><text:span text:style-name="T1">t, tu</text:span></text:span>m <text:span text:style-name="Default_20_Paragraph_20_Font"><text:span text:style-name="T1">brev</text:span></text:span>i<text:line-break/><text:span text:style-name="Default_20_Paragraph_20_Font"><text:span text:style-name="T1">ad</text:span></text:span>m<text:span text:style-name="Default_20_Paragraph_20_Font"><text:span text:style-name="T1">odu</text:span></text:span>m <text:span text:style-name="Default_20_Paragraph_20_Font"><text:span text:style-name="T1">solvitur.</text:span></text:span></text:p>
      <text:p text:style-name="P4">Abscessus ad articulos procreari etiam a me prius<text:line-break/>dictum est .tum in iis quibus articuli prius laboraverint,<text:line-break/>tum quibus quoquomodo per morbum ipsi lassitudinem<text:line-break/>subierint et in iis praeterea, quibuscunque morbus pro-<text:line-break/>pter crassiorum humorum copiam diuturnus perseveret. Si<text:line-break/>itaque natura voluerit corpus per urinam expurgare, ae--,<text:line-break/>grum abfcessu liberabit, quum humorem ad articulos de-<text:line-break/>cubiturum per vesicam evacuet. At fatis habuit Hippo-<text:line-break/>crates febrium laboriosarum tanquam exempli gratia me-<text:line-break/>minisse , quae die indice motionis initium ad urinas fu-</text:p>
      <text:p text:style-name="P5">munt. Hisce namque laboriosis febribus hoc inest ut<text:line-break/>abscessus faciant non exspectato, quod ceterae febres<text:line-break/>faciunt, longiore tempore. Iisdem ipsis fecundum aures<text:line-break/>etiam fieri abscessus consuevere, quemadmodum aliis clero-<text:line-break/>nicis et diuturnis febribus lu partes inferiores humorum<text:line-break/>redundantia magis decumbit. Quibus igitur major calor<text:line-break/>in altum materiam sustulerit, ipsis vel profluit e naribus<text:line-break/>fanguis aut parotides oboriuntur. Quod autem ejusmodi<text:line-break/>febris solutio celerius fiat quam quae per urinas oratione<text:line-break/>non indiget. Quare post eam addidit Hippocrates: <text:span text:style-name="Default_20_Paragraph_20_Font"><text:span text:style-name="T1">brev</text:span></text:span>i<text:line-break/><text:span text:style-name="Default_20_Paragraph_20_Font"><text:span text:style-name="T1">admodum solv</text:span></text:span>it<text:span text:style-name="Default_20_Paragraph_20_Font"><text:span text:style-name="T1">ur,. </text:span></text:span>quum altera quae per urinas fit va-<text:line-break/>cuatio, plures ad solutionem dies requirat. Quod autem<text:line-break/>ab ipfo quarto die pronunciatur, exempli vice scriptum<text:line-break/>esu Tibi autem ad alios etiam dies om<text:span text:style-name="Default_20_Paragraph_20_Font"><text:span text:style-name="T1">n</text:span></text:span>es indices et<text:line-break/>critici transscrendi sunt.</text:p>
      <text:h text:style-name="Heading_20_2" text:outline-level="2">LXXV.</text:h>
      <text:p text:style-name="P1">Ai <text:span text:style-name="Default_20_Paragraph_20_Font"><text:span text:style-name="T1">qu</text:span></text:span>is <text:span text:style-name="Default_20_Paragraph_20_Font"><text:span text:style-name="T1">sangu</text:span></text:span>i<text:span text:style-name="Default_20_Paragraph_20_Font"><text:span text:style-name="T1">ne</text:span></text:span>m <text:span text:style-name="Default_20_Paragraph_20_Font"><text:span text:style-name="T1">aut pus mesu</text:span></text:span>t, <text:span text:style-name="Default_20_Paragraph_20_Font"><text:span text:style-name="T1">renum aut vesicas ul-<text:line-break/>cera</text:span></text:span>ti<text:span text:style-name="Default_20_Paragraph_20_Font"><text:span text:style-name="T1">onem significat.</text:span></text:span></text:p>
      <text:p text:style-name="P3">Sive in vesica sive in renibus sit ulcus; si simul<text:line-break/>quidem cum vasis alienius majusculi ruptione, maximeque<text:line-break/>etosione inciderit, sanguinis subsequitur excretio; si vero<text:line-break/>ista ab<text:span text:style-name="Default_20_Paragraph_20_Font"><text:span text:style-name="T1">t</text:span></text:span>uerint, solum pus excerni solet.- Sed fieri etiam<text:line-break/>potest ut in aliquo meatuum urinariorum facto ulcere tum<text:line-break/>pus excernatur tum fanguis. Hi vero quia renes et ve-<text:line-break/>sicam interjacent, una cum illis intelligendi veniunt.<text:line-break/>Ureteres autem iis plerumque exulcerantur quum a quo—<text:line-break/>dam lapide acuto aut impense scabro ipsis intercepto ex-<text:line-break/>oriantur. Enimvero in ipsi, pene si ulcera consistant,<text:line-break/>etiam sine urinis tum pus tum sanguis excernitur. In<text:line-break/>aliqua vero superiorum regionum etiam interdum simul<text:line-break/>cum urinis; rupto abscessu, pus egreditur. Unde non-<text:line-break/>nulli interpretes iiijue plures alteram lectionem magis pro-<text:line-break/>barunt, quae cum copulandi particula <text:span text:style-name="Default_20_Paragraph_20_Font"><text:span text:style-name="T1">e</text:span></text:span>t in hunc modum<text:line-break/>legitur r <text:span text:style-name="Default_20_Paragraph_20_Font"><text:span text:style-name="T1">si qu</text:span></text:span>is <text:span text:style-name="Default_20_Paragraph_20_Font"><text:span text:style-name="T1">sungu</text:span></text:span>i<text:span text:style-name="Default_20_Paragraph_20_Font"><text:span text:style-name="T1">nem et pus mejat, renum et vesicae<text:line-break/>exulcera</text:span></text:span>ti<text:span text:style-name="Default_20_Paragraph_20_Font"><text:span text:style-name="T1">onem significat. </text:span></text:span>Quod si horum alterum pus<text:line-break/>scilicet iolum mejatur, non modo renum aut vesicae exul-</text:p>
      <text:p text:style-name="P5">ceratorum, sini superiorum etiam partium alienius signum<text:line-break/>esse possit Hi sane fortassis aliquid dicunt, fortassis etiam<text:line-break/>verbum m<text:span text:style-name="Default_20_Paragraph_20_Font"><text:span text:style-name="T1">esut</text:span></text:span> aliud quiddam significat, quam minxerit, at-<text:line-break/>que in fe distinctionem continet. Non enim idem est<text:line-break/>vel ita dicere: si quis sanguinem aut pus mejat; aut illo<text:line-break/>modo <text:span text:style-name="Default_20_Paragraph_20_Font"><text:span text:style-name="T1">i</text:span></text:span> si quis sanguinem et pus minxerit. Uno namque<text:line-break/>aut duobus aut tribus diebus potuit minxisse pus rupto<text:line-break/>abscessu et in unctionis instrumenta essusa. Multis autem<text:line-break/>diebus ac mensibus, ubi hoc factum fuerit, renum aut.<text:line-break/>vesicae exulceratio significatur. Utrum autem ipforum<text:line-break/>magis .sit , tum dolor in discrepantibus locis factus , tum<text:line-break/>ea quae cum urinis excernuntur distinguunt, de quibus<text:line-break/>deinceps loquetur.. Jam vero et de ureteribus eadem est<text:line-break/>ratio.</text:p>
      <text:h text:style-name="Heading_20_2" text:outline-level="2">;<text:tab/>LXXVI.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cum ur</text:span></text:span><text:span text:style-name="Default_20_Paragraph_20_Font"><text:span text:style-name="T8">i</text:span></text:span><text:span text:style-name="Default_20_Paragraph_20_Font"><text:span text:style-name="T1">na crusta ex</text:span></text:span><text:span text:style-name="Default_20_Paragraph_20_Font"><text:span text:style-name="T8">i</text:span></text:span><text:span text:style-name="Default_20_Paragraph_20_Font"><text:span text:style-name="T1">le</text:span></text:span><text:span text:style-name="Default_20_Paragraph_20_Font"><text:span text:style-name="T8">s </text:span></text:span><text:span text:style-name="Default_20_Paragraph_20_Font"><text:span text:style-name="T1">carunculae aut velu</text:span></text:span><text:span text:style-name="Default_20_Paragraph_20_Font"><text:span text:style-name="T8">t</text:span></text:span><text:span text:style-name="Default_20_Paragraph_20_Font"><text:span text:style-name="T1">i ca-<text:line-break/>p</text:span></text:span><text:span text:style-name="Default_20_Paragraph_20_Font"><text:span text:style-name="T8">i</text:span></text:span><text:span text:style-name="Default_20_Paragraph_20_Font"><text:span text:style-name="T1">ll</text:span></text:span><text:span text:style-name="Default_20_Paragraph_20_Font"><text:span text:style-name="T8">i sim</text:span></text:span><text:span text:style-name="Default_20_Paragraph_20_Font"><text:span text:style-name="T1">ul exeunt</text:span></text:span><text:span text:style-name="Default_20_Paragraph_20_Font"><text:span text:style-name="T8"> , ii </text:span></text:span><text:span text:style-name="Default_20_Paragraph_20_Font"><text:span text:style-name="T1">a ren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excernun</text:span></text:span><text:span text:style-name="Default_20_Paragraph_20_Font"><text:span text:style-name="T8">t</text:span></text:span><text:span text:style-name="Default_20_Paragraph_20_Font"><text:span text:style-name="T1">ur.</text:span></text:span></text:p>
      <text:p text:style-name="P3">Exiles quidem carunculae certa renum substantiae<text:line-break/>sunt indicia; illa vero veluti capilli nullo modo renum,<text:line-break/>Neque enim fieri potest ut in . talem substantiae formam<text:line-break/>ren dissolvatur; et qui hoc asseverant, renum naturam<text:line-break/>ignorant. Sed neque retexta vesica aut exesa talia me-<text:line-break/>juntur , ut quibusdam visum est. Sunt enim hujus parti-<text:line-break/>eulae bracteis similiores, quemadmodum et Hippocrates<text:line-break/>paulo post eas squamulas appellat.. Verum rei veritas ita<text:line-break/>se habet , quod nobis sorte quadam saepius vidisse conti-<text:line-break/>git; alii quoque nonnulli medici experientissimi saepe se<text:line-break/>tales urinas vidisse dicunt. Quam affectionem medici re-<text:line-break/>centiores pili unctionem vocitant, quod villis praesertim<text:line-break/>albis ea quae per urinas feruntur similia appareant. Sed<text:line-break/>nuper etiam quidam ejusmodi corpora tam longa mejebant,<text:line-break/>ut incredibili longitudine viderentur: quaedam enim ex<text:line-break/>ipsis ad dimidium cubitum extendebantur. Is toto fere<text:line-break/>anno praegresso frequentissime legumina, fresa sabamque<text:line-break/>potissimum et cascum tenerum et siccum comederat. Et</text:p>
      <text:p text:style-name="P5">ceterae denique omnes quibus talia mejere contigit, pachy-<text:line-break/>chymis et crassis . eduliis vescebantur. Tali. igitur humore<text:line-break/>in renibus quodammodo torrefacto capillis similia corpora<text:line-break/>generantur. Quin etiam curatio cau<text:span text:style-name="Default_20_Paragraph_20_Font"><text:span text:style-name="T1">t</text:span></text:span>ae considerationem<text:line-break/>testatur: nam qui ita aegrotarent, medicamentorum atte-<text:line-break/>nuantium et incidentium vi simul cum reliqua victus ra-<text:line-break/>tione humectante curati sunt. Quod si tanti fuisset renum<text:line-break/>aut vesicae exulceratio, ut eorum substantia dissolveretur,<text:line-break/>non modo nihil ejusmodi medicamentis eorum adjuti, ve-<text:line-break/>rutu etiam supra modum irritati fuissent. Quare quem-<text:line-break/>admodum in aliis, sic et in his admiratione dignus est<text:line-break/>Hippocrates, quod ea invenerit quae medicis compluribus<text:line-break/>ad hunc ufque diem protius ignorata suerint. Quin etiam<text:line-break/>orationis integritas admirationem habet talia excerni di-<text:line-break/>centis : . non enim quemadmodum in superiori aphorismo<text:line-break/>renum incusati exulceratio<text:span text:style-name="Default_20_Paragraph_20_Font"><text:span text:style-name="T1">n</text:span></text:span>em, ita et nunc pronunciavit,<text:line-break/><text:span text:style-name="Default_20_Paragraph_20_Font"><text:span text:style-name="T1">t</text:span></text:span>ed simpliciter ex renibus excerni affirmat , quemadmodum<text:line-break/>si aliquo calculum mejente a renibus ipsimi delatum esse</text:p>
      <text:p text:style-name="P5">dixerimus. Non quod eorum sit substantiae particula, sed<text:line-break/>quod in ipsis <text:span text:style-name="Default_20_Paragraph_20_Font"><text:span text:style-name="T1">t</text:span></text:span>uam compagem fit fortitus. -Exiguae itaque<text:line-break/>carunculae exulceraturum omnino renum substantiae par-<text:line-break/>tes existunt. Quae vero sunt pilis similia, in renibus<text:line-break/>quidem suam compagem accipiunt, ut et. lapides, sed eo-<text:line-break/>cum substantiae partes non suut. idale ergo in omnibus<text:line-break/>exemplaribus hic aphorismus sine disiungendi particula <text:span text:style-name="Default_20_Paragraph_20_Font"><text:span text:style-name="T1">aut<text:line-break/></text:span></text:span>legitur^ <text:span text:style-name="Default_20_Paragraph_20_Font"><text:span text:style-name="T1">ex</text:span></text:span>i<text:span text:style-name="Default_20_Paragraph_20_Font"><text:span text:style-name="T1">le</text:span></text:span>s <text:span text:style-name="Default_20_Paragraph_20_Font"><text:span text:style-name="T1">carunculae velut</text:span></text:span>i <text:span text:style-name="Default_20_Paragraph_20_Font"><text:span text:style-name="T1">p</text:span></text:span>i<text:span text:style-name="Default_20_Paragraph_20_Font"><text:span text:style-name="T1">l</text:span></text:span>i. Nequaquam enim<text:line-break/>exiguae carunculae pilis sunt similes. p<text:span text:style-name="Default_20_Paragraph_20_Font"><text:span text:style-name="T1">leru</text:span></text:span>m i<text:span text:style-name="Default_20_Paragraph_20_Font"><text:span text:style-name="T1">n</text:span></text:span>t<text:span text:style-name="Default_20_Paragraph_20_Font"><text:span text:style-name="T1">er ex</text:span></text:span>i-<text:line-break/><text:span text:style-name="Default_20_Paragraph_20_Font"><text:span text:style-name="T1">guae et ve</text:span></text:span>l<text:span text:style-name="Default_20_Paragraph_20_Font"><text:span text:style-name="T1">ut</text:span></text:span>i, media distinctio <text:span text:style-name="Default_20_Paragraph_20_Font"><text:span text:style-name="T1">aut</text:span></text:span> collocanda est, quia<text:line-break/>duarum rerum, non unius hoc aphorismo Hippocrates<text:line-break/>mentionem facis t i quarum una est exiguae carunculae,<text:line-break/>altera veluti . pili. Atque in iis quidem quae pilis fnut<text:line-break/>simillima, semper crassa urina spectatur, ut pituitosam<text:line-break/>substantiam quam venae cumularent, natura per renes ex-<text:line-break/>purgante: in carunculis non est necessarium. Nunquam<text:line-break/>tamen talem renum affectionem spectavi, sed veluti ca-<text:line-break/>runculas saepius in illis febribus , in quibus etiam fedi-</text:p>
      <text:p text:style-name="P5">menta ervosa vocata flerr cermmus ex crasse fanguine in<text:line-break/>renibus aut in jecore assato et torrefaCto. Non tamen<text:line-break/>perfectas carunculas unquam cum tenui urina exire vidi.<text:line-break/>Potuit itaque, mea quidem sententia, cralsa urina ab ipso<text:line-break/>dici quae commoderata et secundum naturam est. Agno-<text:line-break/>scimus proprie quidem secundum excessus oppositiones ita<text:line-break/>dici; per abusionem autem et medium et commoderatum<text:line-break/>utrisque extremorum tribui nominibus, quum ad summe<text:line-break/>quidem crassem tenue, ad lumme vero tenue cladum no-<text:line-break/>minetur. Quoii si ita accipiantur, ejusmodi erit oratio:<text:line-break/>quibus in urina non tenui una exeunt supra coinmemo-<text:line-break/>rata, renum est pathema ; fi vero sit tenuis, totum Veno-<text:line-break/>sum genus patitur. Eandem etiam mihi sequenti apho-<text:line-break/>rismo sententiam indicare videtur.</text:p>
      <text:h text:style-name="P55" text:outline-level="2"><text:bookmark-start text:name="bookmark98"/>LXXVII<text:span text:style-name="Default_20_Paragraph_20_Font"><text:span text:style-name="T1">s</text:span></text:span><text:bookmark-end text:name="bookmark98"/></text:h>
      <text:p text:style-name="P1"><text:span text:style-name="Default_20_Paragraph_20_Font"><text:span text:style-name="T1">Quibus cum urina crassa sursurosa quaedam simul mictu<text:line-break/>exeunt, his vesica scabie laborat.</text:span></text:span></text:p>
      <text:p text:style-name="Normal">sat.</text:p>
      <text:p text:style-name="P4">Si tenuis quidem urina fuerit, non secundum natu-<text:line-break/>ram venae se habent; si vero non tenuis, sed mediocriter<text:line-break/>constans et compacta fuerit, quo significato crassam nunc<text:line-break/>non accipere oportet, tum ea quae simuI cum tali urina<text:line-break/>excernuntur, in renibus aut vesica affectionem esse indi-<text:line-break/>cabunt. Quum enim ex venis urina veniat et a renibus<text:line-break/>proIectetur et per eos percoletur, <text:span text:style-name="Default_20_Paragraph_20_Font"><text:span text:style-name="T1">per uteres in vesicam<text:line-break/>transmittatur</text:span></text:span> atque in vesica colligatur , quidquid in ipsa<text:line-break/>praeter naturam apparuerit aut venas aut renes aut <text:span text:style-name="Default_20_Paragraph_20_Font"><text:span text:style-name="T1">ure-<text:line-break/>teres</text:span></text:span> aut Vesicam male habere significabit. Quomodo nunc<text:line-break/>sursurosa ista affectam scabie veficam portendunt, quum<text:line-break/>venae nullum affectum patiuntur. Ex ipsis enim inter-<text:line-break/>dum etiam ejusmodi sursurosa deferuntur, ipsarum alias<text:line-break/>affecta tunica, quemadmodum vesiCae quoque tunicam</text:p>
      <text:p text:style-name="P20">affici accidit ; alias etiam sanguine in ipsis contento ca-<text:line-break/>loris fervore et vehementia perusto et fricto. Ad hanc<text:line-break/>affectionem nimirum aptior est quivis crassius humor ipsis<text:line-break/>inclusus, isque magis qui veluti faex sanguinis existit;<text:line-break/>quem humorem melancholicum nominare consuevimus.<text:line-break/>Quemadmodum enim cutis superficies, eam vero extimam<text:line-break/>cuticulam vocitant, per scabiem, lepram atque lichenas<text:line-break/>tenue quoddam corpusculum abjicit, qualis est serpentum<text:line-break/>senectus : sic etiam quum partium interiorum quaedam<text:line-break/>eundem subeat affectum, quo cutis laboraverit, etiam<text:line-break/>fymptoma affectui- fictile oborietur. Proindeque tum ve-<text:line-break/>nae p<text:span text:style-name="Default_20_Paragraph_20_Font"><text:span text:style-name="T1">i</text:span></text:span>ae, tum vesica scabie laborantes furfurosus cuticu-<text:line-break/>Ias una cum minis emittenti <text:span text:style-name="Default_20_Paragraph_20_Font"><text:span text:style-name="T1">Quae unde prodeant, </text:span></text:span>tum<text:line-break/>urinarum tenuitate tum crassitie distinguentur , quemad-<text:line-break/>modum fupra dictum esu Tenues enim urinae venas, non<text:line-break/>tenues venarum affectum esse ostendent.</text:p>
      <text:h text:style-name="Heading_20_2" text:outline-level="2">. . LXXVIII.</text:h>
      <text:p text:style-name="P1"><text:span text:style-name="Default_20_Paragraph_20_Font"><text:span text:style-name="T1">Qu</text:span></text:span>i spo<text:span text:style-name="Default_20_Paragraph_20_Font"><text:span text:style-name="T1">n</text:span></text:span>t<text:span text:style-name="Default_20_Paragraph_20_Font"><text:span text:style-name="T1">e sangu</text:span></text:span>i<text:span text:style-name="Default_20_Paragraph_20_Font"><text:span text:style-name="T1">nem</text:span></text:span> m<text:span text:style-name="Default_20_Paragraph_20_Font"><text:span text:style-name="T1">e</text:span></text:span>j<text:span text:style-name="Default_20_Paragraph_20_Font"><text:span text:style-name="T1">un</text:span></text:span>t, iis <text:span text:style-name="Default_20_Paragraph_20_Font"><text:span text:style-name="T1">a ren</text:span></text:span>i<text:span text:style-name="Default_20_Paragraph_20_Font"><text:span text:style-name="T1">bu</text:span></text:span>s- <text:span text:style-name="Default_20_Paragraph_20_Font"><text:span text:style-name="T1">venulae ru-<text:line-break/>p</text:span></text:span>t<text:span text:style-name="Default_20_Paragraph_20_Font"><text:span text:style-name="T1">ura</text:span></text:span>m <text:span text:style-name="Default_20_Paragraph_20_Font"><text:span text:style-name="T1">este significat.</text:span></text:span></text:p>
      <text:p text:style-name="P3">Illud sponte idem potest quod sine - cau<text:span text:style-name="Default_20_Paragraph_20_Font"><text:span text:style-name="T1">t</text:span></text:span>a externa<text:line-break/>significare. Potest etiam idem fere quod derepente multo<text:line-break/>praegresso symptomata ex iis qualia apparent in vesica<text:line-break/>ulcerata. Neque enim in ipsis propter sanguinis affluentis<text:line-break/>copiam vena rumpi potest, quemadmodum in renibus ac-<text:line-break/>ridere consuevit, quod per ejus venas fanguis non pereo-<text:line-break/>letur, fed siclum suppeditetur quantum ad ipsam- alendam<text:line-break/><text:span text:style-name="Default_20_Paragraph_20_Font"><text:span text:style-name="T1">t</text:span></text:span>atis esse potest. Huc adde quod neque venae per vesi-<text:line-break/>eam spar<text:span text:style-name="Default_20_Paragraph_20_Font"><text:span text:style-name="T1">t</text:span></text:span>ae natura nudae funt aut minus bene firmatae<text:line-break/>et constabilitae, quemadmodum quae in renum ventres<text:line-break/>inferuntur, quarum ofculationes feu apertiones et ruptio-<text:line-break/>nes propter humorum qui in ipsis continentur crassitiem<text:line-break/>et multitudinem oboriuntur. Ruptio quidem sinceri fan-<text:line-break/>guinis vacuationem efficit; <text:span text:style-name="Default_20_Paragraph_20_Font"><text:span text:style-name="T1">o</text:span></text:span>sculatio vero non confertim<text:line-break/>sanguinem profundit, praesertim quum exilis sit; fed pau-<text:line-break/>latim tenuiorem percolens fubcruentam urinam reddit.<text:line-break/>Fit autem, ut dixi, vesicae etiam venis erofione laboran-<text:line-break/>tibus sanguinis vacuatio, quam ulceris in ea consistentis</text:p>
      <text:p text:style-name="P5">signa praecedunt, id est tum partis dolor, tum pus, tum<text:line-break/>ipsius saepe corporis vesicae veluti minuta quaedam ra-<text:line-break/>menta. Hac igitur ratione praestat vocem sponte pro<text:line-break/>derepente significatione quam pro citra evidentem causam<text:line-break/>accipere. Nam ex renibus siquidem sine externa etiam<text:line-break/>causa propter nimiam copiam vale rupto, aliquando vero<text:line-break/>etiam contentius saltantibus aut ex alto ..lapsis aut per-<text:line-break/>cussis mejitur sanguis.</text:p>
      <text:h text:style-name="Heading_20_2" text:outline-level="2"><text:bookmark-start text:name="bookmark100"/><text:span text:style-name="Default_20_Paragraph_20_Font">LXXIX.</text:span><text:bookmark-end text:name="bookmark100"/></text:h>
      <text:p text:style-name="P1"><text:span text:style-name="Default_20_Paragraph_20_Font"><text:span text:style-name="T1">Quibu</text:span></text:span><text:span text:style-name="Default_20_Paragraph_20_Font"><text:span text:style-name="T8">s </text:span></text:span><text:span text:style-name="Default_20_Paragraph_20_Font"><text:span text:style-name="T1">in ur</text:span></text:span><text:span text:style-name="Default_20_Paragraph_20_Font"><text:span text:style-name="T8">i</text:span></text:span><text:span text:style-name="Default_20_Paragraph_20_Font"><text:span text:style-name="T1">na aren</text:span></text:span><text:span text:style-name="Default_20_Paragraph_20_Font"><text:span text:style-name="T8">o</text:span></text:span><text:span text:style-name="Default_20_Paragraph_20_Font"><text:span text:style-name="T1">sa subsident, i</text:span></text:span><text:span text:style-name="Default_20_Paragraph_20_Font"><text:span text:style-name="T8">is </text:span></text:span><text:span text:style-name="Default_20_Paragraph_20_Font"><text:span text:style-name="T1">vesica calcu</text:span></text:span><text:span text:style-name="Default_20_Paragraph_20_Font"><text:span text:style-name="T8">lo<text:line-break/></text:span></text:span><text:span text:style-name="Default_20_Paragraph_20_Font"><text:span text:style-name="T1">laborat.</text:span></text:span></text:p>
      <text:p text:style-name="P4">Non plane vesica, <text:span text:style-name="Default_20_Paragraph_20_Font"><text:span text:style-name="T1">t</text:span></text:span>est et renes calculo laborare<text:line-break/>queunt. Quare constat mutilatum esse apsiorifmum aut<text:line-break/>rane quod Hippocrates esse dimidiam orationis partem ne-<text:line-break/>glexerit aut quod primus bibliographus omiserit. Sive</text:p>
      <text:p text:style-name="P5">enim in renibus sive in vesica calculi procreentur, una<text:line-break/>cum urinis arenosis prodeunt.</text:p>
      <text:h text:style-name="Heading_20_2" text:outline-level="2">LXXX.<text:tab/>,</text:h>
      <text:p text:style-name="P1"><text:span text:style-name="Default_20_Paragraph_20_Font"><text:span text:style-name="T1">si qu</text:span></text:span>i<text:span text:style-name="Default_20_Paragraph_20_Font"><text:span text:style-name="T1">s sanguine</text:span></text:span>m <text:span text:style-name="Default_20_Paragraph_20_Font"><text:span text:style-name="T1">et gru</text:span></text:span>m<text:span text:style-name="Default_20_Paragraph_20_Font"><text:span text:style-name="T1">os</text:span></text:span> m<text:span text:style-name="Default_20_Paragraph_20_Font"><text:span text:style-name="T1">esu</text:span></text:span>t <text:span text:style-name="Default_20_Paragraph_20_Font"><text:span text:style-name="T1">et stranguriam ha-<text:line-break/>bea</text:span></text:span>t, <text:span text:style-name="Default_20_Paragraph_20_Font"><text:span text:style-name="T1">d</text:span></text:span>ol<text:span text:style-name="Default_20_Paragraph_20_Font"><text:span text:style-name="T1">orque in</text:span></text:span> im<text:span text:style-name="Default_20_Paragraph_20_Font"><text:span text:style-name="T1">u</text:span></text:span>m <text:span text:style-name="Default_20_Paragraph_20_Font"><text:span text:style-name="T1">ventre</text:span></text:span>m <text:span text:style-name="Default_20_Paragraph_20_Font"><text:span text:style-name="T1">et per</text:span></text:span>i<text:span text:style-name="Default_20_Paragraph_20_Font"><text:span text:style-name="T1">naeum</text:span></text:span> i<text:span text:style-name="Default_20_Paragraph_20_Font"><text:span text:style-name="T1">ncidat,<text:line-break/>vesicae partes lab</text:span></text:span>o<text:span text:style-name="Default_20_Paragraph_20_Font"><text:span text:style-name="T1">ran</text:span></text:span>t.</text:p>
      <text:p text:style-name="P4">Duobus modis .finis aphorismi scriptus est. In qui-,<text:line-break/>busdam exemplaribus laborant, in quibusdam aegrotant<text:line-break/>legitur; atque hac ratione ab invicem nihilo prope vere<text:line-break/>discrepant. Ambo textus simul errorem subeunt, si quis<text:line-break/>illud vesicae partes vel circa vesicam intellexerit ab Htp-<text:line-break/>pocrate dici, ac si ipsam vesicam laborare enunciasset.<text:line-break/>Commemorata siquidem symptomata, melicis appellatis<text:line-break/>mixtionis instrumentis omnibus vesicae, renibus et mete-<text:line-break/>ribus communia funt. Sic itaque praestat circa vesicam<text:line-break/>partes accipere, non ut ipsa sela vesica, fed etiam ut</text:p>
      <text:p text:style-name="P5">partes ipsi connexae significentur. At etiamnum magis<text:line-break/>ita nos intelligere sequens etiam aphorismus hortabitur,<text:line-break/>quo non quae partes circa vesicam existunt, eas aegrotare<text:line-break/>profert, fed vesicae exulcerationem incusat : quasi non<text:line-break/>idem dicturus sit is qui vesicam ipfam fotam absolute pati<text:line-break/>aliquid et qui. circa vesicam partes affectas esse pronunciati</text:p>
      <text:h text:style-name="Heading_20_2" text:outline-level="2">LXXXI.</text:h>
      <text:p text:style-name="P1"><text:span text:style-name="Default_20_Paragraph_20_Font"><text:span text:style-name="T1">s</text:span></text:span>i <text:span text:style-name="Default_20_Paragraph_20_Font"><text:span text:style-name="T1">qu</text:span></text:span>i<text:span text:style-name="Default_20_Paragraph_20_Font"><text:span text:style-name="T1">s sangu</text:span></text:span>i<text:span text:style-name="Default_20_Paragraph_20_Font"><text:span text:style-name="T1">ne</text:span></text:span>m <text:span text:style-name="Default_20_Paragraph_20_Font"><text:span text:style-name="T1">et pu</text:span></text:span>s <text:span text:style-name="Default_20_Paragraph_20_Font"><text:span text:style-name="T1">et siqua</text:span></text:span>m<text:span text:style-name="Default_20_Paragraph_20_Font"><text:span text:style-name="T1">ulas</text:span></text:span> m<text:span text:style-name="Default_20_Paragraph_20_Font"><text:span text:style-name="T1">esut, odorque<text:line-break/>grav</text:span></text:span>is <text:span text:style-name="Default_20_Paragraph_20_Font"><text:span text:style-name="T1">adsi</text:span></text:span>t, <text:span text:style-name="Default_20_Paragraph_20_Font"><text:span text:style-name="T1">vesicae exulcerat</text:span></text:span>i<text:span text:style-name="Default_20_Paragraph_20_Font"><text:span text:style-name="T1">onem significat.</text:span></text:span></text:p>
      <text:p text:style-name="P4">Sanguinem et pus mejere ureticorum instrumentorum<text:line-break/>mixtioni inservientium ulceratorum plane communia signa<text:line-break/>sunt. At graveolentia quum prodit insuavis et ingratus<text:line-break/>odor et adhuc magis squamulae vesicae -propria. In plu-<text:line-break/>vibus itaque exemplaribus <text:span text:style-name="Default_20_Paragraph_20_Font"><text:span text:style-name="T1">si sangu</text:span></text:span>i<text:span text:style-name="Default_20_Paragraph_20_Font"><text:span text:style-name="T1">ne</text:span></text:span>m <text:span text:style-name="Default_20_Paragraph_20_Font"><text:span text:style-name="T1">et pu</text:span></text:span>s m<text:span text:style-name="Default_20_Paragraph_20_Font"><text:span text:style-name="T1">e/at</text:span></text:span> fcri-<text:line-break/>ptum est, in quibusdam ipsorum <text:span text:style-name="Default_20_Paragraph_20_Font"><text:span text:style-name="T1">si sanguine</text:span></text:span>m <text:span text:style-name="Default_20_Paragraph_20_Font"><text:span text:style-name="T1">aut pu</text:span></text:span>s <text:span text:style-name="Default_20_Paragraph_20_Font"><text:span text:style-name="T1">me/at.<text:line-break/></text:span></text:span>IpIa vero.lectio secunda coniunctionem aut esse disiuncti-</text:p>
      <text:p text:style-name="P5">vam indicat, ut commemoratorum utrumque .vel simul una<text:line-break/>vel vicissim adesse postulabit.</text:p>
      <text:h text:style-name="Heading_20_2" text:outline-level="2">LXXXII. t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n urethra tuberculu</text:span></text:span>m <text:span text:style-name="Default_20_Paragraph_20_Font"><text:span text:style-name="T1">nasci</text:span></text:span>t<text:span text:style-name="Default_20_Paragraph_20_Font"><text:span text:style-name="T1">ur, eo suppurati, et<text:line-break/>rup</text:span></text:span>to sal<text:span text:style-name="Default_20_Paragraph_20_Font"><text:span text:style-name="T1">u</text:span></text:span>tio.</text:p>
      <text:p text:style-name="P4">Propter orationis brevitatem nihil effatu dignum.. ha-<text:line-break/>bere hic aphorismus consuitur. Promptum enim est uni-<text:line-break/>cuique nosse in meatu urinario qui<text:span text:style-name="Default_20_Paragraph_20_Font"><text:span text:style-name="T1">r</text:span></text:span>in pene est, hunc<text:line-break/>enim urethram vocitant, si consistant tubercula quae post-<text:line-break/>ea rumpantur , fieri solutionem. Verum si accuratius<text:line-break/>animadverterimus, rei cujusdam majoris fit indicatio. Con-<text:line-break/>tingit enim ischuriam, i. e. urinae suppressionem, aliquam<text:line-break/>ob ejusmodi tuberculum oboriri, eoque rupto tuberculo<text:line-break/>futuram lschuriae sanationem esse certo constat. Verum<text:line-break/>ex dictis illa quaestio suboritur , utrum procreatum hoc</text:p>
      <text:p text:style-name="P5">in loco tuberculum rumpi dumtaxat velit Hippocrates, an<text:line-break/>saepissime quidem id ipfum accidere ; discuti tamen posse,<text:line-break/>an hoc unum solutionum exemplum ruptionum scriptis<text:line-break/>proposuerit. Quod ultimum verius videtur.</text:p>
      <text:h text:style-name="Heading_20_2" text:outline-level="2"><text:bookmark-start text:name="bookmark102"/><text:span text:style-name="Default_20_Paragraph_20_Font">LXXXIH.</text:span><text:bookmark-end text:name="bookmark102"/></text:h>
      <text:p text:style-name="P1"><text:span text:style-name="Default_20_Paragraph_20_Font"><text:span text:style-name="T1">Qu</text:span></text:span>i mi<text:span text:style-name="Default_20_Paragraph_20_Font"><text:span text:style-name="T1">s</text:span></text:span>t<text:span text:style-name="Default_20_Paragraph_20_Font"><text:span text:style-name="T1">u</text:span></text:span>s <text:span text:style-name="Default_20_Paragraph_20_Font"><text:span text:style-name="T1">n</text:span></text:span>o<text:span text:style-name="Default_20_Paragraph_20_Font"><text:span text:style-name="T1">c</text:span></text:span>t<text:span text:style-name="Default_20_Paragraph_20_Font"><text:span text:style-name="T1">u sit cop</text:span></text:span>i<text:span text:style-name="Default_20_Paragraph_20_Font"><text:span text:style-name="T1">osu</text:span></text:span>s, <text:span text:style-name="Default_20_Paragraph_20_Font"><text:span text:style-name="T1">paucam de</text:span></text:span>i<text:span text:style-name="Default_20_Paragraph_20_Font"><text:span text:style-name="T1">ec</text:span></text:span>ti<text:span text:style-name="Default_20_Paragraph_20_Font"><text:span text:style-name="T1">one</text:span></text:span>m <text:span text:style-name="Default_20_Paragraph_20_Font"><text:span text:style-name="T1">sig-<text:line-break/>n</text:span></text:span>i<text:span text:style-name="Default_20_Paragraph_20_Font"><text:span text:style-name="T1">sicat.</text:span></text:span></text:p>
      <text:p text:style-name="P4">Quod necessarium quidem sit distributo ventris hu-<text:line-break/>more pauciorem fieri deflectionem unicuique manifestum<text:line-break/>esu Sed et simul illud apparet, quod eo humore una<text:line-break/>cum cibariis intestina pervadente, alvus quidem humidior<text:line-break/>reddatur, idcirco et plura deficiet et urina paucior ex-<text:line-break/>ceruetur. Docebit autem nos haec ratio et defluxionum<text:line-break/>et siccitatis ventris remedia. In quibus enim alvus quam .<text:line-break/>deceat humidior est, iis parciorem potum dabimus atque</text:p>
      <text:p text:style-name="P5">ipsius motum .ad vesicam ciebimus. Quibus vero siccior<text:line-break/>est, uberiorem potum exhibebimus et ejus distributionem<text:line-break/>quoad fieri potest prohibebimus;</text:p>
      <text:h text:style-name="P54" text:outline-level="1"><text:bookmark-start text:name="bookmark104"/>HIPPOCRATI^ APHORISMI ET<text:line-break/><text:span text:style-name="Default_20_Paragraph_20_Font"><text:span text:style-name="T1">i</text:span></text:span> CALENI IN EOS COMMEN-<text:line-break/><text:span text:style-name="Default_20_Paragraph_20_Font"><text:span text:style-name="T1">[ s s</text:span></text:span> TARIL<text:bookmark-end text:name="bookmark104"/></text:h>
      <text:h text:style-name="Heading_20_2" text:outline-level="2"><text:span text:style-name="Default_20_Paragraph_20_Font"><text:span text:style-name="T8">I.<text:tab/>.<text:tab/></text:span></text:span><text:span text:style-name="Default_20_Paragraph_20_Font"><text:span text:style-name="T1">. s</text:span></text:span> o</text:h>
      <text:p text:style-name="Normal"><text:span text:style-name="Default_20_Paragraph_20_Font"><text:span text:style-name="T1">convulsio ex veratr</text:span></text:span><text:span text:style-name="Default_20_Paragraph_20_Font"><text:span text:style-name="T8">o l</text:span></text:span><text:span text:style-name="Default_20_Paragraph_20_Font"><text:span text:style-name="T1">e</text:span></text:span><text:span text:style-name="Default_20_Paragraph_20_Font"><text:span text:style-name="T8">t</text:span></text:span><text:span text:style-name="Default_20_Paragraph_20_Font"><text:span text:style-name="T1">ali</text:span></text:span><text:span text:style-name="Default_20_Paragraph_20_Font"><text:span text:style-name="T8">s.</text:span></text:span></text:p>
      <text:p text:style-name="P4">Qui veratrum assumpserunt , <text:span text:style-name="Default_20_Paragraph_20_Font"><text:span text:style-name="T1">r</text:span></text:span> album scilicet, hunc<text:line-break/>enim. simpliciter elleborum, non sicut nigrum cum adje-<text:line-break/>ottone nominare consueverunt, iis fi dum purgantur con-<text:line-break/>vulfio superveniat p perniciosum symptoma esse pronuu-<text:line-break/>ciat. Fit enim non initio purgationis, quo. tempore fuf-<text:span text:style-name="Default_20_Paragraph_20_Font"><text:span text:style-name="T1">r</text:span></text:span></text:p>
      <text:p text:style-name="P5">locationis periculum imminet, scu quando vomentes ve-<text:line-break/>hementius vellicari vexantur, propter ipfam maxime quae<text:line-break/>In vomitibus concitatur, contentionevj.nervis per eam<text:line-break/>quam cum ore ventriculi sympathiam sortiuntur laboran-<text:line-break/>tibus. Qua in re etiam alias quum vehementius morde- .<text:line-break/>retur, ^convulsiones fieri videmus;- quemadmodum adole-<text:line-break/>fcenti accidit, qufaeruginem vomuit. Praestat enim ae-<text:line-break/>ruginem quam aeruginos<text:span text:style-name="Default_20_Paragraph_20_Font"><text:span text:style-name="T1">a</text:span></text:span>m vomitum illum appellare,<text:line-break/>quandoquidem talis erat , qualis mera aerugo nominata<text:line-break/><text:span text:style-name="Default_20_Paragraph_20_Font"><text:span text:style-name="T1">v</text:span></text:span>i<text:span text:style-name="Default_20_Paragraph_20_Font"><text:span text:style-name="T1">r</text:span></text:span>i<text:span text:style-name="Default_20_Paragraph_20_Font"><text:span text:style-name="T1">d</text:span></text:span>i/stm<text:span text:style-name="Default_20_Paragraph_20_Font"><text:span text:style-name="T1">u</text:span></text:span>s. Verum per vomitum tutum corpus convul-<text:line-break/><text:span text:style-name="Default_20_Paragraph_20_Font"><text:span text:style-name="T1">t</text:span></text:span>um, atque evacuato aerugine quam primum febris ipsius<text:line-break/>et convulsio cessarunt. Quod vomitu exclusum est, tale<text:line-break/>erat ac si quis optimam aeruginem sic aqua salvat , uter<text:line-break/>utraque conflatum corpus sapae referat crassitudinem. Non<text:line-break/>impossibile est igitur,. ut dixi, et per con<text:span text:style-name="Default_20_Paragraph_20_Font"><text:span text:style-name="T1">t</text:span></text:span>en<text:span text:style-name="Default_20_Paragraph_20_Font"><text:span text:style-name="T1">t</text:span></text:span>um cum ore<text:line-break/>ventriculi ab elleboro albo fieri convulsionem et haec fo-,<text:line-break/>ret convulsio moderatissima. Possibile quoque est et pro-<text:line-break/>pter ipfam vacuationem iis qui supra modum purgantur<text:line-break/>convulsionem oboriri, ut quae cholericis contractiones</text:p>
      <text:p text:style-name="P5">saepius eveniunt ac potissimum eorum qui suris inserun-<text:line-break/>tur musculorum. Nec non etiam fieri potest propter<text:line-break/>actionem pharmaci ex nervis humores ad se attrahentis<text:line-break/>ex hoc labore convulsionem supervenire. Quin etiam<text:line-break/>ellebori interdum vi ad distributionem vehementius con-<text:line-break/>citata contingit nervorum substantiam violentius exsiccari-<text:line-break/>Nos enim ipse Hippocrates convulsionem ex inanitione et<text:line-break/>repletione fieri docuit corporum videlicet nervulorum , a<text:line-break/>quibus voluntarii motus perficiuntur. Haec autem sunt<text:line-break/>nervi, ligamenta, musculi et tendines. Quemadmodum<text:line-break/>enim in rebus etiam externis lora et chordas extendi cer-<text:line-break/>ulmus, sive vehementius exsiccentur, sive copioso humore<text:line-break/>imbuantur, sic etiam in .animalium corporibus par est<text:line-break/>fieri non raro convulsionem: Porro liquet ex repletione<text:line-break/>convulsionem curabilem esse per vacuationem; quae vero<text:line-break/>ex inanitione fit et siccitate nervorum, eam vix unquam<text:line-break/>curationem admittere. Fit etiam, ut dixi, per fynrpa-<text:line-break/>thiam convulsio , quam ab Hippocrate praetermissam fuisse</text:p>
      <text:p text:style-name="P3">augurandum esu Eam enim quae primum fit convulsio-<text:line-break/>nem .declaravit, quum; spasmum ex repletione atque inanit.<text:line-break/>tione generari pronunciat. Et sane etiam vellicationis<text:line-break/>, aut mor<text:span text:style-name="Default_20_Paragraph_20_Font"><text:span text:style-name="T1">t</text:span></text:span>us ratione singultum in ore .ventriculi fieri no-<text:line-break/>vimus, adeo ut quispiam. et nervos similiter affici existi-<text:line-break/>maverit. Et haec convulsio iis qui veratro purgantur<text:line-break/>fieri interdum videbitur, ab Hippocrate non enunciata,<text:line-break/>nisi per Jovem illam quis ex inanitione oboriri, quum<text:line-break/>mordaces humores siccandi facultate polleant. Hi Iane<text:line-break/>sunt modi, quibus homines ex elleboro convelluntur;<text:line-break/>curatur autem ex ipsis tum qui propter morsum, tum<text:line-break/>qui propter contentionem ex vomitibus convellitur; qui<text:line-break/>denique ob siccitatem, insanabilis est. Quare merito Hip-<text:line-break/>pocrates totum hujusmodi convulsionis genus esse letale<text:line-break/>pronunciat, quoniam ipsius quidem nonnullae differentiae<text:line-break/>curatu sirnt difficiles, una autem est insanabilis.</text:p>
      <text:h text:style-name="P55" text:outline-level="2">II.</text:h>
      <text:p text:style-name="Normal"><text:span text:style-name="Default_20_Paragraph_20_Font"><text:span text:style-name="T1">Volneri succedens convulsi</text:span></text:span><text:span text:style-name="Default_20_Paragraph_20_Font"><text:span text:style-name="T8">o </text:span></text:span><text:span text:style-name="Default_20_Paragraph_20_Font"><text:span text:style-name="T1">le</text:span></text:span><text:span text:style-name="Default_20_Paragraph_20_Font"><text:span text:style-name="T8">t</text:span></text:span><text:span text:style-name="Default_20_Paragraph_20_Font"><text:span text:style-name="T1">ale.</text:span></text:span></text:p>
      <text:p text:style-name="P4">Quemadmodum in eo qui hunc praecedit textum le-<text:line-break/>talem dicebat convulsionem , quod idem est ac si pericu-<text:line-break/>lo<text:span text:style-name="Default_20_Paragraph_20_Font"><text:span text:style-name="T1">t</text:span></text:span>am et saepius ad mortem terminantem pro<text:span text:style-name="Default_20_Paragraph_20_Font"><text:span text:style-name="T1">t</text:span></text:span>erret, sic<text:line-break/>etiam- nunc obortam ex vulnere convulsionem letalem no-<text:line-break/>minavit; non quod ex necessitate ac semper, sed quod<text:line-break/>raro admodum mortem afferat. Eodem quoque modo in<text:line-break/>superioribus multis aphorismis letalis nomine uti vi<text:span text:style-name="Default_20_Paragraph_20_Font"><text:span text:style-name="T1">t</text:span></text:span>us esu<text:line-break/>vulneribus siquidem convulsiones superveniunt inflamma-<text:line-break/>tinnis ip<text:span text:style-name="Default_20_Paragraph_20_Font"><text:span text:style-name="T1">t</text:span></text:span>a sequentis ratione, ubi partes nervosas attige-<text:line-break/>rit. Ac primum quidem convelli videntur quae e di-<text:line-break/>recto partibus inflammatione laborantibus respondent.<text:line-break/>Deinde ubi ipsum etiam principium attigerit inflammatio,<text:line-break/>in totum corpus extenditur convulsio.</text:p>
      <text:h text:style-name="P55" text:outline-level="2">III.</text:h>
      <text:p text:style-name="P1"><text:span text:style-name="Default_20_Paragraph_20_Font"><text:span text:style-name="T1">Efusa cop</text:span></text:span>i<text:span text:style-name="Default_20_Paragraph_20_Font"><text:span text:style-name="T1">ose sangu</text:span></text:span>i<text:span text:style-name="Default_20_Paragraph_20_Font"><text:span text:style-name="T1">ne convulsi</text:span></text:span>o <text:span text:style-name="Default_20_Paragraph_20_Font"><text:span text:style-name="T1">aut singul</text:span></text:span>t<text:span text:style-name="Default_20_Paragraph_20_Font"><text:span text:style-name="T1">u</text:span></text:span>s <text:span text:style-name="Default_20_Paragraph_20_Font"><text:span text:style-name="T1">acceden</text:span></text:span>s<text:line-break/>m<text:span text:style-name="Default_20_Paragraph_20_Font"><text:span text:style-name="T1">alum.</text:span></text:span></text:p>
      <text:p text:style-name="P4">Non aliud quidem superiore aphorismo letalis nomine,<text:line-break/>aliud vero praesenti per malum significari existimandum<text:line-break/>esu consuerit siquidem Hippocrates ea symptomata sic<text:line-break/>appellare, quibus mors saepe supervenit. Si quid vero<text:line-break/>magis miuusve differre haec nomina inter <text:span text:style-name="Default_20_Paragraph_20_Font"><text:span text:style-name="T1">t</text:span></text:span>e videantur,<text:line-break/>majus per letale periculum , quam per malum fignificabi-<text:line-break/>tur. .Siquidem quae copiosa sanguinis vacuatione accedit<text:line-break/>convulsio ex altero genere est caularum ipsam efficientium,<text:line-break/>ut supra dictum esu</text:p>
      <text:h text:style-name="Heading_20_2" text:outline-level="2">IV.</text:h>
      <text:p text:style-name="P1"><text:span text:style-name="Default_20_Paragraph_20_Font"><text:span text:style-name="T1">Quae profusae purga</text:span></text:span>tio<text:span text:style-name="Default_20_Paragraph_20_Font"><text:span text:style-name="T1">ni c</text:span></text:span>o<text:span text:style-name="Default_20_Paragraph_20_Font"><text:span text:style-name="T1">nvulsi</text:span></text:span>o <text:span text:style-name="Default_20_Paragraph_20_Font"><text:span text:style-name="T1">aut singultu</text:span></text:span>s <text:span text:style-name="Default_20_Paragraph_20_Font"><text:span text:style-name="T1">succed</text:span></text:span>i<text:span text:style-name="Default_20_Paragraph_20_Font"><text:span text:style-name="T1">t,<text:line-break/>malum.</text:span></text:span></text:p>
      <text:p text:style-name="P3">Quod nonnullis sumpto elleboro accidere dicebamus,<text:line-break/>hoc nunc de omnibus qui. quovis modo purgantur pro-<text:line-break/>nunciat. Qui namque praeter modum purgantur, ob com-<text:line-break/>memoratas caufasripsi convelluntur, quibus qui elleborum<text:line-break/>fumpferunt, ita laborantibus non parvum impendet peri-<text:line-break/>culum; multo siquidem pejor est a vacuatione quam per<text:line-break/>repletionem facta convulsio. Quod autem et singultus sit<text:line-break/>stomachi convulsio, fecundum Hippocratem nos utique<text:line-break/>novimus.</text:p>
      <text:h text:style-name="Heading_20_2" text:outline-level="2"><text:bookmark-start text:name="bookmark106"/><text:span text:style-name="Default_20_Paragraph_20_Font">V.</text:span><text:bookmark-end text:name="bookmark106"/></text:h>
      <text:p text:style-name="P1"><text:span text:style-name="Default_20_Paragraph_20_Font"><text:span text:style-name="T1">s</text:span></text:span>i <text:span text:style-name="Default_20_Paragraph_20_Font"><text:span text:style-name="T1">qui</text:span></text:span>s <text:span text:style-name="Default_20_Paragraph_20_Font"><text:span text:style-name="T1">ebr</text:span></text:span>i<text:span text:style-name="Default_20_Paragraph_20_Font"><text:span text:style-name="T1">u</text:span></text:span>s <text:span text:style-name="Default_20_Paragraph_20_Font"><text:span text:style-name="T1">derepente</text:span></text:span> o<text:span text:style-name="Default_20_Paragraph_20_Font"><text:span text:style-name="T1">bmu</text:span></text:span>t<text:span text:style-name="Default_20_Paragraph_20_Font"><text:span text:style-name="T1">escat, convu</text:span></text:span>lsus <text:span text:style-name="Default_20_Paragraph_20_Font"><text:span text:style-name="T1">mori</text:span></text:span>t<text:span text:style-name="Default_20_Paragraph_20_Font"><text:span text:style-name="T1">ur,<text:line-break/>n</text:span></text:span>i<text:span text:style-name="Default_20_Paragraph_20_Font"><text:span text:style-name="T1">si eu</text:span></text:span>m <text:span text:style-name="Default_20_Paragraph_20_Font"><text:span text:style-name="T1">fab</text:span></text:span>ris <text:span text:style-name="Default_20_Paragraph_20_Font"><text:span text:style-name="T1">c</text:span></text:span>o<text:span text:style-name="Default_20_Paragraph_20_Font"><text:span text:style-name="T1">rr</text:span></text:span>i<text:span text:style-name="Default_20_Paragraph_20_Font"><text:span text:style-name="T1">puerit aut qua h</text:span></text:span>o<text:span text:style-name="Default_20_Paragraph_20_Font"><text:span text:style-name="T1">ra crapula fal</text:span></text:span>oi-<text:line-break/><text:span text:style-name="Default_20_Paragraph_20_Font"><text:span text:style-name="T1">tur, voce</text:span></text:span>m <text:span text:style-name="Default_20_Paragraph_20_Font"><text:span text:style-name="T1">ed</text:span></text:span>i<text:span text:style-name="Default_20_Paragraph_20_Font"><text:span text:style-name="T1">der</text:span></text:span>i<text:span text:style-name="Default_20_Paragraph_20_Font"><text:span text:style-name="T1">t.</text:span></text:span></text:p>
      <text:p text:style-name="P4">Repletis nervis talis convulsio oboritur. Vinum au-<text:line-break/>tem eos facile replere finiet, ut quod temperamento sit<text:line-break/>calidum. Talis siquidem natura prompte omnia penetrat,</text:p>
      <text:p text:style-name="P5">ac praesertim si non admodum crassis constet partibus.<text:line-break/>Substantiae igitur copia vinum nervis .convulsionem affert:<text:line-break/><text:span text:style-name="Default_20_Paragraph_20_Font"><text:span text:style-name="T1">t</text:span></text:span>ua vero qualitate nervos excalefaclendo atque desiccando<text:line-break/>ipfum, rarius eam quam fecerat affectionem fausti Quod<text:line-break/>si quando id praestare nequeat, mortem sequi necesse esu<text:line-break/>Verum qua facultate vinum diximus convulsionem fanare,<text:line-break/>eadem febris quoque sanat. Hic vero maxime observanda<text:line-break/>est Hippocrates consuetudo qui mutos illos nominat, qui<text:line-break/>quovis modo caro laborant. Verum proprie carus nomi-<text:line-break/>natur totius corporis repentina <text:span text:style-name="Default_20_Paragraph_20_Font"><text:span text:style-name="T1">t</text:span></text:span>ensus motusque privatio.<text:line-break/>Hanc itaque affectionem ex uno fymptomate, <text:span text:style-name="Default_20_Paragraph_20_Font"><text:span text:style-name="T1">n</text:span></text:span>im<text:span text:style-name="Default_20_Paragraph_20_Font"><text:span text:style-name="T1">irum<text:line-break/>aphoxia, </text:span></text:span>nominare confuerit Hippocrates; quae utique<text:line-break/>fit affecto nervorum principio. Neque enim aliter omnino<text:line-break/>corpus convelli potest, priusquam id principium patiatur<text:line-break/>vel primario vesper consensum , altera prius affecta parte.<text:line-break/>Quod autem Graeci omnes crapulas nominent obortas ca-<text:line-break/>pitis noxas manifestum esu Sic namque nonnulli uomi-</text:p>
      <text:p text:style-name="P5">nis etymologiam fecerunt a <text:span text:style-name="Default_20_Paragraph_20_Font"><text:span text:style-name="T13">κάρηνον</text:span></text:span><text:span text:style-name="Default_20_Paragraph_20_Font"><text:span text:style-name="T9"> </text:span></text:span><text:span text:style-name="Default_20_Paragraph_20_Font"><text:span text:style-name="T13">πάλλεσθαι</text:span></text:span><text:span text:style-name="Default_20_Paragraph_20_Font"><text:span text:style-name="T9">, </text:span></text:span>quod <text:span text:style-name="Default_20_Paragraph_20_Font"><text:span text:style-name="T1">ca-<text:line-break/>put percelli</text:span></text:span> significat, ductam esse proferunt. Horam<text:line-break/>autem qua crapulae solvuntur pro tempore vocarit Hippo-<text:line-break/>erates, quod <text:span text:style-name="Default_20_Paragraph_20_Font"><text:span text:style-name="T1">n</text:span></text:span>on omnibus una et eadem mensura prae-<text:line-break/>ci<text:span text:style-name="Default_20_Paragraph_20_Font"><text:span text:style-name="T1">t</text:span></text:span>um aut circumscriptum esu Quidam. enim postridie<text:line-break/>crapula liberantur; quidam sequenti nocte; nonnulli tertio<text:line-break/>dumtaxat die, idque fit pro vini copia ac viribus et ipsa<text:line-break/>pectoris natura. Quemadmodum enim cibi concoquendi<text:line-break/>unum omnibus hominibus praefinitum tempus non est, sic<text:line-break/>neque vini exhalandi. Aut igitur oportet nos aegri natu-<text:line-break/>ram experientia compertam notamque habere aut extre-<text:line-break/>mum crapulae exhalandae terminum observare: in quo si<text:line-break/>neque febricitare, neque loqui anticipaverat , procul du-<text:line-break/>bio convulsus moritur.</text:p>
      <text:h text:style-name="Heading_20_2" text:outline-level="2"><text:bookmark-start text:name="bookmark108"/><text:span text:style-name="Default_20_Paragraph_20_Font">VI.</text:span><text:bookmark-end text:name="bookmark108"/></text:h>
      <text:p text:style-name="P1"><text:span text:style-name="Default_20_Paragraph_20_Font"><text:span text:style-name="T1">Qu</text:span></text:span><text:span text:style-name="Default_20_Paragraph_20_Font"><text:span text:style-name="T8">i t</text:span></text:span><text:span text:style-name="Default_20_Paragraph_20_Font"><text:span text:style-name="T1">etano c</text:span></text:span><text:span text:style-name="Default_20_Paragraph_20_Font"><text:span text:style-name="T8">o</text:span></text:span><text:span text:style-name="Default_20_Paragraph_20_Font"><text:span text:style-name="T1">rr</text:span></text:span><text:span text:style-name="Default_20_Paragraph_20_Font"><text:span text:style-name="T8">i</text:span></text:span><text:span text:style-name="Default_20_Paragraph_20_Font"><text:span text:style-name="T1">p</text:span></text:span><text:span text:style-name="Default_20_Paragraph_20_Font"><text:span text:style-name="T8">i</text:span></text:span><text:span text:style-name="Default_20_Paragraph_20_Font"><text:span text:style-name="T1">un</text:span></text:span><text:span text:style-name="Default_20_Paragraph_20_Font"><text:span text:style-name="T8">t</text:span></text:span><text:span text:style-name="Default_20_Paragraph_20_Font"><text:span text:style-name="T1">ur</text:span></text:span><text:span text:style-name="Default_20_Paragraph_20_Font"><text:span text:style-name="T8">, i</text:span></text:span><text:span text:style-name="Default_20_Paragraph_20_Font"><text:span text:style-name="T1">n</text:span></text:span><text:span text:style-name="Default_20_Paragraph_20_Font"><text:span text:style-name="T8">t</text:span></text:span><text:span text:style-name="Default_20_Paragraph_20_Font"><text:span text:style-name="T1">ra quatuor d</text:span></text:span><text:span text:style-name="Default_20_Paragraph_20_Font"><text:span text:style-name="T8">i</text:span></text:span><text:span text:style-name="Default_20_Paragraph_20_Font"><text:span text:style-name="T1">e</text:span></text:span><text:span text:style-name="Default_20_Paragraph_20_Font"><text:span text:style-name="T8">s i</text:span></text:span><text:span text:style-name="Default_20_Paragraph_20_Font"><text:span text:style-name="T1">ntereun</text:span></text:span><text:span text:style-name="Default_20_Paragraph_20_Font"><text:span text:style-name="T8">t </text:span></text:span><text:span text:style-name="Default_20_Paragraph_20_Font"><text:span text:style-name="T1">; h</text:span></text:span><text:span text:style-name="Default_20_Paragraph_20_Font"><text:span text:style-name="T8">os<text:line-break/></text:span></text:span><text:span text:style-name="Default_20_Paragraph_20_Font"><text:span text:style-name="T1">vero si effuger</text:span></text:span><text:span text:style-name="Default_20_Paragraph_20_Font"><text:span text:style-name="T8">i</text:span></text:span><text:span text:style-name="Default_20_Paragraph_20_Font"><text:span text:style-name="T1">nt, sanescunt.</text:span></text:span></text:p>
      <text:p text:style-name="P3">Tetanus morbus peracutus et, ut ex <text:span text:style-name="Default_20_Paragraph_20_Font"><text:span text:style-name="T12">emprosthoto.no.<text:line-break/></text:span></text:span>et opisthotono compositus. Quo jure fit ut brevior ejus<text:line-break/>sit judioatio diuturniorem tenfionis laborem non ferente<text:line-break/>natura, Primo igitur statim dierum criticorum circuitu<text:line-break/>crisis morbo accidit. . si</text:p>
      <text:h text:style-name="Heading_20_2" text:outline-level="2"><text:span text:style-name="Default_20_Paragraph_20_Font"><text:span text:style-name="T8">VII.</text:span></text:span><text:tab/>.t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co</text:span></text:span>m<text:span text:style-name="Default_20_Paragraph_20_Font"><text:span text:style-name="T1">it</text:span></text:span>i<text:span text:style-name="Default_20_Paragraph_20_Font"><text:span text:style-name="T1">ale</text:span></text:span>s <text:span text:style-name="Default_20_Paragraph_20_Font"><text:span text:style-name="T1">affectus ante pubertatem oriuntur, de-<text:line-break/>cejsum sort</text:span></text:span>i<text:span text:style-name="Default_20_Paragraph_20_Font"><text:span text:style-name="T1">untur; qu</text:span></text:span>i<text:span text:style-name="Default_20_Paragraph_20_Font"><text:span text:style-name="T1">bus vero qu</text:span></text:span>i<text:span text:style-name="Default_20_Paragraph_20_Font"><text:span text:style-name="T1">ntum et v</text:span></text:span>i<text:span text:style-name="Default_20_Paragraph_20_Font"><text:span text:style-name="T1">gesimum<text:line-break/>annum agent</text:span></text:span>i<text:span text:style-name="Default_20_Paragraph_20_Font"><text:span text:style-name="T1">bus oboriuntur, i</text:span></text:span>is <text:span text:style-name="Default_20_Paragraph_20_Font"><text:span text:style-name="T1">plerumque c</text:span></text:span>o<text:span text:style-name="Default_20_Paragraph_20_Font"><text:span text:style-name="T1">mmor</text:span></text:span>i<text:span text:style-name="Default_20_Paragraph_20_Font"><text:span text:style-name="T1">un</text:span></text:span>t<text:span text:style-name="Default_20_Paragraph_20_Font"><text:span text:style-name="T1">ur.</text:span></text:span></text:p>
      <text:p text:style-name="P4">Proprie morbi metastafes <text:span text:style-name="Default_20_Paragraph_20_Font"><text:span text:style-name="T1">dece</text:span></text:span>s<text:span text:style-name="Default_20_Paragraph_20_Font"><text:span text:style-name="T1">sus</text:span></text:span> appellantur, quum<text:line-break/>ex parte una in alteram decedunt, per abusionem autem<text:line-break/>solutiones ile nominantur. Atque nunc mihi videtur Hip-<text:line-break/>pocrates secundo hoc significatu hanc dictionem usurpare.<text:line-break/>No<text:span text:style-name="Default_20_Paragraph_20_Font"><text:span text:style-name="T1">n</text:span></text:span> enim fotum in alias partes translatis humoribus ec-<text:line-break/>initialem morbum facientibus sulvitur affectus, sed etiam</text:p>
      <text:p text:style-name="P3">omnino percuratis: sinat enim hi erassi, frigidi et pituitosc<text:line-break/>Cessant autem et curantur tum aetatis in siccius mutatione,<text:line-break/>tum exercitatione, tum victu exsiccante, accedente ad<text:line-break/>haec idoneorum medicamentorum usu. Verum nunc Hip-<text:line-break/>pocrates fidius aetatis meminit mutationis, a qua edocti<text:line-break/>victus formam etiam una cum medicamentis inveniemus.<text:line-break/>Quod igitur altera aphorismorum pa<text:span text:style-name="Default_20_Paragraph_20_Font"><text:span text:style-name="T1">r</text:span></text:span>te dixit : <text:span text:style-name="Default_20_Paragraph_20_Font"><text:span text:style-name="T1">epilept</text:span></text:span>i<text:span text:style-name="Default_20_Paragraph_20_Font"><text:span text:style-name="T1">cis<text:line-break/></text:span></text:span>i<text:span text:style-name="Default_20_Paragraph_20_Font"><text:span text:style-name="T1">uven</text:span></text:span>i<text:span text:style-name="Default_20_Paragraph_20_Font"><text:span text:style-name="T1">bu</text:span></text:span>s <text:span text:style-name="Default_20_Paragraph_20_Font"><text:span text:style-name="T1">mu</text:span></text:span>t<text:span text:style-name="Default_20_Paragraph_20_Font"><text:span text:style-name="T1">at</text:span></text:span>i<text:span text:style-name="Default_20_Paragraph_20_Font"><text:span text:style-name="T1">ones potissimu</text:span></text:span>m <text:span text:style-name="Default_20_Paragraph_20_Font"><text:span text:style-name="T1">aetati</text:span></text:span>s <text:span text:style-name="Default_20_Paragraph_20_Font"><text:span text:style-name="T1">e</text:span></text:span>t <text:span text:style-name="Default_20_Paragraph_20_Font"><text:span text:style-name="T1">reg</text:span></text:span>i<text:span text:style-name="Default_20_Paragraph_20_Font"><text:span text:style-name="T1">onum et<text:line-break/>v</text:span></text:span>ict<text:span text:style-name="Default_20_Paragraph_20_Font"><text:span text:style-name="T1">u</text:span></text:span>s <text:span text:style-name="Default_20_Paragraph_20_Font"><text:span text:style-name="T1">et</text:span></text:span> l<text:span text:style-name="Default_20_Paragraph_20_Font"><text:span text:style-name="T1">ocorum l</text:span></text:span>i<text:span text:style-name="Default_20_Paragraph_20_Font"><text:span text:style-name="T1">berat</text:span></text:span>io<text:span text:style-name="Default_20_Paragraph_20_Font"><text:span text:style-name="T1">nem esuriunt. </text:span></text:span>Haec nunc in<text:line-break/>ipsis morbis declaravit, morbos epilepticos qui ante pu-<text:line-break/>bertatem oboriuntur, in aetatis mutatione finiri ; qui vero<text:line-break/>ultra vicesimum quintum annum processere, eos commoti<text:line-break/>pronunciat. Unde liquet Hippocratem arbitrari puberta-<text:line-break/>tis tempus adusque vicesimum quintum annum extendi,<text:line-break/>. sumpto post secundam septimanam exordio... Constat au-<text:line-break/>tem neque omnibus hunc morbum ab aetate pubere fore<text:line-break/>sanabilem, nisi lu aliis quoque bene se gesserint; neque</text:p>
      <text:p text:style-name="P5">quibus ab aetate accidit, omnino permanet, si proba vi-<text:line-break/>ctus ratione utantur. Imo quod ab aetate sanationem non<text:line-break/>sortiantur, sed quantum in ipsa est, consenescat affectus,<text:line-break/>aperte indicavit, non tamen quiddam dilucide dictum est,<text:line-break/>etiamsi manifestum iis videatur qui negligentius illud ex-<text:line-break/>audiunt. Quibus vero vicesimo quinto anno epilepsia fit,<text:line-break/>iis commoritur. Neque enim iis solis hic affectus com-<text:line-break/>moritur, quibus vicesimum quintum annum agentibus ad-<text:line-break/>venit, sed multo magis etiamnum ultra hanc aetatem pro-<text:line-break/>gressis. Si igitur quod deest dictioni Hippocratis addi-<text:line-break/>derimus, veritati undiquaque eam consentaneam efficie-<text:line-break/>mus. Comitiales affectus qui ante pubertatem ortum ha-<text:line-break/>bent, pubertatis tempero s<text:span text:style-name="Default_20_Paragraph_20_Font"><text:span text:style-name="T1">o</text:span></text:span>lvuntur; qui vero ulterius<text:line-break/>pubertatem sunt, commoriuntur. Tempus autem puber-<text:line-break/>tatis est a quarto decimo anno adufique vicesimum quin-<text:line-break/>tum. Est et alia lectio hujusmodi : quibus vero vicesimo<text:line-break/>quinto anno fiunt epilepsiae, plerumque commoriuntur,<text:line-break/>adverbio <text:span text:style-name="Default_20_Paragraph_20_Font"><text:span text:style-name="T1">plerumque</text:span></text:span> idem quod magna ex parte significante.</text:p>
      <text:h text:style-name="P55" text:outline-level="2"><text:bookmark-start text:name="bookmark110"/><text:span text:style-name="Default_20_Paragraph_20_Font">URI.</text:span><text:bookmark-end text:name="bookmark110"/></text:h>
      <text:p text:style-name="P1">(sui <text:span text:style-name="Default_20_Paragraph_20_Font"><text:span text:style-name="T1">p</text:span></text:span>l<text:span text:style-name="Default_20_Paragraph_20_Font"><text:span text:style-name="T1">eur</text:span></text:span>i<text:span text:style-name="Default_20_Paragraph_20_Font"><text:span text:style-name="T1">t</text:span></text:span>i<text:span text:style-name="Default_20_Paragraph_20_Font"><text:span text:style-name="T1">de laboran</text:span></text:span>t<text:span text:style-name="Default_20_Paragraph_20_Font"><text:span text:style-name="T1">e</text:span></text:span>s i<text:span text:style-name="Default_20_Paragraph_20_Font"><text:span text:style-name="T1">ntra quatuordecim d</text:span></text:span>i<text:span text:style-name="Default_20_Paragraph_20_Font"><text:span text:style-name="T1">e</text:span></text:span>s <text:span text:style-name="Default_20_Paragraph_20_Font"><text:span text:style-name="T1">superne<text:line-break/>non repurgantur, </text:span></text:span>iis i<text:span text:style-name="Default_20_Paragraph_20_Font"><text:span text:style-name="T1">n emp</text:span></text:span>y<text:span text:style-name="Default_20_Paragraph_20_Font"><text:span text:style-name="T1">ema pleur</text:span></text:span>iti<text:span text:style-name="Default_20_Paragraph_20_Font"><text:span text:style-name="T1">dis transla-<text:line-break/></text:span></text:span>ti<text:span text:style-name="Default_20_Paragraph_20_Font"><text:span text:style-name="T1">o</text:span></text:span><text:span text:style-name="Default_20_Paragraph_20_Font"><text:span text:style-name="T3">)</text:span></text:span></text:p>
      <text:p text:style-name="P4">Per sputa vacuationem, humorum pleuritidem effi-<text:line-break/>cientium Hippocrates repurgationem ac purgationem ab-<text:line-break/>folute dicere consuevit, quemadmodum etiam exfpuere<text:line-break/>pro purgari, tum in libro de acutorum victu, tum in<text:line-break/>prognostico usurpavit. Verum nunc et ipsius purgationis<text:line-break/>tempus circumscribit, in quo si non fiat, in fuppuratio-<text:line-break/>nem pleuritin transire dicit; aut omnem in pus muta-<text:line-break/>tionem ita nominans, ut in prognostico saepius appellat,<text:line-break/>aut factam inter thoracem et pulmonem puris effusionem:<text:line-break/>utrumque enim horum accidit, quum pleuritici per fputa<text:line-break/>non expurgantur. Verum quod fecundo loco diximus,<text:line-break/>ipfe in sequentibus empyematis ruptionem appellavit. .i</text:p>
      <text:p text:style-name="P5">Ix.</text:p>
      <text:p text:style-name="P1">T<text:span text:style-name="Default_20_Paragraph_20_Font"><text:span text:style-name="T1">abe</text:span></text:span>s iis m<text:span text:style-name="Default_20_Paragraph_20_Font"><text:span text:style-name="T1">axime conting</text:span></text:span>i<text:span text:style-name="Default_20_Paragraph_20_Font"><text:span text:style-name="T1">t aetatibus quae ab anno de-<text:line-break/>c</text:span></text:span>ium o<text:span text:style-name="Default_20_Paragraph_20_Font"><text:span text:style-name="T1">ctavo ad</text:span></text:span> t<text:span text:style-name="Default_20_Paragraph_20_Font"><text:span text:style-name="T1">r</text:span></text:span>i<text:span text:style-name="Default_20_Paragraph_20_Font"><text:span text:style-name="T1">gesimum qu</text:span></text:span>i<text:span text:style-name="Default_20_Paragraph_20_Font"><text:span text:style-name="T1">ntum excurrunt.</text:span></text:span></text:p>
      <text:p text:style-name="P4">Quum superioribus aphorismis morbos fecundum ae-<text:line-break/>tates narrabat, juvenibus autem, inquit, sanguinis ex-<text:line-break/>fpuitiones, tabes. Nunc vero etiam annorum numerum<text:line-break/>apposuit, non propterea eadem denuo scripsit quae sir-<text:line-break/>pra , <text:span text:style-name="Default_20_Paragraph_20_Font"><text:span text:style-name="T1">t</text:span></text:span>ed propter affectionum tum thoracis tum pulmonis<text:line-break/>communionem. Cur igitur juvenes his morbis praecipue<text:line-break/>corripiantur ante diximus. De aetatum autem annis nunc<text:line-break/>decernendum, quoniam et Hippocrates dixit tabem iis<text:line-break/>fieri aetatibus, quae ab anno decimo octavo ad trigesimum<text:line-break/>quintum usique funt. Quod enim aetatibus numero plu-<text:line-break/>rali dicitur, quandam sortitur significationem, quod non<text:line-break/>unam existimet Hippocrates inter commemoratos annos<text:line-break/>esse . mediam. Neque enim accuratius rem spectantibus<text:line-break/>una est, <text:span text:style-name="Default_20_Paragraph_20_Font"><text:span text:style-name="T1">t</text:span></text:span>ed quae ab anno decimo octavo est, ad vicefi-</text:p>
      <text:p text:style-name="P5">mum quintum adolescentum est aetas; inde vero quae ad<text:line-break/>tricefimum quintum intercedit, juVenibus est attributa.</text:p>
      <text:h text:style-name="Heading_20_2" text:outline-level="2"><text:bookmark-start text:name="bookmark112"/>X.<text:bookmark-end text:name="bookmark112"/></text:h>
      <text:p text:style-name="P1"><text:span text:style-name="Default_20_Paragraph_20_Font"><text:span text:style-name="T1">Qui anginam ess</text:span></text:span>h<text:span text:style-name="Default_20_Paragraph_20_Font"><text:span text:style-name="T1">giunt, iis in pulmonem vertitur et intra<text:line-break/>dies scptem intereunt. Si vero hos evaserint, suppurati<text:line-break/></text:span></text:span>ji<text:span text:style-name="Default_20_Paragraph_20_Font"><text:span text:style-name="T1">unt.</text:span></text:span></text:p>
      <text:p text:style-name="P4">De humorum translatione nunc ipsi sermo est, quae<text:line-break/>ab angina fit in pulmonem, quam per septem plerumque^<text:line-break/>diesi interimere pronunciat, suffocato scilicet aegroto.<text:line-break/>Quod fi ipsos dies possit evadere, fluxione in pus con-<text:line-break/>versa suppurare Ex pulsu autem anginam in pulmonem<text:line-break/>migrasse cognoscitur^ nam durus, inordinatus et inaequalis<text:line-break/>in partem principem translatam esse materiam fignilicat;<text:line-break/>mollis autem, ordinatus et aequalis cum facili et aequabili<text:line-break/>respiratione certam dimissionem indicat.</text:p>
      <text:h text:style-name="P55" text:outline-level="2">XI.</text:h>
      <text:p text:style-name="P1"><text:span text:style-name="Default_20_Paragraph_20_Font"><text:span text:style-name="T8">T</text:span></text:span><text:span text:style-name="Default_20_Paragraph_20_Font"><text:span text:style-name="T1">abe vexati</text:span></text:span><text:span text:style-name="Default_20_Paragraph_20_Font"><text:span text:style-name="T8">s st, </text:span></text:span><text:span text:style-name="Default_20_Paragraph_20_Font"><text:span text:style-name="T1">quod spu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ex</text:span></text:span><text:span text:style-name="Default_20_Paragraph_20_Font"><text:span text:style-name="T8">t</text:span></text:span><text:span text:style-name="Default_20_Paragraph_20_Font"><text:span text:style-name="T1">usuunt, carb</text:span></text:span><text:span text:style-name="Default_20_Paragraph_20_Font"><text:span text:style-name="T8">o</text:span></text:span><text:span text:style-name="Default_20_Paragraph_20_Font"><text:span text:style-name="T1">n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insu-<text:line-break/>c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grav</text:span></text:span><text:span text:style-name="Default_20_Paragraph_20_Font"><text:span text:style-name="T8">it</text:span></text:span><text:span text:style-name="Default_20_Paragraph_20_Font"><text:span text:style-name="T1">er olea</text:span></text:span><text:span text:style-name="Default_20_Paragraph_20_Font"><text:span text:style-name="T8">t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a cap</text:span></text:span><text:span text:style-name="Default_20_Paragraph_20_Font"><text:span text:style-name="T8">i</text:span></text:span><text:span text:style-name="Default_20_Paragraph_20_Font"><text:span text:style-name="T1">te cap</text:span></text:span><text:span text:style-name="Default_20_Paragraph_20_Font"><text:span text:style-name="T8">i</text:span></text:span><text:span text:style-name="Default_20_Paragraph_20_Font"><text:span text:style-name="T1">lli desinant, le</text:span></text:span><text:span text:style-name="Default_20_Paragraph_20_Font"><text:span text:style-name="T8">t</text:span></text:span><text:span text:style-name="Default_20_Paragraph_20_Font"><text:span text:style-name="T1">a</text:span></text:span><text:span text:style-name="Default_20_Paragraph_20_Font"><text:span text:style-name="T8">l</text:span></text:span><text:span text:style-name="Default_20_Paragraph_20_Font"><text:span text:style-name="T1">e.</text:span></text:span></text:p>
      <text:p text:style-name="P4">Ulcerosam pulmonis affectionem tabem nunc appellat,<text:line-break/>in qua quod exspuitur carbunculis infundendum et ex<text:line-break/>odore accuratius explorandum esse censet. Quemadmodum<text:line-break/>autem supra in vesicae ulceribus gravem odorem percipi<text:line-break/>dicit, ile nunc phthisicorum quoque sputum graviter olere<text:line-break/>affirmet. Quod si ita affectis capilli etiam a capite de-<text:line-break/>fluant, tum ipsus perniciose aegrotare, quandoquidem ul-<text:line-break/>timi alimenti defectus atque etiam aliquando humorum<text:line-break/>corruptela proditur.</text:p>
      <text:h text:style-name="Heading_20_2" text:outline-level="2">XII.</text:h>
      <text:p text:style-name="P1"><text:span text:style-name="Default_20_Paragraph_20_Font"><text:span text:style-name="T1">Quibu</text:span></text:span><text:span text:style-name="Default_20_Paragraph_20_Font"><text:span text:style-name="T8">s</text:span></text:span><text:span text:style-name="Default_20_Paragraph_20_Font"><text:span text:style-name="T1">cunque tabe laborant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capill</text:span></text:span><text:span text:style-name="Default_20_Paragraph_20_Font"><text:span text:style-name="T8">i </text:span></text:span><text:span text:style-name="Default_20_Paragraph_20_Font"><text:span text:style-name="T1">e capi</text:span></text:span><text:span text:style-name="Default_20_Paragraph_20_Font"><text:span text:style-name="T8">t</text:span></text:span><text:span text:style-name="Default_20_Paragraph_20_Font"><text:span text:style-name="T1">e de/luun</text:span></text:span><text:span text:style-name="Default_20_Paragraph_20_Font"><text:span text:style-name="T8">t,<text:line-break/>ii </text:span></text:span><text:span text:style-name="Default_20_Paragraph_20_Font"><text:span text:style-name="T1">d</text:span></text:span><text:span text:style-name="Default_20_Paragraph_20_Font"><text:span text:style-name="T8">m</text:span></text:span><text:span text:style-name="Default_20_Paragraph_20_Font"><text:span text:style-name="T1">rrhoea succeden</text:span></text:span><text:span text:style-name="Default_20_Paragraph_20_Font"><text:span text:style-name="T8">t</text:span></text:span><text:span text:style-name="Default_20_Paragraph_20_Font"><text:span text:style-name="T1">e</text:span></text:span><text:span text:style-name="Default_20_Paragraph_20_Font"><text:span text:style-name="T8"> i</text:span></text:span><text:span text:style-name="Default_20_Paragraph_20_Font"><text:span text:style-name="T1">ntereunt.</text:span></text:span></text:p>
      <text:p text:style-name="P3">ne tabidis jam morti vicinis ipsi nunc habetur sur-<text:line-break/>mo, quos male quidem habere capillorum indicabat de-<text:line-break/>fluvium. Diarrhoea vero superveniente mortem quam<text:line-break/>primum affore exspectandum, quum ejusmodi symptoma<text:line-break/>et mala cau<text:span text:style-name="Default_20_Paragraph_20_Font"><text:span text:style-name="T1">t</text:span></text:span>a et malum signum existat. Quum enim pro-<text:line-break/>pter virium imbecillitatem fiat, spias rursum imbecilliores<text:line-break/>illud symptoma efficit.</text:p>
      <text:h text:style-name="Heading_20_2" text:outline-level="2">XIII.</text:h>
      <text:p text:style-name="P1"><text:span text:style-name="Default_20_Paragraph_20_Font"><text:span text:style-name="T1">Qu</text:span></text:span>i <text:span text:style-name="Default_20_Paragraph_20_Font"><text:span text:style-name="T1">spum</text:span></text:span>o<text:span text:style-name="Default_20_Paragraph_20_Font"><text:span text:style-name="T1">sum sangu</text:span></text:span>i<text:span text:style-name="Default_20_Paragraph_20_Font"><text:span text:style-name="T1">nem exspuunt, hi</text:span></text:span>s <text:span text:style-name="Default_20_Paragraph_20_Font"><text:span text:style-name="T1">ex pulmone tali</text:span></text:span>s<text:line-break/><text:span text:style-name="Default_20_Paragraph_20_Font"><text:span text:style-name="T1">educt</text:span></text:span>i<text:span text:style-name="Default_20_Paragraph_20_Font"><text:span text:style-name="T1">o sit.</text:span></text:span></text:p>
      <text:p text:style-name="P4">Et multa habent exemplaria et hujus libri iuterpre-<text:line-break/>tes non pauci sitiunt in haec verba scriptum aphorifmum.<text:line-break/><text:span text:style-name="Default_20_Paragraph_20_Font"><text:span text:style-name="T1">Qu</text:span></text:span>i <text:span text:style-name="Default_20_Paragraph_20_Font"><text:span text:style-name="T1">spumosum sanguinem vo</text:span></text:span>m<text:span text:style-name="Default_20_Paragraph_20_Font"><text:span text:style-name="T1">unt</text:span></text:span>, iis <text:span text:style-name="Default_20_Paragraph_20_Font"><text:span text:style-name="T1">ex pu</text:span></text:span>l<text:span text:style-name="Default_20_Paragraph_20_Font"><text:span text:style-name="T1">mone refe-<text:line-break/>c</text:span></text:span>t<text:span text:style-name="Default_20_Paragraph_20_Font"><text:span text:style-name="T1">atur. </text:span></text:span>. Quin etiam nonnulli qui ipsius aphorismi expli-<text:line-break/>rationem tradunt, eo vocabulo copiam indicari pro<text:span text:style-name="Default_20_Paragraph_20_Font"><text:span text:style-name="T1">t</text:span></text:span>erunt,<text:line-break/>ac propterea a proprio significatu translatum esse. Verum</text:p>
      <text:p text:style-name="P5">illi, reclamante evidentia, palam mentiuntur: saepius<text:line-break/>enim spumosi sanguinis exfpuitio citra copiam fieri visa<text:line-break/>esu Itaque si re vera ab Hippocrate ita scriptum sit, ipsum<text:line-break/>vocabulo abusum fuisse dicemus. Non enim copia ex<text:line-break/>pnlmone rejectionem, neque paucitas ex alio quopiam<text:line-break/>loco- eductionem significat. Si vero exfpuimus aut ex-<text:line-break/>tussimus scriptum sit, tunc ipfum et proprio usum fuisse<text:line-break/>vocabulo et indicare sanguinem ejusmodi carniformem<text:line-break/>pulmonis substantiam , quod ipsius est proprium corpus,<text:line-break/>.ulcerationem suscepisse , adeo ut vere dici queat langui-<text:line-break/>nem spumosum solius pulmonis exulcerationem indicare,<text:line-break/>non vere autem exulcerato pulmone necessario spuman-<text:line-break/>tem exereari sanguinem: saepe namque lapsis quibusdam<text:line-break/>ex altu aut calcibus caesis aut in palaestra percussis ab<text:line-break/>illa maxime ictus parte, in quam cuipiam . ad. solum<text:line-break/>menti, alter super thoracem inciderit, sanguinis- colora-<text:line-break/>tissimi plurimum tussiendo exspui sine ullo dolore vidimus,<text:line-break/>quum ex rupto pulmonis vafe quopiam prodiisse est verisimile.</text:p>
      <text:h text:style-name="P55" text:outline-level="2">XIV.</text:h>
      <text:p text:style-name="Normal"><text:span text:style-name="Default_20_Paragraph_20_Font"><text:span text:style-name="T1">s</text:span></text:span>i t<text:span text:style-name="Default_20_Paragraph_20_Font"><text:span text:style-name="T1">abe de</text:span></text:span>t<text:span text:style-name="Default_20_Paragraph_20_Font"><text:span text:style-name="T1">ento d</text:span></text:span>i<text:span text:style-name="Default_20_Paragraph_20_Font"><text:span text:style-name="T1">arrh</text:span></text:span>p<text:span text:style-name="Default_20_Paragraph_20_Font"><text:span text:style-name="T1">ea superven</text:span></text:span>i<text:span text:style-name="Default_20_Paragraph_20_Font"><text:span text:style-name="T1">a</text:span></text:span>t, <text:span text:style-name="Default_20_Paragraph_20_Font"><text:span text:style-name="T1">letale.</text:span></text:span></text:p>
      <text:p text:style-name="Normal">t Paulo ante dixerat, tabidis quum pus graviter olet<text:line-break/>et capilli defluunt diarrhoea superveniente mortem fub-<text:line-break/>sequi. Hic vero simpliciter dixit accedens tabe alvi pro-<text:line-break/>fluvium letale este, nulla de pure et capillis facta mea-<text:line-break/>tione , quasi hoc per fe ad mortis significationem fatis esse<text:line-break/>possit, non tamen ita propinquam, neque tam cito sc-<text:line-break/>quuturam perniciem .i<text:span text:style-name="Default_20_Paragraph_20_Font"><text:span text:style-name="T1">n</text:span></text:span>dicet, ac si capillorum defluvium<text:line-break/>simul adjungatur..</text:p>
      <text:h text:style-name="Heading_20_2" text:outline-level="2">XV</text:h>
      <text:p text:style-name="P1"><text:span text:style-name="Default_20_Paragraph_20_Font"><text:span text:style-name="T1">Qu</text:span></text:span>i <text:span text:style-name="Default_20_Paragraph_20_Font"><text:span text:style-name="T1">ex pleur</text:span></text:span>iti<text:span text:style-name="Default_20_Paragraph_20_Font"><text:span text:style-name="T1">de suppurati alun</text:span></text:span>t , <text:span text:style-name="Default_20_Paragraph_20_Font"><text:span text:style-name="T1">si in</text:span></text:span>t<text:span text:style-name="Default_20_Paragraph_20_Font"><text:span text:style-name="T1">ra d</text:span></text:span>i<text:span text:style-name="Default_20_Paragraph_20_Font"><text:span text:style-name="T1">e</text:span></text:span>s <text:span text:style-name="Default_20_Paragraph_20_Font"><text:span text:style-name="T1">quadra-<text:line-break/>ginta , ex quo rupt</text:span></text:span>i<text:span text:style-name="Default_20_Paragraph_20_Font"><text:span text:style-name="T1">o sueta est, repurg</text:span></text:span>a<text:span text:style-name="Default_20_Paragraph_20_Font"><text:span text:style-name="T1">n</text:span></text:span>t<text:span text:style-name="Default_20_Paragraph_20_Font"><text:span text:style-name="T1">ur, l</text:span></text:span>i<text:span text:style-name="Default_20_Paragraph_20_Font"><text:span text:style-name="T1">beran-<text:line-break/>tur; al</text:span></text:span>i<text:span text:style-name="Default_20_Paragraph_20_Font"><text:span text:style-name="T1">oqui</text:span></text:span> i<text:span text:style-name="Default_20_Paragraph_20_Font"><text:span text:style-name="T1">n tabem</text:span></text:span> t<text:span text:style-name="Default_20_Paragraph_20_Font"><text:span text:style-name="T1">ran</text:span></text:span>s<text:span text:style-name="Default_20_Paragraph_20_Font"><text:span text:style-name="T1">eunt.</text:span></text:span></text:p>
      <text:p text:style-name="P3">Addito ruptionis <text:span text:style-name="Default_20_Paragraph_20_Font"><text:span text:style-name="T1">n</text:span></text:span>omine de iis se disserere palam<text:line-break/>ostendit, quibus lateris instammatione in empyema con-<text:line-break/>veria, deinde rupta ini medio spatio inter thoracem et<text:line-break/>pulmonem pus colligitur. His enim omnibus, nisi ad<text:line-break/>fummum intra quadraginta dies puris screatu expurgandi<text:line-break/>vacuatis fiat, pulmonem exedi necesse est, pure temporis<text:line-break/>diuturnitate putrescente. Itaque pleuritidi Hippocrates^<text:line-break/>quartum decimum diem purgationis statuit terminum; sup-<text:line-break/>pu<text:span text:style-name="Default_20_Paragraph_20_Font"><text:span text:style-name="T1">t</text:span></text:span>atis vero quadragesimum. Verum nos de horum et<text:line-break/>aliorum criticorum dierum differentiis copiosissime in ea<text:line-break/>commentatione fumus loquuti, quae de diebus decretoriis<text:line-break/>nobis scripta est: quem tractatum I. quis perlegerit, fa-<text:line-break/>nile ea omnia assequetur quae ab Hippocrate de diebus<text:line-break/>decretoriis dicta funt.</text:p>
      <text:h text:style-name="Heading_20_2" text:outline-level="2">XVI.</text:h>
      <text:p text:style-name="Normal"><text:span text:style-name="Default_20_Paragraph_20_Font"><text:span text:style-name="T1">cal</text:span></text:span>i<text:span text:style-name="Default_20_Paragraph_20_Font"><text:span text:style-name="T1">du</text:span></text:span>m <text:span text:style-name="Default_20_Paragraph_20_Font"><text:span text:style-name="T1">e</text:span></text:span>o <text:span text:style-name="Default_20_Paragraph_20_Font"><text:span text:style-name="T1">suequen</text:span></text:span>ti<text:span text:style-name="Default_20_Paragraph_20_Font"><text:span text:style-name="T1">u</text:span></text:span>s <text:span text:style-name="Default_20_Paragraph_20_Font"><text:span text:style-name="T1">u</text:span></text:span>t<text:span text:style-name="Default_20_Paragraph_20_Font"><text:span text:style-name="T1">en</text:span></text:span>t<text:span text:style-name="Default_20_Paragraph_20_Font"><text:span text:style-name="T1">ibus has aff</text:span></text:span>e<text:span text:style-name="Default_20_Paragraph_20_Font"><text:span text:style-name="T1">r</text:span></text:span>t <text:span text:style-name="Default_20_Paragraph_20_Font"><text:span text:style-name="T1">noxa</text:span></text:span>s, <text:span text:style-name="Default_20_Paragraph_20_Font"><text:span text:style-name="T1">carn</text:span></text:span>i<text:span text:style-name="Default_20_Paragraph_20_Font"><text:span text:style-name="T1">u</text:span></text:span>m</text:p>
      <text:p text:style-name="P5"><text:span text:style-name="Default_20_Paragraph_20_Font"><text:span text:style-name="T1">effe</text:span></text:span>m<text:span text:style-name="Default_20_Paragraph_20_Font"><text:span text:style-name="T1">ina</text:span></text:span>ti<text:span text:style-name="Default_20_Paragraph_20_Font"><text:span text:style-name="T1">one</text:span></text:span>m , <text:span text:style-name="Default_20_Paragraph_20_Font"><text:span text:style-name="T1">nerv</text:span></text:span>o<text:span text:style-name="Default_20_Paragraph_20_Font"><text:span text:style-name="T1">rum</text:span></text:span> im<text:span text:style-name="Default_20_Paragraph_20_Font"><text:span text:style-name="T1">p</text:span></text:span>ot<text:span text:style-name="Default_20_Paragraph_20_Font"><text:span text:style-name="T1">ent</text:span></text:span>i<text:span text:style-name="Default_20_Paragraph_20_Font"><text:span text:style-name="T1">a</text:span></text:span>m , <text:span text:style-name="Default_20_Paragraph_20_Font"><text:span text:style-name="T1">men</text:span></text:span>ti<text:span text:style-name="Default_20_Paragraph_20_Font"><text:span text:style-name="T1">s stupo-<text:line-break/>rem, sangu</text:span></text:span>i<text:span text:style-name="Default_20_Paragraph_20_Font"><text:span text:style-name="T1">n</text:span></text:span>is <text:span text:style-name="Default_20_Paragraph_20_Font"><text:span text:style-name="T1">prosu</text:span></text:span>mi<text:span text:style-name="Default_20_Paragraph_20_Font"><text:span text:style-name="T1">a, ani</text:span></text:span>mi <text:span text:style-name="Default_20_Paragraph_20_Font"><text:span text:style-name="T1">defecti</text:span></text:span>o<text:span text:style-name="Default_20_Paragraph_20_Font"><text:span text:style-name="T1">nes, quibu</text:span></text:span>s <text:span text:style-name="Default_20_Paragraph_20_Font"><text:span text:style-name="T1">per<text:line-break/>haec</text:span></text:span> mo<text:span text:style-name="Default_20_Paragraph_20_Font"><text:span text:style-name="T1">r</text:span></text:span>s <text:span text:style-name="Default_20_Paragraph_20_Font"><text:span text:style-name="T1">succed</text:span></text:span>i<text:span text:style-name="Default_20_Paragraph_20_Font"><text:span text:style-name="T1">t.</text:span></text:span></text:p>
      <text:p text:style-name="P4">De calidi et frigidi usu incommoderato et commode-<text:line-break/>rato non pauca tum in libro de humidorum usia pronun-<text:line-break/>ciata sunt tum in hac libri aphorismorum parte omnia<text:line-break/>fere capita funi exposita; ac in primis illud quod calido<text:line-break/>immoderate utentibus has ipsum affectiones efficiat, car-<text:line-break/>nium effeminationem, hoc est imbecillitatem: metaphorice<text:line-break/>namque dictum est, quoniam in univerfum sit femina<text:line-break/>mare imbecillior. Cui consentaneum est quod subsequitur,<text:line-break/>nervorum impotentia. Etenim imbecilles redduntur, quum<text:line-break/>eorum substantia a calore dissolvitur. Mentis etiam tor-<text:line-break/>por mentis est atonia, cerebri scilicet perinde ac nervo-<text:line-break/>rum dissoluta substantia. Eodem modo haemorrhagias,<text:line-break/><text:span text:style-name="Default_20_Paragraph_20_Font"><text:span text:style-name="T1">sangui</text:span></text:span>nis <text:span text:style-name="Default_20_Paragraph_20_Font"><text:span text:style-name="T1">erupt</text:span></text:span>io<text:span text:style-name="Default_20_Paragraph_20_Font"><text:span text:style-name="T1">ne</text:span></text:span>s, immoderatas calidi u<text:span text:style-name="Default_20_Paragraph_20_Font"><text:span text:style-name="T1">t</text:span></text:span>us iis corpo-</text:p>
      <text:p text:style-name="P5">rum naturis inducit quae ad sanguinis prosusionem aptae<text:line-break/>ac dispositae siunt. Sequuntur autem sanguinis profluvia<text:line-break/>defectus animi, quos et cetera^ prius commemorata mors<text:line-break/>comitatur. Verum illa quidem longiori tempore in illis<text:line-break/>quidem magis, in his vero minus; haemorrhagiae et ani-<text:line-break/>mi defectus derepente. In exemplaribus aphorismi finis<text:line-break/>vario modo scriptus est, fed lectiones omnes enunciatam<text:line-break/>sententiam demonstrant. Harum haec una est: <text:span text:style-name="Default_20_Paragraph_20_Font"><text:span text:style-name="T1">hi</text:span></text:span>s mo<text:span text:style-name="Default_20_Paragraph_20_Font"><text:span text:style-name="T1">r</text:span></text:span>s<text:line-break/><text:span text:style-name="Default_20_Paragraph_20_Font"><text:span text:style-name="T1">succed</text:span></text:span>i<text:span text:style-name="Default_20_Paragraph_20_Font"><text:span text:style-name="T1">t</text:span></text:span>; altera:. <text:span text:style-name="Default_20_Paragraph_20_Font"><text:span text:style-name="T1">ad quae m</text:span></text:span>o<text:span text:style-name="Default_20_Paragraph_20_Font"><text:span text:style-name="T1">r</text:span></text:span>s; tertia haec: <text:span text:style-name="Default_20_Paragraph_20_Font"><text:span text:style-name="T1">qu</text:span></text:span>i<text:span text:style-name="Default_20_Paragraph_20_Font"><text:span text:style-name="T1">bu</text:span></text:span>s m<text:span text:style-name="Default_20_Paragraph_20_Font"><text:span text:style-name="T1">or</text:span></text:span>s;<text:line-break/>quarta : <text:span text:style-name="Default_20_Paragraph_20_Font"><text:span text:style-name="T1">haec ad</text:span></text:span> mo<text:span text:style-name="Default_20_Paragraph_20_Font"><text:span text:style-name="T1">rte</text:span></text:span>m <text:span text:style-name="Default_20_Paragraph_20_Font"><text:span text:style-name="T1">serunt.</text:span></text:span></text:p>
      <text:h text:style-name="Heading_20_2" text:outline-level="2">XVII.</text:h>
      <text:p text:style-name="P1">F<text:span text:style-name="Default_20_Paragraph_20_Font"><text:span text:style-name="T1">r</text:span></text:span>i<text:span text:style-name="Default_20_Paragraph_20_Font"><text:span text:style-name="T1">g</text:span></text:span>i<text:span text:style-name="Default_20_Paragraph_20_Font"><text:span text:style-name="T1">du</text:span></text:span>m <text:span text:style-name="Default_20_Paragraph_20_Font"><text:span text:style-name="T1">vero convulsi</text:span></text:span>o<text:span text:style-name="Default_20_Paragraph_20_Font"><text:span text:style-name="T1">ne</text:span></text:span>s, <text:span text:style-name="Default_20_Paragraph_20_Font"><text:span text:style-name="T1">te</text:span></text:span>t<text:span text:style-name="Default_20_Paragraph_20_Font"><text:span text:style-name="T1">an</text:span></text:span>os, <text:span text:style-name="Default_20_Paragraph_20_Font"><text:span text:style-name="T1">n</text:span></text:span>i<text:span text:style-name="Default_20_Paragraph_20_Font"><text:span text:style-name="T1">grore</text:span></text:span>s <text:span text:style-name="Default_20_Paragraph_20_Font"><text:span text:style-name="T1">et febrile</text:span></text:span>s<text:line-break/><text:span text:style-name="Default_20_Paragraph_20_Font"><text:span text:style-name="T1">rig</text:span></text:span>o<text:span text:style-name="Default_20_Paragraph_20_Font"><text:span text:style-name="T1">re</text:span></text:span>s <text:span text:style-name="Default_20_Paragraph_20_Font"><text:span text:style-name="T1">affert.</text:span></text:span></text:p>
      <text:p text:style-name="P4">Incommoderatum fcilicet frigidum convulsiones , teta-<text:line-break/>nos et nervorum perfrigerationem efficit. Quemadmodum<text:line-break/>enim nisurum substantia ab immodico calore diss<text:span text:style-name="Default_20_Paragraph_20_Font"><text:span text:style-name="T1">o</text:span></text:span>lvenda</text:p>
      <text:p text:style-name="P5">non est, sic neque praeter modum refrigerando et in unum<text:line-break/>cogendo ac constringendo. Sed et sane nigrores perfrige-<text:line-break/>ratione et rigores febres arcessentes , cutis densatione et<text:line-break/>po<text:span text:style-name="Default_20_Paragraph_20_Font"><text:span text:style-name="T1">t</text:span></text:span>orum coarctatione faciunt. Melius itaque ita dictum<text:line-break/>fuisset: rigores qui et convulsiones et tetanos et nigrores<text:line-break/>et febres excitant. Verum de symptomatum causis copio-<text:line-break/>fius privato opere diximus.</text:p>
      <text:h text:style-name="Heading_20_2" text:outline-level="2">XVIII.</text:h>
      <text:p text:style-name="P1">fri<text:span text:style-name="Default_20_Paragraph_20_Font"><text:span text:style-name="T1">g</text:span></text:span>i<text:span text:style-name="Default_20_Paragraph_20_Font"><text:span text:style-name="T1">du</text:span></text:span>m <text:span text:style-name="Default_20_Paragraph_20_Font"><text:span text:style-name="T1">ini</text:span></text:span>m<text:span text:style-name="Default_20_Paragraph_20_Font"><text:span text:style-name="T1">icum</text:span></text:span> o/<text:span text:style-name="Default_20_Paragraph_20_Font"><text:span text:style-name="T1">sibu</text:span></text:span>s, <text:span text:style-name="Default_20_Paragraph_20_Font"><text:span text:style-name="T1">dent</text:span></text:span>i<text:span text:style-name="Default_20_Paragraph_20_Font"><text:span text:style-name="T1">bu</text:span></text:span>s, <text:span text:style-name="Default_20_Paragraph_20_Font"><text:span text:style-name="T1">nerv</text:span></text:span>is, <text:span text:style-name="Default_20_Paragraph_20_Font"><text:span text:style-name="T1">cerebro, dor-<text:line-break/>suli</text:span></text:span> m<text:span text:style-name="Default_20_Paragraph_20_Font"><text:span text:style-name="T1">edullae; cal</text:span></text:span>i<text:span text:style-name="Default_20_Paragraph_20_Font"><text:span text:style-name="T1">du</text:span></text:span>m <text:span text:style-name="Default_20_Paragraph_20_Font"><text:span text:style-name="T1">vero am</text:span></text:span>i<text:span text:style-name="Default_20_Paragraph_20_Font"><text:span text:style-name="T1">cum.</text:span></text:span></text:p>
      <text:p text:style-name="P4"><text:span text:style-name="Default_20_Paragraph_20_Font"><text:span text:style-name="T1">parte</text:span></text:span>s <text:span text:style-name="Default_20_Paragraph_20_Font"><text:span text:style-name="T1">natura fu</text:span></text:span>l<text:span text:style-name="Default_20_Paragraph_20_Font"><text:span text:style-name="T1">g</text:span></text:span>i<text:span text:style-name="Default_20_Paragraph_20_Font"><text:span text:style-name="T1">d</text:span></text:span>i<text:span text:style-name="Default_20_Paragraph_20_Font"><text:span text:style-name="T1">ore</text:span></text:span>s, cuiusmodi animalibus in-<text:line-break/>funt omnes plane exsangues, citius ac magis ah immode-<text:line-break/>rato frigidi usu oblaeduntur. His talis ratione optima<text:line-break/>calidum familiarius convenit.</text:p>
      <text:h text:style-name="P55" text:outline-level="2">XIX.</text:h>
      <text:p text:style-name="P1"><text:span text:style-name="Default_20_Paragraph_20_Font"><text:span text:style-name="T1">tsuae perfa</text:span></text:span>i<text:span text:style-name="Default_20_Paragraph_20_Font"><text:span text:style-name="T1">gerata sunt excalfacere oportet,. prae</text:span></text:span>t<text:span text:style-name="Default_20_Paragraph_20_Font"><text:span text:style-name="T1">er ea<text:line-break/>quae sangu</text:span></text:span>i<text:span text:style-name="Default_20_Paragraph_20_Font"><text:span text:style-name="T1">nem efundunt aut brev</text:span></text:span>i <text:span text:style-name="Default_20_Paragraph_20_Font"><text:span text:style-name="T1">essesura sun</text:span></text:span>t.</text:p>
      <text:p text:style-name="P4">Praesens exceptio illud theorema non evertit, con-<text:line-break/>traria contrariorum esse remedia , de quo plenius in opere<text:line-break/>de medendi methodo diximus, ubi ostendimus, aliud esse<text:line-break/>quoddam theorema huic praevertendum , quo jubet ea<text:line-break/>prius curanda esse quae magis urgent, hoc est praescn-<text:line-break/>tius periculum afferunt, quemadmodum et nunc haemor-<text:line-break/>rhagla minatur. Huic igitur prius obsistendum est , tum<text:line-break/>demum pars affecta ad propriam temperiem revocanda.</text:p>
      <text:h text:style-name="Heading_20_2" text:outline-level="2">XX.</text:h>
      <text:p text:style-name="P1">U<text:span text:style-name="Default_20_Paragraph_20_Font"><text:span text:style-name="T1">lcer</text:span></text:span>i<text:span text:style-name="Default_20_Paragraph_20_Font"><text:span text:style-name="T1">bu</text:span></text:span>s /ri<text:span text:style-name="Default_20_Paragraph_20_Font"><text:span text:style-name="T1">g</text:span></text:span>i<text:span text:style-name="Default_20_Paragraph_20_Font"><text:span text:style-name="T1">dum mordax cu</text:span></text:span>t<text:span text:style-name="Default_20_Paragraph_20_Font"><text:span text:style-name="T1">e</text:span></text:span>m <text:span text:style-name="Default_20_Paragraph_20_Font"><text:span text:style-name="T1">obdura</text:span></text:span>t, <text:span text:style-name="Default_20_Paragraph_20_Font"><text:span text:style-name="T1">dolorem in-<text:line-break/>suppurab</text:span></text:span>i<text:span text:style-name="Default_20_Paragraph_20_Font"><text:span text:style-name="T1">lem facit,n</text:span></text:span>i<text:span text:style-name="Default_20_Paragraph_20_Font"><text:span text:style-name="T1">grore:, r</text:span></text:span>i<text:span text:style-name="Default_20_Paragraph_20_Font"><text:span text:style-name="T1">gore</text:span></text:span>s <text:span text:style-name="Default_20_Paragraph_20_Font"><text:span text:style-name="T1">febr</text:span></text:span>i<text:span text:style-name="Default_20_Paragraph_20_Font"><text:span text:style-name="T1">le</text:span></text:span>s, <text:span text:style-name="Default_20_Paragraph_20_Font"><text:span text:style-name="T1">convul- .<text:line-break/>siones et te</text:span></text:span>t<text:span text:style-name="Default_20_Paragraph_20_Font"><text:span text:style-name="T1">ano</text:span></text:span>s <text:span text:style-name="Default_20_Paragraph_20_Font"><text:span text:style-name="T1">crea</text:span></text:span>t.</text:p>
      <text:p text:style-name="P3">Proprie quidem appellanti calidum mordax est., sen-<text:line-break/>fus autem similitudine frigida etiam aqua mordax appel-<text:line-break/>lator, non simpliciter cuti, <text:span text:style-name="Default_20_Paragraph_20_Font"><text:span text:style-name="T1">t</text:span></text:span>est ulceratus occursans. Quod<text:line-break/>enim morsus <text:span text:style-name="Default_20_Paragraph_20_Font"><text:span text:style-name="T1">t</text:span></text:span>en<text:span text:style-name="Default_20_Paragraph_20_Font"><text:span text:style-name="T1">t</text:span></text:span>um est relicturum, rei mttrdendae fub-<text:line-break/>stantiam pervadere debet, quod in cute habenti secundum<text:line-break/>naturam frigida aqua facere non potest , quod cutis den-<text:line-break/>fior sit quam ut eam penetrare possit frigidae substantia.<text:line-break/>In partibus vero ulceratis, utpote rarioribus, pervadere<text:line-break/>potest earum substantiam in profundum usque subiens.<text:line-break/>Verum nos de mordacium in libris de simplicium medica-<text:line-break/>meutorum facultatibus abunde diximus. Ulceratio igitur<text:line-break/>frigidum mordax , sed cutem indurat ejus densata fubstan-<text:line-break/>tia. Dolorem etiam reddit infuppurabilem , quod nativum<text:line-break/>calorem ulcera ad suppurationem perducentem refrigeret<text:line-break/>et quae dolorem efficiunt ea perfpiratione vacuari probi-<text:line-break/>beat. Quae sequuntur prius ipsi sunt expolita , nigrores,<text:line-break/>rigores febriles, convulsiones et tetani.</text:p>
      <text:h text:style-name="P55" text:outline-level="2">XXI.</text:h>
      <text:p text:style-name="P1">N<text:span text:style-name="Default_20_Paragraph_20_Font"><text:span text:style-name="T1">onnunquam vero ub</text:span></text:span>i i<text:span text:style-name="Default_20_Paragraph_20_Font"><text:span text:style-name="T1">n tetan</text:span></text:span>o <text:span text:style-name="Default_20_Paragraph_20_Font"><text:span text:style-name="T1">citra ulcu</text:span></text:span>s /<text:span text:style-name="Default_20_Paragraph_20_Font"><text:span text:style-name="T1">avene car-<text:line-break/>nosio aestate</text:span></text:span> m<text:span text:style-name="Default_20_Paragraph_20_Font"><text:span text:style-name="T1">ed</text:span></text:span>i<text:span text:style-name="Default_20_Paragraph_20_Font"><text:span text:style-name="T1">a /rig</text:span></text:span>i<text:span text:style-name="Default_20_Paragraph_20_Font"><text:span text:style-name="T1">dae cop</text:span></text:span>i<text:span text:style-name="Default_20_Paragraph_20_Font"><text:span text:style-name="T1">osae profusio calor</text:span></text:span>is<text:line-break/><text:span text:style-name="Default_20_Paragraph_20_Font"><text:span text:style-name="T1">revocat</text:span></text:span>i<text:span text:style-name="Default_20_Paragraph_20_Font"><text:span text:style-name="T1">onem esu</text:span></text:span>ri<text:span text:style-name="Default_20_Paragraph_20_Font"><text:span text:style-name="T1">t ,. cal</text:span></text:span>o<text:span text:style-name="Default_20_Paragraph_20_Font"><text:span text:style-name="T1">r aute</text:span></text:span>m <text:span text:style-name="Default_20_Paragraph_20_Font"><text:span text:style-name="T1">haec sal</text:span></text:span>u<text:span text:style-name="Default_20_Paragraph_20_Font"><text:span text:style-name="T1">it.</text:span></text:span></text:p>
      <text:p text:style-name="P4">Posteaquam a calido et frigido incommoda retulit<text:line-break/>Hippocrates, deinceps rara quaedam eorum commoda ex-<text:line-break/>plicat. Ac primum quidem frigidum ait in tetano, liquet<text:line-break/>autem in alia etiam quavis convulsione idem usu venire,<text:line-break/>media aestate aegro eufarco ac juvene frigidae perfusio-<text:line-break/>nem per caloris revocationem eum affectum curare. Unde<text:line-break/>fit manifestum non propria facultate frigidum id morbi<text:line-break/>fanare, fed ex accidenti, quod in juvenibus eusarcis calo-<text:line-break/>ris revocationem efficiat. . In alia siquidem aetate nihil<text:line-break/>profuerit talis frigidae profusio, quia neque caloris efficit<text:line-break/>revocationem ; quando ne hac quidem aetate , nec alio<text:line-break/>quopiam anni tempore, praeterquam aestate media facere<text:line-break/>poteiI. Nam aquae frigidae occursus aut .nativum calorem</text:p>
      <text:p text:style-name="P21">evincit aut colligit. Vincit quidem quumdebilis est, eol-<text:line-break/>Iigit vero quum fortius ipsius perspirationem prohibet et<text:line-break/>effluvium supprimit. Coniunctas ulceri convulsiones ex-<text:line-break/>cipit, ut quae ab aqua frigida fanari nunquam possunt,<text:line-break/>ne fi juvenis quidem aeger et calidus natura et aestivum<text:line-break/>anni tempus et regio calida sit,- quia frigidum, ut ipsis<text:line-break/>fup1a dixit, ulceribus mordax dolorem infuppurabilem<text:line-break/>facit. Iis igitur qui cum ulceribus convelluntur ob ner-<text:line-break/>voforum corporum inflammationem, adversissima erit fri-<text:line-break/>gida, ut quae neque ulcus mitiget, neque .nervulorum<text:line-break/>corporum inflammationem salvati.</text:p>
      <text:h text:style-name="Heading_20_2" text:outline-level="2">XXII.</text:h>
      <text:p text:style-name="Normal"><text:span text:style-name="Default_20_Paragraph_20_Font"><text:span text:style-name="T1">Cal</text:span></text:span>i<text:span text:style-name="Default_20_Paragraph_20_Font"><text:span text:style-name="T1">du</text:span></text:span>m <text:span text:style-name="Default_20_Paragraph_20_Font"><text:span text:style-name="T1">suppura</text:span></text:span>t<text:span text:style-name="Default_20_Paragraph_20_Font"><text:span text:style-name="T1">or</text:span></text:span>i<text:span text:style-name="Default_20_Paragraph_20_Font"><text:span text:style-name="T1">um est, non</text:span></text:span> i<text:span text:style-name="Default_20_Paragraph_20_Font"><text:span text:style-name="T1">n omn</text:span></text:span>i <text:span text:style-name="Default_20_Paragraph_20_Font"><text:span text:style-name="T1">ulcere</text:span></text:span> m<text:span text:style-name="Default_20_Paragraph_20_Font"><text:span text:style-name="T1">ax</text:span></text:span>i<text:span text:style-name="Default_20_Paragraph_20_Font"><text:span text:style-name="T1">mu</text:span></text:span>m<text:line-break/><text:span text:style-name="Default_20_Paragraph_20_Font"><text:span text:style-name="T1">secur</text:span></text:span>it<text:span text:style-name="Default_20_Paragraph_20_Font"><text:span text:style-name="T1">a</text:span></text:span>ti<text:span text:style-name="Default_20_Paragraph_20_Font"><text:span text:style-name="T1">s signum, cutem e</text:span></text:span>mo<text:span text:style-name="Default_20_Paragraph_20_Font"><text:span text:style-name="T1">ll</text:span></text:span>it; <text:span text:style-name="Default_20_Paragraph_20_Font"><text:span text:style-name="T1">extenua</text:span></text:span>t, <text:span text:style-name="Default_20_Paragraph_20_Font"><text:span text:style-name="T1">d</text:span></text:span>o<text:span text:style-name="Default_20_Paragraph_20_Font"><text:span text:style-name="T1">lore</text:span></text:span>m<text:line-break/><text:span text:style-name="Default_20_Paragraph_20_Font"><text:span text:style-name="T1">suda</text:span></text:span>t<text:span text:style-name="Default_20_Paragraph_20_Font"><text:span text:style-name="T1">; rig</text:span></text:span>o<text:span text:style-name="Default_20_Paragraph_20_Font"><text:span text:style-name="T1">res, c</text:span></text:span>o<text:span text:style-name="Default_20_Paragraph_20_Font"><text:span text:style-name="T1">nvulsi</text:span></text:span>o<text:span text:style-name="Default_20_Paragraph_20_Font"><text:span text:style-name="T1">nes, </text:span></text:span>t<text:span text:style-name="Default_20_Paragraph_20_Font"><text:span text:style-name="T1">e</text:span></text:span>t<text:span text:style-name="Default_20_Paragraph_20_Font"><text:span text:style-name="T1">an</text:span></text:span>os <text:span text:style-name="Default_20_Paragraph_20_Font"><text:span text:style-name="T1">m</text:span></text:span>iti<text:span text:style-name="Default_20_Paragraph_20_Font"><text:span text:style-name="T1">ga</text:span></text:span>t<text:span text:style-name="Default_20_Paragraph_20_Font"><text:span text:style-name="T1">; cap</text:span></text:span>itis<text:line-break/><text:span text:style-name="Default_20_Paragraph_20_Font"><text:span text:style-name="T1">grav</text:span></text:span>i<text:span text:style-name="Default_20_Paragraph_20_Font"><text:span text:style-name="T1">tate</text:span></text:span>m <text:span text:style-name="Default_20_Paragraph_20_Font"><text:span text:style-name="T1">solv</text:span></text:span>i<text:span text:style-name="Default_20_Paragraph_20_Font"><text:span text:style-name="T1">t;</text:span></text:span> osti<text:span text:style-name="Default_20_Paragraph_20_Font"><text:span text:style-name="T1">um tractur</text:span></text:span>is <text:span text:style-name="Default_20_Paragraph_20_Font"><text:span text:style-name="T1">plu</text:span></text:span>rim<text:span text:style-name="Default_20_Paragraph_20_Font"><text:span text:style-name="T1">u</text:span></text:span>m <text:span text:style-name="Default_20_Paragraph_20_Font"><text:span text:style-name="T1">c</text:span></text:span>o<text:span text:style-name="Default_20_Paragraph_20_Font"><text:span text:style-name="T1">nsur</text:span></text:span>t,</text:p>
      <text:p text:style-name="P3"><text:span text:style-name="Default_20_Paragraph_20_Font"><text:span text:style-name="T1">sed</text:span></text:span> m<text:span text:style-name="Default_20_Paragraph_20_Font"><text:span text:style-name="T1">ax</text:span></text:span>i<text:span text:style-name="Default_20_Paragraph_20_Font"><text:span text:style-name="T1">me sua carne nudatis et i</text:span></text:span>i<text:span text:style-name="Default_20_Paragraph_20_Font"><text:span text:style-name="T1">s po</text:span></text:span>ti/<text:span text:style-name="Default_20_Paragraph_20_Font"><text:span text:style-name="T1">stmu</text:span></text:span>m . <text:span text:style-name="Default_20_Paragraph_20_Font"><text:span text:style-name="T1">qu</text:span></text:span>i<text:span text:style-name="Default_20_Paragraph_20_Font"><text:span text:style-name="T1">bus<text:line-break/>i</text:span></text:span>is. <text:span text:style-name="Default_20_Paragraph_20_Font"><text:span text:style-name="T1">capite sunt ulcera. </text:span></text:span>Hi<text:span text:style-name="Default_20_Paragraph_20_Font"><text:span text:style-name="T1">s etiam quae a fu</text:span></text:span>l<text:span text:style-name="Default_20_Paragraph_20_Font"><text:span text:style-name="T1">gore e</text:span></text:span>m<text:span text:style-name="Default_20_Paragraph_20_Font"><text:span text:style-name="T1">o-<text:line-break/>aluntur au</text:span></text:span>t <text:span text:style-name="Default_20_Paragraph_20_Font"><text:span text:style-name="T1">exulcerantur; herpe</text:span></text:span>ti<text:span text:style-name="Default_20_Paragraph_20_Font"><text:span text:style-name="T1">bus den</text:span></text:span>i<text:span text:style-name="Default_20_Paragraph_20_Font"><text:span text:style-name="T1">que c</text:span></text:span>r<text:span text:style-name="Default_20_Paragraph_20_Font"><text:span text:style-name="T1">edent</text:span></text:span>i-<text:line-break/><text:span text:style-name="Default_20_Paragraph_20_Font"><text:span text:style-name="T1">bus, sedi , pudend</text:span></text:span>o, <text:span text:style-name="Default_20_Paragraph_20_Font"><text:span text:style-name="T1">utero, vesicae, h</text:span></text:span>is <text:span text:style-name="Default_20_Paragraph_20_Font"><text:span text:style-name="T1">cal</text:span></text:span>i<text:span text:style-name="Default_20_Paragraph_20_Font"><text:span text:style-name="T1">dum amicu</text:span></text:span>m<text:line-break/><text:span text:style-name="Default_20_Paragraph_20_Font"><text:span text:style-name="T1">e</text:span></text:span>t i<text:span text:style-name="Default_20_Paragraph_20_Font"><text:span text:style-name="T1">udica</text:span></text:span>t<text:span text:style-name="Default_20_Paragraph_20_Font"><text:span text:style-name="T1">or</text:span></text:span>i<text:span text:style-name="Default_20_Paragraph_20_Font"><text:span text:style-name="T1">u</text:span></text:span>m <text:span text:style-name="Default_20_Paragraph_20_Font"><text:span text:style-name="T1">; fulg</text:span></text:span>i<text:span text:style-name="Default_20_Paragraph_20_Font"><text:span text:style-name="T1">du</text:span></text:span>m <text:span text:style-name="Default_20_Paragraph_20_Font"><text:span text:style-name="T1">ver</text:span></text:span>o i<text:span text:style-name="Default_20_Paragraph_20_Font"><text:span text:style-name="T1">n</text:span></text:span>i<text:span text:style-name="Default_20_Paragraph_20_Font"><text:span text:style-name="T1">m</text:span></text:span>i<text:span text:style-name="Default_20_Paragraph_20_Font"><text:span text:style-name="T1">cu</text:span></text:span>m <text:span text:style-name="Default_20_Paragraph_20_Font"><text:span text:style-name="T1">et</text:span></text:span> i<text:span text:style-name="Default_20_Paragraph_20_Font"><text:span text:style-name="T1">nter</text:span></text:span>i<text:span text:style-name="Default_20_Paragraph_20_Font"><text:span text:style-name="T1">men</text:span></text:span>s;</text:p>
      <text:p text:style-name="P4">Quemadmodum frigidum convulsiones et tetanos fua<text:line-break/>natura efficit , interdum tamen , quamquam raro tutanum<text:line-break/>sanat, sic etiam calidum pro fua facultate suppurationem<text:line-break/>movet, nonnunquam ipfam prohibet. In putridis siqui-<text:line-break/>dem ulceribus ac plane omnibus rheumaticis calidum, mus<text:line-break/>non procreat; imo et his magnopere noxium esu Atque<text:line-break/>haec ambo in idem concidunt et quod laedit et quod non<text:line-break/>suppurat ulcera: sicuti contra et quod juvat et quod ma-<text:line-break/>turat ulcera. Maximum enim ulceri ad securitatem signum<text:line-break/>est tum pus ipsimi tum puris consiclendi vim habens me-<text:line-break/>dicamentunr. Nihil enim mali potest accidere ulceri pus<text:line-break/>procreanti: quae igitur convulsionem afferunt, proc<text:span text:style-name="Default_20_Paragraph_20_Font"><text:span text:style-name="T1">t</text:span></text:span>us</text:p>
      <text:p text:style-name="P5">fiunt infuppurabilia. Similiter etiam ulcera dyfepulotica .<text:line-break/><text:span text:style-name="Default_20_Paragraph_20_Font"><text:span text:style-name="T1">quae c</text:span></text:span>i<text:span text:style-name="Default_20_Paragraph_20_Font"><text:span text:style-name="T1">catrice v</text:span></text:span>i<text:span text:style-name="Default_20_Paragraph_20_Font"><text:span text:style-name="T1">x obducuntur</text:span></text:span>, infuppurabilia funt omnia.<text:line-break/>ltem ex malignis ulceribus quae per excellentiam quan-<text:line-break/>dam propriis nominibus funt insignita, qualia cancrosa,<text:line-break/>chironia, telephia et phagedaenica, ejusmodi funt omnia<text:line-break/>etiam infuppurabilia. Pus igitur maximum ulceri ad fe-<text:line-break/>curitatem signum est, atque hoc ex calidi usu coniicis.<text:line-break/>In quibus enim non congruit , haec a calido infuppura-<text:line-break/>bilia permanere intueberis. Qui calidi effectus frequenter<text:line-break/>apparent, eos deinceps enumerat: etenim cutem induratam<text:line-break/>emollit, incrassatam extenuat, est anodynum, convulsiones<text:line-break/>ac tetanos mitigat, nec ut frigidum dolorem infuppura-<text:line-break/>bilem efficit, quod a natura nostra sit alienum, quae uti-<text:line-break/>que calor est nativus, quem adauget ubi moderate adhi-<text:line-break/>betur. Calidum itaque externum ea praestat omnia quae<text:line-break/>diximus; .quum et nonnulla quidem concoquit et in me-<text:line-break/>lius al terat, nonnulla vero discussis ac vacuatis noxiis<text:line-break/>dolorem facientibus persanat. Quod si perfecte non fa-</text:p>
      <text:p text:style-name="P5">net., saltem dolores mitigat. In capitis vero affectibus<text:line-break/>haec eadem facit et carebariis appellatis, quae capitis<text:line-break/>sunt gravitates, concoctis ac discussis noxas inferentibus<text:line-break/>medetur, concoquens atque discutiens quaecunque molesta<text:line-break/>sunt. Quin etiam ossium fracturis utilissimum est magis-<text:line-break/>que nudatis, hoc est carne exutis, usque etiamnum magis<text:line-break/>quae capiti oboriuntur. Nam talia frigidum maxime lae-<text:line-break/>dit, ut quod non ossibus dumtaxat , fed ipsi quoque cere-<text:line-break/>bro sit inimicum. Ceterum partibus quibuscunque quod<text:line-break/>perfrixerint emorientibus remedio calidum esu Ita vero<text:line-break/>quae perfrigeratione exulcerantur, ut hieme calcanei ac<text:line-break/>digiti ceteraeque partes extremae, his calidum quoque re-<text:line-break/>medium futurum est. Nec non etiam herpetibus exeden-<text:line-break/>tibus medetur, etiam si a biliofo et calido humore pro-<text:line-break/>creentur. Verum propter exulcerationem frigidum ipsis<text:line-break/>adversum est, ut quod ulceribus mordax existat. Sic et<text:line-break/>omnibus fedis affectibus familiare quidem est calidum, ad-<text:line-break/>versissimum vero frigidum, tum quod nervosa sit, frigi-</text:p>
      <text:p text:style-name="P5">dum vero nervis inimicum , tum quod per communicatio-<text:line-break/>nem frigiditas facile ex fede ad ventrem adscendat eodem-<text:line-break/>que modo caliditas. Sic et utero genitali et vesicae cati-<text:line-break/>dum quidem amicum et salutare , inimicum vero et mor-<text:line-break/>risurum frigidum. Hae namque partes nervofae funt et<text:line-break/>superioribus partibus facile frigiditatem impertiuntur. Quod<text:line-break/>autem de omnibus in aphorismo scriptus communiter pro-<text:line-break/>nunciaverit, his calidum esse salutare, frigidum vero ini-<text:line-break/>micum ac interimens, etiam me tacente manisestum est.</text:p>
      <text:h text:style-name="Heading_20_2" text:outline-level="2">XXIII.</text:h>
      <text:p text:style-name="P1"><text:span text:style-name="Default_20_Paragraph_20_Font"><text:span text:style-name="T1">At in h</text:span></text:span><text:span text:style-name="Default_20_Paragraph_20_Font"><text:span text:style-name="T8">is </text:span></text:span><text:span text:style-name="Default_20_Paragraph_20_Font"><text:span text:style-name="T1">suig</text:span></text:span><text:span text:style-name="Default_20_Paragraph_20_Font"><text:span text:style-name="T8">i</text:span></text:span><text:span text:style-name="Default_20_Paragraph_20_Font"><text:span text:style-name="T1">do u</text:span></text:span><text:span text:style-name="Default_20_Paragraph_20_Font"><text:span text:style-name="T8">t</text:span></text:span><text:span text:style-name="Default_20_Paragraph_20_Font"><text:span text:style-name="T1">endum , unde fangu</text:span></text:span><text:span text:style-name="Default_20_Paragraph_20_Font"><text:span text:style-name="T8">is </text:span></text:span><text:span text:style-name="Default_20_Paragraph_20_Font"><text:span text:style-name="T1">pro/lu</text:span></text:span><text:span text:style-name="Default_20_Paragraph_20_Font"><text:span text:style-name="T8">it 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pr</text:span></text:span><text:span text:style-name="Default_20_Paragraph_20_Font"><text:span text:style-name="T8">o-<text:line-break/></text:span></text:span><text:span text:style-name="Default_20_Paragraph_20_Font"><text:span text:style-name="T1">stuxuru</text:span></text:span><text:span text:style-name="Default_20_Paragraph_20_Font"><text:span text:style-name="T8">s </text:span></text:span><text:span text:style-name="Default_20_Paragraph_20_Font"><text:span text:style-name="T1">esi, non supra ipsu</text:span></text:span><text:span text:style-name="Default_20_Paragraph_20_Font"><text:span text:style-name="T8">s </text:span></text:span><text:span text:style-name="Default_20_Paragraph_20_Font"><text:span text:style-name="T1">parte</text:span></text:span><text:span text:style-name="Default_20_Paragraph_20_Font"><text:span text:style-name="T8">s, </text:span></text:span><text:span text:style-name="Default_20_Paragraph_20_Font"><text:span text:style-name="T1">sed c</text:span></text:span><text:span text:style-name="Default_20_Paragraph_20_Font"><text:span text:style-name="T8">i</text:span></text:span><text:span text:style-name="Default_20_Paragraph_20_Font"><text:span text:style-name="T1">rca</text:span></text:span><text:span text:style-name="Default_20_Paragraph_20_Font"><text:span text:style-name="T8"> i</text:span></text:span><text:span text:style-name="Default_20_Paragraph_20_Font"><text:span text:style-name="T1">psu</text:span></text:span><text:span text:style-name="Default_20_Paragraph_20_Font"><text:span text:style-name="T8">s<text:line-break/></text:span></text:span><text:span text:style-name="Default_20_Paragraph_20_Font"><text:span text:style-name="T1">unde prostu</text:span></text:span><text:span text:style-name="Default_20_Paragraph_20_Font"><text:span text:style-name="T8">i</text:span></text:span><text:span text:style-name="Default_20_Paragraph_20_Font"><text:span text:style-name="T1">t, admoto. Et quae</text:span></text:span><text:span text:style-name="Default_20_Paragraph_20_Font"><text:span text:style-name="T8"> i</text:span></text:span><text:span text:style-name="Default_20_Paragraph_20_Font"><text:span text:style-name="T1">n/la</text:span></text:span><text:span text:style-name="Default_20_Paragraph_20_Font"><text:span text:style-name="T8">m</text:span></text:span><text:span text:style-name="Default_20_Paragraph_20_Font"><text:span text:style-name="T1">mati</text:span></text:span><text:span text:style-name="Default_20_Paragraph_20_Font"><text:span text:style-name="T8">o</text:span></text:span><text:span text:style-name="Default_20_Paragraph_20_Font"><text:span text:style-name="T1">ne</text:span></text:span><text:span text:style-name="Default_20_Paragraph_20_Font"><text:span text:style-name="T8">s </text:span></text:span><text:span text:style-name="Default_20_Paragraph_20_Font"><text:span text:style-name="T1">aut<text:line-break/>de/lagrat</text:span></text:span><text:span text:style-name="Default_20_Paragraph_20_Font"><text:span text:style-name="T8">i</text:span></text:span><text:span text:style-name="Default_20_Paragraph_20_Font"><text:span text:style-name="T1">one</text:span></text:span><text:span text:style-name="Default_20_Paragraph_20_Font"><text:span text:style-name="T8">s </text:span></text:span><text:span text:style-name="Default_20_Paragraph_20_Font"><text:span text:style-name="T1">ad rubrum et subcruentum colorem ex<text:line-break/>recen</text:span></text:span><text:span text:style-name="Default_20_Paragraph_20_Font"><text:span text:style-name="T8">ti </text:span></text:span><text:span text:style-name="Default_20_Paragraph_20_Font"><text:span text:style-name="T1">sangu</text:span></text:span><text:span text:style-name="Default_20_Paragraph_20_Font"><text:span text:style-name="T8">i</text:span></text:span><text:span text:style-name="Default_20_Paragraph_20_Font"><text:span text:style-name="T1">ne vergun</text:span></text:span><text:span text:style-name="Default_20_Paragraph_20_Font"><text:span text:style-name="T8">t, iis </text:span></text:span><text:span text:style-name="Default_20_Paragraph_20_Font"><text:span text:style-name="T1">ipsi</text:span></text:span><text:span text:style-name="Default_20_Paragraph_20_Font"><text:span text:style-name="T8">s </text:span></text:span><text:span text:style-name="Default_20_Paragraph_20_Font"><text:span text:style-name="T1">adh</text:span></text:span><text:span text:style-name="Default_20_Paragraph_20_Font"><text:span text:style-name="T8">i</text:span></text:span><text:span text:style-name="Default_20_Paragraph_20_Font"><text:span text:style-name="T1">b</text:span></text:span><text:span text:style-name="Default_20_Paragraph_20_Font"><text:span text:style-name="T8">i</text:span></text:span><text:span text:style-name="Default_20_Paragraph_20_Font"><text:span text:style-name="T1">t</text:span></text:span><text:span text:style-name="Default_20_Paragraph_20_Font"><text:span text:style-name="T8">o. I</text:span></text:span><text:span text:style-name="Default_20_Paragraph_20_Font"><text:span text:style-name="T1">nve</text:span></text:span><text:span text:style-name="Default_20_Paragraph_20_Font"><text:span text:style-name="T8">t</text:span></text:span><text:span text:style-name="Default_20_Paragraph_20_Font"><text:span text:style-name="T1">era</text:span></text:span><text:span text:style-name="Default_20_Paragraph_20_Font"><text:span text:style-name="T8">t</text:span></text:span><text:span text:style-name="Default_20_Paragraph_20_Font"><text:span text:style-name="T1">a</text:span></text:span><text:span text:style-name="Default_20_Paragraph_20_Font"><text:span text:style-name="T8">s<text:line-break/></text:span></text:span><text:span text:style-name="Default_20_Paragraph_20_Font"><text:span text:style-name="T1">en</text:span></text:span><text:span text:style-name="Default_20_Paragraph_20_Font"><text:span text:style-name="T8">i</text:span></text:span><text:span text:style-name="Default_20_Paragraph_20_Font"><text:span text:style-name="T1">m den</text:span></text:span><text:span text:style-name="Default_20_Paragraph_20_Font"><text:span text:style-name="T8">i</text:span></text:span><text:span text:style-name="Default_20_Paragraph_20_Font"><text:span text:style-name="T1">grat. Er</text:span></text:span><text:span text:style-name="Default_20_Paragraph_20_Font"><text:span text:style-name="T8">y</text:span></text:span><text:span text:style-name="Default_20_Paragraph_20_Font"><text:span text:style-name="T1">sipela</text:span></text:span><text:span text:style-name="Default_20_Paragraph_20_Font"><text:span text:style-name="T8">s </text:span></text:span><text:span text:style-name="Default_20_Paragraph_20_Font"><text:span text:style-name="T1">et</text:span></text:span><text:span text:style-name="Default_20_Paragraph_20_Font"><text:span text:style-name="T8">i</text:span></text:span><text:span text:style-name="Default_20_Paragraph_20_Font"><text:span text:style-name="T1">am n</text:span></text:span><text:span text:style-name="Default_20_Paragraph_20_Font"><text:span text:style-name="T8">o</text:span></text:span><text:span text:style-name="Default_20_Paragraph_20_Font"><text:span text:style-name="T1">n ulceratum</text:span></text:span><text:span text:style-name="Default_20_Paragraph_20_Font"><text:span text:style-name="T8"> j</text:span></text:span><text:span text:style-name="Default_20_Paragraph_20_Font"><text:span text:style-name="T1">uvat;<text:line-break/>exulceratu</text:span></text:span><text:span text:style-name="Default_20_Paragraph_20_Font"><text:span text:style-name="T8">m </text:span></text:span><text:span text:style-name="Default_20_Paragraph_20_Font"><text:span text:style-name="T1">si qu</text:span></text:span><text:span text:style-name="Default_20_Paragraph_20_Font"><text:span text:style-name="T8">i</text:span></text:span><text:span text:style-name="Default_20_Paragraph_20_Font"><text:span text:style-name="T1">dem laed</text:span></text:span><text:span text:style-name="Default_20_Paragraph_20_Font"><text:span text:style-name="T8">i</text:span></text:span><text:span text:style-name="Default_20_Paragraph_20_Font"><text:span text:style-name="T1">t.</text:span></text:span></text:p>
      <text:p text:style-name="P3">Quae a frigido commoda et incommoda corporibus<text:line-break/>invehuntur. hocce aphorismo percenset, Primum quidem<text:line-break/>ipsum partibus haemorrhagla laborantibus aut in eam la-<text:line-break/>psuris admotum conferre pronunciat , non partibus ipsis<text:line-break/>sanguinem prosundentibus, ulceribus enim frigidum mor-<text:line-break/>dax, sed circumstantibus illisque praesertim unde aliquid<text:line-break/>ulceribus influat. Quin etiam omnes inflammationes ju-<text:line-break/>vare profert et quaecunque incendia epiphlogifmata no-<text:line-break/>minavit,. hoc est propter humorum spias efficientium ca-<text:line-break/>lorem a flamma succensas partes et ustas, bae namque<text:line-break/>frigido oblectantur. Haec autem omnia tibi spectanti co-<text:line-break/>lore <text:span text:style-name="Default_20_Paragraph_20_Font"><text:span text:style-name="T1">r</text:span></text:span>ubra et subcruenta apparent, recenti nimirum, non<text:line-break/>vetusto sanguine suffusa. Nam vetustus sanguis floridum<text:line-break/>colorem non habet. Quare frigido admoto livere ac ni-<text:line-break/>gresicere affecta contingat. Eodem modo plane erysipelas<text:line-break/>etiam non ulceratum a frigido juvatur, sicuti ulcerato<text:line-break/>mordax et dulorificum est frigidum. Qua quidem ratione<text:line-break/>nocet, quum dolentes partes in fe semper fluxiones moyeantv</text:p>
      <text:h text:style-name="P55" text:outline-level="2">XXIV.</text:h>
      <text:p text:style-name="P1">F<text:span text:style-name="Default_20_Paragraph_20_Font"><text:span text:style-name="T1">r</text:span></text:span>i<text:span text:style-name="Default_20_Paragraph_20_Font"><text:span text:style-name="T1">gida velut n</text:span></text:span>i<text:span text:style-name="Default_20_Paragraph_20_Font"><text:span text:style-name="T1">x et glacie</text:span></text:span>s <text:span text:style-name="Default_20_Paragraph_20_Font"><text:span text:style-name="T1">pect</text:span></text:span>o<text:span text:style-name="Default_20_Paragraph_20_Font"><text:span text:style-name="T1">r</text:span></text:span>i <text:span text:style-name="Default_20_Paragraph_20_Font"><text:span text:style-name="T1">in</text:span></text:span>imic<text:span text:style-name="Default_20_Paragraph_20_Font"><text:span text:style-name="T1">a tusses. </text:span></text:span>m<text:span text:style-name="Default_20_Paragraph_20_Font"><text:span text:style-name="T1">o-<text:line-break/>- ven</text:span></text:span>t, <text:span text:style-name="Default_20_Paragraph_20_Font"><text:span text:style-name="T1">sangu</text:span></text:span>i<text:span text:style-name="Default_20_Paragraph_20_Font"><text:span text:style-name="T1">n</text:span></text:span>is <text:span text:style-name="Default_20_Paragraph_20_Font"><text:span text:style-name="T1">erup</text:span></text:span>ti<text:span text:style-name="Default_20_Paragraph_20_Font"><text:span text:style-name="T1">one</text:span></text:span>s <text:span text:style-name="Default_20_Paragraph_20_Font"><text:span text:style-name="T1">c</text:span></text:span>i<text:span text:style-name="Default_20_Paragraph_20_Font"><text:span text:style-name="T1">ent et catharro</text:span></text:span>s <text:span text:style-name="Default_20_Paragraph_20_Font"><text:span text:style-name="T1">exc</text:span></text:span>it<text:span text:style-name="Default_20_Paragraph_20_Font"><text:span text:style-name="T1">ant.</text:span></text:span></text:p>
      <text:p text:style-name="P4">Hactenus de calida aqua et frigida orationem habuit,<text:line-break/>nunc autem de nive et glacie disserit, ab his tanto ma-<text:line-break/>jora invehi incommoda offendens, quanto hae funt aqua<text:line-break/>frigidiores. Nam thoracis partibus funt inimicissimae,<text:line-break/>quum et tusses moveant et vastorum ruptiones faciant,<text:line-break/>haemorrhagiae saepe cau<text:span text:style-name="Default_20_Paragraph_20_Font"><text:span text:style-name="T1">t</text:span></text:span>ae existunt, atque destillationes<text:line-break/>e capite thoracem et pulmonem oblaedunt. Has enim<text:line-break/>efficiunt nix et glacies ceteraque cerebrum refrigerantia.</text:p>
      <text:h text:style-name="Heading_20_2" text:outline-level="2">..XXU</text:h>
      <text:p text:style-name="Normal">T<text:span text:style-name="Default_20_Paragraph_20_Font"><text:span text:style-name="T1">u</text:span></text:span>mo<text:span text:style-name="Default_20_Paragraph_20_Font"><text:span text:style-name="T1">re</text:span></text:span>s <text:span text:style-name="Default_20_Paragraph_20_Font"><text:span text:style-name="T1">articu</text:span></text:span>lis <text:span text:style-name="Default_20_Paragraph_20_Font"><text:span text:style-name="T1">e</text:span></text:span>t <text:span text:style-name="Default_20_Paragraph_20_Font"><text:span text:style-name="T1">c</text:span></text:span>it<text:span text:style-name="Default_20_Paragraph_20_Font"><text:span text:style-name="T1">ra ulcu</text:span></text:span>s <text:span text:style-name="Default_20_Paragraph_20_Font"><text:span text:style-name="T1">do</text:span></text:span>lo<text:span text:style-name="Default_20_Paragraph_20_Font"><text:span text:style-name="T1">re</text:span></text:span>s <text:span text:style-name="Default_20_Paragraph_20_Font"><text:span text:style-name="T1">et p</text:span></text:span>o<text:span text:style-name="Default_20_Paragraph_20_Font"><text:span text:style-name="T1">dagr</text:span></text:span>i<text:span text:style-name="Default_20_Paragraph_20_Font"><text:span text:style-name="T1">co</text:span></text:span>s <text:span text:style-name="Default_20_Paragraph_20_Font"><text:span text:style-name="T1">asu<text:line-break/>suetu</text:span></text:span>s <text:span text:style-name="Default_20_Paragraph_20_Font"><text:span text:style-name="T1">e</text:span></text:span>t <text:span text:style-name="Default_20_Paragraph_20_Font"><text:span text:style-name="T1">c</text:span></text:span>o<text:span text:style-name="Default_20_Paragraph_20_Font"><text:span text:style-name="T1">nvulso, haec</text:span></text:span> m<text:span text:style-name="Default_20_Paragraph_20_Font"><text:span text:style-name="T1">agna ex par</text:span></text:span>t<text:span text:style-name="Default_20_Paragraph_20_Font"><text:span text:style-name="T1">e /rig</text:span></text:span>i<text:span text:style-name="Default_20_Paragraph_20_Font"><text:span text:style-name="T1">da eo-</text:span></text:span></text:p>
      <text:p text:style-name="P5"><text:span text:style-name="Default_20_Paragraph_20_Font"><text:span text:style-name="T1">p</text:span></text:span>io<text:span text:style-name="Default_20_Paragraph_20_Font"><text:span text:style-name="T1">su afusu et levat et</text:span></text:span> mi<text:span text:style-name="Default_20_Paragraph_20_Font"><text:span text:style-name="T1">nu</text:span></text:span>i<text:span text:style-name="Default_20_Paragraph_20_Font"><text:span text:style-name="T1">t doloremque sa</text:span></text:span>lui<text:span text:style-name="Default_20_Paragraph_20_Font"><text:span text:style-name="T1">t. </text:span></text:span>sido-<text:line-break/><text:span text:style-name="Default_20_Paragraph_20_Font"><text:span text:style-name="T1">derat</text:span></text:span> a<text:span text:style-name="Default_20_Paragraph_20_Font"><text:span text:style-name="T1">s namque siup</text:span></text:span>o<text:span text:style-name="Default_20_Paragraph_20_Font"><text:span text:style-name="T1">r dolore</text:span></text:span>m <text:span text:style-name="Default_20_Paragraph_20_Font"><text:span text:style-name="T1">sal</text:span></text:span>ui<text:span text:style-name="Default_20_Paragraph_20_Font"><text:span text:style-name="T1">a.</text:span></text:span></text:p>
      <text:p text:style-name="P4">Horum quidem quam plurima aquam juvare frigidum<text:line-break/>ostendit. Sed quaenam haec sint dicere praetermisit, quod<text:line-break/>quae supra protulit, ea invenire non sit arduum. Quae-<text:line-break/>cunque enim inflammationes aut deflagrationes in rubrum<text:line-break/>et fubcruentum colorem ex recenti sanguine propendent,<text:line-break/>a frigida sanari dixit, quae influxum reprimat et eatenus<text:line-break/>corpora vacuet. Quapropter etiam dolorem in talibus<text:line-break/>solvit et ejus causam exscindit. Partium quoque refrige-<text:line-break/>ratio vehementior moderatum torporem affert, qui et spfe<text:line-break/>dolorem hebeti sensu reddito solvit.</text:p>
      <text:h text:style-name="Heading_20_2" text:outline-level="2">XXVI.</text:h>
      <text:p text:style-name="Normal"><text:span text:style-name="Default_20_Paragraph_20_Font"><text:span text:style-name="T1">Quae aqua c</text:span></text:span>it<text:span text:style-name="Default_20_Paragraph_20_Font"><text:span text:style-name="T1">o calesc</text:span></text:span>i<text:span text:style-name="Default_20_Paragraph_20_Font"><text:span text:style-name="T1">t et c</text:span></text:span>ito <text:span text:style-name="Default_20_Paragraph_20_Font"><text:span text:style-name="T1">refageratur, lev</text:span></text:span>i<text:span text:style-name="Default_20_Paragraph_20_Font"><text:span text:style-name="T1">fuma.</text:span></text:span></text:p>
      <text:p text:style-name="P3">Non pondere ejusmodi aquam levissimam esse dicen-<text:line-break/>dum esu Sic enim nihil magnum doceret , praeterea per<text:line-break/>quendam circuitum inveniendum foret, quod facile erat<text:line-break/>statim invenire. Nam si pondere leviorem aquam digno<text:span text:style-name="Default_20_Paragraph_20_Font"><text:span text:style-name="T1">A<text:line-break/></text:span></text:span>suere velit, ad manum est rerum ponderandarum trutina,<text:line-break/>ad quam revocatam aquam expendere et examinare pote-.<text:line-break/>rit. Verum in praesentia leviorem aquam esse dixit, quae<text:line-break/>ventri et hypochondrio gravis non diu, sied cito permeat,<text:line-break/>sicut contrariam gravem dicimus, quae non cito pervadit.<text:line-break/>Liquet autem non salam hanc esse salubritatis aquae pro-.<text:line-break/>bandae regulam, fed quum alia bonitatis aquae signa ob-<text:line-break/>via sint et omnibus nota, hoc vero artis nonnihil habeat,<text:line-break/>id eo factum esse, ut ad id scribendum veniret Hippocra-<text:line-break/>tes. Sed quaenam alia funt? Primo quidem si neque<text:line-break/>turbida;meque coenosis sit; deinde si neque odore, neque<text:line-break/>gustu aliquam absurdam qualitatem prae <text:span text:style-name="Default_20_Paragraph_20_Font"><text:span text:style-name="T1">t</text:span></text:span>e <text:span text:style-name="Default_20_Paragraph_20_Font"><text:span text:style-name="T1">t</text:span></text:span>erat; postre-<text:line-break/>mo , si quod nunc Hippocrates pronunciavit, cito refrige-<text:line-break/>retur et calefiat: nam non constat ejusmodi aquam <text:span text:style-name="Default_20_Paragraph_20_Font"><text:span text:style-name="T1">t</text:span></text:span>acite</text:p>
      <text:p text:style-name="P5">alterari posse, Quemadmodum autem cibi virtus potest esse<text:line-break/>ut facile alteretur, ita et aquae. Siquidem mutari volumus<text:line-break/>quidquid ab instrumentis concoquentibus probe confequen-<text:line-break/>dum esu Quaecunque vero fala bibentium affectione de<text:line-break/>optima aqua judicant , ii certissimo quidem judicio utun-<text:line-break/>tur ; verum si hoc solum assumpserint, non recte faciunt.<text:line-break/>Prius enim de aqua ex dictis signis judicandum est. quam<text:line-break/>ad talem experientiam veniatur.</text:p>
      <text:h text:style-name="Heading_20_2" text:outline-level="2">XXVII.</text:h>
      <text:p text:style-name="P1"><text:span text:style-name="Default_20_Paragraph_20_Font"><text:span text:style-name="T1">Qu</text:span></text:span>i<text:span text:style-name="Default_20_Paragraph_20_Font"><text:span text:style-name="T1">bus noctu b</text:span></text:span>i<text:span text:style-name="Default_20_Paragraph_20_Font"><text:span text:style-name="T1">bendi est appeten</text:span></text:span>ti<text:span text:style-name="Default_20_Paragraph_20_Font"><text:span text:style-name="T1">a</text:span></text:span> p <text:span text:style-name="Default_20_Paragraph_20_Font"><text:span text:style-name="T1">i</text:span></text:span>i<text:span text:style-name="Default_20_Paragraph_20_Font"><text:span text:style-name="T1">s adm</text:span></text:span>o<text:span text:style-name="Default_20_Paragraph_20_Font"><text:span text:style-name="T1">dum sit</text:span></text:span>i<text:span text:style-name="Default_20_Paragraph_20_Font"><text:span text:style-name="T1">enti-<text:line-break/>bu</text:span></text:span>s, si o<text:span text:style-name="Default_20_Paragraph_20_Font"><text:span text:style-name="T1">bd</text:span></text:span>o<text:span text:style-name="Default_20_Paragraph_20_Font"><text:span text:style-name="T1">rm</text:span></text:span>i<text:span text:style-name="Default_20_Paragraph_20_Font"><text:span text:style-name="T1">er</text:span></text:span>a<text:span text:style-name="Default_20_Paragraph_20_Font"><text:span text:style-name="T1">nt, b</text:span></text:span>o<text:span text:style-name="Default_20_Paragraph_20_Font"><text:span text:style-name="T1">num.</text:span></text:span></text:p>
      <text:p text:style-name="P4">An dandus fit potus an minime dandus iis qui <text:span text:style-name="Default_20_Paragraph_20_Font"><text:span text:style-name="T1">n</text:span></text:span>octu<text:line-break/>magnopere sitiunt non declaravit, fied fotum quod super<text:line-break/>dormire conferat. Coquetur enim per fomuum videlicet<text:line-break/>et subdescendet sitis causa quaecunque sit. Non tamen<text:line-break/>illud abditum est valde sitientibus potum dandum esse,</text:p>
      <text:p text:style-name="P5">sive meracioris vini haustu sive potus indigentia sitis nata<text:line-break/>siti, Nam et inopiae ciborum ablatione et ortum ex xino<text:line-break/>calorem aqua restinguere sanitatis tuendae praecepta sunt.<text:line-break/>Si tamen modice sitierint, non plane potus ipsis exhlbeu-<text:line-break/>dus est, fed considerandum utrum humidi defectu tale quid<text:line-break/>patiantur an uberiore vini potione. Contingit enim si<text:line-break/>dormierint, eos ex somno juvari.</text:p>
      <text:h text:style-name="Heading_20_2" text:outline-level="2">XXVlssi..</text:h>
      <text:p text:style-name="Normal">M<text:span text:style-name="Default_20_Paragraph_20_Font"><text:span text:style-name="T1">ul</text:span></text:span>i<text:span text:style-name="Default_20_Paragraph_20_Font"><text:span text:style-name="T1">ebr</text:span></text:span>i<text:span text:style-name="Default_20_Paragraph_20_Font"><text:span text:style-name="T1">a sufatu</text:span></text:span>s. <text:span text:style-name="Default_20_Paragraph_20_Font"><text:span text:style-name="T1">ar</text:span></text:span>om<text:span text:style-name="Default_20_Paragraph_20_Font"><text:span text:style-name="T1">a</text:span></text:span>t<text:span text:style-name="Default_20_Paragraph_20_Font"><text:span text:style-name="T1">u</text:span></text:span>m <text:span text:style-name="Default_20_Paragraph_20_Font"><text:span text:style-name="T1">educ</text:span></text:span>it. <text:span text:style-name="Default_20_Paragraph_20_Font"><text:span text:style-name="T1">Ad al</text:span></text:span>i<text:span text:style-name="Default_20_Paragraph_20_Font"><text:span text:style-name="T1">a vero ple-<text:line-break/>ru</text:span></text:span>m<text:span text:style-name="Default_20_Paragraph_20_Font"><text:span text:style-name="T1">que utile</text:span></text:span>s <text:span text:style-name="Default_20_Paragraph_20_Font"><text:span text:style-name="T1">e</text:span></text:span>sset, <text:span text:style-name="Default_20_Paragraph_20_Font"><text:span text:style-name="T1">n</text:span></text:span>i<text:span text:style-name="Default_20_Paragraph_20_Font"><text:span text:style-name="T1">si cap</text:span></text:span>itis <text:span text:style-name="Default_20_Paragraph_20_Font"><text:span text:style-name="T1">grav</text:span></text:span>it<text:span text:style-name="Default_20_Paragraph_20_Font"><text:span text:style-name="T1">ate</text:span></text:span>m i<text:span text:style-name="Default_20_Paragraph_20_Font"><text:span text:style-name="T1">nduceret.</text:span></text:span></text:p>
      <text:p text:style-name="P4">Muliebria nuncupavit, quae nimirum mulieribus per<text:line-break/>uterum menstruis purgationibus et a partu vacuantur.... Hic<text:line-break/>quoque liquido constat, eas quidem quae propter uteri<text:line-break/>inflammationem vel perversionem vel ejusmodi aliquid non<text:line-break/>belle purgantur, non aliter sanari posse quam ea affectione</text:p>
      <text:p text:style-name="P5">percurato, cui fymptoma mensium est suppressio, eas vero<text:line-break/>quae sine ejusmodi affectu parcius purgantur, iis ipsis quae<text:line-break/>nunc ab ipfo docentur-, odorum suffitibus ac fomentis cu-<text:line-break/>randas esse. In his enim aut sanguinis crassitudo, aut<text:line-break/>vaforum ad uterum pertinentium obstructio, aut eorundem<text:line-break/>praeclusio aut totius substantiae uteri praeclusio , eorum<text:line-break/>suppressionis causa existit. . At dictorum quodcunque cau<text:span text:style-name="Default_20_Paragraph_20_Font"><text:span text:style-name="T1">t</text:span></text:span>a<text:line-break/>fuerit parati ex aromatibus suffitus aut fetus affectionem<text:line-break/>sanat qui <text:span text:style-name="Default_20_Paragraph_20_Font"><text:span text:style-name="T1">t</text:span></text:span>ua facultate praeclusa , vaforum extrema refe-<text:line-break/>rare et humorum crassitiem attenuare et obstructiones ru-<text:line-break/>cideudo deobstruere possit. Multoties vero et ad alia, in-<text:line-break/>quit, esset utilis, nisi capitis gravitatem excitaret. - Nam<text:line-break/>continenter per uterum in omnibus frigidis atque humidis<text:line-break/>affectibus totum corpus fusuri poterat , nisi a suffitione<text:line-break/>cephalalgiam quum alias, tum in sebribus maxime time-<text:line-break/>remus. Nam aromata prope omnia capitis dolorem com-<text:line-break/>movere tum experientia ipsa ostendit tum ratio docet.<text:line-break/>Quae namque vehementer calefaciunt, ea omnia caput</text:p>
      <text:p text:style-name="P5">tentant, calore nimirum naturaliter sursum tendente. At-<text:line-break/>qui omnium aromatum quum abunde calet natura, tum<text:line-break/>vero maxime cassiae aromaticae, costi, cinnamomi et amomi.</text:p>
      <text:h text:style-name="Heading_20_2" text:outline-level="2">XXIX.</text:h>
      <text:p text:style-name="Normal">P<text:span text:style-name="Default_20_Paragraph_20_Font"><text:span text:style-name="T1">raegnante</text:span></text:span>s, <text:span text:style-name="Default_20_Paragraph_20_Font"><text:span text:style-name="T1">si ad ex</text:span></text:span>c<text:span text:style-name="Default_20_Paragraph_20_Font"><text:span text:style-name="T1">re</text:span></text:span>ti<text:span text:style-name="Default_20_Paragraph_20_Font"><text:span text:style-name="T1">onem turgeat humor, purgan-<text:line-break/>dae sun</text:span></text:span>t. <text:span text:style-name="Default_20_Paragraph_20_Font"><text:span text:style-name="T1">quart</text:span></text:span>o <text:span text:style-name="Default_20_Paragraph_20_Font"><text:span text:style-name="T1">mense et adusique sept</text:span></text:span>i<text:span text:style-name="Default_20_Paragraph_20_Font"><text:span text:style-name="T1">mum, sed hae<text:line-break/>minus. M</text:span></text:span>i<text:span text:style-name="Default_20_Paragraph_20_Font"><text:span text:style-name="T1">nor</text:span></text:span>i<text:span text:style-name="Default_20_Paragraph_20_Font"><text:span text:style-name="T1">bu</text:span></text:span>s <text:span text:style-name="Default_20_Paragraph_20_Font"><text:span text:style-name="T1">ante</text:span></text:span>m <text:span text:style-name="Default_20_Paragraph_20_Font"><text:span text:style-name="T1">e</text:span></text:span>t <text:span text:style-name="Default_20_Paragraph_20_Font"><text:span text:style-name="T1">grand</text:span></text:span>i<text:span text:style-name="Default_20_Paragraph_20_Font"><text:span text:style-name="T1">or</text:span></text:span>i<text:span text:style-name="Default_20_Paragraph_20_Font"><text:span text:style-name="T1">bu</text:span></text:span>s <text:span text:style-name="Default_20_Paragraph_20_Font"><text:span text:style-name="T1">fet</text:span></text:span>i<text:span text:style-name="Default_20_Paragraph_20_Font"><text:span text:style-name="T1">bu</text:span></text:span>s <text:span text:style-name="Default_20_Paragraph_20_Font"><text:span text:style-name="T1">ret</text:span></text:span>i-<text:line-break/><text:span text:style-name="Default_20_Paragraph_20_Font"><text:span text:style-name="T1">g</text:span></text:span>io<text:span text:style-name="Default_20_Paragraph_20_Font"><text:span text:style-name="T1">sie agendu</text:span></text:span>m.</text:p>
      <text:p text:style-name="P4">Hic aphorismus supra quoque pronunciatus est, ubi<text:line-break/>de purgatione habebatur oratio. Sed et nunc ubi de<text:line-break/>mulieribus agitur in quam plurimis exemplaribus inveni-<text:line-break/>tur. Quidam vero ipsum eximunt, ne bis scriptus com-<text:line-break/>pellatur. Nova autem explicatione altera nobis non opus<text:line-break/>est , praeter eam quam supra scripsimus.</text:p>
      <text:h text:style-name="P55" text:outline-level="2">XXX.</text:h>
      <text:p text:style-name="P1">.M<text:span text:style-name="Default_20_Paragraph_20_Font"><text:span text:style-name="T1">u</text:span></text:span><text:span text:style-name="Default_20_Paragraph_20_Font"><text:span text:style-name="T8">l</text:span></text:span><text:span text:style-name="Default_20_Paragraph_20_Font"><text:span text:style-name="T1">ierem u</text:span></text:span>t<text:span text:style-name="Default_20_Paragraph_20_Font"><text:span text:style-name="T1">ero geren</text:span></text:span>t<text:span text:style-name="Default_20_Paragraph_20_Font"><text:span text:style-name="T1">e</text:span></text:span>m <text:span text:style-name="Default_20_Paragraph_20_Font"><text:span text:style-name="T1">morbo qu</text:span></text:span>o<text:span text:style-name="Default_20_Paragraph_20_Font"><text:span text:style-name="T1">dam acu</text:span></text:span>to <text:span text:style-name="Default_20_Paragraph_20_Font"><text:span text:style-name="T1">corr</text:span></text:span><text:span text:style-name="Default_20_Paragraph_20_Font"><text:span text:style-name="T8">i</text:span></text:span><text:span text:style-name="Default_20_Paragraph_20_Font"><text:span text:style-name="T1">p</text:span></text:span>i<text:line-break/><text:span text:style-name="Default_20_Paragraph_20_Font"><text:span text:style-name="T1">letale.</text:span></text:span></text:p>
      <text:p text:style-name="P4">Merito ; sive enim sit febrilis morbus , ipsam febre<text:line-break/>continua affici necesse est: talis enim est morbus acutus,<text:line-break/>in quo duplex fetui impendet periculum, unum a febre<text:line-break/>ipsa fetum perimente, alterum quod exhibitis aegrotanti<text:line-break/>per longum intervallum cibariis, alimenti penuria fetum<text:line-break/>enecamus, Quod si ut hunc fervemus cibos blande ac<text:line-break/>crebro exhibuerimus, intempestivo cibo aucta febre con-<text:line-break/>tinua gravidam occidemus. Sic etiam si absque febre<text:line-break/>alius quidam morbus acutus obortus sit, qualis epilepsia,<text:line-break/>apoplexia aut convulsio aut tetanus ,. morbi magnitudini<text:line-break/>et vehementiae aegrota par esse non poterit.</text:p>
      <text:h text:style-name="P55" text:outline-level="2">XXXI.</text:h>
      <text:p text:style-name="P1"><text:span text:style-name="Default_20_Paragraph_20_Font"><text:span text:style-name="T1">Mu</text:span></text:span>li<text:span text:style-name="Default_20_Paragraph_20_Font"><text:span text:style-name="T1">er utero gerens vena secta ab</text:span></text:span>o<text:span text:style-name="Default_20_Paragraph_20_Font"><text:span text:style-name="T1">rtit, coque</text:span></text:span> m<text:span text:style-name="Default_20_Paragraph_20_Font"><text:span text:style-name="T1">agis, su-<text:line-break/>tu</text:span></text:span>s <text:span text:style-name="Default_20_Paragraph_20_Font"><text:span text:style-name="T1">si grand</text:span></text:span>io<text:span text:style-name="Default_20_Paragraph_20_Font"><text:span text:style-name="T1">r suerit.</text:span></text:span></text:p>
      <text:p text:style-name="P4">Defectu alimenti, non modo venae sectione, verum<text:line-break/>etiam longiore inedia fetus in utero necatur, quod paulo<text:line-break/>post aliis etiam aphorismis ostensuri furnus. Merito ita-<text:line-break/>que fetus grandior, <text:span text:style-name="Default_20_Paragraph_20_Font"><text:span text:style-name="T1">t</text:span></text:span>ecta praegrandi vena, citius cornum-<text:line-break/>pitur, quod nimirum copiosiore indigeat alimento.</text:p>
      <text:h text:style-name="Heading_20_2" text:outline-level="2">XXXII.</text:h>
      <text:p text:style-name="P22"><text:span text:style-name="Default_20_Paragraph_20_Font"><text:span text:style-name="T1">Mu</text:span></text:span>li<text:span text:style-name="Default_20_Paragraph_20_Font"><text:span text:style-name="T1">eri sang</text:span></text:span>u<text:span text:style-name="Default_20_Paragraph_20_Font"><text:span text:style-name="T1">inem vomen</text:span></text:span>ti m<text:span text:style-name="Default_20_Paragraph_20_Font"><text:span text:style-name="T1">enstru</text:span></text:span>is <text:span text:style-name="Default_20_Paragraph_20_Font"><text:span text:style-name="T1">erumpent</text:span></text:span>i<text:span text:style-name="Default_20_Paragraph_20_Font"><text:span text:style-name="T1">bu</text:span></text:span>s <text:span text:style-name="Default_20_Paragraph_20_Font"><text:span text:style-name="T1">sulu-<text:line-break/>t</text:span></text:span>io <text:span text:style-name="Default_20_Paragraph_20_Font"><text:span text:style-name="T1">c</text:span></text:span>o<text:span text:style-name="Default_20_Paragraph_20_Font"><text:span text:style-name="T1">nt</text:span></text:span>i<text:span text:style-name="Default_20_Paragraph_20_Font"><text:span text:style-name="T1">ng</text:span></text:span>i<text:span text:style-name="Default_20_Paragraph_20_Font"><text:span text:style-name="T1">t.</text:span></text:span></text:p>
      <text:p text:style-name="P4">Jure ac merito, etenim sanguinis erit sursum impe-<text:line-break/>tum consequtus revulsio simul et vacuatro. Quod quam<text:line-break/>utiliter fiat, ipsa nos docet experientia, qua nos inducti</text:p>
      <text:p text:style-name="P5">quae praeclare natura gerit opera. imitabimur atque sic<text:line-break/>affectas mulieres venae poplitis aut malleoli sectione va-<text:line-break/>cuabimus.</text:p>
      <text:h text:style-name="Heading_20_2" text:outline-level="2">XxXHI.</text:h>
      <text:p text:style-name="P1"><text:span text:style-name="Default_20_Paragraph_20_Font"><text:span text:style-name="T1">Mulieri</text:span></text:span> m<text:span text:style-name="Default_20_Paragraph_20_Font"><text:span text:style-name="T1">enstrui</text:span></text:span>s <text:span text:style-name="Default_20_Paragraph_20_Font"><text:span text:style-name="T1">d</text:span></text:span>isser<text:span text:style-name="Default_20_Paragraph_20_Font"><text:span text:style-name="T1">en</text:span></text:span>ti<text:span text:style-name="Default_20_Paragraph_20_Font"><text:span text:style-name="T1">bu</text:span></text:span>s <text:span text:style-name="Default_20_Paragraph_20_Font"><text:span text:style-name="T1">fangui</text:span></text:span>s <text:span text:style-name="Default_20_Paragraph_20_Font"><text:span text:style-name="T1">ex nar</text:span></text:span>i<text:span text:style-name="Default_20_Paragraph_20_Font"><text:span text:style-name="T1">bu</text:span></text:span>s <text:span text:style-name="Default_20_Paragraph_20_Font"><text:span text:style-name="T1">pro-<text:line-break/>jluen</text:span></text:span>s <text:span text:style-name="Default_20_Paragraph_20_Font"><text:span text:style-name="T1">b</text:span></text:span>o<text:span text:style-name="Default_20_Paragraph_20_Font"><text:span text:style-name="T1">num. , -</text:span></text:span></text:p>
      <text:p text:style-name="P4">Quod qui fanguis singulis mensibus probe vacuatur,<text:line-break/>quum propter aliquam affectionem retentus fuerit, eum<text:line-break/>mulierem oblaedere necesse sit, quodque per alium locum<text:line-break/>vacuatus univerfum corpus a laesione fanum liberet, pa-<text:line-break/>tet omnibus. Quum autem multa sint loca , per quae<text:line-break/>vacuari queat, aliis quidem omnibus sint quaedam majer<text:line-break/>minorque inest laesio; f<text:span text:style-name="Default_20_Paragraph_20_Font"><text:span text:style-name="T1">a</text:span></text:span>la vero per nares vacuatis in-<text:line-break/>noxia, quam nunc laudat Hippocrates. Non tamen si qua<text:line-break/>alia comperiatur citra noxam vacuatio , propterea fassus<text:line-break/>est aphorismus. Non enim quod fota per nares vacuatio</text:p>
      <text:p text:style-name="P5">deficientibus menstruis bona sit dixit, fed ipsam simpli-<text:line-break/>niter commendavit , non quod sula sit addito. Quod si<text:line-break/>quis eam quae per sedem fit vacuatiouem ita affectis mu-<text:line-break/>lierihus utilem esse proferat, non aphorismo reluctatur.<text:line-break/>Nonnunquam enim Hippocrates unico velut exempli gra-<text:line-break/>tia proposito, de similibus omnibus pronu<text:span text:style-name="Default_20_Paragraph_20_Font"><text:span text:style-name="T1">n</text:span></text:span>ciare videtur.</text:p>
      <text:h text:style-name="Heading_20_2" text:outline-level="2">XXXIV .</text:h>
      <text:p text:style-name="P1"><text:span text:style-name="Default_20_Paragraph_20_Font"><text:span text:style-name="T1">Mulieri u</text:span></text:span>t<text:span text:style-name="Default_20_Paragraph_20_Font"><text:span text:style-name="T1">ero geren</text:span></text:span>t<text:span text:style-name="Default_20_Paragraph_20_Font"><text:span text:style-name="T1">i, si alvu</text:span></text:span>s <text:span text:style-name="Default_20_Paragraph_20_Font"><text:span text:style-name="T1">multotie</text:span></text:span>s <text:span text:style-name="Default_20_Paragraph_20_Font"><text:span text:style-name="T1">pro/lui</text:span></text:span>t <text:span text:style-name="Default_20_Paragraph_20_Font"><text:span text:style-name="T1">ab</text:span></text:span>o<text:span text:style-name="Default_20_Paragraph_20_Font"><text:span text:style-name="T1">rt</text:span></text:span>io-<text:line-break/><text:span text:style-name="Default_20_Paragraph_20_Font"><text:span text:style-name="T1">n</text:span></text:span>rs <text:span text:style-name="Default_20_Paragraph_20_Font"><text:span text:style-name="T1">per</text:span></text:span>i<text:span text:style-name="Default_20_Paragraph_20_Font"><text:span text:style-name="T1">cu</text:span></text:span>l<text:span text:style-name="Default_20_Paragraph_20_Font"><text:span text:style-name="T1">u</text:span></text:span>m <text:span text:style-name="Default_20_Paragraph_20_Font"><text:span text:style-name="T1">est.</text:span></text:span></text:p>
      <text:p text:style-name="P4">Ratione vernationis nunc quoque Hippocrates abor-<text:line-break/>tionis periculum esse pronunciat, quemadmodum et a<text:span text:style-name="Default_20_Paragraph_20_Font"><text:span text:style-name="T1">n</text:span></text:span>tea<text:line-break/>in sanguinis per sectam venam missione oste<text:span text:style-name="Default_20_Paragraph_20_Font"><text:span text:style-name="T1">n</text:span></text:span>debamus.</text:p>
      <text:h text:style-name="Heading_20_2" text:outline-level="2">XXXV.</text:h>
      <text:p text:style-name="P1">M<text:span text:style-name="Default_20_Paragraph_20_Font"><text:span text:style-name="T1">ulieri uteri strangula</text:span></text:span>t<text:span text:style-name="Default_20_Paragraph_20_Font"><text:span text:style-name="T1">u vexatae au</text:span></text:span>t <text:span text:style-name="Default_20_Paragraph_20_Font"><text:span text:style-name="T1">partu</text:span></text:span>s <text:span text:style-name="Default_20_Paragraph_20_Font"><text:span text:style-name="T1">d</text:span></text:span>i/<text:span text:style-name="Default_20_Paragraph_20_Font"><text:span text:style-name="T1">sicultate<text:line-break/>laboran</text:span></text:span>ti <text:span text:style-name="Default_20_Paragraph_20_Font"><text:span text:style-name="T1">sternu</text:span></text:span>t<text:span text:style-name="Default_20_Paragraph_20_Font"><text:span text:style-name="T1">amen</text:span></text:span>t<text:span text:style-name="Default_20_Paragraph_20_Font"><text:span text:style-name="T1">um succeden</text:span></text:span>s <text:span text:style-name="Default_20_Paragraph_20_Font"><text:span text:style-name="T1">bonum.</text:span></text:span></text:p>
      <text:p text:style-name="P3">obscurum est 1n aphorismo hystericam nomen: non-<text:line-break/>nulli siquidem pro omnibus uterorum affectibus accipiunt,<text:line-break/>nonnulli vero pro illis solis affectibus uteri exaudiunt,<text:line-break/>quos sequitur affectio quam hystericam suffocationem vo-<text:line-break/>citant: quamquam revera strangulato non est, sed apnoea<text:line-break/>seu respirationis ablatio palii denique fecundas intelligunt,<text:line-break/>quandoquidem et has uteros appellitant. Verum hi aperte<text:line-break/>aberrant, etiamsi quam maxime in eo verum dicere vi-<text:line-break/>deantur, quod secundae utero retentae sternutamentis de-<text:line-break/>turbantur. Alius enim etiam de his aphorismus ab ip<text:span text:style-name="Default_20_Paragraph_20_Font"><text:span text:style-name="T1">t</text:span></text:span>o<text:line-break/>feriptus est, atque nomine plurimum hystera et hysterica<text:line-break/>inter <text:span text:style-name="Default_20_Paragraph_20_Font"><text:span text:style-name="T1">t</text:span></text:span>e differunt. Falsum porro est de omnibus uteri af-<text:line-break/>fectibus orationem efferri; neque enim exulcerationes, ne-<text:line-break/>que inflammationes, neque erysipelata, ut neque abscessus<text:line-break/>sternutatio jnvat. At illud verum est in hystericis apnoeis,<text:line-break/>interveniente sternutatione affectas mulieres levari , non<text:line-break/>suium quia . bonum signum est sternutatio sponte naturae<text:line-break/>ita affectis mulieribus superveniens, fed etiam quia ut</text:p>
      <text:p text:style-name="P5">causa huic affectui remedium esu Signum itaque bonum<text:line-break/>est, senia naturam prius torpentem nunc exsuscitari ac<text:line-break/>recreari et propriarum motionum reminisci : quandoquidem<text:line-break/>ip<text:span text:style-name="Default_20_Paragraph_20_Font"><text:span text:style-name="T1">t</text:span></text:span>a. quaedam excrementa rejicit, Ile enim in libro de<text:line-break/>symptomatum causis sternutamentum fieri ostendimus. Causa<text:line-break/>vero utilitatis existit,. quia vehementiore concussione at-<text:line-break/>que jactatione partim quidem naturam excitat, partim<text:line-break/>vero quae partibus corporis tenaciter impacta sunt excer-<text:line-break/>nit; sic enim et singultum sanare finiet.</text:p>
      <text:h text:style-name="Heading_20_2" text:outline-level="2">XXXVI.</text:h>
      <text:p text:style-name="P1"><text:span text:style-name="Default_20_Paragraph_20_Font"><text:span text:style-name="T8">M</text:span></text:span><text:span text:style-name="Default_20_Paragraph_20_Font"><text:span text:style-name="T1">ul</text:span></text:span><text:span text:style-name="Default_20_Paragraph_20_Font"><text:span text:style-name="T8">i</text:span></text:span><text:span text:style-name="Default_20_Paragraph_20_Font"><text:span text:style-name="T1">eri</text:span></text:span><text:span text:style-name="Default_20_Paragraph_20_Font"><text:span text:style-name="T8"> m</text:span></text:span><text:span text:style-name="Default_20_Paragraph_20_Font"><text:span text:style-name="T1">ensu</text:span></text:span><text:span text:style-name="Default_20_Paragraph_20_Font"><text:span text:style-name="T8">s </text:span></text:span><text:span text:style-name="Default_20_Paragraph_20_Font"><text:span text:style-name="T1">decolore</text:span></text:span><text:span text:style-name="Default_20_Paragraph_20_Font"><text:span text:style-name="T8">s </text:span></text:span><text:span text:style-name="Default_20_Paragraph_20_Font"><text:span text:style-name="T1">neque se</text:span></text:span><text:span text:style-name="Default_20_Paragraph_20_Font"><text:span text:style-name="T8">m</text:span></text:span><text:span text:style-name="Default_20_Paragraph_20_Font"><text:span text:style-name="T1">per e</text:span></text:span><text:span text:style-name="Default_20_Paragraph_20_Font"><text:span text:style-name="T8">o</text:span></text:span><text:span text:style-name="Default_20_Paragraph_20_Font"><text:span text:style-name="T1">dem per</text:span></text:span><text:span text:style-name="Default_20_Paragraph_20_Font"><text:span text:style-name="T8">i</text:span></text:span><text:span text:style-name="Default_20_Paragraph_20_Font"><text:span text:style-name="T1">od</text:span></text:span><text:span text:style-name="Default_20_Paragraph_20_Font"><text:span text:style-name="T8">o<text:line-break/></text:span></text:span><text:span text:style-name="Default_20_Paragraph_20_Font"><text:span text:style-name="T1">prodeunte</text:span></text:span><text:span text:style-name="Default_20_Paragraph_20_Font"><text:span text:style-name="T8">s </text:span></text:span><text:span text:style-name="Default_20_Paragraph_20_Font"><text:span text:style-name="T1">purga</text:span></text:span><text:span text:style-name="Default_20_Paragraph_20_Font"><text:span text:style-name="T8">ti</text:span></text:span><text:span text:style-name="Default_20_Paragraph_20_Font"><text:span text:style-name="T1">one opus este significa</text:span></text:span><text:span text:style-name="Default_20_Paragraph_20_Font"><text:span text:style-name="T8">t.</text:span></text:span></text:p>
      <text:p text:style-name="P4">In multis exemplaribus dictionem ita fe habere re-<text:line-break/>perire licet; Mulieri menstrua tarda, neque tempore per<text:line-break/>fe prodeuntia. Possunt itaque menstrua tarda, hoc est</text:p>
      <text:p text:style-name="P5">post constretum circuitum prodeuntia purgatione egere<text:line-break/>humoris pituitosi, ob quem male colorata redduntur, non<text:line-break/>tamen hac sula necessario; etenim etiam aliquando exte-<text:line-break/>nuante victu tales affectiones saepe sanavimus. De hoc<text:line-break/>autem Victu a nobis liber unus seorsum scriptus est; una<text:line-break/>quoque cum eo aromatum suffitus, quique eandem cum<text:line-break/>eo facultatem sortiuntur pesti supposituri et potulenta me-<text:line-break/>dicamenta, quae humorum crassitiem incidant et attenuent,<text:line-break/>quale est dia calaminthes, quo assueto quotidie utimur,<text:line-break/>quodque commorantes purgationes saepe provocavit. ln-<text:line-break/>dicatio namque ac stamus earum sanationis est tum vaso-<text:line-break/>rum ad uterum pervenientium ora recludere tum sangui-<text:line-break/>nem extenuare. Et vero totius etiam corporis purgatio,<text:line-break/>ut dixi, quum videlicet crassiorum sit humorum, tales<text:line-break/>affectiones sanat. Quod si decolores scribatur, multo ma-<text:line-break/>gis purgatio sic affectas mulieres sanaverit. Neque enim<text:line-break/>propter pituitosum humorem solum, sed etiam propter<text:line-break/>melancholicum et biliosum decolores fiunt menses. Quo</text:p>
      <text:p text:style-name="P5">vero modo humorem redundantem dignoscere oporteat,<text:line-break/>ipsemet primo de morbis muliebribus docuit; nunc autem<text:line-break/>quod purgatione vacuandum sitj id declaravit. lllud etiam:<text:line-break/><text:span text:style-name="Default_20_Paragraph_20_Font"><text:span text:style-name="T1">neque eade</text:span></text:span>m <text:span text:style-name="Default_20_Paragraph_20_Font"><text:span text:style-name="T1">per</text:span></text:span>i<text:span text:style-name="Default_20_Paragraph_20_Font"><text:span text:style-name="T1">odo prodeun</text:span></text:span>t<text:span text:style-name="Default_20_Paragraph_20_Font"><text:span text:style-name="T1">es, </text:span></text:span>huic textui magis con-<text:line-break/>fonat, ut universa sit ejusmodi oratio: si m<text:span text:style-name="Default_20_Paragraph_20_Font"><text:span text:style-name="T1">ensus deco</text:span></text:span>l<text:span text:style-name="Default_20_Paragraph_20_Font"><text:span text:style-name="T1">ores<text:line-break/>stan</text:span></text:span>t, nec mulieri simile periodo prodeant ac antea ma-<text:line-break/>nare consueverunt, ipsa eget purgatione. Accidit enim<text:line-break/>cacochymis mulieribus non modo decolores apparere men-<text:line-break/>struas purgationes, sed. etiam statum periodi tempus labe-<text:line-break/>lactari.. Si et crassiores quidem . humores fuerint et ad<text:line-break/>fluendum humoribus fecundum naturam fe habentibus in-<text:line-break/>eptiores, quum immorantur ac tardant. His vero contra-<text:line-break/>rii, hoc est humidiores- ac tenuiores, quum praesinitum<text:line-break/>tempus anticipant.</text:p>
      <text:h text:style-name="Heading_20_2" text:outline-level="2">XXXVII.</text:h>
      <text:p text:style-name="P1"><text:span text:style-name="Default_20_Paragraph_20_Font"><text:span text:style-name="T1">M</text:span></text:span>u<text:span text:style-name="Default_20_Paragraph_20_Font"><text:span text:style-name="T1">l</text:span></text:span>i<text:span text:style-name="Default_20_Paragraph_20_Font"><text:span text:style-name="T1">eri utero geren</text:span></text:span>ti <text:span text:style-name="Default_20_Paragraph_20_Font"><text:span text:style-name="T1">st mammae derepen</text:span></text:span>t<text:span text:style-name="Default_20_Paragraph_20_Font"><text:span text:style-name="T1">e extenuentur,<text:line-break/></text:span></text:span>i<text:span text:style-name="Default_20_Paragraph_20_Font"><text:span text:style-name="T1">psa ab</text:span></text:span>o<text:span text:style-name="Default_20_Paragraph_20_Font"><text:span text:style-name="T1">rt</text:span></text:span>i<text:span text:style-name="Default_20_Paragraph_20_Font"><text:span text:style-name="T1">t.</text:span></text:span></text:p>
      <text:p text:style-name="P3">Hic etiam aphorismus ex illis est quos diximus ali-<text:line-break/>menti penuriam fetus significare. Quaedam enim venae<text:line-break/>sunt uteris ac mammis communes, quae quum sanguinis<text:line-break/>penuria laborant, mammas graciles quidem efficiunt, fe-<text:line-break/>tum vero interdum alimenti inopia perimunt, interdum<text:line-break/>etiam ad exitum concitant, .eam ob causam quam ipfe<text:line-break/>libro de natura pueri bis fcriptis prodidit: <text:span text:style-name="Default_20_Paragraph_20_Font"><text:span text:style-name="T1">Al</text:span></text:span>i<text:span text:style-name="Default_20_Paragraph_20_Font"><text:span text:style-name="T1">mentu</text:span></text:span>m<text:line-break/><text:span text:style-name="Default_20_Paragraph_20_Font"><text:span text:style-name="T1">e</text:span></text:span>t i<text:span text:style-name="Default_20_Paragraph_20_Font"><text:span text:style-name="T1">ncrementu</text:span></text:span>m <text:span text:style-name="Default_20_Paragraph_20_Font"><text:span text:style-name="T1">qu</text:span></text:span>o<text:span text:style-name="Default_20_Paragraph_20_Font"><text:span text:style-name="T1">d a</text:span></text:span> m<text:span text:style-name="Default_20_Paragraph_20_Font"><text:span text:style-name="T1">atre de/lu</text:span></text:span>i<text:span text:style-name="Default_20_Paragraph_20_Font"><text:span text:style-name="T1">t non ampl</text:span></text:span>i<text:span text:style-name="Default_20_Paragraph_20_Font"><text:span text:style-name="T1">u</text:span></text:span>s <text:span text:style-name="Default_20_Paragraph_20_Font"><text:span text:style-name="T1">infan</text:span></text:span>ti<text:line-break/>suspi<text:span text:style-name="Default_20_Paragraph_20_Font"><text:span text:style-name="T1">cit, quum perac</text:span></text:span>tis <text:span text:style-name="Default_20_Paragraph_20_Font"><text:span text:style-name="T1">decem mensibus suetu</text:span></text:span>s <text:span text:style-name="Default_20_Paragraph_20_Font"><text:span text:style-name="T1">grand</text:span></text:span>io<text:span text:style-name="Default_20_Paragraph_20_Font"><text:span text:style-name="T1">r<text:line-break/>evaser</text:span></text:span>it. <text:span text:style-name="Default_20_Paragraph_20_Font"><text:span text:style-name="T1">Ad sese na</text:span></text:span>m<text:span text:style-name="Default_20_Paragraph_20_Font"><text:span text:style-name="T1">que</text:span></text:span> t<text:span text:style-name="Default_20_Paragraph_20_Font"><text:span text:style-name="T1">rah</text:span></text:span>it <text:span text:style-name="Default_20_Paragraph_20_Font"><text:span text:style-name="T1">a sangu</text:span></text:span>i<text:span text:style-name="Default_20_Paragraph_20_Font"><text:span text:style-name="T1">ne qu</text:span></text:span>o<text:span text:style-name="Default_20_Paragraph_20_Font"><text:span text:style-name="T1">d dulc</text:span></text:span>isu<text:line-break/><text:span text:style-name="Default_20_Paragraph_20_Font"><text:span text:style-name="T1">simum est si</text:span></text:span>m<text:span text:style-name="Default_20_Paragraph_20_Font"><text:span text:style-name="T1">ulque lac</text:span></text:span>ti<text:span text:style-name="Default_20_Paragraph_20_Font"><text:span text:style-name="T1">s port</text:span></text:span>i<text:span text:style-name="Default_20_Paragraph_20_Font"><text:span text:style-name="T1">one al</text:span></text:span>i<text:span text:style-name="Default_20_Paragraph_20_Font"><text:span text:style-name="T1">qua spu</text:span></text:span>i<text:span text:style-name="Default_20_Paragraph_20_Font"><text:span text:style-name="T1">tur. Haec<text:line-break/>ub</text:span></text:span>i <text:span text:style-name="Default_20_Paragraph_20_Font"><text:span text:style-name="T1">rar</text:span></text:span>i<text:span text:style-name="Default_20_Paragraph_20_Font"><text:span text:style-name="T1">ora et pauc</text:span></text:span>io<text:span text:style-name="Default_20_Paragraph_20_Font"><text:span text:style-name="T1">ra ipsi suer</text:span></text:span>i<text:span text:style-name="Default_20_Paragraph_20_Font"><text:span text:style-name="T1">nt et</text:span></text:span> i<text:span text:style-name="Default_20_Paragraph_20_Font"><text:span text:style-name="T1">nfans maturus ex-<text:line-break/>t</text:span></text:span>i<text:span text:style-name="Default_20_Paragraph_20_Font"><text:span text:style-name="T1">ter</text:span></text:span>i<text:span text:style-name="Default_20_Paragraph_20_Font"><text:span text:style-name="T1">t praefan</text:span></text:span>ti <text:span text:style-name="Default_20_Paragraph_20_Font"><text:span text:style-name="T1">c</text:span></text:span>o<text:span text:style-name="Default_20_Paragraph_20_Font"><text:span text:style-name="T1">p</text:span></text:span>io<text:span text:style-name="Default_20_Paragraph_20_Font"><text:span text:style-name="T1">siorem c</text:span></text:span>i<text:span text:style-name="Default_20_Paragraph_20_Font"><text:span text:style-name="T1">bu</text:span></text:span>m <text:span text:style-name="Default_20_Paragraph_20_Font"><text:span text:style-name="T1">quaeren</text:span></text:span>s <text:span text:style-name="Default_20_Paragraph_20_Font"><text:span text:style-name="T1">calc</text:span></text:span>i<text:span text:style-name="Default_20_Paragraph_20_Font"><text:span text:style-name="T1">trat et<text:line-break/>d</text:span></text:span>iscri<text:span text:style-name="Default_20_Paragraph_20_Font"><text:span text:style-name="T1">pt</text:span></text:span>i<text:span text:style-name="Default_20_Paragraph_20_Font"><text:span text:style-name="T1">s me</text:span></text:span>m<text:span text:style-name="Default_20_Paragraph_20_Font"><text:span text:style-name="T1">bran</text:span></text:span>i<text:span text:style-name="Default_20_Paragraph_20_Font"><text:span text:style-name="T1">s matri par</text:span></text:span>t<text:span text:style-name="Default_20_Paragraph_20_Font"><text:span text:style-name="T1">us</text:span></text:span> i<text:span text:style-name="Default_20_Paragraph_20_Font"><text:span text:style-name="T1">ni</text:span></text:span>ti<text:span text:style-name="Default_20_Paragraph_20_Font"><text:span text:style-name="T1">um affert.</text:span></text:span></text:p>
      <text:h text:style-name="Heading_20_2" text:outline-level="2">XXXVIII.</text:h>
      <text:p text:style-name="Normal"><text:span text:style-name="Default_20_Paragraph_20_Font"><text:span text:style-name="T1">Mu</text:span></text:span>li<text:span text:style-name="Default_20_Paragraph_20_Font"><text:span text:style-name="T1">eri gemello</text:span></text:span>s <text:span text:style-name="Default_20_Paragraph_20_Font"><text:span text:style-name="T1">uter</text:span></text:span>o <text:span text:style-name="Default_20_Paragraph_20_Font"><text:span text:style-name="T1">gerent</text:span></text:span>i <text:span text:style-name="Default_20_Paragraph_20_Font"><text:span text:style-name="T1">si al</text:span></text:span>t<text:span text:style-name="Default_20_Paragraph_20_Font"><text:span text:style-name="T1">era ma</text:span></text:span>mm<text:span text:style-name="Default_20_Paragraph_20_Font"><text:span text:style-name="T1">a grac</text:span></text:span>i<text:span text:style-name="Default_20_Paragraph_20_Font"><text:span text:style-name="T1">l</text:span></text:span>i<text:span text:style-name="Default_20_Paragraph_20_Font"><text:span text:style-name="T1">s</text:span></text:span></text:p>
      <text:p text:style-name="P3"><text:span text:style-name="Default_20_Paragraph_20_Font"><text:span text:style-name="T1">evadat, alterum abortu edi</text:span></text:span>t<text:span text:style-name="Default_20_Paragraph_20_Font"><text:span text:style-name="T1">; etsi dex</text:span></text:span>t<text:span text:style-name="Default_20_Paragraph_20_Font"><text:span text:style-name="T1">ra qu</text:span></text:span>i<text:span text:style-name="Default_20_Paragraph_20_Font"><text:span text:style-name="T1">dem ma</text:span></text:span>m-<text:line-break/>m<text:span text:style-name="Default_20_Paragraph_20_Font"><text:span text:style-name="T1">a .grac</text:span></text:span>H<text:span text:style-name="Default_20_Paragraph_20_Font"><text:span text:style-name="T1">eseat, </text:span></text:span>m<text:span text:style-name="Default_20_Paragraph_20_Font"><text:span text:style-name="T1">are</text:span></text:span>m,. <text:span text:style-name="Default_20_Paragraph_20_Font"><text:span text:style-name="T1">si vero sin</text:span></text:span>i<text:span text:style-name="Default_20_Paragraph_20_Font"><text:span text:style-name="T1">stra, fem</text:span></text:span>i<text:span text:style-name="Default_20_Paragraph_20_Font"><text:span text:style-name="T1">nam,</text:span></text:span></text:p>
      <text:p text:style-name="P4">Quod ante scriptus aphorismus de ambabus mammis,<text:line-break/>id hic de altera verba facit, atque propter praenuncia-<text:line-break/>tam cau<text:span text:style-name="Default_20_Paragraph_20_Font"><text:span text:style-name="T1">t</text:span></text:span>am, venarum communitatem fetus a .directo mam-<text:line-break/>mae imminutae situs abortum patitur. Quod autem dum<text:line-break/>gemelli, tum mas tum femina, utero gestantur, si dextra<text:line-break/>mamma emarcescat, mas fotus, si sinistra, sula femina corrum-<text:line-break/>patur, ex illa ipsius opinione pendet qua mares quidem in<text:line-break/>dextris , feminas vero in sinistris magis gestari auguratur.</text:p>
      <text:h text:style-name="Heading_20_2" text:outline-level="2">XXXIX.</text:h>
      <text:p text:style-name="P1"><text:span text:style-name="Default_20_Paragraph_20_Font"><text:span text:style-name="T1">s</text:span></text:span>t <text:span text:style-name="Default_20_Paragraph_20_Font"><text:span text:style-name="T1">mu</text:span></text:span>l<text:span text:style-name="Default_20_Paragraph_20_Font"><text:span text:style-name="T1">ier quae neque grav</text:span></text:span>i<text:span text:style-name="Default_20_Paragraph_20_Font"><text:span text:style-name="T1">da est, neque peperi</text:span></text:span>t, <text:span text:style-name="Default_20_Paragraph_20_Font"><text:span text:style-name="T1">lac ha-<text:line-break/>beat, hu</text:span></text:span>i<text:span text:style-name="Default_20_Paragraph_20_Font"><text:span text:style-name="T1">c</text:span></text:span> m<text:span text:style-name="Default_20_Paragraph_20_Font"><text:span text:style-name="T1">enstrua defecerun</text:span></text:span>t.</text:p>
      <text:p text:style-name="P3">Longior oratio lectorem quoque desiderat, qui eam<text:line-break/>sit adfequuturus , -in commentariis de naturalibus faculta-<text:line-break/>tihus accurate versatum. De his tamen in . prae<text:span text:style-name="Default_20_Paragraph_20_Font"><text:span text:style-name="T1">t</text:span></text:span>entis<text:line-break/>tantum dict<text:span text:style-name="Default_20_Paragraph_20_Font"><text:span text:style-name="T1">o</text:span></text:span>r; fumus, quantum brevissime dictum ad<text:line-break/>proposita conferre possit. Hoc sane omnibus animantis<text:line-break/>partibus est commune, quae aut ad aliarum partium usum<text:line-break/>aut ad generis propagationem aut ad conceptus nutritio-<text:line-break/>nem quosdam humores utiles procreant, humorem illum<text:line-break/>alimenti partis ipfum generantis residuum existere. Non<text:line-break/>enim quod partis natura cognoscat, ad quem usum ani-<text:line-break/>mali profuturus sit humor, ipsius generationem molitur,<text:line-break/>nisi tali polleat intellectu, qualem eos habere arbitramur<text:line-break/>oportere, qui civitatum tenent gubernacula. Verum ani-<text:line-break/>malis quidem opifex illum habet intellectum; ipfa vero<text:line-break/>pars, ut demonstratum est, naturalibus facultatibus regi-<text:line-break/>tur, cum aliis quibusdam, tum alteratrice, qua sibi a 11-<text:line-break/>mentum assimilat. Quantum itaque alimenti ab ipfa inr-<text:line-break/>mutati et alterati alendo corpori fuerit perfecte assimi-</text:p>
      <text:p text:style-name="P5">latum, ipsi apponitur parti eamque alit, atque quod ipse<text:line-break/>dicebat, hoc esu Alimentum est quod alit, quod veluti<text:line-break/>alimentum et quod alliorum esu Alimenti vero residuum<text:line-break/>ac reliquiae humor quidam est partis naturae similis, in<text:line-break/>ossibus quidem quod in eorum cavernis est reliquus, in<text:line-break/>jecore vero fanguis. Hujus generis est qui spumosus in<text:line-break/>pulmonis carne continetur, in articulorum commissuris<text:line-break/>glutinosius humor, in testibus et parastatis appellatum fe-<text:line-break/>men et in lingua cui nomen sativa. Sunt autem et in<text:line-break/>mammis glandulae, quod ad ipfas assuit, id sibi ipsis af-<text:line-break/>similandi facultatem sortitae, quae quum exsangues et<text:line-break/>albae sint, familiarem et proprium humorem, quate lac<text:line-break/>est, efficiunt, atque uberius tale efficiunt, quum ad ipsas<text:line-break/>copiosius defertur alimentum. Copiosius vero affluit octavo<text:line-break/>et nono a conceptionis menfe, quo tempore communes<text:line-break/>et mammarum- et uteri venae liberalius oppletae fiunt,<text:line-break/>quemadmodum gravidatorum animalium anatome manifesto<text:line-break/>conspicitur. Cujusmodi res aliquando etiam licet raro</text:p>
      <text:p text:style-name="P5">citra uteri gestionem accidit, quum propter remoratus<text:line-break/>men<text:span text:style-name="Default_20_Paragraph_20_Font"><text:span text:style-name="T1">t</text:span></text:span>es venae ad similem repletionem pervenerint, cujus<text:line-break/>nunc affectionis meminit Hippocrates.</text:p>
      <text:h text:style-name="Heading_20_2" text:outline-level="2">XI..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m</text:span></text:span><text:span text:style-name="Default_20_Paragraph_20_Font"><text:span text:style-name="T1">ul</text:span></text:span><text:span text:style-name="Default_20_Paragraph_20_Font"><text:span text:style-name="T8">i</text:span></text:span><text:span text:style-name="Default_20_Paragraph_20_Font"><text:span text:style-name="T1">eribu</text:span></text:span><text:span text:style-name="Default_20_Paragraph_20_Font"><text:span text:style-name="T8">s </text:span></text:span><text:span text:style-name="Default_20_Paragraph_20_Font"><text:span text:style-name="T1">fangu</text:span></text:span><text:span text:style-name="Default_20_Paragraph_20_Font"><text:span text:style-name="T8">is in m</text:span></text:span><text:span text:style-name="Default_20_Paragraph_20_Font"><text:span text:style-name="T1">ammi</text:span></text:span><text:span text:style-name="Default_20_Paragraph_20_Font"><text:span text:style-name="T8">s </text:span></text:span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l</text:span></text:span><text:span text:style-name="Default_20_Paragraph_20_Font"><text:span text:style-name="T8">li</text:span></text:span><text:span text:style-name="Default_20_Paragraph_20_Font"><text:span text:style-name="T1">g</text:span></text:span><text:span text:style-name="Default_20_Paragraph_20_Font"><text:span text:style-name="T8">i</text:span></text:span><text:span text:style-name="Default_20_Paragraph_20_Font"><text:span text:style-name="T1">tur , mania</text:span></text:span><text:span text:style-name="Default_20_Paragraph_20_Font"><text:span text:style-name="T8">m<text:line-break/></text:span></text:span><text:span text:style-name="Default_20_Paragraph_20_Font"><text:span text:style-name="T1">significat.</text:span></text:span></text:p>
      <text:p text:style-name="P4">Quod fanguis quidem in mammas feratur, deinde a<text:line-break/>glandulis illic incumbentibus in lac transmutetur, prae-<text:line-break/>cedente aphorismo scriptis proditum esu Nunc vero quum<text:line-break/>appulsus ad eas sanguis immutabilis remaneat, maniam<text:line-break/>significari pronunciat Hippocrates. Equidem nondum hoc<text:line-break/>accidere vidi, quare fi quando usu veniat, ex itis fuerit<text:line-break/>quae raro eveniunt. Hippocrates autem ac si viderit il-.<text:line-break/>lud, scribit. Quod si verum est, aliquam ejusmodi exi-<text:line-break/>stimare oportet ejus causam existere. Glandularum cum<text:line-break/>omnium tum earum maxime quae mammis insunt exfan-</text:p>
      <text:p text:style-name="P5">guis natura est ac proinde frigida: omne enim exsangue .<text:line-break/>frigidum , ac propterea etiam sanguis eo delati alteratio-<text:line-break/>nem i<text:span text:style-name="Default_20_Paragraph_20_Font"><text:span text:style-name="T1">n</text:span></text:span> frigidius faciunt. Quanto enim hae glandulae<text:line-break/>funt jecoris carne frigidiores, tanto lac est sanguine fri-<text:line-break/>gidius. Quum igitur copiosus simulque frigidus aliquando<text:line-break/>fanguis ex toto corpore sursum ac praecipue in caput fe-<text:line-break/>ratur, ea in furorem maniamve agetur, quoniam caput<text:line-break/>ejusmodi fanguis occupat. Quae vero ipsius. portio in<text:line-break/>mammas cogitur, in contrariam fieri <text:span text:style-name="Default_20_Paragraph_20_Font"><text:span text:style-name="T1">s</text:span></text:span>olitam alle<text:span text:style-name="Default_20_Paragraph_20_Font"><text:span text:style-name="T1">v</text:span></text:span>ationem<text:line-break/>nancisci non poterit ut lac evadat, propter ipsius tum<text:line-break/>fervorem tum abu<text:span text:style-name="Default_20_Paragraph_20_Font"><text:span text:style-name="T1">n</text:span></text:span>dantiam.</text:p>
      <text:h text:style-name="Heading_20_2" text:outline-level="2">XLI.</text:h>
      <text:p text:style-name="P1">Ai <text:span text:style-name="Default_20_Paragraph_20_Font"><text:span text:style-name="T1">nosse vel</text:span></text:span>is <text:span text:style-name="Default_20_Paragraph_20_Font"><text:span text:style-name="T1">an</text:span></text:span> m<text:span text:style-name="Default_20_Paragraph_20_Font"><text:span text:style-name="T1">ul</text:span></text:span>i<text:span text:style-name="Default_20_Paragraph_20_Font"><text:span text:style-name="T1">er conceperit, dorm</text:span></text:span>i<text:span text:style-name="Default_20_Paragraph_20_Font"><text:span text:style-name="T1">turus aquam<text:line-break/>mulsu</text:span></text:span>m <text:span text:style-name="Default_20_Paragraph_20_Font"><text:span text:style-name="T1">potu</text:span></text:span>i <text:span text:style-name="Default_20_Paragraph_20_Font"><text:span text:style-name="T1">da</text:span></text:span>t<text:span text:style-name="Default_20_Paragraph_20_Font"><text:span text:style-name="T1">o ; quod si ventr</text:span></text:span>i<text:span text:style-name="Default_20_Paragraph_20_Font"><text:span text:style-name="T1">s t</text:span></text:span>o<text:span text:style-name="Default_20_Paragraph_20_Font"><text:span text:style-name="T1">r</text:span></text:span>mi<text:span text:style-name="Default_20_Paragraph_20_Font"><text:span text:style-name="T1">n</text:span></text:span>i<text:span text:style-name="Default_20_Paragraph_20_Font"><text:span text:style-name="T1">bu</text:span></text:span>s <text:span text:style-name="Default_20_Paragraph_20_Font"><text:span text:style-name="T1">vexetur,<text:line-break/>concep</text:span></text:span>i<text:span text:style-name="Default_20_Paragraph_20_Font"><text:span text:style-name="T1">t, sin</text:span></text:span> mi<text:span text:style-name="Default_20_Paragraph_20_Font"><text:span text:style-name="T1">nu</text:span></text:span>s, <text:span text:style-name="Default_20_Paragraph_20_Font"><text:span text:style-name="T1">non concep</text:span></text:span>it.</text:p>
      <text:p text:style-name="P3">Tormina fiunt tum propter morsum tum etiam pro-<text:line-break/>pter spiritum flatulentum qui facilem exitum non habet;<text:line-break/>quae tormina fieri etiam iis quae conceperunt mulieribus<text:line-break/>nunc arbitrandum est, propter intestinorum ab olere<text:line-break/>coarctationem. Dat autem aquam mulsam mulieri dormi-<text:line-break/>turae , crudam videlicet. Ea namque flatulenta ad digno-<text:line-break/>tionem opus habet, quippe qui et quiescere et cibis im-<text:line-break/>pleri velit mulierem. Siquidem utrumque ad torminum<text:line-break/>generationem conferti</text:p>
      <text:h text:style-name="Heading_20_2" text:outline-level="2">..<text:tab/>XLH.</text:h>
      <text:p text:style-name="P1">M<text:span text:style-name="Default_20_Paragraph_20_Font"><text:span text:style-name="T1">ul</text:span></text:span>i<text:span text:style-name="Default_20_Paragraph_20_Font"><text:span text:style-name="T1">er grav</text:span></text:span>i<text:span text:style-name="Default_20_Paragraph_20_Font"><text:span text:style-name="T1">da si</text:span></text:span> m<text:span text:style-name="Default_20_Paragraph_20_Font"><text:span text:style-name="T1">are</text:span></text:span>m <text:span text:style-name="Default_20_Paragraph_20_Font"><text:span text:style-name="T1">gestet, pr</text:span></text:span>o<text:span text:style-name="Default_20_Paragraph_20_Font"><text:span text:style-name="T1">be co</text:span></text:span>l<text:span text:style-name="Default_20_Paragraph_20_Font"><text:span text:style-name="T1">orata est; si<text:line-break/></text:span></text:span>femi<text:span text:style-name="Default_20_Paragraph_20_Font"><text:span text:style-name="T1">nam , dec</text:span></text:span>o<text:span text:style-name="Default_20_Paragraph_20_Font"><text:span text:style-name="T1">lor.</text:span></text:span></text:p>
      <text:p text:style-name="P4">Ut mulieris ad fe ipsam, non ad alteram collatae di-<text:line-break/>gnotio ex colore videlicet tum probo tum pravo sumpta,<text:line-break/>ab Hippocrate pronunciata est. Nam quae feminam utero.<text:line-break/>gerit, fe ipsa minus col<text:span text:style-name="Default_20_Paragraph_20_Font"><text:span text:style-name="T1">o</text:span></text:span>rata appa<text:span text:style-name="Default_20_Paragraph_20_Font"><text:span text:style-name="T1">r</text:span></text:span>et, quod mas sit femina</text:p>
      <text:p text:style-name="P5">frigidior. Nunquam vero talis conceptus fuisset, nisi et<text:line-break/>viri femen et mulieris uterus quo concepit tempore fri-<text:line-break/>gidiora fuissent, Quare quod dicitur ex eorum numero<text:line-break/>est, quae saepius eveniunt. Contingit enim mulierem ita<text:line-break/>omnia recte agere post conceptionis tempus ut probe co-<text:line-break/>lorata reddatur. Constat autem alia esse maris concepti<text:line-break/>signa, quales funt frequentes et validi ipsius motus, quae<text:line-break/>tamen neque ipsi signa perpetua funt. Contingit enim<text:line-break/>interdum , licet raro, conceptam feminam mare robustio-<text:line-break/>rem esse multisque ac validis motibus cieri. Contingit<text:line-break/>quoque nonnunquam marem femina imbecilliorem esse<text:line-break/>ac. pauciores debilioresque motus edere.</text:p>
      <text:h text:style-name="Heading_20_2" text:outline-level="2">XLHI.</text:h>
      <text:p text:style-name="Normal"><text:span text:style-name="Default_20_Paragraph_20_Font"><text:span text:style-name="T1">s</text:span></text:span>i m<text:span text:style-name="Default_20_Paragraph_20_Font"><text:span text:style-name="T1">ul</text:span></text:span>i<text:span text:style-name="Default_20_Paragraph_20_Font"><text:span text:style-name="T1">eri praegnan</text:span></text:span>t<text:span text:style-name="Default_20_Paragraph_20_Font"><text:span text:style-name="T1">i</text:span></text:span> i<text:span text:style-name="Default_20_Paragraph_20_Font"><text:span text:style-name="T1">n uter</text:span></text:span>o o<text:span text:style-name="Default_20_Paragraph_20_Font"><text:span text:style-name="T1">b</text:span></text:span>o<text:span text:style-name="Default_20_Paragraph_20_Font"><text:span text:style-name="T1">ria</text:span></text:span>t<text:span text:style-name="Default_20_Paragraph_20_Font"><text:span text:style-name="T1">ur er</text:span></text:span>y<text:span text:style-name="Default_20_Paragraph_20_Font"><text:span text:style-name="T1">sipela</text:span></text:span>s, <text:span text:style-name="Default_20_Paragraph_20_Font"><text:span text:style-name="T1">letale.</text:span></text:span></text:p>
      <text:p text:style-name="P3">Itaque siclum erysipelas in gravidae mulieris . utero<text:line-break/>co<text:span text:style-name="Default_20_Paragraph_20_Font"><text:span text:style-name="T1">n</text:span></text:span>stitutum cenfet esse letale vel etiam proprie dictam<text:line-break/>phlegmonem. Foetum enim, facto in utero erysipelate,<text:line-break/>necessario interiturum esse, manifestum esu Quandoqui-<text:line-break/>dem et acutae febres sine erysipelate multoties ap<text:span text:style-name="Default_20_Paragraph_20_Font"><text:span text:style-name="T1">i</text:span></text:span>um per—<text:line-break/>imunt, An vero utero inflammationem patiente possit<text:line-break/>aliquando vivere , digna quaestione res est.</text:p>
      <text:h text:style-name="Heading_20_2" text:outline-level="2">XI.IV.</text:h>
      <text:p text:style-name="P1"><text:span text:style-name="Default_20_Paragraph_20_Font"><text:span text:style-name="T1">Quae praeter naturam tenue</text:span></text:span>s <text:span text:style-name="Default_20_Paragraph_20_Font"><text:span text:style-name="T1">utero gerun</text:span></text:span>t, <text:span text:style-name="Default_20_Paragraph_20_Font"><text:span text:style-name="T1">abortiant<text:line-break/>pr</text:span></text:span>i<text:span text:style-name="Default_20_Paragraph_20_Font"><text:span text:style-name="T1">u</text:span></text:span>s<text:span text:style-name="Default_20_Paragraph_20_Font"><text:span text:style-name="T1">qua</text:span></text:span>m <text:span text:style-name="Default_20_Paragraph_20_Font"><text:span text:style-name="T1">cra/st</text:span></text:span>o<text:span text:style-name="Default_20_Paragraph_20_Font"><text:span text:style-name="T1">re</text:span></text:span>s <text:span text:style-name="Default_20_Paragraph_20_Font"><text:span text:style-name="T1">e</text:span></text:span>v<text:span text:style-name="Default_20_Paragraph_20_Font"><text:span text:style-name="T1">aser</text:span></text:span>i<text:span text:style-name="Default_20_Paragraph_20_Font"><text:span text:style-name="T1">nt.</text:span></text:span></text:p>
      <text:p text:style-name="P4">Tribus modis libri hujus <text:span text:style-name="Default_20_Paragraph_20_Font"><text:span text:style-name="T1">i</text:span></text:span>nterpretes propositi apho-<text:line-break/>rifmi <text:span text:style-name="Default_20_Paragraph_20_Font"><text:span text:style-name="T1">t</text:span></text:span>en<text:span text:style-name="Default_20_Paragraph_20_Font"><text:span text:style-name="T1">t</text:span></text:span>um acceperunt. Quidam enim arbitrantur ipsas<text:line-break/>omnino abortiv<text:span text:style-name="Default_20_Paragraph_20_Font"><text:span text:style-name="T1">o</text:span></text:span>; quidam vero, si neque crassesc<text:span text:style-name="Default_20_Paragraph_20_Font"><text:span text:style-name="T1">u</text:span></text:span>nt, ne-<text:line-break/>que reficiantur, fed emaciatae atque attenuatae permaneant;<text:line-break/>nonnulli denique quum ic<text:span text:style-name="Default_20_Paragraph_20_Font"><text:span text:style-name="T1">t</text:span></text:span>ae reficiantur, tum maxime eas<text:line-break/>ab<text:span text:style-name="Default_20_Paragraph_20_Font"><text:span text:style-name="T1">o</text:span></text:span>rtivo, quod praedictis minus probabile esse videtur.</text:p>
      <text:p text:style-name="P5">Verumtamen ita Numesianus exposuit, de iis pronuncia-<text:line-break/>tum esse aphorismum affirmans quae praeter naturam ex-<text:line-break/>tenuatae sunt, quasque prius refici, deinde gravidari opor-<text:line-break/>teat; sed quum ^priusquam sint -refocillatae concipere<text:line-break/>praeoccupant, eas ait refici non posse, quod sanguis ad<text:line-break/>foetus nutricationem fuppeditandus ad gravidae ipsius<text:line-break/>nutritionem rapiatur. Quare pacta ratione fetus sufficienti<text:line-break/>egens alimento enecatur. Sed et illud <text:span text:style-name="Default_20_Paragraph_20_Font"><text:span text:style-name="T1">prae</text:span></text:span>t<text:span text:style-name="Default_20_Paragraph_20_Font"><text:span text:style-name="T1">er naturam<text:line-break/></text:span></text:span>t<text:span text:style-name="Default_20_Paragraph_20_Font"><text:span text:style-name="T1">enue</text:span></text:span>s quidam .sicut Numesianus interpretati sunt, ut<text:line-break/>praeter naturam gravida mulier attenuata sit. Quidam<text:line-break/>vero per exsuperantiam dicunt significari, volente Hippo-<text:line-break/>crate nobis indicare mediocriter extenuatas id non ex<text:line-break/>necessitate pati , fed admodum ernaciatas. Utraque autem<text:line-break/>expositio fua quadam ratione nititur.</text:p>
      <text:h text:style-name="Heading_20_2" text:outline-level="2">XLV.</text:h>
      <text:p text:style-name="Normal"><text:span text:style-name="Default_20_Paragraph_20_Font"><text:span text:style-name="T1">Quae ver</text:span></text:span>o m<text:span text:style-name="Default_20_Paragraph_20_Font"><text:span text:style-name="T1">ed</text:span></text:span>io<text:span text:style-name="Default_20_Paragraph_20_Font"><text:span text:style-name="T1">cr</text:span></text:span>i<text:span text:style-name="Default_20_Paragraph_20_Font"><text:span text:style-name="T1">ter c</text:span></text:span>o<text:span text:style-name="Default_20_Paragraph_20_Font"><text:span text:style-name="T1">rpulentae fa</text:span></text:span>t<text:span text:style-name="Default_20_Paragraph_20_Font"><text:span text:style-name="T1">u</text:span></text:span>s <text:span text:style-name="Default_20_Paragraph_20_Font"><text:span text:style-name="T1">b</text:span></text:span>im<text:span text:style-name="Default_20_Paragraph_20_Font"><text:span text:style-name="T1">estre</text:span></text:span>s <text:span text:style-name="Default_20_Paragraph_20_Font"><text:span text:style-name="T1">et tri-<text:line-break/>mestre</text:span></text:span>s <text:span text:style-name="Default_20_Paragraph_20_Font"><text:span text:style-name="T1">c</text:span></text:span>i<text:span text:style-name="Default_20_Paragraph_20_Font"><text:span text:style-name="T1">tra causa</text:span></text:span>m m<text:span text:style-name="Default_20_Paragraph_20_Font"><text:span text:style-name="T1">anisustam aborti</text:span></text:span>a<text:span text:style-name="Default_20_Paragraph_20_Font"><text:span text:style-name="T1">nt, </text:span></text:span>iis <text:span text:style-name="Default_20_Paragraph_20_Font"><text:span text:style-name="T1">uteri</text:span></text:span></text:p>
      <text:p text:style-name="P5"><text:span text:style-name="Default_20_Paragraph_20_Font"><text:span text:style-name="T1">acetabula</text:span></text:span> m<text:span text:style-name="Default_20_Paragraph_20_Font"><text:span text:style-name="T1">uco</text:span></text:span>ris <text:span text:style-name="Default_20_Paragraph_20_Font"><text:span text:style-name="T1">plena sunt, neque prae p</text:span></text:span>o<text:span text:style-name="Default_20_Paragraph_20_Font"><text:span text:style-name="T1">ndere satum<text:line-break/>continere po/sunt,sied abrumpun</text:span></text:span>t<text:span text:style-name="Default_20_Paragraph_20_Font"><text:span text:style-name="T1">ur.</text:span></text:span></text:p>
      <text:p text:style-name="P4">Citra causam .evidentem , hoc est absque febre vehe-<text:line-break/>mente vel alvi fluxione vel sangui<text:span text:style-name="Default_20_Paragraph_20_Font"><text:span text:style-name="T1">n</text:span></text:span>is profluvio vel erysi-.<text:line-break/>palate lu ipso utero constituto vel gravidae mulieris falto<text:line-break/>vehementiore vel clamore vel moestitia vel excandescen-<text:line-break/>fla vel metu vel victu parciore vel alterius cujusdam rei<text:line-break/>similis actione vel passione. Vero namque simile est i<text:span text:style-name="Default_20_Paragraph_20_Font"><text:span text:style-name="T1">n<text:line-break/></text:span></text:span>his mncofae pituitae plena esse ora valorum ad uterum<text:line-break/>procedentium, ex quibus fecundae pendent, quae sa<text:span text:style-name="Default_20_Paragraph_20_Font"><text:span text:style-name="T1">n</text:span></text:span>e<text:line-break/>ora cotyledo<text:span text:style-name="Default_20_Paragraph_20_Font"><text:span text:style-name="T1">n</text:span></text:span>as appellavit, non ut quorumdam est fen-<text:line-break/>tentis, adnatae ipsis carnes glandulofas. Nam ipse quo-<text:line-break/>que primo de mulierum affectibus ait, si cotyledones pi-<text:line-break/>tuita refertae fuerint, pauciora fluunt menstrua. Praxa-<text:line-break/>goras etiam de naturalibus primo, cotyledones, inquit, ora<text:line-break/>funt venarum et arteriarum quae ad uterum feruntur.</text:p>
      <text:h text:style-name="P55" text:outline-level="2">XLVI.</text:h>
      <text:p text:style-name="P1"><text:span text:style-name="Default_20_Paragraph_20_Font"><text:span text:style-name="T1">Quae praeter natura</text:span></text:span><text:span text:style-name="Default_20_Paragraph_20_Font"><text:span text:style-name="T8">m </text:span></text:span><text:span text:style-name="Default_20_Paragraph_20_Font"><text:span text:style-name="T1">erosae</text:span></text:span><text:span text:style-name="Default_20_Paragraph_20_Font"><text:span text:style-name="T8"> i</text:span></text:span><text:span text:style-name="Default_20_Paragraph_20_Font"><text:span text:style-name="T1">n utero non conc</text:span></text:span><text:span text:style-name="Default_20_Paragraph_20_Font"><text:span text:style-name="T8">i</text:span></text:span><text:span text:style-name="Default_20_Paragraph_20_Font"><text:span text:style-name="T1">piunt,<text:line-break/>i</text:span></text:span><text:span text:style-name="Default_20_Paragraph_20_Font"><text:span text:style-name="T8">is o</text:span></text:span><text:span text:style-name="Default_20_Paragraph_20_Font"><text:span text:style-name="T1">mentum</text:span></text:span><text:span text:style-name="Default_20_Paragraph_20_Font"><text:span text:style-name="T8"> os </text:span></text:span><text:span text:style-name="Default_20_Paragraph_20_Font"><text:span text:style-name="T1">uter</text:span></text:span><text:span text:style-name="Default_20_Paragraph_20_Font"><text:span text:style-name="T8">i </text:span></text:span><text:span text:style-name="Default_20_Paragraph_20_Font"><text:span text:style-name="T1">comp</text:span></text:span><text:span text:style-name="Default_20_Paragraph_20_Font"><text:span text:style-name="T8">rim</text:span></text:span><text:span text:style-name="Default_20_Paragraph_20_Font"><text:span text:style-name="T1">it, neque priu</text:span></text:span><text:span text:style-name="Default_20_Paragraph_20_Font"><text:span text:style-name="T8">s</text:span></text:span><text:span text:style-name="Default_20_Paragraph_20_Font"><text:span text:style-name="T1">quam ex-<text:line-break/>tenuentur praegnante</text:span></text:span><text:span text:style-name="Default_20_Paragraph_20_Font"><text:span text:style-name="T8">s </text:span></text:span><text:span text:style-name="Default_20_Paragraph_20_Font"><text:span text:style-name="T1">esu</text:span></text:span><text:span text:style-name="Default_20_Paragraph_20_Font"><text:span text:style-name="T8">ri</text:span></text:span><text:span text:style-name="Default_20_Paragraph_20_Font"><text:span text:style-name="T1">untur.</text:span></text:span></text:p>
      <text:p text:style-name="P4">Verba praeter naturam duobus etiam his modis acci-<text:line-break/>piunt. Quidam enim ea praeter modum significari arbi-<text:line-break/>trantur, quidam vero praeter ipsius mulieris gravidae na-<text:line-break/>turum. Verior est prior acceptio. Nam ab omenti pin-<text:line-break/>guedine os uteri comprimitur et coarctatur mulieribus<text:line-break/>fupra modum crassis. os amem nunc appellat internam<text:line-break/>uteri partem, ubi uterus desinit et ipsius cervix incipit,<text:line-break/>quod magis proprie os uteri nuncupatur: nam alterum<text:line-break/>cervicis extremum quod mulieris pudendo committitur,<text:line-break/>non uteri, fed ipsius - cervicis os merito vocaretur.-</text:p>
      <text:h text:style-name="P55" text:outline-level="2"><text:bookmark-start text:name="bookmark114"/><text:span text:style-name="Default_20_Paragraph_20_Font">XI.VII.</text:span><text:bookmark-end text:name="bookmark114"/></text:h>
      <text:p text:style-name="P23"><text:span text:style-name="Default_20_Paragraph_20_Font"><text:span text:style-name="T1">si u</text:span></text:span><text:span text:style-name="Default_20_Paragraph_20_Font"><text:span text:style-name="T8">t</text:span></text:span><text:span text:style-name="Default_20_Paragraph_20_Font"><text:span text:style-name="T1">erus qua parte ad c</text:span></text:span><text:span text:style-name="Default_20_Paragraph_20_Font"><text:span text:style-name="T8">o</text:span></text:span><text:span text:style-name="Default_20_Paragraph_20_Font"><text:span text:style-name="T1">xam incumb</text:span></text:span><text:span text:style-name="Default_20_Paragraph_20_Font"><text:span text:style-name="T8">i</text:span></text:span><text:span text:style-name="Default_20_Paragraph_20_Font"><text:span text:style-name="T1">t suppuraveri</text:span></text:span><text:span text:style-name="Default_20_Paragraph_20_Font"><text:span text:style-name="T8">t,<text:line-break/></text:span></text:span><text:span text:style-name="Default_20_Paragraph_20_Font"><text:span text:style-name="T1">eum concerptis l</text:span></text:span><text:span text:style-name="Default_20_Paragraph_20_Font"><text:span text:style-name="T8">i</text:span></text:span><text:span text:style-name="Default_20_Paragraph_20_Font"><text:span text:style-name="T1">na</text:span></text:span><text:span text:style-name="Default_20_Paragraph_20_Font"><text:span text:style-name="T8">m</text:span></text:span><text:span text:style-name="Default_20_Paragraph_20_Font"><text:span text:style-name="T1">ent</text:span></text:span><text:span text:style-name="Default_20_Paragraph_20_Font"><text:span text:style-name="T8">i</text:span></text:span><text:span text:style-name="Default_20_Paragraph_20_Font"><text:span text:style-name="T1">s curat</text:span></text:span><text:span text:style-name="Default_20_Paragraph_20_Font"><text:span text:style-name="T8">i.<text:tab/>-.a..oro</text:span></text:span><text:span text:style-name="Default_20_Paragraph_20_Font"><text:span text:style-name="T1">. i</text:span></text:span></text:p>
      <text:p text:style-name="P4">Uterum qui eam quae per linamenta fit curationem<text:line-break/>postulat linamentarium appellarit. Qui vero uterus fup-<text:line-break/>puraverit ac praesertim extrorsirm propenderit, nunc enim<text:line-break/>hoc demonstrare videtur, tali eum necessario curatione<text:line-break/>opus habiturum esse non abditum esu</text:p>
      <text:p text:style-name="Normal">——— -erui</text:p>
      <text:h text:style-name="Heading_20_2" text:outline-level="2"><text:bookmark-start text:name="bookmark116"/><text:span text:style-name="Default_20_Paragraph_20_Font">XLVI1I.</text:span><text:bookmark-end text:name="bookmark116"/></text:h>
      <text:p text:style-name="P1"><text:span text:style-name="Default_20_Paragraph_20_Font"><text:span text:style-name="T1">fic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mare</text:span></text:span><text:span text:style-name="Default_20_Paragraph_20_Font"><text:span text:style-name="T8">s i</text:span></text:span><text:span text:style-name="Default_20_Paragraph_20_Font"><text:span text:style-name="T1">n dex</text:span></text:span><text:span text:style-name="Default_20_Paragraph_20_Font"><text:span text:style-name="T8">t</text:span></text:span><text:span text:style-name="Default_20_Paragraph_20_Font"><text:span text:style-name="T1">r</text:span></text:span><text:span text:style-name="Default_20_Paragraph_20_Font"><text:span text:style-name="T8">is, </text:span></text:span><text:span text:style-name="Default_20_Paragraph_20_Font"><text:span text:style-name="T1">sen</text:span></text:span><text:span text:style-name="Default_20_Paragraph_20_Font"><text:span text:style-name="T8">t</text:span></text:span><text:span text:style-name="Default_20_Paragraph_20_Font"><text:span text:style-name="T1">inae in sin</text:span></text:span><text:span text:style-name="Default_20_Paragraph_20_Font"><text:span text:style-name="T8">i</text:span></text:span><text:span text:style-name="Default_20_Paragraph_20_Font"><text:span text:style-name="T1">stri</text:span></text:span><text:span text:style-name="Default_20_Paragraph_20_Font"><text:span text:style-name="T8">s </text:span></text:span><text:span text:style-name="Default_20_Paragraph_20_Font"><text:span text:style-name="T1">u</text:span></text:span><text:span text:style-name="Default_20_Paragraph_20_Font"><text:span text:style-name="T8">t</text:span></text:span><text:span text:style-name="Default_20_Paragraph_20_Font"><text:span text:style-name="T1">er</text:span></text:span><text:span text:style-name="Default_20_Paragraph_20_Font"><text:span text:style-name="T8">i </text:span></text:span><text:span text:style-name="Default_20_Paragraph_20_Font"><text:span text:style-name="T1">par</text:span></text:span><text:span text:style-name="Default_20_Paragraph_20_Font"><text:span text:style-name="T8">t</text:span></text:span><text:span text:style-name="Default_20_Paragraph_20_Font"><text:span text:style-name="T1">ibu</text:span></text:span><text:span text:style-name="Default_20_Paragraph_20_Font"><text:span text:style-name="T8">s<text:line-break/></text:span></text:span><text:span text:style-name="Default_20_Paragraph_20_Font"><text:span text:style-name="T1">magi</text:span></text:span><text:span text:style-name="Default_20_Paragraph_20_Font"><text:span text:style-name="T8">s </text:span></text:span><text:span text:style-name="Default_20_Paragraph_20_Font"><text:span text:style-name="T1">gestantur.</text:span></text:span></text:p>
      <text:p text:style-name="P4">Quod propter temperamentum protinus ab initio ca.:<text:line-break/>fidius masiculus fetus generetur in commentariis de fe-<text:line-break/>mine a nobis demonstratum esu Calidior temperatio feti-<text:line-break/>bus etiam oboritur maxime vero ob locum, hoc est dex-</text:p>
      <text:p text:style-name="P5">tram uteri partem; haec autem protinus ob hepatis vici-<text:line-break/>usam calidior existit. Ad ejusdem fetus caliditatem ali-<text:line-break/>quid confert muliebre quoque femen ex propriis testiculis<text:line-break/>per utraque cornua profusum , partim in dextrum uteri<text:line-break/>sinum, partim in sinistrum, quod est dissimile, ut boe quo-<text:line-break/>que demonstravimus. Si igitur ferosius sit atque frigidius<text:line-break/>quod in sinistro testiculo continetur femen, ea ratione<text:line-break/>conceptus laeva uteri parte constitutus ab initio statim<text:line-break/>frigidior evadit. Porro de his omnibus quinto anatomi-<text:line-break/>corum Hippocratis libro abunde diximus.</text:p>
      <text:h text:style-name="Heading_20_2" text:outline-level="2">XL1X.</text:h>
      <text:p text:style-name="P1"><text:span text:style-name="Default_20_Paragraph_20_Font"><text:span text:style-name="T8">A</text:span></text:span><text:span text:style-name="Default_20_Paragraph_20_Font"><text:span text:style-name="T1">d secundarum elapsum sternu</text:span></text:span><text:span text:style-name="Default_20_Paragraph_20_Font"><text:span text:style-name="T8">t</text:span></text:span><text:span text:style-name="Default_20_Paragraph_20_Font"><text:span text:style-name="T1">ator</text:span></text:span><text:span text:style-name="Default_20_Paragraph_20_Font"><text:span text:style-name="T8">i</text:span></text:span><text:span text:style-name="Default_20_Paragraph_20_Font"><text:span text:style-name="T1">o ad</text:span></text:span><text:span text:style-name="Default_20_Paragraph_20_Font"><text:span text:style-name="T8">m</text:span></text:span><text:span text:style-name="Default_20_Paragraph_20_Font"><text:span text:style-name="T1">oto nare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o</text:span></text:span><text:span text:style-name="Default_20_Paragraph_20_Font"><text:span text:style-name="T8">s<text:line-break/></text:span></text:span><text:span text:style-name="Default_20_Paragraph_20_Font"><text:span text:style-name="T1">compr</text:span></text:span><text:span text:style-name="Default_20_Paragraph_20_Font"><text:span text:style-name="T8">im</text:span></text:span><text:span text:style-name="Default_20_Paragraph_20_Font"><text:span text:style-name="T1">ere opor</text:span></text:span><text:span text:style-name="Default_20_Paragraph_20_Font"><text:span text:style-name="T8">t</text:span></text:span><text:span text:style-name="Default_20_Paragraph_20_Font"><text:span text:style-name="T1">et.</text:span></text:span></text:p>
      <text:p text:style-name="P4">Cum accentu circumflexo ultima <text:span text:style-name="Default_20_Paragraph_20_Font"><text:span text:style-name="T13">ύστερῶν</text:span></text:span><text:span text:style-name="Default_20_Paragraph_20_Font"><text:span text:style-name="T9"> </text:span></text:span>fyllaba le-<text:line-break/>ge<text:span text:style-name="Default_20_Paragraph_20_Font"><text:span text:style-name="T1">n</text:span></text:span>da non est; fed cum gravi <text:span text:style-name="Default_20_Paragraph_20_Font"><text:span text:style-name="T13">ύστέρων</text:span></text:span><text:span text:style-name="Default_20_Paragraph_20_Font"><text:span text:style-name="T9">. </text:span></text:span>Non enim Pane</text:p>
      <text:p text:style-name="P5">ipsos veros , fed choria atque fecundas vocatas contentio<text:line-break/>sternntatoriis medicamentis concitata excidere vult.</text:p>
      <text:h text:style-name="P58" text:outline-level="2"><text:span text:style-name="Default_20_Paragraph_20_Font"><text:span text:style-name="T8">L. </text:span></text:span><text:span text:style-name="Default_20_Paragraph_20_Font"><text:span text:style-name="T1">l</text:span></text:span></text:h>
      <text:p text:style-name="Normal"><text:span text:style-name="Default_20_Paragraph_20_Font"><text:span text:style-name="T1"><text:line-break/>s</text:span></text:span><text:span text:style-name="Default_20_Paragraph_20_Font"><text:span text:style-name="T8">i </text:span></text:span><text:span text:style-name="Default_20_Paragraph_20_Font"><text:span text:style-name="T1">mul</text:span></text:span>i<text:span text:style-name="Default_20_Paragraph_20_Font"><text:span text:style-name="T1">er</text:span></text:span><text:span text:style-name="Default_20_Paragraph_20_Font"><text:span text:style-name="T8">i </text:span></text:span><text:span text:style-name="Default_20_Paragraph_20_Font"><text:span text:style-name="T1">menstrua veli</text:span></text:span><text:span text:style-name="Default_20_Paragraph_20_Font"><text:span text:style-name="T8">s </text:span></text:span><text:span text:style-name="Default_20_Paragraph_20_Font"><text:span text:style-name="T1">sistere, cucurb</text:span></text:span><text:span text:style-name="Default_20_Paragraph_20_Font"><text:span text:style-name="T8">it</text:span></text:span><text:span text:style-name="Default_20_Paragraph_20_Font"><text:span text:style-name="T1">ulam quam</text:span></text:span><text:span text:style-name="Default_20_Paragraph_20_Font"><text:span text:style-name="T8"> m</text:span></text:span><text:span text:style-name="Default_20_Paragraph_20_Font"><text:span text:style-name="T1">a-<text:line-break/>x</text:span></text:span><text:span text:style-name="Default_20_Paragraph_20_Font"><text:span text:style-name="T8">i</text:span></text:span><text:span text:style-name="Default_20_Paragraph_20_Font"><text:span text:style-name="T1">mam ma</text:span></text:span><text:span text:style-name="Default_20_Paragraph_20_Font"><text:span text:style-name="T8">m</text:span></text:span><text:span text:style-name="Default_20_Paragraph_20_Font"><text:span text:style-name="T1">mi</text:span></text:span><text:span text:style-name="Default_20_Paragraph_20_Font"><text:span text:style-name="T8">s </text:span></text:span><text:span text:style-name="Default_20_Paragraph_20_Font"><text:span text:style-name="T1">admove.<text:line-break/></text:span></text:span>t —.—</text:p>
      <text:p text:style-name="P4">Quemadmodum menstruorum parcius aut omnino non<text:line-break/>fluentium curationem supra docuit Hippocrates, sic etiam<text:line-break/>nunc ipforum ultra modum prodeuntium sistendi metbo-<text:line-break/>dum tradit, amplam lubens cucurbitulam nos mammis<text:line-break/>admovere. Verum non iu mammis ipsis, fed infra ipsas<text:line-break/>cucurbitulam ipfam affigere qua maxime .parte venae ex-<text:line-break/>partibus inferioribus ad ni<text:span text:style-name="Default_20_Paragraph_20_Font"><text:span text:style-name="T1">t</text:span></text:span>as efferuntur. Proipdeque non-<text:line-break/>nulli scribunt <text:span text:style-name="Default_20_Paragraph_20_Font"><text:span text:style-name="T1">cucurbi</text:span></text:span>t<text:span text:style-name="Default_20_Paragraph_20_Font"><text:span text:style-name="T1">ulam qua</text:span></text:span>m <text:span text:style-name="Default_20_Paragraph_20_Font"><text:span text:style-name="T1">max</text:span></text:span>i<text:span text:style-name="Default_20_Paragraph_20_Font"><text:span text:style-name="T1">mam sub</text:span></text:span> m<text:span text:style-name="Default_20_Paragraph_20_Font"><text:span text:style-name="T1">a</text:span></text:span>m<text:span text:style-name="Default_20_Paragraph_20_Font"><text:span text:style-name="T1">mi</text:span></text:span>s<text:line-break/><text:span text:style-name="Default_20_Paragraph_20_Font"><text:span text:style-name="T1">del</text:span></text:span>i<text:span text:style-name="Default_20_Paragraph_20_Font"><text:span text:style-name="T1">ge. </text:span></text:span>Quam maximam vero vult esse cucurbitulam, quo</text:p>
      <text:p text:style-name="P5">vehementiorem ab utero sursum revulsionem efficiat, per<text:line-break/>communes id venas machinatus.</text:p>
      <text:h text:style-name="Heading_20_2" text:outline-level="2">LI.</text:h>
      <text:p text:style-name="Normal">tali <text:span text:style-name="Default_20_Paragraph_20_Font"><text:span text:style-name="T1">uter</text:span></text:span>o <text:span text:style-name="Default_20_Paragraph_20_Font"><text:span text:style-name="T1">gerun</text:span></text:span>t, i<text:span text:style-name="Default_20_Paragraph_20_Font"><text:span text:style-name="T1">i</text:span></text:span>s os <text:span text:style-name="Default_20_Paragraph_20_Font"><text:span text:style-name="T1">u</text:span></text:span>t<text:span text:style-name="Default_20_Paragraph_20_Font"><text:span text:style-name="T1">er</text:span></text:span>i <text:span text:style-name="Default_20_Paragraph_20_Font"><text:span text:style-name="T1">connivet.</text:span></text:span></text:p>
      <text:p text:style-name="P4">Hac maximum est mulieris quae concepit indicium<text:line-break/>si digito immisso obstetrix os uteri potuerit attingere.<text:line-break/>Nam ubi primum uterus intra se semen concepit, nniver--<text:line-break/>Iam capacitatem suam contrahit osque claudit. Unietur<text:line-break/>tamen propter inflammationem etiam et scirrhum arctari<text:line-break/>os uteri. Id vero ipsius duritie distingues.</text:p>
      <text:h text:style-name="Heading_20_2" text:outline-level="2">LU.</text:h>
      <text:p text:style-name="P1"><text:span text:style-name="Default_20_Paragraph_20_Font"><text:span text:style-name="T1">Mul</text:span></text:span>i<text:span text:style-name="Default_20_Paragraph_20_Font"><text:span text:style-name="T1">eri utero gerent</text:span></text:span>i <text:span text:style-name="Default_20_Paragraph_20_Font"><text:span text:style-name="T1">si lac copiosu</text:span></text:span>m. <text:span text:style-name="Default_20_Paragraph_20_Font"><text:span text:style-name="T1">e</text:span></text:span> m<text:span text:style-name="Default_20_Paragraph_20_Font"><text:span text:style-name="T1">amm</text:span></text:span>is -<text:span text:style-name="Default_20_Paragraph_20_Font"><text:span text:style-name="T1">efuuat,<text:line-break/></text:span></text:span>sut<text:span text:style-name="Default_20_Paragraph_20_Font"><text:span text:style-name="T1">u</text:span></text:span>m im<text:span text:style-name="Default_20_Paragraph_20_Font"><text:span text:style-name="T1">bec</text:span></text:span>il<text:span text:style-name="Default_20_Paragraph_20_Font"><text:span text:style-name="T1">lum significat. Quod si sol</text:span></text:span>i<text:span text:style-name="Default_20_Paragraph_20_Font"><text:span text:style-name="T1">dae</text:span></text:span> m<text:span text:style-name="Default_20_Paragraph_20_Font"><text:span text:style-name="T1">a</text:span></text:span>m<text:span text:style-name="Default_20_Paragraph_20_Font"><text:span text:style-name="T1">mae<text:line-break/>suer</text:span></text:span>i<text:span text:style-name="Default_20_Paragraph_20_Font"><text:span text:style-name="T1">nt, valen</text:span></text:span>tio<text:span text:style-name="Default_20_Paragraph_20_Font"><text:span text:style-name="T1">rem su</text:span></text:span>t<text:span text:style-name="Default_20_Paragraph_20_Font"><text:span text:style-name="T1">u</text:span></text:span>m .i<text:span text:style-name="Default_20_Paragraph_20_Font"><text:span text:style-name="T1">nd</text:span></text:span>i<text:span text:style-name="Default_20_Paragraph_20_Font"><text:span text:style-name="T1">cant.</text:span></text:span></text:p>
      <text:p text:style-name="P3">Eo nimirum tempore lac fluit, quibus fluere confpi-<text:line-break/>cicur, quo natura fert in gravidis procreari. Non enim<text:line-break/>rane primis mensibus procreatur. -Quod autem omnino<text:line-break/>fluat nec intus maneat, hoc propterea fit, quia copiosius<text:line-break/>colligitur. Copiosius autem colligitur oppletis uberius<text:line-break/>venis mammarum cum utero communitatem habentibus.<text:line-break/>Sed multo magis implentur, quum fetus paucum assumit.<text:line-break/>Hoc ipfum ob ejusdem conceptus imbecillitatem accidit.<text:line-break/>Constat igitur neque in mulieribus gravidis mammas te-<text:line-break/>nues, quemadmodum in minime praegnantibus necessario<text:line-break/>apparere, hoc enim signum sanguinis penuriam prodit<text:line-break/>proptereaque fetum fame contabescere, neque adeo plenas,<text:line-break/>ut lac effluat , steti tantopere attolli, ut stolidae tangentibus<text:line-break/>appareant. Media namque haec est inter duras digito<text:line-break/>obnitentes, propter nimiam repletionem, et molles ac laxas,<text:line-break/>ob sanguinis inopiam. Quare merito hoc signum celebrat<text:line-break/>Hippocrates, ut quod neque fetum imbecillum esse ne-<text:line-break/>que alimentum ipsi deficere indicet.</text:p>
      <text:h text:style-name="P55" text:outline-level="2">LUI.</text:h>
      <text:p text:style-name="P1"><text:span text:style-name="Default_20_Paragraph_20_Font"><text:span text:style-name="T1">Quae fetus corrup</text:span></text:span>t<text:span text:style-name="Default_20_Paragraph_20_Font"><text:span text:style-name="T1">urus si</text:span></text:span>i<text:span text:style-name="Default_20_Paragraph_20_Font"><text:span text:style-name="T1">nt, i</text:span></text:span>is <text:span text:style-name="Default_20_Paragraph_20_Font"><text:span text:style-name="T1">mammae extenuan</text:span></text:span>t<text:span text:style-name="Default_20_Paragraph_20_Font"><text:span text:style-name="T1">ur.<text:line-break/>Quod si c</text:span></text:span>o<text:span text:style-name="Default_20_Paragraph_20_Font"><text:span text:style-name="T1">ntra durae evaserint, d</text:span></text:span>o<text:span text:style-name="Default_20_Paragraph_20_Font"><text:span text:style-name="T1">lor eri</text:span></text:span>t <text:span text:style-name="Default_20_Paragraph_20_Font"><text:span text:style-name="T1">au</text:span></text:span>t i<text:span text:style-name="Default_20_Paragraph_20_Font"><text:span text:style-name="T1">n mam-<text:line-break/>m</text:span></text:span>is <text:span text:style-name="Default_20_Paragraph_20_Font"><text:span text:style-name="T1">aut</text:span></text:span> i<text:span text:style-name="Default_20_Paragraph_20_Font"><text:span text:style-name="T1">n cox</text:span></text:span>is <text:span text:style-name="Default_20_Paragraph_20_Font"><text:span text:style-name="T1">aut</text:span></text:span> i<text:span text:style-name="Default_20_Paragraph_20_Font"><text:span text:style-name="T1">n</text:span></text:span> o<text:span text:style-name="Default_20_Paragraph_20_Font"><text:span text:style-name="T1">cul</text:span></text:span>is <text:span text:style-name="Default_20_Paragraph_20_Font"><text:span text:style-name="T1">aut</text:span></text:span> i<text:span text:style-name="Default_20_Paragraph_20_Font"><text:span text:style-name="T1">n gen</text:span></text:span>i<text:span text:style-name="Default_20_Paragraph_20_Font"><text:span text:style-name="T1">bu</text:span></text:span>s, <text:span text:style-name="Default_20_Paragraph_20_Font"><text:span text:style-name="T1">neque<text:line-break/></text:span></text:span>fatum <text:span text:style-name="Default_20_Paragraph_20_Font"><text:span text:style-name="T1">corrumpun</text:span></text:span>t.</text:p>
      <text:p text:style-name="P4">Supra effatus est: <text:span text:style-name="Default_20_Paragraph_20_Font"><text:span text:style-name="T1">mu</text:span></text:span>li<text:span text:style-name="Default_20_Paragraph_20_Font"><text:span text:style-name="T1">er</text:span></text:span>i <text:span text:style-name="Default_20_Paragraph_20_Font"><text:span text:style-name="T1">utero geren</text:span></text:span>t<text:span text:style-name="Default_20_Paragraph_20_Font"><text:span text:style-name="T1">i si mam</text:span></text:span>m<text:span text:style-name="Default_20_Paragraph_20_Font"><text:span text:style-name="T1">ae<text:line-break/>derepente ex</text:span></text:span>t<text:span text:style-name="Default_20_Paragraph_20_Font"><text:span text:style-name="T1">enuentur, </text:span></text:span>in<text:span text:style-name="Default_20_Paragraph_20_Font"><text:span text:style-name="T1">su ab</text:span></text:span>o<text:span text:style-name="Default_20_Paragraph_20_Font"><text:span text:style-name="T1">rt</text:span></text:span>i<text:span text:style-name="Default_20_Paragraph_20_Font"><text:span text:style-name="T1">t. </text:span></text:span>Edixerat quoque: .<text:line-break/><text:span text:style-name="Default_20_Paragraph_20_Font"><text:span text:style-name="T1">si altera ma</text:span></text:span>m<text:span text:style-name="Default_20_Paragraph_20_Font"><text:span text:style-name="T1">ma ex</text:span></text:span>t<text:span text:style-name="Default_20_Paragraph_20_Font"><text:span text:style-name="T1">enuetur gemello</text:span></text:span>s <text:span text:style-name="Default_20_Paragraph_20_Font"><text:span text:style-name="T1">uter</text:span></text:span>o <text:span text:style-name="Default_20_Paragraph_20_Font"><text:span text:style-name="T1">gerent</text:span></text:span>i, <text:span text:style-name="Default_20_Paragraph_20_Font"><text:span text:style-name="T1">alte-<text:line-break/>r</text:span></text:span>i<text:span text:style-name="Default_20_Paragraph_20_Font"><text:span text:style-name="T1">u</text:span></text:span>s <text:span text:style-name="Default_20_Paragraph_20_Font"><text:span text:style-name="T1">abortus sequ</text:span></text:span>it<text:span text:style-name="Default_20_Paragraph_20_Font"><text:span text:style-name="T1">ur. </text:span></text:span>Nunc vero commutato consequutio-<text:line-break/>nis ordine non a signis, fed ab ipsis mulieribus fetum<text:line-break/>corrumpentibus duxit exordium, quum ipsis mammas ex-<text:line-break/>tenuatas enunciat praecedere, Non est autem omnino<text:line-break/>idem, quum mammas extenuatas sequi corruptionem dici-<text:line-break/>tur et suturae corruptionis mammas tenues praecedere.<text:line-break/>Qui namque ad mammarum gracilitatem consequi fetus<text:line-break/>corruptionem, id fotum ipsi- pronunciat futurae corru-</text:p>
      <text:p text:style-name="P5">ptionis sig<text:span text:style-name="Default_20_Paragraph_20_Font"><text:span text:style-name="T1">n</text:span></text:span>um. esse. Qui vero fetus elisuris mammas ex-<text:line-break/>tenuari profert, non solum hoc fetus corruptionem prae-<text:line-break/>cedere, <text:span text:style-name="Default_20_Paragraph_20_Font"><text:span text:style-name="T1">sed e</text:span></text:span>t<text:span text:style-name="Default_20_Paragraph_20_Font"><text:span text:style-name="T1">ia</text:span></text:span>m <text:span text:style-name="Default_20_Paragraph_20_Font"><text:span text:style-name="T1">al</text:span></text:span>it<text:span text:style-name="Default_20_Paragraph_20_Font"><text:span text:style-name="T1">er c</text:span></text:span>o<text:span text:style-name="Default_20_Paragraph_20_Font"><text:span text:style-name="T1">nceptu</text:span></text:span>m <text:span text:style-name="Default_20_Paragraph_20_Font"><text:span text:style-name="T1">non per</text:span></text:span>i<text:span text:style-name="Default_20_Paragraph_20_Font"><text:span text:style-name="T1">mi</text:span></text:span> indicare<text:line-break/>videtur. Itaque accuratius perscrutandum est et obfervan-<text:line-break/>dum in iis quae per graviditatem mulieribus oboriuntur,<text:line-break/>an nunquam alia quam cum mammarum extenuatione<text:line-break/>praecedente sint fetum corrupturae; an saltantibus ipsis<text:line-break/>aut multum vociscratis aut ira excandescentilurs aut re-<text:line-break/>pontino aliquo timore percussis mammarum nonnunquam<text:line-break/>ex praecedente extenuatione fetum interimi accidat. con-<text:line-break/>tingit etiam quibusdam propter febris magnitudi<text:span text:style-name="Default_20_Paragraph_20_Font"><text:span text:style-name="T1">n</text:span></text:span>em aut<text:line-break/>ortum in utero erysipelas aut cotylodonum mucorem aut<text:line-break/>quid aliud ejusmodi citra mammarum extenuationem fetus<text:line-break/>corruptionem subsequi. Enimvero Hippocrates hanc fetu-<text:line-break/>per praecedere arbitrari ridetur., atque mihi observanti<text:line-break/>saepe in praedictis corruptionis fetus causis mammarum<text:line-break/>visa est praecedere extenuatio. An non igitur quando<text:line-break/>citra aliquam ejusmodi causam mammarum fit extenuatio</text:p>
      <text:p text:style-name="P5">sangui<text:span text:style-name="Default_20_Paragraph_20_Font"><text:span text:style-name="T1">n</text:span></text:span>is in venis uteri mammarumque communibus pe-<text:line-break/>nuriam in caula esse dicendum? Proindeque ob alimenti<text:line-break/>defectum <text:span text:style-name="Default_20_Paragraph_20_Font"><text:span text:style-name="T1">t</text:span></text:span>eu atrophiam fetum perimi dicebat. In cete-<text:line-break/>ris vero causis ob quos vel aliquid passus fetus enecatur<text:line-break/>vel ab utero abrumpitur quum membranae ipsum conti-<text:line-break/>nentes divelluntur, natura os uteri aperiente et dolores<text:line-break/>excitante, tum propterea. sanguinis ad genitales partes<text:line-break/>fertur impetus. Haec enim communis est quaedam ratio,<text:line-break/>ut in quibus natura aliquid violenter excernit, eo san-<text:line-break/>guinis ac spiritus motus fiat, quibus veluti instrumentis<text:line-break/>quibusdam usa quae infestant ea per vim expellit. Hac<text:line-break/>siquidem ratione et dolentibus partibus inflammationes<text:line-break/>superveniunt doloris caulam excernere et propulsare eni-<text:line-break/>tente et properante natura, quae ut id praestet, sanguine<text:line-break/>ac spiritu dolentem locum <text:span text:style-name="Default_20_Paragraph_20_Font"><text:span text:style-name="T1">r</text:span></text:span>eplet. Atque haec mihi in<text:line-break/>priorem aphorismi partem dicta sint. Altera vero pars<text:line-break/>quae sequitur et in qua mammarum contrariae affectionis<text:line-break/>meminit, haec est: <text:span text:style-name="Default_20_Paragraph_20_Font"><text:span text:style-name="T1">Quod st contra</text:span></text:span>, inquit, <text:span text:style-name="Default_20_Paragraph_20_Font"><text:span text:style-name="T1">ma</text:span></text:span>m<text:span text:style-name="Default_20_Paragraph_20_Font"><text:span text:style-name="T1">mae du-</text:span></text:span></text:p>
      <text:p text:style-name="P5"><text:span text:style-name="Default_20_Paragraph_20_Font"><text:span text:style-name="T1">rae evaseri</text:span></text:span>m. Quum vero duo in ejusmodi loquutionibus<text:line-break/>significet particula <text:span text:style-name="Default_20_Paragraph_20_Font"><text:span text:style-name="T1">contra, </text:span></text:span>unum quo antea dictae con-<text:line-break/>jungitur affectioni, alterum quod alia dictione e contra-<text:line-break/>rio efferre, verius mihi et Hippocratis sententiae con-<text:line-break/>gruentius fecundum significatum esse videtur, ut quod toto<text:line-break/>dicitur aphorismo, sit ejusmodi; extenuatae mammae fe-<text:line-break/>tuum- omnino praecedunt corruptionem, nec nisi prius<text:line-break/>extenuatis mammis, hi corrumpi possunt; durae vero<text:line-break/>mammae corruptionem quidem fetus non portendunt, fed<text:line-break/>partium enumeratarum dolor aliquis earum duritiem con-<text:line-break/>sequitur, ut quemadmodum mammae graciliores sanguinis<text:line-break/>penuriam indicant, ita durae copiam demonstrent, ah illis<text:line-break/>differentes quas paulo ante solidas appellavit; a quibus<text:line-break/>rurfum natura ad quasdam partes excrementum deponente,<text:line-break/>bae quidem dolore vexantur, fed fetus illaesus permanet..<text:line-break/>At hic .oborietur quaestio, quam ob cau<text:span text:style-name="Default_20_Paragraph_20_Font"><text:span text:style-name="T1">t</text:span></text:span>am in uteri cor-<text:line-break/>pus redundantem materiam nunquam natura deponit et<text:line-break/>inflammationem efficit, vel cur .inflammato utero fetus</text:p>
      <text:p text:style-name="P5">non corrumpetur? An diversum est quod ab Hippocrate<text:line-break/>pronunciatur? Non enim quod nunquam mammas duras<text:line-break/>fetuum corruptio loquatur ab ipfo dictum fuisse^ existi-<text:line-break/>mandum est, sed quod non perpetuo, quemadmodum in<text:line-break/>extenuatis. Uerum si alterum in locum quod redundat<text:line-break/>natura propellat , quod dolore cognoscimus , letus non erit<text:line-break/>corruptio. . Rursum si ita accipiamus, tota ejusmodi erit<text:line-break/>oratio; gravidis letum corruptum semper mammarum ex-<text:line-break/>tenuatioi praecedit, durities vero ac plenitudo non scm-<text:line-break/>per. In his enim omnino quod redundat supervacaneum<text:line-break/>in aliam quandam partem protrudit., Quod si in utero<text:line-break/>ipsam redundantiam propulerit, etiam tum graciles omnino<text:line-break/>mammae fient. Nam secundum Hippocratis, ut apparet,<text:line-break/>sententiam, etiam si propter aliud quidquam et non ob<text:line-break/>alimenti egestatem abortus fiat, mammarum praegressum<text:line-break/>est .omnino gracilitas ob explicatam a nobis cau<text:span text:style-name="Default_20_Paragraph_20_Font"><text:span text:style-name="T1">t</text:span></text:span>am.<text:line-break/>Quare si vel propter cotyledonum humiditatem .conceptus<text:line-break/>prolabatur, etiam tum ipsimi natura ad exitum contru-</text:p>
      <text:p text:style-name="P5">dente et propellente fiet sanguinis ad uterum motus, eo-<text:line-break/>que modo graciliores quam erant antea mammae evadent.</text:p>
      <text:h text:style-name="Heading_20_2" text:outline-level="2">I.1U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o</text:span></text:span><text:span text:style-name="Default_20_Paragraph_20_Font"><text:span text:style-name="T8">s </text:span></text:span><text:span text:style-name="Default_20_Paragraph_20_Font"><text:span text:style-name="T1">u</text:span></text:span><text:span text:style-name="Default_20_Paragraph_20_Font"><text:span text:style-name="T8">t</text:span></text:span><text:span text:style-name="Default_20_Paragraph_20_Font"><text:span text:style-name="T1">eri durum est, h</text:span></text:span><text:span text:style-name="Default_20_Paragraph_20_Font"><text:span text:style-name="T8">is </text:span></text:span><text:span text:style-name="Default_20_Paragraph_20_Font"><text:span text:style-name="T1">o</text:span></text:span><text:span text:style-name="Default_20_Paragraph_20_Font"><text:span text:style-name="T8">s </text:span></text:span><text:span text:style-name="Default_20_Paragraph_20_Font"><text:span text:style-name="T1">uter</text:span></text:span><text:span text:style-name="Default_20_Paragraph_20_Font"><text:span text:style-name="T8">i </text:span></text:span><text:span text:style-name="Default_20_Paragraph_20_Font"><text:span text:style-name="T1">conn</text:span></text:span><text:span text:style-name="Default_20_Paragraph_20_Font"><text:span text:style-name="T8">i</text:span></text:span><text:span text:style-name="Default_20_Paragraph_20_Font"><text:span text:style-name="T1">vere ne-<text:line-break/>cessi est</text:span></text:span></text:p>
      <text:p text:style-name="P4">Superius etiam dictum est praeclusionem oris uteri<text:line-break/>commune signum esse tum tumoris cujusdam in ipso con-<text:line-break/>tra naturam consistentis , tum conceptionis in muliere id-<text:line-break/>que ex duritie et mollitie distinguendum esse. Gravidis<text:line-break/>namque molliculum et fecundum naturam est; durum au-<text:line-break/>tem est quibus uteri tumor praeter naturam aut cum in-<text:line-break/>flammatione aut scirrho durus adest. Praestiterat itaque<text:line-break/>hunc aphorifmum post eum scribere, in quo dicebatur,<text:line-break/>quae utero gerunt, iis os uteri connivet.</text:p>
      <text:h text:style-name="P55" text:outline-level="2"><text:bookmark-start text:name="bookmark118"/><text:span text:style-name="Default_20_Paragraph_20_Font">LU.</text:span><text:bookmark-end text:name="bookmark118"/></text:h>
      <text:p text:style-name="P1"><text:span text:style-name="Default_20_Paragraph_20_Font"><text:span text:style-name="T1">(suae u</text:span></text:span>t<text:span text:style-name="Default_20_Paragraph_20_Font"><text:span text:style-name="T1">ero gerentes febribus c</text:span></text:span>o<text:span text:style-name="Default_20_Paragraph_20_Font"><text:span text:style-name="T1">rr</text:span></text:span>i<text:span text:style-name="Default_20_Paragraph_20_Font"><text:span text:style-name="T1">p</text:span></text:span>i<text:span text:style-name="Default_20_Paragraph_20_Font"><text:span text:style-name="T1">untur aut vehem</text:span></text:span>e<text:span text:style-name="Default_20_Paragraph_20_Font"><text:span text:style-name="T1">n</text:span></text:span>t<text:span text:style-name="Default_20_Paragraph_20_Font"><text:span text:style-name="T1">er<text:line-break/>c</text:span></text:span>it<text:span text:style-name="Default_20_Paragraph_20_Font"><text:span text:style-name="T1">ra</text:span></text:span> m<text:span text:style-name="Default_20_Paragraph_20_Font"><text:span text:style-name="T1">anifestam causam ex</text:span></text:span>t<text:span text:style-name="Default_20_Paragraph_20_Font"><text:span text:style-name="T1">enuan</text:span></text:span>t<text:span text:style-name="Default_20_Paragraph_20_Font"><text:span text:style-name="T1">ur, hae d</text:span></text:span>i<text:span text:style-name="Default_20_Paragraph_20_Font"><text:span text:style-name="T1">spell</text:span></text:span>e <text:span text:style-name="Default_20_Paragraph_20_Font"><text:span text:style-name="T1">ac<text:line-break/>per</text:span></text:span>i<text:span text:style-name="Default_20_Paragraph_20_Font"><text:span text:style-name="T1">culose pariunt aut abor</text:span></text:span>t<text:span text:style-name="Default_20_Paragraph_20_Font"><text:span text:style-name="T1">i</text:span></text:span>o<text:span text:style-name="Default_20_Paragraph_20_Font"><text:span text:style-name="T1">ne per</text:span></text:span>i<text:span text:style-name="Default_20_Paragraph_20_Font"><text:span text:style-name="T1">cl</text:span></text:span>i<text:span text:style-name="Default_20_Paragraph_20_Font"><text:span text:style-name="T1">tantur.</text:span></text:span></text:p>
      <text:p text:style-name="P4">Accidit quibusdam gravidis, in quibus priusquam con-<text:line-break/>ceperint vitiosi humores acervati sunt, nonnunquam fe-<text:line-break/>bribus ita vehementibus corripi, ut necessario abortiant,<text:line-break/>nonnunquam vero moderationibus detineantur quidem, sed<text:line-break/>his non accurate perpurgatis quiddam in corpore reliquia-<text:line-break/>rum humoris vitiosi superest, unde <text:span text:style-name="Default_20_Paragraph_20_Font"><text:span text:style-name="T1">reversa</text:span></text:span>e <text:span text:style-name="Default_20_Paragraph_20_Font"><text:span text:style-name="T1">febre</text:span></text:span>s ad-<text:line-break/>struuntur, quod medici gravidae mulieri quoddam vehe-<text:line-break/>mens praesidium adhibere aut exquisitam victus rationem<text:line-break/>imperare nequeant. Quamobrem ipsis febris subinde re-<text:line-break/>vertitur et maxima temporis parte lactationem incutiat.<text:line-break/>Quapropter merito fetus interdum non obsistit, sed et<text:line-break/>propter febres et humoris vitium corrumpitur; interdum<text:line-break/>vero usque ad partionis tempus perdurat. verum quum</text:p>
      <text:p text:style-name="P5">ipfe valetudinarius existat, ut qui longo temp<text:span text:style-name="Default_20_Paragraph_20_Font"><text:span text:style-name="T1">o</text:span></text:span>re mi<text:span text:style-name="Default_20_Paragraph_20_Font"><text:span text:style-name="T1">t</text:span></text:span>ere<text:line-break/>laboraverit et matrem imbecillam sortiatur, non sine pe-<text:line-break/>viculo paritur. Ad partus namque .facilitatem robustis<text:line-break/>utrisque corporibus, tum ipsius gravidae tum infantis,<text:line-break/>opus est.</text:p>
      <text:h text:style-name="Heading_20_2" text:outline-level="2">L VI.</text:h>
      <text:p text:style-name="P24">i<text:span text:style-name="Default_20_Paragraph_20_Font"><text:span text:style-name="T1">n stuore</text:span></text:span> m<text:span text:style-name="Default_20_Paragraph_20_Font"><text:span text:style-name="T1">ul</text:span></text:span>i<text:span text:style-name="Default_20_Paragraph_20_Font"><text:span text:style-name="T1">ebr</text:span></text:span>i <text:span text:style-name="Default_20_Paragraph_20_Font"><text:span text:style-name="T1">si c</text:span></text:span>o<text:span text:style-name="Default_20_Paragraph_20_Font"><text:span text:style-name="T1">nvulsio aut an</text:span></text:span>i<text:span text:style-name="Default_20_Paragraph_20_Font"><text:span text:style-name="T1">m</text:span></text:span>i <text:span text:style-name="Default_20_Paragraph_20_Font"><text:span text:style-name="T1">defect</text:span></text:span>i<text:span text:style-name="Default_20_Paragraph_20_Font"><text:span text:style-name="T1">o super-<text:line-break/>ven</text:span></text:span>i<text:span text:style-name="Default_20_Paragraph_20_Font"><text:span text:style-name="T1">at , </text:span></text:span>m<text:span text:style-name="Default_20_Paragraph_20_Font"><text:span text:style-name="T1">a</text:span></text:span>l<text:span text:style-name="Default_20_Paragraph_20_Font"><text:span text:style-name="T1">u</text:span></text:span>m. .<text:tab/>-</text:p>
      <text:p text:style-name="P4">Non quam primum orto fluore haec accidunt, quem-<text:line-break/>admodum nec aliud quidquam e<text:span text:style-name="Default_20_Paragraph_20_Font"><text:span text:style-name="T1">o</text:span></text:span>rum quae sequenti ora-<text:line-break/>tione quibusdam. aliis superveniunt, <text:span text:style-name="Default_20_Paragraph_20_Font"><text:span text:style-name="T1">t</text:span></text:span>ed quum vel vehe-<text:line-break/>mentis fuerint vel diu duraverint, leipothymia quidem<text:line-break/>omnis immoderatae vacuationis commune <text:span text:style-name="Default_20_Paragraph_20_Font"><text:span text:style-name="T1">s</text:span></text:span>ympt<text:span text:style-name="Default_20_Paragraph_20_Font"><text:span text:style-name="T1">o</text:span></text:span>ma est;.<text:line-break/>convulsio vero etiam si non commune non sit omnium<text:line-break/>vacuationum symptoma, plurimas tamen sequitur multo-<text:line-break/>que magis si pars affecta nervosis sit.</text:p>
      <text:h text:style-name="P55" text:outline-level="2">LV1I.</text:h>
      <text:p text:style-name="P1"><text:span text:style-name="Default_20_Paragraph_20_Font"><text:span text:style-name="T1">Menstrui</text:span></text:span>s <text:span text:style-name="Default_20_Paragraph_20_Font"><text:span text:style-name="T1">c</text:span></text:span>u<text:span text:style-name="Default_20_Paragraph_20_Font"><text:span text:style-name="T1">r</text:span></text:span>i<text:span text:style-name="Default_20_Paragraph_20_Font"><text:span text:style-name="T1">osior</text:span></text:span>i<text:span text:style-name="Default_20_Paragraph_20_Font"><text:span text:style-name="T1">bus pr</text:span></text:span>o<text:span text:style-name="Default_20_Paragraph_20_Font"><text:span text:style-name="T1">siuen</text:span></text:span>ti<text:span text:style-name="Default_20_Paragraph_20_Font"><text:span text:style-name="T1">bus</text:span></text:span> m<text:span text:style-name="Default_20_Paragraph_20_Font"><text:span text:style-name="T1">orb</text:span></text:span>i <text:span text:style-name="Default_20_Paragraph_20_Font"><text:span text:style-name="T1">obor</text:span></text:span>i<text:span text:style-name="Default_20_Paragraph_20_Font"><text:span text:style-name="T1">untur, i</text:span></text:span>i<text:span text:style-name="Default_20_Paragraph_20_Font"><text:span text:style-name="T1">t<text:line-break/>non prodeun</text:span></text:span>ti<text:span text:style-name="Default_20_Paragraph_20_Font"><text:span text:style-name="T1">bus acc</text:span></text:span>i<text:span text:style-name="Default_20_Paragraph_20_Font"><text:span text:style-name="T1">dun</text:span></text:span>t <text:span text:style-name="Default_20_Paragraph_20_Font"><text:span text:style-name="T1">ab u</text:span></text:span>t<text:span text:style-name="Default_20_Paragraph_20_Font"><text:span text:style-name="T1">ero</text:span></text:span> mo<text:span text:style-name="Default_20_Paragraph_20_Font"><text:span text:style-name="T1">rb</text:span></text:span>i.</text:p>
      <text:p text:style-name="P4">Nonnullis medicorum visum est multos ex plenitudine<text:line-break/>morbos oboriri , ex penuria vero nullum. Verum Hippo-<text:line-break/>crates non mulieres dumtaxat etiam propter penuriam,<text:line-break/>sed viros quoque aegrotare interdum arbitratur. - Penuriam<text:line-break/>siquidem modo siccitas sequitur, modo frigiditas, modo<text:line-break/>utraeque. At quaecunque intemperies tantae sunt magni-<text:line-break/>tudinis, ut actionem jam laedant, eas hujus generis mor-<text:line-break/>horum esse demonstravimus. Verum hactenus neque fal-<text:line-break/>sum, neque obscurum quidquam ab Hippocrate pronum-<text:line-break/>elatum est. Quatenus autem pluribus menstruis simpliciter<text:line-break/>morbos fieri dixit, ab utero non addidit. At non pro-<text:line-break/>deuntihus aut paucioribus istud adjecit, perquisitione di-<text:line-break/>gnum est, utrum ad utrosque commemoratos assectus<text:line-break/>communiter ab utero retulerit, an deficientium menstruo-</text:p>
      <text:p text:style-name="P5">rum sit proprium. Hoc autem certo pervestigare non pof-<text:line-break/>sumus, nisi cau<text:span text:style-name="Default_20_Paragraph_20_Font"><text:span text:style-name="T1">t</text:span></text:span>as omnes, quibus aut plura quam par est<text:line-break/>aut pauciora fluunt menstrua noverimus. Possunt igitur<text:line-break/>immoderatae fieri menstruorum vastationes, tum osculis<text:line-break/>vasorum ad uterum pertinentium nimium patentibus, tum<text:line-break/>tenuiore aut calidiore sanguine , tum tuto corpore propter<text:line-break/>aliquam cachexiam sanguine gravato , etsi nondum is na-<text:line-break/>turalem symmetriam fuperat, ipfumque propterea in uteri<text:line-break/>venas protrudente, ut quod rheumaticis affectibus alias in<text:line-break/>aliam aliamque partem finiet mittere. Eadem rufum men-<text:line-break/>sima pauciora fiunt ver propter venarum in uterum meu-<text:line-break/>struam purgationem deferentium conniventiam aut obstru-v<text:line-break/>orionem aut sanguinis crassitiem vel frigiditatem vel ipfo-<text:line-break/>rum uteri vastorum robur affluentem sanguinem non ad-<text:line-break/>mittentium. Quidquid autem fuerit, temporis progressu<text:line-break/>uterum ipsum aliquem affectum pati vel phlegmonodem<text:line-break/>vel erysipelatodenr vel fcirrhodem vel carcinodem , quo<text:line-break/>per consensum. totum corpus affici necesse est. Immode-</text:p>
      <text:p text:style-name="P5">ratis vero mensium vacationibus nullus talis utero con-<text:line-break/>ciliatur affectus , quo- sympathiae ratione una quoque to-<text:line-break/>tum corpus aegrotet. Quare verisimilius fit de fota men-<text:line-break/>strirorum retentione Hippocratem illud extulisse, ab utero<text:line-break/>morbos accidere.</text:p>
      <text:h text:style-name="Heading_20_2" text:outline-level="2">LV11I.</text:h>
      <text:p text:style-name="P1"><text:span text:style-name="Default_20_Paragraph_20_Font"><text:span text:style-name="T1">Rec</text:span></text:span>t<text:span text:style-name="Default_20_Paragraph_20_Font"><text:span text:style-name="T1">o</text:span></text:span> i<text:span text:style-name="Default_20_Paragraph_20_Font"><text:span text:style-name="T1">ntest</text:span></text:span>i<text:span text:style-name="Default_20_Paragraph_20_Font"><text:span text:style-name="T1">no</text:span></text:span> i<text:span text:style-name="Default_20_Paragraph_20_Font"><text:span text:style-name="T1">nstam</text:span></text:span>m<text:span text:style-name="Default_20_Paragraph_20_Font"><text:span text:style-name="T1">a</text:span></text:span>t<text:span text:style-name="Default_20_Paragraph_20_Font"><text:span text:style-name="T1">o et utero</text:span></text:span> i<text:span text:style-name="Default_20_Paragraph_20_Font"><text:span text:style-name="T1">nstamma</text:span></text:span>i<text:span text:style-name="Default_20_Paragraph_20_Font"><text:span text:style-name="T1">o et ren</text:span></text:span>i<text:span text:style-name="Default_20_Paragraph_20_Font"><text:span text:style-name="T1">bu</text:span></text:span>s<text:line-break/><text:span text:style-name="Default_20_Paragraph_20_Font"><text:span text:style-name="T1">puru</text:span></text:span>l<text:span text:style-name="Default_20_Paragraph_20_Font"><text:span text:style-name="T1">ent</text:span></text:span>is <text:span text:style-name="Default_20_Paragraph_20_Font"><text:span text:style-name="T1">strangur</text:span></text:span>i<text:span text:style-name="Default_20_Paragraph_20_Font"><text:span text:style-name="T1">a succed</text:span></text:span>i<text:span text:style-name="Default_20_Paragraph_20_Font"><text:span text:style-name="T1">t. decori vero instammat</text:span></text:span>o<text:line-break/><text:span text:style-name="Default_20_Paragraph_20_Font"><text:span text:style-name="T1">superven</text:span></text:span>it <text:span text:style-name="Default_20_Paragraph_20_Font"><text:span text:style-name="T1">singul</text:span></text:span>t<text:span text:style-name="Default_20_Paragraph_20_Font"><text:span text:style-name="T1">u</text:span></text:span>s.</text:p>
      <text:p text:style-name="P4">Quum quis urinae perpaucum continenter excernit,<text:line-break/>is affectus stranguria aut urinae stillicidium vocatur: quod<text:line-break/>symptoma accidit interdum quidem ob facultatis reteutri-<text:line-break/>cis imbecillitatem , interdum vero propter ipsius urinae<text:line-break/>acrimoniam. lmbecillitas quidem fit tum intemperie tum<text:line-break/>tumore quodam praeter naturam. Acrimonia vero accidit<text:line-break/>vel propter renum affectionem vel quia tale in ipsus ex</text:p>
      <text:p text:style-name="P5">venis percolatum ferorum excrementum prolectatu<text:span text:style-name="Default_20_Paragraph_20_Font"><text:span text:style-name="T1">s.<text:line-break/></text:span></text:span>Praeclare itaque Hippocrates stranguriam ait recto intestino<text:line-break/>et utero inflammatione affectis et purulentis renibus acci-<text:line-break/>dere. In recto quidem intestino et utero per consensum<text:line-break/>patiente vesica in renibus autem purulentis pure per ve-<text:line-break/>sicam excret<text:span text:style-name="Default_20_Paragraph_20_Font"><text:span text:style-name="T1">a. </text:span></text:span>Hoc igitur sua acrimonia mordens vesicam<text:line-break/>ad excretionem stimulat. Porro in uteri et recti intestini<text:line-break/>inflammatione viciniae ratione vesicam affici necesse esu,<text:line-break/>ut quae et intemperiei et inflammationis sit particeps,<text:line-break/>vexeturque praeterea et prematur a tumoribus praetor na-<text:line-break/>turam eas partes obsidentibus. Jam vero supra diximus<text:line-break/>non. simpliciter affectionem alteram alteri supervenire su-<text:line-break/>lore, scd ubi justam primigeniam magnitudinem acquisierit.<text:line-break/>Sic itaque et jeecre inflammationem. patiente singultus<text:line-break/>succedit propter nervorum communitatem,. non quidem<text:line-break/>semper, sed ubi in maximam jecur inflammationem per-<text:line-break/>venerit.</text:p>
      <text:h text:style-name="P55" text:outline-level="2"><text:bookmark-start text:name="bookmark120"/><text:span text:style-name="Default_20_Paragraph_20_Font">Llx.</text:span><text:bookmark-end text:name="bookmark120"/></text:h>
      <text:p text:style-name="P1"><text:span text:style-name="Default_20_Paragraph_20_Font"><text:span text:style-name="T1">s</text:span></text:span><text:span text:style-name="Default_20_Paragraph_20_Font"><text:span text:style-name="T8">i </text:span></text:span><text:span text:style-name="Default_20_Paragraph_20_Font"><text:span text:style-name="T1">mul</text:span></text:span><text:span text:style-name="Default_20_Paragraph_20_Font"><text:span text:style-name="T8">i</text:span></text:span><text:span text:style-name="Default_20_Paragraph_20_Font"><text:span text:style-name="T1">er uter</text:span></text:span><text:span text:style-name="Default_20_Paragraph_20_Font"><text:span text:style-name="T8">o </text:span></text:span><text:span text:style-name="Default_20_Paragraph_20_Font"><text:span text:style-name="T1">conc</text:span></text:span><text:span text:style-name="Default_20_Paragraph_20_Font"><text:span text:style-name="T8">i</text:span></text:span><text:span text:style-name="Default_20_Paragraph_20_Font"><text:span text:style-name="T1">p</text:span></text:span><text:span text:style-name="Default_20_Paragraph_20_Font"><text:span text:style-name="T8">i</text:span></text:span><text:span text:style-name="Default_20_Paragraph_20_Font"><text:span text:style-name="T1">at , sc</text:span></text:span><text:span text:style-name="Default_20_Paragraph_20_Font"><text:span text:style-name="T8">i</text:span></text:span><text:span text:style-name="Default_20_Paragraph_20_Font"><text:span text:style-name="T1">re autem vel</text:span></text:span><text:span text:style-name="Default_20_Paragraph_20_Font"><text:span text:style-name="T8">is </text:span></text:span><text:span text:style-name="Default_20_Paragraph_20_Font"><text:span text:style-name="T1">an c</text:span></text:span><text:span text:style-name="Default_20_Paragraph_20_Font"><text:span text:style-name="T8">o</text:span></text:span><text:span text:style-name="Default_20_Paragraph_20_Font"><text:span text:style-name="T1">nceptura<text:line-break/>sit, vest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obv</text:span></text:span><text:span text:style-name="Default_20_Paragraph_20_Font"><text:span text:style-name="T8">o</text:span></text:span><text:span text:style-name="Default_20_Paragraph_20_Font"><text:span text:style-name="T1">lutam sub</text:span></text:span><text:span text:style-name="Default_20_Paragraph_20_Font"><text:span text:style-name="T8">t</text:span></text:span><text:span text:style-name="Default_20_Paragraph_20_Font"><text:span text:style-name="T1">er susp</text:span></text:span><text:span text:style-name="Default_20_Paragraph_20_Font"><text:span text:style-name="T8">t</text:span></text:span><text:span text:style-name="Default_20_Paragraph_20_Font"><text:span text:style-name="T1">o, atque si od</text:span></text:span><text:span text:style-name="Default_20_Paragraph_20_Font"><text:span text:style-name="T8">o</text:span></text:span><text:span text:style-name="Default_20_Paragraph_20_Font"><text:span text:style-name="T1">r qu</text:span></text:span><text:span text:style-name="Default_20_Paragraph_20_Font"><text:span text:style-name="T8">i-<text:line-break/></text:span></text:span><text:span text:style-name="Default_20_Paragraph_20_Font"><text:span text:style-name="T1">dem ad nare</text:span></text:span><text:span text:style-name="Default_20_Paragraph_20_Font"><text:span text:style-name="T8">s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o</text:span></text:span><text:span text:style-name="Default_20_Paragraph_20_Font"><text:span text:style-name="T8">s </text:span></text:span><text:span text:style-name="Default_20_Paragraph_20_Font"><text:span text:style-name="T1">atque per corpu</text:span></text:span><text:span text:style-name="Default_20_Paragraph_20_Font"><text:span text:style-name="T8">s ti</text:span></text:span><text:span text:style-name="Default_20_Paragraph_20_Font"><text:span text:style-name="T1">b</text:span></text:span><text:span text:style-name="Default_20_Paragraph_20_Font"><text:span text:style-name="T8">i </text:span></text:span><text:span text:style-name="Default_20_Paragraph_20_Font"><text:span text:style-name="T1">pervadere vi-.<text:line-break/>den</text:span></text:span><text:span text:style-name="Default_20_Paragraph_20_Font"><text:span text:style-name="T8">t</text:span></text:span><text:span text:style-name="Default_20_Paragraph_20_Font"><text:span text:style-name="T1">ur, ipsum nosce per se</text:span></text:span><text:span text:style-name="Default_20_Paragraph_20_Font"><text:span text:style-name="T8"> i</text:span></text:span><text:span text:style-name="Default_20_Paragraph_20_Font"><text:span text:style-name="T1">nfecundam n</text:span></text:span><text:span text:style-name="Default_20_Paragraph_20_Font"><text:span text:style-name="T8">o</text:span></text:span><text:span text:style-name="Default_20_Paragraph_20_Font"><text:span text:style-name="T1">n esce.</text:span></text:span></text:p>
      <text:p text:style-name="P4">Verbum <text:span text:style-name="Default_20_Paragraph_20_Font"><text:span text:style-name="T1">t</text:span></text:span>ussire materiam quae <text:span text:style-name="Default_20_Paragraph_20_Font"><text:span text:style-name="T1">t</text:span></text:span>uapte natura suffiri<text:line-break/>potest indicat, ut thus, myrrham, styracem ceteraque tem-.<text:line-break/>peramento calida et valde odorata. Vult enim in totum<text:line-break/>corpus facultatem ab iis manantem efferri, ut quum ad<text:line-break/>os et nares pervenerit, a muliere manisesto sentiatur. In<text:line-break/>iis itaque fotis totum corpus non permeabis sonituum<text:line-break/>qualitas, quibus durum ac densum est uteri corpus. Tale<text:line-break/>vero ad conceptionem ineptum est, ut paulo <text:span text:style-name="Default_20_Paragraph_20_Font"><text:span text:style-name="T1">r</text:span></text:span>post ipsis<text:line-break/>dicturus esu Quae frigidos ac deustos habent uteros non<text:line-break/>concipiunt. Quod autem sub finem aphorismi scribitur:</text:p>
      <text:p text:style-name="P5"><text:span text:style-name="Default_20_Paragraph_20_Font"><text:span text:style-name="T1">ipsu</text:span></text:span>m <text:span text:style-name="Default_20_Paragraph_20_Font"><text:span text:style-name="T1">n</text:span></text:span>o<text:span text:style-name="Default_20_Paragraph_20_Font"><text:span text:style-name="T1">sce per su</text:span></text:span> i<text:span text:style-name="Default_20_Paragraph_20_Font"><text:span text:style-name="T1">nsecundu</text:span></text:span>m <text:span text:style-name="Default_20_Paragraph_20_Font"><text:span text:style-name="T1">n</text:span></text:span>o<text:span text:style-name="Default_20_Paragraph_20_Font"><text:span text:style-name="T1">n este</text:span></text:span>; ipsius aphorismi<text:line-break/>usum demonstrat. Saepe enim ut sacerdotalis quaedam aut<text:line-break/>regalis supersit soboles, studiose faciunt civitates, ut ab iis<text:line-break/>feti viris feu mulieribus susceptos liberos habeant, ad<text:line-break/>quos fotos ejus progeniei spes est redacta; deinde ubi mu-<text:line-break/>Heres non concipiunt, utrius caula id accidat, quaeritur,<text:line-break/>ut facto divortio ex aliis liberi suscipiantur. Atque hanc<text:line-break/>Plato in Theaeteto doctarum pronubarum artem esse in-<text:line-break/>nuere videtur.- Tota autem ea de re disputatio paulo<text:line-break/>post absolvetur, ubi omnes ad id attinentes aphorismos<text:line-break/>explicabimus.</text:p>
      <text:h text:style-name="Heading_20_2" text:outline-level="2">EX.</text:h>
      <text:p text:style-name="P1"><text:span text:style-name="Default_20_Paragraph_20_Font"><text:span text:style-name="T1">s</text:span></text:span>i <text:span text:style-name="Default_20_Paragraph_20_Font"><text:span text:style-name="T1">mulieri uter</text:span></text:span>o <text:span text:style-name="Default_20_Paragraph_20_Font"><text:span text:style-name="T1">gerenti purgati</text:span></text:span>o<text:span text:style-name="Default_20_Paragraph_20_Font"><text:span text:style-name="T1">ne</text:span></text:span>s <text:span text:style-name="Default_20_Paragraph_20_Font"><text:span text:style-name="T1">prodeant, fatu</text:span></text:span>m <text:span text:style-name="Default_20_Paragraph_20_Font"><text:span text:style-name="T1">este<text:line-break/>fanu</text:span></text:span>m i<text:span text:style-name="Default_20_Paragraph_20_Font"><text:span text:style-name="T1">mpossibile.</text:span></text:span></text:p>
      <text:p text:style-name="P4">Atque nomen <text:span text:style-name="Default_20_Paragraph_20_Font"><text:span text:style-name="T1">purga</text:span></text:span>ti<text:span text:style-name="Default_20_Paragraph_20_Font"><text:span text:style-name="T1">ones</text:span></text:span> numero plurali enunciatum<text:line-break/>ipsique verbum <text:span text:style-name="Default_20_Paragraph_20_Font"><text:span text:style-name="T1">pr</text:span></text:span>o<text:span text:style-name="Default_20_Paragraph_20_Font"><text:span text:style-name="T1">deunt</text:span></text:span> adjunctum neque paucum qui</text:p>
      <text:p text:style-name="P5">excernatur sanguinem esse, neque semel, fed saepe ac<text:line-break/>multum erumpere. Qui namque semel aut bis paucus<text:line-break/>excernitur sanguis, in multis citra ullam fetus laesionem<text:line-break/>conspicitur. Quum vero nihil a purgationis menstruorum<text:line-break/>multitudine differt fervatque deinceps menstruae circui tio-<text:line-break/>nis terminum, non potest fetus esse sanus. Fetus siqui-<text:line-break/>dem fortis ac robustus ad sui alimentum abutitur sanguine,<text:line-break/>qui ex toto corpore ad uteros fertur. At excretio quae<text:line-break/>gravidis accidit ex cervicis uteri venis fieri ridetur. Nam<text:line-break/>ab internis uteri partibus fecundae pendent, quere nihil<text:line-break/>per eas in muliebrem sinum excerni potest.</text:p>
      <text:h text:style-name="Heading_20_2" text:outline-level="2">LXI.</text:h>
      <text:p text:style-name="P1"><text:span text:style-name="Default_20_Paragraph_20_Font"><text:span text:style-name="T1">s</text:span></text:span>i <text:span text:style-name="Default_20_Paragraph_20_Font"><text:span text:style-name="T1">mul</text:span></text:span>i<text:span text:style-name="Default_20_Paragraph_20_Font"><text:span text:style-name="T1">eri purgatione</text:span></text:span>s <text:span text:style-name="Default_20_Paragraph_20_Font"><text:span text:style-name="T1">non prodeant , neque horrore, ne-<text:line-break/>que febre succeden</text:span></text:span>t<text:span text:style-name="Default_20_Paragraph_20_Font"><text:span text:style-name="T1">e c</text:span></text:span>i<text:span text:style-name="Default_20_Paragraph_20_Font"><text:span text:style-name="T1">b</text:span></text:span>o<text:span text:style-name="Default_20_Paragraph_20_Font"><text:span text:style-name="T1">rum</text:span></text:span> i<text:span text:style-name="Default_20_Paragraph_20_Font"><text:span text:style-name="T1">psi acc</text:span></text:span>i<text:span text:style-name="Default_20_Paragraph_20_Font"><text:span text:style-name="T1">dant fast</text:span></text:span>i<text:span text:style-name="Default_20_Paragraph_20_Font"><text:span text:style-name="T1">d</text:span></text:span>i<text:span text:style-name="Default_20_Paragraph_20_Font"><text:span text:style-name="T1">a,<text:line-break/>hanc grav</text:span></text:span>i<text:span text:style-name="Default_20_Paragraph_20_Font"><text:span text:style-name="T1">dam este rat</text:span></text:span>i<text:span text:style-name="Default_20_Paragraph_20_Font"><text:span text:style-name="T1">one duc</text:span></text:span>it<text:span text:style-name="Default_20_Paragraph_20_Font"><text:span text:style-name="T1">o.</text:span></text:span></text:p>
      <text:p text:style-name="P3">In iis quae recte. antea purgantur mulieribus et qui-<text:line-break/>hus derepente sine causa manifesta supprimuntur purga-<text:line-break/>lienes, hanc orationem fecit Hippocrates, qua nos ea do-<text:line-break/>cet quae plurimae mulieres ipsis experientia didicerunt.<text:line-break/>Quum enim mensibus suppressis ciborum fastidio laborant,<text:line-break/>tum fe concepisse conpciunt. Fit autem fastidium cibi<text:line-break/>eadem qua pica ratione, ore ventriculi gravidis mulieri-<text:line-break/>bus depravato. Interdum etiam propter vitiosius universi<text:line-break/>corporis humores aliquid ejusmodi accidere potest, verum<text:line-break/>id cum horrore et febre quadam patiuntur , atque his a<text:line-break/>gravidis distinguuntur.</text:p>
      <text:h text:style-name="Heading_20_2" text:outline-level="2">LXll.</text:h>
      <text:p text:style-name="P1"><text:span text:style-name="Default_20_Paragraph_20_Font"><text:span text:style-name="T1">Quae /rigido</text:span></text:span>s <text:span text:style-name="Default_20_Paragraph_20_Font"><text:span text:style-name="T1">ac densu</text:span></text:span>s <text:span text:style-name="Default_20_Paragraph_20_Font"><text:span text:style-name="T1">habent uter</text:span></text:span>os, <text:span text:style-name="Default_20_Paragraph_20_Font"><text:span text:style-name="T1">n</text:span></text:span>o<text:span text:style-name="Default_20_Paragraph_20_Font"><text:span text:style-name="T1">n c</text:span></text:span>o<text:span text:style-name="Default_20_Paragraph_20_Font"><text:span text:style-name="T1">nc</text:span></text:span>i<text:span text:style-name="Default_20_Paragraph_20_Font"><text:span text:style-name="T1">p</text:span></text:span>i<text:span text:style-name="Default_20_Paragraph_20_Font"><text:span text:style-name="T1">unt, e</text:span></text:span>t<text:line-break/><text:span text:style-name="Default_20_Paragraph_20_Font"><text:span text:style-name="T1">quae praehum</text:span></text:span>i<text:span text:style-name="Default_20_Paragraph_20_Font"><text:span text:style-name="T1">do</text:span></text:span>s <text:span text:style-name="Default_20_Paragraph_20_Font"><text:span text:style-name="T1">habent uter</text:span></text:span>os, <text:span text:style-name="Default_20_Paragraph_20_Font"><text:span text:style-name="T1">non conc</text:span></text:span>i<text:span text:style-name="Default_20_Paragraph_20_Font"><text:span text:style-name="T1">p</text:span></text:span>i<text:span text:style-name="Default_20_Paragraph_20_Font"><text:span text:style-name="T1">unt.. </text:span></text:span>i<text:span text:style-name="Default_20_Paragraph_20_Font"><text:span text:style-name="T1">n<text:line-break/>ipsis en</text:span></text:span>im <text:span text:style-name="Default_20_Paragraph_20_Font"><text:span text:style-name="T1">gen</text:span></text:span>it<text:span text:style-name="Default_20_Paragraph_20_Font"><text:span text:style-name="T1">ura exst</text:span></text:span>i<text:span text:style-name="Default_20_Paragraph_20_Font"><text:span text:style-name="T1">ngu</text:span></text:span>it<text:span text:style-name="Default_20_Paragraph_20_Font"><text:span text:style-name="T1">ur et quae u</text:span></text:span>lt<text:span text:style-name="Default_20_Paragraph_20_Font"><text:span text:style-name="T1">ra modum<text:line-break/>ar</text:span></text:span>i<text:span text:style-name="Default_20_Paragraph_20_Font"><text:span text:style-name="T1">dos ac aestuosu</text:span></text:span>s ; <text:span text:style-name="Default_20_Paragraph_20_Font"><text:span text:style-name="T1">al</text:span></text:span>i<text:span text:style-name="Default_20_Paragraph_20_Font"><text:span text:style-name="T1">menti na</text:span></text:span>m<text:span text:style-name="Default_20_Paragraph_20_Font"><text:span text:style-name="T1">que penur</text:span></text:span>i<text:span text:style-name="Default_20_Paragraph_20_Font"><text:span text:style-name="T1">a sumen</text:span></text:span></text:p>
      <text:p text:style-name="P3"><text:span text:style-name="Default_20_Paragraph_20_Font"><text:span text:style-name="T1">corrump</text:span></text:span>i<text:span text:style-name="Default_20_Paragraph_20_Font"><text:span text:style-name="T1">tur. At quae ex utrisque co</text:span></text:span>m<text:span text:style-name="Default_20_Paragraph_20_Font"><text:span text:style-name="T1">moderatam te</text:span></text:span>m-<text:line-break/><text:span text:style-name="Default_20_Paragraph_20_Font"><text:span text:style-name="T1">per</text:span></text:span>i<text:span text:style-name="Default_20_Paragraph_20_Font"><text:span text:style-name="T1">em sort</text:span></text:span>it<text:span text:style-name="Default_20_Paragraph_20_Font"><text:span text:style-name="T1">ae sunt, eae fecundae evadunt.</text:span></text:span></text:p>
      <text:p text:style-name="P4">Si mihi liceret co<text:span text:style-name="Default_20_Paragraph_20_Font"><text:span text:style-name="T1">n</text:span></text:span>sentaneum omnibus aphorismis or-<text:line-break/>dinem imponere, non essem veritus paulo antea pronun-<text:line-break/>elatum aphorifmum in hujus locum transferre, ut ahscluta<text:line-break/>de mulierum purgationibus oratione quae de ipsis estute-<text:line-break/>ris, ea deinceps scriberetur et quot modis sterilefcant,<text:line-break/>mulieres ipsis doceret. Primus itaque inter eos ordine<text:line-break/>fuerit is aphorismus, in quo dicebat; <text:span text:style-name="Default_20_Paragraph_20_Font"><text:span text:style-name="T1">si mul</text:span></text:span>i<text:span text:style-name="Default_20_Paragraph_20_Font"><text:span text:style-name="T1">er utero non<text:line-break/>conc</text:span></text:span>i<text:span text:style-name="Default_20_Paragraph_20_Font"><text:span text:style-name="T1">p</text:span></text:span>i<text:span text:style-name="Default_20_Paragraph_20_Font"><text:span text:style-name="T1">a</text:span></text:span>t, sci<text:span text:style-name="Default_20_Paragraph_20_Font"><text:span text:style-name="T1">re autem vel</text:span></text:span>is, <text:span text:style-name="Default_20_Paragraph_20_Font"><text:span text:style-name="T1">an conceptura sit, eam ve-<text:line-break/></text:span></text:span>sim<text:span text:style-name="Default_20_Paragraph_20_Font"><text:span text:style-name="T1">u</text:span></text:span>s <text:span text:style-name="Default_20_Paragraph_20_Font"><text:span text:style-name="T1">obvolu</text:span></text:span>t<text:span text:style-name="Default_20_Paragraph_20_Font"><text:span text:style-name="T1">am subter susp</text:span></text:span>i<text:span text:style-name="Default_20_Paragraph_20_Font"><text:span text:style-name="T1">o. </text:span></text:span>Secundus autem is est<text:line-break/>nunc a nobis propositus, cujus fumum est: probe quidem<text:line-break/>temperatos uteros ad conceptionem idoneos esse; intem-<text:line-break/>peratos vero, si mediocriter quidem id patiantur, dissicul-<text:line-break/>ter concipere; fi vero immoderatius, infecundas mulieres<text:line-break/>efficere. Proindeque virorum etiam infecunditatis cau<text:span text:style-name="Default_20_Paragraph_20_Font"><text:span text:style-name="T1">t</text:span></text:span>a<text:line-break/>simul intelligitur quae multos latet Verum qui quae</text:p>
      <text:p text:style-name="P5">pronunciantur ab Hippocrate, iis accurate mentem adhi-<text:line-break/>buerit, is primum noverit, cur etiam virorum nonnulli<text:line-break/>prorsus infecundi sint; secundum deinde, temperatos qui-<text:line-break/>dem tam viros quam mulieres semper gignere , etiam si<text:line-break/>cum intemperatis coeant. Intemperatos vero cum iis su-<text:line-break/>lis qui contrario sunt temperamento copulatos generare<text:line-break/>discet. Prius tamen de mulierum sterilitate dicendum,<text:line-break/>quarum uteri statim ab initio intemperata est constitutio,<text:line-break/>exsuperante vel unica primarum qualitatum vel duabus,<text:line-break/>quemadmodum in commentariis de temperamentis expli-<text:line-break/>cavimus, ubi intemperies omnes octo esse demonstravimus,<text:line-break/>simplices quidem quatuor, quarum nunc Hippocrates me-<text:line-break/>minis, compositas autem alias quatuor his simplicibus in-<text:line-break/>vicem implicatis. Quum itaque immoderata frigiditas tan-<text:line-break/>tum exsuperat, ut densicrem uterum efficiat: fumum qui-<text:line-break/>dem angusta sunt valorum ad ipsum procedentium ora;<text:line-break/>mulieres vero steriles redduntur. Quare neque secundae<text:line-break/>vasorum orisiciis con<text:span text:style-name="Default_20_Paragraph_20_Font"><text:span text:style-name="T1">n</text:span></text:span>ecti queunt, neque si hoc aliquando</text:p>
      <text:p text:style-name="P5">fiat, conceptus probe nutriri. Vel enim nullo prorsus<text:line-break/>modo hisce mulieribus fluunt purgationes vel omnino pau-<text:line-break/>eae haeque ipsae vitiosae , solo tenuiore et aquosiore sa<text:span text:style-name="Default_20_Paragraph_20_Font"><text:span text:style-name="T1">n-<text:line-break/></text:span></text:span>guine perlabente. Enimvero ipsa quoque ora facile ob-<text:line-break/>struuntur, quum propter nativam angustiam , tum propter<text:line-break/>pituitosiorem humorem quem plerumque ejusmodi mulie-<text:line-break/>res accumulant, quarum certe universum corpus fere est<text:line-break/>utero simile. Quin etiam maris quoque femen talibus<text:line-break/>uteris exceptum refrigerari contingit, nisi sit natura ca-<text:line-break/>lidius. Primi itaque temperamenti frigidi his verbis me-<text:line-break/>minit Hippocrates: <text:span text:style-name="Default_20_Paragraph_20_Font"><text:span text:style-name="T1">quae /r</text:span></text:span>i<text:span text:style-name="Default_20_Paragraph_20_Font"><text:span text:style-name="T1">g</text:span></text:span>i<text:span text:style-name="Default_20_Paragraph_20_Font"><text:span text:style-name="T1">do</text:span></text:span>s <text:span text:style-name="Default_20_Paragraph_20_Font"><text:span text:style-name="T1">ac densu</text:span></text:span>s <text:span text:style-name="Default_20_Paragraph_20_Font"><text:span text:style-name="T1">u</text:span></text:span>t<text:span text:style-name="Default_20_Paragraph_20_Font"><text:span text:style-name="T1">ero</text:span></text:span>s <text:span text:style-name="Default_20_Paragraph_20_Font"><text:span text:style-name="T1">haben</text:span></text:span>t,<text:line-break/>non per levem in ipsis volens implicare cum frigiditate<text:line-break/>densitatem non secus ac si siccitatem aut humiditatem ad-<text:line-break/>dixisset. Harum enim neutra frigiditatem perpetuo comi-<text:line-break/>tatur, proptereaque ipsi modo una, modo altera miscetur.<text:line-break/>Densitas vero uteris admodum frigidis adest necessario, ob<text:line-break/>quam concipere nequeunt, prout explicatum esu Proin-</text:p>
      <text:p text:style-name="P5">deque totam hujus aphorismi sententiam sic accipiemus.<text:line-break/>Quae frigidos uteros habent non concipiunt ob fubstan-<text:line-break/>tiae ipsorum densitatem. Cur vero conceptioni adversetur<text:line-break/>densitas, dicere praetermisit, tanquam nobis intelligere<text:line-break/>valentibus; <text:span text:style-name="Default_20_Paragraph_20_Font"><text:span text:style-name="T1">et quae</text:span></text:span> im<text:span text:style-name="Default_20_Paragraph_20_Font"><text:span text:style-name="T1">moderat</text:span></text:span>i<text:span text:style-name="Default_20_Paragraph_20_Font"><text:span text:style-name="T1">u</text:span></text:span>s <text:span text:style-name="Default_20_Paragraph_20_Font"><text:span text:style-name="T1">praehu</text:span></text:span>m<text:span text:style-name="Default_20_Paragraph_20_Font"><text:span text:style-name="T1">id</text:span></text:span>os <text:span text:style-name="Default_20_Paragraph_20_Font"><text:span text:style-name="T1">habent ute-<text:line-break/>- r</text:span></text:span>os, <text:span text:style-name="Default_20_Paragraph_20_Font"><text:span text:style-name="T1">non conc</text:span></text:span>i<text:span text:style-name="Default_20_Paragraph_20_Font"><text:span text:style-name="T1">p</text:span></text:span>i<text:span text:style-name="Default_20_Paragraph_20_Font"><text:span text:style-name="T1">un</text:span></text:span>t: i<text:span text:style-name="Default_20_Paragraph_20_Font"><text:span text:style-name="T1">n</text:span></text:span> i<text:span text:style-name="Default_20_Paragraph_20_Font"><text:span text:style-name="T1">psi</text:span></text:span>s <text:span text:style-name="Default_20_Paragraph_20_Font"><text:span text:style-name="T1">en</text:span></text:span>im <text:span text:style-name="Default_20_Paragraph_20_Font"><text:span text:style-name="T1">exst</text:span></text:span>i<text:span text:style-name="Default_20_Paragraph_20_Font"><text:span text:style-name="T1">nguitur gen</text:span></text:span>i<text:span text:style-name="Default_20_Paragraph_20_Font"><text:span text:style-name="T1">tura,<text:line-break/></text:span></text:span>quemadmodum i<text:span text:style-name="Default_20_Paragraph_20_Font"><text:span text:style-name="T1">n</text:span></text:span>. terra palustri cereolis semina. Et quae-<text:line-break/>cunque siccos veladurentes habent uteros, ob alimenti<text:line-break/>penuriam non concipiunt. Nam siccis uteris tale quid-.<text:line-break/>dam accidit, quale quum aut arenae aut argillosae telluri<text:line-break/>et petrosae femina mandantur. - Calidis vero immoderate<text:line-break/>et ardentibus contingit quale ubi valde calenti terrae per<text:line-break/>caniculae ardores semina committuntur. : Sic profecto qua-<text:line-break/>tuor qualitatum Hippocrates meminit, singularum feorsim<text:line-break/>facultate exposita: ut si quando invicem misceantur, .tua-<text:line-break/>nifesta sit earum commixtio. Post haec autem inquit: <text:span text:style-name="Default_20_Paragraph_20_Font"><text:span text:style-name="T1">At<text:line-break/>quae ex utr</text:span></text:span>i<text:span text:style-name="Default_20_Paragraph_20_Font"><text:span text:style-name="T1">sque c</text:span></text:span>o<text:span text:style-name="Default_20_Paragraph_20_Font"><text:span text:style-name="T1">mmodera</text:span></text:span>t<text:span text:style-name="Default_20_Paragraph_20_Font"><text:span text:style-name="T1">am</text:span></text:span> t<text:span text:style-name="Default_20_Paragraph_20_Font"><text:span text:style-name="T1">emper</text:span></text:span>i<text:span text:style-name="Default_20_Paragraph_20_Font"><text:span text:style-name="T1">em sort</text:span></text:span>i<text:span text:style-name="Default_20_Paragraph_20_Font"><text:span text:style-name="T1">tae sunt,<text:line-break/>eae fecundae evadunt. </text:span></text:span>Quibus utrisque? Non profecto<text:line-break/>qualitatibus, sunt enim quatuor, sed ipsarum appositioni-</text:p>
      <text:p text:style-name="P5">bus. Ut enim in libris de temperamentis demonstratum<text:line-break/>est; una quidem est temperies ex calido ac frigido, altera<text:line-break/>vero humido et sicco commoderate inter fe.mixtis. At-<text:line-break/>que uterus aliquis una quidem oppositione temperatus,<text:line-break/>altera vero intemperatus esse potest; verum ne mulier<text:line-break/>concipiat, potest etiam altera intemperies efficere. Mullo-<text:line-break/>rem autem fecundam evadere, citra utramque probam<text:line-break/>temperiem fieri non potest. Quemadmodum igitur Hippo-<text:line-break/>crates superiorem de mulieribus universam disputationem<text:line-break/>scripsit, sic etiam hic praestentem de uteri temperamentis<text:line-break/>loquitur. Nihil tamen quidquam ipsis de viris addidit vel<text:line-break/>quia nobis promptum facileque esset ex iis quae protulit,<text:line-break/>easdem ad. femen intemperies transferre vel quum in po-<text:line-break/>sterum sermonem distulisset, postea oblitus est dicere,<text:line-break/>Quidam tamen alterum deinceps aphorifmum de maribus<text:line-break/>adscripsere , cujus .initium est : <text:span text:style-name="Default_20_Paragraph_20_Font"><text:span text:style-name="T1">sim</text:span></text:span>ili<text:span text:style-name="Default_20_Paragraph_20_Font"><text:span text:style-name="T1">ter e</text:span></text:span>ti<text:span text:style-name="Default_20_Paragraph_20_Font"><text:span text:style-name="T1">a</text:span></text:span>m i<text:span text:style-name="Default_20_Paragraph_20_Font"><text:span text:style-name="T1">n maribu</text:span></text:span>s.<text:line-break/>Sed probatissimi aphorismorum interpretes affirmant ipsum<text:line-break/>ab Hippocratis sententia et eloquutionis ratione manifeste</text:p>
      <text:p text:style-name="P25">deficere. Et vero ad: analogiam eorum quae de mulieri-<text:line-break/>bus scripsit Hippocrates licet nobis ad viros transeunti-<text:line-break/>bus dicere vel propter temperamenti- frigiditatem non<text:line-break/>plane femen .ipsis concoqui; atque propterea si- mediocris<text:line-break/>ipsi intemperies adest, uterum calidiorem postulare: Si<text:line-break/>vero immoderata sit , omnino infecundum esse vel propter<text:line-break/>humiditatem rursus non concoqui , idque etiam si mode-<text:line-break/>rata sit intemperies, utero calidiori ac sicciori indigere;<text:line-break/>si vero immode<text:span text:style-name="Default_20_Paragraph_20_Font"><text:span text:style-name="T1">r</text:span></text:span>ata, infecundum. existere. Eodem- quoque<text:line-break/>modo excedente etiam calore femen praetorrido cremio<text:line-break/>quid simile fieri; ob siccitatem vero prima procidentia<text:line-break/>extendi non posse, qua maxime re ad mulieris gravidita-<text:line-break/>tem opus. In libris siquidem de semine ostendimus nisi<text:line-break/>per plurimam fundi uteri partem, semen extendatur, mu-<text:line-break/>fierem non concipere. His igitur veluti quibusdam ele-<text:line-break/>mentis a nobis adstructis, deinceps dicamus quod huc lu-<text:line-break/>pra dicere distulimus a Platone in Theaeteto propositum,</text:p>
      <text:p text:style-name="P5">Inquit enim boni esse maximum munus obstetricum scire<text:line-break/>apta ad liberorum procreationem corpora conciliare inter<text:line-break/>fe ac copulare, quae res hoc aphorismo est tradita, simul-<text:line-break/>que posse qui viri infecundi sint et quae mulieres steriles<text:line-break/>dignoscere. Nam immoderatae intemperies horum funt<text:line-break/>caulae ; moderatae vero si sint et c<text:span text:style-name="Default_20_Paragraph_20_Font"><text:span text:style-name="T1">o</text:span></text:span>ntrariis coniungantur,<text:line-break/>tunc gravidae .fient mulieres; si vero similibus copulen-<text:line-break/>tur , non concipient., Non enim fieri potest ut frigidius<text:line-break/>femen in utero frigidiore fecundetur, ut nec quoque sic-<text:line-break/>cius in sicciore et ceterorum alterutrum eodem modo;<text:line-break/>verum frigidius quidem femen tanto calidiore utero indi-<text:line-break/>gef, quanto ipsimi longius abest ab optima temperatione;<text:line-break/>humidius vero sicciore,. eodemque modo ceteris.. At di-<text:line-break/>gnutio omnis immoderationi uteri intemperies est et quam<text:line-break/>paulo ante Hippocrates per aromatum f<text:span text:style-name="Default_20_Paragraph_20_Font"><text:span text:style-name="T1">o</text:span></text:span>ssilem fieri pro-<text:line-break/>nunciavit. Frigiditas enim propter uteri densitatem ad<text:line-break/>os et nares sursum aromatum halitum. efferri non sinit,</text:p>
      <text:p text:style-name="P5">eodem modo nec siccitas. Humiditas vero quemadmodum<text:line-break/>Hippocrati dieta est genituram exstinguere, ita aromatum<text:line-break/>quoque qualitatem obtundet. Reliqua vehemens est cali-<text:line-break/>ditas, quae si odorum facultatem alterabit et corrumpet,<text:line-break/>atque propterea ipfam, ferrata sinceritate, ad os et nares<text:line-break/>subvehi non permittet; fiatis tum in his etiam calidiori-<text:line-break/>bus naturis esse poterit ad sterilitatis dign<text:span text:style-name="Default_20_Paragraph_20_Font"><text:span text:style-name="T1">a</text:span></text:span>tionem aroma-<text:line-break/>tum fussitio. Si vero haec praestare nequeat, ex aliis<text:line-break/>tunc nobis indiciis erit ejusmodi spectanda natura, hoc<text:line-break/>ipsum in primis tenentibus raram admodum in mulieri-<text:line-break/>bus talem temperationem esse, quandoquidem femina na-<text:line-break/>tura est mare frigidior. Quare ob id etiam quam ex aro-<text:line-break/>malum suffitu mulierum sterilium explorationem facit Hip-<text:line-break/>pocrates, ea utilissima est, quum vel omnis immoderata<text:line-break/>intemperies isti subiiciatur vel <text:span text:style-name="Default_20_Paragraph_20_Font"><text:span text:style-name="T1">s</text:span></text:span>erissime unica ipfam effugiat<text:line-break/>in mulieribus illis quae tenues, nigrae et hirtae apparent,<text:line-break/>ita ut ex his signis immoderata ipsarum intemperies sine<text:line-break/>aromatum suffitu percipiatur.</text:p>
      <text:h text:style-name="P55" text:outline-level="2">LXHI.</text:h>
      <text:p text:style-name="P1"><text:span text:style-name="Default_20_Paragraph_20_Font"><text:span text:style-name="T1">C</text:span></text:span><text:span text:style-name="Default_20_Paragraph_20_Font"><text:span text:style-name="T8">o</text:span></text:span><text:span text:style-name="Default_20_Paragraph_20_Font"><text:span text:style-name="T1">nsimi</text:span></text:span><text:span text:style-name="Default_20_Paragraph_20_Font"><text:span text:style-name="T8">lis </text:span></text:span><text:span text:style-name="Default_20_Paragraph_20_Font"><text:span text:style-name="T1">vero est</text:span></text:span><text:span text:style-name="Default_20_Paragraph_20_Font"><text:span text:style-name="T8"> i</text:span></text:span><text:span text:style-name="Default_20_Paragraph_20_Font"><text:span text:style-name="T1">n ma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rat</text:span></text:span><text:span text:style-name="Default_20_Paragraph_20_Font"><text:span text:style-name="T8">i</text:span></text:span><text:span text:style-name="Default_20_Paragraph_20_Font"><text:span text:style-name="T1">o ; aut en</text:span></text:span><text:span text:style-name="Default_20_Paragraph_20_Font"><text:span text:style-name="T8">i</text:span></text:span><text:span text:style-name="Default_20_Paragraph_20_Font"><text:span text:style-name="T1">m propter<text:line-break/>c</text:span></text:span><text:span text:style-name="Default_20_Paragraph_20_Font"><text:span text:style-name="T8">o</text:span></text:span><text:span text:style-name="Default_20_Paragraph_20_Font"><text:span text:style-name="T1">rpo</text:span></text:span><text:span text:style-name="Default_20_Paragraph_20_Font"><text:span text:style-name="T8">ris </text:span></text:span><text:span text:style-name="Default_20_Paragraph_20_Font"><text:span text:style-name="T1">rar</text:span></text:span><text:span text:style-name="Default_20_Paragraph_20_Font"><text:span text:style-name="T8">i</text:span></text:span><text:span text:style-name="Default_20_Paragraph_20_Font"><text:span text:style-name="T1">tate</text:span></text:span><text:span text:style-name="Default_20_Paragraph_20_Font"><text:span text:style-name="T8">m </text:span></text:span><text:span text:style-name="Default_20_Paragraph_20_Font"><text:span text:style-name="T1">spiritu</text:span></text:span><text:span text:style-name="Default_20_Paragraph_20_Font"><text:span text:style-name="T8">s </text:span></text:span><text:span text:style-name="Default_20_Paragraph_20_Font"><text:span text:style-name="T1">extra se</text:span></text:span><text:span text:style-name="Default_20_Paragraph_20_Font"><text:span text:style-name="T8">n</text:span></text:span><text:span text:style-name="Default_20_Paragraph_20_Font"><text:span text:style-name="T1">ar, ita ut su</text:span></text:span><text:span text:style-name="Default_20_Paragraph_20_Font"><text:span text:style-name="T8">m</text:span></text:span><text:span text:style-name="Default_20_Paragraph_20_Font"><text:span text:style-name="T1">en<text:line-break/>non e</text:span></text:span><text:span text:style-name="Default_20_Paragraph_20_Font"><text:span text:style-name="T8">m</text:span></text:span><text:span text:style-name="Default_20_Paragraph_20_Font"><text:span text:style-name="T1">aculetur ; aut propter densitate</text:span></text:span><text:span text:style-name="Default_20_Paragraph_20_Font"><text:span text:style-name="T8">m </text:span></text:span><text:span text:style-name="Default_20_Paragraph_20_Font"><text:span text:style-name="T1">humor sura</text:span></text:span><text:span text:style-name="Default_20_Paragraph_20_Font"><text:span text:style-name="T8">s </text:span></text:span><text:span text:style-name="Default_20_Paragraph_20_Font"><text:span text:style-name="T1">non<text:line-break/>excernatur aut ob ^r</text:span></text:span><text:span text:style-name="Default_20_Paragraph_20_Font"><text:span text:style-name="T8">i</text:span></text:span><text:span text:style-name="Default_20_Paragraph_20_Font"><text:span text:style-name="T1">g</text:span></text:span><text:span text:style-name="Default_20_Paragraph_20_Font"><text:span text:style-name="T8">i</text:span></text:span><text:span text:style-name="Default_20_Paragraph_20_Font"><text:span text:style-name="T1">d</text:span></text:span><text:span text:style-name="Default_20_Paragraph_20_Font"><text:span text:style-name="T8">it</text:span></text:span><text:span text:style-name="Default_20_Paragraph_20_Font"><text:span text:style-name="T1">atem non accend</text:span></text:span><text:span text:style-name="Default_20_Paragraph_20_Font"><text:span text:style-name="T8">i</text:span></text:span><text:span text:style-name="Default_20_Paragraph_20_Font"><text:span text:style-name="T1">tur, ut ad<text:line-break/>eum locum cogatur ; aut ob ca</text:span></text:span><text:span text:style-name="Default_20_Paragraph_20_Font"><text:span text:style-name="T8">li</text:span></text:span><text:span text:style-name="Default_20_Paragraph_20_Font"><text:span text:style-name="T1">d</text:span></text:span><text:span text:style-name="Default_20_Paragraph_20_Font"><text:span text:style-name="T8">i</text:span></text:span><text:span text:style-name="Default_20_Paragraph_20_Font"><text:span text:style-name="T1">tatem hoc</text:span></text:span><text:span text:style-name="Default_20_Paragraph_20_Font"><text:span text:style-name="T8"> i</text:span></text:span><text:span text:style-name="Default_20_Paragraph_20_Font"><text:span text:style-name="T1">de</text:span></text:span><text:span text:style-name="Default_20_Paragraph_20_Font"><text:span text:style-name="T8">m </text:span></text:span><text:span text:style-name="Default_20_Paragraph_20_Font"><text:span text:style-name="T1">con-<text:line-break/></text:span></text:span><text:span text:style-name="Default_20_Paragraph_20_Font"><text:span text:style-name="T8">ti</text:span></text:span><text:span text:style-name="Default_20_Paragraph_20_Font"><text:span text:style-name="T1">ng</text:span></text:span><text:span text:style-name="Default_20_Paragraph_20_Font"><text:span text:style-name="T8">i</text:span></text:span><text:span text:style-name="Default_20_Paragraph_20_Font"><text:span text:style-name="T1">t.</text:span></text:span></text:p>
      <text:p text:style-name="P4">Qui hunc aphorismum interpretatus est, proprias ejus<text:line-break/>dictiones non intelligit. Nam eundem sibi de viris fer-<text:line-break/>moneta, quem de mulieribus Hippocrates habuit fore pol-<text:line-break/>licitus , hoc non praestitit. Quum . enim ille de quatuor<text:line-break/>intemperiebus mentionem fecisset, hunc etiam quatuor in<text:line-break/>maribus, quemadmodum nos fecimus, intemperies profequi<text:line-break/>oportuit. Verum non ita fecit, sed in primis quidem -<text:line-break/>corporis raritatem statim damnat, quae. mulieribus fuit<text:line-break/>praetermissa; deinde neque ipsa oratio per se diligenter</text:p>
      <text:p text:style-name="P5">examinata vera existit. Viri siquidem non pauci confpi-<text:line-break/>ciuntur, qui licet corpus rarum laxumque .sortiantur, fe-<text:line-break/>men tamen habent fecundissimum quod. minime mirum<text:line-break/>esu Raritas siquidem corporis calidioribus simul et hu-<text:line-break/>midiorlbus inest temperaturis, quae utique potissimum plo-<text:line-break/>rimo femine simulque fecundissimo^ abundant. Nam et<text:line-break/>materiam ex qua femen generatur et facultatem a qua<text:line-break/>concoquitur habent copiosam. Porro autem fpermatico-<text:line-break/>rum vasorum contentione expressam genituram, non spi-<text:line-break/>ritus violentia propulsam foras ejaculamhr. Spiritualis<text:line-break/>enim substantia cum feminis humiditate permiscetur, quae<text:line-break/>et ipfa ut erumpat vasti exprimentibus indiget similiter<text:line-break/>atque spermatica humiditas, quae tanto siccitatem lexsu-<text:line-break/>perat, quanto celerius emicat et diutius et longius fer-<text:line-break/>tur. Ista igitur is ignorabat qui apborifmum adscripsit et<text:line-break/>praeterea quum humorem propter densitatem negat foras<text:line-break/>pervadere. Si namque diver<text:span text:style-name="Default_20_Paragraph_20_Font"><text:span text:style-name="T1">t</text:span></text:span>unt a femine humorem dicit,<text:line-break/>levis est et nugatoria ejus oratio ; si vero propter totius</text:p>
      <text:p text:style-name="P5">corporis spissitudinem femen dicit foras uoh prodire fetui-<text:line-break/>natium instrumentorum structuram protius ignorati prae—<text:line-break/>stitisset enim. ip<text:span text:style-name="Default_20_Paragraph_20_Font"><text:span text:style-name="T1">t</text:span></text:span>orum angustiam causari.. Quin etiam quod<text:line-break/>deinceps dicitur, id quadantenus verum existens fiequen-<text:line-break/>tem habet clausulam ab omni senio abhorrentem. Nam<text:line-break/>propter temperamenti Rigiditatem femen non incendi ac<text:line-break/>propterea infecundam existere verum .est. Quod autem eo<text:line-break/>loci colligi nequeat, ex abundanti additum est, cum. eo<text:line-break/>quod neque locus ab ipsi, enunciatur, sed a .nobis intel-<text:line-break/>ligeudus relinquitur, tametsi vox demonstrativa, <text:span text:style-name="Default_20_Paragraph_20_Font"><text:span text:style-name="T1">e</text:span></text:span>o, ad<text:line-break/>aliquid quod supra dictum esse oportuit, habet relationem.<text:line-break/>Sed haec quidem parva sunt , at <text:span text:style-name="Default_20_Paragraph_20_Font"><text:span text:style-name="T1">t</text:span></text:span>ub aphorismi finem er-<text:line-break/>-ror. magnus est, quum ipsis propter caliditatem idem eve-<text:line-break/>nire dicat: .uranisesto namque ad superius .dictum haec<text:line-break/>oratio reserenda esu Dictum vero supra suit o<text:span text:style-name="Default_20_Paragraph_20_Font"><text:span text:style-name="T1">b fu</text:span></text:span>l<text:span text:style-name="Default_20_Paragraph_20_Font"><text:span text:style-name="T1">g</text:span></text:span>i<text:span text:style-name="Default_20_Paragraph_20_Font"><text:span text:style-name="T1">di-<text:line-break/></text:span></text:span>t<text:span text:style-name="Default_20_Paragraph_20_Font"><text:span text:style-name="T1">a</text:span></text:span>l<text:span text:style-name="Default_20_Paragraph_20_Font"><text:span text:style-name="T1">em sumen n</text:span></text:span>o<text:span text:style-name="Default_20_Paragraph_20_Font"><text:span text:style-name="T1">n</text:span></text:span> i<text:span text:style-name="Default_20_Paragraph_20_Font"><text:span text:style-name="T1">ncalescere, u</text:span></text:span>t <text:span text:style-name="Default_20_Paragraph_20_Font"><text:span text:style-name="T1">e</text:span></text:span>o <text:span text:style-name="Default_20_Paragraph_20_Font"><text:span text:style-name="T1">loc</text:span></text:span>i <text:span text:style-name="Default_20_Paragraph_20_Font"><text:span text:style-name="T1">c</text:span></text:span>o<text:span text:style-name="Default_20_Paragraph_20_Font"><text:span text:style-name="T1">gatur. </text:span></text:span>Quare<text:line-break/>et propter calorem neque incendi femen ; <text:span text:style-name="Default_20_Paragraph_20_Font"><text:span text:style-name="T1">n</text:span></text:span>eque in fper-<text:line-break/>matteis vasis coacervari intelligendum est. Hoc autem</text:p>
      <text:p text:style-name="P5">evidenter absurdum est: nam torreri aut assari aut ejus-<text:line-break/>modi aliquid affirmare pati semen a col<text:span text:style-name="Default_20_Paragraph_20_Font"><text:span text:style-name="T1">o</text:span></text:span>re, rationem ha-<text:line-break/>bet; at non incalescere, omnino absurdum esu</text:p>
      <text:h text:style-name="Heading_20_2" text:outline-level="2">LXVI.</text:h>
      <text:p text:style-name="P1"><text:span text:style-name="Default_20_Paragraph_20_Font"><text:span text:style-name="T1">Lac exh</text:span></text:span>i<text:span text:style-name="Default_20_Paragraph_20_Font"><text:span text:style-name="T1">bere capite d</text:span></text:span>o<text:span text:style-name="Default_20_Paragraph_20_Font"><text:span text:style-name="T1">lent</text:span></text:span>i<text:span text:style-name="Default_20_Paragraph_20_Font"><text:span text:style-name="T1">bu</text:span></text:span>s <text:span text:style-name="Default_20_Paragraph_20_Font"><text:span text:style-name="T1">malu</text:span></text:span>m. <text:span text:style-name="Default_20_Paragraph_20_Font"><text:span text:style-name="T1">Malum e</text:span></text:span>t<text:span text:style-name="Default_20_Paragraph_20_Font"><text:span text:style-name="T1">ia</text:span></text:span>m fa-<text:line-break/><text:span text:style-name="Default_20_Paragraph_20_Font"><text:span text:style-name="T1">br</text:span></text:span>iri<text:span text:style-name="Default_20_Paragraph_20_Font"><text:span text:style-name="T1">tant</text:span></text:span>i<text:span text:style-name="Default_20_Paragraph_20_Font"><text:span text:style-name="T1">bu</text:span></text:span>s <text:span text:style-name="Default_20_Paragraph_20_Font"><text:span text:style-name="T1">e</text:span></text:span>t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h</text:span></text:span>y<text:span text:style-name="Default_20_Paragraph_20_Font"><text:span text:style-name="T1">poch</text:span></text:span>o<text:span text:style-name="Default_20_Paragraph_20_Font"><text:span text:style-name="T1">ndria sub</text:span></text:span>l<text:span text:style-name="Default_20_Paragraph_20_Font"><text:span text:style-name="T1">ata obmur</text:span></text:span>m<text:span text:style-name="Default_20_Paragraph_20_Font"><text:span text:style-name="T1">a-<text:line-break/>ran</text:span></text:span>t <text:span text:style-name="Default_20_Paragraph_20_Font"><text:span text:style-name="T1">et sit</text:span></text:span>i<text:span text:style-name="Default_20_Paragraph_20_Font"><text:span text:style-name="T1">cu</text:span></text:span>l<text:span text:style-name="Default_20_Paragraph_20_Font"><text:span text:style-name="T1">osi</text:span></text:span>s. . <text:span text:style-name="Default_20_Paragraph_20_Font"><text:span text:style-name="T1">Malu</text:span></text:span>m <text:span text:style-name="Default_20_Paragraph_20_Font"><text:span text:style-name="T1">quoque et qu</text:span></text:span>i<text:span text:style-name="Default_20_Paragraph_20_Font"><text:span text:style-name="T1">bu</text:span></text:span>s <text:span text:style-name="Default_20_Paragraph_20_Font"><text:span text:style-name="T1">b</text:span></text:span>i<text:span text:style-name="Default_20_Paragraph_20_Font"><text:span text:style-name="T1">l</text:span></text:span>i<text:span text:style-name="Default_20_Paragraph_20_Font"><text:span text:style-name="T1">osus<text:line-break/>sunt defec</text:span></text:span>tio<text:span text:style-name="Default_20_Paragraph_20_Font"><text:span text:style-name="T1">nes e</text:span></text:span>t <text:span text:style-name="Default_20_Paragraph_20_Font"><text:span text:style-name="T1">acuta fabre lab</text:span></text:span>o<text:span text:style-name="Default_20_Paragraph_20_Font"><text:span text:style-name="T1">ran</text:span></text:span>t<text:span text:style-name="Default_20_Paragraph_20_Font"><text:span text:style-name="T1">ibu</text:span></text:span>s <text:span text:style-name="Default_20_Paragraph_20_Font"><text:span text:style-name="T1">et qu</text:span></text:span>i<text:span text:style-name="Default_20_Paragraph_20_Font"><text:span text:style-name="T1">bus<text:line-break/>c</text:span></text:span>o<text:span text:style-name="Default_20_Paragraph_20_Font"><text:span text:style-name="T1">piosi sangu</text:span></text:span>i<text:span text:style-name="Default_20_Paragraph_20_Font"><text:span text:style-name="T1">ni</text:span></text:span>s <text:span text:style-name="Default_20_Paragraph_20_Font"><text:span text:style-name="T1">desect</text:span></text:span>i<text:span text:style-name="Default_20_Paragraph_20_Font"><text:span text:style-name="T1">o saeta est. At tabid</text:span></text:span>i<text:span text:style-name="Default_20_Paragraph_20_Font"><text:span text:style-name="T1">s lac dare<text:line-break/>conven</text:span></text:span>i<text:span text:style-name="Default_20_Paragraph_20_Font"><text:span text:style-name="T1">t non valde ad</text:span></text:span>m<text:span text:style-name="Default_20_Paragraph_20_Font"><text:span text:style-name="T1">odum febr</text:span></text:span>icit<text:span text:style-name="Default_20_Paragraph_20_Font"><text:span text:style-name="T1">an</text:span></text:span>ti<text:span text:style-name="Default_20_Paragraph_20_Font"><text:span text:style-name="T1">bu</text:span></text:span>s <text:span text:style-name="Default_20_Paragraph_20_Font"><text:span text:style-name="T1">et in subr</text:span></text:span>i-<text:line-break/><text:span text:style-name="Default_20_Paragraph_20_Font"><text:span text:style-name="T1">bu</text:span></text:span>s <text:span text:style-name="Default_20_Paragraph_20_Font"><text:span text:style-name="T1">diuturn</text:span></text:span>is <text:span text:style-name="Default_20_Paragraph_20_Font"><text:span text:style-name="T1">ac len</text:span></text:span>t<text:span text:style-name="Default_20_Paragraph_20_Font"><text:span text:style-name="T1">i</text:span></text:span>s , <text:span text:style-name="Default_20_Paragraph_20_Font"><text:span text:style-name="T1">si praed</text:span></text:span>i<text:span text:style-name="Default_20_Paragraph_20_Font"><text:span text:style-name="T1">ctorum signoru</text:span></text:span>m <text:span text:style-name="Default_20_Paragraph_20_Font"><text:span text:style-name="T1">nut-<text:line-break/></text:span></text:span>l<text:span text:style-name="Default_20_Paragraph_20_Font"><text:span text:style-name="T1">u</text:span></text:span>m <text:span text:style-name="Default_20_Paragraph_20_Font"><text:span text:style-name="T1">ast</text:span></text:span>it<text:span text:style-name="Default_20_Paragraph_20_Font"><text:span text:style-name="T1">erit et prae</text:span></text:span>t<text:span text:style-name="Default_20_Paragraph_20_Font"><text:span text:style-name="T1">er rat</text:span></text:span>i<text:span text:style-name="Default_20_Paragraph_20_Font"><text:span text:style-name="T1">onem ex</text:span></text:span>t<text:span text:style-name="Default_20_Paragraph_20_Font"><text:span text:style-name="T1">enuat</text:span></text:span>is,</text:p>
      <text:p text:style-name="P4">Quod lac cito atteretur quodque duplicem subeat mu-<text:line-break/>tati<text:span text:style-name="Default_20_Paragraph_20_Font"><text:span text:style-name="T1">o</text:span></text:span>nem, plurimo admotum calori quam primum lu nid<text:span text:style-name="Default_20_Paragraph_20_Font"><text:span text:style-name="T1">o-<text:line-break/></text:span></text:span>rem abiens, pauco protinus acescens, tibi scire l<text:span text:style-name="Default_20_Paragraph_20_Font"><text:span text:style-name="T1">i</text:span></text:span>cet, si</text:p>
      <text:p text:style-name="P5">partim ut e mammis amuletum est, <text:span text:style-name="Default_20_Paragraph_20_Font"><text:span text:style-name="T1">t</text:span></text:span>u pr a ignem decoxe-<text:line-break/>ris , partim vero sacrium per <text:span text:style-name="Default_20_Paragraph_20_Font"><text:span text:style-name="T1">t</text:span></text:span>e reposueris. Nam decocto<text:line-break/>fit in nidore depravatio; reposito acor omnino vel ci—<text:line-break/>tius vel tardius contrahitur. Sic autem et in lanis nisi<text:line-break/>probe concoquatur, quibusdam acefcit, nonnullis in ni-<text:line-break/>dorem abit. Uentriculo frigidiore prorsus acefcit tardius<text:line-break/>citiusve , calidiore nidorulentus evadit. Lac tamen probe<text:line-break/>coctum alit probumque creat humorem. lnter coquendum<text:line-break/>ipsis etiam sintis hypochondria lac attollit caputque ferit.<text:line-break/>Hos igitur lactis effectus et affectus in sanis quoque sue-<text:line-break/>ctaturus es; verum quae laborantibus haesto lacte acci-<text:line-break/>dunt, ea percurrit Hippocrates, eorundem experientia<text:line-break/>passim omnibus manifesta, quae possunt etiam ante. ex-<text:line-break/>perientiam cognosci. Ubi namque integra sanitate fruen-<text:line-break/>tibus lac capitis dolorem movere simulque hypochondria<text:line-break/>iussere novimus, mirum certe non est quibus jam caput<text:line-break/>dolet aut sublata <text:span text:style-name="Default_20_Paragraph_20_Font"><text:span text:style-name="T1">t</text:span></text:span>unt hypochondria lac inimicissimum</text:p>
      <text:p text:style-name="P5">esse colligere. Recte vero suspensa dixit hypochondria,<text:line-break/>etiamsi potuerit inflata .et flatucsa dicere. Non enim haec.<text:line-break/><text:span text:style-name="Default_20_Paragraph_20_Font"><text:span text:style-name="T1">t</text:span></text:span>olum hypochondria lac laedere solet, sed et alia omnia<text:line-break/>xifcera quae quoquo modo suspensa sunt propter aliquam<text:line-break/>affectionem phlegmonodem vel erysipelatodem vel propter<text:line-break/>fcirrhodem vel oedematodern. Ac Iane etiamnum magis<text:line-break/>si abscessus sit in hypocbondrio nondum ruptus: his etiam-<text:line-break/>lac est inutile. Atque haec omnia Hippocrates -uno verbo<text:line-break/>significavit, dum inquit hypochondria elata; Lac quoque:<text:line-break/>murmurantibus hypochondriis quae ab inflatis ac disten-<text:line-break/>sistunt diversa; flatulenta tamen ac flatuofa haec quoque<text:line-break/>funt: Major itaque laesio contentis hypochondriis obve-<text:line-break/>siit, minor autem murmurantibus. Verum tamen neque<text:line-break/>lac ipsis est utile: in iis enim lac acescit. Serum tamen-<text:line-break/>laetis sale et melle conditum multis ejusmodi exhibuimus,<text:line-break/>quo ipsi alvo subducta auxilium reciperent. Siticulosis<text:line-break/>quoque lac pravum esse pronunciat, nidorulentum enim<text:line-break/>in ipsis redditur, sive ipsi natura sitiant, sive aliqua oe-</text:p>
      <text:p text:style-name="P5">rasione siticulosi evaserint. Et vero quae biliosa dejiciunt;<text:line-break/>iis quoque nidorulentum fieri lac ipfe dixerim , non mi-<text:line-break/>nus quam qui talia biliosa evomunt. Ab omnibus siqui-<text:line-break/>dem causis calidis lac in nidorem celerrime verti omnino<text:line-break/>jam didicimus. Merito igitur etiam acute febricitant<text:span text:style-name="Default_20_Paragraph_20_Font"><text:span text:style-name="T1">i</text:span></text:span>bus<text:line-break/>lac noxium. Atque mihi melius ita fe habere- dictio vi-<text:line-break/>detur: <text:span text:style-name="Default_20_Paragraph_20_Font"><text:span text:style-name="T1">malum e</text:span></text:span>ti<text:span text:style-name="Default_20_Paragraph_20_Font"><text:span text:style-name="T1">am lac qu</text:span></text:span>i<text:span text:style-name="Default_20_Paragraph_20_Font"><text:span text:style-name="T1">bu</text:span></text:span>s <text:span text:style-name="Default_20_Paragraph_20_Font"><text:span text:style-name="T1">b</text:span></text:span>i<text:span text:style-name="Default_20_Paragraph_20_Font"><text:span text:style-name="T1">liosu</text:span></text:span>s <text:span text:style-name="Default_20_Paragraph_20_Font"><text:span text:style-name="T1">sunt de</text:span></text:span>i<text:span text:style-name="Default_20_Paragraph_20_Font"><text:span text:style-name="T1">ectiones;<text:line-break/>qu</text:span></text:span>i<text:span text:style-name="Default_20_Paragraph_20_Font"><text:span text:style-name="T1">bus fabres sun</text:span></text:span>t <text:span text:style-name="Default_20_Paragraph_20_Font"><text:span text:style-name="T1">acutae. </text:span></text:span>Non enim utrisque simul jun-<text:line-break/>ctis sutum, sed scorsim etiam lac noxium esu His igitur<text:line-break/>affectibus lac magnopere noxam infert;- iis vero qui fe-.<text:line-break/>quatitur est perutile; de quibus ita scripsit H<text:span text:style-name="Default_20_Paragraph_20_Font"><text:span text:style-name="T1">i</text:span></text:span>ppocrates:<text:line-break/><text:span text:style-name="Default_20_Paragraph_20_Font"><text:span text:style-name="T1">at tab</text:span></text:span>i<text:span text:style-name="Default_20_Paragraph_20_Font"><text:span text:style-name="T1">dis lac: dare conven</text:span></text:span>i<text:span text:style-name="Default_20_Paragraph_20_Font"><text:span text:style-name="T1">t n</text:span></text:span>o<text:span text:style-name="Default_20_Paragraph_20_Font"><text:span text:style-name="T1">n magn</text:span></text:span>o<text:span text:style-name="Default_20_Paragraph_20_Font"><text:span text:style-name="T1">pere febr</text:span></text:span>i<text:span text:style-name="Default_20_Paragraph_20_Font"><text:span text:style-name="T1">citant</text:span></text:span>i-<text:line-break/><text:span text:style-name="Default_20_Paragraph_20_Font"><text:span text:style-name="T1">bus. </text:span></text:span>Primum enim dellabidis verba facit, fic autem ipsum<text:line-break/>illos nominare percipiendum est, qui phthoe laborant. De<text:line-break/>ceteris autem extenuatis et exhaustis deinceps dicturus est<text:line-break/>in ea dictione, cujus initium est: <text:span text:style-name="Default_20_Paragraph_20_Font"><text:span text:style-name="T1">e</text:span></text:span>t <text:span text:style-name="Default_20_Paragraph_20_Font"><text:span text:style-name="T1">infantibu</text:span></text:span>s <text:span text:style-name="Default_20_Paragraph_20_Font"><text:span text:style-name="T1">d</text:span></text:span>i<text:span text:style-name="Default_20_Paragraph_20_Font"><text:span text:style-name="T1">uturn</text:span></text:span>is<text:line-break/><text:span text:style-name="Default_20_Paragraph_20_Font"><text:span text:style-name="T1">ac</text:span></text:span> l<text:span text:style-name="Default_20_Paragraph_20_Font"><text:span text:style-name="T1">en</text:span></text:span>tis. At omnibus lactis ufum concedentibus com-<text:line-break/>munis sensus est , cibo opus esse qui boni sit succi , qui-</text:p>
      <text:p text:style-name="P5">que simul celeriter distribuatur. Neque perturbandum est,<text:line-break/>sic .lac flatulentum aliquid habens euchymum esse dica-<text:line-break/>mus. Nam in universum eucbyma esse dicimus, quae<text:line-break/>post coctionem in bonum succum videlicet sanguinem<text:line-break/>mutantur: hic enim nobis amicabilis succus esu Cursu-<text:line-break/>tem quum dixisset,. convenit autem tabidis., adjecit, <text:span text:style-name="Default_20_Paragraph_20_Font"><text:span text:style-name="T1">non<text:line-break/>ad</text:span></text:span>mo<text:span text:style-name="Default_20_Paragraph_20_Font"><text:span text:style-name="T1">du</text:span></text:span>m <text:span text:style-name="Default_20_Paragraph_20_Font"><text:span text:style-name="T1">valde febr</text:span></text:span>icit<text:span text:style-name="Default_20_Paragraph_20_Font"><text:span text:style-name="T1">an</text:span></text:span>ti<text:span text:style-name="Default_20_Paragraph_20_Font"><text:span text:style-name="T1">bu</text:span></text:span>s, dignum mihi ridetur con-<text:line-break/>sideratione non parva. Nam sufficiebat citra valde, ad-<text:line-break/>modum dicere. Utrum igitur solis admodum febricitanti-<text:line-break/>bus lac non exhibet ? an solis non valde admodum fehri-<text:line-break/>citantibus exhibet? An ab aliquo falso adscripta fit par-<text:line-break/>ticula , <text:span text:style-name="Default_20_Paragraph_20_Font"><text:span text:style-name="T1">valde</text:span></text:span>, al.et pleraque alia? Per otium. ergo. ista<text:line-break/>quidam perquirat, a nobis vero hoc in praesentia ha-<text:line-break/>beto , lac valde febricitantibus dandum non esse. Miror<text:line-break/>autem quomodo in illis quibus lac duri juhet adscripsit;<text:line-break/><text:span text:style-name="Default_20_Paragraph_20_Font"><text:span text:style-name="T1">si . praed</text:span></text:span>i<text:span text:style-name="Default_20_Paragraph_20_Font"><text:span text:style-name="T1">c</text:span></text:span>t<text:span text:style-name="Default_20_Paragraph_20_Font"><text:span text:style-name="T1">orum . signorum nullum o</text:span></text:span>b<text:span text:style-name="Default_20_Paragraph_20_Font"><text:span text:style-name="T1">fuer</text:span></text:span>i<text:span text:style-name="Default_20_Paragraph_20_Font"><text:span text:style-name="T1">t. </text:span></text:span>Id enim a<text:line-break/>doctrinae aphoristicae breviloquentia. alienum esu Ex his<text:line-break/>siquidem quae prius dixerat, intelligebatur, etiamsi di-<text:line-break/>ctum non fuisset, dandum scilicet tabidis- et praeter ra-</text:p>
      <text:p text:style-name="P5">tionem extenuatis lac esse ,. nisi caput doleat aut hypo-<text:line-break/>cho<text:span text:style-name="Default_20_Paragraph_20_Font"><text:span text:style-name="T1">n</text:span></text:span>drium tumeat aut biliosa^ sint dejectiones aut deni-<text:line-break/>que aliud ejusmodi ipsis adsit. An non simpliciter, neque<text:line-break/>semper brevitatem servare videtur Hippocrates; sed in<text:line-break/>quibus magnum aliquod periculum imminet, si negligen-<text:line-break/>tius quod ipse docet accipiatur, in his bis torve eadem<text:line-break/>repetere non veretur?.</text:p>
      <text:h text:style-name="Heading_20_2" text:outline-level="2">LXV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cum ulceribu</text:span></text:span>s <text:span text:style-name="Default_20_Paragraph_20_Font"><text:span text:style-name="T1">tumore</text:span></text:span>s <text:span text:style-name="Default_20_Paragraph_20_Font"><text:span text:style-name="T1">conspic</text:span></text:span>i<text:span text:style-name="Default_20_Paragraph_20_Font"><text:span text:style-name="T1">untur, ii fere non<text:line-break/>convellun</text:span></text:span>t<text:span text:style-name="Default_20_Paragraph_20_Font"><text:span text:style-name="T1">ur, neque</text:span></text:span> i<text:span text:style-name="Default_20_Paragraph_20_Font"><text:span text:style-name="T1">n</text:span></text:span> m<text:span text:style-name="Default_20_Paragraph_20_Font"><text:span text:style-name="T1">an</text:span></text:span>i<text:span text:style-name="Default_20_Paragraph_20_Font"><text:span text:style-name="T1">a</text:span></text:span>m <text:span text:style-name="Default_20_Paragraph_20_Font"><text:span text:style-name="T1">inc</text:span></text:span>i<text:span text:style-name="Default_20_Paragraph_20_Font"><text:span text:style-name="T1">dunt. H</text:span></text:span>is <text:span text:style-name="Default_20_Paragraph_20_Font"><text:span text:style-name="T1">au</text:span></text:span>t<text:span text:style-name="Default_20_Paragraph_20_Font"><text:span text:style-name="T1">em<text:line-break/>derepen</text:span></text:span>t<text:span text:style-name="Default_20_Paragraph_20_Font"><text:span text:style-name="T1">e evanescent</text:span></text:span>i<text:span text:style-name="Default_20_Paragraph_20_Font"><text:span text:style-name="T1">bus, qu</text:span></text:span>i<text:span text:style-name="Default_20_Paragraph_20_Font"><text:span text:style-name="T1">bus qu</text:span></text:span>i<text:span text:style-name="Default_20_Paragraph_20_Font"><text:span text:style-name="T1">dem retrorsum c</text:span></text:span>o<text:span text:style-name="Default_20_Paragraph_20_Font"><text:span text:style-name="T1">n-<text:line-break/>vulstones e</text:span></text:span>t <text:span text:style-name="Default_20_Paragraph_20_Font"><text:span text:style-name="T1">te</text:span></text:span>t<text:span text:style-name="Default_20_Paragraph_20_Font"><text:span text:style-name="T1">an</text:span></text:span>i o<text:span text:style-name="Default_20_Paragraph_20_Font"><text:span text:style-name="T1">b</text:span></text:span>o<text:span text:style-name="Default_20_Paragraph_20_Font"><text:span text:style-name="T1">r</text:span></text:span>i<text:span text:style-name="Default_20_Paragraph_20_Font"><text:span text:style-name="T1">untur t qu</text:span></text:span>i<text:span text:style-name="Default_20_Paragraph_20_Font"><text:span text:style-name="T1">bus ver</text:span></text:span>o <text:span text:style-name="Default_20_Paragraph_20_Font"><text:span text:style-name="T1">an</text:span></text:span>t<text:span text:style-name="Default_20_Paragraph_20_Font"><text:span text:style-name="T1">r</text:span></text:span>o<text:span text:style-name="Default_20_Paragraph_20_Font"><text:span text:style-name="T1">rsu</text:span></text:span>m<text:line-break/>m<text:span text:style-name="Default_20_Paragraph_20_Font"><text:span text:style-name="T1">aniae, </text:span></text:span>l<text:span text:style-name="Default_20_Paragraph_20_Font"><text:span text:style-name="T1">a</text:span></text:span>t<text:span text:style-name="Default_20_Paragraph_20_Font"><text:span text:style-name="T1">er</text:span></text:span>i<text:span text:style-name="Default_20_Paragraph_20_Font"><text:span text:style-name="T1">s dolores acut</text:span></text:span>i <text:span text:style-name="Default_20_Paragraph_20_Font"><text:span text:style-name="T1">au</text:span></text:span>t <text:span text:style-name="Default_20_Paragraph_20_Font"><text:span text:style-name="T1">e</text:span></text:span>m<text:span text:style-name="Default_20_Paragraph_20_Font"><text:span text:style-name="T1">p</text:span></text:span>y<text:span text:style-name="Default_20_Paragraph_20_Font"><text:span text:style-name="T1">e</text:span></text:span>m<text:span text:style-name="Default_20_Paragraph_20_Font"><text:span text:style-name="T1">a au</text:span></text:span>t <text:span text:style-name="Default_20_Paragraph_20_Font"><text:span text:style-name="T1">d</text:span></text:span>y<text:span text:style-name="Default_20_Paragraph_20_Font"><text:span text:style-name="T1">sun-<text:line-break/></text:span></text:span>t<text:span text:style-name="Default_20_Paragraph_20_Font"><text:span text:style-name="T1">er</text:span></text:span>i<text:span text:style-name="Default_20_Paragraph_20_Font"><text:span text:style-name="T1">a, si rubri</text:span></text:span> t<text:span text:style-name="Default_20_Paragraph_20_Font"><text:span text:style-name="T1">umores ext</text:span></text:span>it<text:span text:style-name="Default_20_Paragraph_20_Font"><text:span text:style-name="T1">er</text:span></text:span>i<text:span text:style-name="Default_20_Paragraph_20_Font"><text:span text:style-name="T1">nt.</text:span></text:span></text:p>
      <text:p text:style-name="P4">Tumores om<text:span text:style-name="Default_20_Paragraph_20_Font"><text:span text:style-name="T1">n</text:span></text:span>es praeter naturam oedemata nominat<text:line-break/>Hippocrates, quibus videlicet etiam pblegmonae comp<text:span text:style-name="Default_20_Paragraph_20_Font"><text:span text:style-name="T1">t</text:span></text:span>e-</text:p>
      <text:p text:style-name="P5">tunduntur, Quamquam hoc nisum phlegmones r. e. in-<text:line-break/>flammationis nomen de phlogofi scu flagrantia prisci omnes<text:line-break/>dicebant , etiamsi citra tumorem consisteret. Quod itaque<text:line-break/>nunc pronunciatur est hujusmodi : in quibus tumores ul-<text:line-break/>ceribus superveniunt, non admodum convelluntur, neque<text:line-break/>insaniunt; Haec autem indicat oratio -nonnullos quidem<text:line-break/>in ipsis convelli ac insanire, fed raro id accidere, quum<text:line-break/>videlicet in parte nervosa insignem magnitudinem aut ma-<text:line-break/>lignitatem subierint; si vero. tumores derepente. oblitae-<text:line-break/>rint , convulsiones ac tetanos sequi affirmat dumtaxat si<text:line-break/>in partibus posteroribus, hoc est in dorio ulcera fue-<text:line-break/>rint; si vero in partibus anterioribus constiterint, tum<text:line-break/>alia quae deinceps enumerat consequi profert. Posteriores<text:line-break/>namque partes nervosae sunt, anteriores autem venulae et<text:line-break/>arteriofae. Quom igitur ab ulceratio partibus humor qui<text:line-break/>tumorem ferit in aliquam partem principem remeavit; in<text:line-break/>partibus quidem nervosis posterioribus convulsiones. fient<text:line-break/>ac tetani, nam hi fiunt nervorum affectus, in anterioribus</text:p>
      <text:p text:style-name="P5">mania, si humor in caput feratur; lateris autem dolor,<text:line-break/>si in thoracem humor vertatur. At hi saepius purulenti<text:line-break/>evadunt, humore minime discusso. Dysenteriam autem<text:line-break/>fore, inquit, si rubentibus tumoribus materiae <text:span text:style-name="Default_20_Paragraph_20_Font"><text:span text:style-name="T1">r</text:span></text:span>epente<text:line-break/>fiat in ventrem. translatio. Porro dysenteriam ejusmodi<text:line-break/>cruentam appellamus, quae utique definitur sanguinis per<text:line-break/>intestina citra exulcerationem vacuatio. Quod itaque si<text:line-break/>vel in dorio vel partibus anterioribus- ipsi oppositis con-<text:line-break/>ligeris aliquando tumores derepente evanescere, in tales<text:line-break/>affectus aegros incidere manifestum est. Non tamen Hip-<text:line-break/>pocrates ipfe declaravit, an de his partibus fotis loquatur<text:line-break/>an simpliciter de omnibus, ita ut artus quoque hac ora-<text:line-break/>tione comp<text:span text:style-name="Default_20_Paragraph_20_Font"><text:span text:style-name="T1">r</text:span></text:span>ehendantur. ln tibiis certe non. sunt ante-<text:line-break/>riore parte musculi in tendines validos desinentes. In<text:line-break/>femore vero parte genu anteriore maximum tendinem<text:line-break/>cernimus ; quo affecto convulsionem per cen<text:span text:style-name="Default_20_Paragraph_20_Font"><text:span text:style-name="T1">t</text:span></text:span>enium <text:span text:style-name="Default_20_Paragraph_20_Font"><text:span text:style-name="T1">t</text:span></text:span>e-<text:line-break/>quotum iri est probabilius quam aliquo ex musculis<text:line-break/>parte femoris posteriore positis: carnosi namque fiunt</text:p>
      <text:p text:style-name="P5">omnes. Quare verum esse non videretur, quod univer-<text:line-break/><text:span text:style-name="Default_20_Paragraph_20_Font"><text:span text:style-name="T1">t</text:span></text:span>aliter pronunciatur, nimirum fotis partibus posterioribus<text:line-break/>convulsiones accidere. Et quidem plerumque id non in<text:line-break/>cruribus solis <text:span text:style-name="Default_20_Paragraph_20_Font"><text:span text:style-name="T1">i</text:span></text:span> fed etiam manibus accidere. videtur; for-<text:line-break/>tasse quia hae partes omnes e directo dorsali medullae<text:line-break/>respondent ab eaque tum artuum tum dorfalium muscu-<text:line-break/>lorum nervi oriuntur.</text:p>
      <text:h text:style-name="Heading_20_2" text:outline-level="2">LXVI.</text:h>
      <text:p text:style-name="P1"><text:span text:style-name="Default_20_Paragraph_20_Font"><text:span text:style-name="T1">s</text:span></text:span>i <text:span text:style-name="Default_20_Paragraph_20_Font"><text:span text:style-name="T1">vehe</text:span></text:span>m<text:span text:style-name="Default_20_Paragraph_20_Font"><text:span text:style-name="T1">ent</text:span></text:span>i<text:span text:style-name="Default_20_Paragraph_20_Font"><text:span text:style-name="T1">bus ac pravis vulner</text:span></text:span>i<text:span text:style-name="Default_20_Paragraph_20_Font"><text:span text:style-name="T1">bu</text:span></text:span>s <text:span text:style-name="Default_20_Paragraph_20_Font"><text:span text:style-name="T1">ex</text:span></text:span>i<text:span text:style-name="Default_20_Paragraph_20_Font"><text:span text:style-name="T1">stent</text:span></text:span>i<text:span text:style-name="Default_20_Paragraph_20_Font"><text:span text:style-name="T1">bus tu</text:span></text:span>m<text:span text:style-name="Default_20_Paragraph_20_Font"><text:span text:style-name="T1">or<text:line-break/>n</text:span></text:span>o<text:span text:style-name="Default_20_Paragraph_20_Font"><text:span text:style-name="T1">n appareat</text:span></text:span> , i<text:span text:style-name="Default_20_Paragraph_20_Font"><text:span text:style-name="T1">ngens malum.</text:span></text:span></text:p>
      <text:p text:style-name="P4">Potest tum ei quae fusi finem est aphorismi dictioni<text:line-break/><text:span text:style-name="Default_20_Paragraph_20_Font"><text:span text:style-name="T1">malum</text:span></text:span> i<text:span text:style-name="Default_20_Paragraph_20_Font"><text:span text:style-name="T1">ngen</text:span></text:span>s, potest et priori aphorismi parti coniungi.<text:line-break/>Fiet enim talis oratio, vulneribus pravis existentibus tu-<text:line-break/>morem non apparere ingens malum est, vel ita, vulne-<text:line-break/>ribus pravis existentibus, si tumor ingens non appareat,<text:line-break/>malum. Potest autem ingens etiam utrique communi at-</text:p>
      <text:p text:style-name="P5">tribui, ac si ita dixisset: si vulneribus pravis existentibus<text:line-break/>non appareat, malum est ingens. Trium vero lectionum<text:line-break/>meo quidem judicio talis est optima ; si vulneribus pravis<text:line-break/>existentibus tumor non appareat,. malum est ingens, Ce-<text:line-break/>terum prius a me enunciatum est oedema de omnibus<text:line-break/>praeter naturam tumoribus ab ipsi, praedicari. Prava au-<text:line-break/>tem vulnera dici explicandum est, quae in capite aut fine<text:line-break/>musculorum maximeque nervulorum accepta fiunt. In<text:line-break/>musculorum namque capitibus nervi musculorum in<text:span text:style-name="Default_20_Paragraph_20_Font"><text:span text:style-name="T1">t</text:span></text:span>er<text:span text:style-name="Default_20_Paragraph_20_Font"><text:span text:style-name="T1">na-<text:line-break/></text:span></text:span>tm, ex finibus autem tendines exoriuntur. Quemadmo-<text:line-break/>dum igitur paulo ante tumores derepente evanescentes<text:line-break/>damnabat, ita nunc illos qui pravis vulneribus nullo<text:line-break/>medo succedunt. Nam suspicio quaedam est iti ipsis hu-<text:line-break/>mores vulneribus affluentes ad partes principes transferri.<text:line-break/>Atque hoc potissimum iis in vulneribus fieri videtur, qui-<text:line-break/>bus dolor inest, propter quem aliquid omnino in partem<text:line-break/>influit, fed ah imperitis medicis medicamentis valde re-</text:p>
      <text:p text:style-name="P5">frigerantibus aut adstringentibus reprimitur. Maxime vero<text:line-break/>omnium partes nervosae vulneratae dolent, quae calefa-<text:line-break/>cientibus et siccantibus medicamentis curari postulanti</text:p>
      <text:h text:style-name="Heading_20_2" text:outline-level="2">LXVIL</text:h>
      <text:p text:style-name="Normal"><text:span text:style-name="Default_20_Paragraph_20_Font"><text:span text:style-name="T1">Molle</text:span></text:span>s <text:span text:style-name="Default_20_Paragraph_20_Font"><text:span text:style-name="T1">bon</text:span></text:span>i, <text:span text:style-name="Default_20_Paragraph_20_Font"><text:span text:style-name="T1">crud</text:span></text:span>i <text:span text:style-name="Default_20_Paragraph_20_Font"><text:span text:style-name="T1">prav</text:span></text:span>i <text:span text:style-name="Default_20_Paragraph_20_Font"><text:span text:style-name="T1">sun</text:span></text:span>t.</text:p>
      <text:p text:style-name="P4">Hic textus praecedentis pars est, docente qui tumo-<text:line-break/>res sint molles, eos omnes bonos esse, contrarios vero<text:line-break/>pravos. Proprie igitur molli durum opponitur atque re-<text:line-break/>nitens. Id vero Hippocrates crudum appellarit: nequa-<text:line-break/>quam enim tumor re<text:span text:style-name="Default_20_Paragraph_20_Font"><text:span text:style-name="T1">n</text:span></text:span>itens fieri potest, partis natura hu-<text:line-break/>mores assi nentes probe concoquente.</text:p>
      <text:h text:style-name="Heading_20_2" text:outline-level="2">LXV1II.</text:h>
      <text:p text:style-name="P1"><text:span text:style-name="Default_20_Paragraph_20_Font"><text:span text:style-name="T1">p</text:span></text:span>o<text:span text:style-name="Default_20_Paragraph_20_Font"><text:span text:style-name="T1">steriore cap</text:span></text:span>it<text:span text:style-name="Default_20_Paragraph_20_Font"><text:span text:style-name="T1">i</text:span></text:span>s <text:span text:style-name="Default_20_Paragraph_20_Font"><text:span text:style-name="T1">par</text:span></text:span>t<text:span text:style-name="Default_20_Paragraph_20_Font"><text:span text:style-name="T1">e do</text:span></text:span>l<text:span text:style-name="Default_20_Paragraph_20_Font"><text:span text:style-name="T1">ent</text:span></text:span>i <text:span text:style-name="Default_20_Paragraph_20_Font"><text:span text:style-name="T1">recta in spon</text:span></text:span>t<text:span text:style-name="Default_20_Paragraph_20_Font"><text:span text:style-name="T1">e vena</text:span></text:span> i<text:span text:style-name="Default_20_Paragraph_20_Font"><text:span text:style-name="T1">n-<text:line-break/>cisu prodest.</text:span></text:span></text:p>
      <text:p text:style-name="P3">Non vacuare solum Hippocrates , quum u<text:span text:style-name="Default_20_Paragraph_20_Font"><text:span text:style-name="T1">t</text:span></text:span>us postulat,<text:line-break/>fed etiam cum revulsione vacuationem instituit. Fit porro<text:line-break/>revulsus in contrarium. Ac fecundum longitudinem qur-<text:line-break/>de<text:span text:style-name="Default_20_Paragraph_20_Font"><text:span text:style-name="T1">t</text:span></text:span>n sursum ac deorsum, secundum latitudinem vero huc<text:line-break/>et illuc, hoc est dextrorsum et sinistrorsum et secundum<text:line-break/>prufun dilatem ante et po<text:span text:style-name="Default_20_Paragraph_20_Font"><text:span text:style-name="T1">n</text:span></text:span>e. Nunc itaque posteriore^ ca-<text:line-break/>pilis parte dolente com revulsione , ex fronte fiet vacua-<text:line-break/>tio: quemadmodum et quum anterior pars laborat, ex oc-<text:line-break/>cipite. Ita enim saepe diuturnae oculorum fluxiones fa-<text:line-break/>natae fiunt ex occipitis partibus detracto sanguine et ad-<text:line-break/>motis cucurbitulis.</text:p>
      <text:h text:style-name="Heading_20_2" text:outline-level="2">LXIX.</text:h>
      <text:p text:style-name="P1">Ri<text:span text:style-name="Default_20_Paragraph_20_Font"><text:span text:style-name="T1">gore</text:span></text:span>s <text:span text:style-name="Default_20_Paragraph_20_Font"><text:span text:style-name="T1">mulier</text:span></text:span>i<text:span text:style-name="Default_20_Paragraph_20_Font"><text:span text:style-name="T1">bu</text:span></text:span>s <text:span text:style-name="Default_20_Paragraph_20_Font"><text:span text:style-name="T1">quide</text:span></text:span>m <text:span text:style-name="Default_20_Paragraph_20_Font"><text:span text:style-name="T1">initium ducunt ex lumb</text:span></text:span>is <text:span text:style-name="Default_20_Paragraph_20_Font"><text:span text:style-name="T1">ma-<text:line-break/>g</text:span></text:span>is <text:span text:style-name="Default_20_Paragraph_20_Font"><text:span text:style-name="T1">ac per dorsum ad caput perven</text:span></text:span>i<text:span text:style-name="Default_20_Paragraph_20_Font"><text:span text:style-name="T1">unt. Qu</text:span></text:span>i<text:span text:style-name="Default_20_Paragraph_20_Font"><text:span text:style-name="T1">n etia</text:span></text:span>m<text:line-break/><text:span text:style-name="Default_20_Paragraph_20_Font"><text:span text:style-name="T1">v</text:span></text:span>i<text:span text:style-name="Default_20_Paragraph_20_Font"><text:span text:style-name="T1">r</text:span></text:span>is <text:span text:style-name="Default_20_Paragraph_20_Font"><text:span text:style-name="T1">parte corpor</text:span></text:span>is <text:span text:style-name="Default_20_Paragraph_20_Font"><text:span text:style-name="T1">poster</text:span></text:span>i<text:span text:style-name="Default_20_Paragraph_20_Font"><text:span text:style-name="T1">ore mag</text:span></text:span>is <text:span text:style-name="Default_20_Paragraph_20_Font"><text:span text:style-name="T1">quam ante</text:span></text:span>rio<text:span text:style-name="Default_20_Paragraph_20_Font"><text:span text:style-name="T1">re,<text:line-break/>velut</text:span></text:span>i <text:span text:style-name="Default_20_Paragraph_20_Font"><text:span text:style-name="T1">ex cub</text:span></text:span>i<text:span text:style-name="Default_20_Paragraph_20_Font"><text:span text:style-name="T1">ti</text:span></text:span>s <text:span text:style-name="Default_20_Paragraph_20_Font"><text:span text:style-name="T1">e</text:span></text:span>t <text:span text:style-name="Default_20_Paragraph_20_Font"><text:span text:style-name="T1">fem</text:span></text:span>o<text:span text:style-name="Default_20_Paragraph_20_Font"><text:span text:style-name="T1">r</text:span></text:span>i<text:span text:style-name="Default_20_Paragraph_20_Font"><text:span text:style-name="T1">bu</text:span></text:span>s, <text:span text:style-name="Default_20_Paragraph_20_Font"><text:span text:style-name="T1">quod et prodit cut</text:span></text:span>is <text:span text:style-name="Default_20_Paragraph_20_Font"><text:span text:style-name="T1">ra-<text:line-break/>r</text:span></text:span>it<text:span text:style-name="Default_20_Paragraph_20_Font"><text:span text:style-name="T1">u</text:span></text:span>s, <text:span text:style-name="Default_20_Paragraph_20_Font"><text:span text:style-name="T1">prod</text:span></text:span>it <text:span text:style-name="Default_20_Paragraph_20_Font"><text:span text:style-name="T1">et hanc p</text:span></text:span>i<text:span text:style-name="Default_20_Paragraph_20_Font"><text:span text:style-name="T1">lu</text:span></text:span>s.</text:p>
      <text:p text:style-name="P3">Rigor omnis incipit cum <text:span text:style-name="Default_20_Paragraph_20_Font"><text:span text:style-name="T1">s</text:span></text:span>e<text:span text:style-name="Default_20_Paragraph_20_Font"><text:span text:style-name="T1">n</text:span></text:span>sibili quodam frigore.<text:line-break/>Dorsi autem paries non susum facilius refrigerantur, fed<text:line-break/>promptius etiam frigus <text:span text:style-name="Default_20_Paragraph_20_Font"><text:span text:style-name="T1">s</text:span></text:span>entiunt. Quare merito inde ri-<text:line-break/>gores initium ducunt hique magis mulieribus accidunt;<text:line-break/>quia femina viro .frigidior natura esu et imbecillior. At<text:line-break/>hinc incipiens rigor excurrit . in caput nervorum princi-<text:line-break/>pium celerrime per spinalem medullam facta consensione,<text:line-break/>id est affectionis communicatione. Quandoquidem et ipsa<text:line-break/>peraeque ac cerebrum frigida est natura et propter sub-<text:line-break/>stantiae mollitudinem similiter obnoxia. At vero ex par-<text:line-break/>tibus anterioribus rigores non incipiunt, quia posteriori-<text:line-break/>bus calidiores funt temperamento. Cujus, rei indicium<text:line-break/>statuit cutis raritatem et hujus rursus ipsius pilorum mul-<text:line-break/>titudinem. De quorum generatione in libris de tempe-<text:line-break/>ramentis abunde egimus,</text:p>
      <text:h text:style-name="P55" text:outline-level="2"><text:bookmark-start text:name="bookmark122"/><text:span text:style-name="Default_20_Paragraph_20_Font">LXX.</text:span><text:bookmark-end text:name="bookmark122"/></text:h>
      <text:p text:style-name="P1"><text:span text:style-name="Default_20_Paragraph_20_Font"><text:span text:style-name="T1">Quartani</text:span></text:span>s <text:span text:style-name="Default_20_Paragraph_20_Font"><text:span text:style-name="T1">c</text:span></text:span>o<text:span text:style-name="Default_20_Paragraph_20_Font"><text:span text:style-name="T1">rrep</text:span></text:span>t<text:span text:style-name="Default_20_Paragraph_20_Font"><text:span text:style-name="T1">i n</text:span></text:span>o<text:span text:style-name="Default_20_Paragraph_20_Font"><text:span text:style-name="T1">n ad</text:span></text:span>mo<text:span text:style-name="Default_20_Paragraph_20_Font"><text:span text:style-name="T1">dum c</text:span></text:span>o<text:span text:style-name="Default_20_Paragraph_20_Font"><text:span text:style-name="T1">nvulsion</text:span></text:span>i<text:span text:style-name="Default_20_Paragraph_20_Font"><text:span text:style-name="T1">bu</text:span></text:span>s <text:span text:style-name="Default_20_Paragraph_20_Font"><text:span text:style-name="T1">prehen-<text:line-break/>dantur. Qu</text:span></text:span>o<text:span text:style-name="Default_20_Paragraph_20_Font"><text:span text:style-name="T1">d si priu</text:span></text:span>s <text:span text:style-name="Default_20_Paragraph_20_Font"><text:span text:style-name="T1">c</text:span></text:span>o<text:span text:style-name="Default_20_Paragraph_20_Font"><text:span text:style-name="T1">rr</text:span></text:span>i<text:span text:style-name="Default_20_Paragraph_20_Font"><text:span text:style-name="T1">p</text:span></text:span>i<text:span text:style-name="Default_20_Paragraph_20_Font"><text:span text:style-name="T1">an</text:span></text:span>t<text:span text:style-name="Default_20_Paragraph_20_Font"><text:span text:style-name="T1">ur, de</text:span></text:span>i<text:span text:style-name="Default_20_Paragraph_20_Font"><text:span text:style-name="T1">nde quartana<text:line-break/>qu</text:span></text:span>o<text:span text:style-name="Default_20_Paragraph_20_Font"><text:span text:style-name="T1">que succedat</text:span></text:span>, l<text:span text:style-name="Default_20_Paragraph_20_Font"><text:span text:style-name="T1">iberantur.</text:span></text:span></text:p>
      <text:p text:style-name="P4">Quae propter vacnationem fit co<text:span text:style-name="Default_20_Paragraph_20_Font"><text:span text:style-name="T1">n</text:span></text:span>vulsio acutissima<text:line-break/>est et perniciosissima; quae vero ob nervosarum partium<text:line-break/>repletionem accidit , qualis est epileptica , neque acutissima<text:line-break/>neque similiter aegris periculosa. Nunc autem hujusmodi<text:line-break/>convulsionis meminit Hippocrates. Nam verba: <text:span text:style-name="Default_20_Paragraph_20_Font"><text:span text:style-name="T1">correpti<text:line-break/>e</text:span></text:span>t <text:span text:style-name="Default_20_Paragraph_20_Font"><text:span text:style-name="T1">prehenduntur</text:span></text:span>, temporis productionem declarant. Hanc<text:line-break/>ergo convulsionem fieri quarta<text:span text:style-name="Default_20_Paragraph_20_Font"><text:span text:style-name="T1">n</text:span></text:span>a non solum prohibet, ve-<text:line-break/>ruat etiam, si praeripuerit, solvit. Fit autem haec con-<text:line-break/>vulsio lentis ac pituitosis humoribus partes nervulos i<text:span text:style-name="Default_20_Paragraph_20_Font"><text:span text:style-name="T1">n-<text:line-break/></text:span></text:span>farcientibus ac obstruentibus. Quibus humoribus liberan-<text:line-break/>dis quum duplex sit medendi ratio, excretio et coctio,<text:line-break/>utramque habet quartana: excretionem quidem vi rigo-<text:line-break/>r is; hujusmodi namque concussio et convulsic sola potest</text:p>
      <text:p text:style-name="P26">crassem humorem excernere; coctionem vero caloris ra-<text:line-break/>tione rigorem excipientis.</text:p>
      <text:h text:style-name="Heading_20_2" text:outline-level="2">LXXI.</text:h>
      <text:p text:style-name="P27">sui<text:span text:style-name="Default_20_Paragraph_20_Font"><text:span text:style-name="T1">bus cu</text:span></text:span>t<text:span text:style-name="Default_20_Paragraph_20_Font"><text:span text:style-name="T1">i</text:span></text:span>s <text:span text:style-name="Default_20_Paragraph_20_Font"><text:span text:style-name="T1">obtendi</text:span></text:span>t<text:span text:style-name="Default_20_Paragraph_20_Font"><text:span text:style-name="T1">ur arida ac dura , sine sudor</text:span></text:span>i<text:span text:style-name="Default_20_Paragraph_20_Font"><text:span text:style-name="T1">bu</text:span></text:span>s <text:span text:style-name="Default_20_Paragraph_20_Font"><text:span text:style-name="T1">m</text:span></text:span>o-<text:line-break/><text:span text:style-name="Default_20_Paragraph_20_Font"><text:span text:style-name="T1">r</text:span></text:span>i<text:span text:style-name="Default_20_Paragraph_20_Font"><text:span text:style-name="T1">untur,. quibu</text:span></text:span>s <text:span text:style-name="Default_20_Paragraph_20_Font"><text:span text:style-name="T1">vero</text:span></text:span> l<text:span text:style-name="Default_20_Paragraph_20_Font"><text:span text:style-name="T1">axa et rara cu</text:span></text:span>m <text:span text:style-name="Default_20_Paragraph_20_Font"><text:span text:style-name="T1">sudore, v</text:span></text:span>it<text:span text:style-name="Default_20_Paragraph_20_Font"><text:span text:style-name="T1">a de-<text:line-break/>fungun</text:span></text:span>t<text:span text:style-name="Default_20_Paragraph_20_Font"><text:span text:style-name="T1">ur.<text:tab/>.<text:tab/>. ,</text:span></text:span></text:p>
      <text:p text:style-name="P4">Morituris quibus dura, squalida, sicca et obten<text:span text:style-name="Default_20_Paragraph_20_Font"><text:span text:style-name="T1">t</text:span></text:span>a cu-<text:line-break/>tis est, .ii sine fudere vitam finiunt. Si contra rara,<text:line-break/>mollis et laxa cum fudere, fato concedunt. Prioribus si-<text:line-break/>quidem vel omnino est exhausta humiditas vel cuti deest,<text:line-break/>aliis vero cuti inest.</text:p>
      <text:h text:style-name="Heading_20_2" text:outline-level="2">LXXII.</text:h>
      <text:p text:style-name="Normal"><text:span text:style-name="Default_20_Paragraph_20_Font"><text:span text:style-name="T1">.later</text:span></text:span>i<text:span text:style-name="Default_20_Paragraph_20_Font"><text:span text:style-name="T1">ci non ad</text:span></text:span>m<text:span text:style-name="Default_20_Paragraph_20_Font"><text:span text:style-name="T1">odu</text:span></text:span>m /<text:span text:style-name="Default_20_Paragraph_20_Font"><text:span text:style-name="T1">lu</text:span></text:span>t<text:span text:style-name="Default_20_Paragraph_20_Font"><text:span text:style-name="T1">ulen</text:span></text:span>ti <text:span text:style-name="Default_20_Paragraph_20_Font"><text:span text:style-name="T1">ex</text:span></text:span>i<text:span text:style-name="Default_20_Paragraph_20_Font"><text:span text:style-name="T1">stun</text:span></text:span>t.</text:p>
      <text:p text:style-name="P3">Flatulentos hic eos dici existimandum est, qui flatu-<text:line-break/>lenti spiritus copiam in ventre colligunt, qui vel per<text:line-break/>ructus vel flatus excernitur vel remanet et quae illic ja-<text:line-break/>cent partes, eas distendit. Hoc autem fit interdum tum<text:line-break/>ob facultatis imbecillitatem , tum partium ventris infirmi-<text:line-break/>tatem ; interdum vero. ob pituitofum et frigidum humo-<text:line-break/>rem. Qui itaque propter pituitofum humorem flatulenta<text:line-break/><text:span text:style-name="Default_20_Paragraph_20_Font"><text:span text:style-name="T1">sun</text:span></text:span>t, ictericis opponuntur biliosis existentibus. Quare<text:line-break/>interici nunquam ob humoris exsuperantis naturam flatu-<text:line-break/>lenti sunt. Contingit autem ipsos ob partium imbecilli-<text:line-break/>talem nonnunquam flatulentos fieri. Idcirco textui .adje-<text:line-break/>cit, <text:span text:style-name="Default_20_Paragraph_20_Font"><text:span text:style-name="T1">non ad</text:span></text:span>m<text:span text:style-name="Default_20_Paragraph_20_Font"><text:span text:style-name="T1">odu</text:span></text:span>m, quo perpetuitatem quidem negationis<text:line-break/>interrumpit, quod vero . plerumque prius fieri pro<text:span text:style-name="Default_20_Paragraph_20_Font"><text:span text:style-name="T1">n</text:span></text:span>uncia-<text:line-break/>verat , ostendit. Perraro namque icteric<text:span text:style-name="Default_20_Paragraph_20_Font"><text:span text:style-name="T1">o</text:span></text:span>s invenire con-<text:line-break/>tingit , qui ventris partes imbecillas s<text:span text:style-name="Default_20_Paragraph_20_Font"><text:span text:style-name="T1">o</text:span></text:span>rtiantur.</text:p>
      <text:p text:style-name="P5"/>
      <text:h text:style-name="Heading_20_1" text:outline-level="1">HIPPOCRATIS APHORISMI ET<text:line-break/>GALENI IN EOS COMMEN-<text:line-break/>TARH.</text:h>
      <text:h text:style-name="Heading_20_2" text:outline-level="2">I.<text:line-break/></text:h>
      <text:p text:style-name="P1">a<text:span text:style-name="Default_20_Paragraph_20_Font"><text:span text:style-name="T1">n d</text:span></text:span>i<text:span text:style-name="Default_20_Paragraph_20_Font"><text:span text:style-name="T1">uturni</text:span></text:span>s <text:span text:style-name="Default_20_Paragraph_20_Font"><text:span text:style-name="T1">lienter</text:span></text:span>iis <text:span text:style-name="Default_20_Paragraph_20_Font"><text:span text:style-name="T1">si ruc</text:span></text:span>t<text:span text:style-name="Default_20_Paragraph_20_Font"><text:span text:style-name="T1">u</text:span></text:span>s <text:span text:style-name="Default_20_Paragraph_20_Font"><text:span text:style-name="T1">ac</text:span></text:span>i<text:span text:style-name="Default_20_Paragraph_20_Font"><text:span text:style-name="T1">du</text:span></text:span>s <text:span text:style-name="Default_20_Paragraph_20_Font"><text:span text:style-name="T1">qu</text:span></text:span>i <text:span text:style-name="Default_20_Paragraph_20_Font"><text:span text:style-name="T1">pr</text:span></text:span>i<text:span text:style-name="Default_20_Paragraph_20_Font"><text:span text:style-name="T1">u</text:span></text:span>s <text:span text:style-name="Default_20_Paragraph_20_Font"><text:span text:style-name="T1">n</text:span></text:span>o<text:span text:style-name="Default_20_Paragraph_20_Font"><text:span text:style-name="T1">n ext</text:span></text:span>i-<text:line-break/><text:span text:style-name="Default_20_Paragraph_20_Font"><text:span text:style-name="T1">t</text:span></text:span>it <text:span text:style-name="Default_20_Paragraph_20_Font"><text:span text:style-name="T1">oboriatur, signum bonum est.</text:span></text:span></text:p>
      <text:p text:style-name="P4">Lienteria celer est per ventrem et intestina tum escu-<text:line-break/>lentorum tum potulentorum transitus, qua talia dejiciun-<text:line-break/>tur, qualia devorata fuere. Quod si quis ipsam brevius</text:p>
      <text:p text:style-name="P5">definire velit, diceret coctionis privationem esse, nulla<text:line-break/>neque secundum consistentiam neque fecundum colorem<text:line-break/>aut odorem aut nullam aliam omnino qualitatem in ven-<text:line-break/>triculo ciborum mutatione facta. lta vero morbus hic<text:line-break/>appellatus est existimantibus illis qui primum ipsi talem<text:line-break/>appellationem imposuerunt, propter interioris intestinorum<text:line-break/>superficiei laevitatem fieri, ob quam non amplius ipsa<text:line-break/>retineant. in se contenta cibaria, sed celerrime praeter-<text:line-break/>labi sinant; quasi vero <text:span text:style-name="Default_20_Paragraph_20_Font"><text:span text:style-name="T1">t</text:span></text:span>ua, quum fecundum naturam fe<text:line-break/>habebant, asperitate ipsa retinerent. Quum itaque in<text:line-break/>multis aliis eos laudandos aequum sit qui primum rebus<text:line-break/>impofuerunt nomina , in lien teris tamen eos viros minime<text:line-break/>probare possum, quum ipsius ventriculi munus esse igno-<text:line-break/>raverint, cibos circumplecti aut ipsus constringendo quo-<text:line-break/>dam tempore retinere rursusque deorsum propellere. Et<text:line-break/>ru<text:span text:style-name="Default_20_Paragraph_20_Font"><text:span text:style-name="T1">ct</text:span></text:span>us quemadmodum in vesica sit urinae stillicidium pa-<text:line-break/>tienter non ferente urinam colligi, fed statim ut rnorden-<text:line-break/>tem aut gravantem expellente, sic et in ventriculo cele-</text:p>
      <text:p text:style-name="P3">res cibariarum transitus. Hi enim sunt omnium exere-<text:line-break/>tionum communes causae; quas si illi scivissent qui primi<text:line-break/>huic affectui lienteriae nomen indiderunt, talem de ea<text:line-break/>intestinorum laevitate opinionem improbassent, ac ejus<text:line-break/>vice totius ventriculi et intestinorum imbecillitatem cau-<text:line-break/>sum statuissent , ob quam hae corporis partes cibis assum-<text:line-break/>ptis gravatae ipsos citissime propellunt. Potest etiam in-<text:line-break/>turdum quorundam humorum mordacitate et acrimonia. in<text:line-break/>superficie exulceratis intestinis .haec affectio accidere,<text:line-break/>etiamsi vires ipsorum non magnopere laborent.^ Tum enim<text:line-break/>necessariam fuerit, ut permeantibus cibis partes exulce-<text:line-break/>ratae dolorem inferant, atque idee deorsum illos propel-<text:line-break/>lant et a fe ipsis quam citissime omittant, quo per omnes<text:line-break/>partes facto tanta sequetur transitus celeritas, ut nullum<text:line-break/>fiet coctionis rudimentum. Verum tali lienteriae morsus<text:line-break/>cujusdam <text:span text:style-name="Default_20_Paragraph_20_Font"><text:span text:style-name="T1">t</text:span></text:span>ensus inerit. In ea vero quae propter ventri-<text:line-break/>culi et intestinorum imbecillitatem accidit, citra omnem<text:line-break/>. doloris sensum fient dejectiones. Ceterum hoc non par-</text:p>
      <text:p text:style-name="P5">vum quoddam est utrique lienteriarum discrimen. Nam<text:line-break/>quae ab humorum fit acrimonia totius ventriculi et iute-<text:line-break/>stinorum abra fa superficie, siquidem humorum pravitas<text:line-break/>cessaverit, adstringentibus tum eduliis tum potibus citis-<text:line-break/>sime curatur. Si vero longiore tempore perfeveret , in<text:line-break/>dysenteriam transit mutaturque. At quae propter reten-<text:line-break/>tricis facultatis imbecillitatem fit ab intemperie plane<text:line-break/>conciliatur, quae vel <text:span text:style-name="Default_20_Paragraph_20_Font"><text:span text:style-name="T1">sut</text:span></text:span>orum corporum dispositio est ali-<text:line-break/>quem jam habitum folutu difficilem non fequuta vel quae<text:line-break/>propter humorem aliquem in ventriculo atque intestinis<text:line-break/>contentum evenit, ex quibus humoribus unus est pituita,<text:line-break/>qua aegrotantibus acidi ructus eveniunt, quas oxyregmias<text:line-break/>appellitant, etiam citra pituitae cujusdam consortium<text:line-break/>ventriculo frigidiore obortas. Et fano cum quibusdam<text:line-break/>Iienteriis ex frigiditate ortum ducentibus una invadunt<text:line-break/>acidi ructus, fed temporis progressu cessant. Nam per<text:line-break/>initia exiguo quodam tempore cibi in ventriculo retineo-<text:line-break/>tur; procedente autem atque aucto morbo, ne hoc qui-</text:p>
      <text:p text:style-name="P3">dem accidit. Ubi igitur in ventriculo brevis est cibi<text:line-break/>tj. mora, tum quaedam fit coctionis inchoatio, proindeque</text:p>
      <text:p text:style-name="P4">ejusdem frustratio. Nos autem a frigida causa profectas<text:line-break/>coctionis frustrationes ructus acidos gignere didicimus. In<text:line-break/>quibus autem per initia cibi nullum Iube<text:span text:style-name="Default_20_Paragraph_20_Font"><text:span text:style-name="T1">a</text:span></text:span>nt coctionis ru-<text:line-break/>dimentum, nulla quoque fit ipsorum fecundum qualita-<text:line-break/>tem mutatio, ac proinde neque ructus acidus , nisu pituita<text:line-break/>eaque potissimum in ventriculo exuberet. Propterea<text:line-break/>Hippocrates in lienteriis acidum ructum bonum signum<text:line-break/>esse non absolute pronunciavit, verum primum in diutur-<text:line-break/>uls addidit: nam quum incipientibus, ut dictum est, saepe<text:line-break/>simul acidi ructus oboriuntur, deinde qui prius, inquit,<text:line-break/>non extiterunt. Quae namque a pituita ventriculum re-<text:line-break/>frigerante fiunt lienteriae, femper cum ipsis tanquam fym-<text:line-break/>ptoma quoddam oxyregmia esu Cum illis igitur quae<text:line-break/>neque etiamnum incipiunt, neque a pituita procreantur,<text:line-break/>non fiunt acidi ructus. Si quando vero^ fiant, tantum<text:line-break/>jam temporis cibum in ventriculo permanere, quoad mu-<text:line-break/>tatiouis principium consequantur et naturam <text:span text:style-name="Default_20_Paragraph_20_Font"><text:span text:style-name="T1">t</text:span></text:span>uorum ope-</text:p>
      <text:p text:style-name="P5">rum reminisci significabit. Atque mihi videor quae ad-<text:line-break/>textus explicationem spectant , ea satis explevisse. Si<text:line-break/>quis autem eorum quae dicta sunt capita scienter discere<text:line-break/>velit, is in opere de natu<text:span text:style-name="Default_20_Paragraph_20_Font"><text:span text:style-name="T1">r</text:span></text:span>alibus facultatibus et in lib<text:span text:style-name="Default_20_Paragraph_20_Font"><text:span text:style-name="T1">r</text:span></text:span>is<text:line-break/>de symptomatum causis omnium quae celeriter excernun-<text:line-break/>tur explicatas causas habet. Quoniam vero Erasistratus<text:line-break/>secundo de ventriculo superiorum medico<text:span text:style-name="Default_20_Paragraph_20_Font"><text:span text:style-name="T1">r</text:span></text:span>um auctorita-<text:line-break/>tem ementitus est ac de lienteria notionem turbavit con-<text:line-break/>fuditque, melius esse mihi visum est haec etiam superasse<text:line-break/>dere, ac primum ipsius Erasistrati textum ita se habentem<text:line-break/>subscribere: <text:span text:style-name="Default_20_Paragraph_20_Font"><text:span text:style-name="T1">de</text:span></text:span> li<text:span text:style-name="Default_20_Paragraph_20_Font"><text:span text:style-name="T1">en</text:span></text:span>t<text:span text:style-name="Default_20_Paragraph_20_Font"><text:span text:style-name="T1">eria vocata d</text:span></text:span>i<text:span text:style-name="Default_20_Paragraph_20_Font"><text:span text:style-name="T1">cendum est, super</text:span></text:span>i<text:span text:style-name="Default_20_Paragraph_20_Font"><text:span text:style-name="T1">ore</text:span></text:span>s<text:line-break/><text:span text:style-name="Default_20_Paragraph_20_Font"><text:span text:style-name="T1">en</text:span></text:span>i<text:span text:style-name="Default_20_Paragraph_20_Font"><text:span text:style-name="T1">m med</text:span></text:span>ici i<text:span text:style-name="Default_20_Paragraph_20_Font"><text:span text:style-name="T1">n</text:span></text:span>t<text:span text:style-name="Default_20_Paragraph_20_Font"><text:span text:style-name="T1">est</text:span></text:span>i<text:span text:style-name="Default_20_Paragraph_20_Font"><text:span text:style-name="T1">n</text:span></text:span>o<text:span text:style-name="Default_20_Paragraph_20_Font"><text:span text:style-name="T1">rum affec</text:span></text:span>t<text:span text:style-name="Default_20_Paragraph_20_Font"><text:span text:style-name="T1">u</text:span></text:span>m i<text:span text:style-name="Default_20_Paragraph_20_Font"><text:span text:style-name="T1">n tres par</text:span></text:span>t<text:span text:style-name="Default_20_Paragraph_20_Font"><text:span text:style-name="T1">e</text:span></text:span>s <text:span text:style-name="Default_20_Paragraph_20_Font"><text:span text:style-name="T1">d</text:span></text:span>i<text:span text:style-name="Default_20_Paragraph_20_Font"><text:span text:style-name="T1">vise-<text:line-break/>ruat, l</text:span></text:span>t<text:span text:style-name="Default_20_Paragraph_20_Font"><text:span text:style-name="T1">lenter</text:span></text:span>i<text:span text:style-name="Default_20_Paragraph_20_Font"><text:span text:style-name="T1">a</text:span></text:span>m, <text:span text:style-name="Default_20_Paragraph_20_Font"><text:span text:style-name="T1">d</text:span></text:span>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m e</text:span></text:span>t t<text:span text:style-name="Default_20_Paragraph_20_Font"><text:span text:style-name="T1">enesmum. Atque ex h</text:span></text:span>is<text:line-break/><text:span text:style-name="Default_20_Paragraph_20_Font"><text:span text:style-name="T1">nonnu</text:span></text:span>l<text:span text:style-name="Default_20_Paragraph_20_Font"><text:span text:style-name="T1">l</text:span></text:span>i i<text:span text:style-name="Default_20_Paragraph_20_Font"><text:span text:style-name="T1">n</text:span></text:span> i<text:span text:style-name="Default_20_Paragraph_20_Font"><text:span text:style-name="T1">psi</text:span></text:span>s <text:span text:style-name="Default_20_Paragraph_20_Font"><text:span text:style-name="T1">exore</text:span></text:span>tis <text:span text:style-name="Default_20_Paragraph_20_Font"><text:span text:style-name="T1">m</text:span></text:span>o<text:span text:style-name="Default_20_Paragraph_20_Font"><text:span text:style-name="T1">rbi</text:span></text:span>s <text:span text:style-name="Default_20_Paragraph_20_Font"><text:span text:style-name="T1">d</text:span></text:span>i<text:span text:style-name="Default_20_Paragraph_20_Font"><text:span text:style-name="T1">fferen</text:span></text:span>t<text:span text:style-name="Default_20_Paragraph_20_Font"><text:span text:style-name="T1">ia</text:span></text:span>s <text:span text:style-name="Default_20_Paragraph_20_Font"><text:span text:style-name="T1">spec</text:span></text:span>t<text:span text:style-name="Default_20_Paragraph_20_Font"><text:span text:style-name="T1">an</text:span></text:span>t<text:span text:style-name="Default_20_Paragraph_20_Font"><text:span text:style-name="T1">e</text:span></text:span>s <text:span text:style-name="Default_20_Paragraph_20_Font"><text:span text:style-name="T1">d</text:span></text:span>i-<text:line-break/><text:span text:style-name="Default_20_Paragraph_20_Font"><text:span text:style-name="T1">eun</text:span></text:span>t. <text:span text:style-name="Default_20_Paragraph_20_Font"><text:span text:style-name="T1">Quum enim ex a</text:span></text:span>l<text:span text:style-name="Default_20_Paragraph_20_Font"><text:span text:style-name="T1">vo et cruenta e</text:span></text:span>t <text:span text:style-name="Default_20_Paragraph_20_Font"><text:span text:style-name="T1">mucosa pr</text:span></text:span>o<text:span text:style-name="Default_20_Paragraph_20_Font"><text:span text:style-name="T1">deunt,<text:line-break/>tum hunc affectum d</text:span></text:span>y<text:span text:style-name="Default_20_Paragraph_20_Font"><text:span text:style-name="T1">senter</text:span></text:span>i<text:span text:style-name="Default_20_Paragraph_20_Font"><text:span text:style-name="T1">am v</text:span></text:span>o<text:span text:style-name="Default_20_Paragraph_20_Font"><text:span text:style-name="T1">cabant; si vero quae<text:line-break/>excernuntur, cruda suerint, sed cruent</text:span></text:span>is <text:span text:style-name="Default_20_Paragraph_20_Font"><text:span text:style-name="T1">et- mucosi</text:span></text:span>s <text:span text:style-name="Default_20_Paragraph_20_Font"><text:span text:style-name="T1">per-<text:line-break/>m</text:span></text:span>i<text:span text:style-name="Default_20_Paragraph_20_Font"><text:span text:style-name="T1">x</text:span></text:span>t<text:span text:style-name="Default_20_Paragraph_20_Font"><text:span text:style-name="T1">a l</text:span></text:span>t<text:span text:style-name="Default_20_Paragraph_20_Font"><text:span text:style-name="T1">len</text:span></text:span>t<text:span text:style-name="Default_20_Paragraph_20_Font"><text:span text:style-name="T1">eriam. o</text:span></text:span>ti<text:span text:style-name="Default_20_Paragraph_20_Font"><text:span text:style-name="T1">um vero b</text:span></text:span>ili<text:span text:style-name="Default_20_Paragraph_20_Font"><text:span text:style-name="T1">o</text:span></text:span>f<text:span text:style-name="Default_20_Paragraph_20_Font"><text:span text:style-name="T1">a</text:span></text:span> s<text:span text:style-name="Default_20_Paragraph_20_Font"><text:span text:style-name="T1">angu</text:span></text:span>i<text:span text:style-name="Default_20_Paragraph_20_Font"><text:span text:style-name="T1">n</text:span></text:span>o<text:span text:style-name="Default_20_Paragraph_20_Font"><text:span text:style-name="T1">lent</text:span></text:span>i<text:span text:style-name="Default_20_Paragraph_20_Font"><text:span text:style-name="T1">s a</text:span></text:span>t<text:span text:style-name="Default_20_Paragraph_20_Font"><text:span text:style-name="T1">que</text:span></text:span></text:p>
      <text:p text:style-name="P5"><text:span text:style-name="Default_20_Paragraph_20_Font"><text:span text:style-name="T1">muc</text:span></text:span>osis <text:span text:style-name="Default_20_Paragraph_20_Font"><text:span text:style-name="T1">per</text:span></text:span>mi<text:span text:style-name="Default_20_Paragraph_20_Font"><text:span text:style-name="T1">xta subean</text:span></text:span>t, <text:span text:style-name="Default_20_Paragraph_20_Font"><text:span text:style-name="T1">tenesmum ape</text:span></text:span>r<text:span text:style-name="Default_20_Paragraph_20_Font"><text:span text:style-name="T1">tum appellaban</text:span></text:span>t.<text:line-break/>Haec igitur Erasistratus protulit, nescio qua ductus opi-<text:line-break/>mone crudis dejectionibus mucosa et cruenta addiderit.<text:line-break/>Hoc enim nullus apposuit, neque eorum qui iisdem tem-<text:line-break/>potibus claruerunt medici, quales Philotimus, Herophilus<text:line-break/>et Eudemus, neque eorum qui posteri adusque recentiores<text:line-break/>istos Archigenis sectatores extiterunt, sed nec quod ipse<text:line-break/>dicit medicorum superiorum, hoc est eorum. qui ante Era-<text:line-break/>sistrati feculum fuerunt, ullus affirmavit. Diocles siqui-<text:line-break/>dem in libro de causae morbi curatione haec scribit:<text:line-break/>te<text:span text:style-name="Default_20_Paragraph_20_Font"><text:span text:style-name="T1">r</text:span></text:span>t<text:span text:style-name="Default_20_Paragraph_20_Font"><text:span text:style-name="T1">iu</text:span></text:span>m <text:span text:style-name="Default_20_Paragraph_20_Font"><text:span text:style-name="T1">morb</text:span></text:span>i <text:span text:style-name="Default_20_Paragraph_20_Font"><text:span text:style-name="T1">genu</text:span></text:span>s <text:span text:style-name="Default_20_Paragraph_20_Font"><text:span text:style-name="T1">plerumque d</text:span></text:span>y<text:span text:style-name="Default_20_Paragraph_20_Font"><text:span text:style-name="T1">sen</text:span></text:span>t<text:span text:style-name="Default_20_Paragraph_20_Font"><text:span text:style-name="T1">er</text:span></text:span>i<text:span text:style-name="Default_20_Paragraph_20_Font"><text:span text:style-name="T1">a</text:span></text:span>m <text:span text:style-name="Default_20_Paragraph_20_Font"><text:span text:style-name="T1">excipit, vo-<text:line-break/>ca</text:span></text:span>t<text:span text:style-name="Default_20_Paragraph_20_Font"><text:span text:style-name="T1">ur autem</text:span></text:span> li<text:span text:style-name="Default_20_Paragraph_20_Font"><text:span text:style-name="T1">enteria, quam sequitur hum</text:span></text:span>i<text:span text:style-name="Default_20_Paragraph_20_Font"><text:span text:style-name="T1">da, spuman</text:span></text:span>s,<text:line-break/><text:span text:style-name="Default_20_Paragraph_20_Font"><text:span text:style-name="T1">cruda, mul</text:span></text:span>t<text:span text:style-name="Default_20_Paragraph_20_Font"><text:span text:style-name="T1">a et c</text:span></text:span>it<text:span text:style-name="Default_20_Paragraph_20_Font"><text:span text:style-name="T1">a ab adsump</text:span></text:span>t<text:span text:style-name="Default_20_Paragraph_20_Font"><text:span text:style-name="T1">o cibo ac potu defect</text:span></text:span>io<text:span text:style-name="Default_20_Paragraph_20_Font"><text:span text:style-name="T1">r^<text:line-break/></text:span></text:span>Praxagoras autem secundo de signis adsidentibus inquit:<text:line-break/><text:span text:style-name="Default_20_Paragraph_20_Font"><text:span text:style-name="T1">l</text:span></text:span>i<text:span text:style-name="Default_20_Paragraph_20_Font"><text:span text:style-name="T1">enteric</text:span></text:span>i<text:span text:style-name="Default_20_Paragraph_20_Font"><text:span text:style-name="T1">s qu</text:span></text:span>i<text:span text:style-name="Default_20_Paragraph_20_Font"><text:span text:style-name="T1">a lubrica sunt</text:span></text:span> i<text:span text:style-name="Default_20_Paragraph_20_Font"><text:span text:style-name="T1">n</text:span></text:span>t<text:span text:style-name="Default_20_Paragraph_20_Font"><text:span text:style-name="T1">est</text:span></text:span>i<text:span text:style-name="Default_20_Paragraph_20_Font"><text:span text:style-name="T1">na; </text:span></text:span>i<text:span text:style-name="Default_20_Paragraph_20_Font"><text:span text:style-name="T1">nprtmisque</text:span></text:span> j<text:span text:style-name="Default_20_Paragraph_20_Font"><text:span text:style-name="T1">esu-<text:line-break/>num; c</text:span></text:span>i<text:span text:style-name="Default_20_Paragraph_20_Font"><text:span text:style-name="T1">to farr</text:span></text:span>i <text:span text:style-name="Default_20_Paragraph_20_Font"><text:span text:style-name="T1">nece</text:span></text:span>psuri<text:span text:style-name="Default_20_Paragraph_20_Font"><text:span text:style-name="T1">o c</text:span></text:span>i<text:span text:style-name="Default_20_Paragraph_20_Font"><text:span text:style-name="T1">b</text:span></text:span>o<text:span text:style-name="Default_20_Paragraph_20_Font"><text:span text:style-name="T1">rum defect</text:span></text:span>i<text:span text:style-name="Default_20_Paragraph_20_Font"><text:span text:style-name="T1">ones. </text:span></text:span>Praeterea</text:p>
      <text:p text:style-name="P5">Praxagoras deinceps scribit: <text:span text:style-name="Default_20_Paragraph_20_Font"><text:span text:style-name="T1">cibaria quae c</text:span></text:span>i<text:span text:style-name="Default_20_Paragraph_20_Font"><text:span text:style-name="T1">to permeant,<text:line-break/>omn</text:span></text:span>i<text:span text:style-name="Default_20_Paragraph_20_Font"><text:span text:style-name="T1">n</text:span></text:span>o <text:span text:style-name="Default_20_Paragraph_20_Font"><text:span text:style-name="T1">cruda esse op</text:span></text:span>o<text:span text:style-name="Default_20_Paragraph_20_Font"><text:span text:style-name="T1">rtere;</text:span></text:span> qui maximam affectio<text:span text:style-name="Default_20_Paragraph_20_Font"><text:span text:style-name="T1">n</text:span></text:span>is pro-<text:line-break/>prietatem in celari dejectionum transitu. statuit et quod<text:line-break/>cibi coctionis expertes permaneant, quiddam eorum efficit<text:line-break/>quae necessario consequ<text:span text:style-name="Default_20_Paragraph_20_Font"><text:span text:style-name="T1">a</text:span></text:span>tur. Non enim certe quia omnino<text:line-break/>crudi permanent, propterea cito delici<text:span text:style-name="Default_20_Paragraph_20_Font"><text:span text:style-name="T1">a</text:span></text:span>ntur, sed quia<text:line-break/>confestim excernuntur, nullam propterea coctionem fub-<text:line-break/>eunt. Quamobrem tum nos, tum alii medici plerique<text:line-break/>llenteriam definimus ollam esse ciborum nullam protius<text:line-break/>coctionem habentium pervasionem. Sic de ipsa veteres<text:line-break/>quoque medici sentire videntur: nam in libro Hippocratis<text:line-break/>de morbis, sive ipsius sit Hippocratis liber sive Polybi<text:line-break/>ejus discipuli, haec de lienteria scripta sunt: <text:span text:style-name="Default_20_Paragraph_20_Font"><text:span text:style-name="T1">cibar</text:span></text:span>i<text:span text:style-name="Default_20_Paragraph_20_Font"><text:span text:style-name="T1">a de</text:span></text:span>ji-<text:line-break/><text:span text:style-name="Default_20_Paragraph_20_Font"><text:span text:style-name="T1">c</text:span></text:span>i<text:span text:style-name="Default_20_Paragraph_20_Font"><text:span text:style-name="T1">untur</text:span></text:span> im<text:span text:style-name="Default_20_Paragraph_20_Font"><text:span text:style-name="T1">pu</text:span></text:span>t<text:span text:style-name="Default_20_Paragraph_20_Font"><text:span text:style-name="T1">rida, hum</text:span></text:span>i<text:span text:style-name="Default_20_Paragraph_20_Font"><text:span text:style-name="T1">da, d</text:span></text:span>o<text:span text:style-name="Default_20_Paragraph_20_Font"><text:span text:style-name="T1">l</text:span></text:span>o<text:span text:style-name="Default_20_Paragraph_20_Font"><text:span text:style-name="T1">rem n</text:span></text:span>o<text:span text:style-name="Default_20_Paragraph_20_Font"><text:span text:style-name="T1">n c</text:span></text:span>o<text:span text:style-name="Default_20_Paragraph_20_Font"><text:span text:style-name="T1">nc</text:span></text:span>ili<text:span text:style-name="Default_20_Paragraph_20_Font"><text:span text:style-name="T1">an</text:span></text:span>ti<text:span text:style-name="Default_20_Paragraph_20_Font"><text:span text:style-name="T1">a, c</text:span></text:span>o<text:span text:style-name="Default_20_Paragraph_20_Font"><text:span text:style-name="T1">r-<text:line-break/>pu</text:span></text:span>s <text:span text:style-name="Default_20_Paragraph_20_Font"><text:span text:style-name="T1">au</text:span></text:span>t<text:span text:style-name="Default_20_Paragraph_20_Font"><text:span text:style-name="T1">em extenuatur. </text:span></text:span>Nimirum hisce viris fuit con<text:span text:style-name="Default_20_Paragraph_20_Font"><text:span text:style-name="T1">tus-<text:line-break/></text:span></text:span>tudo jam olim recepta appellandi imputrida quae nos<text:line-break/>cruda et coctionis expertia vocamus. In libro quoque de<text:line-break/>victu salubri, qui et ipsis Hippocrati adscribitur, licet qui</text:p>
      <text:p text:style-name="P5">adulterinum centeni, nonnulli ad Aristouem; nonnulli ad<text:line-break/>Philistionem, quidam ad Pherecydem referant, haec scri-<text:line-break/>ptis patent: <text:span text:style-name="Default_20_Paragraph_20_Font"><text:span text:style-name="T1">Haec nonnull</text:span></text:span>i <text:span text:style-name="Default_20_Paragraph_20_Font"><text:span text:style-name="T1">pa</text:span></text:span>ti<text:span text:style-name="Default_20_Paragraph_20_Font"><text:span text:style-name="T1">un</text:span></text:span>t<text:span text:style-name="Default_20_Paragraph_20_Font"><text:span text:style-name="T1">ur: c</text:span></text:span>i<text:span text:style-name="Default_20_Paragraph_20_Font"><text:span text:style-name="T1">bus e</text:span></text:span>i<text:span text:style-name="Default_20_Paragraph_20_Font"><text:span text:style-name="T1">s desi</text:span></text:span>nit<text:span text:style-name="Default_20_Paragraph_20_Font"><text:span text:style-name="T1">ur<text:line-break/>hum</text:span></text:span>i<text:span text:style-name="Default_20_Paragraph_20_Font"><text:span text:style-name="T1">dus , non c</text:span></text:span>o<text:span text:style-name="Default_20_Paragraph_20_Font"><text:span text:style-name="T1">c</text:span></text:span>t<text:span text:style-name="Default_20_Paragraph_20_Font"><text:span text:style-name="T1">us , non pr</text:span></text:span>o<text:span text:style-name="Default_20_Paragraph_20_Font"><text:span text:style-name="T1">p</text:span></text:span>t<text:span text:style-name="Default_20_Paragraph_20_Font"><text:span text:style-name="T1">er m</text:span></text:span>o<text:span text:style-name="Default_20_Paragraph_20_Font"><text:span text:style-name="T1">rbum , verb</text:span></text:span>i <text:span text:style-name="Default_20_Paragraph_20_Font"><text:span text:style-name="T1">grat</text:span></text:span>i<text:span text:style-name="Default_20_Paragraph_20_Font"><text:span text:style-name="T1">a,<text:line-break/></text:span></text:span>li<text:span text:style-name="Default_20_Paragraph_20_Font"><text:span text:style-name="T1">en</text:span></text:span>t<text:span text:style-name="Default_20_Paragraph_20_Font"><text:span text:style-name="T1">er</text:span></text:span>i<text:span text:style-name="Default_20_Paragraph_20_Font"><text:span text:style-name="T1">a</text:span></text:span>m, <text:span text:style-name="Default_20_Paragraph_20_Font"><text:span text:style-name="T1">neque al</text:span></text:span>i<text:span text:style-name="Default_20_Paragraph_20_Font"><text:span text:style-name="T1">quem dolorem affert.</text:span></text:span> Hi quidem viri<text:line-break/>omnes Erasistrato sunt leniores, milleque alii , ut dixi,<text:line-break/>tum qui Erasistrati aetate floruerunt, tum qui post eum<text:line-break/>fuerunt, in eandem omnes sententiam de lien teris scri-<text:line-break/>pserunt. Quare quod Erasistrato in mentem venerit ne-<text:line-break/>scio, ut de madoribus mentiretur, dum in levitate iute-<text:line-break/>stinorum cruenta et mucosa cibis non coctis permisceri<text:line-break/>sententiam eorum esse praedicat.</text:p>
      <text:h text:style-name="Heading_20_2" text:outline-level="2">II.</text:h>
      <text:p text:style-name="P1"><text:span text:style-name="Default_20_Paragraph_20_Font"><text:span text:style-name="T1">Quibu</text:span></text:span>s <text:span text:style-name="Default_20_Paragraph_20_Font"><text:span text:style-name="T1">nare</text:span></text:span>s <text:span text:style-name="Default_20_Paragraph_20_Font"><text:span text:style-name="T1">hu</text:span></text:span>mi<text:span text:style-name="Default_20_Paragraph_20_Font"><text:span text:style-name="T1">d</text:span></text:span>i<text:span text:style-name="Default_20_Paragraph_20_Font"><text:span text:style-name="T1">ore</text:span></text:span>s <text:span text:style-name="Default_20_Paragraph_20_Font"><text:span text:style-name="T1">na</text:span></text:span>t<text:span text:style-name="Default_20_Paragraph_20_Font"><text:span text:style-name="T1">ura sunt et humid</text:span></text:span>io<text:span text:style-name="Default_20_Paragraph_20_Font"><text:span text:style-name="T1">r gen</text:span></text:span>i<text:span text:style-name="Default_20_Paragraph_20_Font"><text:span text:style-name="T1">tura,<text:line-break/></text:span></text:span>ii m<text:span text:style-name="Default_20_Paragraph_20_Font"><text:span text:style-name="T1">orb</text:span></text:span>o<text:span text:style-name="Default_20_Paragraph_20_Font"><text:span text:style-name="T1">sior^ sunt vale</text:span></text:span>t<text:span text:style-name="Default_20_Paragraph_20_Font"><text:span text:style-name="T1">ud</text:span></text:span>i<text:span text:style-name="Default_20_Paragraph_20_Font"><text:span text:style-name="T1">ne; a</text:span></text:span>t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contrar</text:span></text:span>i<text:span text:style-name="Default_20_Paragraph_20_Font"><text:span text:style-name="T1">a sun</text:span></text:span>t,<text:line-break/><text:span text:style-name="Default_20_Paragraph_20_Font"><text:span text:style-name="T1">salubr</text:span></text:span>i<text:span text:style-name="Default_20_Paragraph_20_Font"><text:span text:style-name="T1">ore.</text:span></text:span></text:p>
      <text:p text:style-name="P5">Siccioribus natura temperamentis nullum e cerebro<text:line-break/>per nares manifestum aut sensibile excrementum effluit,<text:line-break/>t quemadmodum neque per cutem fudor, <text:span text:style-name="Default_20_Paragraph_20_Font"><text:span text:style-name="T1">t</text:span></text:span>est quae abdita<text:line-break/>medicis cutis perspiratio vocata extenuata excrementa va-<text:line-break/>poris instar evacuat. Humidioribus vero naturis sensibilia<text:line-break/>fiunt excrementa prae<text:span text:style-name="Default_20_Paragraph_20_Font"><text:span text:style-name="T1">t</text:span></text:span>ertimque cerebri, quod natura sit<text:line-break/>frigidius, his ipsis genituram, hoc est femen ipsum, hu-<text:line-break/>mulierem esse pronunciat, ut siccioribus aqu<text:span text:style-name="Default_20_Paragraph_20_Font"><text:span text:style-name="T1">at</text:span></text:span>a humidi-<text:line-break/>tate exhausta tum crassius tum siccius semen esu Qui<text:line-break/>igitur sive solo cerebro sive universo corpore <text:span text:style-name="Default_20_Paragraph_20_Font"><text:span text:style-name="T1">t</text:span></text:span>uor bumi-<text:line-break/>diores, hi salubrem vitae statum ac illaesum habere ne-<text:line-break/>queunt; verum continuo catarrhis leves ob cau<text:span text:style-name="Default_20_Paragraph_20_Font"><text:span text:style-name="T1">t</text:span></text:span>as corri-<text:line-break/>piuntur. Quod si per palatum ipsis deor<text:span text:style-name="Default_20_Paragraph_20_Font"><text:span text:style-name="T1">ta</text:span></text:span>m redundans<text:line-break/>humor feratur, suspectas partus male affici necesse est,<text:line-break/>fauces, guttur, afperamarteriam , pulmonem, stomachum<text:line-break/>et ventrem, tusses etiam ipsis oboriri, dyspnoeas, anginas,</text:p>
      <text:p text:style-name="P5">cruditates , diarrhoeas , interdum etiam dyse<text:span text:style-name="Default_20_Paragraph_20_Font"><text:span text:style-name="T1">n</text:span></text:span>terias ,. quum<text:line-break/>destillans humor salsior quodammodo fuerit. Porro de<text:line-break/>his ipsis egit libro de aere, locis et aquis, quemadmo-<text:line-break/>dum et libris de morbis et affectibus.</text:p>
      <text:h text:style-name="Heading_20_2" text:outline-level="2"><text:span text:style-name="Default_20_Paragraph_20_Font">HI.</text:span></text:h>
      <text:p text:style-name="P1"><text:span text:style-name="Default_20_Paragraph_20_Font"><text:span text:style-name="T1">Ln l</text:span></text:span>o<text:span text:style-name="Default_20_Paragraph_20_Font"><text:span text:style-name="T1">ngi</text:span></text:span>s <text:span text:style-name="Default_20_Paragraph_20_Font"><text:span text:style-name="T1">d</text:span></text:span>y<text:span text:style-name="Default_20_Paragraph_20_Font"><text:span text:style-name="T1">sunter</text:span></text:span>us <text:span text:style-name="Default_20_Paragraph_20_Font"><text:span text:style-name="T1">c</text:span></text:span>i<text:span text:style-name="Default_20_Paragraph_20_Font"><text:span text:style-name="T1">b</text:span></text:span>i fasti<text:span text:style-name="Default_20_Paragraph_20_Font"><text:span text:style-name="T1">d</text:span></text:span>i<text:span text:style-name="Default_20_Paragraph_20_Font"><text:span text:style-name="T1">a</text:span></text:span> m<text:span text:style-name="Default_20_Paragraph_20_Font"><text:span text:style-name="T1">alu</text:span></text:span>m <text:span text:style-name="Default_20_Paragraph_20_Font"><text:span text:style-name="T1">e</text:span></text:span>t <text:span text:style-name="Default_20_Paragraph_20_Font"><text:span text:style-name="T1">cu</text:span></text:span>m <text:span text:style-name="Default_20_Paragraph_20_Font"><text:span text:style-name="T1">fabre pe-<text:line-break/></text:span></text:span>sus. <text:span text:style-name="Default_20_Paragraph_20_Font"><text:span text:style-name="T1">denunc</text:span></text:span>i<text:span text:style-name="Default_20_Paragraph_20_Font"><text:span text:style-name="T1">ant.</text:span></text:span></text:p>
      <text:p text:style-name="P4">Dysenteriae exulcerationes sunt intestinorum ab acu-<text:line-break/>tris humoribus factae. Nam initio abraditur extima eo-<text:line-break/>rutu superficies; deinde temporis spatio profundiora et<text:line-break/>putria habent ulcera, quo maxime tempore ventriculi per<text:line-break/>consensum affecti coctione laeduntur, qua noxa magis ac<text:line-break/>magis semper <text:span text:style-name="Default_20_Paragraph_20_Font"><text:span text:style-name="T1">t</text:span></text:span>urium evecta simul ventriculi os est asse-<text:line-break/>ctum, cibos fastidiunt, hoc est non appetunt. Nam per<text:line-break/>initia etiam interdum cibum aversantur propter defluentes<text:line-break/>ab hepate ichoras, a quibus intestina abradi dicebamus,</text:p>
      <text:p text:style-name="P5">si praefertim hi picrocholi suerint r nam eorum pars su-<text:line-break/>pernatans ad os ventriculi effertur. Longis vero dyfien-<text:line-break/>terris quum hoc symptoma supervenerit, quandam jam per<text:line-break/>confens<text:span text:style-name="Default_20_Paragraph_20_Font"><text:span text:style-name="T1">n</text:span></text:span>m ventriculo mortificationem advenisse indicat,<text:line-break/>qua appetentiam aboleri protius necesse est opus ad vi-<text:line-break/>tam necessarium. Si vero una cum inappetentia dyfeu-<text:line-break/>terrae febris accesserit, ex duabus altera, vel aliqua ulce-<text:line-break/>rum putredo vel ingens inflammatio adest, atque ita, ut<text:line-break/>dictum est, toto per consensum ventre affecto, perniciose<text:line-break/>habent aegroti.</text:p>
      <text:h text:style-name="Heading_20_2" text:outline-level="2">. IU.</text:h>
      <text:p text:style-name="Normal"><text:span text:style-name="Default_20_Paragraph_20_Font"><text:span text:style-name="T1">C</text:span></text:span>i<text:span text:style-name="Default_20_Paragraph_20_Font"><text:span text:style-name="T1">rcu</text:span></text:span>m<text:span text:style-name="Default_20_Paragraph_20_Font"><text:span text:style-name="T1">g</text:span></text:span>l<text:span text:style-name="Default_20_Paragraph_20_Font"><text:span text:style-name="T1">abra ulcera mal</text:span></text:span>i<text:span text:style-name="Default_20_Paragraph_20_Font"><text:span text:style-name="T1">gna sunt.</text:span></text:span></text:p>
      <text:p text:style-name="P4">Quum vel pilos a circumjectis ulceri regionibus de-<text:line-break/>fluere vel culem squamulas e stimma parte amittere ri-<text:line-break/>deris, sinto qui ile fe habent, iis pravos humores in par-<text:line-break/>tem assuere; qui vehementer ulcus erodunt. Non enim</text:p>
      <text:p text:style-name="P5">certe pilorum radices corrumpere queunt et ulceratum<text:line-break/>locum non prohibere cicatrice obduci.</text:p>
      <text:p text:style-name="P1"><text:span text:style-name="Default_20_Paragraph_20_Font"><text:span text:style-name="T1">Dolore</text:span></text:span>s <text:span text:style-name="Default_20_Paragraph_20_Font"><text:span text:style-name="T1">tum lateru</text:span></text:span>m <text:span text:style-name="Default_20_Paragraph_20_Font"><text:span text:style-name="T1">tum pectoris ceterarumque part</text:span></text:span>i<text:span text:style-name="Default_20_Paragraph_20_Font"><text:span text:style-name="T1">u</text:span></text:span>m<text:line-break/><text:span text:style-name="Default_20_Paragraph_20_Font"><text:span text:style-name="T1">an</text:span></text:span> m<text:span text:style-name="Default_20_Paragraph_20_Font"><text:span text:style-name="T1">ultum d</text:span></text:span>i<text:span text:style-name="Default_20_Paragraph_20_Font"><text:span text:style-name="T1">gerant perd</text:span></text:span>i<text:span text:style-name="Default_20_Paragraph_20_Font"><text:span text:style-name="T1">scendu</text:span></text:span>m.</text:p>
      <text:p text:style-name="P4">Perdiscere non modo oportet locum dolentem qualis<text:line-break/>sit, fed et in eo doloris magnitudinem quanta sit. Haec<text:line-break/>autem tum ad loci affecti dign<text:span text:style-name="Default_20_Paragraph_20_Font"><text:span text:style-name="T1">a</text:span></text:span>tionem , tum ad pr.aeno-<text:line-break/>tionem eorum quae laboranti eventura funt tum prae- ,<text:line-break/>turea ad curationis inventionem confert. Quum ergo in<text:line-break/>latere magnus dolor fuerit, primum is esse non potest,<text:line-break/>quin membrana costas succingens vocata patiatur; secundo<text:line-break/>non vacat periculo ; deinde majore etiam indiget curatione.<text:line-break/>Nam si ad claviculam dolor porrigatur, venae sectione<text:line-break/>utendum erit; si vero ad hypochondrlum, purgatione,<text:line-break/>quemadmodum in libro de rictu acutorum ipse docuit.</text:p>
      <text:p text:style-name="P5">Si vero mediocris dolor extiterit et praeterea minime<text:line-break/>punctorius, qualis in membrana erat soccingeute, neque<text:line-break/>ad claviculam aut hypochondrium pertingat, tum ipsum<text:line-break/>carnosis costarum partibus affectis fieri contingit, atque<text:line-break/>ideo neque esse periculosum, neque magno auxilio indi-<text:line-break/>gere. Sic et in singulis aliis partibus doloris magnitudo<text:line-break/>consideranda est, veluti in renibus, si forte carnofa eo-<text:line-break/>rum pars inflammationem Iubeat, dolor gravis erit, quem-<text:line-break/>admodum ipsis in epidemiis tradidit, ita eum dolorem<text:line-break/>appellans, qui veluti ponderis cujusdam affecto loco in-<text:line-break/>cumbentis sen<text:span text:style-name="Default_20_Paragraph_20_Font"><text:span text:style-name="T1">t</text:span></text:span>um invehit. Aliis vero renum partibus ai-<text:line-break/>fectis acutus dolor cruciabit. Alias dico partes tunicam<text:line-break/>renes obtegentem, internum ventriculum et in hunc dest-<text:line-break/>nentes tum arterias tum venas, ac praeterea ureteruin<text:line-break/>exortus. Sic etiam in jecore <text:span text:style-name="Default_20_Paragraph_20_Font"><text:span text:style-name="T1">t</text:span></text:span>e res habet, parte siqui-<text:line-break/>dem ejus carnosa inflammata dolor gravis oritur , obte-<text:line-break/>gente vero tunica aut vasis inflammatis acutus. Atque<text:line-break/>ipsius doloris acuti indicium affert major minorve efficien-</text:p>
      <text:p text:style-name="P5">tis causae magnitudo. Biliosus Equidem et acris humor<text:line-break/>dolorem intendit, sicut et spiritus flatulentus exitum non<text:line-break/>habens, remittit pituitosus. Non solum autem qualitatis<text:line-break/>cujusdam magnitudo nobis aliquam dat doloris significatio-<text:line-break/>nem, sed etiaui quantitatis: intenditur enim cujusvis cau-<text:line-break/>sue efficientis actio aucta ejus substantia. Si itaque Hip-<text:line-break/>pocrates quia doloris magnitudinem considerandam esse<text:line-break/>vellet, huncaphorismum scripsit, fatis ipsius usum expo-<text:line-break/>suimus: si vero non ratione magnitudinis dumtaxat do-<text:line-break/>lorum differentias spectandas esse pronunciat, sed genera-<text:line-break/>lius etiamnum quiddam ac veluti universalius indicat, qui<text:line-break/>omnes effatu dignas dolorum differentias animadvertendas<text:line-break/>esse consulit, multo etiam unajorem ex ipso utilitatis fru-<text:line-break/>ctu m . percepturi <text:span text:style-name="Default_20_Paragraph_20_Font"><text:span text:style-name="T1">t</text:span></text:span>unsus. Erit enim oratio hujusmodi:<text:line-break/>non simpliciter partium dolorem considerare oportet, ne-<text:line-break/>que eandem esse in omnibus affectionem arbitrari opor-<text:line-break/>tere, ut si exempli gratia antea quidem Dioni, postea vero<text:line-break/>Theoni latus doluerit, non eodem modo utrumque fe ha-</text:p>
      <text:p text:style-name="P5">bere existimandum; <text:span text:style-name="Default_20_Paragraph_20_Font"><text:span text:style-name="T1">t</text:span></text:span>est num multum inter <text:span text:style-name="Default_20_Paragraph_20_Font"><text:span text:style-name="T1">t</text:span></text:span>e dolore dis-<text:line-break/>ferant an quodammodo existant similes cognoscendum.<text:line-break/>Id vero ex duobus fit perspicuum ,. doloris tum specie<text:line-break/>tum vehementia. Ex specie quidem , . si punctorius , si<text:line-break/>tensivus aut torpidus aut phantasia gravis aut tanquam<text:line-break/>lancinans aut erodens aut pertundens aut continuus aut<text:line-break/>cum intermissione aut aequabilis aut inaequabilis. Ex ve-<text:line-break/>hementia etiam qui vehementior remissiorve sit spectare<text:line-break/>oportet, quae paulo supra fecundum magnitudinem in<text:line-break/>doloribus dicebatur differentia. Consuetum enim erat me-<text:line-break/>dicis vocabulo abutentibus quidquid vehementius est ma-<text:line-break/>jus nominare, etiam si id non quantum, sed quale exi-<text:line-break/>stat. Febrem enim quae <text:span text:style-name="Default_20_Paragraph_20_Font"><text:span text:style-name="T1">t</text:span></text:span>uam habet in calore essentiam,<text:line-break/>magnam aut parvam aut mediocrem omnes nominare non<text:line-break/>cessant. Quare mirum non est si dolorem etiam vehe-<text:line-break/>mentionem majorem vocitent. lmo vero magis admira-<text:line-break/>tione dignum non est, si quae speciebus separata sunt,<text:line-break/>ea inter <text:span text:style-name="Default_20_Paragraph_20_Font"><text:span text:style-name="T1">t</text:span></text:span>e multum differre dicantur; veluti si dolorem<text:line-break/>qui ponderis cuiusdam phantasiam refert, ab eo qui lan-</text:p>
      <text:p text:style-name="P5">cinare et pertundere partem , qui aliud quidpiam ex iis<text:line-break/>quae supra dicta stant facere videtur, diversum esse dixeris.</text:p>
      <text:h text:style-name="Heading_20_2" text:outline-level="2"><text:span text:style-name="Default_20_Paragraph_20_Font">VI.</text:span></text:h>
      <text:p text:style-name="P1"><text:span text:style-name="Default_20_Paragraph_20_Font"><text:span text:style-name="T1">Renum et vesicae affectione</text:span></text:span>s <text:span text:style-name="Default_20_Paragraph_20_Font"><text:span text:style-name="T1">ac dol</text:span></text:span>o<text:span text:style-name="Default_20_Paragraph_20_Font"><text:span text:style-name="T1">re</text:span></text:span>s <text:span text:style-name="Default_20_Paragraph_20_Font"><text:span text:style-name="T1">senibu</text:span></text:span>s <text:span text:style-name="Default_20_Paragraph_20_Font"><text:span text:style-name="T1">oper</text:span></text:span>oso<text:line-break/><text:span text:style-name="Default_20_Paragraph_20_Font"><text:span text:style-name="T1">fanantur.</text:span></text:span></text:p>
      <text:p text:style-name="P4">Affectus renum et vesicae fetubus nix sanari pronuu-<text:line-break/><text:span text:style-name="Default_20_Paragraph_20_Font"><text:span text:style-name="T1">c</text:span></text:span>iat, hoc est multo negotio ac longo tempore. Quod certe<text:line-break/>earum partium actio irrequieta sit; quiete autem opus est,<text:line-break/>quodcunque sanari debeat, quodque excrementum, quod<text:line-break/>per eos vacuatur, acre sit, quod irritandi sive ulceris,<text:line-break/>sive inflammationis, sive alterius cujnspiam affectionis in<text:line-break/>ipsis consistentis vim habet. Multo vero difficilius sanan-<text:line-break/>tur in fienibus vesicae affectus, quoniam alii etiam morbi<text:line-break/>omnes, praecipue longi in ipsis vix medelam admittunt:<text:line-break/>tales enim <text:span text:style-name="Default_20_Paragraph_20_Font"><text:span text:style-name="T1">t</text:span></text:span>enes usque ad mortem comitari supra dixit.</text:p>
      <text:h text:style-name="P55" text:outline-level="2">VII.</text:h>
      <text:p text:style-name="P1"><text:span text:style-name="Default_20_Paragraph_20_Font"><text:span text:style-name="T1">Qu</text:span></text:span>i <text:span text:style-name="Default_20_Paragraph_20_Font"><text:span text:style-name="T1">dol</text:span></text:span>o<text:span text:style-name="Default_20_Paragraph_20_Font"><text:span text:style-name="T1">re</text:span></text:span>s i<text:span text:style-name="Default_20_Paragraph_20_Font"><text:span text:style-name="T1">n ventre c</text:span></text:span>o<text:span text:style-name="Default_20_Paragraph_20_Font"><text:span text:style-name="T1">ncitantur, subl</text:span></text:span>i<text:span text:style-name="Default_20_Paragraph_20_Font"><text:span text:style-name="T1">me</text:span></text:span>s <text:span text:style-name="Default_20_Paragraph_20_Font"><text:span text:style-name="T1">qu</text:span></text:span>i<text:span text:style-name="Default_20_Paragraph_20_Font"><text:span text:style-name="T1">dem le-<text:line-break/>vicre</text:span></text:span>s , <text:span text:style-name="Default_20_Paragraph_20_Font"><text:span text:style-name="T1">non sublime</text:span></text:span>s <text:span text:style-name="Default_20_Paragraph_20_Font"><text:span text:style-name="T1">ver</text:span></text:span>o - <text:span text:style-name="Default_20_Paragraph_20_Font"><text:span text:style-name="T1">vehe</text:span></text:span>m<text:span text:style-name="Default_20_Paragraph_20_Font"><text:span text:style-name="T1">enti</text:span></text:span>o<text:span text:style-name="Default_20_Paragraph_20_Font"><text:span text:style-name="T1">re</text:span></text:span>s.</text:p>
      <text:p text:style-name="P4">Sublimes nunc secundum corporis longitudinem, sed<text:line-break/>profunditatem intelligendi sunt. Hos autem circumscribit<text:line-break/>in ventris regione peritonaeum , ita ut qui in partibus<text:line-break/>hoc elatioribus fiunt, subtimes vocentur, qui vero parti-<text:line-break/>bus huic subjacentibus, hoc est intestinis ipsis atque ven-<text:line-break/>triculo et alto corpore consistunt, non sublimes dicantur.<text:line-break/>Porro liquet ejusmodi dolores vehementiores .Hippocratem<text:line-break/>merito vocasse.</text:p>
      <text:h text:style-name="Heading_20_2" text:outline-level="2">URI.</text:h>
      <text:p text:style-name="Normal"><text:span text:style-name="Default_20_Paragraph_20_Font"><text:span text:style-name="T1">or</text:span></text:span>t<text:span text:style-name="Default_20_Paragraph_20_Font"><text:span text:style-name="T1">a h</text:span></text:span>y<text:span text:style-name="Default_20_Paragraph_20_Font"><text:span text:style-name="T1">drop</text:span></text:span>i<text:span text:style-name="Default_20_Paragraph_20_Font"><text:span text:style-name="T1">ci</text:span></text:span>s <text:span text:style-name="Default_20_Paragraph_20_Font"><text:span text:style-name="T1">in corp</text:span></text:span>o<text:span text:style-name="Default_20_Paragraph_20_Font"><text:span text:style-name="T1">re u</text:span></text:span>l<text:span text:style-name="Default_20_Paragraph_20_Font"><text:span text:style-name="T1">cera n</text:span></text:span>o<text:span text:style-name="Default_20_Paragraph_20_Font"><text:span text:style-name="T1">n fac</text:span></text:span>i<text:span text:style-name="Default_20_Paragraph_20_Font"><text:span text:style-name="T1">le fanantur.</text:span></text:span></text:p>
      <text:p text:style-name="P4">Docuit ipse libro de ulceribus non prius ad clostris<text:line-break/>cem ulcera perduci quam plane exsiccata sint Hoc au-</text:p>
      <text:p text:style-name="P5">tem in hydropicis ob humiditatis immoderationem non<text:line-break/>facile fieri.</text:p>
      <text:h text:style-name="Heading_20_2" text:outline-level="2">se<text:tab/>IX.</text:h>
      <text:p text:style-name="Normal"><text:span text:style-name="Default_20_Paragraph_20_Font"><text:span text:style-name="T1">La</text:span></text:span>t<text:span text:style-name="Default_20_Paragraph_20_Font"><text:span text:style-name="T1">ae pustulae rar</text:span></text:span>o <text:span text:style-name="Default_20_Paragraph_20_Font"><text:span text:style-name="T1">prurig</text:span></text:span>i<text:span text:style-name="Default_20_Paragraph_20_Font"><text:span text:style-name="T1">nosue.</text:span></text:span></text:p>
      <text:p text:style-name="P4">Quemadmodum tuberculorum omnium duplex est disi-<text:line-break/>ferentia: quaedam enim in acutum fastigiantur et rubii-<text:line-break/>mia extenduntur, non tamen in altum attolluntur: sic et<text:line-break/>pustularum nonnullae sublimes acuminantur, non<text:span text:style-name="Default_20_Paragraph_20_Font"><text:span text:style-name="T1">n</text:span></text:span>ullae<text:line-break/>humiles latae fiunt. Elatiora autem tubercula sublimiores-<text:line-break/>que pustulas calidior humer procreat , humiliora vero fri-<text:line-break/>gidior. Quare ob duplicem causam latae pustulae non<text:line-break/>admodum pruriunt: cutis enim perspiratu in latitudinem<text:line-break/>exhalant extensae et efficientem ipfas humorem minus<text:line-break/>acrem obtinent.</text:p>
      <text:h text:style-name="P55" text:outline-level="2">X.</text:h>
      <text:p text:style-name="P1"><text:span text:style-name="Default_20_Paragraph_20_Font"><text:span text:style-name="T1">Cap</text:span></text:span><text:span text:style-name="Default_20_Paragraph_20_Font"><text:span text:style-name="T8">i</text:span></text:span><text:span text:style-name="Default_20_Paragraph_20_Font"><text:span text:style-name="T1">te dolent</text:span></text:span><text:span text:style-name="Default_20_Paragraph_20_Font"><text:span text:style-name="T8">i </text:span></text:span><text:span text:style-name="Default_20_Paragraph_20_Font"><text:span text:style-name="T1">ae vehementer lab</text:span></text:span><text:span text:style-name="Default_20_Paragraph_20_Font"><text:span text:style-name="T8">o</text:span></text:span><text:span text:style-name="Default_20_Paragraph_20_Font"><text:span text:style-name="T1">ran</text:span></text:span><text:span text:style-name="Default_20_Paragraph_20_Font"><text:span text:style-name="T8">ti </text:span></text:span><text:span text:style-name="Default_20_Paragraph_20_Font"><text:span text:style-name="T1">pus au</text:span></text:span><text:span text:style-name="Default_20_Paragraph_20_Font"><text:span text:style-name="T8">t </text:span></text:span><text:span text:style-name="Default_20_Paragraph_20_Font"><text:span text:style-name="T1">aqua aut<text:line-break/>fangu</text:span></text:span><text:span text:style-name="Default_20_Paragraph_20_Font"><text:span text:style-name="T8">is </text:span></text:span><text:span text:style-name="Default_20_Paragraph_20_Font"><text:span text:style-name="T1">per nare</text:span></text:span><text:span text:style-name="Default_20_Paragraph_20_Font"><text:span text:style-name="T8">s </text:span></text:span><text:span text:style-name="Default_20_Paragraph_20_Font"><text:span text:style-name="T1">vel o</text:span></text:span><text:span text:style-name="Default_20_Paragraph_20_Font"><text:span text:style-name="T8">s </text:span></text:span><text:span text:style-name="Default_20_Paragraph_20_Font"><text:span text:style-name="T1">vel aure</text:span></text:span><text:span text:style-name="Default_20_Paragraph_20_Font"><text:span text:style-name="T8">s </text:span></text:span><text:span text:style-name="Default_20_Paragraph_20_Font"><text:span text:style-name="T1">efa nen</text:span></text:span><text:span text:style-name="Default_20_Paragraph_20_Font"><text:span text:style-name="T8">s m</text:span></text:span><text:span text:style-name="Default_20_Paragraph_20_Font"><text:span text:style-name="T1">orbum<text:line-break/>solv</text:span></text:span><text:span text:style-name="Default_20_Paragraph_20_Font"><text:span text:style-name="T8">it.</text:span></text:span></text:p>
      <text:p text:style-name="P4">Plura et alia sic Hippocratem pronunciare demonstra-<text:line-break/>simus, quibus nisi quis animum advertat, videatur quod<text:line-break/>ah nisio dicitur solum et unicum esse affectionis proposse<text:line-break/>tae remedium, aliud vero nullum. Verum ipfe non hoc<text:line-break/>duntaxat esse dicit, sed simpliciter, quod pus vel aqua<text:line-break/>per aures aut nares essiuens morbum solvit. Quod si in-<text:line-break/>verso ordine dixisset, quemadmodum ego nunc <text:span text:style-name="Default_20_Paragraph_20_Font"><text:span text:style-name="T1">fac</text:span></text:span>i, ora-<text:line-break/>tio reprehensione vacasset. Quum vel propter inflamma-<text:line-break/>tionem vel humorum crudorum multitudinem in capite<text:line-break/>acervatam fieri dolorem contigerit, tunc inflammatione<text:line-break/>suppurata aut excreti, humore morbi fiet solutio. Si<text:line-break/>vero propter flatulentum spiritum aut sanguinis copiam</text:p>
      <text:p text:style-name="P5">aut bilem mordacem aut denique ob intemperiem dolor<text:line-break/>acciderit , per alia remedia sanabitur.</text:p>
      <text:h text:style-name="Heading_20_2" text:outline-level="2">XI.</text:h>
      <text:p text:style-name="P1"><text:span text:style-name="Default_20_Paragraph_20_Font"><text:span text:style-name="T1">Me</text:span></text:span><text:span text:style-name="Default_20_Paragraph_20_Font"><text:span text:style-name="T8">l</text:span></text:span><text:span text:style-name="Default_20_Paragraph_20_Font"><text:span text:style-name="T1">anchol</text:span></text:span><text:span text:style-name="Default_20_Paragraph_20_Font"><text:span text:style-name="T8">icis </text:span></text:span><text:span text:style-name="Default_20_Paragraph_20_Font"><text:span text:style-name="T1">et nephr</text:span></text:span><text:span text:style-name="Default_20_Paragraph_20_Font"><text:span text:style-name="T8">it</text:span></text:span><text:span text:style-name="Default_20_Paragraph_20_Font"><text:span text:style-name="T1">tlei</text:span></text:span><text:span text:style-name="Default_20_Paragraph_20_Font"><text:span text:style-name="T8">s </text:span></text:span><text:span text:style-name="Default_20_Paragraph_20_Font"><text:span text:style-name="T1">succedente</text:span></text:span><text:span text:style-name="Default_20_Paragraph_20_Font"><text:span text:style-name="T8">s </text:span></text:span><text:span text:style-name="Default_20_Paragraph_20_Font"><text:span text:style-name="T1">haemorrh</text:span></text:span><text:span text:style-name="Default_20_Paragraph_20_Font"><text:span text:style-name="T8">oi</text:span></text:span><text:span text:style-name="Default_20_Paragraph_20_Font"><text:span text:style-name="T1">de</text:span></text:span><text:span text:style-name="Default_20_Paragraph_20_Font"><text:span text:style-name="T8">s<text:line-break/></text:span></text:span><text:span text:style-name="Default_20_Paragraph_20_Font"><text:span text:style-name="T1">bonu</text:span></text:span><text:span text:style-name="Default_20_Paragraph_20_Font"><text:span text:style-name="T8">m.</text:span></text:span></text:p>
      <text:p text:style-name="P4">Non vacuationis ratione <text:span text:style-name="Default_20_Paragraph_20_Font"><text:span text:style-name="T1">t</text:span></text:span>otum, sini ipsa etiam hu -<text:line-break/>moris vacuandi qualitate ejusmodi affectus haemorrhoides<text:line-break/>sanant. Hae namque. crassam sanguinem profundere st,-<text:line-break/>leni humoris melancholici plenum, talem in sanguine<text:line-break/>vim obtinentis, qualem in venis faex habet. Quare nihil<text:line-break/>mirum et melancholiam et nephritiu per haemorrhoides<text:line-break/>curari, utpote quae sanguinis veluti faecem vacuare feteant.</text:p>
      <text:h text:style-name="Heading_20_2" text:outline-level="2"><text:span text:style-name="Default_20_Paragraph_20_Font"><text:span text:style-name="T13">Χ</text:span></text:span><text:span text:style-name="Default_20_Paragraph_20_Font"><text:span text:style-name="T17">11.</text:span></text:span></text:h>
      <text:p text:style-name="P1"><text:span text:style-name="Default_20_Paragraph_20_Font"><text:span text:style-name="T8">Di</text:span></text:span><text:span text:style-name="Default_20_Paragraph_20_Font"><text:span text:style-name="T1">uturnas hae</text:span></text:span><text:span text:style-name="Default_20_Paragraph_20_Font"><text:span text:style-name="T8">mo</text:span></text:span><text:span text:style-name="Default_20_Paragraph_20_Font"><text:span text:style-name="T1">rrho</text:span></text:span><text:span text:style-name="Default_20_Paragraph_20_Font"><text:span text:style-name="T8">i</text:span></text:span><text:span text:style-name="Default_20_Paragraph_20_Font"><text:span text:style-name="T1">des curanti , n</text:span></text:span><text:span text:style-name="Default_20_Paragraph_20_Font"><text:span text:style-name="T8">isi. </text:span></text:span><text:span text:style-name="Default_20_Paragraph_20_Font"><text:span text:style-name="T1">una serva</text:span></text:span><text:span text:style-name="Default_20_Paragraph_20_Font"><text:span text:style-name="T8">t</text:span></text:span><text:span text:style-name="Default_20_Paragraph_20_Font"><text:span text:style-name="T1">a sit,<text:line-break/>h</text:span></text:span><text:span text:style-name="Default_20_Paragraph_20_Font"><text:span text:style-name="T8">y</text:span></text:span><text:span text:style-name="Default_20_Paragraph_20_Font"><text:span text:style-name="T1">drope</text:span></text:span><text:span text:style-name="Default_20_Paragraph_20_Font"><text:span text:style-name="T8">m </text:span></text:span><text:span text:style-name="Default_20_Paragraph_20_Font"><text:span text:style-name="T1">aut tabe</text:span></text:span><text:span text:style-name="Default_20_Paragraph_20_Font"><text:span text:style-name="T8">m </text:span></text:span><text:span text:style-name="Default_20_Paragraph_20_Font"><text:span text:style-name="T1">succedere.</text:span></text:span></text:p>
      <text:p text:style-name="P3">Haemorrhoides citari est impossibile; quin propter<text:line-break/>sanguinis multitudinem et crassitudinem venarum ora quae-<text:line-break/>dam aperiantur, . Iecore in ipsas faeculentum et melancho-<text:line-break/>Ileum sanguinem deponente. Si quis igitur ipsi viam<text:line-break/>praecluserit, tum scirrhofum ipsum effecerit, tum multi-<text:line-break/>tudine et crassitie gravatum calorem in ipso extinxerit;<text:line-break/>quum quid simile acciderit, quale flammis externis in<text:line-break/>quibus multa ligna ignem suffocant atque extinguunt.<text:line-break/>Itaque si a nativo calore generetur sanguis, constat ipso<text:line-break/>extincto non amplius procreatum iri. At vero hyderus<text:line-break/>procreationis sanguinis frustratione oboritur. Quodsi quan-<text:line-break/>doque jecur plenitudinem in pulmonis venas protendere<text:line-break/>queat, vase hic rupto tabidi fiunt. Ratione igitur unam<text:line-break/>saltem haemorrhoidem servandam esse consulit, ut per<text:line-break/>hanc faeculenta jecoris cacochyma vacuetur, praesertim<text:line-break/>quibus longo tempore per hujusmodi venas excerni con-<text:line-break/>fuevit.</text:p>
      <text:h text:style-name="P55" text:outline-level="2">XIII.</text:h>
      <text:p text:style-name="P1"><text:span text:style-name="Default_20_Paragraph_20_Font"><text:span text:style-name="T1">s</text:span></text:span><text:span text:style-name="Default_20_Paragraph_20_Font"><text:span text:style-name="T8">i</text:span></text:span><text:span text:style-name="Default_20_Paragraph_20_Font"><text:span text:style-name="T1">ngu</text:span></text:span><text:span text:style-name="Default_20_Paragraph_20_Font"><text:span text:style-name="T8">lt</text:span></text:span><text:span text:style-name="Default_20_Paragraph_20_Font"><text:span text:style-name="T1">u laborant</text:span></text:span><text:span text:style-name="Default_20_Paragraph_20_Font"><text:span text:style-name="T8">i </text:span></text:span><text:span text:style-name="Default_20_Paragraph_20_Font"><text:span text:style-name="T1">sternu</text:span></text:span><text:span text:style-name="Default_20_Paragraph_20_Font"><text:span text:style-name="T8">t</text:span></text:span><text:span text:style-name="Default_20_Paragraph_20_Font"><text:span text:style-name="T1">amenta succeden</text:span></text:span><text:span text:style-name="Default_20_Paragraph_20_Font"><text:span text:style-name="T8">ti</text:span></text:span><text:span text:style-name="Default_20_Paragraph_20_Font"><text:span text:style-name="T1">a singultu</text:span></text:span><text:span text:style-name="Default_20_Paragraph_20_Font"><text:span text:style-name="T8">m<text:line-break/></text:span></text:span><text:span text:style-name="Default_20_Paragraph_20_Font"><text:span text:style-name="T1">solvun</text:span></text:span><text:span text:style-name="Default_20_Paragraph_20_Font"><text:span text:style-name="T8">t.</text:span></text:span></text:p>
      <text:p text:style-name="P4">Quemadmodum auctor. convulsionem tum a plenior-<text:line-break/>dine, tum vacuatione fieri docebat, ita quoque singultum<text:line-break/>accidere. Quum igitur a plenitudine, nam plerumque ita<text:line-break/>creatur, violento opus est motu, ut tanquam recte quae-<text:line-break/>dam remulae humiditates ipsum efficientes perflentur va-<text:line-break/>cuenturque. Hoc autem sternutatio efficit. Qui vero ob<text:line-break/>inanitionem raro fiunt singultus, eos non sanat sternuta-<text:line-break/>mentum. Quod autem ob .plenitudinem singultus srequen-<text:line-break/>tes oboriatur, in pueris etiam conspicitur, -qui quum fe<text:line-break/>fupra modum repleverint, crebro singulti<text:span text:style-name="Default_20_Paragraph_20_Font"><text:span text:style-name="T1">u</text:span></text:span>nt. Frigus et<text:line-break/>pepigeratis nervosis corpora omnia aegre perspicabilis<text:line-break/>reddunt , quorum repletionem efficiunt proindeque singul-<text:line-break/>tus ipsis accidit,</text:p>
      <text:h text:style-name="P55" text:outline-level="2">XIV.<text:tab/>.t</text:h>
      <text:p text:style-name="P1"><text:span text:style-name="Default_20_Paragraph_20_Font"><text:span text:style-name="T1">Hydrope laboranti st aqua ex</text:span></text:span> v<text:span text:style-name="Default_20_Paragraph_20_Font"><text:span text:style-name="T1">enis in oentrem suxerit,<text:line-break/>morbi sit salutio.</text:span></text:span></text:p>
      <text:p text:style-name="P4">Hoc etiam unum est exemplum vacuationum quae<text:line-break/>sponte et utiliter oboriuntur. u Spontaneas autem dicimus<text:line-break/>non quae sine causa, fed sine opera nostra fiunt. Si nam-<text:line-break/>que dato medicamento aquas ducente talis facta f<text:span text:style-name="Default_20_Paragraph_20_Font"><text:span text:style-name="T1">u</text:span></text:span>erit<text:line-break/>vacuasse, non amplius spontaneam appellamus.</text:p>
      <text:h text:style-name="Heading_20_2" text:outline-level="2">XV.<text:span text:style-name="Default_20_Paragraph_20_Font"><text:span text:style-name="T1"><text:tab/>r</text:span></text:span><text:tab/>.m</text:h>
      <text:p text:style-name="P1"><text:span text:style-name="Default_20_Paragraph_20_Font"><text:span text:style-name="T1">Longo al</text:span></text:span>n<text:span text:style-name="Default_20_Paragraph_20_Font"><text:span text:style-name="T1">i p rosi uni o laboranti spontanea succedens comi-<text:line-break/>tio alvi prostuvium solvit.</text:span></text:span></text:p>
      <text:p text:style-name="P4">Hoc quoque similiter exemplum est eorum quae prae-<text:line-break/>clare a nat<text:span text:style-name="Default_20_Paragraph_20_Font"><text:span text:style-name="T1">u</text:span></text:span>ra geruntur, quod medicum imitari oportet.<text:line-break/>Ejus autem utilitas revulsionis ratione aestimatur.</text:p>
      <text:p text:style-name="P5">P<text:span text:style-name="Default_20_Paragraph_20_Font"><text:span text:style-name="T1">leuri</text:span></text:span>n<text:span text:style-name="Default_20_Paragraph_20_Font"><text:span text:style-name="T1">de aut peripneumonia essecto diarrhoea succedens<text:line-break/></text:span></text:span>m<text:span text:style-name="Default_20_Paragraph_20_Font"><text:span text:style-name="T1">alum.</text:span></text:span></text:p>
      <text:p text:style-name="P4">Partibus affectis aliae non simpliciter consentire con-<text:line-break/>sueverunt, sed quum vehementi affectu detinentur. Hac<text:line-break/>itaque ratione et jecore graviter patiente singultus quidem<text:line-break/>supervenit per consensum affecto stomacho, tussis autem<text:line-break/>et spirandi dissicuItas per consensum affectis spirabili bus<text:line-break/>instrumentis. Sic sane et spirabilibus organis magnopere</text:p>
      <text:p text:style-name="Normal">affectis hepar compatitur, hocque ipsum maniseste olleu-<text:line-break/>dit ipse Hippocrates, quum non simpliciter dixit: <text:span text:style-name="Default_20_Paragraph_20_Font"><text:span text:style-name="T1">in pleu-<text:line-break/>r</text:span></text:span>i<text:span text:style-name="Default_20_Paragraph_20_Font"><text:span text:style-name="T1">t</text:span></text:span>i<text:span text:style-name="Default_20_Paragraph_20_Font"><text:span text:style-name="T1">de aut peripneumonia turbatam et salutam alvum ma-<text:line-break/>lum esse signum;</text:span></text:span> sed adjecit, <text:span text:style-name="Default_20_Paragraph_20_Font"><text:span text:style-name="T1">assueto, </text:span></text:span>ac si detento et<text:line-break/>talibus morbis vexato laboranti diceret diarrhoeam super-<text:line-break/>venientem signum esse malum , quoniam his ita affectis<text:line-break/>alvi profluvium oboritur, quum jecur non amplius ad le</text:p>
      <text:p text:style-name="P5">attrahere alimentum, neque probe in sanguinem conver-<text:line-break/>tere valeat et ventriculus etiam interdum nisum corrum-<text:line-break/>pat. Moderatae tamen pleuritidi et peripneumoniae su-<text:line-break/>perveniens alvi solutio potest aliquando vacuationis ratio<text:line-break/>prodesse multoque magis postquam coctionis signa morbis<text:line-break/>inesse apparuerint, neque metus adest, fed morbus peri-<text:line-break/>eulo vacat. Communiter autem in -his et aliis omnibus<text:line-break/>quae eodem modo efferuntur, exceptionis hujus meminisse<text:line-break/>decet, dum modo nulla alia extemporali et manisesta oc-<text:line-break/>cusione acciderit ejusmodi symptoma, veluti si nunc<text:line-break/>diarrhoea excisio aut potu aliquo sit orta, sed morbi<text:line-break/>ratione intervenerit. Nam quae alia ex causa et non vi<text:line-break/>morbi eveniunt, ipsius mortem significare nequeunt, si-<text:line-break/>gnum siquidem in aliquo cum re -significata coniunctum<text:line-break/>esse oportet.</text:p>
      <text:h text:style-name="Heading_20_2" text:outline-level="2">XVII.</text:h>
      <text:p text:style-name="Normal"><text:span text:style-name="Default_20_Paragraph_20_Font"><text:span text:style-name="T1">ophtha</text:span></text:span>l<text:span text:style-name="Default_20_Paragraph_20_Font"><text:span text:style-name="T1">mia laboran</text:span></text:span>t<text:span text:style-name="Default_20_Paragraph_20_Font"><text:span text:style-name="T1">em d</text:span></text:span>i<text:span text:style-name="Default_20_Paragraph_20_Font"><text:span text:style-name="T1">arrhoea corrip</text:span></text:span>i <text:span text:style-name="Default_20_Paragraph_20_Font"><text:span text:style-name="T1">b</text:span></text:span>o<text:span text:style-name="Default_20_Paragraph_20_Font"><text:span text:style-name="T1">nu</text:span></text:span>m.</text:p>
      <text:p text:style-name="P3">Hoc non tanquam bonum ophthalmia laborantibus<text:line-break/>signum.,.fed ut causa ah eo pronunciatur, quod humorum<text:line-break/>redundantia fimus vacuetur et ad inferiora refellatur.<text:line-break/>Quod unum ipsi quoque exemplum est eorum quae -sponte<text:line-break/>et utiliter vacuantur et quae- medicum imitari oportet;<text:line-break/>nimirum ita omnes faciunt qui in ophthalmiis alvum tum<text:line-break/>clysteribus tum . purgationibus subducunt.</text:p>
      <text:h text:style-name="Heading_20_2" text:outline-level="2">XVIll.</text:h>
      <text:p text:style-name="P1"><text:span text:style-name="Default_20_Paragraph_20_Font"><text:span text:style-name="T1">Cui praecisu vesica suerit aut cerebru</text:span></text:span><text:span text:style-name="Default_20_Paragraph_20_Font"><text:span text:style-name="T8">m </text:span></text:span><text:span text:style-name="Default_20_Paragraph_20_Font"><text:span text:style-name="T1">aut cor aut su-<text:line-break/>ptu</text:span></text:span><text:span text:style-name="Default_20_Paragraph_20_Font"><text:span text:style-name="T8">m </text:span></text:span><text:span text:style-name="Default_20_Paragraph_20_Font"><text:span text:style-name="T1">tran</text:span></text:span><text:span text:style-name="Default_20_Paragraph_20_Font"><text:span text:style-name="T8">s</text:span></text:span><text:span text:style-name="Default_20_Paragraph_20_Font"><text:span text:style-name="T1">versu</text:span></text:span><text:span text:style-name="Default_20_Paragraph_20_Font"><text:span text:style-name="T8">m </text:span></text:span><text:span text:style-name="Default_20_Paragraph_20_Font"><text:span text:style-name="T1">aut tenue quodda</text:span></text:span><text:span text:style-name="Default_20_Paragraph_20_Font"><text:span text:style-name="T8">m </text:span></text:span><text:span text:style-name="Default_20_Paragraph_20_Font"><text:span text:style-name="T1">in</text:span></text:span><text:span text:style-name="Default_20_Paragraph_20_Font"><text:span text:style-name="T8">t</text:span></text:span><text:span text:style-name="Default_20_Paragraph_20_Font"><text:span text:style-name="T1">est</text:span></text:span><text:span text:style-name="Default_20_Paragraph_20_Font"><text:span text:style-name="T8">i</text:span></text:span><text:span text:style-name="Default_20_Paragraph_20_Font"><text:span text:style-name="T1">nu</text:span></text:span><text:span text:style-name="Default_20_Paragraph_20_Font"><text:span text:style-name="T8">m </text:span></text:span><text:span text:style-name="Default_20_Paragraph_20_Font"><text:span text:style-name="T1">.aut<text:line-break/>ventricu</text:span></text:span><text:span text:style-name="Default_20_Paragraph_20_Font"><text:span text:style-name="T8">l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aut</text:span></text:span><text:span text:style-name="Default_20_Paragraph_20_Font"><text:span text:style-name="T8"> I</text:span></text:span><text:span text:style-name="Default_20_Paragraph_20_Font"><text:span text:style-name="T1">ecur, letale est.</text:span></text:span></text:p>
      <text:p text:style-name="P4">Nomen letale tum aliis in libris tum hoc ipso saepe<text:line-break/>de iis qui ex necessitate interituri sunt, saepe etiam de<text:line-break/>iis qui plerumque, protulit. Quare nunc abditum est,<text:line-break/>utrum dictarum partium praecisiones omnino mortem fe-<text:line-break/>qui velit innuere, aulo quibusdam raro hominem servari</text:p>
      <text:p text:style-name="P5">contingat. Quod itaque cordis vulnus mortem necessario<text:line-break/>afferat ex iis quae. ab omnibus conceduntur unum est;<text:line-break/>non tamen ab .aliis . concessum. est quodcunque vulnus<text:line-break/>mortem invehere; sed quod magnum atque prosundum est,<text:line-break/>quod consentaneum. est per dictionem <text:span text:style-name="Default_20_Paragraph_20_Font"><text:span text:style-name="T1">praec</text:span></text:span>isu significari: -<text:line-break/>ut tota vesicae tunica .divisa ad internam usque capacita-<text:line-break/>tem pertusa atque aliorum unumquodque similiter divisum<text:line-break/>intelligatur. lu vesica siquidem concessum est tale vulnus<text:line-break/>non coalescere., .ut nec .in parte .etiam septi transversi<text:line-break/>nervofa.ac tenuibus intestinis. De ventriculo vero dubi-<text:line-break/>satur. Quosdam enim in eo vulneratus dicunt, aliquando,<text:line-break/>sed raro fuisse sanatos. —At vero non vulnus finium in<text:line-break/>jecoris fibris acceptum, sed fibram. etiam abscissam sana-<text:line-break/>tam fuisse proferunt.^ Scimus autem libro de vulneribus<text:line-break/>exitiosis inscripto, ex his quaedam ejus . libri auctorem<text:line-break/>curare aggredi. Quod vero earum partium diacope inglu-<text:line-break/>tinata maneat, in corde quidem ac septo transverso fit</text:p>
      <text:p text:style-name="P5">ob perpetuum eorum motum; in vesica vero quia nervofa,<text:line-break/>tenuis et exsanguis existit. Nam ipsam cervicem, quod<text:line-break/>carnosa sit, in calculorum extractione quotidie sanari<text:line-break/>conspicimus. Hepar vero sauciatum vulnerationes habet<text:line-break/>haemorrhoicas atque idcirco prius moriuntur qui ita vul-<text:line-break/>nerati <text:span text:style-name="Default_20_Paragraph_20_Font"><text:span text:style-name="T1">t</text:span></text:span>unt quam vulnera conglutinari queant. Hoc au-<text:line-break/>tem ita dixi ut perfectam venam etiam esse<text:span text:style-name="Default_20_Paragraph_20_Font"><text:span text:style-name="T1">m</text:span></text:span> ntelligatur.<text:line-break/>Ea re igitur nec qui minime superficiaria jecoris vulnera<text:line-break/>fe curasse, nec qui ejus lobos abstulisse proferunt, veri-<text:line-break/>tatem proferre ridentur. Vulneratum autem cerebrum<text:line-break/><text:span text:style-name="Default_20_Paragraph_20_Font"><text:span text:style-name="T1">t</text:span></text:span>aepe sanatum vidimus <text:span text:style-name="Default_20_Paragraph_20_Font"><text:span text:style-name="T1">t</text:span></text:span>emelque Smyrnae Joniae, vivente<text:line-break/>adhuc praeceptore Peiope, ex insigni vulnere. At id ex<text:line-break/>iis est quae rarissime eveniunt, verum autem est magnas<text:line-break/>vulnerationes , quales Hippocrates diacopas appellare vi-<text:line-break/>detur, mortem afferre; quae tamen adusque aliquem ven-<text:line-break/>trienium cerebri vulnera penetrant, interitum invehere<text:line-break/>concedunt omnes. Tenuium autem intestinorum et ven-<text:line-break/>triculi magis natura carnosae substantiae non parum par-</text:p>
      <text:p text:style-name="P5">ticipat, atque ideo summa parte vulnerata saepius agglu-<text:line-break/>sinantur; tota vero perfecta ad eorum cavitatem usque<text:line-break/>rarissime. . Heri autem mea quidem sententia propter eo-<text:line-break/>rum substantiam accidere non videtur, fed quia medica-<text:line-break/>mentum ipsis internis, ut. externis vulneribus imponere<text:line-break/>non possumus. Quapropter per assumpta vulneratum ven-<text:line-break/>triculum auctor llbri de vulneribus exitiosis inscripti, sive<text:line-break/>Hippocrates is fuerit sive alius quispiam, curare aggreditur.</text:p>
      <text:h text:style-name="Heading_20_2" text:outline-level="2">XIX.</text:h>
      <text:p text:style-name="P1"><text:span text:style-name="Default_20_Paragraph_20_Font"><text:span text:style-name="T1">Quum o</text:span></text:span><text:span text:style-name="Default_20_Paragraph_20_Font"><text:span text:style-name="T8">s </text:span></text:span><text:span text:style-name="Default_20_Paragraph_20_Font"><text:span text:style-name="T1">perfec</text:span></text:span><text:span text:style-name="Default_20_Paragraph_20_Font"><text:span text:style-name="T8">t</text:span></text:span><text:span text:style-name="Default_20_Paragraph_20_Font"><text:span text:style-name="T1">um suerit aut cartilago aut nervu</text:span></text:span><text:span text:style-name="Default_20_Paragraph_20_Font"><text:span text:style-name="T8">s </text:span></text:span><text:span text:style-name="Default_20_Paragraph_20_Font"><text:span text:style-name="T1">aut<text:line-break/>tenu</text:span></text:span><text:span text:style-name="Default_20_Paragraph_20_Font"><text:span text:style-name="T8">is </text:span></text:span><text:span text:style-name="Default_20_Paragraph_20_Font"><text:span text:style-name="T1">genae par</text:span></text:span><text:span text:style-name="Default_20_Paragraph_20_Font"><text:span text:style-name="T8">t</text:span></text:span><text:span text:style-name="Default_20_Paragraph_20_Font"><text:span text:style-name="T1">icula aut praepu</text:span></text:span><text:span text:style-name="Default_20_Paragraph_20_Font"><text:span text:style-name="T8">ti</text:span></text:span><text:span text:style-name="Default_20_Paragraph_20_Font"><text:span text:style-name="T1">u</text:span></text:span><text:span text:style-name="Default_20_Paragraph_20_Font"><text:span text:style-name="T8">m, </text:span></text:span><text:span text:style-name="Default_20_Paragraph_20_Font"><text:span text:style-name="T1">neque augescit,<text:line-break/>neque coalesc</text:span></text:span><text:span text:style-name="Default_20_Paragraph_20_Font"><text:span text:style-name="T8">i</text:span></text:span><text:span text:style-name="Default_20_Paragraph_20_Font"><text:span text:style-name="T1">t.</text:span></text:span></text:p>
      <text:p text:style-name="P4">Augeri vocat aliquam hujusmodi alteram procreari<text:line-break/>substantiam, qualis est perfectae partis , quemadmodum in<text:line-break/>canis ulceribus caro succrescere conspicitur; coalescere<text:line-break/>autem quum discissi corporis labra conglutinantur. Jam<text:line-break/>vero quod neque cartilago^ neque os generentur concessa</text:p>
      <text:p text:style-name="P5">res est; an vero conglutinentur, nonnulli dubitant; nam<text:line-break/>perspicue conspici proferunt ossa perfracta conglutinari;<text:line-break/>fed hi aberrant idque doceri possunt in brutis animalibus,<text:line-break/>quorum pars quaedam fracta callum contraxit. Haec enim<text:line-break/>si quis viva aut mortua dissectione velit inspicere, mani-<text:line-break/>festq partes ossium separatas callo tanquam vinculo cir-<text:line-break/>cumsoripto constrictas esse comperiet: quas si abraserit,<text:line-break/>fracturae profundum non conglutinatum conspicietur Sic<text:line-break/>autem et commemoratis sententiis ambigunt, nonnulli au-<text:line-break/>geri affirmantes, non tamen coalescere; quidam vero coa-<text:line-break/>lefcere, sied raro. Quae itaque per erosionem ulcerata<text:line-break/><text:span text:style-name="Default_20_Paragraph_20_Font"><text:span text:style-name="T1">t</text:span></text:span>unt; augeri postulant, etiam nullum vidi ita affectorum,<text:line-break/>cui raro non regenerata sit; conglutinari autem deside-<text:line-break/>rant quae divisa et non perfecta fonti Haec enim inter<text:line-break/>fe disserunt, quia perfecta divisionem sortiuntur ad extre-<text:line-break/>mum u siqua pervadentem, quae nunc Hippocrates coale-<text:line-break/>Icere non profert; non ob id tantum quod nervofa sint</text:p>
      <text:p text:style-name="P28">et tenuia, fed vulneris labra a fe invicem non parum<text:line-break/>distent.<text:tab/><text:span text:style-name="Default_20_Paragraph_20_Font"><text:span text:style-name="T18">.</text:span></text:span></text:p>
      <text:h text:style-name="Heading_20_2" text:outline-level="2">XX.</text:h>
      <text:p text:style-name="P51"><text:tab/>,<text:line-break/><text:span text:style-name="Default_20_Paragraph_20_Font"><text:span text:style-name="T1">s</text:span></text:span>i <text:span text:style-name="Default_20_Paragraph_20_Font"><text:span text:style-name="T1">fanguis in uteru</text:span></text:span>m <text:span text:style-name="Default_20_Paragraph_20_Font"><text:span text:style-name="T1">prae</text:span></text:span>t<text:span text:style-name="Default_20_Paragraph_20_Font"><text:span text:style-name="T1">er natura</text:span></text:span>m <text:span text:style-name="Default_20_Paragraph_20_Font"><text:span text:style-name="T1">efusus suer</text:span></text:span>i<text:span text:style-name="Default_20_Paragraph_20_Font"><text:span text:style-name="T1">t, eum<text:line-break/>suppurat</text:span></text:span>i <text:span text:style-name="Default_20_Paragraph_20_Font"><text:span text:style-name="T1">necesse est.</text:span></text:span></text:p>
      <text:p text:style-name="P4">Quidam sine articulo:- <text:span text:style-name="Default_20_Paragraph_20_Font"><text:span text:style-name="T1">si in ventrem efusu</text:span></text:span>s <text:span text:style-name="Default_20_Paragraph_20_Font"><text:span text:style-name="T1">suerit<text:line-break/>fangu</text:span></text:span>i<text:span text:style-name="Default_20_Paragraph_20_Font"><text:span text:style-name="T1">s</text:span></text:span>, fcvibunt, omnem volentes cavitatem significari<text:line-break/>ipsisque testimonio est, <text:span text:style-name="Default_20_Paragraph_20_Font"><text:span text:style-name="T1">praeter natura</text:span></text:span>m additum, per<text:line-break/>quam adfectionem tale quid ostendit Hippocrates. Si<text:line-break/>quando fanguis a proprio conceptaculo in aliam quamcun-<text:line-break/>que cavitatem pervenerit, ut hic sanguis permaneat, omnino<text:line-break/>perarduum esu Sic igitur et in pblegmonis et in suggil-<text:line-break/>lationibus appellatis fieri conspicitur: in pblegmonis qui-<text:line-break/>dem per minimas partes disperso sanguine in eas musculo-<text:line-break/>rum cavitates quas sola ratione speculamur; <text:span text:style-name="Default_20_Paragraph_20_Font"><text:span text:style-name="T1">t</text:span></text:span>uggiI lationi-<text:line-break/>bus vero affuso in spatia et vasta circumiacentia sanguine.</text:p>
      <text:p text:style-name="P5">Porro suppurati dictum est, quum nomen sit unius in<text:line-break/>sanguine factae mutationis; quare nonnulli ipfum ad ge-<text:line-break/>neralius, hoc est ad omnem sanguinis corruptelam trans-<text:line-break/>ferunt idque ab ipso dicunt significari. Sic etenim fieri<text:line-break/>videtur sanguinem non permanere , quum e <text:span text:style-name="Default_20_Paragraph_20_Font"><text:span text:style-name="T1">t</text:span></text:span>uo naturali<text:line-break/>loco exciderit, fed aliquando suppura<text:span text:style-name="Default_20_Paragraph_20_Font"><text:span text:style-name="T1">t</text:span></text:span>i , aliquando nigre-<text:line-break/>suere, aliquando in grumos concrescere, ac praesertim<text:line-break/>quum in magnam capacitatem praeter naturam exciderit.</text:p>
      <text:h text:style-name="Heading_20_2" text:outline-level="2">XXI.</text:h>
      <text:p text:style-name="P1">f<text:span text:style-name="Default_20_Paragraph_20_Font"><text:span text:style-name="T1">nsun</text:span></text:span>i<text:span text:style-name="Default_20_Paragraph_20_Font"><text:span text:style-name="T1">en</text:span></text:span>ti<text:span text:style-name="Default_20_Paragraph_20_Font"><text:span text:style-name="T1">bu</text:span></text:span>s <text:span text:style-name="Default_20_Paragraph_20_Font"><text:span text:style-name="T1">si varice</text:span></text:span>s <text:span text:style-name="Default_20_Paragraph_20_Font"><text:span text:style-name="T1">aut haem</text:span></text:span>o<text:span text:style-name="Default_20_Paragraph_20_Font"><text:span text:style-name="T1">rrho</text:span></text:span>i<text:span text:style-name="Default_20_Paragraph_20_Font"><text:span text:style-name="T1">de</text:span></text:span>s <text:span text:style-name="Default_20_Paragraph_20_Font"><text:span text:style-name="T1">accesserint, in-<text:line-break/>fan</text:span></text:span>i<text:span text:style-name="Default_20_Paragraph_20_Font"><text:span text:style-name="T1">ae salut</text:span></text:span>i<text:span text:style-name="Default_20_Paragraph_20_Font"><text:span text:style-name="T1">o.</text:span></text:span></text:p>
      <text:p text:style-name="P4">Hic insaniam proprie melancholiam vocat, non a<text:line-break/>bile furorem. Varix autem est venarum quae in femori-<text:line-break/>bus et cruribus habentur , a crasso et melancholico fan-<text:line-break/>guine facta dilatatio.. Natura namque humores insaniam<text:line-break/>efficientes maximeque mela<text:span text:style-name="Default_20_Paragraph_20_Font"><text:span text:style-name="T1">n</text:span></text:span>cholicos et orasses ad partes</text:p>
      <text:p text:style-name="P5">ignobiliores protrudente , dictorum affectuum tum genera-<text:line-break/>tio tum insaniae solutio sequitur.</text:p>
      <text:h text:style-name="Heading_20_2" text:outline-level="2">XXII.</text:h>
      <text:p text:style-name="P1">R<text:span text:style-name="Default_20_Paragraph_20_Font"><text:span text:style-name="T1">up</text:span></text:span>ti<text:span text:style-name="Default_20_Paragraph_20_Font"><text:span text:style-name="T1">ones quae ex d</text:span></text:span>o<text:span text:style-name="Default_20_Paragraph_20_Font"><text:span text:style-name="T1">rsa ad cub</text:span></text:span>iti <text:span text:style-name="Default_20_Paragraph_20_Font"><text:span text:style-name="T1">art</text:span></text:span>i<text:span text:style-name="Default_20_Paragraph_20_Font"><text:span text:style-name="T1">culu</text:span></text:span>m <text:span text:style-name="Default_20_Paragraph_20_Font"><text:span text:style-name="T1">descendunt,<text:line-break/>venae fac</text:span></text:span>ti<text:span text:style-name="Default_20_Paragraph_20_Font"><text:span text:style-name="T1">o sal</text:span></text:span>uit.</text:p>
      <text:p text:style-name="P4">Melius quidam scribunt, <text:span text:style-name="Default_20_Paragraph_20_Font"><text:span text:style-name="T1">dol</text:span></text:span>o<text:span text:style-name="Default_20_Paragraph_20_Font"><text:span text:style-name="T1">res qui:</text:span></text:span> nam ruptionem<text:line-break/>piam descendere unum est impossibilium, siquidem di-<text:line-break/>vulsa ac rupta musicali parte carnosa ruptio. Videtur<text:line-break/>itaque nonnunquam admodum manifeste collectus in loco<text:line-break/>ruptionis fanguis huicque curatio in discussione statuitur.<text:line-break/>Reliquos vero dorii dolores translatitios defluens humor<text:line-break/>procreat, iuterdum fluius , sied magna ex parte cum fla-<text:line-break/>tulento et crasso spiritu coniunctus, quem secta in cubito<text:line-break/>excipere et yacuare oportet, quum eo fluere apparet.<text:line-break/>Ipsis namque imperavit pro inclinationum impetu humo-</text:p>
      <text:p text:style-name="P5">rum vacuationes faciendas esse. Idem vere hic textus<text:line-break/>significat: <text:span text:style-name="Default_20_Paragraph_20_Font"><text:span text:style-name="T1">eo ducendum, qu</text:span></text:span>o <text:span text:style-name="Default_20_Paragraph_20_Font"><text:span text:style-name="T1">vergunt per loca conferen</text:span></text:span>t<text:span text:style-name="Default_20_Paragraph_20_Font"><text:span text:style-name="T1">ia.<text:line-break/></text:span></text:span>Quod si de ruptis ab <text:span text:style-name="Default_20_Paragraph_20_Font"><text:span text:style-name="T9">1</text:span></text:span><text:span text:style-name="Default_20_Paragraph_20_Font"><text:span text:style-name="T13">ρΙο</text:span></text:span><text:span text:style-name="Default_20_Paragraph_20_Font"><text:span text:style-name="T9"> </text:span></text:span>scripta sit oratio , dolores per<text:line-break/>consensum et sympathiam factos exaudiendum est dici ab<text:line-break/>eo in cubitos defcendere, non ipsam carnosae partis divi-<text:line-break/>sionem. Et certe talibus utilis esse potest venae sectio<text:line-break/>communi vacuationis ratione.</text:p>
      <text:h text:style-name="Heading_20_2" text:outline-level="2">si<text:tab/>XXIII.<text:tab/>P</text:h>
      <text:p text:style-name="P1"><text:span text:style-name="Default_20_Paragraph_20_Font"><text:span text:style-name="T1">s</text:span></text:span>i m<text:span text:style-name="Default_20_Paragraph_20_Font"><text:span text:style-name="T1">etus e</text:span></text:span>t mo<text:span text:style-name="Default_20_Paragraph_20_Font"><text:span text:style-name="T1">estitia l</text:span></text:span>o<text:span text:style-name="Default_20_Paragraph_20_Font"><text:span text:style-name="T1">ng</text:span></text:span>o <text:span text:style-name="Default_20_Paragraph_20_Font"><text:span text:style-name="T1">temp</text:span></text:span>o<text:span text:style-name="Default_20_Paragraph_20_Font"><text:span text:style-name="T1">re perseverent, e</text:span></text:span>j<text:span text:style-name="Default_20_Paragraph_20_Font"><text:span text:style-name="T1">us</text:span></text:span>mo<text:span text:style-name="Default_20_Paragraph_20_Font"><text:span text:style-name="T1">d</text:span></text:span>i<text:line-break/><text:span text:style-name="Default_20_Paragraph_20_Font"><text:span text:style-name="T1">fampt</text:span></text:span>o<text:span text:style-name="Default_20_Paragraph_20_Font"><text:span text:style-name="T1">ma melanch</text:span></text:span>o<text:span text:style-name="Default_20_Paragraph_20_Font"><text:span text:style-name="T1">l</text:span></text:span>i<text:span text:style-name="Default_20_Paragraph_20_Font"><text:span text:style-name="T1">cum est.</text:span></text:span></text:p>
      <text:p text:style-name="P4">Si quis non manifestam ob cau<text:span text:style-name="Default_20_Paragraph_20_Font"><text:span text:style-name="T1">t</text:span></text:span>am metuat aut moe-<text:line-break/>stus sit, liquido constat melancholica esse ejusmodi sym-<text:line-break/>plumata, et magis si longum tempus perseverarint. Si ta-<text:line-break/>men propter causam manifestam oria sint diuque postea<text:line-break/>perseverent, non te lateat melancholiam significare. Et-</text:p>
      <text:p text:style-name="P5">enim jam multos in maniam incidisse constat, quae ab<text:line-break/>excandescentia aut ira aut moestitia - principium habuit,<text:line-break/><text:span text:style-name="Default_20_Paragraph_20_Font"><text:span text:style-name="T9">1</text:span></text:span><text:span text:style-name="Default_20_Paragraph_20_Font"><text:span text:style-name="T13">ρ</text:span></text:span><text:span text:style-name="Default_20_Paragraph_20_Font"><text:span text:style-name="T9">1</text:span></text:span><text:span text:style-name="Default_20_Paragraph_20_Font"><text:span text:style-name="T13">ο</text:span></text:span><text:span text:style-name="Default_20_Paragraph_20_Font"><text:span text:style-name="T9"> </text:span></text:span>scilicet corpore id temporis idoneo ad tales fu<text:span text:style-name="Default_20_Paragraph_20_Font"><text:span text:style-name="T1">tui-<text:line-break/></text:span></text:span>prendas affectiones existente.</text:p>
      <text:h text:style-name="Heading_20_2" text:outline-level="2">, , . -m XXIV.</text:h>
      <text:p text:style-name="P1"><text:span text:style-name="Default_20_Paragraph_20_Font"><text:span text:style-name="T1">s</text:span></text:span>i <text:span text:style-name="Default_20_Paragraph_20_Font"><text:span text:style-name="T1">quod</text:span></text:span> i<text:span text:style-name="Default_20_Paragraph_20_Font"><text:span text:style-name="T1">n</text:span></text:span>t<text:span text:style-name="Default_20_Paragraph_20_Font"><text:span text:style-name="T1">est</text:span></text:span>i<text:span text:style-name="Default_20_Paragraph_20_Font"><text:span text:style-name="T1">noru</text:span></text:span>m t<text:span text:style-name="Default_20_Paragraph_20_Font"><text:span text:style-name="T1">enu</text:span></text:span>i<text:span text:style-name="Default_20_Paragraph_20_Font"><text:span text:style-name="T1">u</text:span></text:span>m <text:span text:style-name="Default_20_Paragraph_20_Font"><text:span text:style-name="T1">perfec</text:span></text:span>t<text:span text:style-name="Default_20_Paragraph_20_Font"><text:span text:style-name="T1">u</text:span></text:span>m <text:span text:style-name="Default_20_Paragraph_20_Font"><text:span text:style-name="T1">suer</text:span></text:span>i<text:span text:style-name="Default_20_Paragraph_20_Font"><text:span text:style-name="T1">t , </text:span></text:span>i<text:span text:style-name="Default_20_Paragraph_20_Font"><text:span text:style-name="T1">d n</text:span></text:span>o<text:span text:style-name="Default_20_Paragraph_20_Font"><text:span text:style-name="T1">n<text:line-break/>c</text:span></text:span>o<text:span text:style-name="Default_20_Paragraph_20_Font"><text:span text:style-name="T1">alesc</text:span></text:span>i<text:span text:style-name="Default_20_Paragraph_20_Font"><text:span text:style-name="T1">t.</text:span></text:span></text:p>
      <text:p text:style-name="P4">Hoc etiam paulo ante pronunciato aphorismo deda-<text:line-break/>ravit, cujus initium: <text:span text:style-name="Default_20_Paragraph_20_Font"><text:span text:style-name="T1">si cu</text:span></text:span>i <text:span text:style-name="Default_20_Paragraph_20_Font"><text:span text:style-name="T1">perfac</text:span></text:span>t<text:span text:style-name="Default_20_Paragraph_20_Font"><text:span text:style-name="T1">a vesica vel cerebrum<text:line-break/>suerit, </text:span></text:span>non novi quo pacto scriptus siti Idem quoque in<text:line-break/>aliis quibusdam aphorismis factum este certo fuimus quos<text:line-break/>expungere fuerit melius.</text:p>
      <text:h text:style-name="Heading_20_2" text:outline-level="2">XXV<text:span text:style-name="Default_20_Paragraph_20_Font"><text:span text:style-name="T1">P</text:span></text:span></text:h>
      <text:p text:style-name="P1"><text:span text:style-name="Default_20_Paragraph_20_Font"><text:span text:style-name="T1">Er</text:span></text:span>y<text:span text:style-name="Default_20_Paragraph_20_Font"><text:span text:style-name="T1">sipela</text:span></text:span>s <text:span text:style-name="Default_20_Paragraph_20_Font"><text:span text:style-name="T1">far</text:span></text:span>is <text:span text:style-name="Default_20_Paragraph_20_Font"><text:span text:style-name="T1">intr</text:span></text:span>o <text:span text:style-name="Default_20_Paragraph_20_Font"><text:span text:style-name="T1">ver</text:span></text:span>ti <text:span text:style-name="Default_20_Paragraph_20_Font"><text:span text:style-name="T1">m</text:span></text:span>i<text:span text:style-name="Default_20_Paragraph_20_Font"><text:span text:style-name="T1">n</text:span></text:span>i<text:span text:style-name="Default_20_Paragraph_20_Font"><text:span text:style-name="T1">me b</text:span></text:span>o<text:span text:style-name="Default_20_Paragraph_20_Font"><text:span text:style-name="T1">num ; in</text:span></text:span>t<text:span text:style-name="Default_20_Paragraph_20_Font"><text:span text:style-name="T1">u</text:span></text:span>s <text:span text:style-name="Default_20_Paragraph_20_Font"><text:span text:style-name="T1">vero<text:line-break/>sura</text:span></text:span>s, <text:span text:style-name="Default_20_Paragraph_20_Font"><text:span text:style-name="T1">b</text:span></text:span>o<text:span text:style-name="Default_20_Paragraph_20_Font"><text:span text:style-name="T1">num.</text:span></text:span></text:p>
      <text:p text:style-name="P3">Non erysipelas solum , sed et alium quemcunque af-<text:line-break/>fectum ex profundis ac principibus partibus ad cutem<text:line-break/>traduci et bonum signum et bonam causam esse existiman-.<text:line-break/>dum est; contra vero ad internas etprofundas partes re-<text:line-break/>migrare malum. - Sed alia atque alia multa hoc libro<text:line-break/>similiter protulit Hippocrates, quaedam veluti univerfa-<text:line-break/>lium sententiarum et praeceptorum exempla, a quibus<text:line-break/>evidentiorem rei eventus experientiam habere possimus.<text:line-break/>Ejusmodi enim esse exempla oportet.</text:p>
      <text:h text:style-name="Heading_20_2" text:outline-level="2">XXVI.<text:tab/>.</text:h>
      <text:p text:style-name="P1"><text:span text:style-name="Default_20_Paragraph_20_Font"><text:span text:style-name="T1">Quibu</text:span></text:span><text:span text:style-name="Default_20_Paragraph_20_Font"><text:span text:style-name="T8">s i</text:span></text:span><text:span text:style-name="Default_20_Paragraph_20_Font"><text:span text:style-name="T1">n subr</text:span></text:span><text:span text:style-name="Default_20_Paragraph_20_Font"><text:span text:style-name="T8">is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arden</text:span></text:span><text:span text:style-name="Default_20_Paragraph_20_Font"><text:span text:style-name="T8">t</text:span></text:span><text:span text:style-name="Default_20_Paragraph_20_Font"><text:span text:style-name="T1">ibus trem</text:span></text:span><text:span text:style-name="Default_20_Paragraph_20_Font"><text:span text:style-name="T8">o</text:span></text:span><text:span text:style-name="Default_20_Paragraph_20_Font"><text:span text:style-name="T1">re</text:span></text:span><text:span text:style-name="Default_20_Paragraph_20_Font"><text:span text:style-name="T8">s </text:span></text:span><text:span text:style-name="Default_20_Paragraph_20_Font"><text:span text:style-name="T1">obor</text:span></text:span><text:span text:style-name="Default_20_Paragraph_20_Font"><text:span text:style-name="T8">i</text:span></text:span><text:span text:style-name="Default_20_Paragraph_20_Font"><text:span text:style-name="T1">untur, ea</text:span></text:span><text:span text:style-name="Default_20_Paragraph_20_Font"><text:span text:style-name="T8">s<text:line-break/></text:span></text:span><text:span text:style-name="Default_20_Paragraph_20_Font"><text:span text:style-name="T1">del</text:span></text:span><text:span text:style-name="Default_20_Paragraph_20_Font"><text:span text:style-name="T8">i</text:span></text:span><text:span text:style-name="Default_20_Paragraph_20_Font"><text:span text:style-name="T1">rium solv</text:span></text:span><text:span text:style-name="Default_20_Paragraph_20_Font"><text:span text:style-name="T8">i</text:span></text:span><text:span text:style-name="Default_20_Paragraph_20_Font"><text:span text:style-name="T1">t.</text:span></text:span></text:p>
      <text:p text:style-name="P4">Sive Hippocrates ipse tales aphorismos scripsit, veluti<text:line-break/>quaedam generaliorum et universaliorum documentorum<text:line-break/>exempla, sive aiii addiderunt , ceteris id exquirendum re-<text:line-break/>linquentes, illud dumtaxat in ipsis observabimus quod et</text:p>
      <text:p text:style-name="P5">antea dictum est et nunc in febre ardente repetetur. Quae<text:line-break/>enim hanc febrem efficiunt causae in venoso genere con-<text:line-break/>sistentes , quum ad nervos translatae fuerint, primario<text:line-break/>tremores faciunt, per con<text:span text:style-name="Default_20_Paragraph_20_Font"><text:span text:style-name="T1">t</text:span></text:span>en<text:span text:style-name="Default_20_Paragraph_20_Font"><text:span text:style-name="T1">t</text:span></text:span>um vero ardente translatio<text:line-break/>fit; sic et in omni alia febre fieri potest; denique tum ex<text:line-break/>arteriis tum venis in nervos et contra ex nervis in ar-<text:line-break/>terias et venas noxiorum humorum fit transfluxus. Porro<text:line-break/>non plane pronunciavit febrem ardentem a delirio folvi:<text:line-break/>ea namque Hippocrates dicere consuevit constitutionem<text:line-break/>eorum quibus supervenerint solvere , quaecunque homi-<text:line-break/>nem protius perimant, non quae aliam affectionem gene-<text:line-break/>nant priore non minus periculosam.</text:p>
      <text:h text:style-name="Heading_20_2" text:outline-level="2">XXVII.</text:h>
      <text:p text:style-name="P1"><text:span text:style-name="Default_20_Paragraph_20_Font"><text:span text:style-name="T1">(sui emp</text:span></text:span><text:span text:style-name="Default_20_Paragraph_20_Font"><text:span text:style-name="T8">y</text:span></text:span><text:span text:style-name="Default_20_Paragraph_20_Font"><text:span text:style-name="T1">i aut h</text:span></text:span><text:span text:style-name="Default_20_Paragraph_20_Font"><text:span text:style-name="T8">y</text:span></text:span><text:span text:style-name="Default_20_Paragraph_20_Font"><text:span text:style-name="T1">dropici urun</text:span></text:span><text:span text:style-name="Default_20_Paragraph_20_Font"><text:span text:style-name="T8">t</text:span></text:span><text:span text:style-name="Default_20_Paragraph_20_Font"><text:span text:style-name="T1">ur aut secantur, pure aut<text:line-break/>aqua confer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m </text:span></text:span><text:span text:style-name="Default_20_Paragraph_20_Font"><text:span text:style-name="T1">espuen</text:span></text:span><text:span text:style-name="Default_20_Paragraph_20_Font"><text:span text:style-name="T8">t</text:span></text:span><text:span text:style-name="Default_20_Paragraph_20_Font"><text:span text:style-name="T1">e omn</text:span></text:span><text:span text:style-name="Default_20_Paragraph_20_Font"><text:span text:style-name="T8">i</text:span></text:span><text:span text:style-name="Default_20_Paragraph_20_Font"><text:span text:style-name="T1">n</text:span></text:span><text:span text:style-name="Default_20_Paragraph_20_Font"><text:span text:style-name="T8">o i</text:span></text:span><text:span text:style-name="Default_20_Paragraph_20_Font"><text:span text:style-name="T1">n</text:span></text:span><text:span text:style-name="Default_20_Paragraph_20_Font"><text:span text:style-name="T8">t</text:span></text:span><text:span text:style-name="Default_20_Paragraph_20_Font"><text:span text:style-name="T1">ereunt.</text:span></text:span></text:p>
      <text:p text:style-name="P3">Empyos maxime nominare consuevit qui thoracis et<text:line-break/>pulmonis intermedio spatio collectum pus continent: quos<text:line-break/>quomodo oporteat urere tradidit in magno de morbis^<text:line-break/>libro, cujus initium, <text:span text:style-name="Default_20_Paragraph_20_Font"><text:span text:style-name="T1">pulm</text:span></text:span>o<text:span text:style-name="Default_20_Paragraph_20_Font"><text:span text:style-name="T1">n</text:span></text:span>is <text:span text:style-name="Default_20_Paragraph_20_Font"><text:span text:style-name="T1">ar</text:span></text:span>t<text:span text:style-name="Default_20_Paragraph_20_Font"><text:span text:style-name="T1">er</text:span></text:span>i<text:span text:style-name="Default_20_Paragraph_20_Font"><text:span text:style-name="T1">ae;</text:span></text:span> quidam hunc li-<text:line-break/>brum <text:span text:style-name="Default_20_Paragraph_20_Font"><text:span text:style-name="T1">de suppurat</text:span></text:span>i<text:span text:style-name="Default_20_Paragraph_20_Font"><text:span text:style-name="T1">s</text:span></text:span> inscribunt. Egent igitur ustione qui<text:line-break/>tantam puris copiam habent, ut- id per sputa expurgari<text:line-break/>posse desperent, atque his ipsis vehemens spirandi dissi-<text:line-break/>cultas oboritur propter loci angustiam, ita ut hujus ra-<text:line-break/>tione cogamur nos eos urere. In hydropicis autem pnni<text:span text:style-name="Default_20_Paragraph_20_Font"><text:span text:style-name="T1">e<text:line-break/></text:span></text:span>oriones feu paracentefes appellatae quam ustiones medicis<text:line-break/>nutati<text:span text:style-name="Default_20_Paragraph_20_Font"><text:span text:style-name="T1">o</text:span></text:span>nes existunt. Verum in praesenti Hippocrates<text:line-break/>quod ustioni et paracentesi commune est , universam suili-<text:line-break/>cet et consertam vacuationem vitandam esse consulit: ita<text:line-break/>enim ut ipsis pronunciat, evenire apparet. Ab Erasistrato<text:line-break/>etiam scriptum est de hydropicis tum subtilius tum c<text:span text:style-name="Default_20_Paragraph_20_Font"><text:span text:style-name="T1">o-<text:line-break/></text:span></text:span>pi<text:span text:style-name="Default_20_Paragraph_20_Font"><text:span text:style-name="T1">o</text:span></text:span>sius ; atque is experientia compertum et comprobatum<text:line-break/>habere fe dicit, universim factam vacuati<text:span text:style-name="Default_20_Paragraph_20_Font"><text:span text:style-name="T1">o</text:span></text:span>nem febres ac<text:line-break/>mortem afferre. Sed et in aliis partibus, ut thorace,</text:p>
      <text:p text:style-name="P5">quum magnus tumor aliquis suppu<text:span text:style-name="Default_20_Paragraph_20_Font"><text:span text:style-name="T1">t</text:span></text:span>avit, confertim factam<text:line-break/>vacuationem periculosam esse conspicimus, nimirum ipsis<text:line-break/>animo defectis et viribus prostratis, quae virium debilit<text:span text:style-name="Default_20_Paragraph_20_Font"><text:span text:style-name="T1">o-<text:line-break/></text:span></text:span>tio postea non facile sarciri aut refocillari queat. lu ta-<text:line-break/>llbus itaque ob magnam corporum a se invicem separa-<text:line-break/>tionem et puris acrimoniam, vasa quaedam arteriosa re-<text:line-break/>cludi ridentur, quae prius operculi vice pus habebant;<text:line-break/>quo derepente et confertim vacuato, multus spiritus una<text:line-break/>cum eo excernitur, unde detrimentum aegrotantibus ac-<text:line-break/>cluit. In hyderis non ob id dumtaxat laborantes oblae-<text:line-break/>duntur, sed etiam visceris scirrirus utpote non amplius<text:line-break/>sustentatus ab aqueis substantia, deorsum tum diaphragma<text:line-break/>tum viscera thorace contenta retrahit.</text:p>
      <text:h text:style-name="Heading_20_2" text:outline-level="2"><text:span text:style-name="Default_20_Paragraph_20_Font">XXVlll.</text:span></text:h>
      <text:p text:style-name="Normal"><text:span text:style-name="Default_20_Paragraph_20_Font"><text:span text:style-name="T1">Eunuchi neque podagra</text:span></text:span><text:span text:style-name="Default_20_Paragraph_20_Font"><text:span text:style-name="T8"> l</text:span></text:span><text:span text:style-name="Default_20_Paragraph_20_Font"><text:span text:style-name="T1">aborant neque calv</text:span></text:span><text:span text:style-name="Default_20_Paragraph_20_Font"><text:span text:style-name="T8">i </text:span></text:span><text:span text:style-name="Default_20_Paragraph_20_Font"><text:span text:style-name="T1">siun</text:span></text:span><text:span text:style-name="Default_20_Paragraph_20_Font"><text:span text:style-name="T8">t.</text:span></text:span></text:p>
      <text:p text:style-name="P3">Exsectio testiculorum eunuchos feminis efficit simi-<text:line-break/>les, Quemadmodum ergo feminis calvitium non accidit,<text:line-break/>sic nec eunuchis propter frigidum temperamentum. Ce-<text:line-break/>terum eunuchos podagra laborare Hippocratis quidem<text:line-break/>temporibus verum erat, nunc vero non amplius tum pro-<text:line-break/>pter nimium otium tum simul victus intemperantiam.<text:line-break/>Res autem univerfa ita fe habet: si quis podagra corripi<text:line-break/>debeat, ei pedes imbecilliores esse necesse est, quemad-<text:line-break/>modum cerebrum, si quis futurus sit epilepticus. Neutrum<text:line-break/>tamen his affectibus -omnino corripi necessarium est , si<text:line-break/>nihil in victus instituto deliquerit. Quod autem partis<text:line-break/>imbecillitas ad morbi generationem idonea non sit, ex<text:line-break/>intermedio accessionum tempore manifesto didiceris , quo<text:line-break/>prensus non infestantur, etiam si naturalis imbecillitas<text:line-break/>ipsis femper insit. Hoc autem manifestum esse etiam in<text:line-break/>podagricis et aperte constat humore quodam supervacaneo<text:line-break/>in pedes defluente hunc ipsis affectum constitui. Si ergo<text:line-break/>hic humor nunquam affluat, liquet quoque nunquam mor-</text:p>
      <text:p text:style-name="P5">bum futurum esse; non .affluet autem si corpus perpetuo<text:line-break/>excrementis vacet. Vacat autem excrementis, si moderato<text:line-break/>utatur exercitio probeque cibum concoxerit: unde tum<text:line-break/>segnities tum edacitas. ipsos laedit, laedunt etiam mul-<text:line-break/>torum ac vehementium vinorum potiones, ac maxime<text:line-break/>quum quis ante praesumptum cibum ipsis utatur. Haec<text:line-break/>enim quemadmodum. et . coitus prompte uervofum genus<text:line-break/>opplent Hippocrates quidem temporibus pauci omnino<text:line-break/>podagra laborabant propter honestam vitae temperantiam,<text:line-break/>.nostra vero. aetate aucto huc usque . epularum luxu , ut<text:line-break/>nihil supra addi posse-. videatur, infinita est podagra labo-<text:line-break/>rantium multitudo; quum nonnulli nunquam fele exor-<text:line-break/>cea n t , sied et prave concoquant leque inebrient et ante<text:line-break/>cibum vina fortia potent, ac immoderata venere utantur p<text:line-break/>nonnulli vero etiam si in omnibus, in uno tamen aut<text:line-break/>altero ex enarratis. delinquant. Et vero saepe quum pec-<text:line-break/>catum magnum est,; in uno eorum quae diximus deli-^<text:line-break/>quisse fat est. Ob has igitur caulas etiam eunuchi po-</text:p>
      <text:p text:style-name="P5">dagra corripiuntur, etiamsi quam maxime sibi a rebus ve-<text:line-break/>nereis temperent. Talis enim est eorum desidia, tanta<text:line-break/>ingluvies et crapula, ut etiam absque podagra corripi<text:line-break/>possint. Haec eadem et de arthriticis, siquidem fere<text:line-break/>omnes prius podagrici fiunt. Accedit ad has causas qui-<text:line-break/>bus pleriquemunc in podagras incidunt, quod multi et<text:line-break/>parentes et avos podagricos habuere , in quibus femen<text:line-break/>nimirum vitiatum erat; quod ideo vehementiorem par-<text:line-break/>tium imbecillitatem conciliarit.</text:p>
      <text:h text:style-name="Heading_20_2" text:outline-level="2">XXIX.</text:h>
      <text:p text:style-name="P29">M<text:span text:style-name="Default_20_Paragraph_20_Font"><text:span text:style-name="T1">ul</text:span></text:span>i<text:span text:style-name="Default_20_Paragraph_20_Font"><text:span text:style-name="T1">er p</text:span></text:span>o<text:span text:style-name="Default_20_Paragraph_20_Font"><text:span text:style-name="T1">dagra n</text:span></text:span>o<text:span text:style-name="Default_20_Paragraph_20_Font"><text:span text:style-name="T1">n labora</text:span></text:span>t , <text:span text:style-name="Default_20_Paragraph_20_Font"><text:span text:style-name="T1">n</text:span></text:span>isi i<text:span text:style-name="Default_20_Paragraph_20_Font"><text:span text:style-name="T1">psum menstrua de-<text:line-break/>facerint.<text:tab/>...<text:tab/>..</text:span></text:span></text:p>
      <text:p text:style-name="P4">Mulieres non menstruarum vacuationum ratione po-<text:line-break/>dagricae fiunt. In superiore siquidem commentario osten-<text:line-break/>fum est sine humorum redundantia, ex solo partium con-<text:line-break/>sensu facili podagram oboriri non posse. At vero hoc loco</text:p>
      <text:p text:style-name="P30">rursum olim verum erat, antequam menst<text:span text:style-name="Default_20_Paragraph_20_Font"><text:span text:style-name="T1">r</text:span></text:span>ua omnino de-<text:line-break/>fecissent, <text:span text:style-name="Default_20_Paragraph_20_Font"><text:span text:style-name="T1">mul</text:span></text:span>i<text:span text:style-name="Default_20_Paragraph_20_Font"><text:span text:style-name="T1">eres podagra n</text:span></text:span>o<text:span text:style-name="Default_20_Paragraph_20_Font"><text:span text:style-name="T1">n c</text:span></text:span>o<text:span text:style-name="Default_20_Paragraph_20_Font"><text:span text:style-name="T1">rr</text:span></text:span>i<text:span text:style-name="Default_20_Paragraph_20_Font"><text:span text:style-name="T1">pi</text:span></text:span>, propter errorum<text:line-break/>quos superiore aetate mulieres admittebant parvitatem.<text:line-break/>Nunc vero ob eorum magnitudinem nonnullae podagra<text:line-break/>laborant, priusquam eas menstrua deficiunt, quampluri-<text:line-break/>mis ipfarum parcius, paucis vero etiam commoderate<text:line-break/>fluentibus.<text:tab/>.....</text:p>
      <text:h text:style-name="Heading_20_2" text:outline-level="2">XXX.</text:h>
      <text:p text:style-name="P52"><text:line-break/><text:span text:style-name="Default_20_Paragraph_20_Font"><text:span text:style-name="T1">puer an</text:span></text:span>t<text:span text:style-name="Default_20_Paragraph_20_Font"><text:span text:style-name="T1">e venereoru</text:span></text:span>m <text:span text:style-name="Default_20_Paragraph_20_Font"><text:span text:style-name="T1">usum podagra n</text:span></text:span>o<text:span text:style-name="Default_20_Paragraph_20_Font"><text:span text:style-name="T1">n labora</text:span></text:span>t.<text:line-break/>e.</text:p>
      <text:p text:style-name="P4">Quod magnam vim ad podagrae generationem vene-<text:line-break/>ris usus habeat manifestum est etiam in pueris, quemad-<text:line-break/>modum paulo antea de eunuchis quoque dicebat. Eunu-<text:line-break/>dios certe podagra cruciari vidimus, pueros non vidimus.<text:line-break/>Verum si quis tali affectu cor<text:span text:style-name="Default_20_Paragraph_20_Font"><text:span text:style-name="T1">r</text:span></text:span>eptus sit, una cum genuum<text:line-break/>et articulorum qui in manibus habentur magno tumore<text:line-break/>id mali passus esit arthritidi cuipiam derepente ortae non<text:line-break/>dissimiliter propter plethoram multis cruditatibus acerva tam.</text:p>
      <text:h text:style-name="P55" text:outline-level="2">c<text:span text:style-name="Default_20_Paragraph_20_Font"><text:span text:style-name="T1">r</text:span></text:span> et . XXXI.</text:h>
      <text:p text:style-name="P1"><text:span text:style-name="Default_20_Paragraph_20_Font"><text:span text:style-name="T1">ocu</text:span></text:span><text:span text:style-name="Default_20_Paragraph_20_Font"><text:span text:style-name="T8">l</text:span></text:span><text:span text:style-name="Default_20_Paragraph_20_Font"><text:span text:style-name="T1">oru</text:span></text:span><text:span text:style-name="Default_20_Paragraph_20_Font"><text:span text:style-name="T8">m </text:span></text:span><text:span text:style-name="Default_20_Paragraph_20_Font"><text:span text:style-name="T1">dolore</text:span></text:span><text:span text:style-name="Default_20_Paragraph_20_Font"><text:span text:style-name="T8">s </text:span></text:span><text:span text:style-name="Default_20_Paragraph_20_Font"><text:span text:style-name="T1">mer</text:span></text:span><text:span text:style-name="Default_20_Paragraph_20_Font"><text:span text:style-name="T8">i </text:span></text:span><text:span text:style-name="Default_20_Paragraph_20_Font"><text:span text:style-name="T1">p</text:span></text:span><text:span text:style-name="Default_20_Paragraph_20_Font"><text:span text:style-name="T8">o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o a</text:span></text:span><text:span text:style-name="Default_20_Paragraph_20_Font"><text:span text:style-name="T8">ut </text:span></text:span><text:span text:style-name="Default_20_Paragraph_20_Font"><text:span text:style-name="T1">balneum aut semen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<text:line-break/>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venae sec</text:span></text:span><text:span text:style-name="Default_20_Paragraph_20_Font"><text:span text:style-name="T8">ti</text:span></text:span><text:span text:style-name="Default_20_Paragraph_20_Font"><text:span text:style-name="T1">o aut purgat</text:span></text:span><text:span text:style-name="Default_20_Paragraph_20_Font"><text:span text:style-name="T8">i</text:span></text:span><text:span text:style-name="Default_20_Paragraph_20_Font"><text:span text:style-name="T1">o solv</text:span></text:span><text:span text:style-name="Default_20_Paragraph_20_Font"><text:span text:style-name="T8">i</text:span></text:span><text:span text:style-name="Default_20_Paragraph_20_Font"><text:span text:style-name="T1">t.</text:span></text:span></text:p>
      <text:p text:style-name="P4">Hippocrates pronunciaturum quodque experientia tua-<text:line-break/>gis quam ratione aliqua cognovisse mihi videtur; Nihil<text:line-break/>enim mirum, si quis homo dolens oculis ad balneum pro-<text:line-break/>lectus dolore . liberatus fuerit . aut interdicto vlui potu,<text:line-break/>deinde nulla hinc percepta utilitate ad vini potionem fe<text:line-break/>contulerit; ipse alioqui vino et crapulae deditus postea<text:line-break/>melius habuerit. .Quemadmodum igitur et pleraque alia<text:line-break/>quae sic vidisset, medicis citra ullam distinctionem fcri-<text:line-break/>psit : ita haec quoque mihi tradidisse videtur, quum neque<text:line-break/>ut. rationalis affectiones, neque ut empiricus symptoma-<text:line-break/>tum concurfus explicet. . Ceterum ex aphorismis hoc modo<text:line-break/>fcriptis utilitatem capiemus, si affectus in quibus meraca<text:line-break/>potio aut balneum, atque deinceps enumeratorum quod-<text:line-break/>que conveniat exquisiverimus; quod et mihi contigit;</text:p>
      <text:p text:style-name="P5">nam quosdam omnino esse oculorum doloribus affectos,<text:line-break/>quorum honnulli .meri potionibus, nonnulli balneis juva-<text:line-break/>rentur, fidem Hippocrati .adhibens eram persuasus, non<text:line-break/>enim istud nisi intuitus ipsc scripsisset, quum tamen a<text:line-break/>nemine praeceptorum unquam hujusmodi -remedium ocu-<text:line-break/>lorum doloribus laboranti adhibitum fuisse spectassem. In-<text:line-break/>degatis itaque cunctis affectibus, quibus non in oculis<text:line-break/>dumtaxat, verum etiam ceteris in partibus dolo<text:span text:style-name="Default_20_Paragraph_20_Font"><text:span text:style-name="T1">r</text:span></text:span>es oboriri<text:line-break/>necessarium est; deinde ratus me ipsius invenisse, hinniet<text:line-break/>propria ap<text:span text:style-name="Default_20_Paragraph_20_Font"><text:span text:style-name="T1">t</text:span></text:span>orum signa speculatus <text:span text:style-name="Default_20_Paragraph_20_Font"><text:span text:style-name="T1">t</text:span></text:span>um, quibus adductus<text:line-break/>tum demum auxilia dolentibus afferre. non dubitavi. At-<text:line-break/>que inprimis adolescentem lavi, cui medicus curationi<text:line-break/>incumbens, ratione duce, fecundo ab. initio morbi die<text:line-break/>venam secuit, ac deinceps curarit medicamentis quae per<text:line-break/>experientiam noverat, fiala inflammatione oculos obsidente.<text:line-break/>Cruciabatur autem vehementissimis doloribus per quosdam<text:line-break/>insultus, quibus ipse acres humores confertim affluentes<text:line-break/>in oculos- fe fentire dicebat; ipsis deinde exoretis doloris-</text:p>
      <text:p text:style-name="P5">vehementia, non tamen protius doloris erat expers, et hoc<text:line-break/>ipsi quinto quoque die universo accidebat femperque ma-<text:line-break/>gis ac magis- invalescebat. Quum igitur dolorem diutius<text:line-break/>ferre non posset et me et quendam ex cetariis medicis,<text:line-break/>qui- tum Romae erant, celeberrimum accersivit. Huic<text:line-break/>itaque videbatur collyrio quodam emplastico simulque ano-<text:line-break/>dyno utendum esse, cuiusmodi sunt colly<text:span text:style-name="Default_20_Paragraph_20_Font"><text:span text:style-name="T1">r</text:span></text:span>ia quae ex ce-.<text:line-break/>russa lota, amylo et papavere componuntur. - Nam sic<text:line-break/>maxime posse reprimi per emplastica id quod influebat<text:line-break/>simulque <text:span text:style-name="Default_20_Paragraph_20_Font"><text:span text:style-name="T1">t</text:span></text:span>en<text:span text:style-name="Default_20_Paragraph_20_Font"><text:span text:style-name="T1">t</text:span></text:span>um stupefieri per narcotica sperabat. Ego<text:line-break/>vero ab initio suspecta habui talia medicamenta : neque<text:line-break/>enim vehementes fluxiones reprimunt, sed eas excerni<text:line-break/>prohibent, ideoque si acres ipsi humores extiterint , cor-<text:line-break/>neam ulcerari accidit; si vero multi extendi ac vebemen-<text:line-break/>ter irritari, quia si rumpantur, evenit. Quibus nisi me-<text:line-break/>dicamentum sit vehementer narcoticu<text:span text:style-name="Default_20_Paragraph_20_Font"><text:span text:style-name="T1">t</text:span></text:span>n,. dolores intolera-<text:line-break/>biles excitantur. Si vero adeo ipsos stupefaciat, ut oculi<text:line-break/>maximam inflammationem non sentiant, tum visorium fa-</text:p>
      <text:p text:style-name="P3">collatum adeo laedi necesse est, ut postquam inflammatio<text:line-break/>cessarit aut omnino subobscure aut nihil plane cernat;<text:line-break/>tum etiam quandam praeduram affectionem curatu dissici:.<text:line-break/>lem in oculo<text:span text:style-name="Default_20_Paragraph_20_Font"><text:span text:style-name="T1">r</text:span></text:span>um tunicis relinqui.. Quum igitur ista no-<text:line-break/>vissem et affluentem humorem animadverterem, non pau—<text:line-break/>cum valdeque acrem et calidum primum fomento uten-<text:line-break/>dum censui experientiae gratia, ut qui certius ex ea qua-<text:line-break/>lisnam fo<text:span text:style-name="Default_20_Paragraph_20_Font"><text:span text:style-name="T1">r</text:span></text:span>et affectio intellecturus essem. Solet enim fo-.<text:line-break/>mentum in his aliquantisper dolorem mitigare, sed aliam<text:line-break/>flexionem evocare. Qua enim ratione consuevit conten-<text:line-break/>tum ocultis humorem discutere, eadem ratione alterum<text:line-break/>quoque ex vicinis partibus attrahere. Verum simul atque<text:line-break/>aquam et sponglam afferri jussi, aeger ipsis dixit fe mul-<text:line-break/>toties jam idem remedium toto die expertum esse, quod<text:line-break/>primum dolorem imminuit, sied paulo post dolorem ma-<text:line-break/>jorem invehit.. Quare quum ego audivissem, ocularium<text:line-break/>medicum abire permisi, pollicitus . ipse me apud aegrum</text:p>
      <text:p text:style-name="P5">commorari eumque absque frigido medicamento dolore va-<text:line-break/>cantem redditurum. . Quam primum itaque folo balneo<text:line-break/>u<text:span text:style-name="Default_20_Paragraph_20_Font"><text:span text:style-name="T1">t</text:span></text:span>us sic aegrotum dolore vacuum reddidi, ut tota nocte<text:line-break/>dormierit, nec assidentium qui juxta dormiebant quem-<text:line-break/>quam <text:span text:style-name="Default_20_Paragraph_20_Font"><text:span text:style-name="T1">t</text:span></text:span>emet appellaverit. Ab hujus curatione in posterum<text:line-break/>in quibus acres humores in oculos influere, nec dum ta-<text:line-break/>men plethoricum corpus esse signis deprehendi, balnei<text:line-break/>usu eorum dolorem sanavi, Sed alterum quoque quen-<text:line-break/>dam adolescentem qui ruri <text:span text:style-name="Default_20_Paragraph_20_Font"><text:span text:style-name="T1">n</text:span></text:span>on prope urbem profectum<text:line-break/>conspicatus squalidos quidem oculos habere et plenas fan-<text:line-break/>guine ipforum venas admodum tumere, jussi; ubi lavisset,<text:line-break/>vino uti meraciore atque ita quo suavem somnum iniret<text:line-break/>contendere. Ceterum siomnus profundus ipsum invasit et<text:line-break/>mane dolore vacuus surrexit, mihique fiduciam praebuit,<text:line-break/>in quibus sanguis crassus -. oculorum . venulas distenderet,<text:line-break/>nulla toto corpore affectione plethorica, utendi vini po-<text:line-break/>tioue, quod quidem sanguinem et attenuare et vacuare</text:p>
      <text:p text:style-name="P3">suique motus vehementia obstructiones liberare possit. At-<text:line-break/>qne haec su<text:span text:style-name="Default_20_Paragraph_20_Font"><text:span text:style-name="T1">n</text:span></text:span>t doloris oculorum remedia agonistica. Se-<text:line-break/>curissimum autem est fomentum quod aliquam omnino<text:line-break/>utilitatem affert vel ut signum ad dign<text:span text:style-name="Default_20_Paragraph_20_Font"><text:span text:style-name="T1">a</text:span></text:span>tionem vel ut<text:line-break/>. cau<text:span text:style-name="Default_20_Paragraph_20_Font"><text:span text:style-name="T1">t</text:span></text:span>a sanitatis oculorum effectrix. Quum enim nihil<text:line-break/>omnino influit amplius in oculos, admotum fomentum<text:line-break/>contentum ipsis supervacaneum humorem discutit atque<text:line-break/>ita ipsis sanitatem restituit. Quum vero adhuc influit ad<text:line-break/>primam admotionem ipfo salo calefactu quandam mitiga-<text:line-break/>tionem affert, sed paulo post dolorem amplificat, ac tunc<text:line-break/>diagnosticum sit signum, unde nos affectu intellecto ad<text:line-break/>aliquam totius corporis vacuationem pervenimus. Si nam-<text:line-break/>que plethoricum corpus fuerit venae sectione, si caco-<text:line-break/>chymiam purgatione vacuabimus. Non enim prosectu tibi<text:line-break/>a sanguinis plenitudine cacochymiam distinguere perar-<text:line-break/>duum est.</text:p>
      <text:h text:style-name="Heading_20_2" text:outline-level="2">XXXII.</text:h>
      <text:p text:style-name="P4"><text:span text:style-name="Default_20_Paragraph_20_Font"><text:span text:style-name="T1">Ralb</text:span></text:span>i <text:span text:style-name="Default_20_Paragraph_20_Font"><text:span text:style-name="T1">longa diarrhdea max</text:span></text:span>im<text:span text:style-name="Default_20_Paragraph_20_Font"><text:span text:style-name="T1">e corr</text:span></text:span>i<text:span text:style-name="Default_20_Paragraph_20_Font"><text:span text:style-name="T1">p</text:span></text:span>i<text:span text:style-name="Default_20_Paragraph_20_Font"><text:span text:style-name="T1">un</text:span></text:span>t<text:span text:style-name="Default_20_Paragraph_20_Font"><text:span text:style-name="T1">ur.</text:span></text:span></text:p>
      <text:p text:style-name="P3">Quemadmodum balbutire linguae, non vocis vitium<text:line-break/>est, sic etiam traulisare , quum lingua eas voces articulate<text:line-break/>pronunciare non potest, quae per t et r proferuntur,<text:line-break/>qualis haec ipsa est traulosis et hae similes, trepidat, tre-<text:line-break/>ruit, tragula, trochus, triticum et quae ceterae sunt his<text:line-break/>consimiles. omnes siquidem hujusmodi. linguam et quae<text:line-break/>dilatetur et quae primoribus innitatur dentibus, deside-<text:line-break/>rant. Quum igitur quibusdam lingua imbecillior existat,<text:line-break/>deterius innititur et quem sonum t et r edunt, articulate<text:line-break/>efferre nequit, fed ad t et l pronunciandum labitur. Id<text:line-break/>autem ipsi accidere potest, quod lingua quodammodo bre-<text:line-break/>vior sit quam deceat: quod rarissimum existit; sedet mol-<text:line-break/>liori et humiliori sit temperamento, accidit balbuties;<text:line-break/>quam ob cau<text:span text:style-name="Default_20_Paragraph_20_Font"><text:span text:style-name="T1">t</text:span></text:span>am pueri balbutiunt consimili in ipsis eventu<text:line-break/>atque ambulando fit. Etenim ex his nonnulli nequaquam<text:line-break/>prorlus incedunt, alia vero incessu fiunt parum firmo,<text:line-break/>cruribus prae mollitudine titubantibus et vociIlantibus.</text:p>
      <text:p text:style-name="P5">Nonnullis etiam aetate integra interloquendo defessis bat-<text:line-break/>butire contingit; quemadmodum ex iis qui plurimum tibia<text:line-break/>cecinerunt et quibus vires morbo vehementer prostratae<text:line-break/>sunt; et quibus demum lingua vehementius exaruit. Ve-<text:line-break/>rum tanta siccitas nemini fecundum. naturam se habenti<text:line-break/>adesse potest. Atque ideo solius humiditatis immoderatae<text:line-break/>natura batbis symptoma. est loquutionis laesio , quum lin—<text:line-break/>guae musculi valide stabiliri nequeant. Hoc autem ipsi<text:line-break/>vel propter ^propriam imbecillitatem accidere potest et<text:line-break/>propter nervorum quos videlicet e cerebro sufcipit infir-<text:line-break/>mitatem. Quare et ebrii nonnunquam balbutiunt, tum<text:line-break/>quia multa humiditate cerebrum perfunditur, tum quia<text:line-break/>ipsius copis praegravatur. Sic itaque continget natura<text:line-break/>bulbis ut vel cerebrum humidum habeant vel linguam<text:line-break/>vel utrumque. Atque cerebro quidem tale temperamentum<text:line-break/>adepto, humidorum excrementorum copiam ex eo defluere<text:line-break/>par est, eaque fluentia ventriculum suscipere indeque lon-</text:p>
      <text:p text:style-name="P5">gis alvi profluviis hominem corripi. Quum vero ipsa<text:line-break/>lingua praehumidior existat natura , ventriculum quoque<text:line-break/>talem esse consentaneum est, utpote qui alteram fui tuni-<text:line-break/>eam habeat cum lingua communem quae propter humidi-<text:line-break/>tatem imbecillis redditur; ventriculi vero familiaris^ affe-<text:line-break/>ctio diuturna diarrhoea esu</text:p>
      <text:h text:style-name="Heading_20_2" text:outline-level="2">XXXHL</text:h>
      <text:p text:style-name="Normal"><text:span text:style-name="Default_20_Paragraph_20_Font"><text:span text:style-name="T1">Qu</text:span></text:span>i <text:span text:style-name="Default_20_Paragraph_20_Font"><text:span text:style-name="T1">ac</text:span></text:span>i<text:span text:style-name="Default_20_Paragraph_20_Font"><text:span text:style-name="T1">du</text:span></text:span>m <text:span text:style-name="Default_20_Paragraph_20_Font"><text:span text:style-name="T1">eructant , n</text:span></text:span>o<text:span text:style-name="Default_20_Paragraph_20_Font"><text:span text:style-name="T1">n admodum pleur</text:span></text:span>i<text:span text:style-name="Default_20_Paragraph_20_Font"><text:span text:style-name="T1">tici stunt.</text:span></text:span></text:p>
      <text:p text:style-name="P4">oxyregmiodes acidum ructum habentes raro pleuri-<text:line-break/>tide corripi tradit. Nam illud <text:span text:style-name="Default_20_Paragraph_20_Font"><text:span text:style-name="T1">n</text:span></text:span>o<text:span text:style-name="Default_20_Paragraph_20_Font"><text:span text:style-name="T1">n admodu</text:span></text:span>m id quod raro,<text:line-break/>non quod nullo modo usu venit declarat, ut quidam li-<text:line-break/>bri interpretes scripferunt. In sermonibus autem de pleu-<text:line-break/>ritide a nobis dictum est, pleuritidem quae cum pallidis<text:line-break/>et flavis [puris esset, ex bilioiis humoribus ortum habere;<text:line-break/>quae vero cum spumosis, ex pituitofis: quemadmodum et<text:line-break/>quae cum nigrioribus , ex melanch<text:span text:style-name="Default_20_Paragraph_20_Font"><text:span text:style-name="T1">o</text:span></text:span>licis ; quae denique</text:p>
      <text:p text:style-name="P5">cum rubris ex sanguine fieri ostendimus. Etenim in-<text:line-break/>flammatio membranae costas fuccinge<text:span text:style-name="Default_20_Paragraph_20_Font"><text:span text:style-name="T1">n</text:span></text:span>tis appellatae pleu-<text:line-break/>riticorum affectus. Quum vero omnis inflammatio ex<text:line-break/>alicuius humoris redundantia gignatur pro ejus natura,<text:line-break/>tum fputi species pleuriticis supervenit , tum salutis aut<text:line-break/>mortis exspectatio. Non peraeque autem membranae ac<text:line-break/>pulmo humoribus suscipiendis nati funt ; densa siquidem<text:line-break/>est membranarum natura, pulmo vero omnem in partem<text:line-break/>rarus et laxus; quare huic quidem promptum est omnes<text:line-break/>humores sirscipere, membranae vero succingenti biliosis<text:line-break/>magis. ob hanc igitur causam quibus natura pituita ex-<text:line-break/>uberat, ii raro pleuritide corripiuntur 7 praesertimque si<text:line-break/>salsedinem aliquam atque acrimoniam adfumpferit. Talis<text:line-break/>enim pituita mordens intestina ad dejectionem proritat,<text:line-break/>tumque non solam pituitam vacuari, sed una cum ea alia<text:line-break/>etiam multa excreme<text:span text:style-name="Default_20_Paragraph_20_Font"><text:span text:style-name="T1">n</text:span></text:span>ta dejici contingit. Sed ipse in li-<text:line-break/>bro letiam de aquis, locis et aere minime pleuritidi aliis-.</text:p>
      <text:p text:style-name="P5">que morbis obnoxios esse dicebat eos qui alvum natura<text:line-break/>humidam haberent.</text:p>
      <text:h text:style-name="Heading_20_2" text:outline-level="2">XXXIV.</text:h>
      <text:p text:style-name="P31"><text:span text:style-name="Default_20_Paragraph_20_Font"><text:span text:style-name="T1">Qu</text:span></text:span>i <text:span text:style-name="Default_20_Paragraph_20_Font"><text:span text:style-name="T1">ca</text:span></text:span>lui <text:span text:style-name="Default_20_Paragraph_20_Font"><text:span text:style-name="T1">sunt</text:span></text:span> , i<text:span text:style-name="Default_20_Paragraph_20_Font"><text:span text:style-name="T1">i</text:span></text:span>s <text:span text:style-name="Default_20_Paragraph_20_Font"><text:span text:style-name="T1">varice</text:span></text:span>s <text:span text:style-name="Default_20_Paragraph_20_Font"><text:span text:style-name="T1">magni n</text:span></text:span>o<text:span text:style-name="Default_20_Paragraph_20_Font"><text:span text:style-name="T1">n ob</text:span></text:span>ori<text:span text:style-name="Default_20_Paragraph_20_Font"><text:span text:style-name="T1">untur; qu</text:span></text:span>i<text:span text:style-name="Default_20_Paragraph_20_Font"><text:span text:style-name="T1">bu</text:span></text:span>s<text:line-break/><text:span text:style-name="Default_20_Paragraph_20_Font"><text:span text:style-name="T1">vero calv</text:span></text:span>is <text:span text:style-name="Default_20_Paragraph_20_Font"><text:span text:style-name="T1">existen</text:span></text:span>ti<text:span text:style-name="Default_20_Paragraph_20_Font"><text:span text:style-name="T1">bu</text:span></text:span>s <text:span text:style-name="Default_20_Paragraph_20_Font"><text:span text:style-name="T1">varice</text:span></text:span>s <text:span text:style-name="Default_20_Paragraph_20_Font"><text:span text:style-name="T1">succedun</text:span></text:span>t, ii <text:span text:style-name="Default_20_Paragraph_20_Font"><text:span text:style-name="T1">rursum ca-<text:line-break/>p</text:span></text:span>i<text:span text:style-name="Default_20_Paragraph_20_Font"><text:span text:style-name="T1">llat</text:span></text:span>i sum.<text:tab/><text:span text:style-name="Default_20_Paragraph_20_Font"><text:span text:style-name="T18">.</text:span></text:span></text:p>
      <text:p text:style-name="P4">Quum in viri prudentis opere oratio comperitur evi-<text:line-break/>denter falsa, merito lectores ipsum dubitare accidit, ac<text:line-break/>primum quidem sibi ipsis dissidere, tanquam ea non af-<text:line-break/>fequantur, quae etiam sint manifesta; deinde vero fufpi-<text:line-break/>cari <text:span text:style-name="Default_20_Paragraph_20_Font"><text:span text:style-name="T1">n</text:span></text:span>e quid ex iis quae proposita Eunt falsum fuerit.<text:line-break/>Quis enim non novit calvitium quendam affectum esse<text:line-break/>infanabilem? Sed neque illud verum est, magnos varices<text:line-break/>calvis nunquam supervenire, sicuti neque varicibus ortis<text:line-break/>calvitium cessare, nisi forte, ut nonnulli ajunt, vocatum<text:line-break/>a medicis capillorum defluvium calvitium nominat. Illud</text:p>
      <text:p text:style-name="P5">enim quum a vitiosis humoribus ortum habeat, ut et .quae<text:line-break/>ophiafis et alopecia <text:span text:style-name="Default_20_Paragraph_20_Font"><text:span text:style-name="T1">n</text:span></text:span>ominatur, iisdem pravis humoribus<text:line-break/>in crura translatis varices facere et capillos restituere<text:line-break/>potest. Si namque prius a vitiosis humoribus corruptis<text:line-break/>capillorum radicibus eorum fiat jactura, merito nunc iis-<text:line-break/>dem alio migrantibus, ad naturalem statum revertentur.</text:p>
      <text:h text:style-name="Heading_20_2" text:outline-level="2">XXXV.</text:h>
      <text:p text:style-name="Normal"><text:span text:style-name="Default_20_Paragraph_20_Font"><text:span text:style-name="T1">H</text:span></text:span>y<text:span text:style-name="Default_20_Paragraph_20_Font"><text:span text:style-name="T1">dr</text:span></text:span>o<text:span text:style-name="Default_20_Paragraph_20_Font"><text:span text:style-name="T1">p</text:span></text:span>i<text:span text:style-name="Default_20_Paragraph_20_Font"><text:span text:style-name="T1">c</text:span></text:span>is t<text:span text:style-name="Default_20_Paragraph_20_Font"><text:span text:style-name="T1">usa</text:span></text:span>s <text:span text:style-name="Default_20_Paragraph_20_Font"><text:span text:style-name="T1">succeden</text:span></text:span>s <text:span text:style-name="Default_20_Paragraph_20_Font"><text:span text:style-name="T1">malum.</text:span></text:span></text:p>
      <text:p text:style-name="P4">Morbis alios morbos et symptomata supervenire me-<text:line-break/>dicis moris fuit dicere , quae ipsius morbi augescentia<text:line-break/>ratione accidere consueverunt, Talis enim est Praxagorae<text:line-break/>liber de supervenientibus. Sic etiam nunc de tussi dictum<text:line-break/>est; non enim quum ex alia occasione fit hydropico tussis,<text:line-break/>signum est exitiosum, sed quum ipsius morbi ratio<text:span text:style-name="Default_20_Paragraph_20_Font"><text:span text:style-name="T1">n</text:span></text:span>e..</text:p>
      <text:p text:style-name="P5">Quum .enim in hydropicis affectibus aquosa humiditas<text:line-break/>tanta copia creverit, ut jam asperas arterias occupet,<text:line-break/>deinde tussis superveniat, tunc ne haud id ita multo post<text:line-break/>homo suffocetur periculum imminet.</text:p>
      <text:h text:style-name="Heading_20_2" text:outline-level="2">XXXVI.</text:h>
      <text:p text:style-name="P1">Uri<text:span text:style-name="Default_20_Paragraph_20_Font"><text:span text:style-name="T1">nae d</text:span></text:span>ij<text:span text:style-name="Default_20_Paragraph_20_Font"><text:span text:style-name="T1">sicul</text:span></text:span>t<text:span text:style-name="Default_20_Paragraph_20_Font"><text:span text:style-name="T1">a</text:span></text:span>t<text:span text:style-name="Default_20_Paragraph_20_Font"><text:span text:style-name="T1">em venae sec</text:span></text:span>ti<text:span text:style-name="Default_20_Paragraph_20_Font"><text:span text:style-name="T1">o so</text:span></text:span>l<text:span text:style-name="Default_20_Paragraph_20_Font"><text:span text:style-name="T1">v</text:span></text:span>i<text:span text:style-name="Default_20_Paragraph_20_Font"><text:span text:style-name="T1">t, secundae autem<text:line-break/>sunt</text:span></text:span> i<text:span text:style-name="Default_20_Paragraph_20_Font"><text:span text:style-name="T1">n</text:span></text:span>t<text:span text:style-name="Default_20_Paragraph_20_Font"><text:span text:style-name="T1">eriore</text:span></text:span>s.</text:p>
      <text:p text:style-name="P4">Sed neque sana est haec oratio , nisi <text:span text:style-name="Default_20_Paragraph_20_Font"><text:span text:style-name="T1">et</text:span></text:span>i<text:span text:style-name="Default_20_Paragraph_20_Font"><text:span text:style-name="T1">am</text:span></text:span> conjun-<text:line-break/>ctionem assumpserit, ut ejusmodi sit aphorismus: <text:span text:style-name="Default_20_Paragraph_20_Font"><text:span text:style-name="T1">di</text:span></text:span>jsi-<text:line-break/><text:span text:style-name="Default_20_Paragraph_20_Font"><text:span text:style-name="T1">cul</text:span></text:span>t<text:span text:style-name="Default_20_Paragraph_20_Font"><text:span text:style-name="T1">a</text:span></text:span>t<text:span text:style-name="Default_20_Paragraph_20_Font"><text:span text:style-name="T1">e</text:span></text:span>m <text:span text:style-name="Default_20_Paragraph_20_Font"><text:span text:style-name="T1">ur</text:span></text:span>i<text:span text:style-name="Default_20_Paragraph_20_Font"><text:span text:style-name="T1">nae e</text:span></text:span>ti<text:span text:style-name="Default_20_Paragraph_20_Font"><text:span text:style-name="T1">am venae sect</text:span></text:span>io <text:span text:style-name="Default_20_Paragraph_20_Font"><text:span text:style-name="T1">sal</text:span></text:span>uit. Revera enim<text:line-break/>etiam venae sectio dystrriam solvit, illam videlicet quae<text:line-break/>propter inflammationem et plenitudinem <text:span text:style-name="Default_20_Paragraph_20_Font"><text:span text:style-name="T1">t</text:span></text:span>acta esu illud<text:line-break/>autem, <text:span text:style-name="Default_20_Paragraph_20_Font"><text:span text:style-name="T1">secanda</text:span></text:span>s <text:span text:style-name="Default_20_Paragraph_20_Font"><text:span text:style-name="T1">este</text:span></text:span> i<text:span text:style-name="Default_20_Paragraph_20_Font"><text:span text:style-name="T1">n</text:span></text:span>t<text:span text:style-name="Default_20_Paragraph_20_Font"><text:span text:style-name="T1">er</text:span></text:span>i<text:span text:style-name="Default_20_Paragraph_20_Font"><text:span text:style-name="T1">ore</text:span></text:span>s, si de manuum venis di-<text:line-break/>catur, neque verum est, neque ab Hippocrate concessum.<text:line-break/>In omnibus siquidem <text:span text:style-name="Default_20_Paragraph_20_Font"><text:span text:style-name="T1">t</text:span></text:span>uis operibus, partibus supra jecur<text:line-break/>affectis, ex manibus sanguinem mittere, inferioribus vero</text:p>
      <text:p text:style-name="P5">poplitis et malleoli venas secare, jubeL De quibus si quis<text:line-break/>ipsum illud dixisse arbitretur: <text:span text:style-name="Default_20_Paragraph_20_Font"><text:span text:style-name="T1">secanda</text:span></text:span>s <text:span text:style-name="Default_20_Paragraph_20_Font"><text:span text:style-name="T1">autem este in</text:span></text:span>t<text:span text:style-name="Default_20_Paragraph_20_Font"><text:span text:style-name="T1">e-<text:line-break/></text:span></text:span>mo<text:span text:style-name="Default_20_Paragraph_20_Font"><text:span text:style-name="T1">re</text:span></text:span>s, parvi id est m<text:span text:style-name="Default_20_Paragraph_20_Font"><text:span text:style-name="T1">o</text:span></text:span>menti. Ab una namque et eadem<text:line-break/>vena utraque tam interior quam exterior nascitur in po-<text:line-break/>plite trifariam divisa , non quemadmodum in manum<text:line-break/>duae. Quare melius est hunc etiam aphorifmum unum<text:line-break/>esse inter aulcititios opinari.</text:p>
      <text:h text:style-name="Heading_20_2" text:outline-level="2">XXXVII.</text:h>
      <text:p text:style-name="P1"><text:span text:style-name="Default_20_Paragraph_20_Font"><text:span text:style-name="T1">Ang</text:span></text:span>i<text:span text:style-name="Default_20_Paragraph_20_Font"><text:span text:style-name="T1">na c</text:span></text:span>o<text:span text:style-name="Default_20_Paragraph_20_Font"><text:span text:style-name="T1">rrep</text:span></text:span>to <text:span text:style-name="Default_20_Paragraph_20_Font"><text:span text:style-name="T1">cerv</text:span></text:span>i<text:span text:style-name="Default_20_Paragraph_20_Font"><text:span text:style-name="T1">cis tumorem ob</text:span></text:span>o<text:span text:style-name="Default_20_Paragraph_20_Font"><text:span text:style-name="T1">riri b</text:span></text:span>o<text:span text:style-name="Default_20_Paragraph_20_Font"><text:span text:style-name="T1">num; sura</text:span></text:span>s<text:line-break/><text:span text:style-name="Default_20_Paragraph_20_Font"><text:span text:style-name="T1">en</text:span></text:span>im <text:span text:style-name="Default_20_Paragraph_20_Font"><text:span text:style-name="T1">m</text:span></text:span>o<text:span text:style-name="Default_20_Paragraph_20_Font"><text:span text:style-name="T1">rbu</text:span></text:span>s <text:span text:style-name="Default_20_Paragraph_20_Font"><text:span text:style-name="T1">ver</text:span></text:span>tit<text:span text:style-name="Default_20_Paragraph_20_Font"><text:span text:style-name="T1">ur.</text:span></text:span></text:p>
      <text:p text:style-name="P4">Vera est oratio et causa .manifesta. Ex profundis si-<text:line-break/>quidem et principibus partibus morbos ad cutem trans-<text:line-break/>ferri confert.</text:p>
      <text:h text:style-name="P55" text:outline-level="2">XXXVIll.</text:h>
      <text:p text:style-name="P1"><text:span text:style-name="Default_20_Paragraph_20_Font"><text:span text:style-name="T1">(suibu</text:span></text:span>s o<text:span text:style-name="Default_20_Paragraph_20_Font"><text:span text:style-name="T1">ccult</text:span></text:span>i <text:span text:style-name="Default_20_Paragraph_20_Font"><text:span text:style-name="T1">cancri oriuntur, eo</text:span></text:span>s <text:span text:style-name="Default_20_Paragraph_20_Font"><text:span text:style-name="T1">n</text:span></text:span>o<text:span text:style-name="Default_20_Paragraph_20_Font"><text:span text:style-name="T1">n curare praestat.<text:line-break/>Cura</text:span></text:span>ti <text:span text:style-name="Default_20_Paragraph_20_Font"><text:span text:style-name="T1">namque c</text:span></text:span>i<text:span text:style-name="Default_20_Paragraph_20_Font"><text:span text:style-name="T1">t</text:span></text:span>o <text:span text:style-name="Default_20_Paragraph_20_Font"><text:span text:style-name="T1">intereunt, non curati ver</text:span></text:span>o <text:span text:style-name="Default_20_Paragraph_20_Font"><text:span text:style-name="T1">d</text:span></text:span>nit<text:span text:style-name="Default_20_Paragraph_20_Font"><text:span text:style-name="T1">ur-<text:line-break/>n</text:span></text:span>i<text:span text:style-name="Default_20_Paragraph_20_Font"><text:span text:style-name="T1">or</text:span></text:span>i <text:span text:style-name="Default_20_Paragraph_20_Font"><text:span text:style-name="T1">temp</text:span></text:span>o<text:span text:style-name="Default_20_Paragraph_20_Font"><text:span text:style-name="T1">re perdurant.</text:span></text:span></text:p>
      <text:p text:style-name="P4">occultos cancros dixit vel qui sunt sine ulceratione<text:line-break/>vel abditos, hoc est non apparentes, quod rursus idem<text:line-break/>significat , ac si dicatur , qui in alto sunt corpore. Sed<text:line-break/>et curatio duplex est : una quidem omnia agere quo pars<text:line-break/>affecta ad sanitatem perducatur; altera vero eam adhibere<text:line-break/>providentiam quae affectui congruat, hoc est ipsum miti-<text:line-break/>get ac demulceat, praesertim si coniunctam habeat ulce-<text:line-break/>rationem. Tunc enim si non aliud quidquam <text:span text:style-name="Default_20_Paragraph_20_Font"><text:span text:style-name="T1">agatur, fa-<text:line-break/></text:span></text:span>niem humido quodam usurpato abluere necessum est, non<text:line-break/>quocunque, sed quod per experientiam aut indicationem,<text:line-break/>nec putrescere nec irritare partem affectam compertum<text:line-break/>habeatur. Ab hac igitur curatione abstinere nun decet,<text:line-break/>neque qui sine ulceratione cancri fiunt, eam postulant.</text:p>
      <text:p text:style-name="P5">Altera vero quae secando et urendo fit, quae foli qui fit<text:line-break/>cancro fiunt remedia, ne in cancris occultis adhibeamus<text:line-break/>consulit. Quod igitur qui in pro<text:span text:style-name="Default_20_Paragraph_20_Font"><text:span text:style-name="T1">t</text:span></text:span>undo latent ejusmodi<text:line-break/>praesidiis non curentur docet etiam experientia. omnes<text:line-break/>enim novi qui hujusmodi cancros curare fiant aggressi,<text:line-break/>magis irritasse breviore homines enecasse. Nam et qui<text:line-break/>cancrum in palato ortum et qui in sede et qui in sinu<text:line-break/>muliebri secuerunt aut asserunt, ulcera ad cicatricem<text:line-break/>perducere non potuerunt, fe d homines curationis cruciatu<text:line-break/>adusque mortem excarnilicarunt; qui citra curationem lon-<text:line-break/>giori tempore cum minore molestia vitam exegissent. Hifce<text:line-break/>igitur cancris medendi provincia suscipienda non esu Ex<text:line-break/>iis vero qui fumma corporis parte consistunt, eos stilum<text:line-break/>curare tentandum est, quos una cum ipsis, ut sic loquar,<text:line-break/>radicibus exscindere et exstirpare licet. Nihil enim de-<text:line-break/>terius fit similitudine quasdam cancri venas radices nomi-<text:line-break/>nare, quae sanguine melancholico impletae adusque par-<text:line-break/>tium ambitum distenduntur. Multi siquidem insignes me-</text:p>
      <text:p text:style-name="P5">diri ne hos quidem chirurgia curari concedunt, sed illos<text:line-break/>solos qui exulcerati tum laborantibus ita saevi sunt, ut<text:line-break/>ipsi ultro manum admovere desiderent, tum in iis sunt<text:line-break/>partibus quas una cum radicibus exscindere.-et urere pus-<text:line-break/>suibus. Nonnulli vero neque has exstirpare permittunt,<text:line-break/>sed in omni cancro remediis agonisticis omnino abstinen-<text:line-break/>dum esse consulunt. Hippocrates certe quod cancros in alto<text:line-break/>corpore delitescentes non semper agonistico curandos esse<text:line-break/>suaserit, ex ipfa affectionis natura coniectare licet. An<text:line-break/>vero eos etiam qui summa corporis parte sine ulceratione<text:line-break/>consistunt, quantum ex aphorismi textu conjici potest, in-<text:line-break/>certum est; quem quidem aphorismum Artemidorus et<text:line-break/>Diofcorides scripserunt uique ad ea verba, <text:span text:style-name="Default_20_Paragraph_20_Font"><text:span text:style-name="T1">n</text:span></text:span>o<text:span text:style-name="Default_20_Paragraph_20_Font"><text:span text:style-name="T1">n curare<text:line-break/>praesta</text:span></text:span>t.</text:p>
      <text:h text:style-name="Heading_20_2" text:outline-level="2">XXXIX.<text:tab/>t</text:h>
      <text:p text:style-name="P1"><text:span text:style-name="Default_20_Paragraph_20_Font"><text:span text:style-name="T1">C</text:span></text:span>on<text:span text:style-name="Default_20_Paragraph_20_Font"><text:span text:style-name="T1">vulsio au</text:span></text:span>t <text:span text:style-name="Default_20_Paragraph_20_Font"><text:span text:style-name="T1">a repleti</text:span></text:span>o<text:span text:style-name="Default_20_Paragraph_20_Font"><text:span text:style-name="T1">ne au</text:span></text:span>t <text:span text:style-name="Default_20_Paragraph_20_Font"><text:span text:style-name="T1">vacuat</text:span></text:span>i<text:span text:style-name="Default_20_Paragraph_20_Font"><text:span text:style-name="T1">one oboritur, </text:span></text:span>i<text:span text:style-name="Default_20_Paragraph_20_Font"><text:span text:style-name="T1">ta<text:line-break/>ver</text:span></text:span>o <text:span text:style-name="Default_20_Paragraph_20_Font"><text:span text:style-name="T1">etiam singultu</text:span></text:span>s.</text:p>
      <text:p text:style-name="P3">Convulsio, ut et ipfum nomen indicat, convulsis fit<text:line-break/>ad propria capita musculis vel ut quis apertius definiat,<text:line-break/>revulsis, qualis etiam ipsis secundum naturam motus esu<text:line-break/>Verum hic quidem non fine nativo animalis fit impetu ;<text:line-break/>convulsio vero affectus est involuntarius nervosis partibus<text:line-break/>ad consimilem affectum accedentibus, quem etiam in mo-<text:line-break/>tihus pro animi impetu editis assumebant. suam idem in<text:line-break/>spa<text:span text:style-name="Default_20_Paragraph_20_Font"><text:span text:style-name="T1">t</text:span></text:span>am a repletione ipsis fit, quod ambientis aeris statu<text:line-break/>fupra modum humido fidibus accidit, quo inebriatae saepe<text:line-break/>rumpuntur. Sic etiam siccioribus coeli constitutionibus<text:line-break/>idem oboritur. Nam in sisse coguntur et convelluntur<text:line-break/>omnia corpora cervula violentius exsiccata, quemadmo-<text:line-break/>dum quae ad ignem diutius excalefacta sunt lora et quae<text:line-break/>his similia patiuntur quaeque fotis aestus exsiccavit. Con-<text:line-break/>vulfio igitur merito a contrariis fit causis; singultus vero<text:line-break/>concedatur stomachi convulsio dici, dum erit alterum<text:line-break/>orationis propositum. Quum vero hoc ipfum <text:span text:style-name="Default_20_Paragraph_20_Font"><text:span text:style-name="T1">t</text:span></text:span>alum stu-</text:p>
      <text:p text:style-name="P5">dium exstet, ut affectionis hujus substantiam dignoscamus,<text:line-break/>praestat fortassis non convulsionem. appellare, sied quan-<text:line-break/>dam motionem quae sit in eodem cum vomitu genere,<text:line-break/>fed eo porrectior ac vehementior. Nam quum quid in fe<text:line-break/>contentum stomachus expellere appetit, ad duo fympto-<text:line-break/>mata incitatur, unum quidem vehementius in .singultibus,<text:line-break/>alietum moderatius in vomitionibus; quandoquidem per<text:line-break/>vomitus quae- in ventriculi capacitate continentur ea tan-<text:line-break/>tum appetit propellere; per singultus vero etiam ea quae<text:line-break/>ipfo ventriculi ore penitiora comprehenduntur. Stoma-<text:line-break/>olium nunc a me non fidum ipfum quem proprie appel-.<text:line-break/>lant, fed etiam ventriculum intellige. Quae namque in<text:line-break/>hoc continentur, appetente ventriculo excernere fit sin-<text:line-break/>gultus. Jam vero quod eorum quae difficulter excernun-<text:line-break/>tur et quae veluti absorpserit ventriculi os, fiat per sin-<text:line-break/>gultus excretio , ex iis discendum quae quotidie prope<text:line-break/>omnibus plus minusve usu veniunt. Sive enim finium quid<text:line-break/>acre veluti pipe<text:span text:style-name="Default_20_Paragraph_20_Font"><text:span text:style-name="T1">r</text:span></text:span> devoraverint, sive cum melle aut alio</text:p>
      <text:p text:style-name="P5">quopiam, posteaque vinum superblberint calida aqua tempe-<text:line-break/>ratum, protinus singultiunt: potionis quidem calore piperi<text:line-break/>viam in profundum praeeunte, fua vero acrimonia pipere<text:line-break/>.ventriculum molestia afficiente, unde ipse violentiore<text:line-break/>motu quod molestum est exigere expurgare conatur. Ce-<text:line-break/>ferum in libris de symptomatum causis et tussim et ster-<text:line-break/>nutationem et rigorem ex talium motionum esse genere a<text:line-break/>nobis demonstratum esu</text:p>
      <text:h text:style-name="Heading_20_2" text:outline-level="2">XL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ad h</text:span></text:span>y<text:span text:style-name="Default_20_Paragraph_20_Font"><text:span text:style-name="T1">poch</text:span></text:span>o<text:span text:style-name="Default_20_Paragraph_20_Font"><text:span text:style-name="T1">ndr</text:span></text:span>i<text:span text:style-name="Default_20_Paragraph_20_Font"><text:span text:style-name="T1">um dolore</text:span></text:span>s <text:span text:style-name="Default_20_Paragraph_20_Font"><text:span text:style-name="T1">c</text:span></text:span>i<text:span text:style-name="Default_20_Paragraph_20_Font"><text:span text:style-name="T1">tra infla</text:span></text:span>m<text:span text:style-name="Default_20_Paragraph_20_Font"><text:span text:style-name="T1">ma</text:span></text:span>t<text:span text:style-name="Default_20_Paragraph_20_Font"><text:span text:style-name="T1">ione</text:span></text:span>m<text:line-break/><text:span text:style-name="Default_20_Paragraph_20_Font"><text:span text:style-name="T1">or</text:span></text:span>i<text:span text:style-name="Default_20_Paragraph_20_Font"><text:span text:style-name="T1">untur</text:span></text:span>, i<text:span text:style-name="Default_20_Paragraph_20_Font"><text:span text:style-name="T1">i</text:span></text:span>s <text:span text:style-name="Default_20_Paragraph_20_Font"><text:span text:style-name="T1">succeden</text:span></text:span>s <text:span text:style-name="Default_20_Paragraph_20_Font"><text:span text:style-name="T1">febr</text:span></text:span>is <text:span text:style-name="Default_20_Paragraph_20_Font"><text:span text:style-name="T1">dolore</text:span></text:span>m <text:span text:style-name="Default_20_Paragraph_20_Font"><text:span text:style-name="T1">sal</text:span></text:span>tat.</text:p>
      <text:p text:style-name="P4">Sequitur et morsus dolor. Verum consueti sunt mor-<text:line-break/>sus nomine non talia doloris symptomata appellare. Fit<text:line-break/>etiam dolor propter quandam phlegmonodem affectionem.<text:line-break/>Sic autem appellata est, quod erysipelata etiam dolor eo-<text:line-break/>mitetur. Quum igitur neque ob hujusmodi aliquam afi-</text:p>
      <text:p text:style-name="P5">sectionem hypoehondrio dolor incubuerit et mor<text:span text:style-name="Default_20_Paragraph_20_Font"><text:span text:style-name="T1">t</text:span></text:span>us ipsis<text:line-break/><text:span text:style-name="Default_20_Paragraph_20_Font"><text:span text:style-name="T1">t</text:span></text:span>ensus abfuerit, relinquitur dolor .vel propter obstructio-<text:line-break/>nem vel propter flatulentum spiritum vel ob aliquam in-<text:line-break/>aequalem intemperiem ; quibus omnibus febrilis calor sua<text:line-break/>natura mederi potest, quum incidat, attenuet ac discutiat;<text:line-break/>hanc vero ad temperamenti aequalitatem adducat.</text:p>
      <text:p text:style-name="P32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uppuratum quodda</text:span></text:span>m i<text:span text:style-name="Default_20_Paragraph_20_Font"><text:span text:style-name="T1">n corpore- ex</text:span></text:span>i<text:span text:style-name="Default_20_Paragraph_20_Font"><text:span text:style-name="T1">sten</text:span></text:span>s <text:span text:style-name="Default_20_Paragraph_20_Font"><text:span text:style-name="T1">signis<text:line-break/>non pr</text:span></text:span>o<text:span text:style-name="Default_20_Paragraph_20_Font"><text:span text:style-name="T1">ditur, </text:span></text:span>i<text:span text:style-name="Default_20_Paragraph_20_Font"><text:span text:style-name="T1">i</text:span></text:span>s o<text:span text:style-name="Default_20_Paragraph_20_Font"><text:span text:style-name="T1">b puri</text:span></text:span>s <text:span text:style-name="Default_20_Paragraph_20_Font"><text:span text:style-name="T1">aut .l</text:span></text:span>o<text:span text:style-name="Default_20_Paragraph_20_Font"><text:span text:style-name="T1">c</text:span></text:span>i <text:span text:style-name="Default_20_Paragraph_20_Font"><text:span text:style-name="T1">crasatud</text:span></text:span>i<text:span text:style-name="Default_20_Paragraph_20_Font"><text:span text:style-name="T1">nem sui<text:line-break/>signa non edit.<text:tab/>,</text:span></text:span></text:p>
      <text:p text:style-name="P4">Bifariam scripta est aphorismi oratio et bifariam ipfam<text:line-break/>explicant interpretes et utraque rationem habet tum ora-<text:line-break/>tio tum interpretatio. Nam et propter puris et loci<text:line-break/>erassitudinem saepe occultatur puris quodam loco contenti<text:line-break/>dignotio. Recte ergo nonnulli feripferunt: <text:span text:style-name="Default_20_Paragraph_20_Font"><text:span text:style-name="T1">hi</text:span></text:span>s o<text:span text:style-name="Default_20_Paragraph_20_Font"><text:span text:style-name="T1">b l</text:span></text:span>u<text:span text:style-name="Default_20_Paragraph_20_Font"><text:span text:style-name="T1">ci</text:span></text:span></text:p>
      <text:p text:style-name="P3"><text:span text:style-name="Default_20_Paragraph_20_Font"><text:span text:style-name="T1">crassitud</text:span></text:span>i<text:span text:style-name="Default_20_Paragraph_20_Font"><text:span text:style-name="T1">nem su</text:span></text:span>i <text:span text:style-name="Default_20_Paragraph_20_Font"><text:span text:style-name="T1">signa non ed</text:span></text:span>ii; quidam vero: <text:span text:style-name="Default_20_Paragraph_20_Font"><text:span text:style-name="T1">hi</text:span></text:span>s <text:span text:style-name="Default_20_Paragraph_20_Font"><text:span text:style-name="T1">pr</text:span></text:span>o-<text:line-break/><text:span text:style-name="Default_20_Paragraph_20_Font"><text:span text:style-name="T1">pter pur</text:span></text:span>is <text:span text:style-name="Default_20_Paragraph_20_Font"><text:span text:style-name="T1">crassitud</text:span></text:span>i<text:span text:style-name="Default_20_Paragraph_20_Font"><text:span text:style-name="T1">nem.</text:span></text:span></text:p>
      <text:h text:style-name="Heading_20_2" text:outline-level="2">XLH.</text:h>
      <text:p text:style-name="Normal">I<text:span text:style-name="Default_20_Paragraph_20_Font"><text:span text:style-name="T1">cterici</text:span></text:span>s <text:span text:style-name="Default_20_Paragraph_20_Font"><text:span text:style-name="T1">iecur durum steti</text:span></text:span> m<text:span text:style-name="Default_20_Paragraph_20_Font"><text:span text:style-name="T1">alu</text:span></text:span>m.</text:p>
      <text:p text:style-name="P4">luterum hic dicit ex hepatis ortum inflammatione.<text:line-break/>Tunc. enim durities pblegmouem aut fcirrhum vi<text:span text:style-name="Default_20_Paragraph_20_Font"><text:span text:style-name="T1">t</text:span></text:span>eus ob-<text:line-break/>sidere prodit: quemadmodum et sine hac potest etiam pro-<text:line-break/>pter ejusdem obstructionem icterus oboriri; potest et eri-<text:line-break/>rico modo natura redundantem in venis humorem ad cu-<text:line-break/>tenr protrudente.</text:p>
      <text:h text:style-name="Heading_20_2" text:outline-level="2">XLHI.</text:h>
      <text:p text:style-name="P1"><text:span text:style-name="Default_20_Paragraph_20_Font"><text:span text:style-name="T1">Qui l</text:span></text:span>i<text:span text:style-name="Default_20_Paragraph_20_Font"><text:span text:style-name="T1">enosi d</text:span></text:span>y<text:span text:style-name="Default_20_Paragraph_20_Font"><text:span text:style-name="T1">sen</text:span></text:span>t<text:span text:style-name="Default_20_Paragraph_20_Font"><text:span text:style-name="T1">eria corrip</text:span></text:span>i<text:span text:style-name="Default_20_Paragraph_20_Font"><text:span text:style-name="T1">untur, ii</text:span></text:span>s <text:span text:style-name="Default_20_Paragraph_20_Font"><text:span text:style-name="T1">oborta longa d</text:span></text:span>ysu<text:line-break/><text:span text:style-name="Default_20_Paragraph_20_Font"><text:span text:style-name="T1">enter</text:span></text:span>i<text:span text:style-name="Default_20_Paragraph_20_Font"><text:span text:style-name="T1">a h</text:span></text:span>y<text:span text:style-name="Default_20_Paragraph_20_Font"><text:span text:style-name="T1">dr</text:span></text:span>o<text:span text:style-name="Default_20_Paragraph_20_Font"><text:span text:style-name="T1">p</text:span></text:span>s <text:span text:style-name="Default_20_Paragraph_20_Font"><text:span text:style-name="T1">aut l</text:span></text:span>i<text:span text:style-name="Default_20_Paragraph_20_Font"><text:span text:style-name="T1">enteria succed</text:span></text:span>i<text:span text:style-name="Default_20_Paragraph_20_Font"><text:span text:style-name="T1">t ac. in</text:span></text:span>t<text:span text:style-name="Default_20_Paragraph_20_Font"><text:span text:style-name="T1">ereun</text:span></text:span>t.</text:p>
      <text:p text:style-name="P3">oportebat huic aphorismo illum praeponi, in quo<text:line-break/>ait, lienosis dysenteria superveniens suonum. Verum is<text:line-break/>in sequentibus post alios quatuor intermedios scribitur,<text:line-break/>sed nobis nunc ipsius meminisse necesse esu Quicunque<text:line-break/>enim lienosi funt, hoc est quibus jamdiu: lien obduruit,<text:line-break/>iis dysenteria superveniens affectionem solvit quantum ra-<text:line-break/>tione tum translationis tum vacuationis humorum crasso-<text:line-break/>Tum et melancholicorum lieni in farctor um effectum sit<text:span text:style-name="Default_20_Paragraph_20_Font"><text:span text:style-name="T1">i<text:line-break/></text:span></text:span>Sed quoniam saepe hujusmodi ver<text:span text:style-name="Default_20_Paragraph_20_Font"><text:span text:style-name="T1">n</text:span></text:span>ationes sirpra modum<text:line-break/>extenduntur et noxiae sunt laborantibus, decenter Hippo-<text:line-break/>crates quem exitum immoderata dysenteria quae talibus<text:line-break/>fuccessit affectionibus habere soleat declaravit. Male si-<text:line-break/>quidem affectis intestinis vitiosorum humorum transitu<text:line-break/>tum ipsorum vires laborant tum caloris innati symmetria -<text:line-break/>deperditur. Quamobrem lien terra et hyderus superveniunt:<text:line-break/>lienteria quidem solo intestinorum vitio; hyderus vero pro-<text:line-break/>pter jecoris aut lienis et totius generis venosi consensum.</text:p>
      <text:h text:style-name="P55" text:outline-level="2">XLIv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x stranguria valvu</text:span></text:span>las <text:span text:style-name="Default_20_Paragraph_20_Font"><text:span text:style-name="T1">succed</text:span></text:span>it, <text:span text:style-name="Default_20_Paragraph_20_Font"><text:span text:style-name="T1">intra septem d</text:span></text:span>i<text:span text:style-name="Default_20_Paragraph_20_Font"><text:span text:style-name="T1">e</text:span></text:span>s<text:line-break/><text:span text:style-name="Default_20_Paragraph_20_Font"><text:span text:style-name="T1">intereunt, n</text:span></text:span>i<text:span text:style-name="Default_20_Paragraph_20_Font"><text:span text:style-name="T1">si ob</text:span></text:span>o<text:span text:style-name="Default_20_Paragraph_20_Font"><text:span text:style-name="T1">rta febre cop</text:span></text:span>i<text:span text:style-name="Default_20_Paragraph_20_Font"><text:span text:style-name="T1">osa ur</text:span></text:span>i<text:span text:style-name="Default_20_Paragraph_20_Font"><text:span text:style-name="T1">na efuua</text:span></text:span>n</text:p>
      <text:p text:style-name="P4">In ileo nihil. deorsum delinitur, ne siquis etiam<text:line-break/>acriori utatur clystere. Stercoris autem vomitus iis acci-<text:line-break/>esit qui exitialiter laborant. Quod igitur intercluso infe-<text:line-break/>riore transitu in tenuibus intestinis et non crassis hic<text:line-break/>morbus fiat prope ab omnibus concessum esu Quin etiam<text:line-break/>propter inflammationem et obstructionem vel duri sterco-<text:line-break/>ris vel crassarum et viscidorum humorum fieri dixerunt<text:line-break/>nonnulli. Mihi vero videtur etiam inflammatio vel sicir-<text:line-break/>rhus vel abscessus tantam posse coarctationem facere, ut<text:line-break/>nihil inferne pervadat. Quod autem humores crassi et<text:line-break/>lenti in causa este possunt, non admodum mihi probabile<text:line-break/>ridetur. Verum hoc etiam, est placet, po<text:span text:style-name="Default_20_Paragraph_20_Font"><text:span text:style-name="T1">n</text:span></text:span>ito et si quid<text:line-break/>aliud praeterea dixerint. lllud vero, quod aphorismo-</text:p>
      <text:p text:style-name="P5">rum interpretibus fere omnibus visum est, nullam pror-r<text:line-break/>ius mihi verisimilitudinem habere videtur. Ajunt enim<text:line-break/>inflammata vesica viae angustiam facta in quibusdam in-<text:line-break/>testium compressione, ileum morbum afferre. Ego vero<text:line-break/>plurimos per totam meam ritam me vidisse videor , alios<text:line-break/>quidem periclitari tantum, hon paucos vero emori etiam<text:line-break/>ex urinae suppressione, omnibus tunc luculenter f<text:span text:style-name="Default_20_Paragraph_20_Font"><text:span text:style-name="T1">o</text:span></text:span>eno-<text:line-break/>dum propriam .circumscriptionem maxima apparente ve-<text:line-break/>sica , adeo ut extreme distenderetur et ob eam , ut par<text:line-break/>est, tensionem doleret, quorum tamen nullus ileosus fa-<text:line-break/>otus esu Quomodo igitur aliquis unquam crediderit ob<text:line-break/>vesicae inflammationem angustiore facto intestino ileum<text:line-break/>aliquando fieri potius, quam uteri tumore praegnationis<text:line-break/>tempore? Atqui usque ad hypochondria illius tumor ex-<text:line-break/>tenditur, atque magis premere tenuia intestina et coarctare<text:line-break/>potest; vesica vero in tum<text:span text:style-name="Default_20_Paragraph_20_Font"><text:span text:style-name="T1">o</text:span></text:span>rem sublata rosum potest<text:line-break/>rectum intestinum premere. Absurdius - etiam n<text:span text:style-name="Default_20_Paragraph_20_Font"><text:span text:style-name="T1">o</text:span></text:span>nnulli<text:line-break/>dicunt oborta febre ileum juvari. Ea namque febris ob</text:p>
      <text:p text:style-name="P5">vesicae inflammationem merito accenderetur, quae quanto<text:line-break/>phlegmone major et gravior fuerit, tanto illam quoque<text:line-break/>augeri par est, quum sit inflammationis <text:span text:style-name="Default_20_Paragraph_20_Font"><text:span text:style-name="T1">s</text:span></text:span>ymptoma. Ileus<text:line-break/>vero, ut ipsi ajunt, ex inflammatione ortum habuit et<text:line-break/>unicam solutionis spem habet inflammationis cessationem,<text:line-break/>cum qua etiam febrem fecundari necessarium est. Bonum<text:line-break/>igitur solutionis cruciatuum et affectuum quos ileus affert<text:line-break/>febris vel remissa vel fuluia. Quae. vero supervenit fe-.<text:line-break/>luis aut augetur, neque bonum signum est neque bona<text:line-break/>cau<text:span text:style-name="Default_20_Paragraph_20_Font"><text:span text:style-name="T1">t</text:span></text:span>a. Eos enim fidos morbos a febribus juvari norimus<text:line-break/>qui refrigeratione constant, interdum quidem sola, inter-<text:line-break/>dum vero cum humoribus crudis et pituitosis vel flatulen-<text:line-break/>lis spiritibus. Satius est itaque fateri nos ignorare quo-<text:line-break/>modo accipienda sint quae hoc in aphori<text:span text:style-name="Default_20_Paragraph_20_Font"><text:span text:style-name="T1">s</text:span></text:span>mo ab Hippo-<text:line-break/>crate pronunciata funI. Neque enim ratio eorum veri-<text:line-break/>tatem demonstrat neque docet experientia; tertium autem<text:line-break/>nullum aliud habemus ad fidem faciendam. An talis<text:line-break/>nunquam aegrotus Hippocrati aut alteri cuipiam visus est?</text:p>
      <text:p text:style-name="P5">Neque enim an legitimus sit hic aphorilmus profiteri pos-<text:line-break/>ium. Quare crudorum humorum multitudinem una cum<text:line-break/>vehementi perfrigeratione commemoratorum symptomatum<text:line-break/>esse cau<text:span text:style-name="Default_20_Paragraph_20_Font"><text:span text:style-name="T1">t</text:span></text:span>am praestat supponere. Sic enim et stola febris<text:line-break/>fuerit affectionis remedium et retentarum urinarum va-<text:line-break/>cuatio. Sic enim hae copiofae et confertae vacuari con—<text:line-break/>sueverunt ipsis concoctis humoribus.</text:p>
      <text:h text:style-name="Heading_20_2" text:outline-level="2"><text:span text:style-name="Default_20_Paragraph_20_Font">XLV.</text:span></text:h>
      <text:p text:style-name="P1"><text:span text:style-name="Default_20_Paragraph_20_Font"><text:span text:style-name="T8">U</text:span></text:span><text:span text:style-name="Default_20_Paragraph_20_Font"><text:span text:style-name="T1">lcera annua quaecunque suerint aut</text:span></text:span><text:span text:style-name="Default_20_Paragraph_20_Font"><text:span text:style-name="T8"> l</text:span></text:span><text:span text:style-name="Default_20_Paragraph_20_Font"><text:span text:style-name="T1">ongius te</text:span></text:span><text:span text:style-name="Default_20_Paragraph_20_Font"><text:span text:style-name="T8">m</text:span></text:span><text:span text:style-name="Default_20_Paragraph_20_Font"><text:span text:style-name="T1">pu</text:span></text:span><text:span text:style-name="Default_20_Paragraph_20_Font"><text:span text:style-name="T8">s </text:span></text:span><text:span text:style-name="Default_20_Paragraph_20_Font"><text:span text:style-name="T1">ha-<text:line-break/>buerint, </text:span></text:span><text:span text:style-name="Default_20_Paragraph_20_Font"><text:span text:style-name="T8">o</text:span></text:span><text:span text:style-name="Default_20_Paragraph_20_Font"><text:span text:style-name="T1">s abscedere et cicatr</text:span></text:span><text:span text:style-name="Default_20_Paragraph_20_Font"><text:span text:style-name="T8">i</text:span></text:span><text:span text:style-name="Default_20_Paragraph_20_Font"><text:span text:style-name="T1">ces cava</text:span></text:span><text:span text:style-name="Default_20_Paragraph_20_Font"><text:span text:style-name="T8">s </text:span></text:span><text:span text:style-name="Default_20_Paragraph_20_Font"><text:span text:style-name="T1">sieri necesse est.</text:span></text:span></text:p>
      <text:p text:style-name="P4">Quae diuturna manent ulcera aut ipsis nullo modo<text:line-break/>cicatrix obducitur aut si obducta sit, rursum resolvatur,<text:line-break/>nihil videlicet medicis in curatione peccantibus vel pro-<text:line-break/>pter aliquam pravorum humorum affluentiam vel propter<text:line-break/>affectionem in ipfa parte ex affluentibus humoribus diu-</text:p>
      <text:p text:style-name="P5">turnrtate partam vel ob aliquod ossis eo in loco corrupti<text:line-break/>vitium, curatu difficilia evadere necesse esu Cetera vero<text:line-break/>ulcera femper majora et deteriora fiunt; atque haec<text:line-break/>omnia phagedaenas <text:span text:style-name="Default_20_Paragraph_20_Font"><text:span text:style-name="T1">exeden</text:span></text:span>ti<text:span text:style-name="Default_20_Paragraph_20_Font"><text:span text:style-name="T1">a</text:span></text:span> prisci vacabant. Nonnulli<text:line-break/>vero posteriores ea distinguere aggressi strnt et proprias<text:line-break/>singulis appellationes indiderunt, ac ipsorum nonnulla<text:line-break/>chironia, quaedam telephia, alia phagedaenas nuncuparunt<text:line-break/>et quasdam etiamnum alias nimis curiosas appellationes<text:line-break/>attulerunt. Verum nobis satis fuerit ex his quae aliquam<text:line-break/>circumstantis loci partem occupant, alia herpetas nomi-<text:line-break/>nare, quum in superficie et cute ipsis consistunt; alia pha-<text:line-break/>gedaenas quae carnem etiam subjectum corrumpunt. Quod<text:line-break/>enim putridum atque depascens a nonnullis nominatur,<text:line-break/>non est propria quaedam ulceris differentia, fed affectus<text:line-break/>ex ulcere et putredine implicitus. Scimus autem et abs-<text:line-break/>que ulcere putredinem ipfam per fe multis corporis par-<text:line-break/>tibus consistere. Quoddam etiam vocatur carbunculus ul-</text:p>
      <text:p text:style-name="P5">ens crustulum cum magna vicinarum partium inflamma-<text:line-break/>tione. Haec igitur propriam appellationem sortita Iun t,<text:line-break/>carbunculus, phagedaena et herpes. Quae vero ulcera<text:line-break/>sine dictis symptomatibus ipsa per su fiunt, haec ulcera<text:line-break/>tantum appellare veteribus consuetum erat, de quibus<text:line-break/>Hippocrati nunc est <text:span text:style-name="Default_20_Paragraph_20_Font"><text:span text:style-name="T1">t</text:span></text:span>eano, qui docet quae ejusmodi sunt<text:line-break/>ulcera in longius tempus excidere. Atque experientia<text:line-break/>rationi suffragari videtur multaque saepius hujusmodi ul-<text:line-break/>cera ad cicatricem perducta non multo post tempore rur-<text:line-break/><text:span text:style-name="Default_20_Paragraph_20_Font"><text:span text:style-name="T1">t</text:span></text:span>um inflammantur et cicatrice soluta rumpuntur. Hoc au-<text:line-break/>tem aliquam ob cau<text:span text:style-name="Default_20_Paragraph_20_Font"><text:span text:style-name="T1">t</text:span></text:span>am oboritur. Quum admotis medi-<text:line-break/>cantantis ca<text:span text:style-name="Default_20_Paragraph_20_Font"><text:span text:style-name="T1">r</text:span></text:span>o ossi affecto superposita siccata duxit cicatri-<text:line-break/>cem, sanitas quam primum restituta esse videtur; sed rur-<text:line-break/>sus ex osse altius corrupto robore quopiam paulatim<text:line-break/>affiuente, iterum oboritur inflammatio et puris subsequi-<text:line-break/>tur generatio , a quo cicatrix eroditur et caro exulceratur.<text:line-break/>Quaenam igitur est talium ulcerum curatio? Alia pro-<text:line-break/>secto nulla praeter eam quam libro de ulceribus tradidit</text:p>
      <text:p text:style-name="P5">et nos tertio therapeuticae methodi explicarimus. Exsic-<text:line-break/>cari namque postulant omnia ulcera, praecipue vero ea<text:line-break/>in quibus os affectum esu Terminus autem siccitatis est<text:line-break/>affectam ipsius ossis partem abscedere: Et vero merito<text:line-break/>tantum cavas fieri cicatrices contingit, quantam abscessus<text:line-break/>crassitudinem habuerit.</text:p>
      <text:h text:style-name="Heading_20_2" text:outline-level="2">XLVI.</text:h>
      <text:p text:style-name="P1"><text:span text:style-name="Default_20_Paragraph_20_Font"><text:span text:style-name="T1">Qui g</text:span></text:span>i<text:span text:style-name="Default_20_Paragraph_20_Font"><text:span text:style-name="T1">bbi ex asth</text:span></text:span>m<text:span text:style-name="Default_20_Paragraph_20_Font"><text:span text:style-name="T1">ate aut tu/si siunt ante puber</text:span></text:span>t<text:span text:style-name="Default_20_Paragraph_20_Font"><text:span text:style-name="T1">a</text:span></text:span>t<text:span text:style-name="Default_20_Paragraph_20_Font"><text:span text:style-name="T1">em,<text:line-break/></text:span></text:span>i<text:span text:style-name="Default_20_Paragraph_20_Font"><text:span text:style-name="T1">ntereunt.</text:span></text:span></text:p>
      <text:p text:style-name="P4">Hybos et cyphos nominare consuevit Hippocrates<text:line-break/>quos nunc omnes homines gibbosus appellitant. Etenim<text:line-break/>revera ipsis spina a tergo extuberat. Gibbo igitur ca-<text:line-break/>vum opponitur extuberanti et gibbosi; repandum. Verum<text:line-break/>haec nomina de sula spina, illa vero de omnibus Graeci<text:line-break/>efferunt. Quomodo autem cyphosis ficu <text:span text:style-name="Default_20_Paragraph_20_Font"><text:span text:style-name="T1">g</text:span></text:span>i<text:span text:style-name="Default_20_Paragraph_20_Font"><text:span text:style-name="T1">bbosita</text:span></text:span>s fiat,</text:p>
      <text:p text:style-name="P5">ipsis librode articulis disseruit, ut etiam quom<text:span text:style-name="Default_20_Paragraph_20_Font"><text:span text:style-name="T1">o</text:span></text:span>do lardo-<text:line-break/>sic, fcoliosis et fellis fiant, hoc est curvatio, obliquatio<text:line-break/>et concussio. Hae namque funt propriae ac praecipuae<text:line-break/>spinae affectiones, quarum affectionum peritus esse qui<text:line-break/>velit, iis quae eo in libro scripta snnt plenius ipsimi in-<text:line-break/>cumbere oportet. Nos autem nunc quae ad propositum<text:line-break/>aphorifmum utilia videntur explicaturi <text:span text:style-name="Default_20_Paragraph_20_Font"><text:span text:style-name="T1">t</text:span></text:span>ornus. Gibba<text:line-break/><text:span text:style-name="Default_20_Paragraph_20_Font"><text:span text:style-name="T1">t</text:span></text:span>pina fit interdum propter ictum aut casum; gibba etiam<text:line-break/>fit propter dura quaedam tubercula quae parte anteriore<text:line-break/>consistunt: a quibus si quando una vertebra pr<text:span text:style-name="Default_20_Paragraph_20_Font"><text:span text:style-name="T1">o</text:span></text:span>ritum tra-<text:line-break/>hatur, ea parte fpinae turdulis curvatio edituri, ita etiam<text:line-break/>si plures fuerint fe ordine conloquentes. Quum vero ten-<text:line-break/>fae vertebrae non fuerint inter fe continuae, tum cypho-<text:line-break/>sis feu globositas formatur tantum partibus pone cedenti<text:line-break/>tibus, quantum tensae vertebrae introrsum retorquentur.<text:line-break/>Hoc enim in omnibus duris mediocriter redditis cernitur,<text:line-break/>veluti calamis, viminibus, virgis et hujusmodi ceteris.<text:line-break/>Atque de his copiosius in expositionibus libri de articulis</text:p>
      <text:p text:style-name="P5">disseritur. Nunc vero qui ante pubertatem ex .asthmate<text:line-break/>et tussi gibbi facti funt cito interire pronunciat. Neque<text:line-break/>enim vult in his thoracem, ut ipsis ait, una cum aliis<text:line-break/>augeri, atque ideo magna augustia premuntur instrumenta<text:line-break/>spirabilia.^ omnibus porro qui sponte gibbi facti sunt,<text:line-break/>hoc est quibus sine ictu ver casu -spina affecta est com-<text:line-break/>mune existit, quod tales propter tubercula dura et coetu.<text:line-break/>difficilia evaserint. Sed quum multa fit inter tubercula<text:line-break/>pro tumore, duritie et loco in quo consistunt differentia;<text:line-break/>quae dura simulac magna funt, protinus spiratu diffinitio-<text:line-break/>res homines efficiunt. Quae vero de sua humiditate ali-<text:line-break/>quid in asperas arterias transmittunt, homines tussiculo-<text:line-break/>scs reddunt. Verum quae de fua humiditate aliquid<text:line-break/>transmittunt, plane dura non sunt, atque ideo ut suppu-<text:line-break/>rent tandemque hominem suffocent necessarium esu Quae<text:line-break/>vero nihil transmittunt, ex crassis humoribus ortum ha-<text:line-break/>bent, atque ob id .dura sunt et cruda longoque tempore<text:line-break/>citra suppurationem manentia hominem vivere sinunt.</text:p>
      <text:p text:style-name="P5">Quae vero , ut dixi , una cum tussi ortum habuerunt, ad<text:line-break/>suppurationem properant ideoque perniciosa fiant. Sic et<text:line-break/>quae cum difficili anhelitu fiunt, iis qui adhuc crescunt<text:line-break/>exitiosa existunt. Aut enim haec magna stant aut in loco<text:line-break/>thoracis ritae praeopportuno. Quum igitur pulmo una<text:line-break/>cum corde in talibus augeatur et spatium continens mi-<text:line-break/>nuatur, costis nimirum non crescentibus, sed propter gssi-<text:line-break/>bum arelatis, totum pectus angustius efficientibus, tantam<text:line-break/>brevi spiritus difficultatem fieri necesse est ut homo strf-<text:line-break/>focetur et pereat. Quandoquidem si globositate nondum<text:line-break/>superveniente propter stilos praeter naturam tumores dyf-<text:line-break/>pnoea laborabant, quid fore - putandum auctis temporis<text:line-break/>fpatio tuberculis, thorace vero angustiore reddito? Porro<text:line-break/>autem quum multae sint spirandi difficultates, constat<text:line-break/>Hippocratem solam eam asthma pro consuetudi<text:span text:style-name="Default_20_Paragraph_20_Font"><text:span text:style-name="T1">n</text:span></text:span>e appellare,<text:line-break/>in qua frequentiorem et crebriorem respirationem fieri<text:line-break/>contingit. lta vero nunc et in cursibus et vehementiori-<text:line-break/>bus exercitationibus homines anhelare dicunt. Qui vero</text:p>
      <text:p text:style-name="P5">post Hippocratis aetatem fuere, affectum etiam quendam<text:line-break/>diuturnum nonnulli simpliciter asthma , nonnulli ortho-<text:line-break/>pnoeam appellarunt, quum continenter citra febrem ae-<text:line-break/>groti dissicile spiritum ducunt.</text:p>
      <text:h text:style-name="Heading_20_2" text:outline-level="2">LXV1I.</text:h>
      <text:p text:style-name="P1"><text:span text:style-name="Default_20_Paragraph_20_Font"><text:span text:style-name="T1">Quibu</text:span></text:span><text:span text:style-name="Default_20_Paragraph_20_Font"><text:span text:style-name="T8">s </text:span></text:span><text:span text:style-name="Default_20_Paragraph_20_Font"><text:span text:style-name="T1">venae sec</text:span></text:span><text:span text:style-name="Default_20_Paragraph_20_Font"><text:span text:style-name="T8">ti</text:span></text:span><text:span text:style-name="Default_20_Paragraph_20_Font"><text:span text:style-name="T1">o au</text:span></text:span><text:span text:style-name="Default_20_Paragraph_20_Font"><text:span text:style-name="T8">t </text:span></text:span><text:span text:style-name="Default_20_Paragraph_20_Font"><text:span text:style-name="T1">purgat</text:span></text:span><text:span text:style-name="Default_20_Paragraph_20_Font"><text:span text:style-name="T8">io </text:span></text:span><text:span text:style-name="Default_20_Paragraph_20_Font"><text:span text:style-name="T1">confert, h</text:span></text:span><text:span text:style-name="Default_20_Paragraph_20_Font"><text:span text:style-name="T8">is </text:span></text:span><text:span text:style-name="Default_20_Paragraph_20_Font"><text:span text:style-name="T1">vere venam<text:line-break/>fecare aut purgan</text:span></text:span><text:span text:style-name="Default_20_Paragraph_20_Font"><text:span text:style-name="T8">s m</text:span></text:span><text:span text:style-name="Default_20_Paragraph_20_Font"><text:span text:style-name="T1">edicamen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exh</text:span></text:span><text:span text:style-name="Default_20_Paragraph_20_Font"><text:span text:style-name="T8">i</text:span></text:span><text:span text:style-name="Default_20_Paragraph_20_Font"><text:span text:style-name="T1">bere con</text:span></text:span><text:span text:style-name="Default_20_Paragraph_20_Font"><text:span text:style-name="T8">c</text:span></text:span><text:span text:style-name="Default_20_Paragraph_20_Font"><text:span text:style-name="T1">ensi.</text:span></text:span></text:p>
      <text:p text:style-name="P4">Liquet de iis qui adhuc sani, sed aeg<text:span text:style-name="Default_20_Paragraph_20_Font"><text:span text:style-name="T1">r</text:span></text:span>otaturi <text:span text:style-name="Default_20_Paragraph_20_Font"><text:span text:style-name="T1">t</text:span></text:span>uus,<text:line-break/>nisi vacuentur, ipsi nunc orationem esse. Horum enim<text:line-break/>vere ineunte, anticipanda est vacuatis vel per phlebotu-<text:line-break/>miam, si phlethoriris morbis corripiantur vel per purga-<text:line-break/>tionem, si morbis sint ab humorum corruptione penden-<text:line-break/>tibus obnoxii. Nos equidem multos a morbis ita confer-<text:line-break/>vamus et incolumes tuemur, qui multos jam annos antea<text:line-break/>semper aegrotabant; imo et podagram et arthritim adhuc<text:line-break/>incipientem nondum in articulis culto genito, per vacua-</text:p>
      <text:p text:style-name="P5">tionem multos jam annos fieri prohibuimus. Eodem modo<text:line-break/>sanguinis exscreationem , epilepsiam, melancholiam , apo-<text:line-break/>plexiam et alios ejusmodi diuturnos morbos et multis ho-<text:line-break/>minibus dictu vacuatione sustulimus. Phlebotomia igitur<text:line-break/>commune est ad plethoricos morbos auxilium; purgatio<text:line-break/>vero si generatim quidem exaudiatur unum quoddam est<text:line-break/>contra morbos remedium, non tamen si speciatim acci—<text:line-break/>piatur. Nonnullis siquidem pituitosorum humorum, qui-<text:line-break/>busdam biliosum m , aliis melancholicorum et quibusdam<text:line-break/>ferosi excrementi vacuatio conducit , pro morborum qui-<text:line-break/>bus tentari consueverunt natura. Exempli gratia quidam<text:line-break/>quotannis nisi purgetur laborat melancholia, et mira<text:line-break/><text:span text:style-name="Default_20_Paragraph_20_Font"><text:span text:style-name="T1">rit</text:span></text:span>u res est, quomodo jam ipsis etiam incipientis morbi<text:line-break/>primam praefentiscat generationem, meque protinus accer-<text:line-break/>firi subeat, quo melancholicis humoribus expurgato, e<text:line-break/>vestigio cessat melancholia, atque huic quidem ex purga-<text:line-break/>tlone haec duo commoda eveniunt, unum quod expurgen-<text:line-break/>tur supervacanea, alterum quia excretorum acrimonia re-</text:p>
      <text:p text:style-name="P5">clusa, paululum haemorrhois pravi sanguinis aliquid ipsis<text:line-break/>etiam pros<text:span text:style-name="Default_20_Paragraph_20_Font"><text:span text:style-name="T1">n</text:span></text:span>ndat. Nam quum solemnis ipsi et consueta sit<text:line-break/>ejusmodi excretio haemorrhoica, ejus postea suppressione<text:line-break/>melancholia orta esu . Insum itaque non vere siclum , <text:span text:style-name="Default_20_Paragraph_20_Font"><text:span text:style-name="T1">l</text:span></text:span>ed<text:line-break/>auctumno etiam purgo , quia si per haec tempora pro-<text:line-break/>priae aliquando purgationis anticipationem neglexerit, non-<text:line-break/>nulla sentiat superioris morbi symptomata. Sic mulierem<text:line-break/>etiam quandam quae cancrosutn in mamma tumorem ha-<text:line-break/>bebat, quotannis vere ineunte vacuans sanavi, subinde<text:line-break/>vehementi medicamento melanagogo u<text:span text:style-name="Default_20_Paragraph_20_Font"><text:span text:style-name="T1">t</text:span></text:span>us, quam quidem<text:line-break/>purgationem si quando praetermiserat, dolor ipsi profun-<text:line-break/>dus sentiebatur, atque illico accersitum me purgare fe<text:line-break/>jubebat. Elephantiam quoque in altero incipientem, pri-<text:line-break/>mum phlebotomia et purgatione curavi, atque huic quot-<text:line-break/>annis purgatio unica fiatis erat, quae si quando neglige-<text:line-break/>retur, quam primum morbus indicationem fui edebat.<text:line-break/>Hujuscemodi igitur morbi humorum melancholicorum egent<text:line-break/>purgatione, ut epileptici et asthmatici et apoplectici pi-</text:p>
      <text:p text:style-name="P5">tuitosorum purgatione gaudent. Quidam etiam alius ac-<text:line-break/>stivo tempore semper tertiana corripi foli tus jam annos<text:line-break/>multos febrem non est expertus, bile pallida per nos sub<text:line-break/>veris finem perpurgata. Tum enim tales vacuari multo<text:line-break/>praestat, quemadmodum epilepticos, apoplecticos , arthri-<text:line-break/>ticos et melancholicos et quotquot denique propter hu-<text:line-break/>morum crassitiem aegrotant, vacuari ineunte vere melius<text:line-break/>est, de quibus omnibus privatim. scripsimus in tractatu de<text:line-break/>iis qui verna vacuatione ; qui quidem tractatus pars est<text:line-break/>totius operis quod de sanitate tuenda inscribitur.</text:p>
      <text:h text:style-name="Heading_20_2" text:outline-level="2">XLV11I.</text:h>
      <text:p text:style-name="Normal"><text:span text:style-name="Default_20_Paragraph_20_Font"><text:span text:style-name="T1">Lienosis d</text:span></text:span>y<text:span text:style-name="Default_20_Paragraph_20_Font"><text:span text:style-name="T1">senter</text:span></text:span>i<text:span text:style-name="Default_20_Paragraph_20_Font"><text:span text:style-name="T1">a succeden</text:span></text:span>s <text:span text:style-name="Default_20_Paragraph_20_Font"><text:span text:style-name="T1">b</text:span></text:span>o<text:span text:style-name="Default_20_Paragraph_20_Font"><text:span text:style-name="T1">num.</text:span></text:span></text:p>
      <text:p text:style-name="P4">Paulo ante hunc aphorifmum explanavi, quum de eo<text:line-break/>verba facerem hunc in modum scripta: <text:span text:style-name="Default_20_Paragraph_20_Font"><text:span text:style-name="T1">qu</text:span></text:span>i <text:span text:style-name="Default_20_Paragraph_20_Font"><text:span text:style-name="T1">lienosi d</text:span></text:span>y<text:span text:style-name="Default_20_Paragraph_20_Font"><text:span text:style-name="T1">sen-</text:span></text:span></text:p>
      <text:p text:style-name="P5">t<text:span text:style-name="Default_20_Paragraph_20_Font"><text:span text:style-name="T1">eria corripiun</text:span></text:span>t<text:span text:style-name="Default_20_Paragraph_20_Font"><text:span text:style-name="T1">ur, iis ob</text:span></text:span>o<text:span text:style-name="Default_20_Paragraph_20_Font"><text:span text:style-name="T1">r</text:span></text:span>t<text:span text:style-name="Default_20_Paragraph_20_Font"><text:span text:style-name="T1">a longa d</text:span></text:span>y<text:span text:style-name="Default_20_Paragraph_20_Font"><text:span text:style-name="T1">senteria, h</text:span></text:span>y<text:span text:style-name="Default_20_Paragraph_20_Font"><text:span text:style-name="T1">drops<text:line-break/>lisnteriae succedit ac</text:span></text:span> i<text:span text:style-name="Default_20_Paragraph_20_Font"><text:span text:style-name="T1">ntereunt. </text:span></text:span>Quare huic nunc exposito<text:line-break/>nova iterum explanatione opus non esu</text:p>
      <text:h text:style-name="Heading_20_2" text:outline-level="2">XI.1X.</text:h>
      <text:p text:style-name="P1"><text:span text:style-name="Default_20_Paragraph_20_Font"><text:span text:style-name="T1">Qu</text:span></text:span>i <text:span text:style-name="Default_20_Paragraph_20_Font"><text:span text:style-name="T1">podagr</text:span></text:span>i<text:span text:style-name="Default_20_Paragraph_20_Font"><text:span text:style-name="T1">c</text:span></text:span>i <text:span text:style-name="Default_20_Paragraph_20_Font"><text:span text:style-name="T1">m</text:span></text:span>o<text:span text:style-name="Default_20_Paragraph_20_Font"><text:span text:style-name="T1">rb</text:span></text:span>i <text:span text:style-name="Default_20_Paragraph_20_Font"><text:span text:style-name="T1">siunt, suda</text:span></text:span>m <text:span text:style-name="Default_20_Paragraph_20_Font"><text:span text:style-name="T1">insiamma</text:span></text:span>ti<text:span text:style-name="Default_20_Paragraph_20_Font"><text:span text:style-name="T1">one in</text:span></text:span>t<text:span text:style-name="Default_20_Paragraph_20_Font"><text:span text:style-name="T1">ra<text:line-break/>d</text:span></text:span>i<text:span text:style-name="Default_20_Paragraph_20_Font"><text:span text:style-name="T1">es quadrag</text:span></text:span>i<text:span text:style-name="Default_20_Paragraph_20_Font"><text:span text:style-name="T1">n</text:span></text:span>t<text:span text:style-name="Default_20_Paragraph_20_Font"><text:span text:style-name="T1">a desinun</text:span></text:span>t.</text:p>
      <text:p text:style-name="P4">Podagricorum inflammationes fluxione fiunt in pedum<text:line-break/>articulos decumbente. Hanc autem fluxio<text:span text:style-name="Default_20_Paragraph_20_Font"><text:span text:style-name="T1">n</text:span></text:span>em primum<text:line-break/>quidem articulationum spatia suscipiunt; deinde quae cir-<text:line-break/>cumstant adusque cutem omnia. Quum vero articulatio-<text:line-break/>nes impleri dicimus, liquet ligamenta in orbem ipsis cir-<text:line-break/>cumposita necessario tendi. Nervos tamen et tendines<text:line-break/>iusiammari podagricis non est verisimile, fed dolere siclum<text:line-break/>quia simul cum articulationibus tenduntur: quod ex eo fit<text:line-break/>manifestum, quia podagricus convelli nunquam vi<text:span text:style-name="Default_20_Paragraph_20_Font"><text:span text:style-name="T1">t</text:span></text:span>us sit,</text:p>
      <text:p text:style-name="P5">id quod frequentissime nervorum et tendiuum inflamma-<text:line-break/>tiones fequi consuevit. Alias curationis indicatio ipsis<text:line-break/>communis est cum omnibus inflammatione laborantibus.<text:line-break/>Nam diicuti oportet quod in pedes destuxit, breviore<text:line-break/>quidem tempore, si tenuiori suerit substantia ; longiore<text:line-break/>vero , si crassa vel lenta ; multoque longiore egebit tem-<text:line-break/>pore, si simul vifcidum et crassem fuerit quod defluxit;<text:line-break/>ultra dies tamen quadraginta non prorogabitur inflamma-<text:line-break/>tionis curatio , si medicus pro fuo munere rite omnia<text:line-break/>peragat et facilis aeger obtemperet. At carnosis partibus<text:line-break/>insidens inflammatio morborum acutorum subiicitur ter-<text:line-break/>mino, qui quartus decimus dies est, quandoquidem rarior<text:line-break/>et mollior est carnis substantia quam ligamentorum et<text:line-break/>nervorum natura. Quamobrem tardius etiam ligamento-<text:line-break/>rum; tendiuum et nervorum quum vulnerantur natura<text:line-break/>inflammari incipit et longi<text:span text:style-name="Default_20_Paragraph_20_Font"><text:span text:style-name="T1">o</text:span></text:span>ri ad inflammationis vig<text:span text:style-name="Default_20_Paragraph_20_Font"><text:span text:style-name="T1">o</text:span></text:span>rem<text:line-break/>tempore pervenit tardiusque curatur. Qua enim ratione</text:p>
      <text:p text:style-name="P5">vix aliquid in se humoris alieni suscipiunt, quum densae<text:line-break/>sint ac durae hujuscemodi partes ac ipsis ratione aegre<text:line-break/>quoque dimittunt. Quapropter Hippocrates podagricis in-<text:line-break/>flammationibus terminum integrae solutionis non diem<text:line-break/>quartum decimum, <text:span text:style-name="Default_20_Paragraph_20_Font"><text:span text:style-name="T1">t</text:span></text:span>ed quadragesimum statuit, quia tum<text:line-break/>qui articulationibus insunt humores per ligamenta ipsus<text:line-break/>continentis vaporis in speciem vacuari oportet, tum qui<text:line-break/>in ipfa ligamen ta inciderunt. Meminit autem et in pro-<text:line-break/>gnostico quadragesimi diei, ut in quo morbi judicantur<text:line-break/>qui non <text:span text:style-name="Default_20_Paragraph_20_Font"><text:span text:style-name="T1">t</text:span></text:span>unt plane diuturni, acutorum tamen terminum<text:line-break/>excesserunt. Sed de his omnibus in opere de diebus ju-<text:line-break/>dicatoriis quam amplissime dictum esu ..</text:p>
      <text:h text:style-name="Normal" text:outline-level="3">si su ;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s perfectum sueri</text:span></text:span><text:span text:style-name="Default_20_Paragraph_20_Font"><text:span text:style-name="T8">t </text:span></text:span><text:span text:style-name="Default_20_Paragraph_20_Font"><text:span text:style-name="T1">cerebrum , iis fabre</text:span></text:span><text:span text:style-name="Default_20_Paragraph_20_Font"><text:span text:style-name="T8">m </text:span></text:span><text:span text:style-name="Default_20_Paragraph_20_Font"><text:span text:style-name="T1">e</text:span></text:span><text:span text:style-name="Default_20_Paragraph_20_Font"><text:span text:style-name="T8">t </text:span></text:span><text:span text:style-name="Default_20_Paragraph_20_Font"><text:span text:style-name="T1">bil</text:span></text:span><text:span text:style-name="Default_20_Paragraph_20_Font"><text:span text:style-name="T8">is io-<text:line-break/>i</text:span></text:span><text:span text:style-name="Default_20_Paragraph_20_Font"><text:span text:style-name="T1">ni</text:span></text:span><text:span text:style-name="Default_20_Paragraph_20_Font"><text:span text:style-name="T8">t</text:span></text:span><text:span text:style-name="Default_20_Paragraph_20_Font"><text:span text:style-name="T1">um succedere necesse esu</text:span></text:span></text:p>
      <text:p text:style-name="P3">Jure febricitant cerebro perfecto, ratione communi, qua<text:line-break/>quacunque parte principe inflammata febris sequitur. Bi-<text:line-break/>lis vero vomitus fit ventriculo propte<text:span text:style-name="Default_20_Paragraph_20_Font"><text:span text:style-name="T1">r</text:span></text:span> Societatem quam<text:line-break/>cum cerebro habet per consensum affecto, ore praesertim<text:line-break/>ipsius in quo ex cerebro conjugatio quaedam nervorum<text:line-break/>majusculorum inferitur. Sed alias etiam propter magnos<text:line-break/>dolores et vehementem moerorem excrementum biliosum<text:line-break/>consuevit in ventriculum confluere., multoque magis si<text:line-break/>ipse imbecillitate laboret. Ad ea enim quae .infirma sunt<text:line-break/>partium vicinarum feruntur excrementa, praesertim si te-<text:line-break/>nui substantia constent, qualis humor biliosus est et cum<text:line-break/>eo quidquid est setosi excrementa, quod per vomitiones<text:line-break/>bili saepe permiscetur, raroque admodum bilem sinceram<text:line-break/>sine seroso excremento evomi cernere esu Apparet autem<text:line-break/>etiam in bene valentibus; biliosiore praesertim natura<text:line-break/>praeditis ubi diutius cibo abstinuerunt tales ventriculum<text:line-break/>humores recipere. Id vero ipsis produnt tum vellicatio-<text:line-break/>nes tum vomitus. At non fotum cerebro vulnerato bi-</text:p>
      <text:p text:style-name="P5">lem vomunt, sed dura etiam membrana ipsi circumposita<text:line-break/>quae. multis partibus eunt cerebro cohaerens quam eitissi-<text:line-break/>me fua ipsi mala impertit. Quia vero Erasistrati sectatu-<text:line-break/>res meniugas nervorum principia statuunt, stolam vulnera-<text:line-break/>tam crassiorem meninga .talia propter suam ipsius naturam<text:line-break/>inquiunt afferre symptomata. Quod si quando in cere-<text:line-break/>brum vulnus penetraverit, ita etiam quod utraque meninx<text:line-break/>illud prius exceperit , enumeraturum affectionum genera-<text:line-break/>tionem sequi contendent. Dixi autem sectatores Erasi-<text:line-break/>strati isthaec dicturos esse et non ipsimi Erafistratum, quia<text:line-break/>jam fienex erat et quo tempore ipsi de divisionibus libros<text:line-break/>scriptos esse ajunt, cerebrum pronunciavit nervorum esse<text:line-break/>principium. De his etiam fusius in Hippocratis librum<text:line-break/>de anatome commentariis dictum esu</text:p>
      <text:h text:style-name="P55" text:outline-level="2">LI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an</text:span></text:span>it<text:span text:style-name="Default_20_Paragraph_20_Font"><text:span text:style-name="T1">a</text:span></text:span>t<text:span text:style-name="Default_20_Paragraph_20_Font"><text:span text:style-name="T1">e /ruen</text:span></text:span>ti<text:span text:style-name="Default_20_Paragraph_20_Font"><text:span text:style-name="T1">bu</text:span></text:span>s <text:span text:style-name="Default_20_Paragraph_20_Font"><text:span text:style-name="T1">derepen</text:span></text:span>t<text:span text:style-name="Default_20_Paragraph_20_Font"><text:span text:style-name="T1">e cap</text:span></text:span>i<text:span text:style-name="Default_20_Paragraph_20_Font"><text:span text:style-name="T1">t</text:span></text:span>is <text:span text:style-name="Default_20_Paragraph_20_Font"><text:span text:style-name="T1">dolore</text:span></text:span>s <text:span text:style-name="Default_20_Paragraph_20_Font"><text:span text:style-name="T1">o b-<text:line-break/></text:span></text:span>o<text:span text:style-name="Default_20_Paragraph_20_Font"><text:span text:style-name="T1">riuntur et</text:span></text:span> i<text:span text:style-name="Default_20_Paragraph_20_Font"><text:span text:style-name="T1">ll</text:span></text:span>i<text:span text:style-name="Default_20_Paragraph_20_Font"><text:span text:style-name="T1">co mu</text:span></text:span>ti <text:span text:style-name="Default_20_Paragraph_20_Font"><text:span text:style-name="T1">siunt ac stertunt, intra die</text:span></text:span>s su-<text:line-break/><text:span text:style-name="Default_20_Paragraph_20_Font"><text:span text:style-name="T1">pte</text:span></text:span>m, <text:span text:style-name="Default_20_Paragraph_20_Font"><text:span text:style-name="T1">n</text:span></text:span>i<text:span text:style-name="Default_20_Paragraph_20_Font"><text:span text:style-name="T1">si febri</text:span></text:span>s <text:span text:style-name="Default_20_Paragraph_20_Font"><text:span text:style-name="T1">successer</text:span></text:span>it, i<text:span text:style-name="Default_20_Paragraph_20_Font"><text:span text:style-name="T1">ntereunt.</text:span></text:span></text:p>
      <text:p text:style-name="P4">Mutos Hippocrates appellere consuevit non quibus<text:line-break/>fola vox oblec<text:span text:style-name="Default_20_Paragraph_20_Font"><text:span text:style-name="T1">t</text:span></text:span>a fit, verum per excellentiam quandam una<text:line-break/>cum hujus. laesione omnes voluntarias actiones nobis in-<text:line-break/>telligendas defert: quibus utique <text:span text:style-name="Default_20_Paragraph_20_Font"><text:span text:style-name="T1">t</text:span></text:span>ensus interdum non de-<text:line-break/>perditur. Ipse siquidem dicebat mutos interdum esse fen-<text:line-break/>tientes contingere; fed saepenumero utrumque et motum<text:line-break/>et <text:span text:style-name="Default_20_Paragraph_20_Font"><text:span text:style-name="T1">t</text:span></text:span>ensum laesionem pati, quem affectum apoplexiam no-<text:line-break/>minant. Est autem haec duplex: una quidem debilis,<text:line-break/>illa vero fortis ; proinde dixit: <text:span text:style-name="Default_20_Paragraph_20_Font"><text:span text:style-name="T1">salvere apoplex</text:span></text:span>i<text:span text:style-name="Default_20_Paragraph_20_Font"><text:span text:style-name="T1">a</text:span></text:span>m <text:span text:style-name="Default_20_Paragraph_20_Font"><text:span text:style-name="T1">fartem<text:line-break/>est</text:span></text:span> i<text:span text:style-name="Default_20_Paragraph_20_Font"><text:span text:style-name="T1">mpo/stb</text:span></text:span>i<text:span text:style-name="Default_20_Paragraph_20_Font"><text:span text:style-name="T1">le, deb</text:span></text:span>i<text:span text:style-name="Default_20_Paragraph_20_Font"><text:span text:style-name="T1">le</text:span></text:span>m <text:span text:style-name="Default_20_Paragraph_20_Font"><text:span text:style-name="T1">vero n</text:span></text:span>o<text:span text:style-name="Default_20_Paragraph_20_Font"><text:span text:style-name="T1">n fac</text:span></text:span>i<text:span text:style-name="Default_20_Paragraph_20_Font"><text:span text:style-name="T1">le. </text:span></text:span>Videtur autem<text:line-break/>nunc fortis apoplexiae indicium apposuisse, quod est ster-<text:line-break/>tere, quod etiam profunde dormientibus accidit, fecun-</text:p>
      <text:p text:style-name="P5">dum affectio<text:span text:style-name="Default_20_Paragraph_20_Font"><text:span text:style-name="T1">n</text:span></text:span>is similitudinem. Quamquam enim diverso<text:line-break/>modo uterque fit somnus et apoplexia , <text:span text:style-name="Default_20_Paragraph_20_Font"><text:span text:style-name="T1">n</text:span></text:span>ihilominus ali-<text:line-break/>quid commune, ad quod stertor consequitur. Id autem<text:line-break/>utrique commune, actionis et nervorum imbecillitas. At-<text:line-break/>que de his uberius in opere de locis affectis dictum efI.<text:line-break/>Nunc vero quantum ad aphorismi explicationem necessa-<text:line-break/>rium est dicetur. Quibus famis derepente capitis dolor<text:line-break/>quidam oboritur, ejus rei cau<text:span text:style-name="Default_20_Paragraph_20_Font"><text:span text:style-name="T1">t</text:span></text:span>a ad flatulentum spiritum<text:line-break/>praefertim referenda est, sed jam quoque ad materiae<text:line-break/>consertior effluentis multitudinem, quam etiam nunc in -<text:line-break/>cerebrum delatum fuisse symptomata indicant quae post<text:line-break/>dolorem accesserunt, quibus et materiam aliquam pituito-<text:line-break/>sum simul esse innotescit , proindeque superveniens febris<text:line-break/>eam solvit affectionem, ut quae tum flatulentum spiritum,<text:line-break/>tum pituitosos humores excalefaciat, attenuet, discutiat.<text:line-break/>Id autem fit tribus nonnunquam diebus aut quatuor, in-<text:line-break/>terdum etiam pluribus, non tamen ultra septimum proce-<text:line-break/>dit diem ; quia quae pars laborat est princeps ; ejusmodi</text:p>
      <text:p text:style-name="P5">vero partes diuturnos simul et vehementes morbos non<text:line-break/>ferunt, ut saepe a nobis ostensum est.</text:p>
      <text:h text:style-name="Heading_20_2" text:outline-level="2">L1L</text:h>
      <text:p text:style-name="P1"><text:span text:style-name="Default_20_Paragraph_20_Font"><text:span text:style-name="T1">Quae per so</text:span></text:span>m<text:span text:style-name="Default_20_Paragraph_20_Font"><text:span text:style-name="T1">no</text:span></text:span>s i<text:span text:style-name="Default_20_Paragraph_20_Font"><text:span text:style-name="T1">n ocul</text:span></text:span>is <text:span text:style-name="Default_20_Paragraph_20_Font"><text:span text:style-name="T1">subapparent, e</text:span></text:span>t<text:span text:style-name="Default_20_Paragraph_20_Font"><text:span text:style-name="T1">ia</text:span></text:span>m <text:span text:style-name="Default_20_Paragraph_20_Font"><text:span text:style-name="T1">spectanda<text:line-break/>sunt. s</text:span></text:span>i <text:span text:style-name="Default_20_Paragraph_20_Font"><text:span text:style-name="T1">qu</text:span></text:span>i<text:span text:style-name="Default_20_Paragraph_20_Font"><text:span text:style-name="T1">d en</text:span></text:span>i<text:span text:style-name="Default_20_Paragraph_20_Font"><text:span text:style-name="T1">m albi non c</text:span></text:span>o<text:span text:style-name="Default_20_Paragraph_20_Font"><text:span text:style-name="T1">mm</text:span></text:span>i/sis <text:span text:style-name="Default_20_Paragraph_20_Font"><text:span text:style-name="T1">palpebr</text:span></text:span>is <text:span text:style-name="Default_20_Paragraph_20_Font"><text:span text:style-name="T1">sub-<text:line-break/>appareat, neque</text:span></text:span> i<text:span text:style-name="Default_20_Paragraph_20_Font"><text:span text:style-name="T1">d ex d</text:span></text:span>i<text:span text:style-name="Default_20_Paragraph_20_Font"><text:span text:style-name="T1">arrhoea aut med</text:span></text:span>i<text:span text:style-name="Default_20_Paragraph_20_Font"><text:span text:style-name="T1">cament</text:span></text:span>i <text:span text:style-name="Default_20_Paragraph_20_Font"><text:span text:style-name="T1">po-<text:line-break/>t</text:span></text:span>io<text:span text:style-name="Default_20_Paragraph_20_Font"><text:span text:style-name="T1">ne cont</text:span></text:span>i<text:span text:style-name="Default_20_Paragraph_20_Font"><text:span text:style-name="T1">ngat, pravum signum est e</text:span></text:span>t <text:span text:style-name="Default_20_Paragraph_20_Font"><text:span text:style-name="T1">ad</text:span></text:span>m<text:span text:style-name="Default_20_Paragraph_20_Font"><text:span text:style-name="T1">odum le</text:span></text:span>t<text:span text:style-name="Default_20_Paragraph_20_Font"><text:span text:style-name="T1">a</text:span></text:span>l<text:span text:style-name="Default_20_Paragraph_20_Font"><text:span text:style-name="T1">e.</text:span></text:span></text:p>
      <text:p text:style-name="P4">Aut ob palpebrarum siccitatem aut propter facultatis<text:line-break/>ipfas moventis imbecillitatem aliquid subapparet in oculis<text:line-break/>i<text:span text:style-name="Default_20_Paragraph_20_Font"><text:span text:style-name="T1">n</text:span></text:span>tegre claudi non valentibus. ob hanc enim causam<text:line-break/>alvi etiam profluviis et medicamentorum purgantium po-<text:line-break/>tionibus de oculorum albo aliquid conspicitur , quum dor-<text:line-break/>uniunt. Totum enim corpus exsiccatur ac talibus vacua-<text:line-break/>tionibus erres imbecilles redduntur. Amplius autem sicci-<text:line-break/>tas palpebris fub sidet quod hae natura siccae. Quemad-</text:p>
      <text:p text:style-name="P5">modum enim exsiccata coria vix extenduntur, eodem quo-<text:line-break/>que modo ejusmodi partes. Quin etiam quod laborante<text:line-break/>facultate non folum oculos , fed os etiam exacte claudere<text:line-break/>nequeunt, unde hiante ore dormiunt, liquet unicuique rei<text:line-break/>naturam diligentius animadvertere volenti.</text:p>
      <text:h text:style-name="Heading_20_2" text:outline-level="2">Llll.</text:h>
      <text:p text:style-name="P33"><text:span text:style-name="Default_20_Paragraph_20_Font"><text:span text:style-name="T1">Quae del</text:span></text:span>i<text:span text:style-name="Default_20_Paragraph_20_Font"><text:span text:style-name="T1">r</text:span></text:span>i<text:span text:style-name="Default_20_Paragraph_20_Font"><text:span text:style-name="T1">a cum v</text:span></text:span>i<text:span text:style-name="Default_20_Paragraph_20_Font"><text:span text:style-name="T1">su siunt, tut</text:span></text:span>i<text:span text:style-name="Default_20_Paragraph_20_Font"><text:span text:style-name="T1">ora; quae cum stud</text:span></text:span>io,<text:line-break/><text:span text:style-name="Default_20_Paragraph_20_Font"><text:span text:style-name="T1">per</text:span></text:span>i<text:span text:style-name="Default_20_Paragraph_20_Font"><text:span text:style-name="T1">culosi</text:span></text:span>o<text:span text:style-name="Default_20_Paragraph_20_Font"><text:span text:style-name="T1">ra.</text:span></text:span></text:p>
      <text:p text:style-name="P4">Nulla deliria tuta iunxi minus periculosa quae cum<text:line-break/>rssu concitantur, velut audacia, quemadmodum ipfe ap-<text:line-break/>pellitat, omnium periculosissima. In amborum medio fiunt<text:line-break/>quae cum studio existunt. Porro fiunt omnia affecto ce-<text:line-break/>rebro, sive primario et per fe, sive secundario et per<text:line-break/>confensum; differunt autem ab invicem causis ipsis effi-</text:p>
      <text:p text:style-name="P5">cientibus. Quae namque a solo calore citra pravum hu-<text:line-break/>morem oboriuntur desipientis quodammodo similes sinit<text:line-break/>quae vini potiones sequuntur. Quae vero ob flavam bi-<text:line-break/>Iem cum studio perficiuntur, quae bilis flava, si multum<text:line-break/>exuratur , ut jam ad atrae naturam magis accedat , furio-<text:line-break/>sue admodum et immanes fiunt delicationes. Nam quae<text:line-break/>aliis in libris de atra bile definita funi, ea in memoriam<text:line-break/>revocanda funi , quod quaedam ex flava bile superastat.<text:line-break/>gignatur, quae omnium est teterrima, alia- vero ex san-<text:line-break/>guiuis, ut quispiam dixerit, coeno et faece: quae quidem<text:line-break/>crassiore quam altera constet substantia, sied multum a<text:line-break/>qualitatis malignitate recedat. Dictum est praeterea bilem<text:line-break/>quae veluti faex est sanguinis, si sincere et proprie loqua-<text:line-break/>mnr, nondum nos atram bilem, sini humorem melancho-<text:line-break/>licun<text:span text:style-name="Default_20_Paragraph_20_Font"><text:span text:style-name="T1">r</text:span></text:span> appellare , nominibus vero abusus atram bilem in-<text:line-break/>terdum quoque vocare ; quandoquidem nisi prius vacuetur,<text:line-break/>atra paulo post evasura est.</text:p>
      <text:h text:style-name="P55" text:outline-level="2">L1U</text:h>
      <text:p text:style-name="Normal">i<text:span text:style-name="Default_20_Paragraph_20_Font"><text:span text:style-name="T1">n morbis acu</text:span></text:span>t<text:span text:style-name="Default_20_Paragraph_20_Font"><text:span text:style-name="T1">is cum febre ge</text:span></text:span>m<text:span text:style-name="Default_20_Paragraph_20_Font"><text:span text:style-name="T1">ebundae spirat</text:span></text:span>io<text:span text:style-name="Default_20_Paragraph_20_Font"><text:span text:style-name="T1">nes malum.</text:span></text:span></text:p>
      <text:p text:style-name="P4">Saepe pueri quo tempore plorant interrupto spiritu<text:line-break/>inspirare conspiciuntur, exsurgente medio thorace, deinde<text:line-break/>rursum integrae respirationi quod deest adliciente, quod<text:line-break/>ipse in epidemiis in hunc modum edixit: <text:span text:style-name="Default_20_Paragraph_20_Font"><text:span text:style-name="T1">gem</text:span></text:span>i<text:span text:style-name="Default_20_Paragraph_20_Font"><text:span text:style-name="T1">na in</text:span></text:span>t<text:span text:style-name="Default_20_Paragraph_20_Font"><text:span text:style-name="T1">ro<text:line-break/></text:span></text:span>spirit<text:span text:style-name="Default_20_Paragraph_20_Font"><text:span text:style-name="T1">u</text:span></text:span>s <text:span text:style-name="Default_20_Paragraph_20_Font"><text:span text:style-name="T1">revocat</text:span></text:span>i<text:span text:style-name="Default_20_Paragraph_20_Font"><text:span text:style-name="T1">o, quasi super susp</text:span></text:span>i<text:span text:style-name="Default_20_Paragraph_20_Font"><text:span text:style-name="T1">rantibu</text:span></text:span>s. Hoc .autem<text:line-break/>fit interdum ob facultatis laborem., interdum ob instru-<text:line-break/>mentorum duritiem, interdum vero ambabus causis con-<text:line-break/>currentibus, fed et nonnunquam propter convulsivum ali-<text:line-break/>quem musculorum thoracis affectum oboritur. Etenim<text:line-break/>imbecilla facultas quum femel thoracem tantum attollere<text:line-break/>non potuerit, quantum ad usum animal requirit medio<text:line-break/>primum subsistit opere et aliquantisper quiescit; deinde<text:line-break/>rursum <text:span text:style-name="Default_20_Paragraph_20_Font"><text:span text:style-name="T1">t</text:span></text:span>e effert impetu. Ac durum organum quum prom-<text:line-break/>ple dilatantem facultatem non sequatur, ab ipsa violen-<text:line-break/>tius concussum dilatatus. Sed quid de con vulsi vospffectu,</text:p>
      <text:p text:style-name="P5">quod talem respirationem efficiat dicendum est?: Nam si<text:line-break/>frigus thoracis musculos vel etiam nervos invaferit, duri-<text:line-break/>ties quaedam instrumentis oborietur et motus convulsivus<text:line-break/>quem tum febris tum calida auxilia sanare consueverunt.<text:line-break/>At si his febris conjuncta fit, musculorum thoracis aut<text:line-break/>nervorum perfrigerationem causari non sinit, fed vel du-<text:line-break/>ritiem obortam vel facultatis imbecillitatem vel convulsi-<text:line-break/>vum affectum. Quidquid vero horum in causa fuerit, bo-<text:line-break/>nuni^ non est in morbo acuto accidere. Si igitur de sola<text:line-break/>enunciata fpirabilium instrumentorum motione gemebunda<text:line-break/>respiratio ab ipso pronunciata sit, ea jam explicationis<text:line-break/>finem habet ; si vero etiam cum tali quodam sonitu , qua-<text:line-break/>lis plorantibus editur , ab ipso proditam respirationem<text:line-break/>fieri.velit, praeter dictas caufas quandam etiam dolorest-<text:line-break/>cam affectionem indicabit, qua tamquam flentes aut ge-<text:line-break/>mentes aut aliquem mixtum ex ambobus fenum edentes<text:line-break/>ita respirant.</text:p>
      <text:h text:style-name="P55" text:outline-level="2"><text:span text:style-name="Default_20_Paragraph_20_Font">LV.</text:span></text:h>
      <text:p text:style-name="Normal"><text:span text:style-name="Default_20_Paragraph_20_Font"><text:span text:style-name="T8">P</text:span></text:span><text:span text:style-name="Default_20_Paragraph_20_Font"><text:span text:style-name="T1">odagr</text:span></text:span>i<text:span text:style-name="Default_20_Paragraph_20_Font"><text:span text:style-name="T1">c</text:span></text:span>i <text:span text:style-name="Default_20_Paragraph_20_Font"><text:span text:style-name="T1">assectu</text:span></text:span>s <text:span text:style-name="Default_20_Paragraph_20_Font"><text:span text:style-name="T1">vere et auctumno plerumque m</text:span></text:span>on<text:span text:style-name="Default_20_Paragraph_20_Font"><text:span text:style-name="T1">en</text:span></text:span>t<text:span text:style-name="Default_20_Paragraph_20_Font"><text:span text:style-name="T1">ur,</text:span></text:span></text:p>
      <text:p text:style-name="P4">Podagrici affectus, quemadmodum et omnes alii arti-<text:line-break/>cuia<text:span text:style-name="Default_20_Paragraph_20_Font"><text:span text:style-name="T1">t</text:span></text:span>es vere augentur , ideoque ipfe superius in rnorbo-<text:line-break/>rum vernalium enumeratione articulatim meminit, in qui-<text:line-break/>bus videlicet podagrici continentur. Concitantur tamen<text:line-break/>interdum etiam autumno, quibus per operam cacochymia<text:line-break/>quaedam coacervata fuerit. A nobis enim commentariis<text:line-break/>de facultatibus naturalibus demonstratum est singulis par-<text:line-break/>tibus , quemadmodum alias quasdam facultates, ita facul-<text:line-break/>talem eorum expultricem esse quae molesta fanti Molesta<text:line-break/>vero stmt alia quaedam multitudine, alsa vero aliena qua-<text:line-break/>litate. Secundum utrumque igitur tum iis qui hiberno<text:line-break/>tempore pravo victu usi sint, per oporam diuturni affectus<text:line-break/>concitantur, fusis humoribus et mox a fortioribus ad lo-</text:p>
      <text:p text:style-name="P5">cos imbecilliores protusis. Secundum alterum vero, au-<text:line-break/>tumnali tantum tempestate.</text:p>
      <text:h text:style-name="Heading_20_2" text:outline-level="2"><text:span text:style-name="Default_20_Paragraph_20_Font">EVI.</text:span></text:h>
      <text:p text:style-name="P1"><text:span text:style-name="Default_20_Paragraph_20_Font"><text:span text:style-name="T1">M</text:span></text:span>o<text:span text:style-name="Default_20_Paragraph_20_Font"><text:span text:style-name="T1">rbis</text:span></text:span> m<text:span text:style-name="Default_20_Paragraph_20_Font"><text:span text:style-name="T1">elancholici</text:span></text:span>s <text:span text:style-name="Default_20_Paragraph_20_Font"><text:span text:style-name="T1">per ha</text:span></text:span>s <text:span text:style-name="Default_20_Paragraph_20_Font"><text:span text:style-name="T1">tempestate</text:span></text:span>s <text:span text:style-name="Default_20_Paragraph_20_Font"><text:span text:style-name="T1">periculosi decu-<text:line-break/>b</text:span></text:span>it<text:span text:style-name="Default_20_Paragraph_20_Font"><text:span text:style-name="T1">as aut apoplex</text:span></text:span>i<text:span text:style-name="Default_20_Paragraph_20_Font"><text:span text:style-name="T1">am corpo</text:span></text:span>ris <text:span text:style-name="Default_20_Paragraph_20_Font"><text:span text:style-name="T1">aut convulsione</text:span></text:span>m <text:span text:style-name="Default_20_Paragraph_20_Font"><text:span text:style-name="T1">aut<text:line-break/></text:span></text:span>m<text:span text:style-name="Default_20_Paragraph_20_Font"><text:span text:style-name="T1">an</text:span></text:span>i<text:span text:style-name="Default_20_Paragraph_20_Font"><text:span text:style-name="T1">a</text:span></text:span>m <text:span text:style-name="Default_20_Paragraph_20_Font"><text:span text:style-name="T1">aut caec</text:span></text:span>it<text:span text:style-name="Default_20_Paragraph_20_Font"><text:span text:style-name="T1">ate</text:span></text:span>m <text:span text:style-name="Default_20_Paragraph_20_Font"><text:span text:style-name="T1">denunc</text:span></text:span>i<text:span text:style-name="Default_20_Paragraph_20_Font"><text:span text:style-name="T1">ant.</text:span></text:span></text:p>
      <text:p text:style-name="P4">Fiunt etiam propter pituitusum humorem apoplexiae,<text:line-break/>convulsiones et caecitates; fiunt quoque propter melan-<text:line-break/>cholicum, quoniam utrisque communis est affectus, non<text:line-break/>tamen maniae affectus est communis. Nunquam enim hic<text:line-break/>affectus ob pituitusum humorem conflatur, quum ad sui<text:line-break/>generationem humore proritante ac mordente opus habeat.<text:line-break/>Talis autem semper quidem est flava bilis; non semper<text:line-break/>vero humor melancholicus, sed quum supra modum aut<text:line-break/>exustus aut putrefactus malignam qualitatem induerit.</text:p>
      <text:h text:style-name="P55" text:outline-level="2">LV1I.</text:h>
      <text:p text:style-name="P1"><text:span text:style-name="Default_20_Paragraph_20_Font"><text:span text:style-name="T1">Apop</text:span></text:span>l<text:span text:style-name="Default_20_Paragraph_20_Font"><text:span text:style-name="T1">ectici vero</text:span></text:span> m<text:span text:style-name="Default_20_Paragraph_20_Font"><text:span text:style-name="T1">axime siunt aetate a quadragesim</text:span></text:span>o<text:line-break/><text:span text:style-name="Default_20_Paragraph_20_Font"><text:span text:style-name="T1">anno adusuue sexagesi</text:span></text:span>m<text:span text:style-name="Default_20_Paragraph_20_Font"><text:span text:style-name="T1">um.</text:span></text:span></text:p>
      <text:p text:style-name="P4">Non omnem apoplexiam, sed solam praedictam, quae<text:line-break/>ex sola fit atra bile, pronunciatum aetatem agentibus or-<text:line-break/>tum habere contingit, quia per eam potissimum scatet<text:line-break/>atrae bilis humor, quemadmodum etiam per autumnum.<text:line-break/>Sed ut simpliciter dicam , plures senes apoplexia percel-<text:line-break/>luntur. Si igitur vera futura sit oratio, ea cum prae-<text:line-break/>cedenti aphorismo connectenda est, ac si ita diceretur:<text:line-break/><text:span text:style-name="Default_20_Paragraph_20_Font"><text:span text:style-name="T1">morbi</text:span></text:span>s m<text:span text:style-name="Default_20_Paragraph_20_Font"><text:span text:style-name="T1">elancho</text:span></text:span>li<text:span text:style-name="Default_20_Paragraph_20_Font"><text:span text:style-name="T1">c</text:span></text:span>is <text:span text:style-name="Default_20_Paragraph_20_Font"><text:span text:style-name="T1">per. ha</text:span></text:span>s <text:span text:style-name="Default_20_Paragraph_20_Font"><text:span text:style-name="T1">tempestate</text:span></text:span>s <text:span text:style-name="Default_20_Paragraph_20_Font"><text:span text:style-name="T1">per</text:span></text:span>i<text:span text:style-name="Default_20_Paragraph_20_Font"><text:span text:style-name="T1">culosi hu</text:span></text:span>m<text:span text:style-name="Default_20_Paragraph_20_Font"><text:span text:style-name="T1">o-<text:line-break/>ru</text:span></text:span>m <text:span text:style-name="Default_20_Paragraph_20_Font"><text:span text:style-name="T1">decub</text:span></text:span>i<text:span text:style-name="Default_20_Paragraph_20_Font"><text:span text:style-name="T1">tu</text:span></text:span>s <text:span text:style-name="Default_20_Paragraph_20_Font"><text:span text:style-name="T1">c</text:span></text:span>o<text:span text:style-name="Default_20_Paragraph_20_Font"><text:span text:style-name="T1">rpo</text:span></text:span>ris <text:span text:style-name="Default_20_Paragraph_20_Font"><text:span text:style-name="T1">ap</text:span></text:span>o<text:span text:style-name="Default_20_Paragraph_20_Font"><text:span text:style-name="T1">plexia</text:span></text:span>m , <text:span text:style-name="Default_20_Paragraph_20_Font"><text:span text:style-name="T1">quae ho</text:span></text:span>m<text:span text:style-name="Default_20_Paragraph_20_Font"><text:span text:style-name="T1">ine</text:span></text:span>s <text:span text:style-name="Default_20_Paragraph_20_Font"><text:span text:style-name="T1">a qua—<text:line-break/>dragest</text:span></text:span>m<text:span text:style-name="Default_20_Paragraph_20_Font"><text:span text:style-name="T1">o ann</text:span></text:span>o <text:span text:style-name="Default_20_Paragraph_20_Font"><text:span text:style-name="T1">adusique sexagesi</text:span></text:span>m<text:span text:style-name="Default_20_Paragraph_20_Font"><text:span text:style-name="T1">um</text:span></text:span> i<text:span text:style-name="Default_20_Paragraph_20_Font"><text:span text:style-name="T1">nvad</text:span></text:span>i<text:span text:style-name="Default_20_Paragraph_20_Font"><text:span text:style-name="T1">t.</text:span></text:span></text:p>
      <text:h text:style-name="Heading_20_2" text:outline-level="2">LVIH.</text:h>
      <text:p text:style-name="Normal"><text:span text:style-name="Default_20_Paragraph_20_Font"><text:span text:style-name="T1">si omentum excidat, nece/surio pu</text:span></text:span>t<text:span text:style-name="Default_20_Paragraph_20_Font"><text:span text:style-name="T1">resc</text:span></text:span>i<text:span text:style-name="Default_20_Paragraph_20_Font"><text:span text:style-name="T1">t.</text:span></text:span></text:p>
      <text:p text:style-name="P3">Propter sermonis brevitatem falsus is esse videbitur<text:line-break/>aphorismus, qui non recte talum perceperint. Quod enim<text:line-break/>dicitur est hujusmodi: <text:span text:style-name="Default_20_Paragraph_20_Font"><text:span text:style-name="T1">quum omen</text:span></text:span>t<text:span text:style-name="Default_20_Paragraph_20_Font"><text:span text:style-name="T1">u</text:span></text:span>m <text:span text:style-name="Default_20_Paragraph_20_Font"><text:span text:style-name="T1">exc</text:span></text:span>i<text:span text:style-name="Default_20_Paragraph_20_Font"><text:span text:style-name="T1">der</text:span></text:span>i<text:span text:style-name="Default_20_Paragraph_20_Font"><text:span text:style-name="T1">t</text:span></text:span>, hoc est<text:line-break/>quum nudatum fuerit et extra peritonaeum promicuerit,<text:line-break/>illud reductum fanum ac f<text:span text:style-name="Default_20_Paragraph_20_Font"><text:span text:style-name="T1">u</text:span></text:span>lvum permanere probabile non<text:line-break/>est; . quemadmodum si quid aliud velut intestinum aut vi-<text:line-break/>iceris lobus foras promineat Haec namque nisi longo<text:line-break/>tempore perfrixerint; pristinum statum recuperant, abdo-<text:line-break/>minis ruptura ad cicatricem perducta. omentum vero si<text:line-break/>vel minimo tempore .nudetur , repositum putrefiat. Quam<text:line-break/>ob causam medici partem ipsius nudatam praecidunt. Hanc<text:line-break/>igitur. sententiam habet ap<text:span text:style-name="Default_20_Paragraph_20_Font"><text:span text:style-name="T1">h</text:span></text:span>orismus minus distincte hoc<text:line-break/>textu pronunciatus. Si quis vero proferat fe nonnunquam<text:line-break/>omentum pauco tempore prolapsum vidisse , deinde repo-<text:line-break/>situm non computruisse, enunciationis quidem Hippocra-<text:line-break/>tis perpetuitatem sustulerit; verum tamen observaveris,<text:line-break/>illud plerumque contingere: <text:span text:style-name="Default_20_Paragraph_20_Font"><text:span text:style-name="T1">ut prolapsu</text:span></text:span>m <text:span text:style-name="Default_20_Paragraph_20_Font"><text:span text:style-name="T1">sura</text:span></text:span>s <text:span text:style-name="Default_20_Paragraph_20_Font"><text:span text:style-name="T1">omen</text:span></text:span>t<text:span text:style-name="Default_20_Paragraph_20_Font"><text:span text:style-name="T1">u</text:span></text:span>m<text:line-break/><text:span text:style-name="Default_20_Paragraph_20_Font"><text:span text:style-name="T1">pu</text:span></text:span>t<text:span text:style-name="Default_20_Paragraph_20_Font"><text:span text:style-name="T1">resca</text:span></text:span>t; idque huic aphorismo cum ceteris ab Hippocrate</text:p>
      <text:p text:style-name="P5">proditis commune est, ut ex dictionis forma perpetuitas<text:line-break/>ostendatur, etiamsi res ipsae non semper eodem modo;<text:line-break/>sed interdum etiam aliter licet raro eveniant.</text:p>
      <text:h text:style-name="Heading_20_2" text:outline-level="2">LIX.</text:h>
      <text:p text:style-name="Normal"><text:span text:style-name="Default_20_Paragraph_20_Font"><text:span text:style-name="T1">Quibus ab</text:span></text:span> i<text:span text:style-name="Default_20_Paragraph_20_Font"><text:span text:style-name="T1">sch</text:span></text:span>i<text:span text:style-name="Default_20_Paragraph_20_Font"><text:span text:style-name="T1">ade d</text:span></text:span>i<text:span text:style-name="Default_20_Paragraph_20_Font"><text:span text:style-name="T1">uturna vexa</text:span></text:span>tis <text:span text:style-name="Default_20_Paragraph_20_Font"><text:span text:style-name="T1">isuh</text:span></text:span>i<text:span text:style-name="Default_20_Paragraph_20_Font"><text:span text:style-name="T1">um e proprio<text:line-break/>loco exc</text:span></text:span>i<text:span text:style-name="Default_20_Paragraph_20_Font"><text:span text:style-name="T1">dit a</text:span></text:span>t<text:span text:style-name="Default_20_Paragraph_20_Font"><text:span text:style-name="T1">que rursu</text:span></text:span>s i<text:span text:style-name="Default_20_Paragraph_20_Font"><text:span text:style-name="T1">nc</text:span></text:span>i<text:span text:style-name="Default_20_Paragraph_20_Font"><text:span text:style-name="T1">d</text:span></text:span>it, <text:span text:style-name="Default_20_Paragraph_20_Font"><text:span text:style-name="T1">iis muc</text:span></text:span>i i<text:span text:style-name="Default_20_Paragraph_20_Font"><text:span text:style-name="T1">nnascuntur.</text:span></text:span></text:p>
      <text:p text:style-name="P4">Saepe in articulis humor pituitosus coacervatur, quem<text:line-break/>mucum appellat, quo inebriata articulationis ligamenta<text:line-break/>laxiora redduntur proindeque facile cavitate sua articulus<text:line-break/>excidit ac incidit rutilis non difficile ; quae sane nunc<text:line-break/>ischiadicis ita affectis ait accidere. Quum vero ischium<text:line-break/>ait excidere, articulus ifchii intelligendus est, quo etiam<text:line-break/>modo libro de articulis dicebat; humeri autem articulum<text:line-break/>uno modo elabi scio, quod perinde est ac si articulum<text:line-break/>qui in humero habetur dixisset.</text:p>
      <text:h text:style-name="P55" text:outline-level="2">LX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suh</text:span></text:span>i<text:span text:style-name="Default_20_Paragraph_20_Font"><text:span text:style-name="T1">ade d</text:span></text:span>i<text:span text:style-name="Default_20_Paragraph_20_Font"><text:span text:style-name="T1">u</text:span></text:span>t<text:span text:style-name="Default_20_Paragraph_20_Font"><text:span text:style-name="T1">urna vexat</text:span></text:span>is i<text:span text:style-name="Default_20_Paragraph_20_Font"><text:span text:style-name="T1">sich</text:span></text:span>i<text:span text:style-name="Default_20_Paragraph_20_Font"><text:span text:style-name="T1">um exc</text:span></text:span>i<text:span text:style-name="Default_20_Paragraph_20_Font"><text:span text:style-name="T1">di</text:span></text:span>t, <text:span text:style-name="Default_20_Paragraph_20_Font"><text:span text:style-name="T1">ii</text:span></text:span>s <text:span text:style-name="Default_20_Paragraph_20_Font"><text:span text:style-name="T1">cru</text:span></text:span>s<text:line-break/>t<text:span text:style-name="Default_20_Paragraph_20_Font"><text:span text:style-name="T1">abesc</text:span></text:span>i<text:span text:style-name="Default_20_Paragraph_20_Font"><text:span text:style-name="T1">t e</text:span></text:span>t <text:span text:style-name="Default_20_Paragraph_20_Font"><text:span text:style-name="T1">claud</text:span></text:span>i<text:span text:style-name="Default_20_Paragraph_20_Font"><text:span text:style-name="T1">can</text:span></text:span>t, <text:span text:style-name="Default_20_Paragraph_20_Font"><text:span text:style-name="T1">n</text:span></text:span>i<text:span text:style-name="Default_20_Paragraph_20_Font"><text:span text:style-name="T1">si uran</text:span></text:span>t<text:span text:style-name="Default_20_Paragraph_20_Font"><text:span text:style-name="T1">ur.</text:span></text:span></text:p>
      <text:p text:style-name="P4">Hunc aphorifmum a superiore fejungere non decet;<text:line-break/>fed ipsius simul in unam orationem coniunctos ita acci-<text:line-break/>pere. Vult enim enunciare, quibus ischiadicis propter<text:line-break/>muci copiam articulus excidit ruefumque incidit, processu<text:line-break/>temporis crus tabescere necesse est, nisi antevertentes<text:line-break/>ustione mucum exsiccemus, quod et libro de articulis in<text:line-break/>brachio jugiter excidente effici consulebat Etenim etiam<text:line-break/>utrobique eadem vis est orationis, qua ipsis super ifchium<text:line-break/>ustionem fieri consulit, ut libro de articulis docebat;<text:line-break/>tum ut muco<text:span text:style-name="Default_20_Paragraph_20_Font"><text:span text:style-name="T1">t</text:span></text:span>a illuvies absumatur, tum ut cutis laxitas<text:line-break/>in quam articulus elabebatur per adustionem ad conten-<text:line-break/>lienem ducta articulum areret et loco moveri prohibeat.</text:p>
      <text:p text:style-name="P5">Quod si ob muci copiam ischium eluxatum diutius man-<text:line-break/>serit, id profecto cruris claudicatio fuerit, quam necessa-<text:line-break/>rio ejusdem atrophia sequetur, quomodo aliis etiam otn-<text:line-break/>nibus accidit, quae naturalibus motibus privata fuerint.</text:p>
      <text:h text:style-name="P54" text:outline-level="1">HIPPOCRATIS APHORISMI ET<text:line-break/><text:span text:style-name="Default_20_Paragraph_20_Font"><text:span text:style-name="T4">G</text:span></text:span>ALENI IN EOS COMMEN-<text:line-break/>TARIL</text:h>
      <text:p text:style-name="Normal">Qui pr<text:span text:style-name="Default_20_Paragraph_20_Font"><text:span text:style-name="T1">o</text:span></text:span>pe omnes aphorismorum enarrationes ante nos<text:line-break/>scripserunt, initio quidem longius quam utilitatis ferat<text:line-break/>ratio, commentarios protrahunt; in progressu vero fatifcen-<text:line-break/>tes ita remittunt, ut primo quidem ad utilitatem ufque<text:line-break/>fotum procedant; deinde ferie id imperfectius moliantur;<text:line-break/>postremo denique expositiones ita concidunt, ut ex apho-<text:line-break/>rifmis nonnullos adulterinos esse palamque falsos, ne-<text:line-break/>quaquam animo percipiant. Verum quemadmodum difpu-</text:p>
      <text:p text:style-name="P5">tationibus fessi prompte ad omnia adnuunt, sic etiam<text:line-break/>quoscunque scriptos aphorismos invenerint, omnes admit-<text:line-break/>tunt et ad ultimam propriarum interpretationum brevi-<text:line-break/>loquentiam deveniunt, prioris loquacitatis obliti. At<text:line-break/>vero nos quum alias ipsorum ineptias vitare conati su-<text:line-break/>mus, tum omnes explanationes aequabiliter efficere studui-<text:line-break/>mus, . quae tum vera tum simul arti perutilia spectarent<text:line-break/>et interpretatione in summam orationis brevitatem mi-<text:line-break/>nime cogerentur, haec enim concisa brevitas libro, non<text:line-break/>commentario convenit, neque in tantam verborum proli-<text:line-break/>xitatem proferrent, quantam illi per explanationum ini-<text:line-break/>tia instituerunt. Sed quod in omnibus commentariis<text:line-break/>optime laudatur, quodque nnicuique tractatui <text:span text:style-name="Default_20_Paragraph_20_Font"><text:span text:style-name="T1">s</text:span></text:span>ymmetriam<text:line-break/>servat, illud a principio ad finem usque servare studuimus.</text:p>
      <text:h text:style-name="Heading_20_2" text:outline-level="2">I.</text:h>
      <text:p text:style-name="Normal">f<text:span text:style-name="Default_20_Paragraph_20_Font"><text:span text:style-name="T1">n acu</text:span></text:span>t<text:span text:style-name="Default_20_Paragraph_20_Font"><text:span text:style-name="T1">is m</text:span></text:span>o<text:span text:style-name="Default_20_Paragraph_20_Font"><text:span text:style-name="T1">rb</text:span></text:span>is <text:span text:style-name="Default_20_Paragraph_20_Font"><text:span text:style-name="T1">ex</text:span></text:span>t<text:span text:style-name="Default_20_Paragraph_20_Font"><text:span text:style-name="T1">re</text:span></text:span>m<text:span text:style-name="Default_20_Paragraph_20_Font"><text:span text:style-name="T1">aru</text:span></text:span>m <text:span text:style-name="Default_20_Paragraph_20_Font"><text:span text:style-name="T1">part</text:span></text:span>i<text:span text:style-name="Default_20_Paragraph_20_Font"><text:span text:style-name="T1">um str</text:span></text:span>i<text:span text:style-name="Default_20_Paragraph_20_Font"><text:span text:style-name="T1">gas malum.</text:span></text:span></text:p>
      <text:p text:style-name="P3">In morbis diuturnis, qui praesertim sine febre sunt,<text:line-break/>et per hiemem et aetatem senilem extremam corporis<text:line-break/>partes , veluti nares , auriculas, pedes et summas manus<text:line-break/>frigidas fieri nihil absurdum. Non tamen in acutis me-<text:line-break/>dicere malum est, fed admodum perniciosum symptoma,<text:line-break/>quod vehementissimis viscerum inflammationibus oboritur.<text:line-break/>Acutos autem morbos vocari pronunciat ipse, quorum se-<text:line-break/>bres maximam partem sunt continuae; in quibus quum<text:line-break/>citra magnam inflammatio<text:span text:style-name="Default_20_Paragraph_20_Font"><text:span text:style-name="T1">n</text:span></text:span>em fuerint, non modo non<text:line-break/>refrigerari extrema, verum etiam peruri accidit. Quum<text:line-break/>vero inflammationis calor adeo vehemens sit, ut. ast fe<text:line-break/>curcurbitulae inster ex toto corpore sanguinem attrahat,.<text:line-break/>iis ita affectis viscera peruruntur,. extrema vero frigescunt<text:line-break/>propter sanguinis intro ad viscera fe recipientis inopiam,<text:line-break/>atque eorum plurimi ne operimenta quidem ferunt propter<text:line-break/>incendium iusiammationis viscera obsidentis.</text:p>
      <text:h text:style-name="P55" text:outline-level="2">II.</text:h>
      <text:p text:style-name="Normal"><text:span text:style-name="Default_20_Paragraph_20_Font"><text:span text:style-name="T1">pr</text:span></text:span>o<text:span text:style-name="Default_20_Paragraph_20_Font"><text:span text:style-name="T1">p</text:span></text:span>t<text:span text:style-name="Default_20_Paragraph_20_Font"><text:span text:style-name="T1">er os aegr</text:span></text:span>o<text:span text:style-name="Default_20_Paragraph_20_Font"><text:span text:style-name="T1">tans caro l</text:span></text:span>i<text:span text:style-name="Default_20_Paragraph_20_Font"><text:span text:style-name="T1">vida</text:span></text:span> m<text:span text:style-name="Default_20_Paragraph_20_Font"><text:span text:style-name="T1">alu</text:span></text:span>m.</text:p>
      <text:p text:style-name="P4">Non enim ob mediocrem ossium laesionem, sed ob<text:line-break/>magnam cariem talis coloris species circumstantibus car-<text:line-break/>nibus oboritur, exstincto videlicet calore nativo.</text:p>
      <text:h text:style-name="Heading_20_2" text:outline-level="2">In.</text:h>
      <text:p text:style-name="Normal"><text:span text:style-name="Default_20_Paragraph_20_Font"><text:span text:style-name="T1">A vomi</text:span></text:span>t<text:span text:style-name="Default_20_Paragraph_20_Font"><text:span text:style-name="T1">u singultus et ocu</text:span></text:span>l<text:span text:style-name="Default_20_Paragraph_20_Font"><text:span text:style-name="T1">orum rub</text:span></text:span>o<text:span text:style-name="Default_20_Paragraph_20_Font"><text:span text:style-name="T1">r</text:span></text:span> m<text:span text:style-name="Default_20_Paragraph_20_Font"><text:span text:style-name="T1">alum.</text:span></text:span></text:p>
      <text:p text:style-name="P4">Qualis affectio musculis est convulsio, talis est stoma-<text:line-break/>ebo singultus, qui humoribus nonnunquam totum ventri-<text:line-break/>culum infestantibus oboritur, saepius vero os ipsius et sto-<text:line-break/>maesium; quibus per vomitiones ejectis statim singultu<text:line-break/>liberatur; qui si neque per istas cesset, ex duobus alte-<text:line-break/>tum denunciat aut cerebrum nervorum principium aut</text:p>
      <text:p text:style-name="P3">ventriculum non mediocrem pati inflammationem. ocu-<text:line-break/>lorum vero rubor utriusque sequitur affectiones, sed illam<text:line-break/>magis cerebri phlegmonodem.</text:p>
      <text:h text:style-name="Heading_20_2" text:outline-level="2">IV.</text:h>
      <text:p text:style-name="P4"><text:span text:style-name="Default_20_Paragraph_20_Font"><text:span text:style-name="T1">Horror post sud</text:span></text:span>o<text:span text:style-name="Default_20_Paragraph_20_Font"><text:span text:style-name="T1">rem non util</text:span></text:span>is.</text:p>
      <text:p text:style-name="P4">Decretoria quae non decernunt partim. letalia esse<text:line-break/>partim difficilis judicii ab ipso pronunciatum est, quod<text:line-break/>natura in ejusmodi affectionibus vi morbi evicta succumbat.</text:p>
      <text:h text:style-name="Heading_20_2" text:outline-level="2">V.</text:h>
      <text:p text:style-name="P4"><text:span text:style-name="Default_20_Paragraph_20_Font"><text:span text:style-name="T1">A mania d</text:span></text:span>y<text:span text:style-name="Default_20_Paragraph_20_Font"><text:span text:style-name="T1">senter</text:span></text:span>i<text:span text:style-name="Default_20_Paragraph_20_Font"><text:span text:style-name="T1">a aut h</text:span></text:span>y<text:span text:style-name="Default_20_Paragraph_20_Font"><text:span text:style-name="T1">drops aut ecstasis b</text:span></text:span>o<text:span text:style-name="Default_20_Paragraph_20_Font"><text:span text:style-name="T1">num.</text:span></text:span></text:p>
      <text:p text:style-name="P4">Dysenteriam quidem hydropem translationis materiae<text:line-break/>ratione , maniae remedium esse ratio<text:span text:style-name="Default_20_Paragraph_20_Font"><text:span text:style-name="T1">n</text:span></text:span>i non reluctatur,<text:line-break/>quum a capite .deorsum noxii- humores transferantur.<text:line-break/>Mentis autem emotionem feu ecstasiu nullo modo. maniae</text:p>
      <text:p text:style-name="P34">solutionem esse , imo magis quivis dixerit incrementum<text:line-break/>esse. At profectu; si revera Hippocrates vehementem ma-<text:line-break/>niam ecstasin appellaverit, quendam moderata mania, qua<text:line-break/>prius detinebatur, ita liberatum fuisse novimus, ratioci-<text:line-break/>nationeque collegimus ex vehementi causarum maniam<text:line-break/>efficientium motu solutionem subsequutam fuisse, quem-<text:line-break/>admodum in morbis acutis vehementissima symptomata<text:line-break/>bonas interdum cri<text:span text:style-name="Default_20_Paragraph_20_Font"><text:span text:style-name="T1">t</text:span></text:span>as efficere solent.</text:p>
      <text:h text:style-name="Heading_20_2" text:outline-level="2">VI.</text:h>
      <text:p text:style-name="P35">f<text:span text:style-name="Default_20_Paragraph_20_Font"><text:span text:style-name="T1">n morbo d</text:span></text:span>i<text:span text:style-name="Default_20_Paragraph_20_Font"><text:span text:style-name="T1">uturn</text:span></text:span>o <text:span text:style-name="Default_20_Paragraph_20_Font"><text:span text:style-name="T1">c</text:span></text:span>i<text:span text:style-name="Default_20_Paragraph_20_Font"><text:span text:style-name="T1">borum fast</text:span></text:span>i<text:span text:style-name="Default_20_Paragraph_20_Font"><text:span text:style-name="T1">d</text:span></text:span>i<text:span text:style-name="Default_20_Paragraph_20_Font"><text:span text:style-name="T1">um et sincerae defectis-<text:line-break/>ne</text:span></text:span>s m<text:span text:style-name="Default_20_Paragraph_20_Font"><text:span text:style-name="T1">alum.</text:span></text:span></text:p>
      <text:p text:style-name="P4">lpsum per <text:span text:style-name="Default_20_Paragraph_20_Font"><text:span text:style-name="T1">t</text:span></text:span>e cibi fastidium in morbis diuturnis pra-<text:line-break/>vum signum esu Iis siquidem qui ab hujusmodi .morbis<text:line-break/>evasuri sunt, contrarius affectus, vehementior scilicet ci-<text:line-break/>horum appetentia solet accidere. Quare haud bonum est<text:line-break/>ciborum fastidium, multo certe .minus quum etiam pravae</text:p>
      <text:p text:style-name="P5"><text:span text:style-name="Default_20_Paragraph_20_Font"><text:span text:style-name="T1">t</text:span></text:span>unt dejectiones. Sinceras autem dejectiones nominavit<text:line-break/>nulli aquosae humiditati permixtas, eo solo qui vacuatur<text:line-break/>humore , sive biliosi, sive melancholico sive porraceo<text:line-break/>sive bile aeruginosa dicta, intestina pervadente. Nani<text:line-break/>ejusmodi dejectiones omnem nativam humiditatem a fe-<text:line-break/>brili calore exusiam et-cousumptam esse indicant.</text:p>
      <text:h text:style-name="Heading_20_2" text:outline-level="2">VII.</text:h>
      <text:p text:style-name="P4"><text:span text:style-name="Default_20_Paragraph_20_Font"><text:span text:style-name="T1">Ex mu</text:span></text:span>l<text:span text:style-name="Default_20_Paragraph_20_Font"><text:span text:style-name="T1">to potu rigor et del</text:span></text:span>i<text:span text:style-name="Default_20_Paragraph_20_Font"><text:span text:style-name="T1">r</text:span></text:span>i<text:span text:style-name="Default_20_Paragraph_20_Font"><text:span text:style-name="T1">um</text:span></text:span> m<text:span text:style-name="Default_20_Paragraph_20_Font"><text:span text:style-name="T1">alu</text:span></text:span>m.</text:p>
      <text:p text:style-name="P4">Quod polyposia non copiosam aquae, <text:span text:style-name="Default_20_Paragraph_20_Font"><text:span text:style-name="T1">t</text:span></text:span>ed vini potio-<text:line-break/>nem significet, patet omnibus. Delirant autem nonnulli<text:line-break/>hujusmodi potionibus tum sanguine tum spiritu calido<text:line-break/>oppleto capite. Ob hanc ipsam cau<text:span text:style-name="Default_20_Paragraph_20_Font"><text:span text:style-name="T1">t</text:span></text:span>am calidiores etiam<text:line-break/>- redduntur praecipue quidem capite, fed- jam universo.<text:line-break/>etiam corpore. Ex his rari <text:span text:style-name="Default_20_Paragraph_20_Font"><text:span text:style-name="T1">t</text:span></text:span>unt qui cum delirio rigeant,<text:line-break/>in quibus calor nativus non incenditur, fed copia exitio-</text:p>
      <text:p text:style-name="P5">guitur, quemadmodum ignem lignorum multitudine con-<text:line-break/>jecta obrui et lucernae flammulam oleo affatim et repente<text:line-break/>offuso opprimi cernimus.</text:p>
      <text:h text:style-name="Heading_20_2" text:outline-level="2">VHI.</text:h>
      <text:p text:style-name="P1"><text:span text:style-name="Default_20_Paragraph_20_Font"><text:span text:style-name="T1">Ex tuberculi</text:span></text:span> i<text:span text:style-name="Default_20_Paragraph_20_Font"><text:span text:style-name="T1">n</text:span></text:span>t<text:span text:style-name="Default_20_Paragraph_20_Font"><text:span text:style-name="T1">rorsum ruptione exso</text:span></text:span>l<text:span text:style-name="Default_20_Paragraph_20_Font"><text:span text:style-name="T1">utio, vomiti</text:span></text:span>o <text:span text:style-name="Default_20_Paragraph_20_Font"><text:span text:style-name="T1">et an</text:span></text:span>i<text:span text:style-name="Default_20_Paragraph_20_Font"><text:span text:style-name="T1">mi<text:line-break/>desect</text:span></text:span>i<text:span text:style-name="Default_20_Paragraph_20_Font"><text:span text:style-name="T1">o obor</text:span></text:span>i<text:span text:style-name="Default_20_Paragraph_20_Font"><text:span text:style-name="T1">tur.,</text:span></text:span></text:p>
      <text:p text:style-name="P4">Tuberculum nominavit quod in aliis textibus ipse<text:line-break/>empye<text:span text:style-name="Default_20_Paragraph_20_Font"><text:span text:style-name="T1">t</text:span></text:span>na, hoc est suppurationem appellare consuevit.<text:line-break/>Ipsius vero introruptionem in ventriculum effusionem in-<text:line-break/>telligit. Hanc enim sequitur vomitio. Quemadmodum<text:line-break/>quae in thoracem et pulmonem fiunt tuberculorum ru-<text:line-break/>ptio<text:span text:style-name="Default_20_Paragraph_20_Font"><text:span text:style-name="T1">n</text:span></text:span>es, non vomitiones, fed tussim necessario concitant,<text:line-break/>saepe vero suffocationem invehunt: sic etiam quae in in-<text:line-break/>festina fiunt empyematum ruptiones puris detectionem effi-<text:line-break/>ciunt. Porro omnium ruptionum communis est tum vi-<text:line-break/>rium exsolutio tum animi defectus propter vitalis spiris<text:line-break/>tus excretionem, ut alibi demonstratum est.</text:p>
      <text:h text:style-name="P55" text:outline-level="2">IX:</text:h>
      <text:p text:style-name="Normal"><text:span text:style-name="Default_20_Paragraph_20_Font"><text:span text:style-name="T1">Ex sangu</text:span></text:span><text:span text:style-name="Default_20_Paragraph_20_Font"><text:span text:style-name="T8">i</text:span></text:span><text:span text:style-name="Default_20_Paragraph_20_Font"><text:span text:style-name="T1">ni</text:span></text:span><text:span text:style-name="Default_20_Paragraph_20_Font"><text:span text:style-name="T8">s </text:span></text:span><text:span text:style-name="Default_20_Paragraph_20_Font"><text:span text:style-name="T1">pr</text:span></text:span><text:span text:style-name="Default_20_Paragraph_20_Font"><text:span text:style-name="T8">o</text:span></text:span><text:span text:style-name="Default_20_Paragraph_20_Font"><text:span text:style-name="T1">stuv</text:span></text:span><text:span text:style-name="Default_20_Paragraph_20_Font"><text:span text:style-name="T8">i</text:span></text:span><text:span text:style-name="Default_20_Paragraph_20_Font"><text:span text:style-name="T1">o del</text:span></text:span><text:span text:style-name="Default_20_Paragraph_20_Font"><text:span text:style-name="T8">i</text:span></text:span><text:span text:style-name="Default_20_Paragraph_20_Font"><text:span text:style-name="T1">ra</text:span></text:span><text:span text:style-name="Default_20_Paragraph_20_Font"><text:span text:style-name="T8">tio 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e</text:span></text:span><text:span text:style-name="Default_20_Paragraph_20_Font"><text:span text:style-name="T8">ti</text:span></text:span><text:span text:style-name="Default_20_Paragraph_20_Font"><text:span text:style-name="T1">am c</text:span></text:span><text:span text:style-name="Default_20_Paragraph_20_Font"><text:span text:style-name="T8">o</text:span></text:span><text:span text:style-name="Default_20_Paragraph_20_Font"><text:span text:style-name="T1">nvulsi</text:span></text:span><text:span text:style-name="Default_20_Paragraph_20_Font"><text:span text:style-name="T8">o </text:span></text:span><text:span text:style-name="Default_20_Paragraph_20_Font"><text:span text:style-name="T1">malum.</text:span></text:span></text:p>
      <text:p text:style-name="P4">Hic aphorismus nobis ad fidem faciendam magnopere<text:line-break/>confert, delirationem nonnunquam ob defectum fieri con-<text:line-break/>simili modo quo artuum tremores. Hi namque attus<text:line-break/>propter facultatis ipsus move<text:span text:style-name="Default_20_Paragraph_20_Font"><text:span text:style-name="T1">n</text:span></text:span>tis imbecillitatem i<text:span text:style-name="Default_20_Paragraph_20_Font"><text:span text:style-name="T1">n</text:span></text:span>firmas<text:line-break/>habent motiones , cerebrum vero errabundas. Quapropter<text:line-break/>neque vehemens est hoc desipientiae genus) sed modera-<text:line-break/>tum , atque, ut quispiam diceret, delirium. Ipfe siquidem<text:line-break/>moderatam desipientiam delirationem appellare consuevit.<text:line-break/>Si quando igitur tali desipientiae convulsio accesserit, om-<text:line-break/>nino desperata res esu Quaedam igitur exemplaria per<text:line-break/><text:span text:style-name="Default_20_Paragraph_20_Font"><text:span text:style-name="T1">et</text:span></text:span> coniunctionem copulativam scripta sunt, quaedam vero<text:line-break/>per <text:span text:style-name="Default_20_Paragraph_20_Font"><text:span text:style-name="T1">ve</text:span></text:span>l disiunctivam nominatam habent, qua desipientia<text:line-break/>post sanguinis fluxum symptoma minime bonum est, etiam<text:line-break/>si sola contigerit. Multo fa<text:span text:style-name="Default_20_Paragraph_20_Font"><text:span text:style-name="T1">v</text:span></text:span>e magis convulsio , etiam si<text:line-break/>absque desipientia facta fuerit. Maximum denique malum</text:p>
      <text:p text:style-name="P5">est, si utriusque conventus oboriatur. Quandoquidem<text:line-break/>lola etiam convulsio ob immoderatam vacuationem facta<text:line-break/>symptoma est perniclosissimum ; nam desipientia trinus<text:line-break/>malum est.</text:p>
      <text:h text:style-name="Heading_20_2" text:outline-level="2"><text:span text:style-name="Default_20_Paragraph_20_Font">X.</text:span></text:h>
      <text:p text:style-name="P1"><text:span text:style-name="Default_20_Paragraph_20_Font"><text:span text:style-name="T1">Ab ileo v</text:span></text:span><text:span text:style-name="Default_20_Paragraph_20_Font"><text:span text:style-name="T8">o</text:span></text:span><text:span text:style-name="Default_20_Paragraph_20_Font"><text:span text:style-name="T1">mi</text:span></text:span><text:span text:style-name="Default_20_Paragraph_20_Font"><text:span text:style-name="T8">ti</text:span></text:span><text:span text:style-name="Default_20_Paragraph_20_Font"><text:span text:style-name="T1">o aut singultu</text:span></text:span><text:span text:style-name="Default_20_Paragraph_20_Font"><text:span text:style-name="T8">s </text:span></text:span><text:span text:style-name="Default_20_Paragraph_20_Font"><text:span text:style-name="T1">aut convulsi</text:span></text:span><text:span text:style-name="Default_20_Paragraph_20_Font"><text:span text:style-name="T8">o 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desip</text:span></text:span><text:span text:style-name="Default_20_Paragraph_20_Font"><text:span text:style-name="T8">i</text:span></text:span><text:span text:style-name="Default_20_Paragraph_20_Font"><text:span text:style-name="T1">ent</text:span></text:span><text:span text:style-name="Default_20_Paragraph_20_Font"><text:span text:style-name="T8">i</text:span></text:span><text:span text:style-name="Default_20_Paragraph_20_Font"><text:span text:style-name="T1">a<text:line-break/>malum.</text:span></text:span></text:p>
      <text:p text:style-name="P4">In ileis nihil <text:span text:style-name="Default_20_Paragraph_20_Font"><text:span text:style-name="T1">t</text:span></text:span>ubis deor<text:span text:style-name="Default_20_Paragraph_20_Font"><text:span text:style-name="T1">ta</text:span></text:span>m idque hujus affectionis<text:line-break/>proprium est inseparabile. Vomitus autum non semper<text:line-break/>adest., <text:span text:style-name="Default_20_Paragraph_20_Font"><text:span text:style-name="T1">t</text:span></text:span>ed quum perniciose aegrotant. Quod si vehemen-<text:line-break/>tius nausea ac morsu distorqueantur , stercus ipsis tum<text:line-break/>remeat tum singultiunt. Nonnulli vere etiam desipiunt<text:line-break/>et convelluntur , principio nervorum. propter stomachi<text:line-break/>vitium affecto. Haec vero symptomata fieri videntur in-<text:line-break/>testi uls, quibus insidet talis affectus, a feste stercus depel-<text:line-break/>lere appetentibus , temporis longitudine. molestum , neque<text:line-break/>propter factam in partibus inferioribus riae coarctationem,<text:line-break/>illuc transmittere nequeuntibus, sed coactis inverse na-</text:p>
      <text:p text:style-name="P5">turae ordine violenter moveri et ad. loca superiora no-<text:line-break/>xiam materiam extrudere.</text:p>
      <text:h text:style-name="Heading_20_2" text:outline-level="2">XI.</text:h>
      <text:p text:style-name="Normal"><text:span text:style-name="Default_20_Paragraph_20_Font"><text:span text:style-name="T1">A pleuri</text:span></text:span>ti<text:span text:style-name="Default_20_Paragraph_20_Font"><text:span text:style-name="T1">de per</text:span></text:span>i<text:span text:style-name="Default_20_Paragraph_20_Font"><text:span text:style-name="T1">pneu</text:span></text:span>mo<text:span text:style-name="Default_20_Paragraph_20_Font"><text:span text:style-name="T1">n</text:span></text:span>i<text:span text:style-name="Default_20_Paragraph_20_Font"><text:span text:style-name="T1">a malum.</text:span></text:span></text:p>
      <text:p text:style-name="P4">In plurimis quidem exemplaribus ad aphorismi finem<text:line-break/>adiectum est <text:span text:style-name="Default_20_Paragraph_20_Font"><text:span text:style-name="T1">malum ;</text:span></text:span> in quibusdam vero ita simpliciter<text:line-break/>scribitur; volentibus qui sic scribunt non esse bonum vel<text:line-break/>malum peripneumonlam pleuritidi supervenientem nunc<text:line-break/>Hippocratem docere, sed simpliciter hoc ipse unum tantum<text:line-break/>pleuritin scilicet in peripneumonlam t<text:span text:style-name="Default_20_Paragraph_20_Font"><text:span text:style-name="T1">r</text:span></text:span>ansmutari solere<text:line-break/>aut pleuritidi peripneumonlam supervenire. Degenerat<text:line-break/>igitur morbus, quum priore. cessante succedit alter; fuc--<text:line-break/>cedit autem quum priore permanente alter accedit. Ve-<text:line-break/>rum hoc loco videtur Hippocrates. de supervenientibus<text:line-break/>agere, quibus statim ab initio malis esse accidit. Quare</text:p>
      <text:p text:style-name="P5">etiam si hoc nomen m<text:span text:style-name="Default_20_Paragraph_20_Font"><text:span text:style-name="T1">a</text:span></text:span>l<text:span text:style-name="Default_20_Paragraph_20_Font"><text:span text:style-name="T1">um</text:span></text:span> non adliciatur, sit tamen vel<text:line-break/>subaudiendum, quomodo vulgo enunciatur, vel potestate<text:line-break/>significari existimandum. Omnis enim ejusmodi <text:span text:style-name="Default_20_Paragraph_20_Font"><text:span text:style-name="T1">t</text:span></text:span>uperve-<text:line-break/>utentium ortus non parvos nec faciles, fed magnos et<text:line-break/>malignos morbos loquitur. Exempli gratia ne a propoli—<text:line-break/>tis hoc aphorifmo affectibus recedam, quum is humor qui<text:line-break/>pleuritin procreat pleuris contineri nequeat, pars ejus<text:line-break/>aliqua ad pulmonem etiam pervenit, unde sequitur peri-<text:line-break/>pneumonia, quam tamen non admodum pleuritis sequi<text:line-break/>solet; facili quidem et miti peripneumonia totus humor<text:line-break/>noxius tussi rejectus expurgatur; exitiali vero ac perni-<text:line-break/>ciofa prius aeger suffocatur, quam membranae costas fue-<text:line-break/>cingentes afficiantur.</text:p>
      <text:h text:style-name="Heading_20_2" text:outline-level="2"><text:span text:style-name="Default_20_Paragraph_20_Font">xll.</text:span></text:h>
      <text:p text:style-name="Normal"><text:span text:style-name="Default_20_Paragraph_20_Font"><text:span text:style-name="T1">A per</text:span></text:span>i<text:span text:style-name="Default_20_Paragraph_20_Font"><text:span text:style-name="T1">pneum</text:span></text:span>o<text:span text:style-name="Default_20_Paragraph_20_Font"><text:span text:style-name="T1">n</text:span></text:span>i<text:span text:style-name="Default_20_Paragraph_20_Font"><text:span text:style-name="T1">a phren</text:span></text:span>i<text:span text:style-name="Default_20_Paragraph_20_Font"><text:span text:style-name="T1">ti</text:span></text:span>s <text:span text:style-name="Default_20_Paragraph_20_Font"><text:span text:style-name="T1">malum;</text:span></text:span></text:p>
      <text:p text:style-name="P4">Quum a calido humore fit peripneumonia, ea multis<text:line-break/>vaporibus in caput sublatis replet cerebrum et phrenitr-:</text:p>
      <text:p text:style-name="P5">dem efficit. Quae vero cetera ad prius pronunciatum<text:line-break/>aphorifmum non huic fotum, sed et sequentibus commu-<text:line-break/>nia <text:span text:style-name="Default_20_Paragraph_20_Font"><text:span text:style-name="T1">t</text:span></text:span>unt.</text:p>
      <text:h text:style-name="Heading_20_2" text:outline-level="2">XIII.</text:h>
      <text:p text:style-name="Normal"><text:span text:style-name="Default_20_Paragraph_20_Font"><text:span text:style-name="T1">A vehemen</text:span></text:span><text:span text:style-name="Default_20_Paragraph_20_Font"><text:span text:style-name="T8">t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ardor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convulsi</text:span></text:span><text:span text:style-name="Default_20_Paragraph_20_Font"><text:span text:style-name="T8">o 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tetanus malum.</text:span></text:span></text:p>
      <text:p text:style-name="P4">Plurimi interpretes hunc aphorifmum ita scriptum<text:line-break/>esse noverunt; Marinus vero propter vulnera scribit. Et-<text:line-break/>enim sequentem aphorifmum sibi ait adstipulari. Sane<text:line-break/>quidem verum est propter magna vulnera tum inflamma-<text:line-break/>tiones tum convulsiones oboriri. Sed quum omnes fere<text:line-break/>enarratores ac maxime vetustissimi . hunc textum agnoscunt:<text:line-break/><text:span text:style-name="Default_20_Paragraph_20_Font"><text:span text:style-name="T1">a vehemen</text:span></text:span>t<text:span text:style-name="Default_20_Paragraph_20_Font"><text:span text:style-name="T1">ibu</text:span></text:span>s <text:span text:style-name="Default_20_Paragraph_20_Font"><text:span text:style-name="T1">ardor</text:span></text:span>i<text:span text:style-name="Default_20_Paragraph_20_Font"><text:span text:style-name="T1">bu</text:span></text:span>s,. nos quoque eundem praestat<text:line-break/>exponere. Quidam igitur ardores peraeque ac febres in-<text:line-break/>tellexerunt; nonnulli vero aeris ambientis aestum ita dici<text:line-break/>autumant; nonnulli denique pro cauteriis et efcharis, at-<text:line-break/>que omnes verum proferunt. . His enim omnibus non boni</text:p>
      <text:p text:style-name="P5">cujusdam gratia superveniunt fetant et convulsiones pro-<text:line-break/>pter nervorum siccitatem, .quas perarduas esse demdn-<text:line-break/>strabamus.</text:p>
      <text:h text:style-name="Heading_20_2" text:outline-level="2">XIV.</text:h>
      <text:p text:style-name="P1"><text:span text:style-name="Default_20_Paragraph_20_Font"><text:span text:style-name="T1">ob plagam in cap</text:span></text:span><text:span text:style-name="Default_20_Paragraph_20_Font"><text:span text:style-name="T8">i</text:span></text:span><text:span text:style-name="Default_20_Paragraph_20_Font"><text:span text:style-name="T1">te accep</text:span></text:span><text:span text:style-name="Default_20_Paragraph_20_Font"><text:span text:style-name="T8">t</text:span></text:span><text:span text:style-name="Default_20_Paragraph_20_Font"><text:span text:style-name="T1">am stup</text:span></text:span><text:span text:style-name="Default_20_Paragraph_20_Font"><text:span text:style-name="T8">or </text:span></text:span><text:span text:style-name="Default_20_Paragraph_20_Font"><text:span text:style-name="T1">au</text:span></text:span><text:span text:style-name="Default_20_Paragraph_20_Font"><text:span text:style-name="T8">t </text:span></text:span><text:span text:style-name="Default_20_Paragraph_20_Font"><text:span text:style-name="T1">desip</text:span></text:span><text:span text:style-name="Default_20_Paragraph_20_Font"><text:span text:style-name="T8">i</text:span></text:span><text:span text:style-name="Default_20_Paragraph_20_Font"><text:span text:style-name="T1">en</text:span></text:span><text:span text:style-name="Default_20_Paragraph_20_Font"><text:span text:style-name="T8">ti</text:span></text:span><text:span text:style-name="Default_20_Paragraph_20_Font"><text:span text:style-name="T1">a<text:line-break/></text:span></text:span><text:span text:style-name="Default_20_Paragraph_20_Font"><text:span text:style-name="T8">m</text:span></text:span><text:span text:style-name="Default_20_Paragraph_20_Font"><text:span text:style-name="T1">a</text:span></text:span><text:span text:style-name="Default_20_Paragraph_20_Font"><text:span text:style-name="T8">l</text:span></text:span><text:span text:style-name="Default_20_Paragraph_20_Font"><text:span text:style-name="T1">um.</text:span></text:span></text:p>
      <text:p text:style-name="P4">Desipientia quidem .agnoscitur dissentanea et rationis<text:line-break/>nihil habentia, tum loquentibus tum agentibus. Stupor<text:line-break/>vero est, quum aegri quidquam neque loquuntur neque<text:line-break/>agunt; fed apertis oculis quieti manent timore perculsis<text:line-break/>et attonitis similes. Quod vero haec omnia affecto cere-<text:line-break/>hro oboriantur manifestum est; in eo enim animae prin-<text:line-break/>cipatum esse demonstratum esu Si igitur in aphorismi<text:line-break/>fine scriptum sit,. <text:span text:style-name="Default_20_Paragraph_20_Font"><text:span text:style-name="T1">malu</text:span></text:span>m, constat recte dictum fuisse.<text:line-break/>Initio namque in rpsum cerebrum- penetrare plagam indi-<text:line-break/>cat. Si vero non adscribatur, nos nihilo minus de com-</text:p>
      <text:p text:style-name="P5">muni ipsum subaudire commonstrant etiam laesionis mag-<text:line-break/>ni ordinem animadvertere possumus.</text:p>
      <text:h text:style-name="Heading_20_2" text:outline-level="2">XV.<text:tab/>su .L</text:h>
      <text:p text:style-name="Normal"><text:span text:style-name="Default_20_Paragraph_20_Font"><text:span text:style-name="T1">A sangu</text:span></text:span><text:span text:style-name="Default_20_Paragraph_20_Font"><text:span text:style-name="T8">i</text:span></text:span><text:span text:style-name="Default_20_Paragraph_20_Font"><text:span text:style-name="T1">n</text:span></text:span><text:span text:style-name="Default_20_Paragraph_20_Font"><text:span text:style-name="T8">i</text:span></text:span><text:span text:style-name="Default_20_Paragraph_20_Font"><text:span text:style-name="T1">s sputo pur</text:span></text:span><text:span text:style-name="Default_20_Paragraph_20_Font"><text:span text:style-name="T8">is </text:span></text:span><text:span text:style-name="Default_20_Paragraph_20_Font"><text:span text:style-name="T1">spu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 m</text:span></text:span><text:span text:style-name="Default_20_Paragraph_20_Font"><text:span text:style-name="T1">alu</text:span></text:span><text:span text:style-name="Default_20_Paragraph_20_Font"><text:span text:style-name="T8">m.</text:span></text:span></text:p>
      <text:p text:style-name="P4">Quod univerfa haec ipsi enumeratio sit eorum quae<text:line-break/>proprie supervenientia vocantur, de quibus Praxagoras<text:line-break/>unum integrum non parvum librum conscripsit vel etiam<text:line-break/>ex ipso aphorismo manifestum esse auguror-. Nest enim<text:line-break/>omne sputum sanguinis sequentem habet puris exfpuitio-<text:line-break/>nem , <text:span text:style-name="Default_20_Paragraph_20_Font"><text:span text:style-name="T1">t</text:span></text:span>ed quod Iosum malignum existit , hujusmodi omnino<text:line-break/>est quod letale ex pulmone editur.</text:p>
      <text:h text:style-name="Heading_20_2" text:outline-level="2">XVI.</text:h>
      <text:p text:style-name="P1"><text:span text:style-name="Default_20_Paragraph_20_Font"><text:span text:style-name="T1">A pur</text:span></text:span><text:span text:style-name="Default_20_Paragraph_20_Font"><text:span text:style-name="T8">is </text:span></text:span><text:span text:style-name="Default_20_Paragraph_20_Font"><text:span text:style-name="T1">spu</text:span></text:span><text:span text:style-name="Default_20_Paragraph_20_Font"><text:span text:style-name="T8">t</text:span></text:span><text:span text:style-name="Default_20_Paragraph_20_Font"><text:span text:style-name="T1">o tabe</text:span></text:span><text:span text:style-name="Default_20_Paragraph_20_Font"><text:span text:style-name="T8">s </text:span></text:span><text:span text:style-name="Default_20_Paragraph_20_Font"><text:span text:style-name="T1">et stuxu</text:span></text:span><text:span text:style-name="Default_20_Paragraph_20_Font"><text:span text:style-name="T8">s. </text:span></text:span><text:span text:style-name="Default_20_Paragraph_20_Font"><text:span text:style-name="T1">Quum vero spu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 sisti-<text:line-break/>t</text:span></text:span><text:span text:style-name="Default_20_Paragraph_20_Font"><text:span text:style-name="T1">ur, intereunt.</text:span></text:span></text:p>
      <text:p text:style-name="P3">Quam proprie Graeci maximeque Athenienfes phthoen<text:line-break/>nominant, eam nunc Hippocrates phthisici appellavit,<text:line-break/>quum propter insanabilia pulmonis ulcera totius corporis<text:line-break/>attenuatio fit et macies cum debili febre conjuncta.: Flu-<text:line-break/>xum autem vel de capillorum defluvio vel de humida de-<text:line-break/>suctione protulit. Utrumque enim tabidis ad extrema re-<text:line-break/>dactis evenire consuevit, illud quidem ob siccitatem, haec<text:line-break/>vero ob facultatis infirmitatem. Ceterum quod in apho-<text:line-break/>rifmi fine scriptum est: <text:span text:style-name="Default_20_Paragraph_20_Font"><text:span text:style-name="T1">quum vero sputu</text:span></text:span>m sisti<text:span text:style-name="Default_20_Paragraph_20_Font"><text:span text:style-name="T1">tur</text:span></text:span> i<text:span text:style-name="Default_20_Paragraph_20_Font"><text:span text:style-name="T1">nter-<text:line-break/>eun</text:span></text:span>t, interitus phthoe pereuntium modum explicat. Tam-<text:line-break/>diu namque extenuati vivunt, quamdiu extussire et per<text:line-break/>sputa pulmonem expurgare possunt. Quum vero iutus<text:line-break/>ipsa manent, respirationis obstruuntur viae et aegroti<text:line-break/>suffocantur.</text:p>
      <text:h text:style-name="Heading_20_2" text:outline-level="2"><text:span text:style-name="Default_20_Paragraph_20_Font">. XVll.</text:span></text:h>
      <text:p text:style-name="Normal"><text:span text:style-name="Default_20_Paragraph_20_Font"><text:span text:style-name="T1">ob</text:span></text:span> j<text:span text:style-name="Default_20_Paragraph_20_Font"><text:span text:style-name="T1">ec</text:span></text:span>o<text:span text:style-name="Default_20_Paragraph_20_Font"><text:span text:style-name="T1">ris</text:span></text:span> ii<text:span text:style-name="Default_20_Paragraph_20_Font"><text:span text:style-name="T1">siammat</text:span></text:span>io<text:span text:style-name="Default_20_Paragraph_20_Font"><text:span text:style-name="T1">nem singultu</text:span></text:span>s m<text:span text:style-name="Default_20_Paragraph_20_Font"><text:span text:style-name="T1">alu</text:span></text:span>m.</text:p>
      <text:p text:style-name="P3">Jam- sirperius etiam protuli hos omnes ferie conseri-<text:line-break/>ptos aphorismos ea docere symptomata quae morbis au-<text:line-break/>gesoentibus et ingravescentibus superveniunt. Ita sane<text:line-break/>nunc singultus quoque jecori inflammatione laboranti di-<text:line-break/>citur supervenire, non quidem semper, neque quomodo-<text:line-break/>cunque affecto , sed quum fervente inflammatione in mag-<text:line-break/>nitudinem attollitur, quo fervore stomachus in sympathiam<text:line-break/>et mali con<text:span text:style-name="Default_20_Paragraph_20_Font"><text:span text:style-name="T1">t</text:span></text:span>entum venit, communium nonnunquam ner-<text:line-break/>vorum ratione qui, ut ipfe fecundo epidemiorum docuit,<text:line-break/><text:span text:style-name="Default_20_Paragraph_20_Font"><text:span text:style-name="T1">t</text:span></text:span>unt perexigui. Quare tunc Polum jecoris fit cum stoma-<text:line-break/>cho affectionis communicatio , quum phlegmone tum ma-<text:line-break/>xima tum pessima evaserit. Quin etiam quia per ejus-<text:line-break/>modi visceris inflammationes bilis admodum calida et co-<text:line-break/>pio<text:span text:style-name="Default_20_Paragraph_20_Font"><text:span text:style-name="T1">t</text:span></text:span>a generatur et in intestinorum principium confluit,<text:line-break/>inde ipsa in ventriculum evadente et innatante, ut sto-<text:line-break/>machus vellicetur et singultiat accidit. Nonnulli vero<text:line-break/>inflammationis magnitudinem quod ventriculum premat;</text:p>
      <text:p text:style-name="P5">singultum facere arbitrantur, spiritu, quemadmosium in-<text:line-break/>quiunt, exitum non habente. ,</text:p>
      <text:h text:style-name="Heading_20_2" text:outline-level="2">XVIII.</text:h>
      <text:p text:style-name="Normal"><text:span text:style-name="Default_20_Paragraph_20_Font"><text:span text:style-name="T1">ob vig</text:span></text:span>i<text:span text:style-name="Default_20_Paragraph_20_Font"><text:span text:style-name="T1">lia</text:span></text:span>m <text:span text:style-name="Default_20_Paragraph_20_Font"><text:span text:style-name="T1">convulsi</text:span></text:span>o <text:span text:style-name="Default_20_Paragraph_20_Font"><text:span text:style-name="T1">aut del</text:span></text:span>i<text:span text:style-name="Default_20_Paragraph_20_Font"><text:span text:style-name="T1">r</text:span></text:span>i<text:span text:style-name="Default_20_Paragraph_20_Font"><text:span text:style-name="T1">u</text:span></text:span>m <text:span text:style-name="Default_20_Paragraph_20_Font"><text:span text:style-name="T1">malu</text:span></text:span>m.</text:p>
      <text:p text:style-name="P4">Nonnulli queque hic malum addunt; nos vero lupe-<text:line-break/>rius diximus, etiamsi non subjungatur, potestate tamen<text:line-break/>contineri. Cur autem immoderatas .vigilias loquatur con-<text:line-break/>vulsio aut desipientia, superiora recordanti manifestum esu<text:line-break/>Nam quemadmodum ab ipso Hippocrate convulsionem a<text:line-break/>repletione, sic etiam a vacuatione oboriri pronunciatum<text:line-break/>esu Maximam autem vacuandi et exsiccandi vim habent<text:line-break/>vigiliae proptereaque ob siccitatem convulsionem et dest-<text:line-break/>pientiam invehunt, tum ipsa immoderatae siccitatis ra-<text:line-break/>tione tmu praeterea quia per longas vigilias biliosior sin-<text:line-break/>gula redditur. In quibusdam tamen exemplaribus iisque</text:p>
      <text:p text:style-name="P5">accuratissime scriptis sine desipientia scribitur hoc modo :<text:line-break/>o<text:span text:style-name="Default_20_Paragraph_20_Font"><text:span text:style-name="T1">b vig</text:span></text:span>i<text:span text:style-name="Default_20_Paragraph_20_Font"><text:span text:style-name="T1">l</text:span></text:span>i<text:span text:style-name="Default_20_Paragraph_20_Font"><text:span text:style-name="T1">a</text:span></text:span>s <text:span text:style-name="Default_20_Paragraph_20_Font"><text:span text:style-name="T1">convulsio , </text:span></text:span>ut arbitror pessima supervenientia<text:line-break/>hoc loco scribente Hippocrate.</text:p>
      <text:h text:style-name="Heading_20_2" text:outline-level="2">Xlx.</text:h>
      <text:p text:style-name="Normal"><text:span text:style-name="Default_20_Paragraph_20_Font"><text:span text:style-name="T8">A</text:span></text:span><text:span text:style-name="Default_20_Paragraph_20_Font"><text:span text:style-name="T1">b osus nuda</text:span></text:span><text:span text:style-name="Default_20_Paragraph_20_Font"><text:span text:style-name="T8">tio</text:span></text:span><text:span text:style-name="Default_20_Paragraph_20_Font"><text:span text:style-name="T1">ne er</text:span></text:span><text:span text:style-name="Default_20_Paragraph_20_Font"><text:span text:style-name="T8">y</text:span></text:span><text:span text:style-name="Default_20_Paragraph_20_Font"><text:span text:style-name="T1">sipelas.</text:span></text:span></text:p>
      <text:p text:style-name="P4">Hoc maxime aphorismo m<text:span text:style-name="Default_20_Paragraph_20_Font"><text:span text:style-name="T1">alum</text:span></text:span> subaudiendum esu<text:line-break/>Non enim hoc dicit semper aut plerumque nudatis ossibus<text:line-break/>erysipelas supervenire; contrarium enim, omnino verum<text:line-break/>est, ita scilicet affectis ossibus erysipelas raro supervenire,<text:line-break/>fed pravum esse symptoma, osse nudato carnem circum-<text:line-break/>stantem obsessam erysip elate conspici.</text:p>
      <text:h text:style-name="Heading_20_2" text:outline-level="2">XX.</text:h>
      <text:p text:style-name="Normal"><text:span text:style-name="Default_20_Paragraph_20_Font"><text:span text:style-name="T8">A</text:span></text:span><text:span text:style-name="Default_20_Paragraph_20_Font"><text:span text:style-name="T1">b er</text:span></text:span><text:span text:style-name="Default_20_Paragraph_20_Font"><text:span text:style-name="T8">y</text:span></text:span><text:span text:style-name="Default_20_Paragraph_20_Font"><text:span text:style-name="T1">sipelate pu</text:span></text:span><text:span text:style-name="Default_20_Paragraph_20_Font"><text:span text:style-name="T8">t</text:span></text:span><text:span text:style-name="Default_20_Paragraph_20_Font"><text:span text:style-name="T1">redo au</text:span></text:span><text:span text:style-name="Default_20_Paragraph_20_Font"><text:span text:style-name="T8">t </text:span></text:span><text:span text:style-name="Default_20_Paragraph_20_Font"><text:span text:style-name="T1">suppurat</text:span></text:span><text:span text:style-name="Default_20_Paragraph_20_Font"><text:span text:style-name="T8">io. m</text:span></text:span><text:span text:style-name="Default_20_Paragraph_20_Font"><text:span text:style-name="T1">alu</text:span></text:span><text:span text:style-name="Default_20_Paragraph_20_Font"><text:span text:style-name="T8">m.</text:span></text:span></text:p>
      <text:p text:style-name="P3">Hac profecto etiam oratione constat malignis erysi-<text:line-break/>petatis ista supervenire.</text:p>
      <text:h text:style-name="Heading_20_2" text:outline-level="2">XXI.</text:h>
      <text:p text:style-name="Normal"><text:span text:style-name="Default_20_Paragraph_20_Font"><text:span text:style-name="T1">A vehemen</text:span></text:span>t<text:span text:style-name="Default_20_Paragraph_20_Font"><text:span text:style-name="T1">i in ulceribu</text:span></text:span>s <text:span text:style-name="Default_20_Paragraph_20_Font"><text:span text:style-name="T1">pulsu baem</text:span></text:span>o<text:span text:style-name="Default_20_Paragraph_20_Font"><text:span text:style-name="T1">rrhagia malu</text:span></text:span>m.</text:p>
      <text:p text:style-name="P4">In ulceribus inflammatis pulsus fit carne arteriis in-<text:line-break/>cumhente ni<text:span text:style-name="Default_20_Paragraph_20_Font"><text:span text:style-name="T1">t</text:span></text:span>amur motum non ferente, fied dolente, quum<text:line-break/>dilatatae concidunt. Est enim hujusmodi pulsus molestus<text:line-break/>quidam <text:span text:style-name="Default_20_Paragraph_20_Font"><text:span text:style-name="T1">t</text:span></text:span>ensus et dolor arteriarum motione factus, quas<text:line-break/>ab initio quum partes fecu<text:span text:style-name="Default_20_Paragraph_20_Font"><text:span text:style-name="T1">n</text:span></text:span>dum naturam habebant, non<text:line-break/>sentiebamus, tum propter earum viciniam dolore vacantem,<text:line-break/>angustia et affectus dolorificus molestum laborantibus fen-<text:line-break/><text:span text:style-name="Default_20_Paragraph_20_Font"><text:span text:style-name="T1">t</text:span></text:span>um exi arteriarum motu invehunt, quem non solum me-<text:line-break/>dici, verum etiam omnes homines vocitant. Porro is<text:line-break/><text:span text:style-name="Default_20_Paragraph_20_Font"><text:span text:style-name="T1">nit</text:span></text:span>e arteriarum motus per tales affectus augeri ridetur.</text:p>
      <text:p text:style-name="P5">Nam in commentariis de naturalibus facultatibus demon-<text:line-break/>stratum est quandam ipsis etiam inesse alienorum expui-<text:line-break/>tricem facultatem, quae et luderes criticos et sanguinis<text:line-break/>eruptiones et alvi dejectiones et ejusmodi cetera promovet.<text:line-break/>Hac itaque facultate nonnunquam vehementius agens na-<text:line-break/>tura et magnum simul et violentum arteriarum motum<text:line-break/>efficit, appetens quae molesta funt depellere, atque sita<text:line-break/>haemorrhagias invehit.</text:p>
      <text:h text:style-name="Heading_20_2" text:outline-level="2">XXII.</text:h>
      <text:p text:style-name="Normal"><text:span text:style-name="Default_20_Paragraph_20_Font"><text:span text:style-name="T1">A d</text:span></text:span>i<text:span text:style-name="Default_20_Paragraph_20_Font"><text:span text:style-name="T1">uturno par</text:span></text:span>ti<text:span text:style-name="Default_20_Paragraph_20_Font"><text:span text:style-name="T1">um alv</text:span></text:span>ht<text:span text:style-name="Default_20_Paragraph_20_Font"><text:span text:style-name="T1">aru</text:span></text:span>m <text:span text:style-name="Default_20_Paragraph_20_Font"><text:span text:style-name="T1">d</text:span></text:span>o<text:span text:style-name="Default_20_Paragraph_20_Font"><text:span text:style-name="T1">lore suppura</text:span></text:span>ti<text:span text:style-name="Default_20_Paragraph_20_Font"><text:span text:style-name="T1">o.</text:span></text:span></text:p>
      <text:p text:style-name="P4">Sive enim perfrigeratio sive omnino inaequalis quae-<text:line-break/>dam intemperies circa ventrem fuerit sive flatulentus<text:line-break/>spiritus sive quaedam mordax acrimonia, quo in longum<text:line-break/>protrahatur tempus fieri non potest, omnibus ad aegri<text:line-break/>curationem opportune gestis. Hoc enim omnibus ejus-<text:line-break/>modi orationibus subaudiri debet. Restat igitur adhuc</text:p>
      <text:p text:style-name="P5">propter inflammationem dolorem manere, quae nimirum<text:line-break/>inflammatio suppu<text:span text:style-name="Default_20_Paragraph_20_Font"><text:span text:style-name="T1">t</text:span></text:span>abit temporis spatio , nisi hominem<text:line-break/>mors praeripiat. Etenim hoc quoque in omnibus talibus<text:line-break/>orationibus supplere oportet.</text:p>
      <text:h text:style-name="Heading_20_2" text:outline-level="2">XXIII.</text:h>
      <text:p text:style-name="Normal"><text:span text:style-name="Default_20_Paragraph_20_Font"><text:span text:style-name="T1">A sincera defecti</text:span></text:span>o<text:span text:style-name="Default_20_Paragraph_20_Font"><text:span text:style-name="T1">ne d</text:span></text:span>y<text:span text:style-name="Default_20_Paragraph_20_Font"><text:span text:style-name="T1">senter</text:span></text:span>i<text:span text:style-name="Default_20_Paragraph_20_Font"><text:span text:style-name="T1">a.</text:span></text:span></text:p>
      <text:p text:style-name="P36">Sinceras dejectiones nominare consuevit Hippocrates<text:line-break/>nulli aquosae humiditati permixtas, quae Iosum eum pu-<text:line-break/>rum et simplicem humorem sortiuntur qui per inferiora<text:line-break/>desinitur, sive is sit bilis flava sive atra. Itaque mirum<text:line-break/>non est, si per tales dejectiones aliqua pars intestinorum<text:line-break/>erodatur.<text:tab/>.</text:p>
      <text:h text:style-name="Heading_20_2" text:outline-level="2">XXIV.</text:h>
      <text:p text:style-name="P1"><text:span text:style-name="Default_20_Paragraph_20_Font"><text:span text:style-name="T1">Ab osu</text:span></text:span>s <text:span text:style-name="Default_20_Paragraph_20_Font"><text:span text:style-name="T1">perfect</text:span></text:span>io<text:span text:style-name="Default_20_Paragraph_20_Font"><text:span text:style-name="T1">ne del</text:span></text:span>i<text:span text:style-name="Default_20_Paragraph_20_Font"><text:span text:style-name="T1">r</text:span></text:span>i<text:span text:style-name="Default_20_Paragraph_20_Font"><text:span text:style-name="T1">u</text:span></text:span>m, <text:span text:style-name="Default_20_Paragraph_20_Font"><text:span text:style-name="T1">si ad vacuum usuue per-<text:line-break/></text:span></text:span>u<text:span text:style-name="Default_20_Paragraph_20_Font"><text:span text:style-name="T1">nieri</text:span></text:span>t.</text:p>
      <text:p text:style-name="P3">Desipientia fit osse capitis nimirum perlecto non sim-<text:line-break/>pliciter neque ut fors tulerit est interiorem usque fuper-<text:line-break/>fidem, quam vacuus excipit locus , cerebrum continens.<text:line-break/>Jam enim affectio membranis et cerebro adjacet. At vero<text:line-break/>Marinus nescio quo modo seorsum illud legendum esse<text:line-break/>censet: <text:span text:style-name="Default_20_Paragraph_20_Font"><text:span text:style-name="T1">ab</text:span></text:span> o<text:span text:style-name="Default_20_Paragraph_20_Font"><text:span text:style-name="T1">sus perfect</text:span></text:span>i<text:span text:style-name="Default_20_Paragraph_20_Font"><text:span text:style-name="T1">one desip</text:span></text:span>i<text:span text:style-name="Default_20_Paragraph_20_Font"><text:span text:style-name="T1">entia. </text:span></text:span>Deinde alterius<text:line-break/>aphorismi scor<text:span text:style-name="Default_20_Paragraph_20_Font"><text:span text:style-name="T1">t</text:span></text:span>um sacitprincipium: <text:span text:style-name="Default_20_Paragraph_20_Font"><text:span text:style-name="T1">si adusuue vacuum per-<text:line-break/>miserit ;</text:span></text:span> hoc ipsi addito: <text:span text:style-name="Default_20_Paragraph_20_Font"><text:span text:style-name="T1">a med</text:span></text:span>ic<text:span text:style-name="Default_20_Paragraph_20_Font"><text:span text:style-name="T1">amen</text:span></text:span>ti <text:span text:style-name="Default_20_Paragraph_20_Font"><text:span text:style-name="T1">po</text:span></text:span>tio<text:span text:style-name="Default_20_Paragraph_20_Font"><text:span text:style-name="T1">ne convu</text:span></text:span>lsio;<text:line-break/>ut totus aphorismus sit hujusmodi,<text:span text:style-name="Default_20_Paragraph_20_Font"><text:span text:style-name="T1">si ad vacuu</text:span></text:span>m <text:span text:style-name="Default_20_Paragraph_20_Font"><text:span text:style-name="T1">prehender</text:span></text:span>i<text:span text:style-name="Default_20_Paragraph_20_Font"><text:span text:style-name="T1">t<text:line-break/>a medicamen</text:span></text:span>ti <text:span text:style-name="Default_20_Paragraph_20_Font"><text:span text:style-name="T1">po</text:span></text:span>ti<text:span text:style-name="Default_20_Paragraph_20_Font"><text:span text:style-name="T1">one c</text:span></text:span>o<text:span text:style-name="Default_20_Paragraph_20_Font"><text:span text:style-name="T1">nvulsi</text:span></text:span>o, <text:span text:style-name="Default_20_Paragraph_20_Font"><text:span text:style-name="T1">le</text:span></text:span>t<text:span text:style-name="Default_20_Paragraph_20_Font"><text:span text:style-name="T1">ale</text:span></text:span>. Hanc etenim lectio-<text:line-break/>nem inquit rationi consentaneam esse. A vacuatione siqui-<text:line-break/>dem partam convulsionem semper damnat Hippocrates. Ve-<text:line-break/>rum hoc ipfum recte quidem Marinus, factam ab immoderate<text:line-break/>vacuatione convulsionem perniciofam esse protulit. Sic al<text:line-break/>oborta ex pharmaci potione convulsio fuerit exitialis. At<text:line-break/>non animadvertit, aphorifmum priorem falsum efficere. Ab<text:line-break/>ossis enim perfectione desipientiam fieri manifesto falsum<text:line-break/>est. Neque enim alio quodam osse neque cerebrum erario</text:p>
      <text:p text:style-name="P5">tegente perfecto, delicatio prius sequitur quam ad menis-<text:line-break/>gas affectio pervenerit.</text:p>
      <text:h text:style-name="Heading_20_2" text:outline-level="2">XXV.</text:h>
      <text:p text:style-name="Normal">A <text:span text:style-name="Default_20_Paragraph_20_Font"><text:span text:style-name="T1">med</text:span></text:span>i<text:span text:style-name="Default_20_Paragraph_20_Font"><text:span text:style-name="T1">camen</text:span></text:span>ti <text:span text:style-name="Default_20_Paragraph_20_Font"><text:span text:style-name="T1">potione convulsio le</text:span></text:span>t<text:span text:style-name="Default_20_Paragraph_20_Font"><text:span text:style-name="T1">ale.</text:span></text:span></text:p>
      <text:p text:style-name="P4">Pharmacoposias et phar<text:span text:style-name="Default_20_Paragraph_20_Font"><text:span text:style-name="T1">t</text:span></text:span>nacias peculiaris Hippocratis<text:line-break/>mos appellandi eas duntaxat potiones, quae purgantibus<text:line-break/>constant medicamentis. Quod autem istis quum imtnode-<text:line-break/>ratius vacuaverint, superveniens convulsio sit perniciosa,<text:line-break/>si quis eorum multoties a nobis promulgatorum memiue-<text:line-break/>r it, non ignorat.</text:p>
      <text:h text:style-name="Heading_20_2" text:outline-level="2">XXVI.</text:h>
      <text:p text:style-name="P1"><text:span text:style-name="Default_20_Paragraph_20_Font"><text:span text:style-name="T1">A vehemen</text:span></text:span>ti <text:span text:style-name="Default_20_Paragraph_20_Font"><text:span text:style-name="T1">part</text:span></text:span>i<text:span text:style-name="Default_20_Paragraph_20_Font"><text:span text:style-name="T1">um alv</text:span></text:span>i<text:span text:style-name="Default_20_Paragraph_20_Font"><text:span text:style-name="T1">narum d</text:span></text:span>o<text:span text:style-name="Default_20_Paragraph_20_Font"><text:span text:style-name="T1">lore extre</text:span></text:span>m<text:span text:style-name="Default_20_Paragraph_20_Font"><text:span text:style-name="T1">orum resm-<text:line-break/>gera</text:span></text:span>ti<text:span text:style-name="Default_20_Paragraph_20_Font"><text:span text:style-name="T1">o</text:span></text:span> m<text:span text:style-name="Default_20_Paragraph_20_Font"><text:span text:style-name="T1">alu</text:span></text:span>m.</text:p>
      <text:p text:style-name="P4">Extremarum corporis partium refrigeratio fit, quem-<text:line-break/>admodum et fupra dictum est, tum propter inflammationis</text:p>
      <text:p text:style-name="P5">viscerum magnitudinem tum ob animi defectum tum quod<text:line-break/>calor nativus exstinguatur aut multitudine, praesertim si<text:line-break/>frigida fuerit, suffocetur. Fit etiam propter vehementem<text:line-break/>dolorem et medias corporis partes occupantem, ob quem<text:line-break/>natura in fe ap<text:span text:style-name="Default_20_Paragraph_20_Font"><text:span text:style-name="T1">t</text:span></text:span>am contrahitur atque intro <text:span text:style-name="Default_20_Paragraph_20_Font"><text:span text:style-name="T1">t</text:span></text:span>e recipit, eam-<text:line-break/>que sequitur fanguis, non stilum extremas corporis partes<text:line-break/>deserens, veluti pedes, manus et caput, sed etiam cutem<text:line-break/>universam. Particularem igitur quandam hoc aphorismo<text:line-break/>Hippocrates causam attrahit frigoris partium summarum,<text:line-break/>quemadmodum in aliis quoque multis placitis hoc ni<text:span text:style-name="Default_20_Paragraph_20_Font"><text:span text:style-name="T1">t</text:span></text:span>unt<text:line-break/>fecisse ostendimus. Nequaquam vero mirum est, qui pri-<text:line-break/>mus multa adinvenit, eum non omnium simul, feti cujus-<text:line-break/>que sigillatim inventio<text:span text:style-name="Default_20_Paragraph_20_Font"><text:span text:style-name="T1">n</text:span></text:span>em fecisse.</text:p>
      <text:h text:style-name="Heading_20_2" text:outline-level="2">XXVII.</text:h>
      <text:p text:style-name="Normal"><text:span text:style-name="Default_20_Paragraph_20_Font"><text:span text:style-name="T1">Mul</text:span></text:span><text:span text:style-name="Default_20_Paragraph_20_Font"><text:span text:style-name="T8">i</text:span></text:span><text:span text:style-name="Default_20_Paragraph_20_Font"><text:span text:style-name="T1">er</text:span></text:span><text:span text:style-name="Default_20_Paragraph_20_Font"><text:span text:style-name="T8">i </text:span></text:span><text:span text:style-name="Default_20_Paragraph_20_Font"><text:span text:style-name="T1">utero geren</text:span></text:span><text:span text:style-name="Default_20_Paragraph_20_Font"><text:span text:style-name="T8">ti </text:span></text:span><text:span text:style-name="Default_20_Paragraph_20_Font"><text:span text:style-name="T1">si tenesmu</text:span></text:span><text:span text:style-name="Default_20_Paragraph_20_Font"><text:span text:style-name="T8">s o</text:span></text:span><text:span text:style-name="Default_20_Paragraph_20_Font"><text:span text:style-name="T1">boriatur, ab</text:span></text:span><text:span text:style-name="Default_20_Paragraph_20_Font"><text:span text:style-name="T8">o</text:span></text:span><text:span text:style-name="Default_20_Paragraph_20_Font"><text:span text:style-name="T1">r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m </text:span></text:span><text:span text:style-name="Default_20_Paragraph_20_Font"><text:span text:style-name="T1">effic</text:span></text:span><text:span text:style-name="Default_20_Paragraph_20_Font"><text:span text:style-name="T8">i</text:span></text:span><text:span text:style-name="Default_20_Paragraph_20_Font"><text:span text:style-name="T1">t.</text:span></text:span></text:p>
      <text:p text:style-name="P3">Tenesinus fit in recto intestino vocato, eandem et<text:line-break/>causam et affectionem habens,. quam per dysenterias sus-<text:line-break/>cipit aliorum quoddam superiorum intestinorum. Hunc<text:line-break/>autem affectum <text:span text:style-name="Default_20_Paragraph_20_Font"><text:span text:style-name="T13">ἀπὸ</text:span></text:span><text:span text:style-name="Default_20_Paragraph_20_Font"><text:span text:style-name="T9"> </text:span></text:span><text:span text:style-name="Default_20_Paragraph_20_Font"><text:span text:style-name="T13">τῆς</text:span></text:span><text:span text:style-name="Default_20_Paragraph_20_Font"><text:span text:style-name="T9"> </text:span></text:span><text:span text:style-name="Default_20_Paragraph_20_Font"><text:span text:style-name="T13">τάσεως</text:span></text:span><text:span text:style-name="Default_20_Paragraph_20_Font"><text:span text:style-name="T9">, </text:span></text:span>hoc est a contentione ab<text:line-break/>ea quae ipso fit contentione nominari proferunt, qua<text:line-break/>quum alvum s<text:span text:style-name="Default_20_Paragraph_20_Font"><text:span text:style-name="T1">a</text:span></text:span>lvere vehementer nituntur, crebro expur-<text:line-break/>gant. Tali igitur contentione ac molesta sollicitatione<text:line-break/>quum totum corpus tum prae ceteris uterus recto inte-<text:line-break/>stino coalescens laborati Nihil autem mirum est per ve-<text:line-break/>hementes ac frequentes exfurrectiones et contentiones con-<text:line-break/>ceptum aboriri, quum et propter alias vehementes sive<text:line-break/>motiones sive partus dolores gravidae soleant abortire.</text:p>
      <text:h text:style-name="Heading_20_2" text:outline-level="2">XXVIII.</text:h>
      <text:p text:style-name="P1"><text:span text:style-name="Default_20_Paragraph_20_Font"><text:span text:style-name="T1">o</text:span></text:span>s <text:span text:style-name="Default_20_Paragraph_20_Font"><text:span text:style-name="T1">qu</text:span></text:span>o<text:span text:style-name="Default_20_Paragraph_20_Font"><text:span text:style-name="T1">dcunque perfectu</text:span></text:span>m <text:span text:style-name="Default_20_Paragraph_20_Font"><text:span text:style-name="T1">suerit .aut car</text:span></text:span>ti<text:span text:style-name="Default_20_Paragraph_20_Font"><text:span text:style-name="T1">lago aut ne</text:span></text:span>m<text:span text:style-name="Default_20_Paragraph_20_Font"><text:span text:style-name="T1">u</text:span></text:span>s,<text:line-break/><text:span text:style-name="Default_20_Paragraph_20_Font"><text:span text:style-name="T1">neque augetur neque coalesc</text:span></text:span>i<text:span text:style-name="Default_20_Paragraph_20_Font"><text:span text:style-name="T1">t.</text:span></text:span></text:p>
      <text:p text:style-name="P37">Atque hic aphorismus supra jani scriptus est his ver-<text:line-break/>bis:. quum os. perfectum fuerit aut cartilago aut nervus<text:line-break/>aut tenuis genae particula aut praeputium , neque augescit<text:line-break/>neque coalescit, atque 1pfum explicare <text:span text:style-name="Default_20_Paragraph_20_Font"><text:span text:style-name="T1">t</text:span></text:span>exto commentario<text:line-break/>praecidimus.</text:p>
      <text:h text:style-name="Heading_20_2" text:outline-level="2"><text:span text:style-name="Default_20_Paragraph_20_Font">XXIX.</text:span></text:h>
      <text:p text:style-name="P1"><text:span text:style-name="Default_20_Paragraph_20_Font"><text:span text:style-name="T1">s</text:span></text:span>i <text:span text:style-name="Default_20_Paragraph_20_Font"><text:span text:style-name="T1">alba pi</text:span></text:span>t<text:span text:style-name="Default_20_Paragraph_20_Font"><text:span text:style-name="T1">uita detento vehemens d</text:span></text:span>m<text:span text:style-name="Default_20_Paragraph_20_Font"><text:span text:style-name="T1">rrh</text:span></text:span>o<text:span text:style-name="Default_20_Paragraph_20_Font"><text:span text:style-name="T1">ea succedat, </text:span></text:span>m<text:span text:style-name="Default_20_Paragraph_20_Font"><text:span text:style-name="T1">or-<text:line-break/>bum sal</text:span></text:span>uit.</text:p>
      <text:p text:style-name="P4">Aliis quoque medicis consuetum est quendam hyderum<text:line-break/>leucophlegmatiam sieu albam pituitam appellare aut certe<text:line-break/>quod cristat etiam livido quaedam pituita aut sui quidem<text:line-break/>ratione perpetuo^ sit alba, fissi propter quorundam aliorum<text:line-break/>humorum mixtionem verum sincerumque colorem mutat.<text:line-break/>Potest etiam , quemadmodum libro de articulis scripsit,<text:line-break/><text:span text:style-name="Default_20_Paragraph_20_Font"><text:span text:style-name="T1">quae</text:span></text:span> i<text:span text:style-name="Default_20_Paragraph_20_Font"><text:span text:style-name="T1">n spina sunt ver</text:span></text:span>t<text:span text:style-name="Default_20_Paragraph_20_Font"><text:span text:style-name="T1">ebrae, </text:span></text:span>non qui tanquam sint alibi<text:line-break/>vertebrae distinguat, Ied simplici adiectione utatur, sic hoc</text:p>
      <text:p text:style-name="P38">quoque loco absque rei distinctione albi adjectionem fe-<text:line-break/>cisse. Jam vero a forti vel diuturna diarrhoea, utroque<text:line-break/>enim modo scribitur, albae pituitae solvi redundantiam<text:line-break/>commune est cum aliis etiam multis quae similiter ab ipso<text:line-break/>dicta sunt.</text:p>
      <text:h text:style-name="Heading_20_2" text:outline-level="2">XXX.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</text:span></text:span><text:span text:style-name="Default_20_Paragraph_20_Font"><text:span text:style-name="T1">per alvi prostuv</text:span></text:span><text:span text:style-name="Default_20_Paragraph_20_Font"><text:span text:style-name="T8">i</text:span></text:span><text:span text:style-name="Default_20_Paragraph_20_Font"><text:span text:style-name="T1">a spu</text:span></text:span><text:span text:style-name="Default_20_Paragraph_20_Font"><text:span text:style-name="T8">mo</text:span></text:span><text:span text:style-name="Default_20_Paragraph_20_Font"><text:span text:style-name="T1">sae sun</text:span></text:span><text:span text:style-name="Default_20_Paragraph_20_Font"><text:span text:style-name="T8">t </text:span></text:span><text:span text:style-name="Default_20_Paragraph_20_Font"><text:span text:style-name="T1">defectione</text:span></text:span><text:span text:style-name="Default_20_Paragraph_20_Font"><text:span text:style-name="T8">s, </text:span></text:span><text:span text:style-name="Default_20_Paragraph_20_Font"><text:span text:style-name="T1">i</text:span></text:span><text:span text:style-name="Default_20_Paragraph_20_Font"><text:span text:style-name="T8">is </text:span></text:span><text:span text:style-name="Default_20_Paragraph_20_Font"><text:span text:style-name="T1">a<text:line-break/>capi</text:span></text:span><text:span text:style-name="Default_20_Paragraph_20_Font"><text:span text:style-name="T8">t</text:span></text:span><text:span text:style-name="Default_20_Paragraph_20_Font"><text:span text:style-name="T1">e pitu</text:span></text:span><text:span text:style-name="Default_20_Paragraph_20_Font"><text:span text:style-name="T8">i</text:span></text:span><text:span text:style-name="Default_20_Paragraph_20_Font"><text:span text:style-name="T1">ta desin</text:span></text:span><text:span text:style-name="Default_20_Paragraph_20_Font"><text:span text:style-name="T8">it.</text:span></text:span></text:p>
      <text:p text:style-name="P4">Fiunt enim aliquando alvi excrementa spumosa, fla—<text:line-break/>tulento humore ex capite ad ventrem defluente. Hoc in-<text:line-break/>distincte dictum esu Fiunt interdum et vasis ad ipsimi<text:line-break/>porrectis illum effundentibus.. oboriuntur etiam interdum<text:line-break/>in ipfo ventre unicam ,. prout quispiam dixerit , causam<text:line-break/>continens, quomodocunque excernuntur aut fiant, ante-<text:line-break/>cedentes vero plures. Est autem hujus fpumofae pituitae<text:line-break/>causa. continens flatulentus spiritus, qui, dum humori</text:p>
      <text:p text:style-name="P5">commiscetur (vehementi et inaequabili motione ita utitur,<text:line-break/>ut et ipse dirumpatur et pituitosum restringatur et in mul.-<text:line-break/>tas ac parvas partes commluuat. Ejusmodi vero motus<text:line-break/>ipsa cau<text:span text:style-name="Default_20_Paragraph_20_Font"><text:span text:style-name="T1">t</text:span></text:span>a est tum propria natura tum nonnunquam etiam<text:line-break/>caloris copia. .Sic enim et in iis quae elixantur, ac ma-<text:line-break/>xime si lenta ac viscida natura suerint et in mari per vio-<text:line-break/>lentos ventorum impetus spuma conspicitur. Porro- qui<text:line-break/>pituitae riam et transitum in ventrem per pulmonem fieri<text:line-break/>arbitrantur, atque ideo ipsam apparere spumosam , quid<text:line-break/>de iis qui in capite in pulmonem rheumatismo aperte<text:line-break/>laborant dicturi sint non rideo. oportebat siquidem in<text:line-break/>ipsis alvi excrementa fpumofa este. Verum hi neque <text:span text:style-name="Default_20_Paragraph_20_Font"><text:span text:style-name="T1">t</text:span></text:span>pn-<text:line-break/>mo<text:span text:style-name="Default_20_Paragraph_20_Font"><text:span text:style-name="T1">t</text:span></text:span>a desidunt neque extussiunt, etiam si saepe manifesto<text:line-break/>asperae pulmonis arteriae eo qui a capite defluxit humore<text:line-break/>oppletae sint, qui concoctus puri quidem similis exspuitur,<text:line-break/>spumosus autem nequaquam evadit. Quin ne sanguinem<text:line-break/>quidem spumosum ex pulmone semper exspuunt. Videtur<text:line-break/><text:span text:style-name="Default_20_Paragraph_20_Font"><text:span text:style-name="T1">t</text:span></text:span>ane quum de ipsis propria visceris substantia quidquam</text:p>
      <text:p text:style-name="P39">una. effertur, sangnis.esse. fpumusus. Pleuritici tamen in-.<text:line-break/>tardum etiam spumosum exfpuunt, atque his ipsis. multo<text:line-break/>rarius peripneumonici, calere scilicet.; . ut mihi videtur;<text:line-break/>intemperato atque igneo In partibus affectis collectu. Porro<text:line-break/>si. quod e capite defluit in asperas pulmonis arterias denuo<text:line-break/>sum,. ut nonnulli volunt,.-ad sedem permeat primum. in<text:line-break/>ventriculos cordis ipsum devenire . oportebit ; deinde ex<text:line-break/>duabus alterum riam pergere aut primum per venam. ca-<text:line-break/>vam ad jecoris gibba ; indeque ad sima deferri atque ita<text:line-break/>per portas in intestinorum spiras pervenire; aut primum<text:line-break/>quidem in magnam arteriam; deinde sic in. eam quae me-<text:line-break/>senterium perreptet. Verum quomodo ubi et sanguine sit<text:line-break/>permixtum er una .cum eo tot venas pervaserit, spumo-.<text:line-break/>sum etiamnum. maneat.</text:p>
      <text:h text:style-name="Heading_20_2" text:outline-level="2">XXXI.</text:h>
      <text:p text:style-name="P1"><text:span text:style-name="Default_20_Paragraph_20_Font"><text:span text:style-name="T8">Q</text:span></text:span><text:span text:style-name="Default_20_Paragraph_20_Font"><text:span text:style-name="T1">uibu</text:span></text:span><text:span text:style-name="Default_20_Paragraph_20_Font"><text:span text:style-name="T8">s </text:span></text:span><text:span text:style-name="Default_20_Paragraph_20_Font"><text:span text:style-name="T1">febr</text:span></text:span><text:span text:style-name="Default_20_Paragraph_20_Font"><text:span text:style-name="T8">i</text:span></text:span><text:span text:style-name="Default_20_Paragraph_20_Font"><text:span text:style-name="T1">c</text:span></text:span><text:span text:style-name="Default_20_Paragraph_20_Font"><text:span text:style-name="T8">i</text:span></text:span><text:span text:style-name="Default_20_Paragraph_20_Font"><text:span text:style-name="T1">tantibus</text:span></text:span><text:span text:style-name="Default_20_Paragraph_20_Font"><text:span text:style-name="T8"> i</text:span></text:span><text:span text:style-name="Default_20_Paragraph_20_Font"><text:span text:style-name="T1">n. urini</text:span></text:span><text:span text:style-name="Default_20_Paragraph_20_Font"><text:span text:style-name="T8">s </text:span></text:span><text:span text:style-name="Default_20_Paragraph_20_Font"><text:span text:style-name="T1">sudimen</text:span></text:span><text:span text:style-name="Default_20_Paragraph_20_Font"><text:span text:style-name="T8">t</text:span></text:span><text:span text:style-name="Default_20_Paragraph_20_Font"><text:span text:style-name="T1">a crassiorem far</text:span></text:span><text:span text:style-name="Default_20_Paragraph_20_Font"><text:span text:style-name="T8">i—<text:line-break/></text:span></text:span><text:span text:style-name="Default_20_Paragraph_20_Font"><text:span text:style-name="T1">nam ^referentia oboriun</text:span></text:span><text:span text:style-name="Default_20_Paragraph_20_Font"><text:span text:style-name="T8">tii</text:span></text:span><text:span text:style-name="Default_20_Paragraph_20_Font"><text:span text:style-name="T1">r , longum m</text:span></text:span><text:span text:style-name="Default_20_Paragraph_20_Font"><text:span text:style-name="T8">o</text:span></text:span><text:span text:style-name="Default_20_Paragraph_20_Font"><text:span text:style-name="T1">rbum significant.</text:span></text:span></text:p>
      <text:p text:style-name="P3">Haec quoque oratio adhibita distinctione vera fit, quae<text:line-break/>ab experientia comprobatum Crimnodes siquidem. urinas<text:line-break/>in prognostico perniciosas esse pronunciatum est; atque<text:line-break/>plurimi priusquam morbus diutius producatur, intereunt;<text:line-break/>qui vero ex ipsis servati sunt, hi omnes .diuturno. morini<text:line-break/>laborarunt, affectu nimirum in quo talis urina redditur<text:line-break/>multam coctionem efflagitante, Verum in libris de crisi-<text:line-break/>bus de omnibus urinis plenius dictum..esu Ex epidemiis<text:line-break/>autem, fiatis enim mihi suerit de duobus aegris tantum-<text:line-break/>modo fecisse mentionem, primo quidem libro de Silano<text:line-break/>post tres aeris tempestates fecundo loco scripto, de quo<text:line-break/>inter ea quae de ipfio refert Hippocrates sic inquito .<text:span text:style-name="Default_20_Paragraph_20_Font"><text:span text:style-name="T1">m</text:span></text:span>i<text:span text:style-name="Default_20_Paragraph_20_Font"><text:span text:style-name="T1">a-<text:line-break/>x</text:span></text:span>it <text:span text:style-name="Default_20_Paragraph_20_Font"><text:span text:style-name="T1">affa</text:span></text:span>tim <text:span text:style-name="Default_20_Paragraph_20_Font"><text:span text:style-name="T1">sub crassem in metella. dep</text:span></text:span>o<text:span text:style-name="Default_20_Paragraph_20_Font"><text:span text:style-name="T1">situ</text:span></text:span>m, <text:span text:style-name="Default_20_Paragraph_20_Font"><text:span text:style-name="T1">sedimentum<text:line-break/>cr</text:span></text:span>i<text:span text:style-name="Default_20_Paragraph_20_Font"><text:span text:style-name="T1">mn</text:span></text:span>o<text:span text:style-name="Default_20_Paragraph_20_Font"><text:span text:style-name="T1">de</text:span></text:span>s , <text:span text:style-name="Default_20_Paragraph_20_Font"><text:span text:style-name="T1">ex</text:span></text:span>t<text:span text:style-name="Default_20_Paragraph_20_Font"><text:span text:style-name="T1">rema rursum fulg</text:span></text:span>i<text:span text:style-name="Default_20_Paragraph_20_Font"><text:span text:style-name="T1">da ; undec</text:span></text:span>i<text:span text:style-name="Default_20_Paragraph_20_Font"><text:span text:style-name="T1">mo die m</text:span></text:span>ort<text:span text:style-name="Default_20_Paragraph_20_Font"><text:span text:style-name="T1">e<text:line-break/>peremptu</text:span></text:span>s <text:span text:style-name="Default_20_Paragraph_20_Font"><text:span text:style-name="T1">esu</text:span></text:span> . Tertio vero libro de aegroto qui ordine<text:line-break/>tertius est, de quo historiam initio ita scripsit: <text:span text:style-name="Default_20_Paragraph_20_Font"><text:span text:style-name="T1">q</text:span></text:span>ui i<text:span text:style-name="Default_20_Paragraph_20_Font"><text:span text:style-name="T1">n<text:line-break/>horto</text:span></text:span> D<text:span text:style-name="Default_20_Paragraph_20_Font"><text:span text:style-name="T1">ealct</text:span></text:span>s <text:span text:style-name="Default_20_Paragraph_20_Font"><text:span text:style-name="T1">decu</text:span></text:span>m<text:span text:style-name="Default_20_Paragraph_20_Font"><text:span text:style-name="T1">bebat;</text:span></text:span> delude paulo ulterius : <text:span text:style-name="Default_20_Paragraph_20_Font"><text:span text:style-name="T1">uris<text:line-break/>nae .tenue</text:span></text:span>s, <text:span text:style-name="Default_20_Paragraph_20_Font"><text:span text:style-name="T1">var</text:span></text:span>i<text:span text:style-name="Default_20_Paragraph_20_Font"><text:span text:style-name="T1">ae, suspensae, parva, cra/stori far</text:span></text:span>i<text:span text:style-name="Default_20_Paragraph_20_Font"><text:span text:style-name="T1">nae</text:span></text:span></text:p>
      <text:p text:style-name="P5"><text:span text:style-name="Default_20_Paragraph_20_Font"><text:span text:style-name="T1">consi</text:span></text:span>mi<text:span text:style-name="Default_20_Paragraph_20_Font"><text:span text:style-name="T1">l</text:span></text:span>i<text:span text:style-name="Default_20_Paragraph_20_Font"><text:span text:style-name="T1">a con</text:span></text:span>ti<text:span text:style-name="Default_20_Paragraph_20_Font"><text:span text:style-name="T1">nentes. </text:span></text:span>Hunc autem dicit quadragesimo<text:line-break/>die judicatum fuisse. Liquet igitur et his exemplis qui-<text:line-break/>cu<text:span text:style-name="Default_20_Paragraph_20_Font"><text:span text:style-name="T1">n</text:span></text:span>que farinacea mejant, si fatui quidem evasuri sint, eos<text:line-break/>^perdiu detiner<text:span text:style-name="Default_20_Paragraph_20_Font"><text:span text:style-name="T1">i</text:span></text:span>; si vero exitialiter aegrotent, etiam posse<text:line-break/>celeriter perimi.</text:p>
      <text:h text:style-name="Heading_20_2" text:outline-level="2">XXXII.</text:h>
      <text:p text:style-name="P40"><text:span text:style-name="Default_20_Paragraph_20_Font"><text:span text:style-name="T1">Quibu</text:span></text:span>s <text:span text:style-name="Default_20_Paragraph_20_Font"><text:span text:style-name="T1">b</text:span></text:span>i<text:span text:style-name="Default_20_Paragraph_20_Font"><text:span text:style-name="T1">l</text:span></text:span>i<text:span text:style-name="Default_20_Paragraph_20_Font"><text:span text:style-name="T1">osi sud</text:span></text:span>i<text:span text:style-name="Default_20_Paragraph_20_Font"><text:span text:style-name="T1">menta supra tenu</text:span></text:span>i<text:span text:style-name="Default_20_Paragraph_20_Font"><text:span text:style-name="T1">a, acutum</text:span></text:span> m<text:span text:style-name="Default_20_Paragraph_20_Font"><text:span text:style-name="T1">orbum<text:line-break/>significan</text:span></text:span>t.</text:p>
      <text:p text:style-name="P4">Bilio<text:span text:style-name="Default_20_Paragraph_20_Font"><text:span text:style-name="T1">t</text:span></text:span>us quidem humor acutos morbos semper efficit.<text:line-break/>Sic enim veteres medicos pro consuetudine picreichdlum<text:line-break/>hutuorem appellare diximus , quemadmodum melancholi-<text:line-break/>cum siemper cum adjectione, non simpliciter bilem veluti<text:line-break/>flavam, sed atram bilem pronunciant. lllud vero <text:span text:style-name="Default_20_Paragraph_20_Font"><text:span text:style-name="T1">supra<text:line-break/></text:span></text:span>t<text:span text:style-name="Default_20_Paragraph_20_Font"><text:span text:style-name="T1">enuia, </text:span></text:span>hoc est aquosa; sic enim tenuis appellatione uti<text:line-break/>co<text:span text:style-name="Default_20_Paragraph_20_Font"><text:span text:style-name="T1">n</text:span></text:span>suevit Hippocrates, non recte dictum videretur. Aquosa<text:line-break/>siquidem urina cruda est diuturnumque morbum portendit.</text:p>
      <text:p text:style-name="P5">Equidem numquam spectavi urinam, cujus fedimentum<text:line-break/>esset biliosum et quod supernatat aquosum. Non citra<text:line-break/>rationem igitur interpretes nonnulli non locum, sed tem-<text:line-break/>pus hoc aphorismo per adverbium <text:span text:style-name="Default_20_Paragraph_20_Font"><text:span text:style-name="T1">supra</text:span></text:span> significari arbi-:<text:line-break/>trantur, quasi dictum sit; si urinarum fedimenta ab initio<text:line-break/>te<text:span text:style-name="Default_20_Paragraph_20_Font"><text:span text:style-name="T1">n</text:span></text:span>uia, postea biliosa fiant, acutum morbum significant.</text:p>
      <text:h text:style-name="Heading_20_2" text:outline-level="2">XxXlll.</text:h>
      <text:p text:style-name="P1">Q<text:span text:style-name="Default_20_Paragraph_20_Font"><text:span text:style-name="T1">u</text:span></text:span>i<text:span text:style-name="Default_20_Paragraph_20_Font"><text:span text:style-name="T1">bus d</text:span></text:span>i<text:span text:style-name="Default_20_Paragraph_20_Font"><text:span text:style-name="T1">sparatae fiun</text:span></text:span>t <text:span text:style-name="Default_20_Paragraph_20_Font"><text:span text:style-name="T1">ur</text:span></text:span>i<text:span text:style-name="Default_20_Paragraph_20_Font"><text:span text:style-name="T1">nae , iis</text:span></text:span> i<text:span text:style-name="Default_20_Paragraph_20_Font"><text:span text:style-name="T1">n c</text:span></text:span>o<text:span text:style-name="Default_20_Paragraph_20_Font"><text:span text:style-name="T1">rp</text:span></text:span>o<text:span text:style-name="Default_20_Paragraph_20_Font"><text:span text:style-name="T1">re vehemen</text:span></text:span>s<text:line-break/><text:span text:style-name="Default_20_Paragraph_20_Font"><text:span text:style-name="T1">est perturbat</text:span></text:span>io.</text:p>
      <text:p text:style-name="P4">Si diductae urinae proprie accipiantur, quae fieri<text:line-break/>nequeat, res declarabitur. Continua siquidem est Ubique<text:line-break/>ipsi perpetuo cohaerens urina quae nullum intermedium<text:line-break/>fpatium vacuum sortitur. Si vero per urinae concretio-<text:line-break/>nem inaequalitatem dici concesserimus, merito ipsam pro-<text:line-break/>nunciavit vehementem perturbationem significare. Nam<text:line-break/>dominante ac vincente natura aequabiliter unita sunt</text:p>
      <text:p text:style-name="P5">omnia. Morbificis vero causis in ipsam tumultuantibus<text:line-break/>quod subigitur et coquitur, alteram i<text:span text:style-name="Default_20_Paragraph_20_Font"><text:span text:style-name="T1">n urina</text:span></text:span> prae se fert<text:line-break/>ideam; quod vero reluctatur ac tumultuatur, alteram,<text:line-break/>quumque plures situs ejusmodi causae, magis variam uri-<text:line-break/>narum inaequalitatem ejusque causam perturbationem re-<text:line-break/>praesentant.</text:p>
      <text:h text:style-name="Heading_20_2" text:outline-level="2">XXXIV.</text:h>
      <text:p text:style-name="P1"><text:span text:style-name="Default_20_Paragraph_20_Font"><text:span text:style-name="T1">Qu</text:span></text:span>i<text:span text:style-name="Default_20_Paragraph_20_Font"><text:span text:style-name="T1">bus in uri</text:span></text:span>nis <text:span text:style-name="Default_20_Paragraph_20_Font"><text:span text:style-name="T1">bullae superstant , </text:span></text:span>ii<text:span text:style-name="Default_20_Paragraph_20_Font"><text:span text:style-name="T1">s. nephritiu ac lon-<text:line-break/>gu</text:span></text:span>m <text:span text:style-name="Default_20_Paragraph_20_Font"><text:span text:style-name="T1">fare</text:span></text:span> m<text:span text:style-name="Default_20_Paragraph_20_Font"><text:span text:style-name="T1">orbu</text:span></text:span>m <text:span text:style-name="Default_20_Paragraph_20_Font"><text:span text:style-name="T1">significant.</text:span></text:span></text:p>
      <text:p text:style-name="P4">Procreantur bullae quum flatulentus humor spiritu<text:line-break/>circumextenditur. Id autem magis accidere confuerit,<text:line-break/>si quid lentoris humor sortiatur. Tunc etiam bullae ipsae<text:line-break/>ma<text:span text:style-name="Default_20_Paragraph_20_Font"><text:span text:style-name="T1">n</text:span></text:span>ent diutius ac difficile solvuntur. Quum igitur flatu-<text:line-break/>lentus fpiritus una cum urinis excernitur, frigidae renum<text:line-break/>invaletudinis signum esu Haec enim flatulentum spiritum<text:line-break/>colligit, ob idque longum fore morbum praenunciat. Eri-</text:p>
      <text:p text:style-name="P5">gidum enim omne aegre tum solvitur tum coquitur pro-<text:line-break/>inseque perdurat. Nonnulli porro narrant aperta ab uri-<text:line-break/>narum .acrimonia quae renibus instant arteriarum ora fpi-<text:line-break/>ritum aliquem emittere qur cum urinis illapsus bullas efficit.</text:p>
      <text:h text:style-name="Heading_20_2" text:outline-level="2">XXXV.</text:h>
      <text:p text:style-name="P1">Q<text:span text:style-name="Default_20_Paragraph_20_Font"><text:span text:style-name="T1">u</text:span></text:span>i<text:span text:style-name="Default_20_Paragraph_20_Font"><text:span text:style-name="T1">bu</text:span></text:span>s <text:span text:style-name="Default_20_Paragraph_20_Font"><text:span text:style-name="T1">ur</text:span></text:span>i<text:span text:style-name="Default_20_Paragraph_20_Font"><text:span text:style-name="T1">narum summu</text:span></text:span>m <text:span text:style-name="Default_20_Paragraph_20_Font"><text:span text:style-name="T1">pingue e</text:span></text:span>t <text:span text:style-name="Default_20_Paragraph_20_Font"><text:span text:style-name="T1">consertum est</text:span></text:span>, i<text:span text:style-name="Default_20_Paragraph_20_Font"><text:span text:style-name="T1">i</text:span></text:span>s <text:span text:style-name="Default_20_Paragraph_20_Font"><text:span text:style-name="T1">re-<text:line-break/>nale</text:span></text:span>m .<text:span text:style-name="Default_20_Paragraph_20_Font"><text:span text:style-name="T1">et acutu</text:span></text:span>m m<text:span text:style-name="Default_20_Paragraph_20_Font"><text:span text:style-name="T1">orbu</text:span></text:span>m <text:span text:style-name="Default_20_Paragraph_20_Font"><text:span text:style-name="T1">significan</text:span></text:span>t.</text:p>
      <text:p text:style-name="Normal">ec Sive dejectio sive .urina sit pinguis, adipis fit colli-<text:line-break/>qu.atione non magis in renibus quam toto animalis cor-<text:line-break/>por.e commorantis; unde neque proprium morbi renatis<text:line-break/>id signum est, sed omnis adipis ab igneo .calore .collique-<text:line-break/>facti commune. Aut igitur ita intelligendus aphorismus,<text:line-break/>quo in iis quae renum esse conceduntur affectionibus, hic<text:line-break/>non affectionis genus , sied acumen .tum dignoscat tum<text:line-break/>praedicat Hippocrates aut ut interpretes nonnulli fecerunt</text:p>
      <text:p text:style-name="P5">verbum <text:span text:style-name="Default_20_Paragraph_20_Font"><text:span text:style-name="T1">nephr</text:span></text:span>i<text:span text:style-name="Default_20_Paragraph_20_Font"><text:span text:style-name="T1">t</text:span></text:span>i<text:span text:style-name="Default_20_Paragraph_20_Font"><text:span text:style-name="T1">ca</text:span></text:span> scriptum in phrenetica mutandum est :<text:line-break/>quamquam hoc neque <text:span text:style-name="Default_20_Paragraph_20_Font"><text:span text:style-name="T1">t</text:span></text:span>otius phrenitidis, neque simplicis,<text:line-break/>neque incendentis, sied omnis colliquefacientis febris<text:line-break/>signum est. Porro nomen <text:span text:style-name="Default_20_Paragraph_20_Font"><text:span text:style-name="T1">c</text:span></text:span>o<text:span text:style-name="Default_20_Paragraph_20_Font"><text:span text:style-name="T1">nsertu</text:span></text:span>m additum -orationi<text:line-break/>potest tum brevitatem temporis significare, tum etiam<text:line-break/>potest loci nihilominus. Quod enim in fe coactum est et<text:line-break/>continens, id confertum universumque dicimus, distracto<text:line-break/>atque dispersio contrarium. Atque hactenus ista a nostris<text:line-break/>etiam praeceptoribus explicata fonti Jam vero quod mihi<text:line-break/>videtur dicam. Conserta vox orationi praesenti addita<text:line-break/>mihi de temporis brevitate dici videtur, atque ideo ad-<text:line-break/>ipis renum indicare colliquationem. In aliis siquidem<text:line-break/>corporis partibus liquefacti adipes paulatim non universim<text:line-break/>cum urina manant, traducta colliquatione <text:span text:style-name="Default_20_Paragraph_20_Font"><text:span text:style-name="T1">i</text:span></text:span>n primas sibi<text:line-break/>vicinas venas, deinde in continuas, postremo rursum in<text:line-break/>alias atque alias, donec tandem lu renes ipsa perveniat.<text:line-break/>Colliquefacti vero renum adipis in urinas traductio celer-<text:line-break/>rima est; neque paulatim, sed confertim fit, atque ideo</text:p>
      <text:p text:style-name="P5">renibus affectionem inesse indicat. Cui rei experientiam<text:line-break/>quoque adstipulari comperies, si diligenter observaveris.<text:line-break/>Ceterum quum gemina exstet lectio, in quibusdam enim<text:line-break/>exemplaribus urinarum summum, in aliis fedimentum<text:line-break/>scribitur, priorem veriorem esse dicimus. Supernatat<text:line-break/>enim semper quod pingue est, non subsidet. Ad haec<text:line-break/>praecedentis aphorismi dictioni talis lectio congruit, in<text:line-break/>illa enim dixit Hippocrates: <text:span text:style-name="Default_20_Paragraph_20_Font"><text:span text:style-name="T1">qu</text:span></text:span>i<text:span text:style-name="Default_20_Paragraph_20_Font"><text:span text:style-name="T1">bus</text:span></text:span> i<text:span text:style-name="Default_20_Paragraph_20_Font"><text:span text:style-name="T1">n ur</text:span></text:span>i<text:span text:style-name="Default_20_Paragraph_20_Font"><text:span text:style-name="T1">n</text:span></text:span>i<text:span text:style-name="Default_20_Paragraph_20_Font"><text:span text:style-name="T1">s bu</text:span></text:span>l<text:span text:style-name="Default_20_Paragraph_20_Font"><text:span text:style-name="T1">lae super-<text:line-break/>stant, </text:span></text:span>iis <text:span text:style-name="Default_20_Paragraph_20_Font"><text:span text:style-name="T1">nephr</text:span></text:span>iti<text:span text:style-name="Default_20_Paragraph_20_Font"><text:span text:style-name="T1">n ac l</text:span></text:span>o<text:span text:style-name="Default_20_Paragraph_20_Font"><text:span text:style-name="T1">ngum fare morbum sign</text:span></text:span>i/i<text:span text:style-name="Default_20_Paragraph_20_Font"><text:span text:style-name="T1">cant.<text:line-break/></text:span></text:span>Superstant igitur verbum subsequentibus pronunciandis<text:line-break/>consentaneum esu Quibus urinarum summum pingue et<text:line-break/>confertum est, iis renalem et acutum morbum significant.</text:p>
      <text:h text:style-name="Heading_20_2" text:outline-level="2">XXXVI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renum affec</text:span></text:span>t<text:span text:style-name="Default_20_Paragraph_20_Font"><text:span text:style-name="T1">u laborantibu</text:span></text:span>s <text:span text:style-name="Default_20_Paragraph_20_Font"><text:span text:style-name="T1">praedicta c</text:span></text:span>o<text:span text:style-name="Default_20_Paragraph_20_Font"><text:span text:style-name="T1">n</text:span></text:span>ti<text:span text:style-name="Default_20_Paragraph_20_Font"><text:span text:style-name="T1">ngunt<text:line-break/>signa d</text:span></text:span>o<text:span text:style-name="Default_20_Paragraph_20_Font"><text:span text:style-name="T1">l</text:span></text:span>o<text:span text:style-name="Default_20_Paragraph_20_Font"><text:span text:style-name="T1">re</text:span></text:span>s<text:span text:style-name="Default_20_Paragraph_20_Font"><text:span text:style-name="T1">que sp</text:span></text:span>i<text:span text:style-name="Default_20_Paragraph_20_Font"><text:span text:style-name="T1">nae</text:span></text:span> m<text:span text:style-name="Default_20_Paragraph_20_Font"><text:span text:style-name="T1">usculi</text:span></text:span>s <text:span text:style-name="Default_20_Paragraph_20_Font"><text:span text:style-name="T1">ob</text:span></text:span>o<text:span text:style-name="Default_20_Paragraph_20_Font"><text:span text:style-name="T1">r</text:span></text:span>i<text:span text:style-name="Default_20_Paragraph_20_Font"><text:span text:style-name="T1">untur , si ex</text:span></text:span>t<text:span text:style-name="Default_20_Paragraph_20_Font"><text:span text:style-name="T1">ort</text:span></text:span>o</text:p>
      <text:p text:style-name="P3"><text:span text:style-name="Default_20_Paragraph_20_Font"><text:span text:style-name="T1">re</text:span></text:span>s <text:span text:style-name="Default_20_Paragraph_20_Font"><text:span text:style-name="T1">qu</text:span></text:span>i<text:span text:style-name="Default_20_Paragraph_20_Font"><text:span text:style-name="T1">dem loco</text:span></text:span>s <text:span text:style-name="Default_20_Paragraph_20_Font"><text:span text:style-name="T1">obsideant , absuesu</text:span></text:span>s <text:span text:style-name="Default_20_Paragraph_20_Font"><text:span text:style-name="T1">quoque futuros ex-<text:line-break/></text:span></text:span>t<text:span text:style-name="Default_20_Paragraph_20_Font"><text:span text:style-name="T1">er</text:span></text:span>r<text:span text:style-name="Default_20_Paragraph_20_Font"><text:span text:style-name="T1">ores exspecta. si vero d</text:span></text:span>ol<text:span text:style-name="Default_20_Paragraph_20_Font"><text:span text:style-name="T1">ore</text:span></text:span>s <text:span text:style-name="Default_20_Paragraph_20_Font"><text:span text:style-name="T1">in</text:span></text:span>t<text:span text:style-name="Default_20_Paragraph_20_Font"><text:span text:style-name="T1">er</text:span></text:span>io<text:span text:style-name="Default_20_Paragraph_20_Font"><text:span text:style-name="T1">r</text:span></text:span>i<text:span text:style-name="Default_20_Paragraph_20_Font"><text:span text:style-name="T1">bus</text:span></text:span> l<text:span text:style-name="Default_20_Paragraph_20_Font"><text:span text:style-name="T1">oci</text:span></text:span>s <text:span text:style-name="Default_20_Paragraph_20_Font"><text:span text:style-name="T1">ma-<text:line-break/>g</text:span></text:span>is i<text:span text:style-name="Default_20_Paragraph_20_Font"><text:span text:style-name="T1">nsidean</text:span></text:span>t, <text:span text:style-name="Default_20_Paragraph_20_Font"><text:span text:style-name="T1">absce</text:span></text:span>ssus <text:span text:style-name="Default_20_Paragraph_20_Font"><text:span text:style-name="T1">e</text:span></text:span>ti<text:span text:style-name="Default_20_Paragraph_20_Font"><text:span text:style-name="T1">am</text:span></text:span> i<text:span text:style-name="Default_20_Paragraph_20_Font"><text:span text:style-name="T1">nter</text:span></text:span>i<text:span text:style-name="Default_20_Paragraph_20_Font"><text:span text:style-name="T1">ore</text:span></text:span>s m<text:span text:style-name="Default_20_Paragraph_20_Font"><text:span text:style-name="T1">ag</text:span></text:span>is <text:span text:style-name="Default_20_Paragraph_20_Font"><text:span text:style-name="T1">saturo</text:span></text:span>s<text:line-break/>m<text:span text:style-name="Default_20_Paragraph_20_Font"><text:span text:style-name="T1">e</text:span></text:span>t<text:span text:style-name="Default_20_Paragraph_20_Font"><text:span text:style-name="T1">ue.</text:span></text:span></text:p>
      <text:p text:style-name="P4">Superioribus quidem aphorismis quibus signis affectus<text:line-break/>dignoscuntur ea scriptis tradidit, in praesenti vero de<text:line-break/>iis agit quae renum affectibus diuturno tempore Iaboran-.<text:line-break/>tium esse conceduntur , futurum praedicans ipsis abscessum,<text:line-break/>si ad prius scripta signa labor accesserit, hoc est dolor in<text:line-break/>iis spinae musculis, quos rachiae os et rachitas appellant<text:line-break/>medici. Duplex autem est horum musculorum genus,<text:line-break/>unum quidem exteriorum pone sub cute totam fpinam<text:line-break/>utrimque complectentium, alterum vero interiorum par-<text:line-break/>tibus anterioribus non in totam spinam, fed folas lumbo-<text:line-break/>rum partes porrectorum. Utrascunque partes dolor firmus<text:line-break/>obsideat , illic abscessum quoque futurum metue. Utrum<text:line-break/>vero renibus ipsis suppurantibus id flet an fotis musculi^,</text:p>
      <text:p text:style-name="P5">an utrisque, non explicavit Hippocrates. ..Ceterum haec<text:line-break/>omnia fieri ostendit experientia. Musculi namque sali<text:line-break/>nonnunquam hoc patiuntur vel interiores qui iidem sunt<text:line-break/>anteriores; vel posteriores qui et exteriores habentur, et<text:line-break/>sine <text:span text:style-name="Default_20_Paragraph_20_Font"><text:span text:style-name="T1">t</text:span></text:span>uniculis quoque renes afficiuntur, alias introrsum,<text:line-break/>alias extrusum inclinante in ipsis abscessu.</text:p>
      <text:h text:style-name="Heading_20_2" text:outline-level="2">XXXVII.</text:h>
      <text:p text:style-name="P1"><text:span text:style-name="Default_20_Paragraph_20_Font"><text:span text:style-name="T1">Qu</text:span></text:span>i <text:span text:style-name="Default_20_Paragraph_20_Font"><text:span text:style-name="T1">sangu</text:span></text:span>i<text:span text:style-name="Default_20_Paragraph_20_Font"><text:span text:style-name="T1">nem vomun</text:span></text:span>t, <text:span text:style-name="Default_20_Paragraph_20_Font"><text:span text:style-name="T1">si c</text:span></text:span>i<text:span text:style-name="Default_20_Paragraph_20_Font"><text:span text:style-name="T1">tra subrem , salutare ,. st cum<text:line-break/>febre</text:span></text:span> m<text:span text:style-name="Default_20_Paragraph_20_Font"><text:span text:style-name="T1">alum. H</text:span></text:span>i<text:span text:style-name="Default_20_Paragraph_20_Font"><text:span text:style-name="T1">c assectu</text:span></text:span>s <text:span text:style-name="Default_20_Paragraph_20_Font"><text:span text:style-name="T1">re/r</text:span></text:span>i<text:span text:style-name="Default_20_Paragraph_20_Font"><text:span text:style-name="T1">geran</text:span></text:span>tm<text:span text:style-name="Default_20_Paragraph_20_Font"><text:span text:style-name="T1">u</text:span></text:span>s <text:span text:style-name="Default_20_Paragraph_20_Font"><text:span text:style-name="T1">et adstr</text:span></text:span>i<text:span text:style-name="Default_20_Paragraph_20_Font"><text:span text:style-name="T1">n-<text:line-break/>gen</text:span></text:span>t<text:span text:style-name="Default_20_Paragraph_20_Font"><text:span text:style-name="T1">ibu</text:span></text:span>s <text:span text:style-name="Default_20_Paragraph_20_Font"><text:span text:style-name="T1">curandu</text:span></text:span>s <text:span text:style-name="Default_20_Paragraph_20_Font"><text:span text:style-name="T1">esu</text:span></text:span></text:p>
      <text:p text:style-name="P4">Vomitus ex stomacho et ventre, extussiuntm quae ex<text:line-break/>aIpem alterta et pulmone efferuntur. Nonnulli tamen<text:line-break/>hujus libri enarratores verbum <text:span text:style-name="Default_20_Paragraph_20_Font"><text:span text:style-name="T1">vomun</text:span></text:span>t etiam de iis dici<text:line-break/>autumant, qui ex ulpera arteria et pulmone sanguinem<text:line-break/>reflectant. Atqui salutarem esse hunc affectum, hoc est<text:line-break/>aegros curari posse, quum minime febricitant, nequaquam</text:p>
      <text:p text:style-name="P5">verum esu Si quis e<text:span text:style-name="Default_20_Paragraph_20_Font"><text:span text:style-name="T1">n</text:span></text:span>im et quam maxime citra febrem<text:line-break/>ex pulmone sanguinem extussiat , non fieri huic curatio-<text:line-break/>nem periculum impendet. Quod si haec sanguinis reje-<text:line-break/>ctio diuturna perseveret, omnino postea febres succedent.<text:line-break/>Quamobrem <text:span text:style-name="Default_20_Paragraph_20_Font"><text:span text:style-name="T1">t</text:span></text:span>alius est hoc verbum <text:span text:style-name="Default_20_Paragraph_20_Font"><text:span text:style-name="T1">v</text:span></text:span>o<text:span text:style-name="Default_20_Paragraph_20_Font"><text:span text:style-name="T1">munt</text:span></text:span> proprie u<text:span text:style-name="Default_20_Paragraph_20_Font"><text:span text:style-name="T1">t</text:span></text:span>or-<text:line-break/>palum accipere , ac deinceps tum animadvertere tum<text:line-break/>praefinire quid in ipso citra febrem vacet periculo et<text:line-break/>quid periculi ex febre prodeat aut non prodeat. Nam<text:line-break/>febre vacantibus liquet nullam loco inflammationem in-<text:line-break/>esse, unde fanguis effertur. Quare vel vesis alienius ore<text:line-break/>reclusi, fit sanguinis vomitus vel cum ulcere, sed citra<text:line-break/>inflammationem. At quae citra inflammationem sunt ul-<text:line-break/>cera, adstringentibus facile curantur, quae vero et cum<text:line-break/>inflammatione simul et febribus existunt, non fotum cu-<text:line-break/>rationem non sortiuntur, imo in eadem magnitudine per-<text:line-break/>manere nequeunt; nam majora et maligniora femper<text:line-break/>evadunt.</text:p>
      <text:h text:style-name="P55" text:outline-level="2">XXXVlll.</text:h>
      <text:p text:style-name="P1"><text:span text:style-name="Default_20_Paragraph_20_Font"><text:span text:style-name="T1">Hestux</text:span></text:span>io<text:span text:style-name="Default_20_Paragraph_20_Font"><text:span text:style-name="T1">nes in ven</text:span></text:span>t<text:span text:style-name="Default_20_Paragraph_20_Font"><text:span text:style-name="T1">re</text:span></text:span>m <text:span text:style-name="Default_20_Paragraph_20_Font"><text:span text:style-name="T1">super</text:span></text:span>i<text:span text:style-name="Default_20_Paragraph_20_Font"><text:span text:style-name="T1">orem v</text:span></text:span>i<text:span text:style-name="Default_20_Paragraph_20_Font"><text:span text:style-name="T1">gint</text:span></text:span>i <text:span text:style-name="Default_20_Paragraph_20_Font"><text:span text:style-name="T1">d</text:span></text:span>i<text:span text:style-name="Default_20_Paragraph_20_Font"><text:span text:style-name="T1">ebus sup-<text:line-break/>paran</text:span></text:span>t<text:span text:style-name="Default_20_Paragraph_20_Font"><text:span text:style-name="T1">ur.</text:span></text:span></text:p>
      <text:p text:style-name="P4">Superiorem ventrem nunc -appellat cavitatem thorace<text:line-break/>circumscriptam; quam pulmo occupat , atque propterea in<text:line-break/>hunc per afperam arteriam fertur defluxio. Suppurat<text:line-break/>autem plerumque- intra dies viginti, non ut multi lenibunt<text:line-break/>intra unum et vicesimum. Semper enim Hippocrates diem<text:line-break/>vicesimum Iudicatorium statuit, non vicesimum primum,<text:line-break/>quemadmodum in libris de diebus judicatoriis demmr-<text:line-break/>stravimus.</text:p>
      <text:h text:style-name="Heading_20_2" text:outline-level="2">XXXIX.</text:h>
      <text:p text:style-name="P1"><text:span text:style-name="Default_20_Paragraph_20_Font"><text:span text:style-name="T1">si qu</text:span></text:span>is <text:span text:style-name="Default_20_Paragraph_20_Font"><text:span text:style-name="T1">sangu</text:span></text:span>i<text:span text:style-name="Default_20_Paragraph_20_Font"><text:span text:style-name="T1">ne</text:span></text:span>m <text:span text:style-name="Default_20_Paragraph_20_Font"><text:span text:style-name="T1">e</text:span></text:span>t <text:span text:style-name="Default_20_Paragraph_20_Font"><text:span text:style-name="T1">grum</text:span></text:span>os <text:span text:style-name="Default_20_Paragraph_20_Font"><text:span text:style-name="T1">me/a</text:span></text:span>t <text:span text:style-name="Default_20_Paragraph_20_Font"><text:span text:style-name="T1">e</text:span></text:span>t <text:span text:style-name="Default_20_Paragraph_20_Font"><text:span text:style-name="T1">stranguria laboret<text:line-break/>dolorque ad intersum</text:span></text:span>i<text:span text:style-name="Default_20_Paragraph_20_Font"><text:span text:style-name="T1">neum , </text:span></text:span>i<text:span text:style-name="Default_20_Paragraph_20_Font"><text:span text:style-name="T1">mu</text:span></text:span>m <text:span text:style-name="Default_20_Paragraph_20_Font"><text:span text:style-name="T1">ventre</text:span></text:span>m <text:span text:style-name="Default_20_Paragraph_20_Font"><text:span text:style-name="T1">et pec</text:span></text:span>ti<text:span text:style-name="Default_20_Paragraph_20_Font"><text:span text:style-name="T1">nem<text:line-break/>conc</text:span></text:span>i<text:span text:style-name="Default_20_Paragraph_20_Font"><text:span text:style-name="T1">dat, vesicae parte</text:span></text:span>s <text:span text:style-name="Default_20_Paragraph_20_Font"><text:span text:style-name="T1">aegrotare significat.</text:span></text:span></text:p>
      <text:p text:style-name="P41">In omnibus fere exemplaribus hic aphorismus fori-<text:line-break/>plus est; ipsum autem eximere oportet propter alterum<text:line-break/>supra pronunciatum. Ipsum autem quarto horum com-^<text:line-break/>meutariorum his verbis scriptum explanavimus: <text:span text:style-name="Default_20_Paragraph_20_Font"><text:span text:style-name="T1">si qui</text:span></text:span>s<text:line-break/><text:span text:style-name="Default_20_Paragraph_20_Font"><text:span text:style-name="T1">sangu</text:span></text:span>i<text:span text:style-name="Default_20_Paragraph_20_Font"><text:span text:style-name="T1">ne</text:span></text:span>m <text:span text:style-name="Default_20_Paragraph_20_Font"><text:span text:style-name="T1">.et grumo</text:span></text:span>s <text:span text:style-name="Default_20_Paragraph_20_Font"><text:span text:style-name="T1">mesae et. strangur</text:span></text:span>i<text:span text:style-name="Default_20_Paragraph_20_Font"><text:span text:style-name="T1">a laboret d</text:span></text:span>ol<text:span text:style-name="Default_20_Paragraph_20_Font"><text:span text:style-name="T1">orque<text:line-break/>in</text:span></text:span> i<text:span text:style-name="Default_20_Paragraph_20_Font"><text:span text:style-name="T1">mum ventrem et . pectinem</text:span></text:span> i<text:span text:style-name="Default_20_Paragraph_20_Font"><text:span text:style-name="T1">nc</text:span></text:span>i<text:span text:style-name="Default_20_Paragraph_20_Font"><text:span text:style-name="T1">dat, vesicae par</text:span></text:span>t<text:span text:style-name="Default_20_Paragraph_20_Font"><text:span text:style-name="T1">e</text:span></text:span>s <text:span text:style-name="Default_20_Paragraph_20_Font"><text:span text:style-name="T1">la-<text:line-break/>b</text:span></text:span>o<text:span text:style-name="Default_20_Paragraph_20_Font"><text:span text:style-name="T1">rant. </text:span></text:span>Porro praesentis aphorismi finis geminam habet<text:line-break/>lectionem: unam quomodo suprascriptus est, alteram in<text:line-break/>hunc modum: <text:span text:style-name="Default_20_Paragraph_20_Font"><text:span text:style-name="T1">vesicae par</text:span></text:span>t<text:span text:style-name="Default_20_Paragraph_20_Font"><text:span text:style-name="T1">e</text:span></text:span>s <text:span text:style-name="Default_20_Paragraph_20_Font"><text:span text:style-name="T1">significat; </text:span></text:span></text:p>
      <text:h text:style-name="Heading_20_2" text:outline-level="2">XL.</text:h>
      <text:p text:style-name="P1"><text:span text:style-name="Default_20_Paragraph_20_Font"><text:span text:style-name="T1">s</text:span></text:span>i <text:span text:style-name="Default_20_Paragraph_20_Font"><text:span text:style-name="T1">l</text:span></text:span>i<text:span text:style-name="Default_20_Paragraph_20_Font"><text:span text:style-name="T1">ngua derepen</text:span></text:span>t<text:span text:style-name="Default_20_Paragraph_20_Font"><text:span text:style-name="T1">e</text:span></text:span> i<text:span text:style-name="Default_20_Paragraph_20_Font"><text:span text:style-name="T1">nc</text:span></text:span>o<text:span text:style-name="Default_20_Paragraph_20_Font"><text:span text:style-name="T1">nt</text:span></text:span>i<text:span text:style-name="Default_20_Paragraph_20_Font"><text:span text:style-name="T1">nens aut aliqua pars corp</text:span></text:span>o<text:span text:style-name="Default_20_Paragraph_20_Font"><text:span text:style-name="T1">r</text:span></text:span>is<text:line-break/><text:span text:style-name="Default_20_Paragraph_20_Font"><text:span text:style-name="T1">falerata evadat, id signu</text:span></text:span>m <text:span text:style-name="Default_20_Paragraph_20_Font"><text:span text:style-name="T1">est</text:span></text:span> m<text:span text:style-name="Default_20_Paragraph_20_Font"><text:span text:style-name="T1">elanchol</text:span></text:span>i<text:span text:style-name="Default_20_Paragraph_20_Font"><text:span text:style-name="T1">cum.</text:span></text:span></text:p>
      <text:p text:style-name="P4">Incontinentem . quidem linguam nominat, quae ita<text:line-break/>debilis ac instabilis est, ut inexplanatam protius vocem<text:line-break/>edat aut immobilis et omnino resaluta.. Sideralem vero<text:line-break/>corporis partem vocat quae resoluta est. Cur autem haec</text:p>
      <text:p text:style-name="P5">derepente oborta melancholica esse pronunciet, ignoro.<text:line-break/>Enimvero melaucholiae ; quam certe etiam pro conlucto-<text:line-break/>dine Graeci concedunt omnes , recte: ab ipso talia indicis<text:line-break/>funt- prodita-: <text:span text:style-name="Default_20_Paragraph_20_Font"><text:span text:style-name="T1">sime</text:span></text:span>ni<text:span text:style-name="Default_20_Paragraph_20_Font"><text:span text:style-name="T1">s e</text:span></text:span>t <text:span text:style-name="Default_20_Paragraph_20_Font"><text:span text:style-name="T1">moest</text:span></text:span>i<text:span text:style-name="Default_20_Paragraph_20_Font"><text:span text:style-name="T1">tia l</text:span></text:span>o<text:span text:style-name="Default_20_Paragraph_20_Font"><text:span text:style-name="T1">ng</text:span></text:span>o t<text:span text:style-name="Default_20_Paragraph_20_Font"><text:span text:style-name="T1">empore h</text:span></text:span>o<text:span text:style-name="Default_20_Paragraph_20_Font"><text:span text:style-name="T1">minem<text:line-break/></text:span></text:span>o<text:span text:style-name="Default_20_Paragraph_20_Font"><text:span text:style-name="T1">bsidean</text:span></text:span>t <text:span text:style-name="Default_20_Paragraph_20_Font"><text:span text:style-name="T1">ac perse</text:span></text:span>v<text:span text:style-name="Default_20_Paragraph_20_Font"><text:span text:style-name="T1">eren</text:span></text:span>t, <text:span text:style-name="Default_20_Paragraph_20_Font"><text:span text:style-name="T1">e</text:span></text:span>j<text:span text:style-name="Default_20_Paragraph_20_Font"><text:span text:style-name="T1">usmodi fampto</text:span></text:span>m<text:span text:style-name="Default_20_Paragraph_20_Font"><text:span text:style-name="T1">a melanchol</text:span></text:span>i-<text:line-break/><text:span text:style-name="Default_20_Paragraph_20_Font"><text:span text:style-name="T1">cum. </text:span></text:span>Alioqui melancholicas affectiones esse dicimus can-<text:line-break/>eros, elephantas et praeterea lepras et psoras et alphos<text:line-break/>nigros. Verum neque talium affectionum aliquam, neque<text:line-break/>ab omnibus appellatam melancholiam linguae incontinen-<text:line-break/>tia praecedere videtur, ut neque partis alienius fideratio.<text:line-break/>Quare superest, quemadmodum in quartana febre humo-<text:line-break/>rem melancholicum ipsius circuitus causam esse dicimus,<text:line-break/>sic etiam dictarum affectionum et linguae incontinentiae<text:line-break/>et partis paralyseos , fierique posse ut propter humoris<text:line-break/>crassitudinem tales affectus consequantur , quales ex crassa<text:line-break/>et lenta et pituita ortum habent. Neutrum igitur com-<text:line-break/>memoratorum dicemus simpliciter esse melancholicum, sic-<text:line-break/>uti neque pituitofum simpliciter, fed pituitofum simul et</text:p>
      <text:p text:style-name="P5">melancholicum. At orationi additum est <text:span text:style-name="Default_20_Paragraph_20_Font"><text:span text:style-name="T1">derepente</text:span></text:span> ad-<text:line-break/>verbium propter noxas quae paulatim tum ob scirrhosam<text:line-break/>inflammationem tum intemperiem solutu difficilem con-<text:line-break/>trahuntur.</text:p>
      <text:h text:style-name="Heading_20_2" text:outline-level="2">XLI.</text:h>
      <text:p text:style-name="P1"><text:span text:style-name="Default_20_Paragraph_20_Font"><text:span text:style-name="T1">s</text:span></text:span>i <text:span text:style-name="Default_20_Paragraph_20_Font"><text:span text:style-name="T1">superpurgati</text:span></text:span>s <text:span text:style-name="Default_20_Paragraph_20_Font"><text:span text:style-name="T1">sen</text:span></text:span>io<text:span text:style-name="Default_20_Paragraph_20_Font"><text:span text:style-name="T1">r</text:span></text:span>i<text:span text:style-name="Default_20_Paragraph_20_Font"><text:span text:style-name="T1">bu</text:span></text:span>s <text:span text:style-name="Default_20_Paragraph_20_Font"><text:span text:style-name="T1">singultu</text:span></text:span>s <text:span text:style-name="Default_20_Paragraph_20_Font"><text:span text:style-name="T1">obor</text:span></text:span>i<text:span text:style-name="Default_20_Paragraph_20_Font"><text:span text:style-name="T1">a</text:span></text:span>t<text:span text:style-name="Default_20_Paragraph_20_Font"><text:span text:style-name="T1">ur n</text:span></text:span>o<text:span text:style-name="Default_20_Paragraph_20_Font"><text:span text:style-name="T1">n b</text:span></text:span>o<text:span text:style-name="Default_20_Paragraph_20_Font"><text:span text:style-name="T1">nu</text:span></text:span>m.</text:p>
      <text:p text:style-name="P4">Haec oratio duas ob causas exposita est , tum quate-<text:line-break/>nus superpurgatis omnibus singultus non bonus est tum<text:line-break/>quatenus senibus mala omnia propter aetatis imbecillita-<text:line-break/>tem -deteriora- ruunt.</text:p>
      <text:h text:style-name="Heading_20_2" text:outline-level="2">XLIL</text:h>
      <text:p text:style-name="P1"><text:span text:style-name="Default_20_Paragraph_20_Font"><text:span text:style-name="T1">si subri</text:span></text:span>i <text:span text:style-name="Default_20_Paragraph_20_Font"><text:span text:style-name="T1">a b</text:span></text:span>i<text:span text:style-name="Default_20_Paragraph_20_Font"><text:span text:style-name="T1">le ortu</text:span></text:span>m <text:span text:style-name="Default_20_Paragraph_20_Font"><text:span text:style-name="T1">n</text:span></text:span>o<text:span text:style-name="Default_20_Paragraph_20_Font"><text:span text:style-name="T1">n habeat, aqu</text:span></text:span>o<text:span text:style-name="Default_20_Paragraph_20_Font"><text:span text:style-name="T1">sa copiosa et ca-<text:line-break/>l</text:span></text:span>i<text:span text:style-name="Default_20_Paragraph_20_Font"><text:span text:style-name="T1">da cap</text:span></text:span>it<text:span text:style-name="Default_20_Paragraph_20_Font"><text:span text:style-name="T1">i afusu, si</text:span></text:span>t <text:span text:style-name="Default_20_Paragraph_20_Font"><text:span text:style-name="T1">fabr</text:span></text:span>is <text:span text:style-name="Default_20_Paragraph_20_Font"><text:span text:style-name="T1">salut</text:span></text:span>io.</text:p>
      <text:p text:style-name="P3">Hoc aphorismo conspicue declarat omnes febres a<text:line-break/>bile ortum. ducere ,. declarat quoque ceteras omnes febres,<text:line-break/>iis exceptis quae ex bile procreantur, aqua tepente co-<text:line-break/>prosa supra caput : affusa fulvi. Hac igitur ratione primo<text:line-break/>etiam epidemiorum de Melitone scripsit: l<text:span text:style-name="Default_20_Paragraph_20_Font"><text:span text:style-name="T1">avat</text:span></text:span>io<text:span text:style-name="Default_20_Paragraph_20_Font"><text:span text:style-name="T1">n</text:span></text:span>i<text:span text:style-name="Default_20_Paragraph_20_Font"><text:span text:style-name="T1">bu</text:span></text:span>s su-<text:line-break/><text:span text:style-name="Default_20_Paragraph_20_Font"><text:span text:style-name="T1">pra. capu</text:span></text:span>t <text:span text:style-name="Default_20_Paragraph_20_Font"><text:span text:style-name="T1">usu</text:span></text:span>s <text:span text:style-name="Default_20_Paragraph_20_Font"><text:span text:style-name="T1">era</text:span></text:span>t.. Febres enim. ab aestu et frigore<text:line-break/>concitatae talibus lavationibus curantur; nec minus quae<text:line-break/>ex lassitudinibus- et quae ex meatuum exilium angustia<text:line-break/>sive propter obstructionem sive conniventiam et praeclu-<text:line-break/>sionem coarctatur um obortae funi.. Transpic<text:span text:style-name="Default_20_Paragraph_20_Font"><text:span text:style-name="T1">e</text:span></text:span>re siquidem<text:line-break/>per ipfas .oportet lavationes . febrilemque calorem discuti<text:line-break/>dissipari que. Non tamen quum quaedam inflammatio aut<text:line-break/>citra inflammationem humorum putredo igneum calorem<text:line-break/>accendit, balneae funi utiles, nisi vacuatis prius aut- con-<text:line-break/>coctis humoribus noxiis. Verum hujusmodi morbi plen-<text:line-break/>ritides, peripneumonias, hepatitides et splenitidas appella-<text:line-break/>bant veteres, qui febrem ipfam pro symptomata, non<text:line-break/>pro morbo ipsi, constituebant. In quibus vero fine partis</text:p>
      <text:p text:style-name="P5">inflammatione putrescentes in venis humores febrem ac—<text:line-break/>condunt, in his fotis hominem febre vexari ipsumque sui.<text:line-break/>brem habere dicebant. In. his ipsis etiam subrium diffe-<text:line-break/>rentias scripserunt., opiatam, lipyriatn, heloden, typlio-<text:line-break/>den, pestilentiam et canium appellantes. Hepaticam veto<text:line-break/>febrem aut lienosum aut peripneumonicam aut pleuriticam<text:line-break/>nemo protulit. Quere nunc Hippocrati habetur ferino de<text:line-break/>ipsis febribus quae citra partium inflammationem existunt.<text:line-break/>Porro in plurimis exemplaribus non aqua , fed sudor feri-<text:line-break/>hitur, lectione aliquam ejusmodi sententiam indicante. Si<text:line-break/>febris non eit bile ortum habeat, copiosus fusior e capite<text:line-break/>defluens sudorem effundi dicente Hippocrate , fed ef ea<text:line-break/>parte quae prima oculis subiicitur, i dem de universe cor-<text:line-break/>pore significante. Hac igitur lectione qui ex bile febri-<text:line-break/>citant eos ab hujusmodi ardoribus nihilo juyari accidet.<text:line-break/>At profecto saepe eum aliae mulsae febres tum in quibus<text:line-break/>plurima est flava bilis , tertianae ac ardentes , sudoribus</text:p>
      <text:p text:style-name="P5">aperte solvuntur. Quare prior lectio praeferenda est, quae<text:line-break/>veram earum febrium generatim curationem docet, quae<text:line-break/>lassitudinibus, foliis .ardoribus , frigoribus aut denique cutis<text:line-break/>constipationibus oboriuntur. Is vero textus <text:span text:style-name="Default_20_Paragraph_20_Font"><text:span text:style-name="T1">n</text:span></text:span>o<text:span text:style-name="Default_20_Paragraph_20_Font"><text:span text:style-name="T1">n a bile,<text:line-break/></text:span></text:span>tum pallidam tum atram bilem demonstrare potest; non<text:line-break/>tamen propter has solas, sed etiam et pituitam putrefcen-<text:line-break/>tem excitari febrem ostendimus, atque hoc siclo verus<text:line-break/>aphorismus esse non videbitur; nisi quis putrefactione pi<text:span text:style-name="Default_20_Paragraph_20_Font"><text:span text:style-name="T1">i<text:line-break/></text:span></text:span>turtam in biliosum humorem transire ac degenerare<text:line-break/>censuerit.</text:p>
      <text:h text:style-name="Heading_20_2" text:outline-level="2">XI.lll.</text:h>
      <text:p text:style-name="Normal"><text:span text:style-name="Default_20_Paragraph_20_Font"><text:span text:style-name="T1">Mu</text:span></text:span><text:span text:style-name="Default_20_Paragraph_20_Font"><text:span text:style-name="T8">li</text:span></text:span><text:span text:style-name="Default_20_Paragraph_20_Font"><text:span text:style-name="T1">er amb</text:span></text:span><text:span text:style-name="Default_20_Paragraph_20_Font"><text:span text:style-name="T8">i</text:span></text:span><text:span text:style-name="Default_20_Paragraph_20_Font"><text:span text:style-name="T1">dex</text:span></text:span><text:span text:style-name="Default_20_Paragraph_20_Font"><text:span text:style-name="T8">t</text:span></text:span><text:span text:style-name="Default_20_Paragraph_20_Font"><text:span text:style-name="T1">ra non sit.</text:span></text:span></text:p>
      <text:p text:style-name="P4">Euripides ancipitem et utrimque scindentem gladium<text:line-break/>amphidexium appellavit, peridexium vero Asteropaeum<text:line-break/>Homerus, quod ambabus manibus similiter uteretur , quasi<text:line-break/>ampboterodexium dixisset. Eodem modo Aristopbanes in</text:p>
      <text:p text:style-name="P5">Tagenitis hominem ampbaristerum nuncupavit utrimque<text:line-break/>sinistrum. Et Hipponax amphidexium dixit hoc jamhor</text:p>
      <text:p text:style-name="P4"><text:span text:style-name="Default_20_Paragraph_20_Font"><text:span text:style-name="T1">Ego amb</text:span></text:span>i<text:span text:style-name="Default_20_Paragraph_20_Font"><text:span text:style-name="T1">dex</text:span></text:span>t<text:span text:style-name="Default_20_Paragraph_20_Font"><text:span text:style-name="T1">er sum nec aberr</text:span></text:span>o <text:span text:style-name="Default_20_Paragraph_20_Font"><text:span text:style-name="T1">namque.</text:span></text:span></text:p>
      <text:p text:style-name="Normal">Viri itaque qui ambabus manibus ut dextris utuntur saepe<text:line-break/>visi sunt , mulier vero ob naturae imbecillitatem hucusque<text:line-break/>nulla. St namque propter nervorum et musculorum ro-<text:line-break/>bur perrari quidem viri ambabus manlbus utantur, par<text:line-break/>certe fuerit mulierem non. uti, cui satis est, si sola dex-<text:line-break/>tra mediocriter utatur. Amaxouidas siquidem ipse dixit<text:line-break/>mammam sibi dextram adurere, ut copiosiore alimento<text:line-break/>ad propinquam mamam perveniente, major ipsi firmitas<text:line-break/>accedat tanquam naturae infirmae ac debili, Nonnulli<text:line-break/>tamen amphidexiam mulierem dictam esse contendunt quae<text:line-break/>dextra uteri parte procreata sit, Atque his rursum ab<text:span text:style-name="Default_20_Paragraph_20_Font"><text:span text:style-name="T1">t</text:span></text:span>u<text:span text:style-name="Default_20_Paragraph_20_Font"><text:span text:style-name="T1">s-<text:line-break/></text:span></text:span>dius alii qui de hermaphroditis appellatis Hippocrati hu<text:span text:style-name="Default_20_Paragraph_20_Font"><text:span text:style-name="T1">n</text:span></text:span>c</text:p>
      <text:p text:style-name="P5">aphorisruum esse proferunt, in quo doceat mari quidem<text:line-break/>pudendum adnasci muliebre, mulieri vero virile nequaquam.</text:p>
      <text:h text:style-name="Heading_20_2" text:outline-level="2">XI.1V.</text:h>
      <text:p text:style-name="P1"><text:span text:style-name="Default_20_Paragraph_20_Font"><text:span text:style-name="T1">Qu</text:span></text:span><text:span text:style-name="Default_20_Paragraph_20_Font"><text:span text:style-name="T8">i. </text:span></text:span><text:span text:style-name="Default_20_Paragraph_20_Font"><text:span text:style-name="T1">suppurat</text:span></text:span><text:span text:style-name="Default_20_Paragraph_20_Font"><text:span text:style-name="T8">i </text:span></text:span><text:span text:style-name="Default_20_Paragraph_20_Font"><text:span text:style-name="T1">uruntur aut secantur., si pu</text:span></text:span><text:span text:style-name="Default_20_Paragraph_20_Font"><text:span text:style-name="T8">s </text:span></text:span><text:span text:style-name="Default_20_Paragraph_20_Font"><text:span text:style-name="T1">purum et a</text:span></text:span><text:span text:style-name="Default_20_Paragraph_20_Font"><text:span text:style-name="T8">l-<text:line-break/></text:span></text:span><text:span text:style-name="Default_20_Paragraph_20_Font"><text:span text:style-name="T1">bum effiuat, evadunt, sisubcruen</text:span></text:span><text:span text:style-name="Default_20_Paragraph_20_Font"><text:span text:style-name="T8">t</text:span></text:span><text:span text:style-name="Default_20_Paragraph_20_Font"><text:span text:style-name="T1">um et coenosum et<text:line-break/>graveolen</text:span></text:span><text:span text:style-name="Default_20_Paragraph_20_Font"><text:span text:style-name="T8">s, </text:span></text:span><text:span text:style-name="Default_20_Paragraph_20_Font"><text:span text:style-name="T1">pereunt.</text:span></text:span></text:p>
      <text:p text:style-name="P4">Empyemata consuevit nominare non quae in thorace<text:line-break/>dumtaxat, sed etiam quavis in alia parte in pus mutata<text:line-break/>sunt. tubercula. Prae ceteris vero empyos aut suppu<text:span text:style-name="Default_20_Paragraph_20_Font"><text:span text:style-name="T1">t</text:span></text:span>a-<text:line-break/>tos vocitat plerumque fo<text:span text:style-name="Default_20_Paragraph_20_Font"><text:span text:style-name="T1">t</text:span></text:span>os , quibus luter pectus et .pus-<text:line-break/>monem pus collectum est, quos urere consuevisse veteres,<text:line-break/>ex -iis licet discere quae Plato comicus in Cinesia his<text:line-break/>verbis dixit. Postea vero Euagorae filius Cinesias e pleu-<text:line-break/>ritide ficeletus et aridus pure vacans, arundinacea gerens<text:line-break/>crura, tabis praenuncius, plurimis escharis corpus inustus<text:line-break/>ab Euriphonte i<text:span text:style-name="Default_20_Paragraph_20_Font"><text:span text:style-name="T1">n</text:span></text:span> concionem prodiit. Quod autem pus</text:p>
      <text:p text:style-name="P5">album bonum sit , suculentum vero et foetidum malum<text:line-break/>nemo ignorat.</text:p>
      <text:h text:style-name="Heading_20_2" text:outline-level="2">XLV.</text:h>
      <text:p text:style-name="P1"><text:span text:style-name="Default_20_Paragraph_20_Font"><text:span text:style-name="T1">Qui suppurat</text:span></text:span>o <text:span text:style-name="Default_20_Paragraph_20_Font"><text:span text:style-name="T1">socors adurun</text:span></text:span>t<text:span text:style-name="Default_20_Paragraph_20_Font"><text:span text:style-name="T1">ur, si pus purum albumque<text:line-break/>/luat, susp</text:span></text:span>ir<text:span text:style-name="Default_20_Paragraph_20_Font"><text:span text:style-name="T1">es evadun</text:span></text:span>t, <text:span text:style-name="Default_20_Paragraph_20_Font"><text:span text:style-name="T1">in</text:span></text:span> t<text:span text:style-name="Default_20_Paragraph_20_Font"><text:span text:style-name="T1">un</text:span></text:span>i<text:span text:style-name="Default_20_Paragraph_20_Font"><text:span text:style-name="T1">ca namque his pus</text:span></text:span> i<text:span text:style-name="Default_20_Paragraph_20_Font"><text:span text:style-name="T1">nest,<text:line-break/>si vero qual</text:span></text:span>i<text:span text:style-name="Default_20_Paragraph_20_Font"><text:span text:style-name="T1">s a</text:span></text:span>m<text:span text:style-name="Default_20_Paragraph_20_Font"><text:span text:style-name="T1">urca siuat, pereunt.</text:span></text:span></text:p>
      <text:p text:style-name="P4">Ipsa caulam pronunciavit ob quam qui ita affecti funi,<text:line-break/>eorum quidam intereunt, quidam evadunt. Etenim qui-<text:line-break/>bus est in tunica pus, illaefa visceris substantia <text:span text:style-name="Default_20_Paragraph_20_Font"><text:span text:style-name="T1">s</text:span></text:span>ervantur<text:line-break/>omnes; quibus vero in carnem usque jecoris corruptio<text:line-break/>penetrat, ii ratione moriuntur. Quod autem amorgen<text:line-break/>amurcam olei faecem Graeci nominent, quodque ipsi fimi-,<text:line-break/>lem par sit esse jecoris crudam putredinem omnibus ma-<text:line-break/>nifestum sit.</text:p>
      <text:h text:style-name="P55" text:outline-level="2">XLVI.</text:h>
      <text:p text:style-name="P1">I<text:span text:style-name="Default_20_Paragraph_20_Font"><text:span text:style-name="T1">n ocu</text:span></text:span>l<text:span text:style-name="Default_20_Paragraph_20_Font"><text:span text:style-name="T1">orum do</text:span></text:span>l<text:span text:style-name="Default_20_Paragraph_20_Font"><text:span text:style-name="T1">oribu</text:span></text:span>s <text:span text:style-name="Default_20_Paragraph_20_Font"><text:span text:style-name="T1">epoto</text:span></text:span> m<text:span text:style-name="Default_20_Paragraph_20_Font"><text:span text:style-name="T1">ero et c</text:span></text:span>o<text:span text:style-name="Default_20_Paragraph_20_Font"><text:span text:style-name="T1">p</text:span></text:span>io<text:span text:style-name="Default_20_Paragraph_20_Font"><text:span text:style-name="T1">sa calida toto<text:line-break/>c</text:span></text:span>o<text:span text:style-name="Default_20_Paragraph_20_Font"><text:span text:style-name="T1">rpore vena</text:span></text:span>m <text:span text:style-name="Default_20_Paragraph_20_Font"><text:span text:style-name="T1">seca</text:span></text:span>to.</text:p>
      <text:p text:style-name="P4">Hic aphorismus mihi quoque videtur ex adscriptitiis<text:line-break/>esse, quum uni ex supra commemoratis minime congruat<text:line-break/>docenti:: <text:span text:style-name="Default_20_Paragraph_20_Font"><text:span text:style-name="T1">oculoru</text:span></text:span>m <text:span text:style-name="Default_20_Paragraph_20_Font"><text:span text:style-name="T1">dolore</text:span></text:span>s <text:span text:style-name="Default_20_Paragraph_20_Font"><text:span text:style-name="T1">meri po</text:span></text:span>ti<text:span text:style-name="Default_20_Paragraph_20_Font"><text:span text:style-name="T1">onem au</text:span></text:span>t <text:span text:style-name="Default_20_Paragraph_20_Font"><text:span text:style-name="T1">balneu</text:span></text:span>m <text:span text:style-name="Default_20_Paragraph_20_Font"><text:span text:style-name="T1">aut<text:line-break/>sementum aut venae sec</text:span></text:span>tio<text:span text:style-name="Default_20_Paragraph_20_Font"><text:span text:style-name="T1">ne</text:span></text:span>m <text:span text:style-name="Default_20_Paragraph_20_Font"><text:span text:style-name="T1">aut purgat</text:span></text:span>i<text:span text:style-name="Default_20_Paragraph_20_Font"><text:span text:style-name="T1">onemsa</text:span></text:span>l<text:span text:style-name="Default_20_Paragraph_20_Font"><text:span text:style-name="T1">vere.<text:line-break/></text:span></text:span>Atque hunc fane aphorifmum fexto commentario expla-<text:line-break/>navimus, ostensis iis affectibus, in quibus singula remedia<text:line-break/>ad usum ducenda sinti Propositus vero aphorismus in<text:line-break/>uno affectu tribus praesidiis utendum esse jubeti Quam-<text:line-break/>diu vero hunc aphorifmum tanquam legitimum explicue-<text:line-break/><text:span text:style-name="Default_20_Paragraph_20_Font"><text:span text:style-name="T1">s</text:span></text:span>int, neque nos quisnam is sit affectus docuerint, eorum<text:line-break/>explanationibus nequaquam fidem adhibebimus. At quae<text:line-break/>dicunt ii qui omnibus modis aliquid etsi purum probabile<text:line-break/>dicere contendunt, funi hujusmodi. In quibus crassius sim-</text:p>
      <text:p text:style-name="P5">guis redundat atque idcirco ver<text:span text:style-name="Default_20_Paragraph_20_Font"><text:span text:style-name="T1">n</text:span></text:span>atione eget, in his me-<text:line-break/>lius esse putant sanguinem prius fundere, deinde uti pble-<text:line-break/>hominia; fusilem autem fore et renuatum iri, si. meracum<text:line-break/>aegri bibant et fe balneis laverint. . Verum in artis ope-<text:line-break/>ribus exercitati plane norunt talia proloquutos proloquio-<text:line-break/>rum fuorum periculum nunquam fecisse. Neque enim<text:line-break/>vinum -neque balneum citra maximum detrimentum ple-<text:line-break/>thorica fert affectio. Sed haec sunt crassi sanguinis parti<text:line-break/>cuidam impacti citra universi corporis plenitudinem prae-<text:line-break/>sidia. Sic enim Asclepiades vino utitur post totius cor-<text:line-break/>poris vacuationem. enstasco.v curandarum gratia. Quod si<text:line-break/>totius sit. corporis plenitudo,. prius inter .bibendum et la-<text:line-break/>vandum dirumpentur tunicae quam earum expediatur ob-<text:line-break/>structio.- Quare si citra plenitudinem dolor oboriatur<text:line-break/>propter obstructionem et eun eationem crassi sanguinis. recte<text:line-break/>quidem laverint illi et vinum dederint, .non etiam venam<text:line-break/>secuerint,. Silvero plenitudo^ fuerit, tum .recte .venam<text:line-break/>fecabunt, male vero lavationibus et vino utentur.</text:p>
      <text:h text:style-name="P55" text:outline-level="2">XLV1I.</text:h>
      <text:p text:style-name="Normal"><text:span text:style-name="Default_20_Paragraph_20_Font"><text:span text:style-name="T1">H</text:span></text:span><text:span text:style-name="Default_20_Paragraph_20_Font"><text:span text:style-name="T8">y</text:span></text:span><text:span text:style-name="Default_20_Paragraph_20_Font"><text:span text:style-name="T1">dr</text:span></text:span><text:span text:style-name="Default_20_Paragraph_20_Font"><text:span text:style-name="T8">o</text:span></text:span><text:span text:style-name="Default_20_Paragraph_20_Font"><text:span text:style-name="T1">pe</text:span></text:span><text:span text:style-name="Default_20_Paragraph_20_Font"><text:span text:style-name="T8"> l</text:span></text:span><text:span text:style-name="Default_20_Paragraph_20_Font"><text:span text:style-name="T1">ab</text:span></text:span><text:span text:style-name="Default_20_Paragraph_20_Font"><text:span text:style-name="T8">o</text:span></text:span><text:span text:style-name="Default_20_Paragraph_20_Font"><text:span text:style-name="T1">ran</text:span></text:span><text:span text:style-name="Default_20_Paragraph_20_Font"><text:span text:style-name="T8">t</text:span></text:span><text:span text:style-name="Default_20_Paragraph_20_Font"><text:span text:style-name="T1">em si tusus de</text:span></text:span><text:span text:style-name="Default_20_Paragraph_20_Font"><text:span text:style-name="T8">ti</text:span></text:span><text:span text:style-name="Default_20_Paragraph_20_Font"><text:span text:style-name="T1">ne</text:span></text:span><text:span text:style-name="Default_20_Paragraph_20_Font"><text:span text:style-name="T8">nt , </text:span></text:span><text:span text:style-name="Default_20_Paragraph_20_Font"><text:span text:style-name="T1">despera</text:span></text:span><text:span text:style-name="Default_20_Paragraph_20_Font"><text:span text:style-name="T8">t</text:span></text:span><text:span text:style-name="Default_20_Paragraph_20_Font"><text:span text:style-name="T1">us est.</text:span></text:span></text:p>
      <text:p text:style-name="P4">Haec sententia fupra jam pronunciata esu Hydropi-<text:line-break/>cis tussis succedens malum.</text:p>
      <text:h text:style-name="Heading_20_2" text:outline-level="2">XLV1II.</text:h>
      <text:p text:style-name="Normal"><text:span text:style-name="Default_20_Paragraph_20_Font"><text:span text:style-name="T1">stranguriam et d</text:span></text:span><text:span text:style-name="Default_20_Paragraph_20_Font"><text:span text:style-name="T8">y</text:span></text:span><text:span text:style-name="Default_20_Paragraph_20_Font"><text:span text:style-name="T1">sur</text:span></text:span><text:span text:style-name="Default_20_Paragraph_20_Font"><text:span text:style-name="T8">i</text:span></text:span><text:span text:style-name="Default_20_Paragraph_20_Font"><text:span text:style-name="T1">am thorex</text:span></text:span><text:span text:style-name="Default_20_Paragraph_20_Font"><text:span text:style-name="T8">i</text:span></text:span><text:span text:style-name="Default_20_Paragraph_20_Font"><text:span text:style-name="T1">s et venae sectio sal</text:span></text:span><text:span text:style-name="Default_20_Paragraph_20_Font"><text:span text:style-name="T8">u</text:span></text:span><text:span text:style-name="Default_20_Paragraph_20_Font"><text:span text:style-name="T1">it.</text:span></text:span></text:p>
      <text:p text:style-name="P4"><text:span text:style-name="Default_20_Paragraph_20_Font"><text:span text:style-name="T8">I</text:span></text:span><text:span text:style-name="Default_20_Paragraph_20_Font"><text:span text:style-name="T1">nte</text:span></text:span><text:span text:style-name="Default_20_Paragraph_20_Font"><text:span text:style-name="T8">rio</text:span></text:span><text:span text:style-name="Default_20_Paragraph_20_Font"><text:span text:style-name="T1">res aute</text:span></text:span><text:span text:style-name="Default_20_Paragraph_20_Font"><text:span text:style-name="T8">m </text:span></text:span><text:span text:style-name="Default_20_Paragraph_20_Font"><text:span text:style-name="T1">venae secandae sun</text:span></text:span><text:span text:style-name="Default_20_Paragraph_20_Font"><text:span text:style-name="T8">t.</text:span></text:span></text:p>
      <text:p text:style-name="P4">Quod stranguria urinae guttatim stillantis excretionem<text:line-break/>significet, nomeh ap<text:span text:style-name="Default_20_Paragraph_20_Font"><text:span text:style-name="T1">t</text:span></text:span>um docet. Dysuria vero dici potest<text:line-break/>tum quae cum dolore fit mixtio , tum quae cum quadam<text:line-break/>difficultate, adeo ut vix functionem suam obeat vesica.<text:line-break/>Porro stranguriam tum urinae ipsius efficit acrimonia tum<text:line-break/>retentricis facultatis vesicae imbecillitas quae ob intempe-<text:line-break/>rlem sit potissimumque frigidam. Dysuriam quidem si cum<text:line-break/>dolore fuerit inflammatio et abscessus et ulceratio et in-</text:p>
      <text:p text:style-name="P5">aequalis intemperies et siatulentus spiritus faciu<text:span text:style-name="Default_20_Paragraph_20_Font"><text:span text:style-name="T1">n</text:span></text:span>t; si vero<text:line-break/>difficilis quaedam vesicae motio exstiterit tum vel faculta-<text:line-break/>tris imbecillitas vel tumor contra naturam causa est. In-<text:line-break/>ter hos omnes vesicae affectus frigidum morbum <text:span text:style-name="Default_20_Paragraph_20_Font"><text:span text:style-name="T1">s</text:span></text:span>olvit<text:line-break/>thorexis, hoc est vini simpliciter potio vel meracioris<text:line-break/>eamque praeterea inflammationem quae propter obstructio-<text:line-break/>nem sanguinis crassioris citra plenitudinem facta sit; quae<text:line-break/>vero cum plenitudine orta est inflammatio,: imo etiam<text:line-break/>quae sine defectu sit et cum virium robore, utramque fa-<text:line-break/>nat venae sectio. Ceterum de venis interioribus secandis<text:line-break/>superiore libro a me dictum est, in quo mihi explicatus<text:line-break/>est aphorismus ille, dysuriam phlebotomia sitivit. Vena<text:line-break/>autum interior incidenda esu</text:p>
      <text:h text:style-name="Heading_20_2" text:outline-level="2">XI.IX.</text:h>
      <text:p text:style-name="P1"><text:span text:style-name="Default_20_Paragraph_20_Font"><text:span text:style-name="T1">Ab angina detent</text:span></text:span>o <text:span text:style-name="Default_20_Paragraph_20_Font"><text:span text:style-name="T1">si tumor et rub</text:span></text:span>o<text:span text:style-name="Default_20_Paragraph_20_Font"><text:span text:style-name="T1">r</text:span></text:span> i<text:span text:style-name="Default_20_Paragraph_20_Font"><text:span text:style-name="T1">n pectore oboriantur,<text:line-break/>bonu</text:span></text:span>m; <text:span text:style-name="Default_20_Paragraph_20_Font"><text:span text:style-name="T1">sura</text:span></text:span>s <text:span text:style-name="Default_20_Paragraph_20_Font"><text:span text:style-name="T1">na</text:span></text:span>m<text:span text:style-name="Default_20_Paragraph_20_Font"><text:span text:style-name="T1">que ve</text:span></text:span>r<text:span text:style-name="Default_20_Paragraph_20_Font"><text:span text:style-name="T1">ti</text:span></text:span>t<text:span text:style-name="Default_20_Paragraph_20_Font"><text:span text:style-name="T1">ur</text:span></text:span> m<text:span text:style-name="Default_20_Paragraph_20_Font"><text:span text:style-name="T1">orbu</text:span></text:span>s. .u.m.i</text:p>
      <text:p text:style-name="P3">Hic aphorisinus antea his verbis scriptus est: <text:span text:style-name="Default_20_Paragraph_20_Font"><text:span text:style-name="T1">ang</text:span></text:span>i<text:span text:style-name="Default_20_Paragraph_20_Font"><text:span text:style-name="T1">na<text:line-break/>correpto cerv</text:span></text:span>i<text:span text:style-name="Default_20_Paragraph_20_Font"><text:span text:style-name="T1">ci</text:span></text:span>s <text:span text:style-name="Default_20_Paragraph_20_Font"><text:span text:style-name="T1">tumore</text:span></text:span>m <text:span text:style-name="Default_20_Paragraph_20_Font"><text:span text:style-name="T1">oborir</text:span></text:span>i <text:span text:style-name="Default_20_Paragraph_20_Font"><text:span text:style-name="T1">bonu</text:span></text:span>m ; quem quidem<text:line-break/>explicavi quarto horum commentariorum. Hic igitur ad-<text:line-break/>scriptus esse videtur, volente quopiam illud adiungere,<text:line-break/><text:span text:style-name="Default_20_Paragraph_20_Font"><text:span text:style-name="T1">sura</text:span></text:span>s <text:span text:style-name="Default_20_Paragraph_20_Font"><text:span text:style-name="T1">en</text:span></text:span>im <text:span text:style-name="Default_20_Paragraph_20_Font"><text:span text:style-name="T1">morbu</text:span></text:span>s <text:span text:style-name="Default_20_Paragraph_20_Font"><text:span text:style-name="T1">ver</text:span></text:span>ti<text:span text:style-name="Default_20_Paragraph_20_Font"><text:span text:style-name="T1">tur.</text:span></text:span></text:p>
      <text:h text:style-name="Heading_20_2" text:outline-level="2">L.</text:h>
      <text:p text:style-name="P1"><text:span text:style-name="Default_20_Paragraph_20_Font"><text:span text:style-name="T1">Quibu</text:span></text:span>s <text:span text:style-name="Default_20_Paragraph_20_Font"><text:span text:style-name="T1">cerebrum faleratu</text:span></text:span>m <text:span text:style-name="Default_20_Paragraph_20_Font"><text:span text:style-name="T1">est, ii intra tre</text:span></text:span>s <text:span text:style-name="Default_20_Paragraph_20_Font"><text:span text:style-name="T1">dies inter..<text:line-break/>eun</text:span></text:span>t<text:span text:style-name="Default_20_Paragraph_20_Font"><text:span text:style-name="T1">; si vero ho</text:span></text:span>s <text:span text:style-name="Default_20_Paragraph_20_Font"><text:span text:style-name="T1">esse</text:span></text:span>i<text:span text:style-name="Default_20_Paragraph_20_Font"><text:span text:style-name="T1">geri</text:span></text:span>m, <text:span text:style-name="Default_20_Paragraph_20_Font"><text:span text:style-name="T1">fan</text:span></text:span>i <text:span text:style-name="Default_20_Paragraph_20_Font"><text:span text:style-name="T1">evadunt.</text:span></text:span></text:p>
      <text:p text:style-name="P4">Siderati quidem, ut plerumque libro de fracturis et<text:line-break/>articulis pronunciavit, pro corrumpi usurpat vocabulum.<text:line-break/>Hic vero cerebri corruptionem intelligere non possumus<text:line-break/>hoc textu addito: <text:span text:style-name="Default_20_Paragraph_20_Font"><text:span text:style-name="T1">si vero ho</text:span></text:span>s <text:span text:style-name="Default_20_Paragraph_20_Font"><text:span text:style-name="T1">efuger</text:span></text:span>i<text:span text:style-name="Default_20_Paragraph_20_Font"><text:span text:style-name="T1">nt, fan</text:span></text:span>i <text:span text:style-name="Default_20_Paragraph_20_Font"><text:span text:style-name="T1">evadunt.<text:line-break/></text:span></text:span>Si namque sphacelus tutius substantiae sit corruptio partis<text:line-break/>cujusque sideratae, qui ita laborat curationem non admit-<text:line-break/>tit. Num igitur interdum hujus verbi abusis , quum qui</text:p>
      <text:p text:style-name="P3">hanc in affectionem incidere incipiunt, eos nondum plane<text:line-break/>ipsam completam habere significent. Ejusmodi .enim uon-<text:line-break/>nulla carnosis etiam partibus per gangraeuas accidunt,<text:line-break/>- quum affectus ob inflammationis magnitudinem parti labo-</text:p>
      <text:p text:style-name="P4">ranti et anaesthesiam (<text:span text:style-name="Default_20_Paragraph_20_Font"><text:span text:style-name="T1">t</text:span></text:span>en<text:span text:style-name="Default_20_Paragraph_20_Font"><text:span text:style-name="T1">t</text:span></text:span>us vacuitatem) et nigritiem aut<text:line-break/>omnino cadaverosum quendam calorem conciliat. Eum<text:line-break/>autem etiam gangraena laborare dicimus , qui hunc in<text:line-break/>affectum incidere incipit. Quemadmodum igitur jam com-<text:line-break/>pletam eoque progressam gangraenanr ut pars emoriatur,<text:line-break/>sanare non licet, dum vero adhuc generatur licet: sic<text:line-break/>etiam fpbacelunr. Quamquam carnofarum etiam partium<text:line-break/>necrosin quae inflammationis sequitur magnitudinem et<text:line-break/>quam medici gangraenanr proprie nominant, etiam. fphace-<text:line-break/>Ium Graeci appellabant. Ita sane Herodotus Cambysis fe-<text:line-break/>mor sidera<text:span text:style-name="Default_20_Paragraph_20_Font"><text:span text:style-name="T1">t</text:span></text:span>i dixisse mihi videtur; cerebrum quoque side-<text:line-break/>rari folum ita quispiam diceret. Atque etiam quamobrem<text:line-break/>cita mors siderato cerebro oboriatur, manifestum est, tum<text:line-break/>quia gravissimus tum quia pars maxime princeps. Quod</text:p>
      <text:p text:style-name="P3">si tribus primis diebus aeger prius non interierit, fed ad<text:line-break/>quartum diem perveniat, morbum declinare et vires ita<text:line-break/>roborari sperandum est, ut morbum omnino evicerint. -,</text:p>
      <text:h text:style-name="Heading_20_2" text:outline-level="2">LI.</text:h>
      <text:p text:style-name="P1"><text:span text:style-name="Default_20_Paragraph_20_Font"><text:span text:style-name="T1">s</text:span></text:span><text:span text:style-name="Default_20_Paragraph_20_Font"><text:span text:style-name="T8">t</text:span></text:span><text:span text:style-name="Default_20_Paragraph_20_Font"><text:span text:style-name="T1">ernu</text:span></text:span><text:span text:style-name="Default_20_Paragraph_20_Font"><text:span text:style-name="T8">t</text:span></text:span><text:span text:style-name="Default_20_Paragraph_20_Font"><text:span text:style-name="T1">a</text:span></text:span><text:span text:style-name="Default_20_Paragraph_20_Font"><text:span text:style-name="T8">tio </text:span></text:span><text:span text:style-name="Default_20_Paragraph_20_Font"><text:span text:style-name="T1">c</text:span></text:span><text:span text:style-name="Default_20_Paragraph_20_Font"><text:span text:style-name="T8">i</text:span></text:span><text:span text:style-name="Default_20_Paragraph_20_Font"><text:span text:style-name="T1">etur ex cap</text:span></text:span><text:span text:style-name="Default_20_Paragraph_20_Font"><text:span text:style-name="T8">i</text:span></text:span><text:span text:style-name="Default_20_Paragraph_20_Font"><text:span text:style-name="T1">te; calefacto cerebro au</text:span></text:span><text:span text:style-name="Default_20_Paragraph_20_Font"><text:span text:style-name="T8">t </text:span></text:span><text:span text:style-name="Default_20_Paragraph_20_Font"><text:span text:style-name="T1">per.-<text:line-break/>humectato quod</text:span></text:span><text:span text:style-name="Default_20_Paragraph_20_Font"><text:span text:style-name="T8"> i</text:span></text:span><text:span text:style-name="Default_20_Paragraph_20_Font"><text:span text:style-name="T1">n cap</text:span></text:span><text:span text:style-name="Default_20_Paragraph_20_Font"><text:span text:style-name="T8">i</text:span></text:span><text:span text:style-name="Default_20_Paragraph_20_Font"><text:span text:style-name="T1">te est vacuo; Aer en</text:span></text:span><text:span text:style-name="Default_20_Paragraph_20_Font"><text:span text:style-name="T8">im i</text:span></text:span><text:span text:style-name="Default_20_Paragraph_20_Font"><text:span text:style-name="T1">ntus<text:line-break/>conten</text:span></text:span><text:span text:style-name="Default_20_Paragraph_20_Font"><text:span text:style-name="T8">t</text:span></text:span><text:span text:style-name="Default_20_Paragraph_20_Font"><text:span text:style-name="T1">u</text:span></text:span><text:span text:style-name="Default_20_Paragraph_20_Font"><text:span text:style-name="T8">s </text:span></text:span><text:span text:style-name="Default_20_Paragraph_20_Font"><text:span text:style-name="T1">fura</text:span></text:span><text:span text:style-name="Default_20_Paragraph_20_Font"><text:span text:style-name="T8">s </text:span></text:span><text:span text:style-name="Default_20_Paragraph_20_Font"><text:span text:style-name="T1">eru</text:span></text:span><text:span text:style-name="Default_20_Paragraph_20_Font"><text:span text:style-name="T8">m</text:span></text:span><text:span text:style-name="Default_20_Paragraph_20_Font"><text:span text:style-name="T1">p</text:span></text:span><text:span text:style-name="Default_20_Paragraph_20_Font"><text:span text:style-name="T8">it. </text:span></text:span><text:span text:style-name="Default_20_Paragraph_20_Font"><text:span text:style-name="T1">strepi</text:span></text:span><text:span text:style-name="Default_20_Paragraph_20_Font"><text:span text:style-name="T8">t </text:span></text:span><text:span text:style-name="Default_20_Paragraph_20_Font"><text:span text:style-name="T1">autem qu</text:span></text:span><text:span text:style-name="Default_20_Paragraph_20_Font"><text:span text:style-name="T8">o</text:span></text:span><text:span text:style-name="Default_20_Paragraph_20_Font"><text:span text:style-name="T1">d</text:span></text:span><text:span text:style-name="Default_20_Paragraph_20_Font"><text:span text:style-name="T8"> i</text:span></text:span><text:span text:style-name="Default_20_Paragraph_20_Font"><text:span text:style-name="T1">psi per<text:line-break/>angustu</text:span></text:span><text:span text:style-name="Default_20_Paragraph_20_Font"><text:span text:style-name="T8">m </text:span></text:span><text:span text:style-name="Default_20_Paragraph_20_Font"><text:span text:style-name="T1">sit ex</text:span></text:span><text:span text:style-name="Default_20_Paragraph_20_Font"><text:span text:style-name="T8">i</text:span></text:span><text:span text:style-name="Default_20_Paragraph_20_Font"><text:span text:style-name="T1">tu</text:span></text:span><text:span text:style-name="Default_20_Paragraph_20_Font"><text:span text:style-name="T8">s.</text:span></text:span></text:p>
      <text:p text:style-name="P4">Tales sententiae duo significant; unum quod univer-<text:line-break/>sali ter de omni re proposite dicitur, veluti hoc textu de<text:line-break/>sternutationibus ; alterum quod particulariter, ut hic de<text:line-break/>sternu talionibus ex capite factis. Prima itaque sententia<text:line-break/>talis erit, omnis sternutatio cietur ex capite percalefacto<text:line-break/>cerebro aut perhumectato quod in capite est vacuo. Se-<text:line-break/>cauda vero sternutamentum ex capite <text:span text:style-name="Default_20_Paragraph_20_Font"><text:span text:style-name="T1">t</text:span></text:span>umens impetum<text:line-break/>oboritur, cerebro excalefacto aut perhumectata cerebri</text:p>
      <text:p text:style-name="P3">^acuitate; quae sententia verior existit. Non enim om-<text:line-break/>uis sternutatio fit ex calefacto cerebro aut perhumectato<text:line-break/>capitis vacuo, Quidamenim nares -pennis p rutilantes<text:line-break/>stercorant, atque cum tussi quidam spiritus inferne elatus<text:line-break/>ad naris meatus sternutationis causa fit. Praeterea augu-<text:line-break/>rari solum qui ex capite excernitur aer eum esse qui soni-<text:line-break/>tum edat , est manifesto falsum. Evidenter enim apparet,<text:line-break/>qui ex- pulmone inferne sursum effertur aer Iesu univer-<text:line-break/>.sim et repente contrahente thorace.- Sed et praecedente<text:line-break/>inspiratione fieri sternutationem natura copiam aeris ad<text:line-break/>sternutamenti generationem colligente praedictis congruit.<text:line-break/>Sola itaque sternutatio quae suae generationis principium<text:line-break/>habet, appetitionem naturae flatulentum ex capite fpiri-<text:line-break/>tum excerneudi hoc modo fit , quem docere vult hoc<text:line-break/>aphorismo Hippocrates, neque fortassis hunc omnem. Nam<text:line-break/>quod ait <text:span text:style-name="Default_20_Paragraph_20_Font"><text:span text:style-name="T1">perhu</text:span></text:span>m<text:span text:style-name="Default_20_Paragraph_20_Font"><text:span text:style-name="T1">ecta</text:span></text:span>t<text:span text:style-name="Default_20_Paragraph_20_Font"><text:span text:style-name="T1">o, </text:span></text:span>ad sternutamenti generationem<text:line-break/>supervacaneum est. Etenim si quis in capite redundet<text:line-break/>humor, non tamen is sternutamentum efficit, nisi flatu-</text:p>
      <text:p text:style-name="P3">lentus reddatur. Atque hoc aperte proditur in multis,<text:line-break/>qui licet copiosum per nares humorem excernant, non<text:line-break/>tamen necessario plerumque sternuunt. Illi namque feli<text:line-break/>ex iis ita affectis sternutant, -quibus mordax est qui a<text:line-break/>capite femper defluit, ac si quid mordax naribus imponas.<text:line-break/>Quemadmodum enim tussis quoddam naturale symptoma<text:line-break/>est, ad expurgandas pulmonis asperas .arterias, sic etiam<text:line-break/>sternutamentum narium meatus manifesto expurgare vide-<text:line-break/>tur. Quum autem sumina sit perforatio, lata quidem<text:line-break/>ad os, per exiles vero meatus ad cerebrum, quod ad os<text:line-break/>pervenit foramen a spiritu inferne furium expeditur; qui<text:line-break/>vero in cerebrum ferunt meatus, ab eo quod inde defer-<text:line-break/>tur spiritu expurgantur. Atque tibi accurate observanti<text:line-break/>sternutamenta ex cerebro motus initium habentia capitis<text:line-break/>gravitatem levare videbuntur. Fiunt enim tum rarefactis<text:line-break/>qui funi in capite humoribus tum naturae impetu exere-<text:line-break/>tio. Rarefiunt autem ipsi concalefacti. Calefiunt autem</text:p>
      <text:p text:style-name="P3">nativo calore <text:span text:style-name="Default_20_Paragraph_20_Font"><text:span text:style-name="T1">t</text:span></text:span>efe exsufcitante, cujus propter imbecillita-<text:line-break/>tem prius coacervata suerat supervacanea humiditas. Quum<text:line-break/>itaque ait perhumectato quod in capite est vacuo, praeci-<text:line-break/>pue quidem intelligenda venit. ventriculorum cerebri vacua<text:line-break/>cavitas, imo etiam vacuum quod cerebrum ambit exterius,<text:line-break/>Transit enim illud per cerebrum primum quidem in per-<text:line-break/>tes ventris; deinde ad nares adscendit. Quia vero con-<text:line-break/>fertim erumpit spiritus, funum elidi ipse pronunciat Hip-<text:line-break/>pocrates. Is autem strepitus communis est, undecumque<text:line-break/>venerit, sive ex pulmone efferatur sive ex capite deseratur.</text:p>
      <text:h text:style-name="Heading_20_2" text:outline-level="2">L1L</text:h>
      <text:p text:style-name="P1"><text:span text:style-name="Default_20_Paragraph_20_Font"><text:span text:style-name="T1">Qu</text:span></text:span><text:span text:style-name="Default_20_Paragraph_20_Font"><text:span text:style-name="T8">i</text:span></text:span><text:span text:style-name="Default_20_Paragraph_20_Font"><text:span text:style-name="T1">bu</text:span></text:span><text:span text:style-name="Default_20_Paragraph_20_Font"><text:span text:style-name="T8">s ja</text:span></text:span><text:span text:style-name="Default_20_Paragraph_20_Font"><text:span text:style-name="T1">cur vehemen</text:span></text:span><text:span text:style-name="Default_20_Paragraph_20_Font"><text:span text:style-name="T8">t</text:span></text:span><text:span text:style-name="Default_20_Paragraph_20_Font"><text:span text:style-name="T1">er d</text:span></text:span><text:span text:style-name="Default_20_Paragraph_20_Font"><text:span text:style-name="T8">o</text:span></text:span><text:span text:style-name="Default_20_Paragraph_20_Font"><text:span text:style-name="T1">let, </text:span></text:span><text:span text:style-name="Default_20_Paragraph_20_Font"><text:span text:style-name="T8">i</text:span></text:span><text:span text:style-name="Default_20_Paragraph_20_Font"><text:span text:style-name="T1">i</text:span></text:span><text:span text:style-name="Default_20_Paragraph_20_Font"><text:span text:style-name="T8">s </text:span></text:span><text:span text:style-name="Default_20_Paragraph_20_Font"><text:span text:style-name="T1">succeden</text:span></text:span><text:span text:style-name="Default_20_Paragraph_20_Font"><text:span text:style-name="T8">s </text:span></text:span><text:span text:style-name="Default_20_Paragraph_20_Font"><text:span text:style-name="T1">febr</text:span></text:span><text:span text:style-name="Default_20_Paragraph_20_Font"><text:span text:style-name="T8">is </text:span></text:span><text:span text:style-name="Default_20_Paragraph_20_Font"><text:span text:style-name="T1">d</text:span></text:span><text:span text:style-name="Default_20_Paragraph_20_Font"><text:span text:style-name="T8">o</text:span></text:span><text:span text:style-name="Default_20_Paragraph_20_Font"><text:span text:style-name="T1">l</text:span></text:span><text:span text:style-name="Default_20_Paragraph_20_Font"><text:span text:style-name="T8">o-<text:line-break/></text:span></text:span><text:span text:style-name="Default_20_Paragraph_20_Font"><text:span text:style-name="T1">re</text:span></text:span><text:span text:style-name="Default_20_Paragraph_20_Font"><text:span text:style-name="T8">m </text:span></text:span><text:span text:style-name="Default_20_Paragraph_20_Font"><text:span text:style-name="T1">solv</text:span></text:span><text:span text:style-name="Default_20_Paragraph_20_Font"><text:span text:style-name="T8">it.</text:span></text:span></text:p>
      <text:p text:style-name="P4">Vocabulum succedens indicat antea quum vehementer<text:line-break/>cruciabantur, eos non febricitasse. Si itaque jecur vehe-</text:p>
      <text:p text:style-name="P3">mentor doleat, id fit vel propter fortem inflammationem<text:line-break/>vel ob inflammatum spiritum , feti ipsis non aderat inflant-<text:line-break/>malio, alioqui omnino . febricitassent. Par est igitur a<text:line-break/>flatulenta spiritu vi<text:span text:style-name="Default_20_Paragraph_20_Font"><text:span text:style-name="T1">t</text:span></text:span>eus ipsis dolorem contraxisse. Dolet<text:line-break/>sane jecur etiam propter obstructionem, sied moderate et<text:line-break/>cum quodam ponderis potius quam vehementis doloris<text:line-break/><text:span text:style-name="Default_20_Paragraph_20_Font"><text:span text:style-name="T1">t</text:span></text:span>en<text:span text:style-name="Default_20_Paragraph_20_Font"><text:span text:style-name="T1">t</text:span></text:span>o. At vehemens dolor propter flatulentum spiritum<text:line-break/>aut inflammationem maximam aut suppurantem concitantur.</text:p>
      <text:h text:style-name="Heading_20_2" text:outline-level="2">LUI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e ven</text:span></text:span>is <text:span text:style-name="Default_20_Paragraph_20_Font"><text:span text:style-name="T1">sanguine</text:span></text:span>m <text:span text:style-name="Default_20_Paragraph_20_Font"><text:span text:style-name="T1">detrahere consur</text:span></text:span>t, <text:span text:style-name="Default_20_Paragraph_20_Font"><text:span text:style-name="T1">iis vere vena<text:line-break/>secanda est.</text:span></text:span></text:p>
      <text:p text:style-name="P4">Hic aphorismus pars est ejus qui supra hoc modo<text:line-break/>enunciatas est :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purgat</text:span></text:span>i<text:span text:style-name="Default_20_Paragraph_20_Font"><text:span text:style-name="T1">o aut venae sect</text:span></text:span>io <text:span text:style-name="Default_20_Paragraph_20_Font"><text:span text:style-name="T1">consurt,<text:line-break/></text:span></text:span>iis <text:span text:style-name="Default_20_Paragraph_20_Font"><text:span text:style-name="T1">vere vena secanda aut purgat</text:span></text:span>io <text:span text:style-name="Default_20_Paragraph_20_Font"><text:span text:style-name="T1">i</text:span></text:span>m<text:span text:style-name="Default_20_Paragraph_20_Font"><text:span text:style-name="T1">peranda est. </text:span></text:span>Unde<text:line-break/>quibusdam in exemplaribus non omnino scriptus est. Id<text:line-break/>sciunt fibri interpretes nonnulli et bis scripserunt, non-</text:p>
      <text:p text:style-name="P3">nulli ipfum nequaquam prorsus meminerunt. Mirari licet<text:line-break/>quosdam qui non fotum eosdem aphorismos bis scribunt,<text:line-break/>verum etiam in iisdem commentariis explicationes addunt,<text:line-break/>nulla data significatione aut mentione facta, jam antea<text:line-break/>scriptos esse integros quosdam , alios parte altera defectos,<text:line-break/>cuiusmodi praesens esu Quid igitur isti censuerint aut<text:line-break/>qui tales ad calcem libri aphorismos addiderint aut ipfe<text:line-break/>Hippocrates ut de iisdem bis faceret mentionem aut qui-<text:line-break/>dam interpretes qui unum aphorismum bis expofuerunt,<text:line-break/>per deos, coniicere non possum. Neque enim credibile<text:line-break/>est or<text:span text:style-name="Default_20_Paragraph_20_Font"><text:span text:style-name="T1">t</text:span></text:span>um auctorem in tantis rebus tam obliviosum fuisse,<text:line-break/>ac praesertim quum talis suerit, qualem Hippocratem, in<text:line-break/>omnibus extitisse novimus; neque <text:span text:style-name="Default_20_Paragraph_20_Font"><text:span text:style-name="T1">t</text:span></text:span>urium tantam eorum<text:line-break/>qui addiderint oblivionem vel quandam aliam vafritiam<text:line-break/>cogitatione comprehendere - possumus, propter quam. bis<text:line-break/>de eisdem scribere voluerint. Praeterea vero etiam ma-<text:line-break/>gis eos enarratores mirari decet, qui quum eosdem apho-<text:line-break/>risnros bis exponant, ne hoc quidem ipsum meminerunt,</text:p>
      <text:p text:style-name="P5">quod fecundo id facerent. Eos denique etiamnum magis<text:line-break/>miramur, qui diversis locis et hic prope libri finem di-<text:line-break/>verfas et pugnantes expositiones scriptis mandarunt. .</text:p>
      <text:h text:style-name="Heading_20_2" text:outline-level="2">L1V.</text:h>
      <text:p text:style-name="P1"><text:span text:style-name="Default_20_Paragraph_20_Font"><text:span text:style-name="T1">Quibus</text:span></text:span> i<text:span text:style-name="Default_20_Paragraph_20_Font"><text:span text:style-name="T1">nter ventriculum et septum transversum pitu</text:span></text:span>i<text:span text:style-name="Default_20_Paragraph_20_Font"><text:span text:style-name="T1">ta<text:line-break/></text:span></text:span>mo<text:span text:style-name="Default_20_Paragraph_20_Font"><text:span text:style-name="T1">ra</text:span></text:span>t<text:span text:style-name="Default_20_Paragraph_20_Font"><text:span text:style-name="T1">ur e</text:span></text:span>t <text:span text:style-name="Default_20_Paragraph_20_Font"><text:span text:style-name="T1">dol</text:span></text:span>o<text:span text:style-name="Default_20_Paragraph_20_Font"><text:span text:style-name="T1">re</text:span></text:span>m <text:span text:style-name="Default_20_Paragraph_20_Font"><text:span text:style-name="T1">exhibe</text:span></text:span>t, <text:span text:style-name="Default_20_Paragraph_20_Font"><text:span text:style-name="T1">neque in alterutru</text:span></text:span>m <text:span text:style-name="Default_20_Paragraph_20_Font"><text:span text:style-name="T1">ven-<text:line-break/></text:span></text:span>t<text:span text:style-name="Default_20_Paragraph_20_Font"><text:span text:style-name="T1">rem v</text:span></text:span>i<text:span text:style-name="Default_20_Paragraph_20_Font"><text:span text:style-name="T1">a</text:span></text:span>m <text:span text:style-name="Default_20_Paragraph_20_Font"><text:span text:style-name="T1">n</text:span></text:span>o<text:span text:style-name="Default_20_Paragraph_20_Font"><text:span text:style-name="T1">n habe</text:span></text:span>t, <text:span text:style-name="Default_20_Paragraph_20_Font"><text:span text:style-name="T1">iis per vena</text:span></text:span>s <text:span text:style-name="Default_20_Paragraph_20_Font"><text:span text:style-name="T1">in vesica</text:span></text:span>m <text:span text:style-name="Default_20_Paragraph_20_Font"><text:span text:style-name="T1">p</text:span></text:span>it<text:span text:style-name="Default_20_Paragraph_20_Font"><text:span text:style-name="T1">ui</text:span></text:span>t<text:span text:style-name="Default_20_Paragraph_20_Font"><text:span text:style-name="T1">a<text:line-break/>versu</text:span></text:span> m<text:span text:style-name="Default_20_Paragraph_20_Font"><text:span text:style-name="T1">orb</text:span></text:span>i su sal<text:span text:style-name="Default_20_Paragraph_20_Font"><text:span text:style-name="T1">u</text:span></text:span>t<text:span text:style-name="Default_20_Paragraph_20_Font"><text:span text:style-name="T1">io.</text:span></text:span></text:p>
      <text:p text:style-name="P4">Meritu Marinus animi pendere mihi videtur, fieri<text:line-break/>non posse ratus inter ventriculum et septum transversum<text:line-break/>pituitam consistere. Ipsis namque deorsum adusque pubis<text:line-break/>ossa defluxura esu Non tamen hanc etiam in venas tra-<text:line-break/>duci ac remeare posse pronunciat, quemadmodum in hy-<text:line-break/>ironicis, quae tenuis et aquei<text:span text:style-name="Default_20_Paragraph_20_Font"><text:span text:style-name="T1">s</text:span></text:span>. humiditas resumpta per<text:line-break/>urinas excernitur. Itaque hic textus, inter septum trans-<text:line-break/>verfum et ventriculum, accipiendus est pro inter proprium</text:p>
      <text:p text:style-name="P5">septi transversi corpus, quod carnu<text:span text:style-name="Default_20_Paragraph_20_Font"><text:span text:style-name="T1">t</text:span></text:span>um est et peritonaei<text:line-break/>summum. Verum etiam si, ut vis, ita intellexerimus, o<text:line-break/>Marine, eam tamen pituitae in venas resumptionem ac<text:line-break/>meatum similiter facilem esse dubium esu . Non enim<text:line-break/>inde potest per venas in renes pervenire , quod fieri ex<text:line-break/>ea capacitate potest, quae fusi peritonaeo est. posita. Huc<text:line-break/>adde impropriam prorsus esse appellationis ve<text:span text:style-name="Default_20_Paragraph_20_Font"><text:span text:style-name="T1">n</text:span></text:span>triculi ab-<text:line-break/>usiouem. Nihil enim peritonaeo et ventriculo est simile,<text:line-break/>cujus gratia ejusdem nominis communionem sortiantur.<text:line-break/>Praestat igitur accipere, quemadmodum omnes intellexe-<text:line-break/>runt, illud spatium ab eo dixi quod intra septum trans-<text:line-break/>versirm est, neque intra interioris peritonaei partem con-<text:line-break/>tiuetur epigastrio respondentem, simulque expendere an<text:line-break/>quod ab ipso dicitur fieri possit. In quo nos Inire opor-<text:line-break/>tet, arbitrari Hipp<text:span text:style-name="Default_20_Paragraph_20_Font"><text:span text:style-name="T1">o</text:span></text:span>cratem naturam semper, si sit robusta,<text:line-break/>materiae viam moliri et invenire, etiam si quam maxime<text:line-break/>crassa sit et per exiles transitura meatus , quando per ossa<text:line-break/>etiam abscessus fieri dicati Et vero in suppuratis inter</text:p>
      <text:p text:style-name="P3">thoracem et pulmonem collectum humorem cum tussi ex-<text:line-break/>spui conspicimus. Nonnunquam vero et per cutim in-<text:line-break/>tegram existentem sanguinem excidere in ossibus quae<text:line-break/>fracta coalescunt. Neque igitur nunc pituitam, de qua<text:line-break/>Hippocrati ferum est, arbitrari oportet ad urinas traduci<text:line-break/>omnino non posse. Verum hoc etiam aliquando a natura<text:line-break/>multo ante pituitam ejusmodi, ut iu ernpyis paulatim<text:line-break/>exte<text:span text:style-name="Default_20_Paragraph_20_Font"><text:span text:style-name="T1">n</text:span></text:span>uante fieri arbitrandum esu</text:p>
      <text:h text:style-name="Heading_20_2" text:outline-level="2">LU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j<text:span text:style-name="Default_20_Paragraph_20_Font"><text:span text:style-name="T1">ecur aqua repletu</text:span></text:span>m i<text:span text:style-name="Default_20_Paragraph_20_Font"><text:span text:style-name="T1">n o</text:span></text:span>m<text:span text:style-name="Default_20_Paragraph_20_Font"><text:span text:style-name="T1">en</text:span></text:span>t<text:span text:style-name="Default_20_Paragraph_20_Font"><text:span text:style-name="T1">um eruperis, i</text:span></text:span>is s<text:span text:style-name="Default_20_Paragraph_20_Font"><text:span text:style-name="T1">en-<text:line-break/></text:span></text:span>t<text:span text:style-name="Default_20_Paragraph_20_Font"><text:span text:style-name="T1">er aqua</text:span></text:span> i<text:span text:style-name="Default_20_Paragraph_20_Font"><text:span text:style-name="T1">mpletur ac</text:span></text:span> i<text:span text:style-name="Default_20_Paragraph_20_Font"><text:span text:style-name="T1">ntereunt.</text:span></text:span></text:p>
      <text:p text:style-name="P4">Iecur hydatidibus in ea quae foris ipfum ambit tu-<text:line-break/>mica procreandi maxime idoneum esu Jugulatiiijfiquidem<text:line-break/>animalibus apparet interdum hepar hisce vesiculis aqua<text:line-break/>plenis refertum. Si quando igitur contigerit hydatidas</text:p>
      <text:p text:style-name="P5">rumpi, aqua <text:span text:style-name="Default_20_Paragraph_20_Font"><text:span text:style-name="T1">t</text:span></text:span>ane in peritonaei regionem per epigastrium<text:line-break/>effunditur, in qua etiam per hydropas colligitur. In<text:line-break/>omentum autem aqua erumpere non potest, nisi ipsum<text:line-break/>aliquatenus erodatur. Dentum enim ac u<text:span text:style-name="Default_20_Paragraph_20_Font"><text:span text:style-name="T1">n</text:span></text:span>dique ita soli-<text:line-break/>dum est ut nihil in fe ex parte alia intercidat, praeter-<text:line-break/>quam ex ventriculo, colo et liene illisque partibus, unde<text:line-break/>ipsum enascitur. Aut igitur excedi vult peritonaeum<text:line-break/>parte nimirum ejus dextra, qua jecori vicinum est, aut<text:line-break/>in illud omentum eruperit pro in omenti regionem acci-<text:line-break/>prendunt esu Ventrem autem a quo impleri non de eo<text:line-break/>qui cibaria recipit a ventre dictum est, <text:span text:style-name="Default_20_Paragraph_20_Font"><text:span text:style-name="T1">t</text:span></text:span>ed de tota quae<text:line-break/>infra est thoracem, cavitate, quo significatu et ventricosi<text:line-break/>et ventrem gestare mulieres dicuntur. Au vero quibus<text:line-break/>eo loci aqua coacervatur moriuntur considerandum. Nam<text:line-break/>aut <text:span text:style-name="Default_20_Paragraph_20_Font"><text:span text:style-name="T1">t</text:span></text:span>emper aut plerumque ita fieri i<text:span text:style-name="Default_20_Paragraph_20_Font"><text:span text:style-name="T1">n</text:span></text:span>telligere oportet.<text:line-break/>Sospites enim evadunt nonnulli hydropici, etiam si ipsis<text:line-break/>talis regio aqua impleatur. Quemadmodum in his curatio<text:line-break/>potest persici tum medicamentis hydragogis tum praeterea</text:p>
      <text:p text:style-name="P3">diureticis tum denique epithematis ejusmodi humorem<text:line-break/>discutientibus et halitum facultate elicientibus , ita in illis<text:line-break/>etiam fieri curationem posse videtur.</text:p>
      <text:h text:style-name="Heading_20_2" text:outline-level="2">LVI.</text:h>
      <text:p text:style-name="P1"><text:span text:style-name="Default_20_Paragraph_20_Font"><text:span text:style-name="T1">Anx</text:span></text:span>i<text:span text:style-name="Default_20_Paragraph_20_Font"><text:span text:style-name="T1">e</text:span></text:span>t<text:span text:style-name="Default_20_Paragraph_20_Font"><text:span text:style-name="T1">udo, oscitat</text:span></text:span>i<text:span text:style-name="Default_20_Paragraph_20_Font"><text:span text:style-name="T1">o, horror, v</text:span></text:span>i<text:span text:style-name="Default_20_Paragraph_20_Font"><text:span text:style-name="T1">nu</text:span></text:span>m <text:span text:style-name="Default_20_Paragraph_20_Font"><text:span text:style-name="T1">par pari aquae p</text:span></text:span>o-<text:line-break/>t<text:span text:style-name="Default_20_Paragraph_20_Font"><text:span text:style-name="T1">um</text:span></text:span> m<text:span text:style-name="Default_20_Paragraph_20_Font"><text:span text:style-name="T1">orbum salvis.</text:span></text:span></text:p>
      <text:p text:style-name="P4">Haec orationis forma merito nonnullis soloecismi fpe-<text:line-break/>cies vi<text:span text:style-name="Default_20_Paragraph_20_Font"><text:span text:style-name="T1">t</text:span></text:span>a est, ideoque nonnulli accusandi casu scripserunt;<text:line-break/><text:span text:style-name="Default_20_Paragraph_20_Font"><text:span text:style-name="T1">anx</text:span></text:span>lat<text:span text:style-name="Default_20_Paragraph_20_Font"><text:span text:style-name="T1">ud</text:span></text:span>i<text:span text:style-name="Default_20_Paragraph_20_Font"><text:span text:style-name="T1">nem , osc</text:span></text:span>it<text:span text:style-name="Default_20_Paragraph_20_Font"><text:span text:style-name="T1">a</text:span></text:span>ti<text:span text:style-name="Default_20_Paragraph_20_Font"><text:span text:style-name="T1">onem, horrorem, v</text:span></text:span>i<text:span text:style-name="Default_20_Paragraph_20_Font"><text:span text:style-name="T1">num par par</text:span></text:span>o<text:line-break/><text:span text:style-name="Default_20_Paragraph_20_Font"><text:span text:style-name="T1">aquae epotum morbum solv</text:span></text:span>it. Utram autem in praesentia<text:line-break/>sequaris lectionem nihil refert ad aphorismi explicatio-<text:line-break/>nem. In primis etiam ferre nos oportet, <text:span text:style-name="Default_20_Paragraph_20_Font"><text:span text:style-name="T13">ἀλύκην</text:span></text:span><text:span text:style-name="Default_20_Paragraph_20_Font"><text:span text:style-name="T9"> </text:span></text:span><text:span text:style-name="Default_20_Paragraph_20_Font"><text:span text:style-name="T1">anx</text:span></text:span>iat<text:span text:style-name="Default_20_Paragraph_20_Font"><text:span text:style-name="T1">a-<text:line-break/>d</text:span></text:span>i<text:span text:style-name="Default_20_Paragraph_20_Font"><text:span text:style-name="T1">ne</text:span></text:span>m appellasse Hippocratem , quam multi Graecorum<text:line-break/><text:span text:style-name="Default_20_Paragraph_20_Font"><text:span text:style-name="T13">ἄλην</text:span></text:span><text:span text:style-name="Default_20_Paragraph_20_Font"><text:span text:style-name="T9"> </text:span></text:span><text:span text:style-name="Default_20_Paragraph_20_Font"><text:span text:style-name="T1">anx</text:span></text:span>i<text:span text:style-name="Default_20_Paragraph_20_Font"><text:span text:style-name="T1">eta</text:span></text:span>t<text:span text:style-name="Default_20_Paragraph_20_Font"><text:span text:style-name="T1">e</text:span></text:span>m nominant ; deinde quae sit affectio hujus<text:line-break/>symptomatis effectrix. <text:span text:style-name="Default_20_Paragraph_20_Font"><text:span text:style-name="T14">Α</text:span></text:span><text:span text:style-name="Default_20_Paragraph_20_Font"><text:span text:style-name="T13">λύειν</text:span></text:span><text:span text:style-name="Default_20_Paragraph_20_Font"><text:span text:style-name="T17"> </text:span></text:span>itaque <text:span text:style-name="Default_20_Paragraph_20_Font"><text:span text:style-name="T1">sec</text:span></text:span>t<text:span text:style-name="Default_20_Paragraph_20_Font"><text:span text:style-name="T1">ar</text:span></text:span>i fecunda vale-<text:line-break/>tudine eos dicunt qui femper praesentia fastidiunt atque</text:p>
      <text:p text:style-name="P5">ad alias subinde aliasque tum res tum affectiones trans-<text:line-break/>eunt. Eodem modo adversi: valetudi<text:span text:style-name="Default_20_Paragraph_20_Font"><text:span text:style-name="T1">n</text:span></text:span>e eos anxietate ja-<text:line-break/>ctari proferunt; qui decubitum non ferentes decumbendi<text:line-break/>formam immutant, quod praesens semper gravis ac molesta<text:line-break/>sit. Hoc autem iis potissimum evenire novimus , quibus<text:line-break/>in ore ventriculi, quod i<text:span text:style-name="Default_20_Paragraph_20_Font"><text:span text:style-name="T1">n</text:span></text:span>terdum abusi vocabulo stoma-<text:line-break/>chum nominant, propria quaedam humoris molesti quali-<text:line-break/>tas continetur, neque multi, neque innatantis in ventri:.<text:line-break/>culi capacitate, fed altius in ipsius tunicis imbibiti. Quin<text:line-break/>etiam oscitationem et pandiculationem fieri demonstravi-<text:line-break/>mus contenta in musculis; per quos voluntarii quoque<text:line-break/>motus peraguntur, vel flatulenta humiditate vel spiritu<text:line-break/>rapido. Horror quoque pravis humoribus per cutem<text:line-break/>sparsis ac discurrentibus oboritur. Constat autem eo hor-<text:line-break/>rore qui ex aegro corpore concitatur, nobis nunc oratio-<text:line-break/>nem esse , non autem de eo qui ab aliqua cau<text:span text:style-name="Default_20_Paragraph_20_Font"><text:span text:style-name="T1">t</text:span></text:span>a. externa<text:line-break/>proficiscitur. Singula igitur haec praedicta curat vini<text:line-break/>meracioris potus cujus temperationis commoderationem</text:p>
      <text:p text:style-name="P5">his ipse verbis declaravit: <text:span text:style-name="Default_20_Paragraph_20_Font"><text:span text:style-name="T1">v</text:span></text:span>i<text:span text:style-name="Default_20_Paragraph_20_Font"><text:span text:style-name="T1">num par pari aquae potum.<text:line-break/></text:span></text:span>Vult enim prosectu aqua vinum aequa portione tempe-<text:line-break/>rari, ut tantum materiae molestae propellatur vacueturque,<text:line-break/>quantum violentae vini delationi cessurum est; reliquum<text:line-break/>vero temperetur epicrasu Calefacit enim vinum , ut ex-<text:line-break/>perimur, totum corpus et celeriter in omnes fertur par-<text:line-break/>tes, cum eo optimos humores efficit.</text:p>
      <text:h text:style-name="Heading_20_2" text:outline-level="2">LV1I.</text:h>
      <text:p text:style-name="P1">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in urethra</text:span></text:span> t<text:span text:style-name="Default_20_Paragraph_20_Font"><text:span text:style-name="T1">ubercula pr</text:span></text:span>o<text:span text:style-name="Default_20_Paragraph_20_Font"><text:span text:style-name="T1">crean</text:span></text:span>t<text:span text:style-name="Default_20_Paragraph_20_Font"><text:span text:style-name="T1">ur, i</text:span></text:span>i<text:span text:style-name="Default_20_Paragraph_20_Font"><text:span text:style-name="T1">s suppurat</text:span></text:span>is <text:span text:style-name="Default_20_Paragraph_20_Font"><text:span text:style-name="T1">et<text:line-break/>rupt</text:span></text:span>is <text:span text:style-name="Default_20_Paragraph_20_Font"><text:span text:style-name="T1">d</text:span></text:span>o<text:span text:style-name="Default_20_Paragraph_20_Font"><text:span text:style-name="T1">l</text:span></text:span>o<text:span text:style-name="Default_20_Paragraph_20_Font"><text:span text:style-name="T1">r solv</text:span></text:span>it<text:span text:style-name="Default_20_Paragraph_20_Font"><text:span text:style-name="T1">ur.</text:span></text:span></text:p>
      <text:p text:style-name="P4">Hunc quoque apltorismum in praecedentibus scripsit<text:line-break/>Hippocrates, nosque ipsi explicavimus in ea oratione quae<text:line-break/>sic habebat; <text:span text:style-name="Default_20_Paragraph_20_Font"><text:span text:style-name="T1">qu</text:span></text:span>i<text:span text:style-name="Default_20_Paragraph_20_Font"><text:span text:style-name="T1">bu</text:span></text:span>s i<text:span text:style-name="Default_20_Paragraph_20_Font"><text:span text:style-name="T1">n urethra</text:span></text:span> t<text:span text:style-name="Default_20_Paragraph_20_Font"><text:span text:style-name="T1">uberculum nascitur, e</text:span></text:span>o<text:line-break/><text:span text:style-name="Default_20_Paragraph_20_Font"><text:span text:style-name="T1">suppurata et rupto salu</text:span></text:span>ti<text:span text:style-name="Default_20_Paragraph_20_Font"><text:span text:style-name="T1">o.</text:span></text:span></text:p>
      <text:h text:style-name="P55" text:outline-level="2">LVI1I.</text:h>
      <text:p text:style-name="P1"><text:span text:style-name="Default_20_Paragraph_20_Font"><text:span text:style-name="T1">Qu</text:span></text:span>i<text:span text:style-name="Default_20_Paragraph_20_Font"><text:span text:style-name="T1">bus cerebrum</text:span></text:span> o<text:span text:style-name="Default_20_Paragraph_20_Font"><text:span text:style-name="T1">ccasione al</text:span></text:span>i<text:span text:style-name="Default_20_Paragraph_20_Font"><text:span text:style-name="T1">qua coneussi</text:span></text:span>i<text:span text:style-name="Default_20_Paragraph_20_Font"><text:span text:style-name="T1">m suerit, e</text:span></text:span>os<text:line-break/><text:span text:style-name="Default_20_Paragraph_20_Font"><text:span text:style-name="T1">qua</text:span></text:span>m <text:span text:style-name="Default_20_Paragraph_20_Font"><text:span text:style-name="T1">pr</text:span></text:span>i<text:span text:style-name="Default_20_Paragraph_20_Font"><text:span text:style-name="T1">mum voce pr</text:span></text:span>i<text:span text:style-name="Default_20_Paragraph_20_Font"><text:span text:style-name="T1">var</text:span></text:span>i <text:span text:style-name="Default_20_Paragraph_20_Font"><text:span text:style-name="T1">necesse esu</text:span></text:span></text:p>
      <text:p text:style-name="P4">Hoc etiam aphorismo in nonnullis exemplaribus vo-<text:line-break/>cabulum m<text:span text:style-name="Default_20_Paragraph_20_Font"><text:span text:style-name="T1">ut</text:span></text:span>os scriptum multitudinis numero per aceo fa -<text:line-break/>tivum ca<text:span text:style-name="Default_20_Paragraph_20_Font"><text:span text:style-name="T1">t</text:span></text:span>um invenire datur ; .lu quibusdam vero mutum<text:line-break/>per singularem sub soloecismi figura. Sed id nihil quid-<text:line-break/>quam ad praesentia refert, quum nos Hippocrati consue-<text:line-break/>tudinem esse noscimus saepe ab uno notissimo symptomata,<text:line-break/>exempli gratia aphoniam <text:span text:style-name="Default_20_Paragraph_20_Font"><text:span text:style-name="T1">v</text:span></text:span>o<text:span text:style-name="Default_20_Paragraph_20_Font"><text:span text:style-name="T1">c</text:span></text:span>i<text:span text:style-name="Default_20_Paragraph_20_Font"><text:span text:style-name="T1">s adempt</text:span></text:span>i<text:span text:style-name="Default_20_Paragraph_20_Font"><text:span text:style-name="T1">onem</text:span></text:span> illos ita ap-<text:line-break/>pellere ac significare, qui nullum alium voluntarium mo-<text:line-break/>tum superstitem fervant, neque quidquam omnino sentiunt<text:line-break/>et apoplecticis peraeque similes sine sensu simulque motu<text:line-break/>prostrati Iacent. ld vero et ob alias causias oboritur.<text:line-break/>Nunc vero concussionis cerebri meminit Hippocrates, cujus<text:line-break/>occasione talem fore corporis totius affectionem pronun-<text:line-break/>ciat. Ita vero concuti cerebrum accidit ob aliquem vio-</text:p>
      <text:p text:style-name="P5">lentum totius corporis ca<text:span text:style-name="Default_20_Paragraph_20_Font"><text:span text:style-name="T1">t</text:span></text:span>um ab altis locis obortum.<text:line-break/>Ejusmodi namque casius vertebrarum etiam spinae con-<text:line-break/>cussionem efficere consueverunt, quum. ipsarum harmoniae<text:line-break/>concussionem subierint et contenta ipsarum cavo dorsalia<text:line-break/>medulla laborarit, quae vehementius concussa quibusdam<text:line-break/>nervis a fe propagatis ruptionum creat periculum. Quae<text:line-break/>res cerebro maxime accidit, eoque magis quanto in ejus<text:line-break/>ambitu vacuum spatium est amplius, multoque magis in<text:line-break/>senibus, quemadmodum in libris anatomicis a nobis. di-<text:line-break/>cium est. Contrahitur siquidem in <text:span text:style-name="Default_20_Paragraph_20_Font"><text:span text:style-name="T1">t</text:span></text:span>ele animalis facultas<text:line-break/>per tales affectiones periculosa commotione vexata et pro-<text:line-break/>pterea quiescit teriaturque. Porro nonnulli nervorum<text:line-break/>processus valde tenduntur et quidem aliqua ex parte di-<text:line-break/>velluntur. Quibus fit ut donec animalis facultas se<text:span text:style-name="Default_20_Paragraph_20_Font"><text:span text:style-name="T1">t</text:span></text:span>e -<text:line-break/>rur<text:span text:style-name="Default_20_Paragraph_20_Font"><text:span text:style-name="T1">t</text:span></text:span>um receperit, mutum et immobile jaceat totum ani-<text:line-break/>mal ita affectum. Quod si abrumpi occupaverint aut ce-<text:line-break/>rebrum parte <text:span text:style-name="Default_20_Paragraph_20_Font"><text:span text:style-name="T1">t</text:span></text:span>ui quapiam avulsum abstractumque fuerit,<text:line-break/>non jam ad fe redeunt sibique ipsis restituuntur.</text:p>
      <text:h text:style-name="P55" text:outline-level="2">Llx.</text:h>
      <text:p text:style-name="P1"><text:span text:style-name="Default_20_Paragraph_20_Font"><text:span text:style-name="T1">corp</text:span></text:span>ori<text:span text:style-name="Default_20_Paragraph_20_Font"><text:span text:style-name="T1">bus carnes haben</text:span></text:span>ti<text:span text:style-name="Default_20_Paragraph_20_Font"><text:span text:style-name="T1">bus hum</text:span></text:span>i<text:span text:style-name="Default_20_Paragraph_20_Font"><text:span text:style-name="T1">das</text:span></text:span> i<text:span text:style-name="Default_20_Paragraph_20_Font"><text:span text:style-name="T1">nducere famem<text:line-break/>opor</text:span></text:span>t<text:span text:style-name="Default_20_Paragraph_20_Font"><text:span text:style-name="T1">et ; fames enim exsiccat corpu</text:span></text:span>s.</text:p>
      <text:p text:style-name="P4">Quae siccant auxilia Iane humidis affectibus mederi<text:line-break/>manifestum esu Contraria namque contrariorum funi re-<text:line-break/>media. Famem quoque exsiccare per accidens nulli abdi-<text:line-break/>tum est. Si quid enim eorum ex corpore continenter<text:line-break/>effiuat dissipeturque, ut antea docui, nec amplius quod<text:line-break/>vacuatur alimento, suppleatur i ulla u ret<text:span text:style-name="Default_20_Paragraph_20_Font"><text:span text:style-name="T1">o</text:span></text:span>rque, siccius ipfum<text:line-break/>evadere necesse . est. Certum est ex singulis animantis<text:line-break/>partibus quidquid est humidius abire prius et evanescere.<text:line-break/>Effluvium siquidem ipfum fit, quod extenuetur corpus et<text:line-break/>in vaporem solvatur, duabus ex causis: externa una aere<text:line-break/>ambiente, interna altera calore nativo. Sane verto de-<text:line-break/>litefcentium in cavernis animantium, quod nec externo<text:line-break/>calore amplius nec interno incalescant aut nihil prorsus<text:line-break/>aut paucissimum essiuit, proptereaque nonnullae quidem</text:p>
      <text:p text:style-name="P5">alimento prorsus non egent; nonnullae vero usquequaque<text:line-break/>paucissimo. Post antea fcriptos aphorismos alii duo fere<text:line-break/>in omnibus exemplaribus inveniuntur et quorum libri<text:line-break/>enarratores fere omnes meminere. Quidam etiam ipsos<text:line-break/>interpretantur, sed pugnantibus^ et hic et supra explicatio-<text:line-break/>nibus usi nec hoc ipsum monentes lectorem antea fuisse<text:line-break/>fcriptos. Nos vero ipsorum explicationem fecimus quarto<text:line-break/>commentario textu nonnihil differentium. Alter enim eo-<text:line-break/>rum hic scriptorum supervacaneam habet hanc adjectionem<text:line-break/><text:span text:style-name="Default_20_Paragraph_20_Font"><text:span text:style-name="T1">nec devorare p</text:span></text:span>o<text:span text:style-name="Default_20_Paragraph_20_Font"><text:span text:style-name="T1">test n</text:span></text:span>i<text:span text:style-name="Default_20_Paragraph_20_Font"><text:span text:style-name="T1">si v</text:span></text:span>i<text:span text:style-name="Default_20_Paragraph_20_Font"><text:span text:style-name="T1">x. </text:span></text:span>Alter vero adverbium <text:span text:style-name="Default_20_Paragraph_20_Font"><text:span text:style-name="T1">vix<text:line-break/></text:span></text:span>inverso ordine positum habet, ut prior quidem sit hujus-<text:line-break/>modi: <text:span text:style-name="Default_20_Paragraph_20_Font"><text:span text:style-name="T1">si fabre detento, tu</text:span></text:span>m<text:span text:style-name="Default_20_Paragraph_20_Font"><text:span text:style-name="T1">ore null</text:span></text:span>o i<text:span text:style-name="Default_20_Paragraph_20_Font"><text:span text:style-name="T1">n suuc</text:span></text:span>i<text:span text:style-name="Default_20_Paragraph_20_Font"><text:span text:style-name="T1">bus ex</text:span></text:span>i<text:span text:style-name="Default_20_Paragraph_20_Font"><text:span text:style-name="T1">sten</text:span></text:span>t<text:span text:style-name="Default_20_Paragraph_20_Font"><text:span text:style-name="T1">e,<text:line-break/></text:span></text:span>suffo<text:span text:style-name="Default_20_Paragraph_20_Font"><text:span text:style-name="T1">cat</text:span></text:span>i<text:span text:style-name="Default_20_Paragraph_20_Font"><text:span text:style-name="T1">o derepen</text:span></text:span>t<text:span text:style-name="Default_20_Paragraph_20_Font"><text:span text:style-name="T1">e supervener</text:span></text:span>it, <text:span text:style-name="Default_20_Paragraph_20_Font"><text:span text:style-name="T1">ac n</text:span></text:span>i<text:span text:style-name="Default_20_Paragraph_20_Font"><text:span text:style-name="T1">si v</text:span></text:span>i<text:span text:style-name="Default_20_Paragraph_20_Font"><text:span text:style-name="T1">x deglut</text:span></text:span>i<text:span text:style-name="Default_20_Paragraph_20_Font"><text:span text:style-name="T1">re<text:line-break/>nequeat, m</text:span></text:span>o<text:span text:style-name="Default_20_Paragraph_20_Font"><text:span text:style-name="T1">r</text:span></text:span>ti<text:span text:style-name="Default_20_Paragraph_20_Font"><text:span text:style-name="T1">ferum. </text:span></text:span>Secundus vero: <text:span text:style-name="Default_20_Paragraph_20_Font"><text:span text:style-name="T1">si scbre correpto^<text:line-break/>derepente cerv</text:span></text:span>i<text:span text:style-name="Default_20_Paragraph_20_Font"><text:span text:style-name="T1">x</text:span></text:span> i<text:span text:style-name="Default_20_Paragraph_20_Font"><text:span text:style-name="T1">ntorqueatur ac devorare nequeat, </text:span></text:span>t<text:span text:style-name="Default_20_Paragraph_20_Font"><text:span text:style-name="T1">u</text:span></text:span>m<text:span text:style-name="Default_20_Paragraph_20_Font"><text:span text:style-name="T1">ore<text:line-break/>nu</text:span></text:span>llo i<text:span text:style-name="Default_20_Paragraph_20_Font"><text:span text:style-name="T1">n faucibu</text:span></text:span>s <text:span text:style-name="Default_20_Paragraph_20_Font"><text:span text:style-name="T1">ex</text:span></text:span>i<text:span text:style-name="Default_20_Paragraph_20_Font"><text:span text:style-name="T1">stente letale. </text:span></text:span>Superiores vero quos<text:line-break/>quarto horum commentariorum exposuisse me dixi, ita se</text:p>
      <text:p text:style-name="P5">habebant: <text:span text:style-name="Default_20_Paragraph_20_Font"><text:span text:style-name="T1">st subre de</text:span></text:span>t<text:span text:style-name="Default_20_Paragraph_20_Font"><text:span text:style-name="T1">ento, </text:span></text:span>t<text:span text:style-name="Default_20_Paragraph_20_Font"><text:span text:style-name="T1">umore null</text:span></text:span>o <text:span text:style-name="Default_20_Paragraph_20_Font"><text:span text:style-name="T1">in fauc</text:span></text:span>i<text:span text:style-name="Default_20_Paragraph_20_Font"><text:span text:style-name="T1">bu</text:span></text:span>s <text:span text:style-name="Default_20_Paragraph_20_Font"><text:span text:style-name="T1">exi-<text:line-break/></text:span></text:span>sta<text:span text:style-name="Default_20_Paragraph_20_Font"><text:span text:style-name="T1">nte, sussi</text:span></text:span>o<text:span text:style-name="Default_20_Paragraph_20_Font"><text:span text:style-name="T1">ca</text:span></text:span>ti<text:span text:style-name="Default_20_Paragraph_20_Font"><text:span text:style-name="T1">o derepen</text:span></text:span>t<text:span text:style-name="Default_20_Paragraph_20_Font"><text:span text:style-name="T1">e supervener</text:span></text:span>i<text:span text:style-name="Default_20_Paragraph_20_Font"><text:span text:style-name="T1">t, m</text:span></text:span>o<text:span text:style-name="Default_20_Paragraph_20_Font"><text:span text:style-name="T1">r</text:span></text:span>ti<text:span text:style-name="Default_20_Paragraph_20_Font"><text:span text:style-name="T1">ferum</text:span></text:span>. Deinde<text:line-break/>qui hunc sequitur: <text:span text:style-name="Default_20_Paragraph_20_Font"><text:span text:style-name="T1">si febre cap</text:span></text:span>t<text:span text:style-name="Default_20_Paragraph_20_Font"><text:span text:style-name="T1">o derepen</text:span></text:span>t<text:span text:style-name="Default_20_Paragraph_20_Font"><text:span text:style-name="T1">e cerv</text:span></text:span>i<text:span text:style-name="Default_20_Paragraph_20_Font"><text:span text:style-name="T1">x</text:span></text:span> i<text:span text:style-name="Default_20_Paragraph_20_Font"><text:span text:style-name="T1">ntor-<text:line-break/>quea</text:span></text:span>t<text:span text:style-name="Default_20_Paragraph_20_Font"><text:span text:style-name="T1">ur ac v</text:span></text:span>i<text:span text:style-name="Default_20_Paragraph_20_Font"><text:span text:style-name="T1">x deglut</text:span></text:span>i<text:span text:style-name="Default_20_Paragraph_20_Font"><text:span text:style-name="T1">re quea</text:span></text:span>t, t<text:span text:style-name="Default_20_Paragraph_20_Font"><text:span text:style-name="T1">u</text:span></text:span>mo<text:span text:style-name="Default_20_Paragraph_20_Font"><text:span text:style-name="T1">re in cervice n</text:span></text:span>o<text:span text:style-name="Default_20_Paragraph_20_Font"><text:span text:style-name="T1">n ex</text:span></text:span>i-<text:line-break/><text:span text:style-name="Default_20_Paragraph_20_Font"><text:span text:style-name="T1">sten</text:span></text:span>t<text:span text:style-name="Default_20_Paragraph_20_Font"><text:span text:style-name="T1">e m</text:span></text:span>o<text:span text:style-name="Default_20_Paragraph_20_Font"><text:span text:style-name="T1">r</text:span></text:span>ti<text:span text:style-name="Default_20_Paragraph_20_Font"><text:span text:style-name="T1">ferum</text:span></text:span>. Quod igitur in priore aphorismo ex abun-<text:line-break/>danti pronunciatum est, nunc perpendamus. Etenim id etiam<text:line-break/>accidere vidimus aegrotis omnino perniciose laborantibus.<text:line-break/>Quare sive nullo plane modo devorare queant sive vix, nullo<text:line-break/>tumore in <text:span text:style-name="Default_20_Paragraph_20_Font"><text:span text:style-name="T1">te</text:span></text:span>nuibus existente, hoc enim aperto discernere<text:line-break/>licet ore quam plurimum biante et aperto et lingua ad in-<text:line-break/>seriorem maxillam appulsa et firmata.. In tali fletu vix ac<text:line-break/>difficulter devorandi causa suspicanda est communlo tuus-<text:line-break/>eae gulae et gutturi esse ab internis suborta partibus.<text:line-break/>Hanc enim cibariorum per os commeatu ipsam quidem<text:line-break/>deorfum a ventriculo attrahi , totum vero guttur fur<text:span text:style-name="Default_20_Paragraph_20_Font"><text:span text:style-name="T1">t</text:span></text:span>um<text:line-break/>trahere demonstrarimus. Tumescente igitur in gutture<text:line-break/>inflammatione fit ut alias aegre obsequatur attrahenti ven-</text:p>
      <text:p text:style-name="P5">triculo et deorfum revellenti , eamque ob cau<text:span text:style-name="Default_20_Paragraph_20_Font"><text:span text:style-name="T1">t</text:span></text:span>am vel<text:line-break/>nullo pacto vel aegre difficulterque deglutiant.</text:p>
      <text:h text:style-name="Heading_20_2" text:outline-level="2">Lx</text:h>
      <text:p text:style-name="P42"><text:span text:style-name="Default_20_Paragraph_20_Font"><text:span text:style-name="T1">s</text:span></text:span>i <text:span text:style-name="Default_20_Paragraph_20_Font"><text:span text:style-name="T1">fabre detento tumore null</text:span></text:span>o i<text:span text:style-name="Default_20_Paragraph_20_Font"><text:span text:style-name="T1">n fauc</text:span></text:span>i<text:span text:style-name="Default_20_Paragraph_20_Font"><text:span text:style-name="T1">bus ex</text:span></text:span>i<text:span text:style-name="Default_20_Paragraph_20_Font"><text:span text:style-name="T1">stente sugo-<text:line-break/>catto derepente supervener</text:span></text:span>i<text:span text:style-name="Default_20_Paragraph_20_Font"><text:span text:style-name="T1">t ac vix deglut</text:span></text:span>i<text:span text:style-name="Default_20_Paragraph_20_Font"><text:span text:style-name="T1">re queat,<text:line-break/></text:span></text:span>mo<text:span text:style-name="Default_20_Paragraph_20_Font"><text:span text:style-name="T1">rt</text:span></text:span>i<text:span text:style-name="Default_20_Paragraph_20_Font"><text:span text:style-name="T1">feru</text:span></text:span>m. .<text:tab/>.</text:p>
      <text:h text:style-name="Heading_20_2" text:outline-level="2">. LXI.</text:h>
      <text:p text:style-name="P1"><text:span text:style-name="Default_20_Paragraph_20_Font"><text:span text:style-name="T1">s</text:span></text:span>i <text:span text:style-name="Default_20_Paragraph_20_Font"><text:span text:style-name="T1">febre capt</text:span></text:span>o <text:span text:style-name="Default_20_Paragraph_20_Font"><text:span text:style-name="T1">derepente cervix intorqueatur ac v</text:span></text:span>i<text:span text:style-name="Default_20_Paragraph_20_Font"><text:span text:style-name="T1">x de-<text:line-break/>glut</text:span></text:span>i<text:span text:style-name="Default_20_Paragraph_20_Font"><text:span text:style-name="T1">re queat tumore n</text:span></text:span>o<text:span text:style-name="Default_20_Paragraph_20_Font"><text:span text:style-name="T1">n ex</text:span></text:span>i<text:span text:style-name="Default_20_Paragraph_20_Font"><text:span text:style-name="T1">sten</text:span></text:span>t<text:span text:style-name="Default_20_Paragraph_20_Font"><text:span text:style-name="T1">e , mor</text:span></text:span>ti<text:span text:style-name="Default_20_Paragraph_20_Font"><text:span text:style-name="T1">feru</text:span></text:span>m.</text:p>
      <text:h text:style-name="Heading_20_2" text:outline-level="2">LXII.</text:h>
      <text:p text:style-name="P1">U<text:span text:style-name="Default_20_Paragraph_20_Font"><text:span text:style-name="T1">b</text:span></text:span>i <text:span text:style-name="Default_20_Paragraph_20_Font"><text:span text:style-name="T1">un</text:span></text:span>i<text:span text:style-name="Default_20_Paragraph_20_Font"><text:span text:style-name="T1">versa corpore mu</text:span></text:span>t<text:span text:style-name="Default_20_Paragraph_20_Font"><text:span text:style-name="T1">ato et corpus persmgera</text:span></text:span>t<text:span text:style-name="Default_20_Paragraph_20_Font"><text:span text:style-name="T1">ur ac<text:line-break/>rursum incalesc</text:span></text:span>it <text:span text:style-name="Default_20_Paragraph_20_Font"><text:span text:style-name="T1">au</text:span></text:span>t <text:span text:style-name="Default_20_Paragraph_20_Font"><text:span text:style-name="T1">c</text:span></text:span>o<text:span text:style-name="Default_20_Paragraph_20_Font"><text:span text:style-name="T1">lore</text:span></text:span>m <text:span text:style-name="Default_20_Paragraph_20_Font"><text:span text:style-name="T1">ex al</text:span></text:span>t<text:span text:style-name="Default_20_Paragraph_20_Font"><text:span text:style-name="T1">ero alteru</text:span></text:span>m <text:span text:style-name="Default_20_Paragraph_20_Font"><text:span text:style-name="T1">c</text:span></text:span>om<text:span text:style-name="Default_20_Paragraph_20_Font"><text:span text:style-name="T1">mu-<text:line-break/>tat, morb</text:span></text:span>i <text:span text:style-name="Default_20_Paragraph_20_Font"><text:span text:style-name="T1">long</text:span></text:span>it<text:span text:style-name="Default_20_Paragraph_20_Font"><text:span text:style-name="T1">ud</text:span></text:span>i<text:span text:style-name="Default_20_Paragraph_20_Font"><text:span text:style-name="T1">ne</text:span></text:span>m <text:span text:style-name="Default_20_Paragraph_20_Font"><text:span text:style-name="T1">significat.</text:span></text:span></text:p>
      <text:p text:style-name="P3">Hunc quoque aphorismum quarto horum commenta-<text:line-break/>riorum exposuimus, eundem fere textum qualis praesens<text:line-break/>pronunciatur habentem. Sic enim scriptus est ; <text:span text:style-name="Default_20_Paragraph_20_Font"><text:span text:style-name="T1">atque ub</text:span></text:span>i<text:line-break/>t<text:span text:style-name="Default_20_Paragraph_20_Font"><text:span text:style-name="T1">oto</text:span></text:span> i<text:span text:style-name="Default_20_Paragraph_20_Font"><text:span text:style-name="T1">n corpore</text:span></text:span> m<text:span text:style-name="Default_20_Paragraph_20_Font"><text:span text:style-name="T1">uta</text:span></text:span>ti<text:span text:style-name="Default_20_Paragraph_20_Font"><text:span text:style-name="T1">one</text:span></text:span>s <text:span text:style-name="Default_20_Paragraph_20_Font"><text:span text:style-name="T1">cont</text:span></text:span>i<text:span text:style-name="Default_20_Paragraph_20_Font"><text:span text:style-name="T1">ngunt, ut si c</text:span></text:span>o<text:span text:style-name="Default_20_Paragraph_20_Font"><text:span text:style-name="T1">rpu</text:span></text:span>s sui-<text:line-break/><text:span text:style-name="Default_20_Paragraph_20_Font"><text:span text:style-name="T1">geat aut rursu</text:span></text:span>s <text:span text:style-name="Default_20_Paragraph_20_Font"><text:span text:style-name="T1">ca</text:span></text:span>l<text:span text:style-name="Default_20_Paragraph_20_Font"><text:span text:style-name="T1">eat au</text:span></text:span>t <text:span text:style-name="Default_20_Paragraph_20_Font"><text:span text:style-name="T1">alter ex al</text:span></text:span>t<text:span text:style-name="Default_20_Paragraph_20_Font"><text:span text:style-name="T1">ero c</text:span></text:span>o<text:span text:style-name="Default_20_Paragraph_20_Font"><text:span text:style-name="T1">l</text:span></text:span>o<text:span text:style-name="Default_20_Paragraph_20_Font"><text:span text:style-name="T1">r obor</text:span></text:span>i<text:span text:style-name="Default_20_Paragraph_20_Font"><text:span text:style-name="T1">a-<text:line-break/></text:span></text:span>t<text:span text:style-name="Default_20_Paragraph_20_Font"><text:span text:style-name="T1">ur, </text:span></text:span>m<text:span text:style-name="Default_20_Paragraph_20_Font"><text:span text:style-name="T1">orb</text:span></text:span>i <text:span text:style-name="Default_20_Paragraph_20_Font"><text:span text:style-name="T1">long</text:span></text:span>it<text:span text:style-name="Default_20_Paragraph_20_Font"><text:span text:style-name="T1">ud</text:span></text:span>i<text:span text:style-name="Default_20_Paragraph_20_Font"><text:span text:style-name="T1">nem significat.</text:span></text:span></text:p>
      <text:h text:style-name="Heading_20_2" text:outline-level="2">LX11I.</text:h>
      <text:p text:style-name="P1"><text:span text:style-name="Default_20_Paragraph_20_Font"><text:span text:style-name="T1">sud</text:span></text:span>o<text:span text:style-name="Default_20_Paragraph_20_Font"><text:span text:style-name="T1">r cop</text:span></text:span>i<text:span text:style-name="Default_20_Paragraph_20_Font"><text:span text:style-name="T1">osus cal</text:span></text:span>i<text:span text:style-name="Default_20_Paragraph_20_Font"><text:span text:style-name="T1">dus aut fulg</text:span></text:span>i<text:span text:style-name="Default_20_Paragraph_20_Font"><text:span text:style-name="T1">dus se</text:span></text:span>m<text:span text:style-name="Default_20_Paragraph_20_Font"><text:span text:style-name="T1">per sa</text:span></text:span>l<text:span text:style-name="Default_20_Paragraph_20_Font"><text:span text:style-name="T1">ens hu</text:span></text:span>m<text:span text:style-name="Default_20_Paragraph_20_Font"><text:span text:style-name="T1">or</text:span></text:span>i<text:span text:style-name="Default_20_Paragraph_20_Font"><text:span text:style-name="T1">s<text:line-break/>p</text:span></text:span>l<text:span text:style-name="Default_20_Paragraph_20_Font"><text:span text:style-name="T1">en</text:span></text:span>it<text:span text:style-name="Default_20_Paragraph_20_Font"><text:span text:style-name="T1">ud</text:span></text:span>i<text:span text:style-name="Default_20_Paragraph_20_Font"><text:span text:style-name="T1">ne</text:span></text:span>m i<text:span text:style-name="Default_20_Paragraph_20_Font"><text:span text:style-name="T1">nesse significa</text:span></text:span>t. <text:span text:style-name="Default_20_Paragraph_20_Font"><text:span text:style-name="T1">Haec</text:span></text:span> i<text:span text:style-name="Default_20_Paragraph_20_Font"><text:span text:style-name="T1">g</text:span></text:span>it<text:span text:style-name="Default_20_Paragraph_20_Font"><text:span text:style-name="T1">ur</text:span></text:span> i<text:span text:style-name="Default_20_Paragraph_20_Font"><text:span text:style-name="T1">n r</text:span></text:span>o<text:span text:style-name="Default_20_Paragraph_20_Font"><text:span text:style-name="T1">busto<text:line-break/>qu</text:span></text:span>i<text:span text:style-name="Default_20_Paragraph_20_Font"><text:span text:style-name="T1">de</text:span></text:span>m <text:span text:style-name="Default_20_Paragraph_20_Font"><text:span text:style-name="T1">superne, deb</text:span></text:span>i<text:span text:style-name="Default_20_Paragraph_20_Font"><text:span text:style-name="T1">l</text:span></text:span>i <text:span text:style-name="Default_20_Paragraph_20_Font"><text:span text:style-name="T1">ver</text:span></text:span>o i<text:span text:style-name="Default_20_Paragraph_20_Font"><text:span text:style-name="T1">nsu</text:span></text:span>m<text:span text:style-name="Default_20_Paragraph_20_Font"><text:span text:style-name="T1">o deducenda.</text:span></text:span></text:p>
      <text:p text:style-name="P4">Antea alium aphorismum quarto horum commenta-<text:line-break/>riorum explicavimus hoc modo scriptum <text:span text:style-name="Default_20_Paragraph_20_Font"><text:span text:style-name="T1">c sudor cop</text:span></text:span>i<text:span text:style-name="Default_20_Paragraph_20_Font"><text:span text:style-name="T1">osu</text:span></text:span>s<text:line-break/><text:span text:style-name="Default_20_Paragraph_20_Font"><text:span text:style-name="T1">fulg</text:span></text:span>i<text:span text:style-name="Default_20_Paragraph_20_Font"><text:span text:style-name="T1">du</text:span></text:span>s <text:span text:style-name="Default_20_Paragraph_20_Font"><text:span text:style-name="T1">aut cal</text:span></text:span>i<text:span text:style-name="Default_20_Paragraph_20_Font"><text:span text:style-name="T1">du</text:span></text:span>s <text:span text:style-name="Default_20_Paragraph_20_Font"><text:span text:style-name="T1">ne</text:span></text:span>m<text:span text:style-name="Default_20_Paragraph_20_Font"><text:span text:style-name="T1">pe sinen</text:span></text:span>s ,. <text:span text:style-name="Default_20_Paragraph_20_Font"><text:span text:style-name="T1">fulg</text:span></text:span>i<text:span text:style-name="Default_20_Paragraph_20_Font"><text:span text:style-name="T1">du</text:span></text:span>s <text:span text:style-name="Default_20_Paragraph_20_Font"><text:span text:style-name="T1">qu</text:span></text:span>i<text:span text:style-name="Default_20_Paragraph_20_Font"><text:span text:style-name="T1">de</text:span></text:span>m <text:span text:style-name="Default_20_Paragraph_20_Font"><text:span text:style-name="T1">ma/o-<text:line-break/>rem, cal</text:span></text:span>i<text:span text:style-name="Default_20_Paragraph_20_Font"><text:span text:style-name="T1">du</text:span></text:span>s <text:span text:style-name="Default_20_Paragraph_20_Font"><text:span text:style-name="T1">vero</text:span></text:span> mi<text:span text:style-name="Default_20_Paragraph_20_Font"><text:span text:style-name="T1">norem m</text:span></text:span>o<text:span text:style-name="Default_20_Paragraph_20_Font"><text:span text:style-name="T1">rbu</text:span></text:span>m <text:span text:style-name="Default_20_Paragraph_20_Font"><text:span text:style-name="T1">significa</text:span></text:span>t. Ac talium<text:line-break/>sudorum affectum causam ve humoris plenitudinem esse<text:line-break/>diximus qui aegrotantis corpore continetur. Propterea</text:p>
      <text:p text:style-name="P5"><text:span text:style-name="T26">Q</text:span>ui nunc nobis proponitur aphorismus ad supervacaneum<text:line-break/>humorem adurendum esse jubet, rob<text:span text:style-name="Default_20_Paragraph_20_Font"><text:span text:style-name="T1">u</text:span></text:span>stis quidem superne,<text:line-break/>hoc est pe<text:span text:style-name="Default_20_Paragraph_20_Font"><text:span text:style-name="T1">e</text:span></text:span> vomitiones, imbecillis vero instrue, id est<text:line-break/>per alvi subductionem. Quod itaque supervacaneos cor-<text:line-break/>poris humores semper vacuare oporteat plane manifestum<text:line-break/>est. An vero robustis semper per superiora, infirmis vero<text:line-break/>per inferiora solum redundans humor vacuandus sit ani-<text:line-break/>madversione mihi dignum esse videtur. Praestat enim<text:line-break/>fortassis non eatenus auxiliorum usum distinguere, sed ut<text:line-break/>in medendi methodo de ejusmodi omnibus a nobis expli-<text:line-break/>catum ac definitum est. Quare et hunc auhorismum ex</text:p>
      <text:p text:style-name="Normal">adscripti tris esse censeo. Post superius adscriptitios apho-<text:line-break/>rismos tres alii deinceps comperiuntur in plurimis exem-<text:line-break/>pIarib<text:span text:style-name="Default_20_Paragraph_20_Font"><text:span text:style-name="T1">u</text:span></text:span>s ab interpretibus etiam eodem fere modo conseri-</text:p>
      <text:p text:style-name="Normal">pli paulo dtverfa lecti<text:span text:style-name="Default_20_Paragraph_20_Font"><text:span text:style-name="T1">o</text:span></text:span>ne quam qui quarto commentario<text:line-break/>comprehenduntur. flos autem ita <text:span text:style-name="Default_20_Paragraph_20_Font"><text:span text:style-name="T1">s</text:span></text:span>cribunt.</text:p>
      <text:h text:style-name="P61" text:outline-level="2"><text:span text:style-name="Default_20_Paragraph_20_Font">LX1V.</text:span></text:h>
      <text:p text:style-name="P1"><text:span text:style-name="Default_20_Paragraph_20_Font"><text:span text:style-name="T1">Qui febres non intermitte</text:span></text:span>n<text:span text:style-name="Default_20_Paragraph_20_Font"><text:span text:style-name="T1">tes tertio quoque die oehementio-<text:line-break/>res fiunt, periculosiores. Quocunque autem modo</text:span></text:span> i<text:span text:style-name="Default_20_Paragraph_20_Font"><text:span text:style-name="T1">n</text:span></text:span>t<text:span text:style-name="Default_20_Paragraph_20_Font"><text:span text:style-name="T1">er</text:span></text:span>i<text:line-break/><text:span text:style-name="Default_20_Paragraph_20_Font"><text:span text:style-name="T1">miserint, citra periculum esse stguipcaut.</text:span></text:span></text:p>
      <text:h text:style-name="Heading_20_2" text:outline-level="2"><text:span text:style-name="Default_20_Paragraph_20_Font"><text:span text:style-name="T8">. I.XV. </text:span></text:span>n<text:span text:style-name="Default_20_Paragraph_20_Font"><text:span text:style-name="T1">i</text:span></text:span>l</text:h>
      <text:p text:style-name="P43"><text:span text:style-name="Default_20_Paragraph_20_Font"><text:span text:style-name="T1">Quibus febres longae sunt, his ad articulos tubercula vel<text:line-break/>dolores oboriuntur^</text:span></text:span></text:p>
      <text:h text:style-name="Heading_20_2" text:outline-level="2"><text:span text:style-name="Default_20_Paragraph_20_Font">^L^VL^</text:span></text:h>
      <text:p text:style-name="P1"><text:span text:style-name="Default_20_Paragraph_20_Font"><text:span text:style-name="T1">Quibus ad articulos tubercula aut dolores a longis febri-<text:line-break/>bus oriuntur, hi cibis copiostoribus utuntur.</text:span></text:span></text:p>
      <text:p text:style-name="Normal"><text:span text:style-name="Default_20_Paragraph_20_Font"><text:span text:style-name="T1">e</text:span></text:span>t <text:span text:style-name="Default_20_Paragraph_20_Font"><text:span text:style-name="T1">e</text:span></text:span>q i.er tofi Illa</text:p>
      <text:p text:style-name="P4">Liquido constat hosce interiectos fuisse nihil aut pa-<text:line-break/>rum a superioribus distinctione discrepantes; sp<text:span text:style-name="Default_20_Paragraph_20_Font"><text:span text:style-name="T1">i</text:span></text:span>ca autem<text:line-break/>quarto commentariorum explanavimus.</text:p>
      <text:h text:style-name="P55" text:outline-level="2">LXV1L</text:h>
      <text:p text:style-name="P66"><text:line-break/><text:span text:style-name="Default_20_Paragraph_20_Font"><text:span text:style-name="T1">si qu</text:span></text:span>i<text:span text:style-name="Default_20_Paragraph_20_Font"><text:span text:style-name="T1">s fabr</text:span></text:span>idt<text:span text:style-name="Default_20_Paragraph_20_Font"><text:span text:style-name="T1">an</text:span></text:span>ti <text:span text:style-name="Default_20_Paragraph_20_Font"><text:span text:style-name="T1">c</text:span></text:span>i<text:span text:style-name="Default_20_Paragraph_20_Font"><text:span text:style-name="T1">bu</text:span></text:span>m <text:span text:style-name="Default_20_Paragraph_20_Font"><text:span text:style-name="T1">praebeat que</text:span></text:span>m <text:span text:style-name="Default_20_Paragraph_20_Font"><text:span text:style-name="T1">san</text:span></text:span>o <text:span text:style-name="Default_20_Paragraph_20_Font"><text:span text:style-name="T1">exh</text:span></text:span>i<text:span text:style-name="Default_20_Paragraph_20_Font"><text:span text:style-name="T1">bet,<text:line-break/>fan</text:span></text:span>o .<text:span text:style-name="Default_20_Paragraph_20_Font"><text:span text:style-name="T1">qu</text:span></text:span>i<text:span text:style-name="Default_20_Paragraph_20_Font"><text:span text:style-name="T1">de</text:span></text:span>m. <text:span text:style-name="Default_20_Paragraph_20_Font"><text:span text:style-name="T1">robur, .aegroto vero morbus est.</text:span></text:span></text:p>
      <text:p text:style-name="P4">Sic etiam apborifmus scribitur ; <text:span text:style-name="Default_20_Paragraph_20_Font"><text:span text:style-name="T1">si qui</text:span></text:span>s <text:span text:style-name="Default_20_Paragraph_20_Font"><text:span text:style-name="T1">febrici</text:span></text:span>t<text:span text:style-name="Default_20_Paragraph_20_Font"><text:span text:style-name="T1">anti<text:line-break/>de</text:span></text:span>t ri<text:span text:style-name="Default_20_Paragraph_20_Font"><text:span text:style-name="T1">bum bene valen</text:span></text:span>ti <text:span text:style-name="Default_20_Paragraph_20_Font"><text:span text:style-name="T1">r</text:span></text:span>o<text:span text:style-name="Default_20_Paragraph_20_Font"><text:span text:style-name="T1">bur lab</text:span></text:span>o<text:span text:style-name="Default_20_Paragraph_20_Font"><text:span text:style-name="T1">ran</text:span></text:span>ti m<text:span text:style-name="Default_20_Paragraph_20_Font"><text:span text:style-name="T1">orbu</text:span></text:span>s <text:span text:style-name="Default_20_Paragraph_20_Font"><text:span text:style-name="T1">esa</text:span></text:span> Ve-<text:line-break/>rum utraque . lectio a naturali loquutione ad pravam,<text:line-break/>quam cacocelum vocitant, .recessit. ..Neque enim quid sibi<text:line-break/>voluerint qui . libri finem tam variis et alienis rebus<text:line-break/>ornarunt non video. Quaedam enim eadem dictione (exi-<text:line-break/>bunt, qua <text:span text:style-name="Default_20_Paragraph_20_Font"><text:span text:style-name="T1">t</text:span></text:span>upra ab Hippocrate funt scripta; quaedam<text:line-break/>parum immutant, alia male interserunt, ut hunc ipfum<text:line-break/>aphorismum ab Hippocratis ratione dicendi longe alienum.<text:line-break/>Ille siquidem fupra dicebat: im<text:span text:style-name="Default_20_Paragraph_20_Font"><text:span text:style-name="T1">pura c</text:span></text:span>o<text:span text:style-name="Default_20_Paragraph_20_Font"><text:span text:style-name="T1">rpora quo .libera-<text:line-break/>l</text:span></text:span>i<text:span text:style-name="Default_20_Paragraph_20_Font"><text:span text:style-name="T1">us aluer</text:span></text:span>is, <text:span text:style-name="Default_20_Paragraph_20_Font"><text:span text:style-name="T1">e</text:span></text:span>o <text:span text:style-name="Default_20_Paragraph_20_Font"><text:span text:style-name="T1">mag</text:span></text:span>is .<text:span text:style-name="Default_20_Paragraph_20_Font"><text:span text:style-name="T1">laeseri</text:span></text:span>s. Et <text:span text:style-name="Default_20_Paragraph_20_Font"><text:span text:style-name="T1">si qu</text:span></text:span>is <text:span text:style-name="Default_20_Paragraph_20_Font"><text:span text:style-name="T1">a morbo c</text:span></text:span>i<text:span text:style-name="Default_20_Paragraph_20_Font"><text:span text:style-name="T1">bu</text:span></text:span>m<text:line-break/><text:span text:style-name="Default_20_Paragraph_20_Font"><text:span text:style-name="T1">cap</text:span></text:span>i<text:span text:style-name="Default_20_Paragraph_20_Font"><text:span text:style-name="T1">en</text:span></text:span>s <text:span text:style-name="Default_20_Paragraph_20_Font"><text:span text:style-name="T1">non rob</text:span></text:span>o<text:span text:style-name="Default_20_Paragraph_20_Font"><text:span text:style-name="T1">re</text:span></text:span>t<text:span text:style-name="Default_20_Paragraph_20_Font"><text:span text:style-name="T1">ur, .cop</text:span></text:span>i<text:span text:style-name="Default_20_Paragraph_20_Font"><text:span text:style-name="T1">osiore corpu</text:span></text:span>s <text:span text:style-name="Default_20_Paragraph_20_Font"><text:span text:style-name="T1">ut</text:span></text:span>i .<text:span text:style-name="Default_20_Paragraph_20_Font"><text:span text:style-name="T1">al</text:span></text:span>i<text:span text:style-name="Default_20_Paragraph_20_Font"><text:span text:style-name="T1">ment</text:span></text:span>o<text:line-break/><text:span text:style-name="Default_20_Paragraph_20_Font"><text:span text:style-name="T1">significat. s</text:span></text:span>i <text:span text:style-name="Default_20_Paragraph_20_Font"><text:span text:style-name="T1">vero a</text:span></text:span>lim<text:span text:style-name="Default_20_Paragraph_20_Font"><text:span text:style-name="T1">entum cop</text:span></text:span>i<text:span text:style-name="Default_20_Paragraph_20_Font"><text:span text:style-name="T1">osiu</text:span></text:span>s <text:span text:style-name="Default_20_Paragraph_20_Font"><text:span text:style-name="T1">non adsumen</text:span></text:span>ti i<text:span text:style-name="Default_20_Paragraph_20_Font"><text:span text:style-name="T1">d<text:line-break/></text:span></text:span>o<text:span text:style-name="Default_20_Paragraph_20_Font"><text:span text:style-name="T1">b</text:span></text:span>t<text:span text:style-name="Default_20_Paragraph_20_Font"><text:span text:style-name="T1">ingat, evacua</text:span></text:span>ti<text:span text:style-name="Default_20_Paragraph_20_Font"><text:span text:style-name="T1">one</text:span></text:span> i<text:span text:style-name="Default_20_Paragraph_20_Font"><text:span text:style-name="T1">nd</text:span></text:span>i<text:span text:style-name="Default_20_Paragraph_20_Font"><text:span text:style-name="T1">gere sc</text:span></text:span>i<text:span text:style-name="Default_20_Paragraph_20_Font"><text:span text:style-name="T1">endu</text:span></text:span>m <text:span text:style-name="Default_20_Paragraph_20_Font"><text:span text:style-name="T1">est. </text:span></text:span>Et alia</text:p>
      <text:p text:style-name="P5">quaedam hujusmodi secundum naturam enunciata. Qui<text:line-break/>vero praesentem aphorifmum apposuit, affectare de cibo<text:line-break/>protulit, si ipse bene valenti exhibeatur, robur aegrotanti<text:line-break/>morbus est. Vult enim dicere cibum sanis robur efficere,<text:line-break/>aegrotantibus vero noxam aut per Iovem, sanis virium<text:line-break/>robur augere, morbum vero laborantibus. Absurde autem<text:line-break/>id interpretatus est, qui cibum ipsum robur quidem fanis,<text:line-break/>morbum vero laborantibus esse affirmaverit, quum ne<text:span text:style-name="Default_20_Paragraph_20_Font"><text:span text:style-name="T1">q</text:span></text:span>ue<text:line-break/>robur sit, sed roboris propagator, neque morbus, sed.<text:line-break/>morbi opifex aut ut rectius dicam , auctor.</text:p>
      <text:h text:style-name="Heading_20_2" text:outline-level="2">LXVI1I.</text:h>
      <text:p text:style-name="P1"><text:span text:style-name="Default_20_Paragraph_20_Font"><text:span text:style-name="T1">Quae</text:span></text:span> n<text:span text:style-name="Default_20_Paragraph_20_Font"><text:span text:style-name="T1">estcam permeant, spectare oportet, an talia</text:span></text:span> q<text:span text:style-name="Default_20_Paragraph_20_Font"><text:span text:style-name="T1">ualia<text:line-break/>sanitate ^ruentibus subeunt; nam quae his mini</text:span></text:span>m<text:span text:style-name="Default_20_Paragraph_20_Font"><text:span text:style-name="T1">ae serni—<text:line-break/>lia sunt, ea morbostora ; quae vero. bene valentibu</text:span></text:span>s<text:line-break/><text:span text:style-name="Default_20_Paragraph_20_Font"><text:span text:style-name="T1">similiora, minime morbosa sunt.</text:span></text:span></text:p>
      <text:p text:style-name="P3">Quaecunque toto corpore sanis similis sunt , ea a<text:line-break/>Hippocrate tum in prognostico tum aliis in libris<text:line-break/>ci<text:span text:style-name="Default_20_Paragraph_20_Font"><text:span text:style-name="T1">e</text:span></text:span>ntur bonum quoddam portendere, dissimilia vero<text:line-break/>turium. Hocce nunc is enarrare conatus qui hunc al<text:line-break/>ri Imum composuit. Suspicor enim hunc etiam Hippocrate<text:line-break/>ideam , neque iisdem peraeque pronunciatis ipsius<text:span text:style-name="Default_20_Paragraph_20_Font"><text:span text:style-name="T1">A</text:span></text:span>ccura<text:line-break/>respondet. Quum enim illud protulit, <text:span text:style-name="Default_20_Paragraph_20_Font"><text:span text:style-name="T1">quae hli min</text:span></text:span>im<text:span text:style-name="Default_20_Paragraph_20_Font"><text:span text:style-name="T1">e<text:line-break/></text:span></text:span>sim<text:span text:style-name="Default_20_Paragraph_20_Font"><text:span text:style-name="T1">ilia sunt, eamorbosiorn</text:span></text:span>, quia ipsum morbosior^ dic<text:line-break/>tem non argueret, pro morbosisitma aut summe morbo<text:line-break/>Adverbium namque <text:span text:style-name="Default_20_Paragraph_20_Font"><text:span text:style-name="T1">minime</text:span></text:span> cum quadam significationis<text:line-break/>extensione dicitur et magna praeter naturam mutatione.<text:line-break/>At enim quae praeter naturam sunt singula, quantum a<text:line-break/>naturali statu recesserunt, tant<text:span text:style-name="Default_20_Paragraph_20_Font"><text:span text:style-name="T1">o</text:span></text:span> sunt deterius a. Quate<text:line-break/>minime naturalibus similia secundum naturam le habenti<text:line-break/>bus maxime sunt contraria proindeque morbosisti.ma.</text:p>
      <text:h text:style-name="P55" text:outline-level="2">LXIX.</text:h>
      <text:p text:style-name="P1"><text:span text:style-name="Default_20_Paragraph_20_Font"><text:span text:style-name="T1">Et quibus defectiones st residere perm</text:span></text:span>i<text:span text:style-name="Default_20_Paragraph_20_Font"><text:span text:style-name="T1">seris, neque mover</text:span></text:span>i<text:line-break/><text:span text:style-name="Default_20_Paragraph_20_Font"><text:span text:style-name="T1">veluti strigmenta subsident. Quod st paucae sint, par-<text:line-break/>vus est morbus; sin multae, magnus^ iis alvum inferne<text:line-break/>purgari conducit. Quod st alvo non purgata sorbitio-<text:line-break/>nes exhibueris, quo plures dederis, eo magis laeseris.</text:span></text:span></text:p>
      <text:p text:style-name="P4">Quae per aIvum subeunt consuevit ipse hypochore-<text:line-break/>mata et diachoremata nominare. Atque idcirco nunc<text:line-break/>etiam quidam concesserunt de iis quae per alvum vacuan-<text:line-break/>tur haberi sermonem. Verum quod additum est in textu<text:line-break/>illud: <text:span text:style-name="Default_20_Paragraph_20_Font"><text:span text:style-name="T1">st residere permiseris, neque moveris</text:span></text:span>, repugnat; hoc<text:line-break/>enim humidorum est proprium atque ideo alii rursum de<text:line-break/>urinis ipfum agere censuerunt Utrique iterum inter se<text:line-break/>dissentiunt, hi namque per <text:span text:style-name="Default_20_Paragraph_20_Font"><text:span text:style-name="T13">ε</text:span></text:span><text:span text:style-name="Default_20_Paragraph_20_Font"><text:span text:style-name="T9"> </text:span></text:span>primam syllabam scribunt<text:line-break/><text:span text:style-name="Default_20_Paragraph_20_Font"><text:span text:style-name="T13">ἐφὶστανται</text:span></text:span><text:span text:style-name="Default_20_Paragraph_20_Font"><text:span text:style-name="T9">, </text:span></text:span><text:span text:style-name="Default_20_Paragraph_20_Font"><text:span text:style-name="T1">insistunt;</text:span></text:span> illi vero per o <text:span text:style-name="Default_20_Paragraph_20_Font"><text:span text:style-name="T13">ύφἰστανται</text:span></text:span><text:span text:style-name="Default_20_Paragraph_20_Font"><text:span text:style-name="T9">, </text:span></text:span>fessi-<text:line-break/><text:span text:style-name="Default_20_Paragraph_20_Font"><text:span text:style-name="T1">dent.</text:span></text:span> At neutrum horum verborum urinis adversatur:</text:p>
      <text:p text:style-name="P5">etenim et per ea quae subsident et per ea quae insistunt<text:line-break/>sat innatant in urinis tum praesentium aliquid dignoscere<text:line-break/>tum futurorum quiddam praesagire consuevimus ; in alvi<text:line-break/>autem excrementis insidere quodam modo magis competit.<text:line-break/>hou enim quemadmodum in urinis, sic in dejectionibus<text:line-break/>facilis ac prompta est subsidentium dignotio. In urinis<text:line-break/>siquidem et ipsum vas ex vitio factum subsidentium natu-<text:line-break/>ram ostendit. Quodsi alio quodam vase contineatur, pos-<text:line-break/>sumus effusa quae supernatat parte ipsum <text:span text:style-name="Default_20_Paragraph_20_Font"><text:span text:style-name="T1">s</text:span></text:span>olum sedi In en-<text:line-break/>tum in fundo relinquere. In alvi autem excrementis neu-<text:line-break/>Irum probabile esu Rursus quod textus serie dicitur il-<text:line-break/>lud, veluti strigmenta, excrementis alvum permeantibus<text:line-break/>congruit, iis vero quae cum urinis quoquo modo sive su-<text:line-break/>perne sive inferne educuntur non congruit: strigmentosa<text:line-break/>namque saepius per alvum deiciuntur atque consueto<text:line-break/>more non ab Hippocrate fotam, verum etiam ab aliis<text:line-break/>medicis nominantur, non tamen in urinis. Is igitur no-<text:line-break/>minum et verborum usus improprius hunc quoque apho-</text:p>
      <text:p text:style-name="P5">rismum interjectum esse prodit. Sane vero etiamnum<text:line-break/>magis, quum his inserne alvum purgari conducere pro-<text:line-break/>tulit. Non en i su simpliciter, neque ut fors tulerit, cui<text:line-break/>per alvum strigmentosa subducuntur, huic spfum purgari<text:line-break/>conducit, quemadmodum neque ulla laesio eos necessario<text:line-break/>sequo tura est, qui fio affecti cibum adsumunt. Videmus<text:line-break/>enim biliosis defectionibus evacuatis strigmenta per aIvum<text:line-break/>excerni, quibus nequem qui sorbitiones accipiunt omnes<text:line-break/>obIaeduntur, neque eos perpurgare necesse est, si jam<text:line-break/>quidquid biliosum inerat, vacuatum sit, sed etiamnum<text:line-break/>magis si quid per urinas seratur veluti ramenta, purgare<text:line-break/>non convenit. Huc adde etiam esse perarduum digno-<text:line-break/>scere qualem formam esse velit eorum quae veluti ra-<text:line-break/>menta cum urinis feruntur. Verum qui hos aphorismos<text:line-break/>interseruernnt ob eam mihi causam composuisse videntur,<text:line-break/>ut oratio confunderetur tanquam aenigma et multa indi-<text:line-break/>geret inquisitione, in qua se ipsos constituentes interere-<text:line-break/>Ies eorum quae his aphorismis dicuntur, apud pueros</text:p>
      <text:p text:style-name="P3">coriam aucupentur. Quod autem obscurae orationes om-<text:line-break/>nesi sophistis Ioquacitatis argumenta praebeant hocce apho-<text:line-break/>nsmo tibi fiet manisestum. Nonnulli siquidem eorum qui<text:line-break/>spsum interpretantur negant Hippocratem sic affectis ex-<text:line-break/>Ihbendaa prohibere sorbitiones, sed ne copiosiores dentur<text:line-break/>vetuisse proferunt, quum diceret: et quo plures dederis,<text:line-break/>e<text:span text:style-name="Default_20_Paragraph_20_Font"><text:span text:style-name="T1">o</text:span></text:span> magis laeseris; ac si etiam ceteri qui sorbitionibus<text:line-break/>fleant callpiosioribus non laedantur aut consequens non sit<text:line-break/>eum qui dixerit: <text:span text:style-name="Default_20_Paragraph_20_Font"><text:span text:style-name="T1">quo plures dederis, eo magis laeseris,<text:line-break/></text:span></text:span>paucioribus etiam putare minorem fore laesionem. Verum-<text:line-break/>tdmen interpretationis pravitatem sophistis datur facultas<text:line-break/>rationibus solutiones suppeditandi, praesertim quum quid-<text:line-break/>da<text:span text:style-name="Default_20_Paragraph_20_Font"><text:span text:style-name="T1">t</text:span></text:span>u et addere et adimere et <text:span text:style-name="Default_20_Paragraph_20_Font"><text:span text:style-name="T1">s</text:span></text:span>cribendo transponere licuerit:<text:line-break/>quod in ^obscuri a <text:span text:style-name="Default_20_Paragraph_20_Font"><text:span text:style-name="T1">s</text:span></text:span>ermonibus facere consueverunt. Veluti hoc<text:line-break/>stat<text:span text:style-name="Default_20_Paragraph_20_Font"><text:span text:style-name="T1">i</text:span></text:span>m aphorismo nonnulli coniunctione <text:span text:style-name="Default_20_Paragraph_20_Font"><text:span text:style-name="T1">et</text:span></text:span> addita, quod<text:line-break/>abi sequentia aphorismi principium statuunt, hujus finem<text:line-break/>iaciunt, ut ssa lu habeat oratio. Si vero non purgata<text:line-break/>asso sorbitionem dederis, magis laeseris, et quibus cruda</text:p>
      <text:p text:style-name="P5">deiciuntur; quasi hos quoque magis laeseris, quo plures<text:line-break/>dederis sorbitiones. Deinde altero facto orationis princi-<text:line-break/>pio sic scribunt. Ubi atra bilis inest, si plus adsit, maior<text:line-break/>morbus; Ii minus, minor morbus. Major tamen enarran-<text:line-break/>tium pars aliter interpretantur et scribunt, ut subscripta<text:line-break/>habet dictio.</text:p>
      <text:h text:style-name="Heading_20_2" text:outline-level="2">LXXe<text:tab/>v t</text:h>
      <text:p text:style-name="P1"><text:span text:style-name="Default_20_Paragraph_20_Font"><text:span text:style-name="T1">Quaecunque deorsum cruda secedunt, ab atra bile sunt, st<text:line-break/>plura , ma</text:span></text:span>j<text:span text:style-name="Default_20_Paragraph_20_Font"><text:span text:style-name="T1">or, st pauciora , minor est morbus.</text:span></text:span></text:p>
      <text:p text:style-name="P4">Atque supra quosdam textus aliter scriptos esse di^<text:line-break/>ctum est. Licet enim in obscuris cuique prout voluerit<text:line-break/>scribere, quum nulla sit lex transfcribentibus imposita.<text:line-break/>Saepe vero non propter obscuritatem, sed quod salsa sit<text:line-break/>oratio; propterea quiddam ab initio inventis addere aut<text:line-break/>adimere aut scriptionem mutare coguntur; quemadmodum<text:line-break/>exempli gratia hoc quoque aphorismo, cujus dictionem</text:p>
      <text:p text:style-name="P3">primi aphorismorum interpretes, e quibus numerantur<text:line-break/>sierophilus, Bacchius,. Heraclides et i^euxis empirici, in<text:line-break/>hanc sere sententiam scribunt: quibuscunque cruda deor-.<text:line-break/><text:span text:style-name="Default_20_Paragraph_20_Font"><text:span text:style-name="T1">sill</text:span></text:span>n secedunt, atrae lunt bilis; li plura, copiosiora; si<text:line-break/>pauciora, paucioris. Verum quia haec oratio rei cujus-<text:line-break/>dam particularis interpres est, ut de universali tamen<text:line-break/>enunciatur, propterea dubitationem att<text:span text:style-name="Default_20_Paragraph_20_Font"><text:span text:style-name="T1">u</text:span></text:span>lit, quia pronun-<text:line-break/>Latum ipsius quoad dictionem, nullam sortitur dubitatio-<text:line-break/>nem quaestionemve , scriptore ejus pron<text:span text:style-name="Default_20_Paragraph_20_Font"><text:span text:style-name="T1">u</text:span></text:span>nciante. Quibus-<text:line-break/>cunque cruda secedunt, eorum organis scilicet concoquen-<text:line-break/>hbus atram inesse bilem, per quam refrigerata deterius<text:line-break/>concoquunt et apepsiae speciem a cruditate ortam efficiunt,<text:line-break/>fiava bile alteram eamque contrariam faciente, per quam<text:line-break/>male coctam nidorulenta evadunt. Quidam denique hunc<text:line-break/><text:span text:style-name="Default_20_Paragraph_20_Font"><text:span text:style-name="T1">q</text:span></text:span>uoque aphorifmum de urinis dici arbitrantur.</text:p>
      <text:h text:style-name="P55" text:outline-level="2">LXXI.</text:h>
      <text:p text:style-name="P1"><text:span text:style-name="Default_20_Paragraph_20_Font"><text:span text:style-name="T1">Excretiones</text:span></text:span> i<text:span text:style-name="Default_20_Paragraph_20_Font"><text:span text:style-name="T1">n febribus non intermittentibus lioidae, c ru en -<text:line-break/>tae, graoeolentes et biliosus, omnes malae. Quum cero<text:line-break/>probe secedunt, bonae. Per alvum etiam et vesicam et<text:line-break/>ubicunque quod secedit substiterit, minime purgatum<text:line-break/>malum. </text:span></text:span></text:p>
      <text:p text:style-name="P4">Hic quoque ; aphorismus supra hoc modo <text:span text:style-name="Default_20_Paragraph_20_Font"><text:span text:style-name="T1">s</text:span></text:span>criptus est:<text:line-break/><text:span text:style-name="Default_20_Paragraph_20_Font"><text:span text:style-name="T1">in febribus non intermittentibus exscreationes lividae,<text:line-break/>cruentae, omnes malae. Pelle tamen st prodeant, bonae<text:line-break/>tum per alvi excretiones tum per urinas. At st quid eo-<text:line-break/>rum quae non</text:span></text:span> j<text:span text:style-name="Default_20_Paragraph_20_Font"><text:span text:style-name="T1">uvant per haec loca excernatur, malum.<text:line-break/></text:span></text:span>Atque ipsum quart<text:span text:style-name="Default_20_Paragraph_20_Font"><text:span text:style-name="T1">o</text:span></text:span> horum commentariorum explicavimus.</text:p>
      <text:h text:style-name="Heading_20_2" text:outline-level="2">L XXII...</text:h>
      <text:p text:style-name="P1"><text:span text:style-name="Default_20_Paragraph_20_Font"><text:span text:style-name="T1">Quum quis corpora purgare velit , ea meabilia sociat<text:line-break/>oportet. Si sursum quidem velit, alvus sistenda; st cero<text:line-break/>deorsum, laxanda.</text:span></text:span></text:p>
      <text:p text:style-name="P3">Prima quoque hujus aphorismi pars in praecedenti-.<text:line-break/>bus scripta est,... non additis verbis, si. fur<text:span text:style-name="Default_20_Paragraph_20_Font"><text:span text:style-name="T1">t</text:span></text:span>um quidem<text:line-break/>velit meabilia facere et sequentibus quae aliquis hoc in<text:line-break/>Iocc adlicere volens <text:span text:style-name="Default_20_Paragraph_20_Font"><text:span text:style-name="T1">c</text:span></text:span>urius apborifmt<text:span text:style-name="Default_20_Paragraph_20_Font"><text:span text:style-name="T1">t</text:span></text:span>m scripsit cum in-<text:line-break/>terpretatione per.quam verus esset. . Quod autem altera<text:line-break/>sit quaedam interpretatio hac verior quam nos longa ex-<text:line-break/>perientia comprobavimus, superius fecundo commentario-<text:line-break/><text:span text:style-name="Default_20_Paragraph_20_Font"><text:span text:style-name="T1">s</text:span></text:span>um proditum esu ....</text:p>
      <text:h text:style-name="Heading_20_2" text:outline-level="2">LXXIH.</text:h>
      <text:p text:style-name="Normal"><text:span text:style-name="Default_20_Paragraph_20_Font"><text:span text:style-name="T1">s</text:span></text:span>o<text:span text:style-name="Default_20_Paragraph_20_Font"><text:span text:style-name="T1">mnu</text:span></text:span>s <text:span text:style-name="Default_20_Paragraph_20_Font"><text:span text:style-name="T1">v</text:span></text:span>i<text:span text:style-name="Default_20_Paragraph_20_Font"><text:span text:style-name="T1">g</text:span></text:span>ili<text:span text:style-name="Default_20_Paragraph_20_Font"><text:span text:style-name="T1">ae</text:span></text:span> m<text:span text:style-name="Default_20_Paragraph_20_Font"><text:span text:style-name="T1">odum, utraque m</text:span></text:span>o<text:span text:style-name="Default_20_Paragraph_20_Font"><text:span text:style-name="T1">dum excedent</text:span></text:span>i<text:span text:style-name="Default_20_Paragraph_20_Font"><text:span text:style-name="T1">a m</text:span></text:span>o<text:span text:style-name="Default_20_Paragraph_20_Font"><text:span text:style-name="T1">rbu</text:span></text:span>s.</text:p>
      <text:p text:style-name="P44">Atque hic aphorismus in quibusdam exemplaribus<text:line-break/>interjectus est supra pronunciato per omnia similis, prae-<text:line-break/>terquam in fine. Hic enim morbus , illic multo rectius<text:line-break/>scribitur malum.<text:tab/>...</text:p>
      <text:h text:style-name="P55" text:outline-level="2">LXXIV.</text:h>
      <text:p text:style-name="Normal"><text:span text:style-name="Default_20_Paragraph_20_Font"><text:span text:style-name="T1">Ltfeb</text:span></text:span> vi<text:span text:style-name="Default_20_Paragraph_20_Font"><text:span text:style-name="T1">bus</text:span></text:span> ^to<text:span text:style-name="Default_20_Paragraph_20_Font"><text:span text:style-name="T1">n intermit</text:span></text:span>t<text:span text:style-name="Default_20_Paragraph_20_Font"><text:span text:style-name="T1">entibus osup</text:span></text:span>u<text:span text:style-name="Default_20_Paragraph_20_Font"><text:span text:style-name="T1">ries internae frigeant,<text:line-break/></text:span></text:span>r <text:span text:style-name="Default_20_Paragraph_20_Font"><text:span text:style-name="T1">internae</text:span></text:span> l si <text:span text:style-name="Default_20_Paragraph_20_Font"><text:span text:style-name="T1">rasi t</text:span></text:span>ar a<text:span text:style-name="Default_20_Paragraph_20_Font"><text:span text:style-name="T1">u febris obsideat; mortiferum.</text:span></text:span> OI<text:line-break/>nt o..d sinpiIe unltp i.ss..iun.,sum- la <text:span text:style-name="Default_20_Paragraph_20_Font"><text:span text:style-name="T1">o</text:span></text:span>raord HtlItli.oot <text:span text:style-name="Default_20_Paragraph_20_Font"><text:span text:style-name="T1">s</text:span></text:span>it :<text:line-break/>-ni Hio quoque aphorismus <text:span text:style-name="Default_20_Paragraph_20_Font"><text:span text:style-name="T1">A</text:span></text:span>demere t <text:span text:style-name="Default_20_Paragraph_20_Font"><text:span text:style-name="T1">s</text:span></text:span>criptus ^est<text:span text:style-name="Default_20_Paragraph_20_Font"><text:span text:style-name="T1">q</text:span></text:span>l I medius<text:line-break/>supra pronundiatus intra l hanc additionem^ <text:span text:style-name="Default_20_Paragraph_20_Font"><text:span text:style-name="T1">eo febris</text:span></text:span> u<text:span text:style-name="Default_20_Paragraph_20_Font"><text:span text:style-name="T1">bst-<text:line-break/>deat.</text:span></text:span> Nunc veru ex abundanti^ additum est iet febrispob-<text:line-break/>sideaI.t^Quum ebim spsalah jnitio supradixerit I i<text:span text:style-name="Default_20_Paragraph_20_Font"><text:span text:style-name="T1">n febri-<text:line-break/>bus non intermittentibus</text:span></text:span>, irrita rursum in peroratione haec<text:line-break/>appendix: et febris obsideat.</text:p>
      <text:h text:style-name="Heading_20_2" text:outline-level="2"><text:span text:style-name="Default_20_Paragraph_20_Font"><text:span text:style-name="T1">su<text:tab/></text:span></text:span><text:span text:style-name="Default_20_Paragraph_20_Font"><text:span text:style-name="T15">ο</text:span></text:span><text:span text:style-name="Default_20_Paragraph_20_Font"><text:span text:style-name="T16">ΐΗΧ</text:span></text:span><text:span text:style-name="Default_20_Paragraph_20_Font"><text:span text:style-name="T19">^</text:span></text:span><text:span text:style-name="Default_20_Paragraph_20_Font"><text:span text:style-name="T16">Ι</text:span></text:span></text:h>
      <text:p text:style-name="Normal"><text:span text:style-name="Default_20_Paragraph_20_Font"><text:span text:style-name="T5">i</text:span></text:span><text:span text:style-name="Default_20_Paragraph_20_Font"><text:span text:style-name="T1">n febre non intermitte</text:span></text:span>r<text:span text:style-name="Default_20_Paragraph_20_Font"><text:span text:style-name="T1">e st labra</text:span></text:span>mT<text:span text:style-name="Default_20_Paragraph_20_Font"><text:span text:style-name="T1">aut nasus</text:span></text:span> n<text:span text:style-name="Default_20_Paragraph_20_Font"><text:span text:style-name="T1">a</text:span></text:span>r <text:span text:style-name="Default_20_Paragraph_20_Font"><text:span text:style-name="T1">ocu-<text:line-break/>-ius aut tufapee c</text:span></text:span>i<text:span text:style-name="Default_20_Paragraph_20_Font"><text:span text:style-name="T1">l</text:span></text:span>i<text:span text:style-name="Default_20_Paragraph_20_Font"><text:span text:style-name="T1">um: perverta</text:span></text:span>t<text:span text:style-name="Default_20_Paragraph_20_Font"><text:span text:style-name="T1">ur</text:span></text:span>^ u<text:span text:style-name="Default_20_Paragraph_20_Font"><text:span text:style-name="T1">si non</text:span></text:span> u<text:span text:style-name="Default_20_Paragraph_20_Font"><text:span text:style-name="T1">ideatssufe n</text:span></text:span>o<text:span text:style-name="Default_20_Paragraph_20_Font"><text:span text:style-name="T1">n<text:line-break/></text:span></text:span>e <text:span text:style-name="Default_20_Paragraph_20_Font"><text:span text:style-name="T1">audiat^ imbecillo</text:span></text:span> j<text:span text:style-name="Default_20_Paragraph_20_Font"><text:span text:style-name="T1">am corpoee</text:span></text:span>pli<text:span text:style-name="Default_20_Paragraph_20_Font"><text:span text:style-name="T1">quidquid horun</text:span></text:span>r <text:span text:style-name="Default_20_Paragraph_20_Font"><text:span text:style-name="T1">accide-<text:line-break/>rit , mors proxima.</text:span></text:span></text:p>
      <text:p text:style-name="P3">Hic etiam aphorismus in praecedentibus hisce verbis<text:line-break/>pronunciatus est. In fabrae nun C<text:span text:style-name="Default_20_Paragraph_20_Font"><text:span text:style-name="T1">a</text:span></text:span>nter Init tente dt labrum<text:line-break/>aut nasus autltouulus aut fupeaei Ilum. pervertatur,^ fa Ineat<text:line-break/>videat, si noni audiat, i m be c i^Io jam aegroto,, quidquid<text:line-break/>horum acciderit, propinqua mor<text:span text:style-name="T25">s.</text:span></text:p>
      <text:h text:style-name="Heading_20_2" text:outline-level="2"><text:span text:style-name="Default_20_Paragraph_20_Font"><text:span text:style-name="T1">c</text:span></text:span> L<text:span text:style-name="Default_20_Paragraph_20_Font"><text:span text:style-name="T1">i</text:span></text:span><text:tab/>AXXVLl</text:h>
      <text:p text:style-name="P4"><text:span text:style-name="Default_20_Paragraph_20_Font"><text:span text:style-name="T1">Albae p</text:span></text:span>i<text:span text:style-name="Default_20_Paragraph_20_Font"><text:span text:style-name="T1">tuitae hydrops succed</text:span></text:span>a<text:span text:style-name="Default_20_Paragraph_20_Font"><text:span text:style-name="T1">t;. </text:span></text:span>su , . sui t vale?; A</text:p>
      <text:p text:style-name="P65">Quod pronunciatur est hujusmodi^ quibunt plur<text:span text:style-name="Default_20_Paragraph_20_Font"><text:span text:style-name="T1">i</text:span></text:span>ma in<text:line-break/>vasis totoqne corporum habitn<text:span text:style-name="Default_20_Paragraph_20_Font"><text:span text:style-name="T1">s</text:span></text:span>alba pituitae acervata est;<text:line-break/>his leucopblegmatias hydrops supervenit , </text:p>
      <text:h text:style-name="P59" text:outline-level="2">.t L .LX</text:h>
      <text:p text:style-name="Normal"><text:line-break/><text:span text:style-name="Default_20_Paragraph_20_Font"><text:span text:style-name="T1">A diarrhoea, dysenteria.</text:span></text:span></text:p>
      <text:p text:style-name="Normal"><text:span text:style-name="Default_20_Paragraph_20_Font"><text:span text:style-name="T7"/></text:span></text:p>
      <text:p text:style-name="P4">Ex communi videlicet loquendi consuetudine fubau-<text:line-break/>dieudum est <text:span text:style-name="Default_20_Paragraph_20_Font"><text:span text:style-name="T1">supervenit primum</text:span></text:span> abrasis paulatim intestinis,</text:p>
      <text:p text:style-name="P5">deinde malo profundum subeunte ita demum ulceratis.<text:line-break/>Supra vero praeclarius . i in aphorismo^ hunc in modum<text:line-break/>scriptum est: <text:span text:style-name="Default_20_Paragraph_20_Font"><text:span text:style-name="T1">a sincera desect</text:span></text:span>i<text:span text:style-name="Default_20_Paragraph_20_Font"><text:span text:style-name="T1">one d</text:span></text:span>y<text:span text:style-name="Default_20_Paragraph_20_Font"><text:span text:style-name="T1">senter</text:span></text:span>i<text:span text:style-name="Default_20_Paragraph_20_Font"><text:span text:style-name="T1">a</text:span></text:span>, nosqne hune<text:line-break/>aphorismum horum commentariorum- sexto. explicavimus.</text:p>
      <text:h text:style-name="Heading_20_2" text:outline-level="2">LXXVlll.</text:h>
      <text:p text:style-name="Normal">Dy<text:span text:style-name="Default_20_Paragraph_20_Font"><text:span text:style-name="T1">senteriae lienter</text:span></text:span>i<text:span text:style-name="Default_20_Paragraph_20_Font"><text:span text:style-name="T1">a succedit.</text:span></text:span></text:p>
      <text:p text:style-name="P4">Hic etiam aphorismus pars est aphorismi fuperius<text:line-break/>hoc modo pronunciati.. Qui. lienosi dysenteria corripimur<text:line-break/>tur, his supervenientem longam dysenteriam hydrops ex-<text:line-break/>cipit aut lienteria et intereunt. At nos quoque ipfum<text:line-break/><text:span text:style-name="Default_20_Paragraph_20_Font"><text:span text:style-name="T1">t</text:span></text:span>exto commentariorum explanavimus.</text:p>
      <text:h text:style-name="Heading_20_2" text:outline-level="2">LXXlx.</text:h>
      <text:p text:style-name="Normal"><text:span text:style-name="Default_20_Paragraph_20_Font"><text:span text:style-name="T1">A siderati</text:span></text:span>o<text:span text:style-name="Default_20_Paragraph_20_Font"><text:span text:style-name="T1">ne o</text:span></text:span>jsis <text:span text:style-name="Default_20_Paragraph_20_Font"><text:span text:style-name="T1">absce</text:span></text:span>s<text:span text:style-name="Default_20_Paragraph_20_Font"><text:span text:style-name="T1">sus.</text:span></text:span></text:p>
      <text:p text:style-name="P3">Hic quoque ex communi loquutione subaudiendum<text:line-break/>est, <text:span text:style-name="Default_20_Paragraph_20_Font"><text:span text:style-name="T1">superven</text:span></text:span>i<text:span text:style-name="Default_20_Paragraph_20_Font"><text:span text:style-name="T1">e</text:span></text:span>t. Utrum vero ossis sphacelifmum ipsius ossis .<text:line-break/>fequatur abscessus aut circumstantis carnis non manifesta-<text:line-break/>vit. Utrumque tamen vere enunciari potest.</text:p>
      <text:h text:style-name="Heading_20_2" text:outline-level="2">LXXX.</text:h>
      <text:p text:style-name="Normal"><text:span text:style-name="Default_20_Paragraph_20_Font"><text:span text:style-name="T1">A sanguin</text:span></text:span>is <text:span text:style-name="Default_20_Paragraph_20_Font"><text:span text:style-name="T1">vomit</text:span></text:span>i<text:span text:style-name="Default_20_Paragraph_20_Font"><text:span text:style-name="T1">one</text:span></text:span> t<text:span text:style-name="Default_20_Paragraph_20_Font"><text:span text:style-name="T1">abe</text:span></text:span>s <text:span text:style-name="Default_20_Paragraph_20_Font"><text:span text:style-name="T1">e</text:span></text:span>t <text:span text:style-name="Default_20_Paragraph_20_Font"><text:span text:style-name="T1">puri</text:span></text:span>s <text:span text:style-name="Default_20_Paragraph_20_Font"><text:span text:style-name="T1">per superiora purga</text:span></text:span>ti<text:span text:style-name="Default_20_Paragraph_20_Font"><text:span text:style-name="T1">o.</text:span></text:span></text:p>
      <text:p text:style-name="P4"><text:span text:style-name="Default_20_Paragraph_20_Font"><text:span text:style-name="T13">Α</text:span></text:span><text:span text:style-name="Default_20_Paragraph_20_Font"><text:span text:style-name="T9"> </text:span></text:span>phthofi fluxio e capite, a fluxu dierrhoea fuper-.<text:line-break/>nae purgationis retentio, a retentione mors. In complu-<text:line-break/>ricus exemplaribus et apud plurimos interpretes scriptum<text:line-break/>est: a. sanguinis vomitu corruptio. in nonnullis tamen<text:line-break/>codicibus legitur, a sanguinis vomitu phthosi , hoc est<text:line-break/>tabes. Quare videntur haec quoque male collecta esse<text:line-break/>atque ex Hippocrati^ quum multis enunciationlbus perpe-<text:line-break/>ram composita tum maxime ex illis aphorismis : <text:span text:style-name="Default_20_Paragraph_20_Font"><text:span text:style-name="T1">a sen-<text:line-break/>guini</text:span></text:span>s <text:span text:style-name="Default_20_Paragraph_20_Font"><text:span text:style-name="T1">sputo puri</text:span></text:span>s <text:span text:style-name="Default_20_Paragraph_20_Font"><text:span text:style-name="T1">spu</text:span></text:span>t<text:span text:style-name="Default_20_Paragraph_20_Font"><text:span text:style-name="T1">u</text:span></text:span>m <text:span text:style-name="Default_20_Paragraph_20_Font"><text:span text:style-name="T1">e</text:span></text:span>t <text:span text:style-name="Default_20_Paragraph_20_Font"><text:span text:style-name="T1">stuxu</text:span></text:span>s. Quum autem fpu-<text:line-break/>tum retinetur, intereunt.</text:p>
      <text:h text:style-name="P55" text:outline-level="2">LXXXI. T<text:tab/>.</text:h>
      <text:p text:style-name="P1"><text:span text:style-name="Default_20_Paragraph_20_Font"><text:span text:style-name="T1">Qua</text:span></text:span>li<text:span text:style-name="Default_20_Paragraph_20_Font"><text:span text:style-name="T1">a et</text:span></text:span>i<text:span text:style-name="Default_20_Paragraph_20_Font"><text:span text:style-name="T1">am per vesica</text:span></text:span>m <text:span text:style-name="Default_20_Paragraph_20_Font"><text:span text:style-name="T1">et alvu</text:span></text:span>m <text:span text:style-name="Default_20_Paragraph_20_Font"><text:span text:style-name="T1">e</text:span></text:span>t <text:span text:style-name="Default_20_Paragraph_20_Font"><text:span text:style-name="T1">carnes excernun</text:span></text:span>t<text:span text:style-name="Default_20_Paragraph_20_Font"><text:span text:style-name="T1">ur<text:line-break/>e</text:span></text:span>t <text:span text:style-name="Default_20_Paragraph_20_Font"><text:span text:style-name="T1">sicub</text:span></text:span>i <text:span text:style-name="Default_20_Paragraph_20_Font"><text:span text:style-name="T1">al</text:span></text:span>i<text:span text:style-name="Default_20_Paragraph_20_Font"><text:span text:style-name="T1">a</text:span></text:span>s <text:span text:style-name="Default_20_Paragraph_20_Font"><text:span text:style-name="T1">corpus a natura recedat , insp</text:span></text:span>i<text:span text:style-name="Default_20_Paragraph_20_Font"><text:span text:style-name="T1">cere opor-<text:line-break/></text:span></text:span>t<text:span text:style-name="Default_20_Paragraph_20_Font"><text:span text:style-name="T1">et; si paru</text:span></text:span>m <text:span text:style-name="Default_20_Paragraph_20_Font"><text:span text:style-name="T1">parvus, si mu</text:span></text:span>l<text:span text:style-name="Default_20_Paragraph_20_Font"><text:span text:style-name="T1">tu</text:span></text:span>m <text:span text:style-name="Default_20_Paragraph_20_Font"><text:span text:style-name="T1">mal</text:span></text:span>i<text:span text:style-name="Default_20_Paragraph_20_Font"><text:span text:style-name="T1">gnu</text:span></text:span>s, <text:span text:style-name="Default_20_Paragraph_20_Font"><text:span text:style-name="T1">si ad</text:span></text:span>m<text:span text:style-name="Default_20_Paragraph_20_Font"><text:span text:style-name="T1">odu</text:span></text:span>m<text:line-break/>m<text:span text:style-name="Default_20_Paragraph_20_Font"><text:span text:style-name="T1">u</text:span></text:span>l<text:span text:style-name="Default_20_Paragraph_20_Font"><text:span text:style-name="T1">tu</text:span></text:span>m , <text:span text:style-name="Default_20_Paragraph_20_Font"><text:span text:style-name="T1">id hu</text:span></text:span>j<text:span text:style-name="Default_20_Paragraph_20_Font"><text:span text:style-name="T1">us</text:span></text:span>mo<text:span text:style-name="Default_20_Paragraph_20_Font"><text:span text:style-name="T1">d</text:span></text:span>i <text:span text:style-name="Default_20_Paragraph_20_Font"><text:span text:style-name="T1">letale.</text:span></text:span></text:p>
      <text:p text:style-name="P4">Hic postremus. aphorismus in plurimis exemplaribus<text:line-break/>scriptus est; in quibusdam tamen alii .etiam adduntur iis-<text:line-break/>dem ordinibus distincti, quibus et illi, quos ex legitimis<text:line-break/>Hippocrate aphorismis ita esse percensuimus, ut nonnulli<text:line-break/>ipfa dictione, nonnulli praeter pauxillum quiddam et non-<text:line-break/>nulli cum brevi additione iis sint similes, qui ab Hippo-<text:line-break/>crate scripti sunt. Unde neque nos etiamnum ipsius ad-<text:line-break/>dere necessarium duximus. Nam neque is ipse nunc pro-<text:line-break/>positus quidquam habet amplius. quam quod saepenumero<text:line-break/>demonstravit Hippocrates ; et alioquin elocutio<text:span text:style-name="Default_20_Paragraph_20_Font"><text:span text:style-name="T1">n</text:span></text:span>is ratio in<text:line-break/>eo est manifesta. Sed illud: <text:span text:style-name="Default_20_Paragraph_20_Font"><text:span text:style-name="T1">qual</text:span></text:span>i<text:span text:style-name="Default_20_Paragraph_20_Font"><text:span text:style-name="T1">a e</text:span></text:span>ti<text:span text:style-name="Default_20_Paragraph_20_Font"><text:span text:style-name="T1">a</text:span></text:span>m, <text:span text:style-name="Default_20_Paragraph_20_Font"><text:span text:style-name="T1">quae per</text:span></text:span> n<text:span text:style-name="Default_20_Paragraph_20_Font"><text:span text:style-name="T1">est-<text:line-break/>ca</text:span></text:span>m <text:span text:style-name="Default_20_Paragraph_20_Font"><text:span text:style-name="T1">et a</text:span></text:span>l<text:span text:style-name="Default_20_Paragraph_20_Font"><text:span text:style-name="T1">vu</text:span></text:span>m <text:span text:style-name="Default_20_Paragraph_20_Font"><text:span text:style-name="T1">excernuntur</text:span></text:span>, explicationem desiderat. Summa</text:p>
      <text:p text:style-name="P5">tamen, ut dixi, vera esu Si namque parvus a naturali<text:line-break/>statu cujuscunque partis fuerit decessus,. rumorem mor-<text:line-break/>bum, si multus, majorem morbum, si denique admodum<text:line-break/>magnus a natura decessus fiat, letalem ejusmodi morbum<text:line-break/>esse augurandum est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1-20T08:05:00Z</meta:creation-date>
    <dc:date>2023-01-20T10:47:31.028000000</dc:date>
    <meta:editing-cycles>56</meta:editing-cycles>
    <meta:editing-duration>PT1H30M57S</meta:editing-duration>
    <meta:document-statistic meta:table-count="0" meta:image-count="0" meta:object-count="0" meta:page-count="738" meta:paragraph-count="1805" meta:word-count="90781" meta:character-count="631813" meta:non-whitespace-character-count="542820"/>
    <meta:template xlink:type="simple" xlink:actuate="onRequest" xlink:title="" xlink:href="Normal.dotm"/>
  </office:meta>
</office:document-meta>
</file>